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.VnArial" svg:font-family=".VnArial"/>
    <style:font-face style:name="Noto Sans Symbols" svg:font-family="&quot;Noto Sans Symbols&quot;"/>
    <style:font-face style:name="Symbol" svg:font-family="Symbol"/>
    <style:font-face style:name=".VnArialH" svg:font-family=".VnArialH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middle"/>
      <style:text-properties fo:color="#0000FF"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FF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00FF"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fo:color="#0000FF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0000FF"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style:vertical-align="middle" fo:background-color="#C0C0C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FF"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39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37">
      <style:table-cell-properties fo:border-top="thin solid #000000" fo:border-bottom="thin solid #000000" fo:border-left="thin solid #000000" fo:border-right="thin double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1">
      <style:table-cell-properties fo:border-top="thin solid #000000" fo:border-bottom="thin solid #000000" fo:border-left="thin double #000000" fo:border-right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FF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FF"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37">
      <style:table-cell-properties fo:border-top="thin solid #000000" fo:border-bottom="thin solid #000000" fo:border-left="thin solid #000000" fo:border-right="thin double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1">
      <style:table-cell-properties fo:border-top="thin solid #000000" fo:border-bottom="thin solid #000000" fo:border-left="thin double #000000" fo:border-right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3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3" style:family="table-cell" style:parent-style-name="Default" style:data-style-name="N30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4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7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style:font-family-generic="roman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9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style:vertical-align="middle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4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5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6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style:vertical-align="middle" fo:background-color="#C0C0C0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style:vertical-align="middle" fo:background-color="#C0C0C0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Default" style:data-style-name="N0">
      <style:table-cell-properties style:vertical-align="middle" fo:background-color="#C0C0C0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3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66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fo:font-weight="bold" style:font-weight-asian="bold" style:font-weight-complex="bold" style:font-family-generic="roman"/>
    </style:style>
    <style:style style:name="ce68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69" style:family="table-cell" style:parent-style-name="Default" style:data-style-name="N39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0" style:family="table-cell" style:parent-style-name="Default" style:data-style-name="N39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1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fo:font-weight="bold" style:font-weight-asian="bold" style:font-weight-complex="bold" style:font-family-generic="roman"/>
    </style:style>
    <style:style style:name="ce73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fo:color="#008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4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5" style:family="table-cell" style:parent-style-name="Default" style:data-style-name="N30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style:font-family-generic="roman"/>
    </style:style>
    <style:style style:name="ce77" style:family="table-cell" style:parent-style-name="Default" style:data-style-name="N30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style:font-family-generic="roman"/>
    </style:style>
    <style:style style:name="ce78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style:font-family-generic="roman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style:font-family-generic="roman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4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5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Default" style:data-style-name="N2">
      <style:table-cell-properties fo:border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Default" style:data-style-name="N2">
      <style:table-cell-properties fo:border="thin solid #000000" style:vertical-align="middle" fo:background-color="#C0C0C0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2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3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4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5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6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9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98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0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2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03" style:family="table-cell" style:parent-style-name="Default" style:data-style-name="N37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05" style:family="table-cell" style:parent-style-name="Default" style:data-style-name="N37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6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7" style:family="table-cell" style:parent-style-name="Default" style:data-style-name="N13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8" style:family="table-cell" style:parent-style-name="Default" style:data-style-name="N38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9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0" style:family="table-cell" style:parent-style-name="Default" style:data-style-name="N39">
      <style:table-cell-properties style:vertical-align="automatic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13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4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5" style:family="table-cell" style:parent-style-name="Default" style:data-style-name="N37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16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7" style:family="table-cell" style:parent-style-name="Default" style:data-style-name="N37">
      <style:table-cell-properties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Default" style:data-style-name="N37">
      <style:table-cell-properties style:vertical-align="middle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Default" style:data-style-name="N0">
      <style:table-cell-properties fo:border="thin solid #000000" style:vertical-align="middle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fo:font-weight="bold" style:font-weight-asian="bold" style:font-weight-complex="bold" style:font-family-generic="roman"/>
    </style:style>
    <style:style style:name="ce1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style:font-family-generic="roman"/>
    </style:style>
    <style:style style:name="ce1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27" style:family="table-cell" style:parent-style-name="Default" style:data-style-name="N42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8" style:family="table-cell" style:parent-style-name="Default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9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30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2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3" style:family="table-cell" style:parent-style-name="Default" style:data-style-name="N2">
      <style:table-cell-properties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4" style:family="table-cell" style:parent-style-name="Default" style:data-style-name="N37">
      <style:table-cell-properties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5" style:family="table-cell" style:parent-style-name="Default" style:data-style-name="N37">
      <style:table-cell-properties style:vertical-align="middle" fo:background-color="#C0C0C0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6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7" style:family="table-cell" style:parent-style-name="Default" style:data-style-name="N0">
      <style:table-cell-properties style:vertical-align="to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8" style:family="table-cell" style:parent-style-name="Default" style:data-style-name="N2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3" style:family="table-cell" style:parent-style-name="Default" style:data-style-name="N0">
      <style:table-cell-properties style:vertical-align="top" style:rotation-angle="90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6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0" style:family="table-cell" style:parent-style-name="Default" style:data-style-name="N0">
      <style:table-cell-properties style:vertical-align="middle" style:rotation-angle="90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2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5" style:family="table-cell" style:parent-style-name="Default" style:data-style-name="N0">
      <style:table-cell-properties style:vertical-align="middle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6" style:family="table-cell" style:parent-style-name="Default" style:data-style-name="N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8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9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1" style:family="table-cell" style:parent-style-name="Default" style:data-style-name="N2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2" style:family="table-cell" style:parent-style-name="Default" style:data-style-name="N39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3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4" style:family="table-cell" style:parent-style-name="Default" style:data-style-name="N2">
      <style:table-cell-properties style:vertical-align="middle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5" style:family="table-cell" style:parent-style-name="Default" style:data-style-name="N4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6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7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8" style:family="table-cell" style:parent-style-name="Default" style:data-style-name="N0">
      <style:table-cell-properties style:vertical-align="middle"/>
      <style:text-properties fo:color="#FF0000"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style:font-family-generic="roman"/>
    </style:style>
    <style:style style:name="ce169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8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1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2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3" style:family="table-cell" style:parent-style-name="Default" style:data-style-name="N41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5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7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8" style:family="table-cell" style:parent-style-name="Default" style:data-style-name="N39">
      <style:table-cell-properties style:vertical-align="middle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9" style:family="table-cell" style:parent-style-name="Default" style:data-style-name="N37">
      <style:table-cell-properties fo:border="thin solid #000000" style:vertical-align="middle" fo:background-color="#C0C0C0" style:repeat-content="false"/>
      <style:paragraph-properties fo:text-align="center"/>
      <style:text-properties fo:color="#FF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0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color="#FF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1" style:family="table-cell" style:parent-style-name="Default" style:data-style-name="N39">
      <style:table-cell-properties fo:border="thin solid #000000" style:vertical-align="middle" fo:background-color="#C0C0C0" style:repeat-content="false"/>
      <style:paragraph-properties fo:text-align="center"/>
      <style:text-properties fo:color="#FF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2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fo:color="#FF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3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0C0C0" style:repeat-content="false"/>
      <style:paragraph-properties fo:text-align="center"/>
      <style:text-properties fo:color="#FF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5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6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style:font-family-generic="roman"/>
    </style:style>
    <style:style style:name="ce191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fo:background-color="#C0C0C0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style:font-family-generic="roman"/>
    </style:style>
    <style:style style:name="ce192" style:family="table-cell" style:parent-style-name="Default" style:data-style-name="N2">
      <style:table-cell-properties fo:border-top="thin solid #000000" fo:border-bottom="thin solid #000000" fo:border-left="thin solid #000000" fo:border-right="none" style:vertical-align="middle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0C0C0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style:font-family-generic="roman"/>
    </style:style>
    <style:style style:name="ce19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6" style:family="table-cell" style:parent-style-name="Default" style:data-style-name="N37">
      <style:table-cell-properties fo:border-top="thin solid #000000" fo:border-bottom="none" fo:border-left="thin solid #000000" fo:border-right="none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7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background-color="#C0C0C0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9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0" style:family="table-cell" style:parent-style-name="Default" style:data-style-name="N39">
      <style:table-cell-properties fo:border-top="none" fo:border-bottom="none" fo:border-left="thin solid #000000" fo:border-right="none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1" style:family="table-cell" style:parent-style-name="Default" style:data-style-name="N39">
      <style:table-cell-properties fo:border-top="thin solid #000000" fo:border-bottom="none" fo:border-left="thin solid #000000" fo:border-right="none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2" style:family="table-cell" style:parent-style-name="Default" style:data-style-name="N39">
      <style:table-cell-properties fo:border-top="thin solid #000000" fo:border-bottom="none" fo:border-left="none" fo:border-right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3" style:family="table-cell" style:parent-style-name="Default" style:data-style-name="N2">
      <style:table-cell-properties fo:border-top="none" fo:border-bottom="none" fo:border-left="thin solid #000000" fo:border-right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7" style:family="table-cell" style:parent-style-name="Default" style:data-style-name="N39">
      <style:table-cell-properties fo:border-top="none" fo:border-bottom="thin solid #000000" fo:border-left="none" fo:border-right="thin solid #000000" style:vertical-align="middle" fo:background-color="#C0C0C0" style:repeat-content="false"/>
      <style:paragraph-properties fo:text-align="center"/>
      <style:text-properties fo:color="#FF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8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9" style:family="table-cell" style:parent-style-name="Default" style:data-style-name="N1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0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12" style:family="table-cell" style:parent-style-name="Default" style:data-style-name="N2">
      <style:table-cell-properties style:vertical-align="middle" fo:background-color="transparent" style:repeat-content="false"/>
      <style:paragraph-properties fo:text-align="end" fo:margin-right="0cm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4" style:family="table-cell" style:parent-style-name="Default" style:data-style-name="N0">
      <style:table-cell-properties style:vertical-align="middle" fo:background-color="transparent" style:rotation-angle="90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5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otation-angle="90" style:repeat-content="false"/>
      <style:paragraph-properties fo:text-align="end" fo:margin-right="0cm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6" style:family="table-cell" style:parent-style-name="Default" style:data-style-name="N2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7" style:family="table-cell" style:parent-style-name="Default" style:data-style-name="N0">
      <style:table-cell-properties style:vertical-align="top" fo:background-color="transparent" style:rotation-angle="90" style:repeat-content="false"/>
      <style:paragraph-properties fo:text-align="end" fo:margin-right="0cm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8" style:family="table-cell" style:parent-style-name="Default" style:data-style-name="N0">
      <style:table-cell-properties style:vertical-align="middle" fo:background-color="transparent" style:rotation-angle="90" style:repeat-content="false"/>
      <style:paragraph-properties fo:text-align="end" fo:margin-right="0cm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1" style:family="table-cell" style:parent-style-name="Default" style:data-style-name="N2">
      <style:table-cell-properties fo:border="thin solid #000000" style:vertical-align="middle" fo:background-color="transparent" style:repeat-content="false"/>
      <style:paragraph-properties fo:text-align="center"/>
      <style:text-properties fo:color="#008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2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3" style:family="table-cell" style:parent-style-name="Default" style:data-style-name="N0">
      <style:table-cell-properties fo:border="thin solid #000000" fo:background-color="transparent"/>
    </style:style>
    <style:style style:name="ce224" style:family="table-cell" style:parent-style-name="Default" style:data-style-name="N2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5" style:family="table-cell" style:parent-style-name="Default" style:data-style-name="N2">
      <style:table-cell-properties fo:border="thin solid #000000" style:vertical-align="middle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style="italic" style:font-style-asian="italic" style:font-style-complex="italic" style:text-underline-style="solid" style:text-underline-type="single" style:font-family-generic="roman"/>
    </style:style>
    <style:style style:name="ce2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8" style:family="table-cell" style:parent-style-name="Default" style:data-style-name="N1">
      <style:table-cell-properties fo:border="thin solid #000000" style:vertical-align="middle" fo:background-color="#C0C0C0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0" style:family="table-cell" style:parent-style-name="Default" style:data-style-name="N2">
      <style:table-cell-properties fo:border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2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3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7" style:family="table-cell" style:parent-style-name="Default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8" style:family="table-cell" style:parent-style-name="Default" style:data-style-name="N0">
      <style:table-cell-properties style:vertical-align="middle"/>
      <style:text-properties style:font-name=".VnArial" style:font-name-asian=".VnArial" style:font-name-complex=".VnArial"/>
    </style:style>
    <style:style style:name="ce239" style:family="table-cell" style:parent-style-name="Default" style:data-style-name="N0">
      <style:table-cell-properties style:vertical-align="middle" style:rotation-angle="90" style:repeat-content="false"/>
      <style:paragraph-properties fo:text-align="end" fo:margin-right="0cm"/>
      <style:text-properties style:font-name=".VnArial" style:font-name-asian=".VnArial" style:font-name-complex=".VnArial"/>
    </style:style>
    <style:style style:name="ce240" style:family="table-cell" style:parent-style-name="Default" style:data-style-name="N0">
      <style:table-cell-properties style:vertical-align="middle"/>
      <style:text-properties style:font-name=".VnArial" style:font-name-asian=".VnArial" style:font-name-complex=".VnArial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style:rotation-angle="90" style:repeat-content="false"/>
      <style:paragraph-properties fo:text-align="end" fo:margin-right="0cm"/>
      <style:text-properties style:font-name=".VnArial" style:font-name-asian=".VnArial" style:font-name-complex=".VnArial" fo:font-weight="bold" style:font-weight-asian="bold" style:font-weight-complex="bold"/>
    </style:style>
    <style:style style:name="ce24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.VnArial" style:font-name-asian=".VnArial" style:font-name-complex=".VnArial"/>
    </style:style>
    <style:style style:name="ce24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style:font-name=".VnArial" style:font-name-asian=".VnArial" style:font-name-complex=".VnArial" fo:font-weight="bold" style:font-weight-asian="bold" style:font-weight-complex="bold"/>
    </style:style>
    <style:style style:name="ce24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.VnArial" style:font-name-asian=".VnArial" style:font-name-complex=".VnArial"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0000FF" style:font-name=".VnArial" style:font-name-asian=".VnArial" style:font-name-complex=".VnArial" fo:font-weight="bold" style:font-weight-asian="bold" style:font-weight-complex="bold"/>
    </style:style>
    <style:style style:name="ce24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.VnArial" style:font-name-asian=".VnArial" style:font-name-complex=".VnArial"/>
    </style:style>
    <style:style style:name="ce247" style:family="table-cell" style:parent-style-name="Default" style:data-style-name="N0">
      <style:table-cell-properties style:vertical-align="middle"/>
      <style:text-properties style:font-name="Noto Sans Symbols" style:font-name-asian="Noto Sans Symbols" style:font-name-complex="Noto Sans Symbols"/>
    </style:style>
    <style:style style:name="ce24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Noto Sans Symbols" style:font-name-asian="Noto Sans Symbols" style:font-name-complex="Noto Sans Symbols"/>
    </style:style>
    <style:style style:name="ce249" style:family="table-cell" style:parent-style-name="Default" style:data-style-name="N0">
      <style:table-cell-properties style:vertical-align="automatic" style:rotation-angle="90" style:repeat-content="false"/>
      <style:paragraph-properties fo:text-align="end" fo:margin-right="0cm"/>
      <style:text-properties style:font-name=".VnArial" style:font-name-asian=".VnArial" style:font-name-complex=".VnArial" fo:font-weight="bold" style:font-weight-asian="bold" style:font-weight-complex="bold"/>
    </style:style>
    <style:style style:name="ce25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.VnArial" style:font-name-asian=".VnArial" style:font-name-complex=".VnArial"/>
    </style:style>
    <style:style style:name="ce2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.VnArial" style:font-name-asian=".VnArial" style:font-name-complex=".VnArial" fo:font-weight="bold" style:font-weight-asian="bold" style:font-weight-complex="bold"/>
    </style:style>
    <style:style style:name="ce25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.VnArial" style:font-name-asian=".VnArial" style:font-name-complex=".VnArial" fo:font-weight="bold" style:font-weight-asian="bold" style:font-weight-complex="bold"/>
    </style:style>
    <style:style style:name="ce253" style:family="table-cell" style:parent-style-name="Default" style:data-style-name="N0">
      <style:table-cell-properties style:vertical-align="automatic"/>
      <style:text-properties style:font-name=".VnArial" style:font-name-asian=".VnArial" style:font-name-complex=".VnArial" fo:font-size="12pt" style:font-size-asian="12pt" style:font-size-complex="12pt" fo:font-weight="bold" style:font-weight-asian="bold" style:font-weight-complex="bold"/>
    </style:style>
    <style:style style:name="ce25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.VnArial" style:font-name-asian=".VnArial" style:font-name-complex=".VnArial"/>
    </style:style>
    <style:style style:name="ce255" style:family="table-cell" style:parent-style-name="Default" style:data-style-name="N0">
      <style:table-cell-properties style:vertical-align="middle"/>
      <style:text-properties fo:color="#FFFFFF" style:font-name=".VnArial" style:font-name-asian=".VnArial" style:font-name-complex=".VnArial"/>
    </style:style>
    <style:style style:name="ce25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style:font-name=".VnArial" style:font-name-asian=".VnArial" style:font-name-complex=".VnArial" fo:font-weight="bold" style:font-weight-asian="bold" style:font-weight-complex="bold"/>
    </style:style>
    <style:style style:name="ce25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.VnArial" style:font-name-asian=".VnArial" style:font-name-complex=".VnArial"/>
    </style:style>
    <style:style style:name="ce258" style:family="table-cell" style:parent-style-name="Default" style:data-style-name="N0">
      <style:table-cell-properties style:vertical-align="middle"/>
      <style:text-properties style:font-name=".VnArial" style:font-name-asian=".VnArial" style:font-name-complex=".VnArial" fo:font-style="italic" style:font-style-asian="italic" style:font-style-complex="italic"/>
    </style:style>
    <style:style style:name="ce25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.VnArial" style:font-name-asian=".VnArial" style:font-name-complex=".VnArial"/>
    </style:style>
    <style:style style:name="ce260" style:family="table-cell" style:parent-style-name="Default" style:data-style-name="N0">
      <style:table-cell-properties style:vertical-align="automatic"/>
      <style:text-properties style:font-name=".VnArial" style:font-name-asian=".VnArial" style:font-name-complex=".VnArial" fo:font-weight="bold" style:font-weight-asian="bold" style:font-weight-complex="bold"/>
    </style:style>
    <style:style style:name="ce261" style:family="table-cell" style:parent-style-name="Default" style:data-style-name="N0">
      <style:table-cell-properties style:vertical-align="top" style:rotation-angle="90" style:repeat-content="false"/>
      <style:paragraph-properties fo:text-align="end" fo:margin-right="0cm"/>
      <style:text-properties style:font-name=".VnArial" style:font-name-asian=".VnArial" style:font-name-complex=".VnArial" fo:font-weight="bold" style:font-weight-asian="bold" style:font-weight-complex="bold"/>
    </style:style>
    <style:style style:name="ce26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Noto Sans Symbols" style:font-name-asian="Noto Sans Symbols" style:font-name-complex="Noto Sans Symbols"/>
    </style:style>
    <style:style style:name="ce263" style:family="table-cell" style:parent-style-name="Default" style:data-style-name="N0">
      <style:table-cell-properties style:vertical-align="middle"/>
      <style:text-properties style:font-name=".VnArial" style:font-name-asian=".VnArial" style:font-name-complex=".VnArial" fo:font-size="12pt" style:font-size-asian="12pt" style:font-size-complex="12pt"/>
    </style:style>
    <style:style style:name="ce264" style:family="table-cell" style:parent-style-name="Default" style:data-style-name="N0">
      <style:table-cell-properties style:vertical-align="middle"/>
      <style:text-properties style:font-name=".VnArial" style:font-name-asian=".VnArial" style:font-name-complex=".VnArial" fo:font-size="12pt" style:font-size-asian="12pt" style:font-size-complex="12pt" fo:font-style="italic" style:font-style-asian="italic" style:font-style-complex="italic"/>
    </style:style>
    <style:style style:name="ce26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.VnArial" style:font-name-asian=".VnArial" style:font-name-complex=".VnArial" fo:font-size="12pt" style:font-size-asian="12pt" style:font-size-complex="12pt"/>
    </style:style>
    <style:style style:name="ce266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.VnArial" style:font-name-asian=".VnArial" style:font-name-complex=".VnArial" fo:font-size="12pt" style:font-size-asian="12pt" style:font-size-complex="12pt"/>
    </style:style>
    <style:style style:name="ce267" style:family="table-cell" style:parent-style-name="Default" style:data-style-name="N2">
      <style:table-cell-properties style:vertical-align="middle" fo:background-color="transparent" style:repeat-content="false"/>
      <style:paragraph-properties fo:text-align="start" fo:margin-left="0cm"/>
      <style:text-properties style:font-name=".VnArial" style:font-name-asian=".VnArial" style:font-name-complex=".VnArial"/>
    </style:style>
    <style:style style:name="ce268" style:family="table-cell" style:parent-style-name="Default" style:data-style-name="N0">
      <style:table-cell-properties style:vertical-align="middle" fo:background-color="transparent" style:rotation-angle="90" style:repeat-content="false"/>
      <style:paragraph-properties fo:text-align="end" fo:margin-right="0cm"/>
      <style:text-properties style:font-name=".VnArial" style:font-name-asian=".VnArial" style:font-name-complex=".VnArial"/>
    </style:style>
    <style:style style:name="ce26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.VnArial" style:font-name-asian=".VnArial" style:font-name-complex=".VnArial" fo:font-weight="bold" style:font-weight-asian="bold" style:font-weight-complex="bold"/>
    </style:style>
    <style:style style:name="ce27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otation-angle="90" style:repeat-content="false"/>
      <style:paragraph-properties fo:text-align="end" fo:margin-right="0cm"/>
      <style:text-properties fo:color="#0000FF" style:font-name=".VnArial" style:font-name-asian=".VnArial" style:font-name-complex=".VnArial"/>
    </style:style>
    <style:style style:name="ce271" style:family="table-cell" style:parent-style-name="Default" style:data-style-name="N0">
      <style:table-cell-properties style:vertical-align="top" fo:background-color="transparent" style:rotation-angle="90" style:repeat-content="false"/>
      <style:paragraph-properties fo:text-align="end" fo:margin-right="0cm"/>
      <style:text-properties fo:color="#0000FF"/>
    </style:style>
    <style:style style:name="ce272" style:family="table-cell" style:parent-style-name="Default" style:data-style-name="N0">
      <style:table-cell-properties fo:background-color="transparent"/>
    </style:style>
    <style:style style:name="ce27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Noto Sans Symbols" style:font-name-asian="Noto Sans Symbols" style:font-name-complex="Noto Sans Symbols" fo:font-weight="bold" style:font-weight-asian="bold" style:font-weight-complex="bold"/>
    </style:style>
    <style:style style:name="ce27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.VnArial" style:font-name-asian=".VnArial" style:font-name-complex=".VnArial" fo:font-weight="bold" style:font-weight-asian="bold" style:font-weight-complex="bold"/>
    </style:style>
    <style:style style:name="ce275" style:family="table-cell" style:parent-style-name="Default" style:data-style-name="N0">
      <style:table-cell-properties style:vertical-align="middle" fo:background-color="transparent" style:rotation-angle="90" style:repeat-content="false"/>
      <style:paragraph-properties fo:text-align="end" fo:margin-right="0cm"/>
      <style:text-properties style:font-name=".VnArial" style:font-name-asian=".VnArial" style:font-name-complex=".VnArial" fo:font-weight="bold" style:font-weight-asian="bold" style:font-weight-complex="bold"/>
    </style:style>
    <style:style style:name="ce276" style:family="table-cell" style:parent-style-name="Default" style:data-style-name="N0">
      <style:table-cell-properties style:vertical-align="automatic" fo:background-color="transparent" style:rotation-angle="90" style:repeat-content="false"/>
      <style:paragraph-properties fo:text-align="end" fo:margin-right="0cm"/>
      <style:text-properties style:font-name=".VnArial" style:font-name-asian=".VnArial" style:font-name-complex=".VnArial" fo:font-weight="bold" style:font-weight-asian="bold" style:font-weight-complex="bold"/>
    </style:style>
    <style:style style:name="ce277" style:family="table-cell" style:parent-style-name="Default" style:data-style-name="N0">
      <style:table-cell-properties style:vertical-align="middle" fo:background-color="transparent" style:rotation-angle="90" style:repeat-content="false"/>
      <style:paragraph-properties fo:text-align="end" fo:margin-right="0cm"/>
      <style:text-properties style:font-name="Noto Sans Symbols" style:font-name-asian="Noto Sans Symbols" style:font-name-complex="Noto Sans Symbols" fo:font-weight="bold" style:font-weight-asian="bold" style:font-weight-complex="bold"/>
    </style:style>
    <style:style style:name="ce278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.VnArial" style:font-name-asian=".VnArial" style:font-name-complex=".VnArial" fo:font-weight="bold" style:font-weight-asian="bold" style:font-weight-complex="bold"/>
    </style:style>
    <style:style style:name="ce279" style:family="table-cell" style:parent-style-name="Default" style:data-style-name="N0">
      <style:table-cell-properties style:vertical-align="top" fo:background-color="transparent" style:rotation-angle="90" style:repeat-content="false"/>
      <style:paragraph-properties fo:text-align="center"/>
      <style:text-properties style:font-name=".VnArial" style:font-name-asian=".VnArial" style:font-name-complex=".VnArial" fo:font-weight="bold" style:font-weight-asian="bold" style:font-weight-complex="bold"/>
    </style:style>
    <style:style style:name="ce28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.VnArial" style:font-name-asian=".VnArial" style:font-name-complex=".VnArial" fo:font-weight="bold" style:font-weight-asian="bold" style:font-weight-complex="bold"/>
    </style:style>
    <style:style style:name="ce28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5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9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 style:writing-mode="l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5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6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7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1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2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C0C0C0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6" style:family="table-cell" style:parent-style-name="Default" style:data-style-name="N2">
      <style:table-cell-properties fo:border-top="thin solid #000000" fo:border-bottom="none" fo:border-left="none" fo:border-right="none" style:vertical-align="middle" fo:background-color="#C0C0C0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7" style:family="table-cell" style:parent-style-name="Default" style:data-style-name="N2">
      <style:table-cell-properties fo:border-top="thin solid #000000" fo:border-bottom="none" fo:border-left="none" fo:border-right="none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C0C0C0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9" style:family="table-cell" style:parent-style-name="Default" style:data-style-name="N2">
      <style:table-cell-properties fo:border-top="thin solid #000000" fo:border-bottom="none" fo:border-left="none" fo:border-right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C0C0C0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1" style:family="table-cell" style:parent-style-name="Default" style:data-style-name="N37">
      <style:table-cell-properties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2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3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4" style:family="table-cell" style:parent-style-name="Default" style:data-style-name="N37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5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7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9" style:family="table-cell" style:parent-style-name="Default" style:data-style-name="N2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0" style:family="table-cell" style:parent-style-name="Default" style:data-style-name="N2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C0C0C0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4" style:family="table-cell" style:parent-style-name="Default" style:data-style-name="N37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5" style:family="table-cell" style:parent-style-name="Default" style:data-style-name="N2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6" style:family="table-cell" style:parent-style-name="Default" style:data-style-name="N37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7" style:family="table-cell" style:parent-style-name="Default" style:data-style-name="N2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9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0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2" style:family="table-cell" style:parent-style-name="Default" style:data-style-name="N2">
      <style:table-cell-properties fo:border-top="none" fo:border-bottom="none" fo:border-left="none" fo:border-right="thin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8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#C0C0C0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0" style:family="table-cell" style:parent-style-name="Default" style:data-style-name="N37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1" style:family="table-cell" style:parent-style-name="Default" style:data-style-name="N2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2" style:family="table-cell" style:parent-style-name="Default" style:data-style-name="N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FF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8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7" style:family="table-cell" style:parent-style-name="Default" style:data-style-name="N39">
      <style:table-cell-properties fo:border="thin solid #000000" style:vertical-align="middle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CC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2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3" style:family="table-cell" style:parent-style-name="Default" style:data-style-name="N39">
      <style:table-cell-properties fo:border="thin solid #000000" style:vertical-align="middle" fo:background-color="#FFFF99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4" style:family="table-cell" style:parent-style-name="Default" style:data-style-name="N39">
      <style:table-cell-properties fo:border="thin solid #000000" style:vertical-align="middle" fo:background-color="#FFFF99" style:repeat-content="false"/>
      <style:paragraph-properties fo:text-align="center"/>
      <style:text-properties fo:color="#00CC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3366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366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8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9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fo:color="#00CC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0" style:family="table-cell" style:parent-style-name="Default" style:data-style-name="N39">
      <style:table-cell-properties fo:border="thin solid #000000" style:vertical-align="middle" style:repeat-content="false"/>
      <style:paragraph-properties fo:text-align="center"/>
      <style:text-properties fo:color="#00CC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99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2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middle" fo:background-color="#FFFF99" style:repeat-content="false"/>
      <style:paragraph-properties fo:text-align="center"/>
      <style:text-properties fo:color="#FF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3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middle" fo:background-color="#FFFF99" style:repeat-content="false"/>
      <style:paragraph-properties fo:text-align="center"/>
      <style:text-properties fo:color="#00CC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3366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5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6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6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 style:writing-mode="l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37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37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37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7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7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.VnArial" style:font-name-asian=".VnArial" style:font-name-complex=".VnArial" fo:font-size="10pt" style:font-size-asian="10pt" style:font-size-complex="10pt"/>
    </style:style>
    <style:style style:name="ce38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.VnArialH" style:font-name-asian=".VnArialH" style:font-name-complex=".VnArialH" fo:font-size="10pt" style:font-size-asian="10pt" style:font-size-complex="10pt" fo:font-weight="bold" style:font-weight-asian="bold" style:font-weight-complex="bold"/>
    </style:style>
    <style:style style:name="ce38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.VnArial" style:font-name-asian=".VnArial" style:font-name-complex=".VnArial" fo:font-weight="bold" style:font-weight-asian="bold" style:font-weight-complex="bold"/>
    </style:style>
    <style:style style:name="ce3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.VnArial" style:font-name-asian=".VnArial" style:font-name-complex=".VnArial" fo:font-size="10pt" style:font-size-asian="10pt" style:font-size-complex="10pt"/>
    </style:style>
    <style:style style:name="ce38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.VnArial" style:font-name-asian=".VnArial" style:font-name-complex=".VnArial" fo:font-size="10pt" style:font-size-asian="10pt" style:font-size-complex="10pt"/>
    </style:style>
    <style:style style:name="ce3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.VnArial" style:font-name-asian=".VnArial" style:font-name-complex=".VnArial" fo:font-size="10pt" style:font-size-asian="10pt" style:font-size-complex="10pt"/>
    </style:style>
    <style:style style:name="ce38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.VnArial" style:font-name-asian=".VnArial" style:font-name-complex=".VnArial" fo:font-size="10pt" style:font-size-asian="10pt" style:font-size-complex="10pt"/>
    </style:style>
    <style:style style:name="ce38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388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.VnArial" style:font-name-asian=".VnArial" style:font-name-complex=".VnArial" fo:font-size="10pt" style:font-size-asian="10pt" style:font-size-complex="10pt"/>
    </style:style>
    <style:style style:name="ce389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middle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91" style:family="table-cell" style:parent-style-name="Default" style:data-style-name="N0">
      <style:table-cell-properties fo:border-top="thin dotted #000000" fo:border-bottom="thin solid #000000" fo:border-left="thin solid #000000" fo:border-right="thin solid #000000" style:vertical-align="middle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.VnArialH" style:font-name-asian=".VnArialH" style:font-name-complex=".VnArialH" fo:font-size="10pt" style:font-size-asian="10pt" style:font-size-complex="10pt" fo:font-weight="bold" style:font-weight-asian="bold" style:font-weight-complex="bold"/>
    </style:style>
    <style:style style:name="ce39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394" style:family="table-cell" style:parent-style-name="Default" style:data-style-name="N2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9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T1" style:family="text" style:parent-style-name="Default">
      <style:text-properties fo:color="#0000FF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FF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3" style:family="text" style:parent-style-name="Default">
      <style:text-properties fo:color="#0000FF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T4" style:family="text" style:parent-style-name="Default">
      <style:text-properties fo:color="#0000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.VnArial" style:font-name-asian=".VnArial" style:font-name-complex=".Vn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.VnArial" style:font-name-asian=".VnArial" style:font-name-complex=".Vn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2" style:family="text" style:parent-style-name="Default">
      <style:text-properties fo:color="#000000" style:text-line-through-style="none" style:font-name=".VnArial" style:font-name-asian=".VnArial" style:font-name-complex=".Vn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13" style:family="text" style:parent-style-name="Default">
      <style:text-properties fo:color="#000000" style:text-line-through-style="none" style:font-name=".VnArial" style:font-name-asian=".VnArial" style:font-name-complex=".Vn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swiss"/>
    </style:style>
    <style:style style:name="T14" style:family="text" style:parent-style-name="Default">
      <style:text-properties fo:color="#0000FF" style:text-line-through-style="none" style:font-name=".VnArial" style:font-name-asian=".VnArial" style:font-name-complex=".Vn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.VnArial" style:font-name-asian=".VnArial" style:font-name-complex=".Vn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Symbol" style:font-name-asian="Symbol" style:font-name-complex="Symbo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7" style:family="text" style:parent-style-name="Default">
      <style:text-properties fo:color="#0000FF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8" style:family="text" style:parent-style-name="Default">
      <style:text-properties fo:color="#0000FF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roman"/>
    </style:style>
    <style:style style:name="T19" style:family="text" style:parent-style-name="Default">
      <style:text-properties fo:color="#0000FF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roman"/>
    </style:style>
    <style:style style:name="T20" style:family="text" style:parent-style-name="Default">
      <style:text-properties fo:color="#0000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T21" style:family="text" style:parent-style-name="Default">
      <style:text-properties fo:color="#0000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22" style:family="text" style:parent-style-name="Default">
      <style:text-properties fo:color="#000000" style:text-line-through-style="none" style:font-name="Times New Roman" style:font-name-asian="Times New Roman" style:font-name-complex="Times New Roman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3" style:family="text" style:parent-style-name="Default">
      <style:text-properties fo:color="#000000" style:text-line-through-style="none" style:font-name="Times New Roman" style:font-name-asian="Times New Roman" style:font-name-complex="Times New Roman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roman"/>
    </style:style>
    <style:style style:name="T24" style:family="text" style:parent-style-name="Default">
      <style:text-properties fo:color="#008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T2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roman"/>
    </style:style>
    <style:style style:name="T27" style:family="text" style:parent-style-name="Default">
      <style:text-properties fo:color="#000000" style:text-line-through-style="none" style:font-name=".VnArial" style:font-name-asian=".VnArial" style:font-name-complex=".Vn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8" style:family="text" style:parent-style-name="Default">
      <style:text-properties fo:color="#000000" style:text-line-through-style="none" style:font-name=".VnArial" style:font-name-asian=".VnArial" style:font-name-complex=".Vn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29" style:family="text" style:parent-style-name="Default">
      <style:text-properties fo:color="#000000" style:text-line-through-style="none" style:font-name=".VnArial" style:font-name-asian=".VnArial" style:font-name-complex=".Vn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11125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1.08479166666667cm"/>
    </style:style>
    <style:style style:name="co17" style:family="table-column">
      <style:table-column-properties fo:break-before="auto" style:column-width="1.45520833333333cm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style:column-width="1.53458333333333cm"/>
    </style:style>
    <style:style style:name="co20" style:family="table-column">
      <style:table-column-properties fo:break-before="auto" style:column-width="2.43416666666667cm"/>
    </style:style>
    <style:style style:name="co21" style:family="table-column">
      <style:table-column-properties fo:break-before="auto" style:column-width="1.666875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1.29645833333333cm"/>
    </style:style>
    <style:style style:name="co25" style:family="table-column">
      <style:table-column-properties fo:break-before="auto" style:column-width="1.37583333333333cm"/>
    </style:style>
    <style:style style:name="co26" style:family="table-column">
      <style:table-column-properties fo:break-before="auto" style:column-width="1.61395833333333cm"/>
    </style:style>
    <style:style style:name="co27" style:family="table-column">
      <style:table-column-properties fo:break-before="auto" style:column-width="2.98979166666667cm"/>
    </style:style>
    <style:style style:name="co28" style:family="table-column">
      <style:table-column-properties fo:break-before="auto" style:column-width="0.529166666666667cm"/>
    </style:style>
    <style:style style:name="co29" style:family="table-column">
      <style:table-column-properties fo:break-before="auto" style:column-width="0.714375cm"/>
    </style:style>
    <style:style style:name="co30" style:family="table-column">
      <style:table-column-properties fo:break-before="auto" style:column-width="1.24354166666667cm"/>
    </style:style>
    <style:style style:name="co31" style:family="table-column">
      <style:table-column-properties fo:break-before="auto" style:column-width="1.71979166666667cm"/>
    </style:style>
    <style:style style:name="co32" style:family="table-column">
      <style:table-column-properties fo:break-before="auto" style:column-width="0.926041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1.74625cm"/>
    </style:style>
    <style:style style:name="co35" style:family="table-column">
      <style:table-column-properties fo:break-before="auto" style:column-width="1.85208333333333cm"/>
    </style:style>
    <style:style style:name="co36" style:family="table-column">
      <style:table-column-properties fo:break-before="auto" style:column-width="0.449791666666667cm"/>
    </style:style>
    <style:style style:name="co37" style:family="table-column">
      <style:table-column-properties fo:break-before="auto" style:column-width="0.846666666666667cm"/>
    </style:style>
    <style:style style:name="co38" style:family="table-column">
      <style:table-column-properties fo:break-before="auto" style:column-width="1.190625cm"/>
    </style:style>
    <style:style style:name="co39" style:family="table-column">
      <style:table-column-properties fo:break-before="auto" style:column-width="1.825625cm"/>
    </style:style>
    <style:style style:name="co40" style:family="table-column">
      <style:table-column-properties fo:break-before="auto" style:column-width="2.301875cm"/>
    </style:style>
    <style:style style:name="co41" style:family="table-column">
      <style:table-column-properties fo:break-before="auto" style:column-width="2.143125cm"/>
    </style:style>
    <style:style style:name="co42" style:family="table-column">
      <style:table-column-properties fo:break-before="auto" style:column-width="2.56645833333333cm"/>
    </style:style>
    <style:style style:name="co43" style:family="table-column">
      <style:table-column-properties fo:break-before="auto" style:column-width="2.35479166666667cm"/>
    </style:style>
    <style:style style:name="co44" style:family="table-column">
      <style:table-column-properties fo:break-before="auto" style:column-width="7.11729166666667cm"/>
    </style:style>
    <style:style style:name="co45" style:family="table-column">
      <style:table-column-properties fo:break-before="auto" style:column-width="2.48708333333333cm"/>
    </style:style>
    <style:style style:name="co46" style:family="table-column">
      <style:table-column-properties fo:break-before="auto" style:column-width="2.19604166666667cm"/>
    </style:style>
    <style:style style:name="co47" style:family="table-column">
      <style:table-column-properties fo:break-before="auto" style:column-width="1.93145833333333cm"/>
    </style:style>
    <style:style style:name="co48" style:family="table-column">
      <style:table-column-properties fo:break-before="auto" style:column-width="2.06375cm"/>
    </style:style>
    <style:style style:name="co49" style:family="table-column">
      <style:table-column-properties fo:break-before="auto" style:column-width="1.87854166666667cm"/>
    </style:style>
    <style:style style:name="co50" style:family="table-column">
      <style:table-column-properties fo:break-before="auto" style:column-width="1.95791666666667cm"/>
    </style:style>
    <style:style style:name="co51" style:family="table-column">
      <style:table-column-properties fo:break-before="auto" style:column-width="1.5875cm"/>
    </style:style>
    <style:style style:name="co52" style:family="table-column">
      <style:table-column-properties fo:break-before="auto" style:column-width="1.64041666666667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1.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96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24.7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1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6.25pt" style:use-optimal-row-height="false" fo:break-before="auto"/>
    </style:style>
    <style:style style:name="ro16" style:family="table-row">
      <style:table-row-properties style:row-height="4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22.5pt" style:use-optimal-row-height="false" fo:break-before="auto"/>
    </style:style>
    <style:style style:name="ro19" style:family="table-row">
      <style:table-row-properties style:row-height="6.75pt" style:use-optimal-row-height="false" fo:break-before="auto"/>
    </style:style>
    <style:style style:name="ro20" style:family="table-row">
      <style:table-row-properties style:row-height="45pt" style:use-optimal-row-height="false" fo:break-before="auto"/>
    </style:style>
    <style:style style:name="ro21" style:family="table-row">
      <style:table-row-properties style:row-height="60pt" style:use-optimal-row-height="false" fo:break-before="auto"/>
    </style:style>
    <style:style style:name="ro22" style:family="table-row">
      <style:table-row-properties style:row-height="32.25pt" style:use-optimal-row-height="false" fo:break-before="auto"/>
    </style:style>
    <style:style style:name="ro23" style:family="table-row">
      <style:table-row-properties style:row-height="33.75pt" style:use-optimal-row-height="false" fo:break-before="auto"/>
    </style:style>
    <style:style style:name="ro24" style:family="table-row">
      <style:table-row-properties style:row-height="34.5pt" style:use-optimal-row-height="false" fo:break-before="auto"/>
    </style:style>
    <style:style style:name="ro25" style:family="table-row">
      <style:table-row-properties style:row-height="29.25pt" style:use-optimal-row-height="false" fo:break-before="auto"/>
    </style:style>
    <style:style style:name="ro26" style:family="table-row">
      <style:table-row-properties style:row-height="27.75pt" style:use-optimal-row-height="false" fo:break-before="auto"/>
    </style:style>
    <style:style style:name="ro27" style:family="table-row">
      <style:table-row-properties style:row-height="39.75pt" style:use-optimal-row-height="false" fo:break-before="auto"/>
    </style:style>
    <style:style style:name="ro28" style:family="table-row">
      <style:table-row-properties style:row-height="27pt" style:use-optimal-row-height="false" fo:break-before="auto"/>
    </style:style>
    <style:style style:name="ro29" style:family="table-row">
      <style:table-row-properties style:row-height="16.5pt" style:use-optimal-row-height="false" fo:break-before="auto"/>
    </style:style>
    <style:style style:name="ro30" style:family="table-row">
      <style:table-row-properties style:row-height="21.75pt" style:use-optimal-row-height="false" fo:break-before="auto"/>
    </style:style>
    <style:style style:name="ro31" style:family="table-row">
      <style:table-row-properties style:row-height="20.25pt" style:use-optimal-row-height="false" fo:break-before="auto"/>
    </style:style>
    <style:style style:name="ro32" style:family="table-row">
      <style:table-row-properties style:row-height="48pt" style:use-optimal-row-height="false" fo:break-before="auto"/>
    </style:style>
    <style:style style:name="ro33" style:family="table-row">
      <style:table-row-properties style:row-height="49.5pt" style:use-optimal-row-height="false" fo:break-before="auto"/>
    </style:style>
    <style:style style:name="ro34" style:family="table-row">
      <style:table-row-properties style:row-height="42pt" style:use-optimal-row-height="false" fo:break-before="auto"/>
    </style:style>
    <style:style style:name="ro35" style:family="table-row">
      <style:table-row-properties style:row-height="24pt" style:use-optimal-row-height="false" fo:break-before="auto"/>
    </style:style>
    <style:style style:name="ro36" style:family="table-row">
      <style:table-row-properties style:row-height="28.5pt" style:use-optimal-row-height="false" fo:break-before="auto"/>
    </style:style>
    <style:style style:name="ro3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4917in" fo:padding-bottom="0.04917in" fo:padding-left="0.09847in" fo:padding-right="0.09847in" draw:textarea-vertical-align="top" draw:textarea-horizontal-align="left" draw:fill="none" draw:stroke="solid" svg:stroke-width="0.0102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4917in" fo:padding-bottom="0.04917in" fo:padding-left="0.09847in" fo:padding-right="0.09847in" draw:textarea-vertical-align="top" draw:textarea-horizontal-align="left" draw:fill="none" draw:stroke="solid" svg:stroke-width="0.0102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4917in" fo:padding-bottom="0.04917in" fo:padding-left="0.09847in" fo:padding-right="0.09847in" draw:textarea-vertical-align="top" draw:textarea-horizontal-align="left" draw:fill="none" draw:stroke="solid" svg:stroke-width="0.0102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lieuD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0" table:default-cell-style-name="ce1"/>
        <table:table-column table:style-name="co13" table:number-columns-repeated="986" table:default-cell-style-name="ce1"/>
        <table:table-column table:style-name="co14" table:number-columns-repeated="15360" table:default-cell-style-name="ce1"/>
        <table:table-row table:style-name="ro1">
          <table:table-cell office:value-type="string" table:number-columns-spanned="14" table:number-rows-spanned="1" table:style-name="ce39">
            <text:p>Tính chất cơ lý đặc trưng của các lớp đất</text:p>
          </table:table-cell>
          <table:covered-table-cell table:number-columns-repeated="13"/>
          <table:table-cell table:number-columns-repeated="24" table:style-name="ce2"/>
          <table:table-cell table:number-columns-repeated="16346"/>
        </table:table-row>
        <table:table-row table:style-name="ro2" table:visibility="collapse">
          <table:table-cell table:number-columns-repeated="11" table:style-name="ce3"/>
          <table:table-cell table:number-columns-repeated="3" table:style-name="ce4"/>
          <table:table-cell table:number-columns-repeated="24" table:style-name="ce2"/>
          <table:table-cell table:number-columns-repeated="16346"/>
        </table:table-row>
        <table:table-row table:style-name="ro3">
          <table:table-cell office:value-type="string" table:number-columns-spanned="13" table:number-rows-spanned="1" table:style-name="ce393">
            <text:p>Tính chất cơ lý đặc trưng của các lớp đất theo kết quả thí nghiệm SPT</text:p>
          </table:table-cell>
          <table:covered-table-cell table:number-columns-repeated="12"/>
          <table:table-cell office:value-type="string" table:style-name="ce5">
            <text:p>Xuyên tĩnh</text:p>
          </table:table-cell>
          <table:table-cell table:number-columns-repeated="24" table:style-name="ce2"/>
          <table:table-cell table:number-columns-repeated="16346"/>
        </table:table-row>
        <table:table-row table:style-name="ro4">
          <table:table-cell office:value-type="string" table:style-name="ce6">
            <text:p>STT</text:p>
          </table:table-cell>
          <table:table-cell office:value-type="string" table:style-name="ce6">
            <text:p>Lớp đất</text:p>
          </table:table-cell>
          <table:table-cell office:value-type="string" table:style-name="ce6">
            <text:p>Tên lớp đất</text:p>
          </table:table-cell>
          <table:table-cell office:value-type="string" table:style-name="ce7">
            <text:p>Loại đất</text:p>
          </table:table-cell>
          <table:table-cell office:value-type="string" table:style-name="ce8">
            <text:p>Trạng tháI đất</text:p>
          </table:table-cell>
          <table:table-cell office:value-type="string" table:style-name="ce6">
            <text:p>Chiều dày lớp đất</text:p>
            <text:p>li</text:p>
            <text:p>(m)</text:p>
          </table:table-cell>
          <table:table-cell office:value-type="string" table:style-name="ce6">
            <text:p>Dung trọng tự nhiên</text:p>
            <text:p>gw</text:p>
            <text:p>(T/m3)</text:p>
          </table:table-cell>
          <table:table-cell office:value-type="string" table:style-name="ce6">
            <text:p>Độ sệt IL</text:p>
          </table:table-cell>
          <table:table-cell office:value-type="string" table:style-name="ce6">
            <text:p>Góc ma sát trong</text:p>
            <text:p>j</text:p>
            <text:p>(0)</text:p>
          </table:table-cell>
          <table:table-cell office:value-type="string" table:style-name="ce6">
            <text:p>Lực dính liên kết</text:p>
            <text:p>C</text:p>
            <text:p>(T/m2)</text:p>
          </table:table-cell>
          <table:table-cell office:value-type="string" table:style-name="ce6">
            <text:p>R</text:p>
            <text:p>(T/m<text:span text:style-name="T2">2</text:span>)</text:p>
          </table:table-cell>
          <table:table-cell office:value-type="string" table:style-name="ce6">
            <text:p>Mô đun biến dạng</text:p>
            <text:p>E</text:p>
            <text:p>(T/m2)</text:p>
          </table:table-cell>
          <table:table-cell office:value-type="string" table:style-name="ce9">
            <text:p>Sức kháng xuyên</text:p>
            <text:p>(SPT)</text:p>
            <text:p>N</text:p>
          </table:table-cell>
          <table:table-cell office:value-type="string" table:style-name="ce10">
            <text:p>q<text:span text:style-name="T3">ci</text:span></text:p>
            <text:p>(T/m<text:span text:style-name="T2">2</text:span>)</text:p>
          </table:table-cell>
          <table:table-cell office:value-type="string" table:style-name="ce11">
            <text:p>độ s©u</text:p>
          </table:table-cell>
          <table:table-cell table:number-columns-repeated="23" table:style-name="ce2"/>
          <table:table-cell table:number-columns-repeated="16346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string" table:style-name="ce6">
            <text:p>Líp 1</text:p>
          </table:table-cell>
          <table:table-cell office:value-type="string" table:style-name="ce13">
            <text:p>Sét pha màu nâu xám</text:p>
          </table:table-cell>
          <table:table-cell office:value-type="string" table:style-name="ce14">
            <text:p>Sét pha</text:p>
          </table:table-cell>
          <table:table-cell office:value-type="string" office:string-value="Sét cứng vừa" table:formula="of:=IF([solieuDC.P5]=1;&quot;Đất loại sét chảy, bùn&quot;;IF([solieuDC.P5]=2;&quot;Sét cứng vừa&quot;;IF([solieuDC.P5]=3;&quot;Sét cứng&quot;;IF([solieuDC.P5]=4;&quot;Sét rất cứng&quot;;IF([solieuDC.P5]=5;&quot;Cát chảy&quot;;IF([solieuDC.P5]=6;&quot;Cát chặt vừa&quot;;IF([solieuDC.P5]=7;&quot;Cát chặt&quot;;IF([solieuDC.P5]=8;&quot;Cát rất chặt&quot;;&quot;Đá phấn(mềm)&quot;))))))))" table:style-name="ce15">
            <text:p>Sét cứng vừa</text:p>
          </table:table-cell>
          <table:table-cell office:value-type="float" office:value="2.1" table:style-name="ce16">
            <text:p>2,1</text:p>
          </table:table-cell>
          <table:table-cell office:value-type="float" office:value="1.89" table:style-name="ce6">
            <text:p>1,89</text:p>
          </table:table-cell>
          <table:table-cell office:value-type="float" office:value="0.30299999999999999" table:style-name="ce12">
            <text:p>0,303</text:p>
          </table:table-cell>
          <table:table-cell office:value-type="float" office:value="15.7" table:formula="of:=15+42/60" table:style-name="ce12">
            <text:p>15,7</text:p>
          </table:table-cell>
          <table:table-cell office:value-type="float" office:value="0.29830000000000001" table:style-name="ce17">
            <text:p>0,298</text:p>
          </table:table-cell>
          <table:table-cell office:value-type="float" office:value="18" table:style-name="ce12">
            <text:p>18</text:p>
          </table:table-cell>
          <table:table-cell office:value-type="float" office:value="1250" table:style-name="ce18">
            <text:p>1250</text:p>
          </table:table-cell>
          <table:table-cell office:value-type="float" office:value="13" table:style-name="ce19">
            <text:p>13,0</text:p>
          </table:table-cell>
          <table:table-cell office:value-type="float" office:value="250" table:style-name="ce20">
            <text:p>250</text:p>
          </table:table-cell>
          <table:table-cell office:value-type="float" office:value="2.1" table:formula="of:=[.F5]" table:style-name="ce21">
            <text:p>2,1</text:p>
          </table:table-cell>
          <table:table-cell office:value-type="float" office:value="2" table:style-name="ce22">
            <text:p>2</text:p>
          </table:table-cell>
          <table:table-cell office:value-type="string" office:string-value="§Êt lo¹i sÐt ch¶y, bïn" table:formula="of:=[BTraM.Y167]" table:style-name="ce23">
            <text:p>§Êt lo¹i sÐt ch¶y, bïn</text:p>
          </table:table-cell>
          <table:table-cell office:value-type="float" office:value="1" table:formula="of:=[BTraM.AA167]" table:style-name="ce24">
            <text:p>1</text:p>
          </table:table-cell>
          <table:table-cell table:style-name="ce2"/>
          <table:table-cell table:number-columns-repeated="2" table:style-name="ce25"/>
          <table:table-cell table:number-columns-repeated="17" table:style-name="ce2"/>
          <table:table-cell table:number-columns-repeated="16346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6">
            <text:p>Líp 2</text:p>
          </table:table-cell>
          <table:table-cell office:value-type="string" table:style-name="ce6">
            <text:p>Sét màu nâu xám, nâu đỏ lẫn sạn</text:p>
          </table:table-cell>
          <table:table-cell office:value-type="string" table:style-name="ce14">
            <text:p>Sét pha</text:p>
          </table:table-cell>
          <table:table-cell office:value-type="string" office:string-value="Sét cứng vừa" table:formula="of:=IF([solieuDC.P6]=1;&quot;Đất loại sét chảy, bùn&quot;;IF([solieuDC.P6]=2;&quot;Sét cứng vừa&quot;;IF([solieuDC.P6]=3;&quot;Sét cứng&quot;;IF([solieuDC.P6]=4;&quot;Sét rất cứng&quot;;IF([solieuDC.P6]=5;&quot;Cát chảy&quot;;IF([solieuDC.P6]=6;&quot;Cát chặt vừa&quot;;IF([solieuDC.P6]=7;&quot;Cát chặt&quot;;IF([solieuDC.P6]=8;&quot;Cát rất chặt&quot;;&quot;Đá phấn(mềm)&quot;))))))))" table:style-name="ce15">
            <text:p>Sét cứng vừa</text:p>
          </table:table-cell>
          <table:table-cell office:value-type="float" office:value="2.5" table:style-name="ce12">
            <text:p>2,5</text:p>
          </table:table-cell>
          <table:table-cell office:value-type="float" office:value="1.89" table:style-name="ce6">
            <text:p>1,89</text:p>
          </table:table-cell>
          <table:table-cell office:value-type="float" office:value="0.26200000000000001" table:style-name="ce12">
            <text:p>0,262</text:p>
          </table:table-cell>
          <table:table-cell office:value-type="float" office:value="15.75" table:formula="of:=15+45/60" table:style-name="ce12">
            <text:p>15,75</text:p>
          </table:table-cell>
          <table:table-cell office:value-type="float" office:value="0.36840000000000001" table:style-name="ce17">
            <text:p>0,368</text:p>
          </table:table-cell>
          <table:table-cell office:value-type="float" office:value="22" table:style-name="ce12">
            <text:p>22</text:p>
          </table:table-cell>
          <table:table-cell office:value-type="float" office:value="1300" table:style-name="ce18">
            <text:p>1300</text:p>
          </table:table-cell>
          <table:table-cell office:value-type="float" office:value="16" table:style-name="ce19">
            <text:p>16,0</text:p>
          </table:table-cell>
          <table:table-cell office:value-type="float" office:value="250" table:style-name="ce20">
            <text:p>250</text:p>
          </table:table-cell>
          <table:table-cell office:value-type="float" office:value="4.5999999999999996" table:formula="of:=[.O5]+[.F6]" table:style-name="ce21">
            <text:p>4,6</text:p>
          </table:table-cell>
          <table:table-cell office:value-type="float" office:value="2" table:style-name="ce22">
            <text:p>2</text:p>
          </table:table-cell>
          <table:table-cell office:value-type="string" office:string-value="SÐt cøng võa" table:formula="of:=[BTraM.Y168]" table:style-name="ce23">
            <text:p>SÐt cøng võa</text:p>
          </table:table-cell>
          <table:table-cell office:value-type="float" office:value="2" table:formula="of:=[BTraM.AA168]" table:style-name="ce24">
            <text:p>2</text:p>
          </table:table-cell>
          <table:table-cell table:style-name="ce2"/>
          <table:table-cell table:number-columns-repeated="2" table:style-name="ce25"/>
          <table:table-cell table:number-columns-repeated="17" table:style-name="ce2"/>
          <table:table-cell table:number-columns-repeated="16346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6">
            <text:p>Líp 3</text:p>
          </table:table-cell>
          <table:table-cell office:value-type="string" table:style-name="ce6">
            <text:p>Sét màu nâu xám, nâu đỏ lẫn sạn</text:p>
          </table:table-cell>
          <table:table-cell office:value-type="string" table:style-name="ce14">
            <text:p>Sét pha</text:p>
          </table:table-cell>
          <table:table-cell office:value-type="string" office:string-value="Sét cứng vừa" table:formula="of:=IF([solieuDC.P7]=1;&quot;Đất loại sét chảy, bùn&quot;;IF([solieuDC.P7]=2;&quot;Sét cứng vừa&quot;;IF([solieuDC.P7]=3;&quot;Sét cứng&quot;;IF([solieuDC.P7]=4;&quot;Sét rất cứng&quot;;IF([solieuDC.P7]=5;&quot;Cát chảy&quot;;IF([solieuDC.P7]=6;&quot;Cát chặt vừa&quot;;IF([solieuDC.P7]=7;&quot;Cát chặt&quot;;IF([solieuDC.P7]=8;&quot;Cát rất chặt&quot;;&quot;Đá phấn(mềm)&quot;))))))))" table:style-name="ce15">
            <text:p>Sét cứng vừa</text:p>
          </table:table-cell>
          <table:table-cell office:value-type="float" office:value="1.6" table:style-name="ce12">
            <text:p>1,6</text:p>
          </table:table-cell>
          <table:table-cell office:value-type="float" office:value="1.89" table:style-name="ce6">
            <text:p>1,89</text:p>
          </table:table-cell>
          <table:table-cell office:value-type="float" office:value="4.2000000000000003E-2" table:style-name="ce12">
            <text:p>0,042</text:p>
          </table:table-cell>
          <table:table-cell office:value-type="float" office:value="16.399999999999999" table:formula="of:=16+24/60" table:style-name="ce12">
            <text:p>16,4</text:p>
          </table:table-cell>
          <table:table-cell office:value-type="float" office:value="0.44800000000000001" table:style-name="ce17">
            <text:p>0,448</text:p>
          </table:table-cell>
          <table:table-cell office:value-type="float" office:value="32" table:style-name="ce12">
            <text:p>32</text:p>
          </table:table-cell>
          <table:table-cell office:value-type="float" office:value="2220" table:style-name="ce18">
            <text:p>2220</text:p>
          </table:table-cell>
          <table:table-cell office:value-type="float" office:value="23" table:style-name="ce19">
            <text:p>23,0</text:p>
          </table:table-cell>
          <table:table-cell office:value-type="float" office:value="250" table:style-name="ce20">
            <text:p>250</text:p>
          </table:table-cell>
          <table:table-cell office:value-type="float" office:value="6.1999999999999993" table:formula="of:=[.O6]+[.F7]" table:style-name="ce21">
            <text:p>6,2</text:p>
          </table:table-cell>
          <table:table-cell office:value-type="float" office:value="2" table:style-name="ce22">
            <text:p>2</text:p>
          </table:table-cell>
          <table:table-cell office:value-type="string" office:string-value="SÐt cøng" table:formula="of:=[BTraM.Y169]" table:style-name="ce23">
            <text:p>SÐt cøng</text:p>
          </table:table-cell>
          <table:table-cell office:value-type="float" office:value="3" table:formula="of:=[BTraM.AA169]" table:style-name="ce24">
            <text:p>3</text:p>
          </table:table-cell>
          <table:table-cell table:style-name="ce2"/>
          <table:table-cell table:number-columns-repeated="2" table:style-name="ce25"/>
          <table:table-cell table:number-columns-repeated="17" table:style-name="ce2"/>
          <table:table-cell table:number-columns-repeated="16346"/>
        </table:table-row>
        <table:table-row table:style-name="ro5">
          <table:table-cell office:value-type="float" office:value="4" table:style-name="ce12">
            <text:p>4</text:p>
          </table:table-cell>
          <table:table-cell office:value-type="string" table:style-name="ce6">
            <text:p>Líp 4</text:p>
          </table:table-cell>
          <table:table-cell office:value-type="string" table:style-name="ce6">
            <text:p>Sét màu nâu xám, nâu đỏ lẫn sạn</text:p>
          </table:table-cell>
          <table:table-cell office:value-type="string" table:style-name="ce14">
            <text:p>Sét pha</text:p>
          </table:table-cell>
          <table:table-cell office:value-type="string" office:string-value="Sét cứng vừa" table:formula="of:=IF([solieuDC.P8]=1;&quot;Đất loại sét chảy, bùn&quot;;IF([solieuDC.P8]=2;&quot;Sét cứng vừa&quot;;IF([solieuDC.P8]=3;&quot;Sét cứng&quot;;IF([solieuDC.P8]=4;&quot;Sét rất cứng&quot;;IF([solieuDC.P8]=5;&quot;Cát chảy&quot;;IF([solieuDC.P8]=6;&quot;Cát chặt vừa&quot;;IF([solieuDC.P8]=7;&quot;Cát chặt&quot;;IF([solieuDC.P8]=8;&quot;Cát rất chặt&quot;;&quot;Đá phấn(mềm)&quot;))))))))" table:style-name="ce15">
            <text:p>Sét cứng vừa</text:p>
          </table:table-cell>
          <table:table-cell office:value-type="float" office:value="2" table:style-name="ce12">
            <text:p>2</text:p>
          </table:table-cell>
          <table:table-cell office:value-type="float" office:value="1.89" table:style-name="ce6">
            <text:p>1,89</text:p>
          </table:table-cell>
          <table:table-cell office:value-type="float" office:value="4.2000000000000003E-2" table:style-name="ce12">
            <text:p>0,042</text:p>
          </table:table-cell>
          <table:table-cell office:value-type="float" office:value="16.399999999999999" table:formula="of:=16+24/60" table:style-name="ce12">
            <text:p>16,4</text:p>
          </table:table-cell>
          <table:table-cell office:value-type="float" office:value="0.44800000000000001" table:style-name="ce17">
            <text:p>0,448</text:p>
          </table:table-cell>
          <table:table-cell office:value-type="float" office:value="32" table:style-name="ce12">
            <text:p>32</text:p>
          </table:table-cell>
          <table:table-cell office:value-type="float" office:value="2220" table:style-name="ce18">
            <text:p>2220</text:p>
          </table:table-cell>
          <table:table-cell office:value-type="float" office:value="23" table:style-name="ce19">
            <text:p>23,0</text:p>
          </table:table-cell>
          <table:table-cell office:value-type="float" office:value="250" table:style-name="ce20">
            <text:p>250</text:p>
          </table:table-cell>
          <table:table-cell office:value-type="float" office:value="8.1999999999999993" table:formula="of:=[.O7]+[.F8]" table:style-name="ce21">
            <text:p>8,2</text:p>
          </table:table-cell>
          <table:table-cell office:value-type="float" office:value="2" table:style-name="ce22">
            <text:p>2</text:p>
          </table:table-cell>
          <table:table-cell office:value-type="string" office:string-value="SÐt rÊt cøng" table:formula="of:=[BTraM.Y170]" table:style-name="ce23">
            <text:p>SÐt rÊt cøng</text:p>
          </table:table-cell>
          <table:table-cell office:value-type="float" office:value="4" table:formula="of:=[BTraM.AA170]" table:style-name="ce24">
            <text:p>4</text:p>
          </table:table-cell>
          <table:table-cell table:style-name="ce2"/>
          <table:table-cell table:number-columns-repeated="2" table:style-name="ce25"/>
          <table:table-cell table:number-columns-repeated="17" table:style-name="ce2"/>
          <table:table-cell table:number-columns-repeated="16346"/>
        </table:table-row>
        <table:table-row table:style-name="ro5">
          <table:table-cell office:value-type="float" office:value="5" table:style-name="ce12">
            <text:p>5</text:p>
          </table:table-cell>
          <table:table-cell office:value-type="string" table:style-name="ce6">
            <text:p>Líp 5</text:p>
          </table:table-cell>
          <table:table-cell office:value-type="string" table:style-name="ce6">
            <text:p>Sét màu nâu xám, nâu đỏ lẫn sạn</text:p>
          </table:table-cell>
          <table:table-cell office:value-type="string" table:style-name="ce14">
            <text:p>Sét pha</text:p>
          </table:table-cell>
          <table:table-cell office:value-type="string" office:string-value="Sét cứng vừa" table:formula="of:=IF([solieuDC.P9]=1;&quot;Đất loại sét chảy, bùn&quot;;IF([solieuDC.P9]=2;&quot;Sét cứng vừa&quot;;IF([solieuDC.P9]=3;&quot;Sét cứng&quot;;IF([solieuDC.P9]=4;&quot;Sét rất cứng&quot;;IF([solieuDC.P9]=5;&quot;Cát chảy&quot;;IF([solieuDC.P9]=6;&quot;Cát chặt vừa&quot;;IF([solieuDC.P9]=7;&quot;Cát chặt&quot;;IF([solieuDC.P9]=8;&quot;Cát rất chặt&quot;;&quot;Đá phấn(mềm)&quot;))))))))" table:style-name="ce15">
            <text:p>Sét cứng vừa</text:p>
          </table:table-cell>
          <table:table-cell office:value-type="float" office:value="2" table:style-name="ce12">
            <text:p>2</text:p>
          </table:table-cell>
          <table:table-cell office:value-type="float" office:value="1.89" table:style-name="ce6">
            <text:p>1,89</text:p>
          </table:table-cell>
          <table:table-cell office:value-type="float" office:value="4.2000000000000003E-2" table:style-name="ce12">
            <text:p>0,042</text:p>
          </table:table-cell>
          <table:table-cell office:value-type="float" office:value="16.399999999999999" table:formula="of:=16+24/60" table:style-name="ce12">
            <text:p>16,4</text:p>
          </table:table-cell>
          <table:table-cell office:value-type="float" office:value="0.44800000000000001" table:style-name="ce17">
            <text:p>0,448</text:p>
          </table:table-cell>
          <table:table-cell office:value-type="float" office:value="32" table:style-name="ce12">
            <text:p>32</text:p>
          </table:table-cell>
          <table:table-cell office:value-type="float" office:value="2220" table:style-name="ce18">
            <text:p>2220</text:p>
          </table:table-cell>
          <table:table-cell office:value-type="float" office:value="23" table:style-name="ce19">
            <text:p>23,0</text:p>
          </table:table-cell>
          <table:table-cell office:value-type="float" office:value="250" table:style-name="ce20">
            <text:p>250</text:p>
          </table:table-cell>
          <table:table-cell office:value-type="float" office:value="10.199999999999999" table:formula="of:=[.O8]+[.F9]" table:style-name="ce21">
            <text:p>10,2</text:p>
          </table:table-cell>
          <table:table-cell office:value-type="float" office:value="2" table:style-name="ce22">
            <text:p>2</text:p>
          </table:table-cell>
          <table:table-cell office:value-type="string" office:string-value="C¸t ch¶y" table:formula="of:=[BTraM.Y171]" table:style-name="ce23">
            <text:p>C¸t ch¶y</text:p>
          </table:table-cell>
          <table:table-cell office:value-type="float" office:value="5" table:formula="of:=[BTraM.AA171]" table:style-name="ce24">
            <text:p>5</text:p>
          </table:table-cell>
          <table:table-cell table:style-name="ce2"/>
          <table:table-cell table:number-columns-repeated="2" table:style-name="ce25"/>
          <table:table-cell table:number-columns-repeated="17" table:style-name="ce2"/>
          <table:table-cell table:number-columns-repeated="16346"/>
        </table:table-row>
        <table:table-row table:style-name="ro5">
          <table:table-cell office:value-type="float" office:value="6" table:style-name="ce12">
            <text:p>6</text:p>
          </table:table-cell>
          <table:table-cell office:value-type="string" table:style-name="ce6">
            <text:p>Líp 6</text:p>
          </table:table-cell>
          <table:table-cell office:value-type="string" table:style-name="ce6">
            <text:p>Sét pha vàng nhạt, xám trắng</text:p>
          </table:table-cell>
          <table:table-cell office:value-type="string" table:style-name="ce14">
            <text:p>Sét pha</text:p>
          </table:table-cell>
          <table:table-cell office:value-type="string" office:string-value="Sét cứng vừa" table:formula="of:=IF([solieuDC.P10]=1;&quot;Đất loại sét chảy, bùn&quot;;IF([solieuDC.P10]=2;&quot;Sét cứng vừa&quot;;IF([solieuDC.P10]=3;&quot;Sét cứng&quot;;IF([solieuDC.P10]=4;&quot;Sét rất cứng&quot;;IF([solieuDC.P10]=5;&quot;Cát chảy&quot;;IF([solieuDC.P10]=6;&quot;Cát chặt vừa&quot;;IF([solieuDC.P10]=7;&quot;Cát chặt&quot;;IF([solieuDC.P10]=8;&quot;Cát rất chặt&quot;;&quot;Đá phấn(mềm)&quot;))))))))" table:style-name="ce15">
            <text:p>Sét cứng vừa</text:p>
          </table:table-cell>
          <table:table-cell office:value-type="float" office:value="1" table:style-name="ce12">
            <text:p>1</text:p>
          </table:table-cell>
          <table:table-cell office:value-type="float" office:value="1.89" table:style-name="ce6">
            <text:p>1,89</text:p>
          </table:table-cell>
          <table:table-cell office:value-type="float" office:value="0.29799999999999999" table:style-name="ce12">
            <text:p>0,298</text:p>
          </table:table-cell>
          <table:table-cell office:value-type="float" office:value="16.149999999999999" table:formula="of:=16+9/60" table:style-name="ce12">
            <text:p>16,15</text:p>
          </table:table-cell>
          <table:table-cell office:value-type="float" office:value="0.17949999999999999" table:style-name="ce17">
            <text:p>0,180</text:p>
          </table:table-cell>
          <table:table-cell office:value-type="float" office:value="20" table:style-name="ce12">
            <text:p>20</text:p>
          </table:table-cell>
          <table:table-cell office:value-type="float" office:value="1400" table:style-name="ce18">
            <text:p>1400</text:p>
          </table:table-cell>
          <table:table-cell office:value-type="float" office:value="17" table:style-name="ce19">
            <text:p>17,0</text:p>
          </table:table-cell>
          <table:table-cell office:value-type="float" office:value="250" table:style-name="ce20">
            <text:p>250</text:p>
          </table:table-cell>
          <table:table-cell office:value-type="float" office:value="11.2" table:formula="of:=[.O9]+[.F10]" table:style-name="ce21">
            <text:p>11,2</text:p>
          </table:table-cell>
          <table:table-cell office:value-type="float" office:value="2" table:style-name="ce22">
            <text:p>2</text:p>
          </table:table-cell>
          <table:table-cell office:value-type="string" office:string-value="C¸t chÆt võa" table:formula="of:=[BTraM.Y172]" table:style-name="ce23">
            <text:p>C¸t chÆt võa</text:p>
          </table:table-cell>
          <table:table-cell office:value-type="float" office:value="6" table:formula="of:=[BTraM.AA172]" table:style-name="ce24">
            <text:p>6</text:p>
          </table:table-cell>
          <table:table-cell table:style-name="ce2"/>
          <table:table-cell table:number-columns-repeated="2" table:style-name="ce25"/>
          <table:table-cell table:number-columns-repeated="17" table:style-name="ce2"/>
          <table:table-cell table:number-columns-repeated="16346"/>
        </table:table-row>
        <table:table-row table:style-name="ro5">
          <table:table-cell office:value-type="float" office:value="7" table:style-name="ce12">
            <text:p>7</text:p>
          </table:table-cell>
          <table:table-cell office:value-type="string" table:style-name="ce6">
            <text:p>Líp 7</text:p>
          </table:table-cell>
          <table:table-cell office:value-type="string" table:style-name="ce6">
            <text:p>Cát hạt nhỏ đến hạt vừa màu vàng nhạt</text:p>
          </table:table-cell>
          <table:table-cell office:value-type="string" table:style-name="ce14">
            <text:p>Cát mịn</text:p>
          </table:table-cell>
          <table:table-cell office:value-type="string" office:string-value="Cát chặt vừa" table:formula="of:=IF([solieuDC.P11]=1;&quot;Đất loại sét chảy, bùn&quot;;IF([solieuDC.P11]=2;&quot;Sét cứng vừa&quot;;IF([solieuDC.P11]=3;&quot;Sét cứng&quot;;IF([solieuDC.P11]=4;&quot;Sét rất cứng&quot;;IF([solieuDC.P11]=5;&quot;Cát chảy&quot;;IF([solieuDC.P11]=6;&quot;Cát chặt vừa&quot;;IF([solieuDC.P11]=7;&quot;Cát chặt&quot;;IF([solieuDC.P11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89" table:style-name="ce6">
            <text:p>1,89</text:p>
          </table:table-cell>
          <table:table-cell table:style-name="ce12"/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2">
            <text:p>21</text:p>
          </table:table-cell>
          <table:table-cell office:value-type="float" office:value="1200" table:style-name="ce18">
            <text:p>1200</text:p>
          </table:table-cell>
          <table:table-cell office:value-type="float" office:value="18" table:style-name="ce19">
            <text:p>18,0</text:p>
          </table:table-cell>
          <table:table-cell office:value-type="float" office:value="600" table:style-name="ce20">
            <text:p>600</text:p>
          </table:table-cell>
          <table:table-cell office:value-type="float" office:value="13.2" table:formula="of:=[.O10]+[.F11]" table:style-name="ce21">
            <text:p>13,2</text:p>
          </table:table-cell>
          <table:table-cell office:value-type="float" office:value="6" table:style-name="ce22">
            <text:p>6</text:p>
          </table:table-cell>
          <table:table-cell office:value-type="string" office:string-value="C¸t chÆt" table:formula="of:=[BTraM.Y173]" table:style-name="ce23">
            <text:p>C¸t chÆt</text:p>
          </table:table-cell>
          <table:table-cell office:value-type="float" office:value="7" table:formula="of:=[BTraM.AA173]" table:style-name="ce24">
            <text:p>7</text:p>
          </table:table-cell>
          <table:table-cell table:style-name="ce2"/>
          <table:table-cell table:number-columns-repeated="2" table:style-name="ce25"/>
          <table:table-cell table:number-columns-repeated="17" table:style-name="ce2"/>
          <table:table-cell table:number-columns-repeated="16346"/>
        </table:table-row>
        <table:table-row table:style-name="ro5">
          <table:table-cell office:value-type="float" office:value="8" table:style-name="ce12">
            <text:p>8</text:p>
          </table:table-cell>
          <table:table-cell office:value-type="string" table:style-name="ce6">
            <text:p>Líp 8</text:p>
          </table:table-cell>
          <table:table-cell office:value-type="string" table:style-name="ce6">
            <text:p>Cát hạt nhỏ đến hạt vừa màu vàng nhạt</text:p>
          </table:table-cell>
          <table:table-cell office:value-type="string" table:style-name="ce14">
            <text:p>Cát mịn</text:p>
          </table:table-cell>
          <table:table-cell office:value-type="string" office:string-value="Cát chặt vừa" table:formula="of:=IF([solieuDC.P12]=1;&quot;Đất loại sét chảy, bùn&quot;;IF([solieuDC.P12]=2;&quot;Sét cứng vừa&quot;;IF([solieuDC.P12]=3;&quot;Sét cứng&quot;;IF([solieuDC.P12]=4;&quot;Sét rất cứng&quot;;IF([solieuDC.P12]=5;&quot;Cát chảy&quot;;IF([solieuDC.P12]=6;&quot;Cát chặt vừa&quot;;IF([solieuDC.P12]=7;&quot;Cát chặt&quot;;IF([solieuDC.P12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89" table:style-name="ce6">
            <text:p>1,89</text:p>
          </table:table-cell>
          <table:table-cell table:style-name="ce12"/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2">
            <text:p>21</text:p>
          </table:table-cell>
          <table:table-cell office:value-type="float" office:value="1200" table:style-name="ce18">
            <text:p>1200</text:p>
          </table:table-cell>
          <table:table-cell office:value-type="float" office:value="18" table:style-name="ce19">
            <text:p>18,0</text:p>
          </table:table-cell>
          <table:table-cell office:value-type="float" office:value="600" table:style-name="ce20">
            <text:p>600</text:p>
          </table:table-cell>
          <table:table-cell office:value-type="float" office:value="15.2" table:formula="of:=[.O11]+[.F12]" table:style-name="ce21">
            <text:p>15,2</text:p>
          </table:table-cell>
          <table:table-cell office:value-type="float" office:value="6" table:style-name="ce22">
            <text:p>6</text:p>
          </table:table-cell>
          <table:table-cell office:value-type="string" office:string-value="C¸t rÊt chÆt" table:formula="of:=[BTraM.Y174]" table:style-name="ce23">
            <text:p>C¸t rÊt chÆt</text:p>
          </table:table-cell>
          <table:table-cell office:value-type="float" office:value="8" table:formula="of:=[BTraM.AA174]" table:style-name="ce24">
            <text:p>8</text:p>
          </table:table-cell>
          <table:table-cell table:style-name="ce2"/>
          <table:table-cell table:number-columns-repeated="2" table:style-name="ce25"/>
          <table:table-cell table:number-columns-repeated="17" table:style-name="ce2"/>
          <table:table-cell table:number-columns-repeated="16346"/>
        </table:table-row>
        <table:table-row table:style-name="ro5">
          <table:table-cell office:value-type="float" office:value="9" table:style-name="ce26">
            <text:p>9</text:p>
          </table:table-cell>
          <table:table-cell office:value-type="string" table:style-name="ce27">
            <text:p>Líp 9</text:p>
          </table:table-cell>
          <table:table-cell office:value-type="string" table:style-name="ce27">
            <text:p>Cát hạt nhỏ đến hạt vừa màu vàng nhạt</text:p>
          </table:table-cell>
          <table:table-cell office:value-type="string" table:style-name="ce14">
            <text:p>Cát mịn</text:p>
          </table:table-cell>
          <table:table-cell office:value-type="string" office:string-value="Cát chặt vừa" table:formula="of:=IF([solieuDC.P13]=1;&quot;Đất loại sét chảy, bùn&quot;;IF([solieuDC.P13]=2;&quot;Sét cứng vừa&quot;;IF([solieuDC.P13]=3;&quot;Sét cứng&quot;;IF([solieuDC.P13]=4;&quot;Sét rất cứng&quot;;IF([solieuDC.P13]=5;&quot;Cát chảy&quot;;IF([solieuDC.P13]=6;&quot;Cát chặt vừa&quot;;IF([solieuDC.P13]=7;&quot;Cát chặt&quot;;IF([solieuDC.P13]=8;&quot;Cát rất chặt&quot;;&quot;Đá phấn(mềm)&quot;))))))))" table:style-name="ce15">
            <text:p>Cát chặt vừa</text:p>
          </table:table-cell>
          <table:table-cell office:value-type="float" office:value="2" table:style-name="ce26">
            <text:p>2</text:p>
          </table:table-cell>
          <table:table-cell office:value-type="float" office:value="1.89" table:style-name="ce6">
            <text:p>1,89</text:p>
          </table:table-cell>
          <table:table-cell table:style-name="ce26"/>
          <table:table-cell office:value-type="float" office:value="30" table:style-name="ce26">
            <text:p>30</text:p>
          </table:table-cell>
          <table:table-cell office:value-type="float" office:value="0" table:style-name="ce26">
            <text:p>0</text:p>
          </table:table-cell>
          <table:table-cell office:value-type="float" office:value="21" table:style-name="ce26">
            <text:p>21</text:p>
          </table:table-cell>
          <table:table-cell office:value-type="float" office:value="1200" table:style-name="ce28">
            <text:p>1200</text:p>
          </table:table-cell>
          <table:table-cell office:value-type="float" office:value="18" table:style-name="ce29">
            <text:p>18,0</text:p>
          </table:table-cell>
          <table:table-cell office:value-type="float" office:value="600" table:style-name="ce30">
            <text:p>600</text:p>
          </table:table-cell>
          <table:table-cell office:value-type="float" office:value="17.2" table:formula="of:=[.O12]+[.F13]" table:style-name="ce21">
            <text:p>17,2</text:p>
          </table:table-cell>
          <table:table-cell office:value-type="float" office:value="6" table:style-name="ce22">
            <text:p>6</text:p>
          </table:table-cell>
          <table:table-cell office:value-type="string" office:string-value="§¸ phÊn (mÒm)" table:formula="of:=[BTraM.Y175]" table:style-name="ce23">
            <text:p>§¸ phÊn (mÒm)</text:p>
          </table:table-cell>
          <table:table-cell office:value-type="float" office:value="9" table:formula="of:=[BTraM.AA175]" table:style-name="ce24">
            <text:p>9</text:p>
          </table:table-cell>
          <table:table-cell table:style-name="ce2"/>
          <table:table-cell table:number-columns-repeated="2" table:style-name="ce25"/>
          <table:table-cell table:number-columns-repeated="17" table:style-name="ce2"/>
          <table:table-cell table:number-columns-repeated="16346"/>
        </table:table-row>
        <table:table-row table:style-name="ro6">
          <table:table-cell office:value-type="float" office:value="10" table:style-name="ce12">
            <text:p>10</text:p>
          </table:table-cell>
          <table:table-cell office:value-type="string" table:style-name="ce6">
            <text:p>Líp 10</text:p>
          </table:table-cell>
          <table:table-cell office:value-type="string" table:style-name="ce6">
            <text:p>C¸t h¹t nhá ®Õn h¹t võa mµu vµng nh¹t</text:p>
          </table:table-cell>
          <table:table-cell office:value-type="string" table:style-name="ce14">
            <text:p>C¸t mÞn</text:p>
          </table:table-cell>
          <table:table-cell office:value-type="string" office:string-value="Cát chặt vừa" table:formula="of:=IF([solieuDC.P14]=1;&quot;Đất loại sét chảy, bùn&quot;;IF([solieuDC.P14]=2;&quot;Sét cứng vừa&quot;;IF([solieuDC.P14]=3;&quot;Sét cứng&quot;;IF([solieuDC.P14]=4;&quot;Sét rất cứng&quot;;IF([solieuDC.P14]=5;&quot;Cát chảy&quot;;IF([solieuDC.P14]=6;&quot;Cát chặt vừa&quot;;IF([solieuDC.P14]=7;&quot;Cát chặt&quot;;IF([solieuDC.P14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style-name="ce12"/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2">
            <text:p>21</text:p>
          </table:table-cell>
          <table:table-cell office:value-type="float" office:value="1200" table:style-name="ce18">
            <text:p>1200</text:p>
          </table:table-cell>
          <table:table-cell office:value-type="float" office:value="18" table:style-name="ce19">
            <text:p>18,0</text:p>
          </table:table-cell>
          <table:table-cell office:value-type="float" office:value="600" table:style-name="ce20">
            <text:p>600</text:p>
          </table:table-cell>
          <table:table-cell office:value-type="float" office:value="19.2" table:formula="of:=[.O13]+[.F14]" table:style-name="ce21">
            <text:p>19,2</text:p>
          </table:table-cell>
          <table:table-cell office:value-type="float" office:value="6" table:style-name="ce22">
            <text:p>6</text:p>
          </table:table-cell>
          <table:table-cell office:value-type="string" office:string-value="§¸ phÊn phong ho¸, m¶nh vôn" table:formula="of:=[BTraM.Y176]" table:style-name="ce23">
            <text:p>§¸ phÊn phong ho¸, m¶nh vôn</text:p>
          </table:table-cell>
          <table:table-cell office:value-type="float" office:value="10" table:formula="of:=[BTraM.AA176]" table:style-name="ce24">
            <text:p>10</text:p>
          </table:table-cell>
          <table:table-cell table:style-name="ce2"/>
          <table:table-cell table:number-columns-repeated="2" table:style-name="ce25"/>
          <table:table-cell table:number-columns-repeated="17" table:style-name="ce2"/>
          <table:table-cell table:number-columns-repeated="16346"/>
        </table:table-row>
        <table:table-row table:style-name="ro5">
          <table:table-cell office:value-type="float" office:value="11" table:style-name="ce12">
            <text:p>11</text:p>
          </table:table-cell>
          <table:table-cell office:value-type="string" table:style-name="ce6">
            <text:p>Líp 11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15]=1;&quot;Đất loại sét chảy, bùn&quot;;IF([solieuDC.P15]=2;&quot;Sét cứng vừa&quot;;IF([solieuDC.P15]=3;&quot;Sét cứng&quot;;IF([solieuDC.P15]=4;&quot;Sét rất cứng&quot;;IF([solieuDC.P15]=5;&quot;Cát chảy&quot;;IF([solieuDC.P15]=6;&quot;Cát chặt vừa&quot;;IF([solieuDC.P15]=7;&quot;Cát chặt&quot;;IF([solieuDC.P15]=8;&quot;Cát rất chặt&quot;;&quot;Đá phấn(mềm)&quot;))))))))" table:style-name="ce15">
            <text:p>Cát chặt vừa</text:p>
          </table:table-cell>
          <table:table-cell office:value-type="float" office:value="2" table:style-name="ce6">
            <text:p>2</text:p>
          </table:table-cell>
          <table:table-cell office:value-type="float" office:value="1.94" table:style-name="ce6">
            <text:p>1,94</text:p>
          </table:table-cell>
          <table:table-cell table:style-name="ce12"/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21.2" table:formula="of:=[.O14]+[.F15]" table:style-name="ce21">
            <text:p>21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12" table:style-name="ce12">
            <text:p>12</text:p>
          </table:table-cell>
          <table:table-cell office:value-type="string" table:style-name="ce6">
            <text:p>Líp 12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16]=1;&quot;Đất loại sét chảy, bùn&quot;;IF([solieuDC.P16]=2;&quot;Sét cứng vừa&quot;;IF([solieuDC.P16]=3;&quot;Sét cứng&quot;;IF([solieuDC.P16]=4;&quot;Sét rất cứng&quot;;IF([solieuDC.P16]=5;&quot;Cát chảy&quot;;IF([solieuDC.P16]=6;&quot;Cát chặt vừa&quot;;IF([solieuDC.P16]=7;&quot;Cát chặt&quot;;IF([solieuDC.P16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style-name="ce12"/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23.2" table:formula="of:=[.O15]+[.F16]" table:style-name="ce21">
            <text:p>23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13" table:style-name="ce12">
            <text:p>13</text:p>
          </table:table-cell>
          <table:table-cell office:value-type="string" table:style-name="ce6">
            <text:p>Líp 13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17]=1;&quot;Đất loại sét chảy, bùn&quot;;IF([solieuDC.P17]=2;&quot;Sét cứng vừa&quot;;IF([solieuDC.P17]=3;&quot;Sét cứng&quot;;IF([solieuDC.P17]=4;&quot;Sét rất cứng&quot;;IF([solieuDC.P17]=5;&quot;Cát chảy&quot;;IF([solieuDC.P17]=6;&quot;Cát chặt vừa&quot;;IF([solieuDC.P17]=7;&quot;Cát chặt&quot;;IF([solieuDC.P17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style-name="ce12"/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25.2" table:formula="of:=[.O16]+[.F17]" table:style-name="ce21">
            <text:p>25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14" table:style-name="ce12">
            <text:p>14</text:p>
          </table:table-cell>
          <table:table-cell office:value-type="string" table:style-name="ce6">
            <text:p>Líp 14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18]=1;&quot;Đất loại sét chảy, bùn&quot;;IF([solieuDC.P18]=2;&quot;Sét cứng vừa&quot;;IF([solieuDC.P18]=3;&quot;Sét cứng&quot;;IF([solieuDC.P18]=4;&quot;Sét rất cứng&quot;;IF([solieuDC.P18]=5;&quot;Cát chảy&quot;;IF([solieuDC.P18]=6;&quot;Cát chặt vừa&quot;;IF([solieuDC.P18]=7;&quot;Cát chặt&quot;;IF([solieuDC.P18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style-name="ce12"/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27.2" table:formula="of:=[.O17]+[.F18]" table:style-name="ce21">
            <text:p>27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15" table:style-name="ce12">
            <text:p>15</text:p>
          </table:table-cell>
          <table:table-cell office:value-type="string" table:style-name="ce6">
            <text:p>Líp 15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19]=1;&quot;Đất loại sét chảy, bùn&quot;;IF([solieuDC.P19]=2;&quot;Sét cứng vừa&quot;;IF([solieuDC.P19]=3;&quot;Sét cứng&quot;;IF([solieuDC.P19]=4;&quot;Sét rất cứng&quot;;IF([solieuDC.P19]=5;&quot;Cát chảy&quot;;IF([solieuDC.P19]=6;&quot;Cát chặt vừa&quot;;IF([solieuDC.P19]=7;&quot;Cát chặt&quot;;IF([solieuDC.P19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style-name="ce12"/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29.2" table:formula="of:=[.O18]+[.F19]" table:style-name="ce21">
            <text:p>29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16" table:style-name="ce12">
            <text:p>16</text:p>
          </table:table-cell>
          <table:table-cell office:value-type="string" table:style-name="ce6">
            <text:p>Líp 16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20]=1;&quot;Đất loại sét chảy, bùn&quot;;IF([solieuDC.P20]=2;&quot;Sét cứng vừa&quot;;IF([solieuDC.P20]=3;&quot;Sét cứng&quot;;IF([solieuDC.P20]=4;&quot;Sét rất cứng&quot;;IF([solieuDC.P20]=5;&quot;Cát chảy&quot;;IF([solieuDC.P20]=6;&quot;Cát chặt vừa&quot;;IF([solieuDC.P20]=7;&quot;Cát chặt&quot;;IF([solieuDC.P20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1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31.2" table:formula="of:=[.O19]+[.F20]" table:style-name="ce21">
            <text:p>31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17" table:style-name="ce12">
            <text:p>17</text:p>
          </table:table-cell>
          <table:table-cell office:value-type="string" table:style-name="ce6">
            <text:p>Líp 17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21]=1;&quot;Đất loại sét chảy, bùn&quot;;IF([solieuDC.P21]=2;&quot;Sét cứng vừa&quot;;IF([solieuDC.P21]=3;&quot;Sét cứng&quot;;IF([solieuDC.P21]=4;&quot;Sét rất cứng&quot;;IF([solieuDC.P21]=5;&quot;Cát chảy&quot;;IF([solieuDC.P21]=6;&quot;Cát chặt vừa&quot;;IF([solieuDC.P21]=7;&quot;Cát chặt&quot;;IF([solieuDC.P21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1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33.200000000000003" table:formula="of:=[.O20]+[.F21]" table:style-name="ce21">
            <text:p>33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18" table:style-name="ce12">
            <text:p>18</text:p>
          </table:table-cell>
          <table:table-cell office:value-type="string" table:style-name="ce6">
            <text:p>Líp 18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22]=1;&quot;Đất loại sét chảy, bùn&quot;;IF([solieuDC.P22]=2;&quot;Sét cứng vừa&quot;;IF([solieuDC.P22]=3;&quot;Sét cứng&quot;;IF([solieuDC.P22]=4;&quot;Sét rất cứng&quot;;IF([solieuDC.P22]=5;&quot;Cát chảy&quot;;IF([solieuDC.P22]=6;&quot;Cát chặt vừa&quot;;IF([solieuDC.P22]=7;&quot;Cát chặt&quot;;IF([solieuDC.P22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1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35.200000000000003" table:formula="of:=[.O21]+[.F22]" table:style-name="ce21">
            <text:p>35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19" table:style-name="ce12">
            <text:p>19</text:p>
          </table:table-cell>
          <table:table-cell office:value-type="string" table:style-name="ce6">
            <text:p>Líp 19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23]=1;&quot;Đất loại sét chảy, bùn&quot;;IF([solieuDC.P23]=2;&quot;Sét cứng vừa&quot;;IF([solieuDC.P23]=3;&quot;Sét cứng&quot;;IF([solieuDC.P23]=4;&quot;Sét rất cứng&quot;;IF([solieuDC.P23]=5;&quot;Cát chảy&quot;;IF([solieuDC.P23]=6;&quot;Cát chặt vừa&quot;;IF([solieuDC.P23]=7;&quot;Cát chặt&quot;;IF([solieuDC.P23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1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37.200000000000003" table:formula="of:=[.O22]+[.F23]" table:style-name="ce21">
            <text:p>37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20" table:style-name="ce12">
            <text:p>20</text:p>
          </table:table-cell>
          <table:table-cell office:value-type="string" table:style-name="ce6">
            <text:p>Líp 20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24]=1;&quot;Đất loại sét chảy, bùn&quot;;IF([solieuDC.P24]=2;&quot;Sét cứng vừa&quot;;IF([solieuDC.P24]=3;&quot;Sét cứng&quot;;IF([solieuDC.P24]=4;&quot;Sét rất cứng&quot;;IF([solieuDC.P24]=5;&quot;Cát chảy&quot;;IF([solieuDC.P24]=6;&quot;Cát chặt vừa&quot;;IF([solieuDC.P24]=7;&quot;Cát chặt&quot;;IF([solieuDC.P24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1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39.200000000000003" table:formula="of:=[.O23]+[.F24]" table:style-name="ce21">
            <text:p>39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21" table:style-name="ce12">
            <text:p>21</text:p>
          </table:table-cell>
          <table:table-cell office:value-type="string" table:style-name="ce6">
            <text:p>Líp 21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25]=1;&quot;Đất loại sét chảy, bùn&quot;;IF([solieuDC.P25]=2;&quot;Sét cứng vừa&quot;;IF([solieuDC.P25]=3;&quot;Sét cứng&quot;;IF([solieuDC.P25]=4;&quot;Sét rất cứng&quot;;IF([solieuDC.P25]=5;&quot;Cát chảy&quot;;IF([solieuDC.P25]=6;&quot;Cát chặt vừa&quot;;IF([solieuDC.P25]=7;&quot;Cát chặt&quot;;IF([solieuDC.P25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1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41.2" table:formula="of:=[.O24]+[.F25]" table:style-name="ce21">
            <text:p>41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22" table:style-name="ce12">
            <text:p>22</text:p>
          </table:table-cell>
          <table:table-cell office:value-type="string" table:style-name="ce6">
            <text:p>Líp 22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26]=1;&quot;Đất loại sét chảy, bùn&quot;;IF([solieuDC.P26]=2;&quot;Sét cứng vừa&quot;;IF([solieuDC.P26]=3;&quot;Sét cứng&quot;;IF([solieuDC.P26]=4;&quot;Sét rất cứng&quot;;IF([solieuDC.P26]=5;&quot;Cát chảy&quot;;IF([solieuDC.P26]=6;&quot;Cát chặt vừa&quot;;IF([solieuDC.P26]=7;&quot;Cát chặt&quot;;IF([solieuDC.P26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1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43.2" table:formula="of:=[.O25]+[.F26]" table:style-name="ce21">
            <text:p>43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23" table:style-name="ce12">
            <text:p>23</text:p>
          </table:table-cell>
          <table:table-cell office:value-type="string" table:style-name="ce6">
            <text:p>Líp 23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27]=1;&quot;Đất loại sét chảy, bùn&quot;;IF([solieuDC.P27]=2;&quot;Sét cứng vừa&quot;;IF([solieuDC.P27]=3;&quot;Sét cứng&quot;;IF([solieuDC.P27]=4;&quot;Sét rất cứng&quot;;IF([solieuDC.P27]=5;&quot;Cát chảy&quot;;IF([solieuDC.P27]=6;&quot;Cát chặt vừa&quot;;IF([solieuDC.P27]=7;&quot;Cát chặt&quot;;IF([solieuDC.P27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1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45.2" table:formula="of:=[.O26]+[.F27]" table:style-name="ce21">
            <text:p>45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24" table:style-name="ce12">
            <text:p>24</text:p>
          </table:table-cell>
          <table:table-cell office:value-type="string" table:style-name="ce6">
            <text:p>Líp 24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28]=1;&quot;Đất loại sét chảy, bùn&quot;;IF([solieuDC.P28]=2;&quot;Sét cứng vừa&quot;;IF([solieuDC.P28]=3;&quot;Sét cứng&quot;;IF([solieuDC.P28]=4;&quot;Sét rất cứng&quot;;IF([solieuDC.P28]=5;&quot;Cát chảy&quot;;IF([solieuDC.P28]=6;&quot;Cát chặt vừa&quot;;IF([solieuDC.P28]=7;&quot;Cát chặt&quot;;IF([solieuDC.P28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2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47.2" table:formula="of:=[.O27]+[.F28]" table:style-name="ce21">
            <text:p>47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25" table:style-name="ce12">
            <text:p>25</text:p>
          </table:table-cell>
          <table:table-cell office:value-type="string" table:style-name="ce6">
            <text:p>Líp 25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29]=1;&quot;Đất loại sét chảy, bùn&quot;;IF([solieuDC.P29]=2;&quot;Sét cứng vừa&quot;;IF([solieuDC.P29]=3;&quot;Sét cứng&quot;;IF([solieuDC.P29]=4;&quot;Sét rất cứng&quot;;IF([solieuDC.P29]=5;&quot;Cát chảy&quot;;IF([solieuDC.P29]=6;&quot;Cát chặt vừa&quot;;IF([solieuDC.P29]=7;&quot;Cát chặt&quot;;IF([solieuDC.P29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2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49.2" table:formula="of:=[.O28]+[.F29]" table:style-name="ce21">
            <text:p>49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26" table:style-name="ce12">
            <text:p>26</text:p>
          </table:table-cell>
          <table:table-cell office:value-type="string" table:style-name="ce6">
            <text:p>Líp 26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30]=1;&quot;Đất loại sét chảy, bùn&quot;;IF([solieuDC.P30]=2;&quot;Sét cứng vừa&quot;;IF([solieuDC.P30]=3;&quot;Sét cứng&quot;;IF([solieuDC.P30]=4;&quot;Sét rất cứng&quot;;IF([solieuDC.P30]=5;&quot;Cát chảy&quot;;IF([solieuDC.P30]=6;&quot;Cát chặt vừa&quot;;IF([solieuDC.P30]=7;&quot;Cát chặt&quot;;IF([solieuDC.P30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2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51.2" table:formula="of:=[.O29]+[.F30]" table:style-name="ce21">
            <text:p>51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5">
          <table:table-cell office:value-type="float" office:value="27" table:style-name="ce12">
            <text:p>27</text:p>
          </table:table-cell>
          <table:table-cell office:value-type="string" table:style-name="ce6">
            <text:p>Líp 27</text:p>
          </table:table-cell>
          <table:table-cell office:value-type="string" table:style-name="ce6">
            <text:p>C¸t h¹t võa lÉn sái th¹ch anh vµng nh¹t</text:p>
          </table:table-cell>
          <table:table-cell office:value-type="string" table:style-name="ce14">
            <text:p>C¸t th« võa</text:p>
          </table:table-cell>
          <table:table-cell office:value-type="string" office:string-value="Cát chặt vừa" table:formula="of:=IF([solieuDC.P31]=1;&quot;Đất loại sét chảy, bùn&quot;;IF([solieuDC.P31]=2;&quot;Sét cứng vừa&quot;;IF([solieuDC.P31]=3;&quot;Sét cứng&quot;;IF([solieuDC.P31]=4;&quot;Sét rất cứng&quot;;IF([solieuDC.P31]=5;&quot;Cát chảy&quot;;IF([solieuDC.P31]=6;&quot;Cát chặt vừa&quot;;IF([solieuDC.P31]=7;&quot;Cát chặt&quot;;IF([solieuDC.P31]=8;&quot;Cát rất chặt&quot;;&quot;Đá phấn(mềm)&quot;))))))))" table:style-name="ce15">
            <text:p>Cát chặt vừa</text:p>
          </table:table-cell>
          <table:table-cell office:value-type="float" office:value="2" table:style-name="ce12">
            <text:p>2</text:p>
          </table:table-cell>
          <table:table-cell office:value-type="float" office:value="1.94" table:style-name="ce6">
            <text:p>1,94</text:p>
          </table:table-cell>
          <table:table-cell table:number-columns-repeated="2" table:style-name="ce12"/>
          <table:table-cell table:style-name="ce32"/>
          <table:table-cell office:value-type="float" office:value="28" table:style-name="ce12">
            <text:p>28</text:p>
          </table:table-cell>
          <table:table-cell office:value-type="float" office:value="1600" table:style-name="ce18">
            <text:p>1600</text:p>
          </table:table-cell>
          <table:table-cell office:value-type="float" office:value="23" table:style-name="ce19">
            <text:p>23,0</text:p>
          </table:table-cell>
          <table:table-cell office:value-type="float" office:value="750" table:style-name="ce20">
            <text:p>750</text:p>
          </table:table-cell>
          <table:table-cell office:value-type="float" office:value="53.2" table:formula="of:=[.O30]+[.F31]" table:style-name="ce21">
            <text:p>53,2</text:p>
          </table:table-cell>
          <table:table-cell office:value-type="float" office:value="6" table:style-name="ce22">
            <text:p>6</text:p>
          </table:table-cell>
          <table:table-cell table:number-columns-repeated="22" table:style-name="ce2"/>
          <table:table-cell table:number-columns-repeated="16346"/>
        </table:table-row>
        <table:table-row table:style-name="ro7">
          <table:table-cell table:number-columns-repeated="38" table:style-name="ce2"/>
          <table:table-cell table:number-columns-repeated="16346"/>
        </table:table-row>
        <table:table-row table:style-name="ro7">
          <table:table-cell table:style-name="ce2"/>
          <table:table-cell table:style-name="ce33"/>
          <table:table-cell table:number-columns-repeated="5" table:style-name="ce2"/>
          <table:table-cell table:number-columns-repeated="2" table:style-name="ce34"/>
          <table:table-cell table:number-columns-repeated="29" table:style-name="ce2"/>
          <table:table-cell table:number-columns-repeated="16346"/>
        </table:table-row>
        <table:table-row table:number-rows-repeated="2" table:style-name="ro7">
          <table:table-cell table:number-columns-repeated="38" table:style-name="ce2"/>
          <table:table-cell table:number-columns-repeated="16346"/>
        </table:table-row>
        <table:table-row table:number-rows-repeated="3" table:style-name="ro7">
          <table:table-cell table:number-columns-repeated="2" table:style-name="ce2"/>
          <table:table-cell table:number-columns-repeated="3" table:style-name="ce35"/>
          <table:table-cell table:number-columns-repeated="33" table:style-name="ce2"/>
          <table:table-cell table:number-columns-repeated="16346"/>
        </table:table-row>
        <table:table-row table:style-name="ro7">
          <table:table-cell table:number-columns-repeated="7" table:style-name="ce2"/>
          <table:table-cell table:number-columns-repeated="2" table:style-name="ce36"/>
          <table:table-cell table:number-columns-repeated="2" table:style-name="ce2"/>
          <table:table-cell table:style-name="ce36"/>
          <table:table-cell table:number-columns-repeated="26" table:style-name="ce2"/>
          <table:table-cell table:number-columns-repeated="16346"/>
        </table:table-row>
        <table:table-row table:style-name="ro7">
          <table:table-cell table:number-columns-repeated="7" table:style-name="ce2"/>
          <table:table-cell table:number-columns-repeated="2" table:style-name="ce37"/>
          <table:table-cell table:number-columns-repeated="29" table:style-name="ce2"/>
          <table:table-cell table:number-columns-repeated="16346"/>
        </table:table-row>
        <table:table-row table:style-name="ro7">
          <table:table-cell table:number-columns-repeated="38" table:style-name="ce2"/>
          <table:table-cell table:number-columns-repeated="16346"/>
        </table:table-row>
        <table:table-row table:style-name="ro7">
          <table:table-cell table:number-columns-repeated="9" table:style-name="ce2"/>
          <table:table-cell table:style-name="ce38"/>
          <table:table-cell table:number-columns-repeated="28" table:style-name="ce2"/>
          <table:table-cell table:number-columns-repeated="16346"/>
        </table:table-row>
        <table:table-row table:number-rows-repeated="31" table:style-name="ro7">
          <table:table-cell table:number-columns-repeated="38" table:style-name="ce2"/>
          <table:table-cell table:number-columns-repeated="16346"/>
        </table:table-row>
        <table:table-row table:number-rows-repeated="927" table:style-name="ro8">
          <table:table-cell table:number-columns-repeated="38" table:style-name="ce2"/>
          <table:table-cell table:number-columns-repeated="16346"/>
        </table:table-row>
        <table:table-row table:number-rows-repeated="1047576" table:style-name="ro9">
          <table:table-cell table:number-columns-repeated="16384"/>
        </table:table-row>
      </table:table>
      <table:table table:name="SCTcuacoc" table:style-name="ta1"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5" table:default-cell-style-name="ce1"/>
        <table:table-column table:style-name="co23" table:default-cell-style-name="ce1"/>
        <table:table-column table:style-name="co26" table:default-cell-style-name="ce1"/>
        <table:table-column table:style-name="co27" table:default-cell-style-name="ce1"/>
        <table:table-column table:style-name="co12" table:number-columns-repeated="18" table:default-cell-style-name="ce1"/>
        <table:table-column table:style-name="co13" table:number-columns-repeated="989" table:default-cell-style-name="ce1"/>
        <table:table-column table:style-name="co14" table:number-columns-repeated="15360" table:default-cell-style-name="ce1"/>
        <table:table-row table:style-name="ro10">
          <table:table-cell office:value-type="string" table:style-name="ce41">
            <text:p>I. CÁC THÔNG SỐ CỦA CỌC</text:p>
          </table:table-cell>
          <table:table-cell table:style-name="ce42"/>
          <table:table-cell table:style-name="ce43"/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office:value-type="string" table:style-name="ce41">
            <text:p><text:s text:c="2"/>Các thông số của cọc</text:p>
          </table:table-cell>
          <table:table-cell table:style-name="ce43"/>
          <table:table-cell table:number-columns-repeated="13" table:style-name="ce42"/>
          <table:table-cell table:number-columns-repeated="20" table:style-name="ce41"/>
          <table:table-cell table:number-columns-repeated="16349"/>
        </table:table-row>
        <table:table-row table:style-name="ro8">
          <table:table-cell table:style-name="ce41"/>
          <table:table-cell office:value-type="string" table:style-name="ce44">
            <text:p>Phương pháp hạ cọc :</text:p>
          </table:table-cell>
          <table:table-cell table:number-columns-repeated="2" table:style-name="ce42"/>
          <table:table-cell office:value-type="string" table:style-name="ce45">
            <text:p>ép cọc</text:p>
          </table:table-cell>
          <table:table-cell table:style-name="ce42"/>
          <table:table-cell office:value-type="string" table:style-name="ce44">
            <text:p>Loại cọc <text:s text:c="5"/>:</text:p>
          </table:table-cell>
          <table:table-cell table:style-name="ce42"/>
          <table:table-cell office:value-type="string" table:style-name="ce46">
            <text:p>d</text:p>
          </table:table-cell>
          <table:table-cell office:value-type="string" table:style-name="ce42">
            <text:p>(KN:Khoan nhồi,D:Cọc đóng)</text:p>
          </table:table-cell>
          <table:table-cell table:number-columns-repeated="5" table:style-name="ce42"/>
          <table:table-cell table:number-columns-repeated="20" table:style-name="ce41"/>
          <table:table-cell table:number-columns-repeated="16349"/>
        </table:table-row>
        <table:table-row table:style-name="ro8">
          <table:table-cell office:value-type="string" table:style-name="ce47">
            <text:p><text:s text:c="6"/>Kích thước hình học:</text:p>
          </table:table-cell>
          <table:table-cell table:style-name="ce44"/>
          <table:table-cell table:style-name="ce42"/>
          <table:table-cell table:style-name="ce45"/>
          <table:table-cell table:style-name="ce44"/>
          <table:table-cell table:style-name="ce42"/>
          <table:table-cell office:value-type="string" table:style-name="ce44">
            <text:p>Đường kính :</text:p>
          </table:table-cell>
          <table:table-cell table:style-name="ce42"/>
          <table:table-cell office:value-type="float" office:value="0" table:style-name="ce46">
            <text:p>0</text:p>
          </table:table-cell>
          <table:table-cell office:value-type="string" table:style-name="ce42">
            <text:p>(m)</text:p>
          </table:table-cell>
          <table:table-cell table:number-columns-repeated="5" table:style-name="ce42"/>
          <table:table-cell table:number-columns-repeated="20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8">
            <text:p>Chu vi cọcU=</text:p>
          </table:table-cell>
          <table:table-cell table:style-name="ce42"/>
          <table:table-cell office:value-type="float" office:value="0.8" table:formula="of:=IF([.I4]&lt;&gt;0;2*3.141592*[.I4]/2;4*[.I5])" table:style-name="ce49">
            <text:p>0,800</text:p>
          </table:table-cell>
          <table:table-cell office:value-type="string" table:style-name="ce42">
            <text:p>(m); <text:s text:c="3"/>Kích thước cọc <text:s/>d =</text:p>
          </table:table-cell>
          <table:table-cell table:style-name="ce42"/>
          <table:table-cell table:style-name="ce44"/>
          <table:table-cell table:style-name="ce42"/>
          <table:table-cell office:value-type="float" office:value="0.2" table:style-name="ce46">
            <text:p>0,2</text:p>
          </table:table-cell>
          <table:table-cell office:value-type="string" table:style-name="ce42">
            <text:p>(m)</text:p>
          </table:table-cell>
          <table:table-cell table:number-columns-repeated="5" table:style-name="ce42"/>
          <table:table-cell table:number-columns-repeated="20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8">
            <text:p>Diện tích <text:s/>Ap=</text:p>
          </table:table-cell>
          <table:table-cell table:style-name="ce42"/>
          <table:table-cell office:value-type="float" office:value="4.0000000000000008E-2" table:formula="of:=IF([.I4]&lt;&gt;0;3.141592*[.I4]^2/4;[.I5]^2)" table:style-name="ce49">
            <text:p>0,040</text:p>
          </table:table-cell>
          <table:table-cell office:value-type="string" table:style-name="ce42">
            <text:p>(m2); <text:s text:c="2"/>Chiều dài cọc <text:s/>Lc =</text:p>
          </table:table-cell>
          <table:table-cell table:style-name="ce42"/>
          <table:table-cell table:style-name="ce44"/>
          <table:table-cell table:style-name="ce42"/>
          <table:table-cell office:value-type="float" office:value="17.2" table:formula="of:=[.F92]" table:style-name="ce46">
            <text:p>17,2</text:p>
          </table:table-cell>
          <table:table-cell office:value-type="string" table:style-name="ce42">
            <text:p>(m)</text:p>
          </table:table-cell>
          <table:table-cell table:number-columns-repeated="5" table:style-name="ce42"/>
          <table:table-cell table:number-columns-repeated="20" table:style-name="ce41"/>
          <table:table-cell table:number-columns-repeated="16349"/>
        </table:table-row>
        <table:table-row table:style-name="ro8">
          <table:table-cell office:value-type="string" table:style-name="ce47">
            <text:p><text:s text:c="6"/>Vật liệu làm cọc:</text:p>
          </table:table-cell>
          <table:table-cell table:number-columns-repeated="5" table:style-name="ce42"/>
          <table:table-cell table:style-name="ce44"/>
          <table:table-cell table:number-columns-repeated="8" table:style-name="ce42"/>
          <table:table-cell table:number-columns-repeated="20" table:style-name="ce41"/>
          <table:table-cell table:number-columns-repeated="16349"/>
        </table:table-row>
        <table:table-row table:style-name="ro8">
          <table:table-cell table:style-name="ce47"/>
          <table:table-cell office:value-type="string" table:style-name="ce48">
            <text:p>Bê tông <text:s/>:</text:p>
          </table:table-cell>
          <table:table-cell table:style-name="ce42"/>
          <table:table-cell office:value-type="string" table:style-name="ce46">
            <text:p>B25</text:p>
          </table:table-cell>
          <table:table-cell office:value-type="string" table:style-name="ce48">
            <text:p>R<text:span text:style-name="T7">b<text:s/></text:span>=</text:p>
          </table:table-cell>
          <table:table-cell office:value-type="float" office:value="145" table:formula="of:=VLOOKUP([.D8];[Data.$G$4:.$J$12];3)" table:style-name="ce50">
            <text:p>145</text:p>
          </table:table-cell>
          <table:table-cell office:value-type="string" table:style-name="ce42">
            <text:p>(kG/cm<text:span text:style-name="T8">2</text:span>); R<text:span text:style-name="T7">bt<text:s/></text:span>=</text:p>
          </table:table-cell>
          <table:table-cell table:style-name="ce42"/>
          <table:table-cell office:value-type="float" office:value="10.5" table:formula="of:=VLOOKUP([.D8];[Data.G4:.J22];2)" table:style-name="ce50">
            <text:p>10,5</text:p>
          </table:table-cell>
          <table:table-cell office:value-type="string" table:style-name="ce42">
            <text:p>(kG/cm<text:span text:style-name="T8">2</text:span>)</text:p>
          </table:table-cell>
          <table:table-cell table:number-columns-repeated="2" table:style-name="ce42"/>
          <table:table-cell table:style-name="ce49"/>
          <table:table-cell table:number-columns-repeated="2" table:style-name="ce42"/>
          <table:table-cell table:number-columns-repeated="20" table:style-name="ce41"/>
          <table:table-cell table:number-columns-repeated="16349"/>
        </table:table-row>
        <table:table-row table:style-name="ro8">
          <table:table-cell table:style-name="ce47"/>
          <table:table-cell office:value-type="string" table:style-name="ce48">
            <text:p>Cốt thép :</text:p>
          </table:table-cell>
          <table:table-cell table:style-name="ce42"/>
          <table:table-cell office:value-type="string" table:style-name="ce46">
            <text:p>AI</text:p>
          </table:table-cell>
          <table:table-cell office:value-type="string" table:style-name="ce48">
            <text:p>R<text:span text:style-name="T7">s<text:s/></text:span>=</text:p>
          </table:table-cell>
          <table:table-cell office:value-type="float" office:value="2250" table:formula="of:=VLOOKUP([.D9];[Data.$A$4:.$E$12];2)" table:style-name="ce50">
            <text:p>2250</text:p>
          </table:table-cell>
          <table:table-cell office:value-type="string" table:style-name="ce42">
            <text:p>(kG/cm<text:span text:style-name="T8">2</text:span>)</text:p>
          </table:table-cell>
          <table:table-cell table:number-columns-repeated="8" table:style-name="ce42"/>
          <table:table-cell table:number-columns-repeated="20" table:style-name="ce41"/>
          <table:table-cell table:number-columns-repeated="16349"/>
        </table:table-row>
        <table:table-row table:style-name="ro8">
          <table:table-cell table:style-name="ce42"/>
          <table:table-cell table:style-name="ce48"/>
          <table:table-cell table:style-name="ce42"/>
          <table:table-cell office:value-type="string" table:style-name="ce46">
            <text:p>AII</text:p>
          </table:table-cell>
          <table:table-cell office:value-type="string" table:style-name="ce48">
            <text:p>R<text:span text:style-name="T7">s<text:s/></text:span>=</text:p>
          </table:table-cell>
          <table:table-cell office:value-type="float" office:value="2800" table:formula="of:=VLOOKUP([.D10];[Data.$A$4:.$E$12];2)" table:style-name="ce50">
            <text:p>2800</text:p>
          </table:table-cell>
          <table:table-cell office:value-type="string" table:style-name="ce42">
            <text:p>(kG/cm<text:span text:style-name="T8">2</text:span>)</text:p>
          </table:table-cell>
          <table:table-cell table:number-columns-repeated="7" table:style-name="ce42"/>
          <table:table-cell table:number-columns-repeated="21" table:style-name="ce41"/>
          <table:table-cell table:number-columns-repeated="16349"/>
        </table:table-row>
        <table:table-row table:style-name="ro10">
          <table:table-cell office:value-type="string" table:style-name="ce51">
            <text:p><text:s/>1. Sức chịu tải của cọc theo <text:s/>vật liệu cọc:</text:p>
          </table:table-cell>
          <table:table-cell table:style-name="ce42"/>
          <table:table-cell table:style-name="ce48"/>
          <table:table-cell table:style-name="ce42"/>
          <table:table-cell table:style-name="ce49"/>
          <table:table-cell table:number-columns-repeated="9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8">
            <text:p>P<text:span text:style-name="T7">vl<text:s/></text:span>= m(R<text:span text:style-name="T7">s</text:span>.F<text:span text:style-name="T7">s</text:span><text:s/>+ R<text:span text:style-name="T7">b</text:span>.F<text:span text:style-name="T7">b</text:span>)</text:p>
          </table:table-cell>
          <table:table-cell table:style-name="ce42"/>
          <table:table-cell table:style-name="ce49"/>
          <table:table-cell table:number-columns-repeated="10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office:value-type="string" table:style-name="ce47">
            <text:p><text:s text:c="5"/>Trong đó:</text:p>
          </table:table-cell>
          <table:table-cell table:style-name="ce48"/>
          <table:table-cell table:style-name="ce42"/>
          <table:table-cell table:style-name="ce49"/>
          <table:table-cell table:number-columns-repeated="10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3">
            <text:p>- m : Hệ số điều kiện làm việc ;m =</text:p>
          </table:table-cell>
          <table:table-cell table:style-name="ce42"/>
          <table:table-cell table:style-name="ce49"/>
          <table:table-cell table:number-columns-repeated="2" table:style-name="ce42"/>
          <table:table-cell office:value-type="float" office:value="1" table:style-name="ce46">
            <text:p>1</text:p>
          </table:table-cell>
          <table:table-cell table:number-columns-repeated="4" table:style-name="ce42"/>
          <table:table-cell table:style-name="ce52"/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3">
            <text:p>- Fs : Diện tích cốt thép trong cọc,</text:p>
          </table:table-cell>
          <table:table-cell table:style-name="ce42"/>
          <table:table-cell table:style-name="ce49"/>
          <table:table-cell table:number-columns-repeated="10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table:style-name="ce43"/>
          <table:table-cell office:value-type="string" table:style-name="ce53">
            <text:p>F<text:span text:style-name="T7">s</text:span>=</text:p>
          </table:table-cell>
          <table:table-cell office:value-type="float" office:value="4" table:style-name="ce46">
            <text:p>4</text:p>
          </table:table-cell>
          <table:table-cell office:value-type="string" table:style-name="ce46">
            <text:p><text:s/>f</text:p>
          </table:table-cell>
          <table:table-cell office:value-type="float" office:value="16" table:style-name="ce46">
            <text:p>16</text:p>
          </table:table-cell>
          <table:table-cell office:value-type="string" table:style-name="ce53">
            <text:p>=</text:p>
          </table:table-cell>
          <table:table-cell office:value-type="float" office:value="8.0424771931898711" table:formula="of:=[.D16]*PI()*([.F16]/10)^2/4" table:style-name="ce54">
            <text:p>8,0<text:s/></text:p>
          </table:table-cell>
          <table:table-cell office:value-type="string" table:style-name="ce53">
            <text:p>(cm<text:span text:style-name="T8">2</text:span>)</text:p>
          </table:table-cell>
          <table:table-cell table:number-columns-repeated="3" table:style-name="ce53"/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3">
            <text:p>- Fb : Diện tích phần bêtông; <text:s/>Fb =</text:p>
          </table:table-cell>
          <table:table-cell table:style-name="ce42"/>
          <table:table-cell table:style-name="ce49"/>
          <table:table-cell table:number-columns-repeated="2" table:style-name="ce42"/>
          <table:table-cell office:value-type="float" office:value="3.919575228068102E-2" table:formula="of:=[.D6]-[.H16]/10000" table:style-name="ce55">
            <text:p>0,039<text:s/></text:p>
          </table:table-cell>
          <table:table-cell office:value-type="string" table:style-name="ce42">
            <text:p>(m<text:span text:style-name="T8">2</text:span>)</text:p>
          </table:table-cell>
          <table:table-cell table:number-columns-repeated="6" table:style-name="ce42"/>
          <table:table-cell table:number-columns-repeated="21" table:style-name="ce41"/>
          <table:table-cell table:number-columns-repeated="16349"/>
        </table:table-row>
        <table:table-row table:style-name="ro11">
          <table:table-cell table:style-name="ce42"/>
          <table:table-cell office:value-type="string" table:style-name="ce48">
            <text:p>Þ P<text:span text:style-name="T7">vl<text:s/></text:span>= m(R<text:span text:style-name="T7">s</text:span>.F<text:span text:style-name="T7">s<text:s/></text:span>+ R<text:span text:style-name="T7">b</text:span>.F<text:span text:style-name="T7">b</text:span>) =</text:p>
          </table:table-cell>
          <table:table-cell table:style-name="ce42"/>
          <table:table-cell table:style-name="ce49"/>
          <table:table-cell table:number-columns-repeated="2" table:style-name="ce42"/>
          <table:table-cell office:value-type="float" office:value="79.352776947919139" table:formula="of:=[.G14]*([.F10]*[.H16]+[.F8]*[.G17]*10000)/1000" table:style-name="ce56">
            <text:p>79,4</text:p>
          </table:table-cell>
          <table:table-cell office:value-type="string" table:style-name="ce53">
            <text:p>(Tấn)</text:p>
          </table:table-cell>
          <table:table-cell table:number-columns-repeated="6" table:style-name="ce42"/>
          <table:table-cell table:number-columns-repeated="21" table:style-name="ce41"/>
          <table:table-cell table:number-columns-repeated="16349"/>
        </table:table-row>
        <table:table-row table:style-name="ro10" table:visibility="collapse">
          <table:table-cell office:value-type="string" table:style-name="ce57">
            <text:p>2. TÝnh to¸n søc chÞu t¶i cña cäc theo MeyErhof (trong ĐẤT RỜI )</text:p>
          </table:table-cell>
          <table:table-cell table:number-columns-repeated="8" table:style-name="ce57"/>
          <table:table-cell table:number-columns-repeated="5" table:style-name="ce58"/>
          <table:table-cell table:number-columns-repeated="3" table:style-name="ce59"/>
          <table:table-cell table:number-columns-repeated="18" table:style-name="ce41"/>
          <table:table-cell table:number-columns-repeated="16349"/>
        </table:table-row>
        <table:table-row table:style-name="ro5" table:visibility="collapse">
          <table:table-cell table:style-name="ce42"/>
          <table:table-cell table:style-name="ce60"/>
          <table:table-cell table:style-name="ce42"/>
          <table:table-cell office:value-type="string" table:number-columns-spanned="9" table:number-rows-spanned="1" table:style-name="ce122">
            <text:p>B¶ng tÝnh to¸n c¸c gi¸ trÞ cña c¸c th«ng sè trªn theo tÝnh chÊt c¬ lý cña ®Êt nÒn</text:p>
          </table:table-cell>
          <table:covered-table-cell table:number-columns-repeated="8"/>
          <table:table-cell table:style-name="ce60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12" table:visibility="collapse">
          <table:table-cell table:number-columns-repeated="3" table:style-name="ce42"/>
          <table:table-cell office:value-type="string" table:style-name="ce61">
            <text:p>STT</text:p>
          </table:table-cell>
          <table:table-cell office:value-type="string" table:style-name="ce61">
            <text:p>Líp sè</text:p>
          </table:table-cell>
          <table:table-cell office:value-type="string" table:number-columns-spanned="4" table:number-rows-spanned="1" table:style-name="ce123">
            <text:p>Tªn líp ®Êt rêi</text:p>
          </table:table-cell>
          <table:covered-table-cell table:number-columns-repeated="3"/>
          <table:table-cell office:value-type="string" table:style-name="ce61">
            <text:p>l<text:span text:style-name="T7">i</text:span><text:span text:style-name="T7"/></text:p>
            <text:p>(m)</text:p>
          </table:table-cell>
          <table:table-cell office:value-type="string" table:style-name="ce62">
            <text:p>N</text:p>
          </table:table-cell>
          <table:table-cell office:value-type="string" table:style-name="ce61">
            <text:p>l<text:span text:style-name="T8">r</text:span><text:span text:style-name="T7">i</text:span><text:span text:style-name="T7"/></text:p>
            <text:p>(m)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number-columns-repeated="3" table:style-name="ce42"/>
          <table:table-cell office:value-type="float" office:value="1" table:formula="of:=[solieuDC.A5]" table:style-name="ce62">
            <text:p>1</text:p>
          </table:table-cell>
          <table:table-cell office:value-type="string" office:string-value="Líp 1" table:formula="of:=[solieuDC.B5]" table:style-name="ce62">
            <text:p>Líp 1</text:p>
          </table:table-cell>
          <table:table-cell office:value-type="string" office:string-value="Sét pha màu nâu xám" table:formula="of:=[solieuDC.C5]" table:number-columns-spanned="4" table:number-rows-spanned="1" table:style-name="ce123">
            <text:p>Sét pha màu nâu xám</text:p>
          </table:table-cell>
          <table:covered-table-cell table:number-columns-repeated="3"/>
          <table:table-cell office:value-type="float" office:value="2.1" table:formula="of:=[solieuDC.F5]" table:style-name="ce62">
            <text:p>2,1</text:p>
          </table:table-cell>
          <table:table-cell office:value-type="float" office:value="13" table:formula="of:=[solieuDC.M5]" table:style-name="ce63">
            <text:p>13,0</text:p>
          </table:table-cell>
          <table:table-cell office:value-type="float" office:value="0" table:style-name="ce64">
            <text:p>0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number-columns-repeated="3" table:style-name="ce42"/>
          <table:table-cell office:value-type="float" office:value="2" table:formula="of:=[solieuDC.A6]" table:style-name="ce62">
            <text:p>2</text:p>
          </table:table-cell>
          <table:table-cell office:value-type="string" office:string-value="Líp 2" table:formula="of:=[solieuDC.B6]" table:style-name="ce62">
            <text:p>Líp 2</text:p>
          </table:table-cell>
          <table:table-cell office:value-type="string" office:string-value="Sét màu nâu xám, nâu đỏ lẫn sạn" table:formula="of:=[solieuDC.C6]" table:number-columns-spanned="4" table:number-rows-spanned="1" table:style-name="ce123">
            <text:p>Sét màu nâu xám, nâu đỏ lẫn sạn</text:p>
          </table:table-cell>
          <table:covered-table-cell table:number-columns-repeated="3"/>
          <table:table-cell office:value-type="float" office:value="2.5" table:formula="of:=[solieuDC.F6]" table:style-name="ce62">
            <text:p>2,5</text:p>
          </table:table-cell>
          <table:table-cell office:value-type="float" office:value="16" table:formula="of:=[solieuDC.M6]" table:style-name="ce63">
            <text:p>16,0</text:p>
          </table:table-cell>
          <table:table-cell office:value-type="float" office:value="0" table:style-name="ce64">
            <text:p>0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number-columns-repeated="3" table:style-name="ce42"/>
          <table:table-cell office:value-type="float" office:value="3" table:formula="of:=[solieuDC.A7]" table:style-name="ce62">
            <text:p>3</text:p>
          </table:table-cell>
          <table:table-cell office:value-type="string" office:string-value="Líp 3" table:formula="of:=[solieuDC.B7]" table:style-name="ce62">
            <text:p>Líp 3</text:p>
          </table:table-cell>
          <table:table-cell office:value-type="string" office:string-value="Sét màu nâu xám, nâu đỏ lẫn sạn" table:formula="of:=[solieuDC.C7]" table:number-columns-spanned="4" table:number-rows-spanned="1" table:style-name="ce123">
            <text:p>Sét màu nâu xám, nâu đỏ lẫn sạn</text:p>
          </table:table-cell>
          <table:covered-table-cell table:number-columns-repeated="3"/>
          <table:table-cell office:value-type="float" office:value="1.6" table:formula="of:=[solieuDC.F7]" table:style-name="ce62">
            <text:p>1,6</text:p>
          </table:table-cell>
          <table:table-cell office:value-type="float" office:value="23" table:formula="of:=[solieuDC.M7]" table:style-name="ce63">
            <text:p>23,0</text:p>
          </table:table-cell>
          <table:table-cell office:value-type="float" office:value="0" table:style-name="ce64">
            <text:p>0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number-columns-repeated="3" table:style-name="ce42"/>
          <table:table-cell office:value-type="float" office:value="4" table:formula="of:=[solieuDC.A8]" table:style-name="ce62">
            <text:p>4</text:p>
          </table:table-cell>
          <table:table-cell office:value-type="string" office:string-value="Líp 4" table:formula="of:=[solieuDC.B8]" table:style-name="ce62">
            <text:p>Líp 4</text:p>
          </table:table-cell>
          <table:table-cell office:value-type="string" office:string-value="Sét màu nâu xám, nâu đỏ lẫn sạn" table:formula="of:=[solieuDC.C8]" table:number-columns-spanned="4" table:number-rows-spanned="1" table:style-name="ce123">
            <text:p>Sét màu nâu xám, nâu đỏ lẫn sạn</text:p>
          </table:table-cell>
          <table:covered-table-cell table:number-columns-repeated="3"/>
          <table:table-cell office:value-type="float" office:value="2" table:formula="of:=[solieuDC.F8]" table:style-name="ce62">
            <text:p>2</text:p>
          </table:table-cell>
          <table:table-cell office:value-type="float" office:value="23" table:formula="of:=[solieuDC.M8]" table:style-name="ce63">
            <text:p>23,0</text:p>
          </table:table-cell>
          <table:table-cell office:value-type="float" office:value="0" table:style-name="ce64">
            <text:p>0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number-columns-repeated="3" table:style-name="ce42"/>
          <table:table-cell office:value-type="float" office:value="5" table:formula="of:=[solieuDC.A9]" table:style-name="ce62">
            <text:p>5</text:p>
          </table:table-cell>
          <table:table-cell office:value-type="string" office:string-value="Líp 5" table:formula="of:=[solieuDC.B9]" table:style-name="ce62">
            <text:p>Líp 5</text:p>
          </table:table-cell>
          <table:table-cell office:value-type="string" office:string-value="Sét màu nâu xám, nâu đỏ lẫn sạn" table:formula="of:=[solieuDC.C9]" table:number-columns-spanned="4" table:number-rows-spanned="1" table:style-name="ce123">
            <text:p>Sét màu nâu xám, nâu đỏ lẫn sạn</text:p>
          </table:table-cell>
          <table:covered-table-cell table:number-columns-repeated="3"/>
          <table:table-cell office:value-type="float" office:value="2" table:formula="of:=[solieuDC.F9]" table:style-name="ce62">
            <text:p>2</text:p>
          </table:table-cell>
          <table:table-cell office:value-type="float" office:value="23" table:formula="of:=[solieuDC.M9]" table:style-name="ce63">
            <text:p>23,0</text:p>
          </table:table-cell>
          <table:table-cell office:value-type="float" office:value="0" table:style-name="ce64">
            <text:p>0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number-columns-repeated="3" table:style-name="ce42"/>
          <table:table-cell office:value-type="float" office:value="6" table:formula="of:=[solieuDC.A10]" table:style-name="ce62">
            <text:p>6</text:p>
          </table:table-cell>
          <table:table-cell office:value-type="string" office:string-value="Líp 6" table:formula="of:=[solieuDC.B10]" table:style-name="ce62">
            <text:p>Líp 6</text:p>
          </table:table-cell>
          <table:table-cell office:value-type="string" office:string-value="Sét pha vàng nhạt, xám trắng" table:formula="of:=[solieuDC.C10]" table:number-columns-spanned="4" table:number-rows-spanned="1" table:style-name="ce123">
            <text:p>Sét pha vàng nhạt, xám trắng</text:p>
          </table:table-cell>
          <table:covered-table-cell table:number-columns-repeated="3"/>
          <table:table-cell office:value-type="float" office:value="1" table:formula="of:=[solieuDC.F10]" table:style-name="ce62">
            <text:p>1</text:p>
          </table:table-cell>
          <table:table-cell office:value-type="float" office:value="17" table:formula="of:=[solieuDC.M10]" table:style-name="ce63">
            <text:p>17,0</text:p>
          </table:table-cell>
          <table:table-cell office:value-type="float" office:value="0" table:style-name="ce64">
            <text:p>0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number-columns-repeated="3" table:style-name="ce42"/>
          <table:table-cell office:value-type="float" office:value="7" table:formula="of:=[solieuDC.A11]" table:style-name="ce62">
            <text:p>7</text:p>
          </table:table-cell>
          <table:table-cell office:value-type="string" office:string-value="Líp 7" table:formula="of:=[solieuDC.B11]" table:style-name="ce62">
            <text:p>Líp 7</text:p>
          </table:table-cell>
          <table:table-cell office:value-type="string" office:string-value="Cát hạt nhỏ đến hạt vừa màu vàng nhạt" table:formula="of:=[solieuDC.C11]" table:number-columns-spanned="4" table:number-rows-spanned="1" table:style-name="ce123">
            <text:p>Cát hạt nhỏ đến hạt vừa màu vàng nhạt</text:p>
          </table:table-cell>
          <table:covered-table-cell table:number-columns-repeated="3"/>
          <table:table-cell office:value-type="float" office:value="2" table:formula="of:=[solieuDC.F11]" table:style-name="ce62">
            <text:p>2</text:p>
          </table:table-cell>
          <table:table-cell office:value-type="float" office:value="18" table:formula="of:=[solieuDC.M11]" table:style-name="ce63">
            <text:p>18,0</text:p>
          </table:table-cell>
          <table:table-cell office:value-type="float" office:value="2" table:formula="of:=[.J28]" table:style-name="ce64">
            <text:p>2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number-columns-repeated="3" table:style-name="ce42"/>
          <table:table-cell office:value-type="float" office:value="8" table:formula="of:=[solieuDC.A12]" table:style-name="ce62">
            <text:p>8</text:p>
          </table:table-cell>
          <table:table-cell office:value-type="string" office:string-value="Líp 8" table:formula="of:=[solieuDC.B12]" table:style-name="ce62">
            <text:p>Líp 8</text:p>
          </table:table-cell>
          <table:table-cell office:value-type="string" office:string-value="Cát hạt nhỏ đến hạt vừa màu vàng nhạt" table:formula="of:=[solieuDC.C12]" table:number-columns-spanned="4" table:number-rows-spanned="1" table:style-name="ce123">
            <text:p>Cát hạt nhỏ đến hạt vừa màu vàng nhạt</text:p>
          </table:table-cell>
          <table:covered-table-cell table:number-columns-repeated="3"/>
          <table:table-cell office:value-type="float" office:value="2" table:formula="of:=[solieuDC.F12]" table:style-name="ce62">
            <text:p>2</text:p>
          </table:table-cell>
          <table:table-cell office:value-type="float" office:value="18" table:formula="of:=[solieuDC.M12]" table:style-name="ce63">
            <text:p>18,0</text:p>
          </table:table-cell>
          <table:table-cell office:value-type="float" office:value="2" table:formula="of:=[.J29]" table:style-name="ce64">
            <text:p>2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number-columns-repeated="3" table:style-name="ce42"/>
          <table:table-cell office:value-type="float" office:value="9" table:formula="of:=[solieuDC.A13]" table:style-name="ce62">
            <text:p>9</text:p>
          </table:table-cell>
          <table:table-cell office:value-type="string" office:string-value="Líp 9" table:formula="of:=[solieuDC.B13]" table:style-name="ce62">
            <text:p>Líp 9</text:p>
          </table:table-cell>
          <table:table-cell office:value-type="string" office:string-value="Cát hạt nhỏ đến hạt vừa màu vàng nhạt" table:formula="of:=[solieuDC.C13]" table:number-columns-spanned="4" table:number-rows-spanned="1" table:style-name="ce123">
            <text:p>Cát hạt nhỏ đến hạt vừa màu vàng nhạt</text:p>
          </table:table-cell>
          <table:covered-table-cell table:number-columns-repeated="3"/>
          <table:table-cell office:value-type="float" office:value="2" table:formula="of:=[solieuDC.F13]" table:style-name="ce62">
            <text:p>2</text:p>
          </table:table-cell>
          <table:table-cell office:value-type="float" office:value="18" table:formula="of:=[solieuDC.M13]" table:style-name="ce63">
            <text:p>18,0</text:p>
          </table:table-cell>
          <table:table-cell office:value-type="float" office:value="2" table:formula="of:=[.J30]" table:style-name="ce64">
            <text:p>2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number-columns-repeated="3" table:style-name="ce42"/>
          <table:table-cell office:value-type="float" office:value="10" table:formula="of:=[solieuDC.A14]" table:style-name="ce62">
            <text:p>10</text:p>
          </table:table-cell>
          <table:table-cell office:value-type="string" office:string-value="Líp 10" table:formula="of:=[solieuDC.B14]" table:style-name="ce62">
            <text:p>Líp 10</text:p>
          </table:table-cell>
          <table:table-cell office:value-type="string" office:string-value="C¸t h¹t nhá ®Õn h¹t võa mµu vµng nh¹t" table:formula="of:=[solieuDC.C14]" table:number-columns-spanned="4" table:number-rows-spanned="1" table:style-name="ce123">
            <text:p>C¸t h¹t nhá ®Õn h¹t võa mµu vµng nh¹t</text:p>
          </table:table-cell>
          <table:covered-table-cell table:number-columns-repeated="3"/>
          <table:table-cell office:value-type="float" office:value="2" table:formula="of:=[solieuDC.F14]" table:style-name="ce62">
            <text:p>2</text:p>
          </table:table-cell>
          <table:table-cell office:value-type="float" office:value="18" table:formula="of:=[solieuDC.M14]" table:style-name="ce63">
            <text:p>18,0</text:p>
          </table:table-cell>
          <table:table-cell office:value-type="float" office:value="2" table:formula="of:=[.J31]" table:style-name="ce64">
            <text:p>2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number-columns-repeated="3" table:style-name="ce42"/>
          <table:table-cell office:value-type="float" office:value="11" table:formula="of:=[solieuDC.A15]" table:style-name="ce62">
            <text:p>11</text:p>
          </table:table-cell>
          <table:table-cell office:value-type="string" office:string-value="Líp 11" table:formula="of:=[solieuDC.B15]" table:style-name="ce62">
            <text:p>Líp 11</text:p>
          </table:table-cell>
          <table:table-cell office:value-type="string" office:string-value="C¸t h¹t võa lÉn sái th¹ch anh vµng nh¹t" table:formula="of:=[solieuDC.C15]" table:number-columns-spanned="4" table:number-rows-spanned="1" table:style-name="ce123">
            <text:p>C¸t h¹t võa lÉn sái th¹ch anh vµng nh¹t</text:p>
          </table:table-cell>
          <table:covered-table-cell table:number-columns-repeated="3"/>
          <table:table-cell office:value-type="float" office:value="2" table:formula="of:=[solieuDC.F15]" table:style-name="ce62">
            <text:p>2</text:p>
          </table:table-cell>
          <table:table-cell office:value-type="float" office:value="23" table:formula="of:=[solieuDC.M15]" table:style-name="ce63">
            <text:p>23,0</text:p>
          </table:table-cell>
          <table:table-cell office:value-type="float" office:value="2" table:formula="of:=[.J32]" table:style-name="ce64">
            <text:p>2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13" table:visibility="collapse">
          <table:table-cell table:number-columns-repeated="3" table:style-name="ce42"/>
          <table:table-cell office:value-type="string" table:number-columns-spanned="6" table:number-rows-spanned="1" table:style-name="ce124">
            <text:p>Tæng<text:s/><text:span text:style-name="T5">S=</text:span></text:p>
          </table:table-cell>
          <table:covered-table-cell table:number-columns-repeated="5"/>
          <table:table-cell office:value-type="float" office:value="21.2" table:formula="of:=SUM([.J22:.J32])" table:style-name="ce65">
            <text:p>21,2</text:p>
          </table:table-cell>
          <table:table-cell office:value-type="float" office:value="210" table:formula="of:=SUM([.K22:.K32])" table:style-name="ce66">
            <text:p>210,0</text:p>
          </table:table-cell>
          <table:table-cell office:value-type="float" office:value="10" table:formula="of:=SUM([.L22:.L32])" table:style-name="ce65">
            <text:p>10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office:value-type="string" table:style-name="ce67">
            <text:p>* C«ng thøc Meyerhof</text:p>
          </table:table-cell>
          <table:table-cell table:number-columns-repeated="2" table:style-name="ce67"/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office:value-type="string" table:style-name="ce42">
            <text:p>Theo Meyerhof, søc chÞu t¶i cña cäc ®­îc tÝnh to¸n theo c«ng thøc sau :</text:p>
          </table:table-cell>
          <table:table-cell table:number-columns-repeated="12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number-columns-repeated="2" table:style-name="ce42"/>
          <table:table-cell office:value-type="string" table:style-name="ce42">
            <text:p>Q<text:span text:style-name="T7">u<text:s/></text:span>= K<text:span text:style-name="T7">1</text:span>.N.A<text:span text:style-name="T7">p</text:span><text:s/>+ K<text:span text:style-name="T7">2</text:span>.N<text:span text:style-name="T7">tb</text:span>.A<text:span text:style-name="T7">s</text:span></text:p>
          </table:table-cell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office:value-type="string" table:style-name="ce47">
            <text:p><text:s text:c="5"/>Trong ®ã :</text:p>
          </table:table-cell>
          <table:table-cell table:number-columns-repeated="12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table:style-name="ce47"/>
          <table:table-cell office:value-type="string" table:style-name="ce44">
            <text:p>- K<text:span text:style-name="T7">1</text:span><text:s/>: HÖ sè lÊy b»ng 400 víi cäc ®ãng vµ 120 víi cäc khoan nhåi;</text:p>
          </table:table-cell>
          <table:table-cell table:number-columns-repeated="8" table:style-name="ce42"/>
          <table:table-cell office:value-type="string" table:style-name="ce48">
            <text:p>K<text:span text:style-name="T7">1</text:span><text:s/>=</text:p>
          </table:table-cell>
          <table:table-cell office:value-type="float" office:value="400" table:formula="of:=IF([.I3]=&quot;KN&quot;;120;400)" table:style-name="ce51">
            <text:p>400</text:p>
          </table:table-cell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table:style-name="ce47"/>
          <table:table-cell office:value-type="string" table:style-name="ce44">
            <text:p>- K<text:span text:style-name="T7">2</text:span><text:s/>: HÖ sè lÊy b»ng 2 víi cäc ®ãng vµ 1 víi cäc khoan nhåi</text:p>
          </table:table-cell>
          <table:table-cell table:number-columns-repeated="8" table:style-name="ce42"/>
          <table:table-cell office:value-type="string" table:style-name="ce48">
            <text:p>K<text:span text:style-name="T7">2</text:span><text:s/>=</text:p>
          </table:table-cell>
          <table:table-cell office:value-type="float" office:value="2" table:formula="of:=IF([.I3]=&quot;KN&quot;;1;2)" table:style-name="ce51">
            <text:p>2</text:p>
          </table:table-cell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table:style-name="ce47"/>
          <table:table-cell office:value-type="string" table:style-name="ce43">
            <text:p><text:s/>- N : ChØ sè SPT trung b×nh trong kho¶ng 1d d­íi mòi cäc vµ 4d trªn mòi cäc</text:p>
          </table:table-cell>
          <table:table-cell table:number-columns-repeated="9" table:style-name="ce42"/>
          <table:table-cell table:style-name="ce48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table:style-name="ce47"/>
          <table:table-cell office:value-type="string" table:style-name="ce42">
            <text:p><text:s text:c="5"/>(d lµ ®­êng kÝnh hay c¹nh cäc);</text:p>
          </table:table-cell>
          <table:table-cell table:number-columns-repeated="8" table:style-name="ce42"/>
          <table:table-cell office:value-type="string" table:style-name="ce42">
            <text:p>N <text:s/>=</text:p>
          </table:table-cell>
          <table:table-cell office:value-type="float" office:value="20.5" table:formula="of:=([.K31]+[.K32])/2" table:style-name="ce68">
            <text:p>20,5</text:p>
          </table:table-cell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table:style-name="ce47"/>
          <table:table-cell office:value-type="string" table:style-name="ce43">
            <text:p>- N<text:span text:style-name="T7">tb</text:span>: ChØ sè SPT trung b×nh cña c¸c líp ®Êt rêi däc theo th©n cäc;</text:p>
          </table:table-cell>
          <table:table-cell table:number-columns-repeated="8" table:style-name="ce42"/>
          <table:table-cell office:value-type="string" table:style-name="ce42">
            <text:p>N<text:span text:style-name="T7">tb<text:s/></text:span>=</text:p>
          </table:table-cell>
          <table:table-cell office:value-type="float" office:value="95" table:formula="of:=(IF([.L22]&lt;&gt;0;[.K22];0)+IF([.L23]&lt;&gt;0;[.K23];0)+IF([.L24]&lt;&gt;0;[.K24];0)+IF([.L25]&lt;&gt;0;[.K25];0)+IF([.L26]&lt;&gt;0;[.K26];0)+IF([.L27]&lt;&gt;0;[.K27];0)+IF([.L28]&lt;&gt;0;[.K28];0)+IF([.L29]&lt;&gt;0;[.K29];0)+IF([.L30]&lt;&gt;0;[.K30];0)+IF([.L31]&lt;&gt;0;[.K31];0)+IF([.L32]&lt;&gt;0;[.K32];0))/(MATCH([.L32];[.L22:.L32];0)-MATCH(0;[.L22:.L32];1))" table:style-name="ce68">
            <text:p>95,0</text:p>
          </table:table-cell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table:style-name="ce47"/>
          <table:table-cell office:value-type="string" table:style-name="ce43">
            <text:p>- A<text:span text:style-name="T7">p</text:span>: DiÖn tÝch tiÕt diÖn mòi cäc (m<text:span text:style-name="T8">2</text:span>)</text:p>
          </table:table-cell>
          <table:table-cell table:number-columns-repeated="8" table:style-name="ce42"/>
          <table:table-cell office:value-type="string" table:style-name="ce42">
            <text:p>A<text:span text:style-name="T7">p<text:s/></text:span>=</text:p>
          </table:table-cell>
          <table:table-cell office:value-type="float" office:value="4.0000000000000008E-2" table:formula="of:=[.D6]" table:style-name="ce69">
            <text:p>0,040</text:p>
          </table:table-cell>
          <table:table-cell office:value-type="string" table:style-name="ce42">
            <text:p>(m<text:span text:style-name="T8">2</text:span>)</text:p>
          </table:table-cell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table:style-name="ce47"/>
          <table:table-cell office:value-type="string" table:style-name="ce43">
            <text:p>- A<text:span text:style-name="T7">s</text:span>: DiÖn tÝch mÆt bªn cäc trong ph¹m vi ®Êt rêi (m<text:span text:style-name="T8">2</text:span>)</text:p>
          </table:table-cell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table:style-name="ce47"/>
          <table:table-cell table:style-name="ce42"/>
          <table:table-cell office:value-type="string" table:style-name="ce43">
            <text:p>U : Chu vi cäc</text:p>
          </table:table-cell>
          <table:table-cell table:style-name="ce42"/>
          <table:table-cell office:value-type="string" table:style-name="ce42">
            <text:p><text:s/>U=</text:p>
          </table:table-cell>
          <table:table-cell office:value-type="float" office:value="0.8" table:formula="of:=[.D5]" table:style-name="ce70">
            <text:p>0,800</text:p>
          </table:table-cell>
          <table:table-cell office:value-type="string" table:style-name="ce42">
            <text:p>(m)</text:p>
          </table:table-cell>
          <table:table-cell table:number-columns-repeated="4" table:style-name="ce42"/>
          <table:table-cell table:style-name="ce71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number-columns-repeated="3" table:style-name="ce42"/>
          <table:table-cell office:value-type="string" table:style-name="ce43">
            <text:p>l<text:span text:style-name="T8">r</text:span><text:s/>: ChiÒu dµi cäc trong ®Êt rêi</text:p>
          </table:table-cell>
          <table:table-cell table:number-columns-repeated="4" table:style-name="ce42"/>
          <table:table-cell office:value-type="string" table:style-name="ce42">
            <text:p>A<text:span text:style-name="T7">s</text:span><text:s/>= U.S l<text:span text:style-name="T8">R</text:span><text:span text:style-name="T7">i<text:s/></text:span>Þ</text:p>
          </table:table-cell>
          <table:table-cell table:number-columns-repeated="2" table:style-name="ce42"/>
          <table:table-cell office:value-type="string" table:style-name="ce42">
            <text:p>A<text:span text:style-name="T7">s<text:s/></text:span>=</text:p>
          </table:table-cell>
          <table:table-cell office:value-type="float" office:value="8" table:formula="of:=[.G45]*[.L33]" table:style-name="ce69">
            <text:p>8,000</text:p>
          </table:table-cell>
          <table:table-cell office:value-type="string" table:style-name="ce42">
            <text:p>(m<text:span text:style-name="T8">2</text:span>)</text:p>
          </table:table-cell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number-columns-repeated="2" table:style-name="ce42"/>
          <table:table-cell office:value-type="string" table:style-name="ce72">
            <text:p>Thay sè ta cã</text:p>
          </table:table-cell>
          <table:table-cell table:style-name="ce72"/>
          <table:table-cell table:number-columns-repeated="10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number-columns-repeated="2" table:style-name="ce42"/>
          <table:table-cell office:value-type="string" table:style-name="ce42">
            <text:p>Q<text:span text:style-name="T7">u<text:s/></text:span>= K<text:span text:style-name="T7">1</text:span>.N.A<text:span text:style-name="T7">p</text:span><text:s/>+ K<text:span text:style-name="T7">2</text:span>.N<text:span text:style-name="T7">tb</text:span>.A<text:span text:style-name="T7">s</text:span><text:s/>=</text:p>
          </table:table-cell>
          <table:table-cell table:number-columns-repeated="3" table:style-name="ce42"/>
          <table:table-cell office:value-type="float" office:value="184.8" table:formula="of:=([.M38]*[.M41]*[.M43]+[.M39]*[.M42]*[.M46])/10" table:style-name="ce42">
            <text:p>184,8</text:p>
          </table:table-cell>
          <table:table-cell office:value-type="string" table:style-name="ce42">
            <text:p>(TÊn)</text:p>
          </table:table-cell>
          <table:table-cell table:number-columns-repeated="4" table:style-name="ce42"/>
          <table:table-cell table:style-name="ce73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number-columns-repeated="2" table:style-name="ce42"/>
          <table:table-cell office:value-type="string" table:style-name="ce48">
            <text:p>Víi n lµ hÖ sè an toµn; <text:s/>n =</text:p>
          </table:table-cell>
          <table:table-cell table:number-columns-repeated="3" table:style-name="ce42"/>
          <table:table-cell office:value-type="float" office:value="2.5" table:style-name="ce46">
            <text:p>2,5</text:p>
          </table:table-cell>
          <table:table-cell office:value-type="string" table:style-name="ce42">
            <text:p>Þ [P] = Q<text:span text:style-name="T7">u</text:span>/n =</text:p>
          </table:table-cell>
          <table:table-cell table:style-name="ce42"/>
          <table:table-cell office:value-type="float" office:value="73.92" table:formula="of:=[.G48]/[.G49]" table:style-name="ce74">
            <text:p>73,92</text:p>
          </table:table-cell>
          <table:table-cell office:value-type="string" table:style-name="ce42">
            <text:p>(TÊn)</text:p>
          </table:table-cell>
          <table:table-cell table:number-columns-repeated="2" table:style-name="ce42"/>
          <table:table-cell table:style-name="ce73"/>
          <table:table-cell table:number-columns-repeated="21" table:style-name="ce41"/>
          <table:table-cell table:number-columns-repeated="16349"/>
        </table:table-row>
        <table:table-row table:style-name="ro14" table:visibility="collapse">
          <table:table-cell table:number-columns-repeated="14" table:style-name="ce42"/>
          <table:table-cell table:number-columns-repeated="21" table:style-name="ce41"/>
          <table:table-cell table:number-columns-repeated="16349"/>
        </table:table-row>
        <table:table-row table:style-name="ro10">
          <table:table-cell office:value-type="string" table:style-name="ce51">
            <text:p>2. Tính toán sức chịu tải của cọc theo kết quả xuyên tĩnh</text:p>
          </table:table-cell>
          <table:table-cell table:number-columns-repeated="9" table:style-name="ce51"/>
          <table:table-cell table:number-columns-repeated="4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office:value-type="string" table:style-name="ce75">
            <text:p><text:s text:c="5"/>* Sức chịu tải cho phép của cọc được tính theo công thức sau :</text:p>
          </table:table-cell>
          <table:table-cell table:number-columns-repeated="13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number-columns-repeated="3" table:style-name="ce42"/>
          <table:table-cell office:value-type="string" table:style-name="ce42">
            <text:p>Q<text:span text:style-name="T7">a</text:span><text:s/>= Q<text:span text:style-name="T7">s</text:span>/FS<text:span text:style-name="T7">s</text:span><text:s/>+ Q<text:span text:style-name="T7">p</text:span>/FS<text:span text:style-name="T7">p</text:span></text:p>
          </table:table-cell>
          <table:table-cell table:number-columns-repeated="10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office:value-type="string" table:style-name="ce47">
            <text:p><text:s text:c="3"/>Trong đó :</text:p>
          </table:table-cell>
          <table:table-cell table:number-columns-repeated="13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3">
            <text:p>- Qs : Sức chống cực hạn ở mặt bên cọc, được xác định theo công thức sau:</text:p>
          </table:table-cell>
          <table:table-cell table:style-name="ce43"/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number-columns-repeated="3" table:style-name="ce42"/>
          <table:table-cell office:value-type="string" table:style-name="ce42">
            <text:p>Q<text:span text:style-name="T7">s</text:span><text:s/>= u.S(h<text:span text:style-name="T7">si.</text:span>f<text:span text:style-name="T7">si</text:span>)</text:p>
          </table:table-cell>
          <table:table-cell table:number-columns-repeated="10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76">
            <text:p><text:s/>Với : hsi - Độ dài của cọc trong lớp đất thứ i, (m)</text:p>
          </table:table-cell>
          <table:table-cell table:number-columns-repeated="12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2">
            <text:p><text:s text:c="10"/>u <text:s text:c="2"/>- Chu vi tiÕt diÖn cäc, (m)</text:p>
          </table:table-cell>
          <table:table-cell table:number-columns-repeated="12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3">
            <text:p><text:s text:c="10"/>fsi <text:s/>- Ma sát bên đơn vị của lớp đất thứ i và được xác định theo sức chống</text:p>
          </table:table-cell>
          <table:table-cell table:style-name="ce43"/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3">
            <text:p><text:s text:c="16"/>xuyên đầu mũi qc ở cùng độ sâu, theo công thức:</text:p>
          </table:table-cell>
          <table:table-cell table:style-name="ce43"/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table:number-columns-repeated="2" table:style-name="ce43"/>
          <table:table-cell office:value-type="string" table:style-name="ce42">
            <text:p>f<text:span text:style-name="T7">si</text:span><text:s/>= q<text:span text:style-name="T7">ci</text:span>/a<text:span text:style-name="T7">i</text:span></text:p>
          </table:table-cell>
          <table:table-cell table:number-columns-repeated="10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77">
            <text:p><text:s text:c="7"/>Trong đó:</text:p>
          </table:table-cell>
          <table:table-cell table:style-name="ce43"/>
          <table:table-cell office:value-type="string" table:style-name="ce42">
            <text:p>ai - là hệ số lấy theo bảng C.1 (TCXD 205:1998)</text:p>
          </table:table-cell>
          <table:table-cell table:number-columns-repeated="10" table:style-name="ce42"/>
          <table:table-cell table:number-columns-repeated="21" table:style-name="ce41"/>
          <table:table-cell table:number-columns-repeated="16349"/>
        </table:table-row>
        <table:table-row table:style-name="ro15">
          <table:table-cell office:value-type="string" table:number-columns-spanned="11" table:number-rows-spanned="1" table:style-name="ce125">
            <text:p>Bảng tính toán các giá trị của các thông số trên theo tính chất cơ lý của đất nền</text:p>
          </table:table-cell>
          <table:covered-table-cell table:number-columns-repeated="10"/>
          <table:table-cell table:style-name="ce78"/>
          <table:table-cell table:number-columns-repeated="3" table:style-name="ce79"/>
          <table:table-cell table:style-name="ce78"/>
          <table:table-cell table:number-columns-repeated="19" table:style-name="ce41"/>
          <table:table-cell table:number-columns-repeated="16349"/>
        </table:table-row>
        <table:table-row table:style-name="ro16">
          <table:table-cell office:value-type="string" office:string-value="Lớp đất" table:formula="of:=[solieuDC.B4]" table:style-name="ce61">
            <text:p>Lớp đất</text:p>
          </table:table-cell>
          <table:table-cell office:value-type="string" table:number-columns-spanned="2" table:number-rows-spanned="1" table:style-name="ce123">
            <text:p>Tên lớp đất</text:p>
          </table:table-cell>
          <table:covered-table-cell/>
          <table:table-cell office:value-type="string" table:number-columns-spanned="2" table:number-rows-spanned="1" table:style-name="ce123">
            <text:p>Trạng thái</text:p>
          </table:table-cell>
          <table:covered-table-cell/>
          <table:table-cell office:value-type="string" table:style-name="ce61">
            <text:p>(l<text:span text:style-name="T7">i</text:span>)h<text:span text:style-name="T7">si</text:span></text:p>
            <text:p>(m)</text:p>
          </table:table-cell>
          <table:table-cell office:value-type="string" table:style-name="ce61">
            <text:p>g<text:span text:style-name="T7">i</text:span><text:span text:style-name="T7"/></text:p>
            <text:p>(T/m<text:span text:style-name="T8">3</text:span>)</text:p>
          </table:table-cell>
          <table:table-cell office:value-type="string" table:style-name="ce61">
            <text:p>q<text:span text:style-name="T7">ci</text:span></text:p>
            <text:p>(T/m<text:span text:style-name="T8">2</text:span>)</text:p>
          </table:table-cell>
          <table:table-cell office:value-type="string" table:style-name="ce61">
            <text:p>a<text:span text:style-name="T7">i</text:span></text:p>
          </table:table-cell>
          <table:table-cell office:value-type="string" table:style-name="ce62">
            <text:p>f<text:span text:style-name="T7">si</text:span></text:p>
          </table:table-cell>
          <table:table-cell office:value-type="string" table:style-name="ce61">
            <text:p>j<text:span text:style-name="T7">i</text:span></text:p>
            <text:p>(độ)</text:p>
          </table:table-cell>
          <table:table-cell table:style-name="ce42"/>
          <table:table-cell office:value-type="string" table:style-name="ce80">
            <text:p>h<text:span text:style-name="T7">si<text:s/></text:span>f<text:span text:style-name="T7">si</text:span></text:p>
          </table:table-cell>
          <table:table-cell office:value-type="string" table:style-name="ce81">
            <text:p>g<text:span text:style-name="T7">i<text:s/></text:span>l<text:span text:style-name="T7">i</text:span></text:p>
          </table:table-cell>
          <table:table-cell office:value-type="string" table:style-name="ce82">
            <text:p>j<text:span text:style-name="T7">i<text:s/></text:span>l<text:span text:style-name="T7">i</text:span></text:p>
          </table:table-cell>
          <table:table-cell table:style-name="ce83"/>
          <table:table-cell table:number-columns-repeated="19" table:style-name="ce41"/>
          <table:table-cell table:number-columns-repeated="16349"/>
        </table:table-row>
        <table:table-row table:style-name="ro16">
          <table:table-cell office:value-type="string" office:string-value="Líp 1" table:formula="of:=[solieuDC.B5]" table:style-name="ce61">
            <text:p>Líp 1</text:p>
          </table:table-cell>
          <table:table-cell office:value-type="string" office:string-value="Sét pha màu nâu xám" table:formula="of:=[solieuDC.C5]" table:number-columns-spanned="2" table:number-rows-spanned="1" table:style-name="ce123">
            <text:p>Sét pha màu nâu xám</text:p>
          </table:table-cell>
          <table:covered-table-cell/>
          <table:table-cell office:value-type="string" office:string-value="Sét cứng vừa" table:formula="of:=[solieuDC.E5]" table:number-columns-spanned="2" table:number-rows-spanned="1" table:style-name="ce123">
            <text:p>Sét cứng vừa</text:p>
          </table:table-cell>
          <table:covered-table-cell/>
          <table:table-cell office:value-type="float" office:value="2.1" table:formula="of:=[solieuDC.F5]" table:style-name="ce62">
            <text:p>2,1</text:p>
          </table:table-cell>
          <table:table-cell office:value-type="float" office:value="1.89" table:formula="of:=[solieuDC.G5]" table:style-name="ce62">
            <text:p>1,89</text:p>
          </table:table-cell>
          <table:table-cell office:value-type="float" office:value="250" table:formula="of:=[solieuDC.N5]" table:style-name="ce84">
            <text:p>250</text:p>
          </table:table-cell>
          <table:table-cell office:value-type="float" office:value="40" table:formula="of:=VLOOKUP([solieuDC.P5];[BTraM.$AA$167:.$AG$176];6)" table:style-name="ce62">
            <text:p>40</text:p>
          </table:table-cell>
          <table:table-cell office:value-type="float" office:value="6.25" table:formula="of:=[.H65]/[.I65]" table:style-name="ce85">
            <text:p>6,25</text:p>
          </table:table-cell>
          <table:table-cell office:value-type="float" office:value="15.7" table:formula="of:=[solieuDC.I5]" table:style-name="ce62">
            <text:p>15,7</text:p>
          </table:table-cell>
          <table:table-cell table:style-name="ce42"/>
          <table:table-cell office:value-type="float" office:value="13.125" table:formula="of:=[.F65]*[.J65]" table:style-name="ce86">
            <text:p>13,13</text:p>
          </table:table-cell>
          <table:table-cell office:value-type="float" office:value="3.9689999999999999" table:formula="of:=[.F65]*[.G65]" table:style-name="ce87">
            <text:p>3,969</text:p>
          </table:table-cell>
          <table:table-cell office:value-type="float" office:value="32.97" table:formula="of:=[.K65]*[.F65]" table:style-name="ce87">
            <text:p>32,97</text:p>
          </table:table-cell>
          <table:table-cell table:number-columns-repeated="20" table:style-name="ce41"/>
          <table:table-cell table:number-columns-repeated="16349"/>
        </table:table-row>
        <table:table-row table:style-name="ro16">
          <table:table-cell office:value-type="string" office:string-value="Líp 2" table:formula="of:=[solieuDC.B6]" table:style-name="ce61">
            <text:p>Líp 2</text:p>
          </table:table-cell>
          <table:table-cell office:value-type="string" office:string-value="Sét màu nâu xám, nâu đỏ lẫn sạn" table:formula="of:=[solieuDC.C6]" table:number-columns-spanned="2" table:number-rows-spanned="1" table:style-name="ce123">
            <text:p>Sét màu nâu xám, nâu đỏ lẫn sạn</text:p>
          </table:table-cell>
          <table:covered-table-cell/>
          <table:table-cell office:value-type="string" office:string-value="Sét cứng vừa" table:formula="of:=[solieuDC.E6]" table:number-columns-spanned="2" table:number-rows-spanned="1" table:style-name="ce123">
            <text:p>Sét cứng vừa</text:p>
          </table:table-cell>
          <table:covered-table-cell/>
          <table:table-cell office:value-type="float" office:value="2.5" table:formula="of:=[solieuDC.F6]" table:style-name="ce62">
            <text:p>2,5</text:p>
          </table:table-cell>
          <table:table-cell office:value-type="float" office:value="1.89" table:formula="of:=[solieuDC.G6]" table:style-name="ce62">
            <text:p>1,89</text:p>
          </table:table-cell>
          <table:table-cell office:value-type="float" office:value="250" table:formula="of:=[solieuDC.N6]" table:style-name="ce84">
            <text:p>250</text:p>
          </table:table-cell>
          <table:table-cell office:value-type="float" office:value="40" table:formula="of:=VLOOKUP([solieuDC.P6];[BTraM.$AA$167:.$AG$176];6)" table:style-name="ce62">
            <text:p>40</text:p>
          </table:table-cell>
          <table:table-cell office:value-type="float" office:value="6.25" table:formula="of:=[.H66]/[.I66]" table:style-name="ce85">
            <text:p>6,25</text:p>
          </table:table-cell>
          <table:table-cell office:value-type="float" office:value="15.75" table:formula="of:=[solieuDC.I6]" table:style-name="ce62">
            <text:p>15,75</text:p>
          </table:table-cell>
          <table:table-cell table:style-name="ce42"/>
          <table:table-cell office:value-type="float" office:value="15.625" table:formula="of:=[.F66]*[.J66]" table:style-name="ce86">
            <text:p>15,63</text:p>
          </table:table-cell>
          <table:table-cell office:value-type="float" office:value="4.7249999999999996" table:formula="of:=[.F66]*[.G66]" table:style-name="ce87">
            <text:p>4,725</text:p>
          </table:table-cell>
          <table:table-cell office:value-type="float" office:value="39.375" table:formula="of:=[.K66]*[.F66]" table:style-name="ce87">
            <text:p>39,375</text:p>
          </table:table-cell>
          <table:table-cell table:number-columns-repeated="20" table:style-name="ce41"/>
          <table:table-cell table:number-columns-repeated="16349"/>
        </table:table-row>
        <table:table-row table:style-name="ro16">
          <table:table-cell office:value-type="string" office:string-value="Líp 3" table:formula="of:=[solieuDC.B7]" table:style-name="ce61">
            <text:p>Líp 3</text:p>
          </table:table-cell>
          <table:table-cell office:value-type="string" office:string-value="Sét màu nâu xám, nâu đỏ lẫn sạn" table:formula="of:=[solieuDC.C7]" table:number-columns-spanned="2" table:number-rows-spanned="1" table:style-name="ce123">
            <text:p>Sét màu nâu xám, nâu đỏ lẫn sạn</text:p>
          </table:table-cell>
          <table:covered-table-cell/>
          <table:table-cell office:value-type="string" office:string-value="Sét cứng vừa" table:formula="of:=[solieuDC.E7]" table:number-columns-spanned="2" table:number-rows-spanned="1" table:style-name="ce123">
            <text:p>Sét cứng vừa</text:p>
          </table:table-cell>
          <table:covered-table-cell/>
          <table:table-cell office:value-type="float" office:value="1.6" table:formula="of:=[solieuDC.F7]" table:style-name="ce62">
            <text:p>1,6</text:p>
          </table:table-cell>
          <table:table-cell office:value-type="float" office:value="1.89" table:formula="of:=[solieuDC.G7]" table:style-name="ce62">
            <text:p>1,89</text:p>
          </table:table-cell>
          <table:table-cell office:value-type="float" office:value="250" table:formula="of:=[solieuDC.N7]" table:style-name="ce84">
            <text:p>250</text:p>
          </table:table-cell>
          <table:table-cell office:value-type="float" office:value="40" table:formula="of:=VLOOKUP([solieuDC.P7];[BTraM.$AA$167:.$AG$176];6)" table:style-name="ce62">
            <text:p>40</text:p>
          </table:table-cell>
          <table:table-cell office:value-type="float" office:value="6.25" table:formula="of:=[.H67]/[.I67]" table:style-name="ce85">
            <text:p>6,25</text:p>
          </table:table-cell>
          <table:table-cell office:value-type="float" office:value="16.399999999999999" table:formula="of:=[solieuDC.I7]" table:style-name="ce62">
            <text:p>16,4</text:p>
          </table:table-cell>
          <table:table-cell table:style-name="ce42"/>
          <table:table-cell office:value-type="float" office:value="10" table:formula="of:=[.F67]*[.J67]" table:style-name="ce86">
            <text:p>10,00</text:p>
          </table:table-cell>
          <table:table-cell office:value-type="float" office:value="3.024" table:formula="of:=[.F67]*[.G67]" table:style-name="ce87">
            <text:p>3,024</text:p>
          </table:table-cell>
          <table:table-cell office:value-type="float" office:value="26.24" table:formula="of:=[.K67]*[.F67]" table:style-name="ce87">
            <text:p>26,24</text:p>
          </table:table-cell>
          <table:table-cell table:number-columns-repeated="20" table:style-name="ce41"/>
          <table:table-cell table:number-columns-repeated="16349"/>
        </table:table-row>
        <table:table-row table:style-name="ro16">
          <table:table-cell office:value-type="string" office:string-value="Líp 4" table:formula="of:=[solieuDC.B8]" table:style-name="ce61">
            <text:p>Líp 4</text:p>
          </table:table-cell>
          <table:table-cell office:value-type="string" office:string-value="Sét màu nâu xám, nâu đỏ lẫn sạn" table:formula="of:=[solieuDC.C8]" table:number-columns-spanned="2" table:number-rows-spanned="1" table:style-name="ce123">
            <text:p>Sét màu nâu xám, nâu đỏ lẫn sạn</text:p>
          </table:table-cell>
          <table:covered-table-cell/>
          <table:table-cell office:value-type="string" office:string-value="Sét cứng vừa" table:formula="of:=[solieuDC.E8]" table:number-columns-spanned="2" table:number-rows-spanned="1" table:style-name="ce123">
            <text:p>Sét cứng vừa</text:p>
          </table:table-cell>
          <table:covered-table-cell/>
          <table:table-cell office:value-type="float" office:value="2" table:formula="of:=[solieuDC.F8]" table:style-name="ce62">
            <text:p>2</text:p>
          </table:table-cell>
          <table:table-cell office:value-type="float" office:value="1.89" table:formula="of:=[solieuDC.G8]" table:style-name="ce62">
            <text:p>1,89</text:p>
          </table:table-cell>
          <table:table-cell office:value-type="float" office:value="250" table:formula="of:=[solieuDC.N8]" table:style-name="ce84">
            <text:p>250</text:p>
          </table:table-cell>
          <table:table-cell office:value-type="float" office:value="40" table:formula="of:=VLOOKUP([solieuDC.P8];[BTraM.$AA$167:.$AG$176];6)" table:style-name="ce62">
            <text:p>40</text:p>
          </table:table-cell>
          <table:table-cell office:value-type="float" office:value="6.25" table:formula="of:=[.H68]/[.I68]" table:style-name="ce85">
            <text:p>6,25</text:p>
          </table:table-cell>
          <table:table-cell office:value-type="float" office:value="16.399999999999999" table:formula="of:=[solieuDC.I8]" table:style-name="ce62">
            <text:p>16,4</text:p>
          </table:table-cell>
          <table:table-cell table:style-name="ce42"/>
          <table:table-cell office:value-type="float" office:value="12.5" table:formula="of:=[.F68]*[.J68]" table:style-name="ce86">
            <text:p>12,50</text:p>
          </table:table-cell>
          <table:table-cell office:value-type="float" office:value="3.78" table:formula="of:=[.F68]*[.G68]" table:style-name="ce87">
            <text:p>3,78</text:p>
          </table:table-cell>
          <table:table-cell office:value-type="float" office:value="32.799999999999997" table:formula="of:=[.K68]*[.F68]" table:style-name="ce87">
            <text:p>32,8</text:p>
          </table:table-cell>
          <table:table-cell table:number-columns-repeated="20" table:style-name="ce41"/>
          <table:table-cell table:number-columns-repeated="16349"/>
        </table:table-row>
        <table:table-row table:style-name="ro16">
          <table:table-cell office:value-type="string" office:string-value="Líp 5" table:formula="of:=[solieuDC.B9]" table:style-name="ce61">
            <text:p>Líp 5</text:p>
          </table:table-cell>
          <table:table-cell office:value-type="string" office:string-value="Sét màu nâu xám, nâu đỏ lẫn sạn" table:formula="of:=[solieuDC.C9]" table:number-columns-spanned="2" table:number-rows-spanned="1" table:style-name="ce123">
            <text:p>Sét màu nâu xám, nâu đỏ lẫn sạn</text:p>
          </table:table-cell>
          <table:covered-table-cell/>
          <table:table-cell office:value-type="string" office:string-value="Sét cứng vừa" table:formula="of:=[solieuDC.E9]" table:number-columns-spanned="2" table:number-rows-spanned="1" table:style-name="ce123">
            <text:p>Sét cứng vừa</text:p>
          </table:table-cell>
          <table:covered-table-cell/>
          <table:table-cell office:value-type="float" office:value="2" table:formula="of:=[solieuDC.F9]" table:style-name="ce62">
            <text:p>2</text:p>
          </table:table-cell>
          <table:table-cell office:value-type="float" office:value="1.89" table:formula="of:=[solieuDC.G9]" table:style-name="ce62">
            <text:p>1,89</text:p>
          </table:table-cell>
          <table:table-cell office:value-type="float" office:value="250" table:formula="of:=[solieuDC.N9]" table:style-name="ce84">
            <text:p>250</text:p>
          </table:table-cell>
          <table:table-cell office:value-type="float" office:value="40" table:formula="of:=VLOOKUP([solieuDC.P9];[BTraM.$AA$167:.$AG$176];6)" table:style-name="ce62">
            <text:p>40</text:p>
          </table:table-cell>
          <table:table-cell office:value-type="float" office:value="6.25" table:formula="of:=[.H69]/[.I69]" table:style-name="ce85">
            <text:p>6,25</text:p>
          </table:table-cell>
          <table:table-cell office:value-type="float" office:value="16.399999999999999" table:formula="of:=[solieuDC.I9]" table:style-name="ce62">
            <text:p>16,4</text:p>
          </table:table-cell>
          <table:table-cell table:style-name="ce42"/>
          <table:table-cell office:value-type="float" office:value="12.5" table:formula="of:=[.F69]*[.J69]" table:style-name="ce86">
            <text:p>12,50</text:p>
          </table:table-cell>
          <table:table-cell office:value-type="float" office:value="3.78" table:formula="of:=[.F69]*[.G69]" table:style-name="ce87">
            <text:p>3,78</text:p>
          </table:table-cell>
          <table:table-cell office:value-type="float" office:value="32.799999999999997" table:formula="of:=[.K69]*[.F69]" table:style-name="ce87">
            <text:p>32,8</text:p>
          </table:table-cell>
          <table:table-cell table:number-columns-repeated="20" table:style-name="ce41"/>
          <table:table-cell table:number-columns-repeated="16349"/>
        </table:table-row>
        <table:table-row table:style-name="ro16">
          <table:table-cell office:value-type="string" office:string-value="Líp 6" table:formula="of:=[solieuDC.B10]" table:style-name="ce61">
            <text:p>Líp 6</text:p>
          </table:table-cell>
          <table:table-cell office:value-type="string" office:string-value="Sét pha vàng nhạt, xám trắng" table:formula="of:=[solieuDC.C10]" table:number-columns-spanned="2" table:number-rows-spanned="1" table:style-name="ce123">
            <text:p>Sét pha vàng nhạt, xám trắng</text:p>
          </table:table-cell>
          <table:covered-table-cell/>
          <table:table-cell office:value-type="string" office:string-value="Sét cứng vừa" table:formula="of:=[solieuDC.E10]" table:number-columns-spanned="2" table:number-rows-spanned="1" table:style-name="ce123">
            <text:p>Sét cứng vừa</text:p>
          </table:table-cell>
          <table:covered-table-cell/>
          <table:table-cell office:value-type="float" office:value="1" table:formula="of:=[solieuDC.F10]" table:style-name="ce62">
            <text:p>1</text:p>
          </table:table-cell>
          <table:table-cell office:value-type="float" office:value="1.89" table:formula="of:=[solieuDC.G10]" table:style-name="ce62">
            <text:p>1,89</text:p>
          </table:table-cell>
          <table:table-cell office:value-type="float" office:value="250" table:formula="of:=[solieuDC.N10]" table:style-name="ce84">
            <text:p>250</text:p>
          </table:table-cell>
          <table:table-cell office:value-type="float" office:value="40" table:formula="of:=VLOOKUP([solieuDC.P10];[BTraM.$AA$167:.$AG$176];6)" table:style-name="ce62">
            <text:p>40</text:p>
          </table:table-cell>
          <table:table-cell office:value-type="float" office:value="6.25" table:formula="of:=[.H70]/[.I70]" table:style-name="ce85">
            <text:p>6,25</text:p>
          </table:table-cell>
          <table:table-cell office:value-type="float" office:value="16.149999999999999" table:formula="of:=[solieuDC.I10]" table:style-name="ce62">
            <text:p>16,15</text:p>
          </table:table-cell>
          <table:table-cell table:style-name="ce42"/>
          <table:table-cell office:value-type="float" office:value="6.25" table:formula="of:=[.F70]*[.J70]" table:style-name="ce86">
            <text:p>6,25</text:p>
          </table:table-cell>
          <table:table-cell office:value-type="float" office:value="1.89" table:formula="of:=[.F70]*[.G70]" table:style-name="ce87">
            <text:p>1,89</text:p>
          </table:table-cell>
          <table:table-cell office:value-type="float" office:value="16.149999999999999" table:formula="of:=[.K70]*[.F70]" table:style-name="ce87">
            <text:p>16,15</text:p>
          </table:table-cell>
          <table:table-cell table:number-columns-repeated="20" table:style-name="ce41"/>
          <table:table-cell table:number-columns-repeated="16349"/>
        </table:table-row>
        <table:table-row table:style-name="ro16">
          <table:table-cell office:value-type="string" office:string-value="Líp 7" table:formula="of:=[solieuDC.B11]" table:style-name="ce61">
            <text:p>Líp 7</text:p>
          </table:table-cell>
          <table:table-cell office:value-type="string" office:string-value="Cát hạt nhỏ đến hạt vừa màu vàng nhạt" table:formula="of:=[solieuDC.C11]" table:number-columns-spanned="2" table:number-rows-spanned="1" table:style-name="ce123">
            <text:p>Cát hạt nhỏ đến hạt vừa màu vàng nhạt</text:p>
          </table:table-cell>
          <table:covered-table-cell/>
          <table:table-cell office:value-type="string" office:string-value="Cát chặt vừa" table:formula="of:=[solieuDC.E11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11]" table:style-name="ce62">
            <text:p>2</text:p>
          </table:table-cell>
          <table:table-cell office:value-type="float" office:value="1.89" table:formula="of:=[solieuDC.G11]" table:style-name="ce62">
            <text:p>1,89</text:p>
          </table:table-cell>
          <table:table-cell office:value-type="float" office:value="600" table:formula="of:=[solieuDC.N11]" table:style-name="ce84">
            <text:p>600</text:p>
          </table:table-cell>
          <table:table-cell office:value-type="float" office:value="100" table:formula="of:=VLOOKUP([solieuDC.P11];[BTraM.$AA$167:.$AG$176];6)" table:style-name="ce62">
            <text:p>100</text:p>
          </table:table-cell>
          <table:table-cell office:value-type="float" office:value="6" table:formula="of:=[.H71]/[.I71]" table:style-name="ce85">
            <text:p>6,00</text:p>
          </table:table-cell>
          <table:table-cell office:value-type="float" office:value="30" table:formula="of:=[solieuDC.I11]" table:style-name="ce62">
            <text:p>30</text:p>
          </table:table-cell>
          <table:table-cell table:style-name="ce42"/>
          <table:table-cell office:value-type="float" office:value="12" table:formula="of:=[.F71]*[.J71]" table:style-name="ce86">
            <text:p>12,00</text:p>
          </table:table-cell>
          <table:table-cell office:value-type="float" office:value="3.78" table:formula="of:=[.F71]*[.G71]" table:style-name="ce87">
            <text:p>3,78</text:p>
          </table:table-cell>
          <table:table-cell office:value-type="float" office:value="60" table:formula="of:=[.K71]*[.F71]" table:style-name="ce87">
            <text:p>60</text:p>
          </table:table-cell>
          <table:table-cell table:number-columns-repeated="20" table:style-name="ce41"/>
          <table:table-cell table:number-columns-repeated="16349"/>
        </table:table-row>
        <table:table-row table:style-name="ro16">
          <table:table-cell office:value-type="string" office:string-value="Líp 8" table:formula="of:=[solieuDC.B12]" table:style-name="ce61">
            <text:p>Líp 8</text:p>
          </table:table-cell>
          <table:table-cell office:value-type="string" office:string-value="Cát hạt nhỏ đến hạt vừa màu vàng nhạt" table:formula="of:=[solieuDC.C12]" table:number-columns-spanned="2" table:number-rows-spanned="1" table:style-name="ce123">
            <text:p>Cát hạt nhỏ đến hạt vừa màu vàng nhạt</text:p>
          </table:table-cell>
          <table:covered-table-cell/>
          <table:table-cell office:value-type="string" office:string-value="Cát chặt vừa" table:formula="of:=[solieuDC.E12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12]" table:style-name="ce62">
            <text:p>2</text:p>
          </table:table-cell>
          <table:table-cell office:value-type="float" office:value="1.89" table:formula="of:=[solieuDC.G12]" table:style-name="ce62">
            <text:p>1,89</text:p>
          </table:table-cell>
          <table:table-cell office:value-type="float" office:value="600" table:formula="of:=[solieuDC.N12]" table:style-name="ce84">
            <text:p>600</text:p>
          </table:table-cell>
          <table:table-cell office:value-type="float" office:value="100" table:formula="of:=VLOOKUP([solieuDC.P12];[BTraM.$AA$167:.$AG$176];6)" table:style-name="ce62">
            <text:p>100</text:p>
          </table:table-cell>
          <table:table-cell office:value-type="float" office:value="6" table:formula="of:=[.H72]/[.I72]" table:style-name="ce85">
            <text:p>6,00</text:p>
          </table:table-cell>
          <table:table-cell office:value-type="float" office:value="30" table:formula="of:=[solieuDC.I12]" table:style-name="ce62">
            <text:p>30</text:p>
          </table:table-cell>
          <table:table-cell table:style-name="ce42"/>
          <table:table-cell office:value-type="float" office:value="12" table:formula="of:=[.F72]*[.J72]" table:style-name="ce86">
            <text:p>12,00</text:p>
          </table:table-cell>
          <table:table-cell office:value-type="float" office:value="3.78" table:formula="of:=[.F72]*[.G72]" table:style-name="ce87">
            <text:p>3,78</text:p>
          </table:table-cell>
          <table:table-cell office:value-type="float" office:value="60" table:formula="of:=[.K72]*[.F72]" table:style-name="ce87">
            <text:p>60</text:p>
          </table:table-cell>
          <table:table-cell table:number-columns-repeated="20" table:style-name="ce41"/>
          <table:table-cell table:number-columns-repeated="16349"/>
        </table:table-row>
        <table:table-row table:style-name="ro16">
          <table:table-cell office:value-type="string" office:string-value="Líp 9" table:formula="of:=[solieuDC.B13]" table:style-name="ce61">
            <text:p>Líp 9</text:p>
          </table:table-cell>
          <table:table-cell office:value-type="string" office:string-value="Cát hạt nhỏ đến hạt vừa màu vàng nhạt" table:formula="of:=[solieuDC.C13]" table:number-columns-spanned="2" table:number-rows-spanned="1" table:style-name="ce123">
            <text:p>Cát hạt nhỏ đến hạt vừa màu vàng nhạt</text:p>
          </table:table-cell>
          <table:covered-table-cell/>
          <table:table-cell office:value-type="string" office:string-value="Cát chặt vừa" table:formula="of:=[solieuDC.E13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13]" table:style-name="ce62">
            <text:p>2</text:p>
          </table:table-cell>
          <table:table-cell office:value-type="float" office:value="1.89" table:formula="of:=[solieuDC.G13]" table:style-name="ce62">
            <text:p>1,89</text:p>
          </table:table-cell>
          <table:table-cell office:value-type="float" office:value="600" table:formula="of:=[solieuDC.N13]" table:style-name="ce84">
            <text:p>600</text:p>
          </table:table-cell>
          <table:table-cell office:value-type="float" office:value="100" table:formula="of:=VLOOKUP([solieuDC.P13];[BTraM.$AA$167:.$AG$176];6)" table:style-name="ce62">
            <text:p>100</text:p>
          </table:table-cell>
          <table:table-cell office:value-type="float" office:value="6" table:formula="of:=[.H73]/[.I73]" table:style-name="ce85">
            <text:p>6,00</text:p>
          </table:table-cell>
          <table:table-cell office:value-type="float" office:value="30" table:formula="of:=[solieuDC.I13]" table:style-name="ce62">
            <text:p>30</text:p>
          </table:table-cell>
          <table:table-cell table:style-name="ce42"/>
          <table:table-cell office:value-type="float" office:value="12" table:formula="of:=[.F73]*[.J73]" table:style-name="ce86">
            <text:p>12,00</text:p>
          </table:table-cell>
          <table:table-cell office:value-type="float" office:value="3.78" table:formula="of:=[.F73]*[.G73]" table:style-name="ce87">
            <text:p>3,78</text:p>
          </table:table-cell>
          <table:table-cell office:value-type="float" office:value="60" table:formula="of:=[.K73]*[.F73]" table:style-name="ce87">
            <text:p>6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10" table:formula="of:=[solieuDC.B14]" table:style-name="ce61">
            <text:p>Líp 10</text:p>
          </table:table-cell>
          <table:table-cell office:value-type="string" office:string-value="C¸t h¹t nhá ®Õn h¹t võa mµu vµng nh¹t" table:formula="of:=[solieuDC.C14]" table:number-columns-spanned="2" table:number-rows-spanned="1" table:style-name="ce123">
            <text:p>C¸t h¹t nhá ®Õn h¹t võa mµu vµng nh¹t</text:p>
          </table:table-cell>
          <table:covered-table-cell/>
          <table:table-cell office:value-type="string" office:string-value="Cát chặt vừa" table:formula="of:=[solieuDC.E14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14]" table:style-name="ce62">
            <text:p>2</text:p>
          </table:table-cell>
          <table:table-cell office:value-type="float" office:value="1.94" table:formula="of:=[solieuDC.G14]" table:style-name="ce62">
            <text:p>1,94</text:p>
          </table:table-cell>
          <table:table-cell office:value-type="float" office:value="600" table:formula="of:=[solieuDC.N14]" table:style-name="ce84">
            <text:p>600</text:p>
          </table:table-cell>
          <table:table-cell office:value-type="float" office:value="100" table:formula="of:=VLOOKUP([solieuDC.P14];[BTraM.$AA$167:.$AG$176];6)" table:style-name="ce62">
            <text:p>100</text:p>
          </table:table-cell>
          <table:table-cell office:value-type="float" office:value="6" table:formula="of:=[.H74]/[.I74]" table:style-name="ce85">
            <text:p>6,00</text:p>
          </table:table-cell>
          <table:table-cell office:value-type="float" office:value="30" table:formula="of:=[solieuDC.I14]" table:style-name="ce62">
            <text:p>30</text:p>
          </table:table-cell>
          <table:table-cell table:style-name="ce42"/>
          <table:table-cell office:value-type="float" office:value="12" table:formula="of:=[.F74]*[.J74]" table:style-name="ce86">
            <text:p>12,00</text:p>
          </table:table-cell>
          <table:table-cell office:value-type="float" office:value="3.88" table:formula="of:=[.F74]*[.G74]" table:style-name="ce87">
            <text:p>3,88</text:p>
          </table:table-cell>
          <table:table-cell office:value-type="float" office:value="60" table:formula="of:=[.K74]*[.F74]" table:style-name="ce87">
            <text:p>6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11" table:formula="of:=[solieuDC.B15]" table:style-name="ce88">
            <text:p>Líp 11</text:p>
          </table:table-cell>
          <table:table-cell office:value-type="string" office:string-value="C¸t h¹t võa lÉn sái th¹ch anh vµng nh¹t" table:formula="of:=[solieuDC.C15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15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15]" table:style-name="ce62">
            <text:p>2</text:p>
          </table:table-cell>
          <table:table-cell office:value-type="float" office:value="1.94" table:formula="of:=[solieuDC.G15]" table:style-name="ce62">
            <text:p>1,94</text:p>
          </table:table-cell>
          <table:table-cell office:value-type="float" office:value="750" table:formula="of:=[solieuDC.N15]" table:style-name="ce84">
            <text:p>750</text:p>
          </table:table-cell>
          <table:table-cell office:value-type="float" office:value="100" table:formula="of:=VLOOKUP([solieuDC.P15];[BTraM.$AA$167:.$AG$176];6)" table:style-name="ce62">
            <text:p>100</text:p>
          </table:table-cell>
          <table:table-cell office:value-type="float" office:value="7.5" table:formula="of:=[.H75]/[.I75]" table:style-name="ce85">
            <text:p>7,50</text:p>
          </table:table-cell>
          <table:table-cell office:value-type="float" office:value="30" table:formula="of:=[solieuDC.I15]" table:style-name="ce62">
            <text:p>30</text:p>
          </table:table-cell>
          <table:table-cell table:style-name="ce42"/>
          <table:table-cell office:value-type="float" office:value="15" table:formula="of:=[.F75]*[.J75]" table:style-name="ce86">
            <text:p>15,00</text:p>
          </table:table-cell>
          <table:table-cell office:value-type="float" office:value="3.88" table:formula="of:=[.F75]*[.G75]" table:style-name="ce87">
            <text:p>3,88</text:p>
          </table:table-cell>
          <table:table-cell office:value-type="float" office:value="60" table:formula="of:=[.K75]*[.F75]" table:style-name="ce87">
            <text:p>6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12" table:formula="of:=[solieuDC.B16]" table:style-name="ce88">
            <text:p>Líp 12</text:p>
          </table:table-cell>
          <table:table-cell office:value-type="string" office:string-value="C¸t h¹t võa lÉn sái th¹ch anh vµng nh¹t" table:formula="of:=[solieuDC.C16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16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16]" table:style-name="ce62">
            <text:p>2</text:p>
          </table:table-cell>
          <table:table-cell office:value-type="float" office:value="1.94" table:formula="of:=[solieuDC.G16]" table:style-name="ce62">
            <text:p>1,94</text:p>
          </table:table-cell>
          <table:table-cell office:value-type="float" office:value="750" table:formula="of:=[solieuDC.N16]" table:style-name="ce84">
            <text:p>750</text:p>
          </table:table-cell>
          <table:table-cell office:value-type="float" office:value="100" table:formula="of:=VLOOKUP([solieuDC.P16];[BTraM.$AA$167:.$AG$176];6)" table:style-name="ce62">
            <text:p>100</text:p>
          </table:table-cell>
          <table:table-cell office:value-type="float" office:value="7.5" table:formula="of:=[.H76]/[.I76]" table:style-name="ce85">
            <text:p>7,50</text:p>
          </table:table-cell>
          <table:table-cell office:value-type="float" office:value="30" table:formula="of:=[solieuDC.I16]" table:style-name="ce62">
            <text:p>30</text:p>
          </table:table-cell>
          <table:table-cell table:style-name="ce42"/>
          <table:table-cell office:value-type="float" office:value="15" table:formula="of:=[.F76]*[.J76]" table:style-name="ce86">
            <text:p>15,00</text:p>
          </table:table-cell>
          <table:table-cell office:value-type="float" office:value="3.88" table:formula="of:=[.F76]*[.G76]" table:style-name="ce87">
            <text:p>3,88</text:p>
          </table:table-cell>
          <table:table-cell office:value-type="float" office:value="60" table:formula="of:=[.K76]*[.F76]" table:style-name="ce87">
            <text:p>6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13" table:formula="of:=[solieuDC.B17]" table:style-name="ce88">
            <text:p>Líp 13</text:p>
          </table:table-cell>
          <table:table-cell office:value-type="string" office:string-value="C¸t h¹t võa lÉn sái th¹ch anh vµng nh¹t" table:formula="of:=[solieuDC.C17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17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17]" table:style-name="ce62">
            <text:p>2</text:p>
          </table:table-cell>
          <table:table-cell office:value-type="float" office:value="1.94" table:formula="of:=[solieuDC.G17]" table:style-name="ce62">
            <text:p>1,94</text:p>
          </table:table-cell>
          <table:table-cell office:value-type="float" office:value="750" table:formula="of:=[solieuDC.N17]" table:style-name="ce84">
            <text:p>750</text:p>
          </table:table-cell>
          <table:table-cell office:value-type="float" office:value="100" table:formula="of:=VLOOKUP([solieuDC.P17];[BTraM.$AA$167:.$AG$176];6)" table:style-name="ce62">
            <text:p>100</text:p>
          </table:table-cell>
          <table:table-cell office:value-type="float" office:value="7.5" table:formula="of:=[.H77]/[.I77]" table:style-name="ce85">
            <text:p>7,50</text:p>
          </table:table-cell>
          <table:table-cell office:value-type="float" office:value="30" table:formula="of:=[solieuDC.I17]" table:style-name="ce62">
            <text:p>30</text:p>
          </table:table-cell>
          <table:table-cell table:style-name="ce42"/>
          <table:table-cell office:value-type="float" office:value="15" table:formula="of:=[.F77]*[.J77]" table:style-name="ce86">
            <text:p>15,00</text:p>
          </table:table-cell>
          <table:table-cell office:value-type="float" office:value="3.88" table:formula="of:=[.F77]*[.G77]" table:style-name="ce87">
            <text:p>3,88</text:p>
          </table:table-cell>
          <table:table-cell office:value-type="float" office:value="60" table:formula="of:=[.K77]*[.F77]" table:style-name="ce87">
            <text:p>6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14" table:formula="of:=[solieuDC.B18]" table:style-name="ce88">
            <text:p>Líp 14</text:p>
          </table:table-cell>
          <table:table-cell office:value-type="string" office:string-value="C¸t h¹t võa lÉn sái th¹ch anh vµng nh¹t" table:formula="of:=[solieuDC.C18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18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18]" table:style-name="ce62">
            <text:p>2</text:p>
          </table:table-cell>
          <table:table-cell office:value-type="float" office:value="1.94" table:formula="of:=[solieuDC.G18]" table:style-name="ce62">
            <text:p>1,94</text:p>
          </table:table-cell>
          <table:table-cell office:value-type="float" office:value="750" table:formula="of:=[solieuDC.N18]" table:style-name="ce84">
            <text:p>750</text:p>
          </table:table-cell>
          <table:table-cell office:value-type="float" office:value="100" table:formula="of:=VLOOKUP([solieuDC.P18];[BTraM.$AA$167:.$AG$176];6)" table:style-name="ce62">
            <text:p>100</text:p>
          </table:table-cell>
          <table:table-cell office:value-type="float" office:value="7.5" table:formula="of:=[.H78]/[.I78]" table:style-name="ce85">
            <text:p>7,50</text:p>
          </table:table-cell>
          <table:table-cell office:value-type="float" office:value="30" table:formula="of:=[solieuDC.I18]" table:style-name="ce62">
            <text:p>30</text:p>
          </table:table-cell>
          <table:table-cell table:style-name="ce42"/>
          <table:table-cell office:value-type="float" office:value="15" table:formula="of:=[.F78]*[.J78]" table:style-name="ce86">
            <text:p>15,00</text:p>
          </table:table-cell>
          <table:table-cell office:value-type="float" office:value="3.88" table:formula="of:=[.F78]*[.G78]" table:style-name="ce87">
            <text:p>3,88</text:p>
          </table:table-cell>
          <table:table-cell office:value-type="float" office:value="60" table:formula="of:=[.K78]*[.F78]" table:style-name="ce87">
            <text:p>6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15" table:formula="of:=[solieuDC.B19]" table:style-name="ce88">
            <text:p>Líp 15</text:p>
          </table:table-cell>
          <table:table-cell office:value-type="string" office:string-value="C¸t h¹t võa lÉn sái th¹ch anh vµng nh¹t" table:formula="of:=[solieuDC.C19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19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19]" table:style-name="ce62">
            <text:p>2</text:p>
          </table:table-cell>
          <table:table-cell office:value-type="float" office:value="1.94" table:formula="of:=[solieuDC.G19]" table:style-name="ce62">
            <text:p>1,94</text:p>
          </table:table-cell>
          <table:table-cell office:value-type="float" office:value="750" table:formula="of:=[solieuDC.N19]" table:style-name="ce84">
            <text:p>750</text:p>
          </table:table-cell>
          <table:table-cell office:value-type="float" office:value="100" table:formula="of:=VLOOKUP([solieuDC.P19];[BTraM.$AA$167:.$AG$176];6)" table:style-name="ce62">
            <text:p>100</text:p>
          </table:table-cell>
          <table:table-cell office:value-type="float" office:value="7.5" table:formula="of:=[.H79]/[.I79]" table:style-name="ce85">
            <text:p>7,50</text:p>
          </table:table-cell>
          <table:table-cell office:value-type="float" office:value="30" table:formula="of:=[solieuDC.I19]" table:style-name="ce62">
            <text:p>30</text:p>
          </table:table-cell>
          <table:table-cell table:style-name="ce42"/>
          <table:table-cell office:value-type="float" office:value="15" table:formula="of:=[.F79]*[.J79]" table:style-name="ce86">
            <text:p>15,00</text:p>
          </table:table-cell>
          <table:table-cell office:value-type="float" office:value="3.88" table:formula="of:=[.F79]*[.G79]" table:style-name="ce87">
            <text:p>3,88</text:p>
          </table:table-cell>
          <table:table-cell office:value-type="float" office:value="60" table:formula="of:=[.K79]*[.F79]" table:style-name="ce87">
            <text:p>6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16" table:formula="of:=[solieuDC.B20]" table:style-name="ce88">
            <text:p>Líp 16</text:p>
          </table:table-cell>
          <table:table-cell office:value-type="string" office:string-value="C¸t h¹t võa lÉn sái th¹ch anh vµng nh¹t" table:formula="of:=[solieuDC.C20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20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20]" table:style-name="ce62">
            <text:p>2</text:p>
          </table:table-cell>
          <table:table-cell office:value-type="float" office:value="1.94" table:formula="of:=[solieuDC.G20]" table:style-name="ce62">
            <text:p>1,94</text:p>
          </table:table-cell>
          <table:table-cell office:value-type="float" office:value="750" table:formula="of:=[solieuDC.N20]" table:style-name="ce84">
            <text:p>750</text:p>
          </table:table-cell>
          <table:table-cell office:value-type="float" office:value="100" table:formula="of:=VLOOKUP([solieuDC.P20];[BTraM.$AA$167:.$AG$176];6)" table:style-name="ce62">
            <text:p>100</text:p>
          </table:table-cell>
          <table:table-cell office:value-type="float" office:value="7.5" table:formula="of:=[.H80]/[.I80]" table:style-name="ce85">
            <text:p>7,50</text:p>
          </table:table-cell>
          <table:table-cell office:value-type="float" office:value="0" table:formula="of:=[solieuDC.I20]" table:style-name="ce62">
            <text:p>0</text:p>
          </table:table-cell>
          <table:table-cell table:style-name="ce42"/>
          <table:table-cell office:value-type="float" office:value="15" table:formula="of:=[.F80]*[.J80]" table:style-name="ce86">
            <text:p>15,00</text:p>
          </table:table-cell>
          <table:table-cell office:value-type="float" office:value="3.88" table:formula="of:=[.F80]*[.G80]" table:style-name="ce87">
            <text:p>3,88</text:p>
          </table:table-cell>
          <table:table-cell office:value-type="float" office:value="0" table:formula="of:=[.K80]*[.F80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17" table:formula="of:=[solieuDC.B21]" table:style-name="ce88">
            <text:p>Líp 17</text:p>
          </table:table-cell>
          <table:table-cell office:value-type="string" office:string-value="C¸t h¹t võa lÉn sái th¹ch anh vµng nh¹t" table:formula="of:=[solieuDC.C21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21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21]" table:style-name="ce62">
            <text:p>2</text:p>
          </table:table-cell>
          <table:table-cell office:value-type="float" office:value="1.94" table:formula="of:=[solieuDC.G21]" table:style-name="ce62">
            <text:p>1,94</text:p>
          </table:table-cell>
          <table:table-cell office:value-type="float" office:value="750" table:formula="of:=[solieuDC.N21]" table:style-name="ce84">
            <text:p>750</text:p>
          </table:table-cell>
          <table:table-cell office:value-type="float" office:value="100" table:formula="of:=VLOOKUP([solieuDC.P21];[BTraM.$AA$167:.$AG$176];6)" table:style-name="ce62">
            <text:p>100</text:p>
          </table:table-cell>
          <table:table-cell office:value-type="float" office:value="7.5" table:formula="of:=[.H81]/[.I81]" table:style-name="ce85">
            <text:p>7,50</text:p>
          </table:table-cell>
          <table:table-cell office:value-type="float" office:value="0" table:formula="of:=[solieuDC.I21]" table:style-name="ce62">
            <text:p>0</text:p>
          </table:table-cell>
          <table:table-cell table:style-name="ce42"/>
          <table:table-cell office:value-type="float" office:value="15" table:formula="of:=[.F81]*[.J81]" table:style-name="ce86">
            <text:p>15,00</text:p>
          </table:table-cell>
          <table:table-cell office:value-type="float" office:value="3.88" table:formula="of:=[.F81]*[.G81]" table:style-name="ce87">
            <text:p>3,88</text:p>
          </table:table-cell>
          <table:table-cell office:value-type="float" office:value="0" table:formula="of:=[.K81]*[.F81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18" table:formula="of:=[solieuDC.B22]" table:style-name="ce88">
            <text:p>Líp 18</text:p>
          </table:table-cell>
          <table:table-cell office:value-type="string" office:string-value="C¸t h¹t võa lÉn sái th¹ch anh vµng nh¹t" table:formula="of:=[solieuDC.C22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22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22]" table:style-name="ce62">
            <text:p>2</text:p>
          </table:table-cell>
          <table:table-cell office:value-type="float" office:value="1.94" table:formula="of:=[solieuDC.G22]" table:style-name="ce62">
            <text:p>1,94</text:p>
          </table:table-cell>
          <table:table-cell office:value-type="float" office:value="750" table:formula="of:=[solieuDC.N22]" table:style-name="ce84">
            <text:p>750</text:p>
          </table:table-cell>
          <table:table-cell office:value-type="float" office:value="100" table:formula="of:=VLOOKUP([solieuDC.P22];[BTraM.$AA$167:.$AG$176];6)" table:style-name="ce62">
            <text:p>100</text:p>
          </table:table-cell>
          <table:table-cell office:value-type="float" office:value="7.5" table:formula="of:=[.H82]/[.I82]" table:style-name="ce85">
            <text:p>7,50</text:p>
          </table:table-cell>
          <table:table-cell office:value-type="float" office:value="0" table:formula="of:=[solieuDC.I22]" table:style-name="ce62">
            <text:p>0</text:p>
          </table:table-cell>
          <table:table-cell table:style-name="ce42"/>
          <table:table-cell office:value-type="float" office:value="15" table:formula="of:=[.F82]*[.J82]" table:style-name="ce86">
            <text:p>15,00</text:p>
          </table:table-cell>
          <table:table-cell office:value-type="float" office:value="3.88" table:formula="of:=[.F82]*[.G82]" table:style-name="ce87">
            <text:p>3,88</text:p>
          </table:table-cell>
          <table:table-cell office:value-type="float" office:value="0" table:formula="of:=[.K82]*[.F82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19" table:formula="of:=[solieuDC.B23]" table:style-name="ce88">
            <text:p>Líp 19</text:p>
          </table:table-cell>
          <table:table-cell office:value-type="string" office:string-value="C¸t h¹t võa lÉn sái th¹ch anh vµng nh¹t" table:formula="of:=[solieuDC.C23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23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23]" table:style-name="ce62">
            <text:p>2</text:p>
          </table:table-cell>
          <table:table-cell office:value-type="float" office:value="1.94" table:formula="of:=[solieuDC.G23]" table:style-name="ce62">
            <text:p>1,94</text:p>
          </table:table-cell>
          <table:table-cell office:value-type="float" office:value="750" table:formula="of:=[solieuDC.N23]" table:style-name="ce84">
            <text:p>750</text:p>
          </table:table-cell>
          <table:table-cell office:value-type="float" office:value="100" table:formula="of:=VLOOKUP([solieuDC.P23];[BTraM.$AA$167:.$AG$176];6)" table:style-name="ce62">
            <text:p>100</text:p>
          </table:table-cell>
          <table:table-cell office:value-type="float" office:value="7.5" table:formula="of:=[.H83]/[.I83]" table:style-name="ce85">
            <text:p>7,50</text:p>
          </table:table-cell>
          <table:table-cell office:value-type="float" office:value="0" table:formula="of:=[solieuDC.I23]" table:style-name="ce62">
            <text:p>0</text:p>
          </table:table-cell>
          <table:table-cell table:style-name="ce42"/>
          <table:table-cell office:value-type="float" office:value="15" table:formula="of:=[.F83]*[.J83]" table:style-name="ce86">
            <text:p>15,00</text:p>
          </table:table-cell>
          <table:table-cell office:value-type="float" office:value="3.88" table:formula="of:=[.F83]*[.G83]" table:style-name="ce87">
            <text:p>3,88</text:p>
          </table:table-cell>
          <table:table-cell office:value-type="float" office:value="0" table:formula="of:=[.K83]*[.F83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20" table:formula="of:=[solieuDC.B24]" table:style-name="ce88">
            <text:p>Líp 20</text:p>
          </table:table-cell>
          <table:table-cell office:value-type="string" office:string-value="C¸t h¹t võa lÉn sái th¹ch anh vµng nh¹t" table:formula="of:=[solieuDC.C24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24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24]" table:style-name="ce62">
            <text:p>2</text:p>
          </table:table-cell>
          <table:table-cell office:value-type="float" office:value="1.94" table:formula="of:=[solieuDC.G24]" table:style-name="ce62">
            <text:p>1,94</text:p>
          </table:table-cell>
          <table:table-cell office:value-type="float" office:value="750" table:formula="of:=[solieuDC.N24]" table:style-name="ce84">
            <text:p>750</text:p>
          </table:table-cell>
          <table:table-cell office:value-type="float" office:value="100" table:formula="of:=VLOOKUP([solieuDC.P24];[BTraM.$AA$167:.$AG$176];6)" table:style-name="ce62">
            <text:p>100</text:p>
          </table:table-cell>
          <table:table-cell office:value-type="float" office:value="7.5" table:formula="of:=[.H84]/[.I84]" table:style-name="ce85">
            <text:p>7,50</text:p>
          </table:table-cell>
          <table:table-cell office:value-type="float" office:value="0" table:formula="of:=[solieuDC.I24]" table:style-name="ce62">
            <text:p>0</text:p>
          </table:table-cell>
          <table:table-cell table:style-name="ce42"/>
          <table:table-cell office:value-type="float" office:value="15" table:formula="of:=[.F84]*[.J84]" table:style-name="ce86">
            <text:p>15,00</text:p>
          </table:table-cell>
          <table:table-cell office:value-type="float" office:value="3.88" table:formula="of:=[.F84]*[.G84]" table:style-name="ce87">
            <text:p>3,88</text:p>
          </table:table-cell>
          <table:table-cell office:value-type="float" office:value="0" table:formula="of:=[.K84]*[.F84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21" table:formula="of:=[solieuDC.B25]" table:style-name="ce88">
            <text:p>Líp 21</text:p>
          </table:table-cell>
          <table:table-cell office:value-type="string" office:string-value="C¸t h¹t võa lÉn sái th¹ch anh vµng nh¹t" table:formula="of:=[solieuDC.C25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25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25]" table:style-name="ce62">
            <text:p>2</text:p>
          </table:table-cell>
          <table:table-cell office:value-type="float" office:value="1.94" table:formula="of:=[solieuDC.G25]" table:style-name="ce62">
            <text:p>1,94</text:p>
          </table:table-cell>
          <table:table-cell office:value-type="float" office:value="750" table:formula="of:=[solieuDC.N25]" table:style-name="ce84">
            <text:p>750</text:p>
          </table:table-cell>
          <table:table-cell office:value-type="float" office:value="100" table:formula="of:=VLOOKUP([solieuDC.P25];[BTraM.$AA$167:.$AG$176];6)" table:style-name="ce62">
            <text:p>100</text:p>
          </table:table-cell>
          <table:table-cell office:value-type="float" office:value="7.5" table:formula="of:=[.H85]/[.I85]" table:style-name="ce85">
            <text:p>7,50</text:p>
          </table:table-cell>
          <table:table-cell office:value-type="float" office:value="0" table:formula="of:=[solieuDC.I25]" table:style-name="ce62">
            <text:p>0</text:p>
          </table:table-cell>
          <table:table-cell table:style-name="ce42"/>
          <table:table-cell office:value-type="float" office:value="15" table:formula="of:=[.F85]*[.J85]" table:style-name="ce86">
            <text:p>15,00</text:p>
          </table:table-cell>
          <table:table-cell office:value-type="float" office:value="3.88" table:formula="of:=[.F85]*[.G85]" table:style-name="ce87">
            <text:p>3,88</text:p>
          </table:table-cell>
          <table:table-cell office:value-type="float" office:value="0" table:formula="of:=[.K85]*[.F85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22" table:formula="of:=[solieuDC.B26]" table:style-name="ce88">
            <text:p>Líp 22</text:p>
          </table:table-cell>
          <table:table-cell office:value-type="string" office:string-value="C¸t h¹t võa lÉn sái th¹ch anh vµng nh¹t" table:formula="of:=[solieuDC.C26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26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26]" table:style-name="ce62">
            <text:p>2</text:p>
          </table:table-cell>
          <table:table-cell office:value-type="float" office:value="1.94" table:formula="of:=[solieuDC.G26]" table:style-name="ce62">
            <text:p>1,94</text:p>
          </table:table-cell>
          <table:table-cell office:value-type="float" office:value="750" table:formula="of:=[solieuDC.N26]" table:style-name="ce84">
            <text:p>750</text:p>
          </table:table-cell>
          <table:table-cell office:value-type="float" office:value="100" table:formula="of:=VLOOKUP([solieuDC.P26];[BTraM.$AA$167:.$AG$176];6)" table:style-name="ce62">
            <text:p>100</text:p>
          </table:table-cell>
          <table:table-cell office:value-type="float" office:value="7.5" table:formula="of:=[.H86]/[.I86]" table:style-name="ce85">
            <text:p>7,50</text:p>
          </table:table-cell>
          <table:table-cell office:value-type="float" office:value="0" table:formula="of:=[solieuDC.I26]" table:style-name="ce62">
            <text:p>0</text:p>
          </table:table-cell>
          <table:table-cell table:style-name="ce42"/>
          <table:table-cell office:value-type="float" office:value="15" table:formula="of:=[.F86]*[.J86]" table:style-name="ce86">
            <text:p>15,00</text:p>
          </table:table-cell>
          <table:table-cell office:value-type="float" office:value="3.88" table:formula="of:=[.F86]*[.G86]" table:style-name="ce87">
            <text:p>3,88</text:p>
          </table:table-cell>
          <table:table-cell office:value-type="float" office:value="0" table:formula="of:=[.K86]*[.F86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23" table:formula="of:=[solieuDC.B27]" table:style-name="ce88">
            <text:p>Líp 23</text:p>
          </table:table-cell>
          <table:table-cell office:value-type="string" office:string-value="C¸t h¹t võa lÉn sái th¹ch anh vµng nh¹t" table:formula="of:=[solieuDC.C27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27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27]" table:style-name="ce62">
            <text:p>2</text:p>
          </table:table-cell>
          <table:table-cell office:value-type="float" office:value="1.94" table:formula="of:=[solieuDC.G27]" table:style-name="ce62">
            <text:p>1,94</text:p>
          </table:table-cell>
          <table:table-cell office:value-type="float" office:value="750" table:formula="of:=[solieuDC.N27]" table:style-name="ce84">
            <text:p>750</text:p>
          </table:table-cell>
          <table:table-cell office:value-type="float" office:value="100" table:formula="of:=VLOOKUP([solieuDC.P27];[BTraM.$AA$167:.$AG$176];6)" table:style-name="ce62">
            <text:p>100</text:p>
          </table:table-cell>
          <table:table-cell office:value-type="float" office:value="7.5" table:formula="of:=[.H87]/[.I87]" table:style-name="ce85">
            <text:p>7,50</text:p>
          </table:table-cell>
          <table:table-cell office:value-type="float" office:value="0" table:formula="of:=[solieuDC.I27]" table:style-name="ce62">
            <text:p>0</text:p>
          </table:table-cell>
          <table:table-cell table:style-name="ce42"/>
          <table:table-cell office:value-type="float" office:value="15" table:formula="of:=[.F87]*[.J87]" table:style-name="ce86">
            <text:p>15,00</text:p>
          </table:table-cell>
          <table:table-cell office:value-type="float" office:value="3.88" table:formula="of:=[.F87]*[.G87]" table:style-name="ce87">
            <text:p>3,88</text:p>
          </table:table-cell>
          <table:table-cell office:value-type="float" office:value="0" table:formula="of:=[.K87]*[.F87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24" table:formula="of:=[solieuDC.B28]" table:style-name="ce88">
            <text:p>Líp 24</text:p>
          </table:table-cell>
          <table:table-cell office:value-type="string" office:string-value="C¸t h¹t võa lÉn sái th¹ch anh vµng nh¹t" table:formula="of:=[solieuDC.C28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28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28]" table:style-name="ce62">
            <text:p>2</text:p>
          </table:table-cell>
          <table:table-cell office:value-type="float" office:value="1.94" table:formula="of:=[solieuDC.G28]" table:style-name="ce62">
            <text:p>1,94</text:p>
          </table:table-cell>
          <table:table-cell office:value-type="float" office:value="750" table:formula="of:=[solieuDC.N28]" table:style-name="ce84">
            <text:p>750</text:p>
          </table:table-cell>
          <table:table-cell office:value-type="float" office:value="100" table:formula="of:=VLOOKUP([solieuDC.P28];[BTraM.$AA$167:.$AG$176];6)" table:style-name="ce62">
            <text:p>100</text:p>
          </table:table-cell>
          <table:table-cell office:value-type="float" office:value="7.5" table:formula="of:=[.H88]/[.I88]" table:style-name="ce85">
            <text:p>7,50</text:p>
          </table:table-cell>
          <table:table-cell office:value-type="float" office:value="0" table:formula="of:=[solieuDC.I28]" table:style-name="ce62">
            <text:p>0</text:p>
          </table:table-cell>
          <table:table-cell table:style-name="ce42"/>
          <table:table-cell office:value-type="float" office:value="15" table:formula="of:=[.F88]*[.J88]" table:style-name="ce86">
            <text:p>15,00</text:p>
          </table:table-cell>
          <table:table-cell office:value-type="float" office:value="3.88" table:formula="of:=[.F88]*[.G88]" table:style-name="ce87">
            <text:p>3,88</text:p>
          </table:table-cell>
          <table:table-cell office:value-type="float" office:value="0" table:formula="of:=[.K88]*[.F88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25" table:formula="of:=[solieuDC.B29]" table:style-name="ce88">
            <text:p>Líp 25</text:p>
          </table:table-cell>
          <table:table-cell office:value-type="string" office:string-value="C¸t h¹t võa lÉn sái th¹ch anh vµng nh¹t" table:formula="of:=[solieuDC.C29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29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29]" table:style-name="ce62">
            <text:p>2</text:p>
          </table:table-cell>
          <table:table-cell office:value-type="float" office:value="1.94" table:formula="of:=[solieuDC.G29]" table:style-name="ce62">
            <text:p>1,94</text:p>
          </table:table-cell>
          <table:table-cell office:value-type="float" office:value="750" table:formula="of:=[solieuDC.N29]" table:style-name="ce84">
            <text:p>750</text:p>
          </table:table-cell>
          <table:table-cell office:value-type="float" office:value="100" table:formula="of:=VLOOKUP([solieuDC.P29];[BTraM.$AA$167:.$AG$176];6)" table:style-name="ce62">
            <text:p>100</text:p>
          </table:table-cell>
          <table:table-cell office:value-type="float" office:value="7.5" table:formula="of:=[.H89]/[.I89]" table:style-name="ce85">
            <text:p>7,50</text:p>
          </table:table-cell>
          <table:table-cell office:value-type="float" office:value="0" table:formula="of:=[solieuDC.I29]" table:style-name="ce62">
            <text:p>0</text:p>
          </table:table-cell>
          <table:table-cell table:style-name="ce42"/>
          <table:table-cell office:value-type="float" office:value="15" table:formula="of:=[.F89]*[.J89]" table:style-name="ce86">
            <text:p>15,00</text:p>
          </table:table-cell>
          <table:table-cell office:value-type="float" office:value="3.88" table:formula="of:=[.F89]*[.G89]" table:style-name="ce87">
            <text:p>3,88</text:p>
          </table:table-cell>
          <table:table-cell office:value-type="float" office:value="0" table:formula="of:=[.K89]*[.F89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26" table:formula="of:=[solieuDC.B30]" table:style-name="ce88">
            <text:p>Líp 26</text:p>
          </table:table-cell>
          <table:table-cell office:value-type="string" office:string-value="C¸t h¹t võa lÉn sái th¹ch anh vµng nh¹t" table:formula="of:=[solieuDC.C30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30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30]" table:style-name="ce62">
            <text:p>2</text:p>
          </table:table-cell>
          <table:table-cell office:value-type="float" office:value="1.94" table:formula="of:=[solieuDC.G30]" table:style-name="ce62">
            <text:p>1,94</text:p>
          </table:table-cell>
          <table:table-cell office:value-type="float" office:value="750" table:formula="of:=[solieuDC.N30]" table:style-name="ce84">
            <text:p>750</text:p>
          </table:table-cell>
          <table:table-cell office:value-type="float" office:value="100" table:formula="of:=VLOOKUP([solieuDC.P30];[BTraM.$AA$167:.$AG$176];6)" table:style-name="ce62">
            <text:p>100</text:p>
          </table:table-cell>
          <table:table-cell office:value-type="float" office:value="7.5" table:formula="of:=[.H90]/[.I90]" table:style-name="ce85">
            <text:p>7,50</text:p>
          </table:table-cell>
          <table:table-cell office:value-type="float" office:value="0" table:formula="of:=[solieuDC.I30]" table:style-name="ce62">
            <text:p>0</text:p>
          </table:table-cell>
          <table:table-cell table:style-name="ce42"/>
          <table:table-cell office:value-type="float" office:value="15" table:formula="of:=[.F90]*[.J90]" table:style-name="ce86">
            <text:p>15,00</text:p>
          </table:table-cell>
          <table:table-cell office:value-type="float" office:value="3.88" table:formula="of:=[.F90]*[.G90]" table:style-name="ce87">
            <text:p>3,88</text:p>
          </table:table-cell>
          <table:table-cell office:value-type="float" office:value="0" table:formula="of:=[.K90]*[.F90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6" table:visibility="collapse">
          <table:table-cell office:value-type="string" office:string-value="Líp 27" table:formula="of:=[solieuDC.B31]" table:style-name="ce88">
            <text:p>Líp 27</text:p>
          </table:table-cell>
          <table:table-cell office:value-type="string" office:string-value="C¸t h¹t võa lÉn sái th¹ch anh vµng nh¹t" table:formula="of:=[solieuDC.C31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át chặt vừa" table:formula="of:=[solieuDC.E31]" table:number-columns-spanned="2" table:number-rows-spanned="1" table:style-name="ce123">
            <text:p>Cát chặt vừa</text:p>
          </table:table-cell>
          <table:covered-table-cell/>
          <table:table-cell office:value-type="float" office:value="2" table:formula="of:=[solieuDC.F31]" table:style-name="ce62">
            <text:p>2</text:p>
          </table:table-cell>
          <table:table-cell office:value-type="float" office:value="1.94" table:formula="of:=[solieuDC.G31]" table:style-name="ce62">
            <text:p>1,94</text:p>
          </table:table-cell>
          <table:table-cell office:value-type="float" office:value="750" table:formula="of:=[solieuDC.N31]" table:style-name="ce84">
            <text:p>750</text:p>
          </table:table-cell>
          <table:table-cell office:value-type="float" office:value="100" table:formula="of:=VLOOKUP([solieuDC.P31];[BTraM.$AA$167:.$AG$176];6)" table:style-name="ce62">
            <text:p>100</text:p>
          </table:table-cell>
          <table:table-cell office:value-type="float" office:value="7.5" table:formula="of:=[.H91]/[.I91]" table:style-name="ce85">
            <text:p>7,50</text:p>
          </table:table-cell>
          <table:table-cell office:value-type="float" office:value="0" table:formula="of:=[solieuDC.I31]" table:style-name="ce62">
            <text:p>0</text:p>
          </table:table-cell>
          <table:table-cell table:style-name="ce42"/>
          <table:table-cell office:value-type="float" office:value="15" table:formula="of:=[.F91]*[.J91]" table:style-name="ce86">
            <text:p>15,00</text:p>
          </table:table-cell>
          <table:table-cell office:value-type="float" office:value="3.88" table:formula="of:=[.F91]*[.G91]" table:style-name="ce87">
            <text:p>3,88</text:p>
          </table:table-cell>
          <table:table-cell office:value-type="float" office:value="0" table:formula="of:=[.K91]*[.F91]" table:style-name="ce87">
            <text:p>0</text:p>
          </table:table-cell>
          <table:table-cell table:number-columns-repeated="20" table:style-name="ce41"/>
          <table:table-cell table:number-columns-repeated="16349"/>
        </table:table-row>
        <table:table-row table:style-name="ro17">
          <table:table-cell office:value-type="string" table:number-columns-spanned="5" table:number-rows-spanned="1" table:style-name="ce126">
            <text:p>Tæng S=</text:p>
          </table:table-cell>
          <table:covered-table-cell table:number-columns-repeated="4"/>
          <table:table-cell office:value-type="float" office:value="17.2" table:formula="of:=SUM([.F65:.F73])" table:style-name="ce64">
            <text:p>17,2</text:p>
          </table:table-cell>
          <table:table-cell table:style-name="ce64"/>
          <table:table-cell table:style-name="ce89"/>
          <table:table-cell table:style-name="ce64"/>
          <table:table-cell table:style-name="ce90"/>
          <table:table-cell table:style-name="ce64"/>
          <table:table-cell table:style-name="ce42"/>
          <table:table-cell office:value-type="float" office:value="106" table:formula="of:=SUM([.M65:.M73])" table:style-name="ce91">
            <text:p>106,00</text:p>
          </table:table-cell>
          <table:table-cell office:value-type="float" office:value="32.508000000000003" table:formula="of:=SUM([.N65:.N73])" table:style-name="ce92">
            <text:p>32,508</text:p>
          </table:table-cell>
          <table:table-cell office:value-type="float" office:value="360.33500000000004" table:formula="of:=SUM([.O65:.O73])" table:style-name="ce92">
            <text:p>360,335</text:p>
          </table:table-cell>
          <table:table-cell table:number-columns-repeated="20" table:style-name="ce41"/>
          <table:table-cell table:number-columns-repeated="16349"/>
        </table:table-row>
        <table:table-row table:style-name="ro17">
          <table:table-cell table:number-columns-repeated="2" table:style-name="ce42"/>
          <table:table-cell office:value-type="string" table:style-name="ce69">
            <text:p>g<text:span text:style-name="T7">tb<text:s/></text:span>= S(g<text:span text:style-name="T7">i</text:span>.l<text:span text:style-name="T7">i</text:span>)/Sl<text:span text:style-name="T7">i<text:s/></text:span>=</text:p>
          </table:table-cell>
          <table:table-cell table:number-columns-repeated="2" table:style-name="ce42"/>
          <table:table-cell office:value-type="float" office:value="1.8900000000000001" table:formula="of:=[.N92]/[.F92]" table:number-columns-spanned="2" table:number-rows-spanned="1" table:style-name="ce127">
            <text:p>1,89<text:s/></text:p>
          </table:table-cell>
          <table:covered-table-cell/>
          <table:table-cell office:value-type="string" table:style-name="ce42">
            <text:p>(T/m<text:span text:style-name="T8">3</text:span>)</text:p>
          </table:table-cell>
          <table:table-cell table:number-columns-repeated="2" table:style-name="ce42"/>
          <table:table-cell table:style-name="ce53"/>
          <table:table-cell table:number-columns-repeated="2" table:style-name="ce93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18">
          <table:table-cell table:style-name="ce42"/>
          <table:table-cell table:style-name="ce60"/>
          <table:table-cell office:value-type="string" table:style-name="ce69">
            <text:p>j<text:span text:style-name="T7">tb</text:span><text:s/>= S(j<text:span text:style-name="T7">i</text:span>.l<text:span text:style-name="T7">i</text:span>)/Sl<text:span text:style-name="T7">i</text:span><text:s/>=</text:p>
          </table:table-cell>
          <table:table-cell table:number-columns-repeated="2" table:style-name="ce42"/>
          <table:table-cell office:value-type="float" office:value="20.949709302325584" table:formula="of:=[.O92]/[.F92]" table:number-columns-spanned="2" table:number-rows-spanned="1" table:style-name="ce128">
            <text:p>20,95<text:s/></text:p>
          </table:table-cell>
          <table:covered-table-cell/>
          <table:table-cell office:value-type="float" office:value="0" table:style-name="ce48">
            <text:p>0</text:p>
          </table:table-cell>
          <table:table-cell table:number-columns-repeated="2" table:style-name="ce42"/>
          <table:table-cell table:style-name="ce53"/>
          <table:table-cell table:number-columns-repeated="2" table:style-name="ce93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style-name="ce42"/>
          <table:table-cell office:value-type="string" table:style-name="ce43">
            <text:p><text:s/>- Sức chống cực hạn ở mặt bên cọc:</text:p>
          </table:table-cell>
          <table:table-cell table:style-name="ce43"/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number-columns-repeated="2" table:style-name="ce42"/>
          <table:table-cell office:value-type="string" table:style-name="ce42">
            <text:p>Þ Q<text:span text:style-name="T7">s</text:span><text:s/>= uSh<text:span text:style-name="T7">si</text:span>f<text:span text:style-name="T7">si</text:span><text:s/>=</text:p>
          </table:table-cell>
          <table:table-cell table:number-columns-repeated="2" table:style-name="ce42"/>
          <table:table-cell office:value-type="float" office:value="84.800000000000011" table:formula="of:=[.D5]*[.M92]" table:number-columns-spanned="2" table:number-rows-spanned="1" table:style-name="ce129">
            <text:p>84,80</text:p>
          </table:table-cell>
          <table:covered-table-cell/>
          <table:table-cell office:value-type="string" table:style-name="ce42">
            <text:p>(T)</text:p>
          </table:table-cell>
          <table:table-cell table:number-columns-repeated="6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style-name="ce42"/>
          <table:table-cell office:value-type="string" table:style-name="ce43">
            <text:p>- Qp : Sức chống cực hạn ở mũi, được xác định theo công thức sau:</text:p>
          </table:table-cell>
          <table:table-cell table:style-name="ce43"/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style-name="ce42"/>
          <table:table-cell table:style-name="ce43"/>
          <table:table-cell office:value-type="string" table:style-name="ce42">
            <text:p>Q<text:span text:style-name="T7">p</text:span><text:s/>= A<text:span text:style-name="T7">p</text:span>.q<text:span text:style-name="T7">p</text:span></text:p>
          </table:table-cell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style-name="ce42"/>
          <table:table-cell office:value-type="string" table:style-name="ce42">
            <text:p><text:s text:c="2"/>Với : <text:s/>qp - Giá trị của qp xác định theo công thức sau:</text:p>
          </table:table-cell>
          <table:table-cell table:number-columns-repeated="12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number-columns-repeated="2" table:style-name="ce42"/>
          <table:table-cell office:value-type="string" table:style-name="ce42">
            <text:p>q<text:span text:style-name="T7">p</text:span><text:s/>= K<text:span text:style-name="T7">c</text:span>.q<text:span text:style-name="T7">c</text:span></text:p>
          </table:table-cell>
          <table:table-cell table:style-name="ce42">
            <draw:custom-shape svg:x="0.28111in" svg:y="0.01028in" svg:width="0.14528in" svg:height="0.04139in" draw:z-index="1" draw:id="id0" draw:style-name="a2" draw:name="Shape 3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8 ?f8 L ?f9 ?f9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style-name="ce42"/>
          <table:table-cell office:value-type="string" table:style-name="ce42">
            <text:p><text:s/>Trong đó: Kc - là hệ số mang tải lấy theo bảng C.1 (TCXD 205:1998); <text:s/>Kc <text:s/>=</text:p>
          </table:table-cell>
          <table:table-cell table:number-columns-repeated="9" table:style-name="ce42"/>
          <table:table-cell office:value-type="float" office:value="0.5" table:style-name="ce46">
            <text:p>0,5</text:p>
          </table:table-cell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style-name="ce42"/>
          <table:table-cell table:style-name="ce43"/>
          <table:table-cell office:value-type="string" table:style-name="ce42">
            <text:p><text:s text:c="6"/>qc - Sức chống xuyên trung bình, lấy trong khoảng 3d phía trên và 3d phía</text:p>
            <draw:custom-shape svg:x="0.26028in" svg:y="0.05194in" svg:width="0.09333in" svg:height="0.04139in" draw:z-index="2" draw:id="id1" draw:style-name="a5" draw:name="Shape 4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?f8 ?f8 L ?f9 ?f9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number-columns-repeated="3" table:style-name="ce42"/>
          <table:table-cell office:value-type="string" table:style-name="ce42">
            <text:p><text:s/>dưới mũi cọc; <text:s text:c="2"/>qc =</text:p>
          </table:table-cell>
          <table:table-cell table:style-name="ce42"/>
          <table:table-cell table:style-name="ce42">
            <draw:custom-shape svg:x="0.23972in" svg:y="0.03111in" svg:width="0.05153in" svg:height="0.04139in" draw:z-index="3" draw:id="id2" draw:style-name="a8" draw:name="Shape 5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?f8 ?f8 L ?f9 ?f9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office:value-type="float" office:value="600" table:formula="of:=([.H72]+[.H73])/2" table:style-name="ce94">
            <text:p>600</text:p>
          </table:table-cell>
          <table:table-cell office:value-type="string" table:style-name="ce42">
            <text:p>(T/m<text:span text:style-name="T8">2</text:span>) Þ q<text:span text:style-name="T7">p</text:span><text:s/>=</text:p>
          </table:table-cell>
          <table:table-cell table:style-name="ce42"/>
          <table:table-cell office:value-type="float" office:value="300" table:formula="of:=[.G103]*[.L101]" table:style-name="ce95">
            <text:p>300,0</text:p>
          </table:table-cell>
          <table:table-cell office:value-type="string" table:style-name="ce48">
            <text:p>(T/m<text:span text:style-name="T8">2</text:span>)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number-columns-repeated="2" table:style-name="ce42"/>
          <table:table-cell office:value-type="string" table:style-name="ce42">
            <text:p>Þ Q<text:span text:style-name="T7">p</text:span><text:s/>= A<text:span text:style-name="T7">p</text:span>.q<text:span text:style-name="T7">p</text:span><text:s/>=</text:p>
          </table:table-cell>
          <table:table-cell table:number-columns-repeated="2" table:style-name="ce42"/>
          <table:table-cell office:value-type="float" office:value="12.000000000000002" table:formula="of:=[.D6]*[.J103]" table:style-name="ce96">
            <text:p>12,0</text:p>
          </table:table-cell>
          <table:table-cell office:value-type="string" table:style-name="ce42">
            <text:p>(T)</text:p>
          </table:table-cell>
          <table:table-cell table:number-columns-repeated="7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style-name="ce42"/>
          <table:table-cell office:value-type="string" table:style-name="ce75">
            <text:p><text:s text:c="5"/>* Vậy sức chịu tải cho phép của cọc:</text:p>
          </table:table-cell>
          <table:table-cell table:number-columns-repeated="12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number-columns-repeated="2" table:style-name="ce42"/>
          <table:table-cell office:value-type="string" table:style-name="ce42">
            <text:p>Qa = Qs/2 + Qp/3 =</text:p>
          </table:table-cell>
          <table:table-cell table:style-name="ce53"/>
          <table:table-cell table:style-name="ce42"/>
          <table:table-cell office:value-type="float" office:value="46.400000000000006" table:formula="of:=[.F96]/2+[.F104]/3" table:style-name="ce97">
            <text:p>46,4</text:p>
          </table:table-cell>
          <table:table-cell office:value-type="string" table:style-name="ce42">
            <text:p>(T)</text:p>
          </table:table-cell>
          <table:table-cell table:number-columns-repeated="7" table:style-name="ce42"/>
          <table:table-cell table:number-columns-repeated="21" table:style-name="ce41"/>
          <table:table-cell table:number-columns-repeated="16349"/>
        </table:table-row>
        <table:table-row table:style-name="ro19">
          <table:table-cell table:number-columns-repeated="14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office:value-type="string" table:style-name="ce51">
            <text:p>3. Tính toán sức chịu tải của cọc theo kết quả SPT</text:p>
          </table:table-cell>
          <table:table-cell table:number-columns-repeated="8" table:style-name="ce51"/>
          <table:table-cell table:number-columns-repeated="5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office:value-type="string" table:style-name="ce75">
            <text:p><text:s text:c="5"/>* Sức chịu tải cho phép của cọc được tính theo công thức sau :</text:p>
          </table:table-cell>
          <table:table-cell table:number-columns-repeated="13" table:style-name="ce42"/>
          <table:table-cell table:number-columns-repeated="21" table:style-name="ce41"/>
          <table:table-cell table:number-columns-repeated="16349"/>
        </table:table-row>
        <table:table-row table:style-name="ro7">
          <table:table-cell table:number-columns-repeated="2" table:style-name="ce42"/>
          <table:table-cell office:value-type="string" table:style-name="ce42">
            <text:p>Q<text:span text:style-name="T7">a</text:span><text:s/>= Q<text:span text:style-name="T7">tc</text:span>/k<text:span text:style-name="T7">tc</text:span></text:p>
          </table:table-cell>
          <table:table-cell table:number-columns-repeated="10" table:style-name="ce42"/>
          <table:table-cell table:number-columns-repeated="22" table:style-name="ce41"/>
          <table:table-cell table:number-columns-repeated="16349"/>
        </table:table-row>
        <table:table-row table:style-name="ro7">
          <table:table-cell office:value-type="string" table:style-name="ce47">
            <text:p><text:s text:c="3"/>Trong đó :</text:p>
          </table:table-cell>
          <table:table-cell table:number-columns-repeated="12" table:style-name="ce42"/>
          <table:table-cell table:number-columns-repeated="22" table:style-name="ce41"/>
          <table:table-cell table:number-columns-repeated="16349"/>
        </table:table-row>
        <table:table-row table:style-name="ro7">
          <table:table-cell table:style-name="ce47"/>
          <table:table-cell office:value-type="string" table:style-name="ce43">
            <text:p>- ktc <text:s/>: Hệ số an toàn; lấy bằng ktc =</text:p>
          </table:table-cell>
          <table:table-cell table:number-columns-repeated="4" table:style-name="ce42"/>
          <table:table-cell office:value-type="float" office:value="1.75" table:style-name="ce45">
            <office:annotation draw:style-name="a9" svg:x="4.20833333333333in" svg:y="19.7916666666667in" svg:width="3.0625in" svg:height="1.82291666666667in">
              <dc:creator/>
              <text:p><text:span text:style-name="T9">======</text:span></text:p>
              <text:p><text:span text:style-name="T9">ID#AAAAJ_WVo2o</text:span></text:p>
              <text:p><text:span text:style-name="T9">1-5 <text:s text:c="3"/>(2020-07-18 16:11:15)</text:span></text:p>
              <text:p><text:span text:style-name="T9">6-10 <text:s/>cọc <text:s/>k=1,65.</text:span></text:p>
              <text:p><text:span text:style-name="T9">11-20 cọc <text:s/>k=1,55.</text:span></text:p>
              <text:p><text:span text:style-name="T9">&gt;20 <text:s text:c="3"/>cọc <text:s/>k=1,4</text:span></text:p>
            </office:annotation>
            <text:p>1,75</text:p>
          </table:table-cell>
          <table:table-cell table:number-columns-repeated="6" table:style-name="ce42"/>
          <table:table-cell table:number-columns-repeated="22" table:style-name="ce41"/>
          <table:table-cell table:number-columns-repeated="16349"/>
        </table:table-row>
        <table:table-row table:style-name="ro7">
          <table:table-cell table:style-name="ce47"/>
          <table:table-cell office:value-type="string" table:style-name="ce43">
            <text:p>- Qtc : Sức chịu tải tiêu chuẩn tính toán theo đất nền của cọc, được xác định theo;</text:p>
          </table:table-cell>
          <table:table-cell table:number-columns-repeated="2" table:style-name="ce42"/>
          <table:table-cell table:style-name="ce48"/>
          <table:table-cell table:number-columns-repeated="8" table:style-name="ce42"/>
          <table:table-cell table:number-columns-repeated="22" table:style-name="ce41"/>
          <table:table-cell table:number-columns-repeated="16349"/>
        </table:table-row>
        <table:table-row table:style-name="ro7">
          <table:table-cell table:number-columns-repeated="2" table:style-name="ce42"/>
          <table:table-cell office:value-type="string" table:style-name="ce42">
            <text:p>Q<text:span text:style-name="T7">tc</text:span><text:s/>= m(m<text:span text:style-name="T7">R</text:span>q<text:span text:style-name="T7">p</text:span>A<text:span text:style-name="T7">p</text:span><text:s/>+ uSm<text:span text:style-name="T7">f</text:span>f<text:span text:style-name="T7">si</text:span>l<text:span text:style-name="T7">i</text:span>)</text:p>
          </table:table-cell>
          <table:table-cell table:number-columns-repeated="10" table:style-name="ce42"/>
          <table:table-cell table:number-columns-repeated="22" table:style-name="ce41"/>
          <table:table-cell table:number-columns-repeated="16349"/>
        </table:table-row>
        <table:table-row table:style-name="ro7">
          <table:table-cell office:value-type="string" table:style-name="ce42">
            <text:p><text:s text:c="10"/>Với :</text:p>
          </table:table-cell>
          <table:table-cell table:number-columns-repeated="12" table:style-name="ce42"/>
          <table:table-cell table:number-columns-repeated="22" table:style-name="ce41"/>
          <table:table-cell table:number-columns-repeated="16349"/>
        </table:table-row>
        <table:table-row table:style-name="ro7">
          <table:table-cell table:style-name="ce42"/>
          <table:table-cell office:value-type="string" table:style-name="ce43">
            <text:p>- m: Hệ số điều kiện làm việc của cọc trong đất,m =</text:p>
          </table:table-cell>
          <table:table-cell table:number-columns-repeated="6" table:style-name="ce42"/>
          <table:table-cell office:value-type="float" office:value="1" table:style-name="ce98">
            <text:p>1,0</text:p>
          </table:table-cell>
          <table:table-cell table:number-columns-repeated="4" table:style-name="ce42"/>
          <table:table-cell table:number-columns-repeated="22" table:style-name="ce41"/>
          <table:table-cell table:number-columns-repeated="16349"/>
        </table:table-row>
        <table:table-row table:style-name="ro7">
          <table:table-cell table:style-name="ce42"/>
          <table:table-cell office:value-type="string" table:style-name="ce43">
            <text:p>- qp và fs : Cường độ chịu tải ở mũi và mặt bên của cọc,</text:p>
          </table:table-cell>
          <table:table-cell table:number-columns-repeated="11" table:style-name="ce42"/>
          <table:table-cell table:number-columns-repeated="22" table:style-name="ce41"/>
          <table:table-cell table:number-columns-repeated="16349"/>
        </table:table-row>
        <table:table-row table:style-name="ro7">
          <table:table-cell table:style-name="ce42"/>
          <table:table-cell table:style-name="ce43"/>
          <table:table-cell office:value-type="string" table:style-name="ce42">
            <text:p>lấy theo bảng A.1 và A.2; ( TCVN 205-1998)</text:p>
          </table:table-cell>
          <table:table-cell table:number-columns-repeated="10" table:style-name="ce42"/>
          <table:table-cell table:number-columns-repeated="22" table:style-name="ce41"/>
          <table:table-cell table:number-columns-repeated="16349"/>
        </table:table-row>
        <table:table-row table:style-name="ro7">
          <table:table-cell table:style-name="ce42"/>
          <table:table-cell office:value-type="string" table:style-name="ce43">
            <text:p>- mR và mf : Hệ số điều kiện làm việc của đất lần lượt ở mũi cọc và ở mặt bên cọc</text:p>
          </table:table-cell>
          <table:table-cell table:number-columns-repeated="11" table:style-name="ce42"/>
          <table:table-cell table:number-columns-repeated="22" table:style-name="ce41"/>
          <table:table-cell table:number-columns-repeated="16349"/>
        </table:table-row>
        <table:table-row table:style-name="ro7">
          <table:table-cell table:style-name="ce42"/>
          <table:table-cell office:value-type="string" table:style-name="ce43">
            <text:p><text:s text:c="10"/>có kể đến ảnh hưởng của <text:s/>phương pháp hạ cọc đến sức chống tính toán của</text:p>
          </table:table-cell>
          <table:table-cell table:number-columns-repeated="11" table:style-name="ce42"/>
          <table:table-cell table:number-columns-repeated="22" table:style-name="ce41"/>
          <table:table-cell table:number-columns-repeated="16349"/>
        </table:table-row>
        <table:table-row table:style-name="ro7">
          <table:table-cell table:style-name="ce42"/>
          <table:table-cell office:value-type="string" table:style-name="ce43">
            <text:p><text:s text:c="10"/>đất, xác định theo bảng A.3;</text:p>
          </table:table-cell>
          <table:table-cell table:number-columns-repeated="11" table:style-name="ce42"/>
          <table:table-cell table:number-columns-repeated="22" table:style-name="ce41"/>
          <table:table-cell table:number-columns-repeated="16349"/>
        </table:table-row>
        <table:table-row table:style-name="ro10">
          <table:table-cell office:value-type="string" table:number-columns-spanned="11" table:number-rows-spanned="1" table:style-name="ce125">
            <text:p>Bảng tính toán các giá trị của các thông số trên theo tính chất cơ lý của đất nền</text:p>
          </table:table-cell>
          <table:covered-table-cell table:number-columns-repeated="10"/>
          <table:table-cell table:number-columns-repeated="2" table:style-name="ce78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20">
          <table:table-cell office:value-type="string" table:style-name="ce61">
            <text:p>Lớp đất</text:p>
          </table:table-cell>
          <table:table-cell office:value-type="string" table:number-columns-spanned="2" table:number-rows-spanned="1" table:style-name="ce123">
            <text:p>Tên lớp đất</text:p>
          </table:table-cell>
          <table:covered-table-cell/>
          <table:table-cell office:value-type="string" table:number-columns-spanned="2" table:number-rows-spanned="1" table:style-name="ce123">
            <text:p>Loại đất</text:p>
            <text:p>(độ sệt IL)</text:p>
          </table:table-cell>
          <table:covered-table-cell/>
          <table:table-cell office:value-type="string" table:style-name="ce61">
            <text:p>l<text:span text:style-name="T7">i</text:span><text:span text:style-name="T7"/></text:p>
            <text:p>(m)</text:p>
          </table:table-cell>
          <table:table-cell office:value-type="string" table:style-name="ce61">
            <text:p>Độ sâu tb (m)</text:p>
          </table:table-cell>
          <table:table-cell office:value-type="string" table:style-name="ce61">
            <text:p>q<text:span text:style-name="T7">p</text:span><text:s/>(T/m<text:span text:style-name="T8">2</text:span>)</text:p>
          </table:table-cell>
          <table:table-cell office:value-type="string" table:style-name="ce61">
            <text:p>m<text:span text:style-name="T7">f</text:span></text:p>
          </table:table-cell>
          <table:table-cell office:value-type="string" table:style-name="ce61">
            <text:p>f<text:span text:style-name="T7">si</text:span></text:p>
            <text:p>(T/m<text:span text:style-name="T8">2</text:span>)</text:p>
          </table:table-cell>
          <table:table-cell office:value-type="string" table:style-name="ce62">
            <text:p>m<text:span text:style-name="T7">f</text:span>f<text:span text:style-name="T7">si</text:span>l<text:span text:style-name="T7">i</text:span>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>
          <table:table-cell office:value-type="string" office:string-value="Líp 1" table:formula="of:=[solieuDC.B5]" table:style-name="ce61">
            <text:p>Líp 1</text:p>
          </table:table-cell>
          <table:table-cell office:value-type="string" office:string-value="Sét pha màu nâu xám" table:formula="of:=[solieuDC.C5]" table:number-columns-spanned="2" table:number-rows-spanned="1" table:style-name="ce123">
            <text:p>Sét pha màu nâu xám</text:p>
          </table:table-cell>
          <table:covered-table-cell/>
          <table:table-cell office:value-type="float" office:value="0.30299999999999999" table:formula="of:=IF(OR([solieuDC.D5]=&quot;Cát sỏi&quot;;[solieuDC.D5]=&quot;Cát thô&quot;;[solieuDC.D5]=&quot;Cát thô vừa&quot;;[solieuDC.D5]=&quot;Cát mịn&quot;;[solieuDC.D5]=&quot;Cát bụi&quot;);[solieuDC.D5];[solieuDC.H5])" table:number-columns-spanned="2" table:number-rows-spanned="1" table:style-name="ce123">
            <text:p>0,303</text:p>
          </table:table-cell>
          <table:covered-table-cell/>
          <table:table-cell office:value-type="float" office:value="2.1" table:formula="of:=[solieuDC.F5]" table:style-name="ce62">
            <text:p>2,1</text:p>
          </table:table-cell>
          <table:table-cell office:value-type="float" office:value="1.05" table:formula="of:=[.F124]/2" table:style-name="ce62">
            <text:p>1,05</text:p>
          </table:table-cell>
          <table:table-cell office:value-type="float" office:value="69.160000000000011" table:formula="of:=[BTraM.P29]" table:style-name="ce84">
            <text:p>69</text:p>
          </table:table-cell>
          <table:table-cell office:value-type="float" office:value="1" table:formula="of:=IF([.$E$3]=&quot;Ðp cäc&quot;;IF(OR([.D124]=&quot;C¸t sái&quot;;[.D124]=&quot;C¸t th«&quot;;[.D124]=&quot;C¸t th« võa&quot;;[.D124]=&quot;C¸t mÞn&quot;;[.D124]=&quot;C¸t bôi&quot;);1;0.9);1)" table:style-name="ce62">
            <text:p>1</text:p>
          </table:table-cell>
          <table:table-cell office:value-type="float" office:value="2.3108499999999998" table:formula="of:=[BTraM.AG31]" table:style-name="ce85">
            <text:p>2,31</text:p>
          </table:table-cell>
          <table:table-cell office:value-type="float" office:value="4.8527849999999999" table:formula="of:=[.I124]*[.J124]*[.F124]" table:style-name="ce63">
            <text:p>4,9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>
          <table:table-cell office:value-type="string" office:string-value="Líp 2" table:formula="of:=[solieuDC.B6]" table:style-name="ce61">
            <text:p>Líp 2</text:p>
          </table:table-cell>
          <table:table-cell office:value-type="string" office:string-value="Sét màu nâu xám, nâu đỏ lẫn sạn" table:formula="of:=[solieuDC.C6]" table:number-columns-spanned="2" table:number-rows-spanned="1" table:style-name="ce123">
            <text:p>Sét màu nâu xám, nâu đỏ lẫn sạn</text:p>
          </table:table-cell>
          <table:covered-table-cell/>
          <table:table-cell office:value-type="float" office:value="0.26200000000000001" table:formula="of:=IF(OR([solieuDC.D6]=&quot;Cát sỏi&quot;;[solieuDC.D6]=&quot;Cát thô&quot;;[solieuDC.D6]=&quot;Cát thô vừa&quot;;[solieuDC.D6]=&quot;Cát mịn&quot;;[solieuDC.D6]=&quot;Cát bụi&quot;);[solieuDC.D6];[solieuDC.H6])" table:number-columns-spanned="2" table:number-rows-spanned="1" table:style-name="ce123">
            <text:p>0,262</text:p>
          </table:table-cell>
          <table:covered-table-cell/>
          <table:table-cell office:value-type="float" office:value="2.5" table:formula="of:=[solieuDC.F6]" table:style-name="ce62">
            <text:p>2,5</text:p>
          </table:table-cell>
          <table:table-cell office:value-type="float" office:value="3.35" table:formula="of:=[.F124]+[.F125]/2" table:style-name="ce62">
            <text:p>3,35</text:p>
          </table:table-cell>
          <table:table-cell office:value-type="float" office:value="259.49" table:formula="of:=[BTraM.P34]" table:style-name="ce84">
            <text:p>259</text:p>
          </table:table-cell>
          <table:table-cell office:value-type="float" office:value="1" table:formula="of:=IF([.$E$3]=&quot;Ðp cäc&quot;;IF(OR([.D125]=&quot;C¸t sái&quot;;[.D125]=&quot;C¸t th«&quot;;[.D125]=&quot;C¸t th« võa&quot;;[.D125]=&quot;C¸t mÞn&quot;;[.D125]=&quot;C¸t bôi&quot;);1;0.9);1)" table:style-name="ce62">
            <text:p>1</text:p>
          </table:table-cell>
          <table:table-cell office:value-type="float" office:value="4.1256000000000004" table:formula="of:=[BTraM.AG36]" table:style-name="ce85">
            <text:p>4,13</text:p>
          </table:table-cell>
          <table:table-cell office:value-type="float" office:value="10.314" table:formula="of:=[.I125]*[.J125]*[.F125]" table:style-name="ce63">
            <text:p>10,3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>
          <table:table-cell office:value-type="string" office:string-value="Líp 3" table:formula="of:=[solieuDC.B7]" table:style-name="ce61">
            <text:p>Líp 3</text:p>
          </table:table-cell>
          <table:table-cell office:value-type="string" office:string-value="Sét màu nâu xám, nâu đỏ lẫn sạn" table:formula="of:=[solieuDC.C7]" table:number-columns-spanned="2" table:number-rows-spanned="1" table:style-name="ce123">
            <text:p>Sét màu nâu xám, nâu đỏ lẫn sạn</text:p>
          </table:table-cell>
          <table:covered-table-cell/>
          <table:table-cell office:value-type="float" office:value="4.2000000000000003E-2" table:formula="of:=IF(OR([solieuDC.D7]=&quot;Cát sỏi&quot;;[solieuDC.D7]=&quot;Cát thô&quot;;[solieuDC.D7]=&quot;Cát thô vừa&quot;;[solieuDC.D7]=&quot;Cát mịn&quot;;[solieuDC.D7]=&quot;Cát bụi&quot;);[solieuDC.D7];[solieuDC.H7])" table:number-columns-spanned="2" table:number-rows-spanned="1" table:style-name="ce123">
            <text:p>0,042</text:p>
          </table:table-cell>
          <table:covered-table-cell/>
          <table:table-cell office:value-type="float" office:value="1.6" table:formula="of:=[solieuDC.F7]" table:style-name="ce62">
            <text:p>1,6</text:p>
          </table:table-cell>
          <table:table-cell office:value-type="float" office:value="5.3999999999999995" table:formula="of:=[.G125]+[.F125]/2+[.F126]/2" table:style-name="ce62">
            <text:p>5,4</text:p>
          </table:table-cell>
          <table:table-cell office:value-type="float" office:value="787.12" table:formula="of:=[BTraM.P39]" table:style-name="ce84">
            <text:p>787</text:p>
          </table:table-cell>
          <table:table-cell office:value-type="float" office:value="1" table:formula="of:=IF([.$E$3]=&quot;Ðp cäc&quot;;IF(OR([.D126]=&quot;C¸t sái&quot;;[.D126]=&quot;C¸t th«&quot;;[.D126]=&quot;C¸t th« võa&quot;;[.D126]=&quot;C¸t mÞn&quot;;[.D126]=&quot;C¸t bôi&quot;);1;0.9);1)" table:style-name="ce62">
            <text:p>1</text:p>
          </table:table-cell>
          <table:table-cell office:value-type="float" office:value="5.68" table:formula="of:=[BTraM.AG41]" table:style-name="ce85">
            <text:p>5,68</text:p>
          </table:table-cell>
          <table:table-cell office:value-type="float" office:value="9.0879999999999992" table:formula="of:=[.I126]*[.J126]*[.F126]" table:style-name="ce63">
            <text:p>9,1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>
          <table:table-cell office:value-type="string" office:string-value="Líp 4" table:formula="of:=[solieuDC.B8]" table:style-name="ce61">
            <text:p>Líp 4</text:p>
          </table:table-cell>
          <table:table-cell office:value-type="string" office:string-value="Sét màu nâu xám, nâu đỏ lẫn sạn" table:formula="of:=[solieuDC.C8]" table:number-columns-spanned="2" table:number-rows-spanned="1" table:style-name="ce123">
            <text:p>Sét màu nâu xám, nâu đỏ lẫn sạn</text:p>
          </table:table-cell>
          <table:covered-table-cell/>
          <table:table-cell office:value-type="float" office:value="4.2000000000000003E-2" table:formula="of:=IF(OR([solieuDC.D8]=&quot;Cát sỏi&quot;;[solieuDC.D8]=&quot;Cát thô&quot;;[solieuDC.D8]=&quot;Cát thô vừa&quot;;[solieuDC.D8]=&quot;Cát mịn&quot;;[solieuDC.D8]=&quot;Cát bụi&quot;);[solieuDC.D8];[solieuDC.H8])" table:number-columns-spanned="2" table:number-rows-spanned="1" table:style-name="ce123">
            <text:p>0,042</text:p>
          </table:table-cell>
          <table:covered-table-cell/>
          <table:table-cell office:value-type="float" office:value="2" table:formula="of:=[solieuDC.F8]" table:style-name="ce62">
            <text:p>2</text:p>
          </table:table-cell>
          <table:table-cell office:value-type="float" office:value="7.1999999999999993" table:formula="of:=[.G126]+[.F126]/2+[.F127]/2" table:style-name="ce62">
            <text:p>7,2</text:p>
          </table:table-cell>
          <table:table-cell office:value-type="float" office:value="856.61333333333323" table:formula="of:=[BTraM.P44]" table:style-name="ce84">
            <text:p>857</text:p>
          </table:table-cell>
          <table:table-cell office:value-type="float" office:value="1" table:formula="of:=IF([.$E$3]=&quot;Ðp cäc&quot;;IF(OR([.D127]=&quot;C¸t sái&quot;;[.D127]=&quot;C¸t th«&quot;;[.D127]=&quot;C¸t th« võa&quot;;[.D127]=&quot;C¸t mÞn&quot;;[.D127]=&quot;C¸t bôi&quot;);1;0.9);1)" table:style-name="ce62">
            <text:p>1</text:p>
          </table:table-cell>
          <table:table-cell office:value-type="float" office:value="6.04" table:formula="of:=[BTraM.AG46]" table:style-name="ce85">
            <text:p>6,04</text:p>
          </table:table-cell>
          <table:table-cell office:value-type="float" office:value="12.08" table:formula="of:=[.I127]*[.J127]*[.F127]" table:style-name="ce63">
            <text:p>12,1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>
          <table:table-cell office:value-type="string" office:string-value="Líp 5" table:formula="of:=[solieuDC.B9]" table:style-name="ce61">
            <text:p>Líp 5</text:p>
          </table:table-cell>
          <table:table-cell office:value-type="string" office:string-value="Sét màu nâu xám, nâu đỏ lẫn sạn" table:formula="of:=[solieuDC.C9]" table:number-columns-spanned="2" table:number-rows-spanned="1" table:style-name="ce123">
            <text:p>Sét màu nâu xám, nâu đỏ lẫn sạn</text:p>
          </table:table-cell>
          <table:covered-table-cell/>
          <table:table-cell office:value-type="float" office:value="4.2000000000000003E-2" table:formula="of:=IF(OR([solieuDC.D9]=&quot;Cát sỏi&quot;;[solieuDC.D9]=&quot;Cát thô&quot;;[solieuDC.D9]=&quot;Cát thô vừa&quot;;[solieuDC.D9]=&quot;Cát mịn&quot;;[solieuDC.D9]=&quot;Cát bụi&quot;);[solieuDC.D9];[solieuDC.H9])" table:number-columns-spanned="2" table:number-rows-spanned="1" table:style-name="ce123">
            <text:p>0,042</text:p>
          </table:table-cell>
          <table:covered-table-cell/>
          <table:table-cell office:value-type="float" office:value="2" table:formula="of:=[solieuDC.F9]" table:style-name="ce62">
            <text:p>2</text:p>
          </table:table-cell>
          <table:table-cell office:value-type="float" office:value="9.1999999999999993" table:formula="of:=[.G127]+[.F127]/2+[.F128]/2" table:style-name="ce62">
            <text:p>9,2</text:p>
          </table:table-cell>
          <table:table-cell office:value-type="float" office:value="898.74666666666667" table:formula="of:=[BTraM.P49]" table:style-name="ce84">
            <text:p>899</text:p>
          </table:table-cell>
          <table:table-cell office:value-type="float" office:value="1" table:formula="of:=IF([.$E$3]=&quot;Ðp cäc&quot;;IF(OR([.D128]=&quot;C¸t sái&quot;;[.D128]=&quot;C¸t th«&quot;;[.D128]=&quot;C¸t th« võa&quot;;[.D128]=&quot;C¸t mÞn&quot;;[.D128]=&quot;C¸t bôi&quot;);1;0.9);1)" table:style-name="ce62">
            <text:p>1</text:p>
          </table:table-cell>
          <table:table-cell office:value-type="float" office:value="6.38" table:formula="of:=[BTraM.AG51]" table:style-name="ce85">
            <text:p>6,38</text:p>
          </table:table-cell>
          <table:table-cell office:value-type="float" office:value="12.76" table:formula="of:=[.I128]*[.J128]*[.F128]" table:style-name="ce63">
            <text:p>12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>
          <table:table-cell office:value-type="string" office:string-value="Líp 6" table:formula="of:=[solieuDC.B10]" table:style-name="ce61">
            <text:p>Líp 6</text:p>
          </table:table-cell>
          <table:table-cell office:value-type="string" office:string-value="Sét pha vàng nhạt, xám trắng" table:formula="of:=[solieuDC.C10]" table:number-columns-spanned="2" table:number-rows-spanned="1" table:style-name="ce123">
            <text:p>Sét pha vàng nhạt, xám trắng</text:p>
          </table:table-cell>
          <table:covered-table-cell/>
          <table:table-cell office:value-type="float" office:value="0.29799999999999999" table:formula="of:=IF(OR([solieuDC.D10]=&quot;Cát sỏi&quot;;[solieuDC.D10]=&quot;Cát thô&quot;;[solieuDC.D10]=&quot;Cát thô vừa&quot;;[solieuDC.D10]=&quot;Cát mịn&quot;;[solieuDC.D10]=&quot;Cát bụi&quot;);[solieuDC.D10];[solieuDC.H10])" table:number-columns-spanned="2" table:number-rows-spanned="1" table:style-name="ce123">
            <text:p>0,298</text:p>
          </table:table-cell>
          <table:covered-table-cell/>
          <table:table-cell office:value-type="float" office:value="1" table:formula="of:=[solieuDC.F10]" table:style-name="ce62">
            <text:p>1</text:p>
          </table:table-cell>
          <table:table-cell office:value-type="float" office:value="10.7" table:formula="of:=[.G128]+[.F128]/2+[.F129]/2" table:style-name="ce62">
            <text:p>10,7</text:p>
          </table:table-cell>
          <table:table-cell office:value-type="float" office:value="360.02800000000008" table:formula="of:=[BTraM.P54]" table:style-name="ce84">
            <text:p>360</text:p>
          </table:table-cell>
          <table:table-cell office:value-type="float" office:value="1" table:formula="of:=IF([.$E$3]=&quot;Ðp cäc&quot;;IF(OR([.D129]=&quot;C¸t sái&quot;;[.D129]=&quot;C¸t th«&quot;;[.D129]=&quot;C¸t th« võa&quot;;[.D129]=&quot;C¸t mÞn&quot;;[.D129]=&quot;C¸t bôi&quot;);1;0.9);1)" table:style-name="ce62">
            <text:p>1</text:p>
          </table:table-cell>
          <table:table-cell office:value-type="float" office:value="4.7085600000000012" table:formula="of:=[BTraM.AG56]" table:style-name="ce85">
            <text:p>4,71</text:p>
          </table:table-cell>
          <table:table-cell office:value-type="float" office:value="4.7085600000000012" table:formula="of:=[.I129]*[.J129]*[.F129]" table:style-name="ce63">
            <text:p>4,7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>
          <table:table-cell office:value-type="string" office:string-value="Líp 7" table:formula="of:=[solieuDC.B11]" table:style-name="ce61">
            <text:p>Líp 7</text:p>
          </table:table-cell>
          <table:table-cell office:value-type="string" office:string-value="Cát hạt nhỏ đến hạt vừa màu vàng nhạt" table:formula="of:=[solieuDC.C11]" table:number-columns-spanned="2" table:number-rows-spanned="1" table:style-name="ce123">
            <text:p>Cát hạt nhỏ đến hạt vừa màu vàng nhạt</text:p>
          </table:table-cell>
          <table:covered-table-cell/>
          <table:table-cell office:value-type="string" office:string-value="Cát mịn" table:formula="of:=IF(OR([solieuDC.D11]=&quot;Cát sỏi&quot;;[solieuDC.D11]=&quot;Cát thô&quot;;[solieuDC.D11]=&quot;Cát thô vừa&quot;;[solieuDC.D11]=&quot;Cát mịn&quot;;[solieuDC.D11]=&quot;Cát bụi&quot;);[solieuDC.D11];[solieuDC.H11])" table:number-columns-spanned="2" table:number-rows-spanned="1" table:style-name="ce123">
            <text:p>Cát mịn</text:p>
          </table:table-cell>
          <table:covered-table-cell/>
          <table:table-cell office:value-type="float" office:value="2" table:formula="of:=[solieuDC.F11]" table:style-name="ce62">
            <text:p>2</text:p>
          </table:table-cell>
          <table:table-cell office:value-type="float" office:value="12.2" table:formula="of:=[.G129]+[.F129]/2+[.F130]/2" table:style-name="ce62">
            <text:p>12,2</text:p>
          </table:table-cell>
          <table:table-cell office:value-type="float" office:value="273.2" table:formula="of:=[BTraM.P59]" table:style-name="ce84">
            <text:p>273</text:p>
          </table:table-cell>
          <table:table-cell office:value-type="float" office:value="1" table:formula="of:=IF([.$E$3]=&quot;Ðp cäc&quot;;IF(OR([.D130]=&quot;C¸t sái&quot;;[.D130]=&quot;C¸t th«&quot;;[.D130]=&quot;C¸t th« võa&quot;;[.D130]=&quot;C¸t mÞn&quot;;[.D130]=&quot;C¸t bôi&quot;);1;0.9);1)" table:style-name="ce62">
            <text:p>1</text:p>
          </table:table-cell>
          <table:table-cell office:value-type="float" office:value="4.8199999999999994" table:formula="of:=[BTraM.AG61]" table:style-name="ce85">
            <text:p>4,82</text:p>
          </table:table-cell>
          <table:table-cell office:value-type="float" office:value="9.6399999999999988" table:formula="of:=[.I130]*[.J130]*[.F130]" table:style-name="ce63">
            <text:p>9,6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>
          <table:table-cell office:value-type="string" office:string-value="Líp 8" table:formula="of:=[solieuDC.B12]" table:style-name="ce61">
            <text:p>Líp 8</text:p>
          </table:table-cell>
          <table:table-cell office:value-type="string" office:string-value="Cát hạt nhỏ đến hạt vừa màu vàng nhạt" table:formula="of:=[solieuDC.C12]" table:number-columns-spanned="2" table:number-rows-spanned="1" table:style-name="ce123">
            <text:p>Cát hạt nhỏ đến hạt vừa màu vàng nhạt</text:p>
          </table:table-cell>
          <table:covered-table-cell/>
          <table:table-cell office:value-type="string" office:string-value="Cát mịn" table:formula="of:=IF(OR([solieuDC.D12]=&quot;Cát sỏi&quot;;[solieuDC.D12]=&quot;Cát thô&quot;;[solieuDC.D12]=&quot;Cát thô vừa&quot;;[solieuDC.D12]=&quot;Cát mịn&quot;;[solieuDC.D12]=&quot;Cát bụi&quot;);[solieuDC.D12];[solieuDC.H12])" table:number-columns-spanned="2" table:number-rows-spanned="1" table:style-name="ce123">
            <text:p>Cát mịn</text:p>
          </table:table-cell>
          <table:covered-table-cell/>
          <table:table-cell office:value-type="float" office:value="2" table:formula="of:=[solieuDC.F12]" table:style-name="ce62">
            <text:p>2</text:p>
          </table:table-cell>
          <table:table-cell office:value-type="float" office:value="14.2" table:formula="of:=[.G130]+[.F130]/2+[.F131]/2" table:style-name="ce62">
            <text:p>14,2</text:p>
          </table:table-cell>
          <table:table-cell office:value-type="float" office:value="285.2" table:formula="of:=[BTraM.P64]" table:style-name="ce84">
            <text:p>285</text:p>
          </table:table-cell>
          <table:table-cell office:value-type="float" office:value="1" table:formula="of:=IF([.$E$3]=&quot;Ðp cäc&quot;;IF(OR([.D131]=&quot;C¸t sái&quot;;[.D131]=&quot;C¸t th«&quot;;[.D131]=&quot;C¸t th« võa&quot;;[.D131]=&quot;C¸t mÞn&quot;;[.D131]=&quot;C¸t bôi&quot;);1;0.9);1)" table:style-name="ce62">
            <text:p>1</text:p>
          </table:table-cell>
          <table:table-cell office:value-type="float" office:value="5.0199999999999996" table:formula="of:=[BTraM.AG66]" table:style-name="ce85">
            <text:p>5,02</text:p>
          </table:table-cell>
          <table:table-cell office:value-type="float" office:value="10.039999999999999" table:formula="of:=[.I131]*[.J131]*[.F131]" table:style-name="ce63">
            <text:p>10,0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>
          <table:table-cell office:value-type="string" office:string-value="Líp 9" table:formula="of:=[solieuDC.B13]" table:style-name="ce61">
            <text:p>Líp 9</text:p>
          </table:table-cell>
          <table:table-cell office:value-type="string" office:string-value="Cát hạt nhỏ đến hạt vừa màu vàng nhạt" table:formula="of:=[solieuDC.C13]" table:number-columns-spanned="2" table:number-rows-spanned="1" table:style-name="ce123">
            <text:p>Cát hạt nhỏ đến hạt vừa màu vàng nhạt</text:p>
          </table:table-cell>
          <table:covered-table-cell/>
          <table:table-cell office:value-type="string" office:string-value="Cát mịn" table:formula="of:=IF(OR([solieuDC.D13]=&quot;Cát sỏi&quot;;[solieuDC.D13]=&quot;Cát thô&quot;;[solieuDC.D13]=&quot;Cát thô vừa&quot;;[solieuDC.D13]=&quot;Cát mịn&quot;;[solieuDC.D13]=&quot;Cát bụi&quot;);[solieuDC.D13];[solieuDC.H13])" table:number-columns-spanned="2" table:number-rows-spanned="1" table:style-name="ce123">
            <text:p>Cát mịn</text:p>
          </table:table-cell>
          <table:covered-table-cell/>
          <table:table-cell office:value-type="float" office:value="2" table:formula="of:=[solieuDC.F13]" table:style-name="ce62">
            <text:p>2</text:p>
          </table:table-cell>
          <table:table-cell office:value-type="float" office:value="16.2" table:formula="of:=[.G131]+[.F131]/2+[.F132]/2" table:style-name="ce62">
            <text:p>16,2</text:p>
          </table:table-cell>
          <table:table-cell office:value-type="float" office:value="297.2" table:formula="of:=[BTraM.P69]" table:style-name="ce84">
            <text:p>297</text:p>
          </table:table-cell>
          <table:table-cell office:value-type="float" office:value="1" table:formula="of:=IF([.$E$3]=&quot;Ðp cäc&quot;;IF(OR([.D132]=&quot;C¸t sái&quot;;[.D132]=&quot;C¸t th«&quot;;[.D132]=&quot;C¸t th« võa&quot;;[.D132]=&quot;C¸t mÞn&quot;;[.D132]=&quot;C¸t bôi&quot;);1;0.9);1)" table:style-name="ce62">
            <text:p>1</text:p>
          </table:table-cell>
          <table:table-cell office:value-type="float" office:value="5.22" table:formula="of:=[BTraM.AG71]" table:style-name="ce85">
            <text:p>5,22</text:p>
          </table:table-cell>
          <table:table-cell office:value-type="float" office:value="10.44" table:formula="of:=[.I132]*[.J132]*[.F132]" table:style-name="ce63">
            <text:p>10,4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10" table:formula="of:=[solieuDC.B14]" table:style-name="ce61">
            <text:p>Líp 10</text:p>
          </table:table-cell>
          <table:table-cell office:value-type="string" office:string-value="C¸t h¹t nhá ®Õn h¹t võa mµu vµng nh¹t" table:formula="of:=[solieuDC.C14]" table:number-columns-spanned="2" table:number-rows-spanned="1" table:style-name="ce123">
            <text:p>C¸t h¹t nhá ®Õn h¹t võa mµu vµng nh¹t</text:p>
          </table:table-cell>
          <table:covered-table-cell/>
          <table:table-cell office:value-type="string" office:string-value="C¸t mÞn" table:formula="of:=IF(OR([solieuDC.D14]=&quot;C¸t sái&quot;;[solieuDC.D14]=&quot;C¸t th«&quot;;[solieuDC.D14]=&quot;C¸t th« võa&quot;;[solieuDC.D14]=&quot;C¸t mÞn&quot;;[solieuDC.D14]=&quot;C¸t bôi&quot;);[solieuDC.D14];[solieuDC.H14])" table:number-columns-spanned="2" table:number-rows-spanned="1" table:style-name="ce123">
            <text:p>C¸t mÞn</text:p>
          </table:table-cell>
          <table:covered-table-cell/>
          <table:table-cell office:value-type="float" office:value="2" table:formula="of:=[solieuDC.F14]" table:style-name="ce62">
            <text:p>2</text:p>
          </table:table-cell>
          <table:table-cell office:value-type="float" office:value="18.2" table:formula="of:=[.G132]+[.F132]/2+[.F133]/2" table:style-name="ce62">
            <text:p>18,2</text:p>
          </table:table-cell>
          <table:table-cell office:value-type="float" office:value="309.2" table:formula="of:=[BTraM.P74]" table:style-name="ce84">
            <text:p>309</text:p>
          </table:table-cell>
          <table:table-cell office:value-type="float" office:value="1" table:formula="of:=IF([.$E$3]=&quot;Ðp cäc&quot;;IF(OR([.D133]=&quot;C¸t sái&quot;;[.D133]=&quot;C¸t th«&quot;;[.D133]=&quot;C¸t th« võa&quot;;[.D133]=&quot;C¸t mÞn&quot;;[.D133]=&quot;C¸t bôi&quot;);1;0.9);1)" table:style-name="ce62">
            <text:p>1</text:p>
          </table:table-cell>
          <table:table-cell office:value-type="float" office:value="5.42" table:formula="of:=[BTraM.AG76]" table:style-name="ce85">
            <text:p>5,42</text:p>
          </table:table-cell>
          <table:table-cell office:value-type="float" office:value="10.84" table:formula="of:=[.I133]*[.J133]*[.F133]" table:style-name="ce63">
            <text:p>10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11" table:formula="of:=[solieuDC.B15]" table:style-name="ce61">
            <text:p>Líp 11</text:p>
          </table:table-cell>
          <table:table-cell office:value-type="string" office:string-value="C¸t h¹t võa lÉn sái th¹ch anh vµng nh¹t" table:formula="of:=[solieuDC.C15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15]=&quot;C¸t sái&quot;;[solieuDC.D15]=&quot;C¸t th«&quot;;[solieuDC.D15]=&quot;C¸t th« võa&quot;;[solieuDC.D15]=&quot;C¸t mÞn&quot;;[solieuDC.D15]=&quot;C¸t bôi&quot;);[solieuDC.D15];[solieuDC.H15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15]" table:style-name="ce62">
            <text:p>2</text:p>
          </table:table-cell>
          <table:table-cell office:value-type="float" office:value="20.2" table:formula="of:=[.G133]+[.F133]/2+[.F134]/2" table:style-name="ce62">
            <text:p>20,2</text:p>
          </table:table-cell>
          <table:table-cell office:value-type="float" office:value="481.6" table:formula="of:=[BTraM.P79]" table:style-name="ce84">
            <text:p>482</text:p>
          </table:table-cell>
          <table:table-cell office:value-type="float" office:value="1" table:formula="of:=IF([.$E$3]=&quot;Ðp cäc&quot;;IF(OR([.D134]=&quot;C¸t sái&quot;;[.D134]=&quot;C¸t th«&quot;;[.D134]=&quot;C¸t th« võa&quot;;[.D134]=&quot;C¸t mÞn&quot;;[.D134]=&quot;C¸t bôi&quot;);1;0.9);1)" table:style-name="ce62">
            <text:p>1</text:p>
          </table:table-cell>
          <table:table-cell office:value-type="float" office:value="7.9279999999999999" table:formula="of:=[BTraM.AG81]" table:style-name="ce85">
            <text:p>7,93</text:p>
          </table:table-cell>
          <table:table-cell office:value-type="float" office:value="15.856" table:formula="of:=[.I134]*[.J134]*[.F134]" table:style-name="ce63">
            <text:p>15,9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12" table:formula="of:=[solieuDC.B16]" table:style-name="ce61">
            <text:p>Líp 12</text:p>
          </table:table-cell>
          <table:table-cell office:value-type="string" office:string-value="C¸t h¹t võa lÉn sái th¹ch anh vµng nh¹t" table:formula="of:=[solieuDC.C16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16]=&quot;C¸t sái&quot;;[solieuDC.D16]=&quot;C¸t th«&quot;;[solieuDC.D16]=&quot;C¸t th« võa&quot;;[solieuDC.D16]=&quot;C¸t mÞn&quot;;[solieuDC.D16]=&quot;C¸t bôi&quot;);[solieuDC.D16];[solieuDC.H16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16]" table:style-name="ce62">
            <text:p>2</text:p>
          </table:table-cell>
          <table:table-cell office:value-type="float" office:value="22.2" table:formula="of:=[.G134]+[.F134]/2+[.F135]/2" table:style-name="ce62">
            <text:p>22,2</text:p>
          </table:table-cell>
          <table:table-cell office:value-type="float" office:value="497.6" table:formula="of:=[BTraM.P84]" table:style-name="ce84">
            <text:p>498</text:p>
          </table:table-cell>
          <table:table-cell office:value-type="float" office:value="1" table:formula="of:=IF([.$E$3]=&quot;Ðp cäc&quot;;IF(OR([.D135]=&quot;C¸t sái&quot;;[.D135]=&quot;C¸t th«&quot;;[.D135]=&quot;C¸t th« võa&quot;;[.D135]=&quot;C¸t mÞn&quot;;[.D135]=&quot;C¸t bôi&quot;);1;0.9);1)" table:style-name="ce62">
            <text:p>1</text:p>
          </table:table-cell>
          <table:table-cell office:value-type="float" office:value="0.8" table:formula="of:=[BTraM.AG86]" table:style-name="ce85">
            <text:p>0,80</text:p>
          </table:table-cell>
          <table:table-cell office:value-type="float" office:value="1.6" table:formula="of:=[.I135]*[.J135]*[.F135]" table:style-name="ce63">
            <text:p>1,6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13" table:formula="of:=[solieuDC.B17]" table:style-name="ce61">
            <text:p>Líp 13</text:p>
          </table:table-cell>
          <table:table-cell office:value-type="string" office:string-value="C¸t h¹t võa lÉn sái th¹ch anh vµng nh¹t" table:formula="of:=[solieuDC.C17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17]=&quot;C¸t sái&quot;;[solieuDC.D17]=&quot;C¸t th«&quot;;[solieuDC.D17]=&quot;C¸t th« võa&quot;;[solieuDC.D17]=&quot;C¸t mÞn&quot;;[solieuDC.D17]=&quot;C¸t bôi&quot;);[solieuDC.D17];[solieuDC.H17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17]" table:style-name="ce62">
            <text:p>2</text:p>
          </table:table-cell>
          <table:table-cell office:value-type="float" office:value="24.2" table:formula="of:=[.G135]+[.F135]/2+[.F136]/2" table:style-name="ce62">
            <text:p>24,2</text:p>
          </table:table-cell>
          <table:table-cell office:value-type="float" office:value="513.6" table:formula="of:=[BTraM.P89]" table:style-name="ce84">
            <text:p>514</text:p>
          </table:table-cell>
          <table:table-cell office:value-type="float" office:value="1" table:formula="of:=IF([.$E$3]=&quot;Ðp cäc&quot;;IF(OR([.D136]=&quot;C¸t sái&quot;;[.D136]=&quot;C¸t th«&quot;;[.D136]=&quot;C¸t th« võa&quot;;[.D136]=&quot;C¸t mÞn&quot;;[.D136]=&quot;C¸t bôi&quot;);1;0.9);1)" table:style-name="ce62">
            <text:p>1</text:p>
          </table:table-cell>
          <table:table-cell office:value-type="float" office:value="0.8" table:formula="of:=[BTraM.AG91]" table:style-name="ce85">
            <text:p>0,80</text:p>
          </table:table-cell>
          <table:table-cell office:value-type="float" office:value="1.6" table:formula="of:=[.I136]*[.J136]*[.F136]" table:style-name="ce63">
            <text:p>1,6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14" table:formula="of:=[solieuDC.B18]" table:style-name="ce61">
            <text:p>Líp 14</text:p>
          </table:table-cell>
          <table:table-cell office:value-type="string" office:string-value="C¸t h¹t võa lÉn sái th¹ch anh vµng nh¹t" table:formula="of:=[solieuDC.C18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18]=&quot;C¸t sái&quot;;[solieuDC.D18]=&quot;C¸t th«&quot;;[solieuDC.D18]=&quot;C¸t th« võa&quot;;[solieuDC.D18]=&quot;C¸t mÞn&quot;;[solieuDC.D18]=&quot;C¸t bôi&quot;);[solieuDC.D18];[solieuDC.H18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18]" table:style-name="ce62">
            <text:p>2</text:p>
          </table:table-cell>
          <table:table-cell office:value-type="float" office:value="26.2" table:formula="of:=[.G136]+[.F136]/2+[.F137]/2" table:style-name="ce62">
            <text:p>26,2</text:p>
          </table:table-cell>
          <table:table-cell office:value-type="float" office:value="551.19999999999993" table:formula="of:=[BTraM.P94]" table:style-name="ce84">
            <text:p>551</text:p>
          </table:table-cell>
          <table:table-cell office:value-type="float" office:value="1" table:formula="of:=IF([.$E$3]=&quot;Ðp cäc&quot;;IF(OR([.D137]=&quot;C¸t sái&quot;;[.D137]=&quot;C¸t th«&quot;;[.D137]=&quot;C¸t th« võa&quot;;[.D137]=&quot;C¸t mÞn&quot;;[.D137]=&quot;C¸t bôi&quot;);1;0.9);1)" table:style-name="ce62">
            <text:p>1</text:p>
          </table:table-cell>
          <table:table-cell office:value-type="float" office:value="0.82400000000000007" table:formula="of:=[BTraM.AG96]" table:style-name="ce85">
            <text:p>0,82</text:p>
          </table:table-cell>
          <table:table-cell office:value-type="float" office:value="1.6480000000000001" table:formula="of:=[.I137]*[.J137]*[.F137]" table:style-name="ce63">
            <text:p>1,6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15" table:formula="of:=[solieuDC.B19]" table:style-name="ce61">
            <text:p>Líp 15</text:p>
          </table:table-cell>
          <table:table-cell office:value-type="string" office:string-value="C¸t h¹t võa lÉn sái th¹ch anh vµng nh¹t" table:formula="of:=[solieuDC.C19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19]=&quot;C¸t sái&quot;;[solieuDC.D19]=&quot;C¸t th«&quot;;[solieuDC.D19]=&quot;C¸t th« võa&quot;;[solieuDC.D19]=&quot;C¸t mÞn&quot;;[solieuDC.D19]=&quot;C¸t bôi&quot;);[solieuDC.D19];[solieuDC.H19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19]" table:style-name="ce62">
            <text:p>2</text:p>
          </table:table-cell>
          <table:table-cell office:value-type="float" office:value="28.2" table:formula="of:=[.G137]+[.F137]/2+[.F138]/2" table:style-name="ce62">
            <text:p>28,2</text:p>
          </table:table-cell>
          <table:table-cell office:value-type="float" office:value="603.20000000000005" table:formula="of:=[BTraM.P99]" table:style-name="ce84">
            <text:p>603</text:p>
          </table:table-cell>
          <table:table-cell office:value-type="float" office:value="1" table:formula="of:=IF([.$E$3]=&quot;Ðp cäc&quot;;IF(OR([.D138]=&quot;C¸t sái&quot;;[.D138]=&quot;C¸t th«&quot;;[.D138]=&quot;C¸t th« võa&quot;;[.D138]=&quot;C¸t mÞn&quot;;[.D138]=&quot;C¸t bôi&quot;);1;0.9);1)" table:style-name="ce62">
            <text:p>1</text:p>
          </table:table-cell>
          <table:table-cell office:value-type="float" office:value="0.86399999999999999" table:formula="of:=[BTraM.AG101]" table:style-name="ce85">
            <text:p>0,86</text:p>
          </table:table-cell>
          <table:table-cell office:value-type="float" office:value="1.728" table:formula="of:=[.I138]*[.J138]*[.F138]" table:style-name="ce63">
            <text:p>1,7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16" table:formula="of:=[solieuDC.B20]" table:style-name="ce61">
            <text:p>Líp 16</text:p>
          </table:table-cell>
          <table:table-cell office:value-type="string" office:string-value="C¸t h¹t võa lÉn sái th¹ch anh vµng nh¹t" table:formula="of:=[solieuDC.C20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20]=&quot;C¸t sái&quot;;[solieuDC.D20]=&quot;C¸t th«&quot;;[solieuDC.D20]=&quot;C¸t th« võa&quot;;[solieuDC.D20]=&quot;C¸t mÞn&quot;;[solieuDC.D20]=&quot;C¸t bôi&quot;);[solieuDC.D20];[solieuDC.H20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20]" table:style-name="ce62">
            <text:p>2</text:p>
          </table:table-cell>
          <table:table-cell office:value-type="float" office:value="30.2" table:formula="of:=[.G138]+[.F138]/2+[.F139]/2" table:style-name="ce62">
            <text:p>30,2</text:p>
          </table:table-cell>
          <table:table-cell office:value-type="float" office:value="648" table:formula="of:=[BTraM.P104]" table:style-name="ce84">
            <text:p>648</text:p>
          </table:table-cell>
          <table:table-cell office:value-type="float" office:value="1" table:formula="of:=IF([.$E$3]=&quot;Ðp cäc&quot;;IF(OR([.D139]=&quot;C¸t sái&quot;;[.D139]=&quot;C¸t th«&quot;;[.D139]=&quot;C¸t th« võa&quot;;[.D139]=&quot;C¸t mÞn&quot;;[.D139]=&quot;C¸t bôi&quot;);1;0.9);1)" table:style-name="ce62">
            <text:p>1</text:p>
          </table:table-cell>
          <table:table-cell office:value-type="float" office:value="0.9" table:formula="of:=[BTraM.AG106]" table:style-name="ce85">
            <text:p>0,90</text:p>
          </table:table-cell>
          <table:table-cell office:value-type="float" office:value="1.8" table:formula="of:=[.I139]*[.J139]*[.F139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17" table:formula="of:=[solieuDC.B21]" table:style-name="ce61">
            <text:p>Líp 17</text:p>
          </table:table-cell>
          <table:table-cell office:value-type="string" office:string-value="C¸t h¹t võa lÉn sái th¹ch anh vµng nh¹t" table:formula="of:=[solieuDC.C21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21]=&quot;C¸t sái&quot;;[solieuDC.D21]=&quot;C¸t th«&quot;;[solieuDC.D21]=&quot;C¸t th« võa&quot;;[solieuDC.D21]=&quot;C¸t mÞn&quot;;[solieuDC.D21]=&quot;C¸t bôi&quot;);[solieuDC.D21];[solieuDC.H21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21]" table:style-name="ce62">
            <text:p>2</text:p>
          </table:table-cell>
          <table:table-cell office:value-type="float" office:value="32.200000000000003" table:formula="of:=[.G139]+[.F139]/2+[.F140]/2" table:style-name="ce62">
            <text:p>32,2</text:p>
          </table:table-cell>
          <table:table-cell office:value-type="float" office:value="628" table:formula="of:=[BTraM.P109]" table:style-name="ce84">
            <text:p>628</text:p>
          </table:table-cell>
          <table:table-cell office:value-type="float" office:value="1" table:formula="of:=IF([.$E$3]=&quot;Ðp cäc&quot;;IF(OR([.D140]=&quot;C¸t sái&quot;;[.D140]=&quot;C¸t th«&quot;;[.D140]=&quot;C¸t th« võa&quot;;[.D140]=&quot;C¸t mÞn&quot;;[.D140]=&quot;C¸t bôi&quot;);1;0.9);1)" table:style-name="ce62">
            <text:p>1</text:p>
          </table:table-cell>
          <table:table-cell office:value-type="float" office:value="0.9" table:formula="of:=[BTraM.AG111]" table:style-name="ce85">
            <text:p>0,90</text:p>
          </table:table-cell>
          <table:table-cell office:value-type="float" office:value="1.8" table:formula="of:=[.I140]*[.J140]*[.F140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18" table:formula="of:=[solieuDC.B22]" table:style-name="ce61">
            <text:p>Líp 18</text:p>
          </table:table-cell>
          <table:table-cell office:value-type="string" office:string-value="C¸t h¹t võa lÉn sái th¹ch anh vµng nh¹t" table:formula="of:=[solieuDC.C22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22]=&quot;C¸t sái&quot;;[solieuDC.D22]=&quot;C¸t th«&quot;;[solieuDC.D22]=&quot;C¸t th« võa&quot;;[solieuDC.D22]=&quot;C¸t mÞn&quot;;[solieuDC.D22]=&quot;C¸t bôi&quot;);[solieuDC.D22];[solieuDC.H22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22]" table:style-name="ce62">
            <text:p>2</text:p>
          </table:table-cell>
          <table:table-cell office:value-type="float" office:value="34.200000000000003" table:formula="of:=[.G140]+[.F140]/2+[.F141]/2" table:style-name="ce62">
            <text:p>34,2</text:p>
          </table:table-cell>
          <table:table-cell office:value-type="float" office:value="608" table:formula="of:=[BTraM.P114]" table:style-name="ce84">
            <text:p>608</text:p>
          </table:table-cell>
          <table:table-cell office:value-type="float" office:value="1" table:formula="of:=IF([.$E$3]=&quot;Ðp cäc&quot;;IF(OR([.D141]=&quot;C¸t sái&quot;;[.D141]=&quot;C¸t th«&quot;;[.D141]=&quot;C¸t th« võa&quot;;[.D141]=&quot;C¸t mÞn&quot;;[.D141]=&quot;C¸t bôi&quot;);1;0.9);1)" table:style-name="ce62">
            <text:p>1</text:p>
          </table:table-cell>
          <table:table-cell office:value-type="float" office:value="0.9" table:formula="of:=[BTraM.AG116]" table:style-name="ce85">
            <text:p>0,90</text:p>
          </table:table-cell>
          <table:table-cell office:value-type="float" office:value="1.8" table:formula="of:=[.I141]*[.J141]*[.F141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19" table:formula="of:=[solieuDC.B23]" table:style-name="ce61">
            <text:p>Líp 19</text:p>
          </table:table-cell>
          <table:table-cell office:value-type="string" office:string-value="C¸t h¹t võa lÉn sái th¹ch anh vµng nh¹t" table:formula="of:=[solieuDC.C23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23]=&quot;C¸t sái&quot;;[solieuDC.D23]=&quot;C¸t th«&quot;;[solieuDC.D23]=&quot;C¸t th« võa&quot;;[solieuDC.D23]=&quot;C¸t mÞn&quot;;[solieuDC.D23]=&quot;C¸t bôi&quot;);[solieuDC.D23];[solieuDC.H23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23]" table:style-name="ce62">
            <text:p>2</text:p>
          </table:table-cell>
          <table:table-cell office:value-type="float" office:value="36.200000000000003" table:formula="of:=[.G141]+[.F141]/2+[.F142]/2" table:style-name="ce62">
            <text:p>36,2</text:p>
          </table:table-cell>
          <table:table-cell office:value-type="float" office:value="676.80000000000018" table:formula="of:=[BTraM.P119]" table:style-name="ce84">
            <text:p>677</text:p>
          </table:table-cell>
          <table:table-cell office:value-type="float" office:value="1" table:formula="of:=IF([.$E$3]=&quot;Ðp cäc&quot;;IF(OR([.D142]=&quot;C¸t sái&quot;;[.D142]=&quot;C¸t th«&quot;;[.D142]=&quot;C¸t th« võa&quot;;[.D142]=&quot;C¸t mÞn&quot;;[.D142]=&quot;C¸t bôi&quot;);1;0.9);1)" table:style-name="ce62">
            <text:p>1</text:p>
          </table:table-cell>
          <table:table-cell office:value-type="float" office:value="0.9" table:formula="of:=[BTraM.AG121]" table:style-name="ce85">
            <text:p>0,90</text:p>
          </table:table-cell>
          <table:table-cell office:value-type="float" office:value="1.8" table:formula="of:=[.I142]*[.J142]*[.F142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20" table:formula="of:=[solieuDC.B24]" table:style-name="ce61">
            <text:p>Líp 20</text:p>
          </table:table-cell>
          <table:table-cell office:value-type="string" office:string-value="C¸t h¹t võa lÉn sái th¹ch anh vµng nh¹t" table:formula="of:=[solieuDC.C24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24]=&quot;C¸t sái&quot;;[solieuDC.D24]=&quot;C¸t th«&quot;;[solieuDC.D24]=&quot;C¸t th« võa&quot;;[solieuDC.D24]=&quot;C¸t mÞn&quot;;[solieuDC.D24]=&quot;C¸t bôi&quot;);[solieuDC.D24];[solieuDC.H24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24]" table:style-name="ce62">
            <text:p>2</text:p>
          </table:table-cell>
          <table:table-cell office:value-type="float" office:value="38.200000000000003" table:formula="of:=[.G142]+[.F142]/2+[.F143]/2" table:style-name="ce62">
            <text:p>38,2</text:p>
          </table:table-cell>
          <table:table-cell office:value-type="float" office:value="804.80000000000018" table:formula="of:=[BTraM.P124]" table:style-name="ce84">
            <text:p>805</text:p>
          </table:table-cell>
          <table:table-cell office:value-type="float" office:value="1" table:formula="of:=IF([.$E$3]=&quot;Ðp cäc&quot;;IF(OR([.D143]=&quot;C¸t sái&quot;;[.D143]=&quot;C¸t th«&quot;;[.D143]=&quot;C¸t th« võa&quot;;[.D143]=&quot;C¸t mÞn&quot;;[.D143]=&quot;C¸t bôi&quot;);1;0.9);1)" table:style-name="ce62">
            <text:p>1</text:p>
          </table:table-cell>
          <table:table-cell office:value-type="float" office:value="0.9" table:formula="of:=[BTraM.AG126]" table:style-name="ce85">
            <text:p>0,90</text:p>
          </table:table-cell>
          <table:table-cell office:value-type="float" office:value="1.8" table:formula="of:=[.I143]*[.J143]*[.F143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21" table:formula="of:=[solieuDC.B25]" table:style-name="ce61">
            <text:p>Líp 21</text:p>
          </table:table-cell>
          <table:table-cell office:value-type="string" office:string-value="C¸t h¹t võa lÉn sái th¹ch anh vµng nh¹t" table:formula="of:=[solieuDC.C25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25]=&quot;C¸t sái&quot;;[solieuDC.D25]=&quot;C¸t th«&quot;;[solieuDC.D25]=&quot;C¸t th« võa&quot;;[solieuDC.D25]=&quot;C¸t mÞn&quot;;[solieuDC.D25]=&quot;C¸t bôi&quot;);[solieuDC.D25];[solieuDC.H25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25]" table:style-name="ce62">
            <text:p>2</text:p>
          </table:table-cell>
          <table:table-cell office:value-type="float" office:value="40.200000000000003" table:formula="of:=[.G143]+[.F143]/2+[.F144]/2" table:style-name="ce62">
            <text:p>40,2</text:p>
          </table:table-cell>
          <table:table-cell office:value-type="float" office:value="920" table:formula="of:=[BTraM.P129]" table:style-name="ce84">
            <text:p>920</text:p>
          </table:table-cell>
          <table:table-cell office:value-type="float" office:value="1" table:formula="of:=IF([.$E$3]=&quot;Ðp cäc&quot;;IF(OR([.D144]=&quot;C¸t sái&quot;;[.D144]=&quot;C¸t th«&quot;;[.D144]=&quot;C¸t th« võa&quot;;[.D144]=&quot;C¸t mÞn&quot;;[.D144]=&quot;C¸t bôi&quot;);1;0.9);1)" table:style-name="ce62">
            <text:p>1</text:p>
          </table:table-cell>
          <table:table-cell office:value-type="float" office:value="0.9" table:formula="of:=[BTraM.AG131]" table:style-name="ce85">
            <text:p>0,90</text:p>
          </table:table-cell>
          <table:table-cell office:value-type="float" office:value="1.8" table:formula="of:=[.I144]*[.J144]*[.F144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22" table:formula="of:=[solieuDC.B26]" table:style-name="ce61">
            <text:p>Líp 22</text:p>
          </table:table-cell>
          <table:table-cell office:value-type="string" office:string-value="C¸t h¹t võa lÉn sái th¹ch anh vµng nh¹t" table:formula="of:=[solieuDC.C26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26]=&quot;C¸t sái&quot;;[solieuDC.D26]=&quot;C¸t th«&quot;;[solieuDC.D26]=&quot;C¸t th« võa&quot;;[solieuDC.D26]=&quot;C¸t mÞn&quot;;[solieuDC.D26]=&quot;C¸t bôi&quot;);[solieuDC.D26];[solieuDC.H26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26]" table:style-name="ce62">
            <text:p>2</text:p>
          </table:table-cell>
          <table:table-cell office:value-type="float" office:value="42.2" table:formula="of:=[.G144]+[.F144]/2+[.F145]/2" table:style-name="ce62">
            <text:p>42,2</text:p>
          </table:table-cell>
          <table:table-cell office:value-type="float" office:value="920" table:formula="of:=[BTraM.P134]" table:style-name="ce84">
            <text:p>920</text:p>
          </table:table-cell>
          <table:table-cell office:value-type="float" office:value="1" table:formula="of:=IF([.$E$3]=&quot;Ðp cäc&quot;;IF(OR([.D145]=&quot;C¸t sái&quot;;[.D145]=&quot;C¸t th«&quot;;[.D145]=&quot;C¸t th« võa&quot;;[.D145]=&quot;C¸t mÞn&quot;;[.D145]=&quot;C¸t bôi&quot;);1;0.9);1)" table:style-name="ce62">
            <text:p>1</text:p>
          </table:table-cell>
          <table:table-cell office:value-type="float" office:value="0.9" table:formula="of:=[BTraM.AG136]" table:style-name="ce85">
            <text:p>0,90</text:p>
          </table:table-cell>
          <table:table-cell office:value-type="float" office:value="1.8" table:formula="of:=[.I145]*[.J145]*[.F145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23" table:formula="of:=[solieuDC.B27]" table:style-name="ce61">
            <text:p>Líp 23</text:p>
          </table:table-cell>
          <table:table-cell office:value-type="string" office:string-value="C¸t h¹t võa lÉn sái th¹ch anh vµng nh¹t" table:formula="of:=[solieuDC.C27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27]=&quot;C¸t sái&quot;;[solieuDC.D27]=&quot;C¸t th«&quot;;[solieuDC.D27]=&quot;C¸t th« võa&quot;;[solieuDC.D27]=&quot;C¸t mÞn&quot;;[solieuDC.D27]=&quot;C¸t bôi&quot;);[solieuDC.D27];[solieuDC.H27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27]" table:style-name="ce62">
            <text:p>2</text:p>
          </table:table-cell>
          <table:table-cell office:value-type="float" office:value="44.2" table:formula="of:=[.G145]+[.F145]/2+[.F146]/2" table:style-name="ce62">
            <text:p>44,2</text:p>
          </table:table-cell>
          <table:table-cell office:value-type="float" office:value="920" table:formula="of:=[BTraM.P139]" table:style-name="ce84">
            <text:p>920</text:p>
          </table:table-cell>
          <table:table-cell office:value-type="float" office:value="1" table:formula="of:=IF([.$E$3]=&quot;Ðp cäc&quot;;IF(OR([.D146]=&quot;C¸t sái&quot;;[.D146]=&quot;C¸t th«&quot;;[.D146]=&quot;C¸t th« võa&quot;;[.D146]=&quot;C¸t mÞn&quot;;[.D146]=&quot;C¸t bôi&quot;);1;0.9);1)" table:style-name="ce62">
            <text:p>1</text:p>
          </table:table-cell>
          <table:table-cell office:value-type="float" office:value="0.9" table:formula="of:=[BTraM.AG141]" table:style-name="ce85">
            <text:p>0,90</text:p>
          </table:table-cell>
          <table:table-cell office:value-type="float" office:value="1.8" table:formula="of:=[.I146]*[.J146]*[.F146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24" table:formula="of:=[solieuDC.B28]" table:style-name="ce61">
            <text:p>Líp 24</text:p>
          </table:table-cell>
          <table:table-cell office:value-type="string" office:string-value="C¸t h¹t võa lÉn sái th¹ch anh vµng nh¹t" table:formula="of:=[solieuDC.C28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28]=&quot;C¸t sái&quot;;[solieuDC.D28]=&quot;C¸t th«&quot;;[solieuDC.D28]=&quot;C¸t th« võa&quot;;[solieuDC.D28]=&quot;C¸t mÞn&quot;;[solieuDC.D28]=&quot;C¸t bôi&quot;);[solieuDC.D28];[solieuDC.H28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28]" table:style-name="ce62">
            <text:p>2</text:p>
          </table:table-cell>
          <table:table-cell office:value-type="float" office:value="46.2" table:formula="of:=[.G146]+[.F146]/2+[.F147]/2" table:style-name="ce62">
            <text:p>46,2</text:p>
          </table:table-cell>
          <table:table-cell office:value-type="float" office:value="920" table:formula="of:=[BTraM.P144]" table:style-name="ce84">
            <text:p>920</text:p>
          </table:table-cell>
          <table:table-cell office:value-type="float" office:value="1" table:formula="of:=IF([.$E$3]=&quot;Ðp cäc&quot;;IF(OR([.D147]=&quot;C¸t sái&quot;;[.D147]=&quot;C¸t th«&quot;;[.D147]=&quot;C¸t th« võa&quot;;[.D147]=&quot;C¸t mÞn&quot;;[.D147]=&quot;C¸t bôi&quot;);1;0.9);1)" table:style-name="ce62">
            <text:p>1</text:p>
          </table:table-cell>
          <table:table-cell office:value-type="float" office:value="0.9" table:formula="of:=[BTraM.AG146]" table:style-name="ce85">
            <text:p>0,90</text:p>
          </table:table-cell>
          <table:table-cell office:value-type="float" office:value="1.8" table:formula="of:=[.I147]*[.J147]*[.F147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25" table:formula="of:=[solieuDC.B29]" table:style-name="ce61">
            <text:p>Líp 25</text:p>
          </table:table-cell>
          <table:table-cell office:value-type="string" office:string-value="C¸t h¹t võa lÉn sái th¹ch anh vµng nh¹t" table:formula="of:=[solieuDC.C29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29]=&quot;C¸t sái&quot;;[solieuDC.D29]=&quot;C¸t th«&quot;;[solieuDC.D29]=&quot;C¸t th« võa&quot;;[solieuDC.D29]=&quot;C¸t mÞn&quot;;[solieuDC.D29]=&quot;C¸t bôi&quot;);[solieuDC.D29];[solieuDC.H29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29]" table:style-name="ce62">
            <text:p>2</text:p>
          </table:table-cell>
          <table:table-cell office:value-type="float" office:value="48.2" table:formula="of:=[.G147]+[.F147]/2+[.F148]/2" table:style-name="ce62">
            <text:p>48,2</text:p>
          </table:table-cell>
          <table:table-cell office:value-type="float" office:value="920" table:formula="of:=[BTraM.P149]" table:style-name="ce84">
            <text:p>920</text:p>
          </table:table-cell>
          <table:table-cell office:value-type="float" office:value="1" table:formula="of:=IF([.$E$3]=&quot;Ðp cäc&quot;;IF(OR([.D148]=&quot;C¸t sái&quot;;[.D148]=&quot;C¸t th«&quot;;[.D148]=&quot;C¸t th« võa&quot;;[.D148]=&quot;C¸t mÞn&quot;;[.D148]=&quot;C¸t bôi&quot;);1;0.9);1)" table:style-name="ce62">
            <text:p>1</text:p>
          </table:table-cell>
          <table:table-cell office:value-type="float" office:value="0.9" table:formula="of:=[BTraM.AG151]" table:style-name="ce85">
            <text:p>0,90</text:p>
          </table:table-cell>
          <table:table-cell office:value-type="float" office:value="1.8" table:formula="of:=[.I148]*[.J148]*[.F148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26" table:formula="of:=[solieuDC.B30]" table:style-name="ce61">
            <text:p>Líp 26</text:p>
          </table:table-cell>
          <table:table-cell office:value-type="string" office:string-value="C¸t h¹t võa lÉn sái th¹ch anh vµng nh¹t" table:formula="of:=[solieuDC.C30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30]=&quot;C¸t sái&quot;;[solieuDC.D30]=&quot;C¸t th«&quot;;[solieuDC.D30]=&quot;C¸t th« võa&quot;;[solieuDC.D30]=&quot;C¸t mÞn&quot;;[solieuDC.D30]=&quot;C¸t bôi&quot;);[solieuDC.D30];[solieuDC.H30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30]" table:style-name="ce62">
            <text:p>2</text:p>
          </table:table-cell>
          <table:table-cell office:value-type="float" office:value="50.2" table:formula="of:=[.G148]+[.F148]/2+[.F149]/2" table:style-name="ce62">
            <text:p>50,2</text:p>
          </table:table-cell>
          <table:table-cell office:value-type="float" office:value="920" table:formula="of:=[BTraM.P154]" table:style-name="ce84">
            <text:p>920</text:p>
          </table:table-cell>
          <table:table-cell office:value-type="float" office:value="1" table:formula="of:=IF([.$E$3]=&quot;Ðp cäc&quot;;IF(OR([.D149]=&quot;C¸t sái&quot;;[.D149]=&quot;C¸t th«&quot;;[.D149]=&quot;C¸t th« võa&quot;;[.D149]=&quot;C¸t mÞn&quot;;[.D149]=&quot;C¸t bôi&quot;);1;0.9);1)" table:style-name="ce62">
            <text:p>1</text:p>
          </table:table-cell>
          <table:table-cell office:value-type="float" office:value="0.9" table:formula="of:=[BTraM.AG156]" table:style-name="ce85">
            <text:p>0,90</text:p>
          </table:table-cell>
          <table:table-cell office:value-type="float" office:value="1.8" table:formula="of:=[.I149]*[.J149]*[.F149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21" table:visibility="collapse">
          <table:table-cell office:value-type="string" office:string-value="Líp 27" table:formula="of:=[solieuDC.B31]" table:style-name="ce61">
            <text:p>Líp 27</text:p>
          </table:table-cell>
          <table:table-cell office:value-type="string" office:string-value="C¸t h¹t võa lÉn sái th¹ch anh vµng nh¹t" table:formula="of:=[solieuDC.C31]" table:number-columns-spanned="2" table:number-rows-spanned="1" table:style-name="ce123">
            <text:p>C¸t h¹t võa lÉn sái th¹ch anh vµng nh¹t</text:p>
          </table:table-cell>
          <table:covered-table-cell/>
          <table:table-cell office:value-type="string" office:string-value="C¸t th« võa" table:formula="of:=IF(OR([solieuDC.D31]=&quot;C¸t sái&quot;;[solieuDC.D31]=&quot;C¸t th«&quot;;[solieuDC.D31]=&quot;C¸t th« võa&quot;;[solieuDC.D31]=&quot;C¸t mÞn&quot;;[solieuDC.D31]=&quot;C¸t bôi&quot;);[solieuDC.D31];[solieuDC.H31])" table:number-columns-spanned="2" table:number-rows-spanned="1" table:style-name="ce123">
            <text:p>C¸t th« võa</text:p>
          </table:table-cell>
          <table:covered-table-cell/>
          <table:table-cell office:value-type="float" office:value="2" table:formula="of:=[solieuDC.F31]" table:style-name="ce62">
            <text:p>2</text:p>
          </table:table-cell>
          <table:table-cell office:value-type="float" office:value="52.2" table:formula="of:=[.G149]+[.F149]/2+[.F150]/2" table:style-name="ce62">
            <text:p>52,2</text:p>
          </table:table-cell>
          <table:table-cell office:value-type="float" office:value="920" table:formula="of:=[BTraM.P159]" table:style-name="ce84">
            <text:p>920</text:p>
          </table:table-cell>
          <table:table-cell office:value-type="float" office:value="1" table:formula="of:=IF([.$E$3]=&quot;Ðp cäc&quot;;IF(OR([.D150]=&quot;C¸t sái&quot;;[.D150]=&quot;C¸t th«&quot;;[.D150]=&quot;C¸t th« võa&quot;;[.D150]=&quot;C¸t mÞn&quot;;[.D150]=&quot;C¸t bôi&quot;);1;0.9);1)" table:style-name="ce62">
            <text:p>1</text:p>
          </table:table-cell>
          <table:table-cell office:value-type="float" office:value="0.9" table:formula="of:=[BTraM.AG161]" table:style-name="ce85">
            <text:p>0,90</text:p>
          </table:table-cell>
          <table:table-cell office:value-type="float" office:value="1.8" table:formula="of:=[.I150]*[.J150]*[.F150]" table:style-name="ce63">
            <text:p>1,8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53"/>
          <table:table-cell table:number-columns-repeated="4" table:style-name="ce42"/>
          <table:table-cell office:value-type="float" office:value="17.2" table:formula="of:=SUM([.F124:.F132])" table:style-name="ce46">
            <text:p>17,2</text:p>
          </table:table-cell>
          <table:table-cell table:number-columns-repeated="2" table:style-name="ce42"/>
          <table:table-cell office:value-type="string" table:style-name="ce99">
            <text:p>Sm<text:span text:style-name="T7">f</text:span>f<text:span text:style-name="T7">si</text:span>l<text:span text:style-name="T7">i</text:span><text:s/>=</text:p>
          </table:table-cell>
          <table:table-cell table:style-name="ce99"/>
          <table:table-cell office:value-type="float" office:value="83.923344999999983" table:formula="of:=SUM([.K124:.K132])" table:style-name="ce100">
            <text:p>83,9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office:value-type="string" table:style-name="ce75">
            <text:p><text:s text:c="4"/>+ Các thông số tính toán:</text:p>
          </table:table-cell>
          <table:table-cell table:number-columns-repeated="13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3">
            <text:p><text:s text:c="3"/>- qp : Cường độ chịu tải ở mũi cọc; <text:s text:c="2"/>qp =</text:p>
          </table:table-cell>
          <table:table-cell table:style-name="ce42"/>
          <table:table-cell table:style-name="ce101"/>
          <table:table-cell table:number-columns-repeated="3" table:style-name="ce42"/>
          <table:table-cell office:value-type="float" office:value="297.2" table:formula="of:=[.H132]" table:style-name="ce94">
            <text:p>297</text:p>
          </table:table-cell>
          <table:table-cell office:value-type="string" table:style-name="ce42">
            <text:p>(T/m<text:span text:style-name="T8">2</text:span>)</text:p>
          </table:table-cell>
          <table:table-cell table:number-columns-repeated="5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43">
            <text:p><text:s text:c="3"/>- mR: Hệ số điều kiện làm việc của đất ở mũi cọc; mR =</text:p>
          </table:table-cell>
          <table:table-cell table:number-columns-repeated="7" table:style-name="ce42"/>
          <table:table-cell office:value-type="float" office:value="1" table:style-name="ce98">
            <text:p>1,0</text:p>
          </table:table-cell>
          <table:table-cell table:number-columns-repeated="4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office:value-type="string" table:style-name="ce75">
            <text:p><text:s text:c="4"/>+ Sức chịu tải cho phép của cọc:</text:p>
          </table:table-cell>
          <table:table-cell table:style-name="ce43"/>
          <table:table-cell table:number-columns-repeated="12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office:value-type="string" table:style-name="ce42">
            <text:p>Þ Q<text:span text:style-name="T7">tc</text:span><text:s/>= m(m<text:span text:style-name="T7">R</text:span>q<text:span text:style-name="T7">p</text:span>A<text:span text:style-name="T7">p</text:span><text:s/>+ uSm<text:span text:style-name="T7">f</text:span>f<text:span text:style-name="T7">si</text:span>l<text:span text:style-name="T7">i</text:span>) =</text:p>
          </table:table-cell>
          <table:table-cell table:number-columns-repeated="4" table:style-name="ce42"/>
          <table:table-cell office:value-type="float" office:value="79.026675999999995" table:formula="of:=[.I116]*([.J154]*[.H153]*[.D6]+[.D5]*[.K151])" table:style-name="ce95">
            <text:p>79,0</text:p>
          </table:table-cell>
          <table:table-cell office:value-type="string" table:style-name="ce42">
            <text:p>(T) Þ Q<text:span text:style-name="T7">a</text:span><text:s/>= Q<text:span text:style-name="T7">tc</text:span>/k<text:span text:style-name="T7">tc</text:span><text:s/>=</text:p>
          </table:table-cell>
          <table:table-cell table:number-columns-repeated="2" table:style-name="ce42"/>
          <table:table-cell office:value-type="float" office:value="45.158100571428569" table:formula="of:=[.F156]/[.G112]" table:style-name="ce102">
            <text:p>45,2<text:s/></text:p>
          </table:table-cell>
          <table:table-cell office:value-type="string" table:style-name="ce42">
            <text:p>(T)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number-columns-repeated="7" table:style-name="ce42"/>
          <table:table-cell table:style-name="ce103"/>
          <table:table-cell table:number-columns-repeated="3" table:style-name="ce42"/>
          <table:table-cell table:style-name="ce104"/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10" table:visibility="collapse">
          <table:table-cell office:value-type="string" table:style-name="ce57">
            <text:p>4. TÝnh to¸n søc chÞu t¶i cña cäc theo c«ng thøc nhËt b¶n.</text:p>
          </table:table-cell>
          <table:table-cell table:number-columns-repeated="8" table:style-name="ce57"/>
          <table:table-cell table:style-name="ce58"/>
          <table:table-cell table:style-name="ce59"/>
          <table:table-cell table:number-columns-repeated="2" table:style-name="ce58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office:value-type="string" table:style-name="ce72">
            <text:p>* <text:s/>C«ng thøc cña NhËt B¶n</text:p>
          </table:table-cell>
          <table:table-cell table:style-name="ce42"/>
          <table:table-cell table:number-columns-repeated="12" table:style-name="ce44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office:value-type="string" table:style-name="ce42">
            <text:p>Søc chÞu t¶i cña cäc ®­îc tÝnh to¸n theo c«ng thøc sau :</text:p>
          </table:table-cell>
          <table:table-cell table:number-columns-repeated="12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number-columns-repeated="2" table:style-name="ce42"/>
          <table:table-cell office:value-type="string" table:style-name="ce42">
            <text:p>Q<text:span text:style-name="T7">a<text:s/></text:span>= {a.N<text:span text:style-name="T7">a</text:span>.F + U(0,2.S N<text:span text:style-name="T7">si.</text:span>L<text:span text:style-name="T7">si</text:span><text:s/>+ SC<text:span text:style-name="T7">ui</text:span>.L<text:span text:style-name="T7">ci</text:span>)}/3</text:p>
          </table:table-cell>
          <table:table-cell table:number-columns-repeated="11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office:value-type="string" table:style-name="ce47">
            <text:p><text:s text:c="5"/>Trong ®ã :</text:p>
          </table:table-cell>
          <table:table-cell table:number-columns-repeated="12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table:style-name="ce42"/>
          <table:table-cell office:value-type="string" table:style-name="ce43">
            <text:p>N<text:span text:style-name="T7">a<text:s/></text:span>: ChØ sè SPT cña ®Êt d­íi mòi cäc ; N<text:span text:style-name="T7">a</text:span><text:s/>=N<text:span text:style-name="T7">30</text:span></text:p>
          </table:table-cell>
          <table:table-cell table:number-columns-repeated="6" table:style-name="ce42"/>
          <table:table-cell table:style-name="ce105"/>
          <table:table-cell table:style-name="ce42"/>
          <table:table-cell table:style-name="ce48"/>
          <table:table-cell table:style-name="ce106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table:style-name="ce42"/>
          <table:table-cell office:value-type="string" table:style-name="ce43">
            <text:p>N<text:span text:style-name="T7">si<text:s/></text:span>: ChØ sè SPT cña c¸c líp dÊt rêi bªn th©n cäc ;</text:p>
          </table:table-cell>
          <table:table-cell table:number-columns-repeated="8" table:style-name="ce42"/>
          <table:table-cell table:style-name="ce44"/>
          <table:table-cell table:style-name="ce106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table:style-name="ce42"/>
          <table:table-cell office:value-type="string" table:style-name="ce43">
            <text:p>L<text:span text:style-name="T7">si<text:s/></text:span>: ChiÒu dµi c¸c ®o¹n cäc n»m trong ®Êt rêi (m)</text:p>
          </table:table-cell>
          <table:table-cell table:number-columns-repeated="8" table:style-name="ce42"/>
          <table:table-cell table:style-name="ce44"/>
          <table:table-cell table:style-name="ce106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table:style-name="ce42"/>
          <table:table-cell office:value-type="string" table:style-name="ce43">
            <text:p>L<text:span text:style-name="T7">ci<text:s/></text:span>: ChiÒu dµi c¸c ®o¹n cäc n»m trong ®Êt dÝnh, (m)</text:p>
          </table:table-cell>
          <table:table-cell table:number-columns-repeated="8" table:style-name="ce42"/>
          <table:table-cell table:style-name="ce44"/>
          <table:table-cell table:style-name="ce106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table:style-name="ce42"/>
          <table:table-cell office:value-type="string" table:number-columns-spanned="10" table:number-rows-spanned="1" table:style-name="ce130">
            <text:p>C<text:span text:style-name="T7">ui</text:span><text:s/>: lùc dÝnh kh«ng tho¸t n­íc cña líp ®Êt dÝnh,</text:p>
          </table:table-cell>
          <table:covered-table-cell table:number-columns-repeated="9"/>
          <table:table-cell table:style-name="ce106"/>
          <table:table-cell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table:style-name="ce42"/>
          <table:table-cell office:value-type="string" table:style-name="ce42">
            <text:p>a <text:s/>: HÖ sè, phô thuéc vµo ph­¬ng ph¸p thi c«ng cäc:<text:s text:c="5"/></text:p>
          </table:table-cell>
          <table:table-cell table:number-columns-repeated="6" table:style-name="ce42"/>
          <table:table-cell office:value-type="string" table:style-name="ce101">
            <text:p>a=</text:p>
          </table:table-cell>
          <table:table-cell office:value-type="float" office:value="30" table:formula="of:=IF([.I3]=&quot;D&quot;;30;15)" table:style-name="ce48">
            <text:p>30</text:p>
          </table:table-cell>
          <table:table-cell table:style-name="ce48"/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table:style-name="ce42"/>
          <table:table-cell office:value-type="string" table:style-name="ce42">
            <text:p><text:s text:c="6"/>Víi cäc khoan nhåi: a = 15</text:p>
          </table:table-cell>
          <table:table-cell table:number-columns-repeated="3" table:style-name="ce42"/>
          <table:table-cell table:style-name="ce45"/>
          <table:table-cell table:number-columns-repeated="7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table:style-name="ce42"/>
          <table:table-cell office:value-type="string" table:style-name="ce42">
            <text:p><text:s text:c="6"/>Víi cäc bªt«ng cèt thÐp thi c«ng b»ng ph­¬ng ph¸p ®ãng : a = 30</text:p>
          </table:table-cell>
          <table:table-cell table:number-columns-repeated="8" table:style-name="ce42"/>
          <table:table-cell table:style-name="ce45"/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table:number-columns-repeated="10" table:style-name="ce42"/>
          <table:table-cell table:style-name="ce45"/>
          <table:table-cell table:style-name="ce107"/>
          <table:table-cell table:style-name="ce108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table:style-name="ce42"/>
          <table:table-cell office:value-type="string" table:style-name="ce109">
            <text:p>F : diÖn tÝch tiÕt diÖn ngang mòi cäc F=A<text:span text:style-name="T7">p</text:span>=</text:p>
          </table:table-cell>
          <table:table-cell table:number-columns-repeated="5" table:style-name="ce109"/>
          <table:table-cell office:value-type="float" office:value="4.0000000000000008E-2" table:formula="of:=[.D6]" table:style-name="ce110">
            <text:p>0,040</text:p>
          </table:table-cell>
          <table:table-cell office:value-type="string" table:style-name="ce111">
            <text:p>m<text:span text:style-name="T8">2</text:span></text:p>
          </table:table-cell>
          <table:table-cell table:style-name="ce109"/>
          <table:table-cell table:style-name="ce45"/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4"/>
          <table:table-cell table:style-name="ce42"/>
          <table:table-cell office:value-type="string" table:number-columns-spanned="5" table:number-rows-spanned="1" table:style-name="ce131">
            <text:p>U : chu vi tiÕt diÖn ngang cäc =</text:p>
          </table:table-cell>
          <table:covered-table-cell table:number-columns-repeated="4"/>
          <table:table-cell office:value-type="float" office:value="0.8" table:formula="of:=[.D5]" table:style-name="ce70">
            <text:p>0,800</text:p>
          </table:table-cell>
          <table:table-cell office:value-type="string" table:style-name="ce53">
            <text:p>m</text:p>
          </table:table-cell>
          <table:table-cell table:number-columns-repeated="2" table:style-name="ce42"/>
          <table:table-cell table:style-name="ce45"/>
          <table:table-cell table:number-columns-repeated="2" table:style-name="ce42"/>
          <table:table-cell table:number-columns-repeated="21" table:style-name="ce41"/>
          <table:table-cell table:number-columns-repeated="16349"/>
        </table:table-row>
        <table:table-row table:style-name="ro16" table:visibility="collapse">
          <table:table-cell table:style-name="ce42"/>
          <table:table-cell office:value-type="string" table:style-name="ce61">
            <text:p>Líp ®Êt</text:p>
          </table:table-cell>
          <table:table-cell office:value-type="string" table:number-columns-spanned="4" table:number-rows-spanned="1" table:style-name="ce123">
            <text:p>Tªn líp ®Êt</text:p>
          </table:table-cell>
          <table:covered-table-cell table:number-columns-repeated="3"/>
          <table:table-cell office:value-type="string" table:style-name="ce61">
            <text:p>N<text:span text:style-name="T7">30</text:span><text:span text:style-name="T7"/></text:p>
            <text:p/>
          </table:table-cell>
          <table:table-cell office:value-type="string" table:style-name="ce61">
            <text:p>L<text:span text:style-name="T7">i</text:span><text:span text:style-name="T7"/></text:p>
            <text:p>(m)</text:p>
          </table:table-cell>
          <table:table-cell office:value-type="string" table:style-name="ce61">
            <text:p>C<text:span text:style-name="T7">ui</text:span><text:span text:style-name="T7"/></text:p>
            <text:p/>
          </table:table-cell>
          <table:table-cell office:value-type="string" table:style-name="ce61">
            <text:p>N<text:span text:style-name="T7">si.</text:span>l<text:span text:style-name="T7">si</text:span></text:p>
          </table:table-cell>
          <table:table-cell office:value-type="string" table:style-name="ce61">
            <text:p>C<text:span text:style-name="T7">ui.</text:span>l<text:span text:style-name="T7">ci</text:span></text:p>
          </table:table-cell>
          <table:table-cell table:number-columns-repeated="3" table:style-name="ce112"/>
          <table:table-cell table:number-columns-repeated="21" table:style-name="ce41"/>
          <table:table-cell table:number-columns-repeated="16349"/>
        </table:table-row>
        <table:table-row table:style-name="ro3" table:visibility="collapse">
          <table:table-cell table:style-name="ce42"/>
          <table:table-cell office:value-type="string" office:string-value="Líp 1" table:formula="of:=[solieuDC.B5]" table:style-name="ce61">
            <text:p>Líp 1</text:p>
          </table:table-cell>
          <table:table-cell office:value-type="string" office:string-value="Sét pha màu nâu xám" table:formula="of:=[solieuDC.C5]" table:number-columns-spanned="4" table:number-rows-spanned="1" table:style-name="ce123">
            <text:p>Sét pha màu nâu xám</text:p>
          </table:table-cell>
          <table:covered-table-cell table:number-columns-repeated="3"/>
          <table:table-cell office:value-type="float" office:value="13" table:formula="of:=[solieuDC.M5]" table:style-name="ce63">
            <text:p>13,0</text:p>
          </table:table-cell>
          <table:table-cell office:value-type="float" office:value="2.1" table:formula="of:=[solieuDC.F5]" table:style-name="ce113">
            <text:p>2,1</text:p>
          </table:table-cell>
          <table:table-cell office:value-type="float" office:value="0.29830000000000001" table:formula="of:=[solieuDC.J5]" table:style-name="ce63">
            <text:p>0,3</text:p>
          </table:table-cell>
          <table:table-cell table:style-name="ce114"/>
          <table:table-cell office:value-type="float" office:value="0.62643000000000004" table:formula="of:=[.H175]*[.I175]" table:style-name="ce64">
            <text:p>0,62643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16" table:visibility="collapse">
          <table:table-cell table:style-name="ce42"/>
          <table:table-cell office:value-type="string" office:string-value="Líp 2" table:formula="of:=[solieuDC.B6]" table:style-name="ce61">
            <text:p>Líp 2</text:p>
          </table:table-cell>
          <table:table-cell office:value-type="string" office:string-value="Sét màu nâu xám, nâu đỏ lẫn sạn" table:formula="of:=[solieuDC.C6]" table:number-columns-spanned="4" table:number-rows-spanned="1" table:style-name="ce123">
            <text:p>Sét màu nâu xám, nâu đỏ lẫn sạn</text:p>
          </table:table-cell>
          <table:covered-table-cell table:number-columns-repeated="3"/>
          <table:table-cell office:value-type="float" office:value="16" table:formula="of:=[solieuDC.M6]" table:style-name="ce63">
            <text:p>16,0</text:p>
          </table:table-cell>
          <table:table-cell office:value-type="float" office:value="2.5" table:formula="of:=[solieuDC.F6]" table:style-name="ce113">
            <text:p>2,5</text:p>
          </table:table-cell>
          <table:table-cell office:value-type="float" office:value="0.36840000000000001" table:formula="of:=[solieuDC.J6]" table:style-name="ce63">
            <text:p>0,4</text:p>
          </table:table-cell>
          <table:table-cell table:style-name="ce114"/>
          <table:table-cell office:value-type="float" office:value="0.92100000000000004" table:formula="of:=[.H176]*[.I176]" table:style-name="ce64">
            <text:p>0,921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22" table:visibility="collapse">
          <table:table-cell table:style-name="ce42"/>
          <table:table-cell office:value-type="string" office:string-value="Líp 3" table:formula="of:=[solieuDC.B7]" table:style-name="ce61">
            <text:p>Líp 3</text:p>
          </table:table-cell>
          <table:table-cell office:value-type="string" office:string-value="Sét màu nâu xám, nâu đỏ lẫn sạn" table:formula="of:=[solieuDC.C7]" table:number-columns-spanned="4" table:number-rows-spanned="1" table:style-name="ce123">
            <text:p>Sét màu nâu xám, nâu đỏ lẫn sạn</text:p>
          </table:table-cell>
          <table:covered-table-cell table:number-columns-repeated="3"/>
          <table:table-cell office:value-type="float" office:value="23" table:formula="of:=[solieuDC.M7]" table:style-name="ce63">
            <text:p>23,0</text:p>
          </table:table-cell>
          <table:table-cell office:value-type="float" office:value="1.6" table:formula="of:=[solieuDC.F7]" table:style-name="ce113">
            <text:p>1,6</text:p>
          </table:table-cell>
          <table:table-cell office:value-type="float" office:value="0.44800000000000001" table:formula="of:=[solieuDC.J7]" table:style-name="ce63">
            <text:p>0,4</text:p>
          </table:table-cell>
          <table:table-cell table:style-name="ce114"/>
          <table:table-cell office:value-type="float" office:value="0.7168000000000001" table:formula="of:=[.H177]*[.I177]" table:style-name="ce64">
            <text:p>0,7168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15" table:visibility="collapse">
          <table:table-cell table:style-name="ce42"/>
          <table:table-cell office:value-type="string" office:string-value="Líp 4" table:formula="of:=[solieuDC.B8]" table:style-name="ce61">
            <text:p>Líp 4</text:p>
          </table:table-cell>
          <table:table-cell office:value-type="string" office:string-value="Sét màu nâu xám, nâu đỏ lẫn sạn" table:formula="of:=[solieuDC.C8]" table:number-columns-spanned="4" table:number-rows-spanned="1" table:style-name="ce123">
            <text:p>Sét màu nâu xám, nâu đỏ lẫn sạn</text:p>
          </table:table-cell>
          <table:covered-table-cell table:number-columns-repeated="3"/>
          <table:table-cell office:value-type="float" office:value="23" table:formula="of:=[solieuDC.M8]" table:style-name="ce63">
            <text:p>23,0</text:p>
          </table:table-cell>
          <table:table-cell office:value-type="float" office:value="2" table:formula="of:=[solieuDC.F8]" table:style-name="ce113">
            <text:p>2,0</text:p>
          </table:table-cell>
          <table:table-cell office:value-type="float" office:value="0.44800000000000001" table:formula="of:=[solieuDC.J8]" table:style-name="ce63">
            <text:p>0,4</text:p>
          </table:table-cell>
          <table:table-cell table:style-name="ce114"/>
          <table:table-cell office:value-type="float" office:value="0.89600000000000002" table:formula="of:=[.H178]*[.I178]" table:style-name="ce64">
            <text:p>0,896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23" table:visibility="collapse">
          <table:table-cell table:style-name="ce42"/>
          <table:table-cell office:value-type="string" office:string-value="Líp 5" table:formula="of:=[solieuDC.B9]" table:style-name="ce61">
            <text:p>Líp 5</text:p>
          </table:table-cell>
          <table:table-cell office:value-type="string" office:string-value="Sét màu nâu xám, nâu đỏ lẫn sạn" table:formula="of:=[solieuDC.C9]" table:number-columns-spanned="4" table:number-rows-spanned="1" table:style-name="ce123">
            <text:p>Sét màu nâu xám, nâu đỏ lẫn sạn</text:p>
          </table:table-cell>
          <table:covered-table-cell table:number-columns-repeated="3"/>
          <table:table-cell office:value-type="float" office:value="23" table:formula="of:=[solieuDC.M9]" table:style-name="ce63">
            <text:p>23,0</text:p>
          </table:table-cell>
          <table:table-cell office:value-type="float" office:value="2" table:formula="of:=[solieuDC.F9]" table:style-name="ce113">
            <text:p>2,0</text:p>
          </table:table-cell>
          <table:table-cell office:value-type="float" office:value="0.44800000000000001" table:formula="of:=[solieuDC.J9]" table:style-name="ce63">
            <text:p>0,4</text:p>
          </table:table-cell>
          <table:table-cell table:style-name="ce114"/>
          <table:table-cell office:value-type="float" office:value="0.89600000000000002" table:formula="of:=[.H179]*[.I179]" table:style-name="ce64">
            <text:p>0,896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24" table:visibility="collapse">
          <table:table-cell table:style-name="ce42"/>
          <table:table-cell office:value-type="string" office:string-value="Líp 6" table:formula="of:=[solieuDC.B10]" table:style-name="ce61">
            <text:p>Líp 6</text:p>
          </table:table-cell>
          <table:table-cell office:value-type="string" office:string-value="Sét pha vàng nhạt, xám trắng" table:formula="of:=[solieuDC.C10]" table:number-columns-spanned="4" table:number-rows-spanned="1" table:style-name="ce123">
            <text:p>Sét pha vàng nhạt, xám trắng</text:p>
          </table:table-cell>
          <table:covered-table-cell table:number-columns-repeated="3"/>
          <table:table-cell office:value-type="float" office:value="17" table:formula="of:=[solieuDC.M10]" table:style-name="ce63">
            <text:p>17,0</text:p>
          </table:table-cell>
          <table:table-cell office:value-type="float" office:value="1" table:formula="of:=[solieuDC.F10]" table:style-name="ce113">
            <text:p>1,0</text:p>
          </table:table-cell>
          <table:table-cell office:value-type="float" office:value="0.17949999999999999" table:formula="of:=[solieuDC.J10]" table:style-name="ce63">
            <text:p>0,2</text:p>
          </table:table-cell>
          <table:table-cell table:style-name="ce114"/>
          <table:table-cell office:value-type="float" office:value="0.17949999999999999" table:formula="of:=[.H180]*[.I180]" table:style-name="ce64">
            <text:p>0,1795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25" table:visibility="collapse">
          <table:table-cell table:style-name="ce42"/>
          <table:table-cell office:value-type="string" office:string-value="Líp 7" table:formula="of:=[solieuDC.B11]" table:style-name="ce61">
            <text:p>Líp 7</text:p>
          </table:table-cell>
          <table:table-cell office:value-type="string" office:string-value="Cát hạt nhỏ đến hạt vừa màu vàng nhạt" table:formula="of:=[solieuDC.C11]" table:number-columns-spanned="4" table:number-rows-spanned="1" table:style-name="ce123">
            <text:p>Cát hạt nhỏ đến hạt vừa màu vàng nhạt</text:p>
          </table:table-cell>
          <table:covered-table-cell table:number-columns-repeated="3"/>
          <table:table-cell office:value-type="float" office:value="18" table:formula="of:=[solieuDC.M11]" table:style-name="ce63">
            <text:p>18,0</text:p>
          </table:table-cell>
          <table:table-cell office:value-type="float" office:value="2" table:formula="of:=[solieuDC.F11]" table:style-name="ce113">
            <text:p>2,0</text:p>
          </table:table-cell>
          <table:table-cell table:style-name="ce63"/>
          <table:table-cell office:value-type="float" office:value="36" table:formula="of:=[.G181]*[.H181]" table:style-name="ce114">
            <text:p>36,0</text:p>
          </table:table-cell>
          <table:table-cell office:value-type="float" office:value="0" table:formula="of:=[.H181]*[.I181]" table:style-name="ce64">
            <text:p>0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5" table:visibility="collapse">
          <table:table-cell table:style-name="ce42"/>
          <table:table-cell office:value-type="string" office:string-value="Líp 8" table:formula="of:=[solieuDC.B12]" table:style-name="ce61">
            <text:p>Líp 8</text:p>
          </table:table-cell>
          <table:table-cell office:value-type="string" office:string-value="Cát hạt nhỏ đến hạt vừa màu vàng nhạt" table:formula="of:=[solieuDC.C12]" table:number-columns-spanned="4" table:number-rows-spanned="1" table:style-name="ce123">
            <text:p>Cát hạt nhỏ đến hạt vừa màu vàng nhạt</text:p>
          </table:table-cell>
          <table:covered-table-cell table:number-columns-repeated="3"/>
          <table:table-cell office:value-type="float" office:value="18" table:formula="of:=[solieuDC.M12]" table:style-name="ce63">
            <text:p>18,0</text:p>
          </table:table-cell>
          <table:table-cell office:value-type="float" office:value="2" table:formula="of:=[solieuDC.F12]" table:style-name="ce113">
            <text:p>2,0</text:p>
          </table:table-cell>
          <table:table-cell table:style-name="ce63"/>
          <table:table-cell office:value-type="float" office:value="36" table:formula="of:=[.G182]*[.H182]" table:style-name="ce114">
            <text:p>36,0</text:p>
          </table:table-cell>
          <table:table-cell office:value-type="float" office:value="0" table:formula="of:=[.H182]*[.I182]" table:style-name="ce64">
            <text:p>0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26" table:visibility="collapse">
          <table:table-cell table:style-name="ce42"/>
          <table:table-cell office:value-type="string" office:string-value="Líp 9" table:formula="of:=[solieuDC.B13]" table:style-name="ce61">
            <text:p>Líp 9</text:p>
          </table:table-cell>
          <table:table-cell office:value-type="string" office:string-value="Cát hạt nhỏ đến hạt vừa màu vàng nhạt" table:formula="of:=[solieuDC.C13]" table:number-columns-spanned="4" table:number-rows-spanned="1" table:style-name="ce123">
            <text:p>Cát hạt nhỏ đến hạt vừa màu vàng nhạt</text:p>
          </table:table-cell>
          <table:covered-table-cell table:number-columns-repeated="3"/>
          <table:table-cell office:value-type="float" office:value="18" table:formula="of:=[solieuDC.M13]" table:style-name="ce63">
            <text:p>18,0</text:p>
          </table:table-cell>
          <table:table-cell office:value-type="float" office:value="2" table:formula="of:=[solieuDC.F13]" table:style-name="ce113">
            <text:p>2,0</text:p>
          </table:table-cell>
          <table:table-cell table:style-name="ce63"/>
          <table:table-cell office:value-type="float" office:value="36" table:formula="of:=[.G183]*[.H183]" table:style-name="ce114">
            <text:p>36,0</text:p>
          </table:table-cell>
          <table:table-cell office:value-type="float" office:value="0" table:formula="of:=[.H183]*[.I183]" table:style-name="ce64">
            <text:p>0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27" table:visibility="collapse">
          <table:table-cell table:style-name="ce42"/>
          <table:table-cell office:value-type="string" office:string-value="Líp 10" table:formula="of:=[solieuDC.B14]" table:style-name="ce61">
            <text:p>Líp 10</text:p>
          </table:table-cell>
          <table:table-cell office:value-type="string" office:string-value="C¸t h¹t nhá ®Õn h¹t võa mµu vµng nh¹t" table:formula="of:=[solieuDC.C14]" table:number-columns-spanned="4" table:number-rows-spanned="1" table:style-name="ce123">
            <text:p>C¸t h¹t nhá ®Õn h¹t võa mµu vµng nh¹t</text:p>
          </table:table-cell>
          <table:covered-table-cell table:number-columns-repeated="3"/>
          <table:table-cell office:value-type="float" office:value="18" table:formula="of:=[solieuDC.M14]" table:style-name="ce63">
            <text:p>18,0</text:p>
          </table:table-cell>
          <table:table-cell office:value-type="float" office:value="2" table:formula="of:=[solieuDC.F14]" table:style-name="ce113">
            <text:p>2,0</text:p>
          </table:table-cell>
          <table:table-cell table:style-name="ce63"/>
          <table:table-cell office:value-type="float" office:value="36" table:formula="of:=[.G184]*[.H184]" table:style-name="ce114">
            <text:p>36,0</text:p>
          </table:table-cell>
          <table:table-cell office:value-type="float" office:value="0" table:formula="of:=[.H184]*[.I184]" table:style-name="ce64">
            <text:p>0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28" table:visibility="collapse">
          <table:table-cell table:style-name="ce42"/>
          <table:table-cell office:value-type="string" office:string-value="Líp 11" table:formula="of:=[solieuDC.B15]" table:style-name="ce61">
            <text:p>Líp 11</text:p>
          </table:table-cell>
          <table:table-cell office:value-type="string" office:string-value="C¸t h¹t võa lÉn sái th¹ch anh vµng nh¹t" table:formula="of:=[solieuDC.C15]" table:number-columns-spanned="4" table:number-rows-spanned="1" table:style-name="ce123">
            <text:p>C¸t h¹t võa lÉn sái th¹ch anh vµng nh¹t</text:p>
          </table:table-cell>
          <table:covered-table-cell table:number-columns-repeated="3"/>
          <table:table-cell office:value-type="float" office:value="23" table:formula="of:=[solieuDC.M15]" table:style-name="ce63">
            <text:p>23,0</text:p>
          </table:table-cell>
          <table:table-cell office:value-type="float" office:value="2" table:formula="of:=[solieuDC.F15]" table:style-name="ce113">
            <text:p>2,0</text:p>
          </table:table-cell>
          <table:table-cell table:style-name="ce63"/>
          <table:table-cell office:value-type="float" office:value="46" table:formula="of:=[.G185]*[.H185]" table:style-name="ce114">
            <text:p>46,0</text:p>
          </table:table-cell>
          <table:table-cell office:value-type="float" office:value="0" table:formula="of:=[.H185]*[.I185]" table:style-name="ce64">
            <text:p>0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29" table:visibility="collapse">
          <table:table-cell table:style-name="ce42"/>
          <table:table-cell table:number-columns-repeated="5" table:style-name="ce60"/>
          <table:table-cell table:style-name="ce95"/>
          <table:table-cell table:style-name="ce116"/>
          <table:table-cell office:value-type="string" table:style-name="ce95">
            <text:p>S=</text:p>
          </table:table-cell>
          <table:table-cell office:value-type="float" office:value="190" table:formula="of:=SUM([.J175:.J185])" table:style-name="ce117">
            <text:p>190,0</text:p>
          </table:table-cell>
          <table:table-cell office:value-type="float" office:value="4.2357300000000002" table:formula="of:=SUM([.K175:.K185])" table:style-name="ce117">
            <text:p>4,2</text:p>
          </table:table-cell>
          <table:table-cell table:number-columns-repeated="2" table:style-name="ce53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office:value-type="string" table:style-name="ce75">
            <text:p><text:s text:c="4"/>+ C¸c th«ng sè tÝnh to¸n:</text:p>
          </table:table-cell>
          <table:table-cell table:number-columns-repeated="11" table:style-name="ce42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table:style-name="ce75"/>
          <table:table-cell office:value-type="string" table:style-name="ce42">
            <text:p>N<text:span text:style-name="T7">a</text:span><text:s/>: ChØ sè SPT cña ®Êt d­íi mòi cäc ; N<text:span text:style-name="T7">a</text:span><text:s/>=N30=</text:p>
          </table:table-cell>
          <table:table-cell table:number-columns-repeated="6" table:style-name="ce42"/>
          <table:table-cell office:value-type="float" office:value="23" table:formula="of:=[.G185]" table:style-name="ce118">
            <text:p>23,0</text:p>
          </table:table-cell>
          <table:table-cell table:number-columns-repeated="3" table:style-name="ce42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style-name="ce42"/>
          <table:table-cell office:value-type="string" table:style-name="ce75">
            <text:p><text:s text:c="4"/>+ Søc chÞu t¶i cho phÐp cña cäc:</text:p>
          </table:table-cell>
          <table:table-cell table:style-name="ce43"/>
          <table:table-cell table:number-columns-repeated="10" table:style-name="ce42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number-columns-repeated="2" table:style-name="ce42"/>
          <table:table-cell office:value-type="string" table:style-name="ce42">
            <text:p>Þ Q<text:span text:style-name="T7">a</text:span><text:s/>= {a.N<text:span text:style-name="T7">a</text:span>.F + U(0,2.SN<text:span text:style-name="T7">si</text:span>.L<text:span text:style-name="T7">si</text:span><text:s/>+ SC<text:span text:style-name="T7">ui</text:span>.L<text:span text:style-name="T7">ci</text:span>)}/3=</text:p>
          </table:table-cell>
          <table:table-cell table:number-columns-repeated="4" table:style-name="ce42"/>
          <table:table-cell table:style-name="ce103"/>
          <table:table-cell table:style-name="ce42"/>
          <table:table-cell office:value-type="float" office:value="20.462861333333336" table:formula="of:=([.K168]*[.J188]*[.I172]+[.H173]*(0.2*[.J186]+[.K186]))/3" table:style-name="ce119">
            <text:p>20,46286133</text:p>
          </table:table-cell>
          <table:table-cell office:value-type="string" table:style-name="ce53">
            <text:p>(T)</text:p>
          </table:table-cell>
          <table:table-cell table:style-name="ce104"/>
          <table:table-cell table:style-name="ce42"/>
          <table:table-cell table:style-name="ce115"/>
          <table:table-cell table:number-columns-repeated="21" table:style-name="ce41"/>
          <table:table-cell table:number-columns-repeated="16349"/>
        </table:table-row>
        <table:table-row table:style-name="ro8" table:visibility="collapse">
          <table:table-cell table:number-columns-repeated="3" table:style-name="ce42"/>
          <table:table-cell table:style-name="ce41"/>
          <table:table-cell table:style-name="ce42"/>
          <table:table-cell table:style-name="ce53"/>
          <table:table-cell table:style-name="ce120"/>
          <table:table-cell table:style-name="ce104"/>
          <table:table-cell table:style-name="ce46"/>
          <table:table-cell table:style-name="ce104"/>
          <table:table-cell table:number-columns-repeated="4" table:style-name="ce42"/>
          <table:table-cell table:number-columns-repeated="21" table:style-name="ce41"/>
          <table:table-cell table:number-columns-repeated="16349"/>
        </table:table-row>
        <table:table-row table:style-name="ro10">
          <table:table-cell office:value-type="string" table:style-name="ce72">
            <text:p>Vậy sức chịu tải của cọc theo đất nền là: <text:s/>Qa =</text:p>
          </table:table-cell>
          <table:table-cell table:number-columns-repeated="8" table:style-name="ce42"/>
          <table:table-cell office:value-type="float" office:value="40" table:formula="of:=ROUNDDOWN([.J156];-1)" table:style-name="ce121">
            <text:p>40</text:p>
          </table:table-cell>
          <table:table-cell office:value-type="string" table:style-name="ce50">
            <text:p>(T)</text:p>
          </table:table-cell>
          <table:table-cell table:number-columns-repeated="3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number-columns-repeated="14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office:value-type="string" table:style-name="ce59">
            <text:p>Chú ý</text:p>
          </table:table-cell>
          <table:table-cell table:number-columns-repeated="7" table:style-name="ce58"/>
          <table:table-cell table:number-columns-repeated="5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table:style-name="ce58"/>
          <table:table-cell office:value-type="string" table:style-name="ce58">
            <text:p>Thường <text:s/>Qa ≤ Pvl/(1,4ữ2) với cọc ép và cọc khoan nhồi</text:p>
          </table:table-cell>
          <table:table-cell table:number-columns-repeated="6" table:style-name="ce58"/>
          <table:table-cell office:value-type="float" office:value="1.9838194236979785" table:formula="of:=[.G18]/[.J192]" table:style-name="ce42">
            <text:p>1,983819424</text:p>
          </table:table-cell>
          <table:table-cell table:number-columns-repeated="4" table:style-name="ce42"/>
          <table:table-cell table:number-columns-repeated="21" table:style-name="ce41"/>
          <table:table-cell table:number-columns-repeated="16349"/>
        </table:table-row>
        <table:table-row table:style-name="ro8">
          <table:table-cell table:style-name="ce42"/>
          <table:table-cell table:style-name="ce58"/>
          <table:table-cell office:value-type="string" table:style-name="ce58">
            <text:p>Thường <text:s/>Qa≤Pvl/(2ữ3) với cọc đóng</text:p>
          </table:table-cell>
          <table:table-cell table:number-columns-repeated="6" table:style-name="ce58"/>
          <table:table-cell table:number-columns-repeated="5" table:style-name="ce42"/>
          <table:table-cell table:number-columns-repeated="21" table:style-name="ce41"/>
          <table:table-cell table:number-columns-repeated="16349"/>
        </table:table-row>
        <table:table-row table:number-rows-repeated="804" table:style-name="ro8">
          <table:table-cell table:number-columns-repeated="14" table:style-name="ce42"/>
          <table:table-cell table:number-columns-repeated="21" table:style-name="ce41"/>
          <table:table-cell table:number-columns-repeated="16349"/>
        </table:table-row>
        <table:table-row table:number-rows-repeated="1047576" table:style-name="ro9">
          <table:table-cell table:number-columns-repeated="16384"/>
        </table:table-row>
      </table:table>
      <table:table table:name="Dai-4Coc_" table:style-name="ta1">
        <table:table-column table:style-name="co28" table:default-cell-style-name="ce1"/>
        <table:table-column table:style-name="co29" table:default-cell-style-name="ce1"/>
        <table:table-column table:style-name="co9" table:default-cell-style-name="ce1"/>
        <table:table-column table:style-name="co30" table:default-cell-style-name="ce1"/>
        <table:table-column table:style-name="co8" table:number-columns-repeated="2" table:default-cell-style-name="ce1"/>
        <table:table-column table:style-name="co31" table:default-cell-style-name="ce1"/>
        <table:table-column table:style-name="co25" table:default-cell-style-name="ce1"/>
        <table:table-column table:style-name="co16" table:default-cell-style-name="ce1"/>
        <table:table-column table:style-name="co32" table:default-cell-style-name="ce1"/>
        <table:table-column table:style-name="co33" table:default-cell-style-name="ce1"/>
        <table:table-column table:style-name="co6" table:default-cell-style-name="ce1"/>
        <table:table-column table:style-name="co18" table:default-cell-style-name="ce1"/>
        <table:table-column table:style-name="co31" table:default-cell-style-name="ce1"/>
        <table:table-column table:style-name="co34" table:default-cell-style-name="ce1"/>
        <table:table-column table:style-name="co4" table:default-cell-style-name="ce1"/>
        <table:table-column table:style-name="co35" table:default-cell-style-name="ce1"/>
        <table:table-column table:style-name="co12" table:number-columns-repeated="23" table:default-cell-style-name="ce1"/>
        <table:table-column table:style-name="co13" table:number-columns-repeated="984" table:default-cell-style-name="ce1"/>
        <table:table-column table:style-name="co14" table:number-columns-repeated="15360" table:default-cell-style-name="ce1"/>
        <table:table-row table:style-name="ro10">
          <table:table-cell office:value-type="string" table:number-columns-spanned="13" table:number-rows-spanned="1" table:style-name="ce211">
            <text:p>Tính toán móng M-04</text:p>
          </table:table-cell>
          <table:covered-table-cell table:number-columns-repeated="12"/>
          <table:table-cell table:number-columns-repeated="27" table:style-name="ce42"/>
          <table:table-cell table:number-columns-repeated="16344"/>
        </table:table-row>
        <table:table-row table:style-name="ro30">
          <table:table-cell office:value-type="float" office:value="1" table:style-name="ce51">
            <text:p>1</text:p>
          </table:table-cell>
          <table:table-cell office:value-type="string" table:style-name="ce67">
            <text:p>Vật liệu đài cọc</text:p>
          </table:table-cell>
          <table:table-cell table:number-columns-repeated="3" table:style-name="ce67"/>
          <table:table-cell table:style-name="ce53"/>
          <table:table-cell table:number-columns-repeated="6" table:style-name="ce42"/>
          <table:table-cell table:style-name="ce53"/>
          <table:table-cell table:number-columns-repeated="2" table:style-name="ce42"/>
          <table:table-cell office:value-type="string" table:style-name="ce47">
            <text:p>ghi chó</text:p>
          </table:table-cell>
          <table:table-cell table:number-columns-repeated="5" table:style-name="ce42"/>
          <table:table-cell table:style-name="ce53"/>
          <table:table-cell table:number-columns-repeated="18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-</text:p>
          </table:table-cell>
          <table:table-cell office:value-type="string" table:style-name="ce48">
            <text:p>Bê tông <text:s/>:</text:p>
          </table:table-cell>
          <table:table-cell table:style-name="ce42"/>
          <table:table-cell office:value-type="string" table:style-name="ce45">
            <text:p>B25</text:p>
          </table:table-cell>
          <table:table-cell office:value-type="string" table:style-name="ce53">
            <text:p>cã R<text:span text:style-name="T7">b<text:s/></text:span>=</text:p>
          </table:table-cell>
          <table:table-cell office:value-type="float" office:value="145" table:formula="of:=VLOOKUP([.E3];[Data.$G$4:.$J$12];3)" table:style-name="ce53">
            <text:p>145</text:p>
          </table:table-cell>
          <table:table-cell office:value-type="string" table:style-name="ce42">
            <text:p>(kG/cm<text:span text:style-name="T8">2</text:span>);</text:p>
          </table:table-cell>
          <table:table-cell table:style-name="ce42"/>
          <table:table-cell office:value-type="string" table:style-name="ce48">
            <text:p>R<text:span text:style-name="T7">bt</text:span>=</text:p>
          </table:table-cell>
          <table:table-cell office:value-type="float" office:value="10.5" table:formula="of:=VLOOKUP([.E3];[Data.G4:.J12];2)" table:style-name="ce53">
            <text:p>10,5</text:p>
          </table:table-cell>
          <table:table-cell office:value-type="string" table:style-name="ce42">
            <text:p>(kG/cm<text:span text:style-name="T8">2</text:span>)</text:p>
          </table:table-cell>
          <table:table-cell table:style-name="ce53"/>
          <table:table-cell table:number-columns-repeated="2" table:style-name="ce42"/>
          <table:table-cell office:value-type="string" table:style-name="ce58">
            <text:p>- <text:s/>Kho¶ng c¸ch gi÷a c¸c tim cäc lµ a ≥ 3.d =</text:p>
          </table:table-cell>
          <table:table-cell table:number-columns-repeated="4" table:style-name="ce58"/>
          <table:table-cell office:value-type="float" office:value="0.6" table:formula="of:=3*[.K10]/1000" table:style-name="ce132">
            <text:p>0,6</text:p>
          </table:table-cell>
          <table:table-cell office:value-type="string" table:style-name="ce132">
            <text:p>(m)</text:p>
          </table:table-cell>
          <table:table-cell table:number-columns-repeated="18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-</text:p>
          </table:table-cell>
          <table:table-cell office:value-type="string" table:style-name="ce48">
            <text:p>Cốt thép :</text:p>
          </table:table-cell>
          <table:table-cell table:style-name="ce42"/>
          <table:table-cell office:value-type="string" table:style-name="ce45">
            <text:p>AI</text:p>
          </table:table-cell>
          <table:table-cell office:value-type="string" table:style-name="ce53">
            <text:p>cã R<text:span text:style-name="T7">s<text:s/></text:span>=</text:p>
          </table:table-cell>
          <table:table-cell office:value-type="float" office:value="2250" table:formula="of:=VLOOKUP([.E4];[Data.$A$4:.$E$12];2)" table:style-name="ce53">
            <text:p>2250</text:p>
          </table:table-cell>
          <table:table-cell office:value-type="string" table:style-name="ce42">
            <text:p>(kG/cm<text:span text:style-name="T8">2</text:span>);</text:p>
          </table:table-cell>
          <table:table-cell table:number-columns-repeated="4" table:style-name="ce42"/>
          <table:table-cell table:style-name="ce53"/>
          <table:table-cell table:number-columns-repeated="2" table:style-name="ce42"/>
          <table:table-cell office:value-type="string" table:style-name="ce58">
            <text:p>- Ph¶n lùc ®Çu cäc</text:p>
          </table:table-cell>
          <table:table-cell table:style-name="ce58"/>
          <table:table-cell office:value-type="string" table:style-name="ce58">
            <text:p>p =Q<text:span text:style-name="T7">a</text:span>/(3.d)<text:span text:style-name="T8">2</text:span>=</text:p>
          </table:table-cell>
          <table:table-cell table:number-columns-repeated="2" table:style-name="ce58"/>
          <table:table-cell office:value-type="float" office:value="111.11111111111111" table:formula="of:=[SCTcuacoc.J192]/[.U3]^2" table:style-name="ce133">
            <text:p>111,11</text:p>
          </table:table-cell>
          <table:table-cell office:value-type="string" table:style-name="ce132">
            <text:p>(T/m<text:span text:style-name="T8">2</text:span>)</text:p>
          </table:table-cell>
          <table:table-cell table:number-columns-repeated="18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8"/>
          <table:table-cell table:style-name="ce42"/>
          <table:table-cell office:value-type="string" table:style-name="ce45">
            <text:p>AII</text:p>
          </table:table-cell>
          <table:table-cell office:value-type="string" table:style-name="ce53">
            <text:p>cã R<text:span text:style-name="T7">s<text:s/></text:span>=</text:p>
          </table:table-cell>
          <table:table-cell office:value-type="float" office:value="2800" table:formula="of:=VLOOKUP([.E5];[Data.$A$4:.$E$12];2)" table:style-name="ce53">
            <text:p>2800</text:p>
          </table:table-cell>
          <table:table-cell office:value-type="string" table:style-name="ce42">
            <text:p>(kG/cm<text:span text:style-name="T8">2</text:span>);</text:p>
          </table:table-cell>
          <table:table-cell table:number-columns-repeated="4" table:style-name="ce42"/>
          <table:table-cell table:style-name="ce53"/>
          <table:table-cell table:number-columns-repeated="2" table:style-name="ce42"/>
          <table:table-cell office:value-type="string" table:style-name="ce58">
            <text:p>- DiÖn tÝch s¬ bé ®¸y ®µi F<text:span text:style-name="T7">sb</text:span>=N<text:span text:style-name="T8">tt</text:span><text:span text:style-name="T7">0</text:span>/(p-γ<text:span text:style-name="T7">tb</text:span>.h)=</text:p>
          </table:table-cell>
          <table:table-cell table:number-columns-repeated="4" table:style-name="ce58"/>
          <table:table-cell office:value-type="float" office:value="0.3124968086518724" table:formula="of:=[.F9]/([.U4]-2.2*(ABS([.K23])-ABS([.K19])))" table:style-name="ce133">
            <text:p>0,31</text:p>
          </table:table-cell>
          <table:table-cell office:value-type="string" table:style-name="ce132">
            <text:p>(m<text:span text:style-name="T8">2</text:span>)</text:p>
          </table:table-cell>
          <table:table-cell table:number-columns-repeated="18" table:style-name="ce42"/>
          <table:table-cell table:number-columns-repeated="16344"/>
        </table:table-row>
        <table:table-row table:style-name="ro30">
          <table:table-cell office:value-type="float" office:value="2" table:style-name="ce51">
            <text:p>2</text:p>
          </table:table-cell>
          <table:table-cell office:value-type="string" table:style-name="ce67">
            <text:p>Tải trọng tác dụng :</text:p>
          </table:table-cell>
          <table:table-cell table:number-columns-repeated="4" table:style-name="ce67"/>
          <table:table-cell table:number-columns-repeated="6" table:style-name="ce42"/>
          <table:table-cell table:style-name="ce53"/>
          <table:table-cell table:number-columns-repeated="2" table:style-name="ce42"/>
          <table:table-cell office:value-type="string" table:style-name="ce58">
            <text:p>- Träng l­îng s¬ bé ®µi vµ ®Êt phñ lªn cäc</text:p>
          </table:table-cell>
          <table:table-cell table:number-columns-repeated="4" table:style-name="ce58"/>
          <table:table-cell table:number-columns-repeated="2" table:style-name="ce132"/>
          <table:table-cell table:number-columns-repeated="18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8">
            <text:p>Mô men <text:s text:c="4"/>: <text:s text:c="3"/>M0x =</text:p>
          </table:table-cell>
          <table:table-cell table:style-name="ce42"/>
          <table:table-cell table:style-name="ce48"/>
          <table:table-cell office:value-type="float" office:value="0.77" table:style-name="ce46">
            <text:p>0,77</text:p>
          </table:table-cell>
          <table:table-cell office:value-type="string" table:style-name="ce42">
            <text:p>(Tm);</text:p>
          </table:table-cell>
          <table:table-cell office:value-type="string" table:style-name="ce48">
            <text:p>Mô men <text:s text:c="3"/>M0y =</text:p>
          </table:table-cell>
          <table:table-cell table:style-name="ce48"/>
          <table:table-cell table:style-name="ce42"/>
          <table:table-cell office:value-type="float" office:value="0.83" table:style-name="ce46">
            <text:p>0,83</text:p>
          </table:table-cell>
          <table:table-cell office:value-type="string" table:style-name="ce42">
            <text:p>(Tm);</text:p>
          </table:table-cell>
          <table:table-cell table:style-name="ce53"/>
          <table:table-cell table:number-columns-repeated="2" table:style-name="ce42"/>
          <table:table-cell table:number-columns-repeated="2" table:style-name="ce58"/>
          <table:table-cell office:value-type="string" table:style-name="ce58">
            <text:p>N<text:span text:style-name="T7">dd</text:span>=1,1.F<text:span text:style-name="T7">sb</text:span>.γ<text:span text:style-name="T7">tb</text:span>.h=</text:p>
          </table:table-cell>
          <table:table-cell table:number-columns-repeated="2" table:style-name="ce58"/>
          <table:table-cell office:value-type="float" office:value="0.79405439078440787" table:formula="of:=1.1*[.U5]*2.2*(ABS([.K23])-ABS([.K19]))" table:style-name="ce134">
            <text:p>0,8</text:p>
          </table:table-cell>
          <table:table-cell office:value-type="string" table:style-name="ce132">
            <text:p>(T)</text:p>
          </table:table-cell>
          <table:table-cell table:number-columns-repeated="18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8">
            <text:p>Lực ngang : <text:s text:c="3"/>Q0x =</text:p>
          </table:table-cell>
          <table:table-cell table:style-name="ce42"/>
          <table:table-cell table:style-name="ce48"/>
          <table:table-cell office:value-type="float" office:value="0.65" table:style-name="ce46">
            <text:p>0,65</text:p>
          </table:table-cell>
          <table:table-cell office:value-type="string" table:style-name="ce42">
            <text:p>(T) <text:s text:c="2"/>;</text:p>
          </table:table-cell>
          <table:table-cell office:value-type="string" table:style-name="ce48">
            <text:p>Lực ngang Q0y =</text:p>
          </table:table-cell>
          <table:table-cell table:style-name="ce48"/>
          <table:table-cell table:style-name="ce42"/>
          <table:table-cell office:value-type="float" office:value="0.56000000000000005" table:style-name="ce46">
            <text:p>0,56</text:p>
          </table:table-cell>
          <table:table-cell office:value-type="string" table:style-name="ce42">
            <text:p>(T)<text:span text:style-name="T7"><text:s/></text:span>;</text:p>
          </table:table-cell>
          <table:table-cell table:style-name="ce53"/>
          <table:table-cell table:number-columns-repeated="2" table:style-name="ce42"/>
          <table:table-cell office:value-type="string" table:style-name="ce58">
            <text:p>- Sè l­îng cäc trong mãng n<text:span text:style-name="T7">c</text:span>=µ.ΣN/Q<text:span text:style-name="T7">a</text:span>=</text:p>
          </table:table-cell>
          <table:table-cell table:number-columns-repeated="4" table:style-name="ce58"/>
          <table:table-cell office:value-type="float" office:value="1.0438216317235323" table:formula="of:=1.2*([.F9]+[.U7])/[SCTcuacoc.J192]" table:style-name="ce135">
            <text:p>1,0</text:p>
          </table:table-cell>
          <table:table-cell office:value-type="string" table:style-name="ce132">
            <text:p>cäc</text:p>
          </table:table-cell>
          <table:table-cell table:number-columns-repeated="18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8">
            <text:p>Lực dọc <text:s text:c="4"/>: <text:s text:c="3"/>N0 <text:s/>=</text:p>
          </table:table-cell>
          <table:table-cell table:style-name="ce42"/>
          <table:table-cell table:style-name="ce48"/>
          <table:table-cell office:value-type="float" office:value="34" table:style-name="ce46">
            <text:p>34</text:p>
          </table:table-cell>
          <table:table-cell office:value-type="string" table:style-name="ce42">
            <text:p>(T) <text:s text:c="2"/>;</text:p>
          </table:table-cell>
          <table:table-cell table:number-columns-repeated="2" table:style-name="ce42"/>
          <table:table-cell table:style-name="ce53"/>
          <table:table-cell table:number-columns-repeated="2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30">
          <table:table-cell office:value-type="float" office:value="3" table:style-name="ce51">
            <text:p>3</text:p>
          </table:table-cell>
          <table:table-cell office:value-type="string" table:style-name="ce67">
            <text:p>Kích thước hình học :</text:p>
          </table:table-cell>
          <table:table-cell table:number-columns-repeated="4" table:style-name="ce67"/>
          <table:table-cell office:value-type="string" table:style-name="ce44">
            <text:p>+ Tiết diện cọc <text:s/>:</text:p>
          </table:table-cell>
          <table:table-cell table:style-name="ce42"/>
          <table:table-cell office:value-type="float" office:value="200" table:formula="of:=[SCTcuacoc.I5]*1000" table:style-name="ce42">
            <text:p>200</text:p>
          </table:table-cell>
          <table:table-cell office:value-type="string" table:style-name="ce53">
            <text:p>x</text:p>
          </table:table-cell>
          <table:table-cell office:value-type="float" office:value="200" table:formula="of:=[.I10]" table:style-name="ce53">
            <text:p>200</text:p>
          </table:table-cell>
          <table:table-cell office:value-type="string" table:style-name="ce42">
            <text:p>(mm)</text:p>
          </table:table-cell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-</text:p>
          </table:table-cell>
          <table:table-cell office:value-type="string" table:style-name="ce44">
            <text:p>Số lượng cọc: <text:s text:c="5"/>n =</text:p>
          </table:table-cell>
          <table:table-cell table:style-name="ce48"/>
          <table:table-cell table:style-name="ce42"/>
          <table:table-cell office:value-type="float" office:value="4" table:style-name="ce46">
            <text:p>4</text:p>
          </table:table-cell>
          <table:table-cell office:value-type="string" table:style-name="ce43">
            <text:p>+ Chiều dài cọc: <text:s text:c="11"/>lc <text:s/>=</text:p>
          </table:table-cell>
          <table:table-cell table:number-columns-repeated="3" table:style-name="ce42"/>
          <table:table-cell office:value-type="float" office:value="17.2" table:formula="of:=[SCTcuacoc.I6]" table:style-name="ce53">
            <text:p>17,2</text:p>
          </table:table-cell>
          <table:table-cell office:value-type="string" table:style-name="ce42">
            <text:p>(m)</text:p>
          </table:table-cell>
          <table:table-cell table:style-name="ce53"/>
          <table:table-cell table:number-columns-repeated="2" table:style-name="ce42"/>
          <table:table-cell office:value-type="float" office:value="1" table:style-name="ce42">
            <text:p>1</text:p>
          </table:table-cell>
          <table:table-cell office:value-type="string" table:style-name="ce42">
            <text:p>KG/cm2</text:p>
          </table:table-cell>
          <table:table-cell office:value-type="string" table:style-name="ce53">
            <text:p>=</text:p>
          </table:table-cell>
          <table:table-cell office:value-type="float" office:value="10" table:formula="of:=[.P11]*10^-3/10^-4" table:style-name="ce53">
            <text:p>10</text:p>
          </table:table-cell>
          <table:table-cell office:value-type="string" table:style-name="ce42">
            <text:p>T/m2</text:p>
          </table:table-cell>
          <table:table-cell table:number-columns-repeated="20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-</text:p>
          </table:table-cell>
          <table:table-cell office:value-type="string" table:style-name="ce44">
            <text:p>Kích thước đài :</text:p>
          </table:table-cell>
          <table:table-cell table:number-columns-repeated="2" table:style-name="ce53"/>
          <table:table-cell table:number-columns-repeated="7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Phương X: L =</text:p>
          </table:table-cell>
          <table:table-cell table:style-name="ce48"/>
          <table:table-cell office:value-type="float" office:value="1.1000000000000001" table:style-name="ce117">
            <text:p>1,1</text:p>
          </table:table-cell>
          <table:table-cell office:value-type="string" table:style-name="ce42">
            <text:p>(m);</text:p>
          </table:table-cell>
          <table:table-cell office:value-type="string" table:style-name="ce48">
            <text:p>Phương Y : <text:s text:c="2"/>B <text:s/>=</text:p>
          </table:table-cell>
          <table:table-cell table:style-name="ce48"/>
          <table:table-cell table:style-name="ce42"/>
          <table:table-cell office:value-type="float" office:value="1.1000000000000001" table:style-name="ce117">
            <text:p>1,1</text:p>
          </table:table-cell>
          <table:table-cell office:value-type="string" table:style-name="ce42">
            <text:p>(m)</text:p>
          </table:table-cell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Chiều cao hđ =</text:p>
          </table:table-cell>
          <table:table-cell table:style-name="ce48"/>
          <table:table-cell office:value-type="float" office:value="0.5" table:style-name="ce117">
            <text:p>0,5</text:p>
          </table:table-cell>
          <table:table-cell office:value-type="string" table:style-name="ce42">
            <text:p>(m);</text:p>
          </table:table-cell>
          <table:table-cell office:value-type="string" table:style-name="ce42">
            <text:p>Þ<text:s text:c="16"/></text:p>
          </table:table-cell>
          <table:table-cell office:value-type="string" table:style-name="ce42">
            <text:p>h<text:span text:style-name="T7">o</text:span><text:s/>=</text:p>
          </table:table-cell>
          <table:table-cell table:style-name="ce42"/>
          <table:table-cell office:value-type="float" office:value="0.35" table:formula="of:=[.F14]-[.I25]/1000" table:style-name="ce93">
            <text:p>0,35</text:p>
          </table:table-cell>
          <table:table-cell office:value-type="string" table:style-name="ce42">
            <text:p>(m)</text:p>
          </table:table-cell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-</text:p>
          </table:table-cell>
          <table:table-cell office:value-type="string" table:style-name="ce44">
            <text:p>Diện tích đáy đài F=</text:p>
          </table:table-cell>
          <table:table-cell table:number-columns-repeated="2" table:style-name="ce53"/>
          <table:table-cell office:value-type="float" office:value="1.2100000000000002" table:formula="of:=[.F13]*[.K13]" table:style-name="ce53">
            <text:p>1,21</text:p>
          </table:table-cell>
          <table:table-cell office:value-type="string" table:style-name="ce42">
            <text:p>(m<text:span text:style-name="T8">2</text:span>)</text:p>
          </table:table-cell>
          <table:table-cell table:number-columns-repeated="3" table:style-name="ce42"/>
          <table:table-cell table:style-name="ce93"/>
          <table:table-cell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-</text:p>
          </table:table-cell>
          <table:table-cell office:value-type="string" table:style-name="ce44">
            <text:p>Kích thước cột :</text:p>
          </table:table-cell>
          <table:table-cell table:number-columns-repeated="3" table:style-name="ce53"/>
          <table:table-cell table:number-columns-repeated="6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Phương X: hc=</text:p>
          </table:table-cell>
          <table:table-cell table:style-name="ce42"/>
          <table:table-cell office:value-type="float" office:value="0.4" table:style-name="ce46">
            <text:p>0,4</text:p>
          </table:table-cell>
          <table:table-cell office:value-type="string" table:style-name="ce42">
            <text:p>(m);</text:p>
          </table:table-cell>
          <table:table-cell office:value-type="string" table:style-name="ce48">
            <text:p>Phương Y : <text:s/>bc =</text:p>
          </table:table-cell>
          <table:table-cell table:number-columns-repeated="2" table:style-name="ce42"/>
          <table:table-cell office:value-type="float" office:value="0.25" table:style-name="ce46">
            <text:p>0,25</text:p>
          </table:table-cell>
          <table:table-cell office:value-type="string" table:style-name="ce42">
            <text:p>(m)</text:p>
          </table:table-cell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9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46"/>
          <table:table-cell table:number-columns-repeated="2" table:style-name="ce42"/>
          <table:table-cell table:style-name="ce48"/>
          <table:table-cell table:style-name="ce46"/>
          <table:table-cell table:style-name="ce42"/>
          <table:table-cell office:value-type="float" office:value="-0.45" table:number-columns-spanned="2" table:number-rows-spanned="1" table:style-name="ce212">
            <text:p>-0,45</text:p>
          </table:table-cell>
          <table:covered-table-cell/>
          <table:table-cell table:style-name="ce48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46"/>
          <table:table-cell office:value-type="string" table:style-name="ce101">
            <text:p>N<text:span text:style-name="T7">0</text:span></text:p>
          </table:table-cell>
          <table:table-cell office:value-type="string" table:number-columns-spanned="1" table:number-rows-spanned="2" table:style-name="ce213">
            <text:p>M<text:span text:style-name="T7">0</text:span></text:p>
          </table:table-cell>
          <table:table-cell table:style-name="ce48"/>
          <table:table-cell table:style-name="ce46"/>
          <table:table-cell table:style-name="ce42"/>
          <table:table-cell office:value-type="float" office:value="-1" table:number-columns-spanned="2" table:number-rows-spanned="2" table:style-name="ce212">
            <text:p>-1,00</text:p>
          </table:table-cell>
          <table:covered-table-cell/>
          <table:table-cell table:style-name="ce48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136"/>
          <table:table-cell office:value-type="string" table:style-name="ce137">
            <text:p>Q<text:span text:style-name="T7">0</text:span></text:p>
          </table:table-cell>
          <table:covered-table-cell/>
          <table:table-cell table:style-name="ce48"/>
          <table:table-cell table:style-name="ce46"/>
          <table:table-cell table:style-name="ce42"/>
          <table:covered-table-cell/>
          <table:covered-table-cell/>
          <table:table-cell table:style-name="ce53"/>
          <table:table-cell table:number-columns-repeated="4" table:style-name="ce42"/>
          <table:table-cell table:style-name="ce138"/>
          <table:table-cell table:number-columns-repeated="2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139"/>
          <table:table-cell table:number-columns-repeated="2" table:style-name="ce42"/>
          <table:table-cell table:style-name="ce140"/>
          <table:table-cell table:style-name="ce42"/>
          <table:table-cell office:value-type="float" office:value="500" table:formula="of:=[.F14]*1000" table:number-columns-spanned="1" table:number-rows-spanned="3" table:style-name="ce214">
            <text:p>500</text:p>
          </table:table-cell>
          <table:table-cell table:number-columns-repeated="2" table:style-name="ce101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139"/>
          <table:table-cell table:number-columns-repeated="2" table:style-name="ce42"/>
          <table:table-cell table:style-name="ce140"/>
          <table:table-cell office:value-type="float" office:value="400" table:number-columns-spanned="1" table:number-rows-spanned="2" table:style-name="ce215">
            <text:p>400</text:p>
          </table:table-cell>
          <table:covered-table-cell/>
          <table:table-cell office:value-type="float" office:value="-1.5" table:formula="of:=[.K20]-[.J22]/1000" table:number-columns-spanned="2" table:number-rows-spanned="2" table:style-name="ce216">
            <text:p>-1,50</text:p>
          </table:table-cell>
          <table:covered-table-cell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139"/>
          <table:table-cell table:number-columns-repeated="2" table:style-name="ce42"/>
          <table:table-cell table:style-name="ce140"/>
          <table:covered-table-cell/>
          <table:covered-table-cell/>
          <table:covered-table-cell/>
          <table:covered-table-cell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number-columns-repeated="4" table:style-name="ce42"/>
          <table:table-cell office:value-type="float" office:value="150" table:number-columns-spanned="1" table:number-rows-spanned="2" table:style-name="ce217">
            <text:p>150</text:p>
          </table:table-cell>
          <table:table-cell office:value-type="float" office:value="100" table:number-columns-spanned="1" table:number-rows-spanned="2" table:style-name="ce218">
            <text:p>100</text:p>
          </table:table-cell>
          <table:table-cell table:number-columns-repeated="2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number-columns-repeated="4" table:style-name="ce42"/>
          <table:covered-table-cell/>
          <table:covered-table-cell/>
          <table:table-cell table:number-columns-repeated="2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31">
          <table:table-cell table:style-name="ce48"/>
          <table:table-cell table:style-name="ce101"/>
          <table:table-cell table:style-name="ce42"/>
          <table:table-cell office:value-type="float" office:value="100" table:style-name="ce141">
            <text:p>100</text:p>
          </table:table-cell>
          <table:table-cell office:value-type="float" office:value="1100" table:formula="of:=[.F38]" table:number-columns-spanned="4" table:number-rows-spanned="1" table:style-name="ce219">
            <text:p>1100</text:p>
          </table:table-cell>
          <table:covered-table-cell table:number-columns-repeated="3"/>
          <table:table-cell office:value-type="float" office:value="100" table:number-columns-spanned="2" table:number-rows-spanned="1" table:style-name="ce220">
            <text:p>100</text:p>
          </table:table-cell>
          <table:covered-table-cell/>
          <table:table-cell table:number-columns-repeated="2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13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6" table:style-name="ce42"/>
          <table:table-cell office:value-type="float" office:value="1200" table:formula="of:=900+300" table:style-name="ce42">
            <text:p>1200</text:p>
          </table:table-cell>
          <table:table-cell table:number-columns-repeated="16344"/>
        </table:table-row>
        <table:table-row table:style-name="ro5">
          <table:table-cell table:style-name="ce48"/>
          <table:table-cell table:style-name="ce101"/>
          <table:table-cell table:style-name="ce42"/>
          <table:table-cell table:style-name="ce48"/>
          <table:table-cell table:style-name="ce46"/>
          <table:table-cell table:style-name="ce136"/>
          <table:table-cell table:number-columns-repeated="2" table:style-name="ce142"/>
          <table:table-cell table:style-name="ce42"/>
          <table:table-cell office:value-type="float" office:value="100" table:formula="of:=[.D38]" table:style-name="ce143">
            <text:p>100</text:p>
          </table:table-cell>
          <table:table-cell table:number-columns-repeated="2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144"/>
          <table:table-cell table:number-columns-repeated="2" table:style-name="ce145"/>
          <table:table-cell table:style-name="ce146"/>
          <table:table-cell table:number-columns-repeated="4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147"/>
          <table:table-cell table:style-name="ce53"/>
          <table:table-cell table:style-name="ce42"/>
          <table:table-cell table:style-name="ce140"/>
          <table:table-cell table:style-name="ce42"/>
          <table:table-cell table:style-name="ce142"/>
          <table:table-cell table:number-columns-repeated="2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148"/>
          <table:table-cell table:number-columns-repeated="2" table:style-name="ce42"/>
          <table:table-cell table:style-name="ce140"/>
          <table:table-cell table:style-name="ce101"/>
          <table:table-cell office:value-type="float" office:value="1100" table:formula="of:=[.K13]*1000" table:number-columns-spanned="1" table:number-rows-spanned="3" table:style-name="ce214">
            <text:p>1100</text:p>
          </table:table-cell>
          <table:table-cell table:number-columns-repeated="2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147"/>
          <table:table-cell table:style-name="ce48"/>
          <table:table-cell table:style-name="ce42"/>
          <table:table-cell table:style-name="ce140"/>
          <table:table-cell table:style-name="ce42"/>
          <table:covered-table-cell/>
          <table:table-cell table:number-columns-repeated="30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149"/>
          <table:table-cell table:number-columns-repeated="2" table:style-name="ce42"/>
          <table:table-cell table:style-name="ce140"/>
          <table:table-cell table:style-name="ce42"/>
          <table:covered-table-cell/>
          <table:table-cell table:style-name="ce101"/>
          <table:table-cell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147"/>
          <table:table-cell table:style-name="ce53"/>
          <table:table-cell table:style-name="ce42"/>
          <table:table-cell table:style-name="ce140"/>
          <table:table-cell table:style-name="ce42"/>
          <table:table-cell table:style-name="ce150"/>
          <table:table-cell table:number-columns-repeated="2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table:style-name="ce48"/>
          <table:table-cell table:style-name="ce151"/>
          <table:table-cell table:number-columns-repeated="2" table:style-name="ce152"/>
          <table:table-cell table:style-name="ce153"/>
          <table:table-cell table:style-name="ce42"/>
          <table:table-cell table:style-name="ce150"/>
          <table:table-cell table:number-columns-repeated="2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31">
          <table:table-cell table:style-name="ce48"/>
          <table:table-cell table:style-name="ce101"/>
          <table:table-cell table:style-name="ce42"/>
          <table:table-cell table:style-name="ce48"/>
          <table:table-cell table:number-columns-repeated="5" table:style-name="ce42"/>
          <table:table-cell office:value-type="float" office:value="100" table:formula="of:=[.D38]" table:number-columns-spanned="1" table:number-rows-spanned="2" table:style-name="ce214">
            <text:p>100</text:p>
          </table:table-cell>
          <table:table-cell table:number-columns-repeated="2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31">
          <table:table-cell table:style-name="ce48"/>
          <table:table-cell table:style-name="ce101"/>
          <table:table-cell table:style-name="ce42"/>
          <table:table-cell office:value-type="float" office:value="100" table:style-name="ce154">
            <text:p>100</text:p>
          </table:table-cell>
          <table:table-cell table:style-name="ce42"/>
          <table:table-cell office:value-type="float" office:value="1100" table:formula="of:=[.F13]*1000" table:number-columns-spanned="2" table:number-rows-spanned="1" table:style-name="ce219">
            <text:p>1100</text:p>
          </table:table-cell>
          <table:covered-table-cell/>
          <table:table-cell table:style-name="ce142"/>
          <table:table-cell office:value-type="float" office:value="100" table:formula="of:=[.D38]" table:style-name="ce109">
            <text:p>100</text:p>
          </table:table-cell>
          <table:covered-table-cell/>
          <table:table-cell table:number-columns-repeated="2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30">
          <table:table-cell office:value-type="float" office:value="4" table:style-name="ce51">
            <text:p>4</text:p>
          </table:table-cell>
          <table:table-cell office:value-type="string" table:style-name="ce72">
            <text:p>Tải trọng phân phối lên cọc, cốt thép đáy đài</text:p>
          </table:table-cell>
          <table:table-cell table:number-columns-repeated="5" table:style-name="ce72"/>
          <table:table-cell table:style-name="ce41"/>
          <table:table-cell table:number-columns-repeated="4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-</text:p>
          </table:table-cell>
          <table:table-cell office:value-type="string" table:style-name="ce43">
            <text:p>Trọng lượng tính toán của đài và đất trên đài:</text:p>
          </table:table-cell>
          <table:table-cell table:number-columns-repeated="9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2">
            <text:p>G<text:span text:style-name="T7">1<text:s/></text:span>=<text:span text:style-name="T7"><text:s/></text:span>n.F<text:span text:style-name="T7">®</text:span>.h<text:span text:style-name="T7">1</text:span>.g<text:span text:style-name="T7">tb<text:s/></text:span>=</text:p>
          </table:table-cell>
          <table:table-cell table:number-columns-repeated="2" table:style-name="ce42"/>
          <table:table-cell office:value-type="float" office:value="2.795100000000001" table:formula="of:=[.G43]*([.K13]*[.F13])*ABS([.K23]-[.K19])*2" table:style-name="ce49">
            <text:p>2,795</text:p>
          </table:table-cell>
          <table:table-cell office:value-type="string" table:style-name="ce42">
            <text:p>(T)</text:p>
          </table:table-cell>
          <table:table-cell table:number-columns-repeated="4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2">
            <text:p>Với n là hệ số an toàn; lấy n =</text:p>
          </table:table-cell>
          <table:table-cell table:number-columns-repeated="3" table:style-name="ce42"/>
          <table:table-cell office:value-type="float" office:value="1.1000000000000001" table:style-name="ce117">
            <text:p>1,1</text:p>
          </table:table-cell>
          <table:table-cell table:number-columns-repeated="5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-</text:p>
          </table:table-cell>
          <table:table-cell office:value-type="string" table:style-name="ce43">
            <text:p>Lực dọc tính toán đến cốt đáy đài:</text:p>
          </table:table-cell>
          <table:table-cell table:number-columns-repeated="6" table:style-name="ce42"/>
          <table:table-cell table:number-columns-repeated="2" table:style-name="ce48"/>
          <table:table-cell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2">
            <text:p>N<text:span text:style-name="T8">tt</text:span><text:s/>= N<text:span text:style-name="T7">0</text:span><text:s/>+ G<text:span text:style-name="T7">1</text:span><text:s/>=</text:p>
          </table:table-cell>
          <table:table-cell table:number-columns-repeated="2" table:style-name="ce42"/>
          <table:table-cell office:value-type="float" office:value="36.795099999999998" table:formula="of:=[.F9]+[.G42]" table:style-name="ce93">
            <text:p>36,80</text:p>
          </table:table-cell>
          <table:table-cell office:value-type="string" table:style-name="ce42">
            <text:p>(T)</text:p>
          </table:table-cell>
          <table:table-cell table:number-columns-repeated="4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M<text:span text:style-name="T8">tt</text:span><text:span text:style-name="T7">x</text:span><text:s/>= M<text:span text:style-name="T7">0x</text:span>+ Q<text:span text:style-name="T7">0y</text:span>.h =</text:p>
          </table:table-cell>
          <table:table-cell table:style-name="ce155"/>
          <table:table-cell table:style-name="ce42"/>
          <table:table-cell office:value-type="float" office:value="1.05" table:formula="of:=[.F7]+[.K8]*[.F14]" table:style-name="ce93">
            <text:p>1,05</text:p>
          </table:table-cell>
          <table:table-cell office:value-type="string" table:style-name="ce42">
            <text:p>(Tm)</text:p>
          </table:table-cell>
          <table:table-cell table:number-columns-repeated="3" table:style-name="ce42"/>
          <table:table-cell table:style-name="ce101"/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M<text:span text:style-name="T8">tt</text:span><text:span text:style-name="T7">y</text:span><text:s/>= M<text:span text:style-name="T7">0y</text:span>+ Q<text:span text:style-name="T7">0x</text:span>.h =</text:p>
          </table:table-cell>
          <table:table-cell table:number-columns-repeated="2" table:style-name="ce42"/>
          <table:table-cell office:value-type="float" office:value="1.155" table:formula="of:=[.K7]+[.F8]*[.F14]" table:style-name="ce93">
            <text:p>1,16</text:p>
          </table:table-cell>
          <table:table-cell office:value-type="string" table:style-name="ce42">
            <text:p>(Tm)</text:p>
          </table:table-cell>
          <table:table-cell table:number-columns-repeated="3" table:style-name="ce42"/>
          <table:table-cell table:style-name="ce101"/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-</text:p>
          </table:table-cell>
          <table:table-cell office:value-type="string" table:style-name="ce43">
            <text:p>Phản lực ở các đầu cọc</text:p>
          </table:table-cell>
          <table:table-cell table:number-columns-repeated="8" table:style-name="ce42"/>
          <table:table-cell table:style-name="ce101"/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2">
            <text:p>P<text:span text:style-name="T7">i</text:span><text:s/>= (N<text:span text:style-name="T8">tt</text:span>/n) + (M<text:span text:style-name="T8">tt</text:span><text:span text:style-name="T7">y</text:span>.X<text:span text:style-name="T7">0i</text:span><text:s/>)/ SX<text:span text:style-name="T8">2</text:span><text:span text:style-name="T7">0i</text:span><text:s/>+ (M<text:span text:style-name="T8">tt</text:span><text:span text:style-name="T7">x</text:span>.Y<text:span text:style-name="T7">0i</text:span>)/ SY<text:span text:style-name="T8">2</text:span><text:span text:style-name="T7">0i</text:span></text:p>
          </table:table-cell>
          <table:table-cell table:number-columns-repeated="2" table:style-name="ce42"/>
          <table:table-cell table:style-name="ce101"/>
          <table:table-cell table:style-name="ce93"/>
          <table:table-cell table:number-columns-repeated="4" table:style-name="ce42"/>
          <table:table-cell table:style-name="ce101"/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5">
          <table:table-cell table:style-name="ce48"/>
          <table:table-cell table:style-name="ce101"/>
          <table:table-cell office:value-type="string" table:style-name="ce42">
            <text:p>Bảng toạ độ cọc trong đài ( So với trọng tâm cọc )</text:p>
          </table:table-cell>
          <table:table-cell table:number-columns-repeated="37" table:style-name="ce42"/>
          <table:table-cell table:number-columns-repeated="16344"/>
        </table:table-row>
        <table:table-row table:style-name="ro27">
          <table:table-cell table:style-name="ce48"/>
          <table:table-cell table:style-name="ce101"/>
          <table:table-cell office:value-type="string" table:style-name="ce61">
            <text:p>Tên cọc</text:p>
          </table:table-cell>
          <table:table-cell office:value-type="string" table:style-name="ce61">
            <text:p>X<text:span text:style-name="T7">0i</text:span><text:span text:style-name="T7"/></text:p>
            <text:p>(m)</text:p>
          </table:table-cell>
          <table:table-cell office:value-type="string" table:style-name="ce61">
            <text:p>Y<text:span text:style-name="T7">0i</text:span><text:span text:style-name="T7"/></text:p>
            <text:p>(m)</text:p>
          </table:table-cell>
          <table:table-cell office:value-type="string" table:style-name="ce61">
            <text:p>X<text:span text:style-name="T7">0i</text:span><text:span text:style-name="T8">2</text:span><text:span text:style-name="T8"/></text:p>
            <text:p>(m<text:span text:style-name="T8">2</text:span>)</text:p>
          </table:table-cell>
          <table:table-cell office:value-type="string" table:style-name="ce61">
            <text:p>Y<text:span text:style-name="T7">0i</text:span><text:span text:style-name="T8">2</text:span><text:span text:style-name="T8"/></text:p>
            <text:p>(m<text:span text:style-name="T8">2</text:span>)</text:p>
          </table:table-cell>
          <table:table-cell office:value-type="string" table:style-name="ce61">
            <text:p>P<text:span text:style-name="T7">i</text:span><text:span text:style-name="T7"/></text:p>
            <text:p>(T)</text:p>
          </table:table-cell>
          <table:table-cell office:value-type="string" table:number-columns-spanned="2" table:number-rows-spanned="1" table:style-name="ce123">
            <text:p>M<text:span text:style-name="T8">I</text:span><text:span text:style-name="T7">x</text:span><text:span text:style-name="T7"/></text:p>
            <text:p>(T.m)</text:p>
          </table:table-cell>
          <table:covered-table-cell/>
          <table:table-cell office:value-type="string" table:number-columns-spanned="2" table:number-rows-spanned="1" table:style-name="ce123">
            <text:p>M<text:span text:style-name="T8">II</text:span><text:span text:style-name="T7">y</text:span><text:span text:style-name="T7"/></text:p>
            <text:p>(T.m)</text:p>
          </table:table-cell>
          <table:covered-table-cell/>
          <table:table-cell table:number-columns-repeated="2" table:style-name="ce60"/>
          <table:table-cell table:number-columns-repeated="20" table:style-name="ce42"/>
          <table:table-cell office:value-type="string" table:number-columns-spanned="2" table:number-rows-spanned="1" table:style-name="ce124">
            <text:p>B (mm)</text:p>
          </table:table-cell>
          <table:covered-table-cell/>
          <table:table-cell office:value-type="string" table:number-columns-spanned="2" table:number-rows-spanned="1" table:style-name="ce124">
            <text:p>L (mm)</text:p>
          </table:table-cell>
          <table:covered-table-cell/>
          <table:table-cell table:number-columns-repeated="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1" table:style-name="ce62">
            <text:p>1</text:p>
          </table:table-cell>
          <table:table-cell office:value-type="float" office:value="-0.3" table:style-name="ce64">
            <text:p>-0,3</text:p>
          </table:table-cell>
          <table:table-cell office:value-type="float" office:value="0.3" table:style-name="ce64">
            <text:p>0,3</text:p>
          </table:table-cell>
          <table:table-cell office:value-type="float" office:value="0.09" table:formula="of:=[.D52]^2" table:style-name="ce85">
            <text:p>0,09</text:p>
          </table:table-cell>
          <table:table-cell office:value-type="float" office:value="0.09" table:formula="of:=[.E52]^2" table:style-name="ce85">
            <text:p>0,09</text:p>
          </table:table-cell>
          <table:table-cell office:value-type="float" office:value="9.1112749999999991" table:formula="of:=[.$G$45]/[.$F$11]+([.$G$46]*[.E52])/[.$G$62]+([.$G$47]*[.D52])/[.$F$62]" table:style-name="ce85">
            <text:p>9,11</text:p>
          </table:table-cell>
          <table:table-cell office:value-type="float" office:value="0.91112749999999976" table:formula="of:=IF(ABS([.D52])&lt;[.$F$17]/2;0;[.H52]*(ABS([.D52])-[.$F$17]/2))" table:number-columns-spanned="2" table:number-rows-spanned="1" table:style-name="ce221">
            <text:p>0,91</text:p>
          </table:table-cell>
          <table:covered-table-cell/>
          <table:table-cell office:value-type="float" office:value="1.5944731249999997" table:formula="of:=IF(ABS([.E52])&lt;[.$K$17]/2;0;[.H52]*(ABS([.E52])-[.$K$17]/2))" table:number-columns-spanned="2" table:number-rows-spanned="1" table:style-name="ce221">
            <text:p>1,59</text:p>
          </table:table-cell>
          <table:covered-table-cell/>
          <table:table-cell table:style-name="ce156"/>
          <table:table-cell table:number-columns-repeated="2" table:style-name="ce138"/>
          <table:table-cell table:number-columns-repeated="2" table:style-name="ce42"/>
          <table:table-cell table:style-name="ce70"/>
          <table:table-cell table:number-columns-repeated="16" table:style-name="ce42"/>
          <table:table-cell office:value-type="float" office:value="1100" table:formula="of:=[.K13]*1000" table:number-columns-spanned="2" table:number-rows-spanned="1" table:style-name="ce222">
            <text:p>1100</text:p>
          </table:table-cell>
          <table:covered-table-cell/>
          <table:table-cell office:value-type="float" office:value="1100" table:formula="of:=[.F13]*1000" table:number-columns-spanned="2" table:number-rows-spanned="1" table:style-name="ce222">
            <text:p>1100</text:p>
          </table:table-cell>
          <table:covered-table-cell/>
          <table:table-cell table:number-columns-repeated="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2" table:style-name="ce62">
            <text:p>2</text:p>
          </table:table-cell>
          <table:table-cell office:value-type="float" office:value="0.3" table:style-name="ce64">
            <text:p>0,3</text:p>
          </table:table-cell>
          <table:table-cell office:value-type="float" office:value="0.3" table:style-name="ce64">
            <text:p>0,3</text:p>
          </table:table-cell>
          <table:table-cell office:value-type="float" office:value="0.09" table:formula="of:=[.D53]^2" table:style-name="ce85">
            <text:p>0,09</text:p>
          </table:table-cell>
          <table:table-cell office:value-type="float" office:value="0.09" table:formula="of:=[.E53]^2" table:style-name="ce85">
            <text:p>0,09</text:p>
          </table:table-cell>
          <table:table-cell office:value-type="float" office:value="11.036275" table:formula="of:=[.$G$45]/[.$F$11]+[.$G$46]*[.E53]/[.$G$62]+[.$G$47]*[.D53]/[.$F$62]" table:style-name="ce85">
            <text:p>11,04</text:p>
          </table:table-cell>
          <table:table-cell office:value-type="float" office:value="1.1036274999999998" table:formula="of:=IF(ABS([.D53])&lt;[.$F$17]/2;0;[.H53]*(ABS([.D53])-[.$F$17]/2))" table:number-columns-spanned="2" table:number-rows-spanned="1" table:style-name="ce221">
            <text:p>1,10</text:p>
          </table:table-cell>
          <table:covered-table-cell/>
          <table:table-cell office:value-type="float" office:value="1.9313481249999997" table:formula="of:=IF(ABS([.E53])&lt;[.$K$17]/2;0;[.H53]*(ABS([.E53])-[.$K$17]/2))" table:number-columns-spanned="2" table:number-rows-spanned="1" table:style-name="ce221">
            <text:p>1,93</text:p>
          </table:table-cell>
          <table:covered-table-cell/>
          <table:table-cell table:style-name="ce157"/>
          <table:table-cell table:number-columns-repeated="3" table:style-name="ce138"/>
          <table:table-cell table:style-name="ce42"/>
          <table:table-cell table:style-name="ce70"/>
          <table:table-cell table:number-columns-repeated="16" table:style-name="ce42"/>
          <table:table-cell office:value-type="string" table:style-name="ce62">
            <text:p>f (mm)</text:p>
          </table:table-cell>
          <table:table-cell office:value-type="string" table:style-name="ce62">
            <text:p>a (mm)</text:p>
          </table:table-cell>
          <table:table-cell office:value-type="string" table:style-name="ce62">
            <text:p>f (mm)</text:p>
          </table:table-cell>
          <table:table-cell office:value-type="string" table:style-name="ce62">
            <text:p>a (mm)</text:p>
          </table:table-cell>
          <table:table-cell table:number-columns-repeated="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3" table:style-name="ce62">
            <text:p>3</text:p>
          </table:table-cell>
          <table:table-cell office:value-type="float" office:value="-0.3" table:style-name="ce64">
            <text:p>-0,3</text:p>
          </table:table-cell>
          <table:table-cell office:value-type="float" office:value="-0.3" table:style-name="ce64">
            <text:p>-0,3</text:p>
          </table:table-cell>
          <table:table-cell office:value-type="float" office:value="0.09" table:formula="of:=[.D54]^2" table:style-name="ce85">
            <text:p>0,09</text:p>
          </table:table-cell>
          <table:table-cell office:value-type="float" office:value="0.09" table:formula="of:=[.E54]^2" table:style-name="ce85">
            <text:p>0,09</text:p>
          </table:table-cell>
          <table:table-cell office:value-type="float" office:value="7.3612749999999991" table:formula="of:=[.$G$45]/[.$F$11]+[.$G$46]*[.E54]/[.$G$62]+[.$G$47]*[.D54]/[.$F$62]" table:style-name="ce85">
            <text:p>7,36</text:p>
          </table:table-cell>
          <table:table-cell office:value-type="float" office:value="0.73612749999999971" table:formula="of:=IF(ABS([.D54])&lt;[.$F$17]/2;0;[.H54]*(ABS([.D54])-[.$F$17]/2))" table:number-columns-spanned="2" table:number-rows-spanned="1" table:style-name="ce221">
            <text:p>0,74</text:p>
          </table:table-cell>
          <table:covered-table-cell/>
          <table:table-cell office:value-type="float" office:value="1.2882231249999998" table:formula="of:=IF(ABS([.E54])&lt;[.$K$17]/2;0;[.H54]*(ABS([.E54])-[.$K$17]/2))" table:number-columns-spanned="2" table:number-rows-spanned="1" table:style-name="ce221">
            <text:p>1,29</text:p>
          </table:table-cell>
          <table:covered-table-cell/>
          <table:table-cell table:style-name="ce157"/>
          <table:table-cell table:number-columns-repeated="3" table:style-name="ce138"/>
          <table:table-cell table:style-name="ce42"/>
          <table:table-cell table:style-name="ce70"/>
          <table:table-cell table:number-columns-repeated="16" table:style-name="ce42"/>
          <table:table-cell office:value-type="float" office:value="14" table:style-name="ce64">
            <text:p>14</text:p>
          </table:table-cell>
          <table:table-cell office:value-type="float" office:value="150" table:style-name="ce64">
            <text:p>150</text:p>
          </table:table-cell>
          <table:table-cell office:value-type="float" office:value="12" table:style-name="ce64">
            <text:p>12</text:p>
          </table:table-cell>
          <table:table-cell office:value-type="float" office:value="200" table:style-name="ce64">
            <text:p>200</text:p>
          </table:table-cell>
          <table:table-cell table:number-columns-repeated="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4" table:style-name="ce62">
            <text:p>4</text:p>
          </table:table-cell>
          <table:table-cell office:value-type="float" office:value="0.3" table:style-name="ce64">
            <text:p>0,3</text:p>
          </table:table-cell>
          <table:table-cell office:value-type="float" office:value="-0.3" table:style-name="ce64">
            <text:p>-0,3</text:p>
          </table:table-cell>
          <table:table-cell office:value-type="float" office:value="0.09" table:formula="of:=[.D55]^2" table:style-name="ce85">
            <text:p>0,09</text:p>
          </table:table-cell>
          <table:table-cell office:value-type="float" office:value="0.09" table:formula="of:=[.E55]^2" table:style-name="ce85">
            <text:p>0,09</text:p>
          </table:table-cell>
          <table:table-cell office:value-type="float" office:value="9.2862749999999998" table:formula="of:=[.$G$45]/[.$F$11]+[.$G$46]*[.E55]/[.$G$62]+[.$G$47]*[.D55]/[.$F$62]" table:style-name="ce85">
            <text:p>9,29</text:p>
          </table:table-cell>
          <table:table-cell office:value-type="float" office:value="0.92862749999999983" table:formula="of:=IF(ABS([.D55])&lt;[.$F$17]/2;0;[.H55]*(ABS([.D55])-[.$F$17]/2))" table:number-columns-spanned="2" table:number-rows-spanned="1" table:style-name="ce221">
            <text:p>0,93</text:p>
          </table:table-cell>
          <table:covered-table-cell/>
          <table:table-cell office:value-type="float" office:value="1.6250981249999998" table:formula="of:=IF(ABS([.E55])&lt;[.$K$17]/2;0;[.H55]*(ABS([.E55])-[.$K$17]/2))" table:number-columns-spanned="2" table:number-rows-spanned="1" table:style-name="ce221">
            <text:p>1,63</text:p>
          </table:table-cell>
          <table:covered-table-cell/>
          <table:table-cell table:style-name="ce157"/>
          <table:table-cell table:style-name="ce138"/>
          <table:table-cell table:style-name="ce42"/>
          <table:table-cell table:style-name="ce138"/>
          <table:table-cell table:style-name="ce42"/>
          <table:table-cell table:style-name="ce70"/>
          <table:table-cell table:number-columns-repeated="16" table:style-name="ce42"/>
          <table:table-cell office:value-type="string" table:number-columns-spanned="2" table:number-rows-spanned="1" table:style-name="ce124">
            <text:p>Fa (cm<text:span text:style-name="T8">2</text:span>)</text:p>
          </table:table-cell>
          <table:covered-table-cell/>
          <table:table-cell office:value-type="string" table:number-columns-spanned="2" table:number-rows-spanned="1" table:style-name="ce124">
            <text:p>Fa (cm<text:span text:style-name="T8">2</text:span>)</text:p>
          </table:table-cell>
          <table:covered-table-cell/>
          <table:table-cell table:number-columns-repeated="2" table:style-name="ce42"/>
          <table:table-cell table:number-columns-repeated="16344"/>
        </table:table-row>
        <table:table-row table:style-name="ro8" table:visibility="collapse">
          <table:table-cell table:style-name="ce48"/>
          <table:table-cell table:style-name="ce101"/>
          <table:table-cell office:value-type="float" office:value="5" table:style-name="ce62">
            <text:p>5</text:p>
          </table:table-cell>
          <table:table-cell table:number-columns-repeated="2" table:style-name="ce64"/>
          <table:table-cell table:number-columns-repeated="3" table:style-name="ce85"/>
          <table:table-cell table:number-columns-spanned="2" table:number-rows-spanned="1" table:style-name="ce223"/>
          <table:covered-table-cell/>
          <table:table-cell table:number-columns-spanned="2" table:number-rows-spanned="1" table:style-name="ce223"/>
          <table:covered-table-cell/>
          <table:table-cell table:style-name="ce157"/>
          <table:table-cell table:style-name="ce138"/>
          <table:table-cell table:number-columns-repeated="3" table:style-name="ce42"/>
          <table:table-cell table:style-name="ce70"/>
          <table:table-cell table:number-columns-repeated="16" table:style-name="ce42"/>
          <table:table-cell office:value-type="float" office:value="12.82817000215832" table:formula="of:=([.AI52]/[.AJ54]+1)*(PI()*[.AI54]*[.AI54]/4/100)" table:number-columns-spanned="2" table:number-rows-spanned="1" table:style-name="ce224">
            <text:p>12,83</text:p>
          </table:table-cell>
          <table:covered-table-cell/>
          <table:table-cell office:value-type="float" office:value="7.3513268094001161" table:formula="of:=([.AK52]/[.AL54]+1)*(PI()*[.AK54]*[.AK54]/4/100)" table:number-columns-spanned="2" table:number-rows-spanned="1" table:style-name="ce224">
            <text:p>7,35</text:p>
          </table:table-cell>
          <table:covered-table-cell/>
          <table:table-cell table:number-columns-repeated="2" table:style-name="ce42"/>
          <table:table-cell table:number-columns-repeated="16344"/>
        </table:table-row>
        <table:table-row table:style-name="ro8" table:visibility="collapse">
          <table:table-cell table:style-name="ce48"/>
          <table:table-cell table:style-name="ce101"/>
          <table:table-cell office:value-type="float" office:value="6" table:style-name="ce62">
            <text:p>6</text:p>
          </table:table-cell>
          <table:table-cell table:number-columns-repeated="2" table:style-name="ce64"/>
          <table:table-cell table:number-columns-repeated="3" table:style-name="ce85"/>
          <table:table-cell table:number-columns-spanned="2" table:number-rows-spanned="1" table:style-name="ce223"/>
          <table:covered-table-cell/>
          <table:table-cell table:number-columns-spanned="2" table:number-rows-spanned="1" table:style-name="ce223"/>
          <table:covered-table-cell/>
          <table:table-cell table:style-name="ce157"/>
          <table:table-cell table:style-name="ce138"/>
          <table:table-cell table:number-columns-repeated="3" table:style-name="ce42"/>
          <table:table-cell table:style-name="ce70"/>
          <table:table-cell table:number-columns-repeated="22" table:style-name="ce42"/>
          <table:table-cell table:number-columns-repeated="16344"/>
        </table:table-row>
        <table:table-row table:style-name="ro8" table:visibility="collapse">
          <table:table-cell table:style-name="ce48"/>
          <table:table-cell table:style-name="ce101"/>
          <table:table-cell office:value-type="float" office:value="7" table:style-name="ce62">
            <text:p>7</text:p>
          </table:table-cell>
          <table:table-cell table:number-columns-repeated="2" table:style-name="ce64"/>
          <table:table-cell table:number-columns-repeated="2" table:style-name="ce158"/>
          <table:table-cell table:style-name="ce85"/>
          <table:table-cell table:number-columns-spanned="2" table:number-rows-spanned="1" table:style-name="ce223"/>
          <table:covered-table-cell/>
          <table:table-cell table:number-columns-spanned="2" table:number-rows-spanned="1" table:style-name="ce223"/>
          <table:covered-table-cell/>
          <table:table-cell table:style-name="ce157"/>
          <table:table-cell table:style-name="ce138"/>
          <table:table-cell table:number-columns-repeated="3" table:style-name="ce42"/>
          <table:table-cell table:style-name="ce70"/>
          <table:table-cell table:number-columns-repeated="22" table:style-name="ce42"/>
          <table:table-cell table:number-columns-repeated="16344"/>
        </table:table-row>
        <table:table-row table:style-name="ro8" table:visibility="collapse">
          <table:table-cell table:style-name="ce48"/>
          <table:table-cell table:style-name="ce101"/>
          <table:table-cell office:value-type="float" office:value="8" table:style-name="ce62">
            <text:p>8</text:p>
          </table:table-cell>
          <table:table-cell table:number-columns-repeated="2" table:style-name="ce64"/>
          <table:table-cell table:number-columns-repeated="2" table:style-name="ce158"/>
          <table:table-cell table:style-name="ce85"/>
          <table:table-cell table:number-columns-spanned="2" table:number-rows-spanned="1" table:style-name="ce223"/>
          <table:covered-table-cell/>
          <table:table-cell table:number-columns-spanned="2" table:number-rows-spanned="1" table:style-name="ce223"/>
          <table:covered-table-cell/>
          <table:table-cell table:style-name="ce157"/>
          <table:table-cell table:style-name="ce138"/>
          <table:table-cell table:number-columns-repeated="3" table:style-name="ce42"/>
          <table:table-cell table:style-name="ce70"/>
          <table:table-cell table:number-columns-repeated="22" table:style-name="ce42"/>
          <table:table-cell table:number-columns-repeated="16344"/>
        </table:table-row>
        <table:table-row table:style-name="ro8" table:visibility="collapse">
          <table:table-cell table:style-name="ce48"/>
          <table:table-cell table:style-name="ce101"/>
          <table:table-cell office:value-type="float" office:value="9" table:style-name="ce62">
            <text:p>9</text:p>
          </table:table-cell>
          <table:table-cell table:number-columns-repeated="2" table:style-name="ce64"/>
          <table:table-cell table:number-columns-repeated="2" table:style-name="ce158"/>
          <table:table-cell table:style-name="ce85"/>
          <table:table-cell table:number-columns-spanned="2" table:number-rows-spanned="1" table:style-name="ce223"/>
          <table:covered-table-cell/>
          <table:table-cell table:number-columns-spanned="2" table:number-rows-spanned="1" table:style-name="ce223"/>
          <table:covered-table-cell/>
          <table:table-cell table:style-name="ce157"/>
          <table:table-cell table:style-name="ce138"/>
          <table:table-cell table:number-columns-repeated="3" table:style-name="ce42"/>
          <table:table-cell table:style-name="ce70"/>
          <table:table-cell table:number-columns-repeated="22" table:style-name="ce42"/>
          <table:table-cell table:number-columns-repeated="16344"/>
        </table:table-row>
        <table:table-row table:style-name="ro8" table:visibility="collapse">
          <table:table-cell table:style-name="ce48"/>
          <table:table-cell table:style-name="ce101"/>
          <table:table-cell office:value-type="float" office:value="10" table:style-name="ce62">
            <text:p>10</text:p>
          </table:table-cell>
          <table:table-cell table:number-columns-repeated="2" table:style-name="ce64"/>
          <table:table-cell table:number-columns-repeated="2" table:style-name="ce158"/>
          <table:table-cell table:style-name="ce85"/>
          <table:table-cell table:number-columns-spanned="2" table:number-rows-spanned="1" table:style-name="ce223"/>
          <table:covered-table-cell/>
          <table:table-cell table:number-columns-spanned="2" table:number-rows-spanned="1" table:style-name="ce223"/>
          <table:covered-table-cell/>
          <table:table-cell table:style-name="ce157"/>
          <table:table-cell table:style-name="ce138"/>
          <table:table-cell table:number-columns-repeated="3" table:style-name="ce42"/>
          <table:table-cell table:style-name="ce70"/>
          <table:table-cell table:number-columns-repeated="2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spanned="2" table:number-rows-spanned="1" table:style-name="ce223"/>
          <table:covered-table-cell/>
          <table:table-cell office:value-type="string" table:style-name="ce159">
            <text:p>S =</text:p>
          </table:table-cell>
          <table:table-cell office:value-type="float" office:value="0.36" table:formula="of:=SUM([.F52:.F61])" table:style-name="ce160">
            <text:p>0,36</text:p>
          </table:table-cell>
          <table:table-cell office:value-type="float" office:value="0.36" table:formula="of:=SUM([.G52:.G61])" table:style-name="ce161">
            <text:p>0,36</text:p>
          </table:table-cell>
          <table:table-cell office:value-type="string" table:style-name="ce162">
            <text:p>S =</text:p>
          </table:table-cell>
          <table:table-cell office:value-type="float" office:value="1.8397549999999996" table:formula="of:=[.I52]+[.I55]" table:number-columns-spanned="2" table:number-rows-spanned="1" table:style-name="ce225">
            <text:p>1,84</text:p>
          </table:table-cell>
          <table:covered-table-cell/>
          <table:table-cell office:value-type="float" office:value="3.5258212499999995" table:formula="of:=[.K52]+[.K53]" table:number-columns-spanned="2" table:number-rows-spanned="1" table:style-name="ce225">
            <text:p>3,53</text:p>
          </table:table-cell>
          <table:covered-table-cell/>
          <table:table-cell table:number-columns-repeated="2" table:style-name="ce46"/>
          <table:table-cell table:number-columns-repeated="3" table:style-name="ce42"/>
          <table:table-cell table:style-name="ce70"/>
          <table:table-cell table:number-columns-repeated="22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-</text:p>
          </table:table-cell>
          <table:table-cell office:value-type="string" table:style-name="ce48">
            <text:p>Diện thích cốt thép theo các phương</text:p>
          </table:table-cell>
          <table:table-cell table:number-columns-repeated="5" table:style-name="ce48"/>
          <table:table-cell table:number-columns-repeated="5" table:style-name="ce42"/>
          <table:table-cell table:style-name="ce46"/>
          <table:table-cell table:number-columns-repeated="3" table:style-name="ce42"/>
          <table:table-cell table:style-name="ce70"/>
          <table:table-cell table:number-columns-repeated="2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53"/>
          <table:table-cell office:value-type="string" table:style-name="ce120">
            <text:p>Fa<text:span text:style-name="T7">x</text:span>=</text:p>
          </table:table-cell>
          <table:table-cell office:value-type="float" office:value="2.0858900226757369" table:formula="of:=[.I62]*100000/0.9/[.K14]/([.G5]*100)" table:style-name="ce163">
            <text:p>2,09</text:p>
          </table:table-cell>
          <table:table-cell office:value-type="string" table:style-name="ce93">
            <text:p>(cm<text:span text:style-name="T8">2</text:span>)</text:p>
          </table:table-cell>
          <table:table-cell office:value-type="string" table:number-columns-spanned="1" table:number-rows-spanned="2" table:style-name="ce226">
            <text:p>Chọn</text:p>
            <text:p>thép</text:p>
          </table:table-cell>
          <table:table-cell office:value-type="string" table:style-name="ce52">
            <text:p>f12a200 = 7.35</text:p>
          </table:table-cell>
          <table:table-cell table:style-name="ce53"/>
          <table:table-cell table:style-name="ce164"/>
          <table:table-cell office:value-type="string" table:style-name="ce93">
            <text:p>(cm<text:span text:style-name="T8">2</text:span>)</text:p>
          </table:table-cell>
          <table:table-cell table:style-name="ce42"/>
          <table:table-cell table:number-columns-repeated="2" table:style-name="ce46"/>
          <table:table-cell table:number-columns-repeated="4" table:style-name="ce152"/>
          <table:table-cell table:number-columns-repeated="2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53"/>
          <table:table-cell office:value-type="string" table:style-name="ce120">
            <text:p>Fa<text:span text:style-name="T7">y</text:span>=</text:p>
          </table:table-cell>
          <table:table-cell office:value-type="float" office:value="3.9975297619047607" table:formula="of:=[.K62]*100000/0.9/[.K14]/([.G5]*100)" table:style-name="ce165">
            <text:p>4,00</text:p>
          </table:table-cell>
          <table:table-cell office:value-type="string" table:style-name="ce93">
            <text:p>(cm<text:span text:style-name="T8">2</text:span>)</text:p>
          </table:table-cell>
          <table:covered-table-cell/>
          <table:table-cell office:value-type="string" table:style-name="ce52">
            <text:p>f14a150 = 12.83</text:p>
          </table:table-cell>
          <table:table-cell table:style-name="ce53"/>
          <table:table-cell table:style-name="ce164"/>
          <table:table-cell office:value-type="string" table:style-name="ce93">
            <text:p>(cm<text:span text:style-name="T8">2</text:span>)</text:p>
          </table:table-cell>
          <table:table-cell table:style-name="ce93"/>
          <table:table-cell table:number-columns-repeated="2" table:style-name="ce46"/>
          <table:table-cell office:value-type="string" table:number-columns-spanned="2" table:number-rows-spanned="1" table:style-name="ce229">
            <text:p>B (mm)</text:p>
          </table:table-cell>
          <table:covered-table-cell/>
          <table:table-cell office:value-type="string" table:number-columns-spanned="2" table:number-rows-spanned="1" table:style-name="ce229">
            <text:p>L (mm)</text:p>
          </table:table-cell>
          <table:covered-table-cell/>
          <table:table-cell table:number-columns-repeated="2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3">
            <text:p><text:s text:c="3"/>+ Công thức kiểm tra :</text:p>
          </table:table-cell>
          <table:table-cell table:number-columns-repeated="3" table:style-name="ce42"/>
          <table:table-cell office:value-type="string" table:style-name="ce48">
            <text:p>MaxX <text:s/>=</text:p>
          </table:table-cell>
          <table:table-cell office:value-type="float" office:value="0.3" table:formula="of:=MAX([.D52:.D61])" table:style-name="ce46">
            <text:p>0,3</text:p>
          </table:table-cell>
          <table:table-cell office:value-type="string" table:number-columns-spanned="2" table:number-rows-spanned="1" table:style-name="ce213">
            <text:p><text:s/>MaxY <text:s/>=</text:p>
          </table:table-cell>
          <table:covered-table-cell/>
          <table:table-cell office:value-type="float" office:value="0.3" table:formula="of:=MAX([.E52:.E61])" table:style-name="ce46">
            <text:p>0,3</text:p>
          </table:table-cell>
          <table:table-cell office:value-type="string" table:style-name="ce42">
            <text:p>(m)</text:p>
          </table:table-cell>
          <table:table-cell table:style-name="ce53"/>
          <table:table-cell table:style-name="ce42"/>
          <table:table-cell office:value-type="float" office:value="1100" table:formula="of:=[.K13]*1000" table:number-columns-spanned="2" table:number-rows-spanned="1" table:style-name="ce228">
            <text:p>1100</text:p>
          </table:table-cell>
          <table:covered-table-cell/>
          <table:table-cell office:value-type="float" office:value="1100" table:formula="of:=[.F13]*1000" table:number-columns-spanned="2" table:number-rows-spanned="1" table:style-name="ce228">
            <text:p>1100</text:p>
          </table:table-cell>
          <table:covered-table-cell/>
          <table:table-cell table:number-columns-repeated="2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2">
            <text:p>P<text:span text:style-name="T7">max<text:s/></text:span>= (N/n) + (M<text:span text:style-name="T7">y</text:span>.X<text:span text:style-name="T7">max<text:s/></text:span>)/ SX<text:span text:style-name="T8">2</text:span><text:s/>+ (M<text:span text:style-name="T7">x</text:span>.Y<text:span text:style-name="T7">max</text:span>)/ SY<text:span text:style-name="T8">2</text:span></text:p>
          </table:table-cell>
          <table:table-cell table:number-columns-repeated="8" table:style-name="ce42"/>
          <table:table-cell table:style-name="ce95"/>
          <table:table-cell table:style-name="ce42"/>
          <table:table-cell office:value-type="string" table:style-name="ce87">
            <text:p>f (mm)</text:p>
          </table:table-cell>
          <table:table-cell office:value-type="string" table:style-name="ce87">
            <text:p>a (mm)</text:p>
          </table:table-cell>
          <table:table-cell office:value-type="string" table:style-name="ce87">
            <text:p>f (mm)</text:p>
          </table:table-cell>
          <table:table-cell office:value-type="string" table:style-name="ce87">
            <text:p>a (mm)</text:p>
          </table:table-cell>
          <table:table-cell table:number-columns-repeated="2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2">
            <text:p>P<text:span text:style-name="T7">min<text:s/></text:span>= (N/n) - (M<text:span text:style-name="T7">y</text:span>.X<text:span text:style-name="T7">max</text:span>)/ SX<text:span text:style-name="T8">2</text:span><text:s/>- (M<text:span text:style-name="T7">x</text:span>.Y<text:span text:style-name="T7">max</text:span>)/ SY<text:span text:style-name="T8">2</text:span><text:s/>&gt; 0</text:p>
          </table:table-cell>
          <table:table-cell table:number-columns-repeated="8" table:style-name="ce42"/>
          <table:table-cell table:style-name="ce53"/>
          <table:table-cell table:style-name="ce42"/>
          <table:table-cell office:value-type="float" office:value="14" table:style-name="ce92">
            <text:p>14</text:p>
          </table:table-cell>
          <table:table-cell office:value-type="float" office:value="150" table:style-name="ce92">
            <text:p>150</text:p>
          </table:table-cell>
          <table:table-cell office:value-type="float" office:value="12" table:style-name="ce92">
            <text:p>12</text:p>
          </table:table-cell>
          <table:table-cell office:value-type="float" office:value="200" table:style-name="ce92">
            <text:p>200</text:p>
          </table:table-cell>
          <table:table-cell table:number-columns-repeated="17" table:style-name="ce42"/>
          <table:table-cell table:number-columns-repeated="2" table:style-name="ce138"/>
          <table:table-cell table:number-columns-repeated="3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3">
            <text:p><text:s text:c="3"/>+ Thay các số liệu ở trên vào ta có :</text:p>
          </table:table-cell>
          <table:table-cell table:number-columns-repeated="9" table:style-name="ce42"/>
          <table:table-cell table:style-name="ce53"/>
          <table:table-cell table:style-name="ce42"/>
          <table:table-cell office:value-type="string" table:number-columns-spanned="2" table:number-rows-spanned="1" table:style-name="ce229">
            <text:p>Fax (cm<text:span text:style-name="T8">2</text:span>)</text:p>
          </table:table-cell>
          <table:covered-table-cell/>
          <table:table-cell office:value-type="string" table:number-columns-spanned="2" table:number-rows-spanned="1" table:style-name="ce229">
            <text:p>Fay (cm<text:span text:style-name="T8">2</text:span>)</text:p>
          </table:table-cell>
          <table:covered-table-cell/>
          <table:table-cell table:number-columns-repeated="17" table:style-name="ce42"/>
          <table:table-cell table:number-columns-repeated="2" table:style-name="ce138"/>
          <table:table-cell table:number-columns-repeated="3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P<text:span text:style-name="T7">max</text:span><text:s/>=</text:p>
          </table:table-cell>
          <table:table-cell office:value-type="float" office:value="11.036275" table:formula="of:=MAX([.H52:.H61])" table:style-name="ce166">
            <text:p>11,04</text:p>
          </table:table-cell>
          <table:table-cell office:value-type="string" table:style-name="ce42">
            <text:p>(T)</text:p>
          </table:table-cell>
          <table:table-cell office:value-type="string" table:style-name="ce48">
            <text:p>P<text:span text:style-name="T7">min<text:s/></text:span>=</text:p>
          </table:table-cell>
          <table:table-cell office:value-type="float" office:value="7.3612749999999991" table:formula="of:=MIN([.H52:.H61])" table:style-name="ce166">
            <text:p>7,36</text:p>
          </table:table-cell>
          <table:table-cell office:value-type="string" office:string-value="(T) &gt; 0" table:formula="of:=IF([.H70]&lt;0;&quot;(T) &lt; 0&quot;;&quot;(T) &gt; 0&quot;)" table:style-name="ce48">
            <text:p>(T) &gt; 0</text:p>
          </table:table-cell>
          <table:table-cell table:number-columns-repeated="3" table:style-name="ce42"/>
          <table:table-cell table:style-name="ce53"/>
          <table:table-cell table:style-name="ce42"/>
          <table:table-cell office:value-type="float" office:value="12.82817000215832" table:formula="of:=([.O66]/[.P68]+1)*(PI()*[.O68]*[.O68]/4/100)" table:number-columns-spanned="2" table:number-rows-spanned="1" table:style-name="ce230">
            <text:p>12,83</text:p>
          </table:table-cell>
          <table:covered-table-cell/>
          <table:table-cell office:value-type="float" office:value="7.3513268094001161" table:formula="of:=([.Q66]/[.R68]+1)*(PI()*[.Q68]*[.Q68]/4/100)" table:number-columns-spanned="2" table:number-rows-spanned="1" table:style-name="ce230">
            <text:p>7,35</text:p>
          </table:table-cell>
          <table:covered-table-cell/>
          <table:table-cell table:number-columns-repeated="18" table:style-name="ce42"/>
          <table:table-cell table:style-name="ce138"/>
          <table:table-cell table:number-columns-repeated="3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4">
            <text:p><text:s text:c="3"/>+ Trọng lượng tính toán của cọc</text:p>
          </table:table-cell>
          <table:table-cell table:style-name="ce42"/>
          <table:table-cell table:style-name="ce49"/>
          <table:table-cell table:style-name="ce42"/>
          <table:table-cell table:style-name="ce53"/>
          <table:table-cell table:style-name="ce48"/>
          <table:table-cell table:number-columns-repeated="4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P<text:span text:style-name="T7">c</text:span><text:s/>=</text:p>
          </table:table-cell>
          <table:table-cell office:value-type="float" office:value="1.8919999999999999" table:formula="of:=[.I10]/1000*[.K10]/1000*[.K11]*2.5*1.1" table:style-name="ce93">
            <text:p>1,89</text:p>
          </table:table-cell>
          <table:table-cell office:value-type="string" table:style-name="ce42">
            <text:p>(T) Þ P<text:span text:style-name="T7">max</text:span><text:s/>+ P<text:span text:style-name="T7">c</text:span>=</text:p>
          </table:table-cell>
          <table:table-cell table:style-name="ce53"/>
          <table:table-cell office:value-type="float" office:value="12.928274999999999" table:formula="of:=[.E70]+[.E72]" table:style-name="ce95">
            <text:p>12,9</text:p>
          </table:table-cell>
          <table:table-cell office:value-type="string" office:string-value="(T) &lt;" table:formula="of:=IF([.H72]&gt;[.L72];&quot;(T) &gt;&quot;;&quot;(T) &lt;&quot;)" table:style-name="ce48">
            <text:p>(T) &lt;</text:p>
          </table:table-cell>
          <table:table-cell office:value-type="string" table:number-columns-spanned="2" table:number-rows-spanned="1" table:style-name="ce231">
            <text:p>[P] =</text:p>
          </table:table-cell>
          <table:covered-table-cell/>
          <table:table-cell office:value-type="float" office:value="40" table:formula="of:=[SCTcuacoc.J192]" table:style-name="ce167">
            <text:p>40</text:p>
          </table:table-cell>
          <table:table-cell office:value-type="string" table:style-name="ce42">
            <text:p>(T)</text:p>
          </table:table-cell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office:string-value=" ---&gt;Vậy tất cả các cọc đều đủ khả năng chịu tải và bố trí như trên là hợp lý." table:formula="of:=IF([.H72]&lt;[.L72];&quot; ---&gt;Vậy tất cả các cọc đều đủ khả năng chịu tải và bố trí như trên là hợp lý.&quot;;&quot; ----&gt;kết quả trên Xem lại.&quot;)" table:style-name="ce168">
            <text:p><text:s/>---&gt;Vậy tất cả các cọc đều đủ khả năng chịu tải và bố trí như trên là hợp lý.</text:p>
          </table:table-cell>
          <table:table-cell table:style-name="ce48"/>
          <table:table-cell table:style-name="ce169"/>
          <table:table-cell table:style-name="ce42"/>
          <table:table-cell table:style-name="ce53"/>
          <table:table-cell table:style-name="ce169"/>
          <table:table-cell table:style-name="ce170"/>
          <table:table-cell table:style-name="ce48"/>
          <table:table-cell table:number-columns-repeated="2" table:style-name="ce171"/>
          <table:table-cell table:style-name="ce53"/>
          <table:table-cell table:number-columns-repeated="28" table:style-name="ce42"/>
          <table:table-cell table:number-columns-repeated="16344"/>
        </table:table-row>
        <table:table-row table:style-name="ro30">
          <table:table-cell office:value-type="float" office:value="5" table:style-name="ce51">
            <text:p>5</text:p>
          </table:table-cell>
          <table:table-cell office:value-type="string" table:style-name="ce67">
            <text:p>Kiểm tra cường độ trên tiết diện nghiêng - điều kiện đâm thủng.</text:p>
          </table:table-cell>
          <table:table-cell table:number-columns-repeated="2" table:style-name="ce72"/>
          <table:table-cell table:number-columns-repeated="7" table:style-name="ce41"/>
          <table:table-cell table:number-columns-repeated="2"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47">
            <text:p>Kiểm tra cọc đâm thủng đài theo dạng hình tháp:Pđt &lt;= Pcđt</text:p>
          </table:table-cell>
          <table:table-cell table:number-columns-repeated="2" table:style-name="ce47"/>
          <table:table-cell table:number-columns-repeated="8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42">
            <text:p><text:s text:c="4"/>Trong đó:</text:p>
          </table:table-cell>
          <table:table-cell table:style-name="ce47"/>
          <table:table-cell table:style-name="ce42"/>
          <table:table-cell table:style-name="ce47"/>
          <table:table-cell table:number-columns-repeated="7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2">
            <text:p>Pđt - Lực đâm thủng bằng tổng phản lực của cọc nằm ngoài phạm vi của đáy</text:p>
          </table:table-cell>
          <table:table-cell table:number-columns-repeated="8" table:style-name="ce42"/>
          <table:table-cell table:number-columns-repeated="2"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2">
            <text:p><text:s text:c="8"/>tháp đâm thủng.</text:p>
          </table:table-cell>
          <table:table-cell table:number-columns-repeated="8" table:style-name="ce42"/>
          <table:table-cell table:number-columns-repeated="2"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52">
            <text:p>Pđt <text:s text:c="2"/>= P01 + P02 + P03 + P04 + P06 + P07 =</text:p>
          </table:table-cell>
          <table:table-cell table:style-name="ce46"/>
          <table:table-cell table:number-columns-repeated="4" table:style-name="ce52"/>
          <table:table-cell office:value-type="float" office:value="0" table:number-columns-spanned="2" table:number-rows-spanned="1" table:style-name="ce232">
            <text:p>0,00</text:p>
          </table:table-cell>
          <table:covered-table-cell/>
          <table:table-cell office:value-type="string" table:style-name="ce48">
            <text:p>(T)</text:p>
          </table:table-cell>
          <table:table-cell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2">
            <text:p>Pcđt <text:s/>= [a1(bc + C2) + a2(hc + C1)].h0.Rbt</text:p>
          </table:table-cell>
          <table:table-cell table:number-columns-repeated="9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7">
            <text:p>Với: <text:s/>C1, C2 - khoảng cách trên mặt bằng <text:s/>từ mép cột đến mép của đáy tháp</text:p>
          </table:table-cell>
          <table:table-cell table:number-columns-repeated="8" table:style-name="ce42"/>
          <table:table-cell table:style-name="ce53"/>
          <table:table-cell table:number-columns-repeated="28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7"/>
          <table:table-cell office:value-type="string" table:style-name="ce42">
            <text:p>đâm thủng: C1 theo phương X. <text:s/>C2 theo phương Y</text:p>
          </table:table-cell>
          <table:table-cell table:number-columns-repeated="7" table:style-name="ce42"/>
          <table:table-cell table:style-name="ce53"/>
          <table:table-cell table:number-columns-repeated="28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2" table:style-name="ce42"/>
          <table:table-cell office:value-type="string" table:style-name="ce42">
            <text:p>C<text:span text:style-name="T7">1</text:span><text:s/>=</text:p>
          </table:table-cell>
          <table:table-cell office:value-type="float" office:value="0.5" table:style-name="ce46">
            <text:p>0,5</text:p>
          </table:table-cell>
          <table:table-cell office:value-type="string" table:style-name="ce42">
            <text:p>C<text:span text:style-name="T7">2</text:span><text:s/>=</text:p>
          </table:table-cell>
          <table:table-cell office:value-type="float" office:value="0.5" table:style-name="ce46">
            <text:p>0,5</text:p>
          </table:table-cell>
          <table:table-cell office:value-type="string" table:style-name="ce42">
            <text:p>(m)</text:p>
          </table:table-cell>
          <table:table-cell table:number-columns-repeated="3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2">
            <text:p>a1, a2 được xác định như sau:</text:p>
          </table:table-cell>
          <table:table-cell table:number-columns-repeated="8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10">
          <table:table-cell table:style-name="ce48"/>
          <table:table-cell table:style-name="ce101"/>
          <table:table-cell table:style-name="ce42"/>
          <table:table-cell office:value-type="string" table:style-name="ce42">
            <text:p>a<text:span text:style-name="T7">1</text:span><text:s/>= 1,5. 1+(h<text:span text:style-name="T7">0</text:span>/C<text:span text:style-name="T7">1</text:span>)<text:span text:style-name="T8">2</text:span><text:s/>=</text:p>
          </table:table-cell>
          <table:table-cell table:number-columns-repeated="2" table:style-name="ce42"/>
          <table:table-cell office:value-type="float" office:value="1.8309833423600554" table:formula="of:=1.5*SQRT(1+([.K14]/[.F83])^2)" table:style-name="ce93">
            <text:p>1,83</text:p>
          </table:table-cell>
          <table:table-cell table:number-columns-repeated="5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10">
          <table:table-cell table:style-name="ce48"/>
          <table:table-cell table:style-name="ce101"/>
          <table:table-cell table:style-name="ce42"/>
          <table:table-cell office:value-type="string" table:style-name="ce42">
            <text:p>a<text:span text:style-name="T7">2</text:span><text:s/>= 1,5. 1+(h<text:span text:style-name="T7">0</text:span>/C<text:span text:style-name="T7">2</text:span>)<text:span text:style-name="T8">2</text:span><text:s/>=</text:p>
          </table:table-cell>
          <table:table-cell table:number-columns-repeated="2" table:style-name="ce42"/>
          <table:table-cell office:value-type="float" office:value="1.8309833423600554" table:formula="of:=1.5*SQRT(1+([.K14]/[.H83])^2)" table:style-name="ce93">
            <text:p>1,83</text:p>
          </table:table-cell>
          <table:table-cell table:number-columns-repeated="4" table:style-name="ce42"/>
          <table:table-cell table:style-name="ce93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42">
            <text:p>Pcđt = [a1(bc + C2) + <text:s/>a2(hc + C1)].h0.Rk =</text:p>
          </table:table-cell>
          <table:table-cell table:number-columns-repeated="5" table:style-name="ce42"/>
          <table:table-cell office:value-type="float" office:value="111.02625242235786" table:formula="of:=([.G85]*([.K17]+[.H83])+[.G86]*([.F17]+[.F83]))*[.K14]*[.K3]*10" table:style-name="ce53">
            <text:p>111,0262524</text:p>
          </table:table-cell>
          <table:table-cell office:value-type="string" table:style-name="ce172">
            <text:p>(T)</text:p>
          </table:table-cell>
          <table:table-cell office:value-type="string" table:style-name="ce53">
            <text:p>≥</text:p>
          </table:table-cell>
          <table:table-cell office:value-type="string" table:style-name="ce173">
            <text:p>Pđt=</text:p>
          </table:table-cell>
          <table:table-cell office:value-type="float" office:value="0" table:formula="of:=[.I79]" table:style-name="ce95">
            <text:p>0,0</text:p>
          </table:table-cell>
          <table:table-cell office:value-type="string" table:style-name="ce53">
            <text:p>(T)</text:p>
          </table:table-cell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office:string-value=" ---&gt;Vậy chiều cao đài thoả mãn điều kiện chống đâm thủng." table:formula="of:=IF([.H87]&gt;[.L87];&quot; ---&gt;Vậy chiều cao đài thoả mãn điều kiện chống đâm thủng.&quot;;&quot;    Xem lại chiều cao đài.&quot;)" table:style-name="ce168">
            <text:p><text:s/>---&gt;Vậy chiều cao đài thoả mãn điều kiện chống đâm thủng.</text:p>
          </table:table-cell>
          <table:table-cell table:style-name="ce42"/>
          <table:table-cell table:style-name="ce138"/>
          <table:table-cell table:number-columns-repeated="7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52">
            <text:p>Do tháp chọc thủng nằm ngoài mép cọc nên điều kiện đâm thủng được thoả mãn</text:p>
          </table:table-cell>
          <table:table-cell table:style-name="ce52"/>
          <table:table-cell table:style-name="ce164"/>
          <table:table-cell table:number-columns-repeated="7" table:style-name="ce52"/>
          <table:table-cell table:style-name="ce46"/>
          <table:table-cell table:style-name="ce52"/>
          <table:table-cell table:number-columns-repeated="27" table:style-name="ce42"/>
          <table:table-cell table:number-columns-repeated="16344"/>
        </table:table-row>
        <table:table-row table:style-name="ro30">
          <table:table-cell office:value-type="float" office:value="6" table:style-name="ce51">
            <text:p>6</text:p>
          </table:table-cell>
          <table:table-cell office:value-type="string" table:style-name="ce67">
            <text:p>Cường độ đất nền đáy móng khối qui ước:</text:p>
          </table:table-cell>
          <table:table-cell table:number-columns-repeated="6" table:style-name="ce67"/>
          <table:table-cell table:number-columns-repeated="4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+</text:p>
          </table:table-cell>
          <table:table-cell office:value-type="string" table:style-name="ce43">
            <text:p>Xác định kích thước móng khối qui ước:</text:p>
          </table:table-cell>
          <table:table-cell table:style-name="ce101"/>
          <table:table-cell table:number-columns-repeated="8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2">
            <text:p>Chiều sâu chôn móng : h1 =</text:p>
          </table:table-cell>
          <table:table-cell table:style-name="ce101"/>
          <table:table-cell table:number-columns-repeated="2" table:style-name="ce42"/>
          <table:table-cell office:value-type="float" office:value="1.05" table:formula="of:=-([.K23]-[.K19])" table:style-name="ce49">
            <text:p>1,050</text:p>
          </table:table-cell>
          <table:table-cell office:value-type="string" table:style-name="ce53">
            <text:p>(m)</text:p>
          </table:table-cell>
          <table:table-cell table:number-columns-repeated="4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2">
            <text:p>Chiều sâu chôn móng của khối móng qư: Hqư</text:p>
          </table:table-cell>
          <table:table-cell table:style-name="ce101"/>
          <table:table-cell table:number-columns-repeated="36" table:style-name="ce42"/>
          <table:table-cell table:number-columns-repeated="16344"/>
        </table:table-row>
        <table:table-row table:style-name="ro8">
          <table:table-cell table:style-name="ce48"/>
          <table:table-cell table:style-name="ce42"/>
          <table:table-cell office:value-type="string" table:style-name="ce101">
            <text:p>H<text:span text:style-name="T7">q­</text:span>=</text:p>
          </table:table-cell>
          <table:table-cell office:value-type="float" office:value="17.7" table:formula="of:=[.G92]+[.K11]-([.I25]+[.I23])/1000" table:number-columns-spanned="2" table:number-rows-spanned="1" table:style-name="ce394">
            <text:p>17,70</text:p>
          </table:table-cell>
          <table:covered-table-cell/>
          <table:table-cell office:value-type="string" table:style-name="ce42">
            <text:p>(m)<text:s/>Þ<text:span text:style-name="T7"><text:s/></text:span>h<text:span text:style-name="T7">2</text:span><text:s/>=</text:p>
          </table:table-cell>
          <table:table-cell table:style-name="ce42"/>
          <table:table-cell office:value-type="float" office:value="16.649999999999999" table:formula="of:=[.D94]-[.G92]" table:style-name="ce93">
            <text:p>16,65</text:p>
          </table:table-cell>
          <table:table-cell office:value-type="string" table:style-name="ce42">
            <text:p>(m)</text:p>
          </table:table-cell>
          <table:table-cell table:style-name="ce93"/>
          <table:table-cell table:number-columns-repeated="2" table:style-name="ce42"/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62">
            <text:p>stt</text:p>
          </table:table-cell>
          <table:table-cell office:value-type="string" table:style-name="ce62">
            <text:p>l<text:span text:style-name="T7">i</text:span>(m)</text:p>
          </table:table-cell>
          <table:table-cell office:value-type="string" table:style-name="ce61">
            <text:p>j</text:p>
          </table:table-cell>
          <table:table-cell office:value-type="string" table:style-name="ce61">
            <text:p>g</text:p>
          </table:table-cell>
          <table:table-cell office:value-type="string" table:style-name="ce62">
            <text:p>C</text:p>
          </table:table-cell>
          <table:table-cell office:value-type="string" table:style-name="ce62">
            <text:p>E</text:p>
          </table:table-cell>
          <table:table-cell office:value-type="string" table:style-name="ce61">
            <text:p>l<text:span text:style-name="T7">i</text:span>j</text:p>
          </table:table-cell>
          <table:table-cell office:value-type="string" table:style-name="ce61">
            <text:p>l<text:span text:style-name="T7">i<text:s/></text:span>g<text:span text:style-name="T7">i</text:span></text:p>
          </table:table-cell>
          <table:table-cell office:value-type="string" table:style-name="ce61">
            <text:p>j<text:span text:style-name="T7">tb</text:span></text:p>
          </table:table-cell>
          <table:table-cell office:value-type="string" table:style-name="ce61">
            <text:p>g<text:span text:style-name="T7">tb</text:span></text:p>
          </table:table-cell>
          <table:table-cell office:value-type="string" table:style-name="ce42">
            <text:p>độ sâu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1" table:formula="of:=[solieuDC.A5]" table:style-name="ce62">
            <text:p>1</text:p>
          </table:table-cell>
          <table:table-cell office:value-type="float" office:value="2.1" table:formula="of:=[solieuDC.F5]" table:style-name="ce62">
            <text:p>2,1</text:p>
          </table:table-cell>
          <table:table-cell office:value-type="float" office:value="15.7" table:formula="of:=[solieuDC.I5]" table:style-name="ce62">
            <text:p>15,7</text:p>
          </table:table-cell>
          <table:table-cell office:value-type="float" office:value="1.89" table:formula="of:=[solieuDC.G5]" table:style-name="ce62">
            <text:p>1,89</text:p>
          </table:table-cell>
          <table:table-cell office:value-type="float" office:value="0.29830000000000001" table:formula="of:=[solieuDC.J5]" table:style-name="ce85">
            <text:p>0,30</text:p>
          </table:table-cell>
          <table:table-cell office:value-type="float" office:value="1250" table:formula="of:=[solieuDC.L5]" table:style-name="ce84">
            <text:p>1250</text:p>
          </table:table-cell>
          <table:table-cell office:value-type="float" office:value="32.97" table:formula="of:=[.C96]*[.D96]" table:style-name="ce62">
            <text:p>32,97</text:p>
          </table:table-cell>
          <table:table-cell office:value-type="float" office:value="3.9689999999999999" table:formula="of:=[.C96]*[.E96]" table:style-name="ce62">
            <text:p>3,969</text:p>
          </table:table-cell>
          <table:table-cell office:value-type="float" office:value="15.7" table:formula="of:=SUM([.$H$96:.H96])/SUM([.$C$96:.C96])" table:style-name="ce62">
            <text:p>15,7</text:p>
          </table:table-cell>
          <table:table-cell office:value-type="float" office:value="1.89" table:formula="of:=SUM([.$I$96:.I96])/SUM([.$C$96:.C96])" table:style-name="ce62">
            <text:p>1,89</text:p>
          </table:table-cell>
          <table:table-cell office:value-type="float" office:value="2.1" table:formula="of:=[.C96]" table:style-name="ce53">
            <text:p>2,1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2" table:formula="of:=[solieuDC.A6]" table:style-name="ce62">
            <text:p>2</text:p>
          </table:table-cell>
          <table:table-cell office:value-type="float" office:value="2.5" table:formula="of:=[solieuDC.F6]" table:style-name="ce62">
            <text:p>2,5</text:p>
          </table:table-cell>
          <table:table-cell office:value-type="float" office:value="15.75" table:formula="of:=[solieuDC.I6]" table:style-name="ce62">
            <text:p>15,75</text:p>
          </table:table-cell>
          <table:table-cell office:value-type="float" office:value="1.89" table:formula="of:=[solieuDC.G6]" table:style-name="ce62">
            <text:p>1,89</text:p>
          </table:table-cell>
          <table:table-cell office:value-type="float" office:value="0.36840000000000001" table:formula="of:=[solieuDC.J6]" table:style-name="ce85">
            <text:p>0,37</text:p>
          </table:table-cell>
          <table:table-cell office:value-type="float" office:value="1300" table:formula="of:=[solieuDC.L6]" table:style-name="ce84">
            <text:p>1300</text:p>
          </table:table-cell>
          <table:table-cell office:value-type="float" office:value="39.375" table:formula="of:=[.C97]*[.D97]" table:style-name="ce62">
            <text:p>39,375</text:p>
          </table:table-cell>
          <table:table-cell office:value-type="float" office:value="4.7249999999999996" table:formula="of:=[.C97]*[.E97]" table:style-name="ce62">
            <text:p>4,725</text:p>
          </table:table-cell>
          <table:table-cell office:value-type="float" office:value="15.72717391304348" table:formula="of:=SUM([.$H$96:.H97])/SUM([.$C$96:.C97])" table:style-name="ce62">
            <text:p>15,72717391</text:p>
          </table:table-cell>
          <table:table-cell office:value-type="float" office:value="1.89" table:formula="of:=SUM([.$I$96:.I97])/SUM([.$C$96:.C97])" table:style-name="ce62">
            <text:p>1,89</text:p>
          </table:table-cell>
          <table:table-cell office:value-type="float" office:value="4.5999999999999996" table:formula="of:=[.L96]+[.C97]" table:style-name="ce53">
            <text:p>4,6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3" table:formula="of:=[solieuDC.A7]" table:style-name="ce62">
            <text:p>3</text:p>
          </table:table-cell>
          <table:table-cell office:value-type="float" office:value="1.6" table:formula="of:=[solieuDC.F7]" table:style-name="ce62">
            <text:p>1,6</text:p>
          </table:table-cell>
          <table:table-cell office:value-type="float" office:value="16.399999999999999" table:formula="of:=[solieuDC.I7]" table:style-name="ce62">
            <text:p>16,4</text:p>
          </table:table-cell>
          <table:table-cell office:value-type="float" office:value="1.89" table:formula="of:=[solieuDC.G7]" table:style-name="ce62">
            <text:p>1,89</text:p>
          </table:table-cell>
          <table:table-cell office:value-type="float" office:value="0.44800000000000001" table:formula="of:=[solieuDC.J7]" table:style-name="ce85">
            <text:p>0,45</text:p>
          </table:table-cell>
          <table:table-cell office:value-type="float" office:value="2220" table:formula="of:=[solieuDC.L7]" table:style-name="ce84">
            <text:p>2220</text:p>
          </table:table-cell>
          <table:table-cell office:value-type="float" office:value="26.24" table:formula="of:=[.C98]*[.D98]" table:style-name="ce62">
            <text:p>26,24</text:p>
          </table:table-cell>
          <table:table-cell office:value-type="float" office:value="3.024" table:formula="of:=[.C98]*[.E98]" table:style-name="ce62">
            <text:p>3,024</text:p>
          </table:table-cell>
          <table:table-cell office:value-type="float" office:value="15.900806451612905" table:formula="of:=SUM([.$H$96:.H98])/SUM([.$C$96:.C98])" table:style-name="ce62">
            <text:p>15,90080645</text:p>
          </table:table-cell>
          <table:table-cell office:value-type="float" office:value="1.8900000000000001" table:formula="of:=SUM([.$I$96:.I98])/SUM([.$C$96:.C98])" table:style-name="ce62">
            <text:p>1,89</text:p>
          </table:table-cell>
          <table:table-cell office:value-type="float" office:value="6.1999999999999993" table:formula="of:=[.L97]+[.C98]" table:style-name="ce53">
            <text:p>6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4" table:formula="of:=[solieuDC.A8]" table:style-name="ce62">
            <text:p>4</text:p>
          </table:table-cell>
          <table:table-cell office:value-type="float" office:value="2" table:formula="of:=[solieuDC.F8]" table:style-name="ce62">
            <text:p>2</text:p>
          </table:table-cell>
          <table:table-cell office:value-type="float" office:value="16.399999999999999" table:formula="of:=[solieuDC.I8]" table:style-name="ce62">
            <text:p>16,4</text:p>
          </table:table-cell>
          <table:table-cell office:value-type="float" office:value="1.89" table:formula="of:=[solieuDC.G8]" table:style-name="ce62">
            <text:p>1,89</text:p>
          </table:table-cell>
          <table:table-cell office:value-type="float" office:value="0.44800000000000001" table:formula="of:=[solieuDC.J8]" table:style-name="ce85">
            <text:p>0,45</text:p>
          </table:table-cell>
          <table:table-cell office:value-type="float" office:value="2220" table:formula="of:=[solieuDC.L8]" table:style-name="ce84">
            <text:p>2220</text:p>
          </table:table-cell>
          <table:table-cell office:value-type="float" office:value="32.799999999999997" table:formula="of:=[.C99]*[.D99]" table:style-name="ce62">
            <text:p>32,8</text:p>
          </table:table-cell>
          <table:table-cell office:value-type="float" office:value="3.78" table:formula="of:=[.C99]*[.E99]" table:style-name="ce62">
            <text:p>3,78</text:p>
          </table:table-cell>
          <table:table-cell office:value-type="float" office:value="16.022560975609757" table:formula="of:=SUM([.$H$96:.H99])/SUM([.$C$96:.C99])" table:style-name="ce62">
            <text:p>16,02256098</text:p>
          </table:table-cell>
          <table:table-cell office:value-type="float" office:value="1.8900000000000001" table:formula="of:=SUM([.$I$96:.I99])/SUM([.$C$96:.C99])" table:style-name="ce62">
            <text:p>1,89</text:p>
          </table:table-cell>
          <table:table-cell office:value-type="float" office:value="8.1999999999999993" table:formula="of:=[.L98]+[.C99]" table:style-name="ce53">
            <text:p>8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5" table:formula="of:=[solieuDC.A9]" table:style-name="ce62">
            <text:p>5</text:p>
          </table:table-cell>
          <table:table-cell office:value-type="float" office:value="2" table:formula="of:=[solieuDC.F9]" table:style-name="ce62">
            <text:p>2</text:p>
          </table:table-cell>
          <table:table-cell office:value-type="float" office:value="16.399999999999999" table:formula="of:=[solieuDC.I9]" table:style-name="ce62">
            <text:p>16,4</text:p>
          </table:table-cell>
          <table:table-cell office:value-type="float" office:value="1.89" table:formula="of:=[solieuDC.G9]" table:style-name="ce62">
            <text:p>1,89</text:p>
          </table:table-cell>
          <table:table-cell office:value-type="float" office:value="0.44800000000000001" table:formula="of:=[solieuDC.J9]" table:style-name="ce85">
            <text:p>0,45</text:p>
          </table:table-cell>
          <table:table-cell office:value-type="float" office:value="2220" table:formula="of:=[solieuDC.L9]" table:style-name="ce84">
            <text:p>2220</text:p>
          </table:table-cell>
          <table:table-cell office:value-type="float" office:value="32.799999999999997" table:formula="of:=[.C100]*[.D100]" table:style-name="ce62">
            <text:p>32,8</text:p>
          </table:table-cell>
          <table:table-cell office:value-type="float" office:value="3.78" table:formula="of:=[.C100]*[.E100]" table:style-name="ce62">
            <text:p>3,78</text:p>
          </table:table-cell>
          <table:table-cell office:value-type="float" office:value="16.096568627450981" table:formula="of:=SUM([.$H$96:.H100])/SUM([.$C$96:.C100])" table:style-name="ce62">
            <text:p>16,09656863</text:p>
          </table:table-cell>
          <table:table-cell office:value-type="float" office:value="1.89" table:formula="of:=SUM([.$I$96:.I100])/SUM([.$C$96:.C100])" table:style-name="ce62">
            <text:p>1,89</text:p>
          </table:table-cell>
          <table:table-cell office:value-type="float" office:value="10.199999999999999" table:formula="of:=[.L99]+[.C100]" table:style-name="ce53">
            <text:p>10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6" table:formula="of:=[solieuDC.A10]" table:style-name="ce62">
            <text:p>6</text:p>
          </table:table-cell>
          <table:table-cell office:value-type="float" office:value="1" table:formula="of:=[solieuDC.F10]" table:style-name="ce62">
            <text:p>1</text:p>
          </table:table-cell>
          <table:table-cell office:value-type="float" office:value="16.149999999999999" table:formula="of:=[solieuDC.I10]" table:style-name="ce62">
            <text:p>16,15</text:p>
          </table:table-cell>
          <table:table-cell office:value-type="float" office:value="1.89" table:formula="of:=[solieuDC.G10]" table:style-name="ce62">
            <text:p>1,89</text:p>
          </table:table-cell>
          <table:table-cell office:value-type="float" office:value="0.17949999999999999" table:formula="of:=[solieuDC.J10]" table:style-name="ce85">
            <text:p>0,18</text:p>
          </table:table-cell>
          <table:table-cell office:value-type="float" office:value="1400" table:formula="of:=[solieuDC.L10]" table:style-name="ce84">
            <text:p>1400</text:p>
          </table:table-cell>
          <table:table-cell office:value-type="float" office:value="16.149999999999999" table:formula="of:=[.C101]*[.D101]" table:style-name="ce62">
            <text:p>16,15</text:p>
          </table:table-cell>
          <table:table-cell office:value-type="float" office:value="1.89" table:formula="of:=[.C101]*[.E101]" table:style-name="ce62">
            <text:p>1,89</text:p>
          </table:table-cell>
          <table:table-cell office:value-type="float" office:value="16.101339285714289" table:formula="of:=SUM([.$H$96:.H101])/SUM([.$C$96:.C101])" table:style-name="ce62">
            <text:p>16,10133929</text:p>
          </table:table-cell>
          <table:table-cell office:value-type="float" office:value="1.8900000000000001" table:formula="of:=SUM([.$I$96:.I101])/SUM([.$C$96:.C101])" table:style-name="ce62">
            <text:p>1,89</text:p>
          </table:table-cell>
          <table:table-cell office:value-type="float" office:value="11.2" table:formula="of:=[.L100]+[.C101]" table:style-name="ce53">
            <text:p>11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7" table:formula="of:=[solieuDC.A11]" table:style-name="ce62">
            <text:p>7</text:p>
          </table:table-cell>
          <table:table-cell office:value-type="float" office:value="2" table:formula="of:=[solieuDC.F11]" table:style-name="ce62">
            <text:p>2</text:p>
          </table:table-cell>
          <table:table-cell office:value-type="float" office:value="30" table:formula="of:=[solieuDC.I11]" table:style-name="ce62">
            <text:p>30</text:p>
          </table:table-cell>
          <table:table-cell office:value-type="float" office:value="1.89" table:formula="of:=[solieuDC.G11]" table:style-name="ce62">
            <text:p>1,89</text:p>
          </table:table-cell>
          <table:table-cell office:value-type="float" office:value="0" table:formula="of:=[solieuDC.J11]" table:style-name="ce85">
            <text:p>0,00</text:p>
          </table:table-cell>
          <table:table-cell office:value-type="float" office:value="1200" table:formula="of:=[solieuDC.L11]" table:style-name="ce84">
            <text:p>1200</text:p>
          </table:table-cell>
          <table:table-cell office:value-type="float" office:value="60" table:formula="of:=[.C102]*[.D102]" table:style-name="ce62">
            <text:p>60</text:p>
          </table:table-cell>
          <table:table-cell office:value-type="float" office:value="3.78" table:formula="of:=[.C102]*[.E102]" table:style-name="ce62">
            <text:p>3,78</text:p>
          </table:table-cell>
          <table:table-cell office:value-type="float" office:value="18.20719696969697" table:formula="of:=SUM([.$H$96:.H102])/SUM([.$C$96:.C102])" table:style-name="ce62">
            <text:p>18,20719697</text:p>
          </table:table-cell>
          <table:table-cell office:value-type="float" office:value="1.8900000000000001" table:formula="of:=SUM([.$I$96:.I102])/SUM([.$C$96:.C102])" table:style-name="ce62">
            <text:p>1,89</text:p>
          </table:table-cell>
          <table:table-cell office:value-type="float" office:value="13.2" table:formula="of:=[.L101]+[.C102]" table:style-name="ce53">
            <text:p>13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8" table:formula="of:=[solieuDC.A12]" table:style-name="ce62">
            <text:p>8</text:p>
          </table:table-cell>
          <table:table-cell office:value-type="float" office:value="2" table:formula="of:=[solieuDC.F12]" table:style-name="ce62">
            <text:p>2</text:p>
          </table:table-cell>
          <table:table-cell office:value-type="float" office:value="30" table:formula="of:=[solieuDC.I12]" table:style-name="ce62">
            <text:p>30</text:p>
          </table:table-cell>
          <table:table-cell office:value-type="float" office:value="1.89" table:formula="of:=[solieuDC.G12]" table:style-name="ce62">
            <text:p>1,89</text:p>
          </table:table-cell>
          <table:table-cell office:value-type="float" office:value="0" table:formula="of:=[solieuDC.J12]" table:style-name="ce85">
            <text:p>0,00</text:p>
          </table:table-cell>
          <table:table-cell office:value-type="float" office:value="1200" table:formula="of:=[solieuDC.L12]" table:style-name="ce84">
            <text:p>1200</text:p>
          </table:table-cell>
          <table:table-cell office:value-type="float" office:value="60" table:formula="of:=[.C103]*[.D103]" table:style-name="ce62">
            <text:p>60</text:p>
          </table:table-cell>
          <table:table-cell office:value-type="float" office:value="3.78" table:formula="of:=[.C103]*[.E103]" table:style-name="ce62">
            <text:p>3,78</text:p>
          </table:table-cell>
          <table:table-cell office:value-type="float" office:value="19.758881578947371" table:formula="of:=SUM([.$H$96:.H103])/SUM([.$C$96:.C103])" table:style-name="ce62">
            <text:p>19,75888158</text:p>
          </table:table-cell>
          <table:table-cell office:value-type="float" office:value="1.8900000000000001" table:formula="of:=SUM([.$I$96:.I103])/SUM([.$C$96:.C103])" table:style-name="ce62">
            <text:p>1,89</text:p>
          </table:table-cell>
          <table:table-cell office:value-type="float" office:value="15.2" table:formula="of:=[.L102]+[.C103]" table:style-name="ce53">
            <text:p>15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9" table:formula="of:=[solieuDC.A13]" table:style-name="ce174">
            <text:p>9</text:p>
          </table:table-cell>
          <table:table-cell office:value-type="float" office:value="2" table:formula="of:=[solieuDC.F13]" table:style-name="ce174">
            <text:p>2</text:p>
          </table:table-cell>
          <table:table-cell office:value-type="float" office:value="30" table:formula="of:=[solieuDC.I13]" table:style-name="ce174">
            <text:p>30</text:p>
          </table:table-cell>
          <table:table-cell office:value-type="float" office:value="1.89" table:formula="of:=[solieuDC.G13]" table:style-name="ce174">
            <text:p>1,89</text:p>
          </table:table-cell>
          <table:table-cell office:value-type="float" office:value="0" table:formula="of:=[solieuDC.J13]" table:style-name="ce158">
            <text:p>0,00</text:p>
          </table:table-cell>
          <table:table-cell office:value-type="float" office:value="1200" table:formula="of:=[solieuDC.L13]" table:style-name="ce175">
            <text:p>1200</text:p>
          </table:table-cell>
          <table:table-cell office:value-type="float" office:value="60" table:formula="of:=[.C104]*[.D104]" table:style-name="ce174">
            <text:p>60</text:p>
          </table:table-cell>
          <table:table-cell office:value-type="float" office:value="3.78" table:formula="of:=[.C104]*[.E104]" table:style-name="ce174">
            <text:p>3,78</text:p>
          </table:table-cell>
          <table:table-cell office:value-type="float" office:value="20.949709302325584" table:formula="of:=SUM([.$H$96:.H104])/SUM([.$C$96:.C104])" table:style-name="ce174">
            <text:p>20,9497093</text:p>
          </table:table-cell>
          <table:table-cell office:value-type="float" office:value="1.8900000000000001" table:formula="of:=SUM([.$I$96:.I104])/SUM([.$C$96:.C104])" table:style-name="ce174">
            <text:p>1,89</text:p>
          </table:table-cell>
          <table:table-cell office:value-type="float" office:value="17.2" table:formula="of:=[.L103]+[.C104]" table:style-name="ce176">
            <text:p>17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10" table:formula="of:=[solieuDC.A14]" table:style-name="ce62">
            <text:p>10</text:p>
          </table:table-cell>
          <table:table-cell office:value-type="float" office:value="2" table:formula="of:=[solieuDC.F14]" table:style-name="ce62">
            <text:p>2</text:p>
          </table:table-cell>
          <table:table-cell office:value-type="float" office:value="30" table:formula="of:=[solieuDC.I14]" table:style-name="ce62">
            <text:p>30</text:p>
          </table:table-cell>
          <table:table-cell office:value-type="float" office:value="1.94" table:formula="of:=[solieuDC.G14]" table:style-name="ce62">
            <text:p>1,94</text:p>
          </table:table-cell>
          <table:table-cell office:value-type="float" office:value="0" table:formula="of:=[solieuDC.J14]" table:style-name="ce85">
            <text:p>0,00</text:p>
          </table:table-cell>
          <table:table-cell office:value-type="float" office:value="1200" table:formula="of:=[solieuDC.L14]" table:style-name="ce84">
            <text:p>1200</text:p>
          </table:table-cell>
          <table:table-cell office:value-type="float" office:value="60" table:formula="of:=[.C105]*[.D105]" table:style-name="ce62">
            <text:p>60</text:p>
          </table:table-cell>
          <table:table-cell office:value-type="float" office:value="3.88" table:formula="of:=[.C105]*[.E105]" table:style-name="ce62">
            <text:p>3,88</text:p>
          </table:table-cell>
          <table:table-cell office:value-type="float" office:value="21.892447916666669" table:formula="of:=SUM([.$H$96:.H105])/SUM([.$C$96:.C105])" table:style-name="ce62">
            <text:p>21,89244792</text:p>
          </table:table-cell>
          <table:table-cell office:value-type="float" office:value="1.8952083333333336" table:formula="of:=SUM([.$I$96:.I105])/SUM([.$C$96:.C105])" table:style-name="ce62">
            <text:p>1,895208333</text:p>
          </table:table-cell>
          <table:table-cell office:value-type="float" office:value="19.2" table:formula="of:=[.L104]+[.C105]" table:style-name="ce53">
            <text:p>19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11" table:formula="of:=[solieuDC.A15]" table:style-name="ce62">
            <text:p>11</text:p>
          </table:table-cell>
          <table:table-cell office:value-type="float" office:value="2" table:formula="of:=[solieuDC.F15]" table:style-name="ce62">
            <text:p>2</text:p>
          </table:table-cell>
          <table:table-cell office:value-type="float" office:value="30" table:formula="of:=[solieuDC.I15]" table:style-name="ce62">
            <text:p>30</text:p>
          </table:table-cell>
          <table:table-cell office:value-type="float" office:value="1.94" table:formula="of:=[solieuDC.G15]" table:style-name="ce62">
            <text:p>1,94</text:p>
          </table:table-cell>
          <table:table-cell office:value-type="float" office:value="0" table:formula="of:=[solieuDC.J15]" table:style-name="ce85">
            <text:p>0,00</text:p>
          </table:table-cell>
          <table:table-cell office:value-type="float" office:value="1600" table:formula="of:=[solieuDC.L15]" table:style-name="ce84">
            <text:p>1600</text:p>
          </table:table-cell>
          <table:table-cell office:value-type="float" office:value="60" table:formula="of:=[.C106]*[.D106]" table:style-name="ce62">
            <text:p>60</text:p>
          </table:table-cell>
          <table:table-cell office:value-type="float" office:value="3.88" table:formula="of:=[.C106]*[.E106]" table:style-name="ce62">
            <text:p>3,88</text:p>
          </table:table-cell>
          <table:table-cell office:value-type="float" office:value="22.657311320754719" table:formula="of:=SUM([.$H$96:.H106])/SUM([.$C$96:.C106])" table:style-name="ce62">
            <text:p>22,65731132</text:p>
          </table:table-cell>
          <table:table-cell office:value-type="float" office:value="1.8994339622641514" table:formula="of:=SUM([.$I$96:.I106])/SUM([.$C$96:.C106])" table:style-name="ce62">
            <text:p>1,899433962</text:p>
          </table:table-cell>
          <table:table-cell office:value-type="float" office:value="21.2" table:formula="of:=[.L105]+[.C106]" table:style-name="ce53">
            <text:p>21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12" table:formula="of:=[solieuDC.A16]" table:style-name="ce62">
            <text:p>12</text:p>
          </table:table-cell>
          <table:table-cell office:value-type="float" office:value="2" table:formula="of:=[solieuDC.F16]" table:style-name="ce62">
            <text:p>2</text:p>
          </table:table-cell>
          <table:table-cell office:value-type="float" office:value="30" table:formula="of:=[solieuDC.I16]" table:style-name="ce62">
            <text:p>30</text:p>
          </table:table-cell>
          <table:table-cell office:value-type="float" office:value="1.94" table:formula="of:=[solieuDC.G16]" table:style-name="ce62">
            <text:p>1,94</text:p>
          </table:table-cell>
          <table:table-cell office:value-type="float" office:value="0" table:formula="of:=[solieuDC.J16]" table:style-name="ce85">
            <text:p>0,00</text:p>
          </table:table-cell>
          <table:table-cell office:value-type="float" office:value="1600" table:formula="of:=[solieuDC.L16]" table:style-name="ce84">
            <text:p>1600</text:p>
          </table:table-cell>
          <table:table-cell office:value-type="float" office:value="60" table:formula="of:=[.C107]*[.D107]" table:style-name="ce62">
            <text:p>60</text:p>
          </table:table-cell>
          <table:table-cell office:value-type="float" office:value="3.88" table:formula="of:=[.C107]*[.E107]" table:style-name="ce62">
            <text:p>3,88</text:p>
          </table:table-cell>
          <table:table-cell office:value-type="float" office:value="23.290301724137933" table:formula="of:=SUM([.$H$96:.H107])/SUM([.$C$96:.C107])" table:style-name="ce62">
            <text:p>23,29030172</text:p>
          </table:table-cell>
          <table:table-cell office:value-type="float" office:value="1.902931034482759" table:formula="of:=SUM([.$I$96:.I107])/SUM([.$C$96:.C107])" table:style-name="ce62">
            <text:p>1,902931034</text:p>
          </table:table-cell>
          <table:table-cell office:value-type="float" office:value="23.2" table:formula="of:=[.L106]+[.C107]" table:style-name="ce53">
            <text:p>23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13" table:formula="of:=[solieuDC.A17]" table:style-name="ce62">
            <text:p>13</text:p>
          </table:table-cell>
          <table:table-cell office:value-type="float" office:value="2" table:formula="of:=[solieuDC.F17]" table:style-name="ce62">
            <text:p>2</text:p>
          </table:table-cell>
          <table:table-cell office:value-type="float" office:value="30" table:formula="of:=[solieuDC.I17]" table:style-name="ce62">
            <text:p>30</text:p>
          </table:table-cell>
          <table:table-cell office:value-type="float" office:value="1.94" table:formula="of:=[solieuDC.G17]" table:style-name="ce62">
            <text:p>1,94</text:p>
          </table:table-cell>
          <table:table-cell office:value-type="float" office:value="0" table:formula="of:=[solieuDC.J17]" table:style-name="ce85">
            <text:p>0,00</text:p>
          </table:table-cell>
          <table:table-cell office:value-type="float" office:value="1600" table:formula="of:=[solieuDC.L17]" table:style-name="ce84">
            <text:p>1600</text:p>
          </table:table-cell>
          <table:table-cell office:value-type="float" office:value="60" table:formula="of:=[.C108]*[.D108]" table:style-name="ce62">
            <text:p>60</text:p>
          </table:table-cell>
          <table:table-cell office:value-type="float" office:value="3.88" table:formula="of:=[.C108]*[.E108]" table:style-name="ce62">
            <text:p>3,88</text:p>
          </table:table-cell>
          <table:table-cell office:value-type="float" office:value="23.822817460317463" table:formula="of:=SUM([.$H$96:.H108])/SUM([.$C$96:.C108])" table:style-name="ce62">
            <text:p>23,82281746</text:p>
          </table:table-cell>
          <table:table-cell office:value-type="float" office:value="1.9058730158730164" table:formula="of:=SUM([.$I$96:.I108])/SUM([.$C$96:.C108])" table:style-name="ce62">
            <text:p>1,905873016</text:p>
          </table:table-cell>
          <table:table-cell office:value-type="float" office:value="25.2" table:formula="of:=[.L107]+[.C108]" table:style-name="ce53">
            <text:p>25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14" table:formula="of:=[solieuDC.A18]" table:style-name="ce62">
            <text:p>14</text:p>
          </table:table-cell>
          <table:table-cell office:value-type="float" office:value="2" table:formula="of:=[solieuDC.F18]" table:style-name="ce62">
            <text:p>2</text:p>
          </table:table-cell>
          <table:table-cell office:value-type="float" office:value="30" table:formula="of:=[solieuDC.I18]" table:style-name="ce62">
            <text:p>30</text:p>
          </table:table-cell>
          <table:table-cell office:value-type="float" office:value="1.94" table:formula="of:=[solieuDC.G18]" table:style-name="ce62">
            <text:p>1,94</text:p>
          </table:table-cell>
          <table:table-cell office:value-type="float" office:value="0" table:formula="of:=[solieuDC.J18]" table:style-name="ce85">
            <text:p>0,00</text:p>
          </table:table-cell>
          <table:table-cell office:value-type="float" office:value="1600" table:formula="of:=[solieuDC.L18]" table:style-name="ce84">
            <text:p>1600</text:p>
          </table:table-cell>
          <table:table-cell office:value-type="float" office:value="60" table:formula="of:=[.C109]*[.D109]" table:style-name="ce62">
            <text:p>60</text:p>
          </table:table-cell>
          <table:table-cell office:value-type="float" office:value="3.88" table:formula="of:=[.C109]*[.E109]" table:style-name="ce62">
            <text:p>3,88</text:p>
          </table:table-cell>
          <table:table-cell office:value-type="float" office:value="24.27702205882353" table:formula="of:=SUM([.$H$96:.H109])/SUM([.$C$96:.C109])" table:style-name="ce62">
            <text:p>24,27702206</text:p>
          </table:table-cell>
          <table:table-cell office:value-type="float" office:value="1.9083823529411772" table:formula="of:=SUM([.$I$96:.I109])/SUM([.$C$96:.C109])" table:style-name="ce62">
            <text:p>1,908382353</text:p>
          </table:table-cell>
          <table:table-cell office:value-type="float" office:value="27.2" table:formula="of:=[.L108]+[.C109]" table:style-name="ce53">
            <text:p>27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15" table:formula="of:=[solieuDC.A19]" table:style-name="ce62">
            <text:p>15</text:p>
          </table:table-cell>
          <table:table-cell office:value-type="float" office:value="2" table:formula="of:=[solieuDC.F19]" table:style-name="ce62">
            <text:p>2</text:p>
          </table:table-cell>
          <table:table-cell office:value-type="float" office:value="30" table:formula="of:=[solieuDC.I19]" table:style-name="ce62">
            <text:p>30</text:p>
          </table:table-cell>
          <table:table-cell office:value-type="float" office:value="1.94" table:formula="of:=[solieuDC.G19]" table:style-name="ce62">
            <text:p>1,94</text:p>
          </table:table-cell>
          <table:table-cell office:value-type="float" office:value="0" table:formula="of:=[solieuDC.J19]" table:style-name="ce85">
            <text:p>0,00</text:p>
          </table:table-cell>
          <table:table-cell office:value-type="float" office:value="1600" table:formula="of:=[solieuDC.L19]" table:style-name="ce84">
            <text:p>1600</text:p>
          </table:table-cell>
          <table:table-cell office:value-type="float" office:value="60" table:formula="of:=[.C110]*[.D110]" table:style-name="ce62">
            <text:p>60</text:p>
          </table:table-cell>
          <table:table-cell office:value-type="float" office:value="3.88" table:formula="of:=[.C110]*[.E110]" table:style-name="ce62">
            <text:p>3,88</text:p>
          </table:table-cell>
          <table:table-cell office:value-type="float" office:value="24.669006849315071" table:formula="of:=SUM([.$H$96:.H110])/SUM([.$C$96:.C110])" table:style-name="ce62">
            <text:p>24,66900685</text:p>
          </table:table-cell>
          <table:table-cell office:value-type="float" office:value="1.9105479452054801" table:formula="of:=SUM([.$I$96:.I110])/SUM([.$C$96:.C110])" table:style-name="ce62">
            <text:p>1,910547945</text:p>
          </table:table-cell>
          <table:table-cell office:value-type="float" office:value="29.2" table:formula="of:=[.L109]+[.C110]" table:style-name="ce53">
            <text:p>29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16" table:formula="of:=[solieuDC.A20]" table:style-name="ce62">
            <text:p>16</text:p>
          </table:table-cell>
          <table:table-cell office:value-type="float" office:value="2" table:formula="of:=[solieuDC.F20]" table:style-name="ce62">
            <text:p>2</text:p>
          </table:table-cell>
          <table:table-cell office:value-type="float" office:value="0" table:formula="of:=[solieuDC.I20]" table:style-name="ce62">
            <text:p>0</text:p>
          </table:table-cell>
          <table:table-cell office:value-type="float" office:value="1.94" table:formula="of:=[solieuDC.G20]" table:style-name="ce62">
            <text:p>1,94</text:p>
          </table:table-cell>
          <table:table-cell office:value-type="float" office:value="0" table:formula="of:=[solieuDC.J20]" table:style-name="ce85">
            <text:p>0,00</text:p>
          </table:table-cell>
          <table:table-cell office:value-type="float" office:value="1600" table:formula="of:=[solieuDC.L20]" table:style-name="ce84">
            <text:p>1600</text:p>
          </table:table-cell>
          <table:table-cell office:value-type="float" office:value="0" table:formula="of:=[.C111]*[.D111]" table:style-name="ce62">
            <text:p>0</text:p>
          </table:table-cell>
          <table:table-cell office:value-type="float" office:value="3.88" table:formula="of:=[.C111]*[.E111]" table:style-name="ce62">
            <text:p>3,88</text:p>
          </table:table-cell>
          <table:table-cell office:value-type="float" office:value="23.08766025641026" table:formula="of:=SUM([.$H$96:.H111])/SUM([.$C$96:.C111])" table:style-name="ce62">
            <text:p>23,08766026</text:p>
          </table:table-cell>
          <table:table-cell office:value-type="float" office:value="1.9124358974358981" table:formula="of:=SUM([.$I$96:.I111])/SUM([.$C$96:.C111])" table:style-name="ce62">
            <text:p>1,912435897</text:p>
          </table:table-cell>
          <table:table-cell office:value-type="float" office:value="31.2" table:formula="of:=[.L110]+[.C111]" table:style-name="ce53">
            <text:p>31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17" table:formula="of:=[solieuDC.A21]" table:style-name="ce62">
            <text:p>17</text:p>
          </table:table-cell>
          <table:table-cell office:value-type="float" office:value="2" table:formula="of:=[solieuDC.F21]" table:style-name="ce62">
            <text:p>2</text:p>
          </table:table-cell>
          <table:table-cell office:value-type="float" office:value="0" table:formula="of:=[solieuDC.I21]" table:style-name="ce62">
            <text:p>0</text:p>
          </table:table-cell>
          <table:table-cell office:value-type="float" office:value="1.94" table:formula="of:=[solieuDC.G21]" table:style-name="ce62">
            <text:p>1,94</text:p>
          </table:table-cell>
          <table:table-cell office:value-type="float" office:value="0" table:formula="of:=[solieuDC.J21]" table:style-name="ce85">
            <text:p>0,00</text:p>
          </table:table-cell>
          <table:table-cell office:value-type="float" office:value="1600" table:formula="of:=[solieuDC.L21]" table:style-name="ce84">
            <text:p>1600</text:p>
          </table:table-cell>
          <table:table-cell office:value-type="float" office:value="0" table:formula="of:=[.C112]*[.D112]" table:style-name="ce62">
            <text:p>0</text:p>
          </table:table-cell>
          <table:table-cell office:value-type="float" office:value="3.88" table:formula="of:=[.C112]*[.E112]" table:style-name="ce62">
            <text:p>3,88</text:p>
          </table:table-cell>
          <table:table-cell office:value-type="float" office:value="21.69683734939759" table:formula="of:=SUM([.$H$96:.H112])/SUM([.$C$96:.C112])" table:style-name="ce62">
            <text:p>21,69683735</text:p>
          </table:table-cell>
          <table:table-cell office:value-type="float" office:value="1.9140963855421691" table:formula="of:=SUM([.$I$96:.I112])/SUM([.$C$96:.C112])" table:style-name="ce62">
            <text:p>1,914096386</text:p>
          </table:table-cell>
          <table:table-cell office:value-type="float" office:value="33.200000000000003" table:formula="of:=[.L111]+[.C112]" table:style-name="ce53">
            <text:p>33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18" table:formula="of:=[solieuDC.A22]" table:style-name="ce62">
            <text:p>18</text:p>
          </table:table-cell>
          <table:table-cell office:value-type="float" office:value="2" table:formula="of:=[solieuDC.F22]" table:style-name="ce62">
            <text:p>2</text:p>
          </table:table-cell>
          <table:table-cell office:value-type="float" office:value="0" table:formula="of:=[solieuDC.I22]" table:style-name="ce62">
            <text:p>0</text:p>
          </table:table-cell>
          <table:table-cell office:value-type="float" office:value="1.94" table:formula="of:=[solieuDC.G22]" table:style-name="ce62">
            <text:p>1,94</text:p>
          </table:table-cell>
          <table:table-cell office:value-type="float" office:value="0" table:formula="of:=[solieuDC.J22]" table:style-name="ce85">
            <text:p>0,00</text:p>
          </table:table-cell>
          <table:table-cell office:value-type="float" office:value="1600" table:formula="of:=[solieuDC.L22]" table:style-name="ce84">
            <text:p>1600</text:p>
          </table:table-cell>
          <table:table-cell office:value-type="float" office:value="0" table:formula="of:=[.C113]*[.D113]" table:style-name="ce62">
            <text:p>0</text:p>
          </table:table-cell>
          <table:table-cell office:value-type="float" office:value="3.88" table:formula="of:=[.C113]*[.E113]" table:style-name="ce62">
            <text:p>3,88</text:p>
          </table:table-cell>
          <table:table-cell office:value-type="float" office:value="20.464062500000001" table:formula="of:=SUM([.$H$96:.H113])/SUM([.$C$96:.C113])" table:style-name="ce62">
            <text:p>20,4640625</text:p>
          </table:table-cell>
          <table:table-cell office:value-type="float" office:value="1.9155681818181824" table:formula="of:=SUM([.$I$96:.I113])/SUM([.$C$96:.C113])" table:style-name="ce62">
            <text:p>1,915568182</text:p>
          </table:table-cell>
          <table:table-cell office:value-type="float" office:value="35.200000000000003" table:formula="of:=[.L112]+[.C113]" table:style-name="ce53">
            <text:p>35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19" table:formula="of:=[solieuDC.A23]" table:style-name="ce62">
            <text:p>19</text:p>
          </table:table-cell>
          <table:table-cell office:value-type="float" office:value="2" table:formula="of:=[solieuDC.F23]" table:style-name="ce62">
            <text:p>2</text:p>
          </table:table-cell>
          <table:table-cell office:value-type="float" office:value="0" table:formula="of:=[solieuDC.I23]" table:style-name="ce62">
            <text:p>0</text:p>
          </table:table-cell>
          <table:table-cell office:value-type="float" office:value="1.94" table:formula="of:=[solieuDC.G23]" table:style-name="ce62">
            <text:p>1,94</text:p>
          </table:table-cell>
          <table:table-cell office:value-type="float" office:value="0" table:formula="of:=[solieuDC.J23]" table:style-name="ce85">
            <text:p>0,00</text:p>
          </table:table-cell>
          <table:table-cell office:value-type="float" office:value="1600" table:formula="of:=[solieuDC.L23]" table:style-name="ce84">
            <text:p>1600</text:p>
          </table:table-cell>
          <table:table-cell office:value-type="float" office:value="0" table:formula="of:=[.C114]*[.D114]" table:style-name="ce62">
            <text:p>0</text:p>
          </table:table-cell>
          <table:table-cell office:value-type="float" office:value="3.88" table:formula="of:=[.C114]*[.E114]" table:style-name="ce62">
            <text:p>3,88</text:p>
          </table:table-cell>
          <table:table-cell office:value-type="float" office:value="19.363844086021505" table:formula="of:=SUM([.$H$96:.H114])/SUM([.$C$96:.C114])" table:style-name="ce62">
            <text:p>19,36384409</text:p>
          </table:table-cell>
          <table:table-cell office:value-type="float" office:value="1.9168817204301078" table:formula="of:=SUM([.$I$96:.I114])/SUM([.$C$96:.C114])" table:style-name="ce62">
            <text:p>1,91688172</text:p>
          </table:table-cell>
          <table:table-cell office:value-type="float" office:value="37.200000000000003" table:formula="of:=[.L113]+[.C114]" table:style-name="ce53">
            <text:p>37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20" table:formula="of:=[solieuDC.A24]" table:style-name="ce62">
            <text:p>20</text:p>
          </table:table-cell>
          <table:table-cell office:value-type="float" office:value="2" table:formula="of:=[solieuDC.F24]" table:style-name="ce62">
            <text:p>2</text:p>
          </table:table-cell>
          <table:table-cell office:value-type="float" office:value="0" table:formula="of:=[solieuDC.I24]" table:style-name="ce62">
            <text:p>0</text:p>
          </table:table-cell>
          <table:table-cell office:value-type="float" office:value="1.94" table:formula="of:=[solieuDC.G24]" table:style-name="ce62">
            <text:p>1,94</text:p>
          </table:table-cell>
          <table:table-cell office:value-type="float" office:value="0" table:formula="of:=[solieuDC.J24]" table:style-name="ce85">
            <text:p>0,00</text:p>
          </table:table-cell>
          <table:table-cell office:value-type="float" office:value="1600" table:formula="of:=[solieuDC.L24]" table:style-name="ce84">
            <text:p>1600</text:p>
          </table:table-cell>
          <table:table-cell office:value-type="float" office:value="0" table:formula="of:=[.C115]*[.D115]" table:style-name="ce62">
            <text:p>0</text:p>
          </table:table-cell>
          <table:table-cell office:value-type="float" office:value="3.88" table:formula="of:=[.C115]*[.E115]" table:style-name="ce62">
            <text:p>3,88</text:p>
          </table:table-cell>
          <table:table-cell office:value-type="float" office:value="18.375892857142858" table:formula="of:=SUM([.$H$96:.H115])/SUM([.$C$96:.C115])" table:style-name="ce62">
            <text:p>18,37589286</text:p>
          </table:table-cell>
          <table:table-cell office:value-type="float" office:value="1.9180612244897961" table:formula="of:=SUM([.$I$96:.I115])/SUM([.$C$96:.C115])" table:style-name="ce62">
            <text:p>1,918061224</text:p>
          </table:table-cell>
          <table:table-cell office:value-type="float" office:value="39.200000000000003" table:formula="of:=[.L114]+[.C115]" table:style-name="ce53">
            <text:p>39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21" table:formula="of:=[solieuDC.A25]" table:style-name="ce62">
            <text:p>21</text:p>
          </table:table-cell>
          <table:table-cell office:value-type="float" office:value="2" table:formula="of:=[solieuDC.F25]" table:style-name="ce62">
            <text:p>2</text:p>
          </table:table-cell>
          <table:table-cell office:value-type="float" office:value="0" table:formula="of:=[solieuDC.I25]" table:style-name="ce62">
            <text:p>0</text:p>
          </table:table-cell>
          <table:table-cell office:value-type="float" office:value="1.94" table:formula="of:=[solieuDC.G25]" table:style-name="ce62">
            <text:p>1,94</text:p>
          </table:table-cell>
          <table:table-cell office:value-type="float" office:value="0" table:formula="of:=[solieuDC.J25]" table:style-name="ce85">
            <text:p>0,00</text:p>
          </table:table-cell>
          <table:table-cell office:value-type="float" office:value="1600" table:formula="of:=[solieuDC.L25]" table:style-name="ce84">
            <text:p>1600</text:p>
          </table:table-cell>
          <table:table-cell office:value-type="float" office:value="0" table:formula="of:=[.C116]*[.D116]" table:style-name="ce62">
            <text:p>0</text:p>
          </table:table-cell>
          <table:table-cell office:value-type="float" office:value="3.88" table:formula="of:=[.C116]*[.E116]" table:style-name="ce62">
            <text:p>3,88</text:p>
          </table:table-cell>
          <table:table-cell office:value-type="float" office:value="17.483859223300971" table:formula="of:=SUM([.$H$96:.H116])/SUM([.$C$96:.C116])" table:style-name="ce62">
            <text:p>17,48385922</text:p>
          </table:table-cell>
          <table:table-cell office:value-type="float" office:value="1.9191262135922331" table:formula="of:=SUM([.$I$96:.I116])/SUM([.$C$96:.C116])" table:style-name="ce62">
            <text:p>1,919126214</text:p>
          </table:table-cell>
          <table:table-cell office:value-type="float" office:value="41.2" table:formula="of:=[.L115]+[.C116]" table:style-name="ce53">
            <text:p>41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22" table:formula="of:=[solieuDC.A26]" table:style-name="ce62">
            <text:p>22</text:p>
          </table:table-cell>
          <table:table-cell office:value-type="float" office:value="2" table:formula="of:=[solieuDC.F26]" table:style-name="ce62">
            <text:p>2</text:p>
          </table:table-cell>
          <table:table-cell office:value-type="float" office:value="0" table:formula="of:=[solieuDC.I26]" table:style-name="ce62">
            <text:p>0</text:p>
          </table:table-cell>
          <table:table-cell office:value-type="float" office:value="1.94" table:formula="of:=[solieuDC.G26]" table:style-name="ce62">
            <text:p>1,94</text:p>
          </table:table-cell>
          <table:table-cell office:value-type="float" office:value="0" table:formula="of:=[solieuDC.J26]" table:style-name="ce85">
            <text:p>0,00</text:p>
          </table:table-cell>
          <table:table-cell office:value-type="float" office:value="1600" table:formula="of:=[solieuDC.L26]" table:style-name="ce84">
            <text:p>1600</text:p>
          </table:table-cell>
          <table:table-cell office:value-type="float" office:value="0" table:formula="of:=[.C117]*[.D117]" table:style-name="ce62">
            <text:p>0</text:p>
          </table:table-cell>
          <table:table-cell office:value-type="float" office:value="3.88" table:formula="of:=[.C117]*[.E117]" table:style-name="ce62">
            <text:p>3,88</text:p>
          </table:table-cell>
          <table:table-cell office:value-type="float" office:value="16.674421296296295" table:formula="of:=SUM([.$H$96:.H117])/SUM([.$C$96:.C117])" table:style-name="ce62">
            <text:p>16,6744213</text:p>
          </table:table-cell>
          <table:table-cell office:value-type="float" office:value="1.9200925925925927" table:formula="of:=SUM([.$I$96:.I117])/SUM([.$C$96:.C117])" table:style-name="ce62">
            <text:p>1,920092593</text:p>
          </table:table-cell>
          <table:table-cell office:value-type="float" office:value="43.2" table:formula="of:=[.L116]+[.C117]" table:style-name="ce53">
            <text:p>43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23" table:formula="of:=[solieuDC.A27]" table:style-name="ce62">
            <text:p>23</text:p>
          </table:table-cell>
          <table:table-cell office:value-type="float" office:value="2" table:formula="of:=[solieuDC.F27]" table:style-name="ce62">
            <text:p>2</text:p>
          </table:table-cell>
          <table:table-cell office:value-type="float" office:value="0" table:formula="of:=[solieuDC.I27]" table:style-name="ce62">
            <text:p>0</text:p>
          </table:table-cell>
          <table:table-cell office:value-type="float" office:value="1.94" table:formula="of:=[solieuDC.G27]" table:style-name="ce62">
            <text:p>1,94</text:p>
          </table:table-cell>
          <table:table-cell office:value-type="float" office:value="0" table:formula="of:=[solieuDC.J27]" table:style-name="ce85">
            <text:p>0,00</text:p>
          </table:table-cell>
          <table:table-cell office:value-type="float" office:value="1600" table:formula="of:=[solieuDC.L27]" table:style-name="ce84">
            <text:p>1600</text:p>
          </table:table-cell>
          <table:table-cell office:value-type="float" office:value="0" table:formula="of:=[.C118]*[.D118]" table:style-name="ce62">
            <text:p>0</text:p>
          </table:table-cell>
          <table:table-cell office:value-type="float" office:value="3.88" table:formula="of:=[.C118]*[.E118]" table:style-name="ce62">
            <text:p>3,88</text:p>
          </table:table-cell>
          <table:table-cell office:value-type="float" office:value="15.936615044247787" table:formula="of:=SUM([.$H$96:.H118])/SUM([.$C$96:.C118])" table:style-name="ce62">
            <text:p>15,93661504</text:p>
          </table:table-cell>
          <table:table-cell office:value-type="float" office:value="1.9209734513274335" table:formula="of:=SUM([.$I$96:.I118])/SUM([.$C$96:.C118])" table:style-name="ce62">
            <text:p>1,920973451</text:p>
          </table:table-cell>
          <table:table-cell office:value-type="float" office:value="45.2" table:formula="of:=[.L117]+[.C118]" table:style-name="ce53">
            <text:p>45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24" table:formula="of:=[solieuDC.A28]" table:style-name="ce62">
            <text:p>24</text:p>
          </table:table-cell>
          <table:table-cell office:value-type="float" office:value="2" table:formula="of:=[solieuDC.F28]" table:style-name="ce62">
            <text:p>2</text:p>
          </table:table-cell>
          <table:table-cell office:value-type="float" office:value="0" table:formula="of:=[solieuDC.I28]" table:style-name="ce62">
            <text:p>0</text:p>
          </table:table-cell>
          <table:table-cell office:value-type="float" office:value="1.94" table:formula="of:=[solieuDC.G28]" table:style-name="ce62">
            <text:p>1,94</text:p>
          </table:table-cell>
          <table:table-cell office:value-type="float" office:value="0" table:formula="of:=[solieuDC.J28]" table:style-name="ce85">
            <text:p>0,00</text:p>
          </table:table-cell>
          <table:table-cell office:value-type="float" office:value="1600" table:formula="of:=[solieuDC.L28]" table:style-name="ce84">
            <text:p>1600</text:p>
          </table:table-cell>
          <table:table-cell office:value-type="float" office:value="0" table:formula="of:=[.C119]*[.D119]" table:style-name="ce62">
            <text:p>0</text:p>
          </table:table-cell>
          <table:table-cell office:value-type="float" office:value="3.88" table:formula="of:=[.C119]*[.E119]" table:style-name="ce62">
            <text:p>3,88</text:p>
          </table:table-cell>
          <table:table-cell office:value-type="float" office:value="15.261334745762712" table:formula="of:=SUM([.$H$96:.H119])/SUM([.$C$96:.C119])" table:style-name="ce62">
            <text:p>15,26133475</text:p>
          </table:table-cell>
          <table:table-cell office:value-type="float" office:value="1.9217796610169491" table:formula="of:=SUM([.$I$96:.I119])/SUM([.$C$96:.C119])" table:style-name="ce62">
            <text:p>1,921779661</text:p>
          </table:table-cell>
          <table:table-cell office:value-type="float" office:value="47.2" table:formula="of:=[.L118]+[.C119]" table:style-name="ce53">
            <text:p>47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25" table:formula="of:=[solieuDC.A29]" table:style-name="ce62">
            <text:p>25</text:p>
          </table:table-cell>
          <table:table-cell office:value-type="float" office:value="2" table:formula="of:=[solieuDC.F29]" table:style-name="ce62">
            <text:p>2</text:p>
          </table:table-cell>
          <table:table-cell office:value-type="float" office:value="0" table:formula="of:=[solieuDC.I29]" table:style-name="ce62">
            <text:p>0</text:p>
          </table:table-cell>
          <table:table-cell office:value-type="float" office:value="1.94" table:formula="of:=[solieuDC.G29]" table:style-name="ce62">
            <text:p>1,94</text:p>
          </table:table-cell>
          <table:table-cell office:value-type="float" office:value="0" table:formula="of:=[solieuDC.J29]" table:style-name="ce85">
            <text:p>0,00</text:p>
          </table:table-cell>
          <table:table-cell office:value-type="float" office:value="1600" table:formula="of:=[solieuDC.L29]" table:style-name="ce84">
            <text:p>1600</text:p>
          </table:table-cell>
          <table:table-cell office:value-type="float" office:value="0" table:formula="of:=[.C120]*[.D120]" table:style-name="ce62">
            <text:p>0</text:p>
          </table:table-cell>
          <table:table-cell office:value-type="float" office:value="3.88" table:formula="of:=[.C120]*[.E120]" table:style-name="ce62">
            <text:p>3,88</text:p>
          </table:table-cell>
          <table:table-cell office:value-type="float" office:value="14.640955284552845" table:formula="of:=SUM([.$H$96:.H120])/SUM([.$C$96:.C120])" table:style-name="ce62">
            <text:p>14,64095528</text:p>
          </table:table-cell>
          <table:table-cell office:value-type="float" office:value="1.9225203252032519" table:formula="of:=SUM([.$I$96:.I120])/SUM([.$C$96:.C120])" table:style-name="ce62">
            <text:p>1,922520325</text:p>
          </table:table-cell>
          <table:table-cell office:value-type="float" office:value="49.2" table:formula="of:=[.L119]+[.C120]" table:style-name="ce53">
            <text:p>49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26" table:formula="of:=[solieuDC.A30]" table:style-name="ce62">
            <text:p>26</text:p>
          </table:table-cell>
          <table:table-cell office:value-type="float" office:value="2" table:formula="of:=[solieuDC.F30]" table:style-name="ce62">
            <text:p>2</text:p>
          </table:table-cell>
          <table:table-cell office:value-type="float" office:value="0" table:formula="of:=[solieuDC.I30]" table:style-name="ce62">
            <text:p>0</text:p>
          </table:table-cell>
          <table:table-cell office:value-type="float" office:value="1.94" table:formula="of:=[solieuDC.G30]" table:style-name="ce62">
            <text:p>1,94</text:p>
          </table:table-cell>
          <table:table-cell office:value-type="float" office:value="0" table:formula="of:=[solieuDC.J30]" table:style-name="ce85">
            <text:p>0,00</text:p>
          </table:table-cell>
          <table:table-cell office:value-type="float" office:value="1600" table:formula="of:=[solieuDC.L30]" table:style-name="ce84">
            <text:p>1600</text:p>
          </table:table-cell>
          <table:table-cell office:value-type="float" office:value="0" table:formula="of:=[.C121]*[.D121]" table:style-name="ce62">
            <text:p>0</text:p>
          </table:table-cell>
          <table:table-cell office:value-type="float" office:value="3.88" table:formula="of:=[.C121]*[.E121]" table:style-name="ce62">
            <text:p>3,88</text:p>
          </table:table-cell>
          <table:table-cell office:value-type="float" office:value="14.069042968750001" table:formula="of:=SUM([.$H$96:.H121])/SUM([.$C$96:.C121])" table:style-name="ce62">
            <text:p>14,06904297</text:p>
          </table:table-cell>
          <table:table-cell office:value-type="float" office:value="1.9232031249999997" table:formula="of:=SUM([.$I$96:.I121])/SUM([.$C$96:.C121])" table:style-name="ce62">
            <text:p>1,923203125</text:p>
          </table:table-cell>
          <table:table-cell office:value-type="float" office:value="51.2" table:formula="of:=[.L120]+[.C121]" table:style-name="ce53">
            <text:p>51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office:value-type="float" office:value="27" table:formula="of:=[solieuDC.A31]" table:style-name="ce62">
            <text:p>27</text:p>
          </table:table-cell>
          <table:table-cell office:value-type="float" office:value="2" table:formula="of:=[solieuDC.F31]" table:style-name="ce62">
            <text:p>2</text:p>
          </table:table-cell>
          <table:table-cell office:value-type="float" office:value="0" table:formula="of:=[solieuDC.I31]" table:style-name="ce62">
            <text:p>0</text:p>
          </table:table-cell>
          <table:table-cell office:value-type="float" office:value="1.94" table:formula="of:=[solieuDC.G31]" table:style-name="ce62">
            <text:p>1,94</text:p>
          </table:table-cell>
          <table:table-cell office:value-type="float" office:value="0" table:formula="of:=[solieuDC.J31]" table:style-name="ce85">
            <text:p>0,00</text:p>
          </table:table-cell>
          <table:table-cell office:value-type="float" office:value="1600" table:formula="of:=[solieuDC.L31]" table:style-name="ce84">
            <text:p>1600</text:p>
          </table:table-cell>
          <table:table-cell office:value-type="float" office:value="0" table:formula="of:=[.C122]*[.D122]" table:style-name="ce62">
            <text:p>0</text:p>
          </table:table-cell>
          <table:table-cell office:value-type="float" office:value="3.88" table:formula="of:=[.C122]*[.E122]" table:style-name="ce62">
            <text:p>3,88</text:p>
          </table:table-cell>
          <table:table-cell office:value-type="float" office:value="13.540131578947369" table:formula="of:=SUM([.$H$96:.H122])/SUM([.$C$96:.C122])" table:style-name="ce62">
            <text:p>13,54013158</text:p>
          </table:table-cell>
          <table:table-cell office:value-type="float" office:value="1.923834586466165" table:formula="of:=SUM([.$I$96:.I122])/SUM([.$C$96:.C122])" table:style-name="ce62">
            <text:p>1,923834586</text:p>
          </table:table-cell>
          <table:table-cell office:value-type="float" office:value="53.2" table:formula="of:=[.L121]+[.C122]" table:style-name="ce53">
            <text:p>53,2</text:p>
          </table:table-cell>
          <table:table-cell table:style-name="ce9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69">
            <text:p>Góc ma sát trong trung bình:</text:p>
          </table:table-cell>
          <table:table-cell table:style-name="ce101"/>
          <table:table-cell table:number-columns-repeated="6" table:style-name="ce42"/>
          <table:table-cell table:style-name="ce48"/>
          <table:table-cell table:style-name="ce93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69">
            <text:p>j<text:span text:style-name="T7">tb</text:span><text:span text:style-name="T8">tc</text:span><text:s/>= S(j<text:span text:style-name="T7">i</text:span><text:span text:style-name="T8">tc</text:span>.l<text:span text:style-name="T7">i</text:span>)/Sl<text:span text:style-name="T7">i</text:span><text:s/>=</text:p>
          </table:table-cell>
          <table:table-cell table:number-columns-repeated="2" table:style-name="ce42"/>
          <table:table-cell office:value-type="float" office:value="20.949709302325584" table:formula="of:=[.J104]" table:style-name="ce166">
            <text:p>20,95</text:p>
          </table:table-cell>
          <table:table-cell office:value-type="string" table:style-name="ce48">
            <text:p><text:span text:style-name="T8">0</text:span><text:s/>Þ j<text:span text:style-name="T7">tb</text:span>/4 =</text:p>
          </table:table-cell>
          <table:table-cell table:style-name="ce42"/>
          <table:table-cell office:value-type="float" office:value="5.2374273255813959" table:formula="of:=[.G124]/4" table:style-name="ce95">
            <text:p>5,2</text:p>
          </table:table-cell>
          <table:table-cell office:value-type="float" office:value="0" table:style-name="ce48">
            <text:p>0</text:p>
          </table:table-cell>
          <table:table-cell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2">
            <text:p><text:s text:c="3"/>g <text:s/>đất từ cốt tự nhiên đến mũi cọc:</text:p>
          </table:table-cell>
          <table:table-cell table:style-name="ce69"/>
          <table:table-cell table:number-columns-repeated="2" table:style-name="ce42"/>
          <table:table-cell table:style-name="ce177"/>
          <table:table-cell table:number-columns-repeated="3" table:style-name="ce42"/>
          <table:table-cell table:style-name="ce48"/>
          <table:table-cell table:style-name="ce93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178"/>
          <table:table-cell office:value-type="string" table:style-name="ce69">
            <text:p>g<text:span text:style-name="T7">tb<text:s/></text:span>= S(g<text:span text:style-name="T7">i</text:span><text:span text:style-name="T8">tc</text:span>.l<text:span text:style-name="T7">i</text:span>)/Sl<text:span text:style-name="T7">i<text:s/></text:span>=</text:p>
          </table:table-cell>
          <table:table-cell table:number-columns-repeated="2" table:style-name="ce42"/>
          <table:table-cell office:value-type="float" office:value="1.8900000000000001" table:formula="of:=[.K104]" table:style-name="ce166">
            <text:p>1,89</text:p>
          </table:table-cell>
          <table:table-cell office:value-type="string" table:style-name="ce42">
            <text:p>(T/m<text:span text:style-name="T8">3</text:span>);</text:p>
          </table:table-cell>
          <table:table-cell table:number-columns-repeated="4" table:style-name="ce42"/>
          <table:table-cell table:style-name="ce53"/>
          <table:table-cell table:number-columns-repeated="2" table:style-name="ce42"/>
          <table:table-cell office:value-type="float" office:value="30" table:formula="of:=[.L142]" table:style-name="ce179">
            <text:p>30,0</text:p>
          </table:table-cell>
          <table:table-cell office:value-type="string" table:style-name="ce87">
            <text:p>A</text:p>
          </table:table-cell>
          <table:table-cell office:value-type="string" table:style-name="ce87">
            <text:p>B</text:p>
          </table:table-cell>
          <table:table-cell office:value-type="string" table:style-name="ce87">
            <text:p>D</text:p>
          </table:table-cell>
          <table:table-cell office:value-type="string" table:style-name="ce87">
            <text:p>j</text:p>
          </table:table-cell>
          <table:table-cell office:value-type="string" table:style-name="ce87">
            <text:p>A</text:p>
          </table:table-cell>
          <table:table-cell office:value-type="string" table:style-name="ce87">
            <text:p>B</text:p>
          </table:table-cell>
          <table:table-cell office:value-type="string" table:style-name="ce87">
            <text:p>D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L<text:span text:style-name="T7">q<text:s/></text:span>= L + 2.h<text:span text:style-name="T7">2</text:span>.tga<text:span text:style-name="T7"><text:s/></text:span>=</text:p>
          </table:table-cell>
          <table:table-cell table:number-columns-repeated="2" table:style-name="ce42"/>
          <table:table-cell office:value-type="float" office:value="4.1524714338248252" table:formula="of:=[.F13]+2*[.H94]*TAN([.J124]*PI()/180)" table:style-name="ce49">
            <text:p>4,152</text:p>
          </table:table-cell>
          <table:table-cell office:value-type="string" table:style-name="ce42">
            <text:p>(m);</text:p>
          </table:table-cell>
          <table:table-cell table:number-columns-repeated="4" table:style-name="ce42"/>
          <table:table-cell table:style-name="ce53"/>
          <table:table-cell table:number-columns-repeated="2" table:style-name="ce42"/>
          <table:table-cell office:value-type="float" office:value="30" table:formula="of:=VLOOKUP([.P126];[.$T$127:.$W$145];1)" table:style-name="ce180">
            <text:p>30</text:p>
          </table:table-cell>
          <table:table-cell office:value-type="float" office:value="1.1499999999999999" table:formula="of:=VLOOKUP([.$P$126];[.$T$127:.$W$145];2)" table:style-name="ce180">
            <text:p>1,15</text:p>
          </table:table-cell>
          <table:table-cell office:value-type="float" office:value="5.59" table:formula="of:=VLOOKUP([.$P$126];[.$T$127:.$W$145];3)" table:style-name="ce180">
            <text:p>5,59</text:p>
          </table:table-cell>
          <table:table-cell office:value-type="float" office:value="7.95" table:formula="of:=VLOOKUP([.$P$126];[.$T$127:.$W$145];4)" table:style-name="ce180">
            <text:p>7,95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1" table:style-name="ce180">
            <text:p>1</text:p>
          </table:table-cell>
          <table:table-cell office:value-type="float" office:value="3.14" table:style-name="ce180">
            <text:p>3,14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B<text:span text:style-name="T7">q</text:span><text:s/>= B<text:span text:style-name="T7"><text:s/></text:span>+ 2.h<text:span text:style-name="T7">2</text:span>.tga =</text:p>
          </table:table-cell>
          <table:table-cell table:number-columns-repeated="2" table:style-name="ce42"/>
          <table:table-cell office:value-type="float" office:value="4.1524714338248252" table:formula="of:=[.K13]+2*[.H94]*TAN([.J124]*PI()/180)" table:style-name="ce49">
            <text:p>4,152</text:p>
          </table:table-cell>
          <table:table-cell office:value-type="string" table:style-name="ce42">
            <text:p>(m);</text:p>
          </table:table-cell>
          <table:table-cell table:number-columns-repeated="7" table:style-name="ce42"/>
          <table:table-cell office:value-type="float" office:value="32" table:formula="of:=VLOOKUP([.P126]+4;[.$T$127:.$W$145];1)" table:style-name="ce180">
            <text:p>32</text:p>
          </table:table-cell>
          <table:table-cell office:value-type="float" office:value="1.34" table:formula="of:=VLOOKUP([.$P$126]+4;[.$T$127:.$W$145];2)" table:style-name="ce180">
            <text:p>1,34</text:p>
          </table:table-cell>
          <table:table-cell office:value-type="float" office:value="6.35" table:formula="of:=VLOOKUP([.$P$126]+4;[.$T$127:.$W$145];3)" table:style-name="ce180">
            <text:p>6,35</text:p>
          </table:table-cell>
          <table:table-cell office:value-type="float" office:value="8.5500000000000007" table:formula="of:=VLOOKUP([.$P$126]+4;[.$T$127:.$W$145];4)" table:style-name="ce180">
            <text:p>8,55</text:p>
          </table:table-cell>
          <table:table-cell office:value-type="float" office:value="4" table:style-name="ce180">
            <text:p>4</text:p>
          </table:table-cell>
          <table:table-cell office:value-type="float" office:value="0.06" table:style-name="ce180">
            <text:p>0,06</text:p>
          </table:table-cell>
          <table:table-cell office:value-type="float" office:value="1.25" table:style-name="ce180">
            <text:p>1,25</text:p>
          </table:table-cell>
          <table:table-cell office:value-type="float" office:value="3.51" table:style-name="ce180">
            <text:p>3,51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F<text:span text:style-name="T7">q</text:span><text:s/>= B<text:span text:style-name="T7">q</text:span>.L<text:span text:style-name="T7">q<text:s/></text:span>=</text:p>
          </table:table-cell>
          <table:table-cell table:number-columns-repeated="2" table:style-name="ce42"/>
          <table:table-cell office:value-type="float" office:value="17.243019008731199" table:formula="of:=[.G127]*[.G128]" table:style-name="ce49">
            <text:p>17,243</text:p>
          </table:table-cell>
          <table:table-cell office:value-type="string" table:style-name="ce42">
            <text:p>(m<text:span text:style-name="T8">2</text:span>)</text:p>
          </table:table-cell>
          <table:table-cell table:style-name="ce48"/>
          <table:table-cell table:number-columns-repeated="2" table:style-name="ce42"/>
          <table:table-cell table:style-name="ce49"/>
          <table:table-cell table:number-columns-repeated="3" table:style-name="ce42"/>
          <table:table-cell table:style-name="ce180"/>
          <table:table-cell office:value-type="float" office:value="1.34" table:formula="of:=[.Q127]+([.$P$128]-[.$P$126])/([.$P$128]-[.$P$127])*([.Q128]-[.Q127])" table:style-name="ce181">
            <text:p>1,340</text:p>
          </table:table-cell>
          <table:table-cell office:value-type="float" office:value="6.35" table:formula="of:=[.R127]+([.$P$128]-[.$P$126])/([.$P$128]-[.$P$127])*([.R128]-[.R127])" table:style-name="ce181">
            <text:p>6,350</text:p>
          </table:table-cell>
          <table:table-cell office:value-type="float" office:value="8.5500000000000007" table:formula="of:=[.S127]+([.$P$128]-[.$P$126])/([.$P$128]-[.$P$127])*([.S128]-[.S127])" table:style-name="ce181">
            <text:p>8,550</text:p>
          </table:table-cell>
          <table:table-cell office:value-type="float" office:value="8" table:style-name="ce180">
            <text:p>8</text:p>
          </table:table-cell>
          <table:table-cell office:value-type="float" office:value="0.14000000000000001" table:style-name="ce180">
            <text:p>0,14</text:p>
          </table:table-cell>
          <table:table-cell office:value-type="float" office:value="1.55" table:style-name="ce180">
            <text:p>1,55</text:p>
          </table:table-cell>
          <table:table-cell office:value-type="float" office:value="3.93" table:style-name="ce180">
            <text:p>3,93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W<text:span text:style-name="T7">x</text:span><text:span text:style-name="T8">q<text:s/></text:span>= L<text:span text:style-name="T7">q</text:span>.B<text:span text:style-name="T7">q</text:span><text:span text:style-name="T8">2</text:span>/6 =</text:p>
          </table:table-cell>
          <table:table-cell table:number-columns-repeated="2" table:style-name="ce42"/>
          <table:table-cell office:value-type="float" office:value="11.933523977775792" table:formula="of:=[.G127]*([.G128]^2)/6" table:style-name="ce49">
            <text:p>11,934</text:p>
          </table:table-cell>
          <table:table-cell office:value-type="string" table:style-name="ce42">
            <text:p>(m<text:span text:style-name="T8">3</text:span>)</text:p>
          </table:table-cell>
          <table:table-cell table:style-name="ce48"/>
          <table:table-cell table:number-columns-repeated="2" table:style-name="ce42"/>
          <table:table-cell table:style-name="ce49"/>
          <table:table-cell table:number-columns-repeated="3" table:style-name="ce42"/>
          <table:table-cell table:style-name="ce180"/>
          <table:table-cell table:number-columns-repeated="3" table:style-name="ce182"/>
          <table:table-cell office:value-type="float" office:value="12" table:style-name="ce180">
            <text:p>12</text:p>
          </table:table-cell>
          <table:table-cell office:value-type="float" office:value="0.23" table:style-name="ce180">
            <text:p>0,23</text:p>
          </table:table-cell>
          <table:table-cell office:value-type="float" office:value="1.94" table:style-name="ce180">
            <text:p>1,94</text:p>
          </table:table-cell>
          <table:table-cell office:value-type="float" office:value="4.42" table:style-name="ce180">
            <text:p>4,42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W<text:span text:style-name="T7">y</text:span><text:span text:style-name="T8">q<text:s/></text:span>= B<text:span text:style-name="T7">q</text:span>.L<text:span text:style-name="T7">q</text:span><text:span text:style-name="T8">2</text:span>/6 =</text:p>
          </table:table-cell>
          <table:table-cell table:number-columns-repeated="2" table:style-name="ce42"/>
          <table:table-cell office:value-type="float" office:value="11.933523977775792" table:formula="of:=[.G128]*([.G127]^2)/6" table:style-name="ce49">
            <text:p>11,934</text:p>
          </table:table-cell>
          <table:table-cell office:value-type="string" table:style-name="ce42">
            <text:p>(m<text:span text:style-name="T8">3</text:span>)</text:p>
          </table:table-cell>
          <table:table-cell table:style-name="ce48"/>
          <table:table-cell table:number-columns-repeated="2" table:style-name="ce42"/>
          <table:table-cell table:style-name="ce49"/>
          <table:table-cell table:number-columns-repeated="3" table:style-name="ce42"/>
          <table:table-cell table:style-name="ce180"/>
          <table:table-cell table:number-columns-repeated="3" table:style-name="ce182"/>
          <table:table-cell office:value-type="float" office:value="14" table:style-name="ce180">
            <text:p>14</text:p>
          </table:table-cell>
          <table:table-cell office:value-type="float" office:value="0.28999999999999998" table:style-name="ce180">
            <text:p>0,29</text:p>
          </table:table-cell>
          <table:table-cell office:value-type="float" office:value="2.17" table:style-name="ce180">
            <text:p>2,17</text:p>
          </table:table-cell>
          <table:table-cell office:value-type="float" office:value="4.6900000000000004" table:style-name="ce180">
            <text:p>4,69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8">
            <text:p><text:s text:c="3"/>Khối lượng đất từ cốt 0.00 (htk) đến đáy đài (hdm):</text:p>
          </table:table-cell>
          <table:table-cell table:style-name="ce101"/>
          <table:table-cell table:number-columns-repeated="8" table:style-name="ce42"/>
          <table:table-cell table:style-name="ce53"/>
          <table:table-cell table:number-columns-repeated="2" table:style-name="ce42"/>
          <table:table-cell table:style-name="ce180"/>
          <table:table-cell table:number-columns-repeated="3" table:style-name="ce182"/>
          <table:table-cell office:value-type="float" office:value="16" table:style-name="ce180">
            <text:p>16</text:p>
          </table:table-cell>
          <table:table-cell office:value-type="float" office:value="0.36" table:style-name="ce180">
            <text:p>0,36</text:p>
          </table:table-cell>
          <table:table-cell office:value-type="float" office:value="2.4300000000000002" table:style-name="ce180">
            <text:p>2,43</text:p>
          </table:table-cell>
          <table:table-cell office:value-type="float" office:value="5" table:style-name="ce180">
            <text:p>5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8"/>
          <table:table-cell office:value-type="string" table:style-name="ce69">
            <text:p>G<text:span text:style-name="T7">3</text:span><text:s/>= [ h<text:span text:style-name="T7">®</text:span>.g<text:span text:style-name="T7">BT</text:span><text:s/>+ (-h<text:span text:style-name="T7">®m<text:s/></text:span>- h)g<text:span text:style-name="T7">1<text:s/></text:span>].F<text:span text:style-name="T7">q</text:span>=</text:p>
          </table:table-cell>
          <table:table-cell table:number-columns-repeated="3" table:style-name="ce42"/>
          <table:table-cell office:value-type="float" office:value="54.143079687415963" table:formula="of:=[.G129]*((2.5*[.F14]+(-[.K23]-[.J22]/1000)*[.L133]))" table:style-name="ce93">
            <text:p>54,14</text:p>
          </table:table-cell>
          <table:table-cell office:value-type="string" table:style-name="ce42">
            <text:p>(T)</text:p>
          </table:table-cell>
          <table:table-cell office:value-type="string" table:style-name="ce42">
            <text:p><text:s text:c="5"/>với g1 =</text:p>
          </table:table-cell>
          <table:table-cell table:style-name="ce177"/>
          <table:table-cell office:value-type="float" office:value="1.89" table:formula="of:=[.E96]" table:style-name="ce45">
            <text:p>1,89</text:p>
          </table:table-cell>
          <table:table-cell office:value-type="string" table:style-name="ce48">
            <text:p>(T/m<text:span text:style-name="T8">3</text:span>)</text:p>
          </table:table-cell>
          <table:table-cell table:number-columns-repeated="2" table:style-name="ce42"/>
          <table:table-cell table:number-columns-repeated="4" table:style-name="ce182"/>
          <table:table-cell office:value-type="float" office:value="18" table:style-name="ce180">
            <text:p>18</text:p>
          </table:table-cell>
          <table:table-cell office:value-type="float" office:value="0.43" table:style-name="ce180">
            <text:p>0,43</text:p>
          </table:table-cell>
          <table:table-cell office:value-type="float" office:value="2.72" table:style-name="ce180">
            <text:p>2,72</text:p>
          </table:table-cell>
          <table:table-cell office:value-type="float" office:value="5.31" table:style-name="ce180">
            <text:p>5,31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8">
            <text:p><text:s text:c="3"/>Khối lượng đất từ đáy đài (hdm) đến mũi cọc (đáy khối qui ước):</text:p>
          </table:table-cell>
          <table:table-cell table:style-name="ce101"/>
          <table:table-cell table:number-columns-repeated="8" table:style-name="ce42"/>
          <table:table-cell table:style-name="ce53"/>
          <table:table-cell table:number-columns-repeated="2" table:style-name="ce42"/>
          <table:table-cell table:number-columns-repeated="4" table:style-name="ce182"/>
          <table:table-cell office:value-type="float" office:value="20" table:style-name="ce180">
            <text:p>20</text:p>
          </table:table-cell>
          <table:table-cell office:value-type="float" office:value="0.51" table:style-name="ce180">
            <text:p>0,51</text:p>
          </table:table-cell>
          <table:table-cell office:value-type="float" office:value="3.06" table:style-name="ce180">
            <text:p>3,06</text:p>
          </table:table-cell>
          <table:table-cell office:value-type="float" office:value="5.66" table:style-name="ce180">
            <text:p>5,66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8"/>
          <table:table-cell office:value-type="string" table:style-name="ce69">
            <text:p>G<text:span text:style-name="T7">4</text:span><text:s/>= g<text:span text:style-name="T7">tb</text:span>.h<text:span text:style-name="T7">2</text:span>.F<text:span text:style-name="T7">q</text:span><text:s/>=</text:p>
          </table:table-cell>
          <table:table-cell table:number-columns-repeated="2" table:style-name="ce42"/>
          <table:table-cell office:value-type="float" office:value="542.61194367625774" table:formula="of:=[.G126]*[.H94]*[.G129]" table:style-name="ce93">
            <text:p>542,61</text:p>
          </table:table-cell>
          <table:table-cell office:value-type="string" table:style-name="ce42">
            <text:p>(T)</text:p>
          </table:table-cell>
          <table:table-cell table:number-columns-repeated="2" table:style-name="ce42"/>
          <table:table-cell table:style-name="ce177"/>
          <table:table-cell table:style-name="ce70"/>
          <table:table-cell table:style-name="ce53"/>
          <table:table-cell table:number-columns-repeated="2" table:style-name="ce42"/>
          <table:table-cell table:number-columns-repeated="4" table:style-name="ce182"/>
          <table:table-cell office:value-type="float" office:value="22" table:style-name="ce180">
            <text:p>22</text:p>
          </table:table-cell>
          <table:table-cell office:value-type="float" office:value="0.61" table:style-name="ce180">
            <text:p>0,61</text:p>
          </table:table-cell>
          <table:table-cell office:value-type="float" office:value="3.44" table:style-name="ce180">
            <text:p>3,44</text:p>
          </table:table-cell>
          <table:table-cell office:value-type="float" office:value="6.04" table:style-name="ce180">
            <text:p>6,04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+</text:p>
          </table:table-cell>
          <table:table-cell office:value-type="string" table:style-name="ce44">
            <text:p>Tải trọng đáy khối qui ước: Ntc, Mtc</text:p>
          </table:table-cell>
          <table:table-cell table:style-name="ce101"/>
          <table:table-cell table:number-columns-repeated="8" table:style-name="ce42"/>
          <table:table-cell table:style-name="ce53"/>
          <table:table-cell table:number-columns-repeated="2" table:style-name="ce42"/>
          <table:table-cell table:number-columns-repeated="4" table:style-name="ce182"/>
          <table:table-cell office:value-type="float" office:value="24" table:style-name="ce180">
            <text:p>24</text:p>
          </table:table-cell>
          <table:table-cell office:value-type="float" office:value="0.72" table:style-name="ce180">
            <text:p>0,72</text:p>
          </table:table-cell>
          <table:table-cell office:value-type="float" office:value="3.87" table:style-name="ce180">
            <text:p>3,87</text:p>
          </table:table-cell>
          <table:table-cell office:value-type="float" office:value="6.45" table:style-name="ce180">
            <text:p>6,45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4"/>
          <table:table-cell office:value-type="string" table:style-name="ce48">
            <text:p>N<text:span text:style-name="T8">tt</text:span><text:span text:style-name="T7">q­<text:s/></text:span>=<text:span text:style-name="T7"><text:s/></text:span>N<text:span text:style-name="T8">tt<text:s/></text:span>+(G<text:span text:style-name="T7">3<text:s/></text:span>+<text:span text:style-name="T7"><text:s/></text:span>G<text:span text:style-name="T7">4</text:span>).n<text:span text:style-name="T7"><text:s/></text:span>=</text:p>
          </table:table-cell>
          <table:table-cell table:number-columns-repeated="2" table:style-name="ce42"/>
          <table:table-cell office:value-type="float" office:value="690.43052570004113" table:formula="of:=[.F9]+([.H133]+[.G135])*[.G43]" table:style-name="ce95">
            <text:p>690,4</text:p>
          </table:table-cell>
          <table:table-cell office:value-type="string" table:style-name="ce42">
            <text:p>(T)</text:p>
          </table:table-cell>
          <table:table-cell table:number-columns-repeated="7" table:style-name="ce42"/>
          <table:table-cell table:number-columns-repeated="4" table:style-name="ce182"/>
          <table:table-cell office:value-type="float" office:value="26" table:style-name="ce180">
            <text:p>26</text:p>
          </table:table-cell>
          <table:table-cell office:value-type="float" office:value="0.84" table:style-name="ce180">
            <text:p>0,84</text:p>
          </table:table-cell>
          <table:table-cell office:value-type="float" office:value="4.37" table:style-name="ce180">
            <text:p>4,37</text:p>
          </table:table-cell>
          <table:table-cell office:value-type="float" office:value="6.9" table:style-name="ce180">
            <text:p>6,9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4"/>
          <table:table-cell office:value-type="string" table:style-name="ce48">
            <text:p>M<text:span text:style-name="T8">tt</text:span><text:span text:style-name="T7">yq­</text:span><text:s/>= M<text:span text:style-name="T8">tt</text:span><text:span text:style-name="T7">y</text:span><text:s/>+ Q<text:span text:style-name="T7">0x</text:span>.h<text:span text:style-name="T7">2</text:span><text:s/>=</text:p>
          </table:table-cell>
          <table:table-cell table:number-columns-repeated="2" table:style-name="ce42"/>
          <table:table-cell office:value-type="float" office:value="11.977499999999999" table:formula="of:=[.G47]+[.F8]*[.H94]" table:style-name="ce95">
            <text:p>12,0</text:p>
          </table:table-cell>
          <table:table-cell office:value-type="string" table:style-name="ce42">
            <text:p>(Tm)</text:p>
          </table:table-cell>
          <table:table-cell table:number-columns-repeated="4" table:style-name="ce42"/>
          <table:table-cell table:style-name="ce95"/>
          <table:table-cell table:number-columns-repeated="2" table:style-name="ce42"/>
          <table:table-cell table:number-columns-repeated="4" table:style-name="ce182"/>
          <table:table-cell office:value-type="float" office:value="28" table:style-name="ce180">
            <text:p>28</text:p>
          </table:table-cell>
          <table:table-cell office:value-type="float" office:value="0.98" table:style-name="ce180">
            <text:p>0,98</text:p>
          </table:table-cell>
          <table:table-cell office:value-type="float" office:value="4.93" table:style-name="ce180">
            <text:p>4,93</text:p>
          </table:table-cell>
          <table:table-cell office:value-type="float" office:value="7.4" table:style-name="ce180">
            <text:p>7,4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4"/>
          <table:table-cell office:value-type="string" table:style-name="ce48">
            <text:p>M<text:span text:style-name="T8">tt</text:span><text:span text:style-name="T7">xq­</text:span><text:s/>= M<text:span text:style-name="T8">tt</text:span><text:span text:style-name="T7">x</text:span><text:s/>+ Q<text:span text:style-name="T7">0y</text:span>.h<text:span text:style-name="T7">2</text:span><text:s/>=</text:p>
          </table:table-cell>
          <table:table-cell table:number-columns-repeated="2" table:style-name="ce42"/>
          <table:table-cell office:value-type="float" office:value="10.374000000000001" table:formula="of:=[.G46]+[.K8]*[.H94]" table:style-name="ce95">
            <text:p>10,4</text:p>
          </table:table-cell>
          <table:table-cell office:value-type="string" table:style-name="ce42">
            <text:p>(Tm)</text:p>
          </table:table-cell>
          <table:table-cell table:number-columns-repeated="4" table:style-name="ce42"/>
          <table:table-cell table:style-name="ce95"/>
          <table:table-cell table:number-columns-repeated="2" table:style-name="ce42"/>
          <table:table-cell table:number-columns-repeated="4" table:style-name="ce182"/>
          <table:table-cell office:value-type="float" office:value="30" table:style-name="ce180">
            <text:p>30</text:p>
          </table:table-cell>
          <table:table-cell office:value-type="float" office:value="1.1499999999999999" table:style-name="ce180">
            <text:p>1,15</text:p>
          </table:table-cell>
          <table:table-cell office:value-type="float" office:value="5.59" table:style-name="ce180">
            <text:p>5,59</text:p>
          </table:table-cell>
          <table:table-cell office:value-type="float" office:value="7.95" table:style-name="ce180">
            <text:p>7,95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+</text:p>
          </table:table-cell>
          <table:table-cell office:value-type="string" table:style-name="ce44">
            <text:p>áp lực tiêu chuẩn đáy móng khối qui ước:</text:p>
          </table:table-cell>
          <table:table-cell table:style-name="ce101"/>
          <table:table-cell table:number-columns-repeated="8" table:style-name="ce42"/>
          <table:table-cell table:style-name="ce53"/>
          <table:table-cell table:number-columns-repeated="2" table:style-name="ce42"/>
          <table:table-cell table:number-columns-repeated="4" table:style-name="ce182"/>
          <table:table-cell office:value-type="float" office:value="32" table:style-name="ce180">
            <text:p>32</text:p>
          </table:table-cell>
          <table:table-cell office:value-type="float" office:value="1.34" table:style-name="ce180">
            <text:p>1,34</text:p>
          </table:table-cell>
          <table:table-cell office:value-type="float" office:value="6.35" table:style-name="ce180">
            <text:p>6,35</text:p>
          </table:table-cell>
          <table:table-cell office:value-type="float" office:value="8.5500000000000007" table:style-name="ce180">
            <text:p>8,55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8">
            <text:p>R<text:span text:style-name="T7">M</text:span><text:s/>= (m<text:span text:style-name="T7">1</text:span>m<text:span text:style-name="T7">2</text:span>)/k<text:span text:style-name="T7">tc</text:span>[1,1.A.B<text:span text:style-name="T7">m</text:span>.g<text:span text:style-name="T7">II</text:span><text:s/>+ 1,1.B.H<text:span text:style-name="T7">m</text:span>.g'<text:span text:style-name="T7">II</text:span><text:s/>+ 3.D.c<text:span text:style-name="T7">II</text:span>]</text:p>
          </table:table-cell>
          <table:table-cell table:number-columns-repeated="8" table:style-name="ce42"/>
          <table:table-cell table:style-name="ce53"/>
          <table:table-cell table:number-columns-repeated="2" table:style-name="ce42"/>
          <table:table-cell table:number-columns-repeated="4" table:style-name="ce182"/>
          <table:table-cell office:value-type="float" office:value="36" table:style-name="ce180">
            <text:p>36</text:p>
          </table:table-cell>
          <table:table-cell office:value-type="float" office:value="1.81" table:style-name="ce180">
            <text:p>1,81</text:p>
          </table:table-cell>
          <table:table-cell office:value-type="float" office:value="8.25" table:style-name="ce180">
            <text:p>8,25</text:p>
          </table:table-cell>
          <table:table-cell office:value-type="float" office:value="9.98" table:style-name="ce180">
            <text:p>9,98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2">
            <text:p>m<text:span text:style-name="T7">1<text:s/></text:span>=</text:p>
          </table:table-cell>
          <table:table-cell office:value-type="float" office:value="1.2" table:style-name="ce46">
            <office:annotation draw:style-name="a10" svg:x="2.16666666666667in" svg:y="35.4270833333333in" svg:width="2.22916666666667in" svg:height="3.54166666666667in">
              <dc:creator/>
              <text:p><text:span text:style-name="T9">======</text:span></text:p>
              <text:p><text:span text:style-name="T9">ID#AAAAJ_WVo20</text:span></text:p>
              <text:p><text:span text:style-name="T9">Hệ số <text:s text:c="2"/>m1 <text:s text:c="3"/>(2020-07-18 16:11:15)</text:span></text:p>
              <text:p><text:span text:style-name="T9">-Đất hòn lớn có chất nhét là cát và đất cát không kể đất phấn và bụi =1,4</text:span></text:p>
              <text:p><text:span text:style-name="T9"><text:s text:c="8"/>-Cát mịn</text:span></text:p>
              <text:p><text:span text:style-name="T9"><text:s text:c="17"/>+khô và ít ẩm =1,3</text:span></text:p>
              <text:p><text:span text:style-name="T9"><text:s text:c="17"/>+no nước =1,2</text:span></text:p>
              <text:p><text:span text:style-name="T9"><text:s text:c="8"/>-Cát bụi</text:span></text:p>
              <text:p><text:span text:style-name="T9"><text:s text:c="17"/>+khô và ít ẩm =1,2</text:span></text:p>
              <text:p><text:span text:style-name="T9"><text:s text:c="17"/>+no nước =1,1</text:span></text:p>
              <text:p><text:span text:style-name="T9"><text:s text:c="7"/>-Đất hòn lớn có chất nhét là sét và đất sét có chỉ số chảy</text:span></text:p>
              <text:p><text:span text:style-name="T9"><text:s text:c="17"/>+IL≤ 0,5 thì =1,2</text:span></text:p>
              <text:p><text:span text:style-name="T9"><text:s text:c="17"/>+IL&gt; 0,5 thì =1,1</text:span></text:p>
            </office:annotation>
            <text:p>1,2</text:p>
          </table:table-cell>
          <table:table-cell table:style-name="ce42"/>
          <table:table-cell office:value-type="string" table:style-name="ce101">
            <text:p>k<text:span text:style-name="T7">tc</text:span>=</text:p>
          </table:table-cell>
          <table:table-cell office:value-type="float" office:value="1" table:style-name="ce46">
            <office:annotation draw:style-name="a11" svg:x="3.97916666666667in" svg:y="35.2916666666667in" svg:width="1.80208333333333in" svg:height="1.9375in">
              <dc:creator/>
              <text:p><text:span text:style-name="T9">======</text:span></text:p>
              <text:p><text:span text:style-name="T9">ID#AAAAJ_WVo2Y</text:span></text:p>
              <text:p><text:span text:style-name="T9">phap <text:s text:c="3"/>(2020-07-18 16:11:15)</text:span></text:p>
              <text:p><text:span text:style-name="T9">* Hệ số tin cậy lấy như sau</text:span></text:p>
              <text:p><text:span text:style-name="T9"><text:s text:c="6"/>+Nếu các chỉ tiêu cơ lý được xác định bằng thí nghiệm trực tiếp đối với đất thì Ktc=1</text:span></text:p>
              <text:p><text:span text:style-name="T9"><text:s text:c="6"/>+Nếu các chỉ tiêu cơ lý lấy theo bảng của quy phạm thì Ktc=1,1</text:span></text:p>
            </office:annotation>
            <text:p>1</text:p>
          </table:table-cell>
          <table:table-cell table:number-columns-repeated="2" table:style-name="ce42"/>
          <table:table-cell office:value-type="string" table:style-name="ce101">
            <text:p>j<text:span text:style-name="T7">m<text:s/></text:span>=</text:p>
          </table:table-cell>
          <table:table-cell office:value-type="float" office:value="30" table:formula="of:=[.D104]" table:style-name="ce46">
            <office:annotation draw:style-name="a12" svg:x="5.78125in" svg:y="35.4270833333333in" svg:width="2.5625in" svg:height="1.17708333333333in">
              <dc:creator/>
              <text:p><text:span text:style-name="T9">======</text:span></text:p>
              <text:p><text:span text:style-name="T9">ID#AAAAJ_WVo2k</text:span></text:p>
              <text:p><text:span text:style-name="T9">phap <text:s text:c="3"/>(2020-07-18 16:11:15)</text:span></text:p>
              <text:p><text:span text:style-name="T9">* Góc ma sát trong ở đáy khối móng quy ước</text:span></text:p>
            </office:annotation>
            <text:p>30</text:p>
          </table:table-cell>
          <table:table-cell office:value-type="float" office:value="0" table:style-name="ce48">
            <text:p>0</text:p>
          </table:table-cell>
          <table:table-cell table:number-columns-repeated="2" table:style-name="ce42"/>
          <table:table-cell table:number-columns-repeated="4" table:style-name="ce182"/>
          <table:table-cell office:value-type="float" office:value="40" table:style-name="ce180">
            <text:p>40</text:p>
          </table:table-cell>
          <table:table-cell office:value-type="float" office:value="2.46" table:style-name="ce180">
            <text:p>2,46</text:p>
          </table:table-cell>
          <table:table-cell office:value-type="float" office:value="10.84" table:style-name="ce180">
            <text:p>10,84</text:p>
          </table:table-cell>
          <table:table-cell office:value-type="float" office:value="11.73" table:style-name="ce180">
            <text:p>11,73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2">
            <text:p>m<text:span text:style-name="T7">2<text:s/></text:span>=</text:p>
          </table:table-cell>
          <table:table-cell office:value-type="float" office:value="1" table:style-name="ce46">
            <office:annotation draw:style-name="a13" svg:x="2.16666666666667in" svg:y="35.6770833333333in" svg:width="2.22916666666667in" svg:height="7.97916666666667in">
              <dc:creator/>
              <text:p><text:span text:style-name="T9">======</text:span></text:p>
              <text:p><text:span text:style-name="T9">ID#AAAAJ_WVo2s</text:span></text:p>
              <text:p><text:span text:style-name="T9">phap <text:s text:c="3"/>(2020-07-18 16:11:15)</text:span></text:p>
              <text:p><text:span text:style-name="T9">m2 <text:s/>: hệ số</text:span></text:p>
              <text:p><text:span text:style-name="T9"><text:s text:c="2"/>- với nhà có sơ đồ kết cấu mềm thì hệ số m2=1</text:span></text:p>
              <text:p><text:span text:style-name="T9"><text:s text:c="2"/>- với nhà có sơ đồ kết cấu cứng với tỷ số chiều dài với chiều cao L/H</text:span></text:p>
              <text:p><text:span text:style-name="T9"><text:s text:c="7"/>+L/H ≥4</text:span></text:p>
              <text:p><text:span text:style-name="T9"><text:s text:c="14"/>*Đất hòn lớn có chất nhét là cát và đất cát không kể đất phấn và bụi =1,2</text:span></text:p>
              <text:p><text:span text:style-name="T9"><text:s text:c="14"/>*Cát mịn</text:span></text:p>
              <text:p><text:span text:style-name="T9"><text:s text:c="17"/>+khô và ít ẩm =1,1</text:span></text:p>
              <text:p><text:span text:style-name="T9"><text:s text:c="17"/>+no nước =1,1</text:span></text:p>
              <text:p><text:span text:style-name="T9"><text:s text:c="13"/>*Cát bụi</text:span></text:p>
              <text:p><text:span text:style-name="T9"><text:s text:c="17"/>+khô và ít ẩm =1</text:span></text:p>
              <text:p><text:span text:style-name="T9"><text:s text:c="17"/>+no nước =1</text:span></text:p>
              <text:p><text:span text:style-name="T9"><text:s text:c="13"/>*Đất hòn lớn có chất nhét là sét và đất sét có chỉ số chảy</text:span></text:p>
              <text:p><text:span text:style-name="T9"><text:s text:c="17"/>+IL≤ 0,5 thì =1</text:span></text:p>
              <text:p><text:span text:style-name="T9"><text:s text:c="17"/>+IL&gt; 0,5 thì =1</text:span></text:p>
              <text:p><text:span text:style-name="T9"><text:s text:c="7"/>+L/H ≤1,5</text:span></text:p>
              <text:p><text:span text:style-name="T9"><text:s text:c="14"/>*Đất hòn lớn có chất nhét là cát và đất cát không kể đất phấn và bụi =1,4</text:span></text:p>
              <text:p><text:span text:style-name="T9"><text:s text:c="14"/>*Cát mịn</text:span></text:p>
              <text:p><text:span text:style-name="T9"><text:s text:c="17"/>+khô và ít ẩm =1,3</text:span></text:p>
              <text:p><text:span text:style-name="T9"><text:s text:c="17"/>+no nước =1,3</text:span></text:p>
              <text:p><text:span text:style-name="T9"><text:s text:c="13"/>*Cát bụi</text:span></text:p>
              <text:p><text:span text:style-name="T9"><text:s text:c="17"/>+khô và ít ẩm =1,2</text:span></text:p>
              <text:p><text:span text:style-name="T9"><text:s text:c="17"/>+no nước =1,2</text:span></text:p>
              <text:p><text:span text:style-name="T9"><text:s text:c="13"/>*Đất hòn lớn có chất nhét là sét và đất sét có chỉ số chảy</text:span></text:p>
              <text:p><text:span text:style-name="T9"><text:s text:c="17"/>+IL≤ 0,5 thì =1,1</text:span></text:p>
              <text:p><text:span text:style-name="T9"><text:s text:c="17"/>+IL&gt; 0,5 thì =1</text:span></text:p>
            </office:annotation>
            <text:p>1</text:p>
          </table:table-cell>
          <table:table-cell table:style-name="ce42"/>
          <table:table-cell office:value-type="string" table:style-name="ce48">
            <text:p>B<text:span text:style-name="T7">m</text:span><text:s/>=</text:p>
          </table:table-cell>
          <table:table-cell office:value-type="float" office:value="4.1524714338248252" table:formula="of:=[.G128]" table:style-name="ce49">
            <text:p>4,152</text:p>
          </table:table-cell>
          <table:table-cell office:value-type="string" table:style-name="ce48">
            <text:p>(m);</text:p>
          </table:table-cell>
          <table:table-cell table:style-name="ce42"/>
          <table:table-cell office:value-type="string" table:style-name="ce101">
            <text:p>A <text:s text:c="2"/>=</text:p>
          </table:table-cell>
          <table:table-cell office:value-type="float" office:value="1.34" table:formula="of:=[.Q129]" table:style-name="ce49">
            <text:p>1,340</text:p>
          </table:table-cell>
          <table:table-cell table:number-columns-repeated="3" table:style-name="ce42"/>
          <table:table-cell table:number-columns-repeated="4" table:style-name="ce182"/>
          <table:table-cell office:value-type="float" office:value="42" table:style-name="ce180">
            <text:p>42</text:p>
          </table:table-cell>
          <table:table-cell office:value-type="float" office:value="2.87" table:style-name="ce180">
            <text:p>2,87</text:p>
          </table:table-cell>
          <table:table-cell office:value-type="float" office:value="12.5" table:style-name="ce180">
            <text:p>12,5</text:p>
          </table:table-cell>
          <table:table-cell office:value-type="float" office:value="12.77" table:style-name="ce180">
            <text:p>12,77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2">
            <text:p>g<text:span text:style-name="T7">II<text:s/></text:span>=</text:p>
          </table:table-cell>
          <table:table-cell office:value-type="float" office:value="1.89" table:formula="of:=[.E104]" table:style-name="ce46">
            <office:annotation draw:style-name="a14" svg:x="2.16666666666667in" svg:y="35.9270833333333in" svg:width="2.22916666666667in" svg:height="1.17708333333333in">
              <dc:creator/>
              <text:p><text:span text:style-name="T9">======</text:span></text:p>
              <text:p><text:span text:style-name="T9">ID#AAAAJ_WVo2w</text:span></text:p>
              <text:p><text:span text:style-name="T9">phap <text:s text:c="3"/>(2020-07-18 16:11:15)</text:span></text:p>
              <text:p><text:span text:style-name="T9">* <text:s/>Trọng lượng riêng của lớp đất đặt trực tiếp dưới đáy <text:s/>khối móng quy ước</text:span></text:p>
            </office:annotation>
            <text:p>1,89</text:p>
          </table:table-cell>
          <table:table-cell office:value-type="string" table:style-name="ce42">
            <text:p>(T/m<text:span text:style-name="T8">3</text:span>);</text:p>
          </table:table-cell>
          <table:table-cell office:value-type="string" table:style-name="ce48">
            <text:p>H<text:span text:style-name="T7">m</text:span><text:s/>=</text:p>
          </table:table-cell>
          <table:table-cell office:value-type="float" office:value="17.7" table:formula="of:=[.D94]" table:style-name="ce93">
            <text:p>17,70</text:p>
          </table:table-cell>
          <table:table-cell office:value-type="string" table:style-name="ce42">
            <text:p>(m);</text:p>
          </table:table-cell>
          <table:table-cell table:style-name="ce42"/>
          <table:table-cell office:value-type="string" table:style-name="ce101">
            <text:p>B <text:s text:c="2"/>=</text:p>
          </table:table-cell>
          <table:table-cell office:value-type="float" office:value="6.35" table:formula="of:=[.R129]" table:style-name="ce49">
            <text:p>6,350</text:p>
          </table:table-cell>
          <table:table-cell table:number-columns-repeated="3" table:style-name="ce42"/>
          <table:table-cell table:number-columns-repeated="4" table:style-name="ce182"/>
          <table:table-cell office:value-type="float" office:value="44" table:style-name="ce180">
            <text:p>44</text:p>
          </table:table-cell>
          <table:table-cell office:value-type="float" office:value="3.37" table:style-name="ce180">
            <text:p>3,37</text:p>
          </table:table-cell>
          <table:table-cell office:value-type="float" office:value="14.48" table:style-name="ce180">
            <text:p>14,48</text:p>
          </table:table-cell>
          <table:table-cell office:value-type="float" office:value="13.96" table:style-name="ce180">
            <text:p>13,96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2">
            <text:p>g'<text:span text:style-name="T7">II<text:s/></text:span>=</text:p>
          </table:table-cell>
          <table:table-cell office:value-type="float" office:value="1.8900000000000001" table:formula="of:=[.G126]" table:style-name="ce93">
            <office:annotation draw:style-name="a15" svg:x="2.16666666666667in" svg:y="36.1770833333333in" svg:width="2.22916666666667in" svg:height="1.17708333333333in">
              <dc:creator/>
              <text:p><text:span text:style-name="T9">======</text:span></text:p>
              <text:p><text:span text:style-name="T9">ID#AAAAJ_WVo2c</text:span></text:p>
              <text:p><text:span text:style-name="T9">phap <text:s text:c="3"/>(2020-07-18 16:11:15)</text:span></text:p>
              <text:p><text:span text:style-name="T9">* Trọng lượng riêng trung bình theo từng lớp đất từ cốt tự nhiên tới đáy khối <text:s/>móng quy ước</text:span></text:p>
            </office:annotation>
            <text:p>1,89</text:p>
          </table:table-cell>
          <table:table-cell office:value-type="string" table:style-name="ce42">
            <text:p>(T/m<text:span text:style-name="T8">3</text:span>);</text:p>
          </table:table-cell>
          <table:table-cell office:value-type="string" table:style-name="ce48">
            <text:p>c<text:span text:style-name="T7">II</text:span><text:s/>=</text:p>
          </table:table-cell>
          <table:table-cell office:value-type="float" office:value="0" table:formula="of:=[.F104]" table:style-name="ce166">
            <office:annotation draw:style-name="a16" svg:x="3.97916666666667in" svg:y="36.1041666666667in" svg:width="1.80208333333333in" svg:height="1.32291666666667in">
              <dc:creator/>
              <text:p><text:span text:style-name="T9">======</text:span></text:p>
              <text:p><text:span text:style-name="T9">ID#AAAAJ_WVo2g</text:span></text:p>
              <text:p><text:span text:style-name="T9">phap <text:s text:c="3"/>(2020-07-18 16:11:15)</text:span></text:p>
              <text:p><text:span text:style-name="T9">* Trị tính toán thứ II của lực dính đơn vị của đất nằm trực tiếp dưới đáy khối móng quy ước (T/m2)</text:span></text:p>
            </office:annotation>
            <text:p>0,00</text:p>
          </table:table-cell>
          <table:table-cell office:value-type="string" table:style-name="ce42">
            <text:p>(T/m<text:span text:style-name="T8">2</text:span>);</text:p>
          </table:table-cell>
          <table:table-cell table:style-name="ce42"/>
          <table:table-cell office:value-type="string" table:style-name="ce101">
            <text:p>D <text:s text:c="2"/>=</text:p>
          </table:table-cell>
          <table:table-cell office:value-type="float" office:value="8.5500000000000007" table:formula="of:=[.S129]" table:style-name="ce49">
            <text:p>8,550</text:p>
          </table:table-cell>
          <table:table-cell table:number-columns-repeated="3" table:style-name="ce42"/>
          <table:table-cell table:style-name="ce183"/>
          <table:table-cell table:number-columns-repeated="3" table:style-name="ce182"/>
          <table:table-cell office:value-type="float" office:value="45" table:style-name="ce184">
            <text:p>45</text:p>
          </table:table-cell>
          <table:table-cell office:value-type="float" office:value="3.66" table:style-name="ce180">
            <text:p>3,66</text:p>
          </table:table-cell>
          <table:table-cell office:value-type="float" office:value="15.64" table:style-name="ce180">
            <text:p>15,64</text:p>
          </table:table-cell>
          <table:table-cell office:value-type="float" office:value="14.64" table:style-name="ce180">
            <text:p>14,64</text:p>
          </table:table-cell>
          <table:table-cell table:number-columns-repeated="1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42">
            <text:p>Thay số ta được</text:p>
          </table:table-cell>
          <table:table-cell table:number-columns-repeated="2" table:style-name="ce42"/>
          <table:table-cell office:value-type="string" table:style-name="ce48">
            <text:p>Þ R =</text:p>
          </table:table-cell>
          <table:table-cell office:value-type="float" office:value="294.28489088236228" table:formula="of:=([.E142]*[.E143])/[.H142]*(1.1*[.L143]*[.H143]*[.E144]+1.1*[.L144]*[.H144]*[.E145]+3*[.L145]*[.H145])" table:style-name="ce185">
            <text:p>294<text:s/></text:p>
          </table:table-cell>
          <table:table-cell office:value-type="string" table:style-name="ce42">
            <text:p>(T/m<text:span text:style-name="T8">2</text:span>)</text:p>
          </table:table-cell>
          <table:table-cell table:style-name="ce171"/>
          <table:table-cell table:number-columns-repeated="2" table:style-name="ce42"/>
          <table:table-cell table:style-name="ce53"/>
          <table:table-cell table:number-columns-repeated="2" table:style-name="ce42"/>
          <table:table-cell table:style-name="ce186"/>
          <table:table-cell table:number-columns-repeated="24" table:style-name="ce42"/>
          <table:table-cell table:number-columns-repeated="16344"/>
        </table:table-row>
        <table:table-row table:style-name="ro8">
          <table:table-cell table:style-name="ce48"/>
          <table:table-cell office:value-type="string" table:style-name="ce101">
            <text:p>+</text:p>
          </table:table-cell>
          <table:table-cell office:value-type="string" table:style-name="ce43">
            <text:p>ứng suất dưới đáy móng khối qui ước:</text:p>
          </table:table-cell>
          <table:table-cell table:style-name="ce48"/>
          <table:table-cell table:number-columns-repeated="4" table:style-name="ce42"/>
          <table:table-cell table:style-name="ce177"/>
          <table:table-cell table:number-columns-repeated="3" table:style-name="ce42"/>
          <table:table-cell table:style-name="ce53"/>
          <table:table-cell table:style-name="ce177"/>
          <table:table-cell table:style-name="ce42"/>
          <table:table-cell table:style-name="ce187"/>
          <table:table-cell table:number-columns-repeated="24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70">
            <text:p>s<text:span text:style-name="T7">max,min</text:span><text:s/>= N<text:span text:style-name="T8">tc</text:span>/F<text:span text:style-name="T7">q</text:span><text:s/>± M<text:span text:style-name="T8">tc</text:span><text:span text:style-name="T7">x</text:span>/W<text:span text:style-name="T8">q</text:span><text:span text:style-name="T7">y</text:span><text:s/>± M<text:span text:style-name="T8">tc</text:span><text:span text:style-name="T7">y</text:span>/W<text:span text:style-name="T8">q</text:span><text:span text:style-name="T7">x</text:span></text:p>
          </table:table-cell>
          <table:table-cell table:number-columns-repeated="8" table:style-name="ce42"/>
          <table:table-cell table:style-name="ce53"/>
          <table:table-cell table:number-columns-repeated="2" table:style-name="ce42"/>
          <table:table-cell table:style-name="ce187"/>
          <table:table-cell table:number-columns-repeated="24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69">
            <text:p>s<text:span text:style-name="T7">tb</text:span><text:s/>=</text:p>
          </table:table-cell>
          <table:table-cell office:value-type="float" office:value="40.041162475691394" table:formula="of:=[.G137]/[.G129]" table:style-name="ce93">
            <text:p>40,04</text:p>
          </table:table-cell>
          <table:table-cell office:value-type="string" office:string-value="&lt;             R =" table:formula="of:=IF([.E149]&gt;=[.H149];&quot;&gt;             R =&quot;;&quot;&lt;             R =&quot;)" table:number-columns-spanned="2" table:number-rows-spanned="1" table:style-name="ce234">
            <text:p>&lt; <text:s text:c="12"/>R =</text:p>
          </table:table-cell>
          <table:covered-table-cell/>
          <table:table-cell office:value-type="float" office:value="294.28489088236228" table:formula="of:=[.H146]" table:style-name="ce95">
            <text:p>294,3</text:p>
          </table:table-cell>
          <table:table-cell office:value-type="string" table:style-name="ce42">
            <text:p>(T/m<text:span text:style-name="T8">2</text:span>)</text:p>
          </table:table-cell>
          <table:table-cell table:style-name="ce42"/>
          <table:table-cell office:value-type="string" office:string-value="--&gt;Thỏa mãn. " table:formula="of:=IF([.E149]&lt;[.H149];&quot;--&gt;Thỏa mãn. &quot;;&quot;--&gt;xem lại.&quot;)" table:style-name="ce188">
            <text:p>--&gt;Thỏa mãn.<text:s/></text:p>
          </table:table-cell>
          <table:table-cell table:style-name="ce69"/>
          <table:table-cell table:style-name="ce53"/>
          <table:table-cell table:number-columns-repeated="2" table:style-name="ce42"/>
          <table:table-cell table:number-columns-repeated="4" table:style-name="ce187"/>
          <table:table-cell table:number-columns-repeated="21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69">
            <text:p>s<text:span text:style-name="T7">max</text:span>=</text:p>
          </table:table-cell>
          <table:table-cell office:value-type="float" office:value="41.91416327927849" table:formula="of:=[.E149]+[.G138]/[.G131]+[.G139]/[.G130]" table:style-name="ce93">
            <text:p>41,91</text:p>
          </table:table-cell>
          <table:table-cell office:value-type="string" office:string-value="&lt;       1,2.R =" table:formula="of:=IF([.E150]&gt;=(1.2*[.H150]);&quot; &gt;       1,2.R =&quot;;&quot;&lt;       1,2.R =&quot;)" table:number-columns-spanned="2" table:number-rows-spanned="1" table:style-name="ce234">
            <text:p>&lt; <text:s text:c="6"/>1,2.R =</text:p>
          </table:table-cell>
          <table:covered-table-cell/>
          <table:table-cell office:value-type="float" office:value="353.14186905883474" table:formula="of:=1.2*[.H146]" table:style-name="ce95">
            <text:p>353,1</text:p>
          </table:table-cell>
          <table:table-cell office:value-type="string" table:style-name="ce42">
            <text:p>(T/m<text:span text:style-name="T8">2</text:span>)</text:p>
          </table:table-cell>
          <table:table-cell table:style-name="ce42"/>
          <table:table-cell office:value-type="string" office:string-value="--&gt;Thỏa mãn." table:formula="of:=IF([.E150]&lt;([.H150]);&quot;--&gt;Thỏa mãn.&quot;;&quot;--&gt;xem lại.&quot;)" table:style-name="ce188">
            <text:p>--&gt;Thỏa mãn.</text:p>
          </table:table-cell>
          <table:table-cell table:style-name="ce42"/>
          <table:table-cell table:style-name="ce53"/>
          <table:table-cell table:number-columns-repeated="2" table:style-name="ce42"/>
          <table:table-cell table:number-columns-repeated="4" table:style-name="ce187"/>
          <table:table-cell table:number-columns-repeated="21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style-name="ce42"/>
          <table:table-cell office:value-type="string" table:style-name="ce69">
            <text:p>s<text:span text:style-name="T7">min</text:span>=</text:p>
          </table:table-cell>
          <table:table-cell office:value-type="float" office:value="38.168161672104297" table:formula="of:=[.E149]-[.G138]/[.G131]-[.G139]/[.G130]" table:style-name="ce93">
            <text:p>38,17</text:p>
          </table:table-cell>
          <table:table-cell office:value-type="string" office:string-value="      &gt;             0" table:formula="of:=IF([.E151]&gt;=0;&quot;      &gt;             0&quot;;&quot;      &lt;             0&quot;)" table:number-columns-spanned="2" table:number-rows-spanned="1" table:style-name="ce213">
            <text:p><text:s text:c="6"/>&gt; <text:s text:c="12"/>0</text:p>
          </table:table-cell>
          <table:covered-table-cell/>
          <table:table-cell table:number-columns-repeated="3" table:style-name="ce42"/>
          <table:table-cell office:value-type="string" office:string-value="--&gt;Thỏa mãn." table:formula="of:=IF([.E151]&gt;([.G151]);&quot;--&gt;Thỏa mãn.&quot;;&quot;--&gt;xem lại.&quot;)" table:style-name="ce188">
            <text:p>--&gt;Thỏa mãn.</text:p>
          </table:table-cell>
          <table:table-cell table:style-name="ce42"/>
          <table:table-cell table:style-name="ce53"/>
          <table:table-cell table:number-columns-repeated="2" table:style-name="ce42"/>
          <table:table-cell table:number-columns-repeated="4" table:style-name="ce187"/>
          <table:table-cell table:number-columns-repeated="21" table:style-name="ce42"/>
          <table:table-cell table:number-columns-repeated="16344"/>
        </table:table-row>
        <table:table-row table:style-name="ro30">
          <table:table-cell office:value-type="float" office:value="7" table:style-name="ce51">
            <text:p>7</text:p>
          </table:table-cell>
          <table:table-cell office:value-type="string" table:style-name="ce67">
            <text:p>Kiểm tra lún cho móng cọc:</text:p>
          </table:table-cell>
          <table:table-cell table:number-columns-repeated="5" table:style-name="ce67"/>
          <table:table-cell table:number-columns-repeated="5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style-name="ro8">
          <table:table-cell table:style-name="ce48"/>
          <table:table-cell table:number-columns-repeated="2" table:style-name="ce101"/>
          <table:table-cell office:value-type="string" table:style-name="ce48">
            <text:p>a =</text:p>
          </table:table-cell>
          <table:table-cell office:value-type="float" office:value="4.1524714338248252" table:formula="of:=MAX([.G127];[.G128])" table:style-name="ce49">
            <text:p>4,152</text:p>
          </table:table-cell>
          <table:table-cell office:value-type="string" table:style-name="ce48">
            <text:p>(m); b =</text:p>
          </table:table-cell>
          <table:table-cell office:value-type="float" office:value="4.1524714338248252" table:formula="of:=MIN([.G127];[.G128])" table:style-name="ce49">
            <text:p>4,152</text:p>
          </table:table-cell>
          <table:table-cell office:value-type="string" table:style-name="ce42">
            <text:p>(m);Þ a/b <text:s/>=</text:p>
          </table:table-cell>
          <table:table-cell table:style-name="ce42"/>
          <table:table-cell office:value-type="float" office:value="1" table:formula="of:=[.E153]/[.G153]" table:style-name="ce95">
            <text:p>1,0</text:p>
          </table:table-cell>
          <table:table-cell office:value-type="string" table:style-name="ce101">
            <text:p>b/4 =</text:p>
          </table:table-cell>
          <table:table-cell office:value-type="float" office:value="1" table:formula="of:=INT([.G153]*10/4)/10" table:style-name="ce93">
            <text:p>1,00</text:p>
          </table:table-cell>
          <table:table-cell office:value-type="string" table:style-name="ce48">
            <text:p>(m)</text:p>
          </table:table-cell>
          <table:table-cell table:number-columns-repeated="27" table:style-name="ce42"/>
          <table:table-cell table:number-columns-repeated="16344"/>
        </table:table-row>
        <table:table-row table:style-name="ro7">
          <table:table-cell table:style-name="ce48"/>
          <table:table-cell table:style-name="ce101"/>
          <table:table-cell table:style-name="ce42"/>
          <table:table-cell office:value-type="string" table:style-name="ce48">
            <text:p>s<text:span text:style-name="T8">gl</text:span><text:span text:style-name="T7">z=0</text:span><text:s/>= s<text:span text:style-name="T8">tc</text:span><text:span text:style-name="T7">tb</text:span><text:s/>- g<text:span text:style-name="T7">tb</text:span>.H<text:span text:style-name="T7">q­</text:span><text:s/>=</text:p>
          </table:table-cell>
          <table:table-cell table:number-columns-repeated="2" table:style-name="ce42"/>
          <table:table-cell office:value-type="float" office:value="1.3654021527751254" table:formula="of:=[.E149]/1.15-[.G126]*[.D94]" table:style-name="ce49">
            <text:p>1,365</text:p>
          </table:table-cell>
          <table:table-cell office:value-type="string" table:style-name="ce42">
            <text:p>(T/m<text:span text:style-name="T8">2</text:span>)</text:p>
          </table:table-cell>
          <table:table-cell table:number-columns-repeated="8" table:style-name="ce42"/>
          <table:table-cell table:style-name="ce48"/>
          <table:table-cell table:number-columns-repeated="23" table:style-name="ce42"/>
          <table:table-cell table:number-columns-repeated="16344"/>
        </table:table-row>
        <table:table-row table:style-name="ro7">
          <table:table-cell table:style-name="ce48"/>
          <table:table-cell table:style-name="ce101"/>
          <table:table-cell table:style-name="ce42"/>
          <table:table-cell office:value-type="string" table:style-name="ce48">
            <text:p>s<text:span text:style-name="T8">bt</text:span><text:span text:style-name="T7">q­</text:span><text:s/>= g<text:span text:style-name="T7">tb</text:span>.H<text:span text:style-name="T7">q­</text:span><text:s/>=</text:p>
          </table:table-cell>
          <table:table-cell table:number-columns-repeated="2" table:style-name="ce42"/>
          <table:table-cell office:value-type="float" office:value="33.453000000000003" table:formula="of:=[.G126]*[.D94]" table:style-name="ce93">
            <text:p>33,45</text:p>
          </table:table-cell>
          <table:table-cell office:value-type="string" table:style-name="ce42">
            <text:p>(T/m<text:span text:style-name="T8">2</text:span>)</text:p>
          </table:table-cell>
          <table:table-cell table:style-name="ce42"/>
          <table:table-cell table:style-name="ce48"/>
          <table:table-cell table:number-columns-repeated="2" table:style-name="ce42"/>
          <table:table-cell table:style-name="ce93"/>
          <table:table-cell table:number-columns-repeated="3" table:style-name="ce42"/>
          <table:table-cell table:style-name="ce48"/>
          <table:table-cell table:number-columns-repeated="23" table:style-name="ce42"/>
          <table:table-cell table:number-columns-repeated="16344"/>
        </table:table-row>
        <table:table-row table:style-name="ro7">
          <table:table-cell table:style-name="ce48"/>
          <table:table-cell office:value-type="string" table:style-name="ce101">
            <text:p>+</text:p>
          </table:table-cell>
          <table:table-cell office:value-type="string" table:style-name="ce43">
            <text:p>Chia <text:s/>nền đất <text:s/>dưới đáy <text:s/>khối móng quy ước <text:s/>thành các lớp nhỏ<text:s text:c="2"/></text:p>
          </table:table-cell>
          <table:table-cell table:style-name="ce48"/>
          <table:table-cell table:number-columns-repeated="2" table:style-name="ce42"/>
          <table:table-cell table:style-name="ce93"/>
          <table:table-cell table:style-name="ce42"/>
          <table:table-cell table:style-name="ce48"/>
          <table:table-cell table:style-name="ce42"/>
          <table:table-cell table:style-name="ce177"/>
          <table:table-cell table:style-name="ce42"/>
          <table:table-cell table:style-name="ce53"/>
          <table:table-cell table:number-columns-repeated="4" table:style-name="ce42"/>
          <table:table-cell table:style-name="ce46"/>
          <table:table-cell table:style-name="ce42"/>
          <table:table-cell table:style-name="ce48"/>
          <table:table-cell table:style-name="ce53"/>
          <table:table-cell table:number-columns-repeated="19" table:style-name="ce42"/>
          <table:table-cell table:number-columns-repeated="16344"/>
        </table:table-row>
        <table:table-row table:style-name="ro7">
          <table:table-cell table:style-name="ce48"/>
          <table:table-cell table:style-name="ce101"/>
          <table:table-cell table:style-name="ce43"/>
          <table:table-cell office:value-type="string" table:style-name="ce43">
            <text:p>có chiều dày li<text:span text:style-name="T7"><text:s/></text:span>£ b/4</text:p>
          </table:table-cell>
          <table:table-cell table:number-columns-repeated="2" table:style-name="ce42"/>
          <table:table-cell table:style-name="ce93"/>
          <table:table-cell table:style-name="ce42"/>
          <table:table-cell table:style-name="ce48"/>
          <table:table-cell table:style-name="ce42"/>
          <table:table-cell table:style-name="ce177"/>
          <table:table-cell table:style-name="ce42"/>
          <table:table-cell table:style-name="ce53"/>
          <table:table-cell table:number-columns-repeated="4" table:style-name="ce42"/>
          <table:table-cell table:style-name="ce46"/>
          <table:table-cell table:style-name="ce42"/>
          <table:table-cell table:style-name="ce48"/>
          <table:table-cell table:style-name="ce53"/>
          <table:table-cell table:number-columns-repeated="19" table:style-name="ce42"/>
          <table:table-cell table:number-columns-repeated="16344"/>
        </table:table-row>
        <table:table-row table:style-name="ro7">
          <table:table-cell table:style-name="ce48"/>
          <table:table-cell table:style-name="ce101"/>
          <table:table-cell table:style-name="ce42"/>
          <table:table-cell office:value-type="string" table:style-name="ce43">
            <text:p>chọn l<text:span text:style-name="T7">i<text:s/></text:span>(m)<text:span text:style-name="T7"><text:s/></text:span>=</text:p>
          </table:table-cell>
          <table:table-cell table:style-name="ce42"/>
          <table:table-cell office:value-type="float" office:value="1" table:formula="of:=[.L153]" table:style-name="ce95">
            <text:p>1,0</text:p>
          </table:table-cell>
          <table:table-cell table:style-name="ce93"/>
          <table:table-cell table:style-name="ce42"/>
          <table:table-cell table:style-name="ce48"/>
          <table:table-cell table:style-name="ce42"/>
          <table:table-cell table:style-name="ce177"/>
          <table:table-cell table:style-name="ce42"/>
          <table:table-cell table:style-name="ce53"/>
          <table:table-cell table:number-columns-repeated="4" table:style-name="ce42"/>
          <table:table-cell table:style-name="ce53"/>
          <table:table-cell table:style-name="ce42"/>
          <table:table-cell table:style-name="ce48"/>
          <table:table-cell table:style-name="ce49"/>
          <table:table-cell table:style-name="ce48"/>
          <table:table-cell table:style-name="ce101"/>
          <table:table-cell table:style-name="ce46"/>
          <table:table-cell table:style-name="ce48"/>
          <table:table-cell table:number-columns-repeated="15" table:style-name="ce42"/>
          <table:table-cell table:number-columns-repeated="16344"/>
        </table:table-row>
        <table:table-row table:style-name="ro7">
          <table:table-cell table:style-name="ce48"/>
          <table:table-cell office:value-type="string" table:style-name="ce101">
            <text:p>+</text:p>
          </table:table-cell>
          <table:table-cell office:value-type="string" table:style-name="ce43">
            <text:p>Độ lún mỗi lớp mỏng chiều dày hi được tính theo công thức sau:</text:p>
          </table:table-cell>
          <table:table-cell table:style-name="ce42"/>
          <table:table-cell table:style-name="ce106"/>
          <table:table-cell table:style-name="ce42"/>
          <table:table-cell table:style-name="ce93"/>
          <table:table-cell table:style-name="ce42"/>
          <table:table-cell table:style-name="ce48"/>
          <table:table-cell table:style-name="ce42"/>
          <table:table-cell table:style-name="ce177"/>
          <table:table-cell table:style-name="ce42"/>
          <table:table-cell table:style-name="ce53"/>
          <table:table-cell table:number-columns-repeated="4" table:style-name="ce42"/>
          <table:table-cell table:style-name="ce46"/>
          <table:table-cell table:style-name="ce42"/>
          <table:table-cell table:style-name="ce48"/>
          <table:table-cell table:style-name="ce93"/>
          <table:table-cell table:style-name="ce42"/>
          <table:table-cell table:style-name="ce101"/>
          <table:table-cell table:style-name="ce49"/>
          <table:table-cell table:number-columns-repeated="16" table:style-name="ce42"/>
          <table:table-cell table:number-columns-repeated="16344"/>
        </table:table-row>
        <table:table-row table:style-name="ro7">
          <table:table-cell table:style-name="ce48"/>
          <table:table-cell table:style-name="ce101"/>
          <table:table-cell table:style-name="ce43"/>
          <table:table-cell office:value-type="string" table:style-name="ce42">
            <text:p>S<text:span text:style-name="T7">i</text:span><text:s/>= b<text:span text:style-name="T7">i</text:span>/E<text:span text:style-name="T7">0i</text:span>.s<text:span text:style-name="T8">gl</text:span><text:span text:style-name="T7">zi</text:span>h<text:span text:style-name="T7">i</text:span><text:s/>;</text:p>
          </table:table-cell>
          <table:table-cell table:style-name="ce106"/>
          <table:table-cell table:number-columns-repeated="6" table:style-name="ce42"/>
          <table:table-cell table:style-name="ce48"/>
          <table:table-cell table:number-columns-repeated="5" table:style-name="ce42"/>
          <table:table-cell table:style-name="ce49"/>
          <table:table-cell table:style-name="ce42"/>
          <table:table-cell table:style-name="ce48"/>
          <table:table-cell table:style-name="ce117"/>
          <table:table-cell table:style-name="ce42"/>
          <table:table-cell table:style-name="ce101"/>
          <table:table-cell table:style-name="ce49"/>
          <table:table-cell table:number-columns-repeated="16" table:style-name="ce42"/>
          <table:table-cell table:number-columns-repeated="16344"/>
        </table:table-row>
        <table:table-row table:style-name="ro7">
          <table:table-cell table:style-name="ce48"/>
          <table:table-cell table:style-name="ce101"/>
          <table:table-cell office:value-type="string" table:style-name="ce42">
            <text:p>Với <text:s text:c="5"/>E0i =</text:p>
          </table:table-cell>
          <table:table-cell table:style-name="ce42"/>
          <table:table-cell office:value-type="float" office:value="1200" table:formula="of:=[.G104]" table:style-name="ce94">
            <text:p>1200</text:p>
          </table:table-cell>
          <table:table-cell office:value-type="string" table:style-name="ce48">
            <text:p>(T/m2); hệ số bi =</text:p>
          </table:table-cell>
          <table:table-cell table:style-name="ce42"/>
          <table:table-cell office:value-type="float" office:value="0.8" table:style-name="ce46">
            <text:p>0,8</text:p>
          </table:table-cell>
          <table:table-cell table:number-columns-repeated="3" table:style-name="ce42"/>
          <table:table-cell table:style-name="ce48"/>
          <table:table-cell table:style-name="ce45"/>
          <table:table-cell table:number-columns-repeated="6" table:style-name="ce42"/>
          <table:table-cell table:style-name="ce48"/>
          <table:table-cell table:style-name="ce95"/>
          <table:table-cell table:style-name="ce42"/>
          <table:table-cell table:style-name="ce101"/>
          <table:table-cell table:style-name="ce49"/>
          <table:table-cell table:number-columns-repeated="16" table:style-name="ce42"/>
          <table:table-cell table:number-columns-repeated="16344"/>
        </table:table-row>
        <table:table-row table:style-name="ro5">
          <table:table-cell table:style-name="ce48"/>
          <table:table-cell table:style-name="ce101"/>
          <table:table-cell office:value-type="string" table:number-columns-spanned="11" table:number-rows-spanned="1" table:style-name="ce235">
            <text:p>Bảng số liệu tính toán độ lún móng cọc</text:p>
          </table:table-cell>
          <table:covered-table-cell table:number-columns-repeated="10"/>
          <table:table-cell table:number-columns-repeated="5" table:style-name="ce42"/>
          <table:table-cell table:number-columns-repeated="13" table:style-name="ce53"/>
          <table:table-cell table:number-columns-repeated="9" table:style-name="ce42"/>
          <table:table-cell table:number-columns-repeated="16344"/>
        </table:table-row>
        <table:table-row table:style-name="ro32">
          <table:table-cell table:style-name="ce48"/>
          <table:table-cell table:style-name="ce101"/>
          <table:table-cell office:value-type="string" table:style-name="ce61">
            <text:p>Điểm</text:p>
          </table:table-cell>
          <table:table-cell office:value-type="string" table:style-name="ce61">
            <text:p>l<text:span text:style-name="T7">i</text:span></text:p>
            <text:p>(m)</text:p>
          </table:table-cell>
          <table:table-cell office:value-type="string" table:style-name="ce61">
            <text:p>z<text:span text:style-name="T7">i</text:span></text:p>
            <text:p>(m)</text:p>
          </table:table-cell>
          <table:table-cell office:value-type="string" table:style-name="ce62">
            <text:p>z<text:span text:style-name="T7">i</text:span>/b</text:p>
          </table:table-cell>
          <table:table-cell office:value-type="string" table:style-name="ce61">
            <text:p>s<text:span text:style-name="T7">bt</text:span></text:p>
            <text:p>(T/m<text:span text:style-name="T8">2</text:span>)</text:p>
          </table:table-cell>
          <table:table-cell office:value-type="string" table:style-name="ce61">
            <text:p>s<text:span text:style-name="T8">tb</text:span><text:span text:style-name="T7">bt</text:span></text:p>
            <text:p>(T/m<text:span text:style-name="T8">2</text:span>)</text:p>
          </table:table-cell>
          <table:table-cell office:value-type="string" table:number-columns-spanned="2" table:number-rows-spanned="1" table:style-name="ce123">
            <text:p>k<text:span text:style-name="T7">0</text:span></text:p>
          </table:table-cell>
          <table:covered-table-cell/>
          <table:table-cell office:value-type="string" table:style-name="ce189">
            <text:p>s<text:span text:style-name="T8">gl</text:span><text:span text:style-name="T8"/></text:p>
            <text:p>(T/m<text:span text:style-name="T8">2</text:span>)</text:p>
          </table:table-cell>
          <table:table-cell office:value-type="string" table:style-name="ce61">
            <text:p>s<text:span text:style-name="T8">gl</text:span><text:span text:style-name="T7">tb</text:span><text:span text:style-name="T7"/></text:p>
            <text:p>(T/m<text:span text:style-name="T8">2</text:span>)</text:p>
          </table:table-cell>
          <table:table-cell office:value-type="string" table:style-name="ce61">
            <text:p>S<text:span text:style-name="T7">i</text:span><text:span text:style-name="T7"/></text:p>
            <text:p>(m)</text:p>
          </table:table-cell>
          <table:table-cell table:number-columns-repeated="2" table:style-name="ce42"/>
          <table:table-cell table:number-columns-repeated="2" table:style-name="ce58"/>
          <table:table-cell office:value-type="string" table:style-name="ce190">
            <text:p>l/b =</text:p>
            <text:p>a/b =</text:p>
          </table:table-cell>
          <table:table-cell office:value-type="float" office:value="1" table:formula="of:=[.J153]" table:style-name="ce191">
            <text:p>1,00</text:p>
          </table:table-cell>
          <table:table-cell table:number-columns-repeated="14" table:style-name="ce132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1" table:number-columns-spanned="1" table:number-rows-spanned="2" table:style-name="ce124">
            <text:p>1</text:p>
          </table:table-cell>
          <table:table-cell office:value-type="float" office:value="1" table:formula="of:=[.L153]" table:number-columns-spanned="1" table:number-rows-spanned="2" table:style-name="ce236">
            <text:p>1,0</text:p>
          </table:table-cell>
          <table:table-cell office:value-type="float" office:value="0" table:style-name="ce62">
            <text:p>0</text:p>
          </table:table-cell>
          <table:table-cell office:value-type="float" office:value="0" table:formula="of:=[.E164]/[.$G$153]" table:style-name="ce85">
            <text:p>0,00</text:p>
          </table:table-cell>
          <table:table-cell office:value-type="float" office:value="33.453000000000003" table:formula="of:=[.G155]" table:style-name="ce90">
            <text:p>33,45</text:p>
          </table:table-cell>
          <table:table-cell office:value-type="float" office:value="34.398000000000003" table:formula="of:=([.G164]+[.G165])/2" table:number-columns-spanned="1" table:number-rows-spanned="2" table:style-name="ce224">
            <text:p>34,40</text:p>
          </table:table-cell>
          <table:table-cell office:value-type="float" office:value="1" table:formula="of:=[.AG167]" table:number-columns-spanned="2" table:number-rows-spanned="1" table:style-name="ce237">
            <text:p>1,000</text:p>
          </table:table-cell>
          <table:covered-table-cell/>
          <table:table-cell office:value-type="float" office:value="1.3654021527751254" table:formula="of:=[.G154]" table:style-name="ce192">
            <text:p>1,37</text:p>
          </table:table-cell>
          <table:table-cell office:value-type="float" office:value="1.2391365215669887" table:formula="of:=([.K164]+[.K165])/2" table:number-columns-spanned="1" table:number-rows-spanned="2" table:style-name="ce224">
            <text:p>1,24</text:p>
          </table:table-cell>
          <table:table-cell office:value-type="string" office:string-value="Tắt lún" table:formula="of:=IF([.H164]&gt;=5*[.L164];&quot;Tắt lún&quot;;[.$H$161]/[.$E$161]*[.L164]*[.D164])" table:number-columns-spanned="1" table:number-rows-spanned="2" table:style-name="ce237">
            <text:p>Tắt lún</text:p>
          </table:table-cell>
          <table:table-cell table:number-columns-repeated="2" table:style-name="ce42"/>
          <table:table-cell office:value-type="string" table:style-name="ce87">
            <text:p>S</text:p>
          </table:table-cell>
          <table:table-cell office:value-type="string" table:style-name="ce193">
            <text:p>§iÓm</text:p>
          </table:table-cell>
          <table:table-cell table:style-name="ce194"/>
          <table:table-cell office:value-type="float" office:value="1" table:style-name="ce195">
            <text:p>1,00</text:p>
          </table:table-cell>
          <table:table-cell office:value-type="float" office:value="1.5" table:style-name="ce86">
            <text:p>1,50</text:p>
          </table:table-cell>
          <table:table-cell office:value-type="float" office:value="2" table:style-name="ce86">
            <text:p>2,00</text:p>
          </table:table-cell>
          <table:table-cell office:value-type="float" office:value="2.5" table:style-name="ce86">
            <text:p>2,50</text:p>
          </table:table-cell>
          <table:table-cell office:value-type="float" office:value="3" table:style-name="ce86">
            <text:p>3,00</text:p>
          </table:table-cell>
          <table:table-cell office:value-type="float" office:value="3.5" table:style-name="ce86">
            <text:p>3,50</text:p>
          </table:table-cell>
          <table:table-cell office:value-type="float" office:value="4" table:style-name="ce86">
            <text:p>4,00</text:p>
          </table:table-cell>
          <table:table-cell office:value-type="float" office:value="4.5" table:style-name="ce86">
            <text:p>4,50</text:p>
          </table:table-cell>
          <table:table-cell office:value-type="float" office:value="5" table:style-name="ce86">
            <text:p>5,00</text:p>
          </table:table-cell>
          <table:table-cell office:value-type="float" office:value="5.5" table:style-name="ce86">
            <text:p>5,50</text:p>
          </table:table-cell>
          <table:table-cell office:value-type="float" office:value="6" table:style-name="ce86">
            <text:p>6,00</text:p>
          </table:table-cell>
          <table:table-cell office:value-type="float" office:value="10" table:style-name="ce86">
            <text:p>10,00</text:p>
          </table:table-cell>
          <table:table-cell office:value-type="float" office:value="20" table:style-name="ce86">
            <text:p>20,00</text:p>
          </table:table-cell>
          <table:table-cell office:value-type="float" office:value="1" table:formula="of:=INT([.S163]/0.5)*0.5" table:style-name="ce196">
            <text:p>1,0</text:p>
          </table:table-cell>
          <table:table-cell office:value-type="float" office:value="1.5" table:formula="of:=INT([.S163]/0.5)*0.5+0.5" table:style-name="ce197">
            <text:p>1,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1" table:formula="of:=[.E164]+[.D164]" table:style-name="ce63">
            <text:p>1,0</text:p>
          </table:table-cell>
          <table:table-cell office:value-type="float" office:value="0.24082044053435039" table:formula="of:=[.E165]/[.$G$153]" table:style-name="ce85">
            <text:p>0,24</text:p>
          </table:table-cell>
          <table:table-cell office:value-type="float" office:value="35.343000000000004" table:formula="of:=[.G164]+([.D164]*[.$E$144])" table:style-name="ce90">
            <text:p>35,34</text:p>
          </table:table-cell>
          <table:covered-table-cell/>
          <table:table-cell office:value-type="float" office:value="0.81504990166961899" table:formula="of:=[.AG170]" table:number-columns-spanned="2" table:number-rows-spanned="1" table:style-name="ce237">
            <text:p>0,815</text:p>
          </table:table-cell>
          <table:covered-table-cell/>
          <table:table-cell office:value-type="float" office:value="1.112870890358852" table:formula="of:=[.$K$164]*[.I165]" table:style-name="ce192">
            <text:p>1,11</text:p>
          </table:table-cell>
          <table:covered-table-cell/>
          <table:covered-table-cell/>
          <table:table-cell table:number-columns-repeated="2" table:style-name="ce42"/>
          <table:table-cell office:value-type="string" office:string-value="Tắt lún" table:formula="of:=[.M164]" table:style-name="ce86">
            <text:p>Tắt lún</text:p>
          </table:table-cell>
          <table:table-cell office:value-type="float" office:value="1" table:formula="of:=[.C164]" table:style-name="ce193">
            <text:p>1</text:p>
          </table:table-cell>
          <table:table-cell office:value-type="float" office:value="0" table:formula="of:=[.F164]" table:style-name="ce198">
            <text:p>0,00</text:p>
          </table:table-cell>
          <table:table-cell office:value-type="float" office:value="1" table:formula="of:=[.S167]+([.R167]-[.R165])/([.R167]-[.R166])*([.S166]-[.S167])" table:style-name="ce199">
            <text:p>1,000</text:p>
          </table:table-cell>
          <table:table-cell office:value-type="float" office:value="1" table:formula="of:=[.T167]+([.R167]-[.R165])/([.R167]-[.R166])*([.T166]-[.T167])" table:style-name="ce199">
            <text:p>1,000</text:p>
          </table:table-cell>
          <table:table-cell office:value-type="float" office:value="1" table:formula="of:=[.U167]+([.R167]-[.R165])/([.R167]-[.R166])*([.U166]-[.U167])" table:style-name="ce199">
            <text:p>1,000</text:p>
          </table:table-cell>
          <table:table-cell office:value-type="float" office:value="1" table:formula="of:=[.V167]+([.R167]-[.R165])/([.R167]-[.R166])*([.V166]-[.V167])" table:style-name="ce199">
            <text:p>1,000</text:p>
          </table:table-cell>
          <table:table-cell office:value-type="float" office:value="1" table:formula="of:=[.W167]+([.R167]-[.R165])/([.R167]-[.R166])*([.W166]-[.W167])" table:style-name="ce199">
            <text:p>1,000</text:p>
          </table:table-cell>
          <table:table-cell office:value-type="float" office:value="1" table:formula="of:=[.X167]+([.R167]-[.R165])/([.R167]-[.R166])*([.X166]-[.X167])" table:style-name="ce199">
            <text:p>1,000</text:p>
          </table:table-cell>
          <table:table-cell office:value-type="float" office:value="1" table:formula="of:=[.Y167]+([.R167]-[.R165])/([.R167]-[.R166])*([.Y166]-[.Y167])" table:style-name="ce199">
            <text:p>1,000</text:p>
          </table:table-cell>
          <table:table-cell office:value-type="float" office:value="1" table:formula="of:=[.Z167]+([.R167]-[.R165])/([.R167]-[.R166])*([.Z166]-[.Z167])" table:style-name="ce199">
            <text:p>1,000</text:p>
          </table:table-cell>
          <table:table-cell office:value-type="float" office:value="1" table:formula="of:=[.AA167]+([.R167]-[.R165])/([.R167]-[.R166])*([.AA166]-[.AA167])" table:style-name="ce199">
            <text:p>1,000</text:p>
          </table:table-cell>
          <table:table-cell office:value-type="float" office:value="1" table:formula="of:=[.AB167]+([.R167]-[.R165])/([.R167]-[.R166])*([.AB166]-[.AB167])" table:style-name="ce199">
            <text:p>1,000</text:p>
          </table:table-cell>
          <table:table-cell office:value-type="float" office:value="1" table:formula="of:=[.AC167]+([.R167]-[.R165])/([.R167]-[.R166])*([.AC166]-[.AC167])" table:style-name="ce199">
            <text:p>1,000</text:p>
          </table:table-cell>
          <table:table-cell office:value-type="float" office:value="1" table:formula="of:=[.AD167]+([.R167]-[.R165])/([.R167]-[.R166])*([.AD166]-[.AD167])" table:style-name="ce199">
            <text:p>1,000</text:p>
          </table:table-cell>
          <table:table-cell office:value-type="float" office:value="1" table:formula="of:=[.AE167]+([.R167]-[.R165])/([.R167]-[.R166])*([.AE166]-[.AE167])" table:style-name="ce200">
            <text:p>1,000</text:p>
          </table:table-cell>
          <table:table-cell office:value-type="float" office:value="1" table:formula="of:=HLOOKUP([.$AF$164];[.$R$164:.$AE$257];MATCH([.R165];[.$R$164:.$R$257];0))" table:style-name="ce201">
            <text:p>1,000</text:p>
          </table:table-cell>
          <table:table-cell office:value-type="float" office:value="1" table:formula="of:=HLOOKUP([.$AG$164];[.$R$164:.$AE$257];MATCH([.R165];[.$R$164:.$R$257];0))" table:style-name="ce202">
            <text:p>1,000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2" table:number-columns-spanned="1" table:number-rows-spanned="2" table:style-name="ce124">
            <text:p>2</text:p>
          </table:table-cell>
          <table:table-cell office:value-type="float" office:value="1" table:formula="of:=[.D164]" table:number-columns-spanned="1" table:number-rows-spanned="2" table:style-name="ce236">
            <text:p>1,0</text:p>
          </table:table-cell>
          <table:table-cell office:value-type="float" office:value="2" table:formula="of:=[.E165]+[.D166]" table:style-name="ce63">
            <text:p>2,0</text:p>
          </table:table-cell>
          <table:table-cell office:value-type="float" office:value="0.48164088106870079" table:formula="of:=[.E166]/[.$G$153]" table:style-name="ce85">
            <text:p>0,48</text:p>
          </table:table-cell>
          <table:table-cell office:value-type="float" office:value="37.233000000000004" table:formula="of:=[.G165]+([.D166]*[.$E$144])" table:style-name="ce90">
            <text:p>37,23</text:p>
          </table:table-cell>
          <table:table-cell office:value-type="float" office:value="38.178000000000004" table:formula="of:=([.G166]+[.G167])/2" table:number-columns-spanned="1" table:number-rows-spanned="2" table:style-name="ce224">
            <text:p>38,18</text:p>
          </table:table-cell>
          <table:table-cell office:value-type="float" office:value="0.62083416809648972" table:formula="of:=[.AG173]" table:number-columns-spanned="2" table:number-rows-spanned="1" table:style-name="ce237">
            <text:p>0,621</text:p>
          </table:table-cell>
          <table:covered-table-cell/>
          <table:table-cell office:value-type="float" office:value="0.84768830963530117" table:formula="of:=[.$K$164]*[.I166]" table:style-name="ce192">
            <text:p>0,85</text:p>
          </table:table-cell>
          <table:table-cell office:value-type="float" office:value="0.77073619027479245" table:formula="of:=([.K166]+[.K167])/2" table:number-columns-spanned="1" table:number-rows-spanned="2" table:style-name="ce224">
            <text:p>0,77</text:p>
          </table:table-cell>
          <table:table-cell office:value-type="string" office:string-value="Tắt lún" table:formula="of:=IF([.H166]&gt;=5*[.L166];&quot;Tắt lún&quot;;[.$H$161]/[.$E$161]*[.L166]*[.D166])" table:number-columns-spanned="1" table:number-rows-spanned="2" table:style-name="ce237">
            <text:p>Tắt lún</text:p>
          </table:table-cell>
          <table:table-cell table:style-name="ce42"/>
          <table:table-cell table:style-name="ce53"/>
          <table:table-cell office:value-type="string" office:string-value="Tắt lún" table:formula="of:=[.M166]" table:style-name="ce86">
            <text:p>Tắt lún</text:p>
          </table:table-cell>
          <table:table-cell office:value-type="float" office:value="2" table:formula="of:=[.C166]" table:style-name="ce193">
            <text:p>2</text:p>
          </table:table-cell>
          <table:table-cell office:value-type="float" office:value="0" table:formula="of:=INT([.R165]/0.25)*0.25" table:style-name="ce203">
            <text:p>0,00</text:p>
          </table:table-cell>
          <table:table-cell office:value-type="float" office:value="1" table:formula="of:=VLOOKUP([.R166];[BTraM.$A$184:.$N$206];2)" table:style-name="ce199">
            <text:p>1,000</text:p>
          </table:table-cell>
          <table:table-cell office:value-type="float" office:value="1" table:formula="of:=VLOOKUP([.R166];[BTraM.$A$184:.$N$206];3)" table:style-name="ce199">
            <text:p>1,000</text:p>
          </table:table-cell>
          <table:table-cell office:value-type="float" office:value="1" table:formula="of:=VLOOKUP([.R166];[BTraM.$A$184:.$N$206];4)" table:style-name="ce199">
            <text:p>1,000</text:p>
          </table:table-cell>
          <table:table-cell office:value-type="float" office:value="1" table:formula="of:=VLOOKUP([.R166];[BTraM.$A$184:.$N$206];5)" table:style-name="ce199">
            <text:p>1,000</text:p>
          </table:table-cell>
          <table:table-cell office:value-type="float" office:value="1" table:formula="of:=VLOOKUP([.R166];[BTraM.$A$184:.$N$206];6)" table:style-name="ce199">
            <text:p>1,000</text:p>
          </table:table-cell>
          <table:table-cell office:value-type="float" office:value="1" table:formula="of:=VLOOKUP([.R166];[BTraM.$A$184:.$N$206];7)" table:style-name="ce199">
            <text:p>1,000</text:p>
          </table:table-cell>
          <table:table-cell office:value-type="float" office:value="1" table:formula="of:=VLOOKUP([.R166];[BTraM.$A$184:.$N$206];8)" table:style-name="ce199">
            <text:p>1,000</text:p>
          </table:table-cell>
          <table:table-cell office:value-type="float" office:value="1" table:formula="of:=VLOOKUP([.R166];[BTraM.$A$184:.$N$206];9)" table:style-name="ce199">
            <text:p>1,000</text:p>
          </table:table-cell>
          <table:table-cell office:value-type="float" office:value="1" table:formula="of:=VLOOKUP([.R166];[BTraM.$A$184:.$N$206];10)" table:style-name="ce199">
            <text:p>1,000</text:p>
          </table:table-cell>
          <table:table-cell office:value-type="float" office:value="1" table:formula="of:=VLOOKUP([.R166];[BTraM.$A$184:.$N$206];11)" table:style-name="ce199">
            <text:p>1,000</text:p>
          </table:table-cell>
          <table:table-cell office:value-type="float" office:value="1" table:formula="of:=VLOOKUP([.R166];[BTraM.$A$184:.$N$206];12)" table:style-name="ce199">
            <text:p>1,000</text:p>
          </table:table-cell>
          <table:table-cell office:value-type="float" office:value="1" table:formula="of:=VLOOKUP([.R166];[BTraM.$A$184:.$N$206];13)" table:style-name="ce199">
            <text:p>1,000</text:p>
          </table:table-cell>
          <table:table-cell office:value-type="float" office:value="1" table:formula="of:=VLOOKUP([.R166];[BTraM.$A$184:.$N$206];14)" table:style-name="ce199">
            <text:p>1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3" table:formula="of:=[.E166]+[.D166]" table:style-name="ce63">
            <text:p>3,0</text:p>
          </table:table-cell>
          <table:table-cell office:value-type="float" office:value="0.72246132160305121" table:formula="of:=[.E167]/[.$G$153]" table:style-name="ce85">
            <text:p>0,72</text:p>
          </table:table-cell>
          <table:table-cell office:value-type="float" office:value="39.123000000000005" table:formula="of:=[.G166]+([.D166]*[.$E$144])" table:style-name="ce90">
            <text:p>39,12</text:p>
          </table:table-cell>
          <table:covered-table-cell/>
          <table:table-cell office:value-type="float" office:value="0.50811701849465751" table:formula="of:=[.AG176]" table:number-columns-spanned="2" table:number-rows-spanned="1" table:style-name="ce237">
            <text:p>0,508</text:p>
          </table:table-cell>
          <table:covered-table-cell/>
          <table:table-cell office:value-type="float" office:value="0.69378407091428362" table:formula="of:=[.$K$164]*[.I167]" table:style-name="ce192">
            <text:p>0,69</text:p>
          </table:table-cell>
          <table:covered-table-cell/>
          <table:covered-table-cell/>
          <table:table-cell table:number-columns-repeated="2" table:style-name="ce42"/>
          <table:table-cell office:value-type="string" office:string-value="Tắt lún" table:formula="of:=[.M168]" table:style-name="ce86">
            <text:p>Tắt lún</text:p>
          </table:table-cell>
          <table:table-cell office:value-type="float" office:value="3" table:formula="of:=[.C168]" table:style-name="ce193">
            <text:p>3</text:p>
          </table:table-cell>
          <table:table-cell office:value-type="float" office:value="0.25" table:formula="of:=INT([.R165]/0.25)*0.25+0.25" table:style-name="ce195">
            <text:p>0,25</text:p>
          </table:table-cell>
          <table:table-cell office:value-type="float" office:value="0.80800000000000005" table:formula="of:=VLOOKUP([.R167];[BTraM.$A$184:.$N$206];2)" table:style-name="ce199">
            <text:p>0,808</text:p>
          </table:table-cell>
          <table:table-cell office:value-type="float" office:value="0.90400000000000003" table:formula="of:=VLOOKUP([.R167];[BTraM.$A$184:.$N$206];3)" table:style-name="ce199">
            <text:p>0,904</text:p>
          </table:table-cell>
          <table:table-cell office:value-type="float" office:value="0.90800000000000003" table:formula="of:=VLOOKUP([.R167];[BTraM.$A$184:.$N$206];4)" table:style-name="ce199">
            <text:p>0,908</text:p>
          </table:table-cell>
          <table:table-cell office:value-type="float" office:value="0.91" table:formula="of:=VLOOKUP([.R167];[BTraM.$A$184:.$N$206];5)" table:style-name="ce199">
            <text:p>0,910</text:p>
          </table:table-cell>
          <table:table-cell office:value-type="float" office:value="0.91200000000000003" table:formula="of:=VLOOKUP([.R167];[BTraM.$A$184:.$N$206];6)" table:style-name="ce199">
            <text:p>0,912</text:p>
          </table:table-cell>
          <table:table-cell office:value-type="float" office:value="0.91566666666666663" table:formula="of:=VLOOKUP([.R167];[BTraM.$A$184:.$N$206];7)" table:style-name="ce199">
            <text:p>0,916</text:p>
          </table:table-cell>
          <table:table-cell office:value-type="float" office:value="0.91933333333333334" table:formula="of:=VLOOKUP([.R167];[BTraM.$A$184:.$N$206];8)" table:style-name="ce199">
            <text:p>0,919</text:p>
          </table:table-cell>
          <table:table-cell office:value-type="float" office:value="0.92300000000000004" table:formula="of:=VLOOKUP([.R167];[BTraM.$A$184:.$N$206];9)" table:style-name="ce199">
            <text:p>0,923</text:p>
          </table:table-cell>
          <table:table-cell office:value-type="float" office:value="0.92666666666666675" table:formula="of:=VLOOKUP([.R167];[BTraM.$A$184:.$N$206];10)" table:style-name="ce199">
            <text:p>0,927</text:p>
          </table:table-cell>
          <table:table-cell office:value-type="float" office:value="0.93033333333333346" table:formula="of:=VLOOKUP([.R167];[BTraM.$A$184:.$N$206];11)" table:style-name="ce199">
            <text:p>0,930</text:p>
          </table:table-cell>
          <table:table-cell office:value-type="float" office:value="0.93400000000000005" table:formula="of:=VLOOKUP([.R167];[BTraM.$A$184:.$N$206];12)" table:style-name="ce199">
            <text:p>0,934</text:p>
          </table:table-cell>
          <table:table-cell office:value-type="float" office:value="0.94" table:formula="of:=VLOOKUP([.R167];[BTraM.$A$184:.$N$206];13)" table:style-name="ce199">
            <text:p>0,940</text:p>
          </table:table-cell>
          <table:table-cell office:value-type="float" office:value="0.98" table:formula="of:=VLOOKUP([.R167];[BTraM.$A$184:.$N$206];14)" table:style-name="ce199">
            <text:p>0,980</text:p>
          </table:table-cell>
          <table:table-cell table:style-name="ce206"/>
          <table:table-cell office:value-type="float" office:value="1" table:formula="of:=[.AF165]+([.$S$163]-[.$AF$164])/([.$AG$164]-[.$AF$164])*([.AG165]-[.AF165])" table:style-name="ce207">
            <text:p>1,000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3" table:number-columns-spanned="1" table:number-rows-spanned="2" table:style-name="ce124">
            <text:p>3</text:p>
          </table:table-cell>
          <table:table-cell office:value-type="float" office:value="1" table:formula="of:=[.D166]" table:number-columns-spanned="1" table:number-rows-spanned="2" table:style-name="ce236">
            <text:p>1,0</text:p>
          </table:table-cell>
          <table:table-cell office:value-type="float" office:value="4" table:formula="of:=[.E167]+[.D168]" table:style-name="ce63">
            <text:p>4,0</text:p>
          </table:table-cell>
          <table:table-cell office:value-type="float" office:value="0.96328176213740158" table:formula="of:=[.E168]/[.$G$153]" table:style-name="ce85">
            <text:p>0,96</text:p>
          </table:table-cell>
          <table:table-cell office:value-type="float" office:value="41.013000000000005" table:formula="of:=[.G167]+([.D168]*[.$E$144])" table:style-name="ce90">
            <text:p>41,01</text:p>
          </table:table-cell>
          <table:table-cell office:value-type="float" office:value="41.958000000000006" table:formula="of:=([.G168]+[.G169])/2" table:number-columns-spanned="1" table:number-rows-spanned="2" table:style-name="ce224">
            <text:p>41,96</text:p>
          </table:table-cell>
          <table:table-cell office:value-type="float" office:value="0.40215602465954331" table:formula="of:=[.AG179]" table:number-columns-spanned="2" table:number-rows-spanned="1" table:style-name="ce237">
            <text:p>0,402</text:p>
          </table:table-cell>
          <table:covered-table-cell/>
          <table:table-cell office:value-type="float" office:value="0.54910470182162685" table:formula="of:=[.$K$164]*[.I168]" table:style-name="ce192">
            <text:p>0,55</text:p>
          </table:table-cell>
          <table:table-cell office:value-type="float" office:value="0.48456810170889492" table:formula="of:=([.K168]+[.K169])/2" table:number-columns-spanned="1" table:number-rows-spanned="2" table:style-name="ce224">
            <text:p>0,48</text:p>
          </table:table-cell>
          <table:table-cell office:value-type="string" office:string-value="Tắt lún" table:formula="of:=IF([.H168]&gt;=5*[.L168];&quot;Tắt lún&quot;;[.$H$161]/[.$E$161]*[.L168]*[.D168])" table:number-columns-spanned="1" table:number-rows-spanned="2" table:style-name="ce237">
            <text:p>Tắt lún</text:p>
          </table:table-cell>
          <table:table-cell table:number-columns-repeated="2" table:style-name="ce42"/>
          <table:table-cell office:value-type="string" office:string-value="Tắt lún" table:formula="of:=[.M170]" table:style-name="ce86">
            <text:p>Tắt lún</text:p>
          </table:table-cell>
          <table:table-cell office:value-type="float" office:value="4" table:formula="of:=[.C170]" table:style-name="ce193">
            <text:p>4</text:p>
          </table:table-cell>
          <table:table-cell office:value-type="float" office:value="0.24082044053435039" table:formula="of:=[.F165]" table:style-name="ce198">
            <text:p>0,24</text:p>
          </table:table-cell>
          <table:table-cell office:value-type="float" office:value="0.81504990166961899" table:formula="of:=[.S170]+([.R170]-[.R168])/([.R170]-[.R169])*([.S169]-[.S170])" table:style-name="ce208">
            <text:p>0,815</text:p>
          </table:table-cell>
          <table:table-cell office:value-type="float" office:value="0.90752495083480944" table:formula="of:=[.T170]+([.R170]-[.R168])/([.R170]-[.R169])*([.T169]-[.T170])" table:style-name="ce208">
            <text:p>0,908</text:p>
          </table:table-cell>
          <table:table-cell office:value-type="float" office:value="0.91137807788335912" table:formula="of:=[.U170]+([.R170]-[.R168])/([.R170]-[.R169])*([.U169]-[.U170])" table:style-name="ce208">
            <text:p>0,911</text:p>
          </table:table-cell>
          <table:table-cell office:value-type="float" office:value="0.9133046414076339" table:formula="of:=[.V170]+([.R170]-[.R168])/([.R170]-[.R169])*([.V169]-[.V170])" table:style-name="ce208">
            <text:p>0,913</text:p>
          </table:table-cell>
          <table:table-cell office:value-type="float" office:value="0.91523120493190868" table:formula="of:=[.W170]+([.R170]-[.R168])/([.R170]-[.R169])*([.W169]-[.W170])" table:style-name="ce208">
            <text:p>0,915</text:p>
          </table:table-cell>
          <table:table-cell office:value-type="float" office:value="0.9187632380597458" table:formula="of:=[.X170]+([.R170]-[.R168])/([.R170]-[.R169])*([.X169]-[.X170])" table:style-name="ce208">
            <text:p>0,919</text:p>
          </table:table-cell>
          <table:table-cell office:value-type="float" office:value="0.92229527118758292" table:formula="of:=[.Y170]+([.R170]-[.R168])/([.R170]-[.R169])*([.Y169]-[.Y170])" table:style-name="ce208">
            <text:p>0,922</text:p>
          </table:table-cell>
          <table:table-cell office:value-type="float" office:value="0.92582730431542015" table:formula="of:=[.Z170]+([.R170]-[.R168])/([.R170]-[.R169])*([.Z169]-[.Z170])" table:style-name="ce208">
            <text:p>0,926</text:p>
          </table:table-cell>
          <table:table-cell office:value-type="float" office:value="0.92935933744325727" table:formula="of:=[.AA170]+([.R170]-[.R168])/([.R170]-[.R169])*([.AA169]-[.AA170])" table:style-name="ce208">
            <text:p>0,929</text:p>
          </table:table-cell>
          <table:table-cell office:value-type="float" office:value="0.9328913705710945" table:formula="of:=[.AB170]+([.R170]-[.R168])/([.R170]-[.R169])*([.AB169]-[.AB170])" table:style-name="ce208">
            <text:p>0,933</text:p>
          </table:table-cell>
          <table:table-cell office:value-type="float" office:value="0.93642340369893151" table:formula="of:=[.AC170]+([.R170]-[.R168])/([.R170]-[.R169])*([.AC169]-[.AC170])" table:style-name="ce208">
            <text:p>0,936</text:p>
          </table:table-cell>
          <table:table-cell office:value-type="float" office:value="0.94220309427175586" table:formula="of:=[.AD170]+([.R170]-[.R168])/([.R170]-[.R169])*([.AD169]-[.AD170])" table:style-name="ce208">
            <text:p>0,942</text:p>
          </table:table-cell>
          <table:table-cell office:value-type="float" office:value="0.98073436475725195" table:formula="of:=[.AE170]+([.R170]-[.R168])/([.R170]-[.R169])*([.AE169]-[.AE170])" table:style-name="ce208">
            <text:p>0,981</text:p>
          </table:table-cell>
          <table:table-cell office:value-type="float" office:value="0.81504990166961899" table:formula="of:=HLOOKUP([.$AF$164];[.$R$164:.$AE$257];MATCH([.R168];[.$R$164:.$R$257];0))" table:style-name="ce201">
            <text:p>0,815</text:p>
          </table:table-cell>
          <table:table-cell office:value-type="float" office:value="0.90752495083480944" table:formula="of:=HLOOKUP([.$AG$164];[.$R$164:.$AE$257];MATCH([.R168];[.$R$164:.$R$257];0))" table:style-name="ce202">
            <text:p>0,9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5" table:formula="of:=[.E168]+[.D168]" table:style-name="ce63">
            <text:p>5,0</text:p>
          </table:table-cell>
          <table:table-cell office:value-type="float" office:value="1.2041022026717518" table:formula="of:=[.E169]/[.$G$153]" table:style-name="ce85">
            <text:p>1,20</text:p>
          </table:table-cell>
          <table:table-cell office:value-type="float" office:value="42.903000000000006" table:formula="of:=[.G168]+([.D168]*[.$E$144])" table:style-name="ce90">
            <text:p>42,90</text:p>
          </table:table-cell>
          <table:covered-table-cell/>
          <table:table-cell office:value-type="float" office:value="0.30762475417404733" table:formula="of:=[.AG182]" table:number-columns-spanned="2" table:number-rows-spanned="1" table:style-name="ce237">
            <text:p>0,308</text:p>
          </table:table-cell>
          <table:covered-table-cell/>
          <table:table-cell office:value-type="float" office:value="0.42003150159616298" table:formula="of:=[.$K$164]*[.I169]" table:style-name="ce192">
            <text:p>0,42</text:p>
          </table:table-cell>
          <table:covered-table-cell/>
          <table:covered-table-cell/>
          <table:table-cell table:number-columns-repeated="2" table:style-name="ce42"/>
          <table:table-cell office:value-type="string" office:string-value="Tắt lún" table:formula="of:=[.M172]" table:style-name="ce86">
            <text:p>Tắt lún</text:p>
          </table:table-cell>
          <table:table-cell office:value-type="float" office:value="5" table:formula="of:=[.C172]" table:style-name="ce193">
            <text:p>5</text:p>
          </table:table-cell>
          <table:table-cell office:value-type="float" office:value="0" table:formula="of:=INT([.R168]/0.25)*0.25" table:style-name="ce203">
            <text:p>0,00</text:p>
          </table:table-cell>
          <table:table-cell office:value-type="float" office:value="1" table:formula="of:=VLOOKUP([.R169];[BTraM.$A$184:.$N$206];2)" table:style-name="ce199">
            <text:p>1,000</text:p>
          </table:table-cell>
          <table:table-cell office:value-type="float" office:value="1" table:formula="of:=VLOOKUP([.R169];[BTraM.$A$184:.$N$206];3)" table:style-name="ce199">
            <text:p>1,000</text:p>
          </table:table-cell>
          <table:table-cell office:value-type="float" office:value="1" table:formula="of:=VLOOKUP([.R169];[BTraM.$A$184:.$N$206];4)" table:style-name="ce199">
            <text:p>1,000</text:p>
          </table:table-cell>
          <table:table-cell office:value-type="float" office:value="1" table:formula="of:=VLOOKUP([.R169];[BTraM.$A$184:.$N$206];5)" table:style-name="ce199">
            <text:p>1,000</text:p>
          </table:table-cell>
          <table:table-cell office:value-type="float" office:value="1" table:formula="of:=VLOOKUP([.R169];[BTraM.$A$184:.$N$206];6)" table:style-name="ce199">
            <text:p>1,000</text:p>
          </table:table-cell>
          <table:table-cell office:value-type="float" office:value="1" table:formula="of:=VLOOKUP([.R169];[BTraM.$A$184:.$N$206];7)" table:style-name="ce199">
            <text:p>1,000</text:p>
          </table:table-cell>
          <table:table-cell office:value-type="float" office:value="1" table:formula="of:=VLOOKUP([.R169];[BTraM.$A$184:.$N$206];8)" table:style-name="ce199">
            <text:p>1,000</text:p>
          </table:table-cell>
          <table:table-cell office:value-type="float" office:value="1" table:formula="of:=VLOOKUP([.R169];[BTraM.$A$184:.$N$206];9)" table:style-name="ce199">
            <text:p>1,000</text:p>
          </table:table-cell>
          <table:table-cell office:value-type="float" office:value="1" table:formula="of:=VLOOKUP([.R169];[BTraM.$A$184:.$N$206];10)" table:style-name="ce199">
            <text:p>1,000</text:p>
          </table:table-cell>
          <table:table-cell office:value-type="float" office:value="1" table:formula="of:=VLOOKUP([.R169];[BTraM.$A$184:.$N$206];11)" table:style-name="ce199">
            <text:p>1,000</text:p>
          </table:table-cell>
          <table:table-cell office:value-type="float" office:value="1" table:formula="of:=VLOOKUP([.R169];[BTraM.$A$184:.$N$206];12)" table:style-name="ce199">
            <text:p>1,000</text:p>
          </table:table-cell>
          <table:table-cell office:value-type="float" office:value="1" table:formula="of:=VLOOKUP([.R169];[BTraM.$A$184:.$N$206];13)" table:style-name="ce199">
            <text:p>1,000</text:p>
          </table:table-cell>
          <table:table-cell office:value-type="float" office:value="1" table:formula="of:=VLOOKUP([.R169];[BTraM.$A$184:.$N$206];14)" table:style-name="ce199">
            <text:p>1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4" table:number-columns-spanned="1" table:number-rows-spanned="2" table:style-name="ce124">
            <text:p>4</text:p>
          </table:table-cell>
          <table:table-cell office:value-type="float" office:value="1" table:formula="of:=[.D168]" table:number-columns-spanned="1" table:number-rows-spanned="2" table:style-name="ce236">
            <text:p>1,0</text:p>
          </table:table-cell>
          <table:table-cell office:value-type="float" office:value="6" table:formula="of:=[.E169]+[.D170]" table:style-name="ce63">
            <text:p>6,0</text:p>
          </table:table-cell>
          <table:table-cell office:value-type="float" office:value="1.4449226432061024" table:formula="of:=[.E170]/[.$G$153]" table:style-name="ce85">
            <text:p>1,44</text:p>
          </table:table-cell>
          <table:table-cell office:value-type="float" office:value="44.793000000000006" table:formula="of:=[.G169]+([.D170]*[.$E$144])" table:style-name="ce90">
            <text:p>44,79</text:p>
          </table:table-cell>
          <table:table-cell office:value-type="float" office:value="45.738000000000007" table:formula="of:=([.G170]+[.G171])/2" table:number-columns-spanned="1" table:number-rows-spanned="2" table:style-name="ce224">
            <text:p>45,74</text:p>
          </table:table-cell>
          <table:table-cell office:value-type="float" office:value="0.21514970500885669" table:formula="of:=[.AG185]" table:number-columns-spanned="2" table:number-rows-spanned="1" table:style-name="ce237">
            <text:p>0,215</text:p>
          </table:table-cell>
          <table:covered-table-cell/>
          <table:table-cell office:value-type="float" office:value="0.2937658703880261" table:formula="of:=[.$K$164]*[.I170]" table:style-name="ce192">
            <text:p>0,29</text:p>
          </table:table-cell>
          <table:table-cell office:value-type="float" office:value="0.25903782350101584" table:formula="of:=([.K170]+[.K171])/2" table:number-columns-spanned="1" table:number-rows-spanned="2" table:style-name="ce224">
            <text:p>0,26</text:p>
          </table:table-cell>
          <table:table-cell office:value-type="string" office:string-value="Tắt lún" table:formula="of:=IF([.H170]&gt;=5*[.L170];&quot;Tắt lún&quot;;[.$H$161]/[.$E$161]*[.L170]*[.D170])" table:number-columns-spanned="1" table:number-rows-spanned="2" table:style-name="ce237">
            <text:p>Tắt lún</text:p>
          </table:table-cell>
          <table:table-cell table:number-columns-repeated="2" table:style-name="ce42"/>
          <table:table-cell office:value-type="string" office:string-value="Tắt lún" table:formula="of:=[.M174]" table:style-name="ce86">
            <text:p>Tắt lún</text:p>
          </table:table-cell>
          <table:table-cell office:value-type="float" office:value="6" table:formula="of:=[.C174]" table:style-name="ce193">
            <text:p>6</text:p>
          </table:table-cell>
          <table:table-cell office:value-type="float" office:value="0.25" table:formula="of:=INT([.R168]/0.25)*0.25+0.25" table:style-name="ce195">
            <text:p>0,25</text:p>
          </table:table-cell>
          <table:table-cell office:value-type="float" office:value="0.80800000000000005" table:formula="of:=VLOOKUP([.R170];[BTraM.$A$184:.$N$206];2)" table:style-name="ce199">
            <text:p>0,808</text:p>
          </table:table-cell>
          <table:table-cell office:value-type="float" office:value="0.90400000000000003" table:formula="of:=VLOOKUP([.R170];[BTraM.$A$184:.$N$206];3)" table:style-name="ce199">
            <text:p>0,904</text:p>
          </table:table-cell>
          <table:table-cell office:value-type="float" office:value="0.90800000000000003" table:formula="of:=VLOOKUP([.R170];[BTraM.$A$184:.$N$206];4)" table:style-name="ce199">
            <text:p>0,908</text:p>
          </table:table-cell>
          <table:table-cell office:value-type="float" office:value="0.91" table:formula="of:=VLOOKUP([.R170];[BTraM.$A$184:.$N$206];5)" table:style-name="ce199">
            <text:p>0,910</text:p>
          </table:table-cell>
          <table:table-cell office:value-type="float" office:value="0.91200000000000003" table:formula="of:=VLOOKUP([.R170];[BTraM.$A$184:.$N$206];6)" table:style-name="ce199">
            <text:p>0,912</text:p>
          </table:table-cell>
          <table:table-cell office:value-type="float" office:value="0.91566666666666663" table:formula="of:=VLOOKUP([.R170];[BTraM.$A$184:.$N$206];7)" table:style-name="ce199">
            <text:p>0,916</text:p>
          </table:table-cell>
          <table:table-cell office:value-type="float" office:value="0.91933333333333334" table:formula="of:=VLOOKUP([.R170];[BTraM.$A$184:.$N$206];8)" table:style-name="ce199">
            <text:p>0,919</text:p>
          </table:table-cell>
          <table:table-cell office:value-type="float" office:value="0.92300000000000004" table:formula="of:=VLOOKUP([.R170];[BTraM.$A$184:.$N$206];9)" table:style-name="ce199">
            <text:p>0,923</text:p>
          </table:table-cell>
          <table:table-cell office:value-type="float" office:value="0.92666666666666675" table:formula="of:=VLOOKUP([.R170];[BTraM.$A$184:.$N$206];10)" table:style-name="ce199">
            <text:p>0,927</text:p>
          </table:table-cell>
          <table:table-cell office:value-type="float" office:value="0.93033333333333346" table:formula="of:=VLOOKUP([.R170];[BTraM.$A$184:.$N$206];11)" table:style-name="ce199">
            <text:p>0,930</text:p>
          </table:table-cell>
          <table:table-cell office:value-type="float" office:value="0.93400000000000005" table:formula="of:=VLOOKUP([.R170];[BTraM.$A$184:.$N$206];12)" table:style-name="ce199">
            <text:p>0,934</text:p>
          </table:table-cell>
          <table:table-cell office:value-type="float" office:value="0.94" table:formula="of:=VLOOKUP([.R170];[BTraM.$A$184:.$N$206];13)" table:style-name="ce199">
            <text:p>0,940</text:p>
          </table:table-cell>
          <table:table-cell office:value-type="float" office:value="0.98" table:formula="of:=VLOOKUP([.R170];[BTraM.$A$184:.$N$206];14)" table:style-name="ce199">
            <text:p>0,980</text:p>
          </table:table-cell>
          <table:table-cell table:style-name="ce206"/>
          <table:table-cell office:value-type="float" office:value="0.81504990166961899" table:formula="of:=[.AF168]+([.$S$163]-[.$AF$164])/([.$AG$164]-[.$AF$164])*([.AG168]-[.AF168])" table:style-name="ce207">
            <text:p>0,81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7" table:formula="of:=[.E170]+[.D170]" table:style-name="ce63">
            <text:p>7,0</text:p>
          </table:table-cell>
          <table:table-cell office:value-type="float" office:value="1.6857430837404528" table:formula="of:=[.E171]/[.$G$153]" table:style-name="ce85">
            <text:p>1,69</text:p>
          </table:table-cell>
          <table:table-cell office:value-type="float" office:value="46.683000000000007" table:formula="of:=[.G170]+([.D170]*[.$E$144])" table:style-name="ce90">
            <text:p>46,68</text:p>
          </table:table-cell>
          <table:covered-table-cell/>
          <table:table-cell office:value-type="float" office:value="0.16428110660152756" table:formula="of:=[.AG188]" table:number-columns-spanned="2" table:number-rows-spanned="1" table:style-name="ce237">
            <text:p>0,164</text:p>
          </table:table-cell>
          <table:covered-table-cell/>
          <table:table-cell office:value-type="float" office:value="0.22430977661400561" table:formula="of:=[.$K$164]*[.I171]" table:style-name="ce192">
            <text:p>0,22</text:p>
          </table:table-cell>
          <table:covered-table-cell/>
          <table:covered-table-cell/>
          <table:table-cell table:number-columns-repeated="2" table:style-name="ce42"/>
          <table:table-cell office:value-type="string" office:string-value="Tắt lún" table:formula="of:=[.M176]" table:style-name="ce86">
            <text:p>Tắt lún</text:p>
          </table:table-cell>
          <table:table-cell office:value-type="float" office:value="7" table:formula="of:=[.C176]" table:style-name="ce193">
            <text:p>7</text:p>
          </table:table-cell>
          <table:table-cell office:value-type="float" office:value="0.48164088106870079" table:formula="of:=[.F166]" table:style-name="ce198">
            <text:p>0,48</text:p>
          </table:table-cell>
          <table:table-cell office:value-type="float" office:value="0.62083416809648972" table:formula="of:=[.S173]+([.R173]-[.R171])/([.R173]-[.R172])*([.S172]-[.S173])" table:style-name="ce208">
            <text:p>0,621</text:p>
          </table:table-cell>
          <table:table-cell office:value-type="float" office:value="0.72980605743633697" table:formula="of:=[.T173]+([.R173]-[.R171])/([.R173]-[.R172])*([.T172]-[.T173])" table:style-name="ce208">
            <text:p>0,730</text:p>
          </table:table-cell>
          <table:table-cell office:value-type="float" office:value="0.74677794677618425" table:formula="of:=[.U173]+([.R173]-[.R171])/([.R173]-[.R172])*([.U172]-[.U173])" table:style-name="ce208">
            <text:p>0,747</text:p>
          </table:table-cell>
          <table:table-cell office:value-type="float" office:value="0.75989670906748186" table:formula="of:=[.V173]+([.R173]-[.R171])/([.R173]-[.R172])*([.V172]-[.V173])" table:style-name="ce208">
            <text:p>0,760</text:p>
          </table:table-cell>
          <table:table-cell office:value-type="float" office:value="0.77301547135877957" table:formula="of:=[.W173]+([.R173]-[.R171])/([.R173]-[.R172])*([.W172]-[.W173])" table:style-name="ce208">
            <text:p>0,773</text:p>
          </table:table-cell>
          <table:table-cell office:value-type="float" office:value="0.77745427429567515" table:formula="of:=[.X173]+([.R173]-[.R171])/([.R173]-[.R172])*([.X172]-[.X173])" table:style-name="ce208">
            <text:p>0,777</text:p>
          </table:table-cell>
          <table:table-cell office:value-type="float" office:value="0.78189307723257084" table:formula="of:=[.Y173]+([.R173]-[.R171])/([.R173]-[.R172])*([.Y172]-[.Y173])" table:style-name="ce208">
            <text:p>0,782</text:p>
          </table:table-cell>
          <table:table-cell office:value-type="float" office:value="0.78633188016946665" table:formula="of:=[.Z173]+([.R173]-[.R171])/([.R173]-[.R172])*([.Z172]-[.Z173])" table:style-name="ce208">
            <text:p>0,786</text:p>
          </table:table-cell>
          <table:table-cell office:value-type="float" office:value="0.79077068310636223" table:formula="of:=[.AA173]+([.R173]-[.R171])/([.R173]-[.R172])*([.AA172]-[.AA173])" table:style-name="ce208">
            <text:p>0,791</text:p>
          </table:table-cell>
          <table:table-cell office:value-type="float" office:value="0.79520948604325781" table:formula="of:=[.AB173]+([.R173]-[.R171])/([.R173]-[.R172])*([.AB172]-[.AB173])" table:style-name="ce208">
            <text:p>0,795</text:p>
          </table:table-cell>
          <table:table-cell office:value-type="float" office:value="0.79964828898015361" table:formula="of:=[.AC173]+([.R173]-[.R171])/([.R173]-[.R172])*([.AC172]-[.AC173])" table:style-name="ce208">
            <text:p>0,800</text:p>
          </table:table-cell>
          <table:table-cell office:value-type="float" office:value="0.80286859840732916" table:formula="of:=[.AD173]+([.R173]-[.R171])/([.R173]-[.R172])*([.AD172]-[.AD173])" table:style-name="ce208">
            <text:p>0,803</text:p>
          </table:table-cell>
          <table:table-cell office:value-type="float" office:value="7.1967746210692907E-2" table:formula="of:=[.AE173]+([.R173]-[.R171])/([.R173]-[.R172])*([.AE172]-[.AE173])" table:style-name="ce208">
            <text:p>0,072</text:p>
          </table:table-cell>
          <table:table-cell office:value-type="float" office:value="0.62083416809648972" table:formula="of:=HLOOKUP([.$AF$164];[.$R$164:.$AE$257];MATCH([.R171];[.$R$164:.$R$257];0))" table:style-name="ce201">
            <text:p>0,621</text:p>
          </table:table-cell>
          <table:table-cell office:value-type="float" office:value="0.72980605743633697" table:formula="of:=HLOOKUP([.$AG$164];[.$R$164:.$AE$257];MATCH([.R171];[.$R$164:.$R$257];0))" table:style-name="ce202">
            <text:p>0,730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5" table:number-columns-spanned="1" table:number-rows-spanned="2" table:style-name="ce124">
            <text:p>5</text:p>
          </table:table-cell>
          <table:table-cell office:value-type="float" office:value="1" table:formula="of:=[.D170]" table:number-columns-spanned="1" table:number-rows-spanned="2" table:style-name="ce236">
            <text:p>1,0</text:p>
          </table:table-cell>
          <table:table-cell office:value-type="float" office:value="8" table:formula="of:=[.E171]+[.D172]" table:style-name="ce63">
            <text:p>8,0</text:p>
          </table:table-cell>
          <table:table-cell office:value-type="float" office:value="1.9265635242748032" table:formula="of:=[.E172]/[.$G$153]" table:style-name="ce85">
            <text:p>1,93</text:p>
          </table:table-cell>
          <table:table-cell office:value-type="float" office:value="48.573000000000008" table:formula="of:=[.G171]+([.D172]*[.$E$144])" table:style-name="ce90">
            <text:p>48,57</text:p>
          </table:table-cell>
          <table:table-cell office:value-type="float" office:value="49.518000000000008" table:formula="of:=([.G172]+[.G173])/2" table:number-columns-spanned="1" table:number-rows-spanned="2" table:style-name="ce224">
            <text:p>49,52</text:p>
          </table:table-cell>
          <table:table-cell office:value-type="float" office:value="0.12574983611603149" table:formula="of:=[.AG191]" table:number-columns-spanned="2" table:number-rows-spanned="1" table:style-name="ce237">
            <text:p>0,126</text:p>
          </table:table-cell>
          <table:covered-table-cell/>
          <table:table-cell office:value-type="float" office:value="0.17169909694394861" table:formula="of:=[.$K$164]*[.I172]" table:style-name="ce192">
            <text:p>0,17</text:p>
          </table:table-cell>
          <table:table-cell office:value-type="float" office:value="0.15727817125522375" table:formula="of:=([.K172]+[.K173])/2" table:number-columns-spanned="1" table:number-rows-spanned="2" table:style-name="ce224">
            <text:p>0,16</text:p>
          </table:table-cell>
          <table:table-cell office:value-type="string" office:string-value="Tắt lún" table:formula="of:=IF([.H172]&gt;=5*[.L172];&quot;Tắt lún&quot;;[.$H$161]/[.$E$161]*[.L172]*[.D172])" table:number-columns-spanned="1" table:number-rows-spanned="2" table:style-name="ce237">
            <text:p>Tắt lún</text:p>
          </table:table-cell>
          <table:table-cell table:number-columns-repeated="2" table:style-name="ce42"/>
          <table:table-cell office:value-type="string" office:string-value="Tắt lún" table:formula="of:=[.M178]" table:style-name="ce86">
            <text:p>Tắt lún</text:p>
          </table:table-cell>
          <table:table-cell office:value-type="float" office:value="8" table:formula="of:=[.C178]" table:style-name="ce193">
            <text:p>8</text:p>
          </table:table-cell>
          <table:table-cell office:value-type="float" office:value="0.25" table:formula="of:=INT([.R171]/0.25)*0.25" table:style-name="ce203">
            <text:p>0,25</text:p>
          </table:table-cell>
          <table:table-cell office:value-type="float" office:value="0.80800000000000005" table:formula="of:=VLOOKUP([.R172];[BTraM.$A$184:.$N$206];2)" table:style-name="ce199">
            <text:p>0,808</text:p>
          </table:table-cell>
          <table:table-cell office:value-type="float" office:value="0.90400000000000003" table:formula="of:=VLOOKUP([.R172];[BTraM.$A$184:.$N$206];3)" table:style-name="ce199">
            <text:p>0,904</text:p>
          </table:table-cell>
          <table:table-cell office:value-type="float" office:value="0.90800000000000003" table:formula="of:=VLOOKUP([.R172];[BTraM.$A$184:.$N$206];4)" table:style-name="ce199">
            <text:p>0,908</text:p>
          </table:table-cell>
          <table:table-cell office:value-type="float" office:value="0.91" table:formula="of:=VLOOKUP([.R172];[BTraM.$A$184:.$N$206];5)" table:style-name="ce199">
            <text:p>0,910</text:p>
          </table:table-cell>
          <table:table-cell office:value-type="float" office:value="0.91200000000000003" table:formula="of:=VLOOKUP([.R172];[BTraM.$A$184:.$N$206];6)" table:style-name="ce199">
            <text:p>0,912</text:p>
          </table:table-cell>
          <table:table-cell office:value-type="float" office:value="0.91566666666666663" table:formula="of:=VLOOKUP([.R172];[BTraM.$A$184:.$N$206];7)" table:style-name="ce199">
            <text:p>0,916</text:p>
          </table:table-cell>
          <table:table-cell office:value-type="float" office:value="0.91933333333333334" table:formula="of:=VLOOKUP([.R172];[BTraM.$A$184:.$N$206];8)" table:style-name="ce199">
            <text:p>0,919</text:p>
          </table:table-cell>
          <table:table-cell office:value-type="float" office:value="0.92300000000000004" table:formula="of:=VLOOKUP([.R172];[BTraM.$A$184:.$N$206];9)" table:style-name="ce199">
            <text:p>0,923</text:p>
          </table:table-cell>
          <table:table-cell office:value-type="float" office:value="0.92666666666666675" table:formula="of:=VLOOKUP([.R172];[BTraM.$A$184:.$N$206];10)" table:style-name="ce199">
            <text:p>0,927</text:p>
          </table:table-cell>
          <table:table-cell office:value-type="float" office:value="0.93033333333333346" table:formula="of:=VLOOKUP([.R172];[BTraM.$A$184:.$N$206];11)" table:style-name="ce199">
            <text:p>0,930</text:p>
          </table:table-cell>
          <table:table-cell office:value-type="float" office:value="0.93400000000000005" table:formula="of:=VLOOKUP([.R172];[BTraM.$A$184:.$N$206];12)" table:style-name="ce199">
            <text:p>0,934</text:p>
          </table:table-cell>
          <table:table-cell office:value-type="float" office:value="0.94" table:formula="of:=VLOOKUP([.R172];[BTraM.$A$184:.$N$206];13)" table:style-name="ce199">
            <text:p>0,940</text:p>
          </table:table-cell>
          <table:table-cell office:value-type="float" office:value="0.98" table:formula="of:=VLOOKUP([.R172];[BTraM.$A$184:.$N$206];14)" table:style-name="ce199">
            <text:p>0,98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9" table:formula="of:=[.E172]+[.D172]" table:style-name="ce63">
            <text:p>9,0</text:p>
          </table:table-cell>
          <table:table-cell office:value-type="float" office:value="2.1673839648091535" table:formula="of:=[.E173]/[.$G$153]" table:style-name="ce85">
            <text:p>2,17</text:p>
          </table:table-cell>
          <table:table-cell office:value-type="float" office:value="50.463000000000008" table:formula="of:=[.G172]+([.D172]*[.$E$144])" table:style-name="ce90">
            <text:p>50,46</text:p>
          </table:table-cell>
          <table:covered-table-cell/>
          <table:table-cell office:value-type="float" office:value="0.1046264979706874" table:formula="of:=[.AG194]" table:number-columns-spanned="2" table:number-rows-spanned="1" table:style-name="ce237">
            <text:p>0,105</text:p>
          </table:table-cell>
          <table:covered-table-cell/>
          <table:table-cell office:value-type="float" office:value="0.14285724556649887" table:formula="of:=[.$K$164]*[.I173]" table:style-name="ce192">
            <text:p>0,14</text:p>
          </table:table-cell>
          <table:covered-table-cell/>
          <table:covered-table-cell/>
          <table:table-cell table:number-columns-repeated="2" table:style-name="ce42"/>
          <table:table-cell office:value-type="string" office:string-value="Tắt lún" table:formula="of:=[.M180]" table:style-name="ce86">
            <text:p>Tắt lún</text:p>
          </table:table-cell>
          <table:table-cell office:value-type="float" office:value="9" table:formula="of:=[.C180]" table:style-name="ce193">
            <text:p>9</text:p>
          </table:table-cell>
          <table:table-cell office:value-type="float" office:value="0.5" table:formula="of:=INT([.R171]/0.25)*0.25+0.25" table:style-name="ce195">
            <text:p>0,50</text:p>
          </table:table-cell>
          <table:table-cell office:value-type="float" office:value="0.60599999999999998" table:formula="of:=VLOOKUP([.R173];[BTraM.$A$184:.$N$206];2)" table:style-name="ce199">
            <text:p>0,606</text:p>
          </table:table-cell>
          <table:table-cell office:value-type="float" office:value="0.71599999999999997" table:formula="of:=VLOOKUP([.R173];[BTraM.$A$184:.$N$206];3)" table:style-name="ce199">
            <text:p>0,716</text:p>
          </table:table-cell>
          <table:table-cell office:value-type="float" office:value="0.73399999999999999" table:formula="of:=VLOOKUP([.R173];[BTraM.$A$184:.$N$206];4)" table:style-name="ce199">
            <text:p>0,734</text:p>
          </table:table-cell>
          <table:table-cell office:value-type="float" office:value="0.748" table:formula="of:=VLOOKUP([.R173];[BTraM.$A$184:.$N$206];5)" table:style-name="ce199">
            <text:p>0,748</text:p>
          </table:table-cell>
          <table:table-cell office:value-type="float" office:value="0.76200000000000001" table:formula="of:=VLOOKUP([.R173];[BTraM.$A$184:.$N$206];6)" table:style-name="ce199">
            <text:p>0,762</text:p>
          </table:table-cell>
          <table:table-cell office:value-type="float" office:value="0.76649999999999996" table:formula="of:=VLOOKUP([.R173];[BTraM.$A$184:.$N$206];7)" table:style-name="ce199">
            <text:p>0,767</text:p>
          </table:table-cell>
          <table:table-cell office:value-type="float" office:value="0.77100000000000002" table:formula="of:=VLOOKUP([.R173];[BTraM.$A$184:.$N$206];8)" table:style-name="ce199">
            <text:p>0,771</text:p>
          </table:table-cell>
          <table:table-cell office:value-type="float" office:value="0.77550000000000008" table:formula="of:=VLOOKUP([.R173];[BTraM.$A$184:.$N$206];9)" table:style-name="ce199">
            <text:p>0,776</text:p>
          </table:table-cell>
          <table:table-cell office:value-type="float" office:value="0.78" table:formula="of:=VLOOKUP([.R173];[BTraM.$A$184:.$N$206];10)" table:style-name="ce199">
            <text:p>0,780</text:p>
          </table:table-cell>
          <table:table-cell office:value-type="float" office:value="0.78449999999999998" table:formula="of:=VLOOKUP([.R173];[BTraM.$A$184:.$N$206];11)" table:style-name="ce199">
            <text:p>0,785</text:p>
          </table:table-cell>
          <table:table-cell office:value-type="float" office:value="0.78900000000000003" table:formula="of:=VLOOKUP([.R173];[BTraM.$A$184:.$N$206];12)" table:style-name="ce199">
            <text:p>0,789</text:p>
          </table:table-cell>
          <table:table-cell office:value-type="float" office:value="0.79200000000000004" table:formula="of:=VLOOKUP([.R173];[BTraM.$A$184:.$N$206];13)" table:style-name="ce199">
            <text:p>0,792</text:p>
          </table:table-cell>
          <table:table-cell office:value-type="float" office:value="0" table:formula="of:=VLOOKUP([.R173];[BTraM.$A$184:.$N$206];14)" table:style-name="ce199">
            <text:p>0,000</text:p>
          </table:table-cell>
          <table:table-cell table:style-name="ce206"/>
          <table:table-cell office:value-type="float" office:value="0.62083416809648972" table:formula="of:=[.AF171]+([.$S$163]-[.$AF$164])/([.$AG$164]-[.$AF$164])*([.AG171]-[.AF171])" table:style-name="ce207">
            <text:p>0,621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6" table:number-columns-spanned="1" table:number-rows-spanned="2" table:style-name="ce124">
            <text:p>6</text:p>
          </table:table-cell>
          <table:table-cell office:value-type="float" office:value="1" table:formula="of:=[.D172]" table:number-columns-spanned="1" table:number-rows-spanned="2" table:style-name="ce236">
            <text:p>1,0</text:p>
          </table:table-cell>
          <table:table-cell office:value-type="float" office:value="10" table:formula="of:=[.E173]+[.D174]" table:style-name="ce63">
            <text:p>10,0</text:p>
          </table:table-cell>
          <table:table-cell office:value-type="float" office:value="2.4082044053435037" table:formula="of:=[.E174]/[.$G$153]" table:style-name="ce85">
            <text:p>2,41</text:p>
          </table:table-cell>
          <table:table-cell office:value-type="float" office:value="52.353000000000009" table:formula="of:=[.G173]+([.D174]*[.$E$144])" table:style-name="ce90">
            <text:p>52,35</text:p>
          </table:table-cell>
          <table:table-cell office:value-type="float" office:value="53.298000000000009" table:formula="of:=([.G174]+[.G175])/2" table:number-columns-spanned="1" table:number-rows-spanned="2" table:style-name="ce224">
            <text:p>53,30</text:p>
          </table:table-cell>
          <table:table-cell office:value-type="float" office:value="9.1140553300763802E-2" table:formula="of:=[.AG197]" table:number-columns-spanned="2" table:number-rows-spanned="1" table:style-name="ce237">
            <text:p>0,091</text:p>
          </table:table-cell>
          <table:covered-table-cell/>
          <table:table-cell office:value-type="float" office:value="0.12444350768197895" table:formula="of:=[.$K$164]*[.I174]" table:style-name="ce192">
            <text:p>0,12</text:p>
          </table:table-cell>
          <table:table-cell office:value-type="float" office:value="0.11523663873971898" table:formula="of:=([.K174]+[.K175])/2" table:number-columns-spanned="1" table:number-rows-spanned="2" table:style-name="ce224">
            <text:p>0,12</text:p>
          </table:table-cell>
          <table:table-cell office:value-type="string" office:string-value="Tắt lún" table:formula="of:=IF([.H174]&gt;=5*[.L174];&quot;Tắt lún&quot;;[.$H$161]/[.$E$161]*[.L174]*[.D174])" table:number-columns-spanned="1" table:number-rows-spanned="2" table:style-name="ce237">
            <text:p>Tắt lún</text:p>
          </table:table-cell>
          <table:table-cell table:number-columns-repeated="2" table:style-name="ce42"/>
          <table:table-cell office:value-type="string" office:string-value="Tắt lún" table:formula="of:=[.M182]" table:style-name="ce86">
            <text:p>Tắt lún</text:p>
          </table:table-cell>
          <table:table-cell office:value-type="float" office:value="10" table:formula="of:=[.C182]" table:style-name="ce193">
            <text:p>10</text:p>
          </table:table-cell>
          <table:table-cell office:value-type="float" office:value="0.72246132160305121" table:formula="of:=[.F167]" table:style-name="ce198">
            <text:p>0,72</text:p>
          </table:table-cell>
          <table:table-cell office:value-type="float" office:value="0.50811701849465751" table:formula="of:=[.S176]+([.R176]-[.R174])/([.R176]-[.R175])*([.S175]-[.S176])" table:style-name="ce208">
            <text:p>0,508</text:p>
          </table:table-cell>
          <table:table-cell office:value-type="float" office:value="0.58786227875664243" table:formula="of:=[.T176]+([.R176]-[.R174])/([.R176]-[.R175])*([.T175]-[.T176])" table:style-name="ce208">
            <text:p>0,588</text:p>
          </table:table-cell>
          <table:table-cell office:value-type="float" office:value="0.61654042219358896" table:formula="of:=[.U176]+([.R176]-[.R174])/([.R176]-[.R175])*([.U175]-[.U176])" table:style-name="ce208">
            <text:p>0,617</text:p>
          </table:table-cell>
          <table:table-cell office:value-type="float" office:value="0.63098534483679514" table:formula="of:=[.V176]+([.R176]-[.R174])/([.R176]-[.R175])*([.V175]-[.V176])" table:style-name="ce208">
            <text:p>0,631</text:p>
          </table:table-cell>
          <table:table-cell office:value-type="float" office:value="0.64543026748000121" table:formula="of:=[.W176]+([.R176]-[.R174])/([.R176]-[.R175])*([.W175]-[.W176])" table:style-name="ce208">
            <text:p>0,645</text:p>
          </table:table-cell>
          <table:table-cell office:value-type="float" office:value="0.6492628835151919" table:formula="of:=[.X176]+([.R176]-[.R174])/([.R176]-[.R175])*([.X175]-[.X176])" table:style-name="ce208">
            <text:p>0,649</text:p>
          </table:table-cell>
          <table:table-cell office:value-type="float" office:value="0.65309549955038293" table:formula="of:=[.Y176]+([.R176]-[.R174])/([.R176]-[.R175])*([.Y175]-[.Y176])" table:style-name="ce208">
            <text:p>0,653</text:p>
          </table:table-cell>
          <table:table-cell office:value-type="float" office:value="0.65692811558557374" table:formula="of:=[.Z176]+([.R176]-[.R174])/([.R176]-[.R175])*([.Z175]-[.Z176])" table:style-name="ce208">
            <text:p>0,657</text:p>
          </table:table-cell>
          <table:table-cell office:value-type="float" office:value="0.66076073162076454" table:formula="of:=[.AA176]+([.R176]-[.R174])/([.R176]-[.R175])*([.AA175]-[.AA176])" table:style-name="ce208">
            <text:p>0,661</text:p>
          </table:table-cell>
          <table:table-cell office:value-type="float" office:value="0.66459334765595546" table:formula="of:=[.AB176]+([.R176]-[.R174])/([.R176]-[.R175])*([.AB175]-[.AB176])" table:style-name="ce208">
            <text:p>0,665</text:p>
          </table:table-cell>
          <table:table-cell office:value-type="float" office:value="0.66842596369114626" table:formula="of:=[.AC176]+([.R176]-[.R174])/([.R176]-[.R175])*([.AC175]-[.AC176])" table:style-name="ce208">
            <text:p>0,668</text:p>
          </table:table-cell>
          <table:table-cell office:value-type="float" office:value="0.67187088633435232" table:formula="of:=[.AD176]+([.R176]-[.R174])/([.R176]-[.R175])*([.AD175]-[.AD176])" table:style-name="ce208">
            <text:p>0,672</text:p>
          </table:table-cell>
          <table:table-cell office:value-type="float" office:value="0" table:formula="of:=[.AE176]+([.R176]-[.R174])/([.R176]-[.R175])*([.AE175]-[.AE176])" table:style-name="ce208">
            <text:p>0,000</text:p>
          </table:table-cell>
          <table:table-cell office:value-type="float" office:value="0.50811701849465751" table:formula="of:=HLOOKUP([.$AF$164];[.$R$164:.$AE$257];MATCH([.R174];[.$R$164:.$R$257];0))" table:style-name="ce201">
            <text:p>0,508</text:p>
          </table:table-cell>
          <table:table-cell office:value-type="float" office:value="0.58786227875664243" table:formula="of:=HLOOKUP([.$AG$164];[.$R$164:.$AE$257];MATCH([.R174];[.$R$164:.$R$257];0))" table:style-name="ce202">
            <text:p>0,58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11" table:formula="of:=[.E174]+[.D174]" table:style-name="ce63">
            <text:p>11,0</text:p>
          </table:table-cell>
          <table:table-cell office:value-type="float" office:value="2.6490248458778543" table:formula="of:=[.E175]/[.$G$153]" table:style-name="ce85">
            <text:p>2,65</text:p>
          </table:table-cell>
          <table:table-cell office:value-type="float" office:value="54.243000000000009" table:formula="of:=[.G174]+([.D174]*[.$E$144])" table:style-name="ce90">
            <text:p>54,24</text:p>
          </table:table-cell>
          <table:covered-table-cell/>
          <table:table-cell office:value-type="float" office:value="7.7654608630840172E-2" table:formula="of:=[.AG200]" table:number-columns-spanned="2" table:number-rows-spanned="1" table:style-name="ce237">
            <text:p>0,078</text:p>
          </table:table-cell>
          <table:covered-table-cell/>
          <table:table-cell office:value-type="float" office:value="0.10602976979745901" table:formula="of:=[.$K$164]*[.I175]" table:style-name="ce192">
            <text:p>0,11</text:p>
          </table:table-cell>
          <table:covered-table-cell/>
          <table:covered-table-cell/>
          <table:table-cell table:number-columns-repeated="2" table:style-name="ce42"/>
          <table:table-cell office:value-type="string" office:string-value="Tắt lún" table:formula="of:=[.M184]" table:style-name="ce86">
            <text:p>Tắt lún</text:p>
          </table:table-cell>
          <table:table-cell office:value-type="float" office:value="11" table:formula="of:=[.C184]" table:style-name="ce193">
            <text:p>11</text:p>
          </table:table-cell>
          <table:table-cell office:value-type="float" office:value="0.5" table:formula="of:=INT([.R174]/0.25)*0.25" table:style-name="ce203">
            <text:p>0,50</text:p>
          </table:table-cell>
          <table:table-cell office:value-type="float" office:value="0.60599999999999998" table:formula="of:=VLOOKUP([.R175];[BTraM.$A$184:.$N$206];2)" table:style-name="ce199">
            <text:p>0,606</text:p>
          </table:table-cell>
          <table:table-cell office:value-type="float" office:value="0.71599999999999997" table:formula="of:=VLOOKUP([.R175];[BTraM.$A$184:.$N$206];3)" table:style-name="ce199">
            <text:p>0,716</text:p>
          </table:table-cell>
          <table:table-cell office:value-type="float" office:value="0.73399999999999999" table:formula="of:=VLOOKUP([.R175];[BTraM.$A$184:.$N$206];4)" table:style-name="ce199">
            <text:p>0,734</text:p>
          </table:table-cell>
          <table:table-cell office:value-type="float" office:value="0.748" table:formula="of:=VLOOKUP([.R175];[BTraM.$A$184:.$N$206];5)" table:style-name="ce199">
            <text:p>0,748</text:p>
          </table:table-cell>
          <table:table-cell office:value-type="float" office:value="0.76200000000000001" table:formula="of:=VLOOKUP([.R175];[BTraM.$A$184:.$N$206];6)" table:style-name="ce199">
            <text:p>0,762</text:p>
          </table:table-cell>
          <table:table-cell office:value-type="float" office:value="0.76649999999999996" table:formula="of:=VLOOKUP([.R175];[BTraM.$A$184:.$N$206];7)" table:style-name="ce199">
            <text:p>0,767</text:p>
          </table:table-cell>
          <table:table-cell office:value-type="float" office:value="0.77100000000000002" table:formula="of:=VLOOKUP([.R175];[BTraM.$A$184:.$N$206];8)" table:style-name="ce199">
            <text:p>0,771</text:p>
          </table:table-cell>
          <table:table-cell office:value-type="float" office:value="0.77550000000000008" table:formula="of:=VLOOKUP([.R175];[BTraM.$A$184:.$N$206];9)" table:style-name="ce199">
            <text:p>0,776</text:p>
          </table:table-cell>
          <table:table-cell office:value-type="float" office:value="0.78" table:formula="of:=VLOOKUP([.R175];[BTraM.$A$184:.$N$206];10)" table:style-name="ce199">
            <text:p>0,780</text:p>
          </table:table-cell>
          <table:table-cell office:value-type="float" office:value="0.78449999999999998" table:formula="of:=VLOOKUP([.R175];[BTraM.$A$184:.$N$206];11)" table:style-name="ce199">
            <text:p>0,785</text:p>
          </table:table-cell>
          <table:table-cell office:value-type="float" office:value="0.78900000000000003" table:formula="of:=VLOOKUP([.R175];[BTraM.$A$184:.$N$206];12)" table:style-name="ce199">
            <text:p>0,789</text:p>
          </table:table-cell>
          <table:table-cell office:value-type="float" office:value="0.79200000000000004" table:formula="of:=VLOOKUP([.R175];[BTraM.$A$184:.$N$206];13)" table:style-name="ce199">
            <text:p>0,792</text:p>
          </table:table-cell>
          <table:table-cell office:value-type="float" office:value="0" table:formula="of:=VLOOKUP([.R175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7" table:number-columns-spanned="1" table:number-rows-spanned="2" table:style-name="ce124">
            <text:p>7</text:p>
          </table:table-cell>
          <table:table-cell office:value-type="float" office:value="1" table:formula="of:=[.D174]" table:number-columns-spanned="1" table:number-rows-spanned="2" table:style-name="ce236">
            <text:p>1,0</text:p>
          </table:table-cell>
          <table:table-cell office:value-type="float" office:value="12" table:formula="of:=[.E175]+[.D176]" table:style-name="ce63">
            <text:p>12,0</text:p>
          </table:table-cell>
          <table:table-cell office:value-type="float" office:value="2.8898452864122048" table:formula="of:=[.E176]/[.$G$153]" table:style-name="ce85">
            <text:p>2,89</text:p>
          </table:table-cell>
          <table:table-cell office:value-type="float" office:value="56.13300000000001" table:formula="of:=[.G175]+([.D176]*[.$E$144])" table:style-name="ce90">
            <text:p>56,13</text:p>
          </table:table-cell>
          <table:table-cell office:value-type="float" office:value="57.07800000000001" table:formula="of:=([.G176]+[.G177])/2" table:number-columns-spanned="1" table:number-rows-spanned="2" table:style-name="ce224">
            <text:p>57,08</text:p>
          </table:table-cell>
          <table:table-cell office:value-type="float" office:value="6.4168663960916528E-2" table:formula="of:=[.AG203]" table:number-columns-spanned="2" table:number-rows-spanned="1" table:style-name="ce237">
            <text:p>0,064</text:p>
          </table:table-cell>
          <table:covered-table-cell/>
          <table:table-cell office:value-type="float" office:value="8.7616031912939041E-2" table:formula="of:=[.$K$164]*[.I176]" table:style-name="ce192">
            <text:p>0,09</text:p>
          </table:table-cell>
          <table:table-cell office:value-type="float" office:value="8.1174537576113759E-2" table:formula="of:=([.K176]+[.K177])/2" table:number-columns-spanned="1" table:number-rows-spanned="2" table:style-name="ce224">
            <text:p>0,08</text:p>
          </table:table-cell>
          <table:table-cell office:value-type="string" office:string-value="Tắt lún" table:formula="of:=IF([.H176]&gt;=5*[.L176];&quot;Tắt lún&quot;;[.$H$161]/[.$E$161]*[.L176]*[.D176])" table:number-columns-spanned="1" table:number-rows-spanned="2" table:style-name="ce237">
            <text:p>Tắt lún</text:p>
          </table:table-cell>
          <table:table-cell table:number-columns-repeated="2" table:style-name="ce42"/>
          <table:table-cell office:value-type="string" office:string-value="Tắt lún" table:formula="of:=[.M186]" table:style-name="ce86">
            <text:p>Tắt lún</text:p>
          </table:table-cell>
          <table:table-cell office:value-type="float" office:value="12" table:formula="of:=[.C186]" table:style-name="ce193">
            <text:p>12</text:p>
          </table:table-cell>
          <table:table-cell office:value-type="float" office:value="0.75" table:formula="of:=INT([.R174]/0.25)*0.25+0.25" table:style-name="ce195">
            <text:p>0,75</text:p>
          </table:table-cell>
          <table:table-cell office:value-type="float" office:value="0.496" table:formula="of:=VLOOKUP([.R176];[BTraM.$A$184:.$N$206];2)" table:style-name="ce199">
            <text:p>0,496</text:p>
          </table:table-cell>
          <table:table-cell office:value-type="float" office:value="0.57199999999999995" table:formula="of:=VLOOKUP([.R176];[BTraM.$A$184:.$N$206];3)" table:style-name="ce199">
            <text:p>0,572</text:p>
          </table:table-cell>
          <table:table-cell office:value-type="float" office:value="0.60199999999999998" table:formula="of:=VLOOKUP([.R176];[BTraM.$A$184:.$N$206];4)" table:style-name="ce199">
            <text:p>0,602</text:p>
          </table:table-cell>
          <table:table-cell office:value-type="float" office:value="0.61650000000000005" table:formula="of:=VLOOKUP([.R176];[BTraM.$A$184:.$N$206];5)" table:style-name="ce199">
            <text:p>0,617</text:p>
          </table:table-cell>
          <table:table-cell office:value-type="float" office:value="0.63100000000000001" table:formula="of:=VLOOKUP([.R176];[BTraM.$A$184:.$N$206];6)" table:style-name="ce199">
            <text:p>0,631</text:p>
          </table:table-cell>
          <table:table-cell office:value-type="float" office:value="0.63474999999999993" table:formula="of:=VLOOKUP([.R176];[BTraM.$A$184:.$N$206];7)" table:style-name="ce199">
            <text:p>0,635</text:p>
          </table:table-cell>
          <table:table-cell office:value-type="float" office:value="0.63850000000000007" table:formula="of:=VLOOKUP([.R176];[BTraM.$A$184:.$N$206];8)" table:style-name="ce199">
            <text:p>0,639</text:p>
          </table:table-cell>
          <table:table-cell office:value-type="float" office:value="0.64224999999999999" table:formula="of:=VLOOKUP([.R176];[BTraM.$A$184:.$N$206];9)" table:style-name="ce199">
            <text:p>0,642</text:p>
          </table:table-cell>
          <table:table-cell office:value-type="float" office:value="0.64600000000000002" table:formula="of:=VLOOKUP([.R176];[BTraM.$A$184:.$N$206];10)" table:style-name="ce199">
            <text:p>0,646</text:p>
          </table:table-cell>
          <table:table-cell office:value-type="float" office:value="0.64975000000000005" table:formula="of:=VLOOKUP([.R176];[BTraM.$A$184:.$N$206];11)" table:style-name="ce199">
            <text:p>0,650</text:p>
          </table:table-cell>
          <table:table-cell office:value-type="float" office:value="0.65349999999999997" table:formula="of:=VLOOKUP([.R176];[BTraM.$A$184:.$N$206];12)" table:style-name="ce199">
            <text:p>0,654</text:p>
          </table:table-cell>
          <table:table-cell office:value-type="float" office:value="0.65700000000000003" table:formula="of:=VLOOKUP([.R176];[BTraM.$A$184:.$N$206];13)" table:style-name="ce199">
            <text:p>0,657</text:p>
          </table:table-cell>
          <table:table-cell office:value-type="float" office:value="0" table:formula="of:=VLOOKUP([.R176];[BTraM.$A$184:.$N$206];14)" table:style-name="ce199">
            <text:p>0,000</text:p>
          </table:table-cell>
          <table:table-cell table:style-name="ce206"/>
          <table:table-cell office:value-type="float" office:value="0.50811701849465751" table:formula="of:=[.AF174]+([.$S$163]-[.$AF$164])/([.$AG$164]-[.$AF$164])*([.AG174]-[.AF174])" table:style-name="ce207">
            <text:p>0,5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13" table:formula="of:=[.E176]+[.D176]" table:style-name="ce63">
            <text:p>13,0</text:p>
          </table:table-cell>
          <table:table-cell office:value-type="float" office:value="3.130665726946555" table:formula="of:=[.E177]/[.$G$153]" table:style-name="ce85">
            <text:p>3,13</text:p>
          </table:table-cell>
          <table:table-cell office:value-type="float" office:value="58.02300000000001" table:formula="of:=[.G176]+([.D176]*[.$E$144])" table:style-name="ce90">
            <text:p>58,02</text:p>
          </table:table-cell>
          <table:covered-table-cell/>
          <table:table-cell office:value-type="float" office:value="5.4733356826336128E-2" table:formula="of:=[.AG206]" table:number-columns-spanned="2" table:number-rows-spanned="1" table:style-name="ce237">
            <text:p>0,055</text:p>
          </table:table-cell>
          <table:covered-table-cell/>
          <table:table-cell office:value-type="float" office:value="7.4733043239288463E-2" table:formula="of:=[.$K$164]*[.I177]" table:style-name="ce192">
            <text:p>0,07</text:p>
          </table:table-cell>
          <table:covered-table-cell/>
          <table:covered-table-cell/>
          <table:table-cell table:number-columns-repeated="2" table:style-name="ce42"/>
          <table:table-cell office:value-type="string" office:string-value="Tắt lún" table:formula="of:=[.M188]" table:style-name="ce86">
            <text:p>Tắt lún</text:p>
          </table:table-cell>
          <table:table-cell office:value-type="float" office:value="13" table:formula="of:=[.C188]" table:style-name="ce193">
            <text:p>13</text:p>
          </table:table-cell>
          <table:table-cell office:value-type="float" office:value="0.96328176213740158" table:formula="of:=[.F168]" table:style-name="ce198">
            <text:p>0,96</text:p>
          </table:table-cell>
          <table:table-cell office:value-type="float" office:value="0.40215602465954331" table:formula="of:=[.S179]+([.R179]-[.R177])/([.R179]-[.R178])*([.S178]-[.S179])" table:style-name="ce208">
            <text:p>0,402</text:p>
          </table:table-cell>
          <table:table-cell office:value-type="float" office:value="0.4491497050088567" table:formula="of:=[.T179]+([.R179]-[.R177])/([.R179]-[.R178])*([.T178]-[.T179])" table:style-name="ce208">
            <text:p>0,449</text:p>
          </table:table-cell>
          <table:table-cell office:value-type="float" office:value="0.48938722959145192" table:formula="of:=[.U179]+([.R179]-[.R177])/([.R179]-[.R178])*([.U178]-[.U179])" table:style-name="ce208">
            <text:p>0,489</text:p>
          </table:table-cell>
          <table:table-cell office:value-type="float" office:value="0.50431379311572677" table:formula="of:=[.V179]+([.R179]-[.R177])/([.R179]-[.R178])*([.V178]-[.V179])" table:style-name="ce208">
            <text:p>0,504</text:p>
          </table:table-cell>
          <table:table-cell office:value-type="float" office:value="0.51924035664000157" table:formula="of:=[.W179]+([.R179]-[.R177])/([.R179]-[.R178])*([.W178]-[.W179])" table:style-name="ce208">
            <text:p>0,519</text:p>
          </table:table-cell>
          <table:table-cell office:value-type="float" office:value="0.52235051135358934" table:formula="of:=[.X179]+([.R179]-[.R177])/([.R179]-[.R178])*([.X178]-[.X179])" table:style-name="ce208">
            <text:p>0,522</text:p>
          </table:table-cell>
          <table:table-cell office:value-type="float" office:value="0.52546066606717723" table:formula="of:=[.Y179]+([.R179]-[.R177])/([.R179]-[.R178])*([.Y178]-[.Y179])" table:style-name="ce208">
            <text:p>0,525</text:p>
          </table:table-cell>
          <table:table-cell office:value-type="float" office:value="0.528570820780765" table:formula="of:=[.Z179]+([.R179]-[.R177])/([.R179]-[.R178])*([.Z178]-[.Z179])" table:style-name="ce208">
            <text:p>0,529</text:p>
          </table:table-cell>
          <table:table-cell office:value-type="float" office:value="0.53168097549435278" table:formula="of:=[.AA179]+([.R179]-[.R177])/([.R179]-[.R178])*([.AA178]-[.AA179])" table:style-name="ce208">
            <text:p>0,532</text:p>
          </table:table-cell>
          <table:table-cell office:value-type="float" office:value="0.53479113020794056" table:formula="of:=[.AB179]+([.R179]-[.R177])/([.R179]-[.R178])*([.AB178]-[.AB179])" table:style-name="ce208">
            <text:p>0,535</text:p>
          </table:table-cell>
          <table:table-cell office:value-type="float" office:value="0.53790128492152833" table:formula="of:=[.AC179]+([.R179]-[.R177])/([.R179]-[.R178])*([.AC178]-[.AC179])" table:style-name="ce208">
            <text:p>0,538</text:p>
          </table:table-cell>
          <table:table-cell office:value-type="float" office:value="0.54182784844580312" table:formula="of:=[.AD179]+([.R179]-[.R177])/([.R179]-[.R178])*([.AD178]-[.AD179])" table:style-name="ce208">
            <text:p>0,542</text:p>
          </table:table-cell>
          <table:table-cell office:value-type="float" office:value="0" table:formula="of:=[.AE179]+([.R179]-[.R177])/([.R179]-[.R178])*([.AE178]-[.AE179])" table:style-name="ce208">
            <text:p>0,000</text:p>
          </table:table-cell>
          <table:table-cell office:value-type="float" office:value="0.40215602465954331" table:formula="of:=HLOOKUP([.$AF$164];[.$R$164:.$AE$257];MATCH([.R177];[.$R$164:.$R$257];0))" table:style-name="ce201">
            <text:p>0,402</text:p>
          </table:table-cell>
          <table:table-cell office:value-type="float" office:value="0.4491497050088567" table:formula="of:=HLOOKUP([.$AG$164];[.$R$164:.$AE$257];MATCH([.R177];[.$R$164:.$R$257];0))" table:style-name="ce202">
            <text:p>0,449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8" table:number-columns-spanned="1" table:number-rows-spanned="2" table:style-name="ce124">
            <text:p>8</text:p>
          </table:table-cell>
          <table:table-cell office:value-type="float" office:value="1" table:formula="of:=[.D176]" table:number-columns-spanned="1" table:number-rows-spanned="2" table:style-name="ce236">
            <text:p>1,0</text:p>
          </table:table-cell>
          <table:table-cell office:value-type="float" office:value="14" table:formula="of:=[.E177]+[.D178]" table:style-name="ce63">
            <text:p>14,0</text:p>
          </table:table-cell>
          <table:table-cell office:value-type="float" office:value="3.3714861674809056" table:formula="of:=[.E178]/[.$G$153]" table:style-name="ce85">
            <text:p>3,37</text:p>
          </table:table-cell>
          <table:table-cell office:value-type="float" office:value="59.913000000000011" table:formula="of:=[.G177]+([.D178]*[.$E$144])" table:style-name="ce90">
            <text:p>59,91</text:p>
          </table:table-cell>
          <table:table-cell office:value-type="float" office:value="60.858000000000011" table:formula="of:=([.G178]+[.G179])/2" table:number-columns-spanned="1" table:number-rows-spanned="2" table:style-name="ce224">
            <text:p>60,86</text:p>
          </table:table-cell>
          <table:table-cell office:value-type="float" office:value="4.8712845812977364E-2" table:formula="of:=[.AG209]" table:number-columns-spanned="2" table:number-rows-spanned="1" table:style-name="ce237">
            <text:p>0,049</text:p>
          </table:table-cell>
          <table:covered-table-cell/>
          <table:table-cell office:value-type="float" office:value="6.6512624540842044E-2" table:formula="of:=[.$K$164]*[.I178]" table:style-name="ce192">
            <text:p>0,07</text:p>
          </table:table-cell>
          <table:table-cell office:value-type="float" office:value="6.2402415191618849E-2" table:formula="of:=([.K178]+[.K179])/2" table:number-columns-spanned="1" table:number-rows-spanned="2" table:style-name="ce224">
            <text:p>0,06</text:p>
          </table:table-cell>
          <table:table-cell office:value-type="string" office:string-value="Tắt lún" table:formula="of:=IF([.H178]&gt;=5*[.L178];&quot;Tắt lún&quot;;[.$H$161]/[.$E$161]*[.L178]*[.D178])" table:number-columns-spanned="1" table:number-rows-spanned="2" table:style-name="ce237">
            <text:p>Tắt lún</text:p>
          </table:table-cell>
          <table:table-cell table:number-columns-repeated="2" table:style-name="ce42"/>
          <table:table-cell office:value-type="string" office:string-value="Tắt lún" table:formula="of:=[.M190]" table:style-name="ce86">
            <text:p>Tắt lún</text:p>
          </table:table-cell>
          <table:table-cell office:value-type="float" office:value="14" table:formula="of:=[.C190]" table:style-name="ce193">
            <text:p>14</text:p>
          </table:table-cell>
          <table:table-cell office:value-type="float" office:value="0.75" table:formula="of:=INT([.R177]/0.25)*0.25" table:style-name="ce203">
            <text:p>0,75</text:p>
          </table:table-cell>
          <table:table-cell office:value-type="float" office:value="0.496" table:formula="of:=VLOOKUP([.R178];[BTraM.$A$184:.$N$206];2)" table:style-name="ce199">
            <text:p>0,496</text:p>
          </table:table-cell>
          <table:table-cell office:value-type="float" office:value="0.57199999999999995" table:formula="of:=VLOOKUP([.R178];[BTraM.$A$184:.$N$206];3)" table:style-name="ce199">
            <text:p>0,572</text:p>
          </table:table-cell>
          <table:table-cell office:value-type="float" office:value="0.60199999999999998" table:formula="of:=VLOOKUP([.R178];[BTraM.$A$184:.$N$206];4)" table:style-name="ce199">
            <text:p>0,602</text:p>
          </table:table-cell>
          <table:table-cell office:value-type="float" office:value="0.61650000000000005" table:formula="of:=VLOOKUP([.R178];[BTraM.$A$184:.$N$206];5)" table:style-name="ce199">
            <text:p>0,617</text:p>
          </table:table-cell>
          <table:table-cell office:value-type="float" office:value="0.63100000000000001" table:formula="of:=VLOOKUP([.R178];[BTraM.$A$184:.$N$206];6)" table:style-name="ce199">
            <text:p>0,631</text:p>
          </table:table-cell>
          <table:table-cell office:value-type="float" office:value="0.63474999999999993" table:formula="of:=VLOOKUP([.R178];[BTraM.$A$184:.$N$206];7)" table:style-name="ce199">
            <text:p>0,635</text:p>
          </table:table-cell>
          <table:table-cell office:value-type="float" office:value="0.63850000000000007" table:formula="of:=VLOOKUP([.R178];[BTraM.$A$184:.$N$206];8)" table:style-name="ce199">
            <text:p>0,639</text:p>
          </table:table-cell>
          <table:table-cell office:value-type="float" office:value="0.64224999999999999" table:formula="of:=VLOOKUP([.R178];[BTraM.$A$184:.$N$206];9)" table:style-name="ce199">
            <text:p>0,642</text:p>
          </table:table-cell>
          <table:table-cell office:value-type="float" office:value="0.64600000000000002" table:formula="of:=VLOOKUP([.R178];[BTraM.$A$184:.$N$206];10)" table:style-name="ce199">
            <text:p>0,646</text:p>
          </table:table-cell>
          <table:table-cell office:value-type="float" office:value="0.64975000000000005" table:formula="of:=VLOOKUP([.R178];[BTraM.$A$184:.$N$206];11)" table:style-name="ce199">
            <text:p>0,650</text:p>
          </table:table-cell>
          <table:table-cell office:value-type="float" office:value="0.65349999999999997" table:formula="of:=VLOOKUP([.R178];[BTraM.$A$184:.$N$206];12)" table:style-name="ce199">
            <text:p>0,654</text:p>
          </table:table-cell>
          <table:table-cell office:value-type="float" office:value="0.65700000000000003" table:formula="of:=VLOOKUP([.R178];[BTraM.$A$184:.$N$206];13)" table:style-name="ce199">
            <text:p>0,657</text:p>
          </table:table-cell>
          <table:table-cell office:value-type="float" office:value="0" table:formula="of:=VLOOKUP([.R178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15" table:formula="of:=[.E178]+[.D178]" table:style-name="ce63">
            <text:p>15,0</text:p>
          </table:table-cell>
          <table:table-cell office:value-type="float" office:value="3.6123066080152557" table:formula="of:=[.E179]/[.$G$153]" table:style-name="ce85">
            <text:p>3,61</text:p>
          </table:table-cell>
          <table:table-cell office:value-type="float" office:value="61.803000000000011" table:formula="of:=[.G178]+([.D178]*[.$E$144])" table:style-name="ce90">
            <text:p>61,80</text:p>
          </table:table-cell>
          <table:covered-table-cell/>
          <table:table-cell office:value-type="float" office:value="4.2692334799618606E-2" table:formula="of:=[.AG212]" table:number-columns-spanned="2" table:number-rows-spanned="1" table:style-name="ce237">
            <text:p>0,043</text:p>
          </table:table-cell>
          <table:covered-table-cell/>
          <table:table-cell office:value-type="float" office:value="5.8292205842395646E-2" table:formula="of:=[.$K$164]*[.I179]" table:style-name="ce192">
            <text:p>0,06</text:p>
          </table:table-cell>
          <table:covered-table-cell/>
          <table:covered-table-cell/>
          <table:table-cell table:number-columns-repeated="2" table:style-name="ce42"/>
          <table:table-cell office:value-type="string" office:string-value="Tắt lún" table:formula="of:=[.M192]" table:style-name="ce86">
            <text:p>Tắt lún</text:p>
          </table:table-cell>
          <table:table-cell office:value-type="float" office:value="15" table:formula="of:=[.C192]" table:style-name="ce193">
            <text:p>15</text:p>
          </table:table-cell>
          <table:table-cell office:value-type="float" office:value="1" table:formula="of:=INT([.R177]/0.25)*0.25+0.25" table:style-name="ce195">
            <text:p>1,00</text:p>
          </table:table-cell>
          <table:table-cell office:value-type="float" office:value="0.38600000000000001" table:formula="of:=VLOOKUP([.R179];[BTraM.$A$184:.$N$206];2)" table:style-name="ce199">
            <text:p>0,386</text:p>
          </table:table-cell>
          <table:table-cell office:value-type="float" office:value="0.42799999999999999" table:formula="of:=VLOOKUP([.R179];[BTraM.$A$184:.$N$206];3)" table:style-name="ce199">
            <text:p>0,428</text:p>
          </table:table-cell>
          <table:table-cell office:value-type="float" office:value="0.47" table:formula="of:=VLOOKUP([.R179];[BTraM.$A$184:.$N$206];4)" table:style-name="ce199">
            <text:p>0,470</text:p>
          </table:table-cell>
          <table:table-cell office:value-type="float" office:value="0.48499999999999999" table:formula="of:=VLOOKUP([.R179];[BTraM.$A$184:.$N$206];5)" table:style-name="ce199">
            <text:p>0,485</text:p>
          </table:table-cell>
          <table:table-cell office:value-type="float" office:value="0.5" table:formula="of:=VLOOKUP([.R179];[BTraM.$A$184:.$N$206];6)" table:style-name="ce199">
            <text:p>0,500</text:p>
          </table:table-cell>
          <table:table-cell office:value-type="float" office:value="0.503" table:formula="of:=VLOOKUP([.R179];[BTraM.$A$184:.$N$206];7)" table:style-name="ce199">
            <text:p>0,503</text:p>
          </table:table-cell>
          <table:table-cell office:value-type="float" office:value="0.50600000000000001" table:formula="of:=VLOOKUP([.R179];[BTraM.$A$184:.$N$206];8)" table:style-name="ce199">
            <text:p>0,506</text:p>
          </table:table-cell>
          <table:table-cell office:value-type="float" office:value="0.50900000000000001" table:formula="of:=VLOOKUP([.R179];[BTraM.$A$184:.$N$206];9)" table:style-name="ce199">
            <text:p>0,509</text:p>
          </table:table-cell>
          <table:table-cell office:value-type="float" office:value="0.51200000000000001" table:formula="of:=VLOOKUP([.R179];[BTraM.$A$184:.$N$206];10)" table:style-name="ce199">
            <text:p>0,512</text:p>
          </table:table-cell>
          <table:table-cell office:value-type="float" office:value="0.51500000000000001" table:formula="of:=VLOOKUP([.R179];[BTraM.$A$184:.$N$206];11)" table:style-name="ce199">
            <text:p>0,515</text:p>
          </table:table-cell>
          <table:table-cell office:value-type="float" office:value="0.51800000000000002" table:formula="of:=VLOOKUP([.R179];[BTraM.$A$184:.$N$206];12)" table:style-name="ce199">
            <text:p>0,518</text:p>
          </table:table-cell>
          <table:table-cell office:value-type="float" office:value="0.52200000000000002" table:formula="of:=VLOOKUP([.R179];[BTraM.$A$184:.$N$206];13)" table:style-name="ce199">
            <text:p>0,522</text:p>
          </table:table-cell>
          <table:table-cell office:value-type="float" office:value="0" table:formula="of:=VLOOKUP([.R179];[BTraM.$A$184:.$N$206];14)" table:style-name="ce199">
            <text:p>0,000</text:p>
          </table:table-cell>
          <table:table-cell table:style-name="ce206"/>
          <table:table-cell office:value-type="float" office:value="0.40215602465954331" table:formula="of:=[.AF177]+([.$S$163]-[.$AF$164])/([.$AG$164]-[.$AF$164])*([.AG177]-[.AF177])" table:style-name="ce207">
            <text:p>0,402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9" table:number-columns-spanned="1" table:number-rows-spanned="2" table:style-name="ce124">
            <text:p>9</text:p>
          </table:table-cell>
          <table:table-cell office:value-type="float" office:value="1" table:formula="of:=[.D178]" table:number-columns-spanned="1" table:number-rows-spanned="2" table:style-name="ce236">
            <text:p>1,0</text:p>
          </table:table-cell>
          <table:table-cell office:value-type="float" office:value="16" table:formula="of:=[.E179]+[.D180]" table:style-name="ce63">
            <text:p>16,0</text:p>
          </table:table-cell>
          <table:table-cell office:value-type="float" office:value="3.8531270485496063" table:formula="of:=[.E180]/[.$G$153]" table:style-name="ce85">
            <text:p>3,85</text:p>
          </table:table-cell>
          <table:table-cell office:value-type="float" office:value="63.693000000000012" table:formula="of:=[.G179]+([.D180]*[.$E$144])" table:style-name="ce90">
            <text:p>63,69</text:p>
          </table:table-cell>
          <table:table-cell office:value-type="float" office:value="64.638000000000005" table:formula="of:=([.G180]+[.G181])/2" table:number-columns-spanned="1" table:number-rows-spanned="2" table:style-name="ce224">
            <text:p>64,64</text:p>
          </table:table-cell>
          <table:table-cell office:value-type="float" office:value="3.6671823786259841E-2" table:formula="of:=[.AG215]" table:number-columns-spanned="2" table:number-rows-spanned="1" table:style-name="ce237">
            <text:p>0,037</text:p>
          </table:table-cell>
          <table:covered-table-cell/>
          <table:table-cell office:value-type="float" office:value="5.0071787143949241E-2" table:formula="of:=[.$K$164]*[.I180]" table:style-name="ce192">
            <text:p>0,05</text:p>
          </table:table-cell>
          <table:table-cell office:value-type="float" office:value="4.5961577794726045E-2" table:formula="of:=([.K180]+[.K181])/2" table:number-columns-spanned="1" table:number-rows-spanned="2" table:style-name="ce224">
            <text:p>0,05</text:p>
          </table:table-cell>
          <table:table-cell office:value-type="string" office:string-value="Tắt lún" table:formula="of:=IF([.H180]&gt;=5*[.L180];&quot;Tắt lún&quot;;[.$H$161]/[.$E$161]*[.L180]*[.D180])" table:number-columns-spanned="1" table:number-rows-spanned="2" table:style-name="ce237">
            <text:p>Tắt lún</text:p>
          </table:table-cell>
          <table:table-cell table:number-columns-repeated="2" table:style-name="ce42"/>
          <table:table-cell office:value-type="string" office:string-value="Tắt lún" table:formula="of:=[.M194]" table:style-name="ce86">
            <text:p>Tắt lún</text:p>
          </table:table-cell>
          <table:table-cell office:value-type="float" office:value="16" table:formula="of:=[.C194]" table:style-name="ce193">
            <text:p>16</text:p>
          </table:table-cell>
          <table:table-cell office:value-type="float" office:value="1.2041022026717518" table:formula="of:=[.F169]" table:style-name="ce198">
            <text:p>1,20</text:p>
          </table:table-cell>
          <table:table-cell office:value-type="float" office:value="0.30762475417404733" table:formula="of:=[.S182]+([.R182]-[.R180])/([.R182]-[.R181])*([.S181]-[.S182])" table:style-name="ce208">
            <text:p>0,308</text:p>
          </table:table-cell>
          <table:table-cell office:value-type="float" office:value="0.3581970466862609" table:formula="of:=[.T182]+([.R182]-[.R180])/([.R182]-[.R181])*([.T181]-[.T182])" table:style-name="ce208">
            <text:p>0,358</text:p>
          </table:table-cell>
          <table:table-cell office:value-type="float" office:value="0.39570679822748234" table:formula="of:=[.U182]+([.R182]-[.R180])/([.R182]-[.R181])*([.U181]-[.U182])" table:style-name="ce208">
            <text:p>0,396</text:p>
          </table:table-cell>
          <table:table-cell office:value-type="float" office:value="0.41682986430763486" table:formula="of:=[.V182]+([.R182]-[.R180])/([.R182]-[.R181])*([.V181]-[.V182])" table:style-name="ce208">
            <text:p>0,417</text:p>
          </table:table-cell>
          <table:table-cell office:value-type="float" office:value="0.43795293038778743" table:formula="of:=[.W182]+([.R182]-[.R180])/([.R182]-[.R181])*([.W181]-[.W182])" table:style-name="ce208">
            <text:p>0,438</text:p>
          </table:table-cell>
          <table:table-cell office:value-type="float" office:value="0.44054472598244393" table:formula="of:=[.X182]+([.R182]-[.R180])/([.R182]-[.R181])*([.X181]-[.X182])" table:style-name="ce208">
            <text:p>0,441</text:p>
          </table:table-cell>
          <table:table-cell office:value-type="float" office:value="0.44313652157710043" table:formula="of:=[.Y182]+([.R182]-[.R180])/([.R182]-[.R181])*([.Y181]-[.Y182])" table:style-name="ce208">
            <text:p>0,443</text:p>
          </table:table-cell>
          <table:table-cell office:value-type="float" office:value="0.44572831717175693" table:formula="of:=[.Z182]+([.R182]-[.R180])/([.R182]-[.R181])*([.Z181]-[.Z182])" table:style-name="ce208">
            <text:p>0,446</text:p>
          </table:table-cell>
          <table:table-cell office:value-type="float" office:value="0.44832011276641343" table:formula="of:=[.AA182]+([.R182]-[.R180])/([.R182]-[.R181])*([.AA181]-[.AA182])" table:style-name="ce208">
            <text:p>0,448</text:p>
          </table:table-cell>
          <table:table-cell office:value-type="float" office:value="0.45091190836106992" table:formula="of:=[.AB182]+([.R182]-[.R180])/([.R182]-[.R181])*([.AB181]-[.AB182])" table:style-name="ce208">
            <text:p>0,451</text:p>
          </table:table-cell>
          <table:table-cell office:value-type="float" office:value="0.45350370395572642" table:formula="of:=[.AC182]+([.R182]-[.R180])/([.R182]-[.R181])*([.AC181]-[.AC182])" table:style-name="ce208">
            <text:p>0,454</text:p>
          </table:table-cell>
          <table:table-cell office:value-type="float" office:value="0.46117754360381796" table:formula="of:=[.AD182]+([.R182]-[.R180])/([.R182]-[.R181])*([.AD181]-[.AD182])" table:style-name="ce208">
            <text:p>0,461</text:p>
          </table:table-cell>
          <table:table-cell office:value-type="float" office:value="0" table:formula="of:=[.AE182]+([.R182]-[.R180])/([.R182]-[.R181])*([.AE181]-[.AE182])" table:style-name="ce208">
            <text:p>0,000</text:p>
          </table:table-cell>
          <table:table-cell office:value-type="float" office:value="0.30762475417404733" table:formula="of:=HLOOKUP([.$AF$164];[.$R$164:.$AE$257];MATCH([.R180];[.$R$164:.$R$257];0))" table:style-name="ce201">
            <text:p>0,308</text:p>
          </table:table-cell>
          <table:table-cell office:value-type="float" office:value="0.3581970466862609" table:formula="of:=HLOOKUP([.$AG$164];[.$R$164:.$AE$257];MATCH([.R180];[.$R$164:.$R$257];0))" table:style-name="ce202">
            <text:p>0,35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17" table:formula="of:=[.E180]+[.D180]" table:style-name="ce63">
            <text:p>17,0</text:p>
          </table:table-cell>
          <table:table-cell office:value-type="float" office:value="4.0939474890839564" table:formula="of:=[.E181]/[.$G$153]" table:style-name="ce85">
            <text:p>4,09</text:p>
          </table:table-cell>
          <table:table-cell office:value-type="float" office:value="65.583000000000013" table:formula="of:=[.G180]+([.D180]*[.$E$144])" table:style-name="ce90">
            <text:p>65,58</text:p>
          </table:table-cell>
          <table:covered-table-cell/>
          <table:table-cell office:value-type="float" office:value="3.065131277290109E-2" table:formula="of:=[.AG218]" table:number-columns-spanned="2" table:number-rows-spanned="1" table:style-name="ce237">
            <text:p>0,031</text:p>
          </table:table-cell>
          <table:covered-table-cell/>
          <table:table-cell office:value-type="float" office:value="4.185136844550285E-2" table:formula="of:=[.$K$164]*[.I181]" table:style-name="ce192">
            <text:p>0,04</text:p>
          </table:table-cell>
          <table:covered-table-cell/>
          <table:covered-table-cell/>
          <table:table-cell table:number-columns-repeated="2" table:style-name="ce42"/>
          <table:table-cell table:number-columns-repeated="2" table:style-name="ce58"/>
          <table:table-cell office:value-type="float" office:value="1" table:formula="of:=INT([.R180]/0.25)*0.25" table:style-name="ce203">
            <text:p>1,00</text:p>
          </table:table-cell>
          <table:table-cell office:value-type="float" office:value="0.38600000000000001" table:formula="of:=VLOOKUP([.R181];[BTraM.$A$184:.$N$206];2)" table:style-name="ce199">
            <text:p>0,386</text:p>
          </table:table-cell>
          <table:table-cell office:value-type="float" office:value="0.42799999999999999" table:formula="of:=VLOOKUP([.R181];[BTraM.$A$184:.$N$206];3)" table:style-name="ce199">
            <text:p>0,428</text:p>
          </table:table-cell>
          <table:table-cell office:value-type="float" office:value="0.47" table:formula="of:=VLOOKUP([.R181];[BTraM.$A$184:.$N$206];4)" table:style-name="ce199">
            <text:p>0,470</text:p>
          </table:table-cell>
          <table:table-cell office:value-type="float" office:value="0.48499999999999999" table:formula="of:=VLOOKUP([.R181];[BTraM.$A$184:.$N$206];5)" table:style-name="ce199">
            <text:p>0,485</text:p>
          </table:table-cell>
          <table:table-cell office:value-type="float" office:value="0.5" table:formula="of:=VLOOKUP([.R181];[BTraM.$A$184:.$N$206];6)" table:style-name="ce199">
            <text:p>0,500</text:p>
          </table:table-cell>
          <table:table-cell office:value-type="float" office:value="0.503" table:formula="of:=VLOOKUP([.R181];[BTraM.$A$184:.$N$206];7)" table:style-name="ce199">
            <text:p>0,503</text:p>
          </table:table-cell>
          <table:table-cell office:value-type="float" office:value="0.50600000000000001" table:formula="of:=VLOOKUP([.R181];[BTraM.$A$184:.$N$206];8)" table:style-name="ce199">
            <text:p>0,506</text:p>
          </table:table-cell>
          <table:table-cell office:value-type="float" office:value="0.50900000000000001" table:formula="of:=VLOOKUP([.R181];[BTraM.$A$184:.$N$206];9)" table:style-name="ce199">
            <text:p>0,509</text:p>
          </table:table-cell>
          <table:table-cell office:value-type="float" office:value="0.51200000000000001" table:formula="of:=VLOOKUP([.R181];[BTraM.$A$184:.$N$206];10)" table:style-name="ce199">
            <text:p>0,512</text:p>
          </table:table-cell>
          <table:table-cell office:value-type="float" office:value="0.51500000000000001" table:formula="of:=VLOOKUP([.R181];[BTraM.$A$184:.$N$206];11)" table:style-name="ce199">
            <text:p>0,515</text:p>
          </table:table-cell>
          <table:table-cell office:value-type="float" office:value="0.51800000000000002" table:formula="of:=VLOOKUP([.R181];[BTraM.$A$184:.$N$206];12)" table:style-name="ce199">
            <text:p>0,518</text:p>
          </table:table-cell>
          <table:table-cell office:value-type="float" office:value="0.52200000000000002" table:formula="of:=VLOOKUP([.R181];[BTraM.$A$184:.$N$206];13)" table:style-name="ce199">
            <text:p>0,522</text:p>
          </table:table-cell>
          <table:table-cell office:value-type="float" office:value="0" table:formula="of:=VLOOKUP([.R181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10" table:number-columns-spanned="1" table:number-rows-spanned="2" table:style-name="ce124">
            <text:p>10</text:p>
          </table:table-cell>
          <table:table-cell office:value-type="float" office:value="1" table:formula="of:=[.D180]" table:number-columns-spanned="1" table:number-rows-spanned="2" table:style-name="ce236">
            <text:p>1,0</text:p>
          </table:table-cell>
          <table:table-cell office:value-type="float" office:value="18" table:formula="of:=[.E181]+[.D182]" table:style-name="ce63">
            <text:p>18,0</text:p>
          </table:table-cell>
          <table:table-cell office:value-type="float" office:value="4.334767929618307" table:formula="of:=[.E182]/[.$G$153]" table:style-name="ce85">
            <text:p>4,33</text:p>
          </table:table-cell>
          <table:table-cell office:value-type="float" office:value="67.473000000000013" table:formula="of:=[.G181]+([.D182]*[.$E$144])" table:style-name="ce90">
            <text:p>67,47</text:p>
          </table:table-cell>
          <table:table-cell office:value-type="float" office:value="68.418000000000006" table:formula="of:=([.G182]+[.G183])/2" table:number-columns-spanned="1" table:number-rows-spanned="2" table:style-name="ce224">
            <text:p>68,42</text:p>
          </table:table-cell>
          <table:table-cell office:value-type="float" office:value="2.4630801759542326E-2" table:formula="of:=[.AG221]" table:number-columns-spanned="2" table:number-rows-spanned="1" table:style-name="ce237">
            <text:p>0,025</text:p>
          </table:table-cell>
          <table:covered-table-cell/>
          <table:table-cell office:value-type="float" office:value="3.3630949747056438E-2" table:formula="of:=[.$K$164]*[.I182]" table:style-name="ce192">
            <text:p>0,03</text:p>
          </table:table-cell>
          <table:table-cell office:value-type="float" office:value="2.9520740397833235E-2" table:formula="of:=([.K182]+[.K183])/2" table:number-columns-spanned="1" table:number-rows-spanned="2" table:style-name="ce224">
            <text:p>0,03</text:p>
          </table:table-cell>
          <table:table-cell office:value-type="string" office:string-value="Tắt lún" table:formula="of:=IF([.H182]&gt;=5*[.L182];&quot;Tắt lún&quot;;[.$H$161]/[.$E$161]*[.L182]*[.D182])" table:number-columns-spanned="1" table:number-rows-spanned="2" table:style-name="ce237">
            <text:p>Tắt lún</text:p>
          </table:table-cell>
          <table:table-cell table:number-columns-repeated="2" table:style-name="ce42"/>
          <table:table-cell table:style-name="ce58"/>
          <table:table-cell table:style-name="ce132"/>
          <table:table-cell office:value-type="float" office:value="1.25" table:formula="of:=INT([.R180]/0.25)*0.25+0.25" table:style-name="ce195">
            <text:p>1,25</text:p>
          </table:table-cell>
          <table:table-cell office:value-type="float" office:value="0.29000000000000004" table:formula="of:=VLOOKUP([.R182];[BTraM.$A$184:.$N$206];2)" table:style-name="ce199">
            <text:p>0,290</text:p>
          </table:table-cell>
          <table:table-cell office:value-type="float" office:value="0.34250000000000003" table:formula="of:=VLOOKUP([.R182];[BTraM.$A$184:.$N$206];3)" table:style-name="ce199">
            <text:p>0,343</text:p>
          </table:table-cell>
          <table:table-cell office:value-type="float" office:value="0.379" table:formula="of:=VLOOKUP([.R182];[BTraM.$A$184:.$N$206];4)" table:style-name="ce199">
            <text:p>0,379</text:p>
          </table:table-cell>
          <table:table-cell office:value-type="float" office:value="0.40149999999999997" table:formula="of:=VLOOKUP([.R182];[BTraM.$A$184:.$N$206];5)" table:style-name="ce199">
            <text:p>0,402</text:p>
          </table:table-cell>
          <table:table-cell office:value-type="float" office:value="0.42399999999999999" table:formula="of:=VLOOKUP([.R182];[BTraM.$A$184:.$N$206];6)" table:style-name="ce199">
            <text:p>0,424</text:p>
          </table:table-cell>
          <table:table-cell office:value-type="float" office:value="0.42649999999999999" table:formula="of:=VLOOKUP([.R182];[BTraM.$A$184:.$N$206];7)" table:style-name="ce199">
            <text:p>0,427</text:p>
          </table:table-cell>
          <table:table-cell office:value-type="float" office:value="0.42899999999999999" table:formula="of:=VLOOKUP([.R182];[BTraM.$A$184:.$N$206];8)" table:style-name="ce199">
            <text:p>0,429</text:p>
          </table:table-cell>
          <table:table-cell office:value-type="float" office:value="0.43149999999999999" table:formula="of:=VLOOKUP([.R182];[BTraM.$A$184:.$N$206];9)" table:style-name="ce199">
            <text:p>0,432</text:p>
          </table:table-cell>
          <table:table-cell office:value-type="float" office:value="0.434" table:formula="of:=VLOOKUP([.R182];[BTraM.$A$184:.$N$206];10)" table:style-name="ce199">
            <text:p>0,434</text:p>
          </table:table-cell>
          <table:table-cell office:value-type="float" office:value="0.4365" table:formula="of:=VLOOKUP([.R182];[BTraM.$A$184:.$N$206];11)" table:style-name="ce199">
            <text:p>0,437</text:p>
          </table:table-cell>
          <table:table-cell office:value-type="float" office:value="0.439" table:formula="of:=VLOOKUP([.R182];[BTraM.$A$184:.$N$206];12)" table:style-name="ce199">
            <text:p>0,439</text:p>
          </table:table-cell>
          <table:table-cell office:value-type="float" office:value="0.44750000000000001" table:formula="of:=VLOOKUP([.R182];[BTraM.$A$184:.$N$206];13)" table:style-name="ce199">
            <text:p>0,448</text:p>
          </table:table-cell>
          <table:table-cell office:value-type="float" office:value="0" table:formula="of:=VLOOKUP([.R182];[BTraM.$A$184:.$N$206];14)" table:style-name="ce199">
            <text:p>0,000</text:p>
          </table:table-cell>
          <table:table-cell table:style-name="ce206"/>
          <table:table-cell office:value-type="float" office:value="0.30762475417404733" table:formula="of:=[.AF180]+([.$S$163]-[.$AF$164])/([.$AG$164]-[.$AF$164])*([.AG180]-[.AF180])" table:style-name="ce207">
            <text:p>0,3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19" table:formula="of:=[.E182]+[.D182]" table:style-name="ce63">
            <text:p>19,0</text:p>
          </table:table-cell>
          <table:table-cell office:value-type="float" office:value="4.5755883701526576" table:formula="of:=[.E183]/[.$G$153]" table:style-name="ce85">
            <text:p>4,58</text:p>
          </table:table-cell>
          <table:table-cell office:value-type="float" office:value="69.363000000000014" table:formula="of:=[.G182]+([.D182]*[.$E$144])" table:style-name="ce90">
            <text:p>69,36</text:p>
          </table:table-cell>
          <table:covered-table-cell/>
          <table:table-cell office:value-type="float" office:value="1.8610290746183561E-2" table:formula="of:=[.AG224]" table:number-columns-spanned="2" table:number-rows-spanned="1" table:style-name="ce237">
            <text:p>0,019</text:p>
          </table:table-cell>
          <table:covered-table-cell/>
          <table:table-cell office:value-type="float" office:value="2.5410531048610029E-2" table:formula="of:=[.$K$164]*[.I183]" table:style-name="ce192">
            <text:p>0,03</text:p>
          </table:table-cell>
          <table:covered-table-cell/>
          <table:covered-table-cell/>
          <table:table-cell table:number-columns-repeated="2" table:style-name="ce42"/>
          <table:table-cell table:number-columns-repeated="2" table:style-name="ce58"/>
          <table:table-cell office:value-type="float" office:value="1.4449226432061024" table:formula="of:=[.F170]" table:style-name="ce198">
            <text:p>1,44</text:p>
          </table:table-cell>
          <table:table-cell office:value-type="float" office:value="0.21514970500885669" table:formula="of:=[.S185]+([.R185]-[.R183])/([.R185]-[.R184])*([.S184]-[.S185])" table:style-name="ce208">
            <text:p>0,215</text:p>
          </table:table-cell>
          <table:table-cell office:value-type="float" office:value="0.27583645602351298" table:formula="of:=[.T185]+([.R185]-[.R183])/([.R185]-[.R184])*([.T184]-[.T185])" table:style-name="ce208">
            <text:p>0,276</text:p>
          </table:table-cell>
          <table:table-cell office:value-type="float" office:value="0.30804815787297868" table:formula="of:=[.U185]+([.R185]-[.R183])/([.R185]-[.R184])*([.U184]-[.U185])" table:style-name="ce208">
            <text:p>0,308</text:p>
          </table:table-cell>
          <table:table-cell office:value-type="float" office:value="0.33639583716916177" table:formula="of:=[.V185]+([.R185]-[.R183])/([.R185]-[.R184])*([.V184]-[.V185])" table:style-name="ce208">
            <text:p>0,336</text:p>
          </table:table-cell>
          <table:table-cell office:value-type="float" office:value="0.36474351646534486" table:formula="of:=[.W185]+([.R185]-[.R183])/([.R185]-[.R184])*([.W184]-[.W185])" table:style-name="ce208">
            <text:p>0,365</text:p>
          </table:table-cell>
          <table:table-cell office:value-type="float" office:value="0.36685367117893264" table:formula="of:=[.X185]+([.R185]-[.R183])/([.R185]-[.R184])*([.X184]-[.X185])" table:style-name="ce208">
            <text:p>0,367</text:p>
          </table:table-cell>
          <table:table-cell office:value-type="float" office:value="0.36896382589252041" table:formula="of:=[.Y185]+([.R185]-[.R183])/([.R185]-[.R184])*([.Y184]-[.Y185])" table:style-name="ce208">
            <text:p>0,369</text:p>
          </table:table-cell>
          <table:table-cell office:value-type="float" office:value="0.37107398060610824" table:formula="of:=[.Z185]+([.R185]-[.R183])/([.R185]-[.R184])*([.Z184]-[.Z185])" table:style-name="ce208">
            <text:p>0,371</text:p>
          </table:table-cell>
          <table:table-cell office:value-type="float" office:value="0.37318413531969602" table:formula="of:=[.AA185]+([.R185]-[.R183])/([.R185]-[.R184])*([.AA184]-[.AA185])" table:style-name="ce208">
            <text:p>0,373</text:p>
          </table:table-cell>
          <table:table-cell office:value-type="float" office:value="0.37529429003328385" table:formula="of:=[.AB185]+([.R185]-[.R183])/([.R185]-[.R184])*([.AB184]-[.AB185])" table:style-name="ce208">
            <text:p>0,375</text:p>
          </table:table-cell>
          <table:table-cell office:value-type="float" office:value="0.37740444474687163" table:formula="of:=[.AC185]+([.R185]-[.R183])/([.R185]-[.R184])*([.AC184]-[.AC185])" table:style-name="ce208">
            <text:p>0,377</text:p>
          </table:table-cell>
          <table:table-cell office:value-type="float" office:value="0.38941305232458145" table:formula="of:=[.AD185]+([.R185]-[.R183])/([.R185]-[.R184])*([.AD184]-[.AD185])" table:style-name="ce208">
            <text:p>0,389</text:p>
          </table:table-cell>
          <table:table-cell office:value-type="float" office:value="0" table:formula="of:=[.AE185]+([.R185]-[.R183])/([.R185]-[.R184])*([.AE184]-[.AE185])" table:style-name="ce208">
            <text:p>0,000</text:p>
          </table:table-cell>
          <table:table-cell office:value-type="float" office:value="0.21514970500885669" table:formula="of:=HLOOKUP([.$AF$164];[.$R$164:.$AE$257];MATCH([.R183];[.$R$164:.$R$257];0))" table:style-name="ce201">
            <text:p>0,215</text:p>
          </table:table-cell>
          <table:table-cell office:value-type="float" office:value="0.27583645602351298" table:formula="of:=HLOOKUP([.$AG$164];[.$R$164:.$AE$257];MATCH([.R183];[.$R$164:.$R$257];0))" table:style-name="ce202">
            <text:p>0,276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11" table:number-columns-spanned="1" table:number-rows-spanned="2" table:style-name="ce124">
            <text:p>11</text:p>
          </table:table-cell>
          <table:table-cell office:value-type="float" office:value="1" table:formula="of:=[.D182]" table:number-columns-spanned="1" table:number-rows-spanned="2" table:style-name="ce236">
            <text:p>1,0</text:p>
          </table:table-cell>
          <table:table-cell office:value-type="float" office:value="20" table:formula="of:=[.E183]+[.D184]" table:style-name="ce63">
            <text:p>20,0</text:p>
          </table:table-cell>
          <table:table-cell office:value-type="float" office:value="4.8164088106870073" table:formula="of:=[.E184]/[.$G$153]" table:style-name="ce85">
            <text:p>4,82</text:p>
          </table:table-cell>
          <table:table-cell office:value-type="float" office:value="71.253000000000014" table:formula="of:=[.G183]+([.D184]*[.$E$144])" table:style-name="ce90">
            <text:p>71,25</text:p>
          </table:table-cell>
          <table:table-cell office:value-type="float" office:value="72.198000000000008" table:formula="of:=([.G184]+[.G185])/2" table:number-columns-spanned="1" table:number-rows-spanned="2" table:style-name="ce224">
            <text:p>72,20</text:p>
          </table:table-cell>
          <table:table-cell office:value-type="float" office:value="1.2589779732824817E-2" table:formula="of:=[.AG227]" table:number-columns-spanned="2" table:number-rows-spanned="1" table:style-name="ce237">
            <text:p>0,013</text:p>
          </table:table-cell>
          <table:covered-table-cell/>
          <table:table-cell office:value-type="float" office:value="1.7190112350163649E-2" table:formula="of:=[.$K$164]*[.I184]" table:style-name="ce192">
            <text:p>0,02</text:p>
          </table:table-cell>
          <table:table-cell office:value-type="float" office:value="1.4056664786182326E-2" table:formula="of:=([.K184]+[.K185])/2" table:number-columns-spanned="1" table:number-rows-spanned="2" table:style-name="ce224">
            <text:p>0,01</text:p>
          </table:table-cell>
          <table:table-cell office:value-type="string" office:string-value="Tắt lún" table:formula="of:=IF([.H184]&gt;=5*[.L184];&quot;Tắt lún&quot;;[.$H$161]/[.$E$161]*[.L184]*[.D184])" table:number-columns-spanned="1" table:number-rows-spanned="2" table:style-name="ce237">
            <text:p>Tắt lún</text:p>
          </table:table-cell>
          <table:table-cell table:number-columns-repeated="2" table:style-name="ce42"/>
          <table:table-cell table:number-columns-repeated="2" table:style-name="ce58"/>
          <table:table-cell office:value-type="float" office:value="1.25" table:formula="of:=INT([.R183]/0.25)*0.25" table:style-name="ce203">
            <text:p>1,25</text:p>
          </table:table-cell>
          <table:table-cell office:value-type="float" office:value="0.29000000000000004" table:formula="of:=VLOOKUP([.R184];[BTraM.$A$184:.$N$206];2)" table:style-name="ce199">
            <text:p>0,290</text:p>
          </table:table-cell>
          <table:table-cell office:value-type="float" office:value="0.34250000000000003" table:formula="of:=VLOOKUP([.R184];[BTraM.$A$184:.$N$206];3)" table:style-name="ce199">
            <text:p>0,343</text:p>
          </table:table-cell>
          <table:table-cell office:value-type="float" office:value="0.379" table:formula="of:=VLOOKUP([.R184];[BTraM.$A$184:.$N$206];4)" table:style-name="ce199">
            <text:p>0,379</text:p>
          </table:table-cell>
          <table:table-cell office:value-type="float" office:value="0.40149999999999997" table:formula="of:=VLOOKUP([.R184];[BTraM.$A$184:.$N$206];5)" table:style-name="ce199">
            <text:p>0,402</text:p>
          </table:table-cell>
          <table:table-cell office:value-type="float" office:value="0.42399999999999999" table:formula="of:=VLOOKUP([.R184];[BTraM.$A$184:.$N$206];6)" table:style-name="ce199">
            <text:p>0,424</text:p>
          </table:table-cell>
          <table:table-cell office:value-type="float" office:value="0.42649999999999999" table:formula="of:=VLOOKUP([.R184];[BTraM.$A$184:.$N$206];7)" table:style-name="ce199">
            <text:p>0,427</text:p>
          </table:table-cell>
          <table:table-cell office:value-type="float" office:value="0.42899999999999999" table:formula="of:=VLOOKUP([.R184];[BTraM.$A$184:.$N$206];8)" table:style-name="ce199">
            <text:p>0,429</text:p>
          </table:table-cell>
          <table:table-cell office:value-type="float" office:value="0.43149999999999999" table:formula="of:=VLOOKUP([.R184];[BTraM.$A$184:.$N$206];9)" table:style-name="ce199">
            <text:p>0,432</text:p>
          </table:table-cell>
          <table:table-cell office:value-type="float" office:value="0.434" table:formula="of:=VLOOKUP([.R184];[BTraM.$A$184:.$N$206];10)" table:style-name="ce199">
            <text:p>0,434</text:p>
          </table:table-cell>
          <table:table-cell office:value-type="float" office:value="0.4365" table:formula="of:=VLOOKUP([.R184];[BTraM.$A$184:.$N$206];11)" table:style-name="ce199">
            <text:p>0,437</text:p>
          </table:table-cell>
          <table:table-cell office:value-type="float" office:value="0.439" table:formula="of:=VLOOKUP([.R184];[BTraM.$A$184:.$N$206];12)" table:style-name="ce199">
            <text:p>0,439</text:p>
          </table:table-cell>
          <table:table-cell office:value-type="float" office:value="0.44750000000000001" table:formula="of:=VLOOKUP([.R184];[BTraM.$A$184:.$N$206];13)" table:style-name="ce199">
            <text:p>0,448</text:p>
          </table:table-cell>
          <table:table-cell office:value-type="float" office:value="0" table:formula="of:=VLOOKUP([.R184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21" table:formula="of:=[.E184]+[.D184]" table:style-name="ce63">
            <text:p>21,0</text:p>
          </table:table-cell>
          <table:table-cell office:value-type="float" office:value="5.0572292512213579" table:formula="of:=[.E185]/[.$G$153]" table:style-name="ce85">
            <text:p>5,06</text:p>
          </table:table-cell>
          <table:table-cell office:value-type="float" office:value="73.143000000000015" table:formula="of:=[.G184]+([.D184]*[.$E$144])" table:style-name="ce90">
            <text:p>73,14</text:p>
          </table:table-cell>
          <table:covered-table-cell/>
          <table:table-cell office:value-type="float" office:value="8.0000000000000002E-3" table:formula="of:=[.AG230]" table:number-columns-spanned="2" table:number-rows-spanned="1" table:style-name="ce237">
            <text:p>0,008</text:p>
          </table:table-cell>
          <table:covered-table-cell/>
          <table:table-cell office:value-type="float" office:value="1.0923217222201003E-2" table:formula="of:=[.$K$164]*[.I185]" table:style-name="ce192">
            <text:p>0,01</text:p>
          </table:table-cell>
          <table:covered-table-cell/>
          <table:covered-table-cell/>
          <table:table-cell table:number-columns-repeated="2" table:style-name="ce42"/>
          <table:table-cell table:number-columns-repeated="2" table:style-name="ce58"/>
          <table:table-cell office:value-type="float" office:value="1.5" table:formula="of:=INT([.R183]/0.25)*0.25+0.25" table:style-name="ce195">
            <text:p>1,50</text:p>
          </table:table-cell>
          <table:table-cell office:value-type="float" office:value="0.19400000000000001" table:formula="of:=VLOOKUP([.R185];[BTraM.$A$184:.$N$206];2)" table:style-name="ce199">
            <text:p>0,194</text:p>
          </table:table-cell>
          <table:table-cell office:value-type="float" office:value="0.25700000000000001" table:formula="of:=VLOOKUP([.R185];[BTraM.$A$184:.$N$206];3)" table:style-name="ce199">
            <text:p>0,257</text:p>
          </table:table-cell>
          <table:table-cell office:value-type="float" office:value="0.28799999999999998" table:formula="of:=VLOOKUP([.R185];[BTraM.$A$184:.$N$206];4)" table:style-name="ce199">
            <text:p>0,288</text:p>
          </table:table-cell>
          <table:table-cell office:value-type="float" office:value="0.31799999999999995" table:formula="of:=VLOOKUP([.R185];[BTraM.$A$184:.$N$206];5)" table:style-name="ce199">
            <text:p>0,318</text:p>
          </table:table-cell>
          <table:table-cell office:value-type="float" office:value="0.34799999999999998" table:formula="of:=VLOOKUP([.R185];[BTraM.$A$184:.$N$206];6)" table:style-name="ce199">
            <text:p>0,348</text:p>
          </table:table-cell>
          <table:table-cell office:value-type="float" office:value="0.35" table:formula="of:=VLOOKUP([.R185];[BTraM.$A$184:.$N$206];7)" table:style-name="ce199">
            <text:p>0,350</text:p>
          </table:table-cell>
          <table:table-cell office:value-type="float" office:value="0.35199999999999998" table:formula="of:=VLOOKUP([.R185];[BTraM.$A$184:.$N$206];8)" table:style-name="ce199">
            <text:p>0,352</text:p>
          </table:table-cell>
          <table:table-cell office:value-type="float" office:value="0.35399999999999998" table:formula="of:=VLOOKUP([.R185];[BTraM.$A$184:.$N$206];9)" table:style-name="ce199">
            <text:p>0,354</text:p>
          </table:table-cell>
          <table:table-cell office:value-type="float" office:value="0.35599999999999998" table:formula="of:=VLOOKUP([.R185];[BTraM.$A$184:.$N$206];10)" table:style-name="ce199">
            <text:p>0,356</text:p>
          </table:table-cell>
          <table:table-cell office:value-type="float" office:value="0.35799999999999998" table:formula="of:=VLOOKUP([.R185];[BTraM.$A$184:.$N$206];11)" table:style-name="ce199">
            <text:p>0,358</text:p>
          </table:table-cell>
          <table:table-cell office:value-type="float" office:value="0.36" table:formula="of:=VLOOKUP([.R185];[BTraM.$A$184:.$N$206];12)" table:style-name="ce199">
            <text:p>0,360</text:p>
          </table:table-cell>
          <table:table-cell office:value-type="float" office:value="0.373" table:formula="of:=VLOOKUP([.R185];[BTraM.$A$184:.$N$206];13)" table:style-name="ce199">
            <text:p>0,373</text:p>
          </table:table-cell>
          <table:table-cell office:value-type="float" office:value="0" table:formula="of:=VLOOKUP([.R185];[BTraM.$A$184:.$N$206];14)" table:style-name="ce199">
            <text:p>0,000</text:p>
          </table:table-cell>
          <table:table-cell table:style-name="ce206"/>
          <table:table-cell office:value-type="float" office:value="0.21514970500885669" table:formula="of:=[.AF183]+([.$S$163]-[.$AF$164])/([.$AG$164]-[.$AF$164])*([.AG183]-[.AF183])" table:style-name="ce207">
            <text:p>0,21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12" table:number-columns-spanned="1" table:number-rows-spanned="2" table:style-name="ce124">
            <text:p>12</text:p>
          </table:table-cell>
          <table:table-cell office:value-type="float" office:value="1" table:formula="of:=[.D184]" table:number-columns-spanned="1" table:number-rows-spanned="2" table:style-name="ce236">
            <text:p>1,0</text:p>
          </table:table-cell>
          <table:table-cell office:value-type="float" office:value="22" table:formula="of:=[.E185]+[.D186]" table:style-name="ce63">
            <text:p>22,0</text:p>
          </table:table-cell>
          <table:table-cell office:value-type="float" office:value="5.2980496917557085" table:formula="of:=[.E186]/[.$G$153]" table:style-name="ce85">
            <text:p>5,30</text:p>
          </table:table-cell>
          <table:table-cell office:value-type="float" office:value="75.033000000000015" table:formula="of:=[.G185]+([.D186]*[.$E$144])" table:style-name="ce90">
            <text:p>75,03</text:p>
          </table:table-cell>
          <table:table-cell office:value-type="float" office:value="75.978000000000009" table:formula="of:=([.G186]+[.G187])/2" table:number-columns-spanned="1" table:number-rows-spanned="2" table:style-name="ce224">
            <text:p>75,98</text:p>
          </table:table-cell>
          <table:table-cell office:value-type="float" office:value="0" table:formula="of:=[.AG232]" table:number-columns-spanned="2" table:number-rows-spanned="1" table:style-name="ce237">
            <text:p>0,000</text:p>
          </table:table-cell>
          <table:covered-table-cell/>
          <table:table-cell office:value-type="float" office:value="0" table:formula="of:=[.$K$164]*[.I186]" table:style-name="ce192">
            <text:p>0,00</text:p>
          </table:table-cell>
          <table:table-cell office:value-type="float" office:value="9.7927938744283946E-2" table:formula="of:=([.K186]+[.K187])/2" table:number-columns-spanned="1" table:number-rows-spanned="2" table:style-name="ce224">
            <text:p>0,10</text:p>
          </table:table-cell>
          <table:table-cell office:value-type="string" office:string-value="Tắt lún" table:formula="of:=IF([.H186]&gt;=5*[.L186];&quot;Tắt lún&quot;;[.$H$161]/[.$E$161]*[.L186]*[.D186])" table:number-columns-spanned="1" table:number-rows-spanned="2" table:style-name="ce237">
            <text:p>Tắt lún</text:p>
          </table:table-cell>
          <table:table-cell table:number-columns-repeated="2" table:style-name="ce42"/>
          <table:table-cell table:number-columns-repeated="2" table:style-name="ce58"/>
          <table:table-cell office:value-type="float" office:value="1.6857430837404528" table:formula="of:=[.F171]" table:style-name="ce198">
            <text:p>1,69</text:p>
          </table:table-cell>
          <table:table-cell office:value-type="float" office:value="0.16428110660152756" table:formula="of:=[.S188]+([.R188]-[.R186])/([.R188]-[.R187])*([.S187]-[.S188])" table:style-name="ce208">
            <text:p>0,164</text:p>
          </table:table-cell>
          <table:table-cell office:value-type="float" office:value="0.21985138325190945" table:formula="of:=[.T188]+([.R188]-[.R186])/([.R188]-[.R187])*([.T187]-[.T188])" table:style-name="ce208">
            <text:p>0,220</text:p>
          </table:table-cell>
          <table:table-cell office:value-type="float" office:value="0.22484735152824603" table:formula="of:=[.U188]+([.R188]-[.R186])/([.R188]-[.R187])*([.U187]-[.U188])" table:style-name="ce208">
            <text:p>0,225</text:p>
          </table:table-cell>
          <table:table-cell office:value-type="float" office:value="0.26636342272015412" table:formula="of:=[.V188]+([.R188]-[.R186])/([.R188]-[.R187])*([.V187]-[.V188])" table:style-name="ce208">
            <text:p>0,266</text:p>
          </table:table-cell>
          <table:table-cell office:value-type="float" office:value="0.30787949391206215" table:formula="of:=[.W188]+([.R188]-[.R186])/([.R188]-[.R187])*([.W187]-[.W188])" table:style-name="ce208">
            <text:p>0,308</text:p>
          </table:table-cell>
          <table:table-cell office:value-type="float" office:value="0.31087012369201128" table:formula="of:=[.X188]+([.R188]-[.R186])/([.R188]-[.R187])*([.X187]-[.X188])" table:style-name="ce208">
            <text:p>0,311</text:p>
          </table:table-cell>
          <table:table-cell office:value-type="float" office:value="0.31386075347196035" table:formula="of:=[.Y188]+([.R188]-[.R186])/([.R188]-[.R187])*([.Y187]-[.Y188])" table:style-name="ce208">
            <text:p>0,314</text:p>
          </table:table-cell>
          <table:table-cell office:value-type="float" office:value="0.31685138325190942" table:formula="of:=[.Z188]+([.R188]-[.R186])/([.R188]-[.R187])*([.Z187]-[.Z188])" table:style-name="ce208">
            <text:p>0,317</text:p>
          </table:table-cell>
          <table:table-cell office:value-type="float" office:value="0.31984201303185855" table:formula="of:=[.AA188]+([.R188]-[.R186])/([.R188]-[.R187])*([.AA187]-[.AA188])" table:style-name="ce208">
            <text:p>0,320</text:p>
          </table:table-cell>
          <table:table-cell office:value-type="float" office:value="0.32283264281180757" table:formula="of:=[.AB188]+([.R188]-[.R186])/([.R188]-[.R187])*([.AB187]-[.AB188])" table:style-name="ce208">
            <text:p>0,323</text:p>
          </table:table-cell>
          <table:table-cell office:value-type="float" office:value="0.3258232725917567" table:formula="of:=[.AC188]+([.R188]-[.R186])/([.R188]-[.R187])*([.AC187]-[.AC188])" table:style-name="ce208">
            <text:p>0,326</text:p>
          </table:table-cell>
          <table:table-cell office:value-type="float" office:value="0.33808030025679486" table:formula="of:=[.AD188]+([.R188]-[.R186])/([.R188]-[.R187])*([.AD187]-[.AD188])" table:style-name="ce208">
            <text:p>0,338</text:p>
          </table:table-cell>
          <table:table-cell office:value-type="float" office:value="0" table:formula="of:=[.AE188]+([.R188]-[.R186])/([.R188]-[.R187])*([.AE187]-[.AE188])" table:style-name="ce208">
            <text:p>0,000</text:p>
          </table:table-cell>
          <table:table-cell office:value-type="float" office:value="0.16428110660152756" table:formula="of:=HLOOKUP([.$AF$164];[.$R$164:.$AE$257];MATCH([.R186];[.$R$164:.$R$257];0))" table:style-name="ce201">
            <text:p>0,164</text:p>
          </table:table-cell>
          <table:table-cell office:value-type="float" office:value="0.21985138325190945" table:formula="of:=HLOOKUP([.$AG$164];[.$R$164:.$AE$257];MATCH([.R186];[.$R$164:.$R$257];0))" table:style-name="ce202">
            <text:p>0,220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23" table:formula="of:=[.E186]+[.D186]" table:style-name="ce63">
            <text:p>23,0</text:p>
          </table:table-cell>
          <table:table-cell office:value-type="float" office:value="5.5388701322900591" table:formula="of:=[.E187]/[.$G$153]" table:style-name="ce85">
            <text:p>5,54</text:p>
          </table:table-cell>
          <table:table-cell office:value-type="float" office:value="76.923000000000016" table:formula="of:=[.G186]+([.D186]*[.$E$144])" table:style-name="ce90">
            <text:p>76,92</text:p>
          </table:table-cell>
          <table:covered-table-cell/>
          <table:table-cell office:value-type="float" office:value="0.14344189885045855" table:formula="of:=[.AG192]" table:number-columns-spanned="2" table:number-rows-spanned="1" table:style-name="ce237">
            <text:p>0,143</text:p>
          </table:table-cell>
          <table:covered-table-cell/>
          <table:table-cell office:value-type="float" office:value="0.19585587748856789" table:formula="of:=[.$K$164]*[.I187]" table:style-name="ce192">
            <text:p>0,20</text:p>
          </table:table-cell>
          <table:covered-table-cell/>
          <table:covered-table-cell/>
          <table:table-cell table:number-columns-repeated="2" table:style-name="ce42"/>
          <table:table-cell table:number-columns-repeated="2" table:style-name="ce58"/>
          <table:table-cell office:value-type="float" office:value="1.5" table:formula="of:=INT([.R186]/0.25)*0.25" table:style-name="ce203">
            <text:p>1,50</text:p>
          </table:table-cell>
          <table:table-cell office:value-type="float" office:value="0.19400000000000001" table:formula="of:=VLOOKUP([.R187];[BTraM.$A$184:.$N$206];2)" table:style-name="ce199">
            <text:p>0,194</text:p>
          </table:table-cell>
          <table:table-cell office:value-type="float" office:value="0.25700000000000001" table:formula="of:=VLOOKUP([.R187];[BTraM.$A$184:.$N$206];3)" table:style-name="ce199">
            <text:p>0,257</text:p>
          </table:table-cell>
          <table:table-cell office:value-type="float" office:value="0.28799999999999998" table:formula="of:=VLOOKUP([.R187];[BTraM.$A$184:.$N$206];4)" table:style-name="ce199">
            <text:p>0,288</text:p>
          </table:table-cell>
          <table:table-cell office:value-type="float" office:value="0.31799999999999995" table:formula="of:=VLOOKUP([.R187];[BTraM.$A$184:.$N$206];5)" table:style-name="ce199">
            <text:p>0,318</text:p>
          </table:table-cell>
          <table:table-cell office:value-type="float" office:value="0.34799999999999998" table:formula="of:=VLOOKUP([.R187];[BTraM.$A$184:.$N$206];6)" table:style-name="ce199">
            <text:p>0,348</text:p>
          </table:table-cell>
          <table:table-cell office:value-type="float" office:value="0.35" table:formula="of:=VLOOKUP([.R187];[BTraM.$A$184:.$N$206];7)" table:style-name="ce199">
            <text:p>0,350</text:p>
          </table:table-cell>
          <table:table-cell office:value-type="float" office:value="0.35199999999999998" table:formula="of:=VLOOKUP([.R187];[BTraM.$A$184:.$N$206];8)" table:style-name="ce199">
            <text:p>0,352</text:p>
          </table:table-cell>
          <table:table-cell office:value-type="float" office:value="0.35399999999999998" table:formula="of:=VLOOKUP([.R187];[BTraM.$A$184:.$N$206];9)" table:style-name="ce199">
            <text:p>0,354</text:p>
          </table:table-cell>
          <table:table-cell office:value-type="float" office:value="0.35599999999999998" table:formula="of:=VLOOKUP([.R187];[BTraM.$A$184:.$N$206];10)" table:style-name="ce199">
            <text:p>0,356</text:p>
          </table:table-cell>
          <table:table-cell office:value-type="float" office:value="0.35799999999999998" table:formula="of:=VLOOKUP([.R187];[BTraM.$A$184:.$N$206];11)" table:style-name="ce199">
            <text:p>0,358</text:p>
          </table:table-cell>
          <table:table-cell office:value-type="float" office:value="0.36" table:formula="of:=VLOOKUP([.R187];[BTraM.$A$184:.$N$206];12)" table:style-name="ce199">
            <text:p>0,360</text:p>
          </table:table-cell>
          <table:table-cell office:value-type="float" office:value="0.373" table:formula="of:=VLOOKUP([.R187];[BTraM.$A$184:.$N$206];13)" table:style-name="ce199">
            <text:p>0,373</text:p>
          </table:table-cell>
          <table:table-cell office:value-type="float" office:value="0" table:formula="of:=VLOOKUP([.R187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13" table:number-columns-spanned="1" table:number-rows-spanned="2" table:style-name="ce124">
            <text:p>13</text:p>
          </table:table-cell>
          <table:table-cell office:value-type="float" office:value="1" table:formula="of:=[.D186]" table:number-columns-spanned="1" table:number-rows-spanned="2" table:style-name="ce236">
            <text:p>1,0</text:p>
          </table:table-cell>
          <table:table-cell office:value-type="float" office:value="24" table:formula="of:=[.E187]+[.D188]" table:style-name="ce63">
            <text:p>24,0</text:p>
          </table:table-cell>
          <table:table-cell office:value-type="float" office:value="5.7796905728244097" table:formula="of:=[.E188]/[.$G$153]" table:style-name="ce85">
            <text:p>5,78</text:p>
          </table:table-cell>
          <table:table-cell office:value-type="float" office:value="78.813000000000017" table:formula="of:=[.G187]+([.D188]*[.$E$144])" table:style-name="ce90">
            <text:p>78,81</text:p>
          </table:table-cell>
          <table:table-cell office:value-type="float" office:value="79.75800000000001" table:formula="of:=([.G188]+[.G189])/2" table:number-columns-spanned="1" table:number-rows-spanned="2" table:style-name="ce224">
            <text:p>79,76</text:p>
          </table:table-cell>
          <table:table-cell office:value-type="float" office:value="0" table:formula="of:=[.AG193]" table:number-columns-spanned="2" table:number-rows-spanned="1" table:style-name="ce237">
            <text:p>0,000</text:p>
          </table:table-cell>
          <table:covered-table-cell/>
          <table:table-cell office:value-type="float" office:value="0" table:formula="of:=[.$K$164]*[.I188]" table:style-name="ce192">
            <text:p>0,00</text:p>
          </table:table-cell>
          <table:table-cell office:value-type="float" office:value="7.1428622783249435E-2" table:formula="of:=([.K188]+[.K189])/2" table:number-columns-spanned="1" table:number-rows-spanned="2" table:style-name="ce224">
            <text:p>0,07</text:p>
          </table:table-cell>
          <table:table-cell office:value-type="string" office:string-value="Tắt lún" table:formula="of:=IF([.H188]&gt;=5*[.L188];&quot;Tắt lún&quot;;[.$H$161]/[.$E$161]*[.L188]*[.D188])" table:number-columns-spanned="1" table:number-rows-spanned="2" table:style-name="ce237">
            <text:p>Tắt lún</text:p>
          </table:table-cell>
          <table:table-cell table:number-columns-repeated="2" table:style-name="ce42"/>
          <table:table-cell table:number-columns-repeated="2" table:style-name="ce58"/>
          <table:table-cell office:value-type="float" office:value="1.75" table:formula="of:=INT([.R186]/0.25)*0.25+0.25" table:style-name="ce195">
            <text:p>1,75</text:p>
          </table:table-cell>
          <table:table-cell office:value-type="float" office:value="0.154" table:formula="of:=VLOOKUP([.R188];[BTraM.$A$184:.$N$206];2)" table:style-name="ce199">
            <text:p>0,154</text:p>
          </table:table-cell>
          <table:table-cell office:value-type="float" office:value="0.20700000000000002" table:formula="of:=VLOOKUP([.R188];[BTraM.$A$184:.$N$206];3)" table:style-name="ce199">
            <text:p>0,207</text:p>
          </table:table-cell>
          <table:table-cell office:value-type="float" office:value="0.20299999999999999" table:formula="of:=VLOOKUP([.R188];[BTraM.$A$184:.$N$206];4)" table:style-name="ce199">
            <text:p>0,203</text:p>
          </table:table-cell>
          <table:table-cell office:value-type="float" office:value="0.24849999999999997" table:formula="of:=VLOOKUP([.R188];[BTraM.$A$184:.$N$206];5)" table:style-name="ce199">
            <text:p>0,249</text:p>
          </table:table-cell>
          <table:table-cell office:value-type="float" office:value="0.29399999999999998" table:formula="of:=VLOOKUP([.R188];[BTraM.$A$184:.$N$206];6)" table:style-name="ce199">
            <text:p>0,294</text:p>
          </table:table-cell>
          <table:table-cell office:value-type="float" office:value="0.29733333333333334" table:formula="of:=VLOOKUP([.R188];[BTraM.$A$184:.$N$206];7)" table:style-name="ce199">
            <text:p>0,297</text:p>
          </table:table-cell>
          <table:table-cell office:value-type="float" office:value="0.30066666666666664" table:formula="of:=VLOOKUP([.R188];[BTraM.$A$184:.$N$206];8)" table:style-name="ce199">
            <text:p>0,301</text:p>
          </table:table-cell>
          <table:table-cell office:value-type="float" office:value="0.30399999999999999" table:formula="of:=VLOOKUP([.R188];[BTraM.$A$184:.$N$206];9)" table:style-name="ce199">
            <text:p>0,304</text:p>
          </table:table-cell>
          <table:table-cell office:value-type="float" office:value="0.30733333333333335" table:formula="of:=VLOOKUP([.R188];[BTraM.$A$184:.$N$206];10)" table:style-name="ce199">
            <text:p>0,307</text:p>
          </table:table-cell>
          <table:table-cell office:value-type="float" office:value="0.31066666666666665" table:formula="of:=VLOOKUP([.R188];[BTraM.$A$184:.$N$206];11)" table:style-name="ce199">
            <text:p>0,311</text:p>
          </table:table-cell>
          <table:table-cell office:value-type="float" office:value="0.314" table:formula="of:=VLOOKUP([.R188];[BTraM.$A$184:.$N$206];12)" table:style-name="ce199">
            <text:p>0,314</text:p>
          </table:table-cell>
          <table:table-cell office:value-type="float" office:value="0.32600000000000001" table:formula="of:=VLOOKUP([.R188];[BTraM.$A$184:.$N$206];13)" table:style-name="ce199">
            <text:p>0,326</text:p>
          </table:table-cell>
          <table:table-cell office:value-type="float" office:value="0" table:formula="of:=VLOOKUP([.R188];[BTraM.$A$184:.$N$206];14)" table:style-name="ce199">
            <text:p>0,000</text:p>
          </table:table-cell>
          <table:table-cell table:style-name="ce206"/>
          <table:table-cell office:value-type="float" office:value="0.16428110660152756" table:formula="of:=[.AF186]+([.$S$163]-[.$AF$164])/([.$AG$164]-[.$AF$164])*([.AG186]-[.AF186])" table:style-name="ce207">
            <text:p>0,164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25" table:formula="of:=[.E188]+[.D188]" table:style-name="ce63">
            <text:p>25,0</text:p>
          </table:table-cell>
          <table:table-cell office:value-type="float" office:value="6.0205110133587594" table:formula="of:=[.E189]/[.$G$153]" table:style-name="ce85">
            <text:p>6,02</text:p>
          </table:table-cell>
          <table:table-cell office:value-type="float" office:value="80.703000000000017" table:formula="of:=[.G188]+([.D188]*[.$E$144])" table:style-name="ce90">
            <text:p>80,70</text:p>
          </table:table-cell>
          <table:covered-table-cell/>
          <table:table-cell office:value-type="float" office:value="0.1046264979706874" table:formula="of:=[.AG194]" table:number-columns-spanned="2" table:number-rows-spanned="1" table:style-name="ce237">
            <text:p>0,105</text:p>
          </table:table-cell>
          <table:covered-table-cell/>
          <table:table-cell office:value-type="float" office:value="0.14285724556649887" table:formula="of:=[.$K$164]*[.I189]" table:style-name="ce192">
            <text:p>0,14</text:p>
          </table:table-cell>
          <table:covered-table-cell/>
          <table:covered-table-cell/>
          <table:table-cell table:number-columns-repeated="2" table:style-name="ce42"/>
          <table:table-cell table:number-columns-repeated="2" table:style-name="ce58"/>
          <table:table-cell office:value-type="float" office:value="1.9265635242748032" table:formula="of:=[.F172]" table:style-name="ce198">
            <text:p>1,93</text:p>
          </table:table-cell>
          <table:table-cell office:value-type="float" office:value="0.12574983611603149" table:formula="of:=[.S191]+([.R191]-[.R189])/([.R191]-[.R190])*([.S190]-[.S191])" table:style-name="ce208">
            <text:p>0,126</text:p>
          </table:table-cell>
          <table:table-cell office:value-type="float" office:value="0.17168729514503939" table:formula="of:=[.T191]+([.R191]-[.R189])/([.R191]-[.R190])*([.T190]-[.T191])" table:style-name="ce208">
            <text:p>0,172</text:p>
          </table:table-cell>
          <table:table-cell office:value-type="float" office:value="0.14296840174656691" table:formula="of:=[.U191]+([.R191]-[.R189])/([.R191]-[.R190])*([.U190]-[.U191])" table:style-name="ce208">
            <text:p>0,143</text:p>
          </table:table-cell>
          <table:table-cell office:value-type="float" office:value="0.19941534025160471" table:formula="of:=[.V191]+([.R191]-[.R189])/([.R191]-[.R190])*([.V190]-[.V191])" table:style-name="ce208">
            <text:p>0,199</text:p>
          </table:table-cell>
          <table:table-cell office:value-type="float" office:value="0.25586227875664252" table:formula="of:=[.W191]+([.R191]-[.R189])/([.R191]-[.R190])*([.W190]-[.W191])" table:style-name="ce208">
            <text:p>0,256</text:p>
          </table:table-cell>
          <table:table-cell office:value-type="float" office:value="0.26013728421944143" table:formula="of:=[.X191]+([.R191]-[.R189])/([.R191]-[.R190])*([.X190]-[.X191])" table:style-name="ce208">
            <text:p>0,260</text:p>
          </table:table-cell>
          <table:table-cell office:value-type="float" office:value="0.2644122896822404" table:formula="of:=[.Y191]+([.R191]-[.R189])/([.R191]-[.R190])*([.Y190]-[.Y191])" table:style-name="ce208">
            <text:p>0,264</text:p>
          </table:table-cell>
          <table:table-cell office:value-type="float" office:value="0.26868729514503936" table:formula="of:=[.Z191]+([.R191]-[.R189])/([.R191]-[.R190])*([.Z190]-[.Z191])" table:style-name="ce208">
            <text:p>0,269</text:p>
          </table:table-cell>
          <table:table-cell office:value-type="float" office:value="0.27296230060783833" table:formula="of:=[.AA191]+([.R191]-[.R189])/([.R191]-[.R190])*([.AA190]-[.AA191])" table:style-name="ce208">
            <text:p>0,273</text:p>
          </table:table-cell>
          <table:table-cell office:value-type="float" office:value="0.27723730607063723" table:formula="of:=[.AB191]+([.R191]-[.R189])/([.R191]-[.R190])*([.AB190]-[.AB191])" table:style-name="ce208">
            <text:p>0,277</text:p>
          </table:table-cell>
          <table:table-cell office:value-type="float" office:value="0.28151231153343625" table:formula="of:=[.AC191]+([.R191]-[.R189])/([.R191]-[.R190])*([.AC190]-[.AC191])" table:style-name="ce208">
            <text:p>0,282</text:p>
          </table:table-cell>
          <table:table-cell office:value-type="float" office:value="0.29280605743633703" table:formula="of:=[.AD191]+([.R191]-[.R189])/([.R191]-[.R190])*([.AD190]-[.AD191])" table:style-name="ce208">
            <text:p>0,293</text:p>
          </table:table-cell>
          <table:table-cell office:value-type="float" office:value="0" table:formula="of:=[.AE191]+([.R191]-[.R189])/([.R191]-[.R190])*([.AE190]-[.AE191])" table:style-name="ce208">
            <text:p>0,000</text:p>
          </table:table-cell>
          <table:table-cell office:value-type="float" office:value="0.12574983611603149" table:formula="of:=HLOOKUP([.$AF$164];[.$R$164:.$AE$257];MATCH([.R189];[.$R$164:.$R$257];0))" table:style-name="ce201">
            <text:p>0,126</text:p>
          </table:table-cell>
          <table:table-cell office:value-type="float" office:value="0.17168729514503939" table:formula="of:=HLOOKUP([.$AG$164];[.$R$164:.$AE$257];MATCH([.R189];[.$R$164:.$R$257];0))" table:style-name="ce202">
            <text:p>0,172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14" table:number-columns-spanned="1" table:number-rows-spanned="2" table:style-name="ce124">
            <text:p>14</text:p>
          </table:table-cell>
          <table:table-cell office:value-type="float" office:value="1" table:formula="of:=[.D188]" table:number-columns-spanned="1" table:number-rows-spanned="2" table:style-name="ce236">
            <text:p>1,0</text:p>
          </table:table-cell>
          <table:table-cell office:value-type="float" office:value="26" table:formula="of:=[.E189]+[.D190]" table:style-name="ce63">
            <text:p>26,0</text:p>
          </table:table-cell>
          <table:table-cell office:value-type="float" office:value="6.26133145389311" table:formula="of:=[.E190]/[.$G$153]" table:style-name="ce85">
            <text:p>6,26</text:p>
          </table:table-cell>
          <table:table-cell office:value-type="float" office:value="82.593000000000018" table:formula="of:=[.G189]+([.D190]*[.$E$144])" table:style-name="ce90">
            <text:p>82,59</text:p>
          </table:table-cell>
          <table:table-cell office:value-type="float" office:value="83.538000000000011" table:formula="of:=([.G190]+[.G191])/2" table:number-columns-spanned="1" table:number-rows-spanned="2" table:style-name="ce224">
            <text:p>83,54</text:p>
          </table:table-cell>
          <table:table-cell office:value-type="float" office:value="0.1239354431671762" table:formula="of:=[.AG195]" table:number-columns-spanned="2" table:number-rows-spanned="1" table:style-name="ce237">
            <text:p>0,124</text:p>
          </table:table-cell>
          <table:covered-table-cell/>
          <table:table-cell office:value-type="float" office:value="0.16922172090560159" table:formula="of:=[.$K$164]*[.I190]" table:style-name="ce192">
            <text:p>0,17</text:p>
          </table:table-cell>
          <table:table-cell office:value-type="float" office:value="8.4610860452800793E-2" table:formula="of:=([.K190]+[.K191])/2" table:number-columns-spanned="1" table:number-rows-spanned="2" table:style-name="ce224">
            <text:p>0,08</text:p>
          </table:table-cell>
          <table:table-cell office:value-type="string" office:string-value="Tắt lún" table:formula="of:=IF([.H190]&gt;=5*[.L190];&quot;Tắt lún&quot;;[.$H$161]/[.$E$161]*[.L190]*[.D190])" table:number-columns-spanned="1" table:number-rows-spanned="2" table:style-name="ce237">
            <text:p>Tắt lún</text:p>
          </table:table-cell>
          <table:table-cell table:number-columns-repeated="2" table:style-name="ce42"/>
          <table:table-cell table:number-columns-repeated="2" table:style-name="ce58"/>
          <table:table-cell office:value-type="float" office:value="1.75" table:formula="of:=INT([.R189]/0.25)*0.25" table:style-name="ce203">
            <text:p>1,75</text:p>
          </table:table-cell>
          <table:table-cell office:value-type="float" office:value="0.154" table:formula="of:=VLOOKUP([.R190];[BTraM.$A$184:.$N$206];2)" table:style-name="ce199">
            <text:p>0,154</text:p>
          </table:table-cell>
          <table:table-cell office:value-type="float" office:value="0.20700000000000002" table:formula="of:=VLOOKUP([.R190];[BTraM.$A$184:.$N$206];3)" table:style-name="ce199">
            <text:p>0,207</text:p>
          </table:table-cell>
          <table:table-cell office:value-type="float" office:value="0.20299999999999999" table:formula="of:=VLOOKUP([.R190];[BTraM.$A$184:.$N$206];4)" table:style-name="ce199">
            <text:p>0,203</text:p>
          </table:table-cell>
          <table:table-cell office:value-type="float" office:value="0.24849999999999997" table:formula="of:=VLOOKUP([.R190];[BTraM.$A$184:.$N$206];5)" table:style-name="ce199">
            <text:p>0,249</text:p>
          </table:table-cell>
          <table:table-cell office:value-type="float" office:value="0.29399999999999998" table:formula="of:=VLOOKUP([.R190];[BTraM.$A$184:.$N$206];6)" table:style-name="ce199">
            <text:p>0,294</text:p>
          </table:table-cell>
          <table:table-cell office:value-type="float" office:value="0.29733333333333334" table:formula="of:=VLOOKUP([.R190];[BTraM.$A$184:.$N$206];7)" table:style-name="ce199">
            <text:p>0,297</text:p>
          </table:table-cell>
          <table:table-cell office:value-type="float" office:value="0.30066666666666664" table:formula="of:=VLOOKUP([.R190];[BTraM.$A$184:.$N$206];8)" table:style-name="ce199">
            <text:p>0,301</text:p>
          </table:table-cell>
          <table:table-cell office:value-type="float" office:value="0.30399999999999999" table:formula="of:=VLOOKUP([.R190];[BTraM.$A$184:.$N$206];9)" table:style-name="ce199">
            <text:p>0,304</text:p>
          </table:table-cell>
          <table:table-cell office:value-type="float" office:value="0.30733333333333335" table:formula="of:=VLOOKUP([.R190];[BTraM.$A$184:.$N$206];10)" table:style-name="ce199">
            <text:p>0,307</text:p>
          </table:table-cell>
          <table:table-cell office:value-type="float" office:value="0.31066666666666665" table:formula="of:=VLOOKUP([.R190];[BTraM.$A$184:.$N$206];11)" table:style-name="ce199">
            <text:p>0,311</text:p>
          </table:table-cell>
          <table:table-cell office:value-type="float" office:value="0.314" table:formula="of:=VLOOKUP([.R190];[BTraM.$A$184:.$N$206];12)" table:style-name="ce199">
            <text:p>0,314</text:p>
          </table:table-cell>
          <table:table-cell office:value-type="float" office:value="0.32600000000000001" table:formula="of:=VLOOKUP([.R190];[BTraM.$A$184:.$N$206];13)" table:style-name="ce199">
            <text:p>0,326</text:p>
          </table:table-cell>
          <table:table-cell office:value-type="float" office:value="0" table:formula="of:=VLOOKUP([.R190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27" table:formula="of:=[.E190]+[.D190]" table:style-name="ce63">
            <text:p>27,0</text:p>
          </table:table-cell>
          <table:table-cell office:value-type="float" office:value="6.5021518944274606" table:formula="of:=[.E191]/[.$G$153]" table:style-name="ce85">
            <text:p>6,50</text:p>
          </table:table-cell>
          <table:table-cell office:value-type="float" office:value="84.483000000000018" table:formula="of:=[.G190]+([.D190]*[.$E$144])" table:style-name="ce90">
            <text:p>84,48</text:p>
          </table:table-cell>
          <table:covered-table-cell/>
          <table:table-cell office:value-type="float" office:value="0" table:formula="of:=[.AG196]" table:number-columns-spanned="2" table:number-rows-spanned="1" table:style-name="ce237">
            <text:p>0,000</text:p>
          </table:table-cell>
          <table:covered-table-cell/>
          <table:table-cell office:value-type="float" office:value="0" table:formula="of:=[.$K$164]*[.I191]" table:style-name="ce192">
            <text:p>0,00</text:p>
          </table:table-cell>
          <table:covered-table-cell/>
          <table:covered-table-cell/>
          <table:table-cell table:number-columns-repeated="2" table:style-name="ce42"/>
          <table:table-cell table:number-columns-repeated="2" table:style-name="ce58"/>
          <table:table-cell office:value-type="float" office:value="2" table:formula="of:=INT([.R189]/0.25)*0.25+0.25" table:style-name="ce195">
            <text:p>2,00</text:p>
          </table:table-cell>
          <table:table-cell office:value-type="float" office:value="0.114" table:formula="of:=VLOOKUP([.R191];[BTraM.$A$184:.$N$206];2)" table:style-name="ce199">
            <text:p>0,114</text:p>
          </table:table-cell>
          <table:table-cell office:value-type="float" office:value="0.157" table:formula="of:=VLOOKUP([.R191];[BTraM.$A$184:.$N$206];3)" table:style-name="ce199">
            <text:p>0,157</text:p>
          </table:table-cell>
          <table:table-cell office:value-type="float" office:value="0.11799999999999999" table:formula="of:=VLOOKUP([.R191];[BTraM.$A$184:.$N$206];4)" table:style-name="ce199">
            <text:p>0,118</text:p>
          </table:table-cell>
          <table:table-cell office:value-type="float" office:value="0.17899999999999999" table:formula="of:=VLOOKUP([.R191];[BTraM.$A$184:.$N$206];5)" table:style-name="ce199">
            <text:p>0,179</text:p>
          </table:table-cell>
          <table:table-cell office:value-type="float" office:value="0.24" table:formula="of:=VLOOKUP([.R191];[BTraM.$A$184:.$N$206];6)" table:style-name="ce199">
            <text:p>0,240</text:p>
          </table:table-cell>
          <table:table-cell office:value-type="float" office:value="0.24466666666666664" table:formula="of:=VLOOKUP([.R191];[BTraM.$A$184:.$N$206];7)" table:style-name="ce199">
            <text:p>0,245</text:p>
          </table:table-cell>
          <table:table-cell office:value-type="float" office:value="0.24933333333333332" table:formula="of:=VLOOKUP([.R191];[BTraM.$A$184:.$N$206];8)" table:style-name="ce199">
            <text:p>0,249</text:p>
          </table:table-cell>
          <table:table-cell office:value-type="float" office:value="0.254" table:formula="of:=VLOOKUP([.R191];[BTraM.$A$184:.$N$206];9)" table:style-name="ce199">
            <text:p>0,254</text:p>
          </table:table-cell>
          <table:table-cell office:value-type="float" office:value="0.25866666666666666" table:formula="of:=VLOOKUP([.R191];[BTraM.$A$184:.$N$206];10)" table:style-name="ce199">
            <text:p>0,259</text:p>
          </table:table-cell>
          <table:table-cell office:value-type="float" office:value="0.26333333333333331" table:formula="of:=VLOOKUP([.R191];[BTraM.$A$184:.$N$206];11)" table:style-name="ce199">
            <text:p>0,263</text:p>
          </table:table-cell>
          <table:table-cell office:value-type="float" office:value="0.26800000000000002" table:formula="of:=VLOOKUP([.R191];[BTraM.$A$184:.$N$206];12)" table:style-name="ce199">
            <text:p>0,268</text:p>
          </table:table-cell>
          <table:table-cell office:value-type="float" office:value="0.27900000000000003" table:formula="of:=VLOOKUP([.R191];[BTraM.$A$184:.$N$206];13)" table:style-name="ce199">
            <text:p>0,279</text:p>
          </table:table-cell>
          <table:table-cell office:value-type="float" office:value="0" table:formula="of:=VLOOKUP([.R191];[BTraM.$A$184:.$N$206];14)" table:style-name="ce199">
            <text:p>0,000</text:p>
          </table:table-cell>
          <table:table-cell table:style-name="ce206"/>
          <table:table-cell office:value-type="float" office:value="0.12574983611603149" table:formula="of:=[.AF189]+([.$S$163]-[.$AF$164])/([.$AG$164]-[.$AF$164])*([.AG189]-[.AF189])" table:style-name="ce207">
            <text:p>0,126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15" table:number-columns-spanned="1" table:number-rows-spanned="2" table:style-name="ce124">
            <text:p>15</text:p>
          </table:table-cell>
          <table:table-cell office:value-type="float" office:value="1" table:formula="of:=[.D190]" table:number-columns-spanned="1" table:number-rows-spanned="2" table:style-name="ce236">
            <text:p>1,0</text:p>
          </table:table-cell>
          <table:table-cell office:value-type="float" office:value="28" table:formula="of:=[.E191]+[.D192]" table:style-name="ce63">
            <text:p>28,0</text:p>
          </table:table-cell>
          <table:table-cell office:value-type="float" office:value="6.7429723349618111" table:formula="of:=[.E192]/[.$G$153]" table:style-name="ce85">
            <text:p>6,74</text:p>
          </table:table-cell>
          <table:table-cell office:value-type="float" office:value="86.373000000000019" table:formula="of:=[.G191]+([.D192]*[.$E$144])" table:style-name="ce90">
            <text:p>86,37</text:p>
          </table:table-cell>
          <table:table-cell office:value-type="float" office:value="87.318000000000012" table:formula="of:=([.G192]+[.G193])/2" table:number-columns-spanned="1" table:number-rows-spanned="2" table:style-name="ce224">
            <text:p>87,32</text:p>
          </table:table-cell>
          <table:table-cell office:value-type="float" office:value="9.1140553300763802E-2" table:formula="of:=[.AG197]" table:number-columns-spanned="2" table:number-rows-spanned="1" table:style-name="ce237">
            <text:p>0,091</text:p>
          </table:table-cell>
          <table:covered-table-cell/>
          <table:table-cell office:value-type="float" office:value="0.12444350768197895" table:formula="of:=[.$K$164]*[.I192]" table:style-name="ce192">
            <text:p>0,12</text:p>
          </table:table-cell>
          <table:table-cell office:value-type="float" office:value="0.13351553600230709" table:formula="of:=([.K192]+[.K193])/2" table:number-columns-spanned="1" table:number-rows-spanned="2" table:style-name="ce224">
            <text:p>0,13</text:p>
          </table:table-cell>
          <table:table-cell office:value-type="string" office:string-value="Tắt lún" table:formula="of:=IF([.H192]&gt;=5*[.L192];&quot;Tắt lún&quot;;[.$H$161]/[.$E$161]*[.L192]*[.D192])" table:number-columns-spanned="1" table:number-rows-spanned="2" table:style-name="ce237">
            <text:p>Tắt lún</text:p>
          </table:table-cell>
          <table:table-cell table:number-columns-repeated="2" table:style-name="ce42"/>
          <table:table-cell table:number-columns-repeated="2" table:style-name="ce58"/>
          <table:table-cell office:value-type="float" office:value="2.1673839648091535" table:formula="of:=[.F173]" table:style-name="ce198">
            <text:p>2,17</text:p>
          </table:table-cell>
          <table:table-cell office:value-type="float" office:value="0.1046264979706874" table:formula="of:=[.S194]+([.R194]-[.R192])/([.R194]-[.R193])*([.S193]-[.S194])" table:style-name="ce208">
            <text:p>0,105</text:p>
          </table:table-cell>
          <table:table-cell office:value-type="float" office:value="0.14344189885045855" table:formula="of:=[.T194]+([.R194]-[.R192])/([.R194]-[.R193])*([.T193]-[.T194])" table:style-name="ce208">
            <text:p>0,143</text:p>
          </table:table-cell>
          <table:table-cell office:value-type="float" office:value="0.11632616035190846" table:formula="of:=[.U194]+([.R194]-[.R192])/([.R194]-[.R193])*([.U193]-[.U194])" table:style-name="ce208">
            <text:p>0,116</text:p>
          </table:table-cell>
          <table:table-cell office:value-type="float" office:value="0.17037972581232858" table:formula="of:=[.V194]+([.R194]-[.R192])/([.R194]-[.R193])*([.V193]-[.V194])" table:style-name="ce208">
            <text:p>0,170</text:p>
          </table:table-cell>
          <table:table-cell office:value-type="float" office:value="0.22443329127274872" table:formula="of:=[.W194]+([.R194]-[.R192])/([.R194]-[.R193])*([.W193]-[.W194])" table:style-name="ce208">
            <text:p>0,224</text:p>
          </table:table-cell>
          <table:table-cell office:value-type="float" office:value="0.22923944457675632" table:formula="of:=[.X194]+([.R194]-[.R192])/([.R194]-[.R193])*([.X193]-[.X194])" table:style-name="ce208">
            <text:p>0,229</text:p>
          </table:table-cell>
          <table:table-cell office:value-type="float" office:value="0.23404559788076396" table:formula="of:=[.Y194]+([.R194]-[.R192])/([.R194]-[.R193])*([.Y193]-[.Y194])" table:style-name="ce208">
            <text:p>0,234</text:p>
          </table:table-cell>
          <table:table-cell office:value-type="float" office:value="0.23885175118477162" table:formula="of:=[.Z194]+([.R194]-[.R192])/([.R194]-[.R193])*([.Z193]-[.Z194])" table:style-name="ce208">
            <text:p>0,239</text:p>
          </table:table-cell>
          <table:table-cell office:value-type="float" office:value="0.24365790448877922" table:formula="of:=[.AA194]+([.R194]-[.R192])/([.R194]-[.R193])*([.AA193]-[.AA194])" table:style-name="ce208">
            <text:p>0,244</text:p>
          </table:table-cell>
          <table:table-cell office:value-type="float" office:value="0.24846405779278685" table:formula="of:=[.AB194]+([.R194]-[.R192])/([.R194]-[.R193])*([.AB193]-[.AB194])" table:style-name="ce208">
            <text:p>0,248</text:p>
          </table:table-cell>
          <table:table-cell office:value-type="float" office:value="0.25327021109679448" table:formula="of:=[.AC194]+([.R194]-[.R192])/([.R194]-[.R193])*([.AC193]-[.AC194])" table:style-name="ce208">
            <text:p>0,253</text:p>
          </table:table-cell>
          <table:table-cell office:value-type="float" office:value="0.26376805920236707" table:formula="of:=[.AD194]+([.R194]-[.R192])/([.R194]-[.R193])*([.AD193]-[.AD194])" table:style-name="ce208">
            <text:p>0,264</text:p>
          </table:table-cell>
          <table:table-cell office:value-type="float" office:value="0" table:formula="of:=[.AE194]+([.R194]-[.R192])/([.R194]-[.R193])*([.AE193]-[.AE194])" table:style-name="ce208">
            <text:p>0,000</text:p>
          </table:table-cell>
          <table:table-cell office:value-type="float" office:value="0.1046264979706874" table:formula="of:=HLOOKUP([.$AF$164];[.$R$164:.$AE$257];MATCH([.R192];[.$R$164:.$R$257];0))" table:style-name="ce201">
            <text:p>0,105</text:p>
          </table:table-cell>
          <table:table-cell office:value-type="float" office:value="0.14344189885045855" table:formula="of:=HLOOKUP([.$AG$164];[.$R$164:.$AE$257];MATCH([.R192];[.$R$164:.$R$257];0))" table:style-name="ce202">
            <text:p>0,143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29" table:formula="of:=[.E192]+[.D192]" table:style-name="ce63">
            <text:p>29,0</text:p>
          </table:table-cell>
          <table:table-cell office:value-type="float" office:value="6.9837927754961608" table:formula="of:=[.E193]/[.$G$153]" table:style-name="ce85">
            <text:p>6,98</text:p>
          </table:table-cell>
          <table:table-cell office:value-type="float" office:value="88.263000000000019" table:formula="of:=[.G192]+([.D192]*[.$E$144])" table:style-name="ce90">
            <text:p>88,26</text:p>
          </table:table-cell>
          <table:covered-table-cell/>
          <table:table-cell office:value-type="float" office:value="0.1044289874838938" table:formula="of:=[.AG198]" table:number-columns-spanned="2" table:number-rows-spanned="1" table:style-name="ce237">
            <text:p>0,104</text:p>
          </table:table-cell>
          <table:covered-table-cell/>
          <table:table-cell office:value-type="float" office:value="0.14258756432263522" table:formula="of:=[.$K$164]*[.I193]" table:style-name="ce192">
            <text:p>0,14</text:p>
          </table:table-cell>
          <table:covered-table-cell/>
          <table:covered-table-cell/>
          <table:table-cell table:number-columns-repeated="2" table:style-name="ce42"/>
          <table:table-cell table:number-columns-repeated="2" table:style-name="ce58"/>
          <table:table-cell office:value-type="float" office:value="2" table:formula="of:=INT([.R192]/0.25)*0.25" table:style-name="ce203">
            <text:p>2,00</text:p>
          </table:table-cell>
          <table:table-cell office:value-type="float" office:value="0.114" table:formula="of:=VLOOKUP([.R193];[BTraM.$A$184:.$N$206];2)" table:style-name="ce199">
            <text:p>0,114</text:p>
          </table:table-cell>
          <table:table-cell office:value-type="float" office:value="0.157" table:formula="of:=VLOOKUP([.R193];[BTraM.$A$184:.$N$206];3)" table:style-name="ce199">
            <text:p>0,157</text:p>
          </table:table-cell>
          <table:table-cell office:value-type="float" office:value="0.11799999999999999" table:formula="of:=VLOOKUP([.R193];[BTraM.$A$184:.$N$206];4)" table:style-name="ce199">
            <text:p>0,118</text:p>
          </table:table-cell>
          <table:table-cell office:value-type="float" office:value="0.17899999999999999" table:formula="of:=VLOOKUP([.R193];[BTraM.$A$184:.$N$206];5)" table:style-name="ce199">
            <text:p>0,179</text:p>
          </table:table-cell>
          <table:table-cell office:value-type="float" office:value="0.24" table:formula="of:=VLOOKUP([.R193];[BTraM.$A$184:.$N$206];6)" table:style-name="ce199">
            <text:p>0,240</text:p>
          </table:table-cell>
          <table:table-cell office:value-type="float" office:value="0.24466666666666664" table:formula="of:=VLOOKUP([.R193];[BTraM.$A$184:.$N$206];7)" table:style-name="ce199">
            <text:p>0,245</text:p>
          </table:table-cell>
          <table:table-cell office:value-type="float" office:value="0.24933333333333332" table:formula="of:=VLOOKUP([.R193];[BTraM.$A$184:.$N$206];8)" table:style-name="ce199">
            <text:p>0,249</text:p>
          </table:table-cell>
          <table:table-cell office:value-type="float" office:value="0.254" table:formula="of:=VLOOKUP([.R193];[BTraM.$A$184:.$N$206];9)" table:style-name="ce199">
            <text:p>0,254</text:p>
          </table:table-cell>
          <table:table-cell office:value-type="float" office:value="0.25866666666666666" table:formula="of:=VLOOKUP([.R193];[BTraM.$A$184:.$N$206];10)" table:style-name="ce199">
            <text:p>0,259</text:p>
          </table:table-cell>
          <table:table-cell office:value-type="float" office:value="0.26333333333333331" table:formula="of:=VLOOKUP([.R193];[BTraM.$A$184:.$N$206];11)" table:style-name="ce199">
            <text:p>0,263</text:p>
          </table:table-cell>
          <table:table-cell office:value-type="float" office:value="0.26800000000000002" table:formula="of:=VLOOKUP([.R193];[BTraM.$A$184:.$N$206];12)" table:style-name="ce199">
            <text:p>0,268</text:p>
          </table:table-cell>
          <table:table-cell office:value-type="float" office:value="0.27900000000000003" table:formula="of:=VLOOKUP([.R193];[BTraM.$A$184:.$N$206];13)" table:style-name="ce199">
            <text:p>0,279</text:p>
          </table:table-cell>
          <table:table-cell office:value-type="float" office:value="0" table:formula="of:=VLOOKUP([.R193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float" office:value="16" table:number-columns-spanned="1" table:number-rows-spanned="2" table:style-name="ce124">
            <text:p>16</text:p>
          </table:table-cell>
          <table:table-cell office:value-type="float" office:value="1" table:formula="of:=[.D192]" table:number-columns-spanned="1" table:number-rows-spanned="2" table:style-name="ce236">
            <text:p>1,0</text:p>
          </table:table-cell>
          <table:table-cell office:value-type="float" office:value="30" table:formula="of:=[.E193]+[.D194]" table:style-name="ce63">
            <text:p>30,0</text:p>
          </table:table-cell>
          <table:table-cell office:value-type="float" office:value="7.2246132160305114" table:formula="of:=[.E194]/[.$G$153]" table:style-name="ce85">
            <text:p>7,22</text:p>
          </table:table-cell>
          <table:table-cell office:value-type="float" office:value="90.15300000000002" table:formula="of:=[.G193]+([.D194]*[.$E$144])" table:style-name="ce90">
            <text:p>90,15</text:p>
          </table:table-cell>
          <table:table-cell office:value-type="float" office:value="91.098000000000013" table:formula="of:=([.G194]+[.G195])/2" table:number-columns-spanned="1" table:number-rows-spanned="2" table:style-name="ce224">
            <text:p>91,10</text:p>
          </table:table-cell>
          <table:table-cell office:value-type="float" office:value="0" table:formula="of:=[.AG199]" table:number-columns-spanned="2" table:number-rows-spanned="1" table:style-name="ce237">
            <text:p>0,000</text:p>
          </table:table-cell>
          <table:covered-table-cell/>
          <table:table-cell office:value-type="float" office:value="0" table:formula="of:=[.$K$164]*[.I194]" table:style-name="ce192">
            <text:p>0,00</text:p>
          </table:table-cell>
          <table:table-cell office:value-type="float" office:value="5.3014884898729506E-2" table:formula="of:=([.K194]+[.K195])/2" table:number-columns-spanned="1" table:number-rows-spanned="2" table:style-name="ce224">
            <text:p>0,05</text:p>
          </table:table-cell>
          <table:table-cell office:value-type="string" office:string-value="Tắt lún" table:formula="of:=IF([.H194]&gt;=5*[.L194];&quot;Tắt lún&quot;;[.$H$161]/[.$E$161]*[.L194]*[.D194])" table:number-columns-spanned="1" table:number-rows-spanned="2" table:style-name="ce237">
            <text:p>Tắt lún</text:p>
          </table:table-cell>
          <table:table-cell table:number-columns-repeated="2" table:style-name="ce42"/>
          <table:table-cell table:number-columns-repeated="2" table:style-name="ce58"/>
          <table:table-cell office:value-type="float" office:value="2.25" table:formula="of:=INT([.R192]/0.25)*0.25+0.25" table:style-name="ce195">
            <text:p>2,25</text:p>
          </table:table-cell>
          <table:table-cell office:value-type="float" office:value="0.1" table:formula="of:=VLOOKUP([.R194];[BTraM.$A$184:.$N$206];2)" table:style-name="ce199">
            <text:p>0,100</text:p>
          </table:table-cell>
          <table:table-cell office:value-type="float" office:value="0.13674999999999998" table:formula="of:=VLOOKUP([.R194];[BTraM.$A$184:.$N$206];3)" table:style-name="ce199">
            <text:p>0,137</text:p>
          </table:table-cell>
          <table:table-cell office:value-type="float" office:value="0.11549999999999999" table:formula="of:=VLOOKUP([.R194];[BTraM.$A$184:.$N$206];4)" table:style-name="ce199">
            <text:p>0,116</text:p>
          </table:table-cell>
          <table:table-cell office:value-type="float" office:value="0.16612499999999999" table:formula="of:=VLOOKUP([.R194];[BTraM.$A$184:.$N$206];5)" table:style-name="ce199">
            <text:p>0,166</text:p>
          </table:table-cell>
          <table:table-cell office:value-type="float" office:value="0.21675" table:formula="of:=VLOOKUP([.R194];[BTraM.$A$184:.$N$206];6)" table:style-name="ce199">
            <text:p>0,217</text:p>
          </table:table-cell>
          <table:table-cell office:value-type="float" office:value="0.22162499999999999" table:formula="of:=VLOOKUP([.R194];[BTraM.$A$184:.$N$206];7)" table:style-name="ce199">
            <text:p>0,222</text:p>
          </table:table-cell>
          <table:table-cell office:value-type="float" office:value="0.22649999999999998" table:formula="of:=VLOOKUP([.R194];[BTraM.$A$184:.$N$206];8)" table:style-name="ce199">
            <text:p>0,227</text:p>
          </table:table-cell>
          <table:table-cell office:value-type="float" office:value="0.231375" table:formula="of:=VLOOKUP([.R194];[BTraM.$A$184:.$N$206];9)" table:style-name="ce199">
            <text:p>0,231</text:p>
          </table:table-cell>
          <table:table-cell office:value-type="float" office:value="0.23624999999999999" table:formula="of:=VLOOKUP([.R194];[BTraM.$A$184:.$N$206];10)" table:style-name="ce199">
            <text:p>0,236</text:p>
          </table:table-cell>
          <table:table-cell office:value-type="float" office:value="0.24112499999999998" table:formula="of:=VLOOKUP([.R194];[BTraM.$A$184:.$N$206];11)" table:style-name="ce199">
            <text:p>0,241</text:p>
          </table:table-cell>
          <table:table-cell office:value-type="float" office:value="0.246" table:formula="of:=VLOOKUP([.R194];[BTraM.$A$184:.$N$206];12)" table:style-name="ce199">
            <text:p>0,246</text:p>
          </table:table-cell>
          <table:table-cell office:value-type="float" office:value="0.25625000000000003" table:formula="of:=VLOOKUP([.R194];[BTraM.$A$184:.$N$206];13)" table:style-name="ce199">
            <text:p>0,256</text:p>
          </table:table-cell>
          <table:table-cell office:value-type="float" office:value="0" table:formula="of:=VLOOKUP([.R194];[BTraM.$A$184:.$N$206];14)" table:style-name="ce199">
            <text:p>0,000</text:p>
          </table:table-cell>
          <table:table-cell table:style-name="ce206"/>
          <table:table-cell office:value-type="float" office:value="0.1046264979706874" table:formula="of:=[.AF192]+([.$S$163]-[.$AF$164])/([.$AG$164]-[.$AF$164])*([.AG192]-[.AF192])" table:style-name="ce207">
            <text:p>0,10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covered-table-cell/>
          <table:covered-table-cell/>
          <table:table-cell office:value-type="float" office:value="31" table:formula="of:=[.E194]+[.D194]" table:style-name="ce63">
            <text:p>31,0</text:p>
          </table:table-cell>
          <table:table-cell office:value-type="float" office:value="7.465433656564862" table:formula="of:=[.E195]/[.$G$153]" table:style-name="ce85">
            <text:p>7,47</text:p>
          </table:table-cell>
          <table:table-cell office:value-type="float" office:value="92.043000000000021" table:formula="of:=[.G194]+([.D194]*[.$E$144])" table:style-name="ce90">
            <text:p>92,04</text:p>
          </table:table-cell>
          <table:covered-table-cell/>
          <table:table-cell office:value-type="float" office:value="7.7654608630840172E-2" table:formula="of:=[.AG200]" table:number-columns-spanned="2" table:number-rows-spanned="1" table:style-name="ce237">
            <text:p>0,078</text:p>
          </table:table-cell>
          <table:covered-table-cell/>
          <table:table-cell office:value-type="float" office:value="0.10602976979745901" table:formula="of:=[.$K$164]*[.I195]" table:style-name="ce192">
            <text:p>0,11</text:p>
          </table:table-cell>
          <table:covered-table-cell/>
          <table:covered-table-cell/>
          <table:table-cell table:number-columns-repeated="2" table:style-name="ce42"/>
          <table:table-cell table:number-columns-repeated="2" table:style-name="ce58"/>
          <table:table-cell office:value-type="float" office:value="2.4082044053435037" table:formula="of:=[.F174]" table:style-name="ce198">
            <text:p>2,41</text:p>
          </table:table-cell>
          <table:table-cell office:value-type="float" office:value="9.1140553300763802E-2" table:formula="of:=[.S197]+([.R197]-[.R195])/([.R197]-[.R196])*([.S196]-[.S197])" table:style-name="ce208">
            <text:p>0,091</text:p>
          </table:table-cell>
          <table:table-cell office:value-type="float" office:value="0.1239354431671762" table:formula="of:=[.T197]+([.R197]-[.R195])/([.R197]-[.R196])*([.T196]-[.T197])" table:style-name="ce208">
            <text:p>0,124</text:p>
          </table:table-cell>
          <table:table-cell office:value-type="float" office:value="0.11391795594656495" table:formula="of:=[.U197]+([.R197]-[.R195])/([.R197]-[.R196])*([.U196]-[.U197])" table:style-name="ce208">
            <text:p>0,114</text:p>
          </table:table-cell>
          <table:table-cell office:value-type="float" office:value="0.15797747312480956" table:formula="of:=[.V197]+([.R197]-[.R195])/([.R197]-[.R196])*([.V196]-[.V197])" table:style-name="ce208">
            <text:p>0,158</text:p>
          </table:table-cell>
          <table:table-cell office:value-type="float" office:value="0.20203699030305416" table:formula="of:=[.W197]+([.R197]-[.R195])/([.R197]-[.R196])*([.W196]-[.W197])" table:style-name="ce208">
            <text:p>0,202</text:p>
          </table:table-cell>
          <table:table-cell office:value-type="float" office:value="0.20704382730750709" table:formula="of:=[.X197]+([.R197]-[.R195])/([.R197]-[.R196])*([.X196]-[.X197])" table:style-name="ce208">
            <text:p>0,207</text:p>
          </table:table-cell>
          <table:table-cell office:value-type="float" office:value="0.21205066431195999" table:formula="of:=[.Y197]+([.R197]-[.R195])/([.R197]-[.R196])*([.Y196]-[.Y197])" table:style-name="ce208">
            <text:p>0,212</text:p>
          </table:table-cell>
          <table:table-cell office:value-type="float" office:value="0.21705750131641291" table:formula="of:=[.Z197]+([.R197]-[.R195])/([.R197]-[.R196])*([.Z196]-[.Z197])" table:style-name="ce208">
            <text:p>0,217</text:p>
          </table:table-cell>
          <table:table-cell office:value-type="float" office:value="0.22206433832086583" table:formula="of:=[.AA197]+([.R197]-[.R195])/([.R197]-[.R196])*([.AA196]-[.AA197])" table:style-name="ce208">
            <text:p>0,222</text:p>
          </table:table-cell>
          <table:table-cell office:value-type="float" office:value="0.22707117532531873" table:formula="of:=[.AB197]+([.R197]-[.R195])/([.R197]-[.R196])*([.AB196]-[.AB197])" table:style-name="ce208">
            <text:p>0,227</text:p>
          </table:table-cell>
          <table:table-cell office:value-type="float" office:value="0.23207801232977168" table:formula="of:=[.AC197]+([.R197]-[.R195])/([.R197]-[.R196])*([.AC196]-[.AC197])" table:style-name="ce208">
            <text:p>0,232</text:p>
          </table:table-cell>
          <table:table-cell office:value-type="float" office:value="0.24185339911374118" table:formula="of:=[.AD197]+([.R197]-[.R195])/([.R197]-[.R196])*([.AD196]-[.AD197])" table:style-name="ce208">
            <text:p>0,242</text:p>
          </table:table-cell>
          <table:table-cell office:value-type="float" office:value="0" table:formula="of:=[.AE197]+([.R197]-[.R195])/([.R197]-[.R196])*([.AE196]-[.AE197])" table:style-name="ce208">
            <text:p>0,000</text:p>
          </table:table-cell>
          <table:table-cell office:value-type="float" office:value="9.1140553300763802E-2" table:formula="of:=HLOOKUP([.$AF$164];[.$R$164:.$AE$257];MATCH([.R195];[.$R$164:.$R$257];0))" table:style-name="ce201">
            <text:p>0,091</text:p>
          </table:table-cell>
          <table:table-cell office:value-type="float" office:value="0.1239354431671762" table:formula="of:=HLOOKUP([.$AG$164];[.$R$164:.$AE$257];MATCH([.R195];[.$R$164:.$R$257];0))" table:style-name="ce202">
            <text:p>0,124</text:p>
          </table:table-cell>
          <table:table-cell table:number-columns-repeated="7" table:style-name="ce42"/>
          <table:table-cell table:number-columns-repeated="16344"/>
        </table:table-row>
        <table:table-row table:style-name="ro9">
          <table:table-cell table:style-name="ce48"/>
          <table:table-cell table:style-name="ce101"/>
          <table:table-cell table:number-columns-repeated="13" table:style-name="ce42"/>
          <table:table-cell table:number-columns-repeated="2" table:style-name="ce58"/>
          <table:table-cell office:value-type="float" office:value="2.25" table:formula="of:=INT([.R195]/0.25)*0.25" table:style-name="ce203">
            <text:p>2,25</text:p>
          </table:table-cell>
          <table:table-cell office:value-type="float" office:value="0.1" table:formula="of:=VLOOKUP([.R196];[BTraM.$A$184:.$N$206];2)" table:style-name="ce199">
            <text:p>0,100</text:p>
          </table:table-cell>
          <table:table-cell office:value-type="float" office:value="0.13674999999999998" table:formula="of:=VLOOKUP([.R196];[BTraM.$A$184:.$N$206];3)" table:style-name="ce199">
            <text:p>0,137</text:p>
          </table:table-cell>
          <table:table-cell office:value-type="float" office:value="0.11549999999999999" table:formula="of:=VLOOKUP([.R196];[BTraM.$A$184:.$N$206];4)" table:style-name="ce199">
            <text:p>0,116</text:p>
          </table:table-cell>
          <table:table-cell office:value-type="float" office:value="0.16612499999999999" table:formula="of:=VLOOKUP([.R196];[BTraM.$A$184:.$N$206];5)" table:style-name="ce199">
            <text:p>0,166</text:p>
          </table:table-cell>
          <table:table-cell office:value-type="float" office:value="0.21675" table:formula="of:=VLOOKUP([.R196];[BTraM.$A$184:.$N$206];6)" table:style-name="ce199">
            <text:p>0,217</text:p>
          </table:table-cell>
          <table:table-cell office:value-type="float" office:value="0.22162499999999999" table:formula="of:=VLOOKUP([.R196];[BTraM.$A$184:.$N$206];7)" table:style-name="ce199">
            <text:p>0,222</text:p>
          </table:table-cell>
          <table:table-cell office:value-type="float" office:value="0.22649999999999998" table:formula="of:=VLOOKUP([.R196];[BTraM.$A$184:.$N$206];8)" table:style-name="ce199">
            <text:p>0,227</text:p>
          </table:table-cell>
          <table:table-cell office:value-type="float" office:value="0.231375" table:formula="of:=VLOOKUP([.R196];[BTraM.$A$184:.$N$206];9)" table:style-name="ce199">
            <text:p>0,231</text:p>
          </table:table-cell>
          <table:table-cell office:value-type="float" office:value="0.23624999999999999" table:formula="of:=VLOOKUP([.R196];[BTraM.$A$184:.$N$206];10)" table:style-name="ce199">
            <text:p>0,236</text:p>
          </table:table-cell>
          <table:table-cell office:value-type="float" office:value="0.24112499999999998" table:formula="of:=VLOOKUP([.R196];[BTraM.$A$184:.$N$206];11)" table:style-name="ce199">
            <text:p>0,241</text:p>
          </table:table-cell>
          <table:table-cell office:value-type="float" office:value="0.246" table:formula="of:=VLOOKUP([.R196];[BTraM.$A$184:.$N$206];12)" table:style-name="ce199">
            <text:p>0,246</text:p>
          </table:table-cell>
          <table:table-cell office:value-type="float" office:value="0.25625000000000003" table:formula="of:=VLOOKUP([.R196];[BTraM.$A$184:.$N$206];13)" table:style-name="ce199">
            <text:p>0,256</text:p>
          </table:table-cell>
          <table:table-cell office:value-type="float" office:value="0" table:formula="of:=VLOOKUP([.R196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8">
            <text:p>Điều kiện tắt lún: szi = ko.sgl <text:s/>Ê <text:s/>5.sbt ị nền tắt lún tại điểm</text:p>
          </table:table-cell>
          <table:table-cell table:style-name="ce95"/>
          <table:table-cell table:number-columns-repeated="3" table:style-name="ce93"/>
          <table:table-cell table:style-name="ce106"/>
          <table:table-cell table:style-name="ce95"/>
          <table:table-cell table:style-name="ce93"/>
          <table:table-cell table:style-name="ce42"/>
          <table:table-cell office:value-type="float" office:value="1" table:formula="of:=MATCH(&quot;Tắt lún&quot;;[.P165:.P180];0)" table:style-name="ce209">
            <text:p>1</text:p>
          </table:table-cell>
          <table:table-cell table:style-name="ce93"/>
          <table:table-cell table:number-columns-repeated="2" table:style-name="ce42"/>
          <table:table-cell table:number-columns-repeated="2" table:style-name="ce58"/>
          <table:table-cell office:value-type="float" office:value="2.5" table:formula="of:=INT([.R195]/0.25)*0.25+0.25" table:style-name="ce195">
            <text:p>2,50</text:p>
          </table:table-cell>
          <table:table-cell office:value-type="float" office:value="8.6000000000000007E-2" table:formula="of:=VLOOKUP([.R197];[BTraM.$A$184:.$N$206];2)" table:style-name="ce199">
            <text:p>0,086</text:p>
          </table:table-cell>
          <table:table-cell office:value-type="float" office:value="0.11649999999999999" table:formula="of:=VLOOKUP([.R197];[BTraM.$A$184:.$N$206];3)" table:style-name="ce199">
            <text:p>0,117</text:p>
          </table:table-cell>
          <table:table-cell office:value-type="float" office:value="0.11299999999999999" table:formula="of:=VLOOKUP([.R197];[BTraM.$A$184:.$N$206];4)" table:style-name="ce199">
            <text:p>0,113</text:p>
          </table:table-cell>
          <table:table-cell office:value-type="float" office:value="0.15325" table:formula="of:=VLOOKUP([.R197];[BTraM.$A$184:.$N$206];5)" table:style-name="ce199">
            <text:p>0,153</text:p>
          </table:table-cell>
          <table:table-cell office:value-type="float" office:value="0.19350000000000001" table:formula="of:=VLOOKUP([.R197];[BTraM.$A$184:.$N$206];6)" table:style-name="ce199">
            <text:p>0,194</text:p>
          </table:table-cell>
          <table:table-cell office:value-type="float" office:value="0.19858333333333333" table:formula="of:=VLOOKUP([.R197];[BTraM.$A$184:.$N$206];7)" table:style-name="ce199">
            <text:p>0,199</text:p>
          </table:table-cell>
          <table:table-cell office:value-type="float" office:value="0.20366666666666666" table:formula="of:=VLOOKUP([.R197];[BTraM.$A$184:.$N$206];8)" table:style-name="ce199">
            <text:p>0,204</text:p>
          </table:table-cell>
          <table:table-cell office:value-type="float" office:value="0.20874999999999999" table:formula="of:=VLOOKUP([.R197];[BTraM.$A$184:.$N$206];9)" table:style-name="ce199">
            <text:p>0,209</text:p>
          </table:table-cell>
          <table:table-cell office:value-type="float" office:value="0.21383333333333332" table:formula="of:=VLOOKUP([.R197];[BTraM.$A$184:.$N$206];10)" table:style-name="ce199">
            <text:p>0,214</text:p>
          </table:table-cell>
          <table:table-cell office:value-type="float" office:value="0.21891666666666665" table:formula="of:=VLOOKUP([.R197];[BTraM.$A$184:.$N$206];11)" table:style-name="ce199">
            <text:p>0,219</text:p>
          </table:table-cell>
          <table:table-cell office:value-type="float" office:value="0.224" table:formula="of:=VLOOKUP([.R197];[BTraM.$A$184:.$N$206];12)" table:style-name="ce199">
            <text:p>0,224</text:p>
          </table:table-cell>
          <table:table-cell office:value-type="float" office:value="0.23350000000000001" table:formula="of:=VLOOKUP([.R197];[BTraM.$A$184:.$N$206];13)" table:style-name="ce199">
            <text:p>0,234</text:p>
          </table:table-cell>
          <table:table-cell office:value-type="float" office:value="0" table:formula="of:=VLOOKUP([.R197];[BTraM.$A$184:.$N$206];14)" table:style-name="ce199">
            <text:p>0,000</text:p>
          </table:table-cell>
          <table:table-cell table:style-name="ce206"/>
          <table:table-cell office:value-type="float" office:value="9.1140553300763802E-2" table:formula="of:=[.AF195]+([.$S$163]-[.$AF$164])/([.$AG$164]-[.$AF$164])*([.AG195]-[.AF195])" table:style-name="ce207">
            <text:p>0,091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office:value-type="string" table:style-name="ce48">
            <text:p>Vậy tổng độ lún S =</text:p>
          </table:table-cell>
          <table:table-cell table:number-columns-repeated="2" table:style-name="ce42"/>
          <table:table-cell office:value-type="float" office:value="0" table:formula="of:=SUM([.M164:.M195])" table:style-name="ce169">
            <text:p>0,000</text:p>
          </table:table-cell>
          <table:table-cell office:value-type="string" office:string-value="(m)&lt; [S]=" table:formula="of:=IF([.F198]&gt;=[.H198];&quot;(m)&gt; [S]=&quot;;&quot;(m)&lt; [S]=&quot;)" table:style-name="ce48">
            <text:p>(m)&lt; [S]=</text:p>
          </table:table-cell>
          <table:table-cell office:value-type="float" office:value="0.08" table:style-name="ce210">
            <text:p>0,080</text:p>
          </table:table-cell>
          <table:table-cell office:value-type="string" table:style-name="ce42">
            <text:p>(m)Þ</text:p>
          </table:table-cell>
          <table:table-cell office:value-type="string" office:string-value=" --&gt;Thoả mãn ĐK lún." table:formula="of:=IF([.F198]&gt;[.H198];&quot;không thoả mãn điều kiện lún.&quot;;&quot; --&gt;Thoả mãn ĐK lún.&quot;)" table:style-name="ce188">
            <text:p><text:s/>--&gt;Thoả mãn ĐK lún.</text:p>
          </table:table-cell>
          <table:table-cell table:style-name="ce42"/>
          <table:table-cell table:number-columns-repeated="2" table:style-name="ce93"/>
          <table:table-cell table:number-columns-repeated="2" table:style-name="ce42"/>
          <table:table-cell table:number-columns-repeated="2" table:style-name="ce58"/>
          <table:table-cell office:value-type="float" office:value="2.6490248458778543" table:formula="of:=[.F175]" table:style-name="ce198">
            <text:p>2,65</text:p>
          </table:table-cell>
          <table:table-cell office:value-type="float" office:value="7.7654608630840172E-2" table:formula="of:=[.S200]+([.R200]-[.R198])/([.R200]-[.R199])*([.S199]-[.S200])" table:style-name="ce208">
            <text:p>0,078</text:p>
          </table:table-cell>
          <table:table-cell office:value-type="float" office:value="0.1044289874838938" table:formula="of:=[.T200]+([.R200]-[.R198])/([.R200]-[.R199])*([.T199]-[.T200])" table:style-name="ce208">
            <text:p>0,104</text:p>
          </table:table-cell>
          <table:table-cell office:value-type="float" office:value="0.11150975154122145" table:formula="of:=[.U200]+([.R200]-[.R198])/([.R200]-[.R199])*([.U199]-[.U200])" table:style-name="ce208">
            <text:p>0,112</text:p>
          </table:table-cell>
          <table:table-cell office:value-type="float" office:value="0.14557522043729051" table:formula="of:=[.V200]+([.R200]-[.R198])/([.R200]-[.R199])*([.V199]-[.V200])" table:style-name="ce208">
            <text:p>0,146</text:p>
          </table:table-cell>
          <table:table-cell office:value-type="float" office:value="0.17964068933335955" table:formula="of:=[.W200]+([.R200]-[.R198])/([.R200]-[.R199])*([.W199]-[.W200])" table:style-name="ce208">
            <text:p>0,180</text:p>
          </table:table-cell>
          <table:table-cell office:value-type="float" office:value="0.18484821003825774" table:formula="of:=[.X200]+([.R200]-[.R198])/([.R200]-[.R199])*([.X199]-[.X200])" table:style-name="ce208">
            <text:p>0,185</text:p>
          </table:table-cell>
          <table:table-cell office:value-type="float" office:value="0.19005573074315599" table:formula="of:=[.Y200]+([.R200]-[.R198])/([.R200]-[.R199])*([.Y199]-[.Y200])" table:style-name="ce208">
            <text:p>0,190</text:p>
          </table:table-cell>
          <table:table-cell office:value-type="float" office:value="0.19526325144805418" table:formula="of:=[.Z200]+([.R200]-[.R198])/([.R200]-[.R199])*([.Z199]-[.Z200])" table:style-name="ce208">
            <text:p>0,195</text:p>
          </table:table-cell>
          <table:table-cell office:value-type="float" office:value="0.20047077215295239" table:formula="of:=[.AA200]+([.R200]-[.R198])/([.R200]-[.R199])*([.AA199]-[.AA200])" table:style-name="ce208">
            <text:p>0,200</text:p>
          </table:table-cell>
          <table:table-cell office:value-type="float" office:value="0.20567829285785061" table:formula="of:=[.AB200]+([.R200]-[.R198])/([.R200]-[.R199])*([.AB199]-[.AB200])" table:style-name="ce208">
            <text:p>0,206</text:p>
          </table:table-cell>
          <table:table-cell office:value-type="float" office:value="0.21088581356274883" table:formula="of:=[.AC200]+([.R200]-[.R198])/([.R200]-[.R199])*([.AC199]-[.AC200])" table:style-name="ce208">
            <text:p>0,211</text:p>
          </table:table-cell>
          <table:table-cell office:value-type="float" office:value="0.21993873902511527" table:formula="of:=[.AD200]+([.R200]-[.R198])/([.R200]-[.R199])*([.AD199]-[.AD200])" table:style-name="ce208">
            <text:p>0,220</text:p>
          </table:table-cell>
          <table:table-cell office:value-type="float" office:value="0" table:formula="of:=[.AE200]+([.R200]-[.R198])/([.R200]-[.R199])*([.AE199]-[.AE200])" table:style-name="ce208">
            <text:p>0,000</text:p>
          </table:table-cell>
          <table:table-cell office:value-type="float" office:value="7.7654608630840172E-2" table:formula="of:=HLOOKUP([.$AF$164];[.$R$164:.$AE$257];MATCH([.R198];[.$R$164:.$R$257];0))" table:style-name="ce201">
            <text:p>0,078</text:p>
          </table:table-cell>
          <table:table-cell office:value-type="float" office:value="0.1044289874838938" table:formula="of:=HLOOKUP([.$AG$164];[.$R$164:.$AE$257];MATCH([.R198];[.$R$164:.$R$257];0))" table:style-name="ce202">
            <text:p>0,104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number-columns-repeated="4" table:style-name="ce101"/>
          <table:table-cell table:style-name="ce46"/>
          <table:table-cell table:style-name="ce186"/>
          <table:table-cell table:style-name="ce53"/>
          <table:table-cell table:style-name="ce42"/>
          <table:table-cell table:style-name="ce70"/>
          <table:table-cell table:number-columns-repeated="2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2.5" table:formula="of:=INT([.R198]/0.25)*0.25" table:style-name="ce203">
            <text:p>2,50</text:p>
          </table:table-cell>
          <table:table-cell office:value-type="float" office:value="8.6000000000000007E-2" table:formula="of:=VLOOKUP([.R199];[BTraM.$A$184:.$N$206];2)" table:style-name="ce199">
            <text:p>0,086</text:p>
          </table:table-cell>
          <table:table-cell office:value-type="float" office:value="0.11649999999999999" table:formula="of:=VLOOKUP([.R199];[BTraM.$A$184:.$N$206];3)" table:style-name="ce199">
            <text:p>0,117</text:p>
          </table:table-cell>
          <table:table-cell office:value-type="float" office:value="0.11299999999999999" table:formula="of:=VLOOKUP([.R199];[BTraM.$A$184:.$N$206];4)" table:style-name="ce199">
            <text:p>0,113</text:p>
          </table:table-cell>
          <table:table-cell office:value-type="float" office:value="0.15325" table:formula="of:=VLOOKUP([.R199];[BTraM.$A$184:.$N$206];5)" table:style-name="ce199">
            <text:p>0,153</text:p>
          </table:table-cell>
          <table:table-cell office:value-type="float" office:value="0.19350000000000001" table:formula="of:=VLOOKUP([.R199];[BTraM.$A$184:.$N$206];6)" table:style-name="ce199">
            <text:p>0,194</text:p>
          </table:table-cell>
          <table:table-cell office:value-type="float" office:value="0.19858333333333333" table:formula="of:=VLOOKUP([.R199];[BTraM.$A$184:.$N$206];7)" table:style-name="ce199">
            <text:p>0,199</text:p>
          </table:table-cell>
          <table:table-cell office:value-type="float" office:value="0.20366666666666666" table:formula="of:=VLOOKUP([.R199];[BTraM.$A$184:.$N$206];8)" table:style-name="ce199">
            <text:p>0,204</text:p>
          </table:table-cell>
          <table:table-cell office:value-type="float" office:value="0.20874999999999999" table:formula="of:=VLOOKUP([.R199];[BTraM.$A$184:.$N$206];9)" table:style-name="ce199">
            <text:p>0,209</text:p>
          </table:table-cell>
          <table:table-cell office:value-type="float" office:value="0.21383333333333332" table:formula="of:=VLOOKUP([.R199];[BTraM.$A$184:.$N$206];10)" table:style-name="ce199">
            <text:p>0,214</text:p>
          </table:table-cell>
          <table:table-cell office:value-type="float" office:value="0.21891666666666665" table:formula="of:=VLOOKUP([.R199];[BTraM.$A$184:.$N$206];11)" table:style-name="ce199">
            <text:p>0,219</text:p>
          </table:table-cell>
          <table:table-cell office:value-type="float" office:value="0.224" table:formula="of:=VLOOKUP([.R199];[BTraM.$A$184:.$N$206];12)" table:style-name="ce199">
            <text:p>0,224</text:p>
          </table:table-cell>
          <table:table-cell office:value-type="float" office:value="0.23350000000000001" table:formula="of:=VLOOKUP([.R199];[BTraM.$A$184:.$N$206];13)" table:style-name="ce199">
            <text:p>0,234</text:p>
          </table:table-cell>
          <table:table-cell office:value-type="float" office:value="0" table:formula="of:=VLOOKUP([.R199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3" table:style-name="ce42"/>
          <table:table-cell table:style-name="ce101"/>
          <table:table-cell table:style-name="ce186"/>
          <table:table-cell table:style-name="ce53"/>
          <table:table-cell table:style-name="ce42"/>
          <table:table-cell table:style-name="ce70"/>
          <table:table-cell table:number-columns-repeated="2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2.75" table:formula="of:=INT([.R198]/0.25)*0.25+0.25" table:style-name="ce195">
            <text:p>2,75</text:p>
          </table:table-cell>
          <table:table-cell office:value-type="float" office:value="7.2000000000000008E-2" table:formula="of:=VLOOKUP([.R200];[BTraM.$A$184:.$N$206];2)" table:style-name="ce199">
            <text:p>0,072</text:p>
          </table:table-cell>
          <table:table-cell office:value-type="float" office:value="9.6250000000000002E-2" table:formula="of:=VLOOKUP([.R200];[BTraM.$A$184:.$N$206];3)" table:style-name="ce199">
            <text:p>0,096</text:p>
          </table:table-cell>
          <table:table-cell office:value-type="float" office:value="0.11049999999999999" table:formula="of:=VLOOKUP([.R200];[BTraM.$A$184:.$N$206];4)" table:style-name="ce199">
            <text:p>0,111</text:p>
          </table:table-cell>
          <table:table-cell office:value-type="float" office:value="0.140375" table:formula="of:=VLOOKUP([.R200];[BTraM.$A$184:.$N$206];5)" table:style-name="ce199">
            <text:p>0,140</text:p>
          </table:table-cell>
          <table:table-cell office:value-type="float" office:value="0.17025000000000001" table:formula="of:=VLOOKUP([.R200];[BTraM.$A$184:.$N$206];6)" table:style-name="ce199">
            <text:p>0,170</text:p>
          </table:table-cell>
          <table:table-cell office:value-type="float" office:value="0.17554166666666665" table:formula="of:=VLOOKUP([.R200];[BTraM.$A$184:.$N$206];7)" table:style-name="ce199">
            <text:p>0,176</text:p>
          </table:table-cell>
          <table:table-cell office:value-type="float" office:value="0.18083333333333335" table:formula="of:=VLOOKUP([.R200];[BTraM.$A$184:.$N$206];8)" table:style-name="ce199">
            <text:p>0,181</text:p>
          </table:table-cell>
          <table:table-cell office:value-type="float" office:value="0.18612499999999998" table:formula="of:=VLOOKUP([.R200];[BTraM.$A$184:.$N$206];9)" table:style-name="ce199">
            <text:p>0,186</text:p>
          </table:table-cell>
          <table:table-cell office:value-type="float" office:value="0.19141666666666665" table:formula="of:=VLOOKUP([.R200];[BTraM.$A$184:.$N$206];10)" table:style-name="ce199">
            <text:p>0,191</text:p>
          </table:table-cell>
          <table:table-cell office:value-type="float" office:value="0.19670833333333332" table:formula="of:=VLOOKUP([.R200];[BTraM.$A$184:.$N$206];11)" table:style-name="ce199">
            <text:p>0,197</text:p>
          </table:table-cell>
          <table:table-cell office:value-type="float" office:value="0.20200000000000001" table:formula="of:=VLOOKUP([.R200];[BTraM.$A$184:.$N$206];12)" table:style-name="ce199">
            <text:p>0,202</text:p>
          </table:table-cell>
          <table:table-cell office:value-type="float" office:value="0.21074999999999999" table:formula="of:=VLOOKUP([.R200];[BTraM.$A$184:.$N$206];13)" table:style-name="ce199">
            <text:p>0,211</text:p>
          </table:table-cell>
          <table:table-cell office:value-type="float" office:value="0" table:formula="of:=VLOOKUP([.R200];[BTraM.$A$184:.$N$206];14)" table:style-name="ce199">
            <text:p>0,000</text:p>
          </table:table-cell>
          <table:table-cell table:style-name="ce206"/>
          <table:table-cell office:value-type="float" office:value="7.7654608630840172E-2" table:formula="of:=[.AF198]+([.$S$163]-[.$AF$164])/([.$AG$164]-[.$AF$164])*([.AG198]-[.AF198])" table:style-name="ce207">
            <text:p>0,07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2.8898452864122048" table:formula="of:=[.F176]" table:style-name="ce198">
            <text:p>2,89</text:p>
          </table:table-cell>
          <table:table-cell office:value-type="float" office:value="6.4168663960916528E-2" table:formula="of:=[.S203]+([.R203]-[.R201])/([.R203]-[.R202])*([.S202]-[.S203])" table:style-name="ce208">
            <text:p>0,064</text:p>
          </table:table-cell>
          <table:table-cell office:value-type="float" office:value="8.4922531800611406E-2" table:formula="of:=[.T203]+([.R203]-[.R201])/([.R203]-[.R202])*([.T202]-[.T203])" table:style-name="ce208">
            <text:p>0,085</text:p>
          </table:table-cell>
          <table:table-cell office:value-type="float" office:value="0.10910154713587794" table:formula="of:=[.U203]+([.R203]-[.R201])/([.R203]-[.R202])*([.U202]-[.U203])" table:style-name="ce208">
            <text:p>0,109</text:p>
          </table:table-cell>
          <table:table-cell office:value-type="float" office:value="0.13317296774977144" table:formula="of:=[.V203]+([.R203]-[.R201])/([.R203]-[.R202])*([.V202]-[.V203])" table:style-name="ce208">
            <text:p>0,133</text:p>
          </table:table-cell>
          <table:table-cell office:value-type="float" office:value="0.15724438836366494" table:formula="of:=[.W203]+([.R203]-[.R201])/([.R203]-[.R202])*([.W202]-[.W203])" table:style-name="ce208">
            <text:p>0,157</text:p>
          </table:table-cell>
          <table:table-cell office:value-type="float" office:value="0.16265259276900845" table:formula="of:=[.X203]+([.R203]-[.R201])/([.R203]-[.R202])*([.X202]-[.X203])" table:style-name="ce208">
            <text:p>0,163</text:p>
          </table:table-cell>
          <table:table-cell office:value-type="float" office:value="0.16806079717435196" table:formula="of:=[.Y203]+([.R203]-[.R201])/([.R203]-[.R202])*([.Y202]-[.Y203])" table:style-name="ce208">
            <text:p>0,168</text:p>
          </table:table-cell>
          <table:table-cell office:value-type="float" office:value="0.17346900157969544" table:formula="of:=[.Z203]+([.R203]-[.R201])/([.R203]-[.R202])*([.Z202]-[.Z203])" table:style-name="ce208">
            <text:p>0,173</text:p>
          </table:table-cell>
          <table:table-cell office:value-type="float" office:value="0.17887720598503895" table:formula="of:=[.AA203]+([.R203]-[.R201])/([.R203]-[.R202])*([.AA202]-[.AA203])" table:style-name="ce208">
            <text:p>0,179</text:p>
          </table:table-cell>
          <table:table-cell office:value-type="float" office:value="0.18428541039038246" table:formula="of:=[.AB203]+([.R203]-[.R201])/([.R203]-[.R202])*([.AB202]-[.AB203])" table:style-name="ce208">
            <text:p>0,184</text:p>
          </table:table-cell>
          <table:table-cell office:value-type="float" office:value="0.18969361479572597" table:formula="of:=[.AC203]+([.R203]-[.R201])/([.R203]-[.R202])*([.AC202]-[.AC203])" table:style-name="ce208">
            <text:p>0,190</text:p>
          </table:table-cell>
          <table:table-cell office:value-type="float" office:value="0.19802407893648935" table:formula="of:=[.AD203]+([.R203]-[.R201])/([.R203]-[.R202])*([.AD202]-[.AD203])" table:style-name="ce208">
            <text:p>0,198</text:p>
          </table:table-cell>
          <table:table-cell office:value-type="float" office:value="0" table:formula="of:=[.AE203]+([.R203]-[.R201])/([.R203]-[.R202])*([.AE202]-[.AE203])" table:style-name="ce208">
            <text:p>0,000</text:p>
          </table:table-cell>
          <table:table-cell office:value-type="float" office:value="6.4168663960916528E-2" table:formula="of:=HLOOKUP([.$AF$164];[.$R$164:.$AE$257];MATCH([.R201];[.$R$164:.$R$257];0))" table:style-name="ce201">
            <text:p>0,064</text:p>
          </table:table-cell>
          <table:table-cell office:value-type="float" office:value="8.4922531800611406E-2" table:formula="of:=HLOOKUP([.$AG$164];[.$R$164:.$AE$257];MATCH([.R201];[.$R$164:.$R$257];0))" table:style-name="ce202">
            <text:p>0,08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2.75" table:formula="of:=INT([.R201]/0.25)*0.25" table:style-name="ce203">
            <text:p>2,75</text:p>
          </table:table-cell>
          <table:table-cell office:value-type="float" office:value="7.2000000000000008E-2" table:formula="of:=VLOOKUP([.R202];[BTraM.$A$184:.$N$206];2)" table:style-name="ce199">
            <text:p>0,072</text:p>
          </table:table-cell>
          <table:table-cell office:value-type="float" office:value="9.6250000000000002E-2" table:formula="of:=VLOOKUP([.R202];[BTraM.$A$184:.$N$206];3)" table:style-name="ce199">
            <text:p>0,096</text:p>
          </table:table-cell>
          <table:table-cell office:value-type="float" office:value="0.11049999999999999" table:formula="of:=VLOOKUP([.R202];[BTraM.$A$184:.$N$206];4)" table:style-name="ce199">
            <text:p>0,111</text:p>
          </table:table-cell>
          <table:table-cell office:value-type="float" office:value="0.140375" table:formula="of:=VLOOKUP([.R202];[BTraM.$A$184:.$N$206];5)" table:style-name="ce199">
            <text:p>0,140</text:p>
          </table:table-cell>
          <table:table-cell office:value-type="float" office:value="0.17025000000000001" table:formula="of:=VLOOKUP([.R202];[BTraM.$A$184:.$N$206];6)" table:style-name="ce199">
            <text:p>0,170</text:p>
          </table:table-cell>
          <table:table-cell office:value-type="float" office:value="0.17554166666666665" table:formula="of:=VLOOKUP([.R202];[BTraM.$A$184:.$N$206];7)" table:style-name="ce199">
            <text:p>0,176</text:p>
          </table:table-cell>
          <table:table-cell office:value-type="float" office:value="0.18083333333333335" table:formula="of:=VLOOKUP([.R202];[BTraM.$A$184:.$N$206];8)" table:style-name="ce199">
            <text:p>0,181</text:p>
          </table:table-cell>
          <table:table-cell office:value-type="float" office:value="0.18612499999999998" table:formula="of:=VLOOKUP([.R202];[BTraM.$A$184:.$N$206];9)" table:style-name="ce199">
            <text:p>0,186</text:p>
          </table:table-cell>
          <table:table-cell office:value-type="float" office:value="0.19141666666666665" table:formula="of:=VLOOKUP([.R202];[BTraM.$A$184:.$N$206];10)" table:style-name="ce199">
            <text:p>0,191</text:p>
          </table:table-cell>
          <table:table-cell office:value-type="float" office:value="0.19670833333333332" table:formula="of:=VLOOKUP([.R202];[BTraM.$A$184:.$N$206];11)" table:style-name="ce199">
            <text:p>0,197</text:p>
          </table:table-cell>
          <table:table-cell office:value-type="float" office:value="0.20200000000000001" table:formula="of:=VLOOKUP([.R202];[BTraM.$A$184:.$N$206];12)" table:style-name="ce199">
            <text:p>0,202</text:p>
          </table:table-cell>
          <table:table-cell office:value-type="float" office:value="0.21074999999999999" table:formula="of:=VLOOKUP([.R202];[BTraM.$A$184:.$N$206];13)" table:style-name="ce199">
            <text:p>0,211</text:p>
          </table:table-cell>
          <table:table-cell office:value-type="float" office:value="0" table:formula="of:=VLOOKUP([.R202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" table:formula="of:=INT([.R201]/0.25)*0.25+0.25" table:style-name="ce195">
            <text:p>3,00</text:p>
          </table:table-cell>
          <table:table-cell office:value-type="float" office:value="5.8000000000000003E-2" table:formula="of:=VLOOKUP([.R203];[BTraM.$A$184:.$N$206];2)" table:style-name="ce199">
            <text:p>0,058</text:p>
          </table:table-cell>
          <table:table-cell office:value-type="float" office:value="7.5999999999999998E-2" table:formula="of:=VLOOKUP([.R203];[BTraM.$A$184:.$N$206];3)" table:style-name="ce199">
            <text:p>0,076</text:p>
          </table:table-cell>
          <table:table-cell office:value-type="float" office:value="0.108" table:formula="of:=VLOOKUP([.R203];[BTraM.$A$184:.$N$206];4)" table:style-name="ce199">
            <text:p>0,108</text:p>
          </table:table-cell>
          <table:table-cell office:value-type="float" office:value="0.1275" table:formula="of:=VLOOKUP([.R203];[BTraM.$A$184:.$N$206];5)" table:style-name="ce199">
            <text:p>0,128</text:p>
          </table:table-cell>
          <table:table-cell office:value-type="float" office:value="0.14699999999999999" table:formula="of:=VLOOKUP([.R203];[BTraM.$A$184:.$N$206];6)" table:style-name="ce199">
            <text:p>0,147</text:p>
          </table:table-cell>
          <table:table-cell office:value-type="float" office:value="0.1525" table:formula="of:=VLOOKUP([.R203];[BTraM.$A$184:.$N$206];7)" table:style-name="ce199">
            <text:p>0,153</text:p>
          </table:table-cell>
          <table:table-cell office:value-type="float" office:value="0.158" table:formula="of:=VLOOKUP([.R203];[BTraM.$A$184:.$N$206];8)" table:style-name="ce199">
            <text:p>0,158</text:p>
          </table:table-cell>
          <table:table-cell office:value-type="float" office:value="0.16349999999999998" table:formula="of:=VLOOKUP([.R203];[BTraM.$A$184:.$N$206];9)" table:style-name="ce199">
            <text:p>0,164</text:p>
          </table:table-cell>
          <table:table-cell office:value-type="float" office:value="0.16899999999999998" table:formula="of:=VLOOKUP([.R203];[BTraM.$A$184:.$N$206];10)" table:style-name="ce199">
            <text:p>0,169</text:p>
          </table:table-cell>
          <table:table-cell office:value-type="float" office:value="0.17449999999999999" table:formula="of:=VLOOKUP([.R203];[BTraM.$A$184:.$N$206];11)" table:style-name="ce199">
            <text:p>0,175</text:p>
          </table:table-cell>
          <table:table-cell office:value-type="float" office:value="0.18" table:formula="of:=VLOOKUP([.R203];[BTraM.$A$184:.$N$206];12)" table:style-name="ce199">
            <text:p>0,180</text:p>
          </table:table-cell>
          <table:table-cell office:value-type="float" office:value="0.188" table:formula="of:=VLOOKUP([.R203];[BTraM.$A$184:.$N$206];13)" table:style-name="ce199">
            <text:p>0,188</text:p>
          </table:table-cell>
          <table:table-cell office:value-type="float" office:value="0" table:formula="of:=VLOOKUP([.R203];[BTraM.$A$184:.$N$206];14)" table:style-name="ce199">
            <text:p>0,000</text:p>
          </table:table-cell>
          <table:table-cell table:style-name="ce206"/>
          <table:table-cell office:value-type="float" office:value="6.4168663960916528E-2" table:formula="of:=[.AF201]+([.$S$163]-[.$AF$164])/([.$AG$164]-[.$AF$164])*([.AG201]-[.AF201])" table:style-name="ce207">
            <text:p>0,064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.130665726946555" table:formula="of:=[.F177]" table:style-name="ce198">
            <text:p>3,13</text:p>
          </table:table-cell>
          <table:table-cell office:value-type="float" office:value="5.4733356826336128E-2" table:formula="of:=[.S206]+([.R206]-[.R204])/([.R206]-[.R205])*([.S205]-[.S206])" table:style-name="ce208">
            <text:p>0,055</text:p>
          </table:table-cell>
          <table:table-cell office:value-type="float" office:value="7.2668023962862843E-2" table:formula="of:=[.T206]+([.R206]-[.R204])/([.R206]-[.R205])*([.T205]-[.T206])" table:style-name="ce208">
            <text:p>0,073</text:p>
          </table:table-cell>
          <table:table-cell office:value-type="float" office:value="0.10355736528381713" table:formula="of:=[.U206]+([.R206]-[.R204])/([.R206]-[.R205])*([.U205]-[.U206])" table:style-name="ce208">
            <text:p>0,104</text:p>
          </table:table-cell>
          <table:table-cell office:value-type="float" office:value="0.12295936598860721" table:formula="of:=[.V206]+([.R206]-[.R204])/([.R206]-[.R205])*([.V205]-[.V206])" table:style-name="ce208">
            <text:p>0,123</text:p>
          </table:table-cell>
          <table:table-cell office:value-type="float" office:value="0.1423613666933973" table:formula="of:=[.W206]+([.R206]-[.R204])/([.R206]-[.R205])*([.W205]-[.W206])" table:style-name="ce208">
            <text:p>0,142</text:p>
          </table:table-cell>
          <table:table-cell office:value-type="float" office:value="0.14771981215587188" table:formula="of:=[.X206]+([.R206]-[.R204])/([.R206]-[.R205])*([.X205]-[.X206])" table:style-name="ce208">
            <text:p>0,148</text:p>
          </table:table-cell>
          <table:table-cell office:value-type="float" office:value="0.15307825761834642" table:formula="of:=[.Y206]+([.R206]-[.R204])/([.R206]-[.R205])*([.Y205]-[.Y206])" table:style-name="ce208">
            <text:p>0,153</text:p>
          </table:table-cell>
          <table:table-cell office:value-type="float" office:value="0.15843670308082097" table:formula="of:=[.Z206]+([.R206]-[.R204])/([.R206]-[.R205])*([.Z205]-[.Z206])" table:style-name="ce208">
            <text:p>0,158</text:p>
          </table:table-cell>
          <table:table-cell office:value-type="float" office:value="0.16379514854329555" table:formula="of:=[.AA206]+([.R206]-[.R204])/([.R206]-[.R205])*([.AA205]-[.AA206])" table:style-name="ce208">
            <text:p>0,164</text:p>
          </table:table-cell>
          <table:table-cell office:value-type="float" office:value="0.1691535940057701" table:formula="of:=[.AB206]+([.R206]-[.R204])/([.R206]-[.R205])*([.AB205]-[.AB206])" table:style-name="ce208">
            <text:p>0,169</text:p>
          </table:table-cell>
          <table:table-cell office:value-type="float" office:value="0.17451203946824467" table:formula="of:=[.AC206]+([.R206]-[.R204])/([.R206]-[.R205])*([.AC205]-[.AC206])" table:style-name="ce208">
            <text:p>0,175</text:p>
          </table:table-cell>
          <table:table-cell office:value-type="float" office:value="0.18264270519519124" table:formula="of:=[.AD206]+([.R206]-[.R204])/([.R206]-[.R205])*([.AD205]-[.AD206])" table:style-name="ce208">
            <text:p>0,183</text:p>
          </table:table-cell>
          <table:table-cell office:value-type="float" office:value="0" table:formula="of:=[.AE206]+([.R206]-[.R204])/([.R206]-[.R205])*([.AE205]-[.AE206])" table:style-name="ce208">
            <text:p>0,000</text:p>
          </table:table-cell>
          <table:table-cell office:value-type="float" office:value="5.4733356826336128E-2" table:formula="of:=HLOOKUP([.$AF$164];[.$R$164:.$AE$257];MATCH([.R204];[.$R$164:.$R$257];0))" table:style-name="ce201">
            <text:p>0,055</text:p>
          </table:table-cell>
          <table:table-cell office:value-type="float" office:value="7.2668023962862843E-2" table:formula="of:=HLOOKUP([.$AG$164];[.$R$164:.$AE$257];MATCH([.R204];[.$R$164:.$R$257];0))" table:style-name="ce202">
            <text:p>0,073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" table:formula="of:=INT([.R204]/0.25)*0.25" table:style-name="ce203">
            <text:p>3,00</text:p>
          </table:table-cell>
          <table:table-cell office:value-type="float" office:value="5.8000000000000003E-2" table:formula="of:=VLOOKUP([.R205];[BTraM.$A$184:.$N$206];2)" table:style-name="ce199">
            <text:p>0,058</text:p>
          </table:table-cell>
          <table:table-cell office:value-type="float" office:value="7.5999999999999998E-2" table:formula="of:=VLOOKUP([.R205];[BTraM.$A$184:.$N$206];3)" table:style-name="ce199">
            <text:p>0,076</text:p>
          </table:table-cell>
          <table:table-cell office:value-type="float" office:value="0.108" table:formula="of:=VLOOKUP([.R205];[BTraM.$A$184:.$N$206];4)" table:style-name="ce199">
            <text:p>0,108</text:p>
          </table:table-cell>
          <table:table-cell office:value-type="float" office:value="0.1275" table:formula="of:=VLOOKUP([.R205];[BTraM.$A$184:.$N$206];5)" table:style-name="ce199">
            <text:p>0,128</text:p>
          </table:table-cell>
          <table:table-cell office:value-type="float" office:value="0.14699999999999999" table:formula="of:=VLOOKUP([.R205];[BTraM.$A$184:.$N$206];6)" table:style-name="ce199">
            <text:p>0,147</text:p>
          </table:table-cell>
          <table:table-cell office:value-type="float" office:value="0.1525" table:formula="of:=VLOOKUP([.R205];[BTraM.$A$184:.$N$206];7)" table:style-name="ce199">
            <text:p>0,153</text:p>
          </table:table-cell>
          <table:table-cell office:value-type="float" office:value="0.158" table:formula="of:=VLOOKUP([.R205];[BTraM.$A$184:.$N$206];8)" table:style-name="ce199">
            <text:p>0,158</text:p>
          </table:table-cell>
          <table:table-cell office:value-type="float" office:value="0.16349999999999998" table:formula="of:=VLOOKUP([.R205];[BTraM.$A$184:.$N$206];9)" table:style-name="ce199">
            <text:p>0,164</text:p>
          </table:table-cell>
          <table:table-cell office:value-type="float" office:value="0.16899999999999998" table:formula="of:=VLOOKUP([.R205];[BTraM.$A$184:.$N$206];10)" table:style-name="ce199">
            <text:p>0,169</text:p>
          </table:table-cell>
          <table:table-cell office:value-type="float" office:value="0.17449999999999999" table:formula="of:=VLOOKUP([.R205];[BTraM.$A$184:.$N$206];11)" table:style-name="ce199">
            <text:p>0,175</text:p>
          </table:table-cell>
          <table:table-cell office:value-type="float" office:value="0.18" table:formula="of:=VLOOKUP([.R205];[BTraM.$A$184:.$N$206];12)" table:style-name="ce199">
            <text:p>0,180</text:p>
          </table:table-cell>
          <table:table-cell office:value-type="float" office:value="0.188" table:formula="of:=VLOOKUP([.R205];[BTraM.$A$184:.$N$206];13)" table:style-name="ce199">
            <text:p>0,188</text:p>
          </table:table-cell>
          <table:table-cell office:value-type="float" office:value="0" table:formula="of:=VLOOKUP([.R205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.25" table:formula="of:=INT([.R204]/0.25)*0.25+0.25" table:style-name="ce195">
            <text:p>3,25</text:p>
          </table:table-cell>
          <table:table-cell office:value-type="float" office:value="5.1750000000000004E-2" table:formula="of:=VLOOKUP([.R206];[BTraM.$A$184:.$N$206];2)" table:style-name="ce199">
            <text:p>0,052</text:p>
          </table:table-cell>
          <table:table-cell office:value-type="float" office:value="6.9624999999999992E-2" table:formula="of:=VLOOKUP([.R206];[BTraM.$A$184:.$N$206];3)" table:style-name="ce199">
            <text:p>0,070</text:p>
          </table:table-cell>
          <table:table-cell office:value-type="float" office:value="9.9500000000000005E-2" table:formula="of:=VLOOKUP([.R206];[BTraM.$A$184:.$N$206];4)" table:style-name="ce199">
            <text:p>0,100</text:p>
          </table:table-cell>
          <table:table-cell office:value-type="float" office:value="0.1188125" table:formula="of:=VLOOKUP([.R206];[BTraM.$A$184:.$N$206];5)" table:style-name="ce199">
            <text:p>0,119</text:p>
          </table:table-cell>
          <table:table-cell office:value-type="float" office:value="0.138125" table:formula="of:=VLOOKUP([.R206];[BTraM.$A$184:.$N$206];6)" table:style-name="ce199">
            <text:p>0,138</text:p>
          </table:table-cell>
          <table:table-cell office:value-type="float" office:value="0.14335416666666667" table:formula="of:=VLOOKUP([.R206];[BTraM.$A$184:.$N$206];7)" table:style-name="ce199">
            <text:p>0,143</text:p>
          </table:table-cell>
          <table:table-cell office:value-type="float" office:value="0.14858333333333335" table:formula="of:=VLOOKUP([.R206];[BTraM.$A$184:.$N$206];8)" table:style-name="ce199">
            <text:p>0,149</text:p>
          </table:table-cell>
          <table:table-cell office:value-type="float" office:value="0.15381249999999996" table:formula="of:=VLOOKUP([.R206];[BTraM.$A$184:.$N$206];9)" table:style-name="ce199">
            <text:p>0,154</text:p>
          </table:table-cell>
          <table:table-cell office:value-type="float" office:value="0.15904166666666664" table:formula="of:=VLOOKUP([.R206];[BTraM.$A$184:.$N$206];10)" table:style-name="ce199">
            <text:p>0,159</text:p>
          </table:table-cell>
          <table:table-cell office:value-type="float" office:value="0.16427083333333331" table:formula="of:=VLOOKUP([.R206];[BTraM.$A$184:.$N$206];11)" table:style-name="ce199">
            <text:p>0,164</text:p>
          </table:table-cell>
          <table:table-cell office:value-type="float" office:value="0.16949999999999998" table:formula="of:=VLOOKUP([.R206];[BTraM.$A$184:.$N$206];12)" table:style-name="ce199">
            <text:p>0,170</text:p>
          </table:table-cell>
          <table:table-cell office:value-type="float" office:value="0.17774999999999999" table:formula="of:=VLOOKUP([.R206];[BTraM.$A$184:.$N$206];13)" table:style-name="ce199">
            <text:p>0,178</text:p>
          </table:table-cell>
          <table:table-cell office:value-type="float" office:value="0" table:formula="of:=VLOOKUP([.R206];[BTraM.$A$184:.$N$206];14)" table:style-name="ce199">
            <text:p>0,000</text:p>
          </table:table-cell>
          <table:table-cell table:style-name="ce206"/>
          <table:table-cell office:value-type="float" office:value="5.4733356826336128E-2" table:formula="of:=[.AF204]+([.$S$163]-[.$AF$164])/([.$AG$164]-[.$AF$164])*([.AG204]-[.AF204])" table:style-name="ce207">
            <text:p>0,05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.3714861674809056" table:formula="of:=[.F178]" table:style-name="ce198">
            <text:p>3,37</text:p>
          </table:table-cell>
          <table:table-cell office:value-type="float" office:value="4.8712845812977364E-2" table:formula="of:=[.S209]+([.R209]-[.R207])/([.R209]-[.R208])*([.S208]-[.S209])" table:style-name="ce208">
            <text:p>0,049</text:p>
          </table:table-cell>
          <table:table-cell office:value-type="float" office:value="6.6527102729236898E-2" table:formula="of:=[.T209]+([.R209]-[.R207])/([.R209]-[.R208])*([.T208]-[.T209])" table:style-name="ce208">
            <text:p>0,067</text:p>
          </table:table-cell>
          <table:table-cell office:value-type="float" office:value="9.5369470305649212E-2" table:formula="of:=[.U209]+([.R209]-[.R207])/([.R209]-[.R208])*([.U208]-[.U209])" table:style-name="ce208">
            <text:p>0,095</text:p>
          </table:table-cell>
          <table:table-cell office:value-type="float" office:value="0.11459085568003853" table:formula="of:=[.V209]+([.R209]-[.R207])/([.R209]-[.R208])*([.V208]-[.V209])" table:style-name="ce208">
            <text:p>0,115</text:p>
          </table:table-cell>
          <table:table-cell office:value-type="float" office:value="0.13381224105442785" table:formula="of:=[.W209]+([.R209]-[.R207])/([.R209]-[.R208])*([.W208]-[.W209])" table:style-name="ce208">
            <text:p>0,134</text:p>
          </table:table-cell>
          <table:table-cell office:value-type="float" office:value="0.13890979770632353" table:formula="of:=[.X209]+([.R209]-[.R207])/([.R209]-[.R208])*([.X208]-[.X209])" table:style-name="ce208">
            <text:p>0,139</text:p>
          </table:table-cell>
          <table:table-cell office:value-type="float" office:value="0.14400735435821924" table:formula="of:=[.Y209]+([.R209]-[.R207])/([.R209]-[.R208])*([.Y208]-[.Y209])" table:style-name="ce208">
            <text:p>0,144</text:p>
          </table:table-cell>
          <table:table-cell office:value-type="float" office:value="0.14910491101011489" table:formula="of:=[.Z209]+([.R209]-[.R207])/([.R209]-[.R208])*([.Z208]-[.Z209])" table:style-name="ce208">
            <text:p>0,149</text:p>
          </table:table-cell>
          <table:table-cell office:value-type="float" office:value="0.15420246766201057" table:formula="of:=[.AA209]+([.R209]-[.R207])/([.R209]-[.R208])*([.AA208]-[.AA209])" table:style-name="ce208">
            <text:p>0,154</text:p>
          </table:table-cell>
          <table:table-cell office:value-type="float" office:value="0.15930002431390627" table:formula="of:=[.AB209]+([.R209]-[.R207])/([.R209]-[.R208])*([.AB208]-[.AB209])" table:style-name="ce208">
            <text:p>0,159</text:p>
          </table:table-cell>
          <table:table-cell office:value-type="float" office:value="0.16439758096580195" table:formula="of:=[.AC209]+([.R209]-[.R207])/([.R209]-[.R208])*([.AC208]-[.AC209])" table:style-name="ce208">
            <text:p>0,164</text:p>
          </table:table-cell>
          <table:table-cell office:value-type="float" office:value="0.17276906713328286" table:formula="of:=[.AD209]+([.R209]-[.R207])/([.R209]-[.R208])*([.AD208]-[.AD209])" table:style-name="ce208">
            <text:p>0,173</text:p>
          </table:table-cell>
          <table:table-cell office:value-type="float" office:value="0" table:formula="of:=[.AE209]+([.R209]-[.R207])/([.R209]-[.R208])*([.AE208]-[.AE209])" table:style-name="ce208">
            <text:p>0,000</text:p>
          </table:table-cell>
          <table:table-cell office:value-type="float" office:value="4.8712845812977364E-2" table:formula="of:=HLOOKUP([.$AF$164];[.$R$164:.$AE$257];MATCH([.R207];[.$R$164:.$R$257];0))" table:style-name="ce201">
            <text:p>0,049</text:p>
          </table:table-cell>
          <table:table-cell office:value-type="float" office:value="6.6527102729236898E-2" table:formula="of:=HLOOKUP([.$AG$164];[.$R$164:.$AE$257];MATCH([.R207];[.$R$164:.$R$257];0))" table:style-name="ce202">
            <text:p>0,067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.25" table:formula="of:=INT([.R207]/0.25)*0.25" table:style-name="ce203">
            <text:p>3,25</text:p>
          </table:table-cell>
          <table:table-cell office:value-type="float" office:value="5.1750000000000004E-2" table:formula="of:=VLOOKUP([.R208];[BTraM.$A$184:.$N$206];2)" table:style-name="ce199">
            <text:p>0,052</text:p>
          </table:table-cell>
          <table:table-cell office:value-type="float" office:value="6.9624999999999992E-2" table:formula="of:=VLOOKUP([.R208];[BTraM.$A$184:.$N$206];3)" table:style-name="ce199">
            <text:p>0,070</text:p>
          </table:table-cell>
          <table:table-cell office:value-type="float" office:value="9.9500000000000005E-2" table:formula="of:=VLOOKUP([.R208];[BTraM.$A$184:.$N$206];4)" table:style-name="ce199">
            <text:p>0,100</text:p>
          </table:table-cell>
          <table:table-cell office:value-type="float" office:value="0.1188125" table:formula="of:=VLOOKUP([.R208];[BTraM.$A$184:.$N$206];5)" table:style-name="ce199">
            <text:p>0,119</text:p>
          </table:table-cell>
          <table:table-cell office:value-type="float" office:value="0.138125" table:formula="of:=VLOOKUP([.R208];[BTraM.$A$184:.$N$206];6)" table:style-name="ce199">
            <text:p>0,138</text:p>
          </table:table-cell>
          <table:table-cell office:value-type="float" office:value="0.14335416666666667" table:formula="of:=VLOOKUP([.R208];[BTraM.$A$184:.$N$206];7)" table:style-name="ce199">
            <text:p>0,143</text:p>
          </table:table-cell>
          <table:table-cell office:value-type="float" office:value="0.14858333333333335" table:formula="of:=VLOOKUP([.R208];[BTraM.$A$184:.$N$206];8)" table:style-name="ce199">
            <text:p>0,149</text:p>
          </table:table-cell>
          <table:table-cell office:value-type="float" office:value="0.15381249999999996" table:formula="of:=VLOOKUP([.R208];[BTraM.$A$184:.$N$206];9)" table:style-name="ce199">
            <text:p>0,154</text:p>
          </table:table-cell>
          <table:table-cell office:value-type="float" office:value="0.15904166666666664" table:formula="of:=VLOOKUP([.R208];[BTraM.$A$184:.$N$206];10)" table:style-name="ce199">
            <text:p>0,159</text:p>
          </table:table-cell>
          <table:table-cell office:value-type="float" office:value="0.16427083333333331" table:formula="of:=VLOOKUP([.R208];[BTraM.$A$184:.$N$206];11)" table:style-name="ce199">
            <text:p>0,164</text:p>
          </table:table-cell>
          <table:table-cell office:value-type="float" office:value="0.16949999999999998" table:formula="of:=VLOOKUP([.R208];[BTraM.$A$184:.$N$206];12)" table:style-name="ce199">
            <text:p>0,170</text:p>
          </table:table-cell>
          <table:table-cell office:value-type="float" office:value="0.17774999999999999" table:formula="of:=VLOOKUP([.R208];[BTraM.$A$184:.$N$206];13)" table:style-name="ce199">
            <text:p>0,178</text:p>
          </table:table-cell>
          <table:table-cell office:value-type="float" office:value="0" table:formula="of:=VLOOKUP([.R208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4" table:style-name="ce42"/>
          <table:table-cell table:style-name="ce53"/>
          <table:table-cell table:number-columns-repeated="2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.5" table:formula="of:=INT([.R207]/0.25)*0.25+0.25" table:style-name="ce195">
            <text:p>3,50</text:p>
          </table:table-cell>
          <table:table-cell office:value-type="float" office:value="4.5499999999999999E-2" table:formula="of:=VLOOKUP([.R209];[BTraM.$A$184:.$N$206];2)" table:style-name="ce199">
            <text:p>0,046</text:p>
          </table:table-cell>
          <table:table-cell office:value-type="float" office:value="6.3250000000000001E-2" table:formula="of:=VLOOKUP([.R209];[BTraM.$A$184:.$N$206];3)" table:style-name="ce199">
            <text:p>0,063</text:p>
          </table:table-cell>
          <table:table-cell office:value-type="float" office:value="9.0999999999999998E-2" table:formula="of:=VLOOKUP([.R209];[BTraM.$A$184:.$N$206];4)" table:style-name="ce199">
            <text:p>0,091</text:p>
          </table:table-cell>
          <table:table-cell office:value-type="float" office:value="0.110125" table:formula="of:=VLOOKUP([.R209];[BTraM.$A$184:.$N$206];5)" table:style-name="ce199">
            <text:p>0,110</text:p>
          </table:table-cell>
          <table:table-cell office:value-type="float" office:value="0.12924999999999998" table:formula="of:=VLOOKUP([.R209];[BTraM.$A$184:.$N$206];6)" table:style-name="ce199">
            <text:p>0,129</text:p>
          </table:table-cell>
          <table:table-cell office:value-type="float" office:value="0.13420833333333332" table:formula="of:=VLOOKUP([.R209];[BTraM.$A$184:.$N$206];7)" table:style-name="ce199">
            <text:p>0,134</text:p>
          </table:table-cell>
          <table:table-cell office:value-type="float" office:value="0.13916666666666666" table:formula="of:=VLOOKUP([.R209];[BTraM.$A$184:.$N$206];8)" table:style-name="ce199">
            <text:p>0,139</text:p>
          </table:table-cell>
          <table:table-cell office:value-type="float" office:value="0.14412499999999998" table:formula="of:=VLOOKUP([.R209];[BTraM.$A$184:.$N$206];9)" table:style-name="ce199">
            <text:p>0,144</text:p>
          </table:table-cell>
          <table:table-cell office:value-type="float" office:value="0.14908333333333332" table:formula="of:=VLOOKUP([.R209];[BTraM.$A$184:.$N$206];10)" table:style-name="ce199">
            <text:p>0,149</text:p>
          </table:table-cell>
          <table:table-cell office:value-type="float" office:value="0.15404166666666666" table:formula="of:=VLOOKUP([.R209];[BTraM.$A$184:.$N$206];11)" table:style-name="ce199">
            <text:p>0,154</text:p>
          </table:table-cell>
          <table:table-cell office:value-type="float" office:value="0.159" table:formula="of:=VLOOKUP([.R209];[BTraM.$A$184:.$N$206];12)" table:style-name="ce199">
            <text:p>0,159</text:p>
          </table:table-cell>
          <table:table-cell office:value-type="float" office:value="0.16749999999999998" table:formula="of:=VLOOKUP([.R209];[BTraM.$A$184:.$N$206];13)" table:style-name="ce199">
            <text:p>0,168</text:p>
          </table:table-cell>
          <table:table-cell office:value-type="float" office:value="0" table:formula="of:=VLOOKUP([.R209];[BTraM.$A$184:.$N$206];14)" table:style-name="ce199">
            <text:p>0,000</text:p>
          </table:table-cell>
          <table:table-cell table:style-name="ce206"/>
          <table:table-cell office:value-type="float" office:value="4.8712845812977364E-2" table:formula="of:=[.AF207]+([.$S$163]-[.$AF$164])/([.$AG$164]-[.$AF$164])*([.AG207]-[.AF207])" table:style-name="ce207">
            <text:p>0,049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.6123066080152557" table:formula="of:=[.F179]" table:style-name="ce198">
            <text:p>3,61</text:p>
          </table:table-cell>
          <table:table-cell office:value-type="float" office:value="4.2692334799618606E-2" table:formula="of:=[.S212]+([.R212]-[.R210])/([.R212]-[.R211])*([.S211]-[.S212])" table:style-name="ce208">
            <text:p>0,043</text:p>
          </table:table-cell>
          <table:table-cell office:value-type="float" office:value="6.038618149561098E-2" table:formula="of:=[.T212]+([.R212]-[.R210])/([.R212]-[.R211])*([.T211]-[.T212])" table:style-name="ce208">
            <text:p>0,060</text:p>
          </table:table-cell>
          <table:table-cell office:value-type="float" office:value="8.7181575327481303E-2" table:formula="of:=[.U212]+([.R212]-[.R210])/([.R212]-[.R211])*([.U211]-[.U212])" table:style-name="ce208">
            <text:p>0,087</text:p>
          </table:table-cell>
          <table:table-cell office:value-type="float" office:value="0.10622234537146986" table:formula="of:=[.V212]+([.R212]-[.R210])/([.R212]-[.R211])*([.V211]-[.V212])" table:style-name="ce208">
            <text:p>0,106</text:p>
          </table:table-cell>
          <table:table-cell office:value-type="float" office:value="0.1252631154154584" table:formula="of:=[.W212]+([.R212]-[.R210])/([.R212]-[.R211])*([.W211]-[.W212])" table:style-name="ce208">
            <text:p>0,125</text:p>
          </table:table-cell>
          <table:table-cell office:value-type="float" office:value="0.13009978325677521" table:formula="of:=[.X212]+([.R212]-[.R210])/([.R212]-[.R211])*([.X211]-[.X212])" table:style-name="ce208">
            <text:p>0,130</text:p>
          </table:table-cell>
          <table:table-cell office:value-type="float" office:value="0.13493645109809205" table:formula="of:=[.Y212]+([.R212]-[.R210])/([.R212]-[.R211])*([.Y211]-[.Y212])" table:style-name="ce208">
            <text:p>0,135</text:p>
          </table:table-cell>
          <table:table-cell office:value-type="float" office:value="0.13977311893940883" table:formula="of:=[.Z212]+([.R212]-[.R210])/([.R212]-[.R211])*([.Z211]-[.Z212])" table:style-name="ce208">
            <text:p>0,140</text:p>
          </table:table-cell>
          <table:table-cell office:value-type="float" office:value="0.14460978678072564" table:formula="of:=[.AA212]+([.R212]-[.R210])/([.R212]-[.R211])*([.AA211]-[.AA212])" table:style-name="ce208">
            <text:p>0,145</text:p>
          </table:table-cell>
          <table:table-cell office:value-type="float" office:value="0.14944645462204245" table:formula="of:=[.AB212]+([.R212]-[.R210])/([.R212]-[.R211])*([.AB211]-[.AB212])" table:style-name="ce208">
            <text:p>0,149</text:p>
          </table:table-cell>
          <table:table-cell office:value-type="float" office:value="0.15428312246335926" table:formula="of:=[.AC212]+([.R212]-[.R210])/([.R212]-[.R211])*([.AC211]-[.AC212])" table:style-name="ce208">
            <text:p>0,154</text:p>
          </table:table-cell>
          <table:table-cell office:value-type="float" office:value="0.1628954290713745" table:formula="of:=[.AD212]+([.R212]-[.R210])/([.R212]-[.R211])*([.AD211]-[.AD212])" table:style-name="ce208">
            <text:p>0,163</text:p>
          </table:table-cell>
          <table:table-cell office:value-type="float" office:value="0" table:formula="of:=[.AE212]+([.R212]-[.R210])/([.R212]-[.R211])*([.AE211]-[.AE212])" table:style-name="ce208">
            <text:p>0,000</text:p>
          </table:table-cell>
          <table:table-cell office:value-type="float" office:value="4.2692334799618606E-2" table:formula="of:=HLOOKUP([.$AF$164];[.$R$164:.$AE$257];MATCH([.R210];[.$R$164:.$R$257];0))" table:style-name="ce201">
            <text:p>0,043</text:p>
          </table:table-cell>
          <table:table-cell office:value-type="float" office:value="6.038618149561098E-2" table:formula="of:=HLOOKUP([.$AG$164];[.$R$164:.$AE$257];MATCH([.R210];[.$R$164:.$R$257];0))" table:style-name="ce202">
            <text:p>0,060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.5" table:formula="of:=INT([.R210]/0.25)*0.25" table:style-name="ce203">
            <text:p>3,50</text:p>
          </table:table-cell>
          <table:table-cell office:value-type="float" office:value="4.5499999999999999E-2" table:formula="of:=VLOOKUP([.R211];[BTraM.$A$184:.$N$206];2)" table:style-name="ce199">
            <text:p>0,046</text:p>
          </table:table-cell>
          <table:table-cell office:value-type="float" office:value="6.3250000000000001E-2" table:formula="of:=VLOOKUP([.R211];[BTraM.$A$184:.$N$206];3)" table:style-name="ce199">
            <text:p>0,063</text:p>
          </table:table-cell>
          <table:table-cell office:value-type="float" office:value="9.0999999999999998E-2" table:formula="of:=VLOOKUP([.R211];[BTraM.$A$184:.$N$206];4)" table:style-name="ce199">
            <text:p>0,091</text:p>
          </table:table-cell>
          <table:table-cell office:value-type="float" office:value="0.110125" table:formula="of:=VLOOKUP([.R211];[BTraM.$A$184:.$N$206];5)" table:style-name="ce199">
            <text:p>0,110</text:p>
          </table:table-cell>
          <table:table-cell office:value-type="float" office:value="0.12924999999999998" table:formula="of:=VLOOKUP([.R211];[BTraM.$A$184:.$N$206];6)" table:style-name="ce199">
            <text:p>0,129</text:p>
          </table:table-cell>
          <table:table-cell office:value-type="float" office:value="0.13420833333333332" table:formula="of:=VLOOKUP([.R211];[BTraM.$A$184:.$N$206];7)" table:style-name="ce199">
            <text:p>0,134</text:p>
          </table:table-cell>
          <table:table-cell office:value-type="float" office:value="0.13916666666666666" table:formula="of:=VLOOKUP([.R211];[BTraM.$A$184:.$N$206];8)" table:style-name="ce199">
            <text:p>0,139</text:p>
          </table:table-cell>
          <table:table-cell office:value-type="float" office:value="0.14412499999999998" table:formula="of:=VLOOKUP([.R211];[BTraM.$A$184:.$N$206];9)" table:style-name="ce199">
            <text:p>0,144</text:p>
          </table:table-cell>
          <table:table-cell office:value-type="float" office:value="0.14908333333333332" table:formula="of:=VLOOKUP([.R211];[BTraM.$A$184:.$N$206];10)" table:style-name="ce199">
            <text:p>0,149</text:p>
          </table:table-cell>
          <table:table-cell office:value-type="float" office:value="0.15404166666666666" table:formula="of:=VLOOKUP([.R211];[BTraM.$A$184:.$N$206];11)" table:style-name="ce199">
            <text:p>0,154</text:p>
          </table:table-cell>
          <table:table-cell office:value-type="float" office:value="0.159" table:formula="of:=VLOOKUP([.R211];[BTraM.$A$184:.$N$206];12)" table:style-name="ce199">
            <text:p>0,159</text:p>
          </table:table-cell>
          <table:table-cell office:value-type="float" office:value="0.16749999999999998" table:formula="of:=VLOOKUP([.R211];[BTraM.$A$184:.$N$206];13)" table:style-name="ce199">
            <text:p>0,168</text:p>
          </table:table-cell>
          <table:table-cell office:value-type="float" office:value="0" table:formula="of:=VLOOKUP([.R211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.75" table:formula="of:=INT([.R210]/0.25)*0.25+0.25" table:style-name="ce195">
            <text:p>3,75</text:p>
          </table:table-cell>
          <table:table-cell office:value-type="float" office:value="3.925E-2" table:formula="of:=VLOOKUP([.R212];[BTraM.$A$184:.$N$206];2)" table:style-name="ce199">
            <text:p>0,039</text:p>
          </table:table-cell>
          <table:table-cell office:value-type="float" office:value="5.6875000000000002E-2" table:formula="of:=VLOOKUP([.R212];[BTraM.$A$184:.$N$206];3)" table:style-name="ce199">
            <text:p>0,057</text:p>
          </table:table-cell>
          <table:table-cell office:value-type="float" office:value="8.249999999999999E-2" table:formula="of:=VLOOKUP([.R212];[BTraM.$A$184:.$N$206];4)" table:style-name="ce199">
            <text:p>0,083</text:p>
          </table:table-cell>
          <table:table-cell office:value-type="float" office:value="0.1014375" table:formula="of:=VLOOKUP([.R212];[BTraM.$A$184:.$N$206];5)" table:style-name="ce199">
            <text:p>0,101</text:p>
          </table:table-cell>
          <table:table-cell office:value-type="float" office:value="0.12037499999999998" table:formula="of:=VLOOKUP([.R212];[BTraM.$A$184:.$N$206];6)" table:style-name="ce199">
            <text:p>0,120</text:p>
          </table:table-cell>
          <table:table-cell office:value-type="float" office:value="0.12506249999999999" table:formula="of:=VLOOKUP([.R212];[BTraM.$A$184:.$N$206];7)" table:style-name="ce199">
            <text:p>0,125</text:p>
          </table:table-cell>
          <table:table-cell office:value-type="float" office:value="0.12975" table:formula="of:=VLOOKUP([.R212];[BTraM.$A$184:.$N$206];8)" table:style-name="ce199">
            <text:p>0,130</text:p>
          </table:table-cell>
          <table:table-cell office:value-type="float" office:value="0.13443749999999999" table:formula="of:=VLOOKUP([.R212];[BTraM.$A$184:.$N$206];9)" table:style-name="ce199">
            <text:p>0,134</text:p>
          </table:table-cell>
          <table:table-cell office:value-type="float" office:value="0.139125" table:formula="of:=VLOOKUP([.R212];[BTraM.$A$184:.$N$206];10)" table:style-name="ce199">
            <text:p>0,139</text:p>
          </table:table-cell>
          <table:table-cell office:value-type="float" office:value="0.14381250000000001" table:formula="of:=VLOOKUP([.R212];[BTraM.$A$184:.$N$206];11)" table:style-name="ce199">
            <text:p>0,144</text:p>
          </table:table-cell>
          <table:table-cell office:value-type="float" office:value="0.14850000000000002" table:formula="of:=VLOOKUP([.R212];[BTraM.$A$184:.$N$206];12)" table:style-name="ce199">
            <text:p>0,149</text:p>
          </table:table-cell>
          <table:table-cell office:value-type="float" office:value="0.15725" table:formula="of:=VLOOKUP([.R212];[BTraM.$A$184:.$N$206];13)" table:style-name="ce199">
            <text:p>0,157</text:p>
          </table:table-cell>
          <table:table-cell office:value-type="float" office:value="0" table:formula="of:=VLOOKUP([.R212];[BTraM.$A$184:.$N$206];14)" table:style-name="ce199">
            <text:p>0,000</text:p>
          </table:table-cell>
          <table:table-cell table:style-name="ce206"/>
          <table:table-cell office:value-type="float" office:value="4.2692334799618606E-2" table:formula="of:=[.AF210]+([.$S$163]-[.$AF$164])/([.$AG$164]-[.$AF$164])*([.AG210]-[.AF210])" table:style-name="ce207">
            <text:p>0,043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.8531270485496063" table:formula="of:=[.F180]" table:style-name="ce198">
            <text:p>3,85</text:p>
          </table:table-cell>
          <table:table-cell office:value-type="float" office:value="3.6671823786259841E-2" table:formula="of:=[.S215]+([.R215]-[.R213])/([.R215]-[.R214])*([.S214]-[.S215])" table:style-name="ce208">
            <text:p>0,037</text:p>
          </table:table-cell>
          <table:table-cell office:value-type="float" office:value="5.4245260261985041E-2" table:formula="of:=[.T215]+([.R215]-[.R213])/([.R215]-[.R214])*([.T214]-[.T215])" table:style-name="ce208">
            <text:p>0,054</text:p>
          </table:table-cell>
          <table:table-cell office:value-type="float" office:value="7.899368034931338E-2" table:formula="of:=[.U215]+([.R215]-[.R213])/([.R215]-[.R214])*([.U214]-[.U215])" table:style-name="ce208">
            <text:p>0,079</text:p>
          </table:table-cell>
          <table:table-cell office:value-type="float" office:value="9.7853835062901184E-2" table:formula="of:=[.V215]+([.R215]-[.R213])/([.R215]-[.R214])*([.V214]-[.V215])" table:style-name="ce208">
            <text:p>0,098</text:p>
          </table:table-cell>
          <table:table-cell office:value-type="float" office:value="0.11671398977648896" table:formula="of:=[.W215]+([.R215]-[.R213])/([.R215]-[.R214])*([.W214]-[.W215])" table:style-name="ce208">
            <text:p>0,117</text:p>
          </table:table-cell>
          <table:table-cell office:value-type="float" office:value="0.1212897688072269" table:formula="of:=[.X215]+([.R215]-[.R213])/([.R215]-[.R214])*([.X214]-[.X215])" table:style-name="ce208">
            <text:p>0,121</text:p>
          </table:table-cell>
          <table:table-cell office:value-type="float" office:value="0.12586554783796483" table:formula="of:=[.Y215]+([.R215]-[.R213])/([.R215]-[.R214])*([.Y214]-[.Y215])" table:style-name="ce208">
            <text:p>0,126</text:p>
          </table:table-cell>
          <table:table-cell office:value-type="float" office:value="0.13044132686870274" table:formula="of:=[.Z215]+([.R215]-[.R213])/([.R215]-[.R214])*([.Z214]-[.Z215])" table:style-name="ce208">
            <text:p>0,130</text:p>
          </table:table-cell>
          <table:table-cell office:value-type="float" office:value="0.13501710589944069" table:formula="of:=[.AA215]+([.R215]-[.R213])/([.R215]-[.R214])*([.AA214]-[.AA215])" table:style-name="ce208">
            <text:p>0,135</text:p>
          </table:table-cell>
          <table:table-cell office:value-type="float" office:value="0.1395928849301786" table:formula="of:=[.AB215]+([.R215]-[.R213])/([.R215]-[.R214])*([.AB214]-[.AB215])" table:style-name="ce208">
            <text:p>0,140</text:p>
          </table:table-cell>
          <table:table-cell office:value-type="float" office:value="0.14416866396091654" table:formula="of:=[.AC215]+([.R215]-[.R213])/([.R215]-[.R214])*([.AC214]-[.AC215])" table:style-name="ce208">
            <text:p>0,144</text:p>
          </table:table-cell>
          <table:table-cell office:value-type="float" office:value="0.15302179100946614" table:formula="of:=[.AD215]+([.R215]-[.R213])/([.R215]-[.R214])*([.AD214]-[.AD215])" table:style-name="ce208">
            <text:p>0,153</text:p>
          </table:table-cell>
          <table:table-cell office:value-type="float" office:value="0" table:formula="of:=[.AE215]+([.R215]-[.R213])/([.R215]-[.R214])*([.AE214]-[.AE215])" table:style-name="ce208">
            <text:p>0,000</text:p>
          </table:table-cell>
          <table:table-cell office:value-type="float" office:value="3.6671823786259841E-2" table:formula="of:=HLOOKUP([.$AF$164];[.$R$164:.$AE$257];MATCH([.R213];[.$R$164:.$R$257];0))" table:style-name="ce201">
            <text:p>0,037</text:p>
          </table:table-cell>
          <table:table-cell office:value-type="float" office:value="5.4245260261985041E-2" table:formula="of:=HLOOKUP([.$AG$164];[.$R$164:.$AE$257];MATCH([.R213];[.$R$164:.$R$257];0))" table:style-name="ce202">
            <text:p>0,054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3.75" table:formula="of:=INT([.R213]/0.25)*0.25" table:style-name="ce203">
            <text:p>3,75</text:p>
          </table:table-cell>
          <table:table-cell office:value-type="float" office:value="3.925E-2" table:formula="of:=VLOOKUP([.R214];[BTraM.$A$184:.$N$206];2)" table:style-name="ce199">
            <text:p>0,039</text:p>
          </table:table-cell>
          <table:table-cell office:value-type="float" office:value="5.6875000000000002E-2" table:formula="of:=VLOOKUP([.R214];[BTraM.$A$184:.$N$206];3)" table:style-name="ce199">
            <text:p>0,057</text:p>
          </table:table-cell>
          <table:table-cell office:value-type="float" office:value="8.249999999999999E-2" table:formula="of:=VLOOKUP([.R214];[BTraM.$A$184:.$N$206];4)" table:style-name="ce199">
            <text:p>0,083</text:p>
          </table:table-cell>
          <table:table-cell office:value-type="float" office:value="0.1014375" table:formula="of:=VLOOKUP([.R214];[BTraM.$A$184:.$N$206];5)" table:style-name="ce199">
            <text:p>0,101</text:p>
          </table:table-cell>
          <table:table-cell office:value-type="float" office:value="0.12037499999999998" table:formula="of:=VLOOKUP([.R214];[BTraM.$A$184:.$N$206];6)" table:style-name="ce199">
            <text:p>0,120</text:p>
          </table:table-cell>
          <table:table-cell office:value-type="float" office:value="0.12506249999999999" table:formula="of:=VLOOKUP([.R214];[BTraM.$A$184:.$N$206];7)" table:style-name="ce199">
            <text:p>0,125</text:p>
          </table:table-cell>
          <table:table-cell office:value-type="float" office:value="0.12975" table:formula="of:=VLOOKUP([.R214];[BTraM.$A$184:.$N$206];8)" table:style-name="ce199">
            <text:p>0,130</text:p>
          </table:table-cell>
          <table:table-cell office:value-type="float" office:value="0.13443749999999999" table:formula="of:=VLOOKUP([.R214];[BTraM.$A$184:.$N$206];9)" table:style-name="ce199">
            <text:p>0,134</text:p>
          </table:table-cell>
          <table:table-cell office:value-type="float" office:value="0.139125" table:formula="of:=VLOOKUP([.R214];[BTraM.$A$184:.$N$206];10)" table:style-name="ce199">
            <text:p>0,139</text:p>
          </table:table-cell>
          <table:table-cell office:value-type="float" office:value="0.14381250000000001" table:formula="of:=VLOOKUP([.R214];[BTraM.$A$184:.$N$206];11)" table:style-name="ce199">
            <text:p>0,144</text:p>
          </table:table-cell>
          <table:table-cell office:value-type="float" office:value="0.14850000000000002" table:formula="of:=VLOOKUP([.R214];[BTraM.$A$184:.$N$206];12)" table:style-name="ce199">
            <text:p>0,149</text:p>
          </table:table-cell>
          <table:table-cell office:value-type="float" office:value="0.15725" table:formula="of:=VLOOKUP([.R214];[BTraM.$A$184:.$N$206];13)" table:style-name="ce199">
            <text:p>0,157</text:p>
          </table:table-cell>
          <table:table-cell office:value-type="float" office:value="0" table:formula="of:=VLOOKUP([.R214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" table:formula="of:=INT([.R213]/0.25)*0.25+0.25" table:style-name="ce195">
            <text:p>4,00</text:p>
          </table:table-cell>
          <table:table-cell office:value-type="float" office:value="3.3000000000000002E-2" table:formula="of:=VLOOKUP([.R215];[BTraM.$A$184:.$N$206];2)" table:style-name="ce199">
            <text:p>0,033</text:p>
          </table:table-cell>
          <table:table-cell office:value-type="float" office:value="5.0500000000000003E-2" table:formula="of:=VLOOKUP([.R215];[BTraM.$A$184:.$N$206];3)" table:style-name="ce199">
            <text:p>0,051</text:p>
          </table:table-cell>
          <table:table-cell office:value-type="float" office:value="7.3999999999999996E-2" table:formula="of:=VLOOKUP([.R215];[BTraM.$A$184:.$N$206];4)" table:style-name="ce199">
            <text:p>0,074</text:p>
          </table:table-cell>
          <table:table-cell office:value-type="float" office:value="9.2749999999999999E-2" table:formula="of:=VLOOKUP([.R215];[BTraM.$A$184:.$N$206];5)" table:style-name="ce199">
            <text:p>0,093</text:p>
          </table:table-cell>
          <table:table-cell office:value-type="float" office:value="0.11149999999999999" table:formula="of:=VLOOKUP([.R215];[BTraM.$A$184:.$N$206];6)" table:style-name="ce199">
            <text:p>0,112</text:p>
          </table:table-cell>
          <table:table-cell office:value-type="float" office:value="0.11591666666666667" table:formula="of:=VLOOKUP([.R215];[BTraM.$A$184:.$N$206];7)" table:style-name="ce199">
            <text:p>0,116</text:p>
          </table:table-cell>
          <table:table-cell office:value-type="float" office:value="0.12033333333333333" table:formula="of:=VLOOKUP([.R215];[BTraM.$A$184:.$N$206];8)" table:style-name="ce199">
            <text:p>0,120</text:p>
          </table:table-cell>
          <table:table-cell office:value-type="float" office:value="0.12474999999999999" table:formula="of:=VLOOKUP([.R215];[BTraM.$A$184:.$N$206];9)" table:style-name="ce199">
            <text:p>0,125</text:p>
          </table:table-cell>
          <table:table-cell office:value-type="float" office:value="0.12916666666666665" table:formula="of:=VLOOKUP([.R215];[BTraM.$A$184:.$N$206];10)" table:style-name="ce199">
            <text:p>0,129</text:p>
          </table:table-cell>
          <table:table-cell office:value-type="float" office:value="0.13358333333333333" table:formula="of:=VLOOKUP([.R215];[BTraM.$A$184:.$N$206];11)" table:style-name="ce199">
            <text:p>0,134</text:p>
          </table:table-cell>
          <table:table-cell office:value-type="float" office:value="0.13800000000000001" table:formula="of:=VLOOKUP([.R215];[BTraM.$A$184:.$N$206];12)" table:style-name="ce199">
            <text:p>0,138</text:p>
          </table:table-cell>
          <table:table-cell office:value-type="float" office:value="0.14699999999999999" table:formula="of:=VLOOKUP([.R215];[BTraM.$A$184:.$N$206];13)" table:style-name="ce199">
            <text:p>0,147</text:p>
          </table:table-cell>
          <table:table-cell office:value-type="float" office:value="0" table:formula="of:=VLOOKUP([.R215];[BTraM.$A$184:.$N$206];14)" table:style-name="ce199">
            <text:p>0,000</text:p>
          </table:table-cell>
          <table:table-cell table:style-name="ce206"/>
          <table:table-cell office:value-type="float" office:value="3.6671823786259841E-2" table:formula="of:=[.AF213]+([.$S$163]-[.$AF$164])/([.$AG$164]-[.$AF$164])*([.AG213]-[.AF213])" table:style-name="ce207">
            <text:p>0,037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.0939474890839564" table:formula="of:=[.F181]" table:style-name="ce198">
            <text:p>4,09</text:p>
          </table:table-cell>
          <table:table-cell office:value-type="float" office:value="3.065131277290109E-2" table:formula="of:=[.S218]+([.R218]-[.R216])/([.R218]-[.R217])*([.S217]-[.S218])" table:style-name="ce208">
            <text:p>0,031</text:p>
          </table:table-cell>
          <table:table-cell office:value-type="float" office:value="4.8104339028359117E-2" table:formula="of:=[.T218]+([.R218]-[.R216])/([.R218]-[.R217])*([.T217]-[.T218])" table:style-name="ce208">
            <text:p>0,048</text:p>
          </table:table-cell>
          <table:table-cell office:value-type="float" office:value="7.0805785371145485E-2" table:formula="of:=[.U218]+([.R218]-[.R216])/([.R218]-[.R217])*([.U217]-[.U218])" table:style-name="ce208">
            <text:p>0,071</text:p>
          </table:table-cell>
          <table:table-cell office:value-type="float" office:value="8.9485324754332518E-2" table:formula="of:=[.V218]+([.R218]-[.R216])/([.R218]-[.R217])*([.V217]-[.V218])" table:style-name="ce208">
            <text:p>0,089</text:p>
          </table:table-cell>
          <table:table-cell office:value-type="float" office:value="0.10816486413751954" table:formula="of:=[.W218]+([.R218]-[.R216])/([.R218]-[.R217])*([.W217]-[.W218])" table:style-name="ce208">
            <text:p>0,108</text:p>
          </table:table-cell>
          <table:table-cell office:value-type="float" office:value="0.1124797543576786" table:formula="of:=[.X218]+([.R218]-[.R216])/([.R218]-[.R217])*([.X217]-[.X218])" table:style-name="ce208">
            <text:p>0,112</text:p>
          </table:table-cell>
          <table:table-cell office:value-type="float" office:value="0.11679464457783764" table:formula="of:=[.Y218]+([.R218]-[.R216])/([.R218]-[.R217])*([.Y217]-[.Y218])" table:style-name="ce208">
            <text:p>0,117</text:p>
          </table:table-cell>
          <table:table-cell office:value-type="float" office:value="0.12110953479799667" table:formula="of:=[.Z218]+([.R218]-[.R216])/([.R218]-[.R217])*([.Z217]-[.Z218])" table:style-name="ce208">
            <text:p>0,121</text:p>
          </table:table-cell>
          <table:table-cell office:value-type="float" office:value="0.12542442501815573" table:formula="of:=[.AA218]+([.R218]-[.R216])/([.R218]-[.R217])*([.AA217]-[.AA218])" table:style-name="ce208">
            <text:p>0,125</text:p>
          </table:table-cell>
          <table:table-cell office:value-type="float" office:value="0.12973931523831478" table:formula="of:=[.AB218]+([.R218]-[.R216])/([.R218]-[.R217])*([.AB217]-[.AB218])" table:style-name="ce208">
            <text:p>0,130</text:p>
          </table:table-cell>
          <table:table-cell office:value-type="float" office:value="0.13405420545847382" table:formula="of:=[.AC218]+([.R218]-[.R216])/([.R218]-[.R217])*([.AC217]-[.AC218])" table:style-name="ce208">
            <text:p>0,134</text:p>
          </table:table-cell>
          <table:table-cell office:value-type="float" office:value="0.14314815294755778" table:formula="of:=[.AD218]+([.R218]-[.R216])/([.R218]-[.R217])*([.AD217]-[.AD218])" table:style-name="ce208">
            <text:p>0,143</text:p>
          </table:table-cell>
          <table:table-cell office:value-type="float" office:value="0" table:formula="of:=[.AE218]+([.R218]-[.R216])/([.R218]-[.R217])*([.AE217]-[.AE218])" table:style-name="ce208">
            <text:p>0,000</text:p>
          </table:table-cell>
          <table:table-cell office:value-type="float" office:value="3.065131277290109E-2" table:formula="of:=HLOOKUP([.$AF$164];[.$R$164:.$AE$257];MATCH([.R216];[.$R$164:.$R$257];0))" table:style-name="ce201">
            <text:p>0,031</text:p>
          </table:table-cell>
          <table:table-cell office:value-type="float" office:value="4.8104339028359117E-2" table:formula="of:=HLOOKUP([.$AG$164];[.$R$164:.$AE$257];MATCH([.R216];[.$R$164:.$R$257];0))" table:style-name="ce202">
            <text:p>0,04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" table:formula="of:=INT([.R216]/0.25)*0.25" table:style-name="ce203">
            <text:p>4,00</text:p>
          </table:table-cell>
          <table:table-cell office:value-type="float" office:value="3.3000000000000002E-2" table:formula="of:=VLOOKUP([.R217];[BTraM.$A$184:.$N$206];2)" table:style-name="ce199">
            <text:p>0,033</text:p>
          </table:table-cell>
          <table:table-cell office:value-type="float" office:value="5.0500000000000003E-2" table:formula="of:=VLOOKUP([.R217];[BTraM.$A$184:.$N$206];3)" table:style-name="ce199">
            <text:p>0,051</text:p>
          </table:table-cell>
          <table:table-cell office:value-type="float" office:value="7.3999999999999996E-2" table:formula="of:=VLOOKUP([.R217];[BTraM.$A$184:.$N$206];4)" table:style-name="ce199">
            <text:p>0,074</text:p>
          </table:table-cell>
          <table:table-cell office:value-type="float" office:value="9.2749999999999999E-2" table:formula="of:=VLOOKUP([.R217];[BTraM.$A$184:.$N$206];5)" table:style-name="ce199">
            <text:p>0,093</text:p>
          </table:table-cell>
          <table:table-cell office:value-type="float" office:value="0.11149999999999999" table:formula="of:=VLOOKUP([.R217];[BTraM.$A$184:.$N$206];6)" table:style-name="ce199">
            <text:p>0,112</text:p>
          </table:table-cell>
          <table:table-cell office:value-type="float" office:value="0.11591666666666667" table:formula="of:=VLOOKUP([.R217];[BTraM.$A$184:.$N$206];7)" table:style-name="ce199">
            <text:p>0,116</text:p>
          </table:table-cell>
          <table:table-cell office:value-type="float" office:value="0.12033333333333333" table:formula="of:=VLOOKUP([.R217];[BTraM.$A$184:.$N$206];8)" table:style-name="ce199">
            <text:p>0,120</text:p>
          </table:table-cell>
          <table:table-cell office:value-type="float" office:value="0.12474999999999999" table:formula="of:=VLOOKUP([.R217];[BTraM.$A$184:.$N$206];9)" table:style-name="ce199">
            <text:p>0,125</text:p>
          </table:table-cell>
          <table:table-cell office:value-type="float" office:value="0.12916666666666665" table:formula="of:=VLOOKUP([.R217];[BTraM.$A$184:.$N$206];10)" table:style-name="ce199">
            <text:p>0,129</text:p>
          </table:table-cell>
          <table:table-cell office:value-type="float" office:value="0.13358333333333333" table:formula="of:=VLOOKUP([.R217];[BTraM.$A$184:.$N$206];11)" table:style-name="ce199">
            <text:p>0,134</text:p>
          </table:table-cell>
          <table:table-cell office:value-type="float" office:value="0.13800000000000001" table:formula="of:=VLOOKUP([.R217];[BTraM.$A$184:.$N$206];12)" table:style-name="ce199">
            <text:p>0,138</text:p>
          </table:table-cell>
          <table:table-cell office:value-type="float" office:value="0.14699999999999999" table:formula="of:=VLOOKUP([.R217];[BTraM.$A$184:.$N$206];13)" table:style-name="ce199">
            <text:p>0,147</text:p>
          </table:table-cell>
          <table:table-cell office:value-type="float" office:value="0" table:formula="of:=VLOOKUP([.R217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.25" table:formula="of:=INT([.R216]/0.25)*0.25+0.25" table:style-name="ce195">
            <text:p>4,25</text:p>
          </table:table-cell>
          <table:table-cell office:value-type="float" office:value="2.6750000000000003E-2" table:formula="of:=VLOOKUP([.R218];[BTraM.$A$184:.$N$206];2)" table:style-name="ce199">
            <text:p>0,027</text:p>
          </table:table-cell>
          <table:table-cell office:value-type="float" office:value="4.4125000000000004E-2" table:formula="of:=VLOOKUP([.R218];[BTraM.$A$184:.$N$206];3)" table:style-name="ce199">
            <text:p>0,044</text:p>
          </table:table-cell>
          <table:table-cell office:value-type="float" office:value="6.5500000000000003E-2" table:formula="of:=VLOOKUP([.R218];[BTraM.$A$184:.$N$206];4)" table:style-name="ce199">
            <text:p>0,066</text:p>
          </table:table-cell>
          <table:table-cell office:value-type="float" office:value="8.4062499999999998E-2" table:formula="of:=VLOOKUP([.R218];[BTraM.$A$184:.$N$206];5)" table:style-name="ce199">
            <text:p>0,084</text:p>
          </table:table-cell>
          <table:table-cell office:value-type="float" office:value="0.10262499999999999" table:formula="of:=VLOOKUP([.R218];[BTraM.$A$184:.$N$206];6)" table:style-name="ce199">
            <text:p>0,103</text:p>
          </table:table-cell>
          <table:table-cell office:value-type="float" office:value="0.10677083333333334" table:formula="of:=VLOOKUP([.R218];[BTraM.$A$184:.$N$206];7)" table:style-name="ce199">
            <text:p>0,107</text:p>
          </table:table-cell>
          <table:table-cell office:value-type="float" office:value="0.11091666666666666" table:formula="of:=VLOOKUP([.R218];[BTraM.$A$184:.$N$206];8)" table:style-name="ce199">
            <text:p>0,111</text:p>
          </table:table-cell>
          <table:table-cell office:value-type="float" office:value="0.11506249999999998" table:formula="of:=VLOOKUP([.R218];[BTraM.$A$184:.$N$206];9)" table:style-name="ce199">
            <text:p>0,115</text:p>
          </table:table-cell>
          <table:table-cell office:value-type="float" office:value="0.11920833333333332" table:formula="of:=VLOOKUP([.R218];[BTraM.$A$184:.$N$206];10)" table:style-name="ce199">
            <text:p>0,119</text:p>
          </table:table-cell>
          <table:table-cell office:value-type="float" office:value="0.12335416666666667" table:formula="of:=VLOOKUP([.R218];[BTraM.$A$184:.$N$206];11)" table:style-name="ce199">
            <text:p>0,123</text:p>
          </table:table-cell>
          <table:table-cell office:value-type="float" office:value="0.1275" table:formula="of:=VLOOKUP([.R218];[BTraM.$A$184:.$N$206];12)" table:style-name="ce199">
            <text:p>0,128</text:p>
          </table:table-cell>
          <table:table-cell office:value-type="float" office:value="0.13674999999999998" table:formula="of:=VLOOKUP([.R218];[BTraM.$A$184:.$N$206];13)" table:style-name="ce199">
            <text:p>0,137</text:p>
          </table:table-cell>
          <table:table-cell office:value-type="float" office:value="0" table:formula="of:=VLOOKUP([.R218];[BTraM.$A$184:.$N$206];14)" table:style-name="ce199">
            <text:p>0,000</text:p>
          </table:table-cell>
          <table:table-cell table:style-name="ce206"/>
          <table:table-cell office:value-type="float" office:value="3.065131277290109E-2" table:formula="of:=[.AF216]+([.$S$163]-[.$AF$164])/([.$AG$164]-[.$AF$164])*([.AG216]-[.AF216])" table:style-name="ce207">
            <text:p>0,031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.334767929618307" table:formula="of:=[.F182]" table:style-name="ce198">
            <text:p>4,33</text:p>
          </table:table-cell>
          <table:table-cell office:value-type="float" office:value="2.4630801759542326E-2" table:formula="of:=[.S221]+([.R221]-[.R219])/([.R221]-[.R220])*([.S220]-[.S221])" table:style-name="ce208">
            <text:p>0,025</text:p>
          </table:table-cell>
          <table:table-cell office:value-type="float" office:value="4.1963417794733178E-2" table:formula="of:=[.T221]+([.R221]-[.R219])/([.R221]-[.R220])*([.T220]-[.T221])" table:style-name="ce208">
            <text:p>0,042</text:p>
          </table:table-cell>
          <table:table-cell office:value-type="float" office:value="6.2617890392977563E-2" table:formula="of:=[.U221]+([.R221]-[.R219])/([.R221]-[.R220])*([.U220]-[.U221])" table:style-name="ce208">
            <text:p>0,063</text:p>
          </table:table-cell>
          <table:table-cell office:value-type="float" office:value="8.1116814445763824E-2" table:formula="of:=[.V221]+([.R221]-[.R219])/([.R221]-[.R220])*([.V220]-[.V221])" table:style-name="ce208">
            <text:p>0,081</text:p>
          </table:table-cell>
          <table:table-cell office:value-type="float" office:value="9.9615738498550099E-2" table:formula="of:=[.W221]+([.R221]-[.R219])/([.R221]-[.R220])*([.W220]-[.W221])" table:style-name="ce208">
            <text:p>0,100</text:p>
          </table:table-cell>
          <table:table-cell office:value-type="float" office:value="0.10366973990813028" table:formula="of:=[.X221]+([.R221]-[.R219])/([.R221]-[.R220])*([.X220]-[.X221])" table:style-name="ce208">
            <text:p>0,104</text:p>
          </table:table-cell>
          <table:table-cell office:value-type="float" office:value="0.10772374131771044" table:formula="of:=[.Y221]+([.R221]-[.R219])/([.R221]-[.R220])*([.Y220]-[.Y221])" table:style-name="ce208">
            <text:p>0,108</text:p>
          </table:table-cell>
          <table:table-cell office:value-type="float" office:value="0.11177774272729059" table:formula="of:=[.Z221]+([.R221]-[.R219])/([.R221]-[.R220])*([.Z220]-[.Z221])" table:style-name="ce208">
            <text:p>0,112</text:p>
          </table:table-cell>
          <table:table-cell office:value-type="float" office:value="0.11583174413687075" table:formula="of:=[.AA221]+([.R221]-[.R219])/([.R221]-[.R220])*([.AA220]-[.AA221])" table:style-name="ce208">
            <text:p>0,116</text:p>
          </table:table-cell>
          <table:table-cell office:value-type="float" office:value="0.11988574554645094" table:formula="of:=[.AB221]+([.R221]-[.R219])/([.R221]-[.R220])*([.AB220]-[.AB221])" table:style-name="ce208">
            <text:p>0,120</text:p>
          </table:table-cell>
          <table:table-cell office:value-type="float" office:value="0.1239397469560311" table:formula="of:=[.AC221]+([.R221]-[.R219])/([.R221]-[.R220])*([.AC220]-[.AC221])" table:style-name="ce208">
            <text:p>0,124</text:p>
          </table:table-cell>
          <table:table-cell office:value-type="float" office:value="0.1332745148856494" table:formula="of:=[.AD221]+([.R221]-[.R219])/([.R221]-[.R220])*([.AD220]-[.AD221])" table:style-name="ce208">
            <text:p>0,133</text:p>
          </table:table-cell>
          <table:table-cell office:value-type="float" office:value="0" table:formula="of:=[.AE221]+([.R221]-[.R219])/([.R221]-[.R220])*([.AE220]-[.AE221])" table:style-name="ce208">
            <text:p>0,000</text:p>
          </table:table-cell>
          <table:table-cell office:value-type="float" office:value="2.4630801759542326E-2" table:formula="of:=HLOOKUP([.$AF$164];[.$R$164:.$AE$257];MATCH([.R219];[.$R$164:.$R$257];0))" table:style-name="ce201">
            <text:p>0,025</text:p>
          </table:table-cell>
          <table:table-cell office:value-type="float" office:value="4.1963417794733178E-2" table:formula="of:=HLOOKUP([.$AG$164];[.$R$164:.$AE$257];MATCH([.R219];[.$R$164:.$R$257];0))" table:style-name="ce202">
            <text:p>0,042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.25" table:formula="of:=INT([.R219]/0.25)*0.25" table:style-name="ce203">
            <text:p>4,25</text:p>
          </table:table-cell>
          <table:table-cell office:value-type="float" office:value="2.6750000000000003E-2" table:formula="of:=VLOOKUP([.R220];[BTraM.$A$184:.$N$206];2)" table:style-name="ce199">
            <text:p>0,027</text:p>
          </table:table-cell>
          <table:table-cell office:value-type="float" office:value="4.4125000000000004E-2" table:formula="of:=VLOOKUP([.R220];[BTraM.$A$184:.$N$206];3)" table:style-name="ce199">
            <text:p>0,044</text:p>
          </table:table-cell>
          <table:table-cell office:value-type="float" office:value="6.5500000000000003E-2" table:formula="of:=VLOOKUP([.R220];[BTraM.$A$184:.$N$206];4)" table:style-name="ce199">
            <text:p>0,066</text:p>
          </table:table-cell>
          <table:table-cell office:value-type="float" office:value="8.4062499999999998E-2" table:formula="of:=VLOOKUP([.R220];[BTraM.$A$184:.$N$206];5)" table:style-name="ce199">
            <text:p>0,084</text:p>
          </table:table-cell>
          <table:table-cell office:value-type="float" office:value="0.10262499999999999" table:formula="of:=VLOOKUP([.R220];[BTraM.$A$184:.$N$206];6)" table:style-name="ce199">
            <text:p>0,103</text:p>
          </table:table-cell>
          <table:table-cell office:value-type="float" office:value="0.10677083333333334" table:formula="of:=VLOOKUP([.R220];[BTraM.$A$184:.$N$206];7)" table:style-name="ce199">
            <text:p>0,107</text:p>
          </table:table-cell>
          <table:table-cell office:value-type="float" office:value="0.11091666666666666" table:formula="of:=VLOOKUP([.R220];[BTraM.$A$184:.$N$206];8)" table:style-name="ce199">
            <text:p>0,111</text:p>
          </table:table-cell>
          <table:table-cell office:value-type="float" office:value="0.11506249999999998" table:formula="of:=VLOOKUP([.R220];[BTraM.$A$184:.$N$206];9)" table:style-name="ce199">
            <text:p>0,115</text:p>
          </table:table-cell>
          <table:table-cell office:value-type="float" office:value="0.11920833333333332" table:formula="of:=VLOOKUP([.R220];[BTraM.$A$184:.$N$206];10)" table:style-name="ce199">
            <text:p>0,119</text:p>
          </table:table-cell>
          <table:table-cell office:value-type="float" office:value="0.12335416666666667" table:formula="of:=VLOOKUP([.R220];[BTraM.$A$184:.$N$206];11)" table:style-name="ce199">
            <text:p>0,123</text:p>
          </table:table-cell>
          <table:table-cell office:value-type="float" office:value="0.1275" table:formula="of:=VLOOKUP([.R220];[BTraM.$A$184:.$N$206];12)" table:style-name="ce199">
            <text:p>0,128</text:p>
          </table:table-cell>
          <table:table-cell office:value-type="float" office:value="0.13674999999999998" table:formula="of:=VLOOKUP([.R220];[BTraM.$A$184:.$N$206];13)" table:style-name="ce199">
            <text:p>0,137</text:p>
          </table:table-cell>
          <table:table-cell office:value-type="float" office:value="0" table:formula="of:=VLOOKUP([.R220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.5" table:formula="of:=INT([.R219]/0.25)*0.25+0.25" table:style-name="ce195">
            <text:p>4,50</text:p>
          </table:table-cell>
          <table:table-cell office:value-type="float" office:value="2.0500000000000001E-2" table:formula="of:=VLOOKUP([.R221];[BTraM.$A$184:.$N$206];2)" table:style-name="ce199">
            <text:p>0,021</text:p>
          </table:table-cell>
          <table:table-cell office:value-type="float" office:value="3.7750000000000006E-2" table:formula="of:=VLOOKUP([.R221];[BTraM.$A$184:.$N$206];3)" table:style-name="ce199">
            <text:p>0,038</text:p>
          </table:table-cell>
          <table:table-cell office:value-type="float" office:value="5.6999999999999995E-2" table:formula="of:=VLOOKUP([.R221];[BTraM.$A$184:.$N$206];4)" table:style-name="ce199">
            <text:p>0,057</text:p>
          </table:table-cell>
          <table:table-cell office:value-type="float" office:value="7.5374999999999998E-2" table:formula="of:=VLOOKUP([.R221];[BTraM.$A$184:.$N$206];5)" table:style-name="ce199">
            <text:p>0,075</text:p>
          </table:table-cell>
          <table:table-cell office:value-type="float" office:value="9.375E-2" table:formula="of:=VLOOKUP([.R221];[BTraM.$A$184:.$N$206];6)" table:style-name="ce199">
            <text:p>0,094</text:p>
          </table:table-cell>
          <table:table-cell office:value-type="float" office:value="9.7625000000000003E-2" table:formula="of:=VLOOKUP([.R221];[BTraM.$A$184:.$N$206];7)" table:style-name="ce199">
            <text:p>0,098</text:p>
          </table:table-cell>
          <table:table-cell office:value-type="float" office:value="0.10150000000000001" table:formula="of:=VLOOKUP([.R221];[BTraM.$A$184:.$N$206];8)" table:style-name="ce199">
            <text:p>0,102</text:p>
          </table:table-cell>
          <table:table-cell office:value-type="float" office:value="0.105375" table:formula="of:=VLOOKUP([.R221];[BTraM.$A$184:.$N$206];9)" table:style-name="ce199">
            <text:p>0,105</text:p>
          </table:table-cell>
          <table:table-cell office:value-type="float" office:value="0.10924999999999999" table:formula="of:=VLOOKUP([.R221];[BTraM.$A$184:.$N$206];10)" table:style-name="ce199">
            <text:p>0,109</text:p>
          </table:table-cell>
          <table:table-cell office:value-type="float" office:value="0.113125" table:formula="of:=VLOOKUP([.R221];[BTraM.$A$184:.$N$206];11)" table:style-name="ce199">
            <text:p>0,113</text:p>
          </table:table-cell>
          <table:table-cell office:value-type="float" office:value="0.11700000000000001" table:formula="of:=VLOOKUP([.R221];[BTraM.$A$184:.$N$206];12)" table:style-name="ce199">
            <text:p>0,117</text:p>
          </table:table-cell>
          <table:table-cell office:value-type="float" office:value="0.1265" table:formula="of:=VLOOKUP([.R221];[BTraM.$A$184:.$N$206];13)" table:style-name="ce199">
            <text:p>0,127</text:p>
          </table:table-cell>
          <table:table-cell office:value-type="float" office:value="0" table:formula="of:=VLOOKUP([.R221];[BTraM.$A$184:.$N$206];14)" table:style-name="ce199">
            <text:p>0,000</text:p>
          </table:table-cell>
          <table:table-cell table:style-name="ce206"/>
          <table:table-cell office:value-type="float" office:value="2.4630801759542326E-2" table:formula="of:=[.AF219]+([.$S$163]-[.$AF$164])/([.$AG$164]-[.$AF$164])*([.AG219]-[.AF219])" table:style-name="ce207">
            <text:p>0,02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.5755883701526576" table:formula="of:=[.F183]" table:style-name="ce198">
            <text:p>4,58</text:p>
          </table:table-cell>
          <table:table-cell office:value-type="float" office:value="1.8610290746183561E-2" table:formula="of:=[.S224]+([.R224]-[.R222])/([.R224]-[.R223])*([.S223]-[.S224])" table:style-name="ce208">
            <text:p>0,019</text:p>
          </table:table-cell>
          <table:table-cell office:value-type="float" office:value="3.5822496561107232E-2" table:formula="of:=[.T224]+([.R224]-[.R222])/([.R224]-[.R223])*([.T223]-[.T224])" table:style-name="ce208">
            <text:p>0,036</text:p>
          </table:table-cell>
          <table:table-cell office:value-type="float" office:value="5.442999541480964E-2" table:formula="of:=[.U224]+([.R224]-[.R222])/([.R224]-[.R223])*([.U223]-[.U224])" table:style-name="ce208">
            <text:p>0,054</text:p>
          </table:table-cell>
          <table:table-cell office:value-type="float" office:value="7.2748304137195144E-2" table:formula="of:=[.V224]+([.R224]-[.R222])/([.R224]-[.R223])*([.V223]-[.V224])" table:style-name="ce208">
            <text:p>0,073</text:p>
          </table:table-cell>
          <table:table-cell office:value-type="float" office:value="9.1066612859580662E-2" table:formula="of:=[.W224]+([.R224]-[.R222])/([.R224]-[.R223])*([.W223]-[.W224])" table:style-name="ce208">
            <text:p>0,091</text:p>
          </table:table-cell>
          <table:table-cell office:value-type="float" office:value="9.4859725458581942E-2" table:formula="of:=[.X224]+([.R224]-[.R222])/([.R224]-[.R223])*([.X223]-[.X224])" table:style-name="ce208">
            <text:p>0,095</text:p>
          </table:table-cell>
          <table:table-cell office:value-type="float" office:value="9.8652838057583236E-2" table:formula="of:=[.Y224]+([.R224]-[.R222])/([.R224]-[.R223])*([.Y223]-[.Y224])" table:style-name="ce208">
            <text:p>0,099</text:p>
          </table:table-cell>
          <table:table-cell office:value-type="float" office:value="0.10244595065658452" table:formula="of:=[.Z224]+([.R224]-[.R222])/([.R224]-[.R223])*([.Z223]-[.Z224])" table:style-name="ce208">
            <text:p>0,102</text:p>
          </table:table-cell>
          <table:table-cell office:value-type="float" office:value="0.1062390632555858" table:formula="of:=[.AA224]+([.R224]-[.R222])/([.R224]-[.R223])*([.AA223]-[.AA224])" table:style-name="ce208">
            <text:p>0,106</text:p>
          </table:table-cell>
          <table:table-cell office:value-type="float" office:value="0.11003217585458709" table:formula="of:=[.AB224]+([.R224]-[.R222])/([.R224]-[.R223])*([.AB223]-[.AB224])" table:style-name="ce208">
            <text:p>0,110</text:p>
          </table:table-cell>
          <table:table-cell office:value-type="float" office:value="0.11382528845358839" table:formula="of:=[.AC224]+([.R224]-[.R222])/([.R224]-[.R223])*([.AC223]-[.AC224])" table:style-name="ce208">
            <text:p>0,114</text:p>
          </table:table-cell>
          <table:table-cell office:value-type="float" office:value="0.12340087682374104" table:formula="of:=[.AD224]+([.R224]-[.R222])/([.R224]-[.R223])*([.AD223]-[.AD224])" table:style-name="ce208">
            <text:p>0,123</text:p>
          </table:table-cell>
          <table:table-cell office:value-type="float" office:value="0" table:formula="of:=[.AE224]+([.R224]-[.R222])/([.R224]-[.R223])*([.AE223]-[.AE224])" table:style-name="ce208">
            <text:p>0,000</text:p>
          </table:table-cell>
          <table:table-cell office:value-type="float" office:value="1.8610290746183561E-2" table:formula="of:=HLOOKUP([.$AF$164];[.$R$164:.$AE$257];MATCH([.R222];[.$R$164:.$R$257];0))" table:style-name="ce201">
            <text:p>0,019</text:p>
          </table:table-cell>
          <table:table-cell office:value-type="float" office:value="3.5822496561107232E-2" table:formula="of:=HLOOKUP([.$AG$164];[.$R$164:.$AE$257];MATCH([.R222];[.$R$164:.$R$257];0))" table:style-name="ce202">
            <text:p>0,036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.5" table:formula="of:=INT([.R222]/0.25)*0.25" table:style-name="ce203">
            <text:p>4,50</text:p>
          </table:table-cell>
          <table:table-cell office:value-type="float" office:value="2.0500000000000001E-2" table:formula="of:=VLOOKUP([.R223];[BTraM.$A$184:.$N$206];2)" table:style-name="ce199">
            <text:p>0,021</text:p>
          </table:table-cell>
          <table:table-cell office:value-type="float" office:value="3.7750000000000006E-2" table:formula="of:=VLOOKUP([.R223];[BTraM.$A$184:.$N$206];3)" table:style-name="ce199">
            <text:p>0,038</text:p>
          </table:table-cell>
          <table:table-cell office:value-type="float" office:value="5.6999999999999995E-2" table:formula="of:=VLOOKUP([.R223];[BTraM.$A$184:.$N$206];4)" table:style-name="ce199">
            <text:p>0,057</text:p>
          </table:table-cell>
          <table:table-cell office:value-type="float" office:value="7.5374999999999998E-2" table:formula="of:=VLOOKUP([.R223];[BTraM.$A$184:.$N$206];5)" table:style-name="ce199">
            <text:p>0,075</text:p>
          </table:table-cell>
          <table:table-cell office:value-type="float" office:value="9.375E-2" table:formula="of:=VLOOKUP([.R223];[BTraM.$A$184:.$N$206];6)" table:style-name="ce199">
            <text:p>0,094</text:p>
          </table:table-cell>
          <table:table-cell office:value-type="float" office:value="9.7625000000000003E-2" table:formula="of:=VLOOKUP([.R223];[BTraM.$A$184:.$N$206];7)" table:style-name="ce199">
            <text:p>0,098</text:p>
          </table:table-cell>
          <table:table-cell office:value-type="float" office:value="0.10150000000000001" table:formula="of:=VLOOKUP([.R223];[BTraM.$A$184:.$N$206];8)" table:style-name="ce199">
            <text:p>0,102</text:p>
          </table:table-cell>
          <table:table-cell office:value-type="float" office:value="0.105375" table:formula="of:=VLOOKUP([.R223];[BTraM.$A$184:.$N$206];9)" table:style-name="ce199">
            <text:p>0,105</text:p>
          </table:table-cell>
          <table:table-cell office:value-type="float" office:value="0.10924999999999999" table:formula="of:=VLOOKUP([.R223];[BTraM.$A$184:.$N$206];10)" table:style-name="ce199">
            <text:p>0,109</text:p>
          </table:table-cell>
          <table:table-cell office:value-type="float" office:value="0.113125" table:formula="of:=VLOOKUP([.R223];[BTraM.$A$184:.$N$206];11)" table:style-name="ce199">
            <text:p>0,113</text:p>
          </table:table-cell>
          <table:table-cell office:value-type="float" office:value="0.11700000000000001" table:formula="of:=VLOOKUP([.R223];[BTraM.$A$184:.$N$206];12)" table:style-name="ce199">
            <text:p>0,117</text:p>
          </table:table-cell>
          <table:table-cell office:value-type="float" office:value="0.1265" table:formula="of:=VLOOKUP([.R223];[BTraM.$A$184:.$N$206];13)" table:style-name="ce199">
            <text:p>0,127</text:p>
          </table:table-cell>
          <table:table-cell office:value-type="float" office:value="0" table:formula="of:=VLOOKUP([.R223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.75" table:formula="of:=INT([.R222]/0.25)*0.25+0.25" table:style-name="ce195">
            <text:p>4,75</text:p>
          </table:table-cell>
          <table:table-cell office:value-type="float" office:value="1.4250000000000001E-2" table:formula="of:=VLOOKUP([.R224];[BTraM.$A$184:.$N$206];2)" table:style-name="ce199">
            <text:p>0,014</text:p>
          </table:table-cell>
          <table:table-cell office:value-type="float" office:value="3.1375E-2" table:formula="of:=VLOOKUP([.R224];[BTraM.$A$184:.$N$206];3)" table:style-name="ce199">
            <text:p>0,031</text:p>
          </table:table-cell>
          <table:table-cell office:value-type="float" office:value="4.8500000000000001E-2" table:formula="of:=VLOOKUP([.R224];[BTraM.$A$184:.$N$206];4)" table:style-name="ce199">
            <text:p>0,049</text:p>
          </table:table-cell>
          <table:table-cell office:value-type="float" office:value="6.6687499999999997E-2" table:formula="of:=VLOOKUP([.R224];[BTraM.$A$184:.$N$206];5)" table:style-name="ce199">
            <text:p>0,067</text:p>
          </table:table-cell>
          <table:table-cell office:value-type="float" office:value="8.4875000000000006E-2" table:formula="of:=VLOOKUP([.R224];[BTraM.$A$184:.$N$206];6)" table:style-name="ce199">
            <text:p>0,085</text:p>
          </table:table-cell>
          <table:table-cell office:value-type="float" office:value="8.8479166666666664E-2" table:formula="of:=VLOOKUP([.R224];[BTraM.$A$184:.$N$206];7)" table:style-name="ce199">
            <text:p>0,088</text:p>
          </table:table-cell>
          <table:table-cell office:value-type="float" office:value="9.2083333333333336E-2" table:formula="of:=VLOOKUP([.R224];[BTraM.$A$184:.$N$206];8)" table:style-name="ce199">
            <text:p>0,092</text:p>
          </table:table-cell>
          <table:table-cell office:value-type="float" office:value="9.5687499999999995E-2" table:formula="of:=VLOOKUP([.R224];[BTraM.$A$184:.$N$206];9)" table:style-name="ce199">
            <text:p>0,096</text:p>
          </table:table-cell>
          <table:table-cell office:value-type="float" office:value="9.9291666666666667E-2" table:formula="of:=VLOOKUP([.R224];[BTraM.$A$184:.$N$206];10)" table:style-name="ce199">
            <text:p>0,099</text:p>
          </table:table-cell>
          <table:table-cell office:value-type="float" office:value="0.10289583333333334" table:formula="of:=VLOOKUP([.R224];[BTraM.$A$184:.$N$206];11)" table:style-name="ce199">
            <text:p>0,103</text:p>
          </table:table-cell>
          <table:table-cell office:value-type="float" office:value="0.10650000000000001" table:formula="of:=VLOOKUP([.R224];[BTraM.$A$184:.$N$206];12)" table:style-name="ce199">
            <text:p>0,107</text:p>
          </table:table-cell>
          <table:table-cell office:value-type="float" office:value="0.11624999999999999" table:formula="of:=VLOOKUP([.R224];[BTraM.$A$184:.$N$206];13)" table:style-name="ce199">
            <text:p>0,116</text:p>
          </table:table-cell>
          <table:table-cell office:value-type="float" office:value="0" table:formula="of:=VLOOKUP([.R224];[BTraM.$A$184:.$N$206];14)" table:style-name="ce199">
            <text:p>0,000</text:p>
          </table:table-cell>
          <table:table-cell table:style-name="ce206"/>
          <table:table-cell office:value-type="float" office:value="1.8610290746183561E-2" table:formula="of:=[.AF222]+([.$S$163]-[.$AF$164])/([.$AG$164]-[.$AF$164])*([.AG222]-[.AF222])" table:style-name="ce207">
            <text:p>0,019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.8164088106870073" table:formula="of:=[.F184]" table:style-name="ce198">
            <text:p>4,82</text:p>
          </table:table-cell>
          <table:table-cell office:value-type="float" office:value="1.2589779732824817E-2" table:formula="of:=[.S227]+([.R227]-[.R225])/([.R227]-[.R226])*([.S226]-[.S227])" table:style-name="ce208">
            <text:p>0,013</text:p>
          </table:table-cell>
          <table:table-cell office:value-type="float" office:value="2.9681575327481315E-2" table:formula="of:=[.T227]+([.R227]-[.R225])/([.R227]-[.R226])*([.T226]-[.T227])" table:style-name="ce208">
            <text:p>0,030</text:p>
          </table:table-cell>
          <table:table-cell office:value-type="float" office:value="4.6242100436641752E-2" table:formula="of:=[.U227]+([.R227]-[.R225])/([.R227]-[.R226])*([.U226]-[.U227])" table:style-name="ce208">
            <text:p>0,046</text:p>
          </table:table-cell>
          <table:table-cell office:value-type="float" office:value="6.4379793828626491E-2" table:formula="of:=[.V227]+([.R227]-[.R225])/([.R227]-[.R226])*([.V226]-[.V227])" table:style-name="ce208">
            <text:p>0,064</text:p>
          </table:table-cell>
          <table:table-cell office:value-type="float" office:value="8.2517487220611238E-2" table:formula="of:=[.W227]+([.R227]-[.R225])/([.R227]-[.R226])*([.W226]-[.W227])" table:style-name="ce208">
            <text:p>0,083</text:p>
          </table:table-cell>
          <table:table-cell office:value-type="float" office:value="8.604971100903365E-2" table:formula="of:=[.X227]+([.R227]-[.R225])/([.R227]-[.R226])*([.X226]-[.X227])" table:style-name="ce208">
            <text:p>0,086</text:p>
          </table:table-cell>
          <table:table-cell office:value-type="float" office:value="8.9581934797456061E-2" table:formula="of:=[.Y227]+([.R227]-[.R225])/([.R227]-[.R226])*([.Y226]-[.Y227])" table:style-name="ce208">
            <text:p>0,090</text:p>
          </table:table-cell>
          <table:table-cell office:value-type="float" office:value="9.3114158585878459E-2" table:formula="of:=[.Z227]+([.R227]-[.R225])/([.R227]-[.R226])*([.Z226]-[.Z227])" table:style-name="ce208">
            <text:p>0,093</text:p>
          </table:table-cell>
          <table:table-cell office:value-type="float" office:value="9.6646382374300871E-2" table:formula="of:=[.AA227]+([.R227]-[.R225])/([.R227]-[.R226])*([.AA226]-[.AA227])" table:style-name="ce208">
            <text:p>0,097</text:p>
          </table:table-cell>
          <table:table-cell office:value-type="float" office:value="0.1001786061627233" table:formula="of:=[.AB227]+([.R227]-[.R225])/([.R227]-[.R226])*([.AB226]-[.AB227])" table:style-name="ce208">
            <text:p>0,100</text:p>
          </table:table-cell>
          <table:table-cell office:value-type="float" office:value="0.10371082995114569" table:formula="of:=[.AC227]+([.R227]-[.R225])/([.R227]-[.R226])*([.AC226]-[.AC227])" table:style-name="ce208">
            <text:p>0,104</text:p>
          </table:table-cell>
          <table:table-cell office:value-type="float" office:value="0.1135272387618327" table:formula="of:=[.AD227]+([.R227]-[.R225])/([.R227]-[.R226])*([.AD226]-[.AD227])" table:style-name="ce208">
            <text:p>0,114</text:p>
          </table:table-cell>
          <table:table-cell office:value-type="float" office:value="0" table:formula="of:=[.AE227]+([.R227]-[.R225])/([.R227]-[.R226])*([.AE226]-[.AE227])" table:style-name="ce208">
            <text:p>0,000</text:p>
          </table:table-cell>
          <table:table-cell office:value-type="float" office:value="1.2589779732824817E-2" table:formula="of:=HLOOKUP([.$AF$164];[.$R$164:.$AE$257];MATCH([.R225];[.$R$164:.$R$257];0))" table:style-name="ce201">
            <text:p>0,013</text:p>
          </table:table-cell>
          <table:table-cell office:value-type="float" office:value="2.9681575327481315E-2" table:formula="of:=HLOOKUP([.$AG$164];[.$R$164:.$AE$257];MATCH([.R225];[.$R$164:.$R$257];0))" table:style-name="ce202">
            <text:p>0,030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4.75" table:formula="of:=INT([.R225]/0.25)*0.25" table:style-name="ce203">
            <text:p>4,75</text:p>
          </table:table-cell>
          <table:table-cell office:value-type="float" office:value="1.4250000000000001E-2" table:formula="of:=VLOOKUP([.R226];[BTraM.$A$184:.$N$206];2)" table:style-name="ce199">
            <text:p>0,014</text:p>
          </table:table-cell>
          <table:table-cell office:value-type="float" office:value="3.1375E-2" table:formula="of:=VLOOKUP([.R226];[BTraM.$A$184:.$N$206];3)" table:style-name="ce199">
            <text:p>0,031</text:p>
          </table:table-cell>
          <table:table-cell office:value-type="float" office:value="4.8500000000000001E-2" table:formula="of:=VLOOKUP([.R226];[BTraM.$A$184:.$N$206];4)" table:style-name="ce199">
            <text:p>0,049</text:p>
          </table:table-cell>
          <table:table-cell office:value-type="float" office:value="6.6687499999999997E-2" table:formula="of:=VLOOKUP([.R226];[BTraM.$A$184:.$N$206];5)" table:style-name="ce199">
            <text:p>0,067</text:p>
          </table:table-cell>
          <table:table-cell office:value-type="float" office:value="8.4875000000000006E-2" table:formula="of:=VLOOKUP([.R226];[BTraM.$A$184:.$N$206];6)" table:style-name="ce199">
            <text:p>0,085</text:p>
          </table:table-cell>
          <table:table-cell office:value-type="float" office:value="8.8479166666666664E-2" table:formula="of:=VLOOKUP([.R226];[BTraM.$A$184:.$N$206];7)" table:style-name="ce199">
            <text:p>0,088</text:p>
          </table:table-cell>
          <table:table-cell office:value-type="float" office:value="9.2083333333333336E-2" table:formula="of:=VLOOKUP([.R226];[BTraM.$A$184:.$N$206];8)" table:style-name="ce199">
            <text:p>0,092</text:p>
          </table:table-cell>
          <table:table-cell office:value-type="float" office:value="9.5687499999999995E-2" table:formula="of:=VLOOKUP([.R226];[BTraM.$A$184:.$N$206];9)" table:style-name="ce199">
            <text:p>0,096</text:p>
          </table:table-cell>
          <table:table-cell office:value-type="float" office:value="9.9291666666666667E-2" table:formula="of:=VLOOKUP([.R226];[BTraM.$A$184:.$N$206];10)" table:style-name="ce199">
            <text:p>0,099</text:p>
          </table:table-cell>
          <table:table-cell office:value-type="float" office:value="0.10289583333333334" table:formula="of:=VLOOKUP([.R226];[BTraM.$A$184:.$N$206];11)" table:style-name="ce199">
            <text:p>0,103</text:p>
          </table:table-cell>
          <table:table-cell office:value-type="float" office:value="0.10650000000000001" table:formula="of:=VLOOKUP([.R226];[BTraM.$A$184:.$N$206];12)" table:style-name="ce199">
            <text:p>0,107</text:p>
          </table:table-cell>
          <table:table-cell office:value-type="float" office:value="0.11624999999999999" table:formula="of:=VLOOKUP([.R226];[BTraM.$A$184:.$N$206];13)" table:style-name="ce199">
            <text:p>0,116</text:p>
          </table:table-cell>
          <table:table-cell office:value-type="float" office:value="0" table:formula="of:=VLOOKUP([.R226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" table:formula="of:=INT([.R225]/0.25)*0.25+0.25" table:style-name="ce195">
            <text:p>5,00</text:p>
          </table:table-cell>
          <table:table-cell office:value-type="float" office:value="8.0000000000000002E-3" table:formula="of:=VLOOKUP([.R227];[BTraM.$A$184:.$N$206];2)" table:style-name="ce199">
            <text:p>0,008</text:p>
          </table:table-cell>
          <table:table-cell office:value-type="float" office:value="2.5000000000000001E-2" table:formula="of:=VLOOKUP([.R227];[BTraM.$A$184:.$N$206];3)" table:style-name="ce199">
            <text:p>0,025</text:p>
          </table:table-cell>
          <table:table-cell office:value-type="float" office:value="0.04" table:formula="of:=VLOOKUP([.R227];[BTraM.$A$184:.$N$206];4)" table:style-name="ce199">
            <text:p>0,040</text:p>
          </table:table-cell>
          <table:table-cell office:value-type="float" office:value="5.7999999999999996E-2" table:formula="of:=VLOOKUP([.R227];[BTraM.$A$184:.$N$206];5)" table:style-name="ce199">
            <text:p>0,058</text:p>
          </table:table-cell>
          <table:table-cell office:value-type="float" office:value="7.5999999999999998E-2" table:formula="of:=VLOOKUP([.R227];[BTraM.$A$184:.$N$206];6)" table:style-name="ce199">
            <text:p>0,076</text:p>
          </table:table-cell>
          <table:table-cell office:value-type="float" office:value="7.9333333333333339E-2" table:formula="of:=VLOOKUP([.R227];[BTraM.$A$184:.$N$206];7)" table:style-name="ce199">
            <text:p>0,079</text:p>
          </table:table-cell>
          <table:table-cell office:value-type="float" office:value="8.2666666666666666E-2" table:formula="of:=VLOOKUP([.R227];[BTraM.$A$184:.$N$206];8)" table:style-name="ce199">
            <text:p>0,083</text:p>
          </table:table-cell>
          <table:table-cell office:value-type="float" office:value="8.5999999999999993E-2" table:formula="of:=VLOOKUP([.R227];[BTraM.$A$184:.$N$206];9)" table:style-name="ce199">
            <text:p>0,086</text:p>
          </table:table-cell>
          <table:table-cell office:value-type="float" office:value="8.9333333333333334E-2" table:formula="of:=VLOOKUP([.R227];[BTraM.$A$184:.$N$206];10)" table:style-name="ce199">
            <text:p>0,089</text:p>
          </table:table-cell>
          <table:table-cell office:value-type="float" office:value="9.2666666666666675E-2" table:formula="of:=VLOOKUP([.R227];[BTraM.$A$184:.$N$206];11)" table:style-name="ce199">
            <text:p>0,093</text:p>
          </table:table-cell>
          <table:table-cell office:value-type="float" office:value="9.6000000000000002E-2" table:formula="of:=VLOOKUP([.R227];[BTraM.$A$184:.$N$206];12)" table:style-name="ce199">
            <text:p>0,096</text:p>
          </table:table-cell>
          <table:table-cell office:value-type="float" office:value="0.106" table:formula="of:=VLOOKUP([.R227];[BTraM.$A$184:.$N$206];13)" table:style-name="ce199">
            <text:p>0,106</text:p>
          </table:table-cell>
          <table:table-cell office:value-type="float" office:value="0" table:formula="of:=VLOOKUP([.R227];[BTraM.$A$184:.$N$206];14)" table:style-name="ce199">
            <text:p>0,000</text:p>
          </table:table-cell>
          <table:table-cell table:style-name="ce206"/>
          <table:table-cell office:value-type="float" office:value="1.2589779732824817E-2" table:formula="of:=[.AF225]+([.$S$163]-[.$AF$164])/([.$AG$164]-[.$AF$164])*([.AG225]-[.AF225])" table:style-name="ce207">
            <text:p>0,013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.0572292512213579" table:formula="of:=[.F185]" table:style-name="ce198">
            <text:p>5,06</text:p>
          </table:table-cell>
          <table:table-cell office:value-type="float" office:value="8.0000000000000002E-3" table:formula="of:=[.S230]+([.R230]-[.R228])/([.R230]-[.R229])*([.S229]-[.S230])" table:style-name="ce208">
            <text:p>0,008</text:p>
          </table:table-cell>
          <table:table-cell office:value-type="float" office:value="2.5000000000000001E-2" table:formula="of:=[.T230]+([.R230]-[.R228])/([.R230]-[.R229])*([.T229]-[.T230])" table:style-name="ce208">
            <text:p>0,025</text:p>
          </table:table-cell>
          <table:table-cell office:value-type="float" office:value="0.04" table:formula="of:=[.U230]+([.R230]-[.R228])/([.R230]-[.R229])*([.U229]-[.U230])" table:style-name="ce208">
            <text:p>0,040</text:p>
          </table:table-cell>
          <table:table-cell office:value-type="float" office:value="5.7999999999999996E-2" table:formula="of:=[.V230]+([.R230]-[.R228])/([.R230]-[.R229])*([.V229]-[.V230])" table:style-name="ce208">
            <text:p>0,058</text:p>
          </table:table-cell>
          <table:table-cell office:value-type="float" office:value="7.5999999999999998E-2" table:formula="of:=[.W230]+([.R230]-[.R228])/([.R230]-[.R229])*([.W229]-[.W230])" table:style-name="ce208">
            <text:p>0,076</text:p>
          </table:table-cell>
          <table:table-cell office:value-type="float" office:value="7.9333333333333339E-2" table:formula="of:=[.X230]+([.R230]-[.R228])/([.R230]-[.R229])*([.X229]-[.X230])" table:style-name="ce208">
            <text:p>0,079</text:p>
          </table:table-cell>
          <table:table-cell office:value-type="float" office:value="8.2666666666666666E-2" table:formula="of:=[.Y230]+([.R230]-[.R228])/([.R230]-[.R229])*([.Y229]-[.Y230])" table:style-name="ce208">
            <text:p>0,083</text:p>
          </table:table-cell>
          <table:table-cell office:value-type="float" office:value="8.5999999999999993E-2" table:formula="of:=[.Z230]+([.R230]-[.R228])/([.R230]-[.R229])*([.Z229]-[.Z230])" table:style-name="ce208">
            <text:p>0,086</text:p>
          </table:table-cell>
          <table:table-cell office:value-type="float" office:value="8.9333333333333334E-2" table:formula="of:=[.AA230]+([.R230]-[.R228])/([.R230]-[.R229])*([.AA229]-[.AA230])" table:style-name="ce208">
            <text:p>0,089</text:p>
          </table:table-cell>
          <table:table-cell office:value-type="float" office:value="9.2666666666666675E-2" table:formula="of:=[.AB230]+([.R230]-[.R228])/([.R230]-[.R229])*([.AB229]-[.AB230])" table:style-name="ce208">
            <text:p>0,093</text:p>
          </table:table-cell>
          <table:table-cell office:value-type="float" office:value="9.6000000000000002E-2" table:formula="of:=[.AC230]+([.R230]-[.R228])/([.R230]-[.R229])*([.AC229]-[.AC230])" table:style-name="ce208">
            <text:p>0,096</text:p>
          </table:table-cell>
          <table:table-cell office:value-type="float" office:value="0.106" table:formula="of:=[.AD230]+([.R230]-[.R228])/([.R230]-[.R229])*([.AD229]-[.AD230])" table:style-name="ce208">
            <text:p>0,106</text:p>
          </table:table-cell>
          <table:table-cell office:value-type="float" office:value="0" table:formula="of:=[.AE230]+([.R230]-[.R228])/([.R230]-[.R229])*([.AE229]-[.AE230])" table:style-name="ce208">
            <text:p>0,000</text:p>
          </table:table-cell>
          <table:table-cell office:value-type="float" office:value="8.0000000000000002E-3" table:formula="of:=HLOOKUP([.$AF$164];[.$R$164:.$AE$257];MATCH([.R228];[.$R$164:.$R$257];0))" table:style-name="ce201">
            <text:p>0,008</text:p>
          </table:table-cell>
          <table:table-cell office:value-type="float" office:value="2.5000000000000001E-2" table:formula="of:=HLOOKUP([.$AG$164];[.$R$164:.$AE$257];MATCH([.R228];[.$R$164:.$R$257];0))" table:style-name="ce202">
            <text:p>0,02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" table:formula="of:=INT([.R228]/0.25)*0.25" table:style-name="ce203">
            <text:p>5,00</text:p>
          </table:table-cell>
          <table:table-cell office:value-type="float" office:value="8.0000000000000002E-3" table:formula="of:=VLOOKUP([.R229];[BTraM.$A$184:.$N$206];2)" table:style-name="ce199">
            <text:p>0,008</text:p>
          </table:table-cell>
          <table:table-cell office:value-type="float" office:value="2.5000000000000001E-2" table:formula="of:=VLOOKUP([.R229];[BTraM.$A$184:.$N$206];3)" table:style-name="ce199">
            <text:p>0,025</text:p>
          </table:table-cell>
          <table:table-cell office:value-type="float" office:value="0.04" table:formula="of:=VLOOKUP([.R229];[BTraM.$A$184:.$N$206];4)" table:style-name="ce199">
            <text:p>0,040</text:p>
          </table:table-cell>
          <table:table-cell office:value-type="float" office:value="5.7999999999999996E-2" table:formula="of:=VLOOKUP([.R229];[BTraM.$A$184:.$N$206];5)" table:style-name="ce199">
            <text:p>0,058</text:p>
          </table:table-cell>
          <table:table-cell office:value-type="float" office:value="7.5999999999999998E-2" table:formula="of:=VLOOKUP([.R229];[BTraM.$A$184:.$N$206];6)" table:style-name="ce199">
            <text:p>0,076</text:p>
          </table:table-cell>
          <table:table-cell office:value-type="float" office:value="7.9333333333333339E-2" table:formula="of:=VLOOKUP([.R229];[BTraM.$A$184:.$N$206];7)" table:style-name="ce199">
            <text:p>0,079</text:p>
          </table:table-cell>
          <table:table-cell office:value-type="float" office:value="8.2666666666666666E-2" table:formula="of:=VLOOKUP([.R229];[BTraM.$A$184:.$N$206];8)" table:style-name="ce199">
            <text:p>0,083</text:p>
          </table:table-cell>
          <table:table-cell office:value-type="float" office:value="8.5999999999999993E-2" table:formula="of:=VLOOKUP([.R229];[BTraM.$A$184:.$N$206];9)" table:style-name="ce199">
            <text:p>0,086</text:p>
          </table:table-cell>
          <table:table-cell office:value-type="float" office:value="8.9333333333333334E-2" table:formula="of:=VLOOKUP([.R229];[BTraM.$A$184:.$N$206];10)" table:style-name="ce199">
            <text:p>0,089</text:p>
          </table:table-cell>
          <table:table-cell office:value-type="float" office:value="9.2666666666666675E-2" table:formula="of:=VLOOKUP([.R229];[BTraM.$A$184:.$N$206];11)" table:style-name="ce199">
            <text:p>0,093</text:p>
          </table:table-cell>
          <table:table-cell office:value-type="float" office:value="9.6000000000000002E-2" table:formula="of:=VLOOKUP([.R229];[BTraM.$A$184:.$N$206];12)" table:style-name="ce199">
            <text:p>0,096</text:p>
          </table:table-cell>
          <table:table-cell office:value-type="float" office:value="0.106" table:formula="of:=VLOOKUP([.R229];[BTraM.$A$184:.$N$206];13)" table:style-name="ce199">
            <text:p>0,106</text:p>
          </table:table-cell>
          <table:table-cell office:value-type="float" office:value="0" table:formula="of:=VLOOKUP([.R229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.25" table:formula="of:=INT([.R228]/0.25)*0.25+0.25" table:style-name="ce195">
            <text:p>5,25</text:p>
          </table:table-cell>
          <table:table-cell office:value-type="float" office:value="8.0000000000000002E-3" table:formula="of:=VLOOKUP([.R230];[BTraM.$A$184:.$N$206];2)" table:style-name="ce199">
            <text:p>0,008</text:p>
          </table:table-cell>
          <table:table-cell office:value-type="float" office:value="2.5000000000000001E-2" table:formula="of:=VLOOKUP([.R230];[BTraM.$A$184:.$N$206];3)" table:style-name="ce199">
            <text:p>0,025</text:p>
          </table:table-cell>
          <table:table-cell office:value-type="float" office:value="0.04" table:formula="of:=VLOOKUP([.R230];[BTraM.$A$184:.$N$206];4)" table:style-name="ce199">
            <text:p>0,040</text:p>
          </table:table-cell>
          <table:table-cell office:value-type="float" office:value="5.7999999999999996E-2" table:formula="of:=VLOOKUP([.R230];[BTraM.$A$184:.$N$206];5)" table:style-name="ce199">
            <text:p>0,058</text:p>
          </table:table-cell>
          <table:table-cell office:value-type="float" office:value="7.5999999999999998E-2" table:formula="of:=VLOOKUP([.R230];[BTraM.$A$184:.$N$206];6)" table:style-name="ce199">
            <text:p>0,076</text:p>
          </table:table-cell>
          <table:table-cell office:value-type="float" office:value="7.9333333333333339E-2" table:formula="of:=VLOOKUP([.R230];[BTraM.$A$184:.$N$206];7)" table:style-name="ce199">
            <text:p>0,079</text:p>
          </table:table-cell>
          <table:table-cell office:value-type="float" office:value="8.2666666666666666E-2" table:formula="of:=VLOOKUP([.R230];[BTraM.$A$184:.$N$206];8)" table:style-name="ce199">
            <text:p>0,083</text:p>
          </table:table-cell>
          <table:table-cell office:value-type="float" office:value="8.5999999999999993E-2" table:formula="of:=VLOOKUP([.R230];[BTraM.$A$184:.$N$206];9)" table:style-name="ce199">
            <text:p>0,086</text:p>
          </table:table-cell>
          <table:table-cell office:value-type="float" office:value="8.9333333333333334E-2" table:formula="of:=VLOOKUP([.R230];[BTraM.$A$184:.$N$206];10)" table:style-name="ce199">
            <text:p>0,089</text:p>
          </table:table-cell>
          <table:table-cell office:value-type="float" office:value="9.2666666666666675E-2" table:formula="of:=VLOOKUP([.R230];[BTraM.$A$184:.$N$206];11)" table:style-name="ce199">
            <text:p>0,093</text:p>
          </table:table-cell>
          <table:table-cell office:value-type="float" office:value="9.6000000000000002E-2" table:formula="of:=VLOOKUP([.R230];[BTraM.$A$184:.$N$206];12)" table:style-name="ce199">
            <text:p>0,096</text:p>
          </table:table-cell>
          <table:table-cell office:value-type="float" office:value="0.106" table:formula="of:=VLOOKUP([.R230];[BTraM.$A$184:.$N$206];13)" table:style-name="ce199">
            <text:p>0,106</text:p>
          </table:table-cell>
          <table:table-cell office:value-type="float" office:value="0" table:formula="of:=VLOOKUP([.R230];[BTraM.$A$184:.$N$206];14)" table:style-name="ce199">
            <text:p>0,000</text:p>
          </table:table-cell>
          <table:table-cell table:style-name="ce206"/>
          <table:table-cell office:value-type="float" office:value="8.0000000000000002E-3" table:formula="of:=[.AF228]+([.$S$163]-[.$AF$164])/([.$AG$164]-[.$AF$164])*([.AG228]-[.AF228])" table:style-name="ce207">
            <text:p>0,0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.2980496917557085" table:formula="of:=[.F186]" table:style-name="ce198">
            <text:p>5,30</text:p>
          </table:table-cell>
          <table:table-cell office:value-type="float" office:value="8.0000000000000002E-3" table:formula="of:=[.S233]+([.R233]-[.R231])/([.R233]-[.R232])*([.S232]-[.S233])" table:style-name="ce208">
            <text:p>0,008</text:p>
          </table:table-cell>
          <table:table-cell office:value-type="float" office:value="2.5000000000000001E-2" table:formula="of:=[.T233]+([.R233]-[.R231])/([.R233]-[.R232])*([.T232]-[.T233])" table:style-name="ce208">
            <text:p>0,025</text:p>
          </table:table-cell>
          <table:table-cell office:value-type="float" office:value="0.04" table:formula="of:=[.U233]+([.R233]-[.R231])/([.R233]-[.R232])*([.U232]-[.U233])" table:style-name="ce208">
            <text:p>0,040</text:p>
          </table:table-cell>
          <table:table-cell office:value-type="float" office:value="5.7999999999999996E-2" table:formula="of:=[.V233]+([.R233]-[.R231])/([.R233]-[.R232])*([.V232]-[.V233])" table:style-name="ce208">
            <text:p>0,058</text:p>
          </table:table-cell>
          <table:table-cell office:value-type="float" office:value="7.5999999999999998E-2" table:formula="of:=[.W233]+([.R233]-[.R231])/([.R233]-[.R232])*([.W232]-[.W233])" table:style-name="ce208">
            <text:p>0,076</text:p>
          </table:table-cell>
          <table:table-cell office:value-type="float" office:value="7.9333333333333339E-2" table:formula="of:=[.X233]+([.R233]-[.R231])/([.R233]-[.R232])*([.X232]-[.X233])" table:style-name="ce208">
            <text:p>0,079</text:p>
          </table:table-cell>
          <table:table-cell office:value-type="float" office:value="8.2666666666666666E-2" table:formula="of:=[.Y233]+([.R233]-[.R231])/([.R233]-[.R232])*([.Y232]-[.Y233])" table:style-name="ce208">
            <text:p>0,083</text:p>
          </table:table-cell>
          <table:table-cell office:value-type="float" office:value="8.5999999999999993E-2" table:formula="of:=[.Z233]+([.R233]-[.R231])/([.R233]-[.R232])*([.Z232]-[.Z233])" table:style-name="ce208">
            <text:p>0,086</text:p>
          </table:table-cell>
          <table:table-cell office:value-type="float" office:value="8.9333333333333334E-2" table:formula="of:=[.AA233]+([.R233]-[.R231])/([.R233]-[.R232])*([.AA232]-[.AA233])" table:style-name="ce208">
            <text:p>0,089</text:p>
          </table:table-cell>
          <table:table-cell office:value-type="float" office:value="9.2666666666666675E-2" table:formula="of:=[.AB233]+([.R233]-[.R231])/([.R233]-[.R232])*([.AB232]-[.AB233])" table:style-name="ce208">
            <text:p>0,093</text:p>
          </table:table-cell>
          <table:table-cell office:value-type="float" office:value="9.6000000000000002E-2" table:formula="of:=[.AC233]+([.R233]-[.R231])/([.R233]-[.R232])*([.AC232]-[.AC233])" table:style-name="ce208">
            <text:p>0,096</text:p>
          </table:table-cell>
          <table:table-cell office:value-type="float" office:value="0.106" table:formula="of:=[.AD233]+([.R233]-[.R231])/([.R233]-[.R232])*([.AD232]-[.AD233])" table:style-name="ce208">
            <text:p>0,106</text:p>
          </table:table-cell>
          <table:table-cell office:value-type="float" office:value="0" table:formula="of:=[.AE233]+([.R233]-[.R231])/([.R233]-[.R232])*([.AE232]-[.AE233])" table:style-name="ce208">
            <text:p>0,000</text:p>
          </table:table-cell>
          <table:table-cell office:value-type="float" office:value="8.0000000000000002E-3" table:formula="of:=HLOOKUP([.$AF$164];[.$R$164:.$AE$257];MATCH([.R231];[.$R$164:.$R$257];0))" table:style-name="ce201">
            <text:p>0,008</text:p>
          </table:table-cell>
          <table:table-cell office:value-type="float" office:value="2.5000000000000001E-2" table:formula="of:=HLOOKUP([.$AG$164];[.$R$164:.$AE$257];MATCH([.R231];[.$R$164:.$R$257];0))" table:style-name="ce202">
            <text:p>0,02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.25" table:formula="of:=INT([.R231]/0.25)*0.25" table:style-name="ce203">
            <text:p>5,25</text:p>
          </table:table-cell>
          <table:table-cell office:value-type="float" office:value="8.0000000000000002E-3" table:formula="of:=VLOOKUP([.R232];[BTraM.$A$184:.$N$206];2)" table:style-name="ce199">
            <text:p>0,008</text:p>
          </table:table-cell>
          <table:table-cell office:value-type="float" office:value="2.5000000000000001E-2" table:formula="of:=VLOOKUP([.R232];[BTraM.$A$184:.$N$206];3)" table:style-name="ce199">
            <text:p>0,025</text:p>
          </table:table-cell>
          <table:table-cell office:value-type="float" office:value="0.04" table:formula="of:=VLOOKUP([.R232];[BTraM.$A$184:.$N$206];4)" table:style-name="ce199">
            <text:p>0,040</text:p>
          </table:table-cell>
          <table:table-cell office:value-type="float" office:value="5.7999999999999996E-2" table:formula="of:=VLOOKUP([.R232];[BTraM.$A$184:.$N$206];5)" table:style-name="ce199">
            <text:p>0,058</text:p>
          </table:table-cell>
          <table:table-cell office:value-type="float" office:value="7.5999999999999998E-2" table:formula="of:=VLOOKUP([.R232];[BTraM.$A$184:.$N$206];6)" table:style-name="ce199">
            <text:p>0,076</text:p>
          </table:table-cell>
          <table:table-cell office:value-type="float" office:value="7.9333333333333339E-2" table:formula="of:=VLOOKUP([.R232];[BTraM.$A$184:.$N$206];7)" table:style-name="ce199">
            <text:p>0,079</text:p>
          </table:table-cell>
          <table:table-cell office:value-type="float" office:value="8.2666666666666666E-2" table:formula="of:=VLOOKUP([.R232];[BTraM.$A$184:.$N$206];8)" table:style-name="ce199">
            <text:p>0,083</text:p>
          </table:table-cell>
          <table:table-cell office:value-type="float" office:value="8.5999999999999993E-2" table:formula="of:=VLOOKUP([.R232];[BTraM.$A$184:.$N$206];9)" table:style-name="ce199">
            <text:p>0,086</text:p>
          </table:table-cell>
          <table:table-cell office:value-type="float" office:value="8.9333333333333334E-2" table:formula="of:=VLOOKUP([.R232];[BTraM.$A$184:.$N$206];10)" table:style-name="ce199">
            <text:p>0,089</text:p>
          </table:table-cell>
          <table:table-cell office:value-type="float" office:value="9.2666666666666675E-2" table:formula="of:=VLOOKUP([.R232];[BTraM.$A$184:.$N$206];11)" table:style-name="ce199">
            <text:p>0,093</text:p>
          </table:table-cell>
          <table:table-cell office:value-type="float" office:value="9.6000000000000002E-2" table:formula="of:=VLOOKUP([.R232];[BTraM.$A$184:.$N$206];12)" table:style-name="ce199">
            <text:p>0,096</text:p>
          </table:table-cell>
          <table:table-cell office:value-type="float" office:value="0.106" table:formula="of:=VLOOKUP([.R232];[BTraM.$A$184:.$N$206];13)" table:style-name="ce199">
            <text:p>0,106</text:p>
          </table:table-cell>
          <table:table-cell office:value-type="float" office:value="0" table:formula="of:=VLOOKUP([.R232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.5" table:formula="of:=INT([.R231]/0.25)*0.25+0.25" table:style-name="ce195">
            <text:p>5,50</text:p>
          </table:table-cell>
          <table:table-cell office:value-type="float" office:value="8.0000000000000002E-3" table:formula="of:=VLOOKUP([.R233];[BTraM.$A$184:.$N$206];2)" table:style-name="ce199">
            <text:p>0,008</text:p>
          </table:table-cell>
          <table:table-cell office:value-type="float" office:value="2.5000000000000001E-2" table:formula="of:=VLOOKUP([.R233];[BTraM.$A$184:.$N$206];3)" table:style-name="ce199">
            <text:p>0,025</text:p>
          </table:table-cell>
          <table:table-cell office:value-type="float" office:value="0.04" table:formula="of:=VLOOKUP([.R233];[BTraM.$A$184:.$N$206];4)" table:style-name="ce199">
            <text:p>0,040</text:p>
          </table:table-cell>
          <table:table-cell office:value-type="float" office:value="5.7999999999999996E-2" table:formula="of:=VLOOKUP([.R233];[BTraM.$A$184:.$N$206];5)" table:style-name="ce199">
            <text:p>0,058</text:p>
          </table:table-cell>
          <table:table-cell office:value-type="float" office:value="7.5999999999999998E-2" table:formula="of:=VLOOKUP([.R233];[BTraM.$A$184:.$N$206];6)" table:style-name="ce199">
            <text:p>0,076</text:p>
          </table:table-cell>
          <table:table-cell office:value-type="float" office:value="7.9333333333333339E-2" table:formula="of:=VLOOKUP([.R233];[BTraM.$A$184:.$N$206];7)" table:style-name="ce199">
            <text:p>0,079</text:p>
          </table:table-cell>
          <table:table-cell office:value-type="float" office:value="8.2666666666666666E-2" table:formula="of:=VLOOKUP([.R233];[BTraM.$A$184:.$N$206];8)" table:style-name="ce199">
            <text:p>0,083</text:p>
          </table:table-cell>
          <table:table-cell office:value-type="float" office:value="8.5999999999999993E-2" table:formula="of:=VLOOKUP([.R233];[BTraM.$A$184:.$N$206];9)" table:style-name="ce199">
            <text:p>0,086</text:p>
          </table:table-cell>
          <table:table-cell office:value-type="float" office:value="8.9333333333333334E-2" table:formula="of:=VLOOKUP([.R233];[BTraM.$A$184:.$N$206];10)" table:style-name="ce199">
            <text:p>0,089</text:p>
          </table:table-cell>
          <table:table-cell office:value-type="float" office:value="9.2666666666666675E-2" table:formula="of:=VLOOKUP([.R233];[BTraM.$A$184:.$N$206];11)" table:style-name="ce199">
            <text:p>0,093</text:p>
          </table:table-cell>
          <table:table-cell office:value-type="float" office:value="9.6000000000000002E-2" table:formula="of:=VLOOKUP([.R233];[BTraM.$A$184:.$N$206];12)" table:style-name="ce199">
            <text:p>0,096</text:p>
          </table:table-cell>
          <table:table-cell office:value-type="float" office:value="0.106" table:formula="of:=VLOOKUP([.R233];[BTraM.$A$184:.$N$206];13)" table:style-name="ce199">
            <text:p>0,106</text:p>
          </table:table-cell>
          <table:table-cell office:value-type="float" office:value="0" table:formula="of:=VLOOKUP([.R233];[BTraM.$A$184:.$N$206];14)" table:style-name="ce199">
            <text:p>0,000</text:p>
          </table:table-cell>
          <table:table-cell table:style-name="ce206"/>
          <table:table-cell office:value-type="float" office:value="8.0000000000000002E-3" table:formula="of:=[.AF231]+([.$S$163]-[.$AF$164])/([.$AG$164]-[.$AF$164])*([.AG231]-[.AF231])" table:style-name="ce207">
            <text:p>0,0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.5388701322900591" table:formula="of:=[.F187]" table:style-name="ce198">
            <text:p>5,54</text:p>
          </table:table-cell>
          <table:table-cell office:value-type="float" office:value="8.0000000000000002E-3" table:formula="of:=[.S236]+([.R236]-[.R234])/([.R236]-[.R235])*([.S235]-[.S236])" table:style-name="ce208">
            <text:p>0,008</text:p>
          </table:table-cell>
          <table:table-cell office:value-type="float" office:value="2.5000000000000001E-2" table:formula="of:=[.T236]+([.R236]-[.R234])/([.R236]-[.R235])*([.T235]-[.T236])" table:style-name="ce208">
            <text:p>0,025</text:p>
          </table:table-cell>
          <table:table-cell office:value-type="float" office:value="0.04" table:formula="of:=[.U236]+([.R236]-[.R234])/([.R236]-[.R235])*([.U235]-[.U236])" table:style-name="ce208">
            <text:p>0,040</text:p>
          </table:table-cell>
          <table:table-cell office:value-type="float" office:value="5.7999999999999996E-2" table:formula="of:=[.V236]+([.R236]-[.R234])/([.R236]-[.R235])*([.V235]-[.V236])" table:style-name="ce208">
            <text:p>0,058</text:p>
          </table:table-cell>
          <table:table-cell office:value-type="float" office:value="7.5999999999999998E-2" table:formula="of:=[.W236]+([.R236]-[.R234])/([.R236]-[.R235])*([.W235]-[.W236])" table:style-name="ce208">
            <text:p>0,076</text:p>
          </table:table-cell>
          <table:table-cell office:value-type="float" office:value="7.9333333333333339E-2" table:formula="of:=[.X236]+([.R236]-[.R234])/([.R236]-[.R235])*([.X235]-[.X236])" table:style-name="ce208">
            <text:p>0,079</text:p>
          </table:table-cell>
          <table:table-cell office:value-type="float" office:value="8.2666666666666666E-2" table:formula="of:=[.Y236]+([.R236]-[.R234])/([.R236]-[.R235])*([.Y235]-[.Y236])" table:style-name="ce208">
            <text:p>0,083</text:p>
          </table:table-cell>
          <table:table-cell office:value-type="float" office:value="8.5999999999999993E-2" table:formula="of:=[.Z236]+([.R236]-[.R234])/([.R236]-[.R235])*([.Z235]-[.Z236])" table:style-name="ce208">
            <text:p>0,086</text:p>
          </table:table-cell>
          <table:table-cell office:value-type="float" office:value="8.9333333333333334E-2" table:formula="of:=[.AA236]+([.R236]-[.R234])/([.R236]-[.R235])*([.AA235]-[.AA236])" table:style-name="ce208">
            <text:p>0,089</text:p>
          </table:table-cell>
          <table:table-cell office:value-type="float" office:value="9.2666666666666675E-2" table:formula="of:=[.AB236]+([.R236]-[.R234])/([.R236]-[.R235])*([.AB235]-[.AB236])" table:style-name="ce208">
            <text:p>0,093</text:p>
          </table:table-cell>
          <table:table-cell office:value-type="float" office:value="9.6000000000000002E-2" table:formula="of:=[.AC236]+([.R236]-[.R234])/([.R236]-[.R235])*([.AC235]-[.AC236])" table:style-name="ce208">
            <text:p>0,096</text:p>
          </table:table-cell>
          <table:table-cell office:value-type="float" office:value="0.106" table:formula="of:=[.AD236]+([.R236]-[.R234])/([.R236]-[.R235])*([.AD235]-[.AD236])" table:style-name="ce208">
            <text:p>0,106</text:p>
          </table:table-cell>
          <table:table-cell office:value-type="float" office:value="0" table:formula="of:=[.AE236]+([.R236]-[.R234])/([.R236]-[.R235])*([.AE235]-[.AE236])" table:style-name="ce208">
            <text:p>0,000</text:p>
          </table:table-cell>
          <table:table-cell office:value-type="float" office:value="8.0000000000000002E-3" table:formula="of:=HLOOKUP([.$AF$164];[.$R$164:.$AE$257];MATCH([.R234];[.$R$164:.$R$257];0))" table:style-name="ce201">
            <text:p>0,008</text:p>
          </table:table-cell>
          <table:table-cell office:value-type="float" office:value="2.5000000000000001E-2" table:formula="of:=HLOOKUP([.$AG$164];[.$R$164:.$AE$257];MATCH([.R234];[.$R$164:.$R$257];0))" table:style-name="ce202">
            <text:p>0,02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.5" table:formula="of:=INT([.R234]/0.25)*0.25" table:style-name="ce203">
            <text:p>5,50</text:p>
          </table:table-cell>
          <table:table-cell office:value-type="float" office:value="8.0000000000000002E-3" table:formula="of:=VLOOKUP([.R235];[BTraM.$A$184:.$N$206];2)" table:style-name="ce199">
            <text:p>0,008</text:p>
          </table:table-cell>
          <table:table-cell office:value-type="float" office:value="2.5000000000000001E-2" table:formula="of:=VLOOKUP([.R235];[BTraM.$A$184:.$N$206];3)" table:style-name="ce199">
            <text:p>0,025</text:p>
          </table:table-cell>
          <table:table-cell office:value-type="float" office:value="0.04" table:formula="of:=VLOOKUP([.R235];[BTraM.$A$184:.$N$206];4)" table:style-name="ce199">
            <text:p>0,040</text:p>
          </table:table-cell>
          <table:table-cell office:value-type="float" office:value="5.7999999999999996E-2" table:formula="of:=VLOOKUP([.R235];[BTraM.$A$184:.$N$206];5)" table:style-name="ce199">
            <text:p>0,058</text:p>
          </table:table-cell>
          <table:table-cell office:value-type="float" office:value="7.5999999999999998E-2" table:formula="of:=VLOOKUP([.R235];[BTraM.$A$184:.$N$206];6)" table:style-name="ce199">
            <text:p>0,076</text:p>
          </table:table-cell>
          <table:table-cell office:value-type="float" office:value="7.9333333333333339E-2" table:formula="of:=VLOOKUP([.R235];[BTraM.$A$184:.$N$206];7)" table:style-name="ce199">
            <text:p>0,079</text:p>
          </table:table-cell>
          <table:table-cell office:value-type="float" office:value="8.2666666666666666E-2" table:formula="of:=VLOOKUP([.R235];[BTraM.$A$184:.$N$206];8)" table:style-name="ce199">
            <text:p>0,083</text:p>
          </table:table-cell>
          <table:table-cell office:value-type="float" office:value="8.5999999999999993E-2" table:formula="of:=VLOOKUP([.R235];[BTraM.$A$184:.$N$206];9)" table:style-name="ce199">
            <text:p>0,086</text:p>
          </table:table-cell>
          <table:table-cell office:value-type="float" office:value="8.9333333333333334E-2" table:formula="of:=VLOOKUP([.R235];[BTraM.$A$184:.$N$206];10)" table:style-name="ce199">
            <text:p>0,089</text:p>
          </table:table-cell>
          <table:table-cell office:value-type="float" office:value="9.2666666666666675E-2" table:formula="of:=VLOOKUP([.R235];[BTraM.$A$184:.$N$206];11)" table:style-name="ce199">
            <text:p>0,093</text:p>
          </table:table-cell>
          <table:table-cell office:value-type="float" office:value="9.6000000000000002E-2" table:formula="of:=VLOOKUP([.R235];[BTraM.$A$184:.$N$206];12)" table:style-name="ce199">
            <text:p>0,096</text:p>
          </table:table-cell>
          <table:table-cell office:value-type="float" office:value="0.106" table:formula="of:=VLOOKUP([.R235];[BTraM.$A$184:.$N$206];13)" table:style-name="ce199">
            <text:p>0,106</text:p>
          </table:table-cell>
          <table:table-cell office:value-type="float" office:value="0" table:formula="of:=VLOOKUP([.R235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.75" table:formula="of:=INT([.R234]/0.25)*0.25+0.25" table:style-name="ce195">
            <text:p>5,75</text:p>
          </table:table-cell>
          <table:table-cell office:value-type="float" office:value="8.0000000000000002E-3" table:formula="of:=VLOOKUP([.R236];[BTraM.$A$184:.$N$206];2)" table:style-name="ce199">
            <text:p>0,008</text:p>
          </table:table-cell>
          <table:table-cell office:value-type="float" office:value="2.5000000000000001E-2" table:formula="of:=VLOOKUP([.R236];[BTraM.$A$184:.$N$206];3)" table:style-name="ce199">
            <text:p>0,025</text:p>
          </table:table-cell>
          <table:table-cell office:value-type="float" office:value="0.04" table:formula="of:=VLOOKUP([.R236];[BTraM.$A$184:.$N$206];4)" table:style-name="ce199">
            <text:p>0,040</text:p>
          </table:table-cell>
          <table:table-cell office:value-type="float" office:value="5.7999999999999996E-2" table:formula="of:=VLOOKUP([.R236];[BTraM.$A$184:.$N$206];5)" table:style-name="ce199">
            <text:p>0,058</text:p>
          </table:table-cell>
          <table:table-cell office:value-type="float" office:value="7.5999999999999998E-2" table:formula="of:=VLOOKUP([.R236];[BTraM.$A$184:.$N$206];6)" table:style-name="ce199">
            <text:p>0,076</text:p>
          </table:table-cell>
          <table:table-cell office:value-type="float" office:value="7.9333333333333339E-2" table:formula="of:=VLOOKUP([.R236];[BTraM.$A$184:.$N$206];7)" table:style-name="ce199">
            <text:p>0,079</text:p>
          </table:table-cell>
          <table:table-cell office:value-type="float" office:value="8.2666666666666666E-2" table:formula="of:=VLOOKUP([.R236];[BTraM.$A$184:.$N$206];8)" table:style-name="ce199">
            <text:p>0,083</text:p>
          </table:table-cell>
          <table:table-cell office:value-type="float" office:value="8.5999999999999993E-2" table:formula="of:=VLOOKUP([.R236];[BTraM.$A$184:.$N$206];9)" table:style-name="ce199">
            <text:p>0,086</text:p>
          </table:table-cell>
          <table:table-cell office:value-type="float" office:value="8.9333333333333334E-2" table:formula="of:=VLOOKUP([.R236];[BTraM.$A$184:.$N$206];10)" table:style-name="ce199">
            <text:p>0,089</text:p>
          </table:table-cell>
          <table:table-cell office:value-type="float" office:value="9.2666666666666675E-2" table:formula="of:=VLOOKUP([.R236];[BTraM.$A$184:.$N$206];11)" table:style-name="ce199">
            <text:p>0,093</text:p>
          </table:table-cell>
          <table:table-cell office:value-type="float" office:value="9.6000000000000002E-2" table:formula="of:=VLOOKUP([.R236];[BTraM.$A$184:.$N$206];12)" table:style-name="ce199">
            <text:p>0,096</text:p>
          </table:table-cell>
          <table:table-cell office:value-type="float" office:value="0.106" table:formula="of:=VLOOKUP([.R236];[BTraM.$A$184:.$N$206];13)" table:style-name="ce199">
            <text:p>0,106</text:p>
          </table:table-cell>
          <table:table-cell office:value-type="float" office:value="0" table:formula="of:=VLOOKUP([.R236];[BTraM.$A$184:.$N$206];14)" table:style-name="ce199">
            <text:p>0,000</text:p>
          </table:table-cell>
          <table:table-cell table:style-name="ce206"/>
          <table:table-cell office:value-type="float" office:value="8.0000000000000002E-3" table:formula="of:=[.AF234]+([.$S$163]-[.$AF$164])/([.$AG$164]-[.$AF$164])*([.AG234]-[.AF234])" table:style-name="ce207">
            <text:p>0,0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.7796905728244097" table:formula="of:=[.F188]" table:style-name="ce198">
            <text:p>5,78</text:p>
          </table:table-cell>
          <table:table-cell office:value-type="float" office:value="8.0000000000000002E-3" table:formula="of:=[.S239]+([.R239]-[.R237])/([.R239]-[.R238])*([.S238]-[.S239])" table:style-name="ce208">
            <text:p>0,008</text:p>
          </table:table-cell>
          <table:table-cell office:value-type="float" office:value="2.5000000000000001E-2" table:formula="of:=[.T239]+([.R239]-[.R237])/([.R239]-[.R238])*([.T238]-[.T239])" table:style-name="ce208">
            <text:p>0,025</text:p>
          </table:table-cell>
          <table:table-cell office:value-type="float" office:value="0.04" table:formula="of:=[.U239]+([.R239]-[.R237])/([.R239]-[.R238])*([.U238]-[.U239])" table:style-name="ce208">
            <text:p>0,040</text:p>
          </table:table-cell>
          <table:table-cell office:value-type="float" office:value="5.7999999999999996E-2" table:formula="of:=[.V239]+([.R239]-[.R237])/([.R239]-[.R238])*([.V238]-[.V239])" table:style-name="ce208">
            <text:p>0,058</text:p>
          </table:table-cell>
          <table:table-cell office:value-type="float" office:value="7.5999999999999998E-2" table:formula="of:=[.W239]+([.R239]-[.R237])/([.R239]-[.R238])*([.W238]-[.W239])" table:style-name="ce208">
            <text:p>0,076</text:p>
          </table:table-cell>
          <table:table-cell office:value-type="float" office:value="7.9333333333333339E-2" table:formula="of:=[.X239]+([.R239]-[.R237])/([.R239]-[.R238])*([.X238]-[.X239])" table:style-name="ce208">
            <text:p>0,079</text:p>
          </table:table-cell>
          <table:table-cell office:value-type="float" office:value="8.2666666666666666E-2" table:formula="of:=[.Y239]+([.R239]-[.R237])/([.R239]-[.R238])*([.Y238]-[.Y239])" table:style-name="ce208">
            <text:p>0,083</text:p>
          </table:table-cell>
          <table:table-cell office:value-type="float" office:value="8.5999999999999993E-2" table:formula="of:=[.Z239]+([.R239]-[.R237])/([.R239]-[.R238])*([.Z238]-[.Z239])" table:style-name="ce208">
            <text:p>0,086</text:p>
          </table:table-cell>
          <table:table-cell office:value-type="float" office:value="8.9333333333333334E-2" table:formula="of:=[.AA239]+([.R239]-[.R237])/([.R239]-[.R238])*([.AA238]-[.AA239])" table:style-name="ce208">
            <text:p>0,089</text:p>
          </table:table-cell>
          <table:table-cell office:value-type="float" office:value="9.2666666666666675E-2" table:formula="of:=[.AB239]+([.R239]-[.R237])/([.R239]-[.R238])*([.AB238]-[.AB239])" table:style-name="ce208">
            <text:p>0,093</text:p>
          </table:table-cell>
          <table:table-cell office:value-type="float" office:value="9.6000000000000002E-2" table:formula="of:=[.AC239]+([.R239]-[.R237])/([.R239]-[.R238])*([.AC238]-[.AC239])" table:style-name="ce208">
            <text:p>0,096</text:p>
          </table:table-cell>
          <table:table-cell office:value-type="float" office:value="0.106" table:formula="of:=[.AD239]+([.R239]-[.R237])/([.R239]-[.R238])*([.AD238]-[.AD239])" table:style-name="ce208">
            <text:p>0,106</text:p>
          </table:table-cell>
          <table:table-cell office:value-type="float" office:value="0" table:formula="of:=[.AE239]+([.R239]-[.R237])/([.R239]-[.R238])*([.AE238]-[.AE239])" table:style-name="ce208">
            <text:p>0,000</text:p>
          </table:table-cell>
          <table:table-cell office:value-type="float" office:value="8.0000000000000002E-3" table:formula="of:=HLOOKUP([.$AF$164];[.$R$164:.$AE$257];MATCH([.R237];[.$R$164:.$R$257];0))" table:style-name="ce201">
            <text:p>0,008</text:p>
          </table:table-cell>
          <table:table-cell office:value-type="float" office:value="2.5000000000000001E-2" table:formula="of:=HLOOKUP([.$AG$164];[.$R$164:.$AE$257];MATCH([.R237];[.$R$164:.$R$257];0))" table:style-name="ce202">
            <text:p>0,02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5.75" table:formula="of:=INT([.R237]/0.25)*0.25" table:style-name="ce203">
            <text:p>5,75</text:p>
          </table:table-cell>
          <table:table-cell office:value-type="float" office:value="8.0000000000000002E-3" table:formula="of:=VLOOKUP([.R238];[BTraM.$A$184:.$N$206];2)" table:style-name="ce199">
            <text:p>0,008</text:p>
          </table:table-cell>
          <table:table-cell office:value-type="float" office:value="2.5000000000000001E-2" table:formula="of:=VLOOKUP([.R238];[BTraM.$A$184:.$N$206];3)" table:style-name="ce199">
            <text:p>0,025</text:p>
          </table:table-cell>
          <table:table-cell office:value-type="float" office:value="0.04" table:formula="of:=VLOOKUP([.R238];[BTraM.$A$184:.$N$206];4)" table:style-name="ce199">
            <text:p>0,040</text:p>
          </table:table-cell>
          <table:table-cell office:value-type="float" office:value="5.7999999999999996E-2" table:formula="of:=VLOOKUP([.R238];[BTraM.$A$184:.$N$206];5)" table:style-name="ce199">
            <text:p>0,058</text:p>
          </table:table-cell>
          <table:table-cell office:value-type="float" office:value="7.5999999999999998E-2" table:formula="of:=VLOOKUP([.R238];[BTraM.$A$184:.$N$206];6)" table:style-name="ce199">
            <text:p>0,076</text:p>
          </table:table-cell>
          <table:table-cell office:value-type="float" office:value="7.9333333333333339E-2" table:formula="of:=VLOOKUP([.R238];[BTraM.$A$184:.$N$206];7)" table:style-name="ce199">
            <text:p>0,079</text:p>
          </table:table-cell>
          <table:table-cell office:value-type="float" office:value="8.2666666666666666E-2" table:formula="of:=VLOOKUP([.R238];[BTraM.$A$184:.$N$206];8)" table:style-name="ce199">
            <text:p>0,083</text:p>
          </table:table-cell>
          <table:table-cell office:value-type="float" office:value="8.5999999999999993E-2" table:formula="of:=VLOOKUP([.R238];[BTraM.$A$184:.$N$206];9)" table:style-name="ce199">
            <text:p>0,086</text:p>
          </table:table-cell>
          <table:table-cell office:value-type="float" office:value="8.9333333333333334E-2" table:formula="of:=VLOOKUP([.R238];[BTraM.$A$184:.$N$206];10)" table:style-name="ce199">
            <text:p>0,089</text:p>
          </table:table-cell>
          <table:table-cell office:value-type="float" office:value="9.2666666666666675E-2" table:formula="of:=VLOOKUP([.R238];[BTraM.$A$184:.$N$206];11)" table:style-name="ce199">
            <text:p>0,093</text:p>
          </table:table-cell>
          <table:table-cell office:value-type="float" office:value="9.6000000000000002E-2" table:formula="of:=VLOOKUP([.R238];[BTraM.$A$184:.$N$206];12)" table:style-name="ce199">
            <text:p>0,096</text:p>
          </table:table-cell>
          <table:table-cell office:value-type="float" office:value="0.106" table:formula="of:=VLOOKUP([.R238];[BTraM.$A$184:.$N$206];13)" table:style-name="ce199">
            <text:p>0,106</text:p>
          </table:table-cell>
          <table:table-cell office:value-type="float" office:value="0" table:formula="of:=VLOOKUP([.R238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" table:formula="of:=INT([.R237]/0.25)*0.25+0.25" table:style-name="ce195">
            <text:p>6,00</text:p>
          </table:table-cell>
          <table:table-cell office:value-type="float" office:value="8.0000000000000002E-3" table:formula="of:=VLOOKUP([.R239];[BTraM.$A$184:.$N$206];2)" table:style-name="ce199">
            <text:p>0,008</text:p>
          </table:table-cell>
          <table:table-cell office:value-type="float" office:value="2.5000000000000001E-2" table:formula="of:=VLOOKUP([.R239];[BTraM.$A$184:.$N$206];3)" table:style-name="ce199">
            <text:p>0,025</text:p>
          </table:table-cell>
          <table:table-cell office:value-type="float" office:value="0.04" table:formula="of:=VLOOKUP([.R239];[BTraM.$A$184:.$N$206];4)" table:style-name="ce199">
            <text:p>0,040</text:p>
          </table:table-cell>
          <table:table-cell office:value-type="float" office:value="5.7999999999999996E-2" table:formula="of:=VLOOKUP([.R239];[BTraM.$A$184:.$N$206];5)" table:style-name="ce199">
            <text:p>0,058</text:p>
          </table:table-cell>
          <table:table-cell office:value-type="float" office:value="7.5999999999999998E-2" table:formula="of:=VLOOKUP([.R239];[BTraM.$A$184:.$N$206];6)" table:style-name="ce199">
            <text:p>0,076</text:p>
          </table:table-cell>
          <table:table-cell office:value-type="float" office:value="7.9333333333333339E-2" table:formula="of:=VLOOKUP([.R239];[BTraM.$A$184:.$N$206];7)" table:style-name="ce199">
            <text:p>0,079</text:p>
          </table:table-cell>
          <table:table-cell office:value-type="float" office:value="8.2666666666666666E-2" table:formula="of:=VLOOKUP([.R239];[BTraM.$A$184:.$N$206];8)" table:style-name="ce199">
            <text:p>0,083</text:p>
          </table:table-cell>
          <table:table-cell office:value-type="float" office:value="8.5999999999999993E-2" table:formula="of:=VLOOKUP([.R239];[BTraM.$A$184:.$N$206];9)" table:style-name="ce199">
            <text:p>0,086</text:p>
          </table:table-cell>
          <table:table-cell office:value-type="float" office:value="8.9333333333333334E-2" table:formula="of:=VLOOKUP([.R239];[BTraM.$A$184:.$N$206];10)" table:style-name="ce199">
            <text:p>0,089</text:p>
          </table:table-cell>
          <table:table-cell office:value-type="float" office:value="9.2666666666666675E-2" table:formula="of:=VLOOKUP([.R239];[BTraM.$A$184:.$N$206];11)" table:style-name="ce199">
            <text:p>0,093</text:p>
          </table:table-cell>
          <table:table-cell office:value-type="float" office:value="9.6000000000000002E-2" table:formula="of:=VLOOKUP([.R239];[BTraM.$A$184:.$N$206];12)" table:style-name="ce199">
            <text:p>0,096</text:p>
          </table:table-cell>
          <table:table-cell office:value-type="float" office:value="0.106" table:formula="of:=VLOOKUP([.R239];[BTraM.$A$184:.$N$206];13)" table:style-name="ce199">
            <text:p>0,106</text:p>
          </table:table-cell>
          <table:table-cell office:value-type="float" office:value="0" table:formula="of:=VLOOKUP([.R239];[BTraM.$A$184:.$N$206];14)" table:style-name="ce199">
            <text:p>0,000</text:p>
          </table:table-cell>
          <table:table-cell table:style-name="ce206"/>
          <table:table-cell office:value-type="float" office:value="8.0000000000000002E-3" table:formula="of:=[.AF237]+([.$S$163]-[.$AF$164])/([.$AG$164]-[.$AF$164])*([.AG237]-[.AF237])" table:style-name="ce207">
            <text:p>0,0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0205110133587594" table:formula="of:=[.F189]" table:style-name="ce198">
            <text:p>6,02</text:p>
          </table:table-cell>
          <table:table-cell office:value-type="float" office:value="8.0000000000000002E-3" table:formula="of:=[.S242]+([.R242]-[.R240])/([.R242]-[.R241])*([.S241]-[.S242])" table:style-name="ce208">
            <text:p>0,008</text:p>
          </table:table-cell>
          <table:table-cell office:value-type="float" office:value="2.5000000000000001E-2" table:formula="of:=[.T242]+([.R242]-[.R240])/([.R242]-[.R241])*([.T241]-[.T242])" table:style-name="ce208">
            <text:p>0,025</text:p>
          </table:table-cell>
          <table:table-cell office:value-type="float" office:value="0.04" table:formula="of:=[.U242]+([.R242]-[.R240])/([.R242]-[.R241])*([.U241]-[.U242])" table:style-name="ce208">
            <text:p>0,040</text:p>
          </table:table-cell>
          <table:table-cell office:value-type="float" office:value="5.7999999999999996E-2" table:formula="of:=[.V242]+([.R242]-[.R240])/([.R242]-[.R241])*([.V241]-[.V242])" table:style-name="ce208">
            <text:p>0,058</text:p>
          </table:table-cell>
          <table:table-cell office:value-type="float" office:value="7.5999999999999998E-2" table:formula="of:=[.W242]+([.R242]-[.R240])/([.R242]-[.R241])*([.W241]-[.W242])" table:style-name="ce208">
            <text:p>0,076</text:p>
          </table:table-cell>
          <table:table-cell office:value-type="float" office:value="7.9333333333333339E-2" table:formula="of:=[.X242]+([.R242]-[.R240])/([.R242]-[.R241])*([.X241]-[.X242])" table:style-name="ce208">
            <text:p>0,079</text:p>
          </table:table-cell>
          <table:table-cell office:value-type="float" office:value="8.2666666666666666E-2" table:formula="of:=[.Y242]+([.R242]-[.R240])/([.R242]-[.R241])*([.Y241]-[.Y242])" table:style-name="ce208">
            <text:p>0,083</text:p>
          </table:table-cell>
          <table:table-cell office:value-type="float" office:value="8.5999999999999993E-2" table:formula="of:=[.Z242]+([.R242]-[.R240])/([.R242]-[.R241])*([.Z241]-[.Z242])" table:style-name="ce208">
            <text:p>0,086</text:p>
          </table:table-cell>
          <table:table-cell office:value-type="float" office:value="8.9333333333333334E-2" table:formula="of:=[.AA242]+([.R242]-[.R240])/([.R242]-[.R241])*([.AA241]-[.AA242])" table:style-name="ce208">
            <text:p>0,089</text:p>
          </table:table-cell>
          <table:table-cell office:value-type="float" office:value="9.2666666666666675E-2" table:formula="of:=[.AB242]+([.R242]-[.R240])/([.R242]-[.R241])*([.AB241]-[.AB242])" table:style-name="ce208">
            <text:p>0,093</text:p>
          </table:table-cell>
          <table:table-cell office:value-type="float" office:value="9.6000000000000002E-2" table:formula="of:=[.AC242]+([.R242]-[.R240])/([.R242]-[.R241])*([.AC241]-[.AC242])" table:style-name="ce208">
            <text:p>0,096</text:p>
          </table:table-cell>
          <table:table-cell office:value-type="float" office:value="0.106" table:formula="of:=[.AD242]+([.R242]-[.R240])/([.R242]-[.R241])*([.AD241]-[.AD242])" table:style-name="ce208">
            <text:p>0,106</text:p>
          </table:table-cell>
          <table:table-cell office:value-type="float" office:value="0" table:formula="of:=[.AE242]+([.R242]-[.R240])/([.R242]-[.R241])*([.AE241]-[.AE242])" table:style-name="ce208">
            <text:p>0,000</text:p>
          </table:table-cell>
          <table:table-cell office:value-type="float" office:value="8.0000000000000002E-3" table:formula="of:=HLOOKUP([.$AF$164];[.$R$164:.$AE$257];MATCH([.R240];[.$R$164:.$R$257];0))" table:style-name="ce201">
            <text:p>0,008</text:p>
          </table:table-cell>
          <table:table-cell office:value-type="float" office:value="2.5000000000000001E-2" table:formula="of:=HLOOKUP([.$AG$164];[.$R$164:.$AE$257];MATCH([.R240];[.$R$164:.$R$257];0))" table:style-name="ce202">
            <text:p>0,02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" table:formula="of:=INT([.R240]/0.25)*0.25" table:style-name="ce203">
            <text:p>6,00</text:p>
          </table:table-cell>
          <table:table-cell office:value-type="float" office:value="8.0000000000000002E-3" table:formula="of:=VLOOKUP([.R241];[BTraM.$A$184:.$N$206];2)" table:style-name="ce199">
            <text:p>0,008</text:p>
          </table:table-cell>
          <table:table-cell office:value-type="float" office:value="2.5000000000000001E-2" table:formula="of:=VLOOKUP([.R241];[BTraM.$A$184:.$N$206];3)" table:style-name="ce199">
            <text:p>0,025</text:p>
          </table:table-cell>
          <table:table-cell office:value-type="float" office:value="0.04" table:formula="of:=VLOOKUP([.R241];[BTraM.$A$184:.$N$206];4)" table:style-name="ce199">
            <text:p>0,040</text:p>
          </table:table-cell>
          <table:table-cell office:value-type="float" office:value="5.7999999999999996E-2" table:formula="of:=VLOOKUP([.R241];[BTraM.$A$184:.$N$206];5)" table:style-name="ce199">
            <text:p>0,058</text:p>
          </table:table-cell>
          <table:table-cell office:value-type="float" office:value="7.5999999999999998E-2" table:formula="of:=VLOOKUP([.R241];[BTraM.$A$184:.$N$206];6)" table:style-name="ce199">
            <text:p>0,076</text:p>
          </table:table-cell>
          <table:table-cell office:value-type="float" office:value="7.9333333333333339E-2" table:formula="of:=VLOOKUP([.R241];[BTraM.$A$184:.$N$206];7)" table:style-name="ce199">
            <text:p>0,079</text:p>
          </table:table-cell>
          <table:table-cell office:value-type="float" office:value="8.2666666666666666E-2" table:formula="of:=VLOOKUP([.R241];[BTraM.$A$184:.$N$206];8)" table:style-name="ce199">
            <text:p>0,083</text:p>
          </table:table-cell>
          <table:table-cell office:value-type="float" office:value="8.5999999999999993E-2" table:formula="of:=VLOOKUP([.R241];[BTraM.$A$184:.$N$206];9)" table:style-name="ce199">
            <text:p>0,086</text:p>
          </table:table-cell>
          <table:table-cell office:value-type="float" office:value="8.9333333333333334E-2" table:formula="of:=VLOOKUP([.R241];[BTraM.$A$184:.$N$206];10)" table:style-name="ce199">
            <text:p>0,089</text:p>
          </table:table-cell>
          <table:table-cell office:value-type="float" office:value="9.2666666666666675E-2" table:formula="of:=VLOOKUP([.R241];[BTraM.$A$184:.$N$206];11)" table:style-name="ce199">
            <text:p>0,093</text:p>
          </table:table-cell>
          <table:table-cell office:value-type="float" office:value="9.6000000000000002E-2" table:formula="of:=VLOOKUP([.R241];[BTraM.$A$184:.$N$206];12)" table:style-name="ce199">
            <text:p>0,096</text:p>
          </table:table-cell>
          <table:table-cell office:value-type="float" office:value="0.106" table:formula="of:=VLOOKUP([.R241];[BTraM.$A$184:.$N$206];13)" table:style-name="ce199">
            <text:p>0,106</text:p>
          </table:table-cell>
          <table:table-cell office:value-type="float" office:value="0" table:formula="of:=VLOOKUP([.R241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25" table:formula="of:=INT([.R240]/0.25)*0.25+0.25" table:style-name="ce195">
            <text:p>6,25</text:p>
          </table:table-cell>
          <table:table-cell office:value-type="float" office:value="8.0000000000000002E-3" table:formula="of:=VLOOKUP([.R242];[BTraM.$A$184:.$N$206];2)" table:style-name="ce199">
            <text:p>0,008</text:p>
          </table:table-cell>
          <table:table-cell office:value-type="float" office:value="2.5000000000000001E-2" table:formula="of:=VLOOKUP([.R242];[BTraM.$A$184:.$N$206];3)" table:style-name="ce199">
            <text:p>0,025</text:p>
          </table:table-cell>
          <table:table-cell office:value-type="float" office:value="0.04" table:formula="of:=VLOOKUP([.R242];[BTraM.$A$184:.$N$206];4)" table:style-name="ce199">
            <text:p>0,040</text:p>
          </table:table-cell>
          <table:table-cell office:value-type="float" office:value="5.7999999999999996E-2" table:formula="of:=VLOOKUP([.R242];[BTraM.$A$184:.$N$206];5)" table:style-name="ce199">
            <text:p>0,058</text:p>
          </table:table-cell>
          <table:table-cell office:value-type="float" office:value="7.5999999999999998E-2" table:formula="of:=VLOOKUP([.R242];[BTraM.$A$184:.$N$206];6)" table:style-name="ce199">
            <text:p>0,076</text:p>
          </table:table-cell>
          <table:table-cell office:value-type="float" office:value="7.9333333333333339E-2" table:formula="of:=VLOOKUP([.R242];[BTraM.$A$184:.$N$206];7)" table:style-name="ce199">
            <text:p>0,079</text:p>
          </table:table-cell>
          <table:table-cell office:value-type="float" office:value="8.2666666666666666E-2" table:formula="of:=VLOOKUP([.R242];[BTraM.$A$184:.$N$206];8)" table:style-name="ce199">
            <text:p>0,083</text:p>
          </table:table-cell>
          <table:table-cell office:value-type="float" office:value="8.5999999999999993E-2" table:formula="of:=VLOOKUP([.R242];[BTraM.$A$184:.$N$206];9)" table:style-name="ce199">
            <text:p>0,086</text:p>
          </table:table-cell>
          <table:table-cell office:value-type="float" office:value="8.9333333333333334E-2" table:formula="of:=VLOOKUP([.R242];[BTraM.$A$184:.$N$206];10)" table:style-name="ce199">
            <text:p>0,089</text:p>
          </table:table-cell>
          <table:table-cell office:value-type="float" office:value="9.2666666666666675E-2" table:formula="of:=VLOOKUP([.R242];[BTraM.$A$184:.$N$206];11)" table:style-name="ce199">
            <text:p>0,093</text:p>
          </table:table-cell>
          <table:table-cell office:value-type="float" office:value="9.6000000000000002E-2" table:formula="of:=VLOOKUP([.R242];[BTraM.$A$184:.$N$206];12)" table:style-name="ce199">
            <text:p>0,096</text:p>
          </table:table-cell>
          <table:table-cell office:value-type="float" office:value="0.106" table:formula="of:=VLOOKUP([.R242];[BTraM.$A$184:.$N$206];13)" table:style-name="ce199">
            <text:p>0,106</text:p>
          </table:table-cell>
          <table:table-cell office:value-type="float" office:value="0" table:formula="of:=VLOOKUP([.R242];[BTraM.$A$184:.$N$206];14)" table:style-name="ce199">
            <text:p>0,000</text:p>
          </table:table-cell>
          <table:table-cell table:style-name="ce206"/>
          <table:table-cell office:value-type="float" office:value="8.0000000000000002E-3" table:formula="of:=[.AF240]+([.$S$163]-[.$AF$164])/([.$AG$164]-[.$AF$164])*([.AG240]-[.AF240])" table:style-name="ce207">
            <text:p>0,0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26133145389311" table:formula="of:=[.F190]" table:style-name="ce198">
            <text:p>6,26</text:p>
          </table:table-cell>
          <table:table-cell office:value-type="float" office:value="8.0000000000000002E-3" table:formula="of:=[.S245]+([.R245]-[.R243])/([.R245]-[.R244])*([.S244]-[.S245])" table:style-name="ce208">
            <text:p>0,008</text:p>
          </table:table-cell>
          <table:table-cell office:value-type="float" office:value="2.5000000000000001E-2" table:formula="of:=[.T245]+([.R245]-[.R243])/([.R245]-[.R244])*([.T244]-[.T245])" table:style-name="ce208">
            <text:p>0,025</text:p>
          </table:table-cell>
          <table:table-cell office:value-type="float" office:value="0.04" table:formula="of:=[.U245]+([.R245]-[.R243])/([.R245]-[.R244])*([.U244]-[.U245])" table:style-name="ce208">
            <text:p>0,040</text:p>
          </table:table-cell>
          <table:table-cell office:value-type="float" office:value="5.7999999999999996E-2" table:formula="of:=[.V245]+([.R245]-[.R243])/([.R245]-[.R244])*([.V244]-[.V245])" table:style-name="ce208">
            <text:p>0,058</text:p>
          </table:table-cell>
          <table:table-cell office:value-type="float" office:value="7.5999999999999998E-2" table:formula="of:=[.W245]+([.R245]-[.R243])/([.R245]-[.R244])*([.W244]-[.W245])" table:style-name="ce208">
            <text:p>0,076</text:p>
          </table:table-cell>
          <table:table-cell office:value-type="float" office:value="7.9333333333333339E-2" table:formula="of:=[.X245]+([.R245]-[.R243])/([.R245]-[.R244])*([.X244]-[.X245])" table:style-name="ce208">
            <text:p>0,079</text:p>
          </table:table-cell>
          <table:table-cell office:value-type="float" office:value="8.2666666666666666E-2" table:formula="of:=[.Y245]+([.R245]-[.R243])/([.R245]-[.R244])*([.Y244]-[.Y245])" table:style-name="ce208">
            <text:p>0,083</text:p>
          </table:table-cell>
          <table:table-cell office:value-type="float" office:value="8.5999999999999993E-2" table:formula="of:=[.Z245]+([.R245]-[.R243])/([.R245]-[.R244])*([.Z244]-[.Z245])" table:style-name="ce208">
            <text:p>0,086</text:p>
          </table:table-cell>
          <table:table-cell office:value-type="float" office:value="8.9333333333333334E-2" table:formula="of:=[.AA245]+([.R245]-[.R243])/([.R245]-[.R244])*([.AA244]-[.AA245])" table:style-name="ce208">
            <text:p>0,089</text:p>
          </table:table-cell>
          <table:table-cell office:value-type="float" office:value="9.2666666666666675E-2" table:formula="of:=[.AB245]+([.R245]-[.R243])/([.R245]-[.R244])*([.AB244]-[.AB245])" table:style-name="ce208">
            <text:p>0,093</text:p>
          </table:table-cell>
          <table:table-cell office:value-type="float" office:value="9.6000000000000002E-2" table:formula="of:=[.AC245]+([.R245]-[.R243])/([.R245]-[.R244])*([.AC244]-[.AC245])" table:style-name="ce208">
            <text:p>0,096</text:p>
          </table:table-cell>
          <table:table-cell office:value-type="float" office:value="0.106" table:formula="of:=[.AD245]+([.R245]-[.R243])/([.R245]-[.R244])*([.AD244]-[.AD245])" table:style-name="ce208">
            <text:p>0,106</text:p>
          </table:table-cell>
          <table:table-cell office:value-type="float" office:value="0" table:formula="of:=[.AE245]+([.R245]-[.R243])/([.R245]-[.R244])*([.AE244]-[.AE245])" table:style-name="ce208">
            <text:p>0,000</text:p>
          </table:table-cell>
          <table:table-cell office:value-type="float" office:value="8.0000000000000002E-3" table:formula="of:=HLOOKUP([.$AF$164];[.$R$164:.$AE$257];MATCH([.R243];[.$R$164:.$R$257];0))" table:style-name="ce201">
            <text:p>0,008</text:p>
          </table:table-cell>
          <table:table-cell office:value-type="float" office:value="2.5000000000000001E-2" table:formula="of:=HLOOKUP([.$AG$164];[.$R$164:.$AE$257];MATCH([.R243];[.$R$164:.$R$257];0))" table:style-name="ce202">
            <text:p>0,02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25" table:formula="of:=INT([.R243]/0.25)*0.25" table:style-name="ce203">
            <text:p>6,25</text:p>
          </table:table-cell>
          <table:table-cell office:value-type="float" office:value="8.0000000000000002E-3" table:formula="of:=VLOOKUP([.R244];[BTraM.$A$184:.$N$206];2)" table:style-name="ce199">
            <text:p>0,008</text:p>
          </table:table-cell>
          <table:table-cell office:value-type="float" office:value="2.5000000000000001E-2" table:formula="of:=VLOOKUP([.R244];[BTraM.$A$184:.$N$206];3)" table:style-name="ce199">
            <text:p>0,025</text:p>
          </table:table-cell>
          <table:table-cell office:value-type="float" office:value="0.04" table:formula="of:=VLOOKUP([.R244];[BTraM.$A$184:.$N$206];4)" table:style-name="ce199">
            <text:p>0,040</text:p>
          </table:table-cell>
          <table:table-cell office:value-type="float" office:value="5.7999999999999996E-2" table:formula="of:=VLOOKUP([.R244];[BTraM.$A$184:.$N$206];5)" table:style-name="ce199">
            <text:p>0,058</text:p>
          </table:table-cell>
          <table:table-cell office:value-type="float" office:value="7.5999999999999998E-2" table:formula="of:=VLOOKUP([.R244];[BTraM.$A$184:.$N$206];6)" table:style-name="ce199">
            <text:p>0,076</text:p>
          </table:table-cell>
          <table:table-cell office:value-type="float" office:value="7.9333333333333339E-2" table:formula="of:=VLOOKUP([.R244];[BTraM.$A$184:.$N$206];7)" table:style-name="ce199">
            <text:p>0,079</text:p>
          </table:table-cell>
          <table:table-cell office:value-type="float" office:value="8.2666666666666666E-2" table:formula="of:=VLOOKUP([.R244];[BTraM.$A$184:.$N$206];8)" table:style-name="ce199">
            <text:p>0,083</text:p>
          </table:table-cell>
          <table:table-cell office:value-type="float" office:value="8.5999999999999993E-2" table:formula="of:=VLOOKUP([.R244];[BTraM.$A$184:.$N$206];9)" table:style-name="ce199">
            <text:p>0,086</text:p>
          </table:table-cell>
          <table:table-cell office:value-type="float" office:value="8.9333333333333334E-2" table:formula="of:=VLOOKUP([.R244];[BTraM.$A$184:.$N$206];10)" table:style-name="ce199">
            <text:p>0,089</text:p>
          </table:table-cell>
          <table:table-cell office:value-type="float" office:value="9.2666666666666675E-2" table:formula="of:=VLOOKUP([.R244];[BTraM.$A$184:.$N$206];11)" table:style-name="ce199">
            <text:p>0,093</text:p>
          </table:table-cell>
          <table:table-cell office:value-type="float" office:value="9.6000000000000002E-2" table:formula="of:=VLOOKUP([.R244];[BTraM.$A$184:.$N$206];12)" table:style-name="ce199">
            <text:p>0,096</text:p>
          </table:table-cell>
          <table:table-cell office:value-type="float" office:value="0.106" table:formula="of:=VLOOKUP([.R244];[BTraM.$A$184:.$N$206];13)" table:style-name="ce199">
            <text:p>0,106</text:p>
          </table:table-cell>
          <table:table-cell office:value-type="float" office:value="0" table:formula="of:=VLOOKUP([.R244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5" table:formula="of:=INT([.R243]/0.25)*0.25+0.25" table:style-name="ce195">
            <text:p>6,50</text:p>
          </table:table-cell>
          <table:table-cell office:value-type="float" office:value="8.0000000000000002E-3" table:formula="of:=VLOOKUP([.R245];[BTraM.$A$184:.$N$206];2)" table:style-name="ce199">
            <text:p>0,008</text:p>
          </table:table-cell>
          <table:table-cell office:value-type="float" office:value="2.5000000000000001E-2" table:formula="of:=VLOOKUP([.R245];[BTraM.$A$184:.$N$206];3)" table:style-name="ce199">
            <text:p>0,025</text:p>
          </table:table-cell>
          <table:table-cell office:value-type="float" office:value="0.04" table:formula="of:=VLOOKUP([.R245];[BTraM.$A$184:.$N$206];4)" table:style-name="ce199">
            <text:p>0,040</text:p>
          </table:table-cell>
          <table:table-cell office:value-type="float" office:value="5.7999999999999996E-2" table:formula="of:=VLOOKUP([.R245];[BTraM.$A$184:.$N$206];5)" table:style-name="ce199">
            <text:p>0,058</text:p>
          </table:table-cell>
          <table:table-cell office:value-type="float" office:value="7.5999999999999998E-2" table:formula="of:=VLOOKUP([.R245];[BTraM.$A$184:.$N$206];6)" table:style-name="ce199">
            <text:p>0,076</text:p>
          </table:table-cell>
          <table:table-cell office:value-type="float" office:value="7.9333333333333339E-2" table:formula="of:=VLOOKUP([.R245];[BTraM.$A$184:.$N$206];7)" table:style-name="ce199">
            <text:p>0,079</text:p>
          </table:table-cell>
          <table:table-cell office:value-type="float" office:value="8.2666666666666666E-2" table:formula="of:=VLOOKUP([.R245];[BTraM.$A$184:.$N$206];8)" table:style-name="ce199">
            <text:p>0,083</text:p>
          </table:table-cell>
          <table:table-cell office:value-type="float" office:value="8.5999999999999993E-2" table:formula="of:=VLOOKUP([.R245];[BTraM.$A$184:.$N$206];9)" table:style-name="ce199">
            <text:p>0,086</text:p>
          </table:table-cell>
          <table:table-cell office:value-type="float" office:value="8.9333333333333334E-2" table:formula="of:=VLOOKUP([.R245];[BTraM.$A$184:.$N$206];10)" table:style-name="ce199">
            <text:p>0,089</text:p>
          </table:table-cell>
          <table:table-cell office:value-type="float" office:value="9.2666666666666675E-2" table:formula="of:=VLOOKUP([.R245];[BTraM.$A$184:.$N$206];11)" table:style-name="ce199">
            <text:p>0,093</text:p>
          </table:table-cell>
          <table:table-cell office:value-type="float" office:value="9.6000000000000002E-2" table:formula="of:=VLOOKUP([.R245];[BTraM.$A$184:.$N$206];12)" table:style-name="ce199">
            <text:p>0,096</text:p>
          </table:table-cell>
          <table:table-cell office:value-type="float" office:value="0.106" table:formula="of:=VLOOKUP([.R245];[BTraM.$A$184:.$N$206];13)" table:style-name="ce199">
            <text:p>0,106</text:p>
          </table:table-cell>
          <table:table-cell office:value-type="float" office:value="0" table:formula="of:=VLOOKUP([.R245];[BTraM.$A$184:.$N$206];14)" table:style-name="ce199">
            <text:p>0,000</text:p>
          </table:table-cell>
          <table:table-cell table:style-name="ce206"/>
          <table:table-cell office:value-type="float" office:value="8.0000000000000002E-3" table:formula="of:=[.AF243]+([.$S$163]-[.$AF$164])/([.$AG$164]-[.$AF$164])*([.AG243]-[.AF243])" table:style-name="ce207">
            <text:p>0,0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5021518944274606" table:formula="of:=[.F191]" table:style-name="ce198">
            <text:p>6,50</text:p>
          </table:table-cell>
          <table:table-cell office:value-type="float" office:value="8.0000000000000002E-3" table:formula="of:=[.S248]+([.R248]-[.R246])/([.R248]-[.R247])*([.S247]-[.S248])" table:style-name="ce208">
            <text:p>0,008</text:p>
          </table:table-cell>
          <table:table-cell office:value-type="float" office:value="2.5000000000000001E-2" table:formula="of:=[.T248]+([.R248]-[.R246])/([.R248]-[.R247])*([.T247]-[.T248])" table:style-name="ce208">
            <text:p>0,025</text:p>
          </table:table-cell>
          <table:table-cell office:value-type="float" office:value="0.04" table:formula="of:=[.U248]+([.R248]-[.R246])/([.R248]-[.R247])*([.U247]-[.U248])" table:style-name="ce208">
            <text:p>0,040</text:p>
          </table:table-cell>
          <table:table-cell office:value-type="float" office:value="5.7999999999999996E-2" table:formula="of:=[.V248]+([.R248]-[.R246])/([.R248]-[.R247])*([.V247]-[.V248])" table:style-name="ce208">
            <text:p>0,058</text:p>
          </table:table-cell>
          <table:table-cell office:value-type="float" office:value="7.5999999999999998E-2" table:formula="of:=[.W248]+([.R248]-[.R246])/([.R248]-[.R247])*([.W247]-[.W248])" table:style-name="ce208">
            <text:p>0,076</text:p>
          </table:table-cell>
          <table:table-cell office:value-type="float" office:value="7.9333333333333339E-2" table:formula="of:=[.X248]+([.R248]-[.R246])/([.R248]-[.R247])*([.X247]-[.X248])" table:style-name="ce208">
            <text:p>0,079</text:p>
          </table:table-cell>
          <table:table-cell office:value-type="float" office:value="8.2666666666666666E-2" table:formula="of:=[.Y248]+([.R248]-[.R246])/([.R248]-[.R247])*([.Y247]-[.Y248])" table:style-name="ce208">
            <text:p>0,083</text:p>
          </table:table-cell>
          <table:table-cell office:value-type="float" office:value="8.5999999999999993E-2" table:formula="of:=[.Z248]+([.R248]-[.R246])/([.R248]-[.R247])*([.Z247]-[.Z248])" table:style-name="ce208">
            <text:p>0,086</text:p>
          </table:table-cell>
          <table:table-cell office:value-type="float" office:value="8.9333333333333334E-2" table:formula="of:=[.AA248]+([.R248]-[.R246])/([.R248]-[.R247])*([.AA247]-[.AA248])" table:style-name="ce208">
            <text:p>0,089</text:p>
          </table:table-cell>
          <table:table-cell office:value-type="float" office:value="9.2666666666666675E-2" table:formula="of:=[.AB248]+([.R248]-[.R246])/([.R248]-[.R247])*([.AB247]-[.AB248])" table:style-name="ce208">
            <text:p>0,093</text:p>
          </table:table-cell>
          <table:table-cell office:value-type="float" office:value="9.6000000000000002E-2" table:formula="of:=[.AC248]+([.R248]-[.R246])/([.R248]-[.R247])*([.AC247]-[.AC248])" table:style-name="ce208">
            <text:p>0,096</text:p>
          </table:table-cell>
          <table:table-cell office:value-type="float" office:value="0.106" table:formula="of:=[.AD248]+([.R248]-[.R246])/([.R248]-[.R247])*([.AD247]-[.AD248])" table:style-name="ce208">
            <text:p>0,106</text:p>
          </table:table-cell>
          <table:table-cell office:value-type="float" office:value="0" table:formula="of:=[.AE248]+([.R248]-[.R246])/([.R248]-[.R247])*([.AE247]-[.AE248])" table:style-name="ce208">
            <text:p>0,000</text:p>
          </table:table-cell>
          <table:table-cell office:value-type="float" office:value="8.0000000000000002E-3" table:formula="of:=HLOOKUP([.$AF$164];[.$R$164:.$AE$257];MATCH([.R246];[.$R$164:.$R$257];0))" table:style-name="ce201">
            <text:p>0,008</text:p>
          </table:table-cell>
          <table:table-cell office:value-type="float" office:value="2.5000000000000001E-2" table:formula="of:=HLOOKUP([.$AG$164];[.$R$164:.$AE$257];MATCH([.R246];[.$R$164:.$R$257];0))" table:style-name="ce202">
            <text:p>0,02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5" table:formula="of:=INT([.R246]/0.25)*0.25" table:style-name="ce203">
            <text:p>6,50</text:p>
          </table:table-cell>
          <table:table-cell office:value-type="float" office:value="8.0000000000000002E-3" table:formula="of:=VLOOKUP([.R247];[BTraM.$A$184:.$N$206];2)" table:style-name="ce199">
            <text:p>0,008</text:p>
          </table:table-cell>
          <table:table-cell office:value-type="float" office:value="2.5000000000000001E-2" table:formula="of:=VLOOKUP([.R247];[BTraM.$A$184:.$N$206];3)" table:style-name="ce199">
            <text:p>0,025</text:p>
          </table:table-cell>
          <table:table-cell office:value-type="float" office:value="0.04" table:formula="of:=VLOOKUP([.R247];[BTraM.$A$184:.$N$206];4)" table:style-name="ce199">
            <text:p>0,040</text:p>
          </table:table-cell>
          <table:table-cell office:value-type="float" office:value="5.7999999999999996E-2" table:formula="of:=VLOOKUP([.R247];[BTraM.$A$184:.$N$206];5)" table:style-name="ce199">
            <text:p>0,058</text:p>
          </table:table-cell>
          <table:table-cell office:value-type="float" office:value="7.5999999999999998E-2" table:formula="of:=VLOOKUP([.R247];[BTraM.$A$184:.$N$206];6)" table:style-name="ce199">
            <text:p>0,076</text:p>
          </table:table-cell>
          <table:table-cell office:value-type="float" office:value="7.9333333333333339E-2" table:formula="of:=VLOOKUP([.R247];[BTraM.$A$184:.$N$206];7)" table:style-name="ce199">
            <text:p>0,079</text:p>
          </table:table-cell>
          <table:table-cell office:value-type="float" office:value="8.2666666666666666E-2" table:formula="of:=VLOOKUP([.R247];[BTraM.$A$184:.$N$206];8)" table:style-name="ce199">
            <text:p>0,083</text:p>
          </table:table-cell>
          <table:table-cell office:value-type="float" office:value="8.5999999999999993E-2" table:formula="of:=VLOOKUP([.R247];[BTraM.$A$184:.$N$206];9)" table:style-name="ce199">
            <text:p>0,086</text:p>
          </table:table-cell>
          <table:table-cell office:value-type="float" office:value="8.9333333333333334E-2" table:formula="of:=VLOOKUP([.R247];[BTraM.$A$184:.$N$206];10)" table:style-name="ce199">
            <text:p>0,089</text:p>
          </table:table-cell>
          <table:table-cell office:value-type="float" office:value="9.2666666666666675E-2" table:formula="of:=VLOOKUP([.R247];[BTraM.$A$184:.$N$206];11)" table:style-name="ce199">
            <text:p>0,093</text:p>
          </table:table-cell>
          <table:table-cell office:value-type="float" office:value="9.6000000000000002E-2" table:formula="of:=VLOOKUP([.R247];[BTraM.$A$184:.$N$206];12)" table:style-name="ce199">
            <text:p>0,096</text:p>
          </table:table-cell>
          <table:table-cell office:value-type="float" office:value="0.106" table:formula="of:=VLOOKUP([.R247];[BTraM.$A$184:.$N$206];13)" table:style-name="ce199">
            <text:p>0,106</text:p>
          </table:table-cell>
          <table:table-cell office:value-type="float" office:value="0" table:formula="of:=VLOOKUP([.R247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75" table:formula="of:=INT([.R246]/0.25)*0.25+0.25" table:style-name="ce195">
            <text:p>6,75</text:p>
          </table:table-cell>
          <table:table-cell office:value-type="float" office:value="8.0000000000000002E-3" table:formula="of:=VLOOKUP([.R248];[BTraM.$A$184:.$N$206];2)" table:style-name="ce199">
            <text:p>0,008</text:p>
          </table:table-cell>
          <table:table-cell office:value-type="float" office:value="2.5000000000000001E-2" table:formula="of:=VLOOKUP([.R248];[BTraM.$A$184:.$N$206];3)" table:style-name="ce199">
            <text:p>0,025</text:p>
          </table:table-cell>
          <table:table-cell office:value-type="float" office:value="0.04" table:formula="of:=VLOOKUP([.R248];[BTraM.$A$184:.$N$206];4)" table:style-name="ce199">
            <text:p>0,040</text:p>
          </table:table-cell>
          <table:table-cell office:value-type="float" office:value="5.7999999999999996E-2" table:formula="of:=VLOOKUP([.R248];[BTraM.$A$184:.$N$206];5)" table:style-name="ce199">
            <text:p>0,058</text:p>
          </table:table-cell>
          <table:table-cell office:value-type="float" office:value="7.5999999999999998E-2" table:formula="of:=VLOOKUP([.R248];[BTraM.$A$184:.$N$206];6)" table:style-name="ce199">
            <text:p>0,076</text:p>
          </table:table-cell>
          <table:table-cell office:value-type="float" office:value="7.9333333333333339E-2" table:formula="of:=VLOOKUP([.R248];[BTraM.$A$184:.$N$206];7)" table:style-name="ce199">
            <text:p>0,079</text:p>
          </table:table-cell>
          <table:table-cell office:value-type="float" office:value="8.2666666666666666E-2" table:formula="of:=VLOOKUP([.R248];[BTraM.$A$184:.$N$206];8)" table:style-name="ce199">
            <text:p>0,083</text:p>
          </table:table-cell>
          <table:table-cell office:value-type="float" office:value="8.5999999999999993E-2" table:formula="of:=VLOOKUP([.R248];[BTraM.$A$184:.$N$206];9)" table:style-name="ce199">
            <text:p>0,086</text:p>
          </table:table-cell>
          <table:table-cell office:value-type="float" office:value="8.9333333333333334E-2" table:formula="of:=VLOOKUP([.R248];[BTraM.$A$184:.$N$206];10)" table:style-name="ce199">
            <text:p>0,089</text:p>
          </table:table-cell>
          <table:table-cell office:value-type="float" office:value="9.2666666666666675E-2" table:formula="of:=VLOOKUP([.R248];[BTraM.$A$184:.$N$206];11)" table:style-name="ce199">
            <text:p>0,093</text:p>
          </table:table-cell>
          <table:table-cell office:value-type="float" office:value="9.6000000000000002E-2" table:formula="of:=VLOOKUP([.R248];[BTraM.$A$184:.$N$206];12)" table:style-name="ce199">
            <text:p>0,096</text:p>
          </table:table-cell>
          <table:table-cell office:value-type="float" office:value="0.106" table:formula="of:=VLOOKUP([.R248];[BTraM.$A$184:.$N$206];13)" table:style-name="ce199">
            <text:p>0,106</text:p>
          </table:table-cell>
          <table:table-cell office:value-type="float" office:value="0" table:formula="of:=VLOOKUP([.R248];[BTraM.$A$184:.$N$206];14)" table:style-name="ce199">
            <text:p>0,000</text:p>
          </table:table-cell>
          <table:table-cell table:style-name="ce206"/>
          <table:table-cell office:value-type="float" office:value="8.0000000000000002E-3" table:formula="of:=[.AF246]+([.$S$163]-[.$AF$164])/([.$AG$164]-[.$AF$164])*([.AG246]-[.AF246])" table:style-name="ce207">
            <text:p>0,0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7429723349618111" table:formula="of:=[.F192]" table:style-name="ce198">
            <text:p>6,74</text:p>
          </table:table-cell>
          <table:table-cell office:value-type="float" office:value="8.0000000000000002E-3" table:formula="of:=[.S251]+([.R251]-[.R249])/([.R251]-[.R250])*([.S250]-[.S251])" table:style-name="ce208">
            <text:p>0,008</text:p>
          </table:table-cell>
          <table:table-cell office:value-type="float" office:value="2.5000000000000001E-2" table:formula="of:=[.T251]+([.R251]-[.R249])/([.R251]-[.R250])*([.T250]-[.T251])" table:style-name="ce208">
            <text:p>0,025</text:p>
          </table:table-cell>
          <table:table-cell office:value-type="float" office:value="0.04" table:formula="of:=[.U251]+([.R251]-[.R249])/([.R251]-[.R250])*([.U250]-[.U251])" table:style-name="ce208">
            <text:p>0,040</text:p>
          </table:table-cell>
          <table:table-cell office:value-type="float" office:value="5.7999999999999996E-2" table:formula="of:=[.V251]+([.R251]-[.R249])/([.R251]-[.R250])*([.V250]-[.V251])" table:style-name="ce208">
            <text:p>0,058</text:p>
          </table:table-cell>
          <table:table-cell office:value-type="float" office:value="7.5999999999999998E-2" table:formula="of:=[.W251]+([.R251]-[.R249])/([.R251]-[.R250])*([.W250]-[.W251])" table:style-name="ce208">
            <text:p>0,076</text:p>
          </table:table-cell>
          <table:table-cell office:value-type="float" office:value="7.9333333333333339E-2" table:formula="of:=[.X251]+([.R251]-[.R249])/([.R251]-[.R250])*([.X250]-[.X251])" table:style-name="ce208">
            <text:p>0,079</text:p>
          </table:table-cell>
          <table:table-cell office:value-type="float" office:value="8.2666666666666666E-2" table:formula="of:=[.Y251]+([.R251]-[.R249])/([.R251]-[.R250])*([.Y250]-[.Y251])" table:style-name="ce208">
            <text:p>0,083</text:p>
          </table:table-cell>
          <table:table-cell office:value-type="float" office:value="8.5999999999999993E-2" table:formula="of:=[.Z251]+([.R251]-[.R249])/([.R251]-[.R250])*([.Z250]-[.Z251])" table:style-name="ce208">
            <text:p>0,086</text:p>
          </table:table-cell>
          <table:table-cell office:value-type="float" office:value="8.9333333333333334E-2" table:formula="of:=[.AA251]+([.R251]-[.R249])/([.R251]-[.R250])*([.AA250]-[.AA251])" table:style-name="ce208">
            <text:p>0,089</text:p>
          </table:table-cell>
          <table:table-cell office:value-type="float" office:value="9.2666666666666675E-2" table:formula="of:=[.AB251]+([.R251]-[.R249])/([.R251]-[.R250])*([.AB250]-[.AB251])" table:style-name="ce208">
            <text:p>0,093</text:p>
          </table:table-cell>
          <table:table-cell office:value-type="float" office:value="9.6000000000000002E-2" table:formula="of:=[.AC251]+([.R251]-[.R249])/([.R251]-[.R250])*([.AC250]-[.AC251])" table:style-name="ce208">
            <text:p>0,096</text:p>
          </table:table-cell>
          <table:table-cell office:value-type="float" office:value="0.106" table:formula="of:=[.AD251]+([.R251]-[.R249])/([.R251]-[.R250])*([.AD250]-[.AD251])" table:style-name="ce208">
            <text:p>0,106</text:p>
          </table:table-cell>
          <table:table-cell office:value-type="float" office:value="0" table:formula="of:=[.AE251]+([.R251]-[.R249])/([.R251]-[.R250])*([.AE250]-[.AE251])" table:style-name="ce208">
            <text:p>0,000</text:p>
          </table:table-cell>
          <table:table-cell office:value-type="float" office:value="8.0000000000000002E-3" table:formula="of:=HLOOKUP([.$AF$164];[.$R$164:.$AE$257];MATCH([.R249];[.$R$164:.$R$257];0))" table:style-name="ce201">
            <text:p>0,008</text:p>
          </table:table-cell>
          <table:table-cell office:value-type="float" office:value="2.5000000000000001E-2" table:formula="of:=HLOOKUP([.$AG$164];[.$R$164:.$AE$257];MATCH([.R249];[.$R$164:.$R$257];0))" table:style-name="ce202">
            <text:p>0,02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5" table:formula="of:=INT([.R249]/0.25)*0.25" table:style-name="ce203">
            <text:p>6,50</text:p>
          </table:table-cell>
          <table:table-cell office:value-type="float" office:value="8.0000000000000002E-3" table:formula="of:=VLOOKUP([.R250];[BTraM.$A$184:.$N$206];2)" table:style-name="ce199">
            <text:p>0,008</text:p>
          </table:table-cell>
          <table:table-cell office:value-type="float" office:value="2.5000000000000001E-2" table:formula="of:=VLOOKUP([.R250];[BTraM.$A$184:.$N$206];3)" table:style-name="ce199">
            <text:p>0,025</text:p>
          </table:table-cell>
          <table:table-cell office:value-type="float" office:value="0.04" table:formula="of:=VLOOKUP([.R250];[BTraM.$A$184:.$N$206];4)" table:style-name="ce199">
            <text:p>0,040</text:p>
          </table:table-cell>
          <table:table-cell office:value-type="float" office:value="5.7999999999999996E-2" table:formula="of:=VLOOKUP([.R250];[BTraM.$A$184:.$N$206];5)" table:style-name="ce199">
            <text:p>0,058</text:p>
          </table:table-cell>
          <table:table-cell office:value-type="float" office:value="7.5999999999999998E-2" table:formula="of:=VLOOKUP([.R250];[BTraM.$A$184:.$N$206];6)" table:style-name="ce199">
            <text:p>0,076</text:p>
          </table:table-cell>
          <table:table-cell office:value-type="float" office:value="7.9333333333333339E-2" table:formula="of:=VLOOKUP([.R250];[BTraM.$A$184:.$N$206];7)" table:style-name="ce199">
            <text:p>0,079</text:p>
          </table:table-cell>
          <table:table-cell office:value-type="float" office:value="8.2666666666666666E-2" table:formula="of:=VLOOKUP([.R250];[BTraM.$A$184:.$N$206];8)" table:style-name="ce199">
            <text:p>0,083</text:p>
          </table:table-cell>
          <table:table-cell office:value-type="float" office:value="8.5999999999999993E-2" table:formula="of:=VLOOKUP([.R250];[BTraM.$A$184:.$N$206];9)" table:style-name="ce199">
            <text:p>0,086</text:p>
          </table:table-cell>
          <table:table-cell office:value-type="float" office:value="8.9333333333333334E-2" table:formula="of:=VLOOKUP([.R250];[BTraM.$A$184:.$N$206];10)" table:style-name="ce199">
            <text:p>0,089</text:p>
          </table:table-cell>
          <table:table-cell office:value-type="float" office:value="9.2666666666666675E-2" table:formula="of:=VLOOKUP([.R250];[BTraM.$A$184:.$N$206];11)" table:style-name="ce199">
            <text:p>0,093</text:p>
          </table:table-cell>
          <table:table-cell office:value-type="float" office:value="9.6000000000000002E-2" table:formula="of:=VLOOKUP([.R250];[BTraM.$A$184:.$N$206];12)" table:style-name="ce199">
            <text:p>0,096</text:p>
          </table:table-cell>
          <table:table-cell office:value-type="float" office:value="0.106" table:formula="of:=VLOOKUP([.R250];[BTraM.$A$184:.$N$206];13)" table:style-name="ce199">
            <text:p>0,106</text:p>
          </table:table-cell>
          <table:table-cell office:value-type="float" office:value="0" table:formula="of:=VLOOKUP([.R250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75" table:formula="of:=INT([.R249]/0.25)*0.25+0.25" table:style-name="ce195">
            <text:p>6,75</text:p>
          </table:table-cell>
          <table:table-cell office:value-type="float" office:value="8.0000000000000002E-3" table:formula="of:=VLOOKUP([.R251];[BTraM.$A$184:.$N$206];2)" table:style-name="ce199">
            <text:p>0,008</text:p>
          </table:table-cell>
          <table:table-cell office:value-type="float" office:value="2.5000000000000001E-2" table:formula="of:=VLOOKUP([.R251];[BTraM.$A$184:.$N$206];3)" table:style-name="ce199">
            <text:p>0,025</text:p>
          </table:table-cell>
          <table:table-cell office:value-type="float" office:value="0.04" table:formula="of:=VLOOKUP([.R251];[BTraM.$A$184:.$N$206];4)" table:style-name="ce199">
            <text:p>0,040</text:p>
          </table:table-cell>
          <table:table-cell office:value-type="float" office:value="5.7999999999999996E-2" table:formula="of:=VLOOKUP([.R251];[BTraM.$A$184:.$N$206];5)" table:style-name="ce199">
            <text:p>0,058</text:p>
          </table:table-cell>
          <table:table-cell office:value-type="float" office:value="7.5999999999999998E-2" table:formula="of:=VLOOKUP([.R251];[BTraM.$A$184:.$N$206];6)" table:style-name="ce199">
            <text:p>0,076</text:p>
          </table:table-cell>
          <table:table-cell office:value-type="float" office:value="7.9333333333333339E-2" table:formula="of:=VLOOKUP([.R251];[BTraM.$A$184:.$N$206];7)" table:style-name="ce199">
            <text:p>0,079</text:p>
          </table:table-cell>
          <table:table-cell office:value-type="float" office:value="8.2666666666666666E-2" table:formula="of:=VLOOKUP([.R251];[BTraM.$A$184:.$N$206];8)" table:style-name="ce199">
            <text:p>0,083</text:p>
          </table:table-cell>
          <table:table-cell office:value-type="float" office:value="8.5999999999999993E-2" table:formula="of:=VLOOKUP([.R251];[BTraM.$A$184:.$N$206];9)" table:style-name="ce199">
            <text:p>0,086</text:p>
          </table:table-cell>
          <table:table-cell office:value-type="float" office:value="8.9333333333333334E-2" table:formula="of:=VLOOKUP([.R251];[BTraM.$A$184:.$N$206];10)" table:style-name="ce199">
            <text:p>0,089</text:p>
          </table:table-cell>
          <table:table-cell office:value-type="float" office:value="9.2666666666666675E-2" table:formula="of:=VLOOKUP([.R251];[BTraM.$A$184:.$N$206];11)" table:style-name="ce199">
            <text:p>0,093</text:p>
          </table:table-cell>
          <table:table-cell office:value-type="float" office:value="9.6000000000000002E-2" table:formula="of:=VLOOKUP([.R251];[BTraM.$A$184:.$N$206];12)" table:style-name="ce199">
            <text:p>0,096</text:p>
          </table:table-cell>
          <table:table-cell office:value-type="float" office:value="0.106" table:formula="of:=VLOOKUP([.R251];[BTraM.$A$184:.$N$206];13)" table:style-name="ce199">
            <text:p>0,106</text:p>
          </table:table-cell>
          <table:table-cell office:value-type="float" office:value="0" table:formula="of:=VLOOKUP([.R251];[BTraM.$A$184:.$N$206];14)" table:style-name="ce199">
            <text:p>0,000</text:p>
          </table:table-cell>
          <table:table-cell table:style-name="ce206"/>
          <table:table-cell office:value-type="float" office:value="8.0000000000000002E-3" table:formula="of:=[.AF249]+([.$S$163]-[.$AF$164])/([.$AG$164]-[.$AF$164])*([.AG249]-[.AF249])" table:style-name="ce207">
            <text:p>0,0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9837927754961608" table:formula="of:=[.F193]" table:style-name="ce198">
            <text:p>6,98</text:p>
          </table:table-cell>
          <table:table-cell office:value-type="float" office:value="8.0000000000000002E-3" table:formula="of:=[.S254]+([.R254]-[.R252])/([.R254]-[.R253])*([.S253]-[.S254])" table:style-name="ce208">
            <text:p>0,008</text:p>
          </table:table-cell>
          <table:table-cell office:value-type="float" office:value="2.5000000000000001E-2" table:formula="of:=[.T254]+([.R254]-[.R252])/([.R254]-[.R253])*([.T253]-[.T254])" table:style-name="ce208">
            <text:p>0,025</text:p>
          </table:table-cell>
          <table:table-cell office:value-type="float" office:value="0.04" table:formula="of:=[.U254]+([.R254]-[.R252])/([.R254]-[.R253])*([.U253]-[.U254])" table:style-name="ce208">
            <text:p>0,040</text:p>
          </table:table-cell>
          <table:table-cell office:value-type="float" office:value="5.7999999999999996E-2" table:formula="of:=[.V254]+([.R254]-[.R252])/([.R254]-[.R253])*([.V253]-[.V254])" table:style-name="ce208">
            <text:p>0,058</text:p>
          </table:table-cell>
          <table:table-cell office:value-type="float" office:value="7.5999999999999998E-2" table:formula="of:=[.W254]+([.R254]-[.R252])/([.R254]-[.R253])*([.W253]-[.W254])" table:style-name="ce208">
            <text:p>0,076</text:p>
          </table:table-cell>
          <table:table-cell office:value-type="float" office:value="7.9333333333333339E-2" table:formula="of:=[.X254]+([.R254]-[.R252])/([.R254]-[.R253])*([.X253]-[.X254])" table:style-name="ce208">
            <text:p>0,079</text:p>
          </table:table-cell>
          <table:table-cell office:value-type="float" office:value="8.2666666666666666E-2" table:formula="of:=[.Y254]+([.R254]-[.R252])/([.R254]-[.R253])*([.Y253]-[.Y254])" table:style-name="ce208">
            <text:p>0,083</text:p>
          </table:table-cell>
          <table:table-cell office:value-type="float" office:value="8.5999999999999993E-2" table:formula="of:=[.Z254]+([.R254]-[.R252])/([.R254]-[.R253])*([.Z253]-[.Z254])" table:style-name="ce208">
            <text:p>0,086</text:p>
          </table:table-cell>
          <table:table-cell office:value-type="float" office:value="8.9333333333333334E-2" table:formula="of:=[.AA254]+([.R254]-[.R252])/([.R254]-[.R253])*([.AA253]-[.AA254])" table:style-name="ce208">
            <text:p>0,089</text:p>
          </table:table-cell>
          <table:table-cell office:value-type="float" office:value="9.2666666666666675E-2" table:formula="of:=[.AB254]+([.R254]-[.R252])/([.R254]-[.R253])*([.AB253]-[.AB254])" table:style-name="ce208">
            <text:p>0,093</text:p>
          </table:table-cell>
          <table:table-cell office:value-type="float" office:value="9.6000000000000002E-2" table:formula="of:=[.AC254]+([.R254]-[.R252])/([.R254]-[.R253])*([.AC253]-[.AC254])" table:style-name="ce208">
            <text:p>0,096</text:p>
          </table:table-cell>
          <table:table-cell office:value-type="float" office:value="0.106" table:formula="of:=[.AD254]+([.R254]-[.R252])/([.R254]-[.R253])*([.AD253]-[.AD254])" table:style-name="ce208">
            <text:p>0,106</text:p>
          </table:table-cell>
          <table:table-cell office:value-type="float" office:value="0" table:formula="of:=[.AE254]+([.R254]-[.R252])/([.R254]-[.R253])*([.AE253]-[.AE254])" table:style-name="ce208">
            <text:p>0,000</text:p>
          </table:table-cell>
          <table:table-cell office:value-type="float" office:value="8.0000000000000002E-3" table:formula="of:=HLOOKUP([.$AF$164];[.$R$164:.$AE$257];MATCH([.R252];[.$R$164:.$R$257];0))" table:style-name="ce201">
            <text:p>0,008</text:p>
          </table:table-cell>
          <table:table-cell office:value-type="float" office:value="2.5000000000000001E-2" table:formula="of:=HLOOKUP([.$AG$164];[.$R$164:.$AE$257];MATCH([.R252];[.$R$164:.$R$257];0))" table:style-name="ce202">
            <text:p>0,02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6.75" table:formula="of:=INT([.R252]/0.25)*0.25" table:style-name="ce203">
            <text:p>6,75</text:p>
          </table:table-cell>
          <table:table-cell office:value-type="float" office:value="8.0000000000000002E-3" table:formula="of:=VLOOKUP([.R253];[BTraM.$A$184:.$N$206];2)" table:style-name="ce199">
            <text:p>0,008</text:p>
          </table:table-cell>
          <table:table-cell office:value-type="float" office:value="2.5000000000000001E-2" table:formula="of:=VLOOKUP([.R253];[BTraM.$A$184:.$N$206];3)" table:style-name="ce199">
            <text:p>0,025</text:p>
          </table:table-cell>
          <table:table-cell office:value-type="float" office:value="0.04" table:formula="of:=VLOOKUP([.R253];[BTraM.$A$184:.$N$206];4)" table:style-name="ce199">
            <text:p>0,040</text:p>
          </table:table-cell>
          <table:table-cell office:value-type="float" office:value="5.7999999999999996E-2" table:formula="of:=VLOOKUP([.R253];[BTraM.$A$184:.$N$206];5)" table:style-name="ce199">
            <text:p>0,058</text:p>
          </table:table-cell>
          <table:table-cell office:value-type="float" office:value="7.5999999999999998E-2" table:formula="of:=VLOOKUP([.R253];[BTraM.$A$184:.$N$206];6)" table:style-name="ce199">
            <text:p>0,076</text:p>
          </table:table-cell>
          <table:table-cell office:value-type="float" office:value="7.9333333333333339E-2" table:formula="of:=VLOOKUP([.R253];[BTraM.$A$184:.$N$206];7)" table:style-name="ce199">
            <text:p>0,079</text:p>
          </table:table-cell>
          <table:table-cell office:value-type="float" office:value="8.2666666666666666E-2" table:formula="of:=VLOOKUP([.R253];[BTraM.$A$184:.$N$206];8)" table:style-name="ce199">
            <text:p>0,083</text:p>
          </table:table-cell>
          <table:table-cell office:value-type="float" office:value="8.5999999999999993E-2" table:formula="of:=VLOOKUP([.R253];[BTraM.$A$184:.$N$206];9)" table:style-name="ce199">
            <text:p>0,086</text:p>
          </table:table-cell>
          <table:table-cell office:value-type="float" office:value="8.9333333333333334E-2" table:formula="of:=VLOOKUP([.R253];[BTraM.$A$184:.$N$206];10)" table:style-name="ce199">
            <text:p>0,089</text:p>
          </table:table-cell>
          <table:table-cell office:value-type="float" office:value="9.2666666666666675E-2" table:formula="of:=VLOOKUP([.R253];[BTraM.$A$184:.$N$206];11)" table:style-name="ce199">
            <text:p>0,093</text:p>
          </table:table-cell>
          <table:table-cell office:value-type="float" office:value="9.6000000000000002E-2" table:formula="of:=VLOOKUP([.R253];[BTraM.$A$184:.$N$206];12)" table:style-name="ce199">
            <text:p>0,096</text:p>
          </table:table-cell>
          <table:table-cell office:value-type="float" office:value="0.106" table:formula="of:=VLOOKUP([.R253];[BTraM.$A$184:.$N$206];13)" table:style-name="ce199">
            <text:p>0,106</text:p>
          </table:table-cell>
          <table:table-cell office:value-type="float" office:value="0" table:formula="of:=VLOOKUP([.R253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7" table:formula="of:=INT([.R252]/0.25)*0.25+0.25" table:style-name="ce195">
            <text:p>7,00</text:p>
          </table:table-cell>
          <table:table-cell office:value-type="float" office:value="8.0000000000000002E-3" table:formula="of:=VLOOKUP([.R254];[BTraM.$A$184:.$N$206];2)" table:style-name="ce199">
            <text:p>0,008</text:p>
          </table:table-cell>
          <table:table-cell office:value-type="float" office:value="2.5000000000000001E-2" table:formula="of:=VLOOKUP([.R254];[BTraM.$A$184:.$N$206];3)" table:style-name="ce199">
            <text:p>0,025</text:p>
          </table:table-cell>
          <table:table-cell office:value-type="float" office:value="0.04" table:formula="of:=VLOOKUP([.R254];[BTraM.$A$184:.$N$206];4)" table:style-name="ce199">
            <text:p>0,040</text:p>
          </table:table-cell>
          <table:table-cell office:value-type="float" office:value="5.7999999999999996E-2" table:formula="of:=VLOOKUP([.R254];[BTraM.$A$184:.$N$206];5)" table:style-name="ce199">
            <text:p>0,058</text:p>
          </table:table-cell>
          <table:table-cell office:value-type="float" office:value="7.5999999999999998E-2" table:formula="of:=VLOOKUP([.R254];[BTraM.$A$184:.$N$206];6)" table:style-name="ce199">
            <text:p>0,076</text:p>
          </table:table-cell>
          <table:table-cell office:value-type="float" office:value="7.9333333333333339E-2" table:formula="of:=VLOOKUP([.R254];[BTraM.$A$184:.$N$206];7)" table:style-name="ce199">
            <text:p>0,079</text:p>
          </table:table-cell>
          <table:table-cell office:value-type="float" office:value="8.2666666666666666E-2" table:formula="of:=VLOOKUP([.R254];[BTraM.$A$184:.$N$206];8)" table:style-name="ce199">
            <text:p>0,083</text:p>
          </table:table-cell>
          <table:table-cell office:value-type="float" office:value="8.5999999999999993E-2" table:formula="of:=VLOOKUP([.R254];[BTraM.$A$184:.$N$206];9)" table:style-name="ce199">
            <text:p>0,086</text:p>
          </table:table-cell>
          <table:table-cell office:value-type="float" office:value="8.9333333333333334E-2" table:formula="of:=VLOOKUP([.R254];[BTraM.$A$184:.$N$206];10)" table:style-name="ce199">
            <text:p>0,089</text:p>
          </table:table-cell>
          <table:table-cell office:value-type="float" office:value="9.2666666666666675E-2" table:formula="of:=VLOOKUP([.R254];[BTraM.$A$184:.$N$206];11)" table:style-name="ce199">
            <text:p>0,093</text:p>
          </table:table-cell>
          <table:table-cell office:value-type="float" office:value="9.6000000000000002E-2" table:formula="of:=VLOOKUP([.R254];[BTraM.$A$184:.$N$206];12)" table:style-name="ce199">
            <text:p>0,096</text:p>
          </table:table-cell>
          <table:table-cell office:value-type="float" office:value="0.106" table:formula="of:=VLOOKUP([.R254];[BTraM.$A$184:.$N$206];13)" table:style-name="ce199">
            <text:p>0,106</text:p>
          </table:table-cell>
          <table:table-cell office:value-type="float" office:value="0" table:formula="of:=VLOOKUP([.R254];[BTraM.$A$184:.$N$206];14)" table:style-name="ce199">
            <text:p>0,000</text:p>
          </table:table-cell>
          <table:table-cell table:style-name="ce206"/>
          <table:table-cell office:value-type="float" office:value="8.0000000000000002E-3" table:formula="of:=[.AF252]+([.$S$163]-[.$AF$164])/([.$AG$164]-[.$AF$164])*([.AG252]-[.AF252])" table:style-name="ce207">
            <text:p>0,008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7.2246132160305114" table:formula="of:=[.F194]" table:style-name="ce198">
            <text:p>7,22</text:p>
          </table:table-cell>
          <table:table-cell office:value-type="float" office:value="8.0000000000000002E-3" table:formula="of:=[.S257]+([.R257]-[.R255])/([.R257]-[.R256])*([.S256]-[.S257])" table:style-name="ce208">
            <text:p>0,008</text:p>
          </table:table-cell>
          <table:table-cell office:value-type="float" office:value="2.5000000000000001E-2" table:formula="of:=[.T257]+([.R257]-[.R255])/([.R257]-[.R256])*([.T256]-[.T257])" table:style-name="ce208">
            <text:p>0,025</text:p>
          </table:table-cell>
          <table:table-cell office:value-type="float" office:value="0.04" table:formula="of:=[.U257]+([.R257]-[.R255])/([.R257]-[.R256])*([.U256]-[.U257])" table:style-name="ce208">
            <text:p>0,040</text:p>
          </table:table-cell>
          <table:table-cell office:value-type="float" office:value="5.7999999999999996E-2" table:formula="of:=[.V257]+([.R257]-[.R255])/([.R257]-[.R256])*([.V256]-[.V257])" table:style-name="ce208">
            <text:p>0,058</text:p>
          </table:table-cell>
          <table:table-cell office:value-type="float" office:value="7.5999999999999998E-2" table:formula="of:=[.W257]+([.R257]-[.R255])/([.R257]-[.R256])*([.W256]-[.W257])" table:style-name="ce208">
            <text:p>0,076</text:p>
          </table:table-cell>
          <table:table-cell office:value-type="float" office:value="7.9333333333333339E-2" table:formula="of:=[.X257]+([.R257]-[.R255])/([.R257]-[.R256])*([.X256]-[.X257])" table:style-name="ce208">
            <text:p>0,079</text:p>
          </table:table-cell>
          <table:table-cell office:value-type="float" office:value="8.2666666666666666E-2" table:formula="of:=[.Y257]+([.R257]-[.R255])/([.R257]-[.R256])*([.Y256]-[.Y257])" table:style-name="ce208">
            <text:p>0,083</text:p>
          </table:table-cell>
          <table:table-cell office:value-type="float" office:value="8.5999999999999993E-2" table:formula="of:=[.Z257]+([.R257]-[.R255])/([.R257]-[.R256])*([.Z256]-[.Z257])" table:style-name="ce208">
            <text:p>0,086</text:p>
          </table:table-cell>
          <table:table-cell office:value-type="float" office:value="8.9333333333333334E-2" table:formula="of:=[.AA257]+([.R257]-[.R255])/([.R257]-[.R256])*([.AA256]-[.AA257])" table:style-name="ce208">
            <text:p>0,089</text:p>
          </table:table-cell>
          <table:table-cell office:value-type="float" office:value="9.2666666666666675E-2" table:formula="of:=[.AB257]+([.R257]-[.R255])/([.R257]-[.R256])*([.AB256]-[.AB257])" table:style-name="ce208">
            <text:p>0,093</text:p>
          </table:table-cell>
          <table:table-cell office:value-type="float" office:value="9.6000000000000002E-2" table:formula="of:=[.AC257]+([.R257]-[.R255])/([.R257]-[.R256])*([.AC256]-[.AC257])" table:style-name="ce208">
            <text:p>0,096</text:p>
          </table:table-cell>
          <table:table-cell office:value-type="float" office:value="0.106" table:formula="of:=[.AD257]+([.R257]-[.R255])/([.R257]-[.R256])*([.AD256]-[.AD257])" table:style-name="ce208">
            <text:p>0,106</text:p>
          </table:table-cell>
          <table:table-cell office:value-type="float" office:value="0" table:formula="of:=[.AE257]+([.R257]-[.R255])/([.R257]-[.R256])*([.AE256]-[.AE257])" table:style-name="ce208">
            <text:p>0,000</text:p>
          </table:table-cell>
          <table:table-cell office:value-type="float" office:value="8.0000000000000002E-3" table:formula="of:=HLOOKUP([.$AF$164];[.$R$164:.$AE$257];MATCH([.R255];[.$R$164:.$R$257];0))" table:style-name="ce201">
            <text:p>0,008</text:p>
          </table:table-cell>
          <table:table-cell office:value-type="float" office:value="2.5000000000000001E-2" table:formula="of:=HLOOKUP([.$AG$164];[.$R$164:.$AE$257];MATCH([.R255];[.$R$164:.$R$257];0))" table:style-name="ce202">
            <text:p>0,025</text:p>
          </table:table-cell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7" table:formula="of:=INT([.R255]/0.25)*0.25" table:style-name="ce203">
            <text:p>7,00</text:p>
          </table:table-cell>
          <table:table-cell office:value-type="float" office:value="8.0000000000000002E-3" table:formula="of:=VLOOKUP([.R256];[BTraM.$A$184:.$N$206];2)" table:style-name="ce199">
            <text:p>0,008</text:p>
          </table:table-cell>
          <table:table-cell office:value-type="float" office:value="2.5000000000000001E-2" table:formula="of:=VLOOKUP([.R256];[BTraM.$A$184:.$N$206];3)" table:style-name="ce199">
            <text:p>0,025</text:p>
          </table:table-cell>
          <table:table-cell office:value-type="float" office:value="0.04" table:formula="of:=VLOOKUP([.R256];[BTraM.$A$184:.$N$206];4)" table:style-name="ce199">
            <text:p>0,040</text:p>
          </table:table-cell>
          <table:table-cell office:value-type="float" office:value="5.7999999999999996E-2" table:formula="of:=VLOOKUP([.R256];[BTraM.$A$184:.$N$206];5)" table:style-name="ce199">
            <text:p>0,058</text:p>
          </table:table-cell>
          <table:table-cell office:value-type="float" office:value="7.5999999999999998E-2" table:formula="of:=VLOOKUP([.R256];[BTraM.$A$184:.$N$206];6)" table:style-name="ce199">
            <text:p>0,076</text:p>
          </table:table-cell>
          <table:table-cell office:value-type="float" office:value="7.9333333333333339E-2" table:formula="of:=VLOOKUP([.R256];[BTraM.$A$184:.$N$206];7)" table:style-name="ce199">
            <text:p>0,079</text:p>
          </table:table-cell>
          <table:table-cell office:value-type="float" office:value="8.2666666666666666E-2" table:formula="of:=VLOOKUP([.R256];[BTraM.$A$184:.$N$206];8)" table:style-name="ce199">
            <text:p>0,083</text:p>
          </table:table-cell>
          <table:table-cell office:value-type="float" office:value="8.5999999999999993E-2" table:formula="of:=VLOOKUP([.R256];[BTraM.$A$184:.$N$206];9)" table:style-name="ce199">
            <text:p>0,086</text:p>
          </table:table-cell>
          <table:table-cell office:value-type="float" office:value="8.9333333333333334E-2" table:formula="of:=VLOOKUP([.R256];[BTraM.$A$184:.$N$206];10)" table:style-name="ce199">
            <text:p>0,089</text:p>
          </table:table-cell>
          <table:table-cell office:value-type="float" office:value="9.2666666666666675E-2" table:formula="of:=VLOOKUP([.R256];[BTraM.$A$184:.$N$206];11)" table:style-name="ce199">
            <text:p>0,093</text:p>
          </table:table-cell>
          <table:table-cell office:value-type="float" office:value="9.6000000000000002E-2" table:formula="of:=VLOOKUP([.R256];[BTraM.$A$184:.$N$206];12)" table:style-name="ce199">
            <text:p>0,096</text:p>
          </table:table-cell>
          <table:table-cell office:value-type="float" office:value="0.106" table:formula="of:=VLOOKUP([.R256];[BTraM.$A$184:.$N$206];13)" table:style-name="ce199">
            <text:p>0,106</text:p>
          </table:table-cell>
          <table:table-cell office:value-type="float" office:value="0" table:formula="of:=VLOOKUP([.R256];[BTraM.$A$184:.$N$206];14)" table:style-name="ce199">
            <text:p>0,000</text:p>
          </table:table-cell>
          <table:table-cell table:style-name="ce204"/>
          <table:table-cell table:style-name="ce205"/>
          <table:table-cell table:number-columns-repeated="7" table:style-name="ce42"/>
          <table:table-cell table:number-columns-repeated="16344"/>
        </table:table-row>
        <table:table-row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" table:style-name="ce42"/>
          <table:table-cell table:number-columns-repeated="2" table:style-name="ce58"/>
          <table:table-cell office:value-type="float" office:value="7.25" table:formula="of:=INT([.R255]/0.25)*0.25+0.25" table:style-name="ce195">
            <text:p>7,25</text:p>
          </table:table-cell>
          <table:table-cell office:value-type="float" office:value="8.0000000000000002E-3" table:formula="of:=VLOOKUP([.R257];[BTraM.$A$184:.$N$206];2)" table:style-name="ce199">
            <text:p>0,008</text:p>
          </table:table-cell>
          <table:table-cell office:value-type="float" office:value="2.5000000000000001E-2" table:formula="of:=VLOOKUP([.R257];[BTraM.$A$184:.$N$206];3)" table:style-name="ce199">
            <text:p>0,025</text:p>
          </table:table-cell>
          <table:table-cell office:value-type="float" office:value="0.04" table:formula="of:=VLOOKUP([.R257];[BTraM.$A$184:.$N$206];4)" table:style-name="ce199">
            <text:p>0,040</text:p>
          </table:table-cell>
          <table:table-cell office:value-type="float" office:value="5.7999999999999996E-2" table:formula="of:=VLOOKUP([.R257];[BTraM.$A$184:.$N$206];5)" table:style-name="ce199">
            <text:p>0,058</text:p>
          </table:table-cell>
          <table:table-cell office:value-type="float" office:value="7.5999999999999998E-2" table:formula="of:=VLOOKUP([.R257];[BTraM.$A$184:.$N$206];6)" table:style-name="ce199">
            <text:p>0,076</text:p>
          </table:table-cell>
          <table:table-cell office:value-type="float" office:value="7.9333333333333339E-2" table:formula="of:=VLOOKUP([.R257];[BTraM.$A$184:.$N$206];7)" table:style-name="ce199">
            <text:p>0,079</text:p>
          </table:table-cell>
          <table:table-cell office:value-type="float" office:value="8.2666666666666666E-2" table:formula="of:=VLOOKUP([.R257];[BTraM.$A$184:.$N$206];8)" table:style-name="ce199">
            <text:p>0,083</text:p>
          </table:table-cell>
          <table:table-cell office:value-type="float" office:value="8.5999999999999993E-2" table:formula="of:=VLOOKUP([.R257];[BTraM.$A$184:.$N$206];9)" table:style-name="ce199">
            <text:p>0,086</text:p>
          </table:table-cell>
          <table:table-cell office:value-type="float" office:value="8.9333333333333334E-2" table:formula="of:=VLOOKUP([.R257];[BTraM.$A$184:.$N$206];10)" table:style-name="ce199">
            <text:p>0,089</text:p>
          </table:table-cell>
          <table:table-cell office:value-type="float" office:value="9.2666666666666675E-2" table:formula="of:=VLOOKUP([.R257];[BTraM.$A$184:.$N$206];11)" table:style-name="ce199">
            <text:p>0,093</text:p>
          </table:table-cell>
          <table:table-cell office:value-type="float" office:value="9.6000000000000002E-2" table:formula="of:=VLOOKUP([.R257];[BTraM.$A$184:.$N$206];12)" table:style-name="ce199">
            <text:p>0,096</text:p>
          </table:table-cell>
          <table:table-cell office:value-type="float" office:value="0.106" table:formula="of:=VLOOKUP([.R257];[BTraM.$A$184:.$N$206];13)" table:style-name="ce199">
            <text:p>0,106</text:p>
          </table:table-cell>
          <table:table-cell office:value-type="float" office:value="0" table:formula="of:=VLOOKUP([.R257];[BTraM.$A$184:.$N$206];14)" table:style-name="ce199">
            <text:p>0,000</text:p>
          </table:table-cell>
          <table:table-cell table:style-name="ce206"/>
          <table:table-cell office:value-type="float" office:value="8.0000000000000002E-3" table:formula="of:=[.AF255]+([.$S$163]-[.$AF$164])/([.$AG$164]-[.$AF$164])*([.AG255]-[.AF255])" table:style-name="ce207">
            <text:p>0,008</text:p>
          </table:table-cell>
          <table:table-cell table:number-columns-repeated="7" table:style-name="ce42"/>
          <table:table-cell table:number-columns-repeated="16344"/>
        </table:table-row>
        <table:table-row table:number-rows-repeated="743" table:style-name="ro8">
          <table:table-cell table:style-name="ce48"/>
          <table:table-cell table:style-name="ce101"/>
          <table:table-cell table:number-columns-repeated="10" table:style-name="ce42"/>
          <table:table-cell table:style-name="ce53"/>
          <table:table-cell table:number-columns-repeated="27" table:style-name="ce42"/>
          <table:table-cell table:number-columns-repeated="16344"/>
        </table:table-row>
        <table:table-row table:number-rows-repeated="1047576" table:style-name="ro9">
          <table:table-cell table:number-columns-repeated="16384"/>
        </table:table-row>
      </table:table>
      <table:table table:name="SĐmong" table:style-name="ta1">
        <table:table-column table:style-name="co36" table:default-cell-style-name="ce1"/>
        <table:table-column table:style-name="co29" table:number-columns-repeated="2" table:default-cell-style-name="ce1"/>
        <table:table-column table:style-name="co37" table:number-columns-repeated="5" table:default-cell-style-name="ce1"/>
        <table:table-column table:style-name="co2" table:default-cell-style-name="ce1"/>
        <table:table-column table:style-name="co9" table:default-cell-style-name="ce1"/>
        <table:table-column table:style-name="co31" table:number-columns-repeated="2" table:default-cell-style-name="ce1"/>
        <table:table-column table:style-name="co9" table:default-cell-style-name="ce1"/>
        <table:table-column table:style-name="co38" table:default-cell-style-name="ce1"/>
        <table:table-column table:style-name="co32" table:number-columns-repeated="2" table:default-cell-style-name="ce1"/>
        <table:table-column table:style-name="co11" table:default-cell-style-name="ce1"/>
        <table:table-column table:style-name="co23" table:number-columns-repeated="9" table:default-cell-style-name="ce1"/>
        <table:table-column table:style-name="co13" table:number-columns-repeated="998" table:default-cell-style-name="ce1"/>
        <table:table-column table:style-name="co14" table:number-columns-repeated="15360" table:default-cell-style-name="ce1"/>
        <table:table-row table:style-name="ro8">
          <table:table-cell table:style-name="ce238"/>
          <table:table-cell table:number-columns-repeated="14" table:style-name="ce238"/>
          <table:table-cell office:value-type="float" office:value="0" table:number-columns-spanned="2" table:number-rows-spanned="2" table:style-name="ce267">
            <text:p>0,00</text:p>
          </table:table-cell>
          <table:covered-table-cell/>
          <table:table-cell table:number-columns-repeated="9" table:style-name="ce238"/>
          <table:table-cell table:number-columns-repeated="16358"/>
        </table:table-row>
        <table:table-row table:style-name="ro8">
          <table:table-cell table:number-columns-repeated="4" table:style-name="ce238"/>
          <table:table-cell table:number-columns-repeated="3" table:style-name="ce239"/>
          <table:table-cell table:number-columns-repeated="8" table:style-name="ce238"/>
          <table:covered-table-cell/>
          <table:covered-table-cell/>
          <table:table-cell table:number-columns-repeated="9" table:style-name="ce238"/>
          <table:table-cell table:number-columns-repeated="16358"/>
        </table:table-row>
        <table:table-row table:style-name="ro8">
          <table:table-cell table:number-columns-repeated="2" table:style-name="ce238"/>
          <table:table-cell table:number-columns-repeated="2" table:style-name="ce240"/>
          <table:table-cell table:number-columns-repeated="3" table:style-name="ce241"/>
          <table:table-cell table:style-name="ce240"/>
          <table:table-cell table:style-name="ce242"/>
          <table:table-cell table:style-name="ce243"/>
          <table:table-cell table:number-columns-repeated="2" table:style-name="ce238"/>
          <table:table-cell table:number-columns-repeated="2" table:style-name="ce242"/>
          <table:table-cell table:style-name="ce243"/>
          <table:table-cell office:value-type="string" table:number-columns-spanned="2" table:number-rows-spanned="1" table:style-name="ce267">
            <text:p>h<text:span text:style-name="T12">tn</text:span></text:p>
          </table:table-cell>
          <table:covered-table-cell/>
          <table:table-cell table:number-columns-repeated="9" table:style-name="ce238"/>
          <table:table-cell table:number-columns-repeated="16358"/>
        </table:table-row>
        <table:table-row table:style-name="ro8">
          <table:table-cell table:style-name="ce238"/>
          <table:table-cell office:value-type="string" table:number-columns-spanned="1" table:number-rows-spanned="20" table:style-name="ce268">
            <text:p>H<text:span text:style-name="T12">q­</text:span>(m)</text:p>
          </table:table-cell>
          <table:table-cell office:value-type="string" table:number-columns-spanned="1" table:number-rows-spanned="5" table:style-name="ce268">
            <text:p>h<text:span text:style-name="T12">1</text:span>(m)</text:p>
          </table:table-cell>
          <table:table-cell office:value-type="string" table:number-columns-spanned="1" table:number-rows-spanned="19" table:style-name="ce268">
            <text:p>d<text:span text:style-name="T12">i+1</text:span>(m)</text:p>
          </table:table-cell>
          <table:table-cell office:value-type="string" table:number-columns-spanned="1" table:number-rows-spanned="15" table:style-name="ce268">
            <text:p>d<text:span text:style-name="T12">i</text:span>(m)</text:p>
          </table:table-cell>
          <table:table-cell office:value-type="string" table:number-columns-spanned="1" table:number-rows-spanned="10" table:style-name="ce268">
            <text:p>d<text:span text:style-name="T12">2</text:span>(m)</text:p>
          </table:table-cell>
          <table:table-cell office:value-type="string" table:number-columns-spanned="1" table:number-rows-spanned="7" table:style-name="ce268">
            <text:p>d<text:span text:style-name="T12">1</text:span>(m)</text:p>
          </table:table-cell>
          <table:table-cell office:value-type="string" table:number-columns-spanned="1" table:number-rows-spanned="7" table:style-name="ce268">
            <text:p>l<text:span text:style-name="T12">1</text:span>(m)</text:p>
          </table:table-cell>
          <table:table-cell table:style-name="ce242"/>
          <table:table-cell table:style-name="ce243"/>
          <table:table-cell office:value-type="string" table:style-name="ce244">
            <text:p>N<text:span text:style-name="T13">0</text:span></text:p>
          </table:table-cell>
          <table:table-cell office:value-type="string" table:number-columns-spanned="1" table:number-rows-spanned="2" table:style-name="ce269">
            <text:p>M<text:span text:style-name="T13">0</text:span></text:p>
          </table:table-cell>
          <table:table-cell table:number-columns-repeated="2" table:style-name="ce242"/>
          <table:table-cell table:style-name="ce243"/>
          <table:table-cell office:value-type="string" table:number-columns-spanned="2" table:number-rows-spanned="2" table:style-name="ce267">
            <text:p>h<text:span text:style-name="T12">®m</text:span>-h</text:p>
          </table:table-cell>
          <table:covered-table-cell/>
          <table:table-cell table:number-columns-repeated="9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/>
          <table:table-cell table:style-name="ce243"/>
          <table:table-cell table:style-name="ce238"/>
          <table:covered-table-cell/>
          <table:table-cell table:number-columns-repeated="2" table:style-name="ce242"/>
          <table:table-cell table:style-name="ce243"/>
          <table:covered-table-cell/>
          <table:covered-table-cell/>
          <table:table-cell table:number-columns-repeated="9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/>
          <table:table-cell table:style-name="ce245"/>
          <table:table-cell table:number-columns-repeated="2" table:style-name="ce238"/>
          <table:table-cell table:style-name="ce246"/>
          <table:table-cell table:style-name="ce239"/>
          <table:table-cell office:value-type="string" table:number-columns-spanned="1" table:number-rows-spanned="3" table:style-name="ce268">
            <text:p>h (m)</text:p>
          </table:table-cell>
          <table:table-cell table:number-columns-repeated="11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/>
          <table:table-cell table:style-name="ce245"/>
          <table:table-cell table:number-columns-repeated="2" table:style-name="ce238"/>
          <table:table-cell table:style-name="ce246"/>
          <table:table-cell office:value-type="string" table:number-columns-spanned="1" table:number-rows-spanned="2" table:style-name="ce270">
            <text:p>35d</text:p>
          </table:table-cell>
          <table:covered-table-cell/>
          <table:table-cell office:value-type="string" table:number-columns-spanned="2" table:number-rows-spanned="2" table:style-name="ce267">
            <text:p>h<text:span text:style-name="T12">®m</text:span></text:p>
          </table:table-cell>
          <table:covered-table-cell/>
          <table:table-cell table:number-columns-repeated="9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/>
          <table:table-cell table:style-name="ce245"/>
          <table:table-cell table:number-columns-repeated="2" table:style-name="ce238"/>
          <table:table-cell table:style-name="ce246"/>
          <table:covered-table-cell/>
          <table:covered-table-cell/>
          <table:covered-table-cell/>
          <table:covered-table-cell/>
          <table:table-cell table:number-columns-repeated="9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table-cell office:value-type="string" table:number-columns-spanned="1" table:number-rows-spanned="15" table:style-name="ce268">
            <text:p>h<text:span text:style-name="T12">2</text:span>(m)</text:p>
          </table:table-cell>
          <table:covered-table-cell/>
          <table:covered-table-cell/>
          <table:covered-table-cell/>
          <table:covered-table-cell/>
          <table:covered-table-cell/>
          <table:table-cell table:style-name="ce242"/>
          <table:table-cell table:number-columns-repeated="4" table:style-name="ce238"/>
          <table:table-cell office:value-type="string" table:number-columns-spanned="1" table:number-rows-spanned="2" table:style-name="ce271">
            <text:p>≥<text:span text:style-name="T14">100</text:span></text:p>
          </table:table-cell>
          <table:table-cell office:value-type="float" office:value="100" table:number-columns-spanned="1" table:number-rows-spanned="2" table:style-name="ce268">
            <text:p>100</text:p>
          </table:table-cell>
          <table:table-cell table:number-columns-repeated="11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7"/>
          <table:table-cell table:number-columns-repeated="4" table:style-name="ce238"/>
          <table:covered-table-cell/>
          <table:covered-table-cell/>
          <table:table-cell table:number-columns-repeated="11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covered-table-cell/>
          <table:covered-table-cell/>
          <table:covered-table-cell/>
          <table:covered-table-cell/>
          <table:table-cell table:number-columns-repeated="2" table:style-name="ce239"/>
          <table:table-cell office:value-type="string" table:style-name="ce248">
            <text:p>j<text:span text:style-name="T12">tb</text:span><text:span text:style-name="T10">/4</text:span></text:p>
          </table:table-cell>
          <table:table-cell table:number-columns-repeated="4" table:style-name="ce238"/>
          <table:table-cell office:value-type="string" table:style-name="ce247">
            <text:p>j<text:span text:style-name="T12">tb</text:span><text:span text:style-name="T10">/4</text:span></text:p>
          </table:table-cell>
          <table:table-cell table:style-name="ce241"/>
          <table:table-cell table:number-columns-repeated="11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covered-table-cell/>
          <table:covered-table-cell/>
          <table:covered-table-cell/>
          <table:covered-table-cell/>
          <table:table-cell table:style-name="ce239"/>
          <table:table-cell office:value-type="string" table:number-columns-spanned="1" table:number-rows-spanned="4" table:style-name="ce268">
            <text:p>l<text:span text:style-name="T12">2</text:span>(m)</text:p>
          </table:table-cell>
          <table:table-cell table:style-name="ce242"/>
          <table:table-cell table:number-columns-repeated="5" table:style-name="ce238"/>
          <table:table-cell table:style-name="ce241"/>
          <table:table-cell table:number-columns-repeated="11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covered-table-cell/>
          <table:covered-table-cell/>
          <table:covered-table-cell/>
          <table:covered-table-cell/>
          <table:table-cell table:style-name="ce239"/>
          <table:covered-table-cell/>
          <table:table-cell table:style-name="ce242"/>
          <table:table-cell table:number-columns-repeated="5" table:style-name="ce238"/>
          <table:table-cell table:style-name="ce241"/>
          <table:table-cell table:number-columns-repeated="11" table:style-name="ce238"/>
          <table:table-cell table:number-columns-repeated="16358"/>
        </table:table-row>
        <table:table-row table:number-rows-repeated="2" table:style-name="ro8">
          <table:table-cell table:style-name="ce238"/>
          <table:covered-table-cell/>
          <table:covered-table-cell/>
          <table:covered-table-cell/>
          <table:covered-table-cell/>
          <table:table-cell table:number-columns-repeated="2" table:style-name="ce239"/>
          <table:covered-table-cell/>
          <table:table-cell table:style-name="ce242"/>
          <table:table-cell table:number-columns-repeated="5" table:style-name="ce238"/>
          <table:table-cell table:style-name="ce241"/>
          <table:table-cell table:number-columns-repeated="11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covered-table-cell/>
          <table:covered-table-cell/>
          <table:covered-table-cell/>
          <table:table-cell table:number-columns-repeated="2" table:style-name="ce239"/>
          <table:table-cell office:value-type="string" table:number-columns-spanned="1" table:number-rows-spanned="6" table:style-name="ce268">
            <text:p>l<text:span text:style-name="T12">i</text:span>(m)</text:p>
          </table:table-cell>
          <table:table-cell table:style-name="ce242"/>
          <table:table-cell table:number-columns-repeated="5" table:style-name="ce238"/>
          <table:table-cell table:style-name="ce249"/>
          <table:table-cell table:number-columns-repeated="11" table:style-name="ce238"/>
          <table:table-cell table:number-columns-repeated="16358"/>
        </table:table-row>
        <table:table-row table:number-rows-repeated="2" table:style-name="ro8">
          <table:table-cell table:style-name="ce238"/>
          <table:covered-table-cell/>
          <table:covered-table-cell/>
          <table:covered-table-cell/>
          <table:covered-table-cell/>
          <table:table-cell table:number-columns-repeated="2" table:style-name="ce239"/>
          <table:covered-table-cell/>
          <table:table-cell table:style-name="ce242"/>
          <table:table-cell table:number-columns-repeated="5" table:style-name="ce238"/>
          <table:table-cell table:style-name="ce249"/>
          <table:table-cell table:number-columns-repeated="11" table:style-name="ce238"/>
          <table:table-cell table:number-columns-repeated="16358"/>
        </table:table-row>
        <table:table-row table:number-rows-repeated="3" table:style-name="ro8">
          <table:table-cell table:style-name="ce238"/>
          <table:covered-table-cell/>
          <table:covered-table-cell/>
          <table:covered-table-cell/>
          <table:table-cell table:number-columns-repeated="3" table:style-name="ce239"/>
          <table:covered-table-cell/>
          <table:table-cell table:style-name="ce242"/>
          <table:table-cell table:number-columns-repeated="5" table:style-name="ce238"/>
          <table:table-cell table:style-name="ce249"/>
          <table:table-cell table:number-columns-repeated="11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covered-table-cell/>
          <table:covered-table-cell/>
          <table:table-cell table:number-columns-repeated="3" table:style-name="ce239"/>
          <table:table-cell office:value-type="string" table:number-columns-spanned="1" table:number-rows-spanned="2" table:style-name="ce268">
            <text:p>l<text:span text:style-name="T12">i+1</text:span>(m)</text:p>
          </table:table-cell>
          <table:table-cell table:style-name="ce242"/>
          <table:table-cell table:number-columns-repeated="5" table:style-name="ce238"/>
          <table:table-cell table:style-name="ce249"/>
          <table:table-cell office:value-type="string" table:number-columns-spanned="2" table:number-rows-spanned="2" table:style-name="ce267">
            <text:p>h<text:span text:style-name="T15">q­</text:span><text:span text:style-name="T12">®m</text:span></text:p>
          </table:table-cell>
          <table:covered-table-cell/>
          <table:table-cell table:number-columns-repeated="9" table:style-name="ce238"/>
          <table:table-cell table:number-columns-repeated="16358"/>
        </table:table-row>
        <table:table-row table:style-name="ro8">
          <table:table-cell table:style-name="ce238"/>
          <table:covered-table-cell/>
          <table:covered-table-cell/>
          <table:table-cell table:style-name="ce250"/>
          <table:table-cell table:number-columns-repeated="3" table:style-name="ce239"/>
          <table:covered-table-cell/>
          <table:table-cell table:style-name="ce242"/>
          <table:table-cell table:number-columns-repeated="5" table:style-name="ce238"/>
          <table:table-cell table:style-name="ce249"/>
          <table:covered-table-cell/>
          <table:covered-table-cell/>
          <table:table-cell table:number-columns-repeated="9" table:style-name="ce238"/>
          <table:table-cell table:number-columns-repeated="16358"/>
        </table:table-row>
        <table:table-row table:style-name="ro8">
          <table:table-cell table:number-columns-repeated="2" table:style-name="ce238"/>
          <table:table-cell table:style-name="ce239"/>
          <table:table-cell table:style-name="ce250"/>
          <table:table-cell table:number-columns-repeated="4" table:style-name="ce239"/>
          <table:table-cell table:style-name="ce242"/>
          <table:table-cell table:number-columns-repeated="5" table:style-name="ce238"/>
          <table:table-cell table:style-name="ce249"/>
          <table:table-cell table:number-columns-repeated="11" table:style-name="ce238"/>
          <table:table-cell table:number-columns-repeated="16358"/>
        </table:table-row>
        <table:table-row table:style-name="ro8">
          <table:table-cell table:number-columns-repeated="2" table:style-name="ce238"/>
          <table:table-cell table:number-columns-repeated="2" table:style-name="ce240"/>
          <table:table-cell table:number-columns-repeated="3" table:style-name="ce241"/>
          <table:table-cell table:style-name="ce239"/>
          <table:table-cell table:style-name="ce242"/>
          <table:table-cell table:number-columns-repeated="5" table:style-name="ce238"/>
          <table:table-cell table:style-name="ce249"/>
          <table:table-cell table:number-columns-repeated="11" table:style-name="ce238"/>
          <table:table-cell table:number-columns-repeated="16358"/>
        </table:table-row>
        <table:table-row table:style-name="ro31">
          <table:table-cell table:number-columns-repeated="2" table:style-name="ce238"/>
          <table:table-cell table:number-columns-repeated="5" table:style-name="ce240"/>
          <table:table-cell table:number-columns-spanned="2" table:number-rows-spanned="1" table:style-name="ce272"/>
          <table:covered-table-cell/>
          <table:table-cell office:value-type="string" table:style-name="ce251">
            <text:p>d</text:p>
          </table:table-cell>
          <table:table-cell office:value-type="string" table:number-columns-spanned="2" table:number-rows-spanned="1" table:style-name="ce273">
            <text:p>³<text:span text:style-name="T11"><text:s/>3d</text:span></text:p>
          </table:table-cell>
          <table:covered-table-cell/>
          <table:table-cell office:value-type="string" table:style-name="ce251">
            <text:p>d</text:p>
          </table:table-cell>
          <table:table-cell table:style-name="ce252"/>
          <table:table-cell table:number-columns-repeated="12" table:style-name="ce238"/>
          <table:table-cell table:number-columns-repeated="16358"/>
        </table:table-row>
        <table:table-row table:style-name="ro13">
          <table:table-cell table:number-columns-repeated="2" table:style-name="ce238"/>
          <table:table-cell table:number-columns-repeated="6" table:style-name="ce240"/>
          <table:table-cell table:style-name="ce242"/>
          <table:table-cell office:value-type="string" table:number-columns-spanned="4" table:number-rows-spanned="1" table:style-name="ce274">
            <text:p>L+2h<text:span text:style-name="T13">2</text:span>tg(<text:span text:style-name="T16">j</text:span><text:span text:style-name="T13">tb</text:span>/4)</text:p>
          </table:table-cell>
          <table:covered-table-cell table:number-columns-repeated="3"/>
          <table:table-cell table:style-name="ce251"/>
          <table:table-cell table:number-columns-repeated="12" table:style-name="ce238"/>
          <table:table-cell table:number-columns-repeated="16358"/>
        </table:table-row>
        <table:table-row table:style-name="ro13">
          <table:table-cell table:number-columns-repeated="2" table:style-name="ce238"/>
          <table:table-cell table:number-columns-repeated="6" table:style-name="ce240"/>
          <table:table-cell table:style-name="ce242"/>
          <table:table-cell table:style-name="ce251"/>
          <table:table-cell office:value-type="string" table:style-name="ce244">
            <text:p>Y</text:p>
          </table:table-cell>
          <table:table-cell table:number-columns-repeated="3" table:style-name="ce251"/>
          <table:table-cell table:style-name="ce238"/>
          <table:table-cell office:value-type="float" office:value="100" table:number-columns-spanned="1" table:number-rows-spanned="2" table:style-name="ce275">
            <text:p>100</text:p>
          </table:table-cell>
          <table:table-cell table:number-columns-repeated="10" table:style-name="ce238"/>
          <table:table-cell table:number-columns-repeated="16358"/>
        </table:table-row>
        <table:table-row table:style-name="ro13">
          <table:table-cell table:number-columns-repeated="2" table:style-name="ce253"/>
          <table:table-cell table:style-name="ce238"/>
          <table:table-cell table:number-columns-repeated="5" table:style-name="ce240"/>
          <table:table-cell table:style-name="ce242"/>
          <table:table-cell table:style-name="ce243"/>
          <table:table-cell table:style-name="ce254"/>
          <table:table-cell table:style-name="ce238"/>
          <table:table-cell table:style-name="ce242"/>
          <table:table-cell table:style-name="ce238"/>
          <table:table-cell office:value-type="string" office:string-value="d" table:formula="of:=[.J38]" table:number-columns-spanned="1" table:number-rows-spanned="2" table:style-name="ce276">
            <text:p>d</text:p>
          </table:table-cell>
          <table:covered-table-cell/>
          <table:table-cell table:number-columns-repeated="10" table:style-name="ce238"/>
          <table:table-cell table:number-columns-repeated="16358"/>
        </table:table-row>
        <table:table-row table:style-name="ro8">
          <table:table-cell table:style-name="ce238"/>
          <table:table-cell table:style-name="ce240"/>
          <table:table-cell table:style-name="ce238"/>
          <table:table-cell table:number-columns-repeated="5" table:style-name="ce240"/>
          <table:table-cell table:style-name="ce242"/>
          <table:table-cell table:number-columns-repeated="4" table:style-name="ce255"/>
          <table:table-cell table:style-name="ce238"/>
          <table:covered-table-cell/>
          <table:table-cell office:value-type="string" table:number-columns-spanned="1" table:number-rows-spanned="7" table:style-name="ce275">
            <text:p>B(m)</text:p>
          </table:table-cell>
          <table:table-cell table:number-columns-repeated="10" table:style-name="ce238"/>
          <table:table-cell table:number-columns-repeated="16358"/>
        </table:table-row>
        <table:table-row table:style-name="ro8">
          <table:table-cell table:style-name="ce238"/>
          <table:table-cell table:style-name="ce242"/>
          <table:table-cell table:number-columns-repeated="2" table:style-name="ce238"/>
          <table:table-cell table:number-columns-repeated="4" table:style-name="ce240"/>
          <table:table-cell table:style-name="ce242"/>
          <table:table-cell table:style-name="ce256"/>
          <table:table-cell table:number-columns-repeated="2" table:style-name="ce255"/>
          <table:table-cell table:style-name="ce257"/>
          <table:table-cell table:style-name="ce238"/>
          <table:table-cell office:value-type="string" table:number-columns-spanned="1" table:number-rows-spanned="5" table:style-name="ce277">
            <text:p>³<text:span text:style-name="T11"><text:s/>3d</text:span></text:p>
          </table:table-cell>
          <table:covered-table-cell/>
          <table:table-cell table:number-columns-repeated="10" table:style-name="ce238"/>
          <table:table-cell table:number-columns-repeated="16358"/>
        </table:table-row>
        <table:table-row table:style-name="ro8">
          <table:table-cell table:style-name="ce238"/>
          <table:table-cell table:style-name="ce258"/>
          <table:table-cell table:number-columns-repeated="4" table:style-name="ce240"/>
          <table:table-cell table:style-name="ce238"/>
          <table:table-cell table:style-name="ce240"/>
          <table:table-cell table:style-name="ce242"/>
          <table:table-cell table:style-name="ce256"/>
          <table:table-cell table:number-columns-repeated="2" table:style-name="ce255"/>
          <table:table-cell table:style-name="ce250"/>
          <table:table-cell office:value-type="string" table:number-columns-spanned="1" table:number-rows-spanned="2" table:style-name="ce278">
            <text:p>X</text:p>
          </table:table-cell>
          <table:covered-table-cell/>
          <table:covered-table-cell/>
          <table:table-cell table:number-columns-repeated="10" table:style-name="ce238"/>
          <table:table-cell table:number-columns-repeated="16358"/>
        </table:table-row>
        <table:table-row table:style-name="ro8">
          <table:table-cell table:number-columns-repeated="5" table:style-name="ce238"/>
          <table:table-cell table:style-name="ce259"/>
          <table:table-cell table:number-columns-repeated="2" table:style-name="ce238"/>
          <table:table-cell table:style-name="ce242"/>
          <table:table-cell table:style-name="ce256"/>
          <table:table-cell table:number-columns-repeated="2" table:style-name="ce255"/>
          <table:table-cell table:style-name="ce250"/>
          <table:covered-table-cell/>
          <table:covered-table-cell/>
          <table:covered-table-cell/>
          <table:table-cell table:number-columns-repeated="10" table:style-name="ce238"/>
          <table:table-cell table:number-columns-repeated="16358"/>
        </table:table-row>
        <table:table-row table:number-rows-repeated="2" table:style-name="ro8">
          <table:table-cell table:number-columns-repeated="8" table:style-name="ce238"/>
          <table:table-cell table:style-name="ce242"/>
          <table:table-cell table:style-name="ce256"/>
          <table:table-cell table:number-columns-repeated="2" table:style-name="ce255"/>
          <table:table-cell table:style-name="ce257"/>
          <table:table-cell table:style-name="ce238"/>
          <table:covered-table-cell/>
          <table:covered-table-cell/>
          <table:table-cell table:number-columns-repeated="10" table:style-name="ce238"/>
          <table:table-cell table:number-columns-repeated="16358"/>
        </table:table-row>
        <table:table-row table:style-name="ro8">
          <table:table-cell table:number-columns-repeated="8" table:style-name="ce238"/>
          <table:table-cell table:style-name="ce242"/>
          <table:table-cell table:style-name="ce256"/>
          <table:table-cell table:number-columns-repeated="2" table:style-name="ce255"/>
          <table:table-cell table:style-name="ce257"/>
          <table:table-cell table:style-name="ce238"/>
          <table:table-cell office:value-type="string" office:string-value="d" table:formula="of:=[.M38]" table:number-columns-spanned="1" table:number-rows-spanned="2" table:style-name="ce279">
            <text:p>d</text:p>
          </table:table-cell>
          <table:covered-table-cell/>
          <table:table-cell table:number-columns-repeated="10" table:style-name="ce238"/>
          <table:table-cell table:number-columns-repeated="16358"/>
        </table:table-row>
        <table:table-row table:style-name="ro8">
          <table:table-cell table:number-columns-repeated="8" table:style-name="ce238"/>
          <table:table-cell table:style-name="ce242"/>
          <table:table-cell table:style-name="ce256"/>
          <table:table-cell table:number-columns-repeated="2" table:style-name="ce255"/>
          <table:table-cell table:style-name="ce257"/>
          <table:table-cell table:style-name="ce238"/>
          <table:covered-table-cell/>
          <table:table-cell office:value-type="float" office:value="100" table:number-columns-spanned="1" table:number-rows-spanned="2" table:style-name="ce276">
            <text:p>100</text:p>
          </table:table-cell>
          <table:table-cell table:number-columns-repeated="10" table:style-name="ce238"/>
          <table:table-cell table:number-columns-repeated="16358"/>
        </table:table-row>
        <table:table-row table:style-name="ro13">
          <table:table-cell table:number-columns-repeated="7" table:style-name="ce238"/>
          <table:table-cell office:value-type="float" office:value="100" table:number-columns-spanned="2" table:number-rows-spanned="1" table:style-name="ce280">
            <text:p>100</text:p>
          </table:table-cell>
          <table:covered-table-cell/>
          <table:table-cell office:value-type="string" office:string-value="d" table:formula="of:=[.J26]" table:style-name="ce251">
            <text:p>d</text:p>
          </table:table-cell>
          <table:table-cell office:value-type="string" table:number-columns-spanned="2" table:number-rows-spanned="1" table:style-name="ce273">
            <text:p>³<text:span text:style-name="T11"><text:s/>3d</text:span></text:p>
          </table:table-cell>
          <table:covered-table-cell/>
          <table:table-cell office:value-type="string" office:string-value="d" table:formula="of:=[.M26]" table:style-name="ce251">
            <text:p>d</text:p>
          </table:table-cell>
          <table:table-cell office:value-type="float" office:value="100" table:style-name="ce260">
            <text:p>100</text:p>
          </table:table-cell>
          <table:table-cell table:style-name="ce261"/>
          <table:covered-table-cell/>
          <table:table-cell table:number-columns-repeated="10" table:style-name="ce238"/>
          <table:table-cell table:number-columns-repeated="16358"/>
        </table:table-row>
        <table:table-row table:style-name="ro13">
          <table:table-cell table:number-columns-repeated="8" table:style-name="ce238"/>
          <table:table-cell table:style-name="ce242"/>
          <table:table-cell office:value-type="string" table:number-columns-spanned="4" table:number-rows-spanned="1" table:style-name="ce274">
            <text:p>L(m)</text:p>
          </table:table-cell>
          <table:covered-table-cell table:number-columns-repeated="3"/>
          <table:table-cell table:style-name="ce251"/>
          <table:table-cell table:style-name="ce243"/>
          <table:table-cell table:number-columns-repeated="11" table:style-name="ce238"/>
          <table:table-cell table:number-columns-repeated="16358"/>
        </table:table-row>
        <table:table-row table:style-name="ro8">
          <table:table-cell table:number-columns-repeated="8" table:style-name="ce238"/>
          <table:table-cell table:number-columns-repeated="2" table:style-name="ce242"/>
          <table:table-cell table:number-columns-repeated="16" table:style-name="ce238"/>
          <table:table-cell table:number-columns-repeated="16358"/>
        </table:table-row>
        <table:table-row table:style-name="ro8">
          <table:table-cell table:style-name="ce238"/>
          <table:table-cell table:style-name="ce262"/>
          <table:table-cell table:number-columns-repeated="6" table:style-name="ce238"/>
          <table:table-cell table:style-name="ce259"/>
          <table:table-cell table:number-columns-repeated="17" table:style-name="ce238"/>
          <table:table-cell table:number-columns-repeated="16358"/>
        </table:table-row>
        <table:table-row table:style-name="ro7">
          <table:table-cell table:number-columns-repeated="26" table:style-name="ce238"/>
          <table:table-cell table:number-columns-repeated="16358"/>
        </table:table-row>
        <table:table-row table:style-name="ro7">
          <table:table-cell table:number-columns-repeated="2" table:style-name="ce238"/>
          <table:table-cell table:number-columns-repeated="2" table:style-name="ce263"/>
          <table:table-cell table:style-name="ce264"/>
          <table:table-cell table:style-name="ce265"/>
          <table:table-cell table:style-name="ce238"/>
          <table:table-cell table:style-name="ce263"/>
          <table:table-cell table:style-name="ce266"/>
          <table:table-cell table:number-columns-repeated="6" table:style-name="ce263"/>
          <table:table-cell table:number-columns-repeated="11" table:style-name="ce238"/>
          <table:table-cell table:number-columns-repeated="16358"/>
        </table:table-row>
        <table:table-row table:style-name="ro7">
          <table:table-cell table:number-columns-repeated="2" table:style-name="ce238"/>
          <table:table-cell table:number-columns-repeated="8" table:style-name="ce263"/>
          <table:table-cell table:style-name="ce238"/>
          <table:table-cell table:number-columns-repeated="4" table:style-name="ce263"/>
          <table:table-cell table:number-columns-repeated="11" table:style-name="ce238"/>
          <table:table-cell table:number-columns-repeated="16358"/>
        </table:table-row>
        <table:table-row table:number-rows-repeated="3" table:style-name="ro7">
          <table:table-cell table:number-columns-repeated="26" table:style-name="ce238"/>
          <table:table-cell table:number-columns-repeated="16358"/>
        </table:table-row>
        <table:table-row table:number-rows-repeated="953" table:style-name="ro8">
          <table:table-cell table:number-columns-repeated="26" table:style-name="ce238"/>
          <table:table-cell table:number-columns-repeated="16358"/>
        </table:table-row>
        <table:table-row table:number-rows-repeated="1047576" table:style-name="ro9">
          <table:table-cell table:number-columns-repeated="16384"/>
        </table:table-row>
      </table:table>
      <table:table table:name="BTraM" table:style-name="ta1">
        <table:table-column table:style-name="co39" table:default-cell-style-name="ce1"/>
        <table:table-column table:style-name="co40" table:number-columns-repeated="12" table:default-cell-style-name="ce1"/>
        <table:table-column table:style-name="co41" table:number-columns-repeated="3" table:default-cell-style-name="ce1"/>
        <table:table-column table:style-name="co39" table:default-cell-style-name="ce1"/>
        <table:table-column table:style-name="co35" table:default-cell-style-name="ce1"/>
        <table:table-column table:style-name="co42" table:default-cell-style-name="ce1"/>
        <table:table-column table:style-name="co39" table:number-columns-repeated="4" table:default-cell-style-name="ce1"/>
        <table:table-column table:style-name="co12" table:default-cell-style-name="ce1"/>
        <table:table-column table:style-name="co39" table:default-cell-style-name="ce1"/>
        <table:table-column table:style-name="co12" table:default-cell-style-name="ce1"/>
        <table:table-column table:style-name="co39" table:number-columns-repeated="3" table:default-cell-style-name="ce1"/>
        <table:table-column table:style-name="co14" table:number-columns-repeated="4" table:default-cell-style-name="ce1"/>
        <table:table-column table:style-name="co43" table:number-columns-repeated="2" table:default-cell-style-name="ce1"/>
        <table:table-column table:style-name="co15" table:default-cell-style-name="ce1"/>
        <table:table-column table:style-name="co44" table:default-cell-style-name="ce1"/>
        <table:table-column table:style-name="co25" table:default-cell-style-name="ce1"/>
        <table:table-column table:style-name="co45" table:default-cell-style-name="ce1"/>
        <table:table-column table:style-name="co43" table:default-cell-style-name="ce1"/>
        <table:table-column table:style-name="co22" table:number-columns-repeated="4" table:default-cell-style-name="ce1"/>
        <table:table-column table:style-name="co12" table:number-columns-repeated="2" table:default-cell-style-name="ce1"/>
        <table:table-column table:style-name="co46" table:default-cell-style-name="ce1"/>
        <table:table-column table:style-name="co41" table:number-columns-repeated="12" table:default-cell-style-name="ce1"/>
        <table:table-column table:style-name="co39" table:number-columns-repeated="4" table:default-cell-style-name="ce1"/>
        <table:table-column table:style-name="co41" table:default-cell-style-name="ce1"/>
        <table:table-column table:style-name="co13" table:number-columns-repeated="960" table:default-cell-style-name="ce1"/>
        <table:table-column table:style-name="co14" table:number-columns-repeated="15360" table:default-cell-style-name="ce1"/>
        <table:table-row table:style-name="ro10">
          <table:table-cell office:value-type="string" table:number-columns-spanned="13" table:number-rows-spanned="1" table:style-name="ce366">
            <text:p>Søc chèng giíi h¹n cña ®Êt ë mòi cäc q<text:span text:style-name="T18">p</text:span><text:s/>(T/m<text:span text:style-name="T19">2</text:span>)</text:p>
          </table:table-cell>
          <table:covered-table-cell table:number-columns-repeated="12"/>
          <table:table-cell table:number-columns-repeated="3" table:style-name="ce281"/>
          <table:table-cell office:value-type="string" table:number-columns-spanned="14" table:number-rows-spanned="1" table:style-name="ce367">
            <text:p>Ma s¸t giíi h¹n f<text:span text:style-name="T18">s</text:span>(t/m2)</text:p>
          </table:table-cell>
          <table:covered-table-cell table:number-columns-repeated="13"/>
          <table:table-cell table:number-columns-repeated="3" table:style-name="ce281"/>
          <table:table-cell table:number-columns-repeated="3" table:style-name="ce28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string" table:style-name="ce283">
            <text:p>Líp ®Êt 1</text:p>
          </table:table-cell>
          <table:table-cell table:number-columns-repeated="12" table:style-name="ce283"/>
          <table:table-cell table:number-columns-repeated="3" table:style-name="ce281"/>
          <table:table-cell office:value-type="string" table:style-name="ce284">
            <text:p>Líp ®Êt 1</text:p>
          </table:table-cell>
          <table:table-cell table:number-columns-repeated="13" table:style-name="ce283"/>
          <table:table-cell table:number-columns-repeated="3" table:style-name="ce281"/>
          <table:table-cell table:number-columns-repeated="3" table:style-name="ce282"/>
          <table:table-cell table:number-columns-repeated="10" table:style-name="ce281"/>
          <table:table-cell table:style-name="ce285"/>
          <table:table-cell office:value-type="float" office:value="1" table:style-name="ce286">
            <text:p>1</text:p>
          </table:table-cell>
          <table:table-cell office:value-type="float" office:value="1.2" table:style-name="ce286">
            <text:p>1,2</text:p>
          </table:table-cell>
          <table:table-cell office:value-type="float" office:value="1.4" table:style-name="ce286">
            <text:p>1,4</text:p>
          </table:table-cell>
          <table:table-cell office:value-type="float" office:value="1.6" table:style-name="ce286">
            <text:p>1,6</text:p>
          </table:table-cell>
          <table:table-cell office:value-type="float" office:value="1.8" table:style-name="ce286">
            <text:p>1,8</text:p>
          </table:table-cell>
          <table:table-cell office:value-type="float" office:value="2" table:style-name="ce286">
            <text:p>2</text:p>
          </table:table-cell>
          <table:table-cell office:value-type="float" office:value="2.2000000000000002" table:formula="of:=([.BA2]+[.BC2])/2" table:style-name="ce286">
            <text:p>2,2</text:p>
          </table:table-cell>
          <table:table-cell office:value-type="float" office:value="2.4" table:style-name="ce286">
            <text:p>2,4</text:p>
          </table:table-cell>
          <table:table-cell office:value-type="float" office:value="2.5999999999999996" table:formula="of:=([.BC2]+[.BE2])/2" table:style-name="ce286">
            <text:p>2,6</text:p>
          </table:table-cell>
          <table:table-cell office:value-type="float" office:value="2.8" table:style-name="ce286">
            <text:p>2,8</text:p>
          </table:table-cell>
          <table:table-cell office:value-type="float" office:value="3" table:formula="of:=([.BE2]+[.BG2])/2" table:style-name="ce286">
            <text:p>3</text:p>
          </table:table-cell>
          <table:table-cell office:value-type="float" office:value="3.2" table:style-name="ce287">
            <text:p>3,2</text:p>
          </table:table-cell>
          <table:table-cell table:number-columns-repeated="5" table:style-name="ce281"/>
          <table:table-cell table:number-columns-repeated="16320"/>
        </table:table-row>
        <table:table-row table:style-name="ro7">
          <table:table-cell office:value-type="string" table:number-columns-spanned="1" table:number-rows-spanned="4" table:style-name="ce368">
            <text:p>§é s©u cña mòi cäc, m</text:p>
          </table:table-cell>
          <table:table-cell office:value-type="string" table:number-columns-spanned="12" table:number-rows-spanned="2" table:style-name="ce369">
            <text:p>Søc chèng ë mòi cäc ®ãng vµ cäc èng kh«ng nhåi bªt«ng, q<text:span text:style-name="T20">p</text:span>(T/m<text:span text:style-name="T21">2</text:span>)</text:p>
          </table:table-cell>
          <table:covered-table-cell table:number-columns-repeated="11"/>
          <table:table-cell table:number-columns-repeated="3" table:style-name="ce281"/>
          <table:table-cell office:value-type="string" table:number-columns-spanned="1" table:number-rows-spanned="4" table:style-name="ce370">
            <text:p>§é s©u trung b×nh cña líp ®Êt</text:p>
          </table:table-cell>
          <table:table-cell office:value-type="string" table:number-columns-spanned="13" table:number-rows-spanned="1" table:style-name="ce371">
            <text:p>Cña ®Êt c¸t chÆt võa</text:p>
          </table:table-cell>
          <table:covered-table-cell table:number-columns-repeated="12"/>
          <table:table-cell table:number-columns-repeated="3" table:style-name="ce281"/>
          <table:table-cell table:number-columns-repeated="3" table:style-name="ce282"/>
          <table:table-cell table:number-columns-repeated="10" table:style-name="ce281"/>
          <table:table-cell office:value-type="float" office:value="0" table:style-name="ce289">
            <text:p>0</text:p>
          </table:table-cell>
          <table:table-cell office:value-type="float" office:value="1" table:style-name="ce283">
            <text:p>1</text:p>
          </table:table-cell>
          <table:table-cell office:value-type="float" office:value="1" table:style-name="ce283">
            <text:p>1</text:p>
          </table:table-cell>
          <table:table-cell office:value-type="float" office:value="1" table:style-name="ce283">
            <text:p>1</text:p>
          </table:table-cell>
          <table:table-cell office:value-type="float" office:value="1" table:style-name="ce283">
            <text:p>1</text:p>
          </table:table-cell>
          <table:table-cell office:value-type="float" office:value="1" table:style-name="ce283">
            <text:p>1</text:p>
          </table:table-cell>
          <table:table-cell office:value-type="float" office:value="1" table:style-name="ce283">
            <text:p>1</text:p>
          </table:table-cell>
          <table:table-cell office:value-type="float" office:value="1" table:formula="of:=([.BA3]+[.BC3])/2" table:style-name="ce283">
            <text:p>1</text:p>
          </table:table-cell>
          <table:table-cell office:value-type="float" office:value="1" table:style-name="ce283">
            <text:p>1</text:p>
          </table:table-cell>
          <table:table-cell office:value-type="float" office:value="1" table:formula="of:=([.BC3]+[.BE3])/2" table:style-name="ce283">
            <text:p>1</text:p>
          </table:table-cell>
          <table:table-cell office:value-type="float" office:value="1" table:style-name="ce283">
            <text:p>1</text:p>
          </table:table-cell>
          <table:table-cell office:value-type="float" office:value="1" table:formula="of:=([.BE3]+[.BG3])/2" table:style-name="ce283">
            <text:p>1</text:p>
          </table:table-cell>
          <table:table-cell office:value-type="float" office:value="1" table:style-name="ce290">
            <text:p>1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covered-table-cell/>
          <table:covered-table-cell/>
          <table:covered-table-cell table:number-columns-repeated="11"/>
          <table:table-cell table:number-columns-repeated="3" table:style-name="ce281"/>
          <table:covered-table-cell/>
          <table:table-cell table:style-name="ce288"/>
          <table:table-cell office:value-type="string" table:style-name="ce288">
            <text:p>Th« vµ võa</text:p>
          </table:table-cell>
          <table:table-cell office:value-type="string" table:style-name="ce288">
            <text:p>MÞn</text:p>
          </table:table-cell>
          <table:table-cell office:value-type="string" table:style-name="ce288">
            <text:p>Bôi</text:p>
          </table:table-cell>
          <table:table-cell office:value-type="string" table:style-name="ce288">
            <text:p>-</text:p>
          </table:table-cell>
          <table:table-cell office:value-type="string" table:style-name="ce288">
            <text:p>-</text:p>
          </table:table-cell>
          <table:table-cell table:style-name="ce288"/>
          <table:table-cell office:value-type="string" table:style-name="ce288">
            <text:p>-</text:p>
          </table:table-cell>
          <table:table-cell table:style-name="ce288"/>
          <table:table-cell office:value-type="string" table:style-name="ce288">
            <text:p>-</text:p>
          </table:table-cell>
          <table:table-cell table:style-name="ce288"/>
          <table:table-cell office:value-type="string" table:style-name="ce288">
            <text:p>-</text:p>
          </table:table-cell>
          <table:table-cell office:value-type="string" table:style-name="ce288">
            <text:p>-</text:p>
          </table:table-cell>
          <table:table-cell table:number-columns-repeated="3" table:style-name="ce281"/>
          <table:table-cell table:number-columns-repeated="2" table:style-name="ce282"/>
          <table:table-cell table:number-columns-repeated="11" table:style-name="ce281"/>
          <table:table-cell office:value-type="float" office:value="0.4" table:style-name="ce289">
            <text:p>0,4</text:p>
          </table:table-cell>
          <table:table-cell office:value-type="float" office:value="0.96" table:style-name="ce283">
            <text:p>0,96</text:p>
          </table:table-cell>
          <table:table-cell office:value-type="float" office:value="0.96799999999999997" table:style-name="ce283">
            <text:p>0,968</text:p>
          </table:table-cell>
          <table:table-cell office:value-type="float" office:value="0.97199999999999998" table:style-name="ce283">
            <text:p>0,972</text:p>
          </table:table-cell>
          <table:table-cell office:value-type="float" office:value="0.97399999999999998" table:style-name="ce283">
            <text:p>0,974</text:p>
          </table:table-cell>
          <table:table-cell office:value-type="float" office:value="0.97499999999999998" table:style-name="ce283">
            <text:p>0,975</text:p>
          </table:table-cell>
          <table:table-cell office:value-type="float" office:value="0.97599999999999998" table:style-name="ce283">
            <text:p>0,976</text:p>
          </table:table-cell>
          <table:table-cell office:value-type="float" office:value="0.97599999999999998" table:formula="of:=([.BA4]+[.BC4])/2" table:style-name="ce283">
            <text:p>0,976</text:p>
          </table:table-cell>
          <table:table-cell office:value-type="float" office:value="0.97599999999999998" table:style-name="ce283">
            <text:p>0,976</text:p>
          </table:table-cell>
          <table:table-cell office:value-type="float" office:value="0.97649999999999992" table:formula="of:=([.BC4]+[.BE4])/2" table:style-name="ce283">
            <text:p>0,9765</text:p>
          </table:table-cell>
          <table:table-cell office:value-type="float" office:value="0.97699999999999998" table:style-name="ce283">
            <text:p>0,977</text:p>
          </table:table-cell>
          <table:table-cell office:value-type="float" office:value="0.97699999999999998" table:formula="of:=([.BE4]+[.BG4])/2" table:style-name="ce283">
            <text:p>0,977</text:p>
          </table:table-cell>
          <table:table-cell office:value-type="float" office:value="0.97699999999999998" table:style-name="ce290">
            <text:p>0,977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covered-table-cell/>
          <table:table-cell office:value-type="string" table:number-columns-spanned="5" table:number-rows-spanned="1" table:style-name="ce369">
            <text:p>cña ®Êt c¸t chÆt võa</text:p>
          </table:table-cell>
          <table:covered-table-cell table:number-columns-repeated="4"/>
          <table:table-cell office:value-type="string" table:number-columns-spanned="7" table:number-rows-spanned="1" table:style-name="ce369">
            <text:p>Cña ®Êt sÐt víi chØ sè ®é sÖt B b»ng</text:p>
          </table:table-cell>
          <table:covered-table-cell table:number-columns-repeated="6"/>
          <table:table-cell table:number-columns-repeated="3" table:style-name="ce281"/>
          <table:covered-table-cell/>
          <table:table-cell office:value-type="string" table:number-columns-spanned="13" table:number-rows-spanned="1" table:style-name="ce369">
            <text:p>Cña ®Êt sÐt khi chØ sè ®é sÖt B b»ng</text:p>
          </table:table-cell>
          <table:covered-table-cell table:number-columns-repeated="12"/>
          <table:table-cell table:number-columns-repeated="3" table:style-name="ce281"/>
          <table:table-cell table:number-columns-repeated="2" table:style-name="ce282"/>
          <table:table-cell table:number-columns-repeated="11" table:style-name="ce281"/>
          <table:table-cell office:value-type="float" office:value="0.8" table:style-name="ce289">
            <text:p>0,8</text:p>
          </table:table-cell>
          <table:table-cell office:value-type="float" office:value="0.8" table:style-name="ce283">
            <text:p>0,8</text:p>
          </table:table-cell>
          <table:table-cell office:value-type="float" office:value="0.83" table:style-name="ce283">
            <text:p>0,83</text:p>
          </table:table-cell>
          <table:table-cell office:value-type="float" office:value="0.84799999999999998" table:style-name="ce283">
            <text:p>0,848</text:p>
          </table:table-cell>
          <table:table-cell office:value-type="float" office:value="0.85899999999999999" table:style-name="ce283">
            <text:p>0,859</text:p>
          </table:table-cell>
          <table:table-cell office:value-type="float" office:value="0.86599999999999999" table:style-name="ce283">
            <text:p>0,866</text:p>
          </table:table-cell>
          <table:table-cell office:value-type="float" office:value="0.87" table:style-name="ce283">
            <text:p>0,87</text:p>
          </table:table-cell>
          <table:table-cell office:value-type="float" office:value="0.72249999999999992" table:formula="of:=([.BA5]+[.BC5])/2" table:style-name="ce283">
            <text:p>0,7225</text:p>
          </table:table-cell>
          <table:table-cell office:value-type="float" office:value="0.57499999999999996" table:style-name="ce283">
            <text:p>0,575</text:p>
          </table:table-cell>
          <table:table-cell office:value-type="float" office:value="0.72649999999999992" table:formula="of:=([.BC5]+[.BE5])/2" table:style-name="ce283">
            <text:p>0,7265</text:p>
          </table:table-cell>
          <table:table-cell office:value-type="float" office:value="0.878" table:style-name="ce283">
            <text:p>0,878</text:p>
          </table:table-cell>
          <table:table-cell office:value-type="float" office:value="0.87850000000000006" table:formula="of:=([.BE5]+[.BG5])/2" table:style-name="ce283">
            <text:p>0,8785</text:p>
          </table:table-cell>
          <table:table-cell office:value-type="float" office:value="0.879" table:style-name="ce290">
            <text:p>0,879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covered-table-cell/>
          <table:table-cell office:value-type="string" table:style-name="ce288">
            <text:p>Sái</text:p>
          </table:table-cell>
          <table:table-cell office:value-type="string" table:style-name="ce288">
            <text:p>Th«</text:p>
          </table:table-cell>
          <table:table-cell office:value-type="string" table:style-name="ce288">
            <text:p>Th« võa</text:p>
          </table:table-cell>
          <table:table-cell office:value-type="string" table:style-name="ce288">
            <text:p>MÞn</text:p>
          </table:table-cell>
          <table:table-cell office:value-type="string" table:style-name="ce288">
            <text:p>Bôi</text:p>
          </table:table-cell>
          <table:table-cell office:value-type="float" office:value="0" table:style-name="ce288">
            <text:p>0</text:p>
          </table:table-cell>
          <table:table-cell office:value-type="float" office:value="0.1" table:style-name="ce288">
            <text:p>0,1</text:p>
          </table:table-cell>
          <table:table-cell office:value-type="float" office:value="0.2" table:style-name="ce288">
            <text:p>0,2</text:p>
          </table:table-cell>
          <table:table-cell office:value-type="float" office:value="0.3" table:style-name="ce288">
            <text:p>0,3</text:p>
          </table:table-cell>
          <table:table-cell office:value-type="float" office:value="0.4" table:style-name="ce288">
            <text:p>0,4</text:p>
          </table:table-cell>
          <table:table-cell office:value-type="float" office:value="0.5" table:style-name="ce288">
            <text:p>0,5</text:p>
          </table:table-cell>
          <table:table-cell office:value-type="float" office:value="0.6" table:style-name="ce288">
            <text:p>0,6</text:p>
          </table:table-cell>
          <table:table-cell table:number-columns-repeated="3" table:style-name="ce281"/>
          <table:covered-table-cell/>
          <table:table-cell office:value-type="float" office:value="0" table:style-name="ce292">
            <text:p>0</text:p>
          </table:table-cell>
          <table:table-cell office:value-type="float" office:value="0.2" table:style-name="ce292">
            <text:p>0,2</text:p>
          </table:table-cell>
          <table:table-cell office:value-type="float" office:value="0.3" table:style-name="ce292">
            <text:p>0,3</text:p>
          </table:table-cell>
          <table:table-cell office:value-type="float" office:value="0.4" table:style-name="ce292">
            <text:p>0,4</text:p>
          </table:table-cell>
          <table:table-cell office:value-type="float" office:value="0.5" table:style-name="ce292">
            <text:p>0,5</text:p>
          </table:table-cell>
          <table:table-cell office:value-type="float" office:value="0.6" table:style-name="ce292">
            <text:p>0,6</text:p>
          </table:table-cell>
          <table:table-cell table:style-name="ce292"/>
          <table:table-cell office:value-type="float" office:value="0.7" table:style-name="ce292">
            <text:p>0,7</text:p>
          </table:table-cell>
          <table:table-cell table:style-name="ce292"/>
          <table:table-cell office:value-type="float" office:value="0.8" table:style-name="ce292">
            <text:p>0,8</text:p>
          </table:table-cell>
          <table:table-cell table:style-name="ce292"/>
          <table:table-cell office:value-type="float" office:value="0.9" table:style-name="ce292">
            <text:p>0,9</text:p>
          </table:table-cell>
          <table:table-cell office:value-type="float" office:value="1" table:style-name="ce292">
            <text:p>1</text:p>
          </table:table-cell>
          <table:table-cell table:number-columns-repeated="3" table:style-name="ce281"/>
          <table:table-cell table:number-columns-repeated="2" table:style-name="ce282"/>
          <table:table-cell table:number-columns-repeated="11" table:style-name="ce281"/>
          <table:table-cell office:value-type="float" office:value="1.2" table:style-name="ce289">
            <text:p>1,2</text:p>
          </table:table-cell>
          <table:table-cell office:value-type="float" office:value="0.60599999999999998" table:style-name="ce283">
            <text:p>0,606</text:p>
          </table:table-cell>
          <table:table-cell office:value-type="float" office:value="0.65200000000000002" table:style-name="ce283">
            <text:p>0,652</text:p>
          </table:table-cell>
          <table:table-cell office:value-type="float" office:value="0.68200000000000005" table:style-name="ce283">
            <text:p>0,682</text:p>
          </table:table-cell>
          <table:table-cell office:value-type="float" office:value="0.70299999999999996" table:style-name="ce283">
            <text:p>0,703</text:p>
          </table:table-cell>
          <table:table-cell office:value-type="float" office:value="0.71399999999999997" table:style-name="ce283">
            <text:p>0,714</text:p>
          </table:table-cell>
          <table:table-cell office:value-type="float" office:value="0.72699999999999998" table:style-name="ce283">
            <text:p>0,727</text:p>
          </table:table-cell>
          <table:table-cell office:value-type="float" office:value="0.73350000000000004" table:formula="of:=([.BA6]+[.BC6])/2" table:style-name="ce283">
            <text:p>0,7335</text:p>
          </table:table-cell>
          <table:table-cell office:value-type="float" office:value="0.74" table:style-name="ce283">
            <text:p>0,74</text:p>
          </table:table-cell>
          <table:table-cell office:value-type="float" office:value="0.74299999999999999" table:formula="of:=([.BC6]+[.BE6])/2" table:style-name="ce283">
            <text:p>0,743</text:p>
          </table:table-cell>
          <table:table-cell office:value-type="float" office:value="0.746" table:style-name="ce283">
            <text:p>0,746</text:p>
          </table:table-cell>
          <table:table-cell office:value-type="float" office:value="0.74750000000000005" table:formula="of:=([.BE6]+[.BG6])/2" table:style-name="ce283">
            <text:p>0,7475</text:p>
          </table:table-cell>
          <table:table-cell office:value-type="float" office:value="0.749" table:style-name="ce290">
            <text:p>0,749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0" table:style-name="ce293">
            <text:p>0</text:p>
          </table:table-cell>
          <table:table-cell office:value-type="float" office:value="0" table:style-name="ce294">
            <text:p>0</text:p>
          </table:table-cell>
          <table:table-cell office:value-type="float" office:value="0" table:style-name="ce294">
            <text:p>0</text:p>
          </table:table-cell>
          <table:table-cell office:value-type="float" office:value="0" table:style-name="ce294">
            <text:p>0</text:p>
          </table:table-cell>
          <table:table-cell office:value-type="float" office:value="0" table:style-name="ce294">
            <text:p>0</text:p>
          </table:table-cell>
          <table:table-cell office:value-type="float" office:value="0" table:style-name="ce294">
            <text:p>0</text:p>
          </table:table-cell>
          <table:table-cell office:value-type="float" office:value="0" table:style-name="ce294">
            <text:p>0</text:p>
          </table:table-cell>
          <table:table-cell office:value-type="float" office:value="0" table:style-name="ce294">
            <text:p>0</text:p>
          </table:table-cell>
          <table:table-cell office:value-type="float" office:value="0" table:style-name="ce294">
            <text:p>0</text:p>
          </table:table-cell>
          <table:table-cell office:value-type="float" office:value="0" table:style-name="ce294">
            <text:p>0</text:p>
          </table:table-cell>
          <table:table-cell office:value-type="float" office:value="0" table:style-name="ce294">
            <text:p>0</text:p>
          </table:table-cell>
          <table:table-cell office:value-type="float" office:value="0" table:style-name="ce294">
            <text:p>0</text:p>
          </table:table-cell>
          <table:table-cell office:value-type="float" office:value="0" table:style-name="ce294">
            <text:p>0</text:p>
          </table:table-cell>
          <table:table-cell table:number-columns-repeated="3" table:style-name="ce281"/>
          <table:table-cell office:value-type="float" office:value="0" table:style-name="ce288">
            <text:p>0</text:p>
          </table:table-cell>
          <table:table-cell office:value-type="float" office:value="0" table:style-name="ce288">
            <text:p>0</text:p>
          </table:table-cell>
          <table:table-cell office:value-type="float" office:value="0" table:style-name="ce288">
            <text:p>0</text:p>
          </table:table-cell>
          <table:table-cell office:value-type="float" office:value="0" table:style-name="ce288">
            <text:p>0</text:p>
          </table:table-cell>
          <table:table-cell office:value-type="float" office:value="0" table:style-name="ce288">
            <text:p>0</text:p>
          </table:table-cell>
          <table:table-cell office:value-type="float" office:value="0" table:style-name="ce288">
            <text:p>0</text:p>
          </table:table-cell>
          <table:table-cell office:value-type="float" office:value="0" table:style-name="ce288">
            <text:p>0</text:p>
          </table:table-cell>
          <table:table-cell table:style-name="ce288"/>
          <table:table-cell office:value-type="float" office:value="0" table:style-name="ce288">
            <text:p>0</text:p>
          </table:table-cell>
          <table:table-cell table:style-name="ce288"/>
          <table:table-cell office:value-type="float" office:value="0" table:style-name="ce288">
            <text:p>0</text:p>
          </table:table-cell>
          <table:table-cell table:style-name="ce288"/>
          <table:table-cell office:value-type="float" office:value="0" table:style-name="ce288">
            <text:p>0</text:p>
          </table:table-cell>
          <table:table-cell office:value-type="float" office:value="0" table:style-name="ce288">
            <text:p>0</text:p>
          </table:table-cell>
          <table:table-cell table:number-columns-repeated="3" table:style-name="ce281"/>
          <table:table-cell table:number-columns-repeated="2" table:style-name="ce282"/>
          <table:table-cell table:number-columns-repeated="11" table:style-name="ce281"/>
          <table:table-cell office:value-type="float" office:value="1.6" table:style-name="ce289">
            <text:p>1,6</text:p>
          </table:table-cell>
          <table:table-cell office:value-type="float" office:value="0.44900000000000001" table:style-name="ce283">
            <text:p>0,449</text:p>
          </table:table-cell>
          <table:table-cell office:value-type="float" office:value="0.496" table:style-name="ce283">
            <text:p>0,496</text:p>
          </table:table-cell>
          <table:table-cell office:value-type="float" office:value="0.53200000000000003" table:style-name="ce283">
            <text:p>0,532</text:p>
          </table:table-cell>
          <table:table-cell office:value-type="float" office:value="0.55800000000000005" table:style-name="ce283">
            <text:p>0,558</text:p>
          </table:table-cell>
          <table:table-cell office:value-type="float" office:value="0.57799999999999996" table:style-name="ce283">
            <text:p>0,578</text:p>
          </table:table-cell>
          <table:table-cell office:value-type="float" office:value="0.39300000000000002" table:style-name="ce283">
            <text:p>0,393</text:p>
          </table:table-cell>
          <table:table-cell office:value-type="float" office:value="0.50249999999999995" table:formula="of:=([.BA7]+[.BC7])/2" table:style-name="ce283">
            <text:p>0,5025</text:p>
          </table:table-cell>
          <table:table-cell office:value-type="float" office:value="0.61199999999999999" table:style-name="ce283">
            <text:p>0,612</text:p>
          </table:table-cell>
          <table:table-cell office:value-type="float" office:value="0.61749999999999994" table:formula="of:=([.BC7]+[.BE7])/2" table:style-name="ce283">
            <text:p>0,6175</text:p>
          </table:table-cell>
          <table:table-cell office:value-type="float" office:value="0.623" table:style-name="ce283">
            <text:p>0,623</text:p>
          </table:table-cell>
          <table:table-cell office:value-type="float" office:value="0.63100000000000001" table:formula="of:=([.BE7]+[.BG7])/2" table:style-name="ce283">
            <text:p>0,631</text:p>
          </table:table-cell>
          <table:table-cell office:value-type="float" office:value="0.63900000000000001" table:style-name="ce290">
            <text:p>0,639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1" table:style-name="ce293">
            <text:p>1</text:p>
          </table:table-cell>
          <table:table-cell office:value-type="float" office:value="250" table:style-name="ce294">
            <text:p>250</text:p>
          </table:table-cell>
          <table:table-cell office:value-type="float" office:value="220" table:formula="of:=[.C10]/3" table:style-name="ce294">
            <text:p>220</text:p>
          </table:table-cell>
          <table:table-cell office:value-type="float" office:value="103.33333333333333" table:formula="of:=[.D10]/3" table:style-name="ce295">
            <text:p>103,3</text:p>
          </table:table-cell>
          <table:table-cell office:value-type="float" office:value="66.666666666666671" table:formula="of:=[.E10]/3" table:style-name="ce295">
            <text:p>66,7</text:p>
          </table:table-cell>
          <table:table-cell office:value-type="float" office:value="36.666666666666664" table:formula="of:=[.F10]/3" table:style-name="ce295">
            <text:p>36,7</text:p>
          </table:table-cell>
          <table:table-cell office:value-type="float" office:value="250" table:formula="of:=[.G10]/3" table:style-name="ce294">
            <text:p>250</text:p>
          </table:table-cell>
          <table:table-cell office:value-type="float" office:value="133.33333333333334" table:formula="of:=[.H10]/3" table:style-name="ce295">
            <text:p>133,3</text:p>
          </table:table-cell>
          <table:table-cell office:value-type="float" office:value="100" table:formula="of:=[.I10]/3" table:style-name="ce295">
            <text:p>100,0</text:p>
          </table:table-cell>
          <table:table-cell office:value-type="float" office:value="66.666666666666671" table:formula="of:=[.J10]/3" table:style-name="ce295">
            <text:p>66,7</text:p>
          </table:table-cell>
          <table:table-cell office:value-type="float" office:value="40" table:formula="of:=[.K10]/3" table:style-name="ce295">
            <text:p>40,0</text:p>
          </table:table-cell>
          <table:table-cell office:value-type="float" office:value="36.666666666666664" table:formula="of:=[.L10]/3" table:style-name="ce295">
            <text:p>36,7</text:p>
          </table:table-cell>
          <table:table-cell office:value-type="float" office:value="20" table:formula="of:=[.M10]/3" table:style-name="ce294">
            <text:p>20</text:p>
          </table:table-cell>
          <table:table-cell table:number-columns-repeated="3" table:style-name="ce281"/>
          <table:table-cell office:value-type="float" office:value="1" table:style-name="ce288">
            <text:p>1</text:p>
          </table:table-cell>
          <table:table-cell office:value-type="float" office:value="3.5" table:style-name="ce288">
            <text:p>3,5</text:p>
          </table:table-cell>
          <table:table-cell office:value-type="float" office:value="3.5" table:style-name="ce288">
            <text:p>3,5</text:p>
          </table:table-cell>
          <table:table-cell office:value-type="float" office:value="2.2999999999999998" table:style-name="ce296">
            <text:p>2,3</text:p>
          </table:table-cell>
          <table:table-cell office:value-type="float" office:value="1.5" table:style-name="ce288">
            <text:p>1,5</text:p>
          </table:table-cell>
          <table:table-cell office:value-type="float" office:value="1.2" table:style-name="ce288">
            <text:p>1,2</text:p>
          </table:table-cell>
          <table:table-cell office:value-type="float" office:value="0.5" table:style-name="ce288">
            <text:p>0,5</text:p>
          </table:table-cell>
          <table:table-cell table:style-name="ce288"/>
          <table:table-cell office:value-type="float" office:value="0.4" table:style-name="ce288">
            <text:p>0,4</text:p>
          </table:table-cell>
          <table:table-cell table:style-name="ce288"/>
          <table:table-cell office:value-type="float" office:value="0.4" table:style-name="ce288">
            <text:p>0,4</text:p>
          </table:table-cell>
          <table:table-cell table:style-name="ce288"/>
          <table:table-cell office:value-type="float" office:value="0.3" table:style-name="ce288">
            <text:p>0,3</text:p>
          </table:table-cell>
          <table:table-cell office:value-type="float" office:value="0.2" table:style-name="ce288">
            <text:p>0,2</text:p>
          </table:table-cell>
          <table:table-cell table:number-columns-repeated="3" table:style-name="ce281"/>
          <table:table-cell table:number-columns-repeated="2" table:style-name="ce282"/>
          <table:table-cell table:number-columns-repeated="11" table:style-name="ce281"/>
          <table:table-cell office:value-type="float" office:value="2" table:style-name="ce289">
            <text:p>2</text:p>
          </table:table-cell>
          <table:table-cell office:value-type="float" office:value="0.33600000000000002" table:style-name="ce283">
            <text:p>0,336</text:p>
          </table:table-cell>
          <table:table-cell office:value-type="float" office:value="0.379" table:style-name="ce283">
            <text:p>0,379</text:p>
          </table:table-cell>
          <table:table-cell office:value-type="float" office:value="0.41399999999999998" table:style-name="ce283">
            <text:p>0,414</text:p>
          </table:table-cell>
          <table:table-cell office:value-type="float" office:value="0.441" table:style-name="ce283">
            <text:p>0,441</text:p>
          </table:table-cell>
          <table:table-cell office:value-type="float" office:value="0.46300000000000002" table:style-name="ce283">
            <text:p>0,463</text:p>
          </table:table-cell>
          <table:table-cell office:value-type="float" office:value="0.48099999999999998" table:style-name="ce283">
            <text:p>0,481</text:p>
          </table:table-cell>
          <table:table-cell office:value-type="float" office:value="0.49299999999999999" table:formula="of:=([.BA8]+[.BC8])/2" table:style-name="ce283">
            <text:p>0,493</text:p>
          </table:table-cell>
          <table:table-cell office:value-type="float" office:value="0.505" table:style-name="ce283">
            <text:p>0,505</text:p>
          </table:table-cell>
          <table:table-cell office:value-type="float" office:value="0.51249999999999996" table:formula="of:=([.BC8]+[.BE8])/2" table:style-name="ce283">
            <text:p>0,5125</text:p>
          </table:table-cell>
          <table:table-cell office:value-type="float" office:value="0.52" table:style-name="ce283">
            <text:p>0,52</text:p>
          </table:table-cell>
          <table:table-cell office:value-type="float" office:value="0.52449999999999997" table:formula="of:=([.BE8]+[.BG8])/2" table:style-name="ce283">
            <text:p>0,5245</text:p>
          </table:table-cell>
          <table:table-cell office:value-type="float" office:value="0.52900000000000003" table:style-name="ce290">
            <text:p>0,529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2" table:style-name="ce293">
            <text:p>2</text:p>
          </table:table-cell>
          <table:table-cell office:value-type="float" office:value="500" table:style-name="ce294">
            <text:p>500</text:p>
          </table:table-cell>
          <table:table-cell office:value-type="float" office:value="440" table:formula="of:=[.C10]/3*2" table:style-name="ce294">
            <text:p>440</text:p>
          </table:table-cell>
          <table:table-cell office:value-type="float" office:value="206.66666666666666" table:formula="of:=[.D10]/3*2" table:style-name="ce297">
            <text:p>207</text:p>
          </table:table-cell>
          <table:table-cell office:value-type="float" office:value="133.33333333333334" table:formula="of:=[.E10]/3*2" table:style-name="ce297">
            <text:p>133</text:p>
          </table:table-cell>
          <table:table-cell office:value-type="float" office:value="73.333333333333329" table:formula="of:=[.F10]/3*2" table:style-name="ce297">
            <text:p>73</text:p>
          </table:table-cell>
          <table:table-cell office:value-type="float" office:value="500" table:formula="of:=[.G10]/3*2" table:style-name="ce297">
            <text:p>500</text:p>
          </table:table-cell>
          <table:table-cell office:value-type="float" office:value="266.66666666666669" table:formula="of:=[.H10]/3*2" table:style-name="ce297">
            <text:p>267</text:p>
          </table:table-cell>
          <table:table-cell office:value-type="float" office:value="200" table:formula="of:=[.I10]/3*2" table:style-name="ce297">
            <text:p>200</text:p>
          </table:table-cell>
          <table:table-cell office:value-type="float" office:value="133.33333333333334" table:formula="of:=[.J10]/3*2" table:style-name="ce297">
            <text:p>133</text:p>
          </table:table-cell>
          <table:table-cell office:value-type="float" office:value="80" table:formula="of:=[.K10]/3*2" table:style-name="ce297">
            <text:p>80</text:p>
          </table:table-cell>
          <table:table-cell office:value-type="float" office:value="73.333333333333329" table:formula="of:=[.L10]/3*2" table:style-name="ce297">
            <text:p>73</text:p>
          </table:table-cell>
          <table:table-cell office:value-type="float" office:value="40" table:formula="of:=[.M10]/3*2" table:style-name="ce297">
            <text:p>40</text:p>
          </table:table-cell>
          <table:table-cell table:number-columns-repeated="3" table:style-name="ce281"/>
          <table:table-cell office:value-type="float" office:value="2" table:style-name="ce288">
            <text:p>2</text:p>
          </table:table-cell>
          <table:table-cell office:value-type="float" office:value="4.2" table:style-name="ce288">
            <text:p>4,2</text:p>
          </table:table-cell>
          <table:table-cell office:value-type="float" office:value="4.2" table:style-name="ce288">
            <text:p>4,2</text:p>
          </table:table-cell>
          <table:table-cell office:value-type="float" office:value="3" table:style-name="ce296">
            <text:p>3,0</text:p>
          </table:table-cell>
          <table:table-cell office:value-type="float" office:value="2.1" table:style-name="ce288">
            <text:p>2,1</text:p>
          </table:table-cell>
          <table:table-cell office:value-type="float" office:value="1.7" table:style-name="ce288">
            <text:p>1,7</text:p>
          </table:table-cell>
          <table:table-cell office:value-type="float" office:value="1.2" table:style-name="ce288">
            <text:p>1,2</text:p>
          </table:table-cell>
          <table:table-cell table:style-name="ce288"/>
          <table:table-cell office:value-type="float" office:value="0.7" table:style-name="ce288">
            <text:p>0,7</text:p>
          </table:table-cell>
          <table:table-cell table:style-name="ce288"/>
          <table:table-cell office:value-type="float" office:value="0.5" table:style-name="ce288">
            <text:p>0,5</text:p>
          </table:table-cell>
          <table:table-cell table:style-name="ce288"/>
          <table:table-cell office:value-type="float" office:value="0.4" table:style-name="ce288">
            <text:p>0,4</text:p>
          </table:table-cell>
          <table:table-cell office:value-type="float" office:value="0.4" table:style-name="ce288">
            <text:p>0,4</text:p>
          </table:table-cell>
          <table:table-cell table:number-columns-repeated="3" table:style-name="ce281"/>
          <table:table-cell table:number-columns-repeated="2" table:style-name="ce282"/>
          <table:table-cell table:style-name="ce298"/>
          <table:table-cell table:number-columns-repeated="10" table:style-name="ce281"/>
          <table:table-cell office:value-type="float" office:value="2.4" table:style-name="ce289">
            <text:p>2,4</text:p>
          </table:table-cell>
          <table:table-cell office:value-type="float" office:value="0.25700000000000001" table:style-name="ce283">
            <text:p>0,257</text:p>
          </table:table-cell>
          <table:table-cell office:value-type="float" office:value="0.29399999999999998" table:style-name="ce283">
            <text:p>0,294</text:p>
          </table:table-cell>
          <table:table-cell office:value-type="float" office:value="0.32500000000000001" table:style-name="ce283">
            <text:p>0,325</text:p>
          </table:table-cell>
          <table:table-cell office:value-type="float" office:value="0.35199999999999998" table:style-name="ce283">
            <text:p>0,352</text:p>
          </table:table-cell>
          <table:table-cell office:value-type="float" office:value="0.374" table:style-name="ce283">
            <text:p>0,374</text:p>
          </table:table-cell>
          <table:table-cell office:value-type="float" office:value="0.39200000000000002" table:style-name="ce283">
            <text:p>0,392</text:p>
          </table:table-cell>
          <table:table-cell office:value-type="float" office:value="0.40549999999999997" table:formula="of:=([.BA9]+[.BC9])/2" table:style-name="ce283">
            <text:p>0,4055</text:p>
          </table:table-cell>
          <table:table-cell office:value-type="float" office:value="0.41899999999999998" table:style-name="ce283">
            <text:p>0,419</text:p>
          </table:table-cell>
          <table:table-cell office:value-type="float" office:value="0.42799999999999999" table:formula="of:=([.BC9]+[.BE9])/2" table:style-name="ce283">
            <text:p>0,428</text:p>
          </table:table-cell>
          <table:table-cell office:value-type="float" office:value="0.437" table:style-name="ce283">
            <text:p>0,437</text:p>
          </table:table-cell>
          <table:table-cell office:value-type="float" office:value="0.443" table:formula="of:=([.BE9]+[.BG9])/2" table:style-name="ce283">
            <text:p>0,443</text:p>
          </table:table-cell>
          <table:table-cell office:value-type="float" office:value="0.44900000000000001" table:style-name="ce290">
            <text:p>0,449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3" table:style-name="ce294">
            <text:p>3</text:p>
          </table:table-cell>
          <table:table-cell office:value-type="float" office:value="750" table:style-name="ce294">
            <text:p>750</text:p>
          </table:table-cell>
          <table:table-cell office:value-type="float" office:value="660" table:style-name="ce294">
            <text:p>660</text:p>
          </table:table-cell>
          <table:table-cell office:value-type="float" office:value="310" table:style-name="ce294">
            <text:p>310</text:p>
          </table:table-cell>
          <table:table-cell office:value-type="float" office:value="200" table:style-name="ce294">
            <text:p>200</text:p>
          </table:table-cell>
          <table:table-cell office:value-type="float" office:value="110" table:style-name="ce294">
            <text:p>110</text:p>
          </table:table-cell>
          <table:table-cell office:value-type="float" office:value="750" table:style-name="ce294">
            <text:p>750</text:p>
          </table:table-cell>
          <table:table-cell office:value-type="float" office:value="400" table:style-name="ce294">
            <text:p>400</text:p>
          </table:table-cell>
          <table:table-cell office:value-type="float" office:value="300" table:style-name="ce294">
            <text:p>300</text:p>
          </table:table-cell>
          <table:table-cell office:value-type="float" office:value="200" table:style-name="ce294">
            <text:p>200</text:p>
          </table:table-cell>
          <table:table-cell office:value-type="float" office:value="120" table:style-name="ce294">
            <text:p>120</text:p>
          </table:table-cell>
          <table:table-cell office:value-type="float" office:value="110" table:style-name="ce294">
            <text:p>110</text:p>
          </table:table-cell>
          <table:table-cell office:value-type="float" office:value="60" table:style-name="ce294">
            <text:p>60</text:p>
          </table:table-cell>
          <table:table-cell table:number-columns-repeated="3" table:style-name="ce281"/>
          <table:table-cell office:value-type="float" office:value="3" table:style-name="ce288">
            <text:p>3</text:p>
          </table:table-cell>
          <table:table-cell office:value-type="float" office:value="4.8" table:style-name="ce288">
            <text:p>4,8</text:p>
          </table:table-cell>
          <table:table-cell office:value-type="float" office:value="4.8" table:style-name="ce288">
            <text:p>4,8</text:p>
          </table:table-cell>
          <table:table-cell office:value-type="float" office:value="3.5" table:style-name="ce296">
            <text:p>3,5</text:p>
          </table:table-cell>
          <table:table-cell office:value-type="float" office:value="2.5" table:style-name="ce288">
            <text:p>2,5</text:p>
          </table:table-cell>
          <table:table-cell office:value-type="float" office:value="2" table:style-name="ce288">
            <text:p>2</text:p>
          </table:table-cell>
          <table:table-cell office:value-type="float" office:value="1.1000000000000001" table:style-name="ce288">
            <text:p>1,1</text:p>
          </table:table-cell>
          <table:table-cell table:style-name="ce288"/>
          <table:table-cell office:value-type="float" office:value="0.8" table:style-name="ce288">
            <text:p>0,8</text:p>
          </table:table-cell>
          <table:table-cell table:style-name="ce288"/>
          <table:table-cell office:value-type="float" office:value="0.7" table:style-name="ce288">
            <text:p>0,7</text:p>
          </table:table-cell>
          <table:table-cell table:style-name="ce288"/>
          <table:table-cell office:value-type="float" office:value="0.6" table:style-name="ce288">
            <text:p>0,6</text:p>
          </table:table-cell>
          <table:table-cell office:value-type="float" office:value="0.5" table:style-name="ce288">
            <text:p>0,5</text:p>
          </table:table-cell>
          <table:table-cell table:number-columns-repeated="3" table:style-name="ce281"/>
          <table:table-cell table:number-columns-repeated="2" table:style-name="ce282"/>
          <table:table-cell table:style-name="ce298"/>
          <table:table-cell table:number-columns-repeated="10" table:style-name="ce281"/>
          <table:table-cell office:value-type="float" office:value="2.8" table:style-name="ce289">
            <text:p>2,8</text:p>
          </table:table-cell>
          <table:table-cell office:value-type="float" office:value="0.20100000000000001" table:style-name="ce283">
            <text:p>0,201</text:p>
          </table:table-cell>
          <table:table-cell office:value-type="float" office:value="0.23200000000000001" table:style-name="ce283">
            <text:p>0,232</text:p>
          </table:table-cell>
          <table:table-cell office:value-type="float" office:value="0.26" table:style-name="ce283">
            <text:p>0,26</text:p>
          </table:table-cell>
          <table:table-cell office:value-type="float" office:value="0.28399999999999997" table:style-name="ce283">
            <text:p>0,284</text:p>
          </table:table-cell>
          <table:table-cell office:value-type="float" office:value="0.30399999999999999" table:style-name="ce283">
            <text:p>0,304</text:p>
          </table:table-cell>
          <table:table-cell office:value-type="float" office:value="0.32100000000000001" table:style-name="ce283">
            <text:p>0,321</text:p>
          </table:table-cell>
          <table:table-cell office:value-type="float" office:value="0.33550000000000002" table:formula="of:=([.BA10]+[.BC10])/2" table:style-name="ce283">
            <text:p>0,3355</text:p>
          </table:table-cell>
          <table:table-cell office:value-type="float" office:value="0.35" table:style-name="ce283">
            <text:p>0,35</text:p>
          </table:table-cell>
          <table:table-cell office:value-type="float" office:value="0.35949999999999999" table:formula="of:=([.BC10]+[.BE10])/2" table:style-name="ce283">
            <text:p>0,3595</text:p>
          </table:table-cell>
          <table:table-cell office:value-type="float" office:value="0.36899999999999999" table:style-name="ce283">
            <text:p>0,369</text:p>
          </table:table-cell>
          <table:table-cell office:value-type="float" office:value="0.376" table:formula="of:=([.BE10]+[.BG10])/2" table:style-name="ce283">
            <text:p>0,376</text:p>
          </table:table-cell>
          <table:table-cell office:value-type="float" office:value="0.38300000000000001" table:style-name="ce290">
            <text:p>0,383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4" table:style-name="ce294">
            <text:p>4</text:p>
          </table:table-cell>
          <table:table-cell office:value-type="float" office:value="830" table:style-name="ce294">
            <text:p>830</text:p>
          </table:table-cell>
          <table:table-cell office:value-type="float" office:value="680" table:style-name="ce294">
            <text:p>680</text:p>
          </table:table-cell>
          <table:table-cell office:value-type="float" office:value="320" table:style-name="ce294">
            <text:p>320</text:p>
          </table:table-cell>
          <table:table-cell office:value-type="float" office:value="210" table:style-name="ce294">
            <text:p>210</text:p>
          </table:table-cell>
          <table:table-cell office:value-type="float" office:value="125" table:style-name="ce294">
            <text:p>125</text:p>
          </table:table-cell>
          <table:table-cell office:value-type="float" office:value="830" table:style-name="ce294">
            <text:p>830</text:p>
          </table:table-cell>
          <table:table-cell office:value-type="float" office:value="510" table:style-name="ce294">
            <text:p>510</text:p>
          </table:table-cell>
          <table:table-cell office:value-type="float" office:value="380" table:style-name="ce294">
            <text:p>380</text:p>
          </table:table-cell>
          <table:table-cell office:value-type="float" office:value="250" table:style-name="ce294">
            <text:p>250</text:p>
          </table:table-cell>
          <table:table-cell office:value-type="float" office:value="160" table:style-name="ce294">
            <text:p>160</text:p>
          </table:table-cell>
          <table:table-cell office:value-type="float" office:value="125" table:style-name="ce294">
            <text:p>125</text:p>
          </table:table-cell>
          <table:table-cell office:value-type="float" office:value="70" table:style-name="ce294">
            <text:p>70</text:p>
          </table:table-cell>
          <table:table-cell table:number-columns-repeated="3" table:style-name="ce281"/>
          <table:table-cell office:value-type="float" office:value="4" table:style-name="ce288">
            <text:p>4</text:p>
          </table:table-cell>
          <table:table-cell office:value-type="float" office:value="5.3" table:style-name="ce288">
            <text:p>5,3</text:p>
          </table:table-cell>
          <table:table-cell office:value-type="float" office:value="5.3" table:style-name="ce288">
            <text:p>5,3</text:p>
          </table:table-cell>
          <table:table-cell office:value-type="float" office:value="3.8" table:style-name="ce296">
            <text:p>3,8</text:p>
          </table:table-cell>
          <table:table-cell office:value-type="float" office:value="2.7" table:style-name="ce288">
            <text:p>2,7</text:p>
          </table:table-cell>
          <table:table-cell office:value-type="float" office:value="2.2000000000000002" table:style-name="ce288">
            <text:p>2,2</text:p>
          </table:table-cell>
          <table:table-cell office:value-type="float" office:value="1.6" table:style-name="ce288">
            <text:p>1,6</text:p>
          </table:table-cell>
          <table:table-cell table:style-name="ce288"/>
          <table:table-cell office:value-type="float" office:value="0.9" table:style-name="ce288">
            <text:p>0,9</text:p>
          </table:table-cell>
          <table:table-cell table:style-name="ce288"/>
          <table:table-cell office:value-type="float" office:value="0.8" table:style-name="ce288">
            <text:p>0,8</text:p>
          </table:table-cell>
          <table:table-cell table:style-name="ce288"/>
          <table:table-cell office:value-type="float" office:value="0.7" table:style-name="ce288">
            <text:p>0,7</text:p>
          </table:table-cell>
          <table:table-cell office:value-type="float" office:value="0.5" table:style-name="ce288">
            <text:p>0,5</text:p>
          </table:table-cell>
          <table:table-cell table:number-columns-repeated="3" table:style-name="ce281"/>
          <table:table-cell table:number-columns-repeated="2" table:style-name="ce282"/>
          <table:table-cell table:style-name="ce298"/>
          <table:table-cell table:number-columns-repeated="10" table:style-name="ce281"/>
          <table:table-cell office:value-type="float" office:value="3.2" table:style-name="ce289">
            <text:p>3,2</text:p>
          </table:table-cell>
          <table:table-cell office:value-type="float" office:value="0.16" table:style-name="ce283">
            <text:p>0,16</text:p>
          </table:table-cell>
          <table:table-cell office:value-type="float" office:value="0.187" table:style-name="ce283">
            <text:p>0,187</text:p>
          </table:table-cell>
          <table:table-cell office:value-type="float" office:value="0.21" table:style-name="ce283">
            <text:p>0,21</text:p>
          </table:table-cell>
          <table:table-cell office:value-type="float" office:value="0.23200000000000001" table:style-name="ce283">
            <text:p>0,232</text:p>
          </table:table-cell>
          <table:table-cell office:value-type="float" office:value="0.251" table:style-name="ce283">
            <text:p>0,251</text:p>
          </table:table-cell>
          <table:table-cell office:value-type="float" office:value="0.26700000000000002" table:style-name="ce283">
            <text:p>0,267</text:p>
          </table:table-cell>
          <table:table-cell office:value-type="float" office:value="0.28049999999999997" table:formula="of:=([.BA11]+[.BC11])/2" table:style-name="ce283">
            <text:p>0,2805</text:p>
          </table:table-cell>
          <table:table-cell office:value-type="float" office:value="0.29399999999999998" table:style-name="ce283">
            <text:p>0,294</text:p>
          </table:table-cell>
          <table:table-cell office:value-type="float" office:value="0.30399999999999999" table:formula="of:=([.BC11]+[.BE11])/2" table:style-name="ce283">
            <text:p>0,304</text:p>
          </table:table-cell>
          <table:table-cell office:value-type="float" office:value="0.314" table:style-name="ce283">
            <text:p>0,314</text:p>
          </table:table-cell>
          <table:table-cell office:value-type="float" office:value="0.32150000000000001" table:formula="of:=([.BE11]+[.BG11])/2" table:style-name="ce283">
            <text:p>0,3215</text:p>
          </table:table-cell>
          <table:table-cell office:value-type="float" office:value="0.32900000000000001" table:style-name="ce290">
            <text:p>0,329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5" table:style-name="ce294">
            <text:p>5</text:p>
          </table:table-cell>
          <table:table-cell office:value-type="float" office:value="880" table:style-name="ce294">
            <text:p>880</text:p>
          </table:table-cell>
          <table:table-cell office:value-type="float" office:value="700" table:style-name="ce294">
            <text:p>700</text:p>
          </table:table-cell>
          <table:table-cell office:value-type="float" office:value="340" table:style-name="ce294">
            <text:p>340</text:p>
          </table:table-cell>
          <table:table-cell office:value-type="float" office:value="220" table:style-name="ce294">
            <text:p>220</text:p>
          </table:table-cell>
          <table:table-cell office:value-type="float" office:value="130" table:style-name="ce294">
            <text:p>130</text:p>
          </table:table-cell>
          <table:table-cell office:value-type="float" office:value="880" table:style-name="ce294">
            <text:p>880</text:p>
          </table:table-cell>
          <table:table-cell office:value-type="float" office:value="620" table:style-name="ce294">
            <text:p>620</text:p>
          </table:table-cell>
          <table:table-cell office:value-type="float" office:value="400" table:style-name="ce294">
            <text:p>400</text:p>
          </table:table-cell>
          <table:table-cell office:value-type="float" office:value="280" table:style-name="ce294">
            <text:p>280</text:p>
          </table:table-cell>
          <table:table-cell office:value-type="float" office:value="200" table:style-name="ce294">
            <text:p>200</text:p>
          </table:table-cell>
          <table:table-cell office:value-type="float" office:value="130" table:style-name="ce294">
            <text:p>130</text:p>
          </table:table-cell>
          <table:table-cell office:value-type="float" office:value="80" table:style-name="ce294">
            <text:p>80</text:p>
          </table:table-cell>
          <table:table-cell table:number-columns-repeated="3" table:style-name="ce281"/>
          <table:table-cell office:value-type="float" office:value="5" table:style-name="ce288">
            <text:p>5</text:p>
          </table:table-cell>
          <table:table-cell office:value-type="float" office:value="5.6" table:style-name="ce288">
            <text:p>5,6</text:p>
          </table:table-cell>
          <table:table-cell office:value-type="float" office:value="5.6" table:style-name="ce288">
            <text:p>5,6</text:p>
          </table:table-cell>
          <table:table-cell office:value-type="float" office:value="4" table:style-name="ce296">
            <text:p>4,0</text:p>
          </table:table-cell>
          <table:table-cell office:value-type="float" office:value="2.9" table:style-name="ce288">
            <text:p>2,9</text:p>
          </table:table-cell>
          <table:table-cell office:value-type="float" office:value="2.4" table:style-name="ce288">
            <text:p>2,4</text:p>
          </table:table-cell>
          <table:table-cell office:value-type="float" office:value="1.7" table:style-name="ce288">
            <text:p>1,7</text:p>
          </table:table-cell>
          <table:table-cell table:style-name="ce288"/>
          <table:table-cell office:value-type="float" office:value="1" table:style-name="ce288">
            <text:p>1</text:p>
          </table:table-cell>
          <table:table-cell table:style-name="ce288"/>
          <table:table-cell office:value-type="float" office:value="0.8" table:style-name="ce288">
            <text:p>0,8</text:p>
          </table:table-cell>
          <table:table-cell table:style-name="ce288"/>
          <table:table-cell office:value-type="float" office:value="0.7" table:style-name="ce288">
            <text:p>0,7</text:p>
          </table:table-cell>
          <table:table-cell office:value-type="float" office:value="0.6" table:style-name="ce288">
            <text:p>0,6</text:p>
          </table:table-cell>
          <table:table-cell table:number-columns-repeated="3" table:style-name="ce281"/>
          <table:table-cell table:number-columns-repeated="2" table:style-name="ce282"/>
          <table:table-cell table:number-columns-repeated="11" table:style-name="ce281"/>
          <table:table-cell office:value-type="float" office:value="3.6" table:style-name="ce289">
            <text:p>3,6</text:p>
          </table:table-cell>
          <table:table-cell office:value-type="float" office:value="0.13" table:style-name="ce283">
            <text:p>0,13</text:p>
          </table:table-cell>
          <table:table-cell office:value-type="float" office:value="0.153" table:style-name="ce283">
            <text:p>0,153</text:p>
          </table:table-cell>
          <table:table-cell office:value-type="float" office:value="0.17299999999999999" table:style-name="ce283">
            <text:p>0,173</text:p>
          </table:table-cell>
          <table:table-cell office:value-type="float" office:value="0.192" table:style-name="ce283">
            <text:p>0,192</text:p>
          </table:table-cell>
          <table:table-cell office:value-type="float" office:value="0.20899999999999999" table:style-name="ce283">
            <text:p>0,209</text:p>
          </table:table-cell>
          <table:table-cell office:value-type="float" office:value="0.224" table:style-name="ce283">
            <text:p>0,224</text:p>
          </table:table-cell>
          <table:table-cell office:value-type="float" office:value="0.23699999999999999" table:formula="of:=([.BA12]+[.BC12])/2" table:style-name="ce283">
            <text:p>0,237</text:p>
          </table:table-cell>
          <table:table-cell office:value-type="float" office:value="0.25" table:style-name="ce283">
            <text:p>0,25</text:p>
          </table:table-cell>
          <table:table-cell office:value-type="float" office:value="0.26" table:formula="of:=([.BC12]+[.BE12])/2" table:style-name="ce283">
            <text:p>0,26</text:p>
          </table:table-cell>
          <table:table-cell office:value-type="float" office:value="0.27" table:style-name="ce283">
            <text:p>0,27</text:p>
          </table:table-cell>
          <table:table-cell office:value-type="float" office:value="0.27749999999999997" table:formula="of:=([.BE12]+[.BG12])/2" table:style-name="ce283">
            <text:p>0,2775</text:p>
          </table:table-cell>
          <table:table-cell office:value-type="float" office:value="0.28499999999999998" table:style-name="ce290">
            <text:p>0,285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6" table:style-name="ce294">
            <text:p>6</text:p>
          </table:table-cell>
          <table:table-cell office:value-type="float" office:value="925" table:formula="of:=([.B14]+[.B12])/2" table:style-name="ce294">
            <text:p>925</text:p>
          </table:table-cell>
          <table:table-cell office:value-type="float" office:value="715" table:formula="of:=([.C14]+[.C12])/2" table:style-name="ce294">
            <text:p>715</text:p>
          </table:table-cell>
          <table:table-cell office:value-type="float" office:value="355" table:formula="of:=([.D14]+[.D12])/2" table:style-name="ce294">
            <text:p>355</text:p>
          </table:table-cell>
          <table:table-cell office:value-type="float" office:value="230" table:formula="of:=([.E14]+[.E12])/2" table:style-name="ce294">
            <text:p>230</text:p>
          </table:table-cell>
          <table:table-cell office:value-type="float" office:value="135" table:formula="of:=([.F14]+[.F12])/2" table:style-name="ce294">
            <text:p>135</text:p>
          </table:table-cell>
          <table:table-cell office:value-type="float" office:value="925" table:formula="of:=([.G14]+[.G12])/2" table:style-name="ce294">
            <text:p>925</text:p>
          </table:table-cell>
          <table:table-cell office:value-type="float" office:value="655" table:formula="of:=([.H14]+[.H12])/2" table:style-name="ce294">
            <text:p>655</text:p>
          </table:table-cell>
          <table:table-cell office:value-type="float" office:value="415" table:formula="of:=([.I14]+[.I12])/2" table:style-name="ce294">
            <text:p>415</text:p>
          </table:table-cell>
          <table:table-cell office:value-type="float" office:value="305" table:formula="of:=([.J14]+[.J12])/2" table:style-name="ce294">
            <text:p>305</text:p>
          </table:table-cell>
          <table:table-cell office:value-type="float" office:value="210" table:formula="of:=([.K14]+[.K12])/2" table:style-name="ce294">
            <text:p>210</text:p>
          </table:table-cell>
          <table:table-cell office:value-type="float" office:value="135" table:formula="of:=([.L14]+[.L12])/2" table:style-name="ce294">
            <text:p>135</text:p>
          </table:table-cell>
          <table:table-cell office:value-type="float" office:value="82.5" table:formula="of:=([.M14]+[.M12])/2" table:style-name="ce294">
            <text:p>82,5</text:p>
          </table:table-cell>
          <table:table-cell table:number-columns-repeated="3" table:style-name="ce281"/>
          <table:table-cell office:value-type="float" office:value="6" table:style-name="ce288">
            <text:p>6</text:p>
          </table:table-cell>
          <table:table-cell office:value-type="float" office:value="5.8" table:style-name="ce288">
            <text:p>5,8</text:p>
          </table:table-cell>
          <table:table-cell office:value-type="float" office:value="5.8" table:style-name="ce288">
            <text:p>5,8</text:p>
          </table:table-cell>
          <table:table-cell office:value-type="float" office:value="4.2" table:style-name="ce296">
            <text:p>4,2</text:p>
          </table:table-cell>
          <table:table-cell office:value-type="float" office:value="3.1" table:style-name="ce288">
            <text:p>3,1</text:p>
          </table:table-cell>
          <table:table-cell office:value-type="float" office:value="2.5" table:style-name="ce288">
            <text:p>2,5</text:p>
          </table:table-cell>
          <table:table-cell office:value-type="float" office:value="1.8" table:style-name="ce288">
            <text:p>1,8</text:p>
          </table:table-cell>
          <table:table-cell table:style-name="ce288"/>
          <table:table-cell office:value-type="float" office:value="1" table:style-name="ce288">
            <text:p>1</text:p>
          </table:table-cell>
          <table:table-cell table:style-name="ce288"/>
          <table:table-cell office:value-type="float" office:value="0.8" table:style-name="ce288">
            <text:p>0,8</text:p>
          </table:table-cell>
          <table:table-cell table:style-name="ce288"/>
          <table:table-cell office:value-type="float" office:value="0.7" table:style-name="ce288">
            <text:p>0,7</text:p>
          </table:table-cell>
          <table:table-cell office:value-type="float" office:value="0.6" table:style-name="ce288">
            <text:p>0,6</text:p>
          </table:table-cell>
          <table:table-cell table:number-columns-repeated="3" table:style-name="ce281"/>
          <table:table-cell table:number-columns-repeated="2" table:style-name="ce282"/>
          <table:table-cell table:number-columns-repeated="11" table:style-name="ce281"/>
          <table:table-cell office:value-type="float" office:value="4" table:style-name="ce289">
            <text:p>4</text:p>
          </table:table-cell>
          <table:table-cell office:value-type="float" office:value="0.108" table:style-name="ce283">
            <text:p>0,108</text:p>
          </table:table-cell>
          <table:table-cell office:value-type="float" office:value="0.127" table:style-name="ce283">
            <text:p>0,127</text:p>
          </table:table-cell>
          <table:table-cell office:value-type="float" office:value="0.14499999999999999" table:style-name="ce283">
            <text:p>0,145</text:p>
          </table:table-cell>
          <table:table-cell office:value-type="float" office:value="0.161" table:style-name="ce283">
            <text:p>0,161</text:p>
          </table:table-cell>
          <table:table-cell office:value-type="float" office:value="0.17599999999999999" table:style-name="ce283">
            <text:p>0,176</text:p>
          </table:table-cell>
          <table:table-cell office:value-type="float" office:value="0.19" table:style-name="ce283">
            <text:p>0,19</text:p>
          </table:table-cell>
          <table:table-cell office:value-type="float" office:value="0.20200000000000001" table:formula="of:=([.BA13]+[.BC13])/2" table:style-name="ce283">
            <text:p>0,202</text:p>
          </table:table-cell>
          <table:table-cell office:value-type="float" office:value="0.214" table:style-name="ce283">
            <text:p>0,214</text:p>
          </table:table-cell>
          <table:table-cell office:value-type="float" office:value="0.2235" table:formula="of:=([.BC13]+[.BE13])/2" table:style-name="ce283">
            <text:p>0,2235</text:p>
          </table:table-cell>
          <table:table-cell office:value-type="float" office:value="0.23300000000000001" table:style-name="ce283">
            <text:p>0,233</text:p>
          </table:table-cell>
          <table:table-cell office:value-type="float" office:value="0.24049999999999999" table:formula="of:=([.BE13]+[.BG13])/2" table:style-name="ce283">
            <text:p>0,2405</text:p>
          </table:table-cell>
          <table:table-cell office:value-type="float" office:value="0.248" table:style-name="ce290">
            <text:p>0,248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7" table:style-name="ce294">
            <text:p>7</text:p>
          </table:table-cell>
          <table:table-cell office:value-type="float" office:value="970" table:style-name="ce294">
            <text:p>970</text:p>
          </table:table-cell>
          <table:table-cell office:value-type="float" office:value="730" table:style-name="ce294">
            <text:p>730</text:p>
          </table:table-cell>
          <table:table-cell office:value-type="float" office:value="370" table:style-name="ce294">
            <text:p>370</text:p>
          </table:table-cell>
          <table:table-cell office:value-type="float" office:value="240" table:style-name="ce294">
            <text:p>240</text:p>
          </table:table-cell>
          <table:table-cell office:value-type="float" office:value="140" table:style-name="ce294">
            <text:p>140</text:p>
          </table:table-cell>
          <table:table-cell office:value-type="float" office:value="970" table:style-name="ce294">
            <text:p>970</text:p>
          </table:table-cell>
          <table:table-cell office:value-type="float" office:value="690" table:style-name="ce294">
            <text:p>690</text:p>
          </table:table-cell>
          <table:table-cell office:value-type="float" office:value="430" table:style-name="ce294">
            <text:p>430</text:p>
          </table:table-cell>
          <table:table-cell office:value-type="float" office:value="330" table:style-name="ce294">
            <text:p>330</text:p>
          </table:table-cell>
          <table:table-cell office:value-type="float" office:value="220" table:style-name="ce294">
            <text:p>220</text:p>
          </table:table-cell>
          <table:table-cell office:value-type="float" office:value="140" table:style-name="ce294">
            <text:p>140</text:p>
          </table:table-cell>
          <table:table-cell office:value-type="float" office:value="85" table:style-name="ce294">
            <text:p>85</text:p>
          </table:table-cell>
          <table:table-cell table:number-columns-repeated="3" table:style-name="ce281"/>
          <table:table-cell office:value-type="float" office:value="7" table:style-name="ce288">
            <text:p>7</text:p>
          </table:table-cell>
          <table:table-cell office:value-type="float" office:value="6" table:style-name="ce288">
            <text:p>6</text:p>
          </table:table-cell>
          <table:table-cell office:value-type="float" office:value="6" table:formula="of:=([.S13]+[.S15])/2" table:style-name="ce288">
            <text:p>6</text:p>
          </table:table-cell>
          <table:table-cell office:value-type="float" office:value="4.3000000000000007" table:formula="of:=([.T13]+[.T15])/2" table:style-name="ce296">
            <text:p>4,3</text:p>
          </table:table-cell>
          <table:table-cell office:value-type="float" office:value="3.2" table:formula="of:=([.U13]+[.U15])/2" table:style-name="ce288">
            <text:p>3,2</text:p>
          </table:table-cell>
          <table:table-cell office:value-type="float" office:value="2.5499999999999998" table:formula="of:=([.V13]+[.V15])/2" table:style-name="ce288">
            <text:p>2,55</text:p>
          </table:table-cell>
          <table:table-cell office:value-type="float" office:value="1.85" table:formula="of:=([.W13]+[.W15])/2" table:style-name="ce288">
            <text:p>1,85</text:p>
          </table:table-cell>
          <table:table-cell table:style-name="ce288"/>
          <table:table-cell office:value-type="float" office:value="1" table:formula="of:=([.Y13]+[.Y15])/2" table:style-name="ce288">
            <text:p>1</text:p>
          </table:table-cell>
          <table:table-cell table:style-name="ce288"/>
          <table:table-cell office:value-type="float" office:value="0.8" table:formula="of:=([.AA13]+[.AA15])/2" table:style-name="ce288">
            <text:p>0,8</text:p>
          </table:table-cell>
          <table:table-cell table:style-name="ce288"/>
          <table:table-cell office:value-type="float" office:value="0.7" table:formula="of:=([.AC13]+[.AC15])/2" table:style-name="ce288">
            <text:p>0,7</text:p>
          </table:table-cell>
          <table:table-cell office:value-type="float" office:value="0.6" table:formula="of:=([.AD13]+[.AD15])/2" table:style-name="ce288">
            <text:p>0,6</text:p>
          </table:table-cell>
          <table:table-cell table:number-columns-repeated="3" table:style-name="ce281"/>
          <table:table-cell table:number-columns-repeated="2" table:style-name="ce282"/>
          <table:table-cell table:number-columns-repeated="11" table:style-name="ce281"/>
          <table:table-cell office:value-type="float" office:value="4.4000000000000004" table:style-name="ce289">
            <text:p>4,4</text:p>
          </table:table-cell>
          <table:table-cell office:value-type="float" office:value="9.0999999999999998E-2" table:style-name="ce283">
            <text:p>0,091</text:p>
          </table:table-cell>
          <table:table-cell office:value-type="float" office:value="0.107" table:style-name="ce283">
            <text:p>0,107</text:p>
          </table:table-cell>
          <table:table-cell office:value-type="float" office:value="0.122" table:style-name="ce283">
            <text:p>0,122</text:p>
          </table:table-cell>
          <table:table-cell office:value-type="float" office:value="0.13700000000000001" table:style-name="ce283">
            <text:p>0,137</text:p>
          </table:table-cell>
          <table:table-cell office:value-type="float" office:value="0.15" table:style-name="ce283">
            <text:p>0,15</text:p>
          </table:table-cell>
          <table:table-cell office:value-type="float" office:value="0.16300000000000001" table:style-name="ce283">
            <text:p>0,163</text:p>
          </table:table-cell>
          <table:table-cell office:value-type="float" office:value="0.17399999999999999" table:formula="of:=([.BA14]+[.BC14])/2" table:style-name="ce283">
            <text:p>0,174</text:p>
          </table:table-cell>
          <table:table-cell office:value-type="float" office:value="0.185" table:style-name="ce283">
            <text:p>0,185</text:p>
          </table:table-cell>
          <table:table-cell office:value-type="float" office:value="0.19400000000000001" table:formula="of:=([.BC14]+[.BE14])/2" table:style-name="ce283">
            <text:p>0,194</text:p>
          </table:table-cell>
          <table:table-cell office:value-type="float" office:value="0.20300000000000001" table:style-name="ce283">
            <text:p>0,203</text:p>
          </table:table-cell>
          <table:table-cell office:value-type="float" office:value="0.21050000000000002" table:formula="of:=([.BE14]+[.BG14])/2" table:style-name="ce283">
            <text:p>0,2105</text:p>
          </table:table-cell>
          <table:table-cell office:value-type="float" office:value="0.218" table:style-name="ce290">
            <text:p>0,218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8" table:style-name="ce294">
            <text:p>8</text:p>
          </table:table-cell>
          <table:table-cell office:value-type="float" office:value="996.66666666666663" table:formula="of:=[.B14]+([.B17]-[.B14])/3" table:style-name="ce295">
            <text:p>996,7</text:p>
          </table:table-cell>
          <table:table-cell office:value-type="float" office:value="743.33333333333337" table:formula="of:=[.C14]+([.C17]-[.C14])/3" table:style-name="ce295">
            <text:p>743,3</text:p>
          </table:table-cell>
          <table:table-cell office:value-type="float" office:value="380" table:formula="of:=[.D14]+([.D17]-[.D14])/3" table:style-name="ce295">
            <text:p>380,0</text:p>
          </table:table-cell>
          <table:table-cell office:value-type="float" office:value="246.66666666666666" table:formula="of:=[.E14]+([.E17]-[.E14])/3" table:style-name="ce295">
            <text:p>246,7</text:p>
          </table:table-cell>
          <table:table-cell office:value-type="float" office:value="143.33333333333334" table:formula="of:=[.F14]+([.F17]-[.F14])/3" table:style-name="ce295">
            <text:p>143,3</text:p>
          </table:table-cell>
          <table:table-cell office:value-type="float" office:value="996.66666666666663" table:formula="of:=[.G14]+([.G17]-[.G14])/3" table:style-name="ce295">
            <text:p>996,7</text:p>
          </table:table-cell>
          <table:table-cell office:value-type="float" office:value="703.33333333333337" table:formula="of:=[.H14]+([.H17]-[.H14])/3" table:style-name="ce295">
            <text:p>703,3</text:p>
          </table:table-cell>
          <table:table-cell office:value-type="float" office:value="453.33333333333331" table:formula="of:=[.I14]+([.I17]-[.I14])/3" table:style-name="ce295">
            <text:p>453,3</text:p>
          </table:table-cell>
          <table:table-cell office:value-type="float" office:value="336.66666666666669" table:formula="of:=[.J14]+([.J17]-[.J14])/3" table:style-name="ce295">
            <text:p>336,7</text:p>
          </table:table-cell>
          <table:table-cell office:value-type="float" office:value="226.66666666666666" table:formula="of:=[.K14]+([.K17]-[.K14])/3" table:style-name="ce295">
            <text:p>226,7</text:p>
          </table:table-cell>
          <table:table-cell office:value-type="float" office:value="143.33333333333334" table:formula="of:=[.L14]+([.L17]-[.L14])/3" table:style-name="ce295">
            <text:p>143,3</text:p>
          </table:table-cell>
          <table:table-cell office:value-type="float" office:value="86.666666666666671" table:formula="of:=[.M14]+([.M17]-[.M14])/3" table:style-name="ce295">
            <text:p>86,7</text:p>
          </table:table-cell>
          <table:table-cell table:number-columns-repeated="3" table:style-name="ce281"/>
          <table:table-cell office:value-type="float" office:value="8" table:style-name="ce288">
            <text:p>8</text:p>
          </table:table-cell>
          <table:table-cell office:value-type="float" office:value="6.2" table:style-name="ce288">
            <text:p>6,2</text:p>
          </table:table-cell>
          <table:table-cell office:value-type="float" office:value="6.2" table:style-name="ce288">
            <text:p>6,2</text:p>
          </table:table-cell>
          <table:table-cell office:value-type="float" office:value="4.4000000000000004" table:style-name="ce296">
            <text:p>4,4</text:p>
          </table:table-cell>
          <table:table-cell office:value-type="float" office:value="3.3" table:style-name="ce288">
            <text:p>3,3</text:p>
          </table:table-cell>
          <table:table-cell office:value-type="float" office:value="2.6" table:style-name="ce288">
            <text:p>2,6</text:p>
          </table:table-cell>
          <table:table-cell office:value-type="float" office:value="1.9" table:style-name="ce288">
            <text:p>1,9</text:p>
          </table:table-cell>
          <table:table-cell table:style-name="ce288"/>
          <table:table-cell office:value-type="float" office:value="1" table:style-name="ce288">
            <text:p>1</text:p>
          </table:table-cell>
          <table:table-cell table:style-name="ce288"/>
          <table:table-cell office:value-type="float" office:value="0.8" table:style-name="ce288">
            <text:p>0,8</text:p>
          </table:table-cell>
          <table:table-cell table:style-name="ce288"/>
          <table:table-cell office:value-type="float" office:value="0.7" table:style-name="ce288">
            <text:p>0,7</text:p>
          </table:table-cell>
          <table:table-cell office:value-type="float" office:value="0.6" table:style-name="ce288">
            <text:p>0,6</text:p>
          </table:table-cell>
          <table:table-cell table:number-columns-repeated="3" table:style-name="ce281"/>
          <table:table-cell table:number-columns-repeated="2" table:style-name="ce282"/>
          <table:table-cell table:number-columns-repeated="11" table:style-name="ce281"/>
          <table:table-cell office:value-type="float" office:value="4.8" table:style-name="ce289">
            <text:p>4,8</text:p>
          </table:table-cell>
          <table:table-cell office:value-type="float" office:value="7.6999999999999999E-2" table:style-name="ce283">
            <text:p>0,077</text:p>
          </table:table-cell>
          <table:table-cell office:value-type="float" office:value="9.1999999999999998E-2" table:style-name="ce283">
            <text:p>0,092</text:p>
          </table:table-cell>
          <table:table-cell office:value-type="float" office:value="0.105" table:style-name="ce283">
            <text:p>0,105</text:p>
          </table:table-cell>
          <table:table-cell office:value-type="float" office:value="0.11799999999999999" table:style-name="ce283">
            <text:p>0,118</text:p>
          </table:table-cell>
          <table:table-cell office:value-type="float" office:value="0.13" table:style-name="ce283">
            <text:p>0,13</text:p>
          </table:table-cell>
          <table:table-cell office:value-type="float" office:value="0.14099999999999999" table:style-name="ce283">
            <text:p>0,141</text:p>
          </table:table-cell>
          <table:table-cell office:value-type="float" office:value="0.151" table:formula="of:=([.BA15]+[.BC15])/2" table:style-name="ce283">
            <text:p>0,151</text:p>
          </table:table-cell>
          <table:table-cell office:value-type="float" office:value="0.161" table:style-name="ce283">
            <text:p>0,161</text:p>
          </table:table-cell>
          <table:table-cell office:value-type="float" office:value="0.16949999999999998" table:formula="of:=([.BC15]+[.BE15])/2" table:style-name="ce283">
            <text:p>0,1695</text:p>
          </table:table-cell>
          <table:table-cell office:value-type="float" office:value="0.17799999999999999" table:style-name="ce283">
            <text:p>0,178</text:p>
          </table:table-cell>
          <table:table-cell office:value-type="float" office:value="0.185" table:formula="of:=([.BE15]+[.BG15])/2" table:style-name="ce283">
            <text:p>0,185</text:p>
          </table:table-cell>
          <table:table-cell office:value-type="float" office:value="0.192" table:style-name="ce290">
            <text:p>0,192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9" table:style-name="ce294">
            <text:p>9</text:p>
          </table:table-cell>
          <table:table-cell office:value-type="float" office:value="1023.3333333333333" table:formula="of:=([.B17]+[.B15])/2" table:style-name="ce295">
            <text:p>1023,3</text:p>
          </table:table-cell>
          <table:table-cell office:value-type="float" office:value="756.66666666666674" table:formula="of:=([.C17]+[.C15])/2" table:style-name="ce295">
            <text:p>756,7</text:p>
          </table:table-cell>
          <table:table-cell office:value-type="float" office:value="390" table:formula="of:=([.D17]+[.D15])/2" table:style-name="ce295">
            <text:p>390,0</text:p>
          </table:table-cell>
          <table:table-cell office:value-type="float" office:value="253.33333333333331" table:formula="of:=([.E17]+[.E15])/2" table:style-name="ce295">
            <text:p>253,3</text:p>
          </table:table-cell>
          <table:table-cell office:value-type="float" office:value="146.66666666666669" table:formula="of:=([.F17]+[.F15])/2" table:style-name="ce295">
            <text:p>146,7</text:p>
          </table:table-cell>
          <table:table-cell office:value-type="float" office:value="1023.3333333333333" table:formula="of:=([.G17]+[.G15])/2" table:style-name="ce295">
            <text:p>1023,3</text:p>
          </table:table-cell>
          <table:table-cell office:value-type="float" office:value="716.66666666666674" table:formula="of:=([.H17]+[.H15])/2" table:style-name="ce295">
            <text:p>716,7</text:p>
          </table:table-cell>
          <table:table-cell office:value-type="float" office:value="476.66666666666663" table:formula="of:=([.I17]+[.I15])/2" table:style-name="ce295">
            <text:p>476,7</text:p>
          </table:table-cell>
          <table:table-cell office:value-type="float" office:value="343.33333333333337" table:formula="of:=([.J17]+[.J15])/2" table:style-name="ce295">
            <text:p>343,3</text:p>
          </table:table-cell>
          <table:table-cell office:value-type="float" office:value="233.33333333333331" table:formula="of:=([.K17]+[.K15])/2" table:style-name="ce295">
            <text:p>233,3</text:p>
          </table:table-cell>
          <table:table-cell office:value-type="float" office:value="146.66666666666669" table:formula="of:=([.L17]+[.L15])/2" table:style-name="ce295">
            <text:p>146,7</text:p>
          </table:table-cell>
          <table:table-cell office:value-type="float" office:value="88.333333333333343" table:formula="of:=([.M17]+[.M15])/2" table:style-name="ce295">
            <text:p>88,3</text:p>
          </table:table-cell>
          <table:table-cell table:number-columns-repeated="3" table:style-name="ce281"/>
          <table:table-cell office:value-type="float" office:value="9" table:style-name="ce288">
            <text:p>9</text:p>
          </table:table-cell>
          <table:table-cell office:value-type="float" office:value="6.35" table:style-name="ce288">
            <text:p>6,35</text:p>
          </table:table-cell>
          <table:table-cell office:value-type="float" office:value="6.35" table:formula="of:=([.S15]+[.S17])/2" table:style-name="ce288">
            <text:p>6,35</text:p>
          </table:table-cell>
          <table:table-cell office:value-type="float" office:value="4.5" table:formula="of:=([.T15]+[.T17])/2" table:style-name="ce296">
            <text:p>4,5</text:p>
          </table:table-cell>
          <table:table-cell office:value-type="float" office:value="3.3499999999999996" table:formula="of:=([.U15]+[.U17])/2" table:style-name="ce288">
            <text:p>3,35</text:p>
          </table:table-cell>
          <table:table-cell office:value-type="float" office:value="2.6500000000000004" table:formula="of:=([.V15]+[.V17])/2" table:style-name="ce288">
            <text:p>2,65</text:p>
          </table:table-cell>
          <table:table-cell office:value-type="float" office:value="1.9" table:formula="of:=([.W15]+[.W17])/2" table:style-name="ce288">
            <text:p>1,9</text:p>
          </table:table-cell>
          <table:table-cell table:style-name="ce288"/>
          <table:table-cell office:value-type="float" office:value="1" table:formula="of:=([.Y15]+[.Y17])/2" table:style-name="ce288">
            <text:p>1</text:p>
          </table:table-cell>
          <table:table-cell table:style-name="ce288"/>
          <table:table-cell office:value-type="float" office:value="0.8" table:formula="of:=([.AA15]+[.AA17])/2" table:style-name="ce288">
            <text:p>0,8</text:p>
          </table:table-cell>
          <table:table-cell table:style-name="ce288"/>
          <table:table-cell office:value-type="float" office:value="0.7" table:formula="of:=([.AC15]+[.AC17])/2" table:style-name="ce288">
            <text:p>0,7</text:p>
          </table:table-cell>
          <table:table-cell office:value-type="float" office:value="0.6" table:formula="of:=([.AD15]+[.AD17])/2" table:style-name="ce288">
            <text:p>0,6</text:p>
          </table:table-cell>
          <table:table-cell table:number-columns-repeated="3" table:style-name="ce281"/>
          <table:table-cell table:number-columns-repeated="2" table:style-name="ce282"/>
          <table:table-cell table:number-columns-repeated="11" table:style-name="ce281"/>
          <table:table-cell office:value-type="float" office:value="5.2" table:style-name="ce289">
            <text:p>5,2</text:p>
          </table:table-cell>
          <table:table-cell office:value-type="float" office:value="6.6000000000000003E-2" table:style-name="ce283">
            <text:p>0,066</text:p>
          </table:table-cell>
          <table:table-cell office:value-type="float" office:value="7.9000000000000001E-2" table:style-name="ce283">
            <text:p>0,079</text:p>
          </table:table-cell>
          <table:table-cell office:value-type="float" office:value="9.0999999999999998E-2" table:style-name="ce283">
            <text:p>0,091</text:p>
          </table:table-cell>
          <table:table-cell office:value-type="float" office:value="0.10199999999999999" table:style-name="ce283">
            <text:p>0,102</text:p>
          </table:table-cell>
          <table:table-cell office:value-type="float" office:value="0.112" table:style-name="ce283">
            <text:p>0,112</text:p>
          </table:table-cell>
          <table:table-cell office:value-type="float" office:value="0.125" table:style-name="ce283">
            <text:p>0,125</text:p>
          </table:table-cell>
          <table:table-cell office:value-type="float" office:value="0.13300000000000001" table:formula="of:=([.BA16]+[.BC16])/2" table:style-name="ce283">
            <text:p>0,133</text:p>
          </table:table-cell>
          <table:table-cell office:value-type="float" office:value="0.14099999999999999" table:style-name="ce283">
            <text:p>0,141</text:p>
          </table:table-cell>
          <table:table-cell office:value-type="float" office:value="0.14899999999999999" table:formula="of:=([.BC16]+[.BE16])/2" table:style-name="ce283">
            <text:p>0,149</text:p>
          </table:table-cell>
          <table:table-cell office:value-type="float" office:value="0.157" table:style-name="ce283">
            <text:p>0,157</text:p>
          </table:table-cell>
          <table:table-cell office:value-type="float" office:value="0.16350000000000001" table:formula="of:=([.BE16]+[.BG16])/2" table:style-name="ce283">
            <text:p>0,1635</text:p>
          </table:table-cell>
          <table:table-cell office:value-type="float" office:value="0.17" table:style-name="ce290">
            <text:p>0,17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10" table:style-name="ce294">
            <text:p>10</text:p>
          </table:table-cell>
          <table:table-cell office:value-type="float" office:value="1050" table:style-name="ce294">
            <text:p>1050</text:p>
          </table:table-cell>
          <table:table-cell office:value-type="float" office:value="770" table:style-name="ce294">
            <text:p>770</text:p>
          </table:table-cell>
          <table:table-cell office:value-type="float" office:value="400" table:style-name="ce294">
            <text:p>400</text:p>
          </table:table-cell>
          <table:table-cell office:value-type="float" office:value="260" table:style-name="ce294">
            <text:p>260</text:p>
          </table:table-cell>
          <table:table-cell office:value-type="float" office:value="150" table:style-name="ce294">
            <text:p>150</text:p>
          </table:table-cell>
          <table:table-cell office:value-type="float" office:value="1050" table:style-name="ce294">
            <text:p>1050</text:p>
          </table:table-cell>
          <table:table-cell office:value-type="float" office:value="730" table:style-name="ce294">
            <text:p>730</text:p>
          </table:table-cell>
          <table:table-cell office:value-type="float" office:value="500" table:style-name="ce294">
            <text:p>500</text:p>
          </table:table-cell>
          <table:table-cell office:value-type="float" office:value="350" table:style-name="ce294">
            <text:p>350</text:p>
          </table:table-cell>
          <table:table-cell office:value-type="float" office:value="240" table:style-name="ce294">
            <text:p>240</text:p>
          </table:table-cell>
          <table:table-cell office:value-type="float" office:value="150" table:style-name="ce294">
            <text:p>150</text:p>
          </table:table-cell>
          <table:table-cell office:value-type="float" office:value="90" table:style-name="ce294">
            <text:p>90</text:p>
          </table:table-cell>
          <table:table-cell table:number-columns-repeated="3" table:style-name="ce281"/>
          <table:table-cell office:value-type="float" office:value="10" table:style-name="ce288">
            <text:p>10</text:p>
          </table:table-cell>
          <table:table-cell office:value-type="float" office:value="6.5" table:style-name="ce288">
            <text:p>6,5</text:p>
          </table:table-cell>
          <table:table-cell office:value-type="float" office:value="6.5" table:style-name="ce288">
            <text:p>6,5</text:p>
          </table:table-cell>
          <table:table-cell office:value-type="float" office:value="4.5999999999999996" table:style-name="ce296">
            <text:p>4,6</text:p>
          </table:table-cell>
          <table:table-cell office:value-type="float" office:value="3.4" table:style-name="ce288">
            <text:p>3,4</text:p>
          </table:table-cell>
          <table:table-cell office:value-type="float" office:value="2.7" table:style-name="ce288">
            <text:p>2,7</text:p>
          </table:table-cell>
          <table:table-cell office:value-type="float" office:value="1.9" table:style-name="ce288">
            <text:p>1,9</text:p>
          </table:table-cell>
          <table:table-cell table:style-name="ce288"/>
          <table:table-cell office:value-type="float" office:value="1" table:style-name="ce288">
            <text:p>1</text:p>
          </table:table-cell>
          <table:table-cell table:style-name="ce288"/>
          <table:table-cell office:value-type="float" office:value="0.8" table:style-name="ce288">
            <text:p>0,8</text:p>
          </table:table-cell>
          <table:table-cell table:style-name="ce288"/>
          <table:table-cell office:value-type="float" office:value="0.7" table:style-name="ce288">
            <text:p>0,7</text:p>
          </table:table-cell>
          <table:table-cell office:value-type="float" office:value="0.6" table:style-name="ce288">
            <text:p>0,6</text:p>
          </table:table-cell>
          <table:table-cell table:number-columns-repeated="3" table:style-name="ce281"/>
          <table:table-cell table:number-columns-repeated="2" table:style-name="ce282"/>
          <table:table-cell table:number-columns-repeated="11" table:style-name="ce281"/>
          <table:table-cell office:value-type="float" office:value="5.6" table:style-name="ce289">
            <text:p>5,6</text:p>
          </table:table-cell>
          <table:table-cell office:value-type="float" office:value="5.8000000000000003E-2" table:style-name="ce283">
            <text:p>0,058</text:p>
          </table:table-cell>
          <table:table-cell office:value-type="float" office:value="6.9000000000000006E-2" table:style-name="ce283">
            <text:p>0,069</text:p>
          </table:table-cell>
          <table:table-cell office:value-type="float" office:value="7.9000000000000001E-2" table:style-name="ce283">
            <text:p>0,079</text:p>
          </table:table-cell>
          <table:table-cell office:value-type="float" office:value="8.8999999999999996E-2" table:style-name="ce283">
            <text:p>0,089</text:p>
          </table:table-cell>
          <table:table-cell office:value-type="float" office:value="9.9000000000000005E-2" table:style-name="ce283">
            <text:p>0,099</text:p>
          </table:table-cell>
          <table:table-cell office:value-type="float" office:value="0.108" table:style-name="ce283">
            <text:p>0,108</text:p>
          </table:table-cell>
          <table:table-cell office:value-type="float" office:value="0.11599999999999999" table:formula="of:=([.BA17]+[.BC17])/2" table:style-name="ce283">
            <text:p>0,116</text:p>
          </table:table-cell>
          <table:table-cell office:value-type="float" office:value="0.124" table:style-name="ce283">
            <text:p>0,124</text:p>
          </table:table-cell>
          <table:table-cell office:value-type="float" office:value="0.13150000000000001" table:formula="of:=([.BC17]+[.BE17])/2" table:style-name="ce283">
            <text:p>0,1315</text:p>
          </table:table-cell>
          <table:table-cell office:value-type="float" office:value="0.13900000000000001" table:style-name="ce283">
            <text:p>0,139</text:p>
          </table:table-cell>
          <table:table-cell office:value-type="float" office:value="0.14550000000000002" table:formula="of:=([.BE17]+[.BG17])/2" table:style-name="ce283">
            <text:p>0,1455</text:p>
          </table:table-cell>
          <table:table-cell office:value-type="float" office:value="0.152" table:style-name="ce290">
            <text:p>0,152</text:p>
          </table:table-cell>
          <table:table-cell table:style-name="ce281"/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office:value-type="float" office:value="0" table:formula="of:=#REF!" table:style-name="ce291">
            <text:p>#REF!</text:p>
          </table:table-cell>
          <table:table-cell table:number-columns-repeated="16320"/>
        </table:table-row>
        <table:table-row table:style-name="ro7">
          <table:table-cell office:value-type="float" office:value="15" table:style-name="ce294">
            <text:p>15</text:p>
          </table:table-cell>
          <table:table-cell office:value-type="float" office:value="1170" table:style-name="ce294">
            <text:p>1170</text:p>
          </table:table-cell>
          <table:table-cell office:value-type="float" office:value="820" table:style-name="ce294">
            <text:p>820</text:p>
          </table:table-cell>
          <table:table-cell office:value-type="float" office:value="440" table:style-name="ce294">
            <text:p>440</text:p>
          </table:table-cell>
          <table:table-cell office:value-type="float" office:value="290" table:style-name="ce294">
            <text:p>290</text:p>
          </table:table-cell>
          <table:table-cell office:value-type="float" office:value="165" table:style-name="ce294">
            <text:p>165</text:p>
          </table:table-cell>
          <table:table-cell office:value-type="float" office:value="1170" table:style-name="ce294">
            <text:p>1170</text:p>
          </table:table-cell>
          <table:table-cell office:value-type="float" office:value="750" table:style-name="ce294">
            <text:p>750</text:p>
          </table:table-cell>
          <table:table-cell office:value-type="float" office:value="560" table:style-name="ce294">
            <text:p>560</text:p>
          </table:table-cell>
          <table:table-cell office:value-type="float" office:value="400" table:style-name="ce294">
            <text:p>400</text:p>
          </table:table-cell>
          <table:table-cell office:value-type="float" office:value="290" table:style-name="ce294">
            <text:p>290</text:p>
          </table:table-cell>
          <table:table-cell office:value-type="float" office:value="165" table:style-name="ce294">
            <text:p>165</text:p>
          </table:table-cell>
          <table:table-cell office:value-type="float" office:value="100" table:style-name="ce294">
            <text:p>100</text:p>
          </table:table-cell>
          <table:table-cell table:number-columns-repeated="3" table:style-name="ce281"/>
          <table:table-cell office:value-type="float" office:value="15" table:style-name="ce288">
            <text:p>15</text:p>
          </table:table-cell>
          <table:table-cell office:value-type="float" office:value="7.2" table:style-name="ce288">
            <text:p>7,2</text:p>
          </table:table-cell>
          <table:table-cell office:value-type="float" office:value="7.2" table:style-name="ce288">
            <text:p>7,2</text:p>
          </table:table-cell>
          <table:table-cell office:value-type="float" office:value="5.0999999999999996" table:style-name="ce296">
            <text:p>5,1</text:p>
          </table:table-cell>
          <table:table-cell office:value-type="float" office:value="3.8" table:style-name="ce288">
            <text:p>3,8</text:p>
          </table:table-cell>
          <table:table-cell office:value-type="float" office:value="2.8" table:style-name="ce288">
            <text:p>2,8</text:p>
          </table:table-cell>
          <table:table-cell office:value-type="float" office:value="2" table:style-name="ce288">
            <text:p>2</text:p>
          </table:table-cell>
          <table:table-cell table:style-name="ce288"/>
          <table:table-cell office:value-type="float" office:value="1.1000000000000001" table:style-name="ce288">
            <text:p>1,1</text:p>
          </table:table-cell>
          <table:table-cell table:style-name="ce288"/>
          <table:table-cell office:value-type="float" office:value="0.8" table:style-name="ce288">
            <text:p>0,8</text:p>
          </table:table-cell>
          <table:table-cell table:style-name="ce288"/>
          <table:table-cell office:value-type="float" office:value="0.7" table:style-name="ce288">
            <text:p>0,7</text:p>
          </table:table-cell>
          <table:table-cell office:value-type="float" office:value="0.6" table:style-name="ce288">
            <text:p>0,6</text:p>
          </table:table-cell>
          <table:table-cell table:number-columns-repeated="3" table:style-name="ce281"/>
          <table:table-cell table:number-columns-repeated="3" table:style-name="ce282"/>
          <table:table-cell table:number-columns-repeated="10" table:style-name="ce281"/>
          <table:table-cell office:value-type="float" office:value="6" table:style-name="ce289">
            <text:p>6</text:p>
          </table:table-cell>
          <table:table-cell office:value-type="float" office:value="5.0999999999999997E-2" table:style-name="ce283">
            <text:p>0,051</text:p>
          </table:table-cell>
          <table:table-cell office:value-type="float" office:value="0.06" table:style-name="ce283">
            <text:p>0,06</text:p>
          </table:table-cell>
          <table:table-cell office:value-type="float" office:value="7.0000000000000007E-2" table:style-name="ce283">
            <text:p>0,07</text:p>
          </table:table-cell>
          <table:table-cell office:value-type="float" office:value="7.8E-2" table:style-name="ce283">
            <text:p>0,078</text:p>
          </table:table-cell>
          <table:table-cell office:value-type="float" office:value="8.6999999999999994E-2" table:style-name="ce283">
            <text:p>0,087</text:p>
          </table:table-cell>
          <table:table-cell office:value-type="float" office:value="9.5000000000000001E-2" table:style-name="ce283">
            <text:p>0,095</text:p>
          </table:table-cell>
          <table:table-cell office:value-type="float" office:value="0.10250000000000001" table:formula="of:=([.BA18]+[.BC18])/2" table:style-name="ce283">
            <text:p>0,1025</text:p>
          </table:table-cell>
          <table:table-cell office:value-type="float" office:value="0.11" table:style-name="ce283">
            <text:p>0,11</text:p>
          </table:table-cell>
          <table:table-cell office:value-type="float" office:value="0.11699999999999999" table:formula="of:=([.BC18]+[.BE18])/2" table:style-name="ce283">
            <text:p>0,117</text:p>
          </table:table-cell>
          <table:table-cell office:value-type="float" office:value="0.124" table:style-name="ce283">
            <text:p>0,124</text:p>
          </table:table-cell>
          <table:table-cell office:value-type="float" office:value="0.13" table:formula="of:=([.BE18]+[.BG18])/2" table:style-name="ce283">
            <text:p>0,13</text:p>
          </table:table-cell>
          <table:table-cell office:value-type="float" office:value="0.13600000000000001" table:style-name="ce290">
            <text:p>0,136</text:p>
          </table:table-cell>
          <table:table-cell table:number-columns-repeated="5" table:style-name="ce281"/>
          <table:table-cell table:number-columns-repeated="16320"/>
        </table:table-row>
        <table:table-row table:style-name="ro7">
          <table:table-cell office:value-type="float" office:value="20" table:style-name="ce294">
            <text:p>20</text:p>
          </table:table-cell>
          <table:table-cell office:value-type="float" office:value="1260" table:style-name="ce294">
            <text:p>1260</text:p>
          </table:table-cell>
          <table:table-cell office:value-type="float" office:value="850" table:style-name="ce294">
            <text:p>850</text:p>
          </table:table-cell>
          <table:table-cell office:value-type="float" office:value="480" table:style-name="ce294">
            <text:p>480</text:p>
          </table:table-cell>
          <table:table-cell office:value-type="float" office:value="320" table:style-name="ce294">
            <text:p>320</text:p>
          </table:table-cell>
          <table:table-cell office:value-type="float" office:value="180" table:style-name="ce294">
            <text:p>180</text:p>
          </table:table-cell>
          <table:table-cell office:value-type="float" office:value="1260" table:style-name="ce294">
            <text:p>1260</text:p>
          </table:table-cell>
          <table:table-cell office:value-type="float" office:value="850" table:style-name="ce294">
            <text:p>850</text:p>
          </table:table-cell>
          <table:table-cell office:value-type="float" office:value="620" table:style-name="ce294">
            <text:p>620</text:p>
          </table:table-cell>
          <table:table-cell office:value-type="float" office:value="450" table:style-name="ce294">
            <text:p>450</text:p>
          </table:table-cell>
          <table:table-cell office:value-type="float" office:value="320" table:style-name="ce294">
            <text:p>320</text:p>
          </table:table-cell>
          <table:table-cell office:value-type="float" office:value="180" table:style-name="ce294">
            <text:p>180</text:p>
          </table:table-cell>
          <table:table-cell office:value-type="float" office:value="110" table:style-name="ce294">
            <text:p>110</text:p>
          </table:table-cell>
          <table:table-cell table:number-columns-repeated="3" table:style-name="ce281"/>
          <table:table-cell office:value-type="float" office:value="20" table:style-name="ce288">
            <text:p>20</text:p>
          </table:table-cell>
          <table:table-cell office:value-type="float" office:value="7.9" table:style-name="ce288">
            <text:p>7,9</text:p>
          </table:table-cell>
          <table:table-cell office:value-type="float" office:value="7.9" table:style-name="ce288">
            <text:p>7,9</text:p>
          </table:table-cell>
          <table:table-cell office:value-type="float" office:value="5.6" table:style-name="ce296">
            <text:p>5,6</text:p>
          </table:table-cell>
          <table:table-cell office:value-type="float" office:value="4.0999999999999996" table:style-name="ce288">
            <text:p>4,1</text:p>
          </table:table-cell>
          <table:table-cell office:value-type="float" office:value="3" table:style-name="ce288">
            <text:p>3</text:p>
          </table:table-cell>
          <table:table-cell office:value-type="float" office:value="2" table:style-name="ce288">
            <text:p>2</text:p>
          </table:table-cell>
          <table:table-cell table:style-name="ce288"/>
          <table:table-cell office:value-type="float" office:value="1.2" table:style-name="ce288">
            <text:p>1,2</text:p>
          </table:table-cell>
          <table:table-cell table:style-name="ce288"/>
          <table:table-cell office:value-type="float" office:value="0.8" table:style-name="ce288">
            <text:p>0,8</text:p>
          </table:table-cell>
          <table:table-cell table:style-name="ce288"/>
          <table:table-cell office:value-type="float" office:value="0.7" table:style-name="ce288">
            <text:p>0,7</text:p>
          </table:table-cell>
          <table:table-cell office:value-type="float" office:value="0.6" table:style-name="ce288">
            <text:p>0,6</text:p>
          </table:table-cell>
          <table:table-cell table:number-columns-repeated="3" table:style-name="ce281"/>
          <table:table-cell table:number-columns-repeated="3" table:style-name="ce282"/>
          <table:table-cell table:number-columns-repeated="10" table:style-name="ce281"/>
          <table:table-cell office:value-type="float" office:value="6.4" table:style-name="ce289">
            <text:p>6,4</text:p>
          </table:table-cell>
          <table:table-cell office:value-type="float" office:value="5.5E-2" table:style-name="ce283">
            <text:p>0,055</text:p>
          </table:table-cell>
          <table:table-cell office:value-type="float" office:value="5.2999999999999999E-2" table:style-name="ce283">
            <text:p>0,053</text:p>
          </table:table-cell>
          <table:table-cell office:value-type="float" office:value="6.2E-2" table:style-name="ce283">
            <text:p>0,062</text:p>
          </table:table-cell>
          <table:table-cell office:value-type="float" office:value="7.0000000000000007E-2" table:style-name="ce283">
            <text:p>0,07</text:p>
          </table:table-cell>
          <table:table-cell office:value-type="float" office:value="7.6999999999999999E-2" table:style-name="ce283">
            <text:p>0,077</text:p>
          </table:table-cell>
          <table:table-cell office:value-type="float" office:value="8.5000000000000006E-2" table:style-name="ce283">
            <text:p>0,085</text:p>
          </table:table-cell>
          <table:table-cell office:value-type="float" office:value="9.1499999999999998E-2" table:formula="of:=([.BA19]+[.BC19])/2" table:style-name="ce283">
            <text:p>0,0915</text:p>
          </table:table-cell>
          <table:table-cell office:value-type="float" office:value="9.8000000000000004E-2" table:style-name="ce283">
            <text:p>0,098</text:p>
          </table:table-cell>
          <table:table-cell office:value-type="float" office:value="0.10450000000000001" table:formula="of:=([.BC19]+[.BE19])/2" table:style-name="ce283">
            <text:p>0,1045</text:p>
          </table:table-cell>
          <table:table-cell office:value-type="float" office:value="0.111" table:style-name="ce283">
            <text:p>0,111</text:p>
          </table:table-cell>
          <table:table-cell office:value-type="float" office:value="0.11649999999999999" table:formula="of:=([.BE19]+[.BG19])/2" table:style-name="ce283">
            <text:p>0,1165</text:p>
          </table:table-cell>
          <table:table-cell office:value-type="float" office:value="0.122" table:style-name="ce290">
            <text:p>0,122</text:p>
          </table:table-cell>
          <table:table-cell table:number-columns-repeated="5" table:style-name="ce281"/>
          <table:table-cell table:number-columns-repeated="16320"/>
        </table:table-row>
        <table:table-row table:style-name="ro7">
          <table:table-cell office:value-type="float" office:value="25" table:style-name="ce288">
            <text:p>25</text:p>
          </table:table-cell>
          <table:table-cell office:value-type="float" office:value="1340" table:style-name="ce288">
            <text:p>1340</text:p>
          </table:table-cell>
          <table:table-cell office:value-type="float" office:value="900" table:style-name="ce288">
            <text:p>900</text:p>
          </table:table-cell>
          <table:table-cell office:value-type="float" office:value="520" table:style-name="ce288">
            <text:p>520</text:p>
          </table:table-cell>
          <table:table-cell office:value-type="float" office:value="350" table:style-name="ce288">
            <text:p>350</text:p>
          </table:table-cell>
          <table:table-cell office:value-type="float" office:value="195" table:style-name="ce288">
            <text:p>195</text:p>
          </table:table-cell>
          <table:table-cell office:value-type="float" office:value="1340" table:style-name="ce288">
            <text:p>1340</text:p>
          </table:table-cell>
          <table:table-cell office:value-type="float" office:value="900" table:style-name="ce288">
            <text:p>900</text:p>
          </table:table-cell>
          <table:table-cell office:value-type="float" office:value="680" table:style-name="ce288">
            <text:p>680</text:p>
          </table:table-cell>
          <table:table-cell office:value-type="float" office:value="520" table:style-name="ce288">
            <text:p>520</text:p>
          </table:table-cell>
          <table:table-cell office:value-type="float" office:value="350" table:style-name="ce288">
            <text:p>350</text:p>
          </table:table-cell>
          <table:table-cell office:value-type="float" office:value="195" table:style-name="ce288">
            <text:p>195</text:p>
          </table:table-cell>
          <table:table-cell office:value-type="float" office:value="120" table:style-name="ce288">
            <text:p>120</text:p>
          </table:table-cell>
          <table:table-cell table:number-columns-repeated="3" table:style-name="ce281"/>
          <table:table-cell office:value-type="float" office:value="25" table:style-name="ce288">
            <text:p>25</text:p>
          </table:table-cell>
          <table:table-cell office:value-type="float" office:value="8.6" table:style-name="ce288">
            <text:p>8,6</text:p>
          </table:table-cell>
          <table:table-cell office:value-type="float" office:value="8.6" table:style-name="ce288">
            <text:p>8,6</text:p>
          </table:table-cell>
          <table:table-cell office:value-type="float" office:value="6.1" table:style-name="ce296">
            <text:p>6,1</text:p>
          </table:table-cell>
          <table:table-cell office:value-type="float" office:value="4.4000000000000004" table:style-name="ce288">
            <text:p>4,4</text:p>
          </table:table-cell>
          <table:table-cell office:value-type="float" office:value="3.2" table:style-name="ce288">
            <text:p>3,2</text:p>
          </table:table-cell>
          <table:table-cell office:value-type="float" office:value="2" table:style-name="ce288">
            <text:p>2</text:p>
          </table:table-cell>
          <table:table-cell table:style-name="ce288"/>
          <table:table-cell office:value-type="float" office:value="1.2" table:style-name="ce288">
            <text:p>1,2</text:p>
          </table:table-cell>
          <table:table-cell table:style-name="ce288"/>
          <table:table-cell office:value-type="float" office:value="0.8" table:style-name="ce288">
            <text:p>0,8</text:p>
          </table:table-cell>
          <table:table-cell table:style-name="ce288"/>
          <table:table-cell office:value-type="float" office:value="0.7" table:style-name="ce288">
            <text:p>0,7</text:p>
          </table:table-cell>
          <table:table-cell office:value-type="float" office:value="0.6" table:style-name="ce288">
            <text:p>0,6</text:p>
          </table:table-cell>
          <table:table-cell table:number-columns-repeated="3" table:style-name="ce281"/>
          <table:table-cell table:number-columns-repeated="3" table:style-name="ce282"/>
          <table:table-cell table:number-columns-repeated="10" table:style-name="ce281"/>
          <table:table-cell office:value-type="float" office:value="6.8" table:style-name="ce289">
            <text:p>6,8</text:p>
          </table:table-cell>
          <table:table-cell office:value-type="float" office:value="0.04" table:style-name="ce283">
            <text:p>0,04</text:p>
          </table:table-cell>
          <table:table-cell office:value-type="float" office:value="4.8000000000000001E-2" table:style-name="ce283">
            <text:p>0,048</text:p>
          </table:table-cell>
          <table:table-cell office:value-type="float" office:value="5.5E-2" table:style-name="ce283">
            <text:p>0,055</text:p>
          </table:table-cell>
          <table:table-cell office:value-type="float" office:value="6.2E-2" table:style-name="ce283">
            <text:p>0,062</text:p>
          </table:table-cell>
          <table:table-cell office:value-type="float" office:value="6.9000000000000006E-2" table:style-name="ce283">
            <text:p>0,069</text:p>
          </table:table-cell>
          <table:table-cell office:value-type="float" office:value="7.9000000000000001E-2" table:style-name="ce283">
            <text:p>0,079</text:p>
          </table:table-cell>
          <table:table-cell office:value-type="float" office:value="8.3499999999999991E-2" table:formula="of:=([.BA20]+[.BC20])/2" table:style-name="ce283">
            <text:p>0,0835</text:p>
          </table:table-cell>
          <table:table-cell office:value-type="float" office:value="8.7999999999999995E-2" table:style-name="ce283">
            <text:p>0,088</text:p>
          </table:table-cell>
          <table:table-cell office:value-type="float" office:value="9.4E-2" table:formula="of:=([.BC20]+[.BE20])/2" table:style-name="ce283">
            <text:p>0,094</text:p>
          </table:table-cell>
          <table:table-cell office:value-type="float" office:value="0.1" table:style-name="ce283">
            <text:p>0,1</text:p>
          </table:table-cell>
          <table:table-cell office:value-type="float" office:value="0.10500000000000001" table:formula="of:=([.BE20]+[.BG20])/2" table:style-name="ce283">
            <text:p>0,105</text:p>
          </table:table-cell>
          <table:table-cell office:value-type="float" office:value="0.11" table:style-name="ce290">
            <text:p>0,11</text:p>
          </table:table-cell>
          <table:table-cell table:number-columns-repeated="5" table:style-name="ce281"/>
          <table:table-cell table:number-columns-repeated="16320"/>
        </table:table-row>
        <table:table-row table:style-name="ro7">
          <table:table-cell office:value-type="float" office:value="30" table:style-name="ce288">
            <text:p>30</text:p>
          </table:table-cell>
          <table:table-cell office:value-type="float" office:value="1420" table:style-name="ce288">
            <text:p>1420</text:p>
          </table:table-cell>
          <table:table-cell office:value-type="float" office:value="950" table:style-name="ce288">
            <text:p>950</text:p>
          </table:table-cell>
          <table:table-cell office:value-type="float" office:value="650" table:style-name="ce288">
            <text:p>650</text:p>
          </table:table-cell>
          <table:table-cell office:value-type="float" office:value="380" table:style-name="ce288">
            <text:p>380</text:p>
          </table:table-cell>
          <table:table-cell office:value-type="float" office:value="210" table:style-name="ce288">
            <text:p>210</text:p>
          </table:table-cell>
          <table:table-cell office:value-type="float" office:value="1420" table:style-name="ce288">
            <text:p>1420</text:p>
          </table:table-cell>
          <table:table-cell office:value-type="float" office:value="950" table:style-name="ce288">
            <text:p>950</text:p>
          </table:table-cell>
          <table:table-cell office:value-type="float" office:value="740" table:style-name="ce288">
            <text:p>740</text:p>
          </table:table-cell>
          <table:table-cell office:value-type="float" office:value="650" table:style-name="ce288">
            <text:p>650</text:p>
          </table:table-cell>
          <table:table-cell office:value-type="float" office:value="380" table:style-name="ce288">
            <text:p>380</text:p>
          </table:table-cell>
          <table:table-cell office:value-type="float" office:value="210" table:style-name="ce288">
            <text:p>210</text:p>
          </table:table-cell>
          <table:table-cell office:value-type="float" office:value="130" table:style-name="ce288">
            <text:p>130</text:p>
          </table:table-cell>
          <table:table-cell table:number-columns-repeated="3" table:style-name="ce281"/>
          <table:table-cell office:value-type="float" office:value="30" table:style-name="ce288">
            <text:p>30</text:p>
          </table:table-cell>
          <table:table-cell office:value-type="float" office:value="9.3000000000000007" table:style-name="ce288">
            <text:p>9,3</text:p>
          </table:table-cell>
          <table:table-cell office:value-type="float" office:value="9.3000000000000007" table:style-name="ce288">
            <text:p>9,3</text:p>
          </table:table-cell>
          <table:table-cell office:value-type="float" office:value="6.6" table:style-name="ce296">
            <text:p>6,6</text:p>
          </table:table-cell>
          <table:table-cell office:value-type="float" office:value="4.7" table:style-name="ce288">
            <text:p>4,7</text:p>
          </table:table-cell>
          <table:table-cell office:value-type="float" office:value="3.4" table:style-name="ce288">
            <text:p>3,4</text:p>
          </table:table-cell>
          <table:table-cell office:value-type="float" office:value="2.1" table:style-name="ce288">
            <text:p>2,1</text:p>
          </table:table-cell>
          <table:table-cell table:style-name="ce288"/>
          <table:table-cell office:value-type="float" office:value="1.2" table:style-name="ce288">
            <text:p>1,2</text:p>
          </table:table-cell>
          <table:table-cell table:style-name="ce288"/>
          <table:table-cell office:value-type="float" office:value="0.9" table:style-name="ce288">
            <text:p>0,9</text:p>
          </table:table-cell>
          <table:table-cell table:style-name="ce288"/>
          <table:table-cell office:value-type="float" office:value="0.8" table:style-name="ce288">
            <text:p>0,8</text:p>
          </table:table-cell>
          <table:table-cell office:value-type="float" office:value="0.7" table:style-name="ce288">
            <text:p>0,7</text:p>
          </table:table-cell>
          <table:table-cell table:number-columns-repeated="3" table:style-name="ce281"/>
          <table:table-cell table:number-columns-repeated="3" table:style-name="ce282"/>
          <table:table-cell table:number-columns-repeated="2" table:style-name="ce281"/>
          <table:table-cell table:number-columns-repeated="4" table:style-name="ce299"/>
          <table:table-cell table:number-columns-repeated="4" table:style-name="ce281"/>
          <table:table-cell office:value-type="float" office:value="7.2" table:style-name="ce289">
            <text:p>7,2</text:p>
          </table:table-cell>
          <table:table-cell office:value-type="float" office:value="3.5999999999999997E-2" table:style-name="ce283">
            <text:p>0,036</text:p>
          </table:table-cell>
          <table:table-cell office:value-type="float" office:value="4.2000000000000003E-2" table:style-name="ce283">
            <text:p>0,042</text:p>
          </table:table-cell>
          <table:table-cell office:value-type="float" office:value="4.9000000000000002E-2" table:style-name="ce283">
            <text:p>0,049</text:p>
          </table:table-cell>
          <table:table-cell office:value-type="float" office:value="5.6000000000000001E-2" table:style-name="ce283">
            <text:p>0,056</text:p>
          </table:table-cell>
          <table:table-cell office:value-type="float" office:value="6.2E-2" table:style-name="ce283">
            <text:p>0,062</text:p>
          </table:table-cell>
          <table:table-cell office:value-type="float" office:value="6.8000000000000005E-2" table:style-name="ce283">
            <text:p>0,068</text:p>
          </table:table-cell>
          <table:table-cell office:value-type="float" office:value="7.400000000000001E-2" table:formula="of:=([.BA21]+[.BC21])/2" table:style-name="ce283">
            <text:p>0,074</text:p>
          </table:table-cell>
          <table:table-cell office:value-type="float" office:value="0.08" table:style-name="ce283">
            <text:p>0,08</text:p>
          </table:table-cell>
          <table:table-cell office:value-type="float" office:value="8.4999999999999992E-2" table:formula="of:=([.BC21]+[.BE21])/2" table:style-name="ce283">
            <text:p>0,085</text:p>
          </table:table-cell>
          <table:table-cell office:value-type="float" office:value="0.09" table:style-name="ce283">
            <text:p>0,09</text:p>
          </table:table-cell>
          <table:table-cell office:value-type="float" office:value="9.5000000000000001E-2" table:formula="of:=([.BE21]+[.BG21])/2" table:style-name="ce283">
            <text:p>0,095</text:p>
          </table:table-cell>
          <table:table-cell office:value-type="float" office:value="0.1" table:style-name="ce290">
            <text:p>0,1</text:p>
          </table:table-cell>
          <table:table-cell table:number-columns-repeated="5" table:style-name="ce281"/>
          <table:table-cell table:number-columns-repeated="16320"/>
        </table:table-row>
        <table:table-row table:style-name="ro7">
          <table:table-cell office:value-type="float" office:value="35" table:style-name="ce288">
            <text:p>35</text:p>
          </table:table-cell>
          <table:table-cell office:value-type="float" office:value="1500" table:style-name="ce288">
            <text:p>1500</text:p>
          </table:table-cell>
          <table:table-cell office:value-type="float" office:value="1000" table:style-name="ce288">
            <text:p>1000</text:p>
          </table:table-cell>
          <table:table-cell office:value-type="float" office:value="600" table:style-name="ce288">
            <text:p>600</text:p>
          </table:table-cell>
          <table:table-cell office:value-type="float" office:value="410" table:style-name="ce288">
            <text:p>410</text:p>
          </table:table-cell>
          <table:table-cell office:value-type="float" office:value="225" table:style-name="ce288">
            <text:p>225</text:p>
          </table:table-cell>
          <table:table-cell office:value-type="float" office:value="1500" table:style-name="ce288">
            <text:p>1500</text:p>
          </table:table-cell>
          <table:table-cell office:value-type="float" office:value="1000" table:style-name="ce288">
            <text:p>1000</text:p>
          </table:table-cell>
          <table:table-cell office:value-type="float" office:value="800" table:style-name="ce288">
            <text:p>800</text:p>
          </table:table-cell>
          <table:table-cell office:value-type="float" office:value="600" table:style-name="ce288">
            <text:p>600</text:p>
          </table:table-cell>
          <table:table-cell office:value-type="float" office:value="410" table:style-name="ce288">
            <text:p>410</text:p>
          </table:table-cell>
          <table:table-cell office:value-type="float" office:value="225" table:style-name="ce288">
            <text:p>225</text:p>
          </table:table-cell>
          <table:table-cell office:value-type="float" office:value="140" table:style-name="ce288">
            <text:p>140</text:p>
          </table:table-cell>
          <table:table-cell table:number-columns-repeated="3" table:style-name="ce281"/>
          <table:table-cell office:value-type="float" office:value="35" table:style-name="ce288">
            <text:p>35</text:p>
          </table:table-cell>
          <table:table-cell office:value-type="float" office:value="10" table:style-name="ce288">
            <text:p>10</text:p>
          </table:table-cell>
          <table:table-cell office:value-type="float" office:value="10" table:style-name="ce288">
            <text:p>10</text:p>
          </table:table-cell>
          <table:table-cell office:value-type="float" office:value="7" table:style-name="ce296">
            <text:p>7,0</text:p>
          </table:table-cell>
          <table:table-cell office:value-type="float" office:value="5" table:style-name="ce288">
            <text:p>5</text:p>
          </table:table-cell>
          <table:table-cell office:value-type="float" office:value="3.6" table:style-name="ce288">
            <text:p>3,6</text:p>
          </table:table-cell>
          <table:table-cell office:value-type="float" office:value="2.2000000000000002" table:style-name="ce288">
            <text:p>2,2</text:p>
          </table:table-cell>
          <table:table-cell table:style-name="ce288"/>
          <table:table-cell office:value-type="float" office:value="1.3" table:style-name="ce288">
            <text:p>1,3</text:p>
          </table:table-cell>
          <table:table-cell table:style-name="ce288"/>
          <table:table-cell office:value-type="float" office:value="0.9" table:style-name="ce288">
            <text:p>0,9</text:p>
          </table:table-cell>
          <table:table-cell table:style-name="ce288"/>
          <table:table-cell office:value-type="float" office:value="0.8" table:style-name="ce288">
            <text:p>0,8</text:p>
          </table:table-cell>
          <table:table-cell office:value-type="float" office:value="0.7" table:style-name="ce288">
            <text:p>0,7</text:p>
          </table:table-cell>
          <table:table-cell table:number-columns-repeated="3" table:style-name="ce300"/>
          <table:table-cell table:number-columns-repeated="3" table:style-name="ce282"/>
          <table:table-cell table:number-columns-repeated="2" table:style-name="ce281"/>
          <table:table-cell table:style-name="ce301"/>
          <table:table-cell table:number-columns-repeated="3" table:style-name="ce299"/>
          <table:table-cell table:number-columns-repeated="4" table:style-name="ce281"/>
          <table:table-cell office:value-type="float" office:value="7.6" table:style-name="ce289">
            <text:p>7,6</text:p>
          </table:table-cell>
          <table:table-cell office:value-type="float" office:value="3.2000000000000001E-2" table:style-name="ce283">
            <text:p>0,032</text:p>
          </table:table-cell>
          <table:table-cell office:value-type="float" office:value="3.7999999999999999E-2" table:style-name="ce283">
            <text:p>0,038</text:p>
          </table:table-cell>
          <table:table-cell office:value-type="float" office:value="4.3999999999999997E-2" table:style-name="ce283">
            <text:p>0,044</text:p>
          </table:table-cell>
          <table:table-cell office:value-type="float" office:value="0.05" table:style-name="ce283">
            <text:p>0,05</text:p>
          </table:table-cell>
          <table:table-cell office:value-type="float" office:value="5.6000000000000001E-2" table:style-name="ce283">
            <text:p>0,056</text:p>
          </table:table-cell>
          <table:table-cell office:value-type="float" office:value="6.2E-2" table:style-name="ce283">
            <text:p>0,062</text:p>
          </table:table-cell>
          <table:table-cell office:value-type="float" office:value="6.7000000000000004E-2" table:formula="of:=([.BA22]+[.BC22])/2" table:style-name="ce283">
            <text:p>0,067</text:p>
          </table:table-cell>
          <table:table-cell office:value-type="float" office:value="7.1999999999999995E-2" table:style-name="ce283">
            <text:p>0,072</text:p>
          </table:table-cell>
          <table:table-cell office:value-type="float" office:value="7.6999999999999999E-2" table:formula="of:=([.BC22]+[.BE22])/2" table:style-name="ce283">
            <text:p>0,077</text:p>
          </table:table-cell>
          <table:table-cell office:value-type="float" office:value="8.2000000000000003E-2" table:style-name="ce283">
            <text:p>0,082</text:p>
          </table:table-cell>
          <table:table-cell office:value-type="float" office:value="8.6499999999999994E-2" table:formula="of:=([.BE22]+[.BG22])/2" table:style-name="ce283">
            <text:p>0,0865</text:p>
          </table:table-cell>
          <table:table-cell office:value-type="float" office:value="9.0999999999999998E-2" table:style-name="ce290">
            <text:p>0,091</text:p>
          </table:table-cell>
          <table:table-cell table:number-columns-repeated="5" table:style-name="ce281"/>
          <table:table-cell table:number-columns-repeated="16320"/>
        </table:table-row>
        <table:table-row table:style-name="ro7">
          <table:table-cell office:value-type="float" office:value="40" table:style-name="ce288">
            <text:p>40</text:p>
          </table:table-cell>
          <table:table-cell office:value-type="float" office:value="1580" table:formula="of:=[.B22]+80" table:style-name="ce288">
            <text:p>1580</text:p>
          </table:table-cell>
          <table:table-cell office:value-type="float" office:value="1080" table:formula="of:=[.C22]+80" table:style-name="ce288">
            <text:p>1080</text:p>
          </table:table-cell>
          <table:table-cell office:value-type="float" office:value="680" table:formula="of:=[.D22]+80" table:style-name="ce288">
            <text:p>680</text:p>
          </table:table-cell>
          <table:table-cell office:value-type="float" office:value="490" table:formula="of:=[.E22]+80" table:style-name="ce288">
            <text:p>490</text:p>
          </table:table-cell>
          <table:table-cell office:value-type="float" office:value="305" table:formula="of:=[.F22]+80" table:style-name="ce288">
            <text:p>305</text:p>
          </table:table-cell>
          <table:table-cell office:value-type="float" office:value="1580" table:formula="of:=[.G22]+80" table:style-name="ce288">
            <text:p>1580</text:p>
          </table:table-cell>
          <table:table-cell office:value-type="float" office:value="1080" table:formula="of:=[.H22]+80" table:style-name="ce288">
            <text:p>1080</text:p>
          </table:table-cell>
          <table:table-cell office:value-type="float" office:value="880" table:formula="of:=[.I22]+80" table:style-name="ce288">
            <text:p>880</text:p>
          </table:table-cell>
          <table:table-cell office:value-type="float" office:value="680" table:formula="of:=[.J22]+80" table:style-name="ce288">
            <text:p>680</text:p>
          </table:table-cell>
          <table:table-cell office:value-type="float" office:value="490" table:formula="of:=[.K22]+80" table:style-name="ce288">
            <text:p>490</text:p>
          </table:table-cell>
          <table:table-cell office:value-type="float" office:value="305" table:formula="of:=[.L22]+80" table:style-name="ce288">
            <text:p>305</text:p>
          </table:table-cell>
          <table:table-cell office:value-type="float" office:value="220" table:formula="of:=[.M22]+80" table:style-name="ce288">
            <text:p>220</text:p>
          </table:table-cell>
          <table:table-cell table:number-columns-repeated="16" table:style-name="ce281"/>
          <table:table-cell table:number-columns-repeated="2" table:style-name="ce300"/>
          <table:table-cell table:number-columns-repeated="2" table:style-name="ce281"/>
          <table:table-cell table:number-columns-repeated="3" table:style-name="ce282"/>
          <table:table-cell table:number-columns-repeated="2" table:style-name="ce281"/>
          <table:table-cell table:number-columns-repeated="4" table:style-name="ce299"/>
          <table:table-cell table:number-columns-repeated="4" table:style-name="ce281"/>
          <table:table-cell office:value-type="float" office:value="8" table:style-name="ce289">
            <text:p>8</text:p>
          </table:table-cell>
          <table:table-cell office:value-type="float" office:value="2.9000000000000001E-2" table:style-name="ce283">
            <text:p>0,029</text:p>
          </table:table-cell>
          <table:table-cell office:value-type="float" office:value="3.5000000000000003E-2" table:style-name="ce283">
            <text:p>0,035</text:p>
          </table:table-cell>
          <table:table-cell office:value-type="float" office:value="0.04" table:style-name="ce283">
            <text:p>0,04</text:p>
          </table:table-cell>
          <table:table-cell office:value-type="float" office:value="4.5999999999999999E-2" table:style-name="ce283">
            <text:p>0,046</text:p>
          </table:table-cell>
          <table:table-cell office:value-type="float" office:value="5.0999999999999997E-2" table:style-name="ce283">
            <text:p>0,051</text:p>
          </table:table-cell>
          <table:table-cell office:value-type="float" office:value="5.6000000000000001E-2" table:style-name="ce283">
            <text:p>0,056</text:p>
          </table:table-cell>
          <table:table-cell office:value-type="float" office:value="6.0999999999999999E-2" table:formula="of:=([.BA23]+[.BC23])/2" table:style-name="ce283">
            <text:p>0,061</text:p>
          </table:table-cell>
          <table:table-cell office:value-type="float" office:value="6.6000000000000003E-2" table:style-name="ce283">
            <text:p>0,066</text:p>
          </table:table-cell>
          <table:table-cell office:value-type="float" office:value="7.0500000000000007E-2" table:formula="of:=([.BC23]+[.BE23])/2" table:style-name="ce283">
            <text:p>0,0705</text:p>
          </table:table-cell>
          <table:table-cell office:value-type="float" office:value="7.4999999999999997E-2" table:style-name="ce283">
            <text:p>0,075</text:p>
          </table:table-cell>
          <table:table-cell office:value-type="float" office:value="7.9500000000000001E-2" table:formula="of:=([.BE23]+[.BG23])/2" table:style-name="ce283">
            <text:p>0,0795</text:p>
          </table:table-cell>
          <table:table-cell office:value-type="float" office:value="8.4000000000000005E-2" table:style-name="ce290">
            <text:p>0,084</text:p>
          </table:table-cell>
          <table:table-cell table:number-columns-repeated="5" table:style-name="ce281"/>
          <table:table-cell table:number-columns-repeated="16320"/>
        </table:table-row>
        <table:table-row table:style-name="ro7">
          <table:table-cell office:value-type="float" office:value="45" table:style-name="ce288">
            <text:p>45</text:p>
          </table:table-cell>
          <table:table-cell office:value-type="float" office:value="1660" table:formula="of:=[.B23]+80" table:style-name="ce288">
            <text:p>1660</text:p>
          </table:table-cell>
          <table:table-cell office:value-type="float" office:value="1160" table:formula="of:=[.C23]+80" table:style-name="ce288">
            <text:p>1160</text:p>
          </table:table-cell>
          <table:table-cell office:value-type="float" office:value="760" table:formula="of:=[.D23]+80" table:style-name="ce288">
            <text:p>760</text:p>
          </table:table-cell>
          <table:table-cell office:value-type="float" office:value="570" table:formula="of:=[.E23]+80" table:style-name="ce288">
            <text:p>570</text:p>
          </table:table-cell>
          <table:table-cell office:value-type="float" office:value="385" table:formula="of:=[.F23]+80" table:style-name="ce288">
            <text:p>385</text:p>
          </table:table-cell>
          <table:table-cell office:value-type="float" office:value="1660" table:formula="of:=[.G23]+80" table:style-name="ce288">
            <text:p>1660</text:p>
          </table:table-cell>
          <table:table-cell office:value-type="float" office:value="1160" table:formula="of:=[.H23]+80" table:style-name="ce288">
            <text:p>1160</text:p>
          </table:table-cell>
          <table:table-cell office:value-type="float" office:value="960" table:formula="of:=[.I23]+80" table:style-name="ce288">
            <text:p>960</text:p>
          </table:table-cell>
          <table:table-cell office:value-type="float" office:value="760" table:formula="of:=[.J23]+80" table:style-name="ce288">
            <text:p>760</text:p>
          </table:table-cell>
          <table:table-cell office:value-type="float" office:value="570" table:formula="of:=[.K23]+80" table:style-name="ce288">
            <text:p>570</text:p>
          </table:table-cell>
          <table:table-cell office:value-type="float" office:value="385" table:formula="of:=[.L23]+80" table:style-name="ce288">
            <text:p>385</text:p>
          </table:table-cell>
          <table:table-cell office:value-type="float" office:value="300" table:formula="of:=[.M23]+80" table:style-name="ce288">
            <text:p>300</text:p>
          </table:table-cell>
          <table:table-cell table:number-columns-repeated="16" table:style-name="ce281"/>
          <table:table-cell table:number-columns-repeated="2" table:style-name="ce300"/>
          <table:table-cell table:style-name="ce302"/>
          <table:table-cell table:style-name="ce281"/>
          <table:table-cell table:number-columns-repeated="3" table:style-name="ce282"/>
          <table:table-cell table:number-columns-repeated="2" table:style-name="ce281"/>
          <table:table-cell table:number-columns-repeated="4" table:style-name="ce299"/>
          <table:table-cell table:number-columns-repeated="4" table:style-name="ce281"/>
          <table:table-cell table:style-name="ce289"/>
          <table:table-cell table:number-columns-repeated="11" table:style-name="ce283"/>
          <table:table-cell table:style-name="ce290"/>
          <table:table-cell table:number-columns-repeated="5" table:style-name="ce281"/>
          <table:table-cell table:number-columns-repeated="16320"/>
        </table:table-row>
        <table:table-row table:style-name="ro7">
          <table:table-cell office:value-type="float" office:value="50" table:style-name="ce288">
            <text:p>50</text:p>
          </table:table-cell>
          <table:table-cell office:value-type="float" office:value="1740" table:formula="of:=[.B24]+80" table:style-name="ce288">
            <text:p>1740</text:p>
          </table:table-cell>
          <table:table-cell office:value-type="float" office:value="1240" table:formula="of:=[.C24]+80" table:style-name="ce288">
            <text:p>1240</text:p>
          </table:table-cell>
          <table:table-cell office:value-type="float" office:value="840" table:formula="of:=[.D24]+80" table:style-name="ce288">
            <text:p>840</text:p>
          </table:table-cell>
          <table:table-cell office:value-type="float" office:value="650" table:formula="of:=[.E24]+80" table:style-name="ce288">
            <text:p>650</text:p>
          </table:table-cell>
          <table:table-cell office:value-type="float" office:value="465" table:formula="of:=[.F24]+80" table:style-name="ce288">
            <text:p>465</text:p>
          </table:table-cell>
          <table:table-cell office:value-type="float" office:value="1740" table:formula="of:=[.G24]+80" table:style-name="ce288">
            <text:p>1740</text:p>
          </table:table-cell>
          <table:table-cell office:value-type="float" office:value="1240" table:formula="of:=[.H24]+80" table:style-name="ce288">
            <text:p>1240</text:p>
          </table:table-cell>
          <table:table-cell office:value-type="float" office:value="1040" table:formula="of:=[.I24]+80" table:style-name="ce288">
            <text:p>1040</text:p>
          </table:table-cell>
          <table:table-cell office:value-type="float" office:value="840" table:formula="of:=[.J24]+80" table:style-name="ce288">
            <text:p>840</text:p>
          </table:table-cell>
          <table:table-cell office:value-type="float" office:value="650" table:formula="of:=[.K24]+80" table:style-name="ce288">
            <text:p>650</text:p>
          </table:table-cell>
          <table:table-cell office:value-type="float" office:value="465" table:formula="of:=[.L24]+80" table:style-name="ce288">
            <text:p>465</text:p>
          </table:table-cell>
          <table:table-cell office:value-type="float" office:value="380" table:formula="of:=[.M24]+80" table:style-name="ce288">
            <text:p>380</text:p>
          </table:table-cell>
          <table:table-cell table:number-columns-repeated="18" table:style-name="ce281"/>
          <table:table-cell table:style-name="ce300"/>
          <table:table-cell table:style-name="ce281"/>
          <table:table-cell table:number-columns-repeated="3" table:style-name="ce282"/>
          <table:table-cell table:number-columns-repeated="10" table:style-name="ce281"/>
          <table:table-cell office:value-type="float" office:value="8.4" table:style-name="ce289">
            <text:p>8,4</text:p>
          </table:table-cell>
          <table:table-cell office:value-type="float" office:value="2.5999999999999999E-2" table:style-name="ce283">
            <text:p>0,026</text:p>
          </table:table-cell>
          <table:table-cell office:value-type="float" office:value="3.2000000000000001E-2" table:style-name="ce283">
            <text:p>0,032</text:p>
          </table:table-cell>
          <table:table-cell office:value-type="float" office:value="3.6999999999999998E-2" table:style-name="ce283">
            <text:p>0,037</text:p>
          </table:table-cell>
          <table:table-cell office:value-type="float" office:value="4.2000000000000003E-2" table:style-name="ce283">
            <text:p>0,042</text:p>
          </table:table-cell>
          <table:table-cell office:value-type="float" office:value="4.5999999999999999E-2" table:style-name="ce283">
            <text:p>0,046</text:p>
          </table:table-cell>
          <table:table-cell office:value-type="float" office:value="5.0999999999999997E-2" table:style-name="ce283">
            <text:p>0,051</text:p>
          </table:table-cell>
          <table:table-cell office:value-type="float" office:value="5.5499999999999994E-2" table:formula="of:=([.BA25]+[.BC25])/2" table:style-name="ce283">
            <text:p>0,0555</text:p>
          </table:table-cell>
          <table:table-cell office:value-type="float" office:value="0.06" table:style-name="ce283">
            <text:p>0,06</text:p>
          </table:table-cell>
          <table:table-cell office:value-type="float" office:value="6.4500000000000002E-2" table:formula="of:=([.BC25]+[.BE25])/2" table:style-name="ce283">
            <text:p>0,0645</text:p>
          </table:table-cell>
          <table:table-cell office:value-type="float" office:value="6.9000000000000006E-2" table:style-name="ce283">
            <text:p>0,069</text:p>
          </table:table-cell>
          <table:table-cell office:value-type="float" office:value="7.3000000000000009E-2" table:formula="of:=([.BE25]+[.BG25])/2" table:style-name="ce283">
            <text:p>0,073</text:p>
          </table:table-cell>
          <table:table-cell office:value-type="float" office:value="7.6999999999999999E-2" table:style-name="ce290">
            <text:p>0,077</text:p>
          </table:table-cell>
          <table:table-cell table:number-columns-repeated="5" table:style-name="ce281"/>
          <table:table-cell table:number-columns-repeated="16320"/>
        </table:table-row>
        <table:table-row table:style-name="ro7">
          <table:table-cell office:value-type="float" office:value="55" table:style-name="ce288">
            <text:p>55</text:p>
          </table:table-cell>
          <table:table-cell office:value-type="float" office:value="1820" table:formula="of:=[.B25]+80" table:style-name="ce288">
            <text:p>1820</text:p>
          </table:table-cell>
          <table:table-cell office:value-type="float" office:value="1320" table:formula="of:=[.C25]+80" table:style-name="ce288">
            <text:p>1320</text:p>
          </table:table-cell>
          <table:table-cell office:value-type="float" office:value="920" table:formula="of:=[.D25]+80" table:style-name="ce288">
            <text:p>920</text:p>
          </table:table-cell>
          <table:table-cell office:value-type="float" office:value="730" table:formula="of:=[.E25]+80" table:style-name="ce288">
            <text:p>730</text:p>
          </table:table-cell>
          <table:table-cell office:value-type="float" office:value="545" table:formula="of:=[.F25]+80" table:style-name="ce288">
            <text:p>545</text:p>
          </table:table-cell>
          <table:table-cell office:value-type="float" office:value="1820" table:formula="of:=[.G25]+80" table:style-name="ce288">
            <text:p>1820</text:p>
          </table:table-cell>
          <table:table-cell office:value-type="float" office:value="1320" table:formula="of:=[.H25]+80" table:style-name="ce288">
            <text:p>1320</text:p>
          </table:table-cell>
          <table:table-cell office:value-type="float" office:value="1120" table:formula="of:=[.I25]+80" table:style-name="ce288">
            <text:p>1120</text:p>
          </table:table-cell>
          <table:table-cell office:value-type="float" office:value="920" table:formula="of:=[.J25]+80" table:style-name="ce288">
            <text:p>920</text:p>
          </table:table-cell>
          <table:table-cell office:value-type="float" office:value="730" table:formula="of:=[.K25]+80" table:style-name="ce288">
            <text:p>730</text:p>
          </table:table-cell>
          <table:table-cell office:value-type="float" office:value="545" table:formula="of:=[.L25]+80" table:style-name="ce288">
            <text:p>545</text:p>
          </table:table-cell>
          <table:table-cell office:value-type="float" office:value="460" table:formula="of:=[.M25]+80" table:style-name="ce288">
            <text:p>460</text:p>
          </table:table-cell>
          <table:table-cell table:number-columns-repeated="16" table:style-name="ce281"/>
          <table:table-cell table:number-columns-repeated="2" table:style-name="ce300"/>
          <table:table-cell table:style-name="ce299"/>
          <table:table-cell table:style-name="ce281"/>
          <table:table-cell table:number-columns-repeated="3" table:style-name="ce282"/>
          <table:table-cell table:number-columns-repeated="10" table:style-name="ce281"/>
          <table:table-cell office:value-type="float" office:value="8.8000000000000007" table:style-name="ce289">
            <text:p>8,8</text:p>
          </table:table-cell>
          <table:table-cell office:value-type="float" office:value="2.4E-2" table:style-name="ce283">
            <text:p>0,024</text:p>
          </table:table-cell>
          <table:table-cell office:value-type="float" office:value="2.9000000000000001E-2" table:style-name="ce283">
            <text:p>0,029</text:p>
          </table:table-cell>
          <table:table-cell office:value-type="float" office:value="3.4000000000000002E-2" table:style-name="ce283">
            <text:p>0,034</text:p>
          </table:table-cell>
          <table:table-cell office:value-type="float" office:value="3.7999999999999999E-2" table:style-name="ce283">
            <text:p>0,038</text:p>
          </table:table-cell>
          <table:table-cell office:value-type="float" office:value="4.2000000000000003E-2" table:style-name="ce283">
            <text:p>0,042</text:p>
          </table:table-cell>
          <table:table-cell office:value-type="float" office:value="4.7E-2" table:style-name="ce283">
            <text:p>0,047</text:p>
          </table:table-cell>
          <table:table-cell office:value-type="float" office:value="5.1000000000000004E-2" table:formula="of:=([.BA26]+[.BC26])/2" table:style-name="ce283">
            <text:p>0,051</text:p>
          </table:table-cell>
          <table:table-cell office:value-type="float" office:value="5.5E-2" table:style-name="ce283">
            <text:p>0,055</text:p>
          </table:table-cell>
          <table:table-cell office:value-type="float" office:value="5.8999999999999997E-2" table:formula="of:=([.BC26]+[.BE26])/2" table:style-name="ce283">
            <text:p>0,059</text:p>
          </table:table-cell>
          <table:table-cell office:value-type="float" office:value="6.3E-2" table:style-name="ce283">
            <text:p>0,063</text:p>
          </table:table-cell>
          <table:table-cell office:value-type="float" office:value="6.6500000000000004E-2" table:formula="of:=([.BE26]+[.BG26])/2" table:style-name="ce283">
            <text:p>0,0665</text:p>
          </table:table-cell>
          <table:table-cell office:value-type="float" office:value="7.0000000000000007E-2" table:style-name="ce290">
            <text:p>0,07</text:p>
          </table:table-cell>
          <table:table-cell table:number-columns-repeated="5" table:style-name="ce281"/>
          <table:table-cell table:number-columns-repeated="16320"/>
        </table:table-row>
        <table:table-row table:style-name="ro33">
          <table:table-cell office:value-type="string" table:number-columns-spanned="13" table:number-rows-spanned="1" table:style-name="ce372">
            <text:p>bẢNG NỘI SUY (Q<text:span text:style-name="T23">p</text:span>)</text:p>
          </table:table-cell>
          <table:covered-table-cell table:number-columns-repeated="12"/>
          <table:table-cell table:number-columns-repeated="3" table:style-name="ce281"/>
          <table:table-cell office:value-type="string" table:number-columns-spanned="17" table:number-rows-spanned="1" table:style-name="ce395">
            <text:p>bẢNG NỘI SUY (F<text:span text:style-name="T23">s</text:span>)</text:p>
          </table:table-cell>
          <table:covered-table-cell table:number-columns-repeated="16"/>
          <table:table-cell table:number-columns-repeated="3" table:style-name="ce282"/>
          <table:table-cell table:number-columns-repeated="10" table:style-name="ce281"/>
          <table:table-cell office:value-type="float" office:value="9.1999999999999993" table:style-name="ce289">
            <text:p>9,2</text:p>
          </table:table-cell>
          <table:table-cell office:value-type="float" office:value="2.1999999999999999E-2" table:style-name="ce283">
            <text:p>0,022</text:p>
          </table:table-cell>
          <table:table-cell office:value-type="float" office:value="2.5999999999999999E-2" table:style-name="ce283">
            <text:p>0,026</text:p>
          </table:table-cell>
          <table:table-cell office:value-type="float" office:value="3.1E-2" table:style-name="ce283">
            <text:p>0,031</text:p>
          </table:table-cell>
          <table:table-cell office:value-type="float" office:value="3.5000000000000003E-2" table:style-name="ce283">
            <text:p>0,035</text:p>
          </table:table-cell>
          <table:table-cell office:value-type="float" office:value="3.9E-2" table:style-name="ce283">
            <text:p>0,039</text:p>
          </table:table-cell>
          <table:table-cell office:value-type="float" office:value="4.2999999999999997E-2" table:style-name="ce283">
            <text:p>0,043</text:p>
          </table:table-cell>
          <table:table-cell office:value-type="float" office:value="4.7E-2" table:formula="of:=([.BA27]+[.BC27])/2" table:style-name="ce283">
            <text:p>0,047</text:p>
          </table:table-cell>
          <table:table-cell office:value-type="float" office:value="5.0999999999999997E-2" table:style-name="ce283">
            <text:p>0,051</text:p>
          </table:table-cell>
          <table:table-cell office:value-type="float" office:value="5.45E-2" table:formula="of:=([.BC27]+[.BE27])/2" table:style-name="ce283">
            <text:p>0,0545</text:p>
          </table:table-cell>
          <table:table-cell office:value-type="float" office:value="5.8000000000000003E-2" table:style-name="ce283">
            <text:p>0,058</text:p>
          </table:table-cell>
          <table:table-cell office:value-type="float" office:value="6.1499999999999999E-2" table:formula="of:=([.BE27]+[.BG27])/2" table:style-name="ce283">
            <text:p>0,0615</text:p>
          </table:table-cell>
          <table:table-cell office:value-type="float" office:value="6.5000000000000002E-2" table:style-name="ce290">
            <text:p>0,065</text:p>
          </table:table-cell>
          <table:table-cell table:number-columns-repeated="5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formula="of:=[.G6]" table:style-name="ce305">
            <text:p>0</text:p>
          </table:table-cell>
          <table:table-cell office:value-type="float" office:value="0.1" table:formula="of:=[.H6]" table:style-name="ce305">
            <text:p>0,1</text:p>
          </table:table-cell>
          <table:table-cell office:value-type="float" office:value="0.2" table:formula="of:=[.I6]" table:style-name="ce305">
            <text:p>0,2</text:p>
          </table:table-cell>
          <table:table-cell office:value-type="float" office:value="0.3" table:formula="of:=[.J6]" table:style-name="ce305">
            <text:p>0,3</text:p>
          </table:table-cell>
          <table:table-cell office:value-type="float" office:value="0.4" table:formula="of:=[.K6]" table:style-name="ce305">
            <text:p>0,4</text:p>
          </table:table-cell>
          <table:table-cell office:value-type="float" office:value="0.5" table:formula="of:=[.L6]" table:style-name="ce305">
            <text:p>0,5</text:p>
          </table:table-cell>
          <table:table-cell office:value-type="float" office:value="0.6" table:formula="of:=[.M6]" table:style-name="ce305">
            <text:p>0,6</text:p>
          </table:table-cell>
          <table:table-cell office:value-type="float" office:value="0.3" table:formula="of:=INT([.P28]*10)/10" table:style-name="ce306">
            <text:p>0,30</text:p>
          </table:table-cell>
          <table:table-cell office:value-type="float" office:value="0.4" table:formula="of:=INT([.P28]*10)/10+0.1" table:style-name="ce306">
            <text:p>0,40</text:p>
          </table:table-cell>
          <table:table-cell office:value-type="float" office:value="0.30299999999999999" table:formula="of:=IF(OR([SCTcuacoc.$D$124]=&quot;c¸t sái&quot;;[SCTcuacoc.$D$124]=&quot;c¸t th«&quot;;[SCTcuacoc.$D$124]=&quot;c¸t th« võa&quot;;[SCTcuacoc.$D$124]=&quot;c¸t mÞn&quot;;[SCTcuacoc.$D$124]=&quot;c¸t bôi&quot;);1;[SCTcuacoc.$D$124])" table:style-name="ce307">
            <text:p>0,3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0.3" table:formula="of:=INT([.AG28]/0.1)/10" table:style-name="ce305">
            <text:p>0,3</text:p>
          </table:table-cell>
          <table:table-cell office:value-type="float" office:value="0.4" table:formula="of:=INT([.AG28]*10)/10+0.1" table:style-name="ce305">
            <text:p>0,4</text:p>
          </table:table-cell>
          <table:table-cell office:value-type="float" office:value="0.30299999999999999" table:formula="of:=[.P28]" table:style-name="ce309">
            <text:p>0,30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9.6" table:style-name="ce289">
            <text:p>9,6</text:p>
          </table:table-cell>
          <table:table-cell office:value-type="float" office:value="0.02" table:style-name="ce283">
            <text:p>0,02</text:p>
          </table:table-cell>
          <table:table-cell office:value-type="float" office:value="2.4E-2" table:style-name="ce283">
            <text:p>0,024</text:p>
          </table:table-cell>
          <table:table-cell office:value-type="float" office:value="2.8000000000000001E-2" table:style-name="ce283">
            <text:p>0,028</text:p>
          </table:table-cell>
          <table:table-cell office:value-type="float" office:value="3.2000000000000001E-2" table:style-name="ce283">
            <text:p>0,032</text:p>
          </table:table-cell>
          <table:table-cell office:value-type="float" office:value="3.5999999999999997E-2" table:style-name="ce283">
            <text:p>0,036</text:p>
          </table:table-cell>
          <table:table-cell office:value-type="float" office:value="0.04" table:style-name="ce283">
            <text:p>0,04</text:p>
          </table:table-cell>
          <table:table-cell office:value-type="float" office:value="4.3499999999999997E-2" table:formula="of:=([.BA28]+[.BC28])/2" table:style-name="ce283">
            <text:p>0,0435</text:p>
          </table:table-cell>
          <table:table-cell office:value-type="float" office:value="4.7E-2" table:style-name="ce283">
            <text:p>0,047</text:p>
          </table:table-cell>
          <table:table-cell office:value-type="float" office:value="5.0500000000000003E-2" table:formula="of:=([.BC28]+[.BE28])/2" table:style-name="ce283">
            <text:p>0,0505</text:p>
          </table:table-cell>
          <table:table-cell office:value-type="float" office:value="5.3999999999999999E-2" table:style-name="ce283">
            <text:p>0,054</text:p>
          </table:table-cell>
          <table:table-cell office:value-type="float" office:value="5.6999999999999995E-2" table:formula="of:=([.BE28]+[.BG28])/2" table:style-name="ce283">
            <text:p>0,057</text:p>
          </table:table-cell>
          <table:table-cell office:value-type="float" office:value="0.06" table:style-name="ce290">
            <text:p>0,06</text:p>
          </table:table-cell>
          <table:table-cell table:number-columns-repeated="5" table:style-name="ce281"/>
          <table:table-cell table:number-columns-repeated="16320"/>
        </table:table-row>
        <table:table-row table:style-name="ro7">
          <table:table-cell office:value-type="float" office:value="1" table:formula="of:=IF([.A31]&gt;10;INT([.A31]/5)*5;INT([.A31]))" table:style-name="ce310">
            <text:p>1</text:p>
          </table:table-cell>
          <table:table-cell office:value-type="float" office:value="250" table:formula="of:=IF([.A29]&lt;=35;VLOOKUP([.A29];[.$A$7:.$M$26];2);[.$B$26])" table:style-name="ce300">
            <text:p>250</text:p>
          </table:table-cell>
          <table:table-cell office:value-type="float" office:value="220" table:formula="of:=IF([.A29]&lt;=35;VLOOKUP([.A29];[.$A$7:.$M$26];3);[.$C$26])" table:style-name="ce300">
            <text:p>220</text:p>
          </table:table-cell>
          <table:table-cell office:value-type="float" office:value="103.33333333333333" table:formula="of:=IF([.A29]&lt;=35;VLOOKUP([.A29];[.$A$7:.$M$26];4);[.$D$26])" table:style-name="ce311">
            <text:p>103,3</text:p>
          </table:table-cell>
          <table:table-cell office:value-type="float" office:value="66.666666666666671" table:formula="of:=IF([.A29]&lt;=35;VLOOKUP([.A29];[.$A$7:.$M$26];5);[.$E$26])" table:style-name="ce311">
            <text:p>66,7</text:p>
          </table:table-cell>
          <table:table-cell office:value-type="float" office:value="36.666666666666664" table:formula="of:=IF([.A29]&lt;=35;VLOOKUP([.A29];[.$A$7:.$M$26];6);[.$F$26])" table:style-name="ce311">
            <text:p>36,7</text:p>
          </table:table-cell>
          <table:table-cell office:value-type="float" office:value="250" table:formula="of:=IF([.A29]&lt;=35;VLOOKUP([.A29];[.$A$7:.$M$26];7);[.$G$26])" table:style-name="ce300">
            <text:p>250</text:p>
          </table:table-cell>
          <table:table-cell office:value-type="float" office:value="133.33333333333334" table:formula="of:=IF([.A29]&lt;=35;VLOOKUP([.A29];[.$A$7:.$M$26];8);[.$H$26])" table:style-name="ce311">
            <text:p>133,3</text:p>
          </table:table-cell>
          <table:table-cell office:value-type="float" office:value="100" table:formula="of:=IF([.A29]&lt;=35;VLOOKUP([.A29];[.$A$7:.$M$26];9);[.$I$26])" table:style-name="ce311">
            <text:p>100,0</text:p>
          </table:table-cell>
          <table:table-cell office:value-type="float" office:value="66.666666666666671" table:formula="of:=IF([.A29]&lt;=35;VLOOKUP([.A29];[.$A$7:.$M$26];10);[.$J$26])" table:style-name="ce311">
            <text:p>66,7</text:p>
          </table:table-cell>
          <table:table-cell office:value-type="float" office:value="40" table:formula="of:=IF([.A29]&lt;=35;VLOOKUP([.A29];[.$A$7:.$M$26];11);[.$K$26])" table:style-name="ce311">
            <text:p>40,0</text:p>
          </table:table-cell>
          <table:table-cell office:value-type="float" office:value="36.666666666666664" table:formula="of:=IF([.A29]&lt;=35;VLOOKUP([.A29];[.$A$7:.$M$26];12);[.$L$26])" table:style-name="ce311">
            <text:p>36,7</text:p>
          </table:table-cell>
          <table:table-cell office:value-type="float" office:value="20" table:formula="of:=IF([.A29]&lt;=35;VLOOKUP([.A29];[.$A$7:.$M$26];13);[.$M$26])" table:style-name="ce300">
            <text:p>20</text:p>
          </table:table-cell>
          <table:table-cell table:number-columns-repeated="2" table:style-name="ce312"/>
          <table:table-cell office:value-type="float" office:value="69.160000000000011" table:formula="of:=IF([SCTcuacoc.$D$124]=&quot;c¸t sái&quot;;[.B31];IF([SCTcuacoc.$D$124]=&quot;c¸t th«&quot;;[.C31];IF([SCTcuacoc.$D$124]=&quot;c¸t th« võa&quot;;[.D31];IF([SCTcuacoc.$D$124]=&quot;c¸t mÞn&quot;;[.E31];IF([SCTcuacoc.$D$124]=&quot;c¸t bôi&quot;;[.F31];[.P31])))))" table:style-name="ce313">
            <text:p>69,16</text:p>
          </table:table-cell>
          <table:table-cell office:value-type="float" office:value="1" table:formula="of:=IF([.Q31]&lt;=10;INT([.Q31]);(INT([.Q31]/5)*5))" table:style-name="ce310">
            <text:p>1</text:p>
          </table:table-cell>
          <table:table-cell office:value-type="float" office:value="3.5" table:formula="of:=VLOOKUP([.Q29];[.$Q$7:.$AD$22];2)" table:style-name="ce300">
            <text:p>3,5</text:p>
          </table:table-cell>
          <table:table-cell office:value-type="float" office:value="3.5" table:formula="of:=VLOOKUP([.Q29];[.$Q$7:.$AD$22];3)" table:style-name="ce300">
            <text:p>3,5</text:p>
          </table:table-cell>
          <table:table-cell office:value-type="float" office:value="2.2999999999999998" table:formula="of:=VLOOKUP([.Q29];[.$Q$7:.$AD$22];4)" table:style-name="ce311">
            <text:p>2,3</text:p>
          </table:table-cell>
          <table:table-cell office:value-type="float" office:value="1.5" table:formula="of:=VLOOKUP([.Q29];[.$Q$7:.$AD$22];5)" table:style-name="ce300">
            <text:p>1,5</text:p>
          </table:table-cell>
          <table:table-cell office:value-type="float" office:value="1.5" table:formula="of:=VLOOKUP([.Q29];[.$Q$7:.$AD$22];5)" table:style-name="ce300">
            <text:p>1,5</text:p>
          </table:table-cell>
          <table:table-cell office:value-type="float" office:value="0.5" table:formula="of:=VLOOKUP([.Q29];[.$Q$7:.$AD$22];7)" table:style-name="ce300">
            <text:p>0,5</text:p>
          </table:table-cell>
          <table:table-cell table:style-name="ce300"/>
          <table:table-cell office:value-type="float" office:value="0" table:formula="of:=VLOOKUP([.Q29];[.$Q$7:.$AD$22];8)" table:style-name="ce300">
            <text:p>0</text:p>
          </table:table-cell>
          <table:table-cell table:style-name="ce300"/>
          <table:table-cell office:value-type="float" office:value="0.4" table:formula="of:=VLOOKUP([.Q29];[.$Q$7:.$AD$22];9)" table:style-name="ce300">
            <text:p>0,4</text:p>
          </table:table-cell>
          <table:table-cell table:style-name="ce300"/>
          <table:table-cell office:value-type="float" office:value="0" table:formula="of:=VLOOKUP([.Q29];[.$Q$7:.$AD$22];10)" table:style-name="ce300">
            <text:p>0</text:p>
          </table:table-cell>
          <table:table-cell office:value-type="float" office:value="0.4" table:formula="of:=VLOOKUP([.Q29];[.$Q$7:.$AD$22];11)" table:style-name="ce300">
            <text:p>0,4</text:p>
          </table:table-cell>
          <table:table-cell office:value-type="float" office:value="2.335" table:formula="of:=HLOOKUP([.AE28];[.R28:.AD31];4)" table:style-name="ce311">
            <text:p>2,3</text:p>
          </table:table-cell>
          <table:table-cell office:value-type="float" office:value="1.53" table:formula="of:=HLOOKUP([.AF28];[.R28:.AD31];4)" table:style-name="ce300">
            <text:p>1,53</text:p>
          </table:table-cell>
          <table:table-cell office:value-type="float" office:value="2.3108499999999998" table:formula="of:=[.AE29]+([.AF29]-[.AE29])*([.AG28]-[.AE28])/([.AF28]-[.AE28])" table:style-name="ce314">
            <text:p>2,3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10" table:style-name="ce289">
            <text:p>10</text:p>
          </table:table-cell>
          <table:table-cell office:value-type="float" office:value="1.9E-2" table:style-name="ce283">
            <text:p>0,019</text:p>
          </table:table-cell>
          <table:table-cell office:value-type="float" office:value="2.1999999999999999E-2" table:style-name="ce283">
            <text:p>0,022</text:p>
          </table:table-cell>
          <table:table-cell office:value-type="float" office:value="2.5999999999999999E-2" table:style-name="ce283">
            <text:p>0,026</text:p>
          </table:table-cell>
          <table:table-cell office:value-type="float" office:value="0.03" table:style-name="ce283">
            <text:p>0,03</text:p>
          </table:table-cell>
          <table:table-cell office:value-type="float" office:value="3.3000000000000002E-2" table:style-name="ce283">
            <text:p>0,033</text:p>
          </table:table-cell>
          <table:table-cell office:value-type="float" office:value="3.6999999999999998E-2" table:style-name="ce283">
            <text:p>0,037</text:p>
          </table:table-cell>
          <table:table-cell office:value-type="float" office:value="4.0499999999999994E-2" table:formula="of:=([.BA29]+[.BC29])/2" table:style-name="ce283">
            <text:p>0,0405</text:p>
          </table:table-cell>
          <table:table-cell office:value-type="float" office:value="4.3999999999999997E-2" table:style-name="ce283">
            <text:p>0,044</text:p>
          </table:table-cell>
          <table:table-cell office:value-type="float" office:value="4.7E-2" table:formula="of:=([.BC29]+[.BE29])/2" table:style-name="ce283">
            <text:p>0,047</text:p>
          </table:table-cell>
          <table:table-cell office:value-type="float" office:value="0.05" table:style-name="ce283">
            <text:p>0,05</text:p>
          </table:table-cell>
          <table:table-cell office:value-type="float" office:value="5.3000000000000005E-2" table:formula="of:=([.BE29]+[.BG29])/2" table:style-name="ce283">
            <text:p>0,053</text:p>
          </table:table-cell>
          <table:table-cell office:value-type="float" office:value="5.6000000000000001E-2" table:style-name="ce290">
            <text:p>0,056</text:p>
          </table:table-cell>
          <table:table-cell table:number-columns-repeated="5" table:style-name="ce281"/>
          <table:table-cell table:number-columns-repeated="16320"/>
        </table:table-row>
        <table:table-row table:style-name="ro7">
          <table:table-cell office:value-type="float" office:value="2" table:formula="of:=IF([.A31]&gt;10;INT([.A31]/5)*5+5;INT([.A31])+1)" table:style-name="ce310">
            <text:p>2</text:p>
          </table:table-cell>
          <table:table-cell office:value-type="float" office:value="500" table:formula="of:=IF([.A30]&lt;=35;VLOOKUP([.A30];[.$A$7:.$M$22];2);[.$B$26])" table:style-name="ce300">
            <text:p>500</text:p>
          </table:table-cell>
          <table:table-cell office:value-type="float" office:value="440" table:formula="of:=IF([.A30]&lt;=35;VLOOKUP([.A30];[.$A$7:.$M$22];3);[.$C$26])" table:style-name="ce300">
            <text:p>440</text:p>
          </table:table-cell>
          <table:table-cell office:value-type="float" office:value="206.66666666666666" table:formula="of:=IF([.A30]&lt;=35;VLOOKUP([.A30];[.$A$7:.$M$22];4);[.$D$26])" table:style-name="ce311">
            <text:p>206,7</text:p>
          </table:table-cell>
          <table:table-cell office:value-type="float" office:value="133.33333333333334" table:formula="of:=IF([.$A$30]&lt;=35;VLOOKUP([.$A$30];[.$A$7:.$M$22];5);[.$E$26])" table:style-name="ce311">
            <text:p>133,3</text:p>
          </table:table-cell>
          <table:table-cell office:value-type="float" office:value="73.333333333333329" table:formula="of:=IF([.A30]&lt;=35;VLOOKUP([.A30];[.$A$7:.$M$22];6);[.$F$26])" table:style-name="ce311">
            <text:p>73,3</text:p>
          </table:table-cell>
          <table:table-cell office:value-type="float" office:value="500" table:formula="of:=IF([.A30]&lt;=35;VLOOKUP([.A30];[.$A$7:.$M$22];7);[.$G$26])" table:style-name="ce315">
            <text:p>500</text:p>
          </table:table-cell>
          <table:table-cell office:value-type="float" office:value="266.66666666666669" table:formula="of:=IF([.A30]&lt;=35;VLOOKUP([.A30];[.$A$7:.$M$22];8);[.$H$26])" table:style-name="ce311">
            <text:p>266,7</text:p>
          </table:table-cell>
          <table:table-cell office:value-type="float" office:value="200" table:formula="of:=IF([.A30]&lt;=35;VLOOKUP([.A30];[.$A$7:.$M$22];9);[.$I$26])" table:style-name="ce315">
            <text:p>200</text:p>
          </table:table-cell>
          <table:table-cell office:value-type="float" office:value="133.33333333333334" table:formula="of:=IF([.A30]&lt;=35;VLOOKUP([.A30];[.$A$7:.$M$22];10);[.$J$26])" table:style-name="ce311">
            <text:p>133,3</text:p>
          </table:table-cell>
          <table:table-cell office:value-type="float" office:value="80" table:formula="of:=IF([.A30]&lt;=35;VLOOKUP([.A30];[.$A$7:.$M$22];11);[.$K$26])" table:style-name="ce315">
            <text:p>80</text:p>
          </table:table-cell>
          <table:table-cell office:value-type="float" office:value="73.333333333333329" table:formula="of:=IF([.A30]&lt;=35;VLOOKUP([.A30];[.$A$7:.$M$22];12);[.$L$26])" table:style-name="ce311">
            <text:p>73,3</text:p>
          </table:table-cell>
          <table:table-cell office:value-type="float" office:value="40" table:formula="of:=IF([.A30]&lt;=35;VLOOKUP([.A30];[.$A$7:.$M$22];13);[.$M$26])" table:style-name="ce315">
            <text:p>40</text:p>
          </table:table-cell>
          <table:table-cell table:number-columns-repeated="3" table:style-name="ce312"/>
          <table:table-cell office:value-type="float" office:value="2" table:formula="of:=IF([.Q31]&lt;=10;INT([.Q31])+1;(INT([.Q31]/5)*5+5))" table:style-name="ce310">
            <text:p>2</text:p>
          </table:table-cell>
          <table:table-cell office:value-type="float" office:value="4.2" table:formula="of:=VLOOKUP([.Q30];[.$Q$7:.$AD$22];2)" table:style-name="ce300">
            <text:p>4,2</text:p>
          </table:table-cell>
          <table:table-cell office:value-type="float" office:value="4.2" table:formula="of:=VLOOKUP([.Q30];[.$Q$7:.$AD$22];3)" table:style-name="ce300">
            <text:p>4,2</text:p>
          </table:table-cell>
          <table:table-cell office:value-type="float" office:value="3" table:formula="of:=VLOOKUP([.Q30];[.$Q$7:.$AD$22];4)" table:style-name="ce311">
            <text:p>3,0</text:p>
          </table:table-cell>
          <table:table-cell office:value-type="float" office:value="2.1" table:formula="of:=VLOOKUP([.Q30];[.$Q$7:.$AD$22];5)" table:style-name="ce300">
            <text:p>2,1</text:p>
          </table:table-cell>
          <table:table-cell office:value-type="float" office:value="2.1" table:formula="of:=VLOOKUP([.Q30];[.$Q$7:.$AD$22];5)" table:style-name="ce300">
            <text:p>2,1</text:p>
          </table:table-cell>
          <table:table-cell office:value-type="float" office:value="1.2" table:formula="of:=VLOOKUP([.Q30];[.$Q$7:.$AD$22];7)" table:style-name="ce300">
            <text:p>1,2</text:p>
          </table:table-cell>
          <table:table-cell table:style-name="ce300"/>
          <table:table-cell office:value-type="float" office:value="0" table:formula="of:=VLOOKUP([.Q30];[.$Q$7:.$AD$22];8)" table:style-name="ce300">
            <text:p>0</text:p>
          </table:table-cell>
          <table:table-cell table:style-name="ce300"/>
          <table:table-cell office:value-type="float" office:value="0.7" table:formula="of:=VLOOKUP([.Q30];[.$Q$7:.$AD$22];9)" table:style-name="ce300">
            <text:p>0,7</text:p>
          </table:table-cell>
          <table:table-cell table:style-name="ce300"/>
          <table:table-cell office:value-type="float" office:value="0" table:formula="of:=VLOOKUP([.Q30];[.$Q$7:.$AD$22];10)" table:style-name="ce300">
            <text:p>0</text:p>
          </table:table-cell>
          <table:table-cell office:value-type="float" office:value="0.5" table:formula="of:=VLOOKUP([.Q30];[.$Q$7:.$AD$22];11)" table:style-name="ce300">
            <text:p>0,5</text:p>
          </table:table-cell>
          <table:table-cell table:number-columns-repeated="2" table:style-name="ce281"/>
          <table:table-cell table:style-name="ce316"/>
          <table:table-cell table:number-columns-repeated="3" table:style-name="ce282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30]/0.2)*0.2" table:style-name="ce318">
            <text:p>#REF!</text:p>
          </table:table-cell>
          <table:table-cell office:value-type="float" office:value="0" table:formula="of:=[.BI30]+0.2" table:style-name="ce320">
            <text:p>#REF!</text:p>
          </table:table-cell>
          <table:table-cell office:value-type="float" office:value="0" table:formula="of:=([.BJ31]-[.BI31])/0.2*([.BH30]-[.BI30])+[.BI31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office:value-type="float" office:value="1.05" table:formula="of:=[SCTcuacoc.G124]" table:style-name="ce322">
            <text:p>1,05</text:p>
          </table:table-cell>
          <table:table-cell office:value-type="float" office:value="262.5" table:formula="of:=[.B29]+([.B30]-[.B29])/([.A30]-[.A29])*([.A31]-[.A29])" table:style-name="ce323">
            <text:p>262,5</text:p>
          </table:table-cell>
          <table:table-cell office:value-type="float" office:value="231" table:formula="of:=[.C29]+([.C30]-[.C29])/([.A30]-[.A29])*([.A31]-[.A29])" table:style-name="ce323">
            <text:p>231</text:p>
          </table:table-cell>
          <table:table-cell office:value-type="float" office:value="108.5" table:formula="of:=[.D29]+([.D30]-[.D29])/([.A30]-[.A29])*([.A31]-[.A29])" table:style-name="ce324">
            <text:p>108,5</text:p>
          </table:table-cell>
          <table:table-cell office:value-type="float" office:value="70.000000000000014" table:formula="of:=[.E29]+([.E30]-[.E29])/([.A30]-[.A29])*([.A31]-[.A29])" table:style-name="ce324">
            <text:p>70,0</text:p>
          </table:table-cell>
          <table:table-cell office:value-type="float" office:value="38.5" table:formula="of:=[.F29]+([.F30]-[.F29])/([.A30]-[.A29])*([.A31]-[.A29])" table:style-name="ce324">
            <text:p>38,5</text:p>
          </table:table-cell>
          <table:table-cell office:value-type="float" office:value="262.5" table:formula="of:=[.G29]+([.G30]-[.G29])/([.A30]-[.A29])*([.A31]-[.A29])" table:style-name="ce324">
            <text:p>262,5</text:p>
          </table:table-cell>
          <table:table-cell office:value-type="float" office:value="140.00000000000003" table:formula="of:=[.H29]+([.H30]-[.H29])/([.A30]-[.A29])*([.A31]-[.A29])" table:style-name="ce324">
            <text:p>140,0</text:p>
          </table:table-cell>
          <table:table-cell office:value-type="float" office:value="105" table:formula="of:=[.I29]+([.I30]-[.I29])/([.A30]-[.A29])*([.A31]-[.A29])" table:style-name="ce324">
            <text:p>105,0</text:p>
          </table:table-cell>
          <table:table-cell office:value-type="float" office:value="70.000000000000014" table:formula="of:=[.J29]+([.J30]-[.J29])/([.A30]-[.A29])*([.A31]-[.A29])" table:style-name="ce324">
            <text:p>70,0</text:p>
          </table:table-cell>
          <table:table-cell office:value-type="float" office:value="42" table:formula="of:=[.K29]+([.K30]-[.K29])/([.A30]-[.A29])*([.A31]-[.A29])" table:style-name="ce324">
            <text:p>42,0</text:p>
          </table:table-cell>
          <table:table-cell office:value-type="float" office:value="38.5" table:formula="of:=[.L29]+([.L30]-[.L29])/([.A30]-[.A29])*([.A31]-[.A29])" table:style-name="ce324">
            <text:p>38,5</text:p>
          </table:table-cell>
          <table:table-cell office:value-type="float" office:value="21" table:formula="of:=[.M29]+([.M30]-[.M29])/([.A30]-[.A29])*([.A31]-[.A29])" table:style-name="ce324">
            <text:p>21,0</text:p>
          </table:table-cell>
          <table:table-cell office:value-type="float" office:value="70.000000000000014" table:formula="of:=HLOOKUP([.N28];[.G28:.M31];4)" table:style-name="ce325">
            <text:p>70,00</text:p>
          </table:table-cell>
          <table:table-cell office:value-type="float" office:value="42" table:formula="of:=HLOOKUP([.O28];[.G28:.M31];4)" table:style-name="ce325">
            <text:p>42,00</text:p>
          </table:table-cell>
          <table:table-cell office:value-type="float" office:value="69.160000000000011" table:formula="of:=[.N31]+([.O31]-[.N31])*([.P28]-[.N28])/([.O28]-[.N28])" table:style-name="ce325">
            <text:p>69,16</text:p>
          </table:table-cell>
          <table:table-cell office:value-type="float" office:value="1.05" table:formula="of:=[.A31]" table:style-name="ce322">
            <text:p>1,05</text:p>
          </table:table-cell>
          <table:table-cell office:value-type="float" office:value="3.5350000000000001" table:formula="of:=[.R29]+([.R30]-[.R29])*([.Q31]-[.Q29])/([.Q30]-[.Q29])" table:style-name="ce323">
            <text:p>3,535</text:p>
          </table:table-cell>
          <table:table-cell office:value-type="float" office:value="3.5350000000000001" table:formula="of:=[.S29]+([.S30]-[.S29])*([.Q31]-[.Q29])/([.Q30]-[.Q29])" table:style-name="ce323">
            <text:p>3,535</text:p>
          </table:table-cell>
          <table:table-cell office:value-type="float" office:value="2.335" table:formula="of:=[.T29]+([.T30]-[.T29])*([.Q31]-[.Q29])/([.Q30]-[.Q29])" table:style-name="ce324">
            <text:p>2,3</text:p>
          </table:table-cell>
          <table:table-cell office:value-type="float" office:value="1.53" table:formula="of:=[.U29]+([.U30]-[.U29])*([.Q31]-[.Q29])/([.Q30]-[.Q29])" table:style-name="ce323">
            <text:p>1,53</text:p>
          </table:table-cell>
          <table:table-cell office:value-type="float" office:value="1.53" table:formula="of:=[.V29]+([.V30]-[.V29])*([.Q31]-[.Q29])/([.Q30]-[.Q29])" table:style-name="ce323">
            <text:p>1,53</text:p>
          </table:table-cell>
          <table:table-cell office:value-type="float" office:value="0.53500000000000003" table:formula="of:=[.W29]+([.W30]-[.W29])*([.Q31]-[.Q29])/([.Q30]-[.Q29])" table:style-name="ce323">
            <text:p>0,535</text:p>
          </table:table-cell>
          <table:table-cell table:style-name="ce323"/>
          <table:table-cell office:value-type="float" office:value="0" table:formula="of:=[.Y29]+([.Y30]-[.Y29])*([.Q31]-[.Q29])/([.Q30]-[.Q29])" table:style-name="ce323">
            <text:p>0</text:p>
          </table:table-cell>
          <table:table-cell table:style-name="ce323"/>
          <table:table-cell office:value-type="float" office:value="0.41500000000000004" table:formula="of:=[.AA29]+([.AA30]-[.AA29])*([.Q31]-[.Q29])/([.Q30]-[.Q29])" table:style-name="ce323">
            <text:p>0,415</text:p>
          </table:table-cell>
          <table:table-cell table:style-name="ce323"/>
          <table:table-cell office:value-type="float" office:value="0" table:formula="of:=[.AC29]+([.AC30]-[.AC29])*([.Q31]-[.Q29])/([.Q30]-[.Q29])" table:style-name="ce323">
            <text:p>0</text:p>
          </table:table-cell>
          <table:table-cell office:value-type="float" office:value="0.40500000000000003" table:formula="of:=[.AD29]+([.AD30]-[.AD29])*([.Q31]-[.Q29])/([.Q30]-[.Q29])" table:style-name="ce323">
            <text:p>0,405</text:p>
          </table:table-cell>
          <table:table-cell table:number-columns-repeated="2" table:style-name="ce323"/>
          <table:table-cell office:value-type="float" office:value="2.3108499999999998" table:formula="of:=IF(OR([SCTcuacoc.D124]=&quot;c¸t sái&quot;;[SCTcuacoc.D124]=&quot;c¸t th«&quot;;[SCTcuacoc.D124]=&quot;c¸t th« võa&quot;);[.S31];IF([SCTcuacoc.D124]=&quot;c¸t mÞn&quot;;[.T31];IF([SCTcuacoc.D124]=&quot;c¸t bôi&quot;;[.U31];[.AG29])))" table:style-name="ce326">
            <text:p>2,3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32];[.$AU$3:.$BG$29];2)" table:style-name="ce300">
            <text:p>#REF!</text:p>
          </table:table-cell>
          <table:table-cell office:value-type="float" office:value="0" table:formula="of:=VLOOKUP([.AU32];[.$AU$3:.$BG$29];3)" table:style-name="ce300">
            <text:p>#REF!</text:p>
          </table:table-cell>
          <table:table-cell office:value-type="float" office:value="0" table:formula="of:=VLOOKUP([.AU32];[.$AU$3:.$BG$29];4)" table:style-name="ce300">
            <text:p>#REF!</text:p>
          </table:table-cell>
          <table:table-cell office:value-type="float" office:value="0" table:formula="of:=VLOOKUP([.AU32];[.$AU$3:.$BG$29];5)" table:style-name="ce300">
            <text:p>#REF!</text:p>
          </table:table-cell>
          <table:table-cell office:value-type="float" office:value="0" table:formula="of:=VLOOKUP([.AU32];[.$AU$3:.$BG$29];6)" table:style-name="ce300">
            <text:p>#REF!</text:p>
          </table:table-cell>
          <table:table-cell office:value-type="float" office:value="0" table:formula="of:=VLOOKUP([.AU32];[.$AU$3:.$BG$29];7)" table:style-name="ce300">
            <text:p>#REF!</text:p>
          </table:table-cell>
          <table:table-cell office:value-type="float" office:value="0" table:formula="of:=VLOOKUP([.AU32];[.$AU$3:.$BG$29];8)" table:style-name="ce300">
            <text:p>#REF!</text:p>
          </table:table-cell>
          <table:table-cell office:value-type="float" office:value="0" table:formula="of:=VLOOKUP([.AU32];[.$AU$3:.$BG$29];9)" table:style-name="ce300">
            <text:p>#REF!</text:p>
          </table:table-cell>
          <table:table-cell office:value-type="float" office:value="0" table:formula="of:=VLOOKUP([.AU32];[.$AU$3:.$BG$29];10)" table:style-name="ce300">
            <text:p>#REF!</text:p>
          </table:table-cell>
          <table:table-cell office:value-type="float" office:value="0" table:formula="of:=VLOOKUP([.AU32];[.$AU$3:.$BG$29];11)" table:style-name="ce300">
            <text:p>#REF!</text:p>
          </table:table-cell>
          <table:table-cell office:value-type="float" office:value="0" table:formula="of:=VLOOKUP([.AU32];[.$AU$3:.$BG$29];12)" table:style-name="ce300">
            <text:p>#REF!</text:p>
          </table:table-cell>
          <table:table-cell office:value-type="float" office:value="0" table:formula="of:=VLOOKUP([.AU32];[.$AU$3:.$BG$29];13)" table:style-name="ce300">
            <text:p>#REF!</text:p>
          </table:table-cell>
          <table:table-cell table:style-name="ce300"/>
          <table:table-cell office:value-type="float" office:value="0" table:formula="of:=HLOOKUP([.BI30];[.AV30:.BG33];4)" table:style-name="ce300">
            <text:p>#REF!</text:p>
          </table:table-cell>
          <table:table-cell office:value-type="float" office:value="0" table:formula="of:=HLOOKUP([.BJ30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5" table:style-name="ce300"/>
          <table:table-cell table:style-name="ce323"/>
          <table:table-cell table:number-columns-repeated="3" table:style-name="ce282"/>
          <table:table-cell table:number-columns-repeated="10" table:style-name="ce281"/>
          <table:table-cell office:value-type="float" office:value="0" table:formula="of:=INT([.AU31]/0.4)*0.4" table:style-name="ce331">
            <text:p>#REF!</text:p>
          </table:table-cell>
          <table:table-cell office:value-type="float" office:value="0" table:formula="of:=VLOOKUP([.AU33];[.$AU$3:.$BG$29];2)" table:style-name="ce300">
            <text:p>#REF!</text:p>
          </table:table-cell>
          <table:table-cell office:value-type="float" office:value="0" table:formula="of:=VLOOKUP([.AU33];[.$AU$3:.$BG$29];3)" table:style-name="ce300">
            <text:p>#REF!</text:p>
          </table:table-cell>
          <table:table-cell office:value-type="float" office:value="0" table:formula="of:=VLOOKUP([.AU33];[.$AU$3:.$BG$29];4)" table:style-name="ce300">
            <text:p>#REF!</text:p>
          </table:table-cell>
          <table:table-cell office:value-type="float" office:value="0" table:formula="of:=VLOOKUP([.AU33];[.$AU$3:.$BG$29];5)" table:style-name="ce300">
            <text:p>#REF!</text:p>
          </table:table-cell>
          <table:table-cell office:value-type="float" office:value="0" table:formula="of:=VLOOKUP([.AU33];[.$AU$3:.$BG$29];6)" table:style-name="ce300">
            <text:p>#REF!</text:p>
          </table:table-cell>
          <table:table-cell office:value-type="float" office:value="0" table:formula="of:=VLOOKUP([.AU33];[.$AU$3:.$BG$29];7)" table:style-name="ce300">
            <text:p>#REF!</text:p>
          </table:table-cell>
          <table:table-cell office:value-type="float" office:value="0" table:formula="of:=VLOOKUP([.AU33];[.$AU$3:.$BG$29];8)" table:style-name="ce300">
            <text:p>#REF!</text:p>
          </table:table-cell>
          <table:table-cell office:value-type="float" office:value="0" table:formula="of:=VLOOKUP([.AU33];[.$AU$3:.$BG$29];9)" table:style-name="ce300">
            <text:p>#REF!</text:p>
          </table:table-cell>
          <table:table-cell office:value-type="float" office:value="0" table:formula="of:=VLOOKUP([.AU33];[.$AU$3:.$BG$29];10)" table:style-name="ce300">
            <text:p>#REF!</text:p>
          </table:table-cell>
          <table:table-cell office:value-type="float" office:value="0" table:formula="of:=VLOOKUP([.AU33];[.$AU$3:.$BG$29];11)" table:style-name="ce300">
            <text:p>#REF!</text:p>
          </table:table-cell>
          <table:table-cell office:value-type="float" office:value="0" table:formula="of:=VLOOKUP([.AU33];[.$AU$3:.$BG$29];12)" table:style-name="ce300">
            <text:p>#REF!</text:p>
          </table:table-cell>
          <table:table-cell office:value-type="float" office:value="0" table:formula="of:=VLOOKUP([.AU33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05">
            <text:p>0</text:p>
          </table:table-cell>
          <table:table-cell office:value-type="float" office:value="0.1" table:style-name="ce305">
            <text:p>0,1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office:value-type="float" office:value="0.2" table:formula="of:=INT([.P33]*10)/10" table:style-name="ce305">
            <text:p>0,2</text:p>
          </table:table-cell>
          <table:table-cell office:value-type="float" office:value="0.30000000000000004" table:formula="of:=INT([.P33]*10)/10+0.1" table:style-name="ce305">
            <text:p>0,3</text:p>
          </table:table-cell>
          <table:table-cell office:value-type="float" office:value="0.26200000000000001" table:formula="of:=IF(OR([SCTcuacoc.$D$125]=&quot;c¸t sái&quot;;[SCTcuacoc.$D$125]=&quot;c¸t th«&quot;;[SCTcuacoc.$D$125]=&quot;c¸t th« võa&quot;;[SCTcuacoc.$D$125]=&quot;c¸t mÞn&quot;;[SCTcuacoc.$D$125]=&quot;c¸t bôi&quot;);1;[SCTcuacoc.$D$125])" table:style-name="ce307">
            <text:p>0,26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0.2" table:formula="of:=INT([.AG33]/0.1)/10" table:style-name="ce305">
            <text:p>0,2</text:p>
          </table:table-cell>
          <table:table-cell office:value-type="float" office:value="0.30000000000000004" table:formula="of:=INT([.AG33]*10)/10+0.1" table:style-name="ce305">
            <text:p>0,3</text:p>
          </table:table-cell>
          <table:table-cell office:value-type="float" office:value="0.26200000000000001" table:formula="of:=[.P33]" table:style-name="ce332">
            <text:p>0,26</text:p>
          </table:table-cell>
          <table:table-cell table:style-name="ce333"/>
          <table:table-cell table:number-columns-repeated="2" table:style-name="ce282"/>
          <table:table-cell table:number-columns-repeated="10" table:style-name="ce281"/>
          <table:table-cell office:value-type="float" office:value="0" table:formula="of:=INT([.AU31]/0.4)*0.4+0.4" table:style-name="ce334">
            <text:p>#REF!</text:p>
          </table:table-cell>
          <table:table-cell office:value-type="float" office:value="0" table:formula="of:=([.AV32]-[.AV31])/0.4*([.AU31]-[.AU32])+[.AV31]" table:style-name="ce323">
            <text:p>#REF!</text:p>
          </table:table-cell>
          <table:table-cell office:value-type="float" office:value="0" table:formula="of:=([.AW32]-[.AW31])/0.4*([.AU31]-[.AU32])+[.AW31]" table:style-name="ce323">
            <text:p>#REF!</text:p>
          </table:table-cell>
          <table:table-cell office:value-type="float" office:value="0" table:formula="of:=([.AX32]-[.AX31])/0.4*([.AU31]-[.AU32])+[.AX31]" table:style-name="ce323">
            <text:p>#REF!</text:p>
          </table:table-cell>
          <table:table-cell office:value-type="float" office:value="0" table:formula="of:=([.AY32]-[.AY31])/0.4*([.AU31]-[.AU32])+[.AY31]" table:style-name="ce323">
            <text:p>#REF!</text:p>
          </table:table-cell>
          <table:table-cell office:value-type="float" office:value="0" table:formula="of:=([.AZ32]-[.AZ31])/0.4*([.AU31]-[.AU32])+[.AZ31]" table:style-name="ce323">
            <text:p>#REF!</text:p>
          </table:table-cell>
          <table:table-cell office:value-type="float" office:value="0" table:formula="of:=([.BA32]-[.BA31])/0.4*([.AU31]-[.AU32])+[.BA31]" table:style-name="ce323">
            <text:p>#REF!</text:p>
          </table:table-cell>
          <table:table-cell office:value-type="float" office:value="0" table:formula="of:=([.BB32]-[.BB31])/0.4*([.AU31]-[.AU32])+[.BB31]" table:style-name="ce323">
            <text:p>#REF!</text:p>
          </table:table-cell>
          <table:table-cell office:value-type="float" office:value="0" table:formula="of:=([.BC32]-[.BC31])/0.4*([.AU31]-[.AU32])+[.BC31]" table:style-name="ce323">
            <text:p>#REF!</text:p>
          </table:table-cell>
          <table:table-cell office:value-type="float" office:value="0" table:formula="of:=([.BD32]-[.BD31])/0.4*([.AU31]-[.AU32])+[.BD31]" table:style-name="ce323">
            <text:p>#REF!</text:p>
          </table:table-cell>
          <table:table-cell office:value-type="float" office:value="0" table:formula="of:=([.BE32]-[.BE31])/0.4*([.AU31]-[.AU32])+[.BE31]" table:style-name="ce323">
            <text:p>#REF!</text:p>
          </table:table-cell>
          <table:table-cell office:value-type="float" office:value="0" table:formula="of:=([.BF32]-[.BF31])/0.4*([.AU31]-[.AU32])+[.BF31]" table:style-name="ce323">
            <text:p>#REF!</text:p>
          </table:table-cell>
          <table:table-cell office:value-type="float" office:value="0" table:formula="of:=([.BG32]-[.BG31])/0.4*([.AU31]-[.AU32])+[.BG31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office:value-type="float" office:value="3" table:formula="of:=IF([.A36]&gt;10;INT([.A36]/5)*5;INT([.A36]))" table:style-name="ce310">
            <text:p>3</text:p>
          </table:table-cell>
          <table:table-cell office:value-type="float" office:value="750" table:formula="of:=IF([.A34]&lt;=35;VLOOKUP([.A34];[.$A$7:.$M$26];2);[.$B$26])" table:style-name="ce300">
            <text:p>750</text:p>
          </table:table-cell>
          <table:table-cell office:value-type="float" office:value="660" table:formula="of:=IF([.A34]&lt;=35;VLOOKUP([.A34];[.$A$7:.$M$26];3);[.$C$26])" table:style-name="ce300">
            <text:p>660</text:p>
          </table:table-cell>
          <table:table-cell office:value-type="float" office:value="310" table:formula="of:=IF([.A34]&lt;=35;VLOOKUP([.A34];[.$A$7:.$M$26];4);[.$D$26])" table:style-name="ce311">
            <text:p>310,0</text:p>
          </table:table-cell>
          <table:table-cell office:value-type="float" office:value="200" table:formula="of:=IF([.A34]&lt;=35;VLOOKUP([.A34];[.$A$7:.$M$26];5);[.$E$26])" table:style-name="ce311">
            <text:p>200,0</text:p>
          </table:table-cell>
          <table:table-cell office:value-type="float" office:value="110" table:formula="of:=IF([.A34]&lt;=35;VLOOKUP([.A34];[.$A$7:.$M$26];6);[.$F$26])" table:style-name="ce311">
            <text:p>110,0</text:p>
          </table:table-cell>
          <table:table-cell office:value-type="float" office:value="750" table:formula="of:=IF([.A34]&lt;=35;VLOOKUP([.A34];[.$A$7:.$M$26];7);[.$G$26])" table:style-name="ce300">
            <text:p>750</text:p>
          </table:table-cell>
          <table:table-cell office:value-type="float" office:value="400" table:formula="of:=IF([.A34]&lt;=35;VLOOKUP([.A34];[.$A$7:.$M$26];8);[.$H$26])" table:style-name="ce311">
            <text:p>400,0</text:p>
          </table:table-cell>
          <table:table-cell office:value-type="float" office:value="300" table:formula="of:=IF([.A34]&lt;=35;VLOOKUP([.A34];[.$A$7:.$M$26];9);[.$I$26])" table:style-name="ce300">
            <text:p>300</text:p>
          </table:table-cell>
          <table:table-cell office:value-type="float" office:value="200" table:formula="of:=IF([.A34]&lt;=35;VLOOKUP([.A34];[.$A$7:.$M$26];10);[.$J$26])" table:style-name="ce311">
            <text:p>200,0</text:p>
          </table:table-cell>
          <table:table-cell office:value-type="float" office:value="120" table:formula="of:=IF([.A34]&lt;=35;VLOOKUP([.A34];[.$A$7:.$M$26];11);[.$K$26])" table:style-name="ce300">
            <text:p>120</text:p>
          </table:table-cell>
          <table:table-cell office:value-type="float" office:value="110" table:formula="of:=IF([.A34]&lt;=35;VLOOKUP([.A34];[.$A$7:.$M$26];12);[.$L$26])" table:style-name="ce311">
            <text:p>110,0</text:p>
          </table:table-cell>
          <table:table-cell office:value-type="float" office:value="60" table:formula="of:=IF([.A34]&lt;=35;VLOOKUP([.A34];[.$A$7:.$M$26];13);[.$M$26])" table:style-name="ce300">
            <text:p>60</text:p>
          </table:table-cell>
          <table:table-cell table:number-columns-repeated="2" table:style-name="ce300"/>
          <table:table-cell office:value-type="float" office:value="259.49" table:formula="of:=IF([SCTcuacoc.$D$125]=&quot;c¸t sái&quot;;[.B36];IF([SCTcuacoc.$D$125]=&quot;c¸t th«&quot;;[.C36];IF([SCTcuacoc.$D$125]=&quot;c¸t th« võa&quot;;[.D36];IF([SCTcuacoc.$D$125]=&quot;c¸t mÞn&quot;;[.E36];IF([SCTcuacoc.$D$125]=&quot;c¸t bôi&quot;;[.F36];[.P36])))))" table:style-name="ce313">
            <text:p>259,49</text:p>
          </table:table-cell>
          <table:table-cell office:value-type="float" office:value="3" table:formula="of:=IF([.Q36]&lt;=10;INT([.Q36]);(INT([.Q36]/5)*5))" table:style-name="ce310">
            <text:p>3</text:p>
          </table:table-cell>
          <table:table-cell office:value-type="float" office:value="4.8" table:formula="of:=VLOOKUP([.Q34];[.$Q$7:.$AD$22];2)" table:style-name="ce300">
            <text:p>4,8</text:p>
          </table:table-cell>
          <table:table-cell office:value-type="float" office:value="4.8" table:formula="of:=VLOOKUP([.Q34];[.$Q$7:.$AD$22];3)" table:style-name="ce300">
            <text:p>4,8</text:p>
          </table:table-cell>
          <table:table-cell office:value-type="float" office:value="3.5" table:formula="of:=VLOOKUP([.Q34];[.$Q$7:.$AD$22];4)" table:style-name="ce311">
            <text:p>3,5</text:p>
          </table:table-cell>
          <table:table-cell office:value-type="float" office:value="2.5" table:formula="of:=VLOOKUP([.Q34];[.$Q$7:.$AD$22];5)" table:style-name="ce300">
            <text:p>2,5</text:p>
          </table:table-cell>
          <table:table-cell office:value-type="float" office:value="2.5" table:formula="of:=VLOOKUP([.Q34];[.$Q$7:.$AD$22];5)" table:style-name="ce300">
            <text:p>2,5</text:p>
          </table:table-cell>
          <table:table-cell office:value-type="float" office:value="1.1000000000000001" table:formula="of:=VLOOKUP([.Q34];[.$Q$7:.$AD$22];7)" table:style-name="ce300">
            <text:p>1,1</text:p>
          </table:table-cell>
          <table:table-cell table:style-name="ce300"/>
          <table:table-cell office:value-type="float" office:value="0" table:formula="of:=VLOOKUP([.Q34];[.$Q$7:.$AD$22];8)" table:style-name="ce300">
            <text:p>0</text:p>
          </table:table-cell>
          <table:table-cell table:style-name="ce300"/>
          <table:table-cell office:value-type="float" office:value="0.8" table:formula="of:=VLOOKUP([.Q34];[.$Q$7:.$AD$22];9)" table:style-name="ce300">
            <text:p>0,8</text:p>
          </table:table-cell>
          <table:table-cell table:style-name="ce300"/>
          <table:table-cell office:value-type="float" office:value="0" table:formula="of:=VLOOKUP([.Q34];[.$Q$7:.$AD$22];10)" table:style-name="ce300">
            <text:p>0</text:p>
          </table:table-cell>
          <table:table-cell office:value-type="float" office:value="0.7" table:formula="of:=VLOOKUP([.Q34];[.$Q$7:.$AD$22];11)" table:style-name="ce300">
            <text:p>0,7</text:p>
          </table:table-cell>
          <table:table-cell office:value-type="float" office:value="4.9749999999999996" table:formula="of:=HLOOKUP([.AE33];[.R33:.AD36];4)" table:style-name="ce300">
            <text:p>4,975</text:p>
          </table:table-cell>
          <table:table-cell office:value-type="float" office:value="3.605" table:formula="of:=HLOOKUP([.AF33];[.R33:.AD36];4)" table:style-name="ce311">
            <text:p>3,6</text:p>
          </table:table-cell>
          <table:table-cell office:value-type="float" office:value="4.1256000000000004" table:formula="of:=[.AE34]+([.AF34]-[.AE34])*([.AG33]-[.AE33])/([.AF33]-[.AE33])" table:style-name="ce336">
            <text:p>4,1256</text:p>
          </table:table-cell>
          <table:table-cell table:number-columns-repeated="3" table:style-name="ce282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34]/0.2)*0.2" table:style-name="ce318">
            <text:p>#REF!</text:p>
          </table:table-cell>
          <table:table-cell office:value-type="float" office:value="0" table:formula="of:=[.BI34]+0.2" table:style-name="ce320">
            <text:p>#REF!</text:p>
          </table:table-cell>
          <table:table-cell office:value-type="float" office:value="0" table:formula="of:=([.BJ35]-[.BI35])/0.2*([.BH34]-[.BI34])+[.BI35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office:value-type="float" office:value="4" table:formula="of:=IF([.A36]&gt;10;INT([.A36]/5)*5+5;INT([.A36])+1)" table:style-name="ce310">
            <text:p>4</text:p>
          </table:table-cell>
          <table:table-cell office:value-type="float" office:value="830" table:formula="of:=IF([.A35]&lt;=35;VLOOKUP([.A35];[.$A$7:.$M$22];2);[.$B$26])" table:style-name="ce300">
            <text:p>830</text:p>
          </table:table-cell>
          <table:table-cell office:value-type="float" office:value="680" table:formula="of:=IF([.A35]&lt;=35;VLOOKUP([.A35];[.$A$7:.$M$22];3);[.$C$26])" table:style-name="ce300">
            <text:p>680</text:p>
          </table:table-cell>
          <table:table-cell office:value-type="float" office:value="320" table:formula="of:=IF([.A35]&lt;=35;VLOOKUP([.A35];[.$A$7:.$M$22];4);[.$D$26])" table:style-name="ce311">
            <text:p>320,0</text:p>
          </table:table-cell>
          <table:table-cell office:value-type="float" office:value="210" table:formula="of:=IF([.A35]&lt;=35;VLOOKUP([.A35];[.$A$7:.$M$26];5);[.$E$26])" table:style-name="ce311">
            <text:p>210,0</text:p>
          </table:table-cell>
          <table:table-cell office:value-type="float" office:value="125" table:formula="of:=IF([.A35]&lt;=35;VLOOKUP([.A35];[.$A$7:.$M$26];6);[.$F$26])" table:style-name="ce311">
            <text:p>125,0</text:p>
          </table:table-cell>
          <table:table-cell office:value-type="float" office:value="830" table:formula="of:=IF([.A35]&lt;=35;VLOOKUP([.A35];[.$A$7:.$M$26];7);[.$G$26])" table:style-name="ce300">
            <text:p>830</text:p>
          </table:table-cell>
          <table:table-cell office:value-type="float" office:value="510" table:formula="of:=IF([.A35]&lt;=35;VLOOKUP([.A35];[.$A$7:.$M$26];8);[.$H$26])" table:style-name="ce311">
            <text:p>510,0</text:p>
          </table:table-cell>
          <table:table-cell office:value-type="float" office:value="380" table:formula="of:=IF([.A35]&lt;=35;VLOOKUP([.A35];[.$A$7:.$M$26];9);[.$I$26])" table:style-name="ce300">
            <text:p>380</text:p>
          </table:table-cell>
          <table:table-cell office:value-type="float" office:value="250" table:formula="of:=IF([.A35]&lt;=35;VLOOKUP([.A35];[.$A$7:.$M$26];10);[.$J$26])" table:style-name="ce311">
            <text:p>250,0</text:p>
          </table:table-cell>
          <table:table-cell office:value-type="float" office:value="160" table:formula="of:=IF([.A35]&lt;=35;VLOOKUP([.A35];[.$A$7:.$M$22];11);[.$K$26])" table:style-name="ce300">
            <text:p>160</text:p>
          </table:table-cell>
          <table:table-cell office:value-type="float" office:value="125" table:formula="of:=IF([.A35]&lt;=35;VLOOKUP([.A35];[.$A$7:.$M$26];12);[.$L$26])" table:style-name="ce311">
            <text:p>125,0</text:p>
          </table:table-cell>
          <table:table-cell office:value-type="float" office:value="70" table:formula="of:=IF([.A35]&lt;=35;VLOOKUP([.A35];[.$A$7:.$M$26];13);[.$M$26])" table:style-name="ce300">
            <text:p>70</text:p>
          </table:table-cell>
          <table:table-cell table:number-columns-repeated="3" table:style-name="ce300"/>
          <table:table-cell office:value-type="float" office:value="4" table:formula="of:=IF([.Q36]&lt;=10;INT([.Q36])+1;(INT([.Q36]/5)*5+5))" table:style-name="ce310">
            <text:p>4</text:p>
          </table:table-cell>
          <table:table-cell office:value-type="float" office:value="5.3" table:formula="of:=VLOOKUP([.Q35];[.$Q$7:.$AD$22];2)" table:style-name="ce300">
            <text:p>5,3</text:p>
          </table:table-cell>
          <table:table-cell office:value-type="float" office:value="5.3" table:formula="of:=VLOOKUP([.Q35];[.$Q$7:.$AD$22];3)" table:style-name="ce300">
            <text:p>5,3</text:p>
          </table:table-cell>
          <table:table-cell office:value-type="float" office:value="3.8" table:formula="of:=VLOOKUP([.Q35];[.$Q$7:.$AD$22];4)" table:style-name="ce311">
            <text:p>3,8</text:p>
          </table:table-cell>
          <table:table-cell office:value-type="float" office:value="2.7" table:formula="of:=VLOOKUP([.Q35];[.$Q$7:.$AD$22];5)" table:style-name="ce300">
            <text:p>2,7</text:p>
          </table:table-cell>
          <table:table-cell office:value-type="float" office:value="2.7" table:formula="of:=VLOOKUP([.Q35];[.$Q$7:.$AD$22];5)" table:style-name="ce300">
            <text:p>2,7</text:p>
          </table:table-cell>
          <table:table-cell office:value-type="float" office:value="1.6" table:formula="of:=VLOOKUP([.Q35];[.$Q$7:.$AD$22];7)" table:style-name="ce300">
            <text:p>1,6</text:p>
          </table:table-cell>
          <table:table-cell table:style-name="ce300"/>
          <table:table-cell office:value-type="float" office:value="0" table:formula="of:=VLOOKUP([.Q35];[.$Q$7:.$AD$22];8)" table:style-name="ce300">
            <text:p>0</text:p>
          </table:table-cell>
          <table:table-cell table:style-name="ce300"/>
          <table:table-cell office:value-type="float" office:value="0.9" table:formula="of:=VLOOKUP([.Q35];[.$Q$7:.$AD$22];9)" table:style-name="ce300">
            <text:p>0,9</text:p>
          </table:table-cell>
          <table:table-cell table:style-name="ce300"/>
          <table:table-cell office:value-type="float" office:value="0" table:formula="of:=VLOOKUP([.Q35];[.$Q$7:.$AD$22];10)" table:style-name="ce300">
            <text:p>0</text:p>
          </table:table-cell>
          <table:table-cell office:value-type="float" office:value="0.8" table:formula="of:=VLOOKUP([.Q35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282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36];[.$AU$3:.$BG$29];2)" table:style-name="ce300">
            <text:p>#REF!</text:p>
          </table:table-cell>
          <table:table-cell office:value-type="float" office:value="0" table:formula="of:=VLOOKUP([.AU36];[.$AU$3:.$BG$29];3)" table:style-name="ce300">
            <text:p>#REF!</text:p>
          </table:table-cell>
          <table:table-cell office:value-type="float" office:value="0" table:formula="of:=VLOOKUP([.AU36];[.$AU$3:.$BG$29];4)" table:style-name="ce300">
            <text:p>#REF!</text:p>
          </table:table-cell>
          <table:table-cell office:value-type="float" office:value="0" table:formula="of:=VLOOKUP([.AU36];[.$AU$3:.$BG$29];5)" table:style-name="ce300">
            <text:p>#REF!</text:p>
          </table:table-cell>
          <table:table-cell office:value-type="float" office:value="0" table:formula="of:=VLOOKUP([.AU36];[.$AU$3:.$BG$29];6)" table:style-name="ce300">
            <text:p>#REF!</text:p>
          </table:table-cell>
          <table:table-cell office:value-type="float" office:value="0" table:formula="of:=VLOOKUP([.AU36];[.$AU$3:.$BG$29];7)" table:style-name="ce300">
            <text:p>#REF!</text:p>
          </table:table-cell>
          <table:table-cell office:value-type="float" office:value="0" table:formula="of:=VLOOKUP([.AU36];[.$AU$3:.$BG$29];8)" table:style-name="ce300">
            <text:p>#REF!</text:p>
          </table:table-cell>
          <table:table-cell office:value-type="float" office:value="0" table:formula="of:=VLOOKUP([.AU36];[.$AU$3:.$BG$29];9)" table:style-name="ce300">
            <text:p>#REF!</text:p>
          </table:table-cell>
          <table:table-cell office:value-type="float" office:value="0" table:formula="of:=VLOOKUP([.AU36];[.$AU$3:.$BG$29];10)" table:style-name="ce300">
            <text:p>#REF!</text:p>
          </table:table-cell>
          <table:table-cell office:value-type="float" office:value="0" table:formula="of:=VLOOKUP([.AU36];[.$AU$3:.$BG$29];11)" table:style-name="ce300">
            <text:p>#REF!</text:p>
          </table:table-cell>
          <table:table-cell office:value-type="float" office:value="0" table:formula="of:=VLOOKUP([.AU36];[.$AU$3:.$BG$29];12)" table:style-name="ce300">
            <text:p>#REF!</text:p>
          </table:table-cell>
          <table:table-cell office:value-type="float" office:value="0" table:formula="of:=VLOOKUP([.AU36];[.$AU$3:.$BG$29];13)" table:style-name="ce300">
            <text:p>#REF!</text:p>
          </table:table-cell>
          <table:table-cell table:style-name="ce300"/>
          <table:table-cell office:value-type="float" office:value="0" table:formula="of:=HLOOKUP([.BI34];[.AV34:.BG37];4)" table:style-name="ce300">
            <text:p>#REF!</text:p>
          </table:table-cell>
          <table:table-cell office:value-type="float" office:value="0" table:formula="of:=HLOOKUP([.BJ34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3.35" table:formula="of:=[SCTcuacoc.G125]" table:style-name="ce322">
            <text:p>3,35</text:p>
          </table:table-cell>
          <table:table-cell office:value-type="float" office:value="778" table:formula="of:=[.B34]+([.B35]-[.B34])/([.A35]-[.A34])*([.A36]-[.A34])" table:style-name="ce323">
            <text:p>778</text:p>
          </table:table-cell>
          <table:table-cell office:value-type="float" office:value="667" table:formula="of:=[.C34]+([.C35]-[.C34])/([.A35]-[.A34])*([.A36]-[.A34])" table:style-name="ce323">
            <text:p>667</text:p>
          </table:table-cell>
          <table:table-cell office:value-type="float" office:value="313.5" table:formula="of:=[.D34]+([.D35]-[.D34])/([.A35]-[.A34])*([.A36]-[.A34])" table:style-name="ce324">
            <text:p>313,5</text:p>
          </table:table-cell>
          <table:table-cell office:value-type="float" office:value="203.5" table:formula="of:=[.E34]+([.E35]-[.E34])/([.A35]-[.A34])*([.A36]-[.A34])" table:style-name="ce324">
            <text:p>203,5</text:p>
          </table:table-cell>
          <table:table-cell office:value-type="float" office:value="115.25" table:formula="of:=[.F34]+([.F35]-[.F34])/([.A35]-[.A34])*([.A36]-[.A34])" table:style-name="ce324">
            <text:p>115,3</text:p>
          </table:table-cell>
          <table:table-cell office:value-type="float" office:value="778" table:formula="of:=[.G34]+([.G35]-[.G34])/([.A35]-[.A34])*([.A36]-[.A34])" table:style-name="ce323">
            <text:p>778</text:p>
          </table:table-cell>
          <table:table-cell office:value-type="float" office:value="438.5" table:formula="of:=[.H34]+([.H35]-[.H34])/([.A35]-[.A34])*([.A36]-[.A34])" table:style-name="ce324">
            <text:p>438,5</text:p>
          </table:table-cell>
          <table:table-cell office:value-type="float" office:value="328" table:formula="of:=[.I34]+([.I35]-[.I34])/([.A35]-[.A34])*([.A36]-[.A34])" table:style-name="ce323">
            <text:p>328</text:p>
          </table:table-cell>
          <table:table-cell office:value-type="float" office:value="217.5" table:formula="of:=[.J34]+([.J35]-[.J34])/([.A35]-[.A34])*([.A36]-[.A34])" table:style-name="ce324">
            <text:p>217,5</text:p>
          </table:table-cell>
          <table:table-cell office:value-type="float" office:value="134" table:formula="of:=[.K34]+([.K35]-[.K34])/([.A35]-[.A34])*([.A36]-[.A34])" table:style-name="ce323">
            <text:p>134</text:p>
          </table:table-cell>
          <table:table-cell office:value-type="float" office:value="115.25" table:formula="of:=[.L34]+([.L35]-[.L34])/([.A35]-[.A34])*([.A36]-[.A34])" table:style-name="ce324">
            <text:p>115,3</text:p>
          </table:table-cell>
          <table:table-cell office:value-type="float" office:value="63.5" table:formula="of:=[.M34]+([.M35]-[.M34])/([.A35]-[.A34])*([.A36]-[.A34])" table:style-name="ce323">
            <text:p>63,5</text:p>
          </table:table-cell>
          <table:table-cell office:value-type="float" office:value="328" table:formula="of:=HLOOKUP([.N33];[.G33:.M36];4)" table:style-name="ce323">
            <text:p>328</text:p>
          </table:table-cell>
          <table:table-cell office:value-type="float" office:value="217.5" table:formula="of:=HLOOKUP([.O33];[.G33:.M36];4)" table:style-name="ce324">
            <text:p>217,5</text:p>
          </table:table-cell>
          <table:table-cell office:value-type="float" office:value="259.49" table:formula="of:=[.N36]+([.O36]-[.N36])*([.P33]-[.N33])/([.O33]-[.N33])" table:style-name="ce323">
            <text:p>259,49</text:p>
          </table:table-cell>
          <table:table-cell office:value-type="float" office:value="3.35" table:formula="of:=[.A36]" table:style-name="ce322">
            <text:p>3,35</text:p>
          </table:table-cell>
          <table:table-cell office:value-type="float" office:value="4.9749999999999996" table:formula="of:=[.R34]+([.R35]-[.R34])*([.Q36]-[.Q34])/([.Q35]-[.Q34])" table:style-name="ce323">
            <text:p>4,975</text:p>
          </table:table-cell>
          <table:table-cell office:value-type="float" office:value="4.9749999999999996" table:formula="of:=[.S34]+([.S35]-[.S34])*([.Q36]-[.Q34])/([.Q35]-[.Q34])" table:style-name="ce323">
            <text:p>4,975</text:p>
          </table:table-cell>
          <table:table-cell office:value-type="float" office:value="3.605" table:formula="of:=[.T34]+([.T35]-[.T34])*([.Q36]-[.Q34])/([.Q35]-[.Q34])" table:style-name="ce324">
            <text:p>3,6</text:p>
          </table:table-cell>
          <table:table-cell office:value-type="float" office:value="2.5700000000000003" table:formula="of:=[.U34]+([.U35]-[.U34])*([.Q36]-[.Q34])/([.Q35]-[.Q34])" table:style-name="ce323">
            <text:p>2,57</text:p>
          </table:table-cell>
          <table:table-cell office:value-type="float" office:value="2.5700000000000003" table:formula="of:=[.V34]+([.V35]-[.V34])*([.Q36]-[.Q34])/([.Q35]-[.Q34])" table:style-name="ce323">
            <text:p>2,57</text:p>
          </table:table-cell>
          <table:table-cell office:value-type="float" office:value="1.2750000000000001" table:formula="of:=[.W34]+([.W35]-[.W34])*([.Q36]-[.Q34])/([.Q35]-[.Q34])" table:style-name="ce323">
            <text:p>1,275</text:p>
          </table:table-cell>
          <table:table-cell table:style-name="ce323"/>
          <table:table-cell office:value-type="float" office:value="0" table:formula="of:=[.Y34]+([.Y35]-[.Y34])*([.Q36]-[.Q34])/([.Q35]-[.Q34])" table:style-name="ce323">
            <text:p>0</text:p>
          </table:table-cell>
          <table:table-cell table:style-name="ce323"/>
          <table:table-cell office:value-type="float" office:value="0.83500000000000008" table:formula="of:=[.AA34]+([.AA35]-[.AA34])*([.Q36]-[.Q34])/([.Q35]-[.Q34])" table:style-name="ce323">
            <text:p>0,835</text:p>
          </table:table-cell>
          <table:table-cell table:style-name="ce323"/>
          <table:table-cell office:value-type="float" office:value="0" table:formula="of:=[.AC34]+([.AC35]-[.AC34])*([.Q36]-[.Q34])/([.Q35]-[.Q34])" table:style-name="ce323">
            <text:p>0</text:p>
          </table:table-cell>
          <table:table-cell office:value-type="float" office:value="0.73499999999999999" table:formula="of:=[.AD34]+([.AD35]-[.AD34])*([.Q36]-[.Q34])/([.Q35]-[.Q34])" table:style-name="ce323">
            <text:p>0,735</text:p>
          </table:table-cell>
          <table:table-cell table:number-columns-repeated="2" table:style-name="ce323"/>
          <table:table-cell office:value-type="float" office:value="4.1256000000000004" table:formula="of:=IF(OR([SCTcuacoc.D125]=&quot;c¸t sái&quot;;[SCTcuacoc.D125]=&quot;c¸t th«&quot;;[SCTcuacoc.D125]=&quot;c¸t th« võa&quot;);[.S36];IF([SCTcuacoc.D125]=&quot;c¸t mÞn&quot;;[.T36];IF([SCTcuacoc.D125]=&quot;c¸t bôi&quot;;[.U36];[.AG34])))" table:style-name="ce337">
            <text:p>4,1256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0" table:formula="of:=INT([.AU35]/0.4)*0.4" table:style-name="ce331">
            <text:p>#REF!</text:p>
          </table:table-cell>
          <table:table-cell office:value-type="float" office:value="0" table:formula="of:=VLOOKUP([.AU37];[.$AU$3:.$BG$29];2)" table:style-name="ce300">
            <text:p>#REF!</text:p>
          </table:table-cell>
          <table:table-cell office:value-type="float" office:value="0" table:formula="of:=VLOOKUP([.AU37];[.$AU$3:.$BG$29];3)" table:style-name="ce300">
            <text:p>#REF!</text:p>
          </table:table-cell>
          <table:table-cell office:value-type="float" office:value="0" table:formula="of:=VLOOKUP([.AU37];[.$AU$3:.$BG$29];4)" table:style-name="ce300">
            <text:p>#REF!</text:p>
          </table:table-cell>
          <table:table-cell office:value-type="float" office:value="0" table:formula="of:=VLOOKUP([.AU37];[.$AU$3:.$BG$29];5)" table:style-name="ce300">
            <text:p>#REF!</text:p>
          </table:table-cell>
          <table:table-cell office:value-type="float" office:value="0" table:formula="of:=VLOOKUP([.AU37];[.$AU$3:.$BG$29];6)" table:style-name="ce300">
            <text:p>#REF!</text:p>
          </table:table-cell>
          <table:table-cell office:value-type="float" office:value="0" table:formula="of:=VLOOKUP([.AU37];[.$AU$3:.$BG$29];7)" table:style-name="ce300">
            <text:p>#REF!</text:p>
          </table:table-cell>
          <table:table-cell office:value-type="float" office:value="0" table:formula="of:=VLOOKUP([.AU37];[.$AU$3:.$BG$29];8)" table:style-name="ce300">
            <text:p>#REF!</text:p>
          </table:table-cell>
          <table:table-cell office:value-type="float" office:value="0" table:formula="of:=VLOOKUP([.AU37];[.$AU$3:.$BG$29];9)" table:style-name="ce300">
            <text:p>#REF!</text:p>
          </table:table-cell>
          <table:table-cell office:value-type="float" office:value="0" table:formula="of:=VLOOKUP([.AU37];[.$AU$3:.$BG$29];10)" table:style-name="ce300">
            <text:p>#REF!</text:p>
          </table:table-cell>
          <table:table-cell office:value-type="float" office:value="0" table:formula="of:=VLOOKUP([.AU37];[.$AU$3:.$BG$29];11)" table:style-name="ce300">
            <text:p>#REF!</text:p>
          </table:table-cell>
          <table:table-cell office:value-type="float" office:value="0" table:formula="of:=VLOOKUP([.AU37];[.$AU$3:.$BG$29];12)" table:style-name="ce300">
            <text:p>#REF!</text:p>
          </table:table-cell>
          <table:table-cell office:value-type="float" office:value="0" table:formula="of:=VLOOKUP([.AU37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6" table:style-name="ce300"/>
          <table:table-cell table:number-columns-repeated="3" table:style-name="ce282"/>
          <table:table-cell table:number-columns-repeated="10" table:style-name="ce281"/>
          <table:table-cell office:value-type="float" office:value="0" table:formula="of:=INT([.AU35]/0.4)*0.4+0.4" table:style-name="ce334">
            <text:p>#REF!</text:p>
          </table:table-cell>
          <table:table-cell office:value-type="float" office:value="0" table:formula="of:=([.AV36]-[.AV35])/0.4*([.AU35]-[.AU36])+[.AV35]" table:style-name="ce323">
            <text:p>#REF!</text:p>
          </table:table-cell>
          <table:table-cell office:value-type="float" office:value="0" table:formula="of:=([.AW36]-[.AW35])/0.4*([.AU35]-[.AU36])+[.AW35]" table:style-name="ce323">
            <text:p>#REF!</text:p>
          </table:table-cell>
          <table:table-cell office:value-type="float" office:value="0" table:formula="of:=([.AX36]-[.AX35])/0.4*([.AU35]-[.AU36])+[.AX35]" table:style-name="ce323">
            <text:p>#REF!</text:p>
          </table:table-cell>
          <table:table-cell office:value-type="float" office:value="0" table:formula="of:=([.AY36]-[.AY35])/0.4*([.AU35]-[.AU36])+[.AY35]" table:style-name="ce323">
            <text:p>#REF!</text:p>
          </table:table-cell>
          <table:table-cell office:value-type="float" office:value="0" table:formula="of:=([.AZ36]-[.AZ35])/0.4*([.AU35]-[.AU36])+[.AZ35]" table:style-name="ce323">
            <text:p>#REF!</text:p>
          </table:table-cell>
          <table:table-cell office:value-type="float" office:value="0" table:formula="of:=([.BA36]-[.BA35])/0.4*([.AU35]-[.AU36])+[.BA35]" table:style-name="ce323">
            <text:p>#REF!</text:p>
          </table:table-cell>
          <table:table-cell office:value-type="float" office:value="0" table:formula="of:=([.BB36]-[.BB35])/0.4*([.AU35]-[.AU36])+[.BB35]" table:style-name="ce323">
            <text:p>#REF!</text:p>
          </table:table-cell>
          <table:table-cell office:value-type="float" office:value="0" table:formula="of:=([.BC36]-[.BC35])/0.4*([.AU35]-[.AU36])+[.BC35]" table:style-name="ce323">
            <text:p>#REF!</text:p>
          </table:table-cell>
          <table:table-cell office:value-type="float" office:value="0" table:formula="of:=([.BD36]-[.BD35])/0.4*([.AU35]-[.AU36])+[.BD35]" table:style-name="ce323">
            <text:p>#REF!</text:p>
          </table:table-cell>
          <table:table-cell office:value-type="float" office:value="0" table:formula="of:=([.BE36]-[.BE35])/0.4*([.AU35]-[.AU36])+[.BE35]" table:style-name="ce323">
            <text:p>#REF!</text:p>
          </table:table-cell>
          <table:table-cell office:value-type="float" office:value="0" table:formula="of:=([.BF36]-[.BF35])/0.4*([.AU35]-[.AU36])+[.BF35]" table:style-name="ce323">
            <text:p>#REF!</text:p>
          </table:table-cell>
          <table:table-cell office:value-type="float" office:value="0" table:formula="of:=([.BG36]-[.BG35])/0.4*([.AU35]-[.AU36])+[.BG35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0" table:formula="of:=INT([.P38]*10)/10" table:style-name="ce305">
            <text:p>0</text:p>
          </table:table-cell>
          <table:table-cell office:value-type="float" office:value="0.1" table:formula="of:=INT([.P38]*10)/10+0.1" table:style-name="ce305">
            <text:p>0,1</text:p>
          </table:table-cell>
          <table:table-cell office:value-type="float" office:value="4.2000000000000003E-2" table:formula="of:=IF(OR([SCTcuacoc.$D$126]=&quot;c¸t sái&quot;;[SCTcuacoc.$D$126]=&quot;c¸t th«&quot;;[SCTcuacoc.$D$126]=&quot;c¸t th« võa&quot;;[SCTcuacoc.$D$126]=&quot;c¸t mÞn&quot;;[SCTcuacoc.$D$126]=&quot;c¸t bôi&quot;);1;[SCTcuacoc.$D$126])" table:style-name="ce307">
            <text:p>0,04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0" table:formula="of:=INT([.AG38]/0.1)/10" table:style-name="ce305">
            <text:p>0</text:p>
          </table:table-cell>
          <table:table-cell office:value-type="float" office:value="0.1" table:formula="of:=INT([.AG38]*10)/10+0.1" table:style-name="ce305">
            <text:p>0,1</text:p>
          </table:table-cell>
          <table:table-cell office:value-type="float" office:value="4.2000000000000003E-2" table:formula="of:=[.P38]" table:style-name="ce332">
            <text:p>0,04</text:p>
          </table:table-cell>
          <table:table-cell table:style-name="ce333"/>
          <table:table-cell table:number-columns-repeated="2" table:style-name="ce282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38]/0.2)*0.2" table:style-name="ce318">
            <text:p>#REF!</text:p>
          </table:table-cell>
          <table:table-cell office:value-type="float" office:value="0" table:formula="of:=[.BI38]+0.2" table:style-name="ce320">
            <text:p>#REF!</text:p>
          </table:table-cell>
          <table:table-cell office:value-type="float" office:value="0" table:formula="of:=([.BJ39]-[.BI39])/0.2*([.BH38]-[.BI38])+[.BI39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office:value-type="float" office:value="5" table:formula="of:=IF([.A41]&gt;10;INT([.A41]/5)*5;INT([.A41]))" table:style-name="ce310">
            <text:p>5</text:p>
          </table:table-cell>
          <table:table-cell office:value-type="float" office:value="880" table:formula="of:=IF([.A39]&lt;=35;VLOOKUP([.A39];[.$A$7:.$M$26];2);[.$B$26])" table:style-name="ce300">
            <text:p>880</text:p>
          </table:table-cell>
          <table:table-cell office:value-type="float" office:value="700" table:formula="of:=IF([.A39]&lt;=35;VLOOKUP([.A39];[.$A$7:.$M$26];3);[.$C$26])" table:style-name="ce300">
            <text:p>700</text:p>
          </table:table-cell>
          <table:table-cell office:value-type="float" office:value="340" table:formula="of:=IF([.A39]&lt;=35;VLOOKUP([.A39];[.$A$7:.$M$26];4);[.$D$26])" table:style-name="ce311">
            <text:p>340,0</text:p>
          </table:table-cell>
          <table:table-cell office:value-type="float" office:value="220" table:formula="of:=IF([.A39]&lt;=35;VLOOKUP([.A39];[.$A$7:.$M$26];5);[.$E$26])" table:style-name="ce311">
            <text:p>220,0</text:p>
          </table:table-cell>
          <table:table-cell office:value-type="float" office:value="130" table:formula="of:=IF([.A39]&lt;=35;VLOOKUP([.A39];[.$A$7:.$M$26];6);[.$F$26])" table:style-name="ce311">
            <text:p>130,0</text:p>
          </table:table-cell>
          <table:table-cell office:value-type="float" office:value="880" table:formula="of:=IF([.A39]&lt;=35;VLOOKUP([.A39];[.$A$7:.$M$26];7);[.$G$26])" table:style-name="ce300">
            <text:p>880</text:p>
          </table:table-cell>
          <table:table-cell office:value-type="float" office:value="620" table:formula="of:=IF([.A39]&lt;=35;VLOOKUP([.A39];[.$A$7:.$M$26];8);[.$H$26])" table:style-name="ce311">
            <text:p>620,0</text:p>
          </table:table-cell>
          <table:table-cell office:value-type="float" office:value="400" table:formula="of:=IF([.A39]&lt;=35;VLOOKUP([.A39];[.$A$7:.$M$26];9);[.$I$26])" table:style-name="ce300">
            <text:p>400</text:p>
          </table:table-cell>
          <table:table-cell office:value-type="float" office:value="280" table:formula="of:=IF([.A39]&lt;=35;VLOOKUP([.A39];[.$A$7:.$M$26];10);[.$J$26])" table:style-name="ce311">
            <text:p>280,0</text:p>
          </table:table-cell>
          <table:table-cell office:value-type="float" office:value="200" table:formula="of:=IF([.A39]&lt;=35;VLOOKUP([.A39];[.$A$7:.$M$26];11);[.$K$26])" table:style-name="ce300">
            <text:p>200</text:p>
          </table:table-cell>
          <table:table-cell office:value-type="float" office:value="130" table:formula="of:=IF([.A39]&lt;=35;VLOOKUP([.A39];[.$A$7:.$M$26];12);[.$L$26])" table:style-name="ce311">
            <text:p>130,0</text:p>
          </table:table-cell>
          <table:table-cell office:value-type="float" office:value="80" table:formula="of:=IF([.A39]&lt;=35;VLOOKUP([.A39];[.$A$7:.$M$26];13);[.$M$26])" table:style-name="ce300">
            <text:p>80</text:p>
          </table:table-cell>
          <table:table-cell table:number-columns-repeated="2" table:style-name="ce300"/>
          <table:table-cell office:value-type="float" office:value="787.12" table:formula="of:=IF([SCTcuacoc.$D$126]=&quot;c¸t sái&quot;;[.B41];IF([SCTcuacoc.$D$126]=&quot;c¸t th«&quot;;[.C41];IF([SCTcuacoc.$D$126]=&quot;c¸t th« võa&quot;;[.D41];IF([SCTcuacoc.$D$126]=&quot;c¸t mÞn&quot;;[.E41];IF([SCTcuacoc.$D$126]=&quot;c¸t bôi&quot;;[.F41];[.P41])))))" table:style-name="ce313">
            <text:p>787,12</text:p>
          </table:table-cell>
          <table:table-cell office:value-type="float" office:value="5" table:formula="of:=IF([.Q41]&lt;=10;INT([.Q41]);(INT([.Q41]/5)*5))" table:style-name="ce310">
            <text:p>5</text:p>
          </table:table-cell>
          <table:table-cell office:value-type="float" office:value="5.6" table:formula="of:=VLOOKUP([.Q39];[.$Q$7:.$AD$22];2)" table:style-name="ce300">
            <text:p>5,6</text:p>
          </table:table-cell>
          <table:table-cell office:value-type="float" office:value="5.6" table:formula="of:=VLOOKUP([.Q39];[.$Q$7:.$AD$22];3)" table:style-name="ce300">
            <text:p>5,6</text:p>
          </table:table-cell>
          <table:table-cell office:value-type="float" office:value="4" table:formula="of:=VLOOKUP([.Q39];[.$Q$7:.$AD$22];4)" table:style-name="ce311">
            <text:p>4,0</text:p>
          </table:table-cell>
          <table:table-cell office:value-type="float" office:value="2.9" table:formula="of:=VLOOKUP([.Q39];[.$Q$7:.$AD$22];5)" table:style-name="ce300">
            <text:p>2,9</text:p>
          </table:table-cell>
          <table:table-cell office:value-type="float" office:value="2.9" table:formula="of:=VLOOKUP([.Q39];[.$Q$7:.$AD$22];5)" table:style-name="ce300">
            <text:p>2,9</text:p>
          </table:table-cell>
          <table:table-cell office:value-type="float" office:value="1.7" table:formula="of:=VLOOKUP([.Q39];[.$Q$7:.$AD$22];7)" table:style-name="ce300">
            <text:p>1,7</text:p>
          </table:table-cell>
          <table:table-cell table:style-name="ce300"/>
          <table:table-cell office:value-type="float" office:value="0" table:formula="of:=VLOOKUP([.Q39];[.$Q$7:.$AD$22];8)" table:style-name="ce300">
            <text:p>0</text:p>
          </table:table-cell>
          <table:table-cell table:style-name="ce300"/>
          <table:table-cell office:value-type="float" office:value="1" table:formula="of:=VLOOKUP([.Q39];[.$Q$7:.$AD$22];9)" table:style-name="ce300">
            <text:p>1</text:p>
          </table:table-cell>
          <table:table-cell table:style-name="ce300"/>
          <table:table-cell office:value-type="float" office:value="0" table:formula="of:=VLOOKUP([.Q39];[.$Q$7:.$AD$22];10)" table:style-name="ce300">
            <text:p>0</text:p>
          </table:table-cell>
          <table:table-cell office:value-type="float" office:value="0.8" table:formula="of:=VLOOKUP([.Q39];[.$Q$7:.$AD$22];11)" table:style-name="ce300">
            <text:p>0,8</text:p>
          </table:table-cell>
          <table:table-cell office:value-type="float" office:value="5.68" table:formula="of:=HLOOKUP([.AE38];[.R38:.AD41];4)" table:style-name="ce300">
            <text:p>5,68</text:p>
          </table:table-cell>
          <table:table-cell office:value-type="float" office:value="5.68" table:formula="of:=HLOOKUP([.AF38];[.R38:.AD41];4)" table:style-name="ce300">
            <text:p>5,68</text:p>
          </table:table-cell>
          <table:table-cell office:value-type="float" office:value="5.68" table:formula="of:=[.AE39]+([.AF39]-[.AE39])*([.AG38]-[.AE38])/([.AF38]-[.AE38])" table:style-name="ce336">
            <text:p>5,68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40];[.$AU$3:.$BG$29];2)" table:style-name="ce300">
            <text:p>#REF!</text:p>
          </table:table-cell>
          <table:table-cell office:value-type="float" office:value="0" table:formula="of:=VLOOKUP([.AU40];[.$AU$3:.$BG$29];3)" table:style-name="ce300">
            <text:p>#REF!</text:p>
          </table:table-cell>
          <table:table-cell office:value-type="float" office:value="0" table:formula="of:=VLOOKUP([.AU40];[.$AU$3:.$BG$29];4)" table:style-name="ce300">
            <text:p>#REF!</text:p>
          </table:table-cell>
          <table:table-cell office:value-type="float" office:value="0" table:formula="of:=VLOOKUP([.AU40];[.$AU$3:.$BG$29];5)" table:style-name="ce300">
            <text:p>#REF!</text:p>
          </table:table-cell>
          <table:table-cell office:value-type="float" office:value="0" table:formula="of:=VLOOKUP([.AU40];[.$AU$3:.$BG$29];6)" table:style-name="ce300">
            <text:p>#REF!</text:p>
          </table:table-cell>
          <table:table-cell office:value-type="float" office:value="0" table:formula="of:=VLOOKUP([.AU40];[.$AU$3:.$BG$29];7)" table:style-name="ce300">
            <text:p>#REF!</text:p>
          </table:table-cell>
          <table:table-cell office:value-type="float" office:value="0" table:formula="of:=VLOOKUP([.AU40];[.$AU$3:.$BG$29];8)" table:style-name="ce300">
            <text:p>#REF!</text:p>
          </table:table-cell>
          <table:table-cell office:value-type="float" office:value="0" table:formula="of:=VLOOKUP([.AU40];[.$AU$3:.$BG$29];9)" table:style-name="ce300">
            <text:p>#REF!</text:p>
          </table:table-cell>
          <table:table-cell office:value-type="float" office:value="0" table:formula="of:=VLOOKUP([.AU40];[.$AU$3:.$BG$29];10)" table:style-name="ce300">
            <text:p>#REF!</text:p>
          </table:table-cell>
          <table:table-cell office:value-type="float" office:value="0" table:formula="of:=VLOOKUP([.AU40];[.$AU$3:.$BG$29];11)" table:style-name="ce300">
            <text:p>#REF!</text:p>
          </table:table-cell>
          <table:table-cell office:value-type="float" office:value="0" table:formula="of:=VLOOKUP([.AU40];[.$AU$3:.$BG$29];12)" table:style-name="ce300">
            <text:p>#REF!</text:p>
          </table:table-cell>
          <table:table-cell office:value-type="float" office:value="0" table:formula="of:=VLOOKUP([.AU40];[.$AU$3:.$BG$29];13)" table:style-name="ce300">
            <text:p>#REF!</text:p>
          </table:table-cell>
          <table:table-cell table:style-name="ce300"/>
          <table:table-cell office:value-type="float" office:value="0" table:formula="of:=HLOOKUP([.BI38];[.AV38:.BG41];4)" table:style-name="ce300">
            <text:p>#REF!</text:p>
          </table:table-cell>
          <table:table-cell office:value-type="float" office:value="0" table:formula="of:=HLOOKUP([.BJ38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6" table:formula="of:=IF([.A41]&gt;10;INT([.A41]/5)*5+5;INT([.A41])+1)" table:style-name="ce310">
            <text:p>6</text:p>
          </table:table-cell>
          <table:table-cell office:value-type="float" office:value="925" table:formula="of:=IF([.A40]&lt;=35;VLOOKUP([.A40];[.$A$7:.$M$22];2);[.$B$26])" table:style-name="ce300">
            <text:p>925</text:p>
          </table:table-cell>
          <table:table-cell office:value-type="float" office:value="715" table:formula="of:=IF([.A40]&lt;=35;VLOOKUP([.A40];[.$A$7:.$M$22];3);[.$C$26])" table:style-name="ce300">
            <text:p>715</text:p>
          </table:table-cell>
          <table:table-cell office:value-type="float" office:value="355" table:formula="of:=IF([.A40]&lt;=35;VLOOKUP([.A40];[.$A$7:.$M$22];4);[.$D$26])" table:style-name="ce311">
            <text:p>355,0</text:p>
          </table:table-cell>
          <table:table-cell office:value-type="float" office:value="230" table:formula="of:=IF([.A40]&lt;=35;VLOOKUP([.A40];[.$A$7:.$M$26];5);[.$E$26])" table:style-name="ce311">
            <text:p>230,0</text:p>
          </table:table-cell>
          <table:table-cell office:value-type="float" office:value="135" table:formula="of:=IF([.A40]&lt;=35;VLOOKUP([.A40];[.$A$7:.$M$22];6);[.$F$26])" table:style-name="ce311">
            <text:p>135,0</text:p>
          </table:table-cell>
          <table:table-cell office:value-type="float" office:value="925" table:formula="of:=IF([.A40]&lt;=35;VLOOKUP([.A40];[.$A$7:.$M$22];7);[.$G$26])" table:style-name="ce300">
            <text:p>925</text:p>
          </table:table-cell>
          <table:table-cell office:value-type="float" office:value="655" table:formula="of:=IF([.A40]&lt;=35;VLOOKUP([.A40];[.$A$7:.$M$22];8);[.$H$26])" table:style-name="ce311">
            <text:p>655,0</text:p>
          </table:table-cell>
          <table:table-cell office:value-type="float" office:value="415" table:formula="of:=IF([.A40]&lt;=35;VLOOKUP([.A40];[.$A$7:.$M$22];9);[.$I$26])" table:style-name="ce300">
            <text:p>415</text:p>
          </table:table-cell>
          <table:table-cell office:value-type="float" office:value="305" table:formula="of:=IF([.A40]&lt;=35;VLOOKUP([.A40];[.$A$7:.$M$22];10);[.$J$26])" table:style-name="ce311">
            <text:p>305,0</text:p>
          </table:table-cell>
          <table:table-cell office:value-type="float" office:value="210" table:formula="of:=IF([.A40]&lt;=35;VLOOKUP([.A40];[.$A$7:.$M$22];11);[.$K$26])" table:style-name="ce300">
            <text:p>210</text:p>
          </table:table-cell>
          <table:table-cell office:value-type="float" office:value="135" table:formula="of:=IF([.A40]&lt;=35;VLOOKUP([.A40];[.$A$7:.$M$22];12);[.$L$26])" table:style-name="ce311">
            <text:p>135,0</text:p>
          </table:table-cell>
          <table:table-cell office:value-type="float" office:value="82.5" table:formula="of:=IF([.A40]&lt;=35;VLOOKUP([.A40];[.$A$7:.$M$22];13);[.$M$26])" table:style-name="ce300">
            <text:p>82,5</text:p>
          </table:table-cell>
          <table:table-cell table:number-columns-repeated="3" table:style-name="ce300"/>
          <table:table-cell office:value-type="float" office:value="6" table:formula="of:=IF([.Q41]&lt;=10;INT([.Q41])+1;(INT([.Q41]/5)*5+5))" table:style-name="ce310">
            <text:p>6</text:p>
          </table:table-cell>
          <table:table-cell office:value-type="float" office:value="5.8" table:formula="of:=VLOOKUP([.Q40];[.$Q$7:.$AD$22];2)" table:style-name="ce300">
            <text:p>5,8</text:p>
          </table:table-cell>
          <table:table-cell office:value-type="float" office:value="5.8" table:formula="of:=VLOOKUP([.Q40];[.$Q$7:.$AD$22];3)" table:style-name="ce300">
            <text:p>5,8</text:p>
          </table:table-cell>
          <table:table-cell office:value-type="float" office:value="4.2" table:formula="of:=VLOOKUP([.Q40];[.$Q$7:.$AD$22];4)" table:style-name="ce311">
            <text:p>4,2</text:p>
          </table:table-cell>
          <table:table-cell office:value-type="float" office:value="3.1" table:formula="of:=VLOOKUP([.Q40];[.$Q$7:.$AD$22];5)" table:style-name="ce300">
            <text:p>3,1</text:p>
          </table:table-cell>
          <table:table-cell office:value-type="float" office:value="3.1" table:formula="of:=VLOOKUP([.Q40];[.$Q$7:.$AD$22];5)" table:style-name="ce300">
            <text:p>3,1</text:p>
          </table:table-cell>
          <table:table-cell office:value-type="float" office:value="1.8" table:formula="of:=VLOOKUP([.Q40];[.$Q$7:.$AD$22];7)" table:style-name="ce300">
            <text:p>1,8</text:p>
          </table:table-cell>
          <table:table-cell table:style-name="ce300"/>
          <table:table-cell office:value-type="float" office:value="0" table:formula="of:=VLOOKUP([.Q40];[.$Q$7:.$AD$22];8)" table:style-name="ce300">
            <text:p>0</text:p>
          </table:table-cell>
          <table:table-cell table:style-name="ce300"/>
          <table:table-cell office:value-type="float" office:value="1" table:formula="of:=VLOOKUP([.Q40];[.$Q$7:.$AD$22];9)" table:style-name="ce300">
            <text:p>1</text:p>
          </table:table-cell>
          <table:table-cell table:style-name="ce300"/>
          <table:table-cell office:value-type="float" office:value="0" table:formula="of:=VLOOKUP([.Q40];[.$Q$7:.$AD$22];10)" table:style-name="ce300">
            <text:p>0</text:p>
          </table:table-cell>
          <table:table-cell office:value-type="float" office:value="0.8" table:formula="of:=VLOOKUP([.Q40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282"/>
          <table:table-cell table:number-columns-repeated="10" table:style-name="ce281"/>
          <table:table-cell office:value-type="float" office:value="0" table:formula="of:=INT([.AU39]/0.4)*0.4" table:style-name="ce331">
            <text:p>#REF!</text:p>
          </table:table-cell>
          <table:table-cell office:value-type="float" office:value="0" table:formula="of:=VLOOKUP([.AU41];[.$AU$3:.$BG$29];2)" table:style-name="ce300">
            <text:p>#REF!</text:p>
          </table:table-cell>
          <table:table-cell office:value-type="float" office:value="0" table:formula="of:=VLOOKUP([.AU41];[.$AU$3:.$BG$29];3)" table:style-name="ce300">
            <text:p>#REF!</text:p>
          </table:table-cell>
          <table:table-cell office:value-type="float" office:value="0" table:formula="of:=VLOOKUP([.AU41];[.$AU$3:.$BG$29];4)" table:style-name="ce300">
            <text:p>#REF!</text:p>
          </table:table-cell>
          <table:table-cell office:value-type="float" office:value="0" table:formula="of:=VLOOKUP([.AU41];[.$AU$3:.$BG$29];5)" table:style-name="ce300">
            <text:p>#REF!</text:p>
          </table:table-cell>
          <table:table-cell office:value-type="float" office:value="0" table:formula="of:=VLOOKUP([.AU41];[.$AU$3:.$BG$29];6)" table:style-name="ce300">
            <text:p>#REF!</text:p>
          </table:table-cell>
          <table:table-cell office:value-type="float" office:value="0" table:formula="of:=VLOOKUP([.AU41];[.$AU$3:.$BG$29];7)" table:style-name="ce300">
            <text:p>#REF!</text:p>
          </table:table-cell>
          <table:table-cell office:value-type="float" office:value="0" table:formula="of:=VLOOKUP([.AU41];[.$AU$3:.$BG$29];8)" table:style-name="ce300">
            <text:p>#REF!</text:p>
          </table:table-cell>
          <table:table-cell office:value-type="float" office:value="0" table:formula="of:=VLOOKUP([.AU41];[.$AU$3:.$BG$29];9)" table:style-name="ce300">
            <text:p>#REF!</text:p>
          </table:table-cell>
          <table:table-cell office:value-type="float" office:value="0" table:formula="of:=VLOOKUP([.AU41];[.$AU$3:.$BG$29];10)" table:style-name="ce300">
            <text:p>#REF!</text:p>
          </table:table-cell>
          <table:table-cell office:value-type="float" office:value="0" table:formula="of:=VLOOKUP([.AU41];[.$AU$3:.$BG$29];11)" table:style-name="ce300">
            <text:p>#REF!</text:p>
          </table:table-cell>
          <table:table-cell office:value-type="float" office:value="0" table:formula="of:=VLOOKUP([.AU41];[.$AU$3:.$BG$29];12)" table:style-name="ce300">
            <text:p>#REF!</text:p>
          </table:table-cell>
          <table:table-cell office:value-type="float" office:value="0" table:formula="of:=VLOOKUP([.AU41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5.3999999999999995" table:formula="of:=[SCTcuacoc.G126]" table:style-name="ce322">
            <text:p>5,4</text:p>
          </table:table-cell>
          <table:table-cell office:value-type="float" office:value="898" table:formula="of:=[.B39]+([.B40]-[.B39])/([.A40]-[.A39])*([.A41]-[.A39])" table:style-name="ce323">
            <text:p>898</text:p>
          </table:table-cell>
          <table:table-cell office:value-type="float" office:value="706" table:formula="of:=[.C39]+([.C40]-[.C39])/([.A40]-[.A39])*([.A41]-[.A39])" table:style-name="ce323">
            <text:p>706</text:p>
          </table:table-cell>
          <table:table-cell office:value-type="float" office:value="346" table:formula="of:=[.D39]+([.D40]-[.D39])/([.A40]-[.A39])*([.A41]-[.A39])" table:style-name="ce324">
            <text:p>346,0</text:p>
          </table:table-cell>
          <table:table-cell office:value-type="float" office:value="224" table:formula="of:=[.E39]+([.E40]-[.E39])/([.A40]-[.A39])*([.A41]-[.A39])" table:style-name="ce324">
            <text:p>224,0</text:p>
          </table:table-cell>
          <table:table-cell office:value-type="float" office:value="132" table:formula="of:=[.F39]+([.F40]-[.F39])/([.A40]-[.A39])*([.A41]-[.A39])" table:style-name="ce324">
            <text:p>132,0</text:p>
          </table:table-cell>
          <table:table-cell office:value-type="float" office:value="898" table:formula="of:=[.G39]+([.G40]-[.G39])/([.A40]-[.A39])*([.A41]-[.A39])" table:style-name="ce323">
            <text:p>898</text:p>
          </table:table-cell>
          <table:table-cell office:value-type="float" office:value="634" table:formula="of:=[.H39]+([.H40]-[.H39])/([.A40]-[.A39])*([.A41]-[.A39])" table:style-name="ce324">
            <text:p>634,0</text:p>
          </table:table-cell>
          <table:table-cell office:value-type="float" office:value="406" table:formula="of:=[.I39]+([.I40]-[.I39])/([.A40]-[.A39])*([.A41]-[.A39])" table:style-name="ce323">
            <text:p>406</text:p>
          </table:table-cell>
          <table:table-cell office:value-type="float" office:value="290" table:formula="of:=[.J39]+([.J40]-[.J39])/([.A40]-[.A39])*([.A41]-[.A39])" table:style-name="ce324">
            <text:p>290,0</text:p>
          </table:table-cell>
          <table:table-cell office:value-type="float" office:value="204" table:formula="of:=[.K39]+([.K40]-[.K39])/([.A40]-[.A39])*([.A41]-[.A39])" table:style-name="ce323">
            <text:p>204</text:p>
          </table:table-cell>
          <table:table-cell office:value-type="float" office:value="132" table:formula="of:=[.L39]+([.L40]-[.L39])/([.A40]-[.A39])*([.A41]-[.A39])" table:style-name="ce324">
            <text:p>132,0</text:p>
          </table:table-cell>
          <table:table-cell office:value-type="float" office:value="81" table:formula="of:=[.M39]+([.M40]-[.M39])/([.A40]-[.A39])*([.A41]-[.A39])" table:style-name="ce323">
            <text:p>81</text:p>
          </table:table-cell>
          <table:table-cell office:value-type="float" office:value="898" table:formula="of:=HLOOKUP([.N38];[.G38:.M41];4)" table:style-name="ce323">
            <text:p>898</text:p>
          </table:table-cell>
          <table:table-cell office:value-type="float" office:value="634" table:formula="of:=HLOOKUP([.O38];[.G38:.M41];4)" table:style-name="ce324">
            <text:p>634,0</text:p>
          </table:table-cell>
          <table:table-cell office:value-type="float" office:value="787.12" table:formula="of:=[.N41]+([.O41]-[.N41])*([.P38]-[.N38])/([.O38]-[.N38])" table:style-name="ce323">
            <text:p>787,12</text:p>
          </table:table-cell>
          <table:table-cell office:value-type="float" office:value="5.3999999999999995" table:formula="of:=[.A41]" table:style-name="ce322">
            <text:p>5,4</text:p>
          </table:table-cell>
          <table:table-cell office:value-type="float" office:value="5.68" table:formula="of:=[.R39]+([.R40]-[.R39])*([.Q41]-[.Q39])/([.Q40]-[.Q39])" table:style-name="ce323">
            <text:p>5,68</text:p>
          </table:table-cell>
          <table:table-cell office:value-type="float" office:value="5.68" table:formula="of:=[.S39]+([.S40]-[.S39])*([.Q41]-[.Q39])/([.Q40]-[.Q39])" table:style-name="ce323">
            <text:p>5,68</text:p>
          </table:table-cell>
          <table:table-cell office:value-type="float" office:value="4.08" table:formula="of:=[.T39]+([.T40]-[.T39])*([.Q41]-[.Q39])/([.Q40]-[.Q39])" table:style-name="ce324">
            <text:p>4,1</text:p>
          </table:table-cell>
          <table:table-cell office:value-type="float" office:value="2.98" table:formula="of:=[.U39]+([.U40]-[.U39])*([.Q41]-[.Q39])/([.Q40]-[.Q39])" table:style-name="ce323">
            <text:p>2,98</text:p>
          </table:table-cell>
          <table:table-cell office:value-type="float" office:value="2.98" table:formula="of:=[.V39]+([.V40]-[.V39])*([.Q41]-[.Q39])/([.Q40]-[.Q39])" table:style-name="ce323">
            <text:p>2,98</text:p>
          </table:table-cell>
          <table:table-cell office:value-type="float" office:value="1.74" table:formula="of:=[.W39]+([.W40]-[.W39])*([.Q41]-[.Q39])/([.Q40]-[.Q39])" table:style-name="ce323">
            <text:p>1,74</text:p>
          </table:table-cell>
          <table:table-cell table:style-name="ce323"/>
          <table:table-cell office:value-type="float" office:value="0" table:formula="of:=[.Y39]+([.Y40]-[.Y39])*([.Q41]-[.Q39])/([.Q40]-[.Q39])" table:style-name="ce323">
            <text:p>0</text:p>
          </table:table-cell>
          <table:table-cell table:style-name="ce323"/>
          <table:table-cell office:value-type="float" office:value="1" table:formula="of:=[.AA39]+([.AA40]-[.AA39])*([.Q41]-[.Q39])/([.Q40]-[.Q39])" table:style-name="ce323">
            <text:p>1</text:p>
          </table:table-cell>
          <table:table-cell table:style-name="ce323"/>
          <table:table-cell office:value-type="float" office:value="0" table:formula="of:=[.AC39]+([.AC40]-[.AC39])*([.Q41]-[.Q39])/([.Q40]-[.Q39])" table:style-name="ce323">
            <text:p>0</text:p>
          </table:table-cell>
          <table:table-cell office:value-type="float" office:value="0.8" table:formula="of:=[.AD39]+([.AD40]-[.AD39])*([.Q41]-[.Q39])/([.Q40]-[.Q39])" table:style-name="ce323">
            <text:p>0,8</text:p>
          </table:table-cell>
          <table:table-cell table:number-columns-repeated="2" table:style-name="ce323"/>
          <table:table-cell office:value-type="float" office:value="5.68" table:formula="of:=IF(OR([SCTcuacoc.D126]=&quot;c¸t sái&quot;;[SCTcuacoc.D126]=&quot;c¸t th«&quot;;[SCTcuacoc.D126]=&quot;c¸t th« võa&quot;);[.S41];IF([SCTcuacoc.D126]=&quot;c¸t mÞn&quot;;[.T41];IF([SCTcuacoc.D126]=&quot;c¸t bôi&quot;;[.U41];[.AG39])))" table:style-name="ce337">
            <text:p>5,68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0" table:formula="of:=INT([.AU39]/0.4)*0.4+0.4" table:style-name="ce334">
            <text:p>#REF!</text:p>
          </table:table-cell>
          <table:table-cell office:value-type="float" office:value="0" table:formula="of:=([.AV40]-[.AV39])/0.4*([.AU39]-[.AU40])+[.AV39]" table:style-name="ce323">
            <text:p>#REF!</text:p>
          </table:table-cell>
          <table:table-cell office:value-type="float" office:value="0" table:formula="of:=([.AW40]-[.AW39])/0.4*([.AU39]-[.AU40])+[.AW39]" table:style-name="ce323">
            <text:p>#REF!</text:p>
          </table:table-cell>
          <table:table-cell office:value-type="float" office:value="0" table:formula="of:=([.AX40]-[.AX39])/0.4*([.AU39]-[.AU40])+[.AX39]" table:style-name="ce323">
            <text:p>#REF!</text:p>
          </table:table-cell>
          <table:table-cell office:value-type="float" office:value="0" table:formula="of:=([.AY40]-[.AY39])/0.4*([.AU39]-[.AU40])+[.AY39]" table:style-name="ce323">
            <text:p>#REF!</text:p>
          </table:table-cell>
          <table:table-cell office:value-type="float" office:value="0" table:formula="of:=([.AZ40]-[.AZ39])/0.4*([.AU39]-[.AU40])+[.AZ39]" table:style-name="ce323">
            <text:p>#REF!</text:p>
          </table:table-cell>
          <table:table-cell office:value-type="float" office:value="0" table:formula="of:=([.BA40]-[.BA39])/0.4*([.AU39]-[.AU40])+[.BA39]" table:style-name="ce323">
            <text:p>#REF!</text:p>
          </table:table-cell>
          <table:table-cell office:value-type="float" office:value="0" table:formula="of:=([.BB40]-[.BB39])/0.4*([.AU39]-[.AU40])+[.BB39]" table:style-name="ce323">
            <text:p>#REF!</text:p>
          </table:table-cell>
          <table:table-cell office:value-type="float" office:value="0" table:formula="of:=([.BC40]-[.BC39])/0.4*([.AU39]-[.AU40])+[.BC39]" table:style-name="ce323">
            <text:p>#REF!</text:p>
          </table:table-cell>
          <table:table-cell office:value-type="float" office:value="0" table:formula="of:=([.BD40]-[.BD39])/0.4*([.AU39]-[.AU40])+[.BD39]" table:style-name="ce323">
            <text:p>#REF!</text:p>
          </table:table-cell>
          <table:table-cell office:value-type="float" office:value="0" table:formula="of:=([.BE40]-[.BE39])/0.4*([.AU39]-[.AU40])+[.BE39]" table:style-name="ce323">
            <text:p>#REF!</text:p>
          </table:table-cell>
          <table:table-cell office:value-type="float" office:value="0" table:formula="of:=([.BF40]-[.BF39])/0.4*([.AU39]-[.AU40])+[.BF39]" table:style-name="ce323">
            <text:p>#REF!</text:p>
          </table:table-cell>
          <table:table-cell office:value-type="float" office:value="0" table:formula="of:=([.BG40]-[.BG39])/0.4*([.AU39]-[.AU40])+[.BG39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6" table:style-name="ce300"/>
          <table:table-cell table:number-columns-repeated="3" table:style-name="ce282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42]/0.2)*0.2" table:style-name="ce318">
            <text:p>#REF!</text:p>
          </table:table-cell>
          <table:table-cell office:value-type="float" office:value="0" table:formula="of:=[.BI42]+0.2" table:style-name="ce320">
            <text:p>#REF!</text:p>
          </table:table-cell>
          <table:table-cell office:value-type="float" office:value="0" table:formula="of:=([.BJ43]-[.BI43])/0.2*([.BH42]-[.BI42])+[.BI43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0" table:formula="of:=INT([.P43]*10)/10" table:style-name="ce305">
            <text:p>0</text:p>
          </table:table-cell>
          <table:table-cell office:value-type="float" office:value="0.1" table:formula="of:=INT([.P43]*10)/10+0.1" table:style-name="ce305">
            <text:p>0,1</text:p>
          </table:table-cell>
          <table:table-cell office:value-type="float" office:value="4.2000000000000003E-2" table:formula="of:=IF(OR([SCTcuacoc.$D$127]=&quot;c¸t sái&quot;;[SCTcuacoc.$D$127]=&quot;c¸t th«&quot;;[SCTcuacoc.$D$127]=&quot;c¸t th« võa&quot;;[SCTcuacoc.$D$127]=&quot;c¸t mÞn&quot;;[SCTcuacoc.$D$127]=&quot;c¸t bôi&quot;);1;[SCTcuacoc.$D$127])" table:style-name="ce307">
            <text:p>0,04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0" table:formula="of:=INT([.AG43]/0.1)/10" table:style-name="ce305">
            <text:p>0</text:p>
          </table:table-cell>
          <table:table-cell office:value-type="float" office:value="0.1" table:formula="of:=INT([.AG43]*10)/10+0.1" table:style-name="ce305">
            <text:p>0,1</text:p>
          </table:table-cell>
          <table:table-cell office:value-type="float" office:value="4.2000000000000003E-2" table:formula="of:=[.P43]" table:style-name="ce332">
            <text:p>0,04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44];[.$AU$3:.$BG$29];2)" table:style-name="ce300">
            <text:p>#REF!</text:p>
          </table:table-cell>
          <table:table-cell office:value-type="float" office:value="0" table:formula="of:=VLOOKUP([.AU44];[.$AU$3:.$BG$29];3)" table:style-name="ce300">
            <text:p>#REF!</text:p>
          </table:table-cell>
          <table:table-cell office:value-type="float" office:value="0" table:formula="of:=VLOOKUP([.AU44];[.$AU$3:.$BG$29];4)" table:style-name="ce300">
            <text:p>#REF!</text:p>
          </table:table-cell>
          <table:table-cell office:value-type="float" office:value="0" table:formula="of:=VLOOKUP([.AU44];[.$AU$3:.$BG$29];5)" table:style-name="ce300">
            <text:p>#REF!</text:p>
          </table:table-cell>
          <table:table-cell office:value-type="float" office:value="0" table:formula="of:=VLOOKUP([.AU44];[.$AU$3:.$BG$29];6)" table:style-name="ce300">
            <text:p>#REF!</text:p>
          </table:table-cell>
          <table:table-cell office:value-type="float" office:value="0" table:formula="of:=VLOOKUP([.AU44];[.$AU$3:.$BG$29];7)" table:style-name="ce300">
            <text:p>#REF!</text:p>
          </table:table-cell>
          <table:table-cell office:value-type="float" office:value="0" table:formula="of:=VLOOKUP([.AU44];[.$AU$3:.$BG$29];8)" table:style-name="ce300">
            <text:p>#REF!</text:p>
          </table:table-cell>
          <table:table-cell office:value-type="float" office:value="0" table:formula="of:=VLOOKUP([.AU44];[.$AU$3:.$BG$29];9)" table:style-name="ce300">
            <text:p>#REF!</text:p>
          </table:table-cell>
          <table:table-cell office:value-type="float" office:value="0" table:formula="of:=VLOOKUP([.AU44];[.$AU$3:.$BG$29];10)" table:style-name="ce300">
            <text:p>#REF!</text:p>
          </table:table-cell>
          <table:table-cell office:value-type="float" office:value="0" table:formula="of:=VLOOKUP([.AU44];[.$AU$3:.$BG$29];11)" table:style-name="ce300">
            <text:p>#REF!</text:p>
          </table:table-cell>
          <table:table-cell office:value-type="float" office:value="0" table:formula="of:=VLOOKUP([.AU44];[.$AU$3:.$BG$29];12)" table:style-name="ce300">
            <text:p>#REF!</text:p>
          </table:table-cell>
          <table:table-cell office:value-type="float" office:value="0" table:formula="of:=VLOOKUP([.AU44];[.$AU$3:.$BG$29];13)" table:style-name="ce300">
            <text:p>#REF!</text:p>
          </table:table-cell>
          <table:table-cell table:style-name="ce300"/>
          <table:table-cell office:value-type="float" office:value="0" table:formula="of:=HLOOKUP([.BI42];[.AV42:.BG45];4)" table:style-name="ce300">
            <text:p>#REF!</text:p>
          </table:table-cell>
          <table:table-cell office:value-type="float" office:value="0" table:formula="of:=HLOOKUP([.BJ42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7" table:formula="of:=IF([.A46]&gt;10;INT([.A46]/5)*5;INT([.A46]))" table:style-name="ce310">
            <text:p>7</text:p>
          </table:table-cell>
          <table:table-cell office:value-type="float" office:value="970" table:formula="of:=IF([.A44]&lt;=35;VLOOKUP([.A44];[.$A$7:.$M$26];2);[.$B$26])" table:style-name="ce300">
            <text:p>970</text:p>
          </table:table-cell>
          <table:table-cell office:value-type="float" office:value="730" table:formula="of:=IF([.A44]&lt;=35;VLOOKUP([.A44];[.$A$7:.$M$26];3);[.$C$26])" table:style-name="ce300">
            <text:p>730</text:p>
          </table:table-cell>
          <table:table-cell office:value-type="float" office:value="370" table:formula="of:=IF([.A44]&lt;=35;VLOOKUP([.A44];[.$A$7:.$M$26];4);[.$D$26])" table:style-name="ce311">
            <text:p>370,0</text:p>
          </table:table-cell>
          <table:table-cell office:value-type="float" office:value="240" table:formula="of:=IF([.A44]&lt;=35;VLOOKUP([.A44];[.$A$7:.$M$26];5);[.$E$26])" table:style-name="ce311">
            <text:p>240,0</text:p>
          </table:table-cell>
          <table:table-cell office:value-type="float" office:value="140" table:formula="of:=IF([.A44]&lt;=35;VLOOKUP([.A44];[.$A$7:.$M$26];6);[.$F$26])" table:style-name="ce311">
            <text:p>140,0</text:p>
          </table:table-cell>
          <table:table-cell office:value-type="float" office:value="970" table:formula="of:=IF([.A44]&lt;=35;VLOOKUP([.A44];[.$A$7:.$M$26];7);[.$G$26])" table:style-name="ce300">
            <text:p>970</text:p>
          </table:table-cell>
          <table:table-cell office:value-type="float" office:value="690" table:formula="of:=IF([.A44]&lt;=35;VLOOKUP([.A44];[.$A$7:.$M$26];8);[.$H$26])" table:style-name="ce311">
            <text:p>690,0</text:p>
          </table:table-cell>
          <table:table-cell office:value-type="float" office:value="430" table:formula="of:=IF([.A44]&lt;=35;VLOOKUP([.A44];[.$A$7:.$M$26];9);[.$I$26])" table:style-name="ce300">
            <text:p>430</text:p>
          </table:table-cell>
          <table:table-cell office:value-type="float" office:value="330" table:formula="of:=IF([.A44]&lt;=35;VLOOKUP([.A44];[.$A$7:.$M$26];10);[.$J$26])" table:style-name="ce311">
            <text:p>330,0</text:p>
          </table:table-cell>
          <table:table-cell office:value-type="float" office:value="220" table:formula="of:=IF([.A44]&lt;=35;VLOOKUP([.A44];[.$A$7:.$M$26];11);[.$K$26])" table:style-name="ce300">
            <text:p>220</text:p>
          </table:table-cell>
          <table:table-cell office:value-type="float" office:value="140" table:formula="of:=IF([.A44]&lt;=35;VLOOKUP([.A44];[.$A$7:.$M$26];12);[.$L$26])" table:style-name="ce311">
            <text:p>140,0</text:p>
          </table:table-cell>
          <table:table-cell office:value-type="float" office:value="85" table:formula="of:=IF([.A44]&lt;=35;VLOOKUP([.A44];[.$A$7:.$M$26];13);[.$M$26])" table:style-name="ce300">
            <text:p>85</text:p>
          </table:table-cell>
          <table:table-cell table:number-columns-repeated="2" table:style-name="ce300"/>
          <table:table-cell office:value-type="float" office:value="856.61333333333323" table:formula="of:=IF([SCTcuacoc.$D$127]=&quot;c¸t sái&quot;;[.B46];IF([SCTcuacoc.$D$127]=&quot;c¸t th«&quot;;[.C46];IF([SCTcuacoc.$D$127]=&quot;c¸t th« võa&quot;;[.D46];IF([SCTcuacoc.$D$127]=&quot;c¸t mÞn&quot;;[.E46];IF([SCTcuacoc.$D$127]=&quot;c¸t bôi&quot;;[.F46];[.P46])))))" table:style-name="ce313">
            <text:p>856,61</text:p>
          </table:table-cell>
          <table:table-cell office:value-type="float" office:value="7" table:formula="of:=IF([.Q46]&lt;=10;INT([.Q46]);(INT([.Q46]/5)*5))" table:style-name="ce310">
            <text:p>7</text:p>
          </table:table-cell>
          <table:table-cell office:value-type="float" office:value="6" table:formula="of:=VLOOKUP([.Q44];[.$Q$7:.$AD$22];2)" table:style-name="ce300">
            <text:p>6</text:p>
          </table:table-cell>
          <table:table-cell office:value-type="float" office:value="6" table:formula="of:=VLOOKUP([.Q44];[.$Q$7:.$AD$22];3)" table:style-name="ce300">
            <text:p>6</text:p>
          </table:table-cell>
          <table:table-cell office:value-type="float" office:value="4.3000000000000007" table:formula="of:=VLOOKUP([.Q44];[.$Q$7:.$AD$22];4)" table:style-name="ce311">
            <text:p>4,3</text:p>
          </table:table-cell>
          <table:table-cell office:value-type="float" office:value="3.2" table:formula="of:=VLOOKUP([.Q44];[.$Q$7:.$AD$22];5)" table:style-name="ce300">
            <text:p>3,2</text:p>
          </table:table-cell>
          <table:table-cell office:value-type="float" office:value="3.2" table:formula="of:=VLOOKUP([.Q44];[.$Q$7:.$AD$22];5)" table:style-name="ce300">
            <text:p>3,2</text:p>
          </table:table-cell>
          <table:table-cell office:value-type="float" office:value="1.85" table:formula="of:=VLOOKUP([.Q44];[.$Q$7:.$AD$22];7)" table:style-name="ce300">
            <text:p>1,85</text:p>
          </table:table-cell>
          <table:table-cell table:style-name="ce300"/>
          <table:table-cell office:value-type="float" office:value="0" table:formula="of:=VLOOKUP([.Q44];[.$Q$7:.$AD$22];8)" table:style-name="ce300">
            <text:p>0</text:p>
          </table:table-cell>
          <table:table-cell table:style-name="ce300"/>
          <table:table-cell office:value-type="float" office:value="1" table:formula="of:=VLOOKUP([.Q44];[.$Q$7:.$AD$22];9)" table:style-name="ce300">
            <text:p>1</text:p>
          </table:table-cell>
          <table:table-cell table:style-name="ce300"/>
          <table:table-cell office:value-type="float" office:value="0" table:formula="of:=VLOOKUP([.Q44];[.$Q$7:.$AD$22];10)" table:style-name="ce300">
            <text:p>0</text:p>
          </table:table-cell>
          <table:table-cell office:value-type="float" office:value="0.8" table:formula="of:=VLOOKUP([.Q44];[.$Q$7:.$AD$22];11)" table:style-name="ce300">
            <text:p>0,8</text:p>
          </table:table-cell>
          <table:table-cell office:value-type="float" office:value="6.04" table:formula="of:=HLOOKUP([.AE43];[.R43:.AD46];4)" table:style-name="ce300">
            <text:p>6,04</text:p>
          </table:table-cell>
          <table:table-cell office:value-type="float" office:value="6.04" table:formula="of:=HLOOKUP([.AF43];[.R43:.AD46];4)" table:style-name="ce300">
            <text:p>6,04</text:p>
          </table:table-cell>
          <table:table-cell office:value-type="float" office:value="6.04" table:formula="of:=[.AE44]+([.AF44]-[.AE44])*([.AG43]-[.AE43])/([.AF43]-[.AE43])" table:style-name="ce336">
            <text:p>6,04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0" table:formula="of:=INT([.AU43]/0.4)*0.4" table:style-name="ce331">
            <text:p>#REF!</text:p>
          </table:table-cell>
          <table:table-cell office:value-type="float" office:value="0" table:formula="of:=VLOOKUP([.AU45];[.$AU$3:.$BG$29];2)" table:style-name="ce300">
            <text:p>#REF!</text:p>
          </table:table-cell>
          <table:table-cell office:value-type="float" office:value="0" table:formula="of:=VLOOKUP([.AU45];[.$AU$3:.$BG$29];3)" table:style-name="ce300">
            <text:p>#REF!</text:p>
          </table:table-cell>
          <table:table-cell office:value-type="float" office:value="0" table:formula="of:=VLOOKUP([.AU45];[.$AU$3:.$BG$29];4)" table:style-name="ce300">
            <text:p>#REF!</text:p>
          </table:table-cell>
          <table:table-cell office:value-type="float" office:value="0" table:formula="of:=VLOOKUP([.AU45];[.$AU$3:.$BG$29];5)" table:style-name="ce300">
            <text:p>#REF!</text:p>
          </table:table-cell>
          <table:table-cell office:value-type="float" office:value="0" table:formula="of:=VLOOKUP([.AU45];[.$AU$3:.$BG$29];6)" table:style-name="ce300">
            <text:p>#REF!</text:p>
          </table:table-cell>
          <table:table-cell office:value-type="float" office:value="0" table:formula="of:=VLOOKUP([.AU45];[.$AU$3:.$BG$29];7)" table:style-name="ce300">
            <text:p>#REF!</text:p>
          </table:table-cell>
          <table:table-cell office:value-type="float" office:value="0" table:formula="of:=VLOOKUP([.AU45];[.$AU$3:.$BG$29];8)" table:style-name="ce300">
            <text:p>#REF!</text:p>
          </table:table-cell>
          <table:table-cell office:value-type="float" office:value="0" table:formula="of:=VLOOKUP([.AU45];[.$AU$3:.$BG$29];9)" table:style-name="ce300">
            <text:p>#REF!</text:p>
          </table:table-cell>
          <table:table-cell office:value-type="float" office:value="0" table:formula="of:=VLOOKUP([.AU45];[.$AU$3:.$BG$29];10)" table:style-name="ce300">
            <text:p>#REF!</text:p>
          </table:table-cell>
          <table:table-cell office:value-type="float" office:value="0" table:formula="of:=VLOOKUP([.AU45];[.$AU$3:.$BG$29];11)" table:style-name="ce300">
            <text:p>#REF!</text:p>
          </table:table-cell>
          <table:table-cell office:value-type="float" office:value="0" table:formula="of:=VLOOKUP([.AU45];[.$AU$3:.$BG$29];12)" table:style-name="ce300">
            <text:p>#REF!</text:p>
          </table:table-cell>
          <table:table-cell office:value-type="float" office:value="0" table:formula="of:=VLOOKUP([.AU45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8" table:formula="of:=IF([.A46]&gt;10;INT([.A46]/5)*5+5;INT([.A46])+1)" table:style-name="ce310">
            <text:p>8</text:p>
          </table:table-cell>
          <table:table-cell office:value-type="float" office:value="996.66666666666663" table:formula="of:=IF([.A45]&lt;=35;VLOOKUP([.A45];[.$A$7:.$M$22];2);[.$B$26])" table:style-name="ce311">
            <text:p>996,7</text:p>
          </table:table-cell>
          <table:table-cell office:value-type="float" office:value="743.33333333333337" table:formula="of:=IF([.A45]&lt;=35;VLOOKUP([.A45];[.$A$7:.$M$22];3);[.$C$26])" table:style-name="ce311">
            <text:p>743,3</text:p>
          </table:table-cell>
          <table:table-cell office:value-type="float" office:value="380" table:formula="of:=IF([.A45]&lt;=35;VLOOKUP([.A45];[.$A$7:.$M$22];4);[.$D$26])" table:style-name="ce311">
            <text:p>380,0</text:p>
          </table:table-cell>
          <table:table-cell office:value-type="float" office:value="246.66666666666666" table:formula="of:=IF([.A45]&lt;=35;VLOOKUP([.A45];[.$A$7:.$M$26];5);[.$E$26])" table:style-name="ce311">
            <text:p>246,7</text:p>
          </table:table-cell>
          <table:table-cell office:value-type="float" office:value="143.33333333333334" table:formula="of:=IF([.A45]&lt;=35;VLOOKUP([.A45];[.$A$7:.$M$22];6);[.$F$26])" table:style-name="ce311">
            <text:p>143,3</text:p>
          </table:table-cell>
          <table:table-cell office:value-type="float" office:value="996.66666666666663" table:formula="of:=IF([.A45]&lt;=35;VLOOKUP([.A45];[.$A$7:.$M$22];7);[.$G$26])" table:style-name="ce311">
            <text:p>996,7</text:p>
          </table:table-cell>
          <table:table-cell office:value-type="float" office:value="703.33333333333337" table:formula="of:=IF([.A45]&lt;=35;VLOOKUP([.A45];[.$A$7:.$M$22];8);[.$H$26])" table:style-name="ce311">
            <text:p>703,3</text:p>
          </table:table-cell>
          <table:table-cell office:value-type="float" office:value="453.33333333333331" table:formula="of:=IF([.A45]&lt;=35;VLOOKUP([.A45];[.$A$7:.$M$22];9);[.$I$26])" table:style-name="ce311">
            <text:p>453,3</text:p>
          </table:table-cell>
          <table:table-cell office:value-type="float" office:value="336.66666666666669" table:formula="of:=IF([.A45]&lt;=35;VLOOKUP([.A45];[.$A$7:.$M$22];10);[.$J$26])" table:style-name="ce311">
            <text:p>336,7</text:p>
          </table:table-cell>
          <table:table-cell office:value-type="float" office:value="226.66666666666666" table:formula="of:=IF([.A45]&lt;=35;VLOOKUP([.A45];[.$A$7:.$M$22];11);[.$K$26])" table:style-name="ce311">
            <text:p>226,7</text:p>
          </table:table-cell>
          <table:table-cell office:value-type="float" office:value="143.33333333333334" table:formula="of:=IF([.A45]&lt;=35;VLOOKUP([.A45];[.$A$7:.$M$22];12);[.$L$26])" table:style-name="ce311">
            <text:p>143,3</text:p>
          </table:table-cell>
          <table:table-cell office:value-type="float" office:value="86.666666666666671" table:formula="of:=IF([.A45]&lt;=35;VLOOKUP([.A45];[.$A$7:.$M$22];13);[.$M$26])" table:style-name="ce311">
            <text:p>86,7</text:p>
          </table:table-cell>
          <table:table-cell table:number-columns-repeated="3" table:style-name="ce300"/>
          <table:table-cell office:value-type="float" office:value="8" table:formula="of:=IF([.Q46]&lt;=10;INT([.Q46])+1;(INT([.Q46]/5)*5+5))" table:style-name="ce310">
            <text:p>8</text:p>
          </table:table-cell>
          <table:table-cell office:value-type="float" office:value="6.2" table:formula="of:=VLOOKUP([.Q45];[.$Q$7:.$AD$22];2)" table:style-name="ce300">
            <text:p>6,2</text:p>
          </table:table-cell>
          <table:table-cell office:value-type="float" office:value="6.2" table:formula="of:=VLOOKUP([.Q45];[.$Q$7:.$AD$22];3)" table:style-name="ce300">
            <text:p>6,2</text:p>
          </table:table-cell>
          <table:table-cell office:value-type="float" office:value="4.4000000000000004" table:formula="of:=VLOOKUP([.Q45];[.$Q$7:.$AD$22];4)" table:style-name="ce311">
            <text:p>4,4</text:p>
          </table:table-cell>
          <table:table-cell office:value-type="float" office:value="3.3" table:formula="of:=VLOOKUP([.Q45];[.$Q$7:.$AD$22];5)" table:style-name="ce300">
            <text:p>3,3</text:p>
          </table:table-cell>
          <table:table-cell office:value-type="float" office:value="3.3" table:formula="of:=VLOOKUP([.Q45];[.$Q$7:.$AD$22];5)" table:style-name="ce300">
            <text:p>3,3</text:p>
          </table:table-cell>
          <table:table-cell office:value-type="float" office:value="1.9" table:formula="of:=VLOOKUP([.Q45];[.$Q$7:.$AD$22];7)" table:style-name="ce300">
            <text:p>1,9</text:p>
          </table:table-cell>
          <table:table-cell table:style-name="ce300"/>
          <table:table-cell office:value-type="float" office:value="0" table:formula="of:=VLOOKUP([.Q45];[.$Q$7:.$AD$22];8)" table:style-name="ce300">
            <text:p>0</text:p>
          </table:table-cell>
          <table:table-cell table:style-name="ce300"/>
          <table:table-cell office:value-type="float" office:value="1" table:formula="of:=VLOOKUP([.Q45];[.$Q$7:.$AD$22];9)" table:style-name="ce300">
            <text:p>1</text:p>
          </table:table-cell>
          <table:table-cell table:style-name="ce300"/>
          <table:table-cell office:value-type="float" office:value="0" table:formula="of:=VLOOKUP([.Q45];[.$Q$7:.$AD$22];10)" table:style-name="ce300">
            <text:p>0</text:p>
          </table:table-cell>
          <table:table-cell office:value-type="float" office:value="0.8" table:formula="of:=VLOOKUP([.Q45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282"/>
          <table:table-cell table:number-columns-repeated="10" table:style-name="ce281"/>
          <table:table-cell office:value-type="float" office:value="0" table:formula="of:=INT([.AU43]/0.4)*0.4+0.4" table:style-name="ce334">
            <text:p>#REF!</text:p>
          </table:table-cell>
          <table:table-cell office:value-type="float" office:value="0" table:formula="of:=([.AV44]-[.AV43])/0.4*([.AU43]-[.AU44])+[.AV43]" table:style-name="ce323">
            <text:p>#REF!</text:p>
          </table:table-cell>
          <table:table-cell office:value-type="float" office:value="0" table:formula="of:=([.AW44]-[.AW43])/0.4*([.AU43]-[.AU44])+[.AW43]" table:style-name="ce323">
            <text:p>#REF!</text:p>
          </table:table-cell>
          <table:table-cell office:value-type="float" office:value="0" table:formula="of:=([.AX44]-[.AX43])/0.4*([.AU43]-[.AU44])+[.AX43]" table:style-name="ce323">
            <text:p>#REF!</text:p>
          </table:table-cell>
          <table:table-cell office:value-type="float" office:value="0" table:formula="of:=([.AY44]-[.AY43])/0.4*([.AU43]-[.AU44])+[.AY43]" table:style-name="ce323">
            <text:p>#REF!</text:p>
          </table:table-cell>
          <table:table-cell office:value-type="float" office:value="0" table:formula="of:=([.AZ44]-[.AZ43])/0.4*([.AU43]-[.AU44])+[.AZ43]" table:style-name="ce323">
            <text:p>#REF!</text:p>
          </table:table-cell>
          <table:table-cell office:value-type="float" office:value="0" table:formula="of:=([.BA44]-[.BA43])/0.4*([.AU43]-[.AU44])+[.BA43]" table:style-name="ce323">
            <text:p>#REF!</text:p>
          </table:table-cell>
          <table:table-cell office:value-type="float" office:value="0" table:formula="of:=([.BB44]-[.BB43])/0.4*([.AU43]-[.AU44])+[.BB43]" table:style-name="ce323">
            <text:p>#REF!</text:p>
          </table:table-cell>
          <table:table-cell office:value-type="float" office:value="0" table:formula="of:=([.BC44]-[.BC43])/0.4*([.AU43]-[.AU44])+[.BC43]" table:style-name="ce323">
            <text:p>#REF!</text:p>
          </table:table-cell>
          <table:table-cell office:value-type="float" office:value="0" table:formula="of:=([.BD44]-[.BD43])/0.4*([.AU43]-[.AU44])+[.BD43]" table:style-name="ce323">
            <text:p>#REF!</text:p>
          </table:table-cell>
          <table:table-cell office:value-type="float" office:value="0" table:formula="of:=([.BE44]-[.BE43])/0.4*([.AU43]-[.AU44])+[.BE43]" table:style-name="ce323">
            <text:p>#REF!</text:p>
          </table:table-cell>
          <table:table-cell office:value-type="float" office:value="0" table:formula="of:=([.BF44]-[.BF43])/0.4*([.AU43]-[.AU44])+[.BF43]" table:style-name="ce323">
            <text:p>#REF!</text:p>
          </table:table-cell>
          <table:table-cell office:value-type="float" office:value="0" table:formula="of:=([.BG44]-[.BG43])/0.4*([.AU43]-[.AU44])+[.BG43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office:value-type="float" office:value="7.1999999999999993" table:formula="of:=[SCTcuacoc.G127]" table:style-name="ce322">
            <text:p>7,2</text:p>
          </table:table-cell>
          <table:table-cell office:value-type="float" office:value="975.33333333333326" table:formula="of:=[.B44]+([.B45]-[.B44])/([.A45]-[.A44])*([.A46]-[.A44])" table:style-name="ce323">
            <text:p>975,3333333</text:p>
          </table:table-cell>
          <table:table-cell office:value-type="float" office:value="732.66666666666663" table:formula="of:=[.C44]+([.C45]-[.C44])/([.A45]-[.A44])*([.A46]-[.A44])" table:style-name="ce323">
            <text:p>732,6666667</text:p>
          </table:table-cell>
          <table:table-cell office:value-type="float" office:value="372" table:formula="of:=[.D44]+([.D45]-[.D44])/([.A45]-[.A44])*([.A46]-[.A44])" table:style-name="ce324">
            <text:p>372,0</text:p>
          </table:table-cell>
          <table:table-cell office:value-type="float" office:value="241.33333333333331" table:formula="of:=[.E44]+([.E45]-[.E44])/([.A45]-[.A44])*([.A46]-[.A44])" table:style-name="ce324">
            <text:p>241,3</text:p>
          </table:table-cell>
          <table:table-cell office:value-type="float" office:value="140.66666666666666" table:formula="of:=[.F44]+([.F45]-[.F44])/([.A45]-[.A44])*([.A46]-[.A44])" table:style-name="ce324">
            <text:p>140,7</text:p>
          </table:table-cell>
          <table:table-cell office:value-type="float" office:value="975.33333333333326" table:formula="of:=[.G44]+([.G45]-[.G44])/([.A45]-[.A44])*([.A46]-[.A44])" table:style-name="ce323">
            <text:p>975,3333333</text:p>
          </table:table-cell>
          <table:table-cell office:value-type="float" office:value="692.66666666666663" table:formula="of:=[.H44]+([.H45]-[.H44])/([.A45]-[.A44])*([.A46]-[.A44])" table:style-name="ce324">
            <text:p>692,7</text:p>
          </table:table-cell>
          <table:table-cell office:value-type="float" office:value="434.66666666666663" table:formula="of:=[.I44]+([.I45]-[.I44])/([.A45]-[.A44])*([.A46]-[.A44])" table:style-name="ce323">
            <text:p>434,6666667</text:p>
          </table:table-cell>
          <table:table-cell office:value-type="float" office:value="331.33333333333331" table:formula="of:=[.J44]+([.J45]-[.J44])/([.A45]-[.A44])*([.A46]-[.A44])" table:style-name="ce324">
            <text:p>331,3</text:p>
          </table:table-cell>
          <table:table-cell office:value-type="float" office:value="221.33333333333331" table:formula="of:=[.K44]+([.K45]-[.K44])/([.A45]-[.A44])*([.A46]-[.A44])" table:style-name="ce323">
            <text:p>221,3333333</text:p>
          </table:table-cell>
          <table:table-cell office:value-type="float" office:value="140.66666666666666" table:formula="of:=[.L44]+([.L45]-[.L44])/([.A45]-[.A44])*([.A46]-[.A44])" table:style-name="ce324">
            <text:p>140,7</text:p>
          </table:table-cell>
          <table:table-cell office:value-type="float" office:value="85.333333333333329" table:formula="of:=[.M44]+([.M45]-[.M44])/([.A45]-[.A44])*([.A46]-[.A44])" table:style-name="ce323">
            <text:p>85,33333333</text:p>
          </table:table-cell>
          <table:table-cell office:value-type="float" office:value="975.33333333333326" table:formula="of:=HLOOKUP([.N43];[.G43:.M46];4)" table:style-name="ce323">
            <text:p>975,3333333</text:p>
          </table:table-cell>
          <table:table-cell office:value-type="float" office:value="692.66666666666663" table:formula="of:=HLOOKUP([.O43];[.G43:.M46];4)" table:style-name="ce324">
            <text:p>692,7</text:p>
          </table:table-cell>
          <table:table-cell office:value-type="float" office:value="856.61333333333323" table:formula="of:=[.N46]+([.O46]-[.N46])*([.P43]-[.N43])/([.O43]-[.N43])" table:style-name="ce323">
            <text:p>856,6133333</text:p>
          </table:table-cell>
          <table:table-cell office:value-type="float" office:value="7.1999999999999993" table:formula="of:=[.A46]" table:style-name="ce322">
            <text:p>7,2</text:p>
          </table:table-cell>
          <table:table-cell office:value-type="float" office:value="6.04" table:formula="of:=[.R44]+([.R45]-[.R44])*([.Q46]-[.Q44])/([.Q45]-[.Q44])" table:style-name="ce323">
            <text:p>6,04</text:p>
          </table:table-cell>
          <table:table-cell office:value-type="float" office:value="6.04" table:formula="of:=[.S44]+([.S45]-[.S44])*([.Q46]-[.Q44])/([.Q45]-[.Q44])" table:style-name="ce323">
            <text:p>6,04</text:p>
          </table:table-cell>
          <table:table-cell office:value-type="float" office:value="4.32" table:formula="of:=[.T44]+([.T45]-[.T44])*([.Q46]-[.Q44])/([.Q45]-[.Q44])" table:style-name="ce324">
            <text:p>4,3</text:p>
          </table:table-cell>
          <table:table-cell office:value-type="float" office:value="3.22" table:formula="of:=[.U44]+([.U45]-[.U44])*([.Q46]-[.Q44])/([.Q45]-[.Q44])" table:style-name="ce323">
            <text:p>3,22</text:p>
          </table:table-cell>
          <table:table-cell office:value-type="float" office:value="3.22" table:formula="of:=[.V44]+([.V45]-[.V44])*([.Q46]-[.Q44])/([.Q45]-[.Q44])" table:style-name="ce323">
            <text:p>3,22</text:p>
          </table:table-cell>
          <table:table-cell office:value-type="float" office:value="1.86" table:formula="of:=[.W44]+([.W45]-[.W44])*([.Q46]-[.Q44])/([.Q45]-[.Q44])" table:style-name="ce323">
            <text:p>1,86</text:p>
          </table:table-cell>
          <table:table-cell table:style-name="ce323"/>
          <table:table-cell office:value-type="float" office:value="0" table:formula="of:=[.Y44]+([.Y45]-[.Y44])*([.Q46]-[.Q44])/([.Q45]-[.Q44])" table:style-name="ce323">
            <text:p>0</text:p>
          </table:table-cell>
          <table:table-cell table:style-name="ce323"/>
          <table:table-cell office:value-type="float" office:value="1" table:formula="of:=[.AA44]+([.AA45]-[.AA44])*([.Q46]-[.Q44])/([.Q45]-[.Q44])" table:style-name="ce323">
            <text:p>1</text:p>
          </table:table-cell>
          <table:table-cell table:style-name="ce323"/>
          <table:table-cell office:value-type="float" office:value="0" table:formula="of:=[.AC44]+([.AC45]-[.AC44])*([.Q46]-[.Q44])/([.Q45]-[.Q44])" table:style-name="ce323">
            <text:p>0</text:p>
          </table:table-cell>
          <table:table-cell office:value-type="float" office:value="0.8" table:formula="of:=[.AD44]+([.AD45]-[.AD44])*([.Q46]-[.Q44])/([.Q45]-[.Q44])" table:style-name="ce323">
            <text:p>0,8</text:p>
          </table:table-cell>
          <table:table-cell table:number-columns-repeated="2" table:style-name="ce323"/>
          <table:table-cell office:value-type="float" office:value="6.04" table:formula="of:=IF(OR([SCTcuacoc.D127]=&quot;c¸t sái&quot;;[SCTcuacoc.D127]=&quot;c¸t th«&quot;;[SCTcuacoc.D127]=&quot;c¸t th« võa&quot;);[.S46];IF([SCTcuacoc.D127]=&quot;c¸t mÞn&quot;;[.T46];IF([SCTcuacoc.D127]=&quot;c¸t bôi&quot;;[.U46];[.AG44])))" table:style-name="ce337">
            <text:p>6,04</text:p>
          </table:table-cell>
          <table:table-cell table:number-columns-repeated="3" table:style-name="ce282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46]/0.2)*0.2" table:style-name="ce318">
            <text:p>#REF!</text:p>
          </table:table-cell>
          <table:table-cell office:value-type="float" office:value="0" table:formula="of:=[.BI46]+0.2" table:style-name="ce320">
            <text:p>#REF!</text:p>
          </table:table-cell>
          <table:table-cell office:value-type="float" office:value="0" table:formula="of:=([.BJ47]-[.BI47])/0.2*([.BH46]-[.BI46])+[.BI47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6" table:style-name="ce300"/>
          <table:table-cell table:number-columns-repeated="3" table:style-name="ce282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48];[.$AU$3:.$BG$29];2)" table:style-name="ce300">
            <text:p>#REF!</text:p>
          </table:table-cell>
          <table:table-cell office:value-type="float" office:value="0" table:formula="of:=VLOOKUP([.AU48];[.$AU$3:.$BG$29];3)" table:style-name="ce300">
            <text:p>#REF!</text:p>
          </table:table-cell>
          <table:table-cell office:value-type="float" office:value="0" table:formula="of:=VLOOKUP([.AU48];[.$AU$3:.$BG$29];4)" table:style-name="ce300">
            <text:p>#REF!</text:p>
          </table:table-cell>
          <table:table-cell office:value-type="float" office:value="0" table:formula="of:=VLOOKUP([.AU48];[.$AU$3:.$BG$29];5)" table:style-name="ce300">
            <text:p>#REF!</text:p>
          </table:table-cell>
          <table:table-cell office:value-type="float" office:value="0" table:formula="of:=VLOOKUP([.AU48];[.$AU$3:.$BG$29];6)" table:style-name="ce300">
            <text:p>#REF!</text:p>
          </table:table-cell>
          <table:table-cell office:value-type="float" office:value="0" table:formula="of:=VLOOKUP([.AU48];[.$AU$3:.$BG$29];7)" table:style-name="ce300">
            <text:p>#REF!</text:p>
          </table:table-cell>
          <table:table-cell office:value-type="float" office:value="0" table:formula="of:=VLOOKUP([.AU48];[.$AU$3:.$BG$29];8)" table:style-name="ce300">
            <text:p>#REF!</text:p>
          </table:table-cell>
          <table:table-cell office:value-type="float" office:value="0" table:formula="of:=VLOOKUP([.AU48];[.$AU$3:.$BG$29];9)" table:style-name="ce300">
            <text:p>#REF!</text:p>
          </table:table-cell>
          <table:table-cell office:value-type="float" office:value="0" table:formula="of:=VLOOKUP([.AU48];[.$AU$3:.$BG$29];10)" table:style-name="ce300">
            <text:p>#REF!</text:p>
          </table:table-cell>
          <table:table-cell office:value-type="float" office:value="0" table:formula="of:=VLOOKUP([.AU48];[.$AU$3:.$BG$29];11)" table:style-name="ce300">
            <text:p>#REF!</text:p>
          </table:table-cell>
          <table:table-cell office:value-type="float" office:value="0" table:formula="of:=VLOOKUP([.AU48];[.$AU$3:.$BG$29];12)" table:style-name="ce300">
            <text:p>#REF!</text:p>
          </table:table-cell>
          <table:table-cell office:value-type="float" office:value="0" table:formula="of:=VLOOKUP([.AU48];[.$AU$3:.$BG$29];13)" table:style-name="ce300">
            <text:p>#REF!</text:p>
          </table:table-cell>
          <table:table-cell table:style-name="ce300"/>
          <table:table-cell office:value-type="float" office:value="0" table:formula="of:=HLOOKUP([.BI46];[.AV46:.BG49];4)" table:style-name="ce300">
            <text:p>#REF!</text:p>
          </table:table-cell>
          <table:table-cell office:value-type="float" office:value="0" table:formula="of:=HLOOKUP([.BJ46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0" table:formula="of:=INT([.P48]*10)/10" table:style-name="ce305">
            <text:p>0</text:p>
          </table:table-cell>
          <table:table-cell office:value-type="float" office:value="0.1" table:formula="of:=INT([.P48]*10)/10+0.1" table:style-name="ce305">
            <text:p>0,1</text:p>
          </table:table-cell>
          <table:table-cell office:value-type="float" office:value="4.2000000000000003E-2" table:formula="of:=IF(OR([SCTcuacoc.$D$128]=&quot;c¸t sái&quot;;[SCTcuacoc.$D$128]=&quot;c¸t th«&quot;;[SCTcuacoc.$D$128]=&quot;c¸t th« võa&quot;;[SCTcuacoc.$D$128]=&quot;c¸t mÞn&quot;;[SCTcuacoc.$D$128]=&quot;c¸t bôi&quot;);1;[SCTcuacoc.$D$128])" table:style-name="ce307">
            <text:p>0,04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0" table:formula="of:=INT([.AG48]/0.1)/10" table:style-name="ce305">
            <text:p>0</text:p>
          </table:table-cell>
          <table:table-cell office:value-type="float" office:value="0.1" table:formula="of:=INT([.AG48]*10)/10+0.1" table:style-name="ce305">
            <text:p>0,1</text:p>
          </table:table-cell>
          <table:table-cell office:value-type="float" office:value="4.2000000000000003E-2" table:formula="of:=[.P48]" table:style-name="ce332">
            <text:p>0,04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0" table:formula="of:=INT([.AU47]/0.4)*0.4" table:style-name="ce331">
            <text:p>#REF!</text:p>
          </table:table-cell>
          <table:table-cell office:value-type="float" office:value="0" table:formula="of:=VLOOKUP([.AU49];[.$AU$3:.$BG$29];2)" table:style-name="ce300">
            <text:p>#REF!</text:p>
          </table:table-cell>
          <table:table-cell office:value-type="float" office:value="0" table:formula="of:=VLOOKUP([.AU49];[.$AU$3:.$BG$29];3)" table:style-name="ce300">
            <text:p>#REF!</text:p>
          </table:table-cell>
          <table:table-cell office:value-type="float" office:value="0" table:formula="of:=VLOOKUP([.AU49];[.$AU$3:.$BG$29];4)" table:style-name="ce300">
            <text:p>#REF!</text:p>
          </table:table-cell>
          <table:table-cell office:value-type="float" office:value="0" table:formula="of:=VLOOKUP([.AU49];[.$AU$3:.$BG$29];5)" table:style-name="ce300">
            <text:p>#REF!</text:p>
          </table:table-cell>
          <table:table-cell office:value-type="float" office:value="0" table:formula="of:=VLOOKUP([.AU49];[.$AU$3:.$BG$29];6)" table:style-name="ce300">
            <text:p>#REF!</text:p>
          </table:table-cell>
          <table:table-cell office:value-type="float" office:value="0" table:formula="of:=VLOOKUP([.AU49];[.$AU$3:.$BG$29];7)" table:style-name="ce300">
            <text:p>#REF!</text:p>
          </table:table-cell>
          <table:table-cell office:value-type="float" office:value="0" table:formula="of:=VLOOKUP([.AU49];[.$AU$3:.$BG$29];8)" table:style-name="ce300">
            <text:p>#REF!</text:p>
          </table:table-cell>
          <table:table-cell office:value-type="float" office:value="0" table:formula="of:=VLOOKUP([.AU49];[.$AU$3:.$BG$29];9)" table:style-name="ce300">
            <text:p>#REF!</text:p>
          </table:table-cell>
          <table:table-cell office:value-type="float" office:value="0" table:formula="of:=VLOOKUP([.AU49];[.$AU$3:.$BG$29];10)" table:style-name="ce300">
            <text:p>#REF!</text:p>
          </table:table-cell>
          <table:table-cell office:value-type="float" office:value="0" table:formula="of:=VLOOKUP([.AU49];[.$AU$3:.$BG$29];11)" table:style-name="ce300">
            <text:p>#REF!</text:p>
          </table:table-cell>
          <table:table-cell office:value-type="float" office:value="0" table:formula="of:=VLOOKUP([.AU49];[.$AU$3:.$BG$29];12)" table:style-name="ce300">
            <text:p>#REF!</text:p>
          </table:table-cell>
          <table:table-cell office:value-type="float" office:value="0" table:formula="of:=VLOOKUP([.AU49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9" table:formula="of:=IF([.A51]&gt;10;INT([.A51]/5)*5;INT([.A51]))" table:style-name="ce310">
            <text:p>9</text:p>
          </table:table-cell>
          <table:table-cell office:value-type="float" office:value="1023.3333333333333" table:formula="of:=IF([.A49]&lt;=35;VLOOKUP([.A49];[.$A$7:.$M$26];2);[.$B$26])" table:style-name="ce311">
            <text:p>1023,3</text:p>
          </table:table-cell>
          <table:table-cell office:value-type="float" office:value="756.66666666666674" table:formula="of:=IF([.A49]&lt;=35;VLOOKUP([.A49];[.$A$7:.$M$26];3);[.$C$26])" table:style-name="ce311">
            <text:p>756,7</text:p>
          </table:table-cell>
          <table:table-cell office:value-type="float" office:value="390" table:formula="of:=IF([.A49]&lt;=35;VLOOKUP([.A49];[.$A$7:.$M$26];4);[.$D$26])" table:style-name="ce311">
            <text:p>390,0</text:p>
          </table:table-cell>
          <table:table-cell office:value-type="float" office:value="253.33333333333331" table:formula="of:=IF([.A49]&lt;=35;VLOOKUP([.A49];[.$A$7:.$M$26];5);[.$E$26])" table:style-name="ce311">
            <text:p>253,3</text:p>
          </table:table-cell>
          <table:table-cell office:value-type="float" office:value="146.66666666666669" table:formula="of:=IF([.A49]&lt;=35;VLOOKUP([.A49];[.$A$7:.$M$26];6);[.$F$26])" table:style-name="ce311">
            <text:p>146,7</text:p>
          </table:table-cell>
          <table:table-cell office:value-type="float" office:value="1023.3333333333333" table:formula="of:=IF([.A49]&lt;=35;VLOOKUP([.A49];[.$A$7:.$M$26];7);[.$G$26])" table:style-name="ce311">
            <text:p>1023,3</text:p>
          </table:table-cell>
          <table:table-cell office:value-type="float" office:value="716.66666666666674" table:formula="of:=IF([.A49]&lt;=35;VLOOKUP([.A49];[.$A$7:.$M$26];8);[.$H$26])" table:style-name="ce311">
            <text:p>716,7</text:p>
          </table:table-cell>
          <table:table-cell office:value-type="float" office:value="476.66666666666663" table:formula="of:=IF([.A49]&lt;=35;VLOOKUP([.A49];[.$A$7:.$M$26];9);[.$I$26])" table:style-name="ce311">
            <text:p>476,7</text:p>
          </table:table-cell>
          <table:table-cell office:value-type="float" office:value="343.33333333333337" table:formula="of:=IF([.A49]&lt;=35;VLOOKUP([.A49];[.$A$7:.$M$26];10);[.$J$26])" table:style-name="ce311">
            <text:p>343,3</text:p>
          </table:table-cell>
          <table:table-cell office:value-type="float" office:value="233.33333333333331" table:formula="of:=IF([.A49]&lt;=35;VLOOKUP([.A49];[.$A$7:.$M$26];11);[.$K$26])" table:style-name="ce311">
            <text:p>233,3</text:p>
          </table:table-cell>
          <table:table-cell office:value-type="float" office:value="146.66666666666669" table:formula="of:=IF([.A49]&lt;=35;VLOOKUP([.A49];[.$A$7:.$M$26];12);[.$L$26])" table:style-name="ce311">
            <text:p>146,7</text:p>
          </table:table-cell>
          <table:table-cell office:value-type="float" office:value="88.333333333333343" table:formula="of:=IF([.A49]&lt;=35;VLOOKUP([.A49];[.$A$7:.$M$26];13);[.$M$26])" table:style-name="ce311">
            <text:p>88,3</text:p>
          </table:table-cell>
          <table:table-cell table:number-columns-repeated="2" table:style-name="ce300"/>
          <table:table-cell office:value-type="float" office:value="898.74666666666667" table:formula="of:=IF([SCTcuacoc.$D$128]=&quot;c¸t sái&quot;;[.B51];IF([SCTcuacoc.$D$128]=&quot;c¸t th«&quot;;[.C51];IF([SCTcuacoc.$D$128]=&quot;c¸t th« võa&quot;;[.D51];IF([SCTcuacoc.$D$128]=&quot;c¸t mÞn&quot;;[.E51];IF([SCTcuacoc.$D$128]=&quot;c¸t bôi&quot;;[.F51];[.P51])))))" table:style-name="ce313">
            <text:p>898,75</text:p>
          </table:table-cell>
          <table:table-cell office:value-type="float" office:value="9" table:formula="of:=IF([.Q51]&lt;=10;INT([.Q51]);(INT([.Q51]/5)*5))" table:style-name="ce310">
            <text:p>9</text:p>
          </table:table-cell>
          <table:table-cell office:value-type="float" office:value="6.35" table:formula="of:=VLOOKUP([.Q49];[.$Q$7:.$AD$22];2)" table:style-name="ce300">
            <text:p>6,35</text:p>
          </table:table-cell>
          <table:table-cell office:value-type="float" office:value="6.35" table:formula="of:=VLOOKUP([.Q49];[.$Q$7:.$AD$22];3)" table:style-name="ce300">
            <text:p>6,35</text:p>
          </table:table-cell>
          <table:table-cell office:value-type="float" office:value="4.5" table:formula="of:=VLOOKUP([.Q49];[.$Q$7:.$AD$22];4)" table:style-name="ce311">
            <text:p>4,5</text:p>
          </table:table-cell>
          <table:table-cell office:value-type="float" office:value="3.3499999999999996" table:formula="of:=VLOOKUP([.Q49];[.$Q$7:.$AD$22];5)" table:style-name="ce300">
            <text:p>3,35</text:p>
          </table:table-cell>
          <table:table-cell office:value-type="float" office:value="3.3499999999999996" table:formula="of:=VLOOKUP([.Q49];[.$Q$7:.$AD$22];5)" table:style-name="ce300">
            <text:p>3,35</text:p>
          </table:table-cell>
          <table:table-cell office:value-type="float" office:value="1.9" table:formula="of:=VLOOKUP([.Q49];[.$Q$7:.$AD$22];7)" table:style-name="ce300">
            <text:p>1,9</text:p>
          </table:table-cell>
          <table:table-cell table:style-name="ce300"/>
          <table:table-cell office:value-type="float" office:value="0" table:formula="of:=VLOOKUP([.Q49];[.$Q$7:.$AD$22];8)" table:style-name="ce300">
            <text:p>0</text:p>
          </table:table-cell>
          <table:table-cell table:style-name="ce300"/>
          <table:table-cell office:value-type="float" office:value="1" table:formula="of:=VLOOKUP([.Q49];[.$Q$7:.$AD$22];9)" table:style-name="ce300">
            <text:p>1</text:p>
          </table:table-cell>
          <table:table-cell table:style-name="ce300"/>
          <table:table-cell office:value-type="float" office:value="0" table:formula="of:=VLOOKUP([.Q49];[.$Q$7:.$AD$22];10)" table:style-name="ce300">
            <text:p>0</text:p>
          </table:table-cell>
          <table:table-cell office:value-type="float" office:value="0.8" table:formula="of:=VLOOKUP([.Q49];[.$Q$7:.$AD$22];11)" table:style-name="ce300">
            <text:p>0,8</text:p>
          </table:table-cell>
          <table:table-cell office:value-type="float" office:value="6.38" table:formula="of:=HLOOKUP([.AE48];[.R48:.AD51];4)" table:style-name="ce300">
            <text:p>6,38</text:p>
          </table:table-cell>
          <table:table-cell office:value-type="float" office:value="6.38" table:formula="of:=HLOOKUP([.AF48];[.R48:.AD51];4)" table:style-name="ce300">
            <text:p>6,38</text:p>
          </table:table-cell>
          <table:table-cell office:value-type="float" office:value="6.38" table:formula="of:=[.AE49]+([.AF49]-[.AE49])*([.AG48]-[.AE48])/([.AF48]-[.AE48])" table:style-name="ce336">
            <text:p>6,38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0" table:formula="of:=INT([.AU47]/0.4)*0.4+0.4" table:style-name="ce334">
            <text:p>#REF!</text:p>
          </table:table-cell>
          <table:table-cell office:value-type="float" office:value="0" table:formula="of:=([.AV48]-[.AV47])/0.4*([.AU47]-[.AU48])+[.AV47]" table:style-name="ce323">
            <text:p>#REF!</text:p>
          </table:table-cell>
          <table:table-cell office:value-type="float" office:value="0" table:formula="of:=([.AW48]-[.AW47])/0.4*([.AU47]-[.AU48])+[.AW47]" table:style-name="ce323">
            <text:p>#REF!</text:p>
          </table:table-cell>
          <table:table-cell office:value-type="float" office:value="0" table:formula="of:=([.AX48]-[.AX47])/0.4*([.AU47]-[.AU48])+[.AX47]" table:style-name="ce323">
            <text:p>#REF!</text:p>
          </table:table-cell>
          <table:table-cell office:value-type="float" office:value="0" table:formula="of:=([.AY48]-[.AY47])/0.4*([.AU47]-[.AU48])+[.AY47]" table:style-name="ce323">
            <text:p>#REF!</text:p>
          </table:table-cell>
          <table:table-cell office:value-type="float" office:value="0" table:formula="of:=([.AZ48]-[.AZ47])/0.4*([.AU47]-[.AU48])+[.AZ47]" table:style-name="ce323">
            <text:p>#REF!</text:p>
          </table:table-cell>
          <table:table-cell office:value-type="float" office:value="0" table:formula="of:=([.BA48]-[.BA47])/0.4*([.AU47]-[.AU48])+[.BA47]" table:style-name="ce323">
            <text:p>#REF!</text:p>
          </table:table-cell>
          <table:table-cell office:value-type="float" office:value="0" table:formula="of:=([.BB48]-[.BB47])/0.4*([.AU47]-[.AU48])+[.BB47]" table:style-name="ce323">
            <text:p>#REF!</text:p>
          </table:table-cell>
          <table:table-cell office:value-type="float" office:value="0" table:formula="of:=([.BC48]-[.BC47])/0.4*([.AU47]-[.AU48])+[.BC47]" table:style-name="ce323">
            <text:p>#REF!</text:p>
          </table:table-cell>
          <table:table-cell office:value-type="float" office:value="0" table:formula="of:=([.BD48]-[.BD47])/0.4*([.AU47]-[.AU48])+[.BD47]" table:style-name="ce323">
            <text:p>#REF!</text:p>
          </table:table-cell>
          <table:table-cell office:value-type="float" office:value="0" table:formula="of:=([.BE48]-[.BE47])/0.4*([.AU47]-[.AU48])+[.BE47]" table:style-name="ce323">
            <text:p>#REF!</text:p>
          </table:table-cell>
          <table:table-cell office:value-type="float" office:value="0" table:formula="of:=([.BF48]-[.BF47])/0.4*([.AU47]-[.AU48])+[.BF47]" table:style-name="ce323">
            <text:p>#REF!</text:p>
          </table:table-cell>
          <table:table-cell office:value-type="float" office:value="0" table:formula="of:=([.BG48]-[.BG47])/0.4*([.AU47]-[.AU48])+[.BG47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office:value-type="float" office:value="10" table:formula="of:=IF([.A51]&gt;10;INT([.A51]/5)*5+5;INT([.A51])+1)" table:style-name="ce310">
            <text:p>10</text:p>
          </table:table-cell>
          <table:table-cell office:value-type="float" office:value="1050" table:formula="of:=IF([.A50]&lt;=35;VLOOKUP([.A50];[.$A$7:.$M$22];2);[.$B$26])" table:style-name="ce311">
            <text:p>1050,0</text:p>
          </table:table-cell>
          <table:table-cell office:value-type="float" office:value="770" table:formula="of:=IF([.A50]&lt;=35;VLOOKUP([.A50];[.$A$7:.$M$22];3);[.$C$26])" table:style-name="ce311">
            <text:p>770,0</text:p>
          </table:table-cell>
          <table:table-cell office:value-type="float" office:value="400" table:formula="of:=IF([.A50]&lt;=35;VLOOKUP([.A50];[.$A$7:.$M$22];4);[.$D$26])" table:style-name="ce311">
            <text:p>400,0</text:p>
          </table:table-cell>
          <table:table-cell office:value-type="float" office:value="260" table:formula="of:=IF([.A50]&lt;=35;VLOOKUP([.A50];[.$A$7:.$M$26];5);[.$E$26])" table:style-name="ce311">
            <text:p>260,0</text:p>
          </table:table-cell>
          <table:table-cell office:value-type="float" office:value="150" table:formula="of:=IF([.A50]&lt;=35;VLOOKUP([.A50];[.$A$7:.$M$26];6);[.$F$26])" table:style-name="ce311">
            <text:p>150,0</text:p>
          </table:table-cell>
          <table:table-cell office:value-type="float" office:value="1050" table:formula="of:=IF([.A50]&lt;=35;VLOOKUP([.A50];[.$A$7:.$M$22];7);[.$G$26])" table:style-name="ce311">
            <text:p>1050,0</text:p>
          </table:table-cell>
          <table:table-cell office:value-type="float" office:value="730" table:formula="of:=IF([.A50]&lt;=35;VLOOKUP([.A50];[.$A$7:.$M$22];8);[.$H$26])" table:style-name="ce311">
            <text:p>730,0</text:p>
          </table:table-cell>
          <table:table-cell office:value-type="float" office:value="500" table:formula="of:=IF([.A50]&lt;=35;VLOOKUP([.A50];[.$A$7:.$M$22];9);[.$I$26])" table:style-name="ce311">
            <text:p>500,0</text:p>
          </table:table-cell>
          <table:table-cell office:value-type="float" office:value="350" table:formula="of:=IF([.A50]&lt;=35;VLOOKUP([.A50];[.$A$7:.$M$22];10);[.$J$26])" table:style-name="ce311">
            <text:p>350,0</text:p>
          </table:table-cell>
          <table:table-cell office:value-type="float" office:value="240" table:formula="of:=IF([.A50]&lt;=35;VLOOKUP([.A50];[.$A$7:.$M$22];11);[.$K$26])" table:style-name="ce311">
            <text:p>240,0</text:p>
          </table:table-cell>
          <table:table-cell office:value-type="float" office:value="150" table:formula="of:=IF([.A50]&lt;=35;VLOOKUP([.A50];[.$A$7:.$M$22];12);[.$L$26])" table:style-name="ce311">
            <text:p>150,0</text:p>
          </table:table-cell>
          <table:table-cell office:value-type="float" office:value="90" table:formula="of:=IF([.A50]&lt;=35;VLOOKUP([.A50];[.$A$7:.$M$22];13);[.$M$26])" table:style-name="ce311">
            <text:p>90,0</text:p>
          </table:table-cell>
          <table:table-cell table:number-columns-repeated="3" table:style-name="ce300"/>
          <table:table-cell office:value-type="float" office:value="10" table:formula="of:=IF([.Q51]&lt;=10;INT([.Q51])+1;(INT([.Q51]/5)*5+5))" table:style-name="ce310">
            <text:p>10</text:p>
          </table:table-cell>
          <table:table-cell office:value-type="float" office:value="6.5" table:formula="of:=VLOOKUP([.Q50];[.$Q$7:.$AD$22];2)" table:style-name="ce300">
            <text:p>6,5</text:p>
          </table:table-cell>
          <table:table-cell office:value-type="float" office:value="6.5" table:formula="of:=VLOOKUP([.Q50];[.$Q$7:.$AD$22];3)" table:style-name="ce300">
            <text:p>6,5</text:p>
          </table:table-cell>
          <table:table-cell office:value-type="float" office:value="4.5999999999999996" table:formula="of:=VLOOKUP([.Q50];[.$Q$7:.$AD$22];4)" table:style-name="ce311">
            <text:p>4,6</text:p>
          </table:table-cell>
          <table:table-cell office:value-type="float" office:value="3.4" table:formula="of:=VLOOKUP([.Q50];[.$Q$7:.$AD$22];5)" table:style-name="ce300">
            <text:p>3,4</text:p>
          </table:table-cell>
          <table:table-cell office:value-type="float" office:value="3.4" table:formula="of:=VLOOKUP([.Q50];[.$Q$7:.$AD$22];5)" table:style-name="ce300">
            <text:p>3,4</text:p>
          </table:table-cell>
          <table:table-cell office:value-type="float" office:value="1.9" table:formula="of:=VLOOKUP([.Q50];[.$Q$7:.$AD$22];7)" table:style-name="ce300">
            <text:p>1,9</text:p>
          </table:table-cell>
          <table:table-cell table:style-name="ce300"/>
          <table:table-cell office:value-type="float" office:value="0" table:formula="of:=VLOOKUP([.Q50];[.$Q$7:.$AD$22];8)" table:style-name="ce300">
            <text:p>0</text:p>
          </table:table-cell>
          <table:table-cell table:style-name="ce300"/>
          <table:table-cell office:value-type="float" office:value="1" table:formula="of:=VLOOKUP([.Q50];[.$Q$7:.$AD$22];9)" table:style-name="ce300">
            <text:p>1</text:p>
          </table:table-cell>
          <table:table-cell table:style-name="ce300"/>
          <table:table-cell office:value-type="float" office:value="0" table:formula="of:=VLOOKUP([.Q50];[.$Q$7:.$AD$22];10)" table:style-name="ce300">
            <text:p>0</text:p>
          </table:table-cell>
          <table:table-cell office:value-type="float" office:value="0.8" table:formula="of:=VLOOKUP([.Q50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282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50]/0.2)*0.2" table:style-name="ce318">
            <text:p>#REF!</text:p>
          </table:table-cell>
          <table:table-cell office:value-type="float" office:value="0" table:formula="of:=[.BI50]+0.2" table:style-name="ce320">
            <text:p>#REF!</text:p>
          </table:table-cell>
          <table:table-cell office:value-type="float" office:value="0" table:formula="of:=([.BJ51]-[.BI51])/0.2*([.BH50]-[.BI50])+[.BI51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office:value-type="float" office:value="9.1999999999999993" table:formula="of:=[SCTcuacoc.G128]" table:style-name="ce322">
            <text:p>9,2</text:p>
          </table:table-cell>
          <table:table-cell office:value-type="float" office:value="1028.6666666666665" table:formula="of:=[.B49]+([.B50]-[.B49])/([.A50]-[.A49])*([.A51]-[.A49])" table:style-name="ce324">
            <text:p>1028,7</text:p>
          </table:table-cell>
          <table:table-cell office:value-type="float" office:value="759.33333333333337" table:formula="of:=[.C49]+([.C50]-[.C49])/([.A50]-[.A49])*([.A51]-[.A49])" table:style-name="ce324">
            <text:p>759,3</text:p>
          </table:table-cell>
          <table:table-cell office:value-type="float" office:value="392" table:formula="of:=[.D49]+([.D50]-[.D49])/([.A50]-[.A49])*([.A51]-[.A49])" table:style-name="ce324">
            <text:p>392,0</text:p>
          </table:table-cell>
          <table:table-cell office:value-type="float" office:value="254.66666666666666" table:formula="of:=[.E49]+([.E50]-[.E49])/([.A50]-[.A49])*([.A51]-[.A49])" table:style-name="ce324">
            <text:p>254,7</text:p>
          </table:table-cell>
          <table:table-cell office:value-type="float" office:value="147.33333333333334" table:formula="of:=[.F49]+([.F50]-[.F49])/([.A50]-[.A49])*([.A51]-[.A49])" table:style-name="ce324">
            <text:p>147,3</text:p>
          </table:table-cell>
          <table:table-cell office:value-type="float" office:value="1028.6666666666665" table:formula="of:=[.G49]+([.G50]-[.G49])/([.A50]-[.A49])*([.A51]-[.A49])" table:style-name="ce324">
            <text:p>1028,7</text:p>
          </table:table-cell>
          <table:table-cell office:value-type="float" office:value="719.33333333333337" table:formula="of:=[.H49]+([.H50]-[.H49])/([.A50]-[.A49])*([.A51]-[.A49])" table:style-name="ce324">
            <text:p>719,3</text:p>
          </table:table-cell>
          <table:table-cell office:value-type="float" office:value="481.33333333333331" table:formula="of:=[.I49]+([.I50]-[.I49])/([.A50]-[.A49])*([.A51]-[.A49])" table:style-name="ce324">
            <text:p>481,3</text:p>
          </table:table-cell>
          <table:table-cell office:value-type="float" office:value="344.66666666666669" table:formula="of:=[.J49]+([.J50]-[.J49])/([.A50]-[.A49])*([.A51]-[.A49])" table:style-name="ce324">
            <text:p>344,7</text:p>
          </table:table-cell>
          <table:table-cell office:value-type="float" office:value="234.66666666666666" table:formula="of:=[.K49]+([.K50]-[.K49])/([.A50]-[.A49])*([.A51]-[.A49])" table:style-name="ce324">
            <text:p>234,7</text:p>
          </table:table-cell>
          <table:table-cell office:value-type="float" office:value="147.33333333333334" table:formula="of:=[.L49]+([.L50]-[.L49])/([.A50]-[.A49])*([.A51]-[.A49])" table:style-name="ce324">
            <text:p>147,3</text:p>
          </table:table-cell>
          <table:table-cell office:value-type="float" office:value="88.666666666666671" table:formula="of:=[.M49]+([.M50]-[.M49])/([.A50]-[.A49])*([.A51]-[.A49])" table:style-name="ce324">
            <text:p>88,7</text:p>
          </table:table-cell>
          <table:table-cell office:value-type="float" office:value="1028.6666666666665" table:formula="of:=HLOOKUP([.N48];[.G48:.M51];4)" table:style-name="ce324">
            <text:p>1028,7</text:p>
          </table:table-cell>
          <table:table-cell office:value-type="float" office:value="719.33333333333337" table:formula="of:=HLOOKUP([.O48];[.G48:.M51];4)" table:style-name="ce324">
            <text:p>719,3</text:p>
          </table:table-cell>
          <table:table-cell office:value-type="float" office:value="898.74666666666667" table:formula="of:=[.N51]+([.O51]-[.N51])*([.P48]-[.N48])/([.O48]-[.N48])" table:style-name="ce324">
            <text:p>898,7</text:p>
          </table:table-cell>
          <table:table-cell office:value-type="float" office:value="9.1999999999999993" table:formula="of:=[.A51]" table:style-name="ce322">
            <text:p>9,2</text:p>
          </table:table-cell>
          <table:table-cell office:value-type="float" office:value="6.38" table:formula="of:=[.R49]+([.R50]-[.R49])*([.Q51]-[.Q49])/([.Q50]-[.Q49])" table:style-name="ce323">
            <text:p>6,38</text:p>
          </table:table-cell>
          <table:table-cell office:value-type="float" office:value="6.38" table:formula="of:=[.S49]+([.S50]-[.S49])*([.Q51]-[.Q49])/([.Q50]-[.Q49])" table:style-name="ce323">
            <text:p>6,38</text:p>
          </table:table-cell>
          <table:table-cell office:value-type="float" office:value="4.5199999999999996" table:formula="of:=[.T49]+([.T50]-[.T49])*([.Q51]-[.Q49])/([.Q50]-[.Q49])" table:style-name="ce324">
            <text:p>4,5</text:p>
          </table:table-cell>
          <table:table-cell office:value-type="float" office:value="3.36" table:formula="of:=[.U49]+([.U50]-[.U49])*([.Q51]-[.Q49])/([.Q50]-[.Q49])" table:style-name="ce323">
            <text:p>3,36</text:p>
          </table:table-cell>
          <table:table-cell office:value-type="float" office:value="3.36" table:formula="of:=[.V49]+([.V50]-[.V49])*([.Q51]-[.Q49])/([.Q50]-[.Q49])" table:style-name="ce323">
            <text:p>3,36</text:p>
          </table:table-cell>
          <table:table-cell office:value-type="float" office:value="1.9" table:formula="of:=[.W49]+([.W50]-[.W49])*([.Q51]-[.Q49])/([.Q50]-[.Q49])" table:style-name="ce323">
            <text:p>1,9</text:p>
          </table:table-cell>
          <table:table-cell table:style-name="ce323"/>
          <table:table-cell office:value-type="float" office:value="0" table:formula="of:=[.Y49]+([.Y50]-[.Y49])*([.Q51]-[.Q49])/([.Q50]-[.Q49])" table:style-name="ce323">
            <text:p>0</text:p>
          </table:table-cell>
          <table:table-cell table:style-name="ce323"/>
          <table:table-cell office:value-type="float" office:value="1" table:formula="of:=[.AA49]+([.AA50]-[.AA49])*([.Q51]-[.Q49])/([.Q50]-[.Q49])" table:style-name="ce323">
            <text:p>1</text:p>
          </table:table-cell>
          <table:table-cell table:style-name="ce323"/>
          <table:table-cell office:value-type="float" office:value="0" table:formula="of:=[.AC49]+([.AC50]-[.AC49])*([.Q51]-[.Q49])/([.Q50]-[.Q49])" table:style-name="ce323">
            <text:p>0</text:p>
          </table:table-cell>
          <table:table-cell office:value-type="float" office:value="0.8" table:formula="of:=[.AD49]+([.AD50]-[.AD49])*([.Q51]-[.Q49])/([.Q50]-[.Q49])" table:style-name="ce323">
            <text:p>0,8</text:p>
          </table:table-cell>
          <table:table-cell table:number-columns-repeated="2" table:style-name="ce323"/>
          <table:table-cell office:value-type="float" office:value="6.38" table:formula="of:=IF(OR([SCTcuacoc.D128]=&quot;c¸t sái&quot;;[SCTcuacoc.D128]=&quot;c¸t th«&quot;;[SCTcuacoc.D128]=&quot;c¸t th« võa&quot;);[.S51];IF([SCTcuacoc.D128]=&quot;c¸t mÞn&quot;;[.T51];IF([SCTcuacoc.D128]=&quot;c¸t bôi&quot;;[.U51];[.AG49])))" table:style-name="ce337">
            <text:p>6,38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52];[.$AU$3:.$BG$29];2)" table:style-name="ce300">
            <text:p>#REF!</text:p>
          </table:table-cell>
          <table:table-cell office:value-type="float" office:value="0" table:formula="of:=VLOOKUP([.AU52];[.$AU$3:.$BG$29];3)" table:style-name="ce300">
            <text:p>#REF!</text:p>
          </table:table-cell>
          <table:table-cell office:value-type="float" office:value="0" table:formula="of:=VLOOKUP([.AU52];[.$AU$3:.$BG$29];4)" table:style-name="ce300">
            <text:p>#REF!</text:p>
          </table:table-cell>
          <table:table-cell office:value-type="float" office:value="0" table:formula="of:=VLOOKUP([.AU52];[.$AU$3:.$BG$29];5)" table:style-name="ce300">
            <text:p>#REF!</text:p>
          </table:table-cell>
          <table:table-cell office:value-type="float" office:value="0" table:formula="of:=VLOOKUP([.AU52];[.$AU$3:.$BG$29];6)" table:style-name="ce300">
            <text:p>#REF!</text:p>
          </table:table-cell>
          <table:table-cell office:value-type="float" office:value="0" table:formula="of:=VLOOKUP([.AU52];[.$AU$3:.$BG$29];7)" table:style-name="ce300">
            <text:p>#REF!</text:p>
          </table:table-cell>
          <table:table-cell office:value-type="float" office:value="0" table:formula="of:=VLOOKUP([.AU52];[.$AU$3:.$BG$29];8)" table:style-name="ce300">
            <text:p>#REF!</text:p>
          </table:table-cell>
          <table:table-cell office:value-type="float" office:value="0" table:formula="of:=VLOOKUP([.AU52];[.$AU$3:.$BG$29];9)" table:style-name="ce300">
            <text:p>#REF!</text:p>
          </table:table-cell>
          <table:table-cell office:value-type="float" office:value="0" table:formula="of:=VLOOKUP([.AU52];[.$AU$3:.$BG$29];10)" table:style-name="ce300">
            <text:p>#REF!</text:p>
          </table:table-cell>
          <table:table-cell office:value-type="float" office:value="0" table:formula="of:=VLOOKUP([.AU52];[.$AU$3:.$BG$29];11)" table:style-name="ce300">
            <text:p>#REF!</text:p>
          </table:table-cell>
          <table:table-cell office:value-type="float" office:value="0" table:formula="of:=VLOOKUP([.AU52];[.$AU$3:.$BG$29];12)" table:style-name="ce300">
            <text:p>#REF!</text:p>
          </table:table-cell>
          <table:table-cell office:value-type="float" office:value="0" table:formula="of:=VLOOKUP([.AU52];[.$AU$3:.$BG$29];13)" table:style-name="ce300">
            <text:p>#REF!</text:p>
          </table:table-cell>
          <table:table-cell table:style-name="ce300"/>
          <table:table-cell office:value-type="float" office:value="0" table:formula="of:=HLOOKUP([.BI50];[.AV50:.BG53];4)" table:style-name="ce300">
            <text:p>#REF!</text:p>
          </table:table-cell>
          <table:table-cell office:value-type="float" office:value="0" table:formula="of:=HLOOKUP([.BJ50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6" table:style-name="ce300"/>
          <table:table-cell table:number-columns-repeated="3" table:style-name="ce282"/>
          <table:table-cell table:number-columns-repeated="10" table:style-name="ce281"/>
          <table:table-cell office:value-type="float" office:value="0" table:formula="of:=INT([.AU51]/0.4)*0.4" table:style-name="ce331">
            <text:p>#REF!</text:p>
          </table:table-cell>
          <table:table-cell office:value-type="float" office:value="0" table:formula="of:=VLOOKUP([.AU53];[.$AU$3:.$BG$29];2)" table:style-name="ce300">
            <text:p>#REF!</text:p>
          </table:table-cell>
          <table:table-cell office:value-type="float" office:value="0" table:formula="of:=VLOOKUP([.AU53];[.$AU$3:.$BG$29];3)" table:style-name="ce300">
            <text:p>#REF!</text:p>
          </table:table-cell>
          <table:table-cell office:value-type="float" office:value="0" table:formula="of:=VLOOKUP([.AU53];[.$AU$3:.$BG$29];4)" table:style-name="ce300">
            <text:p>#REF!</text:p>
          </table:table-cell>
          <table:table-cell office:value-type="float" office:value="0" table:formula="of:=VLOOKUP([.AU53];[.$AU$3:.$BG$29];5)" table:style-name="ce300">
            <text:p>#REF!</text:p>
          </table:table-cell>
          <table:table-cell office:value-type="float" office:value="0" table:formula="of:=VLOOKUP([.AU53];[.$AU$3:.$BG$29];6)" table:style-name="ce300">
            <text:p>#REF!</text:p>
          </table:table-cell>
          <table:table-cell office:value-type="float" office:value="0" table:formula="of:=VLOOKUP([.AU53];[.$AU$3:.$BG$29];7)" table:style-name="ce300">
            <text:p>#REF!</text:p>
          </table:table-cell>
          <table:table-cell office:value-type="float" office:value="0" table:formula="of:=VLOOKUP([.AU53];[.$AU$3:.$BG$29];8)" table:style-name="ce300">
            <text:p>#REF!</text:p>
          </table:table-cell>
          <table:table-cell office:value-type="float" office:value="0" table:formula="of:=VLOOKUP([.AU53];[.$AU$3:.$BG$29];9)" table:style-name="ce300">
            <text:p>#REF!</text:p>
          </table:table-cell>
          <table:table-cell office:value-type="float" office:value="0" table:formula="of:=VLOOKUP([.AU53];[.$AU$3:.$BG$29];10)" table:style-name="ce300">
            <text:p>#REF!</text:p>
          </table:table-cell>
          <table:table-cell office:value-type="float" office:value="0" table:formula="of:=VLOOKUP([.AU53];[.$AU$3:.$BG$29];11)" table:style-name="ce300">
            <text:p>#REF!</text:p>
          </table:table-cell>
          <table:table-cell office:value-type="float" office:value="0" table:formula="of:=VLOOKUP([.AU53];[.$AU$3:.$BG$29];12)" table:style-name="ce300">
            <text:p>#REF!</text:p>
          </table:table-cell>
          <table:table-cell office:value-type="float" office:value="0" table:formula="of:=VLOOKUP([.AU53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0.2" table:formula="of:=INT([.P53]*10)/10" table:style-name="ce305">
            <text:p>0,2</text:p>
          </table:table-cell>
          <table:table-cell office:value-type="float" office:value="0.30000000000000004" table:formula="of:=INT([.P53]*10)/10+0.1" table:style-name="ce305">
            <text:p>0,3</text:p>
          </table:table-cell>
          <table:table-cell office:value-type="float" office:value="0.29799999999999999" table:formula="of:=IF(OR([SCTcuacoc.$D$129]=&quot;c¸t sái&quot;;[SCTcuacoc.$D$129]=&quot;c¸t th«&quot;;[SCTcuacoc.$D$129]=&quot;c¸t th« võa&quot;;[SCTcuacoc.$D$129]=&quot;c¸t mÞn&quot;;[SCTcuacoc.$D$129]=&quot;c¸t bôi&quot;);1;[SCTcuacoc.$D$129])" table:style-name="ce307">
            <text:p>0,3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0.2" table:formula="of:=INT([.AG53]/0.1)/10" table:style-name="ce305">
            <text:p>0,2</text:p>
          </table:table-cell>
          <table:table-cell office:value-type="float" office:value="0.30000000000000004" table:formula="of:=INT([.AG53]*10)/10+0.1" table:style-name="ce305">
            <text:p>0,3</text:p>
          </table:table-cell>
          <table:table-cell office:value-type="float" office:value="0.29799999999999999" table:formula="of:=[.P53]" table:style-name="ce332">
            <text:p>0,30</text:p>
          </table:table-cell>
          <table:table-cell table:number-columns-repeated="3" table:style-name="ce282"/>
          <table:table-cell table:number-columns-repeated="10" table:style-name="ce281"/>
          <table:table-cell office:value-type="float" office:value="0" table:formula="of:=INT([.AU51]/0.4)*0.4+0.4" table:style-name="ce334">
            <text:p>#REF!</text:p>
          </table:table-cell>
          <table:table-cell office:value-type="float" office:value="0" table:formula="of:=([.AV52]-[.AV51])/0.4*([.AU51]-[.AU52])+[.AV51]" table:style-name="ce323">
            <text:p>#REF!</text:p>
          </table:table-cell>
          <table:table-cell office:value-type="float" office:value="0" table:formula="of:=([.AW52]-[.AW51])/0.4*([.AU51]-[.AU52])+[.AW51]" table:style-name="ce323">
            <text:p>#REF!</text:p>
          </table:table-cell>
          <table:table-cell office:value-type="float" office:value="0" table:formula="of:=([.AX52]-[.AX51])/0.4*([.AU51]-[.AU52])+[.AX51]" table:style-name="ce323">
            <text:p>#REF!</text:p>
          </table:table-cell>
          <table:table-cell office:value-type="float" office:value="0" table:formula="of:=([.AY52]-[.AY51])/0.4*([.AU51]-[.AU52])+[.AY51]" table:style-name="ce323">
            <text:p>#REF!</text:p>
          </table:table-cell>
          <table:table-cell office:value-type="float" office:value="0" table:formula="of:=([.AZ52]-[.AZ51])/0.4*([.AU51]-[.AU52])+[.AZ51]" table:style-name="ce323">
            <text:p>#REF!</text:p>
          </table:table-cell>
          <table:table-cell office:value-type="float" office:value="0" table:formula="of:=([.BA52]-[.BA51])/0.4*([.AU51]-[.AU52])+[.BA51]" table:style-name="ce323">
            <text:p>#REF!</text:p>
          </table:table-cell>
          <table:table-cell office:value-type="float" office:value="0" table:formula="of:=([.BB52]-[.BB51])/0.4*([.AU51]-[.AU52])+[.BB51]" table:style-name="ce323">
            <text:p>#REF!</text:p>
          </table:table-cell>
          <table:table-cell office:value-type="float" office:value="0" table:formula="of:=([.BC52]-[.BC51])/0.4*([.AU51]-[.AU52])+[.BC51]" table:style-name="ce323">
            <text:p>#REF!</text:p>
          </table:table-cell>
          <table:table-cell office:value-type="float" office:value="0" table:formula="of:=([.BD52]-[.BD51])/0.4*([.AU51]-[.AU52])+[.BD51]" table:style-name="ce323">
            <text:p>#REF!</text:p>
          </table:table-cell>
          <table:table-cell office:value-type="float" office:value="0" table:formula="of:=([.BE52]-[.BE51])/0.4*([.AU51]-[.AU52])+[.BE51]" table:style-name="ce323">
            <text:p>#REF!</text:p>
          </table:table-cell>
          <table:table-cell office:value-type="float" office:value="0" table:formula="of:=([.BF52]-[.BF51])/0.4*([.AU51]-[.AU52])+[.BF51]" table:style-name="ce323">
            <text:p>#REF!</text:p>
          </table:table-cell>
          <table:table-cell office:value-type="float" office:value="0" table:formula="of:=([.BG52]-[.BG51])/0.4*([.AU51]-[.AU52])+[.BG51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office:value-type="float" office:value="10" table:formula="of:=IF([.A56]&gt;10;INT([.A56]/5)*5;INT([.A56]))" table:style-name="ce310">
            <text:p>10</text:p>
          </table:table-cell>
          <table:table-cell office:value-type="float" office:value="1050" table:formula="of:=IF([.A54]&lt;=35;VLOOKUP([.A54];[.$A$7:.$M$26];2);[.$B$26])" table:style-name="ce300">
            <text:p>1050</text:p>
          </table:table-cell>
          <table:table-cell office:value-type="float" office:value="770" table:formula="of:=IF([.A54]&lt;=35;VLOOKUP([.A54];[.$A$7:.$M$26];3);[.$C$26])" table:style-name="ce300">
            <text:p>770</text:p>
          </table:table-cell>
          <table:table-cell office:value-type="float" office:value="400" table:formula="of:=IF([.A54]&lt;=35;VLOOKUP([.A54];[.$A$7:.$M$26];4);[.$D$26])" table:style-name="ce311">
            <text:p>400,0</text:p>
          </table:table-cell>
          <table:table-cell office:value-type="float" office:value="260" table:formula="of:=IF([.A54]&lt;=35;VLOOKUP([.A54];[.$A$7:.$M$26];5);[.$E$26])" table:style-name="ce311">
            <text:p>260,0</text:p>
          </table:table-cell>
          <table:table-cell office:value-type="float" office:value="150" table:formula="of:=IF([.A54]&lt;=35;VLOOKUP([.A54];[.$A$7:.$M$26];6);[.$F$26])" table:style-name="ce311">
            <text:p>150,0</text:p>
          </table:table-cell>
          <table:table-cell office:value-type="float" office:value="1050" table:formula="of:=IF([.A54]&lt;=35;VLOOKUP([.A54];[.$A$7:.$M$26];7);[.$G$26])" table:style-name="ce300">
            <text:p>1050</text:p>
          </table:table-cell>
          <table:table-cell office:value-type="float" office:value="730" table:formula="of:=IF([.A54]&lt;=35;VLOOKUP([.A54];[.$A$7:.$M$26];8);[.$H$26])" table:style-name="ce311">
            <text:p>730,0</text:p>
          </table:table-cell>
          <table:table-cell office:value-type="float" office:value="500" table:formula="of:=IF([.A54]&lt;=35;VLOOKUP([.A54];[.$A$7:.$M$26];9);[.$I$26])" table:style-name="ce300">
            <text:p>500</text:p>
          </table:table-cell>
          <table:table-cell office:value-type="float" office:value="350" table:formula="of:=IF([.A54]&lt;=35;VLOOKUP([.A54];[.$A$7:.$M$26];10);[.$J$26])" table:style-name="ce311">
            <text:p>350,0</text:p>
          </table:table-cell>
          <table:table-cell office:value-type="float" office:value="240" table:formula="of:=IF([.A54]&lt;=35;VLOOKUP([.A54];[.$A$7:.$M$26];11);[.$K$26])" table:style-name="ce300">
            <text:p>240</text:p>
          </table:table-cell>
          <table:table-cell office:value-type="float" office:value="150" table:formula="of:=IF([.A54]&lt;=35;VLOOKUP([.A54];[.$A$7:.$M$26];12);[.$L$26])" table:style-name="ce311">
            <text:p>150,0</text:p>
          </table:table-cell>
          <table:table-cell office:value-type="float" office:value="90" table:formula="of:=IF([.A54]&lt;=35;VLOOKUP([.A54];[.$A$7:.$M$26];13);[.$M$26])" table:style-name="ce300">
            <text:p>90</text:p>
          </table:table-cell>
          <table:table-cell table:number-columns-repeated="2" table:style-name="ce300"/>
          <table:table-cell office:value-type="float" office:value="360.02800000000008" table:formula="of:=IF([SCTcuacoc.$D$129]=&quot;c¸t sái&quot;;[.B56];IF([SCTcuacoc.$D$129]=&quot;c¸t th«&quot;;[.C56];IF([SCTcuacoc.$D$129]=&quot;c¸t th« võa&quot;;[.D56];IF([SCTcuacoc.$D$129]=&quot;c¸t mÞn&quot;;[.E56];IF([SCTcuacoc.$D$129]=&quot;c¸t bôi&quot;;[.F56];[.P56])))))" table:style-name="ce313">
            <text:p>360,03</text:p>
          </table:table-cell>
          <table:table-cell office:value-type="float" office:value="10" table:formula="of:=IF([.Q56]&lt;=10;INT([.Q56]);(INT([.Q56]/5)*5))" table:style-name="ce310">
            <text:p>10</text:p>
          </table:table-cell>
          <table:table-cell office:value-type="float" office:value="6.5" table:formula="of:=VLOOKUP([.Q54];[.$Q$7:.$AD$22];2)" table:style-name="ce300">
            <text:p>6,5</text:p>
          </table:table-cell>
          <table:table-cell office:value-type="float" office:value="6.5" table:formula="of:=VLOOKUP([.Q54];[.$Q$7:.$AD$22];3)" table:style-name="ce300">
            <text:p>6,5</text:p>
          </table:table-cell>
          <table:table-cell office:value-type="float" office:value="4.5999999999999996" table:formula="of:=VLOOKUP([.Q54];[.$Q$7:.$AD$22];4)" table:style-name="ce311">
            <text:p>4,6</text:p>
          </table:table-cell>
          <table:table-cell office:value-type="float" office:value="3.4" table:formula="of:=VLOOKUP([.Q54];[.$Q$7:.$AD$22];5)" table:style-name="ce300">
            <text:p>3,4</text:p>
          </table:table-cell>
          <table:table-cell office:value-type="float" office:value="3.4" table:formula="of:=VLOOKUP([.Q54];[.$Q$7:.$AD$22];5)" table:style-name="ce300">
            <text:p>3,4</text:p>
          </table:table-cell>
          <table:table-cell office:value-type="float" office:value="1.9" table:formula="of:=VLOOKUP([.Q54];[.$Q$7:.$AD$22];7)" table:style-name="ce300">
            <text:p>1,9</text:p>
          </table:table-cell>
          <table:table-cell table:style-name="ce300"/>
          <table:table-cell office:value-type="float" office:value="0" table:formula="of:=VLOOKUP([.Q54];[.$Q$7:.$AD$22];8)" table:style-name="ce300">
            <text:p>0</text:p>
          </table:table-cell>
          <table:table-cell table:style-name="ce300"/>
          <table:table-cell office:value-type="float" office:value="1" table:formula="of:=VLOOKUP([.Q54];[.$Q$7:.$AD$22];9)" table:style-name="ce300">
            <text:p>1</text:p>
          </table:table-cell>
          <table:table-cell table:style-name="ce300"/>
          <table:table-cell office:value-type="float" office:value="0" table:formula="of:=VLOOKUP([.Q54];[.$Q$7:.$AD$22];10)" table:style-name="ce300">
            <text:p>0</text:p>
          </table:table-cell>
          <table:table-cell office:value-type="float" office:value="0.8" table:formula="of:=VLOOKUP([.Q54];[.$Q$7:.$AD$22];11)" table:style-name="ce300">
            <text:p>0,8</text:p>
          </table:table-cell>
          <table:table-cell office:value-type="float" office:value="6.5979999999999999" table:formula="of:=HLOOKUP([.AE53];[.R53:.AD56];4)" table:style-name="ce300">
            <text:p>6,598</text:p>
          </table:table-cell>
          <table:table-cell office:value-type="float" office:value="4.67" table:formula="of:=HLOOKUP([.AF53];[.R53:.AD56];4)" table:style-name="ce311">
            <text:p>4,7</text:p>
          </table:table-cell>
          <table:table-cell office:value-type="float" office:value="4.7085600000000012" table:formula="of:=[.AE54]+([.AF54]-[.AE54])*([.AG53]-[.AE53])/([.AF53]-[.AE53])" table:style-name="ce336">
            <text:p>4,70856</text:p>
          </table:table-cell>
          <table:table-cell table:number-columns-repeated="3" table:style-name="ce282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54]/0.2)*0.2" table:style-name="ce318">
            <text:p>#REF!</text:p>
          </table:table-cell>
          <table:table-cell office:value-type="float" office:value="0" table:formula="of:=[.BI54]+0.2" table:style-name="ce320">
            <text:p>#REF!</text:p>
          </table:table-cell>
          <table:table-cell office:value-type="float" office:value="0" table:formula="of:=([.BJ55]-[.BI55])/0.2*([.BH54]-[.BI54])+[.BI55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office:value-type="float" office:value="15" table:formula="of:=IF([.A56]&gt;10;INT([.A56]/5)*5+5;INT([.A56])+1)" table:style-name="ce310">
            <text:p>15</text:p>
          </table:table-cell>
          <table:table-cell office:value-type="float" office:value="1170" table:formula="of:=IF([.A55]&lt;=35;VLOOKUP([.A55];[.$A$7:.$M$22];2);[.$B$26])" table:style-name="ce300">
            <text:p>1170</text:p>
          </table:table-cell>
          <table:table-cell office:value-type="float" office:value="820" table:formula="of:=IF([.A55]&lt;=35;VLOOKUP([.A55];[.$A$7:.$M$22];3);[.$C$26])" table:style-name="ce300">
            <text:p>820</text:p>
          </table:table-cell>
          <table:table-cell office:value-type="float" office:value="440" table:formula="of:=IF([.A55]&lt;=35;VLOOKUP([.A55];[.$A$7:.$M$22];4);[.$D$26])" table:style-name="ce311">
            <text:p>440,0</text:p>
          </table:table-cell>
          <table:table-cell office:value-type="float" office:value="133.33333333333334" table:formula="of:=IF([.$A$30]&lt;=35;VLOOKUP([.$A$30];[.$A$7:.$M$22];5);[.$E$26])" table:style-name="ce311">
            <text:p>133,3</text:p>
          </table:table-cell>
          <table:table-cell office:value-type="float" office:value="165" table:formula="of:=IF([.A55]&lt;=35;VLOOKUP([.A55];[.$A$7:.$M$22];6);[.$F$26])" table:style-name="ce311">
            <text:p>165,0</text:p>
          </table:table-cell>
          <table:table-cell office:value-type="float" office:value="1170" table:formula="of:=IF([.A55]&lt;=35;VLOOKUP([.A55];[.$A$7:.$M$22];7);[.$G$26])" table:style-name="ce300">
            <text:p>1170</text:p>
          </table:table-cell>
          <table:table-cell office:value-type="float" office:value="750" table:formula="of:=IF([.A55]&lt;=35;VLOOKUP([.A55];[.$A$7:.$M$22];8);[.$H$26])" table:style-name="ce311">
            <text:p>750,0</text:p>
          </table:table-cell>
          <table:table-cell office:value-type="float" office:value="560" table:formula="of:=IF([.A55]&lt;=35;VLOOKUP([.A55];[.$A$7:.$M$22];9);[.$I$26])" table:style-name="ce300">
            <text:p>560</text:p>
          </table:table-cell>
          <table:table-cell office:value-type="float" office:value="400" table:formula="of:=IF([.A55]&lt;=35;VLOOKUP([.A55];[.$A$7:.$M$22];10);[.$J$26])" table:style-name="ce311">
            <text:p>400,0</text:p>
          </table:table-cell>
          <table:table-cell office:value-type="float" office:value="290" table:formula="of:=IF([.A55]&lt;=35;VLOOKUP([.A55];[.$A$7:.$M$22];11);[.$K$26])" table:style-name="ce300">
            <text:p>290</text:p>
          </table:table-cell>
          <table:table-cell office:value-type="float" office:value="165" table:formula="of:=IF([.A55]&lt;=35;VLOOKUP([.A55];[.$A$7:.$M$22];12);[.$L$26])" table:style-name="ce311">
            <text:p>165,0</text:p>
          </table:table-cell>
          <table:table-cell office:value-type="float" office:value="100" table:formula="of:=IF([.A55]&lt;=35;VLOOKUP([.A55];[.$A$7:.$M$22];13);[.$M$26])" table:style-name="ce300">
            <text:p>100</text:p>
          </table:table-cell>
          <table:table-cell table:number-columns-repeated="3" table:style-name="ce300"/>
          <table:table-cell office:value-type="float" office:value="15" table:formula="of:=IF([.Q56]&lt;=10;INT([.Q56])+1;(INT([.Q56]/5)*5+5))" table:style-name="ce310">
            <text:p>15</text:p>
          </table:table-cell>
          <table:table-cell office:value-type="float" office:value="7.2" table:formula="of:=VLOOKUP([.Q55];[.$Q$7:.$AD$22];2)" table:style-name="ce300">
            <text:p>7,2</text:p>
          </table:table-cell>
          <table:table-cell office:value-type="float" office:value="7.2" table:formula="of:=VLOOKUP([.Q55];[.$Q$7:.$AD$22];3)" table:style-name="ce300">
            <text:p>7,2</text:p>
          </table:table-cell>
          <table:table-cell office:value-type="float" office:value="5.0999999999999996" table:formula="of:=VLOOKUP([.Q55];[.$Q$7:.$AD$22];4)" table:style-name="ce311">
            <text:p>5,1</text:p>
          </table:table-cell>
          <table:table-cell office:value-type="float" office:value="3.8" table:formula="of:=VLOOKUP([.Q55];[.$Q$7:.$AD$22];5)" table:style-name="ce300">
            <text:p>3,8</text:p>
          </table:table-cell>
          <table:table-cell office:value-type="float" office:value="3.8" table:formula="of:=VLOOKUP([.Q55];[.$Q$7:.$AD$22];5)" table:style-name="ce300">
            <text:p>3,8</text:p>
          </table:table-cell>
          <table:table-cell office:value-type="float" office:value="2" table:formula="of:=VLOOKUP([.Q55];[.$Q$7:.$AD$22];7)" table:style-name="ce300">
            <text:p>2</text:p>
          </table:table-cell>
          <table:table-cell table:style-name="ce300"/>
          <table:table-cell office:value-type="float" office:value="0" table:formula="of:=VLOOKUP([.Q55];[.$Q$7:.$AD$22];8)" table:style-name="ce300">
            <text:p>0</text:p>
          </table:table-cell>
          <table:table-cell table:style-name="ce300"/>
          <table:table-cell office:value-type="float" office:value="1.1000000000000001" table:formula="of:=VLOOKUP([.Q55];[.$Q$7:.$AD$22];9)" table:style-name="ce300">
            <text:p>1,1</text:p>
          </table:table-cell>
          <table:table-cell table:style-name="ce300"/>
          <table:table-cell office:value-type="float" office:value="0" table:formula="of:=VLOOKUP([.Q55];[.$Q$7:.$AD$22];10)" table:style-name="ce300">
            <text:p>0</text:p>
          </table:table-cell>
          <table:table-cell office:value-type="float" office:value="0.8" table:formula="of:=VLOOKUP([.Q55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282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56];[.$AU$3:.$BG$29];2)" table:style-name="ce300">
            <text:p>#REF!</text:p>
          </table:table-cell>
          <table:table-cell office:value-type="float" office:value="0" table:formula="of:=VLOOKUP([.AU56];[.$AU$3:.$BG$29];3)" table:style-name="ce300">
            <text:p>#REF!</text:p>
          </table:table-cell>
          <table:table-cell office:value-type="float" office:value="0" table:formula="of:=VLOOKUP([.AU56];[.$AU$3:.$BG$29];4)" table:style-name="ce300">
            <text:p>#REF!</text:p>
          </table:table-cell>
          <table:table-cell office:value-type="float" office:value="0" table:formula="of:=VLOOKUP([.AU56];[.$AU$3:.$BG$29];5)" table:style-name="ce300">
            <text:p>#REF!</text:p>
          </table:table-cell>
          <table:table-cell office:value-type="float" office:value="0" table:formula="of:=VLOOKUP([.AU56];[.$AU$3:.$BG$29];6)" table:style-name="ce300">
            <text:p>#REF!</text:p>
          </table:table-cell>
          <table:table-cell office:value-type="float" office:value="0" table:formula="of:=VLOOKUP([.AU56];[.$AU$3:.$BG$29];7)" table:style-name="ce300">
            <text:p>#REF!</text:p>
          </table:table-cell>
          <table:table-cell office:value-type="float" office:value="0" table:formula="of:=VLOOKUP([.AU56];[.$AU$3:.$BG$29];8)" table:style-name="ce300">
            <text:p>#REF!</text:p>
          </table:table-cell>
          <table:table-cell office:value-type="float" office:value="0" table:formula="of:=VLOOKUP([.AU56];[.$AU$3:.$BG$29];9)" table:style-name="ce300">
            <text:p>#REF!</text:p>
          </table:table-cell>
          <table:table-cell office:value-type="float" office:value="0" table:formula="of:=VLOOKUP([.AU56];[.$AU$3:.$BG$29];10)" table:style-name="ce300">
            <text:p>#REF!</text:p>
          </table:table-cell>
          <table:table-cell office:value-type="float" office:value="0" table:formula="of:=VLOOKUP([.AU56];[.$AU$3:.$BG$29];11)" table:style-name="ce300">
            <text:p>#REF!</text:p>
          </table:table-cell>
          <table:table-cell office:value-type="float" office:value="0" table:formula="of:=VLOOKUP([.AU56];[.$AU$3:.$BG$29];12)" table:style-name="ce300">
            <text:p>#REF!</text:p>
          </table:table-cell>
          <table:table-cell office:value-type="float" office:value="0" table:formula="of:=VLOOKUP([.AU56];[.$AU$3:.$BG$29];13)" table:style-name="ce300">
            <text:p>#REF!</text:p>
          </table:table-cell>
          <table:table-cell table:style-name="ce300"/>
          <table:table-cell office:value-type="float" office:value="0" table:formula="of:=HLOOKUP([.BI54];[.AV54:.BG57];4)" table:style-name="ce300">
            <text:p>#REF!</text:p>
          </table:table-cell>
          <table:table-cell office:value-type="float" office:value="0" table:formula="of:=HLOOKUP([.BJ54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10.7" table:formula="of:=[SCTcuacoc.G129]" table:style-name="ce322">
            <text:p>10,7</text:p>
          </table:table-cell>
          <table:table-cell office:value-type="float" office:value="1066.8" table:formula="of:=[.B54]+([.B55]-[.B54])/([.A55]-[.A54])*([.A56]-[.A54])" table:style-name="ce323">
            <text:p>1066,8</text:p>
          </table:table-cell>
          <table:table-cell office:value-type="float" office:value="777" table:formula="of:=[.C54]+([.C55]-[.C54])/([.A55]-[.A54])*([.A56]-[.A54])" table:style-name="ce323">
            <text:p>777</text:p>
          </table:table-cell>
          <table:table-cell office:value-type="float" office:value="405.6" table:formula="of:=[.D54]+([.D55]-[.D54])/([.A55]-[.A54])*([.A56]-[.A54])" table:style-name="ce324">
            <text:p>405,6</text:p>
          </table:table-cell>
          <table:table-cell office:value-type="float" office:value="242.26666666666668" table:formula="of:=[.E54]+([.E55]-[.E54])/([.A55]-[.A54])*([.A56]-[.A54])" table:style-name="ce324">
            <text:p>242,3</text:p>
          </table:table-cell>
          <table:table-cell office:value-type="float" office:value="152.1" table:formula="of:=[.F54]+([.F55]-[.F54])/([.A55]-[.A54])*([.A56]-[.A54])" table:style-name="ce324">
            <text:p>152,1</text:p>
          </table:table-cell>
          <table:table-cell office:value-type="float" office:value="1066.8" table:formula="of:=[.G54]+([.G55]-[.G54])/([.A55]-[.A54])*([.A56]-[.A54])" table:style-name="ce323">
            <text:p>1066,8</text:p>
          </table:table-cell>
          <table:table-cell office:value-type="float" office:value="732.8" table:formula="of:=[.H54]+([.H55]-[.H54])/([.A55]-[.A54])*([.A56]-[.A54])" table:style-name="ce324">
            <text:p>732,8</text:p>
          </table:table-cell>
          <table:table-cell office:value-type="float" office:value="508.4" table:formula="of:=[.I54]+([.I55]-[.I54])/([.A55]-[.A54])*([.A56]-[.A54])" table:style-name="ce323">
            <text:p>508,4</text:p>
          </table:table-cell>
          <table:table-cell office:value-type="float" office:value="357" table:formula="of:=[.J54]+([.J55]-[.J54])/([.A55]-[.A54])*([.A56]-[.A54])" table:style-name="ce324">
            <text:p>357,0</text:p>
          </table:table-cell>
          <table:table-cell office:value-type="float" office:value="247" table:formula="of:=[.K54]+([.K55]-[.K54])/([.A55]-[.A54])*([.A56]-[.A54])" table:style-name="ce323">
            <text:p>247</text:p>
          </table:table-cell>
          <table:table-cell office:value-type="float" office:value="152.1" table:formula="of:=[.L54]+([.L55]-[.L54])/([.A55]-[.A54])*([.A56]-[.A54])" table:style-name="ce324">
            <text:p>152,1</text:p>
          </table:table-cell>
          <table:table-cell office:value-type="float" office:value="91.4" table:formula="of:=[.M54]+([.M55]-[.M54])/([.A55]-[.A54])*([.A56]-[.A54])" table:style-name="ce323">
            <text:p>91,4</text:p>
          </table:table-cell>
          <table:table-cell office:value-type="float" office:value="508.4" table:formula="of:=HLOOKUP([.N53];[.G53:.M56];4)" table:style-name="ce323">
            <text:p>508,4</text:p>
          </table:table-cell>
          <table:table-cell office:value-type="float" office:value="357" table:formula="of:=HLOOKUP([.O53];[.G53:.M56];4)" table:style-name="ce324">
            <text:p>357,0</text:p>
          </table:table-cell>
          <table:table-cell office:value-type="float" office:value="360.02800000000008" table:formula="of:=[.N56]+([.O56]-[.N56])*([.P53]-[.N53])/([.O53]-[.N53])" table:style-name="ce323">
            <text:p>360,028</text:p>
          </table:table-cell>
          <table:table-cell office:value-type="float" office:value="10.7" table:formula="of:=[.A56]" table:style-name="ce322">
            <text:p>10,7</text:p>
          </table:table-cell>
          <table:table-cell office:value-type="float" office:value="6.5979999999999999" table:formula="of:=[.R54]+([.R55]-[.R54])*([.Q56]-[.Q54])/([.Q55]-[.Q54])" table:style-name="ce323">
            <text:p>6,598</text:p>
          </table:table-cell>
          <table:table-cell office:value-type="float" office:value="6.5979999999999999" table:formula="of:=[.S54]+([.S55]-[.S54])*([.Q56]-[.Q54])/([.Q55]-[.Q54])" table:style-name="ce323">
            <text:p>6,598</text:p>
          </table:table-cell>
          <table:table-cell office:value-type="float" office:value="4.67" table:formula="of:=[.T54]+([.T55]-[.T54])*([.Q56]-[.Q54])/([.Q55]-[.Q54])" table:style-name="ce324">
            <text:p>4,7</text:p>
          </table:table-cell>
          <table:table-cell office:value-type="float" office:value="3.456" table:formula="of:=[.U54]+([.U55]-[.U54])*([.Q56]-[.Q54])/([.Q55]-[.Q54])" table:style-name="ce323">
            <text:p>3,456</text:p>
          </table:table-cell>
          <table:table-cell office:value-type="float" office:value="3.456" table:formula="of:=[.V54]+([.V55]-[.V54])*([.Q56]-[.Q54])/([.Q55]-[.Q54])" table:style-name="ce323">
            <text:p>3,456</text:p>
          </table:table-cell>
          <table:table-cell office:value-type="float" office:value="1.9139999999999999" table:formula="of:=[.W54]+([.W55]-[.W54])*([.Q56]-[.Q54])/([.Q55]-[.Q54])" table:style-name="ce323">
            <text:p>1,914</text:p>
          </table:table-cell>
          <table:table-cell table:style-name="ce323"/>
          <table:table-cell office:value-type="float" office:value="0" table:formula="of:=[.Y54]+([.Y55]-[.Y54])*([.Q56]-[.Q54])/([.Q55]-[.Q54])" table:style-name="ce323">
            <text:p>0</text:p>
          </table:table-cell>
          <table:table-cell table:style-name="ce323"/>
          <table:table-cell office:value-type="float" office:value="1.014" table:formula="of:=[.AA54]+([.AA55]-[.AA54])*([.Q56]-[.Q54])/([.Q55]-[.Q54])" table:style-name="ce323">
            <text:p>1,014</text:p>
          </table:table-cell>
          <table:table-cell table:style-name="ce323"/>
          <table:table-cell office:value-type="float" office:value="0" table:formula="of:=[.AC54]+([.AC55]-[.AC54])*([.Q56]-[.Q54])/([.Q55]-[.Q54])" table:style-name="ce323">
            <text:p>0</text:p>
          </table:table-cell>
          <table:table-cell office:value-type="float" office:value="0.8" table:formula="of:=[.AD54]+([.AD55]-[.AD54])*([.Q56]-[.Q54])/([.Q55]-[.Q54])" table:style-name="ce323">
            <text:p>0,8</text:p>
          </table:table-cell>
          <table:table-cell table:number-columns-repeated="2" table:style-name="ce323"/>
          <table:table-cell office:value-type="float" office:value="4.7085600000000012" table:formula="of:=IF(OR([SCTcuacoc.D129]=&quot;c¸t sái&quot;;[SCTcuacoc.D129]=&quot;c¸t th«&quot;;[SCTcuacoc.D129]=&quot;c¸t th« võa&quot;);[.S56];IF([SCTcuacoc.D129]=&quot;c¸t mÞn&quot;;[.T56];IF([SCTcuacoc.D129]=&quot;c¸t bôi&quot;;[.U56];[.AG54])))" table:style-name="ce337">
            <text:p>4,70856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INT([.AU55]/0.4)*0.4" table:style-name="ce331">
            <text:p>#REF!</text:p>
          </table:table-cell>
          <table:table-cell office:value-type="float" office:value="0" table:formula="of:=VLOOKUP([.AU57];[.$AU$3:.$BG$29];2)" table:style-name="ce300">
            <text:p>#REF!</text:p>
          </table:table-cell>
          <table:table-cell office:value-type="float" office:value="0" table:formula="of:=VLOOKUP([.AU57];[.$AU$3:.$BG$29];3)" table:style-name="ce300">
            <text:p>#REF!</text:p>
          </table:table-cell>
          <table:table-cell office:value-type="float" office:value="0" table:formula="of:=VLOOKUP([.AU57];[.$AU$3:.$BG$29];4)" table:style-name="ce300">
            <text:p>#REF!</text:p>
          </table:table-cell>
          <table:table-cell office:value-type="float" office:value="0" table:formula="of:=VLOOKUP([.AU57];[.$AU$3:.$BG$29];5)" table:style-name="ce300">
            <text:p>#REF!</text:p>
          </table:table-cell>
          <table:table-cell office:value-type="float" office:value="0" table:formula="of:=VLOOKUP([.AU57];[.$AU$3:.$BG$29];6)" table:style-name="ce300">
            <text:p>#REF!</text:p>
          </table:table-cell>
          <table:table-cell office:value-type="float" office:value="0" table:formula="of:=VLOOKUP([.AU57];[.$AU$3:.$BG$29];7)" table:style-name="ce300">
            <text:p>#REF!</text:p>
          </table:table-cell>
          <table:table-cell office:value-type="float" office:value="0" table:formula="of:=VLOOKUP([.AU57];[.$AU$3:.$BG$29];8)" table:style-name="ce300">
            <text:p>#REF!</text:p>
          </table:table-cell>
          <table:table-cell office:value-type="float" office:value="0" table:formula="of:=VLOOKUP([.AU57];[.$AU$3:.$BG$29];9)" table:style-name="ce300">
            <text:p>#REF!</text:p>
          </table:table-cell>
          <table:table-cell office:value-type="float" office:value="0" table:formula="of:=VLOOKUP([.AU57];[.$AU$3:.$BG$29];10)" table:style-name="ce300">
            <text:p>#REF!</text:p>
          </table:table-cell>
          <table:table-cell office:value-type="float" office:value="0" table:formula="of:=VLOOKUP([.AU57];[.$AU$3:.$BG$29];11)" table:style-name="ce300">
            <text:p>#REF!</text:p>
          </table:table-cell>
          <table:table-cell office:value-type="float" office:value="0" table:formula="of:=VLOOKUP([.AU57];[.$AU$3:.$BG$29];12)" table:style-name="ce300">
            <text:p>#REF!</text:p>
          </table:table-cell>
          <table:table-cell office:value-type="float" office:value="0" table:formula="of:=VLOOKUP([.AU57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number-columns-repeated="16" table:style-name="ce329"/>
          <table:table-cell table:style-name="ce330"/>
          <table:table-cell table:number-columns-repeated="19" table:style-name="ce300"/>
          <table:table-cell table:number-columns-repeated="10" table:style-name="ce281"/>
          <table:table-cell office:value-type="float" office:value="0" table:formula="of:=INT([.AU55]/0.4)*0.4+0.4" table:style-name="ce334">
            <text:p>#REF!</text:p>
          </table:table-cell>
          <table:table-cell office:value-type="float" office:value="0" table:formula="of:=([.AV56]-[.AV55])/0.4*([.AU55]-[.AU56])+[.AV55]" table:style-name="ce323">
            <text:p>#REF!</text:p>
          </table:table-cell>
          <table:table-cell office:value-type="float" office:value="0" table:formula="of:=([.AW56]-[.AW55])/0.4*([.AU55]-[.AU56])+[.AW55]" table:style-name="ce323">
            <text:p>#REF!</text:p>
          </table:table-cell>
          <table:table-cell office:value-type="float" office:value="0" table:formula="of:=([.AX56]-[.AX55])/0.4*([.AU55]-[.AU56])+[.AX55]" table:style-name="ce323">
            <text:p>#REF!</text:p>
          </table:table-cell>
          <table:table-cell office:value-type="float" office:value="0" table:formula="of:=([.AY56]-[.AY55])/0.4*([.AU55]-[.AU56])+[.AY55]" table:style-name="ce323">
            <text:p>#REF!</text:p>
          </table:table-cell>
          <table:table-cell office:value-type="float" office:value="0" table:formula="of:=([.AZ56]-[.AZ55])/0.4*([.AU55]-[.AU56])+[.AZ55]" table:style-name="ce323">
            <text:p>#REF!</text:p>
          </table:table-cell>
          <table:table-cell office:value-type="float" office:value="0" table:formula="of:=([.BA56]-[.BA55])/0.4*([.AU55]-[.AU56])+[.BA55]" table:style-name="ce323">
            <text:p>#REF!</text:p>
          </table:table-cell>
          <table:table-cell office:value-type="float" office:value="0" table:formula="of:=([.BB56]-[.BB55])/0.4*([.AU55]-[.AU56])+[.BB55]" table:style-name="ce323">
            <text:p>#REF!</text:p>
          </table:table-cell>
          <table:table-cell office:value-type="float" office:value="0" table:formula="of:=([.BC56]-[.BC55])/0.4*([.AU55]-[.AU56])+[.BC55]" table:style-name="ce323">
            <text:p>#REF!</text:p>
          </table:table-cell>
          <table:table-cell office:value-type="float" office:value="0" table:formula="of:=([.BD56]-[.BD55])/0.4*([.AU55]-[.AU56])+[.BD55]" table:style-name="ce323">
            <text:p>#REF!</text:p>
          </table:table-cell>
          <table:table-cell office:value-type="float" office:value="0" table:formula="of:=([.BE56]-[.BE55])/0.4*([.AU55]-[.AU56])+[.BE55]" table:style-name="ce323">
            <text:p>#REF!</text:p>
          </table:table-cell>
          <table:table-cell office:value-type="float" office:value="0" table:formula="of:=([.BF56]-[.BF55])/0.4*([.AU55]-[.AU56])+[.BF55]" table:style-name="ce323">
            <text:p>#REF!</text:p>
          </table:table-cell>
          <table:table-cell office:value-type="float" office:value="0" table:formula="of:=([.BG56]-[.BG55])/0.4*([.AU55]-[.AU56])+[.BG55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39"/>
          <table:table-cell office:value-type="float" office:value="0" table:style-name="ce340">
            <text:p>0,0</text:p>
          </table:table-cell>
          <table:table-cell office:value-type="float" office:value="0.1" table:style-name="ce340">
            <text:p>0,1</text:p>
          </table:table-cell>
          <table:table-cell office:value-type="float" office:value="0.2" table:style-name="ce340">
            <text:p>0,2</text:p>
          </table:table-cell>
          <table:table-cell office:value-type="float" office:value="0.3" table:style-name="ce340">
            <text:p>0,3</text:p>
          </table:table-cell>
          <table:table-cell office:value-type="float" office:value="0.4" table:style-name="ce340">
            <text:p>0,4</text:p>
          </table:table-cell>
          <table:table-cell office:value-type="float" office:value="0.5" table:style-name="ce340">
            <text:p>0,5</text:p>
          </table:table-cell>
          <table:table-cell office:value-type="float" office:value="0.6" table:style-name="ce340">
            <text:p>0,6</text:p>
          </table:table-cell>
          <table:table-cell office:value-type="float" office:value="0" table:formula="of:=INT([.P58]*10)/10" table:style-name="ce318">
            <text:p>#VALUE!</text:p>
          </table:table-cell>
          <table:table-cell office:value-type="float" office:value="0" table:formula="of:=INT([.P58]*10)/10+0.1" table:style-name="ce318">
            <text:p>#VALUE!</text:p>
          </table:table-cell>
          <table:table-cell office:value-type="string" table:style-name="ce341">
            <text:p>Cát mịn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0" table:formula="of:=INT([.AG58]/0.1)/10" table:style-name="ce305">
            <text:p>#VALUE!</text:p>
          </table:table-cell>
          <table:table-cell office:value-type="float" office:value="0" table:formula="of:=INT([.AG58]*10)/10+0.1" table:style-name="ce305">
            <text:p>#VALUE!</text:p>
          </table:table-cell>
          <table:table-cell office:value-type="string" office:string-value="Cát mịn" table:formula="of:=[.P58]" table:style-name="ce332">
            <text:p>Cát mịn</text:p>
          </table:table-cell>
          <table:table-cell table:number-columns-repeated="3" table:style-name="ce300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58]/0.2)*0.2" table:style-name="ce318">
            <text:p>#REF!</text:p>
          </table:table-cell>
          <table:table-cell office:value-type="float" office:value="0" table:formula="of:=[.BI58]+0.2" table:style-name="ce320">
            <text:p>#REF!</text:p>
          </table:table-cell>
          <table:table-cell office:value-type="float" office:value="0" table:formula="of:=([.BJ59]-[.BI59])/0.2*([.BH58]-[.BI58])+[.BI59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office:value-type="float" office:value="10" table:formula="of:=IF([.A61]&gt;10;INT([.A61]/5)*5;INT([.A61]))" table:style-name="ce310">
            <text:p>10</text:p>
          </table:table-cell>
          <table:table-cell office:value-type="float" office:value="1050" table:formula="of:=IF([.A59]&lt;=35;VLOOKUP([.A59];[.$A$7:.$M$26];2);[.$B$26])" table:style-name="ce300">
            <text:p>1050</text:p>
          </table:table-cell>
          <table:table-cell office:value-type="float" office:value="770" table:formula="of:=IF([.A59]&lt;=35;VLOOKUP([.A59];[.$A$7:.$M$26];3);[.$C$26])" table:style-name="ce300">
            <text:p>770</text:p>
          </table:table-cell>
          <table:table-cell office:value-type="float" office:value="400" table:formula="of:=IF([.A59]&lt;=35;VLOOKUP([.A59];[.$A$7:.$M$26];4);[.$D$26])" table:style-name="ce311">
            <text:p>400,0</text:p>
          </table:table-cell>
          <table:table-cell office:value-type="float" office:value="260" table:formula="of:=IF([.A59]&lt;=35;VLOOKUP([.A59];[.$A$7:.$M$26];5);[.$E$26])" table:style-name="ce311">
            <text:p>260,0</text:p>
          </table:table-cell>
          <table:table-cell office:value-type="float" office:value="150" table:formula="of:=IF([.A59]&lt;=35;VLOOKUP([.A59];[.$A$7:.$M$26];6);[.$F$26])" table:style-name="ce311">
            <text:p>150,0</text:p>
          </table:table-cell>
          <table:table-cell office:value-type="float" office:value="1050" table:formula="of:=IF([.A59]&lt;=35;VLOOKUP([.A59];[.$A$7:.$M$26];7);[.$G$26])" table:style-name="ce300">
            <text:p>1050</text:p>
          </table:table-cell>
          <table:table-cell office:value-type="float" office:value="730" table:formula="of:=IF([.A59]&lt;=35;VLOOKUP([.A59];[.$A$7:.$M$26];8);[.$H$26])" table:style-name="ce311">
            <text:p>730,0</text:p>
          </table:table-cell>
          <table:table-cell office:value-type="float" office:value="500" table:formula="of:=IF([.A59]&lt;=35;VLOOKUP([.A59];[.$A$7:.$M$26];9);[.$I$26])" table:style-name="ce300">
            <text:p>500</text:p>
          </table:table-cell>
          <table:table-cell office:value-type="float" office:value="350" table:formula="of:=IF([.A59]&lt;=35;VLOOKUP([.A59];[.$A$7:.$M$26];10);[.$J$26])" table:style-name="ce311">
            <text:p>350,0</text:p>
          </table:table-cell>
          <table:table-cell office:value-type="float" office:value="240" table:formula="of:=IF([.A59]&lt;=35;VLOOKUP([.A59];[.$A$7:.$M$26];11);[.$K$26])" table:style-name="ce300">
            <text:p>240</text:p>
          </table:table-cell>
          <table:table-cell office:value-type="float" office:value="150" table:formula="of:=IF([.A59]&lt;=35;VLOOKUP([.A59];[.$A$7:.$M$26];12);[.$L$26])" table:style-name="ce311">
            <text:p>150,0</text:p>
          </table:table-cell>
          <table:table-cell office:value-type="float" office:value="90" table:formula="of:=IF([.A59]&lt;=35;VLOOKUP([.A59];[.$A$7:.$M$26];13);[.$M$26])" table:style-name="ce300">
            <text:p>90</text:p>
          </table:table-cell>
          <table:table-cell table:number-columns-repeated="2" table:style-name="ce300"/>
          <table:table-cell office:value-type="float" office:value="273.2" table:formula="of:=IF([SCTcuacoc.$D$130]=&quot;cát sỏi&quot;;[.B61];IF([SCTcuacoc.$D$130]=&quot;cát thô&quot;;[.C61];IF([SCTcuacoc.$D$130]=&quot;cát thô vừa&quot;;[.D61];IF([SCTcuacoc.$D$130]=&quot;cát mịn&quot;;[.E61];IF([SCTcuacoc.$D$130]=&quot;cát bụi&quot;;[.F61];[.P61])))))" table:style-name="ce313">
            <text:p>273,20</text:p>
          </table:table-cell>
          <table:table-cell office:value-type="float" office:value="10" table:formula="of:=IF([.Q61]&lt;=10;INT([.Q61]);(INT([.Q61]/5)*5))" table:style-name="ce310">
            <text:p>10</text:p>
          </table:table-cell>
          <table:table-cell office:value-type="float" office:value="6.5" table:formula="of:=VLOOKUP([.Q59];[.$Q$7:.$AD$22];2)" table:style-name="ce300">
            <text:p>6,5</text:p>
          </table:table-cell>
          <table:table-cell office:value-type="float" office:value="6.5" table:formula="of:=VLOOKUP([.Q59];[.$Q$7:.$AD$22];3)" table:style-name="ce300">
            <text:p>6,5</text:p>
          </table:table-cell>
          <table:table-cell office:value-type="float" office:value="4.5999999999999996" table:formula="of:=VLOOKUP([.Q59];[.$Q$7:.$AD$22];4)" table:style-name="ce311">
            <text:p>4,6</text:p>
          </table:table-cell>
          <table:table-cell office:value-type="float" office:value="3.4" table:formula="of:=VLOOKUP([.Q59];[.$Q$7:.$AD$22];5)" table:style-name="ce300">
            <text:p>3,4</text:p>
          </table:table-cell>
          <table:table-cell office:value-type="float" office:value="3.4" table:formula="of:=VLOOKUP([.Q59];[.$Q$7:.$AD$22];5)" table:style-name="ce300">
            <text:p>3,4</text:p>
          </table:table-cell>
          <table:table-cell office:value-type="float" office:value="1.9" table:formula="of:=VLOOKUP([.Q59];[.$Q$7:.$AD$22];7)" table:style-name="ce300">
            <text:p>1,9</text:p>
          </table:table-cell>
          <table:table-cell table:style-name="ce300"/>
          <table:table-cell office:value-type="float" office:value="0" table:formula="of:=VLOOKUP([.Q59];[.$Q$7:.$AD$22];8)" table:style-name="ce300">
            <text:p>0</text:p>
          </table:table-cell>
          <table:table-cell table:style-name="ce300"/>
          <table:table-cell office:value-type="float" office:value="1" table:formula="of:=VLOOKUP([.Q59];[.$Q$7:.$AD$22];9)" table:style-name="ce300">
            <text:p>1</text:p>
          </table:table-cell>
          <table:table-cell table:style-name="ce300"/>
          <table:table-cell office:value-type="float" office:value="0" table:formula="of:=VLOOKUP([.Q59];[.$Q$7:.$AD$22];10)" table:style-name="ce300">
            <text:p>0</text:p>
          </table:table-cell>
          <table:table-cell office:value-type="float" office:value="0.8" table:formula="of:=VLOOKUP([.Q59];[.$Q$7:.$AD$22];11)" table:style-name="ce300">
            <text:p>0,8</text:p>
          </table:table-cell>
          <table:table-cell office:value-type="float" office:value="0" table:formula="of:=HLOOKUP([.AE58];[.R58:.AD61];4)" table:style-name="ce300">
            <text:p>#VALUE!</text:p>
          </table:table-cell>
          <table:table-cell office:value-type="float" office:value="0" table:formula="of:=HLOOKUP([.AF58];[.R58:.AD61];4)" table:style-name="ce300">
            <text:p>#VALUE!</text:p>
          </table:table-cell>
          <table:table-cell office:value-type="float" office:value="0" table:formula="of:=[.AE59]+([.AF59]-[.AE59])*([.AG58]-[.AE58])/([.AF58]-[.AE58])" table:style-name="ce336">
            <text:p>#VALUE!</text:p>
          </table:table-cell>
          <table:table-cell table:number-columns-repeated="3" table:style-name="ce312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60];[.$AU$3:.$BG$29];2)" table:style-name="ce300">
            <text:p>#REF!</text:p>
          </table:table-cell>
          <table:table-cell office:value-type="float" office:value="0" table:formula="of:=VLOOKUP([.AU60];[.$AU$3:.$BG$29];3)" table:style-name="ce300">
            <text:p>#REF!</text:p>
          </table:table-cell>
          <table:table-cell office:value-type="float" office:value="0" table:formula="of:=VLOOKUP([.AU60];[.$AU$3:.$BG$29];4)" table:style-name="ce300">
            <text:p>#REF!</text:p>
          </table:table-cell>
          <table:table-cell office:value-type="float" office:value="0" table:formula="of:=VLOOKUP([.AU60];[.$AU$3:.$BG$29];5)" table:style-name="ce300">
            <text:p>#REF!</text:p>
          </table:table-cell>
          <table:table-cell office:value-type="float" office:value="0" table:formula="of:=VLOOKUP([.AU60];[.$AU$3:.$BG$29];6)" table:style-name="ce300">
            <text:p>#REF!</text:p>
          </table:table-cell>
          <table:table-cell office:value-type="float" office:value="0" table:formula="of:=VLOOKUP([.AU60];[.$AU$3:.$BG$29];7)" table:style-name="ce300">
            <text:p>#REF!</text:p>
          </table:table-cell>
          <table:table-cell office:value-type="float" office:value="0" table:formula="of:=VLOOKUP([.AU60];[.$AU$3:.$BG$29];8)" table:style-name="ce300">
            <text:p>#REF!</text:p>
          </table:table-cell>
          <table:table-cell office:value-type="float" office:value="0" table:formula="of:=VLOOKUP([.AU60];[.$AU$3:.$BG$29];9)" table:style-name="ce300">
            <text:p>#REF!</text:p>
          </table:table-cell>
          <table:table-cell office:value-type="float" office:value="0" table:formula="of:=VLOOKUP([.AU60];[.$AU$3:.$BG$29];10)" table:style-name="ce300">
            <text:p>#REF!</text:p>
          </table:table-cell>
          <table:table-cell office:value-type="float" office:value="0" table:formula="of:=VLOOKUP([.AU60];[.$AU$3:.$BG$29];11)" table:style-name="ce300">
            <text:p>#REF!</text:p>
          </table:table-cell>
          <table:table-cell office:value-type="float" office:value="0" table:formula="of:=VLOOKUP([.AU60];[.$AU$3:.$BG$29];12)" table:style-name="ce300">
            <text:p>#REF!</text:p>
          </table:table-cell>
          <table:table-cell office:value-type="float" office:value="0" table:formula="of:=VLOOKUP([.AU60];[.$AU$3:.$BG$29];13)" table:style-name="ce300">
            <text:p>#REF!</text:p>
          </table:table-cell>
          <table:table-cell table:style-name="ce300"/>
          <table:table-cell office:value-type="float" office:value="0" table:formula="of:=HLOOKUP([.BI58];[.AV58:.BG61];4)" table:style-name="ce300">
            <text:p>#REF!</text:p>
          </table:table-cell>
          <table:table-cell office:value-type="float" office:value="0" table:formula="of:=HLOOKUP([.BJ58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15" table:formula="of:=IF([.A61]&gt;10;INT([.A61]/5)*5+5;INT([.A61])+1)" table:style-name="ce310">
            <text:p>15</text:p>
          </table:table-cell>
          <table:table-cell office:value-type="float" office:value="1170" table:formula="of:=IF([.A60]&lt;=35;VLOOKUP([.A60];[.$A$7:.$M$22];2);[.$B$26])" table:style-name="ce300">
            <text:p>1170</text:p>
          </table:table-cell>
          <table:table-cell office:value-type="float" office:value="820" table:formula="of:=IF([.A60]&lt;=35;VLOOKUP([.A60];[.$A$7:.$M$22];3);[.$C$26])" table:style-name="ce300">
            <text:p>820</text:p>
          </table:table-cell>
          <table:table-cell office:value-type="float" office:value="440" table:formula="of:=IF([.A60]&lt;=35;VLOOKUP([.A60];[.$A$7:.$M$22];4);[.$D$26])" table:style-name="ce311">
            <text:p>440,0</text:p>
          </table:table-cell>
          <table:table-cell office:value-type="float" office:value="290" table:formula="of:=IF([.A60]&lt;=35;VLOOKUP([.A60];[.$A$7:.$M$26];5);[.$E$26])" table:style-name="ce311">
            <text:p>290,0</text:p>
          </table:table-cell>
          <table:table-cell office:value-type="float" office:value="165" table:formula="of:=IF([.A60]&lt;=35;VLOOKUP([.A60];[.$A$7:.$M$22];6);[.$F$26])" table:style-name="ce311">
            <text:p>165,0</text:p>
          </table:table-cell>
          <table:table-cell office:value-type="float" office:value="1170" table:formula="of:=IF([.A60]&lt;=35;VLOOKUP([.A60];[.$A$7:.$M$22];7);[.$G$26])" table:style-name="ce300">
            <text:p>1170</text:p>
          </table:table-cell>
          <table:table-cell office:value-type="float" office:value="750" table:formula="of:=IF([.A60]&lt;=35;VLOOKUP([.A60];[.$A$7:.$M$22];8);[.$H$26])" table:style-name="ce311">
            <text:p>750,0</text:p>
          </table:table-cell>
          <table:table-cell office:value-type="float" office:value="560" table:formula="of:=IF([.A60]&lt;=35;VLOOKUP([.A60];[.$A$7:.$M$22];9);[.$I$26])" table:style-name="ce300">
            <text:p>560</text:p>
          </table:table-cell>
          <table:table-cell office:value-type="float" office:value="400" table:formula="of:=IF([.A60]&lt;=35;VLOOKUP([.A60];[.$A$7:.$M$22];10);[.$J$26])" table:style-name="ce311">
            <text:p>400,0</text:p>
          </table:table-cell>
          <table:table-cell office:value-type="float" office:value="290" table:formula="of:=IF([.A60]&lt;=35;VLOOKUP([.A60];[.$A$7:.$M$22];11);[.$K$26])" table:style-name="ce300">
            <text:p>290</text:p>
          </table:table-cell>
          <table:table-cell office:value-type="float" office:value="165" table:formula="of:=IF([.A60]&lt;=35;VLOOKUP([.A60];[.$A$7:.$M$22];12);[.$L$26])" table:style-name="ce311">
            <text:p>165,0</text:p>
          </table:table-cell>
          <table:table-cell office:value-type="float" office:value="100" table:formula="of:=IF([.A60]&lt;=35;VLOOKUP([.A60];[.$A$7:.$M$22];13);[.$M$26])" table:style-name="ce300">
            <text:p>100</text:p>
          </table:table-cell>
          <table:table-cell table:number-columns-repeated="3" table:style-name="ce300"/>
          <table:table-cell office:value-type="float" office:value="15" table:formula="of:=IF([.Q61]&lt;=10;INT([.Q61])+1;(INT([.Q61]/5)*5+5))" table:style-name="ce310">
            <text:p>15</text:p>
          </table:table-cell>
          <table:table-cell office:value-type="float" office:value="7.2" table:formula="of:=VLOOKUP([.Q60];[.$Q$7:.$AD$22];2)" table:style-name="ce300">
            <text:p>7,2</text:p>
          </table:table-cell>
          <table:table-cell office:value-type="float" office:value="7.2" table:formula="of:=VLOOKUP([.Q60];[.$Q$7:.$AD$22];3)" table:style-name="ce300">
            <text:p>7,2</text:p>
          </table:table-cell>
          <table:table-cell office:value-type="float" office:value="5.0999999999999996" table:formula="of:=VLOOKUP([.Q60];[.$Q$7:.$AD$22];4)" table:style-name="ce311">
            <text:p>5,1</text:p>
          </table:table-cell>
          <table:table-cell office:value-type="float" office:value="3.8" table:formula="of:=VLOOKUP([.Q60];[.$Q$7:.$AD$22];5)" table:style-name="ce300">
            <text:p>3,8</text:p>
          </table:table-cell>
          <table:table-cell office:value-type="float" office:value="3.8" table:formula="of:=VLOOKUP([.Q60];[.$Q$7:.$AD$22];5)" table:style-name="ce300">
            <text:p>3,8</text:p>
          </table:table-cell>
          <table:table-cell office:value-type="float" office:value="2" table:formula="of:=VLOOKUP([.Q60];[.$Q$7:.$AD$22];7)" table:style-name="ce300">
            <text:p>2</text:p>
          </table:table-cell>
          <table:table-cell table:style-name="ce300"/>
          <table:table-cell office:value-type="float" office:value="0" table:formula="of:=VLOOKUP([.Q60];[.$Q$7:.$AD$22];8)" table:style-name="ce300">
            <text:p>0</text:p>
          </table:table-cell>
          <table:table-cell table:style-name="ce300"/>
          <table:table-cell office:value-type="float" office:value="1.1000000000000001" table:formula="of:=VLOOKUP([.Q60];[.$Q$7:.$AD$22];9)" table:style-name="ce300">
            <text:p>1,1</text:p>
          </table:table-cell>
          <table:table-cell table:style-name="ce300"/>
          <table:table-cell office:value-type="float" office:value="0" table:formula="of:=VLOOKUP([.Q60];[.$Q$7:.$AD$22];10)" table:style-name="ce300">
            <text:p>0</text:p>
          </table:table-cell>
          <table:table-cell office:value-type="float" office:value="0.8" table:formula="of:=VLOOKUP([.Q60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300"/>
          <table:table-cell table:number-columns-repeated="10" table:style-name="ce281"/>
          <table:table-cell office:value-type="float" office:value="0" table:formula="of:=INT([.AU59]/0.4)*0.4" table:style-name="ce331">
            <text:p>#REF!</text:p>
          </table:table-cell>
          <table:table-cell office:value-type="float" office:value="0" table:formula="of:=VLOOKUP([.AU61];[.$AU$3:.$BG$29];2)" table:style-name="ce300">
            <text:p>#REF!</text:p>
          </table:table-cell>
          <table:table-cell office:value-type="float" office:value="0" table:formula="of:=VLOOKUP([.AU61];[.$AU$3:.$BG$29];3)" table:style-name="ce300">
            <text:p>#REF!</text:p>
          </table:table-cell>
          <table:table-cell office:value-type="float" office:value="0" table:formula="of:=VLOOKUP([.AU61];[.$AU$3:.$BG$29];4)" table:style-name="ce300">
            <text:p>#REF!</text:p>
          </table:table-cell>
          <table:table-cell office:value-type="float" office:value="0" table:formula="of:=VLOOKUP([.AU61];[.$AU$3:.$BG$29];5)" table:style-name="ce300">
            <text:p>#REF!</text:p>
          </table:table-cell>
          <table:table-cell office:value-type="float" office:value="0" table:formula="of:=VLOOKUP([.AU61];[.$AU$3:.$BG$29];6)" table:style-name="ce300">
            <text:p>#REF!</text:p>
          </table:table-cell>
          <table:table-cell office:value-type="float" office:value="0" table:formula="of:=VLOOKUP([.AU61];[.$AU$3:.$BG$29];7)" table:style-name="ce300">
            <text:p>#REF!</text:p>
          </table:table-cell>
          <table:table-cell office:value-type="float" office:value="0" table:formula="of:=VLOOKUP([.AU61];[.$AU$3:.$BG$29];8)" table:style-name="ce300">
            <text:p>#REF!</text:p>
          </table:table-cell>
          <table:table-cell office:value-type="float" office:value="0" table:formula="of:=VLOOKUP([.AU61];[.$AU$3:.$BG$29];9)" table:style-name="ce300">
            <text:p>#REF!</text:p>
          </table:table-cell>
          <table:table-cell office:value-type="float" office:value="0" table:formula="of:=VLOOKUP([.AU61];[.$AU$3:.$BG$29];10)" table:style-name="ce300">
            <text:p>#REF!</text:p>
          </table:table-cell>
          <table:table-cell office:value-type="float" office:value="0" table:formula="of:=VLOOKUP([.AU61];[.$AU$3:.$BG$29];11)" table:style-name="ce300">
            <text:p>#REF!</text:p>
          </table:table-cell>
          <table:table-cell office:value-type="float" office:value="0" table:formula="of:=VLOOKUP([.AU61];[.$AU$3:.$BG$29];12)" table:style-name="ce300">
            <text:p>#REF!</text:p>
          </table:table-cell>
          <table:table-cell office:value-type="float" office:value="0" table:formula="of:=VLOOKUP([.AU61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12.2" table:formula="of:=[SCTcuacoc.G130]" table:style-name="ce322">
            <text:p>12,2</text:p>
          </table:table-cell>
          <table:table-cell office:value-type="float" office:value="1102.8" table:formula="of:=[.B59]+([.B60]-[.B59])/([.A60]-[.A59])*([.A61]-[.A59])" table:style-name="ce323">
            <text:p>1102,8</text:p>
          </table:table-cell>
          <table:table-cell office:value-type="float" office:value="792" table:formula="of:=[.C59]+([.C60]-[.C59])/([.A60]-[.A59])*([.A61]-[.A59])" table:style-name="ce323">
            <text:p>792</text:p>
          </table:table-cell>
          <table:table-cell office:value-type="float" office:value="417.6" table:formula="of:=[.D59]+([.D60]-[.D59])/([.A60]-[.A59])*([.A61]-[.A59])" table:style-name="ce324">
            <text:p>417,6</text:p>
          </table:table-cell>
          <table:table-cell office:value-type="float" office:value="273.2" table:formula="of:=[.E59]+([.E60]-[.E59])/([.A60]-[.A59])*([.A61]-[.A59])" table:style-name="ce324">
            <text:p>273,2</text:p>
          </table:table-cell>
          <table:table-cell office:value-type="float" office:value="156.6" table:formula="of:=[.F59]+([.F60]-[.F59])/([.A60]-[.A59])*([.A61]-[.A59])" table:style-name="ce324">
            <text:p>156,6</text:p>
          </table:table-cell>
          <table:table-cell office:value-type="float" office:value="1102.8" table:formula="of:=[.G59]+([.G60]-[.G59])/([.A60]-[.A59])*([.A61]-[.A59])" table:style-name="ce323">
            <text:p>1102,8</text:p>
          </table:table-cell>
          <table:table-cell office:value-type="float" office:value="738.8" table:formula="of:=[.H59]+([.H60]-[.H59])/([.A60]-[.A59])*([.A61]-[.A59])" table:style-name="ce324">
            <text:p>738,8</text:p>
          </table:table-cell>
          <table:table-cell office:value-type="float" office:value="526.4" table:formula="of:=[.I59]+([.I60]-[.I59])/([.A60]-[.A59])*([.A61]-[.A59])" table:style-name="ce323">
            <text:p>526,4</text:p>
          </table:table-cell>
          <table:table-cell office:value-type="float" office:value="372" table:formula="of:=[.J59]+([.J60]-[.J59])/([.A60]-[.A59])*([.A61]-[.A59])" table:style-name="ce324">
            <text:p>372,0</text:p>
          </table:table-cell>
          <table:table-cell office:value-type="float" office:value="262" table:formula="of:=[.K59]+([.K60]-[.K59])/([.A60]-[.A59])*([.A61]-[.A59])" table:style-name="ce323">
            <text:p>262</text:p>
          </table:table-cell>
          <table:table-cell office:value-type="float" office:value="156.6" table:formula="of:=[.L59]+([.L60]-[.L59])/([.A60]-[.A59])*([.A61]-[.A59])" table:style-name="ce324">
            <text:p>156,6</text:p>
          </table:table-cell>
          <table:table-cell office:value-type="float" office:value="94.4" table:formula="of:=[.M59]+([.M60]-[.M59])/([.A60]-[.A59])*([.A61]-[.A59])" table:style-name="ce323">
            <text:p>94,4</text:p>
          </table:table-cell>
          <table:table-cell office:value-type="float" office:value="0" table:formula="of:=HLOOKUP([.N58];[.G58:.M61];4)" table:style-name="ce323">
            <text:p>#VALUE!</text:p>
          </table:table-cell>
          <table:table-cell office:value-type="float" office:value="0" table:formula="of:=HLOOKUP([.O58];[.G58:.M61];4)" table:style-name="ce323">
            <text:p>#VALUE!</text:p>
          </table:table-cell>
          <table:table-cell office:value-type="float" office:value="0" table:formula="of:=[.N61]+([.O61]-[.N61])*([.P58]-[.N58])/([.O58]-[.N58])" table:style-name="ce323">
            <text:p>#VALUE!</text:p>
          </table:table-cell>
          <table:table-cell office:value-type="float" office:value="12.2" table:formula="of:=[.A61]" table:style-name="ce322">
            <text:p>12,2</text:p>
          </table:table-cell>
          <table:table-cell office:value-type="float" office:value="6.8079999999999998" table:formula="of:=[.R59]+([.R60]-[.R59])*([.Q61]-[.Q59])/([.Q60]-[.Q59])" table:style-name="ce323">
            <text:p>6,808</text:p>
          </table:table-cell>
          <table:table-cell office:value-type="float" office:value="6.8079999999999998" table:formula="of:=[.S59]+([.S60]-[.S59])*([.Q61]-[.Q59])/([.Q60]-[.Q59])" table:style-name="ce323">
            <text:p>6,808</text:p>
          </table:table-cell>
          <table:table-cell office:value-type="float" office:value="4.8199999999999994" table:formula="of:=[.T59]+([.T60]-[.T59])*([.Q61]-[.Q59])/([.Q60]-[.Q59])" table:style-name="ce324">
            <text:p>4,8</text:p>
          </table:table-cell>
          <table:table-cell office:value-type="float" office:value="3.5759999999999996" table:formula="of:=[.U59]+([.U60]-[.U59])*([.Q61]-[.Q59])/([.Q60]-[.Q59])" table:style-name="ce323">
            <text:p>3,576</text:p>
          </table:table-cell>
          <table:table-cell office:value-type="float" office:value="3.5759999999999996" table:formula="of:=[.V59]+([.V60]-[.V59])*([.Q61]-[.Q59])/([.Q60]-[.Q59])" table:style-name="ce323">
            <text:p>3,576</text:p>
          </table:table-cell>
          <table:table-cell office:value-type="float" office:value="1.944" table:formula="of:=[.W59]+([.W60]-[.W59])*([.Q61]-[.Q59])/([.Q60]-[.Q59])" table:style-name="ce323">
            <text:p>1,944</text:p>
          </table:table-cell>
          <table:table-cell table:style-name="ce323"/>
          <table:table-cell office:value-type="float" office:value="0" table:formula="of:=[.Y59]+([.Y60]-[.Y59])*([.Q61]-[.Q59])/([.Q60]-[.Q59])" table:style-name="ce323">
            <text:p>0</text:p>
          </table:table-cell>
          <table:table-cell table:style-name="ce323"/>
          <table:table-cell office:value-type="float" office:value="1.044" table:formula="of:=[.AA59]+([.AA60]-[.AA59])*([.Q61]-[.Q59])/([.Q60]-[.Q59])" table:style-name="ce323">
            <text:p>1,044</text:p>
          </table:table-cell>
          <table:table-cell table:style-name="ce323"/>
          <table:table-cell office:value-type="float" office:value="0" table:formula="of:=[.AC59]+([.AC60]-[.AC59])*([.Q61]-[.Q59])/([.Q60]-[.Q59])" table:style-name="ce323">
            <text:p>0</text:p>
          </table:table-cell>
          <table:table-cell office:value-type="float" office:value="0.8" table:formula="of:=[.AD59]+([.AD60]-[.AD59])*([.Q61]-[.Q59])/([.Q60]-[.Q59])" table:style-name="ce323">
            <text:p>0,8</text:p>
          </table:table-cell>
          <table:table-cell table:number-columns-repeated="2" table:style-name="ce323"/>
          <table:table-cell office:value-type="float" office:value="4.8199999999999994" table:formula="of:=IF(OR([SCTcuacoc.D130]=&quot;cát sỏi&quot;;[SCTcuacoc.D130]=&quot;cát thô&quot;;[SCTcuacoc.D130]=&quot;cát thô vừa&quot;);[.S61];IF([SCTcuacoc.D130]=&quot;cát mịn&quot;;[.T61];IF([SCTcuacoc.D130]=&quot;cát bụi&quot;;[.U61];[.AG59])))" table:style-name="ce326">
            <text:p>4,8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INT([.AU59]/0.4)*0.4+0.4" table:style-name="ce334">
            <text:p>#REF!</text:p>
          </table:table-cell>
          <table:table-cell office:value-type="float" office:value="0" table:formula="of:=([.AV60]-[.AV59])/0.4*([.AU59]-[.AU60])+[.AV59]" table:style-name="ce323">
            <text:p>#REF!</text:p>
          </table:table-cell>
          <table:table-cell office:value-type="float" office:value="0" table:formula="of:=([.AW60]-[.AW59])/0.4*([.AU59]-[.AU60])+[.AW59]" table:style-name="ce323">
            <text:p>#REF!</text:p>
          </table:table-cell>
          <table:table-cell office:value-type="float" office:value="0" table:formula="of:=([.AX60]-[.AX59])/0.4*([.AU59]-[.AU60])+[.AX59]" table:style-name="ce323">
            <text:p>#REF!</text:p>
          </table:table-cell>
          <table:table-cell office:value-type="float" office:value="0" table:formula="of:=([.AY60]-[.AY59])/0.4*([.AU59]-[.AU60])+[.AY59]" table:style-name="ce323">
            <text:p>#REF!</text:p>
          </table:table-cell>
          <table:table-cell office:value-type="float" office:value="0" table:formula="of:=([.AZ60]-[.AZ59])/0.4*([.AU59]-[.AU60])+[.AZ59]" table:style-name="ce323">
            <text:p>#REF!</text:p>
          </table:table-cell>
          <table:table-cell office:value-type="float" office:value="0" table:formula="of:=([.BA60]-[.BA59])/0.4*([.AU59]-[.AU60])+[.BA59]" table:style-name="ce323">
            <text:p>#REF!</text:p>
          </table:table-cell>
          <table:table-cell office:value-type="float" office:value="0" table:formula="of:=([.BB60]-[.BB59])/0.4*([.AU59]-[.AU60])+[.BB59]" table:style-name="ce323">
            <text:p>#REF!</text:p>
          </table:table-cell>
          <table:table-cell office:value-type="float" office:value="0" table:formula="of:=([.BC60]-[.BC59])/0.4*([.AU59]-[.AU60])+[.BC59]" table:style-name="ce323">
            <text:p>#REF!</text:p>
          </table:table-cell>
          <table:table-cell office:value-type="float" office:value="0" table:formula="of:=([.BD60]-[.BD59])/0.4*([.AU59]-[.AU60])+[.BD59]" table:style-name="ce323">
            <text:p>#REF!</text:p>
          </table:table-cell>
          <table:table-cell office:value-type="float" office:value="0" table:formula="of:=([.BE60]-[.BE59])/0.4*([.AU59]-[.AU60])+[.BE59]" table:style-name="ce323">
            <text:p>#REF!</text:p>
          </table:table-cell>
          <table:table-cell office:value-type="float" office:value="0" table:formula="of:=([.BF60]-[.BF59])/0.4*([.AU59]-[.AU60])+[.BF59]" table:style-name="ce323">
            <text:p>#REF!</text:p>
          </table:table-cell>
          <table:table-cell office:value-type="float" office:value="0" table:formula="of:=([.BG60]-[.BG59])/0.4*([.AU59]-[.AU60])+[.BG59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table:number-columns-repeated="16" table:style-name="ce329"/>
          <table:table-cell table:style-name="ce330"/>
          <table:table-cell table:number-columns-repeated="19" table:style-name="ce300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62]/0.2)*0.2" table:style-name="ce318">
            <text:p>#REF!</text:p>
          </table:table-cell>
          <table:table-cell office:value-type="float" office:value="0" table:formula="of:=[.BI62]+0.2" table:style-name="ce320">
            <text:p>#REF!</text:p>
          </table:table-cell>
          <table:table-cell office:value-type="float" office:value="0" table:formula="of:=([.BJ63]-[.BI63])/0.2*([.BH62]-[.BI62])+[.BI63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39"/>
          <table:table-cell office:value-type="float" office:value="0" table:style-name="ce340">
            <text:p>0,0</text:p>
          </table:table-cell>
          <table:table-cell office:value-type="float" office:value="0.1" table:style-name="ce340">
            <text:p>0,1</text:p>
          </table:table-cell>
          <table:table-cell office:value-type="float" office:value="0.2" table:style-name="ce340">
            <text:p>0,2</text:p>
          </table:table-cell>
          <table:table-cell office:value-type="float" office:value="0.3" table:style-name="ce340">
            <text:p>0,3</text:p>
          </table:table-cell>
          <table:table-cell office:value-type="float" office:value="0.4" table:style-name="ce340">
            <text:p>0,4</text:p>
          </table:table-cell>
          <table:table-cell office:value-type="float" office:value="0.5" table:style-name="ce340">
            <text:p>0,5</text:p>
          </table:table-cell>
          <table:table-cell office:value-type="float" office:value="0.6" table:style-name="ce340">
            <text:p>0,6</text:p>
          </table:table-cell>
          <table:table-cell office:value-type="float" office:value="0" table:formula="of:=INT([.P63]*10)/10" table:style-name="ce318">
            <text:p>#VALUE!</text:p>
          </table:table-cell>
          <table:table-cell office:value-type="float" office:value="0" table:formula="of:=INT([.P63]*10)/10+0.1" table:style-name="ce318">
            <text:p>#VALUE!</text:p>
          </table:table-cell>
          <table:table-cell office:value-type="string" office:string-value="Cát mịn" table:formula="of:=IF(OR([SCTcuacoc.$D$131]=&quot;c¸t sái&quot;;[SCTcuacoc.$D$131]=&quot;c¸t th«&quot;;[SCTcuacoc.$D$131]=&quot;c¸t th« võa&quot;;[SCTcuacoc.$D$131]=&quot;c¸t mÞn&quot;;[SCTcuacoc.$D$131]=&quot;c¸t bôi&quot;);1;[SCTcuacoc.$D$131])" table:style-name="ce341">
            <text:p>Cát mịn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0" table:formula="of:=INT([.AG63]/0.1)/10" table:style-name="ce305">
            <text:p>#VALUE!</text:p>
          </table:table-cell>
          <table:table-cell office:value-type="float" office:value="0" table:formula="of:=INT([.AG63]*10)/10+0.1" table:style-name="ce305">
            <text:p>#VALUE!</text:p>
          </table:table-cell>
          <table:table-cell office:value-type="string" office:string-value="Cát mịn" table:formula="of:=[.P63]" table:style-name="ce332">
            <text:p>Cát mịn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64];[.$AU$3:.$BG$29];2)" table:style-name="ce300">
            <text:p>#REF!</text:p>
          </table:table-cell>
          <table:table-cell office:value-type="float" office:value="0" table:formula="of:=VLOOKUP([.AU64];[.$AU$3:.$BG$29];3)" table:style-name="ce300">
            <text:p>#REF!</text:p>
          </table:table-cell>
          <table:table-cell office:value-type="float" office:value="0" table:formula="of:=VLOOKUP([.AU64];[.$AU$3:.$BG$29];4)" table:style-name="ce300">
            <text:p>#REF!</text:p>
          </table:table-cell>
          <table:table-cell office:value-type="float" office:value="0" table:formula="of:=VLOOKUP([.AU64];[.$AU$3:.$BG$29];5)" table:style-name="ce300">
            <text:p>#REF!</text:p>
          </table:table-cell>
          <table:table-cell office:value-type="float" office:value="0" table:formula="of:=VLOOKUP([.AU64];[.$AU$3:.$BG$29];6)" table:style-name="ce300">
            <text:p>#REF!</text:p>
          </table:table-cell>
          <table:table-cell office:value-type="float" office:value="0" table:formula="of:=VLOOKUP([.AU64];[.$AU$3:.$BG$29];7)" table:style-name="ce300">
            <text:p>#REF!</text:p>
          </table:table-cell>
          <table:table-cell office:value-type="float" office:value="0" table:formula="of:=VLOOKUP([.AU64];[.$AU$3:.$BG$29];8)" table:style-name="ce300">
            <text:p>#REF!</text:p>
          </table:table-cell>
          <table:table-cell office:value-type="float" office:value="0" table:formula="of:=VLOOKUP([.AU64];[.$AU$3:.$BG$29];9)" table:style-name="ce300">
            <text:p>#REF!</text:p>
          </table:table-cell>
          <table:table-cell office:value-type="float" office:value="0" table:formula="of:=VLOOKUP([.AU64];[.$AU$3:.$BG$29];10)" table:style-name="ce300">
            <text:p>#REF!</text:p>
          </table:table-cell>
          <table:table-cell office:value-type="float" office:value="0" table:formula="of:=VLOOKUP([.AU64];[.$AU$3:.$BG$29];11)" table:style-name="ce300">
            <text:p>#REF!</text:p>
          </table:table-cell>
          <table:table-cell office:value-type="float" office:value="0" table:formula="of:=VLOOKUP([.AU64];[.$AU$3:.$BG$29];12)" table:style-name="ce300">
            <text:p>#REF!</text:p>
          </table:table-cell>
          <table:table-cell office:value-type="float" office:value="0" table:formula="of:=VLOOKUP([.AU64];[.$AU$3:.$BG$29];13)" table:style-name="ce300">
            <text:p>#REF!</text:p>
          </table:table-cell>
          <table:table-cell table:style-name="ce300"/>
          <table:table-cell office:value-type="float" office:value="0" table:formula="of:=HLOOKUP([.BI62];[.AV62:.BG65];4)" table:style-name="ce300">
            <text:p>#REF!</text:p>
          </table:table-cell>
          <table:table-cell office:value-type="float" office:value="0" table:formula="of:=HLOOKUP([.BJ62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10" table:formula="of:=IF([.A66]&gt;10;INT([.A66]/5)*5;INT([.A66]))" table:style-name="ce310">
            <text:p>10</text:p>
          </table:table-cell>
          <table:table-cell office:value-type="float" office:value="1050" table:formula="of:=IF([.A64]&lt;=35;VLOOKUP([.A64];[.$A$7:.$M$26];2);[.$B$26])" table:style-name="ce300">
            <text:p>1050</text:p>
          </table:table-cell>
          <table:table-cell office:value-type="float" office:value="770" table:formula="of:=IF([.A64]&lt;=35;VLOOKUP([.A64];[.$A$7:.$M$26];3);[.$C$26])" table:style-name="ce300">
            <text:p>770</text:p>
          </table:table-cell>
          <table:table-cell office:value-type="float" office:value="400" table:formula="of:=IF([.A64]&lt;=35;VLOOKUP([.A64];[.$A$7:.$M$26];4);[.$D$26])" table:style-name="ce311">
            <text:p>400,0</text:p>
          </table:table-cell>
          <table:table-cell office:value-type="float" office:value="260" table:formula="of:=IF([.A64]&lt;=35;VLOOKUP([.A64];[.$A$7:.$M$26];5);[.$E$26])" table:style-name="ce311">
            <text:p>260,0</text:p>
          </table:table-cell>
          <table:table-cell office:value-type="float" office:value="150" table:formula="of:=IF([.A64]&lt;=35;VLOOKUP([.A64];[.$A$7:.$M$26];6);[.$F$26])" table:style-name="ce311">
            <text:p>150,0</text:p>
          </table:table-cell>
          <table:table-cell office:value-type="float" office:value="1050" table:formula="of:=IF([.A64]&lt;=35;VLOOKUP([.A64];[.$A$7:.$M$26];7);[.$G$26])" table:style-name="ce300">
            <text:p>1050</text:p>
          </table:table-cell>
          <table:table-cell office:value-type="float" office:value="730" table:formula="of:=IF([.A64]&lt;=35;VLOOKUP([.A64];[.$A$7:.$M$26];8);[.$H$26])" table:style-name="ce311">
            <text:p>730,0</text:p>
          </table:table-cell>
          <table:table-cell office:value-type="float" office:value="500" table:formula="of:=IF([.A64]&lt;=35;VLOOKUP([.A64];[.$A$7:.$M$26];9);[.$I$26])" table:style-name="ce300">
            <text:p>500</text:p>
          </table:table-cell>
          <table:table-cell office:value-type="float" office:value="350" table:formula="of:=IF([.A64]&lt;=35;VLOOKUP([.A64];[.$A$7:.$M$26];10);[.$J$26])" table:style-name="ce311">
            <text:p>350,0</text:p>
          </table:table-cell>
          <table:table-cell office:value-type="float" office:value="240" table:formula="of:=IF([.A64]&lt;=35;VLOOKUP([.A64];[.$A$7:.$M$26];11);[.$K$26])" table:style-name="ce300">
            <text:p>240</text:p>
          </table:table-cell>
          <table:table-cell office:value-type="float" office:value="150" table:formula="of:=IF([.A64]&lt;=35;VLOOKUP([.A64];[.$A$7:.$M$26];12);[.$L$26])" table:style-name="ce311">
            <text:p>150,0</text:p>
          </table:table-cell>
          <table:table-cell office:value-type="float" office:value="90" table:formula="of:=IF([.A64]&lt;=35;VLOOKUP([.A64];[.$A$7:.$M$26];13);[.$M$26])" table:style-name="ce300">
            <text:p>90</text:p>
          </table:table-cell>
          <table:table-cell table:number-columns-repeated="2" table:style-name="ce300"/>
          <table:table-cell office:value-type="float" office:value="285.2" table:formula="of:=IF([SCTcuacoc.$D$130]=&quot;cát sỏi&quot;;[.B66];IF([SCTcuacoc.$D$130]=&quot;cát thô&quot;;[.C66];IF([SCTcuacoc.$D$130]=&quot;cát thô vừa&quot;;[.D66];IF([SCTcuacoc.$D$130]=&quot;cát mịn&quot;;[.E66];IF([SCTcuacoc.$D$130]=&quot;cát bụi&quot;;[.F66];[.P66])))))" table:style-name="ce313">
            <text:p>285,20</text:p>
          </table:table-cell>
          <table:table-cell office:value-type="float" office:value="10" table:formula="of:=IF([.Q66]&lt;=10;INT([.Q66]);(INT([.Q66]/5)*5))" table:style-name="ce310">
            <text:p>10</text:p>
          </table:table-cell>
          <table:table-cell office:value-type="float" office:value="6.5" table:formula="of:=VLOOKUP([.Q64];[.$Q$7:.$AD$22];2)" table:style-name="ce300">
            <text:p>6,5</text:p>
          </table:table-cell>
          <table:table-cell office:value-type="float" office:value="6.5" table:formula="of:=VLOOKUP([.Q64];[.$Q$7:.$AD$22];3)" table:style-name="ce300">
            <text:p>6,5</text:p>
          </table:table-cell>
          <table:table-cell office:value-type="float" office:value="4.5999999999999996" table:formula="of:=VLOOKUP([.Q64];[.$Q$7:.$AD$22];4)" table:style-name="ce311">
            <text:p>4,6</text:p>
          </table:table-cell>
          <table:table-cell office:value-type="float" office:value="3.4" table:formula="of:=VLOOKUP([.Q64];[.$Q$7:.$AD$22];5)" table:style-name="ce300">
            <text:p>3,4</text:p>
          </table:table-cell>
          <table:table-cell office:value-type="float" office:value="3.4" table:formula="of:=VLOOKUP([.Q64];[.$Q$7:.$AD$22];5)" table:style-name="ce300">
            <text:p>3,4</text:p>
          </table:table-cell>
          <table:table-cell office:value-type="float" office:value="1.9" table:formula="of:=VLOOKUP([.Q64];[.$Q$7:.$AD$22];7)" table:style-name="ce300">
            <text:p>1,9</text:p>
          </table:table-cell>
          <table:table-cell table:style-name="ce300"/>
          <table:table-cell office:value-type="float" office:value="0" table:formula="of:=VLOOKUP([.Q64];[.$Q$7:.$AD$22];8)" table:style-name="ce300">
            <text:p>0</text:p>
          </table:table-cell>
          <table:table-cell table:style-name="ce300"/>
          <table:table-cell office:value-type="float" office:value="1" table:formula="of:=VLOOKUP([.Q64];[.$Q$7:.$AD$22];9)" table:style-name="ce300">
            <text:p>1</text:p>
          </table:table-cell>
          <table:table-cell table:style-name="ce300"/>
          <table:table-cell office:value-type="float" office:value="0" table:formula="of:=VLOOKUP([.Q64];[.$Q$7:.$AD$22];10)" table:style-name="ce300">
            <text:p>0</text:p>
          </table:table-cell>
          <table:table-cell office:value-type="float" office:value="0.8" table:formula="of:=VLOOKUP([.Q64];[.$Q$7:.$AD$22];11)" table:style-name="ce300">
            <text:p>0,8</text:p>
          </table:table-cell>
          <table:table-cell office:value-type="float" office:value="0" table:formula="of:=HLOOKUP([.AE63];[.R63:.AD66];4)" table:style-name="ce300">
            <text:p>#VALUE!</text:p>
          </table:table-cell>
          <table:table-cell office:value-type="float" office:value="0" table:formula="of:=HLOOKUP([.AF63];[.R63:.AD66];4)" table:style-name="ce300">
            <text:p>#VALUE!</text:p>
          </table:table-cell>
          <table:table-cell office:value-type="float" office:value="0" table:formula="of:=[.AE64]+([.AF64]-[.AE64])*([.AG63]-[.AE63])/([.AF63]-[.AE63])" table:style-name="ce336">
            <text:p>#VALUE!</text:p>
          </table:table-cell>
          <table:table-cell table:number-columns-repeated="3" table:style-name="ce312"/>
          <table:table-cell table:number-columns-repeated="10" table:style-name="ce281"/>
          <table:table-cell office:value-type="float" office:value="0" table:formula="of:=INT([.AU63]/0.4)*0.4" table:style-name="ce331">
            <text:p>#REF!</text:p>
          </table:table-cell>
          <table:table-cell office:value-type="float" office:value="0" table:formula="of:=VLOOKUP([.AU65];[.$AU$3:.$BG$29];2)" table:style-name="ce300">
            <text:p>#REF!</text:p>
          </table:table-cell>
          <table:table-cell office:value-type="float" office:value="0" table:formula="of:=VLOOKUP([.AU65];[.$AU$3:.$BG$29];3)" table:style-name="ce300">
            <text:p>#REF!</text:p>
          </table:table-cell>
          <table:table-cell office:value-type="float" office:value="0" table:formula="of:=VLOOKUP([.AU65];[.$AU$3:.$BG$29];4)" table:style-name="ce300">
            <text:p>#REF!</text:p>
          </table:table-cell>
          <table:table-cell office:value-type="float" office:value="0" table:formula="of:=VLOOKUP([.AU65];[.$AU$3:.$BG$29];5)" table:style-name="ce300">
            <text:p>#REF!</text:p>
          </table:table-cell>
          <table:table-cell office:value-type="float" office:value="0" table:formula="of:=VLOOKUP([.AU65];[.$AU$3:.$BG$29];6)" table:style-name="ce300">
            <text:p>#REF!</text:p>
          </table:table-cell>
          <table:table-cell office:value-type="float" office:value="0" table:formula="of:=VLOOKUP([.AU65];[.$AU$3:.$BG$29];7)" table:style-name="ce300">
            <text:p>#REF!</text:p>
          </table:table-cell>
          <table:table-cell office:value-type="float" office:value="0" table:formula="of:=VLOOKUP([.AU65];[.$AU$3:.$BG$29];8)" table:style-name="ce300">
            <text:p>#REF!</text:p>
          </table:table-cell>
          <table:table-cell office:value-type="float" office:value="0" table:formula="of:=VLOOKUP([.AU65];[.$AU$3:.$BG$29];9)" table:style-name="ce300">
            <text:p>#REF!</text:p>
          </table:table-cell>
          <table:table-cell office:value-type="float" office:value="0" table:formula="of:=VLOOKUP([.AU65];[.$AU$3:.$BG$29];10)" table:style-name="ce300">
            <text:p>#REF!</text:p>
          </table:table-cell>
          <table:table-cell office:value-type="float" office:value="0" table:formula="of:=VLOOKUP([.AU65];[.$AU$3:.$BG$29];11)" table:style-name="ce300">
            <text:p>#REF!</text:p>
          </table:table-cell>
          <table:table-cell office:value-type="float" office:value="0" table:formula="of:=VLOOKUP([.AU65];[.$AU$3:.$BG$29];12)" table:style-name="ce300">
            <text:p>#REF!</text:p>
          </table:table-cell>
          <table:table-cell office:value-type="float" office:value="0" table:formula="of:=VLOOKUP([.AU65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15" table:formula="of:=IF([.A66]&gt;10;INT([.A66]/5)*5+5;INT([.A66])+1)" table:style-name="ce310">
            <text:p>15</text:p>
          </table:table-cell>
          <table:table-cell office:value-type="float" office:value="1170" table:formula="of:=IF([.A65]&lt;=35;VLOOKUP([.A65];[.$A$7:.$M$22];2);[.$B$26])" table:style-name="ce300">
            <text:p>1170</text:p>
          </table:table-cell>
          <table:table-cell office:value-type="float" office:value="820" table:formula="of:=IF([.A65]&lt;=35;VLOOKUP([.A65];[.$A$7:.$M$22];3);[.$C$26])" table:style-name="ce300">
            <text:p>820</text:p>
          </table:table-cell>
          <table:table-cell office:value-type="float" office:value="440" table:formula="of:=IF([.A65]&lt;=35;VLOOKUP([.A65];[.$A$7:.$M$22];4);[.$D$26])" table:style-name="ce311">
            <text:p>440,0</text:p>
          </table:table-cell>
          <table:table-cell office:value-type="float" office:value="290" table:formula="of:=IF([.A65]&lt;=35;VLOOKUP([.A65];[.$A$7:.$M$26];5);[.$E$26])" table:style-name="ce311">
            <text:p>290,0</text:p>
          </table:table-cell>
          <table:table-cell office:value-type="float" office:value="165" table:formula="of:=IF([.A65]&lt;=35;VLOOKUP([.A65];[.$A$7:.$M$22];6);[.$F$26])" table:style-name="ce311">
            <text:p>165,0</text:p>
          </table:table-cell>
          <table:table-cell office:value-type="float" office:value="1170" table:formula="of:=IF([.A65]&lt;=35;VLOOKUP([.A65];[.$A$7:.$M$22];7);[.$G$26])" table:style-name="ce300">
            <text:p>1170</text:p>
          </table:table-cell>
          <table:table-cell office:value-type="float" office:value="750" table:formula="of:=IF([.A65]&lt;=35;VLOOKUP([.A65];[.$A$7:.$M$22];8);[.$H$26])" table:style-name="ce311">
            <text:p>750,0</text:p>
          </table:table-cell>
          <table:table-cell office:value-type="float" office:value="560" table:formula="of:=IF([.A65]&lt;=35;VLOOKUP([.A65];[.$A$7:.$M$22];9);[.$I$26])" table:style-name="ce300">
            <text:p>560</text:p>
          </table:table-cell>
          <table:table-cell office:value-type="float" office:value="400" table:formula="of:=IF([.A65]&lt;=35;VLOOKUP([.A65];[.$A$7:.$M$22];10);[.$J$26])" table:style-name="ce311">
            <text:p>400,0</text:p>
          </table:table-cell>
          <table:table-cell office:value-type="float" office:value="290" table:formula="of:=IF([.A65]&lt;=35;VLOOKUP([.A65];[.$A$7:.$M$22];11);[.$K$26])" table:style-name="ce300">
            <text:p>290</text:p>
          </table:table-cell>
          <table:table-cell office:value-type="float" office:value="165" table:formula="of:=IF([.A65]&lt;=35;VLOOKUP([.A65];[.$A$7:.$M$22];12);[.$L$26])" table:style-name="ce311">
            <text:p>165,0</text:p>
          </table:table-cell>
          <table:table-cell office:value-type="float" office:value="100" table:formula="of:=IF([.A65]&lt;=35;VLOOKUP([.A65];[.$A$7:.$M$22];13);[.$M$26])" table:style-name="ce300">
            <text:p>100</text:p>
          </table:table-cell>
          <table:table-cell table:number-columns-repeated="3" table:style-name="ce300"/>
          <table:table-cell office:value-type="float" office:value="15" table:formula="of:=IF([.Q66]&lt;=10;INT([.Q66])+1;(INT([.Q66]/5)*5+5))" table:style-name="ce310">
            <text:p>15</text:p>
          </table:table-cell>
          <table:table-cell office:value-type="float" office:value="7.2" table:formula="of:=VLOOKUP([.Q65];[.$Q$7:.$AD$22];2)" table:style-name="ce300">
            <text:p>7,2</text:p>
          </table:table-cell>
          <table:table-cell office:value-type="float" office:value="7.2" table:formula="of:=VLOOKUP([.Q65];[.$Q$7:.$AD$22];3)" table:style-name="ce300">
            <text:p>7,2</text:p>
          </table:table-cell>
          <table:table-cell office:value-type="float" office:value="5.0999999999999996" table:formula="of:=VLOOKUP([.Q65];[.$Q$7:.$AD$22];4)" table:style-name="ce311">
            <text:p>5,1</text:p>
          </table:table-cell>
          <table:table-cell office:value-type="float" office:value="3.8" table:formula="of:=VLOOKUP([.Q65];[.$Q$7:.$AD$22];5)" table:style-name="ce300">
            <text:p>3,8</text:p>
          </table:table-cell>
          <table:table-cell office:value-type="float" office:value="3.8" table:formula="of:=VLOOKUP([.Q65];[.$Q$7:.$AD$22];5)" table:style-name="ce300">
            <text:p>3,8</text:p>
          </table:table-cell>
          <table:table-cell office:value-type="float" office:value="2" table:formula="of:=VLOOKUP([.Q65];[.$Q$7:.$AD$22];7)" table:style-name="ce300">
            <text:p>2</text:p>
          </table:table-cell>
          <table:table-cell table:style-name="ce300"/>
          <table:table-cell office:value-type="float" office:value="0" table:formula="of:=VLOOKUP([.Q65];[.$Q$7:.$AD$22];8)" table:style-name="ce300">
            <text:p>0</text:p>
          </table:table-cell>
          <table:table-cell table:style-name="ce300"/>
          <table:table-cell office:value-type="float" office:value="1.1000000000000001" table:formula="of:=VLOOKUP([.Q65];[.$Q$7:.$AD$22];9)" table:style-name="ce300">
            <text:p>1,1</text:p>
          </table:table-cell>
          <table:table-cell table:style-name="ce300"/>
          <table:table-cell office:value-type="float" office:value="0" table:formula="of:=VLOOKUP([.Q65];[.$Q$7:.$AD$22];10)" table:style-name="ce300">
            <text:p>0</text:p>
          </table:table-cell>
          <table:table-cell office:value-type="float" office:value="0.8" table:formula="of:=VLOOKUP([.Q65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300"/>
          <table:table-cell table:number-columns-repeated="10" table:style-name="ce281"/>
          <table:table-cell office:value-type="float" office:value="0" table:formula="of:=INT([.AU63]/0.4)*0.4+0.4" table:style-name="ce334">
            <text:p>#REF!</text:p>
          </table:table-cell>
          <table:table-cell office:value-type="float" office:value="0" table:formula="of:=([.AV64]-[.AV63])/0.4*([.AU63]-[.AU64])+[.AV63]" table:style-name="ce323">
            <text:p>#REF!</text:p>
          </table:table-cell>
          <table:table-cell office:value-type="float" office:value="0" table:formula="of:=([.AW64]-[.AW63])/0.4*([.AU63]-[.AU64])+[.AW63]" table:style-name="ce323">
            <text:p>#REF!</text:p>
          </table:table-cell>
          <table:table-cell office:value-type="float" office:value="0" table:formula="of:=([.AX64]-[.AX63])/0.4*([.AU63]-[.AU64])+[.AX63]" table:style-name="ce323">
            <text:p>#REF!</text:p>
          </table:table-cell>
          <table:table-cell office:value-type="float" office:value="0" table:formula="of:=([.AY64]-[.AY63])/0.4*([.AU63]-[.AU64])+[.AY63]" table:style-name="ce323">
            <text:p>#REF!</text:p>
          </table:table-cell>
          <table:table-cell office:value-type="float" office:value="0" table:formula="of:=([.AZ64]-[.AZ63])/0.4*([.AU63]-[.AU64])+[.AZ63]" table:style-name="ce323">
            <text:p>#REF!</text:p>
          </table:table-cell>
          <table:table-cell office:value-type="float" office:value="0" table:formula="of:=([.BA64]-[.BA63])/0.4*([.AU63]-[.AU64])+[.BA63]" table:style-name="ce323">
            <text:p>#REF!</text:p>
          </table:table-cell>
          <table:table-cell office:value-type="float" office:value="0" table:formula="of:=([.BB64]-[.BB63])/0.4*([.AU63]-[.AU64])+[.BB63]" table:style-name="ce323">
            <text:p>#REF!</text:p>
          </table:table-cell>
          <table:table-cell office:value-type="float" office:value="0" table:formula="of:=([.BC64]-[.BC63])/0.4*([.AU63]-[.AU64])+[.BC63]" table:style-name="ce323">
            <text:p>#REF!</text:p>
          </table:table-cell>
          <table:table-cell office:value-type="float" office:value="0" table:formula="of:=([.BD64]-[.BD63])/0.4*([.AU63]-[.AU64])+[.BD63]" table:style-name="ce323">
            <text:p>#REF!</text:p>
          </table:table-cell>
          <table:table-cell office:value-type="float" office:value="0" table:formula="of:=([.BE64]-[.BE63])/0.4*([.AU63]-[.AU64])+[.BE63]" table:style-name="ce323">
            <text:p>#REF!</text:p>
          </table:table-cell>
          <table:table-cell office:value-type="float" office:value="0" table:formula="of:=([.BF64]-[.BF63])/0.4*([.AU63]-[.AU64])+[.BF63]" table:style-name="ce323">
            <text:p>#REF!</text:p>
          </table:table-cell>
          <table:table-cell office:value-type="float" office:value="0" table:formula="of:=([.BG64]-[.BG63])/0.4*([.AU63]-[.AU64])+[.BG63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office:value-type="float" office:value="14.2" table:formula="of:=[SCTcuacoc.G131]" table:style-name="ce322">
            <text:p>14,2</text:p>
          </table:table-cell>
          <table:table-cell office:value-type="float" office:value="1150.8" table:formula="of:=[.B64]+([.B65]-[.B64])/([.A65]-[.A64])*([.A66]-[.A64])" table:style-name="ce323">
            <text:p>1150,8</text:p>
          </table:table-cell>
          <table:table-cell office:value-type="float" office:value="812" table:formula="of:=[.C64]+([.C65]-[.C64])/([.A65]-[.A64])*([.A66]-[.A64])" table:style-name="ce323">
            <text:p>812</text:p>
          </table:table-cell>
          <table:table-cell office:value-type="float" office:value="433.6" table:formula="of:=[.D64]+([.D65]-[.D64])/([.A65]-[.A64])*([.A66]-[.A64])" table:style-name="ce324">
            <text:p>433,6</text:p>
          </table:table-cell>
          <table:table-cell office:value-type="float" office:value="285.2" table:formula="of:=[.E64]+([.E65]-[.E64])/([.A65]-[.A64])*([.A66]-[.A64])" table:style-name="ce324">
            <text:p>285,2</text:p>
          </table:table-cell>
          <table:table-cell office:value-type="float" office:value="162.6" table:formula="of:=[.F64]+([.F65]-[.F64])/([.A65]-[.A64])*([.A66]-[.A64])" table:style-name="ce324">
            <text:p>162,6</text:p>
          </table:table-cell>
          <table:table-cell office:value-type="float" office:value="1150.8" table:formula="of:=[.G64]+([.G65]-[.G64])/([.A65]-[.A64])*([.A66]-[.A64])" table:style-name="ce323">
            <text:p>1150,8</text:p>
          </table:table-cell>
          <table:table-cell office:value-type="float" office:value="746.8" table:formula="of:=[.H64]+([.H65]-[.H64])/([.A65]-[.A64])*([.A66]-[.A64])" table:style-name="ce324">
            <text:p>746,8</text:p>
          </table:table-cell>
          <table:table-cell office:value-type="float" office:value="550.4" table:formula="of:=[.I64]+([.I65]-[.I64])/([.A65]-[.A64])*([.A66]-[.A64])" table:style-name="ce323">
            <text:p>550,4</text:p>
          </table:table-cell>
          <table:table-cell office:value-type="float" office:value="392" table:formula="of:=[.J64]+([.J65]-[.J64])/([.A65]-[.A64])*([.A66]-[.A64])" table:style-name="ce324">
            <text:p>392,0</text:p>
          </table:table-cell>
          <table:table-cell office:value-type="float" office:value="282" table:formula="of:=[.K64]+([.K65]-[.K64])/([.A65]-[.A64])*([.A66]-[.A64])" table:style-name="ce323">
            <text:p>282</text:p>
          </table:table-cell>
          <table:table-cell office:value-type="float" office:value="162.6" table:formula="of:=[.L64]+([.L65]-[.L64])/([.A65]-[.A64])*([.A66]-[.A64])" table:style-name="ce324">
            <text:p>162,6</text:p>
          </table:table-cell>
          <table:table-cell office:value-type="float" office:value="98.4" table:formula="of:=[.M64]+([.M65]-[.M64])/([.A65]-[.A64])*([.A66]-[.A64])" table:style-name="ce323">
            <text:p>98,4</text:p>
          </table:table-cell>
          <table:table-cell office:value-type="float" office:value="0" table:formula="of:=HLOOKUP([.N63];[.G63:.M66];4)" table:style-name="ce323">
            <text:p>#VALUE!</text:p>
          </table:table-cell>
          <table:table-cell office:value-type="float" office:value="0" table:formula="of:=HLOOKUP([.O63];[.G63:.M66];4)" table:style-name="ce323">
            <text:p>#VALUE!</text:p>
          </table:table-cell>
          <table:table-cell office:value-type="float" office:value="0" table:formula="of:=[.N66]+([.O66]-[.N66])*([.P63]-[.N63])/([.O63]-[.N63])" table:style-name="ce323">
            <text:p>#VALUE!</text:p>
          </table:table-cell>
          <table:table-cell office:value-type="float" office:value="14.2" table:formula="of:=[.A66]" table:style-name="ce322">
            <text:p>14,2</text:p>
          </table:table-cell>
          <table:table-cell office:value-type="float" office:value="7.0880000000000001" table:formula="of:=[.R64]+([.R65]-[.R64])*([.Q66]-[.Q64])/([.Q65]-[.Q64])" table:style-name="ce323">
            <text:p>7,088</text:p>
          </table:table-cell>
          <table:table-cell office:value-type="float" office:value="7.0880000000000001" table:formula="of:=[.S64]+([.S65]-[.S64])*([.Q66]-[.Q64])/([.Q65]-[.Q64])" table:style-name="ce323">
            <text:p>7,088</text:p>
          </table:table-cell>
          <table:table-cell office:value-type="float" office:value="5.0199999999999996" table:formula="of:=[.T64]+([.T65]-[.T64])*([.Q66]-[.Q64])/([.Q65]-[.Q64])" table:style-name="ce324">
            <text:p>5,0</text:p>
          </table:table-cell>
          <table:table-cell office:value-type="float" office:value="3.7359999999999998" table:formula="of:=[.U64]+([.U65]-[.U64])*([.Q66]-[.Q64])/([.Q65]-[.Q64])" table:style-name="ce323">
            <text:p>3,736</text:p>
          </table:table-cell>
          <table:table-cell office:value-type="float" office:value="3.7359999999999998" table:formula="of:=[.V64]+([.V65]-[.V64])*([.Q66]-[.Q64])/([.Q65]-[.Q64])" table:style-name="ce323">
            <text:p>3,736</text:p>
          </table:table-cell>
          <table:table-cell office:value-type="float" office:value="1.984" table:formula="of:=[.W64]+([.W65]-[.W64])*([.Q66]-[.Q64])/([.Q65]-[.Q64])" table:style-name="ce323">
            <text:p>1,984</text:p>
          </table:table-cell>
          <table:table-cell table:style-name="ce323"/>
          <table:table-cell office:value-type="float" office:value="0" table:formula="of:=[.Y64]+([.Y65]-[.Y64])*([.Q66]-[.Q64])/([.Q65]-[.Q64])" table:style-name="ce323">
            <text:p>0</text:p>
          </table:table-cell>
          <table:table-cell table:style-name="ce323"/>
          <table:table-cell office:value-type="float" office:value="1.0840000000000001" table:formula="of:=[.AA64]+([.AA65]-[.AA64])*([.Q66]-[.Q64])/([.Q65]-[.Q64])" table:style-name="ce323">
            <text:p>1,084</text:p>
          </table:table-cell>
          <table:table-cell table:style-name="ce323"/>
          <table:table-cell office:value-type="float" office:value="0" table:formula="of:=[.AC64]+([.AC65]-[.AC64])*([.Q66]-[.Q64])/([.Q65]-[.Q64])" table:style-name="ce323">
            <text:p>0</text:p>
          </table:table-cell>
          <table:table-cell office:value-type="float" office:value="0.8" table:formula="of:=[.AD64]+([.AD65]-[.AD64])*([.Q66]-[.Q64])/([.Q65]-[.Q64])" table:style-name="ce323">
            <text:p>0,8</text:p>
          </table:table-cell>
          <table:table-cell table:number-columns-repeated="2" table:style-name="ce323"/>
          <table:table-cell office:value-type="float" office:value="5.0199999999999996" table:formula="of:=IF(OR([SCTcuacoc.D131]=&quot;cát sỏi&quot;;[SCTcuacoc.D131]=&quot;cát thô&quot;;[SCTcuacoc.D131]=&quot;cát thô vừa&quot;);[.S66];IF([SCTcuacoc.D131]=&quot;cát mịn&quot;;[.T66];IF([SCTcuacoc.D131]=&quot;cát bụi&quot;;[.U66];[.AG64])))" table:style-name="ce326">
            <text:p>5,0</text:p>
          </table:table-cell>
          <table:table-cell table:number-columns-repeated="3" table:style-name="ce300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66]/0.2)*0.2" table:style-name="ce318">
            <text:p>#REF!</text:p>
          </table:table-cell>
          <table:table-cell office:value-type="float" office:value="0" table:formula="of:=[.BI66]+0.2" table:style-name="ce320">
            <text:p>#REF!</text:p>
          </table:table-cell>
          <table:table-cell office:value-type="float" office:value="0" table:formula="of:=([.BJ67]-[.BI67])/0.2*([.BH66]-[.BI66])+[.BI67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68];[.$AU$3:.$BG$29];2)" table:style-name="ce300">
            <text:p>#REF!</text:p>
          </table:table-cell>
          <table:table-cell office:value-type="float" office:value="0" table:formula="of:=VLOOKUP([.AU68];[.$AU$3:.$BG$29];3)" table:style-name="ce300">
            <text:p>#REF!</text:p>
          </table:table-cell>
          <table:table-cell office:value-type="float" office:value="0" table:formula="of:=VLOOKUP([.AU68];[.$AU$3:.$BG$29];4)" table:style-name="ce300">
            <text:p>#REF!</text:p>
          </table:table-cell>
          <table:table-cell office:value-type="float" office:value="0" table:formula="of:=VLOOKUP([.AU68];[.$AU$3:.$BG$29];5)" table:style-name="ce300">
            <text:p>#REF!</text:p>
          </table:table-cell>
          <table:table-cell office:value-type="float" office:value="0" table:formula="of:=VLOOKUP([.AU68];[.$AU$3:.$BG$29];6)" table:style-name="ce300">
            <text:p>#REF!</text:p>
          </table:table-cell>
          <table:table-cell office:value-type="float" office:value="0" table:formula="of:=VLOOKUP([.AU68];[.$AU$3:.$BG$29];7)" table:style-name="ce300">
            <text:p>#REF!</text:p>
          </table:table-cell>
          <table:table-cell office:value-type="float" office:value="0" table:formula="of:=VLOOKUP([.AU68];[.$AU$3:.$BG$29];8)" table:style-name="ce300">
            <text:p>#REF!</text:p>
          </table:table-cell>
          <table:table-cell office:value-type="float" office:value="0" table:formula="of:=VLOOKUP([.AU68];[.$AU$3:.$BG$29];9)" table:style-name="ce300">
            <text:p>#REF!</text:p>
          </table:table-cell>
          <table:table-cell office:value-type="float" office:value="0" table:formula="of:=VLOOKUP([.AU68];[.$AU$3:.$BG$29];10)" table:style-name="ce300">
            <text:p>#REF!</text:p>
          </table:table-cell>
          <table:table-cell office:value-type="float" office:value="0" table:formula="of:=VLOOKUP([.AU68];[.$AU$3:.$BG$29];11)" table:style-name="ce300">
            <text:p>#REF!</text:p>
          </table:table-cell>
          <table:table-cell office:value-type="float" office:value="0" table:formula="of:=VLOOKUP([.AU68];[.$AU$3:.$BG$29];12)" table:style-name="ce300">
            <text:p>#REF!</text:p>
          </table:table-cell>
          <table:table-cell office:value-type="float" office:value="0" table:formula="of:=VLOOKUP([.AU68];[.$AU$3:.$BG$29];13)" table:style-name="ce300">
            <text:p>#REF!</text:p>
          </table:table-cell>
          <table:table-cell table:style-name="ce300"/>
          <table:table-cell office:value-type="float" office:value="0" table:formula="of:=HLOOKUP([.BI66];[.AV66:.BG69];4)" table:style-name="ce300">
            <text:p>#REF!</text:p>
          </table:table-cell>
          <table:table-cell office:value-type="float" office:value="0" table:formula="of:=HLOOKUP([.BJ66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0" table:formula="of:=INT([.P68]*10)/10" table:style-name="ce305">
            <text:p>#VALUE!</text:p>
          </table:table-cell>
          <table:table-cell office:value-type="float" office:value="0" table:formula="of:=INT([.P68]*10)/10+0.1" table:style-name="ce305">
            <text:p>#VALUE!</text:p>
          </table:table-cell>
          <table:table-cell office:value-type="string" office:string-value="Cát mịn" table:formula="of:=IF(OR([SCTcuacoc.$D$132]=&quot;c¸t sái&quot;;[SCTcuacoc.$D$132]=&quot;c¸t th«&quot;;[SCTcuacoc.$D$132]=&quot;c¸t th« võa&quot;;[SCTcuacoc.$D$132]=&quot;c¸t mÞn&quot;;[SCTcuacoc.$D$132]=&quot;c¸t bôi&quot;);1;[SCTcuacoc.$D$132])" table:style-name="ce307">
            <text:p>Cát mịn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0" table:formula="of:=INT([.AG68]/0.1)/10" table:style-name="ce305">
            <text:p>#VALUE!</text:p>
          </table:table-cell>
          <table:table-cell office:value-type="float" office:value="0" table:formula="of:=INT([.AG68]*10)/10+0.1" table:style-name="ce305">
            <text:p>#VALUE!</text:p>
          </table:table-cell>
          <table:table-cell office:value-type="string" office:string-value="Cát mịn" table:formula="of:=[.P68]" table:style-name="ce332">
            <text:p>Cát mịn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INT([.AU67]/0.4)*0.4" table:style-name="ce331">
            <text:p>#REF!</text:p>
          </table:table-cell>
          <table:table-cell office:value-type="float" office:value="0" table:formula="of:=VLOOKUP([.AU69];[.$AU$3:.$BG$29];2)" table:style-name="ce300">
            <text:p>#REF!</text:p>
          </table:table-cell>
          <table:table-cell office:value-type="float" office:value="0" table:formula="of:=VLOOKUP([.AU69];[.$AU$3:.$BG$29];3)" table:style-name="ce300">
            <text:p>#REF!</text:p>
          </table:table-cell>
          <table:table-cell office:value-type="float" office:value="0" table:formula="of:=VLOOKUP([.AU69];[.$AU$3:.$BG$29];4)" table:style-name="ce300">
            <text:p>#REF!</text:p>
          </table:table-cell>
          <table:table-cell office:value-type="float" office:value="0" table:formula="of:=VLOOKUP([.AU69];[.$AU$3:.$BG$29];5)" table:style-name="ce300">
            <text:p>#REF!</text:p>
          </table:table-cell>
          <table:table-cell office:value-type="float" office:value="0" table:formula="of:=VLOOKUP([.AU69];[.$AU$3:.$BG$29];6)" table:style-name="ce300">
            <text:p>#REF!</text:p>
          </table:table-cell>
          <table:table-cell office:value-type="float" office:value="0" table:formula="of:=VLOOKUP([.AU69];[.$AU$3:.$BG$29];7)" table:style-name="ce300">
            <text:p>#REF!</text:p>
          </table:table-cell>
          <table:table-cell office:value-type="float" office:value="0" table:formula="of:=VLOOKUP([.AU69];[.$AU$3:.$BG$29];8)" table:style-name="ce300">
            <text:p>#REF!</text:p>
          </table:table-cell>
          <table:table-cell office:value-type="float" office:value="0" table:formula="of:=VLOOKUP([.AU69];[.$AU$3:.$BG$29];9)" table:style-name="ce300">
            <text:p>#REF!</text:p>
          </table:table-cell>
          <table:table-cell office:value-type="float" office:value="0" table:formula="of:=VLOOKUP([.AU69];[.$AU$3:.$BG$29];10)" table:style-name="ce300">
            <text:p>#REF!</text:p>
          </table:table-cell>
          <table:table-cell office:value-type="float" office:value="0" table:formula="of:=VLOOKUP([.AU69];[.$AU$3:.$BG$29];11)" table:style-name="ce300">
            <text:p>#REF!</text:p>
          </table:table-cell>
          <table:table-cell office:value-type="float" office:value="0" table:formula="of:=VLOOKUP([.AU69];[.$AU$3:.$BG$29];12)" table:style-name="ce300">
            <text:p>#REF!</text:p>
          </table:table-cell>
          <table:table-cell office:value-type="float" office:value="0" table:formula="of:=VLOOKUP([.AU69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15" table:formula="of:=IF([.A71]&gt;10;INT([.A71]/5)*5;INT([.A71]))" table:style-name="ce310">
            <text:p>15</text:p>
          </table:table-cell>
          <table:table-cell office:value-type="float" office:value="1170" table:formula="of:=IF([.A69]&lt;=35;VLOOKUP([.A69];[.$A$7:.$M$26];2);[.$B$26])" table:style-name="ce300">
            <text:p>1170</text:p>
          </table:table-cell>
          <table:table-cell office:value-type="float" office:value="820" table:formula="of:=IF([.A69]&lt;=35;VLOOKUP([.A69];[.$A$7:.$M$26];3);[.$C$26])" table:style-name="ce300">
            <text:p>820</text:p>
          </table:table-cell>
          <table:table-cell office:value-type="float" office:value="440" table:formula="of:=IF([.A69]&lt;=35;VLOOKUP([.A69];[.$A$7:.$M$26];4);[.$D$26])" table:style-name="ce311">
            <text:p>440,0</text:p>
          </table:table-cell>
          <table:table-cell office:value-type="float" office:value="290" table:formula="of:=IF([.A69]&lt;=35;VLOOKUP([.A69];[.$A$7:.$M$26];5);[.$E$26])" table:style-name="ce311">
            <text:p>290,0</text:p>
          </table:table-cell>
          <table:table-cell office:value-type="float" office:value="165" table:formula="of:=IF([.A69]&lt;=35;VLOOKUP([.A69];[.$A$7:.$M$26];6);[.$F$26])" table:style-name="ce311">
            <text:p>165,0</text:p>
          </table:table-cell>
          <table:table-cell office:value-type="float" office:value="1170" table:formula="of:=IF([.A69]&lt;=35;VLOOKUP([.A69];[.$A$7:.$M$26];7);[.$G$26])" table:style-name="ce300">
            <text:p>1170</text:p>
          </table:table-cell>
          <table:table-cell office:value-type="float" office:value="750" table:formula="of:=IF([.A69]&lt;=35;VLOOKUP([.A69];[.$A$7:.$M$26];8);[.$H$26])" table:style-name="ce311">
            <text:p>750,0</text:p>
          </table:table-cell>
          <table:table-cell office:value-type="float" office:value="560" table:formula="of:=IF([.A69]&lt;=35;VLOOKUP([.A69];[.$A$7:.$M$26];9);[.$I$26])" table:style-name="ce300">
            <text:p>560</text:p>
          </table:table-cell>
          <table:table-cell office:value-type="float" office:value="400" table:formula="of:=IF([.A69]&lt;=35;VLOOKUP([.A69];[.$A$7:.$M$26];10);[.$J$26])" table:style-name="ce311">
            <text:p>400,0</text:p>
          </table:table-cell>
          <table:table-cell office:value-type="float" office:value="290" table:formula="of:=IF([.A69]&lt;=35;VLOOKUP([.A69];[.$A$7:.$M$26];11);[.$K$26])" table:style-name="ce300">
            <text:p>290</text:p>
          </table:table-cell>
          <table:table-cell office:value-type="float" office:value="165" table:formula="of:=IF([.A69]&lt;=35;VLOOKUP([.A69];[.$A$7:.$M$26];12);[.$L$26])" table:style-name="ce311">
            <text:p>165,0</text:p>
          </table:table-cell>
          <table:table-cell office:value-type="float" office:value="100" table:formula="of:=IF([.A69]&lt;=35;VLOOKUP([.A69];[.$A$7:.$M$26];13);[.$M$26])" table:style-name="ce300">
            <text:p>100</text:p>
          </table:table-cell>
          <table:table-cell table:number-columns-repeated="2" table:style-name="ce300"/>
          <table:table-cell office:value-type="float" office:value="297.2" table:formula="of:=IF([SCTcuacoc.$D$130]=&quot;cát sỏi&quot;;[.B71];IF([SCTcuacoc.$D$130]=&quot;cát thô&quot;;[.C71];IF([SCTcuacoc.$D$130]=&quot;cát thô vừa&quot;;[.D71];IF([SCTcuacoc.$D$130]=&quot;cát mịn&quot;;[.E71];IF([SCTcuacoc.$D$130]=&quot;cát bụi&quot;;[.F71];[.P71])))))" table:style-name="ce313">
            <text:p>297,20</text:p>
          </table:table-cell>
          <table:table-cell office:value-type="float" office:value="15" table:formula="of:=IF([.Q71]&lt;=10;INT([.Q71]);(INT([.Q71]/5)*5))" table:style-name="ce310">
            <text:p>15</text:p>
          </table:table-cell>
          <table:table-cell office:value-type="float" office:value="7.2" table:formula="of:=VLOOKUP([.Q69];[.$Q$7:.$AD$22];2)" table:style-name="ce300">
            <text:p>7,2</text:p>
          </table:table-cell>
          <table:table-cell office:value-type="float" office:value="7.2" table:formula="of:=VLOOKUP([.Q69];[.$Q$7:.$AD$22];3)" table:style-name="ce300">
            <text:p>7,2</text:p>
          </table:table-cell>
          <table:table-cell office:value-type="float" office:value="5.0999999999999996" table:formula="of:=VLOOKUP([.Q69];[.$Q$7:.$AD$22];4)" table:style-name="ce311">
            <text:p>5,1</text:p>
          </table:table-cell>
          <table:table-cell office:value-type="float" office:value="3.8" table:formula="of:=VLOOKUP([.Q69];[.$Q$7:.$AD$22];5)" table:style-name="ce300">
            <text:p>3,8</text:p>
          </table:table-cell>
          <table:table-cell office:value-type="float" office:value="3.8" table:formula="of:=VLOOKUP([.Q69];[.$Q$7:.$AD$22];5)" table:style-name="ce300">
            <text:p>3,8</text:p>
          </table:table-cell>
          <table:table-cell office:value-type="float" office:value="2" table:formula="of:=VLOOKUP([.Q69];[.$Q$7:.$AD$22];7)" table:style-name="ce300">
            <text:p>2</text:p>
          </table:table-cell>
          <table:table-cell table:style-name="ce300"/>
          <table:table-cell office:value-type="float" office:value="0" table:formula="of:=VLOOKUP([.Q69];[.$Q$7:.$AD$22];8)" table:style-name="ce300">
            <text:p>0</text:p>
          </table:table-cell>
          <table:table-cell table:style-name="ce300"/>
          <table:table-cell office:value-type="float" office:value="1.1000000000000001" table:formula="of:=VLOOKUP([.Q69];[.$Q$7:.$AD$22];9)" table:style-name="ce300">
            <text:p>1,1</text:p>
          </table:table-cell>
          <table:table-cell table:style-name="ce300"/>
          <table:table-cell office:value-type="float" office:value="0" table:formula="of:=VLOOKUP([.Q69];[.$Q$7:.$AD$22];10)" table:style-name="ce300">
            <text:p>0</text:p>
          </table:table-cell>
          <table:table-cell office:value-type="float" office:value="0.8" table:formula="of:=VLOOKUP([.Q69];[.$Q$7:.$AD$22];11)" table:style-name="ce300">
            <text:p>0,8</text:p>
          </table:table-cell>
          <table:table-cell office:value-type="float" office:value="0" table:formula="of:=HLOOKUP([.AE68];[.R68:.AD71];4)" table:style-name="ce300">
            <text:p>#VALUE!</text:p>
          </table:table-cell>
          <table:table-cell office:value-type="float" office:value="0" table:formula="of:=HLOOKUP([.AF68];[.R68:.AD71];4)" table:style-name="ce300">
            <text:p>#VALUE!</text:p>
          </table:table-cell>
          <table:table-cell office:value-type="float" office:value="0" table:formula="of:=[.AE69]+([.AF69]-[.AE69])*([.AG68]-[.AE68])/([.AF68]-[.AE68])" table:style-name="ce336">
            <text:p>#VALUE!</text:p>
          </table:table-cell>
          <table:table-cell table:number-columns-repeated="3" table:style-name="ce312"/>
          <table:table-cell table:number-columns-repeated="10" table:style-name="ce281"/>
          <table:table-cell office:value-type="float" office:value="0" table:formula="of:=INT([.AU67]/0.4)*0.4+0.4" table:style-name="ce334">
            <text:p>#REF!</text:p>
          </table:table-cell>
          <table:table-cell office:value-type="float" office:value="0" table:formula="of:=([.AV68]-[.AV67])/0.4*([.AU67]-[.AU68])+[.AV67]" table:style-name="ce323">
            <text:p>#REF!</text:p>
          </table:table-cell>
          <table:table-cell office:value-type="float" office:value="0" table:formula="of:=([.AW68]-[.AW67])/0.4*([.AU67]-[.AU68])+[.AW67]" table:style-name="ce323">
            <text:p>#REF!</text:p>
          </table:table-cell>
          <table:table-cell office:value-type="float" office:value="0" table:formula="of:=([.AX68]-[.AX67])/0.4*([.AU67]-[.AU68])+[.AX67]" table:style-name="ce323">
            <text:p>#REF!</text:p>
          </table:table-cell>
          <table:table-cell office:value-type="float" office:value="0" table:formula="of:=([.AY68]-[.AY67])/0.4*([.AU67]-[.AU68])+[.AY67]" table:style-name="ce323">
            <text:p>#REF!</text:p>
          </table:table-cell>
          <table:table-cell office:value-type="float" office:value="0" table:formula="of:=([.AZ68]-[.AZ67])/0.4*([.AU67]-[.AU68])+[.AZ67]" table:style-name="ce323">
            <text:p>#REF!</text:p>
          </table:table-cell>
          <table:table-cell office:value-type="float" office:value="0" table:formula="of:=([.BA68]-[.BA67])/0.4*([.AU67]-[.AU68])+[.BA67]" table:style-name="ce323">
            <text:p>#REF!</text:p>
          </table:table-cell>
          <table:table-cell office:value-type="float" office:value="0" table:formula="of:=([.BB68]-[.BB67])/0.4*([.AU67]-[.AU68])+[.BB67]" table:style-name="ce323">
            <text:p>#REF!</text:p>
          </table:table-cell>
          <table:table-cell office:value-type="float" office:value="0" table:formula="of:=([.BC68]-[.BC67])/0.4*([.AU67]-[.AU68])+[.BC67]" table:style-name="ce323">
            <text:p>#REF!</text:p>
          </table:table-cell>
          <table:table-cell office:value-type="float" office:value="0" table:formula="of:=([.BD68]-[.BD67])/0.4*([.AU67]-[.AU68])+[.BD67]" table:style-name="ce323">
            <text:p>#REF!</text:p>
          </table:table-cell>
          <table:table-cell office:value-type="float" office:value="0" table:formula="of:=([.BE68]-[.BE67])/0.4*([.AU67]-[.AU68])+[.BE67]" table:style-name="ce323">
            <text:p>#REF!</text:p>
          </table:table-cell>
          <table:table-cell office:value-type="float" office:value="0" table:formula="of:=([.BF68]-[.BF67])/0.4*([.AU67]-[.AU68])+[.BF67]" table:style-name="ce323">
            <text:p>#REF!</text:p>
          </table:table-cell>
          <table:table-cell office:value-type="float" office:value="0" table:formula="of:=([.BG68]-[.BG67])/0.4*([.AU67]-[.AU68])+[.BG67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office:value-type="float" office:value="20" table:formula="of:=IF([.A71]&gt;10;INT([.A71]/5)*5+5;INT([.A71])+1)" table:style-name="ce310">
            <text:p>20</text:p>
          </table:table-cell>
          <table:table-cell office:value-type="float" office:value="1260" table:formula="of:=IF([.A70]&lt;=35;VLOOKUP([.A70];[.$A$7:.$M$22];2);[.$B$26])" table:style-name="ce300">
            <text:p>1260</text:p>
          </table:table-cell>
          <table:table-cell office:value-type="float" office:value="850" table:formula="of:=IF([.A70]&lt;=35;VLOOKUP([.A70];[.$A$7:.$M$22];3);[.$C$26])" table:style-name="ce300">
            <text:p>850</text:p>
          </table:table-cell>
          <table:table-cell office:value-type="float" office:value="480" table:formula="of:=IF([.A70]&lt;=35;VLOOKUP([.A70];[.$A$7:.$M$22];4);[.$D$26])" table:style-name="ce311">
            <text:p>480,0</text:p>
          </table:table-cell>
          <table:table-cell office:value-type="float" office:value="320" table:formula="of:=IF([.A70]&lt;=35;VLOOKUP([.A70];[.$A$7:.$M$26];5);[.$E$26])" table:style-name="ce311">
            <text:p>320,0</text:p>
          </table:table-cell>
          <table:table-cell office:value-type="float" office:value="180" table:formula="of:=IF([.A70]&lt;=35;VLOOKUP([.A70];[.$A$7:.$M$22];6);[.$F$26])" table:style-name="ce311">
            <text:p>180,0</text:p>
          </table:table-cell>
          <table:table-cell office:value-type="float" office:value="1260" table:formula="of:=IF([.A70]&lt;=35;VLOOKUP([.A70];[.$A$7:.$M$22];7);[.$G$26])" table:style-name="ce300">
            <text:p>1260</text:p>
          </table:table-cell>
          <table:table-cell office:value-type="float" office:value="850" table:formula="of:=IF([.A70]&lt;=35;VLOOKUP([.A70];[.$A$7:.$M$22];8);[.$H$26])" table:style-name="ce311">
            <text:p>850,0</text:p>
          </table:table-cell>
          <table:table-cell office:value-type="float" office:value="620" table:formula="of:=IF([.A70]&lt;=35;VLOOKUP([.A70];[.$A$7:.$M$22];9);[.$I$26])" table:style-name="ce300">
            <text:p>620</text:p>
          </table:table-cell>
          <table:table-cell office:value-type="float" office:value="450" table:formula="of:=IF([.A70]&lt;=35;VLOOKUP([.A70];[.$A$7:.$M$22];10);[.$J$26])" table:style-name="ce311">
            <text:p>450,0</text:p>
          </table:table-cell>
          <table:table-cell office:value-type="float" office:value="320" table:formula="of:=IF([.A70]&lt;=35;VLOOKUP([.A70];[.$A$7:.$M$22];11);[.$K$26])" table:style-name="ce300">
            <text:p>320</text:p>
          </table:table-cell>
          <table:table-cell office:value-type="float" office:value="180" table:formula="of:=IF([.A70]&lt;=35;VLOOKUP([.A70];[.$A$7:.$M$22];12);[.$L$26])" table:style-name="ce311">
            <text:p>180,0</text:p>
          </table:table-cell>
          <table:table-cell office:value-type="float" office:value="110" table:formula="of:=IF([.A70]&lt;=35;VLOOKUP([.A70];[.$A$7:.$M$22];13);[.$M$26])" table:style-name="ce300">
            <text:p>110</text:p>
          </table:table-cell>
          <table:table-cell table:number-columns-repeated="3" table:style-name="ce300"/>
          <table:table-cell office:value-type="float" office:value="20" table:formula="of:=IF([.Q71]&lt;=10;INT([.Q71])+1;(INT([.Q71]/5)*5+5))" table:style-name="ce310">
            <text:p>20</text:p>
          </table:table-cell>
          <table:table-cell office:value-type="float" office:value="7.9" table:formula="of:=VLOOKUP([.Q70];[.$Q$7:.$AD$22];2)" table:style-name="ce300">
            <text:p>7,9</text:p>
          </table:table-cell>
          <table:table-cell office:value-type="float" office:value="7.9" table:formula="of:=VLOOKUP([.Q70];[.$Q$7:.$AD$22];3)" table:style-name="ce300">
            <text:p>7,9</text:p>
          </table:table-cell>
          <table:table-cell office:value-type="float" office:value="5.6" table:formula="of:=VLOOKUP([.Q70];[.$Q$7:.$AD$22];4)" table:style-name="ce311">
            <text:p>5,6</text:p>
          </table:table-cell>
          <table:table-cell office:value-type="float" office:value="4.0999999999999996" table:formula="of:=VLOOKUP([.Q70];[.$Q$7:.$AD$22];5)" table:style-name="ce300">
            <text:p>4,1</text:p>
          </table:table-cell>
          <table:table-cell office:value-type="float" office:value="4.0999999999999996" table:formula="of:=VLOOKUP([.Q70];[.$Q$7:.$AD$22];5)" table:style-name="ce300">
            <text:p>4,1</text:p>
          </table:table-cell>
          <table:table-cell office:value-type="float" office:value="2" table:formula="of:=VLOOKUP([.Q70];[.$Q$7:.$AD$22];7)" table:style-name="ce300">
            <text:p>2</text:p>
          </table:table-cell>
          <table:table-cell table:style-name="ce300"/>
          <table:table-cell office:value-type="float" office:value="0" table:formula="of:=VLOOKUP([.Q70];[.$Q$7:.$AD$22];8)" table:style-name="ce300">
            <text:p>0</text:p>
          </table:table-cell>
          <table:table-cell table:style-name="ce300"/>
          <table:table-cell office:value-type="float" office:value="1.2" table:formula="of:=VLOOKUP([.Q70];[.$Q$7:.$AD$22];9)" table:style-name="ce300">
            <text:p>1,2</text:p>
          </table:table-cell>
          <table:table-cell table:style-name="ce300"/>
          <table:table-cell office:value-type="float" office:value="0" table:formula="of:=VLOOKUP([.Q70];[.$Q$7:.$AD$22];10)" table:style-name="ce300">
            <text:p>0</text:p>
          </table:table-cell>
          <table:table-cell office:value-type="float" office:value="0.8" table:formula="of:=VLOOKUP([.Q70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300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70]/0.2)*0.2" table:style-name="ce318">
            <text:p>#REF!</text:p>
          </table:table-cell>
          <table:table-cell office:value-type="float" office:value="0" table:formula="of:=[.BI70]+0.2" table:style-name="ce320">
            <text:p>#REF!</text:p>
          </table:table-cell>
          <table:table-cell office:value-type="float" office:value="0" table:formula="of:=([.BJ71]-[.BI71])/0.2*([.BH70]-[.BI70])+[.BI71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office:value-type="float" office:value="16.2" table:formula="of:=[SCTcuacoc.G132]" table:style-name="ce322">
            <text:p>16,2</text:p>
          </table:table-cell>
          <table:table-cell office:value-type="float" office:value="1191.5999999999999" table:formula="of:=[.B69]+([.B70]-[.B69])/([.A70]-[.A69])*([.A71]-[.A69])" table:style-name="ce323">
            <text:p>1191,6</text:p>
          </table:table-cell>
          <table:table-cell office:value-type="float" office:value="827.2" table:formula="of:=[.C69]+([.C70]-[.C69])/([.A70]-[.A69])*([.A71]-[.A69])" table:style-name="ce323">
            <text:p>827,2</text:p>
          </table:table-cell>
          <table:table-cell office:value-type="float" office:value="449.6" table:formula="of:=[.D69]+([.D70]-[.D69])/([.A70]-[.A69])*([.A71]-[.A69])" table:style-name="ce324">
            <text:p>449,6</text:p>
          </table:table-cell>
          <table:table-cell office:value-type="float" office:value="297.2" table:formula="of:=[.E69]+([.E70]-[.E69])/([.A70]-[.A69])*([.A71]-[.A69])" table:style-name="ce324">
            <text:p>297,2</text:p>
          </table:table-cell>
          <table:table-cell office:value-type="float" office:value="168.6" table:formula="of:=[.F69]+([.F70]-[.F69])/([.A70]-[.A69])*([.A71]-[.A69])" table:style-name="ce324">
            <text:p>168,6</text:p>
          </table:table-cell>
          <table:table-cell office:value-type="float" office:value="1191.5999999999999" table:formula="of:=[.G69]+([.G70]-[.G69])/([.A70]-[.A69])*([.A71]-[.A69])" table:style-name="ce323">
            <text:p>1191,6</text:p>
          </table:table-cell>
          <table:table-cell office:value-type="float" office:value="774" table:formula="of:=[.H69]+([.H70]-[.H69])/([.A70]-[.A69])*([.A71]-[.A69])" table:style-name="ce324">
            <text:p>774,0</text:p>
          </table:table-cell>
          <table:table-cell office:value-type="float" office:value="574.4" table:formula="of:=[.I69]+([.I70]-[.I69])/([.A70]-[.A69])*([.A71]-[.A69])" table:style-name="ce323">
            <text:p>574,4</text:p>
          </table:table-cell>
          <table:table-cell office:value-type="float" office:value="412" table:formula="of:=[.J69]+([.J70]-[.J69])/([.A70]-[.A69])*([.A71]-[.A69])" table:style-name="ce324">
            <text:p>412,0</text:p>
          </table:table-cell>
          <table:table-cell office:value-type="float" office:value="297.2" table:formula="of:=[.K69]+([.K70]-[.K69])/([.A70]-[.A69])*([.A71]-[.A69])" table:style-name="ce323">
            <text:p>297,2</text:p>
          </table:table-cell>
          <table:table-cell office:value-type="float" office:value="168.6" table:formula="of:=[.L69]+([.L70]-[.L69])/([.A70]-[.A69])*([.A71]-[.A69])" table:style-name="ce324">
            <text:p>168,6</text:p>
          </table:table-cell>
          <table:table-cell office:value-type="float" office:value="102.4" table:formula="of:=[.M69]+([.M70]-[.M69])/([.A70]-[.A69])*([.A71]-[.A69])" table:style-name="ce323">
            <text:p>102,4</text:p>
          </table:table-cell>
          <table:table-cell office:value-type="float" office:value="0" table:formula="of:=HLOOKUP([.N68];[.G68:.M71];4)" table:style-name="ce323">
            <text:p>#VALUE!</text:p>
          </table:table-cell>
          <table:table-cell office:value-type="float" office:value="0" table:formula="of:=HLOOKUP([.O68];[.G68:.M71];4)" table:style-name="ce323">
            <text:p>#VALUE!</text:p>
          </table:table-cell>
          <table:table-cell office:value-type="float" office:value="0" table:formula="of:=[.N71]+([.O71]-[.N71])*([.P68]-[.N68])/([.O68]-[.N68])" table:style-name="ce323">
            <text:p>#VALUE!</text:p>
          </table:table-cell>
          <table:table-cell office:value-type="float" office:value="16.2" table:formula="of:=[.A71]" table:style-name="ce322">
            <text:p>16,2</text:p>
          </table:table-cell>
          <table:table-cell office:value-type="float" office:value="7.3680000000000003" table:formula="of:=[.R69]+([.R70]-[.R69])*([.Q71]-[.Q69])/([.Q70]-[.Q69])" table:style-name="ce323">
            <text:p>7,368</text:p>
          </table:table-cell>
          <table:table-cell office:value-type="float" office:value="7.3680000000000003" table:formula="of:=[.S69]+([.S70]-[.S69])*([.Q71]-[.Q69])/([.Q70]-[.Q69])" table:style-name="ce323">
            <text:p>7,368</text:p>
          </table:table-cell>
          <table:table-cell office:value-type="float" office:value="5.22" table:formula="of:=[.T69]+([.T70]-[.T69])*([.Q71]-[.Q69])/([.Q70]-[.Q69])" table:style-name="ce324">
            <text:p>5,2</text:p>
          </table:table-cell>
          <table:table-cell office:value-type="float" office:value="3.8719999999999999" table:formula="of:=[.U69]+([.U70]-[.U69])*([.Q71]-[.Q69])/([.Q70]-[.Q69])" table:style-name="ce323">
            <text:p>3,872</text:p>
          </table:table-cell>
          <table:table-cell office:value-type="float" office:value="3.8719999999999999" table:formula="of:=[.V69]+([.V70]-[.V69])*([.Q71]-[.Q69])/([.Q70]-[.Q69])" table:style-name="ce323">
            <text:p>3,872</text:p>
          </table:table-cell>
          <table:table-cell office:value-type="float" office:value="2" table:formula="of:=[.W69]+([.W70]-[.W69])*([.Q71]-[.Q69])/([.Q70]-[.Q69])" table:style-name="ce323">
            <text:p>2</text:p>
          </table:table-cell>
          <table:table-cell table:style-name="ce323"/>
          <table:table-cell office:value-type="float" office:value="0" table:formula="of:=[.Y69]+([.Y70]-[.Y69])*([.Q71]-[.Q69])/([.Q70]-[.Q69])" table:style-name="ce323">
            <text:p>0</text:p>
          </table:table-cell>
          <table:table-cell table:style-name="ce323"/>
          <table:table-cell office:value-type="float" office:value="1.1240000000000001" table:formula="of:=[.AA69]+([.AA70]-[.AA69])*([.Q71]-[.Q69])/([.Q70]-[.Q69])" table:style-name="ce323">
            <text:p>1,124</text:p>
          </table:table-cell>
          <table:table-cell table:style-name="ce323"/>
          <table:table-cell office:value-type="float" office:value="0" table:formula="of:=[.AC69]+([.AC70]-[.AC69])*([.Q71]-[.Q69])/([.Q70]-[.Q69])" table:style-name="ce323">
            <text:p>0</text:p>
          </table:table-cell>
          <table:table-cell office:value-type="float" office:value="0.8" table:formula="of:=[.AD69]+([.AD70]-[.AD69])*([.Q71]-[.Q69])/([.Q70]-[.Q69])" table:style-name="ce323">
            <text:p>0,8</text:p>
          </table:table-cell>
          <table:table-cell table:number-columns-repeated="2" table:style-name="ce323"/>
          <table:table-cell office:value-type="float" office:value="5.22" table:formula="of:=IF(OR([SCTcuacoc.D132]=&quot;cát sỏi&quot;;[SCTcuacoc.D132]=&quot;cát thô&quot;;[SCTcuacoc.D132]=&quot;cát thô vừa&quot;);[.S71];IF([SCTcuacoc.D132]=&quot;cát mịn&quot;;[.T71];IF([SCTcuacoc.D132]=&quot;cát bụi&quot;;[.U71];[.AG69])))" table:style-name="ce326">
            <text:p>5,2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72];[.$AU$3:.$BG$29];2)" table:style-name="ce300">
            <text:p>#REF!</text:p>
          </table:table-cell>
          <table:table-cell office:value-type="float" office:value="0" table:formula="of:=VLOOKUP([.AU72];[.$AU$3:.$BG$29];3)" table:style-name="ce300">
            <text:p>#REF!</text:p>
          </table:table-cell>
          <table:table-cell office:value-type="float" office:value="0" table:formula="of:=VLOOKUP([.AU72];[.$AU$3:.$BG$29];4)" table:style-name="ce300">
            <text:p>#REF!</text:p>
          </table:table-cell>
          <table:table-cell office:value-type="float" office:value="0" table:formula="of:=VLOOKUP([.AU72];[.$AU$3:.$BG$29];5)" table:style-name="ce300">
            <text:p>#REF!</text:p>
          </table:table-cell>
          <table:table-cell office:value-type="float" office:value="0" table:formula="of:=VLOOKUP([.AU72];[.$AU$3:.$BG$29];6)" table:style-name="ce300">
            <text:p>#REF!</text:p>
          </table:table-cell>
          <table:table-cell office:value-type="float" office:value="0" table:formula="of:=VLOOKUP([.AU72];[.$AU$3:.$BG$29];7)" table:style-name="ce300">
            <text:p>#REF!</text:p>
          </table:table-cell>
          <table:table-cell office:value-type="float" office:value="0" table:formula="of:=VLOOKUP([.AU72];[.$AU$3:.$BG$29];8)" table:style-name="ce300">
            <text:p>#REF!</text:p>
          </table:table-cell>
          <table:table-cell office:value-type="float" office:value="0" table:formula="of:=VLOOKUP([.AU72];[.$AU$3:.$BG$29];9)" table:style-name="ce300">
            <text:p>#REF!</text:p>
          </table:table-cell>
          <table:table-cell office:value-type="float" office:value="0" table:formula="of:=VLOOKUP([.AU72];[.$AU$3:.$BG$29];10)" table:style-name="ce300">
            <text:p>#REF!</text:p>
          </table:table-cell>
          <table:table-cell office:value-type="float" office:value="0" table:formula="of:=VLOOKUP([.AU72];[.$AU$3:.$BG$29];11)" table:style-name="ce300">
            <text:p>#REF!</text:p>
          </table:table-cell>
          <table:table-cell office:value-type="float" office:value="0" table:formula="of:=VLOOKUP([.AU72];[.$AU$3:.$BG$29];12)" table:style-name="ce300">
            <text:p>#REF!</text:p>
          </table:table-cell>
          <table:table-cell office:value-type="float" office:value="0" table:formula="of:=VLOOKUP([.AU72];[.$AU$3:.$BG$29];13)" table:style-name="ce300">
            <text:p>#REF!</text:p>
          </table:table-cell>
          <table:table-cell table:style-name="ce300"/>
          <table:table-cell office:value-type="float" office:value="0" table:formula="of:=HLOOKUP([.BI70];[.AV70:.BG73];4)" table:style-name="ce300">
            <text:p>#REF!</text:p>
          </table:table-cell>
          <table:table-cell office:value-type="float" office:value="0" table:formula="of:=HLOOKUP([.BJ70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10" table:style-name="ce281"/>
          <table:table-cell office:value-type="float" office:value="0" table:formula="of:=INT([.AU71]/0.4)*0.4" table:style-name="ce331">
            <text:p>#REF!</text:p>
          </table:table-cell>
          <table:table-cell office:value-type="float" office:value="0" table:formula="of:=VLOOKUP([.AU73];[.$AU$3:.$BG$29];2)" table:style-name="ce300">
            <text:p>#REF!</text:p>
          </table:table-cell>
          <table:table-cell office:value-type="float" office:value="0" table:formula="of:=VLOOKUP([.AU73];[.$AU$3:.$BG$29];3)" table:style-name="ce300">
            <text:p>#REF!</text:p>
          </table:table-cell>
          <table:table-cell office:value-type="float" office:value="0" table:formula="of:=VLOOKUP([.AU73];[.$AU$3:.$BG$29];4)" table:style-name="ce300">
            <text:p>#REF!</text:p>
          </table:table-cell>
          <table:table-cell office:value-type="float" office:value="0" table:formula="of:=VLOOKUP([.AU73];[.$AU$3:.$BG$29];5)" table:style-name="ce300">
            <text:p>#REF!</text:p>
          </table:table-cell>
          <table:table-cell office:value-type="float" office:value="0" table:formula="of:=VLOOKUP([.AU73];[.$AU$3:.$BG$29];6)" table:style-name="ce300">
            <text:p>#REF!</text:p>
          </table:table-cell>
          <table:table-cell office:value-type="float" office:value="0" table:formula="of:=VLOOKUP([.AU73];[.$AU$3:.$BG$29];7)" table:style-name="ce300">
            <text:p>#REF!</text:p>
          </table:table-cell>
          <table:table-cell office:value-type="float" office:value="0" table:formula="of:=VLOOKUP([.AU73];[.$AU$3:.$BG$29];8)" table:style-name="ce300">
            <text:p>#REF!</text:p>
          </table:table-cell>
          <table:table-cell office:value-type="float" office:value="0" table:formula="of:=VLOOKUP([.AU73];[.$AU$3:.$BG$29];9)" table:style-name="ce300">
            <text:p>#REF!</text:p>
          </table:table-cell>
          <table:table-cell office:value-type="float" office:value="0" table:formula="of:=VLOOKUP([.AU73];[.$AU$3:.$BG$29];10)" table:style-name="ce300">
            <text:p>#REF!</text:p>
          </table:table-cell>
          <table:table-cell office:value-type="float" office:value="0" table:formula="of:=VLOOKUP([.AU73];[.$AU$3:.$BG$29];11)" table:style-name="ce300">
            <text:p>#REF!</text:p>
          </table:table-cell>
          <table:table-cell office:value-type="float" office:value="0" table:formula="of:=VLOOKUP([.AU73];[.$AU$3:.$BG$29];12)" table:style-name="ce300">
            <text:p>#REF!</text:p>
          </table:table-cell>
          <table:table-cell office:value-type="float" office:value="0" table:formula="of:=VLOOKUP([.AU73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73]*10)/10" table:style-name="ce305">
            <text:p>1</text:p>
          </table:table-cell>
          <table:table-cell office:value-type="float" office:value="1.1000000000000001" table:formula="of:=INT([.P73]*10)/10+0.1" table:style-name="ce305">
            <text:p>1,1</text:p>
          </table:table-cell>
          <table:table-cell office:value-type="float" office:value="1" table:formula="of:=IF(OR([SCTcuacoc.$D$133]=&quot;c¸t sái&quot;;[SCTcuacoc.$D$133]=&quot;c¸t th«&quot;;[SCTcuacoc.$D$133]=&quot;c¸t th« võa&quot;;[SCTcuacoc.$D$133]=&quot;c¸t mÞn&quot;;[SCTcuacoc.$D$133]=&quot;c¸t bôi&quot;);1;[SCTcuacoc.$D$133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73]/0.1)/10" table:style-name="ce305">
            <text:p>1</text:p>
          </table:table-cell>
          <table:table-cell office:value-type="float" office:value="1.1000000000000001" table:formula="of:=INT([.AG73]*10)/10+0.1" table:style-name="ce305">
            <text:p>1,1</text:p>
          </table:table-cell>
          <table:table-cell office:value-type="float" office:value="1" table:formula="of:=[.P73]" table:style-name="ce332">
            <text:p>1,00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INT([.AU71]/0.4)*0.4+0.4" table:style-name="ce334">
            <text:p>#REF!</text:p>
          </table:table-cell>
          <table:table-cell office:value-type="float" office:value="0" table:formula="of:=([.AV72]-[.AV71])/0.4*([.AU71]-[.AU72])+[.AV71]" table:style-name="ce323">
            <text:p>#REF!</text:p>
          </table:table-cell>
          <table:table-cell office:value-type="float" office:value="0" table:formula="of:=([.AW72]-[.AW71])/0.4*([.AU71]-[.AU72])+[.AW71]" table:style-name="ce323">
            <text:p>#REF!</text:p>
          </table:table-cell>
          <table:table-cell office:value-type="float" office:value="0" table:formula="of:=([.AX72]-[.AX71])/0.4*([.AU71]-[.AU72])+[.AX71]" table:style-name="ce323">
            <text:p>#REF!</text:p>
          </table:table-cell>
          <table:table-cell office:value-type="float" office:value="0" table:formula="of:=([.AY72]-[.AY71])/0.4*([.AU71]-[.AU72])+[.AY71]" table:style-name="ce323">
            <text:p>#REF!</text:p>
          </table:table-cell>
          <table:table-cell office:value-type="float" office:value="0" table:formula="of:=([.AZ72]-[.AZ71])/0.4*([.AU71]-[.AU72])+[.AZ71]" table:style-name="ce323">
            <text:p>#REF!</text:p>
          </table:table-cell>
          <table:table-cell office:value-type="float" office:value="0" table:formula="of:=([.BA72]-[.BA71])/0.4*([.AU71]-[.AU72])+[.BA71]" table:style-name="ce323">
            <text:p>#REF!</text:p>
          </table:table-cell>
          <table:table-cell office:value-type="float" office:value="0" table:formula="of:=([.BB72]-[.BB71])/0.4*([.AU71]-[.AU72])+[.BB71]" table:style-name="ce323">
            <text:p>#REF!</text:p>
          </table:table-cell>
          <table:table-cell office:value-type="float" office:value="0" table:formula="of:=([.BC72]-[.BC71])/0.4*([.AU71]-[.AU72])+[.BC71]" table:style-name="ce323">
            <text:p>#REF!</text:p>
          </table:table-cell>
          <table:table-cell office:value-type="float" office:value="0" table:formula="of:=([.BD72]-[.BD71])/0.4*([.AU71]-[.AU72])+[.BD71]" table:style-name="ce323">
            <text:p>#REF!</text:p>
          </table:table-cell>
          <table:table-cell office:value-type="float" office:value="0" table:formula="of:=([.BE72]-[.BE71])/0.4*([.AU71]-[.AU72])+[.BE71]" table:style-name="ce323">
            <text:p>#REF!</text:p>
          </table:table-cell>
          <table:table-cell office:value-type="float" office:value="0" table:formula="of:=([.BF72]-[.BF71])/0.4*([.AU71]-[.AU72])+[.BF71]" table:style-name="ce323">
            <text:p>#REF!</text:p>
          </table:table-cell>
          <table:table-cell office:value-type="float" office:value="0" table:formula="of:=([.BG72]-[.BG71])/0.4*([.AU71]-[.AU72])+[.BG71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office:value-type="float" office:value="15" table:formula="of:=IF([.A76]&gt;10;INT([.A76]/5)*5;INT([.A76]))" table:style-name="ce310">
            <text:p>15</text:p>
          </table:table-cell>
          <table:table-cell office:value-type="float" office:value="1170" table:formula="of:=IF([.A74]&lt;=35;VLOOKUP([.A74];[.$A$7:.$M$26];2);[.$B$26])" table:style-name="ce300">
            <text:p>1170</text:p>
          </table:table-cell>
          <table:table-cell office:value-type="float" office:value="820" table:formula="of:=IF([.A74]&lt;=35;VLOOKUP([.A74];[.$A$7:.$M$26];3);[.$C$26])" table:style-name="ce300">
            <text:p>820</text:p>
          </table:table-cell>
          <table:table-cell office:value-type="float" office:value="440" table:formula="of:=IF([.A74]&lt;=35;VLOOKUP([.A74];[.$A$7:.$M$26];4);[.$D$26])" table:style-name="ce311">
            <text:p>440,0</text:p>
          </table:table-cell>
          <table:table-cell office:value-type="float" office:value="290" table:formula="of:=IF([.A74]&lt;=35;VLOOKUP([.A74];[.$A$7:.$M$26];5);[.$E$26])" table:style-name="ce311">
            <text:p>290,0</text:p>
          </table:table-cell>
          <table:table-cell office:value-type="float" office:value="165" table:formula="of:=IF([.A74]&lt;=35;VLOOKUP([.A74];[.$A$7:.$M$26];6);[.$F$26])" table:style-name="ce311">
            <text:p>165,0</text:p>
          </table:table-cell>
          <table:table-cell office:value-type="float" office:value="1170" table:formula="of:=IF([.A74]&lt;=35;VLOOKUP([.A74];[.$A$7:.$M$26];7);[.$G$26])" table:style-name="ce300">
            <text:p>1170</text:p>
          </table:table-cell>
          <table:table-cell office:value-type="float" office:value="750" table:formula="of:=IF([.A74]&lt;=35;VLOOKUP([.A74];[.$A$7:.$M$26];8);[.$H$26])" table:style-name="ce311">
            <text:p>750,0</text:p>
          </table:table-cell>
          <table:table-cell office:value-type="float" office:value="560" table:formula="of:=IF([.A74]&lt;=35;VLOOKUP([.A74];[.$A$7:.$M$26];9);[.$I$26])" table:style-name="ce300">
            <text:p>560</text:p>
          </table:table-cell>
          <table:table-cell office:value-type="float" office:value="400" table:formula="of:=IF([.A74]&lt;=35;VLOOKUP([.A74];[.$A$7:.$M$26];10);[.$J$26])" table:style-name="ce311">
            <text:p>400,0</text:p>
          </table:table-cell>
          <table:table-cell office:value-type="float" office:value="290" table:formula="of:=IF([.A74]&lt;=35;VLOOKUP([.A74];[.$A$7:.$M$26];11);[.$K$26])" table:style-name="ce300">
            <text:p>290</text:p>
          </table:table-cell>
          <table:table-cell office:value-type="float" office:value="165" table:formula="of:=IF([.A74]&lt;=35;VLOOKUP([.A74];[.$A$7:.$M$26];12);[.$L$26])" table:style-name="ce311">
            <text:p>165,0</text:p>
          </table:table-cell>
          <table:table-cell office:value-type="float" office:value="100" table:formula="of:=IF([.A74]&lt;=35;VLOOKUP([.A74];[.$A$7:.$M$26];13);[.$M$26])" table:style-name="ce300">
            <text:p>100</text:p>
          </table:table-cell>
          <table:table-cell table:number-columns-repeated="2" table:style-name="ce300"/>
          <table:table-cell office:value-type="float" office:value="309.2" table:formula="of:=IF([SCTcuacoc.$D$130]=&quot;cát sỏi&quot;;[.B76];IF([SCTcuacoc.$D$130]=&quot;cát thô&quot;;[.C76];IF([SCTcuacoc.$D$130]=&quot;cát thô vừa&quot;;[.D76];IF([SCTcuacoc.$D$130]=&quot;cát mịn&quot;;[.E76];IF([SCTcuacoc.$D$130]=&quot;cát bụi&quot;;[.F76];[.P76])))))" table:style-name="ce313">
            <text:p>309,20</text:p>
          </table:table-cell>
          <table:table-cell office:value-type="float" office:value="15" table:formula="of:=IF([.Q76]&lt;=10;INT([.Q76]);(INT([.Q76]/5)*5))" table:style-name="ce310">
            <text:p>15</text:p>
          </table:table-cell>
          <table:table-cell office:value-type="float" office:value="7.2" table:formula="of:=VLOOKUP([.Q74];[.$Q$7:.$AD$22];2)" table:style-name="ce300">
            <text:p>7,2</text:p>
          </table:table-cell>
          <table:table-cell office:value-type="float" office:value="7.2" table:formula="of:=VLOOKUP([.Q74];[.$Q$7:.$AD$22];3)" table:style-name="ce300">
            <text:p>7,2</text:p>
          </table:table-cell>
          <table:table-cell office:value-type="float" office:value="5.0999999999999996" table:formula="of:=VLOOKUP([.Q74];[.$Q$7:.$AD$22];4)" table:style-name="ce311">
            <text:p>5,1</text:p>
          </table:table-cell>
          <table:table-cell office:value-type="float" office:value="3.8" table:formula="of:=VLOOKUP([.Q74];[.$Q$7:.$AD$22];5)" table:style-name="ce300">
            <text:p>3,8</text:p>
          </table:table-cell>
          <table:table-cell office:value-type="float" office:value="3.8" table:formula="of:=VLOOKUP([.Q74];[.$Q$7:.$AD$22];5)" table:style-name="ce300">
            <text:p>3,8</text:p>
          </table:table-cell>
          <table:table-cell office:value-type="float" office:value="2" table:formula="of:=VLOOKUP([.Q74];[.$Q$7:.$AD$22];7)" table:style-name="ce300">
            <text:p>2</text:p>
          </table:table-cell>
          <table:table-cell table:style-name="ce300"/>
          <table:table-cell office:value-type="float" office:value="0" table:formula="of:=VLOOKUP([.Q74];[.$Q$7:.$AD$22];8)" table:style-name="ce300">
            <text:p>0</text:p>
          </table:table-cell>
          <table:table-cell table:style-name="ce300"/>
          <table:table-cell office:value-type="float" office:value="1.1000000000000001" table:formula="of:=VLOOKUP([.Q74];[.$Q$7:.$AD$22];9)" table:style-name="ce300">
            <text:p>1,1</text:p>
          </table:table-cell>
          <table:table-cell table:style-name="ce300"/>
          <table:table-cell office:value-type="float" office:value="0" table:formula="of:=VLOOKUP([.Q74];[.$Q$7:.$AD$22];10)" table:style-name="ce300">
            <text:p>0</text:p>
          </table:table-cell>
          <table:table-cell office:value-type="float" office:value="0.8" table:formula="of:=VLOOKUP([.Q74];[.$Q$7:.$AD$22];11)" table:style-name="ce300">
            <text:p>0,8</text:p>
          </table:table-cell>
          <table:table-cell office:value-type="float" office:value="0.8" table:formula="of:=HLOOKUP([.AE73];[.R73:.AD76];4)" table:style-name="ce300">
            <text:p>0,8</text:p>
          </table:table-cell>
          <table:table-cell office:value-type="float" office:value="0.8" table:formula="of:=HLOOKUP([.AF73];[.R73:.AD76];4)" table:style-name="ce300">
            <text:p>0,8</text:p>
          </table:table-cell>
          <table:table-cell office:value-type="float" office:value="0.8" table:formula="of:=[.AE74]+([.AF74]-[.AE74])*([.AG73]-[.AE73])/([.AF73]-[.AE73])" table:style-name="ce336">
            <text:p>0,8</text:p>
          </table:table-cell>
          <table:table-cell table:number-columns-repeated="3" table:style-name="ce312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74]/0.2)*0.2" table:style-name="ce318">
            <text:p>#REF!</text:p>
          </table:table-cell>
          <table:table-cell office:value-type="float" office:value="0" table:formula="of:=[.BI74]+0.2" table:style-name="ce320">
            <text:p>#REF!</text:p>
          </table:table-cell>
          <table:table-cell office:value-type="float" office:value="0" table:formula="of:=([.BJ75]-[.BI75])/0.2*([.BH74]-[.BI74])+[.BI75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office:value-type="float" office:value="20" table:formula="of:=IF([.A76]&gt;10;INT([.A76]/5)*5+5;INT([.A76])+1)" table:style-name="ce310">
            <text:p>20</text:p>
          </table:table-cell>
          <table:table-cell office:value-type="float" office:value="1260" table:formula="of:=IF([.A75]&lt;=35;VLOOKUP([.A75];[.$A$7:.$M$22];2);[.$B$26])" table:style-name="ce300">
            <text:p>1260</text:p>
          </table:table-cell>
          <table:table-cell office:value-type="float" office:value="850" table:formula="of:=IF([.A75]&lt;=35;VLOOKUP([.A75];[.$A$7:.$M$22];3);[.$C$26])" table:style-name="ce300">
            <text:p>850</text:p>
          </table:table-cell>
          <table:table-cell office:value-type="float" office:value="480" table:formula="of:=IF([.A75]&lt;=35;VLOOKUP([.A75];[.$A$7:.$M$22];4);[.$D$26])" table:style-name="ce311">
            <text:p>480,0</text:p>
          </table:table-cell>
          <table:table-cell office:value-type="float" office:value="320" table:formula="of:=IF([.A75]&lt;=35;VLOOKUP([.A75];[.$A$7:.$M$26];5);[.$E$26])" table:style-name="ce311">
            <text:p>320,0</text:p>
          </table:table-cell>
          <table:table-cell office:value-type="float" office:value="180" table:formula="of:=IF([.A75]&lt;=35;VLOOKUP([.A75];[.$A$7:.$M$22];6);[.$F$26])" table:style-name="ce311">
            <text:p>180,0</text:p>
          </table:table-cell>
          <table:table-cell office:value-type="float" office:value="1260" table:formula="of:=IF([.A75]&lt;=35;VLOOKUP([.A75];[.$A$7:.$M$22];7);[.$G$26])" table:style-name="ce300">
            <text:p>1260</text:p>
          </table:table-cell>
          <table:table-cell office:value-type="float" office:value="850" table:formula="of:=IF([.A75]&lt;=35;VLOOKUP([.A75];[.$A$7:.$M$22];8);[.$H$26])" table:style-name="ce311">
            <text:p>850,0</text:p>
          </table:table-cell>
          <table:table-cell office:value-type="float" office:value="620" table:formula="of:=IF([.A75]&lt;=35;VLOOKUP([.A75];[.$A$7:.$M$22];9);[.$I$26])" table:style-name="ce300">
            <text:p>620</text:p>
          </table:table-cell>
          <table:table-cell office:value-type="float" office:value="450" table:formula="of:=IF([.A75]&lt;=35;VLOOKUP([.A75];[.$A$7:.$M$22];10);[.$J$26])" table:style-name="ce311">
            <text:p>450,0</text:p>
          </table:table-cell>
          <table:table-cell office:value-type="float" office:value="320" table:formula="of:=IF([.A75]&lt;=35;VLOOKUP([.A75];[.$A$7:.$M$22];11);[.$K$26])" table:style-name="ce300">
            <text:p>320</text:p>
          </table:table-cell>
          <table:table-cell office:value-type="float" office:value="180" table:formula="of:=IF([.A75]&lt;=35;VLOOKUP([.A75];[.$A$7:.$M$22];12);[.$L$26])" table:style-name="ce311">
            <text:p>180,0</text:p>
          </table:table-cell>
          <table:table-cell office:value-type="float" office:value="110" table:formula="of:=IF([.A75]&lt;=35;VLOOKUP([.A75];[.$A$7:.$M$22];13);[.$M$26])" table:style-name="ce300">
            <text:p>110</text:p>
          </table:table-cell>
          <table:table-cell table:number-columns-repeated="3" table:style-name="ce300"/>
          <table:table-cell office:value-type="float" office:value="20" table:formula="of:=IF([.Q76]&lt;=10;INT([.Q76])+1;(INT([.Q76]/5)*5+5))" table:style-name="ce310">
            <text:p>20</text:p>
          </table:table-cell>
          <table:table-cell office:value-type="float" office:value="7.9" table:formula="of:=VLOOKUP([.Q75];[.$Q$7:.$AD$22];2)" table:style-name="ce300">
            <text:p>7,9</text:p>
          </table:table-cell>
          <table:table-cell office:value-type="float" office:value="7.9" table:formula="of:=VLOOKUP([.Q75];[.$Q$7:.$AD$22];3)" table:style-name="ce300">
            <text:p>7,9</text:p>
          </table:table-cell>
          <table:table-cell office:value-type="float" office:value="5.6" table:formula="of:=VLOOKUP([.Q75];[.$Q$7:.$AD$22];4)" table:style-name="ce311">
            <text:p>5,6</text:p>
          </table:table-cell>
          <table:table-cell office:value-type="float" office:value="4.0999999999999996" table:formula="of:=VLOOKUP([.Q75];[.$Q$7:.$AD$22];5)" table:style-name="ce300">
            <text:p>4,1</text:p>
          </table:table-cell>
          <table:table-cell office:value-type="float" office:value="4.0999999999999996" table:formula="of:=VLOOKUP([.Q75];[.$Q$7:.$AD$22];5)" table:style-name="ce300">
            <text:p>4,1</text:p>
          </table:table-cell>
          <table:table-cell office:value-type="float" office:value="2" table:formula="of:=VLOOKUP([.Q75];[.$Q$7:.$AD$22];7)" table:style-name="ce300">
            <text:p>2</text:p>
          </table:table-cell>
          <table:table-cell table:style-name="ce300"/>
          <table:table-cell office:value-type="float" office:value="0" table:formula="of:=VLOOKUP([.Q75];[.$Q$7:.$AD$22];8)" table:style-name="ce300">
            <text:p>0</text:p>
          </table:table-cell>
          <table:table-cell table:style-name="ce300"/>
          <table:table-cell office:value-type="float" office:value="1.2" table:formula="of:=VLOOKUP([.Q75];[.$Q$7:.$AD$22];9)" table:style-name="ce300">
            <text:p>1,2</text:p>
          </table:table-cell>
          <table:table-cell table:style-name="ce300"/>
          <table:table-cell office:value-type="float" office:value="0" table:formula="of:=VLOOKUP([.Q75];[.$Q$7:.$AD$22];10)" table:style-name="ce300">
            <text:p>0</text:p>
          </table:table-cell>
          <table:table-cell office:value-type="float" office:value="0.8" table:formula="of:=VLOOKUP([.Q75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300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76];[.$AU$3:.$BG$29];2)" table:style-name="ce300">
            <text:p>#REF!</text:p>
          </table:table-cell>
          <table:table-cell office:value-type="float" office:value="0" table:formula="of:=VLOOKUP([.AU76];[.$AU$3:.$BG$29];3)" table:style-name="ce300">
            <text:p>#REF!</text:p>
          </table:table-cell>
          <table:table-cell office:value-type="float" office:value="0" table:formula="of:=VLOOKUP([.AU76];[.$AU$3:.$BG$29];4)" table:style-name="ce300">
            <text:p>#REF!</text:p>
          </table:table-cell>
          <table:table-cell office:value-type="float" office:value="0" table:formula="of:=VLOOKUP([.AU76];[.$AU$3:.$BG$29];5)" table:style-name="ce300">
            <text:p>#REF!</text:p>
          </table:table-cell>
          <table:table-cell office:value-type="float" office:value="0" table:formula="of:=VLOOKUP([.AU76];[.$AU$3:.$BG$29];6)" table:style-name="ce300">
            <text:p>#REF!</text:p>
          </table:table-cell>
          <table:table-cell office:value-type="float" office:value="0" table:formula="of:=VLOOKUP([.AU76];[.$AU$3:.$BG$29];7)" table:style-name="ce300">
            <text:p>#REF!</text:p>
          </table:table-cell>
          <table:table-cell office:value-type="float" office:value="0" table:formula="of:=VLOOKUP([.AU76];[.$AU$3:.$BG$29];8)" table:style-name="ce300">
            <text:p>#REF!</text:p>
          </table:table-cell>
          <table:table-cell office:value-type="float" office:value="0" table:formula="of:=VLOOKUP([.AU76];[.$AU$3:.$BG$29];9)" table:style-name="ce300">
            <text:p>#REF!</text:p>
          </table:table-cell>
          <table:table-cell office:value-type="float" office:value="0" table:formula="of:=VLOOKUP([.AU76];[.$AU$3:.$BG$29];10)" table:style-name="ce300">
            <text:p>#REF!</text:p>
          </table:table-cell>
          <table:table-cell office:value-type="float" office:value="0" table:formula="of:=VLOOKUP([.AU76];[.$AU$3:.$BG$29];11)" table:style-name="ce300">
            <text:p>#REF!</text:p>
          </table:table-cell>
          <table:table-cell office:value-type="float" office:value="0" table:formula="of:=VLOOKUP([.AU76];[.$AU$3:.$BG$29];12)" table:style-name="ce300">
            <text:p>#REF!</text:p>
          </table:table-cell>
          <table:table-cell office:value-type="float" office:value="0" table:formula="of:=VLOOKUP([.AU76];[.$AU$3:.$BG$29];13)" table:style-name="ce300">
            <text:p>#REF!</text:p>
          </table:table-cell>
          <table:table-cell table:style-name="ce300"/>
          <table:table-cell office:value-type="float" office:value="0" table:formula="of:=HLOOKUP([.BI74];[.AV74:.BG77];4)" table:style-name="ce300">
            <text:p>#REF!</text:p>
          </table:table-cell>
          <table:table-cell office:value-type="float" office:value="0" table:formula="of:=HLOOKUP([.BJ74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18.2" table:formula="of:=[SCTcuacoc.G133]" table:style-name="ce322">
            <text:p>18,2</text:p>
          </table:table-cell>
          <table:table-cell office:value-type="float" office:value="1227.5999999999999" table:formula="of:=[.B74]+([.B75]-[.B74])/([.A75]-[.A74])*([.A76]-[.A74])" table:style-name="ce323">
            <text:p>1227,6</text:p>
          </table:table-cell>
          <table:table-cell office:value-type="float" office:value="839.2" table:formula="of:=[.C74]+([.C75]-[.C74])/([.A75]-[.A74])*([.A76]-[.A74])" table:style-name="ce323">
            <text:p>839,2</text:p>
          </table:table-cell>
          <table:table-cell office:value-type="float" office:value="465.6" table:formula="of:=[.D74]+([.D75]-[.D74])/([.A75]-[.A74])*([.A76]-[.A74])" table:style-name="ce324">
            <text:p>465,6</text:p>
          </table:table-cell>
          <table:table-cell office:value-type="float" office:value="309.2" table:formula="of:=[.E74]+([.E75]-[.E74])/([.A75]-[.A74])*([.A76]-[.A74])" table:style-name="ce324">
            <text:p>309,2</text:p>
          </table:table-cell>
          <table:table-cell office:value-type="float" office:value="174.6" table:formula="of:=[.F74]+([.F75]-[.F74])/([.A75]-[.A74])*([.A76]-[.A74])" table:style-name="ce324">
            <text:p>174,6</text:p>
          </table:table-cell>
          <table:table-cell office:value-type="float" office:value="1227.5999999999999" table:formula="of:=[.G74]+([.G75]-[.G74])/([.A75]-[.A74])*([.A76]-[.A74])" table:style-name="ce323">
            <text:p>1227,6</text:p>
          </table:table-cell>
          <table:table-cell office:value-type="float" office:value="814" table:formula="of:=[.H74]+([.H75]-[.H74])/([.A75]-[.A74])*([.A76]-[.A74])" table:style-name="ce324">
            <text:p>814,0</text:p>
          </table:table-cell>
          <table:table-cell office:value-type="float" office:value="598.4" table:formula="of:=[.I74]+([.I75]-[.I74])/([.A75]-[.A74])*([.A76]-[.A74])" table:style-name="ce323">
            <text:p>598,4</text:p>
          </table:table-cell>
          <table:table-cell office:value-type="float" office:value="432" table:formula="of:=[.J74]+([.J75]-[.J74])/([.A75]-[.A74])*([.A76]-[.A74])" table:style-name="ce324">
            <text:p>432,0</text:p>
          </table:table-cell>
          <table:table-cell office:value-type="float" office:value="309.2" table:formula="of:=[.K74]+([.K75]-[.K74])/([.A75]-[.A74])*([.A76]-[.A74])" table:style-name="ce323">
            <text:p>309,2</text:p>
          </table:table-cell>
          <table:table-cell office:value-type="float" office:value="174.6" table:formula="of:=[.L74]+([.L75]-[.L74])/([.A75]-[.A74])*([.A76]-[.A74])" table:style-name="ce324">
            <text:p>174,6</text:p>
          </table:table-cell>
          <table:table-cell office:value-type="float" office:value="106.4" table:formula="of:=[.M74]+([.M75]-[.M74])/([.A75]-[.A74])*([.A76]-[.A74])" table:style-name="ce323">
            <text:p>106,4</text:p>
          </table:table-cell>
          <table:table-cell office:value-type="float" office:value="106.4" table:formula="of:=HLOOKUP([.N73];[.G73:.M76];4)" table:style-name="ce323">
            <text:p>106,4</text:p>
          </table:table-cell>
          <table:table-cell office:value-type="float" office:value="106.4" table:formula="of:=HLOOKUP([.O73];[.G73:.M76];4)" table:style-name="ce323">
            <text:p>106,4</text:p>
          </table:table-cell>
          <table:table-cell office:value-type="float" office:value="106.4" table:formula="of:=[.N76]+([.O76]-[.N76])*([.P73]-[.N73])/([.O73]-[.N73])" table:style-name="ce323">
            <text:p>106,4</text:p>
          </table:table-cell>
          <table:table-cell office:value-type="float" office:value="18.2" table:formula="of:=[.A76]" table:style-name="ce322">
            <text:p>18,2</text:p>
          </table:table-cell>
          <table:table-cell office:value-type="float" office:value="7.6480000000000006" table:formula="of:=[.R74]+([.R75]-[.R74])*([.Q76]-[.Q74])/([.Q75]-[.Q74])" table:style-name="ce323">
            <text:p>7,648</text:p>
          </table:table-cell>
          <table:table-cell office:value-type="float" office:value="7.6480000000000006" table:formula="of:=[.S74]+([.S75]-[.S74])*([.Q76]-[.Q74])/([.Q75]-[.Q74])" table:style-name="ce323">
            <text:p>7,648</text:p>
          </table:table-cell>
          <table:table-cell office:value-type="float" office:value="5.42" table:formula="of:=[.T74]+([.T75]-[.T74])*([.Q76]-[.Q74])/([.Q75]-[.Q74])" table:style-name="ce324">
            <text:p>5,4</text:p>
          </table:table-cell>
          <table:table-cell office:value-type="float" office:value="3.9919999999999995" table:formula="of:=[.U74]+([.U75]-[.U74])*([.Q76]-[.Q74])/([.Q75]-[.Q74])" table:style-name="ce323">
            <text:p>3,992</text:p>
          </table:table-cell>
          <table:table-cell office:value-type="float" office:value="3.9919999999999995" table:formula="of:=[.V74]+([.V75]-[.V74])*([.Q76]-[.Q74])/([.Q75]-[.Q74])" table:style-name="ce323">
            <text:p>3,992</text:p>
          </table:table-cell>
          <table:table-cell office:value-type="float" office:value="2" table:formula="of:=[.W74]+([.W75]-[.W74])*([.Q76]-[.Q74])/([.Q75]-[.Q74])" table:style-name="ce323">
            <text:p>2</text:p>
          </table:table-cell>
          <table:table-cell table:style-name="ce323"/>
          <table:table-cell office:value-type="float" office:value="0" table:formula="of:=[.Y74]+([.Y75]-[.Y74])*([.Q76]-[.Q74])/([.Q75]-[.Q74])" table:style-name="ce323">
            <text:p>0</text:p>
          </table:table-cell>
          <table:table-cell table:style-name="ce323"/>
          <table:table-cell office:value-type="float" office:value="1.1639999999999999" table:formula="of:=[.AA74]+([.AA75]-[.AA74])*([.Q76]-[.Q74])/([.Q75]-[.Q74])" table:style-name="ce323">
            <text:p>1,164</text:p>
          </table:table-cell>
          <table:table-cell table:style-name="ce323"/>
          <table:table-cell office:value-type="float" office:value="0" table:formula="of:=[.AC74]+([.AC75]-[.AC74])*([.Q76]-[.Q74])/([.Q75]-[.Q74])" table:style-name="ce323">
            <text:p>0</text:p>
          </table:table-cell>
          <table:table-cell office:value-type="float" office:value="0.8" table:formula="of:=[.AD74]+([.AD75]-[.AD74])*([.Q76]-[.Q74])/([.Q75]-[.Q74])" table:style-name="ce323">
            <text:p>0,8</text:p>
          </table:table-cell>
          <table:table-cell table:number-columns-repeated="2" table:style-name="ce323"/>
          <table:table-cell office:value-type="float" office:value="5.42" table:formula="of:=IF(OR([SCTcuacoc.D133]=&quot;c¸t sái&quot;;[SCTcuacoc.D133]=&quot;c¸t th«&quot;;[SCTcuacoc.D133]=&quot;c¸t th« võa&quot;);[.S76];IF([SCTcuacoc.D133]=&quot;c¸t mÞn&quot;;[.T76];IF([SCTcuacoc.D133]=&quot;c¸t bôi&quot;;[.U76];[.AG74])))" table:style-name="ce326">
            <text:p>5,4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INT([.AU75]/0.4)*0.4" table:style-name="ce331">
            <text:p>#REF!</text:p>
          </table:table-cell>
          <table:table-cell office:value-type="float" office:value="0" table:formula="of:=VLOOKUP([.AU77];[.$AU$3:.$BG$29];2)" table:style-name="ce300">
            <text:p>#REF!</text:p>
          </table:table-cell>
          <table:table-cell office:value-type="float" office:value="0" table:formula="of:=VLOOKUP([.AU77];[.$AU$3:.$BG$29];3)" table:style-name="ce300">
            <text:p>#REF!</text:p>
          </table:table-cell>
          <table:table-cell office:value-type="float" office:value="0" table:formula="of:=VLOOKUP([.AU77];[.$AU$3:.$BG$29];4)" table:style-name="ce300">
            <text:p>#REF!</text:p>
          </table:table-cell>
          <table:table-cell office:value-type="float" office:value="0" table:formula="of:=VLOOKUP([.AU77];[.$AU$3:.$BG$29];5)" table:style-name="ce300">
            <text:p>#REF!</text:p>
          </table:table-cell>
          <table:table-cell office:value-type="float" office:value="0" table:formula="of:=VLOOKUP([.AU77];[.$AU$3:.$BG$29];6)" table:style-name="ce300">
            <text:p>#REF!</text:p>
          </table:table-cell>
          <table:table-cell office:value-type="float" office:value="0" table:formula="of:=VLOOKUP([.AU77];[.$AU$3:.$BG$29];7)" table:style-name="ce300">
            <text:p>#REF!</text:p>
          </table:table-cell>
          <table:table-cell office:value-type="float" office:value="0" table:formula="of:=VLOOKUP([.AU77];[.$AU$3:.$BG$29];8)" table:style-name="ce300">
            <text:p>#REF!</text:p>
          </table:table-cell>
          <table:table-cell office:value-type="float" office:value="0" table:formula="of:=VLOOKUP([.AU77];[.$AU$3:.$BG$29];9)" table:style-name="ce300">
            <text:p>#REF!</text:p>
          </table:table-cell>
          <table:table-cell office:value-type="float" office:value="0" table:formula="of:=VLOOKUP([.AU77];[.$AU$3:.$BG$29];10)" table:style-name="ce300">
            <text:p>#REF!</text:p>
          </table:table-cell>
          <table:table-cell office:value-type="float" office:value="0" table:formula="of:=VLOOKUP([.AU77];[.$AU$3:.$BG$29];11)" table:style-name="ce300">
            <text:p>#REF!</text:p>
          </table:table-cell>
          <table:table-cell office:value-type="float" office:value="0" table:formula="of:=VLOOKUP([.AU77];[.$AU$3:.$BG$29];12)" table:style-name="ce300">
            <text:p>#REF!</text:p>
          </table:table-cell>
          <table:table-cell office:value-type="float" office:value="0" table:formula="of:=VLOOKUP([.AU77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10" table:style-name="ce281"/>
          <table:table-cell office:value-type="float" office:value="0" table:formula="of:=INT([.AU75]/0.4)*0.4+0.4" table:style-name="ce334">
            <text:p>#REF!</text:p>
          </table:table-cell>
          <table:table-cell office:value-type="float" office:value="0" table:formula="of:=([.AV76]-[.AV75])/0.4*([.AU75]-[.AU76])+[.AV75]" table:style-name="ce323">
            <text:p>#REF!</text:p>
          </table:table-cell>
          <table:table-cell office:value-type="float" office:value="0" table:formula="of:=([.AW76]-[.AW75])/0.4*([.AU75]-[.AU76])+[.AW75]" table:style-name="ce323">
            <text:p>#REF!</text:p>
          </table:table-cell>
          <table:table-cell office:value-type="float" office:value="0" table:formula="of:=([.AX76]-[.AX75])/0.4*([.AU75]-[.AU76])+[.AX75]" table:style-name="ce323">
            <text:p>#REF!</text:p>
          </table:table-cell>
          <table:table-cell office:value-type="float" office:value="0" table:formula="of:=([.AY76]-[.AY75])/0.4*([.AU75]-[.AU76])+[.AY75]" table:style-name="ce323">
            <text:p>#REF!</text:p>
          </table:table-cell>
          <table:table-cell office:value-type="float" office:value="0" table:formula="of:=([.AZ76]-[.AZ75])/0.4*([.AU75]-[.AU76])+[.AZ75]" table:style-name="ce323">
            <text:p>#REF!</text:p>
          </table:table-cell>
          <table:table-cell office:value-type="float" office:value="0" table:formula="of:=([.BA76]-[.BA75])/0.4*([.AU75]-[.AU76])+[.BA75]" table:style-name="ce323">
            <text:p>#REF!</text:p>
          </table:table-cell>
          <table:table-cell office:value-type="float" office:value="0" table:formula="of:=([.BB76]-[.BB75])/0.4*([.AU75]-[.AU76])+[.BB75]" table:style-name="ce323">
            <text:p>#REF!</text:p>
          </table:table-cell>
          <table:table-cell office:value-type="float" office:value="0" table:formula="of:=([.BC76]-[.BC75])/0.4*([.AU75]-[.AU76])+[.BC75]" table:style-name="ce323">
            <text:p>#REF!</text:p>
          </table:table-cell>
          <table:table-cell office:value-type="float" office:value="0" table:formula="of:=([.BD76]-[.BD75])/0.4*([.AU75]-[.AU76])+[.BD75]" table:style-name="ce323">
            <text:p>#REF!</text:p>
          </table:table-cell>
          <table:table-cell office:value-type="float" office:value="0" table:formula="of:=([.BE76]-[.BE75])/0.4*([.AU75]-[.AU76])+[.BE75]" table:style-name="ce323">
            <text:p>#REF!</text:p>
          </table:table-cell>
          <table:table-cell office:value-type="float" office:value="0" table:formula="of:=([.BF76]-[.BF75])/0.4*([.AU75]-[.AU76])+[.BF75]" table:style-name="ce323">
            <text:p>#REF!</text:p>
          </table:table-cell>
          <table:table-cell office:value-type="float" office:value="0" table:formula="of:=([.BG76]-[.BG75])/0.4*([.AU75]-[.AU76])+[.BG75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78]*10)/10" table:style-name="ce305">
            <text:p>1</text:p>
          </table:table-cell>
          <table:table-cell office:value-type="float" office:value="1.1000000000000001" table:formula="of:=INT([.P78]*10)/10+0.1" table:style-name="ce305">
            <text:p>1,1</text:p>
          </table:table-cell>
          <table:table-cell office:value-type="float" office:value="1" table:formula="of:=IF(OR([SCTcuacoc.$D$134]=&quot;c¸t sái&quot;;[SCTcuacoc.$D$134]=&quot;c¸t th«&quot;;[SCTcuacoc.$D$134]=&quot;c¸t th« võa&quot;;[SCTcuacoc.$D$134]=&quot;c¸t mÞn&quot;;[SCTcuacoc.$D$134]=&quot;c¸t bôi&quot;);1;[SCTcuacoc.$D$134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78]/0.1)/10" table:style-name="ce305">
            <text:p>1</text:p>
          </table:table-cell>
          <table:table-cell office:value-type="float" office:value="1.1000000000000001" table:formula="of:=INT([.AG78]*10)/10+0.1" table:style-name="ce305">
            <text:p>1,1</text:p>
          </table:table-cell>
          <table:table-cell office:value-type="float" office:value="1" table:formula="of:=[.P78]" table:style-name="ce332">
            <text:p>1,00</text:p>
          </table:table-cell>
          <table:table-cell table:number-columns-repeated="3" table:style-name="ce300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78]/0.2)*0.2" table:style-name="ce318">
            <text:p>#REF!</text:p>
          </table:table-cell>
          <table:table-cell office:value-type="float" office:value="0" table:formula="of:=[.BI78]+0.2" table:style-name="ce320">
            <text:p>#REF!</text:p>
          </table:table-cell>
          <table:table-cell office:value-type="float" office:value="0" table:formula="of:=([.BJ79]-[.BI79])/0.2*([.BH78]-[.BI78])+[.BI79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office:value-type="float" office:value="20" table:formula="of:=IF([.A81]&gt;10;INT([.A81]/5)*5;INT([.A81]))" table:style-name="ce310">
            <text:p>20</text:p>
          </table:table-cell>
          <table:table-cell office:value-type="float" office:value="1260" table:formula="of:=IF([.A79]&lt;=35;VLOOKUP([.A79];[.$A$7:.$M$26];2);[.$B$26])" table:style-name="ce300">
            <text:p>1260</text:p>
          </table:table-cell>
          <table:table-cell office:value-type="float" office:value="850" table:formula="of:=IF([.A79]&lt;=35;VLOOKUP([.A79];[.$A$7:.$M$26];3);[.$C$26])" table:style-name="ce300">
            <text:p>850</text:p>
          </table:table-cell>
          <table:table-cell office:value-type="float" office:value="480" table:formula="of:=IF([.A79]&lt;=35;VLOOKUP([.A79];[.$A$7:.$M$26];4);[.$D$26])" table:style-name="ce311">
            <text:p>480,0</text:p>
          </table:table-cell>
          <table:table-cell office:value-type="float" office:value="320" table:formula="of:=IF([.A79]&lt;=35;VLOOKUP([.A79];[.$A$7:.$M$26];5);[.$E$26])" table:style-name="ce311">
            <text:p>320,0</text:p>
          </table:table-cell>
          <table:table-cell office:value-type="float" office:value="180" table:formula="of:=IF([.A79]&lt;=35;VLOOKUP([.A79];[.$A$7:.$M$26];6);[.$F$26])" table:style-name="ce311">
            <text:p>180,0</text:p>
          </table:table-cell>
          <table:table-cell office:value-type="float" office:value="1260" table:formula="of:=IF([.A79]&lt;=35;VLOOKUP([.A79];[.$A$7:.$M$26];7);[.$G$26])" table:style-name="ce300">
            <text:p>1260</text:p>
          </table:table-cell>
          <table:table-cell office:value-type="float" office:value="850" table:formula="of:=IF([.A79]&lt;=35;VLOOKUP([.A79];[.$A$7:.$M$26];8);[.$H$26])" table:style-name="ce311">
            <text:p>850,0</text:p>
          </table:table-cell>
          <table:table-cell office:value-type="float" office:value="620" table:formula="of:=IF([.A79]&lt;=35;VLOOKUP([.A79];[.$A$7:.$M$26];9);[.$I$26])" table:style-name="ce300">
            <text:p>620</text:p>
          </table:table-cell>
          <table:table-cell office:value-type="float" office:value="450" table:formula="of:=IF([.A79]&lt;=35;VLOOKUP([.A79];[.$A$7:.$M$26];10);[.$J$26])" table:style-name="ce311">
            <text:p>450,0</text:p>
          </table:table-cell>
          <table:table-cell office:value-type="float" office:value="320" table:formula="of:=IF([.A79]&lt;=35;VLOOKUP([.A79];[.$A$7:.$M$26];11);[.$K$26])" table:style-name="ce300">
            <text:p>320</text:p>
          </table:table-cell>
          <table:table-cell office:value-type="float" office:value="180" table:formula="of:=IF([.A79]&lt;=35;VLOOKUP([.A79];[.$A$7:.$M$26];12);[.$L$26])" table:style-name="ce311">
            <text:p>180,0</text:p>
          </table:table-cell>
          <table:table-cell office:value-type="float" office:value="110" table:formula="of:=IF([.A79]&lt;=35;VLOOKUP([.A79];[.$A$7:.$M$26];13);[.$M$26])" table:style-name="ce300">
            <text:p>110</text:p>
          </table:table-cell>
          <table:table-cell table:number-columns-repeated="2" table:style-name="ce300"/>
          <table:table-cell office:value-type="float" office:value="481.6" table:formula="of:=IF([SCTcuacoc.$D$134]=&quot;c¸t sái&quot;;[.B81];IF([SCTcuacoc.$D$134]=&quot;c¸t th«&quot;;[.C81];IF([SCTcuacoc.$D$134]=&quot;c¸t th« võa&quot;;[.D81];IF([SCTcuacoc.$D$134]=&quot;c¸t mÞn&quot;;[.E81];IF([SCTcuacoc.$D$134]=&quot;c¸t bôi&quot;;[.F81];[.P81])))))" table:style-name="ce313">
            <text:p>481,60</text:p>
          </table:table-cell>
          <table:table-cell office:value-type="float" office:value="20" table:formula="of:=IF([.Q81]&lt;=10;INT([.Q81]);(INT([.Q81]/5)*5))" table:style-name="ce310">
            <text:p>20</text:p>
          </table:table-cell>
          <table:table-cell office:value-type="float" office:value="7.9" table:formula="of:=VLOOKUP([.Q79];[.$Q$7:.$AD$22];2)" table:style-name="ce300">
            <text:p>7,9</text:p>
          </table:table-cell>
          <table:table-cell office:value-type="float" office:value="7.9" table:formula="of:=VLOOKUP([.Q79];[.$Q$7:.$AD$22];3)" table:style-name="ce300">
            <text:p>7,9</text:p>
          </table:table-cell>
          <table:table-cell office:value-type="float" office:value="5.6" table:formula="of:=VLOOKUP([.Q79];[.$Q$7:.$AD$22];4)" table:style-name="ce311">
            <text:p>5,6</text:p>
          </table:table-cell>
          <table:table-cell office:value-type="float" office:value="4.0999999999999996" table:formula="of:=VLOOKUP([.Q79];[.$Q$7:.$AD$22];5)" table:style-name="ce300">
            <text:p>4,1</text:p>
          </table:table-cell>
          <table:table-cell office:value-type="float" office:value="4.0999999999999996" table:formula="of:=VLOOKUP([.Q79];[.$Q$7:.$AD$22];5)" table:style-name="ce300">
            <text:p>4,1</text:p>
          </table:table-cell>
          <table:table-cell office:value-type="float" office:value="2" table:formula="of:=VLOOKUP([.Q79];[.$Q$7:.$AD$22];7)" table:style-name="ce300">
            <text:p>2</text:p>
          </table:table-cell>
          <table:table-cell table:style-name="ce300"/>
          <table:table-cell office:value-type="float" office:value="0" table:formula="of:=VLOOKUP([.Q79];[.$Q$7:.$AD$22];8)" table:style-name="ce300">
            <text:p>0</text:p>
          </table:table-cell>
          <table:table-cell table:style-name="ce300"/>
          <table:table-cell office:value-type="float" office:value="1.2" table:formula="of:=VLOOKUP([.Q79];[.$Q$7:.$AD$22];9)" table:style-name="ce300">
            <text:p>1,2</text:p>
          </table:table-cell>
          <table:table-cell table:style-name="ce300"/>
          <table:table-cell office:value-type="float" office:value="0" table:formula="of:=VLOOKUP([.Q79];[.$Q$7:.$AD$22];10)" table:style-name="ce300">
            <text:p>0</text:p>
          </table:table-cell>
          <table:table-cell office:value-type="float" office:value="0.8" table:formula="of:=VLOOKUP([.Q79];[.$Q$7:.$AD$22];11)" table:style-name="ce300">
            <text:p>0,8</text:p>
          </table:table-cell>
          <table:table-cell office:value-type="float" office:value="0.8" table:formula="of:=HLOOKUP([.AE78];[.R78:.AD81];4)" table:style-name="ce300">
            <text:p>0,8</text:p>
          </table:table-cell>
          <table:table-cell office:value-type="float" office:value="0.8" table:formula="of:=HLOOKUP([.AF78];[.R78:.AD81];4)" table:style-name="ce300">
            <text:p>0,8</text:p>
          </table:table-cell>
          <table:table-cell office:value-type="float" office:value="0.8" table:formula="of:=[.AE79]+([.AF79]-[.AE79])*([.AG78]-[.AE78])/([.AF78]-[.AE78])" table:style-name="ce336">
            <text:p>0,8</text:p>
          </table:table-cell>
          <table:table-cell table:number-columns-repeated="3" table:style-name="ce312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80];[.$AU$3:.$BG$29];2)" table:style-name="ce300">
            <text:p>#REF!</text:p>
          </table:table-cell>
          <table:table-cell office:value-type="float" office:value="0" table:formula="of:=VLOOKUP([.AU80];[.$AU$3:.$BG$29];3)" table:style-name="ce300">
            <text:p>#REF!</text:p>
          </table:table-cell>
          <table:table-cell office:value-type="float" office:value="0" table:formula="of:=VLOOKUP([.AU80];[.$AU$3:.$BG$29];4)" table:style-name="ce300">
            <text:p>#REF!</text:p>
          </table:table-cell>
          <table:table-cell office:value-type="float" office:value="0" table:formula="of:=VLOOKUP([.AU80];[.$AU$3:.$BG$29];5)" table:style-name="ce300">
            <text:p>#REF!</text:p>
          </table:table-cell>
          <table:table-cell office:value-type="float" office:value="0" table:formula="of:=VLOOKUP([.AU80];[.$AU$3:.$BG$29];6)" table:style-name="ce300">
            <text:p>#REF!</text:p>
          </table:table-cell>
          <table:table-cell office:value-type="float" office:value="0" table:formula="of:=VLOOKUP([.AU80];[.$AU$3:.$BG$29];7)" table:style-name="ce300">
            <text:p>#REF!</text:p>
          </table:table-cell>
          <table:table-cell office:value-type="float" office:value="0" table:formula="of:=VLOOKUP([.AU80];[.$AU$3:.$BG$29];8)" table:style-name="ce300">
            <text:p>#REF!</text:p>
          </table:table-cell>
          <table:table-cell office:value-type="float" office:value="0" table:formula="of:=VLOOKUP([.AU80];[.$AU$3:.$BG$29];9)" table:style-name="ce300">
            <text:p>#REF!</text:p>
          </table:table-cell>
          <table:table-cell office:value-type="float" office:value="0" table:formula="of:=VLOOKUP([.AU80];[.$AU$3:.$BG$29];10)" table:style-name="ce300">
            <text:p>#REF!</text:p>
          </table:table-cell>
          <table:table-cell office:value-type="float" office:value="0" table:formula="of:=VLOOKUP([.AU80];[.$AU$3:.$BG$29];11)" table:style-name="ce300">
            <text:p>#REF!</text:p>
          </table:table-cell>
          <table:table-cell office:value-type="float" office:value="0" table:formula="of:=VLOOKUP([.AU80];[.$AU$3:.$BG$29];12)" table:style-name="ce300">
            <text:p>#REF!</text:p>
          </table:table-cell>
          <table:table-cell office:value-type="float" office:value="0" table:formula="of:=VLOOKUP([.AU80];[.$AU$3:.$BG$29];13)" table:style-name="ce300">
            <text:p>#REF!</text:p>
          </table:table-cell>
          <table:table-cell table:style-name="ce300"/>
          <table:table-cell office:value-type="float" office:value="0" table:formula="of:=HLOOKUP([.BI78];[.AV78:.BG81];4)" table:style-name="ce300">
            <text:p>#REF!</text:p>
          </table:table-cell>
          <table:table-cell office:value-type="float" office:value="0" table:formula="of:=HLOOKUP([.BJ78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25" table:formula="of:=IF([.A81]&gt;10;INT([.A81]/5)*5+5;INT([.A81])+1)" table:style-name="ce310">
            <text:p>25</text:p>
          </table:table-cell>
          <table:table-cell office:value-type="float" office:value="1340" table:formula="of:=IF([.A80]&lt;=35;VLOOKUP([.A80];[.$A$7:.$M$22];2);[.$B$26])" table:style-name="ce300">
            <text:p>1340</text:p>
          </table:table-cell>
          <table:table-cell office:value-type="float" office:value="900" table:formula="of:=IF([.A80]&lt;=35;VLOOKUP([.A80];[.$A$7:.$M$22];3);[.$C$26])" table:style-name="ce300">
            <text:p>900</text:p>
          </table:table-cell>
          <table:table-cell office:value-type="float" office:value="520" table:formula="of:=IF([.A80]&lt;=35;VLOOKUP([.A80];[.$A$7:.$M$22];4);[.$D$26])" table:style-name="ce311">
            <text:p>520,0</text:p>
          </table:table-cell>
          <table:table-cell office:value-type="float" office:value="350" table:formula="of:=IF([.A80]&lt;=35;VLOOKUP([.A80];[.$A$7:.$M$26];5);[.$E$26])" table:style-name="ce311">
            <text:p>350,0</text:p>
          </table:table-cell>
          <table:table-cell office:value-type="float" office:value="195" table:formula="of:=IF([.A80]&lt;=35;VLOOKUP([.A80];[.$A$7:.$M$22];6);[.$F$26])" table:style-name="ce311">
            <text:p>195,0</text:p>
          </table:table-cell>
          <table:table-cell office:value-type="float" office:value="1340" table:formula="of:=IF([.A80]&lt;=35;VLOOKUP([.A80];[.$A$7:.$M$22];7);[.$G$26])" table:style-name="ce300">
            <text:p>1340</text:p>
          </table:table-cell>
          <table:table-cell office:value-type="float" office:value="900" table:formula="of:=IF([.A80]&lt;=35;VLOOKUP([.A80];[.$A$7:.$M$22];8);[.$H$26])" table:style-name="ce311">
            <text:p>900,0</text:p>
          </table:table-cell>
          <table:table-cell office:value-type="float" office:value="680" table:formula="of:=IF([.A80]&lt;=35;VLOOKUP([.A80];[.$A$7:.$M$22];9);[.$I$26])" table:style-name="ce300">
            <text:p>680</text:p>
          </table:table-cell>
          <table:table-cell office:value-type="float" office:value="520" table:formula="of:=IF([.A80]&lt;=35;VLOOKUP([.A80];[.$A$7:.$M$22];10);[.$J$26])" table:style-name="ce311">
            <text:p>520,0</text:p>
          </table:table-cell>
          <table:table-cell office:value-type="float" office:value="350" table:formula="of:=IF([.A80]&lt;=35;VLOOKUP([.A80];[.$A$7:.$M$22];11);[.$K$26])" table:style-name="ce300">
            <text:p>350</text:p>
          </table:table-cell>
          <table:table-cell office:value-type="float" office:value="195" table:formula="of:=IF([.A80]&lt;=35;VLOOKUP([.A80];[.$A$7:.$M$22];12);[.$L$26])" table:style-name="ce311">
            <text:p>195,0</text:p>
          </table:table-cell>
          <table:table-cell office:value-type="float" office:value="120" table:formula="of:=IF([.A80]&lt;=35;VLOOKUP([.A80];[.$A$7:.$M$22];13);[.$M$26])" table:style-name="ce300">
            <text:p>120</text:p>
          </table:table-cell>
          <table:table-cell table:number-columns-repeated="3" table:style-name="ce300"/>
          <table:table-cell office:value-type="float" office:value="25" table:formula="of:=IF([.Q81]&lt;=10;INT([.Q81])+1;(INT([.Q81]/5)*5+5))" table:style-name="ce310">
            <text:p>25</text:p>
          </table:table-cell>
          <table:table-cell office:value-type="float" office:value="8.6" table:formula="of:=VLOOKUP([.Q80];[.$Q$7:.$AD$22];2)" table:style-name="ce300">
            <text:p>8,6</text:p>
          </table:table-cell>
          <table:table-cell office:value-type="float" office:value="8.6" table:formula="of:=VLOOKUP([.Q80];[.$Q$7:.$AD$22];3)" table:style-name="ce300">
            <text:p>8,6</text:p>
          </table:table-cell>
          <table:table-cell office:value-type="float" office:value="6.1" table:formula="of:=VLOOKUP([.Q80];[.$Q$7:.$AD$22];4)" table:style-name="ce311">
            <text:p>6,1</text:p>
          </table:table-cell>
          <table:table-cell office:value-type="float" office:value="4.4000000000000004" table:formula="of:=VLOOKUP([.Q80];[.$Q$7:.$AD$22];5)" table:style-name="ce300">
            <text:p>4,4</text:p>
          </table:table-cell>
          <table:table-cell office:value-type="float" office:value="4.4000000000000004" table:formula="of:=VLOOKUP([.Q80];[.$Q$7:.$AD$22];5)" table:style-name="ce300">
            <text:p>4,4</text:p>
          </table:table-cell>
          <table:table-cell office:value-type="float" office:value="2" table:formula="of:=VLOOKUP([.Q80];[.$Q$7:.$AD$22];7)" table:style-name="ce300">
            <text:p>2</text:p>
          </table:table-cell>
          <table:table-cell table:style-name="ce300"/>
          <table:table-cell office:value-type="float" office:value="0" table:formula="of:=VLOOKUP([.Q80];[.$Q$7:.$AD$22];8)" table:style-name="ce300">
            <text:p>0</text:p>
          </table:table-cell>
          <table:table-cell table:style-name="ce300"/>
          <table:table-cell office:value-type="float" office:value="1.2" table:formula="of:=VLOOKUP([.Q80];[.$Q$7:.$AD$22];9)" table:style-name="ce300">
            <text:p>1,2</text:p>
          </table:table-cell>
          <table:table-cell table:style-name="ce300"/>
          <table:table-cell office:value-type="float" office:value="0" table:formula="of:=VLOOKUP([.Q80];[.$Q$7:.$AD$22];10)" table:style-name="ce300">
            <text:p>0</text:p>
          </table:table-cell>
          <table:table-cell office:value-type="float" office:value="0.8" table:formula="of:=VLOOKUP([.Q80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300"/>
          <table:table-cell table:number-columns-repeated="10" table:style-name="ce281"/>
          <table:table-cell office:value-type="float" office:value="0" table:formula="of:=INT([.AU79]/0.4)*0.4" table:style-name="ce331">
            <text:p>#REF!</text:p>
          </table:table-cell>
          <table:table-cell office:value-type="float" office:value="0" table:formula="of:=VLOOKUP([.AU81];[.$AU$3:.$BG$29];2)" table:style-name="ce300">
            <text:p>#REF!</text:p>
          </table:table-cell>
          <table:table-cell office:value-type="float" office:value="0" table:formula="of:=VLOOKUP([.AU81];[.$AU$3:.$BG$29];3)" table:style-name="ce300">
            <text:p>#REF!</text:p>
          </table:table-cell>
          <table:table-cell office:value-type="float" office:value="0" table:formula="of:=VLOOKUP([.AU81];[.$AU$3:.$BG$29];4)" table:style-name="ce300">
            <text:p>#REF!</text:p>
          </table:table-cell>
          <table:table-cell office:value-type="float" office:value="0" table:formula="of:=VLOOKUP([.AU81];[.$AU$3:.$BG$29];5)" table:style-name="ce300">
            <text:p>#REF!</text:p>
          </table:table-cell>
          <table:table-cell office:value-type="float" office:value="0" table:formula="of:=VLOOKUP([.AU81];[.$AU$3:.$BG$29];6)" table:style-name="ce300">
            <text:p>#REF!</text:p>
          </table:table-cell>
          <table:table-cell office:value-type="float" office:value="0" table:formula="of:=VLOOKUP([.AU81];[.$AU$3:.$BG$29];7)" table:style-name="ce300">
            <text:p>#REF!</text:p>
          </table:table-cell>
          <table:table-cell office:value-type="float" office:value="0" table:formula="of:=VLOOKUP([.AU81];[.$AU$3:.$BG$29];8)" table:style-name="ce300">
            <text:p>#REF!</text:p>
          </table:table-cell>
          <table:table-cell office:value-type="float" office:value="0" table:formula="of:=VLOOKUP([.AU81];[.$AU$3:.$BG$29];9)" table:style-name="ce300">
            <text:p>#REF!</text:p>
          </table:table-cell>
          <table:table-cell office:value-type="float" office:value="0" table:formula="of:=VLOOKUP([.AU81];[.$AU$3:.$BG$29];10)" table:style-name="ce300">
            <text:p>#REF!</text:p>
          </table:table-cell>
          <table:table-cell office:value-type="float" office:value="0" table:formula="of:=VLOOKUP([.AU81];[.$AU$3:.$BG$29];11)" table:style-name="ce300">
            <text:p>#REF!</text:p>
          </table:table-cell>
          <table:table-cell office:value-type="float" office:value="0" table:formula="of:=VLOOKUP([.AU81];[.$AU$3:.$BG$29];12)" table:style-name="ce300">
            <text:p>#REF!</text:p>
          </table:table-cell>
          <table:table-cell office:value-type="float" office:value="0" table:formula="of:=VLOOKUP([.AU81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20.2" table:formula="of:=[SCTcuacoc.G134]" table:style-name="ce322">
            <text:p>20,2</text:p>
          </table:table-cell>
          <table:table-cell office:value-type="float" office:value="1263.2" table:formula="of:=[.B79]+([.B80]-[.B79])/([.A80]-[.A79])*([.A81]-[.A79])" table:style-name="ce323">
            <text:p>1263,2</text:p>
          </table:table-cell>
          <table:table-cell office:value-type="float" office:value="852" table:formula="of:=[.C79]+([.C80]-[.C79])/([.A80]-[.A79])*([.A81]-[.A79])" table:style-name="ce323">
            <text:p>852</text:p>
          </table:table-cell>
          <table:table-cell office:value-type="float" office:value="481.6" table:formula="of:=[.D79]+([.D80]-[.D79])/([.A80]-[.A79])*([.A81]-[.A79])" table:style-name="ce324">
            <text:p>481,6</text:p>
          </table:table-cell>
          <table:table-cell office:value-type="float" office:value="321.2" table:formula="of:=[.E79]+([.E80]-[.E79])/([.A80]-[.A79])*([.A81]-[.A79])" table:style-name="ce324">
            <text:p>321,2</text:p>
          </table:table-cell>
          <table:table-cell office:value-type="float" office:value="180.6" table:formula="of:=[.F79]+([.F80]-[.F79])/([.A80]-[.A79])*([.A81]-[.A79])" table:style-name="ce324">
            <text:p>180,6</text:p>
          </table:table-cell>
          <table:table-cell office:value-type="float" office:value="1263.2" table:formula="of:=[.G79]+([.G80]-[.G79])/([.A80]-[.A79])*([.A81]-[.A79])" table:style-name="ce323">
            <text:p>1263,2</text:p>
          </table:table-cell>
          <table:table-cell office:value-type="float" office:value="852" table:formula="of:=[.H79]+([.H80]-[.H79])/([.A80]-[.A79])*([.A81]-[.A79])" table:style-name="ce324">
            <text:p>852,0</text:p>
          </table:table-cell>
          <table:table-cell office:value-type="float" office:value="622.4" table:formula="of:=[.I79]+([.I80]-[.I79])/([.A80]-[.A79])*([.A81]-[.A79])" table:style-name="ce323">
            <text:p>622,4</text:p>
          </table:table-cell>
          <table:table-cell office:value-type="float" office:value="452.8" table:formula="of:=[.J79]+([.J80]-[.J79])/([.A80]-[.A79])*([.A81]-[.A79])" table:style-name="ce324">
            <text:p>452,8</text:p>
          </table:table-cell>
          <table:table-cell office:value-type="float" office:value="321.2" table:formula="of:=[.K79]+([.K80]-[.K79])/([.A80]-[.A79])*([.A81]-[.A79])" table:style-name="ce323">
            <text:p>321,2</text:p>
          </table:table-cell>
          <table:table-cell office:value-type="float" office:value="180.6" table:formula="of:=[.L79]+([.L80]-[.L79])/([.A80]-[.A79])*([.A81]-[.A79])" table:style-name="ce324">
            <text:p>180,6</text:p>
          </table:table-cell>
          <table:table-cell office:value-type="float" office:value="110.4" table:formula="of:=[.M79]+([.M80]-[.M79])/([.A80]-[.A79])*([.A81]-[.A79])" table:style-name="ce323">
            <text:p>110,4</text:p>
          </table:table-cell>
          <table:table-cell office:value-type="float" office:value="110.4" table:formula="of:=HLOOKUP([.N78];[.G78:.M81];4)" table:style-name="ce323">
            <text:p>110,4</text:p>
          </table:table-cell>
          <table:table-cell office:value-type="float" office:value="110.4" table:formula="of:=HLOOKUP([.O78];[.G78:.M81];4)" table:style-name="ce323">
            <text:p>110,4</text:p>
          </table:table-cell>
          <table:table-cell office:value-type="float" office:value="110.4" table:formula="of:=[.N81]+([.O81]-[.N81])*([.P78]-[.N78])/([.O78]-[.N78])" table:style-name="ce323">
            <text:p>110,4</text:p>
          </table:table-cell>
          <table:table-cell office:value-type="float" office:value="20.2" table:formula="of:=[.A81]" table:style-name="ce322">
            <text:p>20,2</text:p>
          </table:table-cell>
          <table:table-cell office:value-type="float" office:value="7.9279999999999999" table:formula="of:=[.R79]+([.R80]-[.R79])*([.Q81]-[.Q79])/([.Q80]-[.Q79])" table:style-name="ce323">
            <text:p>7,928</text:p>
          </table:table-cell>
          <table:table-cell office:value-type="float" office:value="7.9279999999999999" table:formula="of:=[.S79]+([.S80]-[.S79])*([.Q81]-[.Q79])/([.Q80]-[.Q79])" table:style-name="ce323">
            <text:p>7,928</text:p>
          </table:table-cell>
          <table:table-cell office:value-type="float" office:value="5.6199999999999992" table:formula="of:=[.T79]+([.T80]-[.T79])*([.Q81]-[.Q79])/([.Q80]-[.Q79])" table:style-name="ce324">
            <text:p>5,6</text:p>
          </table:table-cell>
          <table:table-cell office:value-type="float" office:value="4.1119999999999992" table:formula="of:=[.U79]+([.U80]-[.U79])*([.Q81]-[.Q79])/([.Q80]-[.Q79])" table:style-name="ce323">
            <text:p>4,112</text:p>
          </table:table-cell>
          <table:table-cell office:value-type="float" office:value="4.1119999999999992" table:formula="of:=[.V79]+([.V80]-[.V79])*([.Q81]-[.Q79])/([.Q80]-[.Q79])" table:style-name="ce323">
            <text:p>4,112</text:p>
          </table:table-cell>
          <table:table-cell office:value-type="float" office:value="2" table:formula="of:=[.W79]+([.W80]-[.W79])*([.Q81]-[.Q79])/([.Q80]-[.Q79])" table:style-name="ce323">
            <text:p>2</text:p>
          </table:table-cell>
          <table:table-cell table:style-name="ce323"/>
          <table:table-cell office:value-type="float" office:value="0" table:formula="of:=[.Y79]+([.Y80]-[.Y79])*([.Q81]-[.Q79])/([.Q80]-[.Q79])" table:style-name="ce323">
            <text:p>0</text:p>
          </table:table-cell>
          <table:table-cell table:style-name="ce323"/>
          <table:table-cell office:value-type="float" office:value="1.2" table:formula="of:=[.AA79]+([.AA80]-[.AA79])*([.Q81]-[.Q79])/([.Q80]-[.Q79])" table:style-name="ce323">
            <text:p>1,2</text:p>
          </table:table-cell>
          <table:table-cell table:style-name="ce323"/>
          <table:table-cell office:value-type="float" office:value="0" table:formula="of:=[.AC79]+([.AC80]-[.AC79])*([.Q81]-[.Q79])/([.Q80]-[.Q79])" table:style-name="ce323">
            <text:p>0</text:p>
          </table:table-cell>
          <table:table-cell office:value-type="float" office:value="0.8" table:formula="of:=[.AD79]+([.AD80]-[.AD79])*([.Q81]-[.Q79])/([.Q80]-[.Q79])" table:style-name="ce323">
            <text:p>0,8</text:p>
          </table:table-cell>
          <table:table-cell table:number-columns-repeated="2" table:style-name="ce323"/>
          <table:table-cell office:value-type="float" office:value="7.9279999999999999" table:formula="of:=IF(OR([SCTcuacoc.D134]=&quot;c¸t sái&quot;;[SCTcuacoc.D134]=&quot;c¸t th«&quot;;[SCTcuacoc.D134]=&quot;c¸t th« võa&quot;);[.S81];IF([SCTcuacoc.D134]=&quot;c¸t mÞn&quot;;[.T81];IF([SCTcuacoc.D134]=&quot;c¸t bôi&quot;;[.U81];[.AG79])))" table:style-name="ce337">
            <text:p>7,928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INT([.AU79]/0.4)*0.4+0.4" table:style-name="ce334">
            <text:p>#REF!</text:p>
          </table:table-cell>
          <table:table-cell office:value-type="float" office:value="0" table:formula="of:=([.AV80]-[.AV79])/0.4*([.AU79]-[.AU80])+[.AV79]" table:style-name="ce323">
            <text:p>#REF!</text:p>
          </table:table-cell>
          <table:table-cell office:value-type="float" office:value="0" table:formula="of:=([.AW80]-[.AW79])/0.4*([.AU79]-[.AU80])+[.AW79]" table:style-name="ce323">
            <text:p>#REF!</text:p>
          </table:table-cell>
          <table:table-cell office:value-type="float" office:value="0" table:formula="of:=([.AX80]-[.AX79])/0.4*([.AU79]-[.AU80])+[.AX79]" table:style-name="ce323">
            <text:p>#REF!</text:p>
          </table:table-cell>
          <table:table-cell office:value-type="float" office:value="0" table:formula="of:=([.AY80]-[.AY79])/0.4*([.AU79]-[.AU80])+[.AY79]" table:style-name="ce323">
            <text:p>#REF!</text:p>
          </table:table-cell>
          <table:table-cell office:value-type="float" office:value="0" table:formula="of:=([.AZ80]-[.AZ79])/0.4*([.AU79]-[.AU80])+[.AZ79]" table:style-name="ce323">
            <text:p>#REF!</text:p>
          </table:table-cell>
          <table:table-cell office:value-type="float" office:value="0" table:formula="of:=([.BA80]-[.BA79])/0.4*([.AU79]-[.AU80])+[.BA79]" table:style-name="ce323">
            <text:p>#REF!</text:p>
          </table:table-cell>
          <table:table-cell office:value-type="float" office:value="0" table:formula="of:=([.BB80]-[.BB79])/0.4*([.AU79]-[.AU80])+[.BB79]" table:style-name="ce323">
            <text:p>#REF!</text:p>
          </table:table-cell>
          <table:table-cell office:value-type="float" office:value="0" table:formula="of:=([.BC80]-[.BC79])/0.4*([.AU79]-[.AU80])+[.BC79]" table:style-name="ce323">
            <text:p>#REF!</text:p>
          </table:table-cell>
          <table:table-cell office:value-type="float" office:value="0" table:formula="of:=([.BD80]-[.BD79])/0.4*([.AU79]-[.AU80])+[.BD79]" table:style-name="ce323">
            <text:p>#REF!</text:p>
          </table:table-cell>
          <table:table-cell office:value-type="float" office:value="0" table:formula="of:=([.BE80]-[.BE79])/0.4*([.AU79]-[.AU80])+[.BE79]" table:style-name="ce323">
            <text:p>#REF!</text:p>
          </table:table-cell>
          <table:table-cell office:value-type="float" office:value="0" table:formula="of:=([.BF80]-[.BF79])/0.4*([.AU79]-[.AU80])+[.BF79]" table:style-name="ce323">
            <text:p>#REF!</text:p>
          </table:table-cell>
          <table:table-cell office:value-type="float" office:value="0" table:formula="of:=([.BG80]-[.BG79])/0.4*([.AU79]-[.AU80])+[.BG79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82]/0.2)*0.2" table:style-name="ce318">
            <text:p>#REF!</text:p>
          </table:table-cell>
          <table:table-cell office:value-type="float" office:value="0" table:formula="of:=[.BI82]+0.2" table:style-name="ce320">
            <text:p>#REF!</text:p>
          </table:table-cell>
          <table:table-cell office:value-type="float" office:value="0" table:formula="of:=([.BJ83]-[.BI83])/0.2*([.BH82]-[.BI82])+[.BI83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83]*10)/10" table:style-name="ce305">
            <text:p>1</text:p>
          </table:table-cell>
          <table:table-cell office:value-type="float" office:value="1.1000000000000001" table:formula="of:=INT([.P83]*10)/10+0.1" table:style-name="ce305">
            <text:p>1,1</text:p>
          </table:table-cell>
          <table:table-cell office:value-type="float" office:value="1" table:formula="of:=IF(OR([SCTcuacoc.$D$135]=&quot;c¸t sái&quot;;[SCTcuacoc.$D$135]=&quot;c¸t th«&quot;;[SCTcuacoc.$D$135]=&quot;c¸t th« võa&quot;;[SCTcuacoc.$D$135]=&quot;c¸t mÞn&quot;;[SCTcuacoc.$D$135]=&quot;c¸t bôi&quot;);1;[SCTcuacoc.$D$135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83]/0.1)/10" table:style-name="ce305">
            <text:p>1</text:p>
          </table:table-cell>
          <table:table-cell office:value-type="float" office:value="1.1000000000000001" table:formula="of:=INT([.AG83]*10)/10+0.1" table:style-name="ce305">
            <text:p>1,1</text:p>
          </table:table-cell>
          <table:table-cell office:value-type="float" office:value="1" table:formula="of:=[.P83]" table:style-name="ce342">
            <text:p>1,00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84];[.$AU$3:.$BG$29];2)" table:style-name="ce300">
            <text:p>#REF!</text:p>
          </table:table-cell>
          <table:table-cell office:value-type="float" office:value="0" table:formula="of:=VLOOKUP([.AU84];[.$AU$3:.$BG$29];3)" table:style-name="ce300">
            <text:p>#REF!</text:p>
          </table:table-cell>
          <table:table-cell office:value-type="float" office:value="0" table:formula="of:=VLOOKUP([.AU84];[.$AU$3:.$BG$29];4)" table:style-name="ce300">
            <text:p>#REF!</text:p>
          </table:table-cell>
          <table:table-cell office:value-type="float" office:value="0" table:formula="of:=VLOOKUP([.AU84];[.$AU$3:.$BG$29];5)" table:style-name="ce300">
            <text:p>#REF!</text:p>
          </table:table-cell>
          <table:table-cell office:value-type="float" office:value="0" table:formula="of:=VLOOKUP([.AU84];[.$AU$3:.$BG$29];6)" table:style-name="ce300">
            <text:p>#REF!</text:p>
          </table:table-cell>
          <table:table-cell office:value-type="float" office:value="0" table:formula="of:=VLOOKUP([.AU84];[.$AU$3:.$BG$29];7)" table:style-name="ce300">
            <text:p>#REF!</text:p>
          </table:table-cell>
          <table:table-cell office:value-type="float" office:value="0" table:formula="of:=VLOOKUP([.AU84];[.$AU$3:.$BG$29];8)" table:style-name="ce300">
            <text:p>#REF!</text:p>
          </table:table-cell>
          <table:table-cell office:value-type="float" office:value="0" table:formula="of:=VLOOKUP([.AU84];[.$AU$3:.$BG$29];9)" table:style-name="ce300">
            <text:p>#REF!</text:p>
          </table:table-cell>
          <table:table-cell office:value-type="float" office:value="0" table:formula="of:=VLOOKUP([.AU84];[.$AU$3:.$BG$29];10)" table:style-name="ce300">
            <text:p>#REF!</text:p>
          </table:table-cell>
          <table:table-cell office:value-type="float" office:value="0" table:formula="of:=VLOOKUP([.AU84];[.$AU$3:.$BG$29];11)" table:style-name="ce300">
            <text:p>#REF!</text:p>
          </table:table-cell>
          <table:table-cell office:value-type="float" office:value="0" table:formula="of:=VLOOKUP([.AU84];[.$AU$3:.$BG$29];12)" table:style-name="ce300">
            <text:p>#REF!</text:p>
          </table:table-cell>
          <table:table-cell office:value-type="float" office:value="0" table:formula="of:=VLOOKUP([.AU84];[.$AU$3:.$BG$29];13)" table:style-name="ce300">
            <text:p>#REF!</text:p>
          </table:table-cell>
          <table:table-cell table:style-name="ce300"/>
          <table:table-cell office:value-type="float" office:value="0" table:formula="of:=HLOOKUP([.BI82];[.AV82:.BG85];4)" table:style-name="ce300">
            <text:p>#REF!</text:p>
          </table:table-cell>
          <table:table-cell office:value-type="float" office:value="0" table:formula="of:=HLOOKUP([.BJ82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20" table:formula="of:=IF([.A86]&gt;10;INT([.A86]/5)*5;INT([.A86]))" table:style-name="ce310">
            <text:p>20</text:p>
          </table:table-cell>
          <table:table-cell office:value-type="float" office:value="1260" table:formula="of:=IF([.A84]&lt;=35;VLOOKUP([.A84];[.$A$7:.$M$26];2);[.$B$26])" table:style-name="ce300">
            <text:p>1260</text:p>
          </table:table-cell>
          <table:table-cell office:value-type="float" office:value="850" table:formula="of:=IF([.A84]&lt;=35;VLOOKUP([.A84];[.$A$7:.$M$26];3);[.$C$26])" table:style-name="ce300">
            <text:p>850</text:p>
          </table:table-cell>
          <table:table-cell office:value-type="float" office:value="480" table:formula="of:=IF([.A84]&lt;=35;VLOOKUP([.A84];[.$A$7:.$M$26];4);[.$D$26])" table:style-name="ce311">
            <text:p>480,0</text:p>
          </table:table-cell>
          <table:table-cell office:value-type="float" office:value="320" table:formula="of:=IF([.A84]&lt;=35;VLOOKUP([.A84];[.$A$7:.$M$26];5);[.$E$26])" table:style-name="ce311">
            <text:p>320,0</text:p>
          </table:table-cell>
          <table:table-cell office:value-type="float" office:value="180" table:formula="of:=IF([.A84]&lt;=35;VLOOKUP([.A84];[.$A$7:.$M$26];6);[.$F$26])" table:style-name="ce311">
            <text:p>180,0</text:p>
          </table:table-cell>
          <table:table-cell office:value-type="float" office:value="1260" table:formula="of:=IF([.A84]&lt;=35;VLOOKUP([.A84];[.$A$7:.$M$26];7);[.$G$26])" table:style-name="ce300">
            <text:p>1260</text:p>
          </table:table-cell>
          <table:table-cell office:value-type="float" office:value="850" table:formula="of:=IF([.A84]&lt;=35;VLOOKUP([.A84];[.$A$7:.$M$26];8);[.$H$26])" table:style-name="ce311">
            <text:p>850,0</text:p>
          </table:table-cell>
          <table:table-cell office:value-type="float" office:value="620" table:formula="of:=IF([.A84]&lt;=35;VLOOKUP([.A84];[.$A$7:.$M$26];9);[.$I$26])" table:style-name="ce300">
            <text:p>620</text:p>
          </table:table-cell>
          <table:table-cell office:value-type="float" office:value="450" table:formula="of:=IF([.A84]&lt;=35;VLOOKUP([.A84];[.$A$7:.$M$26];10);[.$J$26])" table:style-name="ce311">
            <text:p>450,0</text:p>
          </table:table-cell>
          <table:table-cell office:value-type="float" office:value="320" table:formula="of:=IF([.A84]&lt;=35;VLOOKUP([.A84];[.$A$7:.$M$26];11);[.$K$26])" table:style-name="ce300">
            <text:p>320</text:p>
          </table:table-cell>
          <table:table-cell office:value-type="float" office:value="180" table:formula="of:=IF([.A84]&lt;=35;VLOOKUP([.A84];[.$A$7:.$M$26];12);[.$L$26])" table:style-name="ce311">
            <text:p>180,0</text:p>
          </table:table-cell>
          <table:table-cell office:value-type="float" office:value="110" table:formula="of:=IF([.A84]&lt;=35;VLOOKUP([.A84];[.$A$7:.$M$26];13);[.$M$26])" table:style-name="ce300">
            <text:p>110</text:p>
          </table:table-cell>
          <table:table-cell table:number-columns-repeated="2" table:style-name="ce300"/>
          <table:table-cell office:value-type="float" office:value="497.6" table:formula="of:=IF([SCTcuacoc.$D$135]=&quot;c¸t sái&quot;;[.B86];IF([SCTcuacoc.$D$135]=&quot;c¸t th«&quot;;[.C86];IF([SCTcuacoc.$D$135]=&quot;c¸t th« võa&quot;;[.D86];IF([SCTcuacoc.$D$135]=&quot;c¸t mÞn&quot;;[.E86];IF([SCTcuacoc.$D$135]=&quot;c¸t bôi&quot;;[.F86];[.P86])))))" table:style-name="ce313">
            <text:p>497,60</text:p>
          </table:table-cell>
          <table:table-cell office:value-type="float" office:value="20" table:formula="of:=IF([.Q86]&lt;=10;INT([.Q86]);(INT([.Q86]/5)*5))" table:style-name="ce310">
            <text:p>20</text:p>
          </table:table-cell>
          <table:table-cell office:value-type="float" office:value="7.9" table:formula="of:=VLOOKUP([.Q84];[.$Q$7:.$AD$22];2)" table:style-name="ce300">
            <text:p>7,9</text:p>
          </table:table-cell>
          <table:table-cell office:value-type="float" office:value="7.9" table:formula="of:=VLOOKUP([.Q84];[.$Q$7:.$AD$22];3)" table:style-name="ce300">
            <text:p>7,9</text:p>
          </table:table-cell>
          <table:table-cell office:value-type="float" office:value="5.6" table:formula="of:=VLOOKUP([.Q84];[.$Q$7:.$AD$22];4)" table:style-name="ce311">
            <text:p>5,6</text:p>
          </table:table-cell>
          <table:table-cell office:value-type="float" office:value="4.0999999999999996" table:formula="of:=VLOOKUP([.Q84];[.$Q$7:.$AD$22];5)" table:style-name="ce300">
            <text:p>4,1</text:p>
          </table:table-cell>
          <table:table-cell office:value-type="float" office:value="4.0999999999999996" table:formula="of:=VLOOKUP([.Q84];[.$Q$7:.$AD$22];5)" table:style-name="ce300">
            <text:p>4,1</text:p>
          </table:table-cell>
          <table:table-cell office:value-type="float" office:value="2" table:formula="of:=VLOOKUP([.Q84];[.$Q$7:.$AD$22];7)" table:style-name="ce300">
            <text:p>2</text:p>
          </table:table-cell>
          <table:table-cell table:style-name="ce300"/>
          <table:table-cell office:value-type="float" office:value="0" table:formula="of:=VLOOKUP([.Q84];[.$Q$7:.$AD$22];8)" table:style-name="ce300">
            <text:p>0</text:p>
          </table:table-cell>
          <table:table-cell table:style-name="ce300"/>
          <table:table-cell office:value-type="float" office:value="1.2" table:formula="of:=VLOOKUP([.Q84];[.$Q$7:.$AD$22];9)" table:style-name="ce300">
            <text:p>1,2</text:p>
          </table:table-cell>
          <table:table-cell table:style-name="ce300"/>
          <table:table-cell office:value-type="float" office:value="0" table:formula="of:=VLOOKUP([.Q84];[.$Q$7:.$AD$22];10)" table:style-name="ce300">
            <text:p>0</text:p>
          </table:table-cell>
          <table:table-cell office:value-type="float" office:value="0.8" table:formula="of:=VLOOKUP([.Q84];[.$Q$7:.$AD$22];11)" table:style-name="ce300">
            <text:p>0,8</text:p>
          </table:table-cell>
          <table:table-cell office:value-type="float" office:value="0.8" table:formula="of:=HLOOKUP([.AE83];[.R83:.AD86];4)" table:style-name="ce300">
            <text:p>0,8</text:p>
          </table:table-cell>
          <table:table-cell office:value-type="float" office:value="0.8" table:formula="of:=HLOOKUP([.AF83];[.R83:.AD86];4)" table:style-name="ce300">
            <text:p>0,8</text:p>
          </table:table-cell>
          <table:table-cell office:value-type="float" office:value="0.8" table:formula="of:=[.AE84]+([.AF84]-[.AE84])*([.AG83]-[.AE83])/([.AF83]-[.AE83])" table:style-name="ce336">
            <text:p>0,8</text:p>
          </table:table-cell>
          <table:table-cell table:number-columns-repeated="3" table:style-name="ce312"/>
          <table:table-cell table:number-columns-repeated="10" table:style-name="ce281"/>
          <table:table-cell office:value-type="float" office:value="0" table:formula="of:=INT([.AU83]/0.4)*0.4" table:style-name="ce331">
            <text:p>#REF!</text:p>
          </table:table-cell>
          <table:table-cell office:value-type="float" office:value="0" table:formula="of:=VLOOKUP([.AU85];[.$AU$3:.$BG$29];2)" table:style-name="ce300">
            <text:p>#REF!</text:p>
          </table:table-cell>
          <table:table-cell office:value-type="float" office:value="0" table:formula="of:=VLOOKUP([.AU85];[.$AU$3:.$BG$29];3)" table:style-name="ce300">
            <text:p>#REF!</text:p>
          </table:table-cell>
          <table:table-cell office:value-type="float" office:value="0" table:formula="of:=VLOOKUP([.AU85];[.$AU$3:.$BG$29];4)" table:style-name="ce300">
            <text:p>#REF!</text:p>
          </table:table-cell>
          <table:table-cell office:value-type="float" office:value="0" table:formula="of:=VLOOKUP([.AU85];[.$AU$3:.$BG$29];5)" table:style-name="ce300">
            <text:p>#REF!</text:p>
          </table:table-cell>
          <table:table-cell office:value-type="float" office:value="0" table:formula="of:=VLOOKUP([.AU85];[.$AU$3:.$BG$29];6)" table:style-name="ce300">
            <text:p>#REF!</text:p>
          </table:table-cell>
          <table:table-cell office:value-type="float" office:value="0" table:formula="of:=VLOOKUP([.AU85];[.$AU$3:.$BG$29];7)" table:style-name="ce300">
            <text:p>#REF!</text:p>
          </table:table-cell>
          <table:table-cell office:value-type="float" office:value="0" table:formula="of:=VLOOKUP([.AU85];[.$AU$3:.$BG$29];8)" table:style-name="ce300">
            <text:p>#REF!</text:p>
          </table:table-cell>
          <table:table-cell office:value-type="float" office:value="0" table:formula="of:=VLOOKUP([.AU85];[.$AU$3:.$BG$29];9)" table:style-name="ce300">
            <text:p>#REF!</text:p>
          </table:table-cell>
          <table:table-cell office:value-type="float" office:value="0" table:formula="of:=VLOOKUP([.AU85];[.$AU$3:.$BG$29];10)" table:style-name="ce300">
            <text:p>#REF!</text:p>
          </table:table-cell>
          <table:table-cell office:value-type="float" office:value="0" table:formula="of:=VLOOKUP([.AU85];[.$AU$3:.$BG$29];11)" table:style-name="ce300">
            <text:p>#REF!</text:p>
          </table:table-cell>
          <table:table-cell office:value-type="float" office:value="0" table:formula="of:=VLOOKUP([.AU85];[.$AU$3:.$BG$29];12)" table:style-name="ce300">
            <text:p>#REF!</text:p>
          </table:table-cell>
          <table:table-cell office:value-type="float" office:value="0" table:formula="of:=VLOOKUP([.AU85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25" table:formula="of:=IF([.A86]&gt;10;INT([.A86]/5)*5+5;INT([.A86])+1)" table:style-name="ce310">
            <text:p>25</text:p>
          </table:table-cell>
          <table:table-cell office:value-type="float" office:value="1340" table:formula="of:=IF([.A85]&lt;=35;VLOOKUP([.A85];[.$A$7:.$M$22];2);[.$B$26])" table:style-name="ce300">
            <text:p>1340</text:p>
          </table:table-cell>
          <table:table-cell office:value-type="float" office:value="900" table:formula="of:=IF([.A85]&lt;=35;VLOOKUP([.A85];[.$A$7:.$M$22];3);[.$C$26])" table:style-name="ce300">
            <text:p>900</text:p>
          </table:table-cell>
          <table:table-cell office:value-type="float" office:value="520" table:formula="of:=IF([.A85]&lt;=35;VLOOKUP([.A85];[.$A$7:.$M$22];4);[.$D$26])" table:style-name="ce311">
            <text:p>520,0</text:p>
          </table:table-cell>
          <table:table-cell office:value-type="float" office:value="350" table:formula="of:=IF([.A85]&lt;=35;VLOOKUP([.A85];[.$A$7:.$M$26];5);[.$E$26])" table:style-name="ce311">
            <text:p>350,0</text:p>
          </table:table-cell>
          <table:table-cell office:value-type="float" office:value="195" table:formula="of:=IF([.A85]&lt;=35;VLOOKUP([.A85];[.$A$7:.$M$22];6);[.$F$26])" table:style-name="ce311">
            <text:p>195,0</text:p>
          </table:table-cell>
          <table:table-cell office:value-type="float" office:value="1340" table:formula="of:=IF([.A85]&lt;=35;VLOOKUP([.A85];[.$A$7:.$M$22];7);[.$G$26])" table:style-name="ce300">
            <text:p>1340</text:p>
          </table:table-cell>
          <table:table-cell office:value-type="float" office:value="900" table:formula="of:=IF([.A85]&lt;=35;VLOOKUP([.A85];[.$A$7:.$M$22];8);[.$H$26])" table:style-name="ce311">
            <text:p>900,0</text:p>
          </table:table-cell>
          <table:table-cell office:value-type="float" office:value="680" table:formula="of:=IF([.A85]&lt;=35;VLOOKUP([.A85];[.$A$7:.$M$22];9);[.$I$26])" table:style-name="ce300">
            <text:p>680</text:p>
          </table:table-cell>
          <table:table-cell office:value-type="float" office:value="520" table:formula="of:=IF([.A85]&lt;=35;VLOOKUP([.A85];[.$A$7:.$M$22];10);[.$J$26])" table:style-name="ce311">
            <text:p>520,0</text:p>
          </table:table-cell>
          <table:table-cell office:value-type="float" office:value="350" table:formula="of:=IF([.A85]&lt;=35;VLOOKUP([.A85];[.$A$7:.$M$22];11);[.$K$26])" table:style-name="ce300">
            <text:p>350</text:p>
          </table:table-cell>
          <table:table-cell office:value-type="float" office:value="195" table:formula="of:=IF([.A85]&lt;=35;VLOOKUP([.A85];[.$A$7:.$M$22];12);[.$L$26])" table:style-name="ce311">
            <text:p>195,0</text:p>
          </table:table-cell>
          <table:table-cell office:value-type="float" office:value="120" table:formula="of:=IF([.A85]&lt;=35;VLOOKUP([.A85];[.$A$7:.$M$22];13);[.$M$26])" table:style-name="ce300">
            <text:p>120</text:p>
          </table:table-cell>
          <table:table-cell table:number-columns-repeated="3" table:style-name="ce300"/>
          <table:table-cell office:value-type="float" office:value="25" table:formula="of:=IF([.Q86]&lt;=10;INT([.Q86])+1;(INT([.Q86]/5)*5+5))" table:style-name="ce310">
            <text:p>25</text:p>
          </table:table-cell>
          <table:table-cell office:value-type="float" office:value="8.6" table:formula="of:=VLOOKUP([.Q85];[.$Q$7:.$AD$22];2)" table:style-name="ce300">
            <text:p>8,6</text:p>
          </table:table-cell>
          <table:table-cell office:value-type="float" office:value="8.6" table:formula="of:=VLOOKUP([.Q85];[.$Q$7:.$AD$22];3)" table:style-name="ce300">
            <text:p>8,6</text:p>
          </table:table-cell>
          <table:table-cell office:value-type="float" office:value="6.1" table:formula="of:=VLOOKUP([.Q85];[.$Q$7:.$AD$22];4)" table:style-name="ce311">
            <text:p>6,1</text:p>
          </table:table-cell>
          <table:table-cell office:value-type="float" office:value="4.4000000000000004" table:formula="of:=VLOOKUP([.Q85];[.$Q$7:.$AD$22];5)" table:style-name="ce300">
            <text:p>4,4</text:p>
          </table:table-cell>
          <table:table-cell office:value-type="float" office:value="4.4000000000000004" table:formula="of:=VLOOKUP([.Q85];[.$Q$7:.$AD$22];5)" table:style-name="ce300">
            <text:p>4,4</text:p>
          </table:table-cell>
          <table:table-cell office:value-type="float" office:value="2" table:formula="of:=VLOOKUP([.Q85];[.$Q$7:.$AD$22];7)" table:style-name="ce300">
            <text:p>2</text:p>
          </table:table-cell>
          <table:table-cell table:style-name="ce300"/>
          <table:table-cell office:value-type="float" office:value="0" table:formula="of:=VLOOKUP([.Q85];[.$Q$7:.$AD$22];8)" table:style-name="ce300">
            <text:p>0</text:p>
          </table:table-cell>
          <table:table-cell table:style-name="ce300"/>
          <table:table-cell office:value-type="float" office:value="1.2" table:formula="of:=VLOOKUP([.Q85];[.$Q$7:.$AD$22];9)" table:style-name="ce300">
            <text:p>1,2</text:p>
          </table:table-cell>
          <table:table-cell table:style-name="ce300"/>
          <table:table-cell office:value-type="float" office:value="0" table:formula="of:=VLOOKUP([.Q85];[.$Q$7:.$AD$22];10)" table:style-name="ce300">
            <text:p>0</text:p>
          </table:table-cell>
          <table:table-cell office:value-type="float" office:value="0.8" table:formula="of:=VLOOKUP([.Q85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300"/>
          <table:table-cell table:number-columns-repeated="10" table:style-name="ce281"/>
          <table:table-cell office:value-type="float" office:value="0" table:formula="of:=INT([.AU83]/0.4)*0.4+0.4" table:style-name="ce334">
            <text:p>#REF!</text:p>
          </table:table-cell>
          <table:table-cell office:value-type="float" office:value="0" table:formula="of:=([.AV84]-[.AV83])/0.4*([.AU83]-[.AU84])+[.AV83]" table:style-name="ce323">
            <text:p>#REF!</text:p>
          </table:table-cell>
          <table:table-cell office:value-type="float" office:value="0" table:formula="of:=([.AW84]-[.AW83])/0.4*([.AU83]-[.AU84])+[.AW83]" table:style-name="ce323">
            <text:p>#REF!</text:p>
          </table:table-cell>
          <table:table-cell office:value-type="float" office:value="0" table:formula="of:=([.AX84]-[.AX83])/0.4*([.AU83]-[.AU84])+[.AX83]" table:style-name="ce323">
            <text:p>#REF!</text:p>
          </table:table-cell>
          <table:table-cell office:value-type="float" office:value="0" table:formula="of:=([.AY84]-[.AY83])/0.4*([.AU83]-[.AU84])+[.AY83]" table:style-name="ce323">
            <text:p>#REF!</text:p>
          </table:table-cell>
          <table:table-cell office:value-type="float" office:value="0" table:formula="of:=([.AZ84]-[.AZ83])/0.4*([.AU83]-[.AU84])+[.AZ83]" table:style-name="ce323">
            <text:p>#REF!</text:p>
          </table:table-cell>
          <table:table-cell office:value-type="float" office:value="0" table:formula="of:=([.BA84]-[.BA83])/0.4*([.AU83]-[.AU84])+[.BA83]" table:style-name="ce323">
            <text:p>#REF!</text:p>
          </table:table-cell>
          <table:table-cell office:value-type="float" office:value="0" table:formula="of:=([.BB84]-[.BB83])/0.4*([.AU83]-[.AU84])+[.BB83]" table:style-name="ce323">
            <text:p>#REF!</text:p>
          </table:table-cell>
          <table:table-cell office:value-type="float" office:value="0" table:formula="of:=([.BC84]-[.BC83])/0.4*([.AU83]-[.AU84])+[.BC83]" table:style-name="ce323">
            <text:p>#REF!</text:p>
          </table:table-cell>
          <table:table-cell office:value-type="float" office:value="0" table:formula="of:=([.BD84]-[.BD83])/0.4*([.AU83]-[.AU84])+[.BD83]" table:style-name="ce323">
            <text:p>#REF!</text:p>
          </table:table-cell>
          <table:table-cell office:value-type="float" office:value="0" table:formula="of:=([.BE84]-[.BE83])/0.4*([.AU83]-[.AU84])+[.BE83]" table:style-name="ce323">
            <text:p>#REF!</text:p>
          </table:table-cell>
          <table:table-cell office:value-type="float" office:value="0" table:formula="of:=([.BF84]-[.BF83])/0.4*([.AU83]-[.AU84])+[.BF83]" table:style-name="ce323">
            <text:p>#REF!</text:p>
          </table:table-cell>
          <table:table-cell office:value-type="float" office:value="0" table:formula="of:=([.BG84]-[.BG83])/0.4*([.AU83]-[.AU84])+[.BG83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office:value-type="float" office:value="22.2" table:formula="of:=[SCTcuacoc.G135]" table:style-name="ce322">
            <text:p>22,2</text:p>
          </table:table-cell>
          <table:table-cell office:value-type="float" office:value="1295.2" table:formula="of:=[.B84]+([.B85]-[.B84])/([.A85]-[.A84])*([.A86]-[.A84])" table:style-name="ce323">
            <text:p>1295,2</text:p>
          </table:table-cell>
          <table:table-cell office:value-type="float" office:value="872" table:formula="of:=[.C84]+([.C85]-[.C84])/([.A85]-[.A84])*([.A86]-[.A84])" table:style-name="ce323">
            <text:p>872</text:p>
          </table:table-cell>
          <table:table-cell office:value-type="float" office:value="497.6" table:formula="of:=[.D84]+([.D85]-[.D84])/([.A85]-[.A84])*([.A86]-[.A84])" table:style-name="ce324">
            <text:p>497,6</text:p>
          </table:table-cell>
          <table:table-cell office:value-type="float" office:value="333.2" table:formula="of:=[.E84]+([.E85]-[.E84])/([.A85]-[.A84])*([.A86]-[.A84])" table:style-name="ce324">
            <text:p>333,2</text:p>
          </table:table-cell>
          <table:table-cell office:value-type="float" office:value="186.6" table:formula="of:=[.F84]+([.F85]-[.F84])/([.A85]-[.A84])*([.A86]-[.A84])" table:style-name="ce324">
            <text:p>186,6</text:p>
          </table:table-cell>
          <table:table-cell office:value-type="float" office:value="1295.2" table:formula="of:=[.G84]+([.G85]-[.G84])/([.A85]-[.A84])*([.A86]-[.A84])" table:style-name="ce323">
            <text:p>1295,2</text:p>
          </table:table-cell>
          <table:table-cell office:value-type="float" office:value="872" table:formula="of:=[.H84]+([.H85]-[.H84])/([.A85]-[.A84])*([.A86]-[.A84])" table:style-name="ce324">
            <text:p>872,0</text:p>
          </table:table-cell>
          <table:table-cell office:value-type="float" office:value="646.4" table:formula="of:=[.I84]+([.I85]-[.I84])/([.A85]-[.A84])*([.A86]-[.A84])" table:style-name="ce323">
            <text:p>646,4</text:p>
          </table:table-cell>
          <table:table-cell office:value-type="float" office:value="480.8" table:formula="of:=[.J84]+([.J85]-[.J84])/([.A85]-[.A84])*([.A86]-[.A84])" table:style-name="ce324">
            <text:p>480,8</text:p>
          </table:table-cell>
          <table:table-cell office:value-type="float" office:value="333.2" table:formula="of:=[.K84]+([.K85]-[.K84])/([.A85]-[.A84])*([.A86]-[.A84])" table:style-name="ce323">
            <text:p>333,2</text:p>
          </table:table-cell>
          <table:table-cell office:value-type="float" office:value="186.6" table:formula="of:=[.L84]+([.L85]-[.L84])/([.A85]-[.A84])*([.A86]-[.A84])" table:style-name="ce324">
            <text:p>186,6</text:p>
          </table:table-cell>
          <table:table-cell office:value-type="float" office:value="114.4" table:formula="of:=[.M84]+([.M85]-[.M84])/([.A85]-[.A84])*([.A86]-[.A84])" table:style-name="ce323">
            <text:p>114,4</text:p>
          </table:table-cell>
          <table:table-cell office:value-type="float" office:value="114.4" table:formula="of:=HLOOKUP([.N83];[.G83:.M86];4)" table:style-name="ce323">
            <text:p>114,4</text:p>
          </table:table-cell>
          <table:table-cell office:value-type="float" office:value="114.4" table:formula="of:=HLOOKUP([.O83];[.G83:.M86];4)" table:style-name="ce323">
            <text:p>114,4</text:p>
          </table:table-cell>
          <table:table-cell office:value-type="float" office:value="114.4" table:formula="of:=[.N86]+([.O86]-[.N86])*([.P83]-[.N83])/([.O83]-[.N83])" table:style-name="ce323">
            <text:p>114,4</text:p>
          </table:table-cell>
          <table:table-cell office:value-type="float" office:value="22.2" table:formula="of:=[.A86]" table:style-name="ce322">
            <text:p>22,2</text:p>
          </table:table-cell>
          <table:table-cell office:value-type="float" office:value="8.2080000000000002" table:formula="of:=[.R84]+([.R85]-[.R84])*([.Q86]-[.Q84])/([.Q85]-[.Q84])" table:style-name="ce323">
            <text:p>8,208</text:p>
          </table:table-cell>
          <table:table-cell office:value-type="float" office:value="8.2080000000000002" table:formula="of:=[.S84]+([.S85]-[.S84])*([.Q86]-[.Q84])/([.Q85]-[.Q84])" table:style-name="ce323">
            <text:p>8,208</text:p>
          </table:table-cell>
          <table:table-cell office:value-type="float" office:value="5.8199999999999994" table:formula="of:=[.T84]+([.T85]-[.T84])*([.Q86]-[.Q84])/([.Q85]-[.Q84])" table:style-name="ce324">
            <text:p>5,8</text:p>
          </table:table-cell>
          <table:table-cell office:value-type="float" office:value="4.2320000000000002" table:formula="of:=[.U84]+([.U85]-[.U84])*([.Q86]-[.Q84])/([.Q85]-[.Q84])" table:style-name="ce323">
            <text:p>4,232</text:p>
          </table:table-cell>
          <table:table-cell office:value-type="float" office:value="4.2320000000000002" table:formula="of:=[.V84]+([.V85]-[.V84])*([.Q86]-[.Q84])/([.Q85]-[.Q84])" table:style-name="ce323">
            <text:p>4,232</text:p>
          </table:table-cell>
          <table:table-cell office:value-type="float" office:value="2" table:formula="of:=[.W84]+([.W85]-[.W84])*([.Q86]-[.Q84])/([.Q85]-[.Q84])" table:style-name="ce323">
            <text:p>2</text:p>
          </table:table-cell>
          <table:table-cell table:style-name="ce323"/>
          <table:table-cell office:value-type="float" office:value="0" table:formula="of:=[.Y84]+([.Y85]-[.Y84])*([.Q86]-[.Q84])/([.Q85]-[.Q84])" table:style-name="ce323">
            <text:p>0</text:p>
          </table:table-cell>
          <table:table-cell table:style-name="ce323"/>
          <table:table-cell office:value-type="float" office:value="1.2" table:formula="of:=[.AA84]+([.AA85]-[.AA84])*([.Q86]-[.Q84])/([.Q85]-[.Q84])" table:style-name="ce323">
            <text:p>1,2</text:p>
          </table:table-cell>
          <table:table-cell table:style-name="ce323"/>
          <table:table-cell office:value-type="float" office:value="0" table:formula="of:=[.AC84]+([.AC85]-[.AC84])*([.Q86]-[.Q84])/([.Q85]-[.Q84])" table:style-name="ce323">
            <text:p>0</text:p>
          </table:table-cell>
          <table:table-cell office:value-type="float" office:value="0.8" table:formula="of:=[.AD84]+([.AD85]-[.AD84])*([.Q86]-[.Q84])/([.Q85]-[.Q84])" table:style-name="ce323">
            <text:p>0,8</text:p>
          </table:table-cell>
          <table:table-cell table:number-columns-repeated="2" table:style-name="ce323"/>
          <table:table-cell office:value-type="float" office:value="0.8" table:formula="of:=IF(OR([SCTcuacoc.F151]=&quot;c¸t sái&quot;;[SCTcuacoc.F151]=&quot;c¸t th«&quot;;[SCTcuacoc.F151]=&quot;c¸t th« võa&quot;);[.S86];IF([SCTcuacoc.F151]=&quot;c¸t mÞn&quot;;[.T86];IF([SCTcuacoc.F151]=&quot;c¸t bôi&quot;;[.U86];[.AG84])))" table:style-name="ce337">
            <text:p>0,8</text:p>
          </table:table-cell>
          <table:table-cell table:number-columns-repeated="3" table:style-name="ce300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86]/0.2)*0.2" table:style-name="ce318">
            <text:p>#REF!</text:p>
          </table:table-cell>
          <table:table-cell office:value-type="float" office:value="0" table:formula="of:=[.BI86]+0.2" table:style-name="ce320">
            <text:p>#REF!</text:p>
          </table:table-cell>
          <table:table-cell office:value-type="float" office:value="0" table:formula="of:=([.BJ87]-[.BI87])/0.2*([.BH86]-[.BI86])+[.BI87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88];[.$AU$3:.$BG$29];2)" table:style-name="ce300">
            <text:p>#REF!</text:p>
          </table:table-cell>
          <table:table-cell office:value-type="float" office:value="0" table:formula="of:=VLOOKUP([.AU88];[.$AU$3:.$BG$29];3)" table:style-name="ce300">
            <text:p>#REF!</text:p>
          </table:table-cell>
          <table:table-cell office:value-type="float" office:value="0" table:formula="of:=VLOOKUP([.AU88];[.$AU$3:.$BG$29];4)" table:style-name="ce300">
            <text:p>#REF!</text:p>
          </table:table-cell>
          <table:table-cell office:value-type="float" office:value="0" table:formula="of:=VLOOKUP([.AU88];[.$AU$3:.$BG$29];5)" table:style-name="ce300">
            <text:p>#REF!</text:p>
          </table:table-cell>
          <table:table-cell office:value-type="float" office:value="0" table:formula="of:=VLOOKUP([.AU88];[.$AU$3:.$BG$29];6)" table:style-name="ce300">
            <text:p>#REF!</text:p>
          </table:table-cell>
          <table:table-cell office:value-type="float" office:value="0" table:formula="of:=VLOOKUP([.AU88];[.$AU$3:.$BG$29];7)" table:style-name="ce300">
            <text:p>#REF!</text:p>
          </table:table-cell>
          <table:table-cell office:value-type="float" office:value="0" table:formula="of:=VLOOKUP([.AU88];[.$AU$3:.$BG$29];8)" table:style-name="ce300">
            <text:p>#REF!</text:p>
          </table:table-cell>
          <table:table-cell office:value-type="float" office:value="0" table:formula="of:=VLOOKUP([.AU88];[.$AU$3:.$BG$29];9)" table:style-name="ce300">
            <text:p>#REF!</text:p>
          </table:table-cell>
          <table:table-cell office:value-type="float" office:value="0" table:formula="of:=VLOOKUP([.AU88];[.$AU$3:.$BG$29];10)" table:style-name="ce300">
            <text:p>#REF!</text:p>
          </table:table-cell>
          <table:table-cell office:value-type="float" office:value="0" table:formula="of:=VLOOKUP([.AU88];[.$AU$3:.$BG$29];11)" table:style-name="ce300">
            <text:p>#REF!</text:p>
          </table:table-cell>
          <table:table-cell office:value-type="float" office:value="0" table:formula="of:=VLOOKUP([.AU88];[.$AU$3:.$BG$29];12)" table:style-name="ce300">
            <text:p>#REF!</text:p>
          </table:table-cell>
          <table:table-cell office:value-type="float" office:value="0" table:formula="of:=VLOOKUP([.AU88];[.$AU$3:.$BG$29];13)" table:style-name="ce300">
            <text:p>#REF!</text:p>
          </table:table-cell>
          <table:table-cell table:style-name="ce300"/>
          <table:table-cell office:value-type="float" office:value="0" table:formula="of:=HLOOKUP([.BI86];[.AV86:.BG89];4)" table:style-name="ce300">
            <text:p>#REF!</text:p>
          </table:table-cell>
          <table:table-cell office:value-type="float" office:value="0" table:formula="of:=HLOOKUP([.BJ86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88]*10)/10" table:style-name="ce305">
            <text:p>1</text:p>
          </table:table-cell>
          <table:table-cell office:value-type="float" office:value="1.1000000000000001" table:formula="of:=INT([.P88]*10)/10+0.1" table:style-name="ce305">
            <text:p>1,1</text:p>
          </table:table-cell>
          <table:table-cell office:value-type="float" office:value="1" table:formula="of:=IF(OR([SCTcuacoc.$D$136]=&quot;c¸t sái&quot;;[SCTcuacoc.$D$136]=&quot;c¸t th«&quot;;[SCTcuacoc.$D$136]=&quot;c¸t th« võa&quot;;[SCTcuacoc.$D$136]=&quot;c¸t mÞn&quot;;[SCTcuacoc.$D$136]=&quot;c¸t bôi&quot;);1;[SCTcuacoc.$D$136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88]/0.1)/10" table:style-name="ce305">
            <text:p>1</text:p>
          </table:table-cell>
          <table:table-cell office:value-type="float" office:value="1.1000000000000001" table:formula="of:=INT([.AG88]*10)/10+0.1" table:style-name="ce305">
            <text:p>1,1</text:p>
          </table:table-cell>
          <table:table-cell office:value-type="float" office:value="1" table:formula="of:=[.P88]" table:style-name="ce332">
            <text:p>1,00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INT([.AU87]/0.4)*0.4" table:style-name="ce331">
            <text:p>#REF!</text:p>
          </table:table-cell>
          <table:table-cell office:value-type="float" office:value="0" table:formula="of:=VLOOKUP([.AU89];[.$AU$3:.$BG$29];2)" table:style-name="ce300">
            <text:p>#REF!</text:p>
          </table:table-cell>
          <table:table-cell office:value-type="float" office:value="0" table:formula="of:=VLOOKUP([.AU89];[.$AU$3:.$BG$29];3)" table:style-name="ce300">
            <text:p>#REF!</text:p>
          </table:table-cell>
          <table:table-cell office:value-type="float" office:value="0" table:formula="of:=VLOOKUP([.AU89];[.$AU$3:.$BG$29];4)" table:style-name="ce300">
            <text:p>#REF!</text:p>
          </table:table-cell>
          <table:table-cell office:value-type="float" office:value="0" table:formula="of:=VLOOKUP([.AU89];[.$AU$3:.$BG$29];5)" table:style-name="ce300">
            <text:p>#REF!</text:p>
          </table:table-cell>
          <table:table-cell office:value-type="float" office:value="0" table:formula="of:=VLOOKUP([.AU89];[.$AU$3:.$BG$29];6)" table:style-name="ce300">
            <text:p>#REF!</text:p>
          </table:table-cell>
          <table:table-cell office:value-type="float" office:value="0" table:formula="of:=VLOOKUP([.AU89];[.$AU$3:.$BG$29];7)" table:style-name="ce300">
            <text:p>#REF!</text:p>
          </table:table-cell>
          <table:table-cell office:value-type="float" office:value="0" table:formula="of:=VLOOKUP([.AU89];[.$AU$3:.$BG$29];8)" table:style-name="ce300">
            <text:p>#REF!</text:p>
          </table:table-cell>
          <table:table-cell office:value-type="float" office:value="0" table:formula="of:=VLOOKUP([.AU89];[.$AU$3:.$BG$29];9)" table:style-name="ce300">
            <text:p>#REF!</text:p>
          </table:table-cell>
          <table:table-cell office:value-type="float" office:value="0" table:formula="of:=VLOOKUP([.AU89];[.$AU$3:.$BG$29];10)" table:style-name="ce300">
            <text:p>#REF!</text:p>
          </table:table-cell>
          <table:table-cell office:value-type="float" office:value="0" table:formula="of:=VLOOKUP([.AU89];[.$AU$3:.$BG$29];11)" table:style-name="ce300">
            <text:p>#REF!</text:p>
          </table:table-cell>
          <table:table-cell office:value-type="float" office:value="0" table:formula="of:=VLOOKUP([.AU89];[.$AU$3:.$BG$29];12)" table:style-name="ce300">
            <text:p>#REF!</text:p>
          </table:table-cell>
          <table:table-cell office:value-type="float" office:value="0" table:formula="of:=VLOOKUP([.AU89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office:value-type="float" office:value="20" table:formula="of:=IF([.A91]&gt;10;INT([.A91]/5)*5;INT([.A91]))" table:style-name="ce310">
            <text:p>20</text:p>
          </table:table-cell>
          <table:table-cell office:value-type="float" office:value="1260" table:formula="of:=IF([.A89]&lt;=35;VLOOKUP([.A89];[.$A$7:.$M$26];2);[.$B$26])" table:style-name="ce300">
            <text:p>1260</text:p>
          </table:table-cell>
          <table:table-cell office:value-type="float" office:value="850" table:formula="of:=IF([.A89]&lt;=35;VLOOKUP([.A89];[.$A$7:.$M$26];3);[.$C$26])" table:style-name="ce300">
            <text:p>850</text:p>
          </table:table-cell>
          <table:table-cell office:value-type="float" office:value="480" table:formula="of:=IF([.A89]&lt;=35;VLOOKUP([.A89];[.$A$7:.$M$26];4);[.$D$26])" table:style-name="ce311">
            <text:p>480,0</text:p>
          </table:table-cell>
          <table:table-cell office:value-type="float" office:value="320" table:formula="of:=IF([.A89]&lt;=35;VLOOKUP([.A89];[.$A$7:.$M$26];5);[.$E$26])" table:style-name="ce311">
            <text:p>320,0</text:p>
          </table:table-cell>
          <table:table-cell office:value-type="float" office:value="180" table:formula="of:=IF([.A89]&lt;=35;VLOOKUP([.A89];[.$A$7:.$M$26];6);[.$F$26])" table:style-name="ce311">
            <text:p>180,0</text:p>
          </table:table-cell>
          <table:table-cell office:value-type="float" office:value="1260" table:formula="of:=IF([.A89]&lt;=35;VLOOKUP([.A89];[.$A$7:.$M$26];7);[.$G$26])" table:style-name="ce300">
            <text:p>1260</text:p>
          </table:table-cell>
          <table:table-cell office:value-type="float" office:value="850" table:formula="of:=IF([.A89]&lt;=35;VLOOKUP([.A89];[.$A$7:.$M$26];8);[.$H$26])" table:style-name="ce311">
            <text:p>850,0</text:p>
          </table:table-cell>
          <table:table-cell office:value-type="float" office:value="620" table:formula="of:=IF([.A89]&lt;=35;VLOOKUP([.A89];[.$A$7:.$M$26];9);[.$I$26])" table:style-name="ce300">
            <text:p>620</text:p>
          </table:table-cell>
          <table:table-cell office:value-type="float" office:value="450" table:formula="of:=IF([.A89]&lt;=35;VLOOKUP([.A89];[.$A$7:.$M$26];10);[.$J$26])" table:style-name="ce311">
            <text:p>450,0</text:p>
          </table:table-cell>
          <table:table-cell office:value-type="float" office:value="320" table:formula="of:=IF([.A89]&lt;=35;VLOOKUP([.A89];[.$A$7:.$M$26];11);[.$K$26])" table:style-name="ce300">
            <text:p>320</text:p>
          </table:table-cell>
          <table:table-cell office:value-type="float" office:value="180" table:formula="of:=IF([.A89]&lt;=35;VLOOKUP([.A89];[.$A$7:.$M$26];12);[.$L$26])" table:style-name="ce311">
            <text:p>180,0</text:p>
          </table:table-cell>
          <table:table-cell office:value-type="float" office:value="110" table:formula="of:=IF([.A89]&lt;=35;VLOOKUP([.A89];[.$A$7:.$M$26];13);[.$M$26])" table:style-name="ce300">
            <text:p>110</text:p>
          </table:table-cell>
          <table:table-cell table:number-columns-repeated="2" table:style-name="ce300"/>
          <table:table-cell office:value-type="float" office:value="513.6" table:formula="of:=IF([SCTcuacoc.$D$136]=&quot;c¸t sái&quot;;[.B91];IF([SCTcuacoc.$D$136]=&quot;c¸t th«&quot;;[.C91];IF([SCTcuacoc.$D$136]=&quot;c¸t th« võa&quot;;[.D91];IF([SCTcuacoc.$D$136]=&quot;c¸t mÞn&quot;;[.E91];IF([SCTcuacoc.$D$136]=&quot;c¸t bôi&quot;;[.F91];[.P91])))))" table:style-name="ce313">
            <text:p>513,60</text:p>
          </table:table-cell>
          <table:table-cell office:value-type="float" office:value="20" table:formula="of:=IF([.Q91]&lt;=10;INT([.Q91]);(INT([.Q91]/5)*5))" table:style-name="ce310">
            <text:p>20</text:p>
          </table:table-cell>
          <table:table-cell office:value-type="float" office:value="7.9" table:formula="of:=VLOOKUP([.Q89];[.$Q$7:.$AD$22];2)" table:style-name="ce300">
            <text:p>7,9</text:p>
          </table:table-cell>
          <table:table-cell office:value-type="float" office:value="7.9" table:formula="of:=VLOOKUP([.Q89];[.$Q$7:.$AD$22];3)" table:style-name="ce300">
            <text:p>7,9</text:p>
          </table:table-cell>
          <table:table-cell office:value-type="float" office:value="5.6" table:formula="of:=VLOOKUP([.Q89];[.$Q$7:.$AD$22];4)" table:style-name="ce311">
            <text:p>5,6</text:p>
          </table:table-cell>
          <table:table-cell office:value-type="float" office:value="4.0999999999999996" table:formula="of:=VLOOKUP([.Q89];[.$Q$7:.$AD$22];5)" table:style-name="ce300">
            <text:p>4,1</text:p>
          </table:table-cell>
          <table:table-cell office:value-type="float" office:value="4.0999999999999996" table:formula="of:=VLOOKUP([.Q89];[.$Q$7:.$AD$22];5)" table:style-name="ce300">
            <text:p>4,1</text:p>
          </table:table-cell>
          <table:table-cell office:value-type="float" office:value="2" table:formula="of:=VLOOKUP([.Q89];[.$Q$7:.$AD$22];7)" table:style-name="ce300">
            <text:p>2</text:p>
          </table:table-cell>
          <table:table-cell table:style-name="ce300"/>
          <table:table-cell office:value-type="float" office:value="0" table:formula="of:=VLOOKUP([.Q89];[.$Q$7:.$AD$22];8)" table:style-name="ce300">
            <text:p>0</text:p>
          </table:table-cell>
          <table:table-cell table:style-name="ce300"/>
          <table:table-cell office:value-type="float" office:value="1.2" table:formula="of:=VLOOKUP([.Q89];[.$Q$7:.$AD$22];9)" table:style-name="ce300">
            <text:p>1,2</text:p>
          </table:table-cell>
          <table:table-cell table:style-name="ce300"/>
          <table:table-cell office:value-type="float" office:value="0" table:formula="of:=VLOOKUP([.Q89];[.$Q$7:.$AD$22];10)" table:style-name="ce300">
            <text:p>0</text:p>
          </table:table-cell>
          <table:table-cell office:value-type="float" office:value="0.8" table:formula="of:=VLOOKUP([.Q89];[.$Q$7:.$AD$22];11)" table:style-name="ce300">
            <text:p>0,8</text:p>
          </table:table-cell>
          <table:table-cell office:value-type="float" office:value="0.8" table:formula="of:=HLOOKUP([.AE88];[.R88:.AD91];4)" table:style-name="ce300">
            <text:p>0,8</text:p>
          </table:table-cell>
          <table:table-cell office:value-type="float" office:value="0.8" table:formula="of:=HLOOKUP([.AF88];[.R88:.AD91];4)" table:style-name="ce300">
            <text:p>0,8</text:p>
          </table:table-cell>
          <table:table-cell office:value-type="float" office:value="0.8" table:formula="of:=[.AE89]+([.AF89]-[.AE89])*([.AG88]-[.AE88])/([.AF88]-[.AE88])" table:style-name="ce336">
            <text:p>0,8</text:p>
          </table:table-cell>
          <table:table-cell table:number-columns-repeated="3" table:style-name="ce312"/>
          <table:table-cell table:number-columns-repeated="10" table:style-name="ce281"/>
          <table:table-cell office:value-type="float" office:value="0" table:formula="of:=INT([.AU87]/0.4)*0.4+0.4" table:style-name="ce334">
            <text:p>#REF!</text:p>
          </table:table-cell>
          <table:table-cell office:value-type="float" office:value="0" table:formula="of:=([.AV88]-[.AV87])/0.4*([.AU87]-[.AU88])+[.AV87]" table:style-name="ce323">
            <text:p>#REF!</text:p>
          </table:table-cell>
          <table:table-cell office:value-type="float" office:value="0" table:formula="of:=([.AW88]-[.AW87])/0.4*([.AU87]-[.AU88])+[.AW87]" table:style-name="ce323">
            <text:p>#REF!</text:p>
          </table:table-cell>
          <table:table-cell office:value-type="float" office:value="0" table:formula="of:=([.AX88]-[.AX87])/0.4*([.AU87]-[.AU88])+[.AX87]" table:style-name="ce323">
            <text:p>#REF!</text:p>
          </table:table-cell>
          <table:table-cell office:value-type="float" office:value="0" table:formula="of:=([.AY88]-[.AY87])/0.4*([.AU87]-[.AU88])+[.AY87]" table:style-name="ce323">
            <text:p>#REF!</text:p>
          </table:table-cell>
          <table:table-cell office:value-type="float" office:value="0" table:formula="of:=([.AZ88]-[.AZ87])/0.4*([.AU87]-[.AU88])+[.AZ87]" table:style-name="ce323">
            <text:p>#REF!</text:p>
          </table:table-cell>
          <table:table-cell office:value-type="float" office:value="0" table:formula="of:=([.BA88]-[.BA87])/0.4*([.AU87]-[.AU88])+[.BA87]" table:style-name="ce323">
            <text:p>#REF!</text:p>
          </table:table-cell>
          <table:table-cell office:value-type="float" office:value="0" table:formula="of:=([.BB88]-[.BB87])/0.4*([.AU87]-[.AU88])+[.BB87]" table:style-name="ce323">
            <text:p>#REF!</text:p>
          </table:table-cell>
          <table:table-cell office:value-type="float" office:value="0" table:formula="of:=([.BC88]-[.BC87])/0.4*([.AU87]-[.AU88])+[.BC87]" table:style-name="ce323">
            <text:p>#REF!</text:p>
          </table:table-cell>
          <table:table-cell office:value-type="float" office:value="0" table:formula="of:=([.BD88]-[.BD87])/0.4*([.AU87]-[.AU88])+[.BD87]" table:style-name="ce323">
            <text:p>#REF!</text:p>
          </table:table-cell>
          <table:table-cell office:value-type="float" office:value="0" table:formula="of:=([.BE88]-[.BE87])/0.4*([.AU87]-[.AU88])+[.BE87]" table:style-name="ce323">
            <text:p>#REF!</text:p>
          </table:table-cell>
          <table:table-cell office:value-type="float" office:value="0" table:formula="of:=([.BF88]-[.BF87])/0.4*([.AU87]-[.AU88])+[.BF87]" table:style-name="ce323">
            <text:p>#REF!</text:p>
          </table:table-cell>
          <table:table-cell office:value-type="float" office:value="0" table:formula="of:=([.BG88]-[.BG87])/0.4*([.AU87]-[.AU88])+[.BG87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office:value-type="float" office:value="25" table:formula="of:=IF([.A91]&gt;10;INT([.A91]/5)*5+5;INT([.A91])+1)" table:style-name="ce310">
            <text:p>25</text:p>
          </table:table-cell>
          <table:table-cell office:value-type="float" office:value="1340" table:formula="of:=IF([.A90]&lt;=35;VLOOKUP([.A90];[.$A$7:.$M$22];2);[.$B$26])" table:style-name="ce300">
            <text:p>1340</text:p>
          </table:table-cell>
          <table:table-cell office:value-type="float" office:value="900" table:formula="of:=IF([.A90]&lt;=35;VLOOKUP([.A90];[.$A$7:.$M$22];3);[.$C$26])" table:style-name="ce300">
            <text:p>900</text:p>
          </table:table-cell>
          <table:table-cell office:value-type="float" office:value="520" table:formula="of:=IF([.A90]&lt;=35;VLOOKUP([.A90];[.$A$7:.$M$22];4);[.$D$26])" table:style-name="ce311">
            <text:p>520,0</text:p>
          </table:table-cell>
          <table:table-cell office:value-type="float" office:value="350" table:formula="of:=IF([.A90]&lt;=35;VLOOKUP([.A90];[.$A$7:.$M$26];5);[.$E$26])" table:style-name="ce311">
            <text:p>350,0</text:p>
          </table:table-cell>
          <table:table-cell office:value-type="float" office:value="195" table:formula="of:=IF([.A90]&lt;=35;VLOOKUP([.A90];[.$A$7:.$M$22];6);[.$F$26])" table:style-name="ce311">
            <text:p>195,0</text:p>
          </table:table-cell>
          <table:table-cell office:value-type="float" office:value="1340" table:formula="of:=IF([.A90]&lt;=35;VLOOKUP([.A90];[.$A$7:.$M$22];7);[.$G$26])" table:style-name="ce300">
            <text:p>1340</text:p>
          </table:table-cell>
          <table:table-cell office:value-type="float" office:value="900" table:formula="of:=IF([.A90]&lt;=35;VLOOKUP([.A90];[.$A$7:.$M$22];8);[.$H$26])" table:style-name="ce311">
            <text:p>900,0</text:p>
          </table:table-cell>
          <table:table-cell office:value-type="float" office:value="680" table:formula="of:=IF([.A90]&lt;=35;VLOOKUP([.A90];[.$A$7:.$M$22];9);[.$I$26])" table:style-name="ce300">
            <text:p>680</text:p>
          </table:table-cell>
          <table:table-cell office:value-type="float" office:value="520" table:formula="of:=IF([.A90]&lt;=35;VLOOKUP([.A90];[.$A$7:.$M$22];10);[.$J$26])" table:style-name="ce311">
            <text:p>520,0</text:p>
          </table:table-cell>
          <table:table-cell office:value-type="float" office:value="350" table:formula="of:=IF([.A90]&lt;=35;VLOOKUP([.A90];[.$A$7:.$M$22];11);[.$K$26])" table:style-name="ce300">
            <text:p>350</text:p>
          </table:table-cell>
          <table:table-cell office:value-type="float" office:value="195" table:formula="of:=IF([.A90]&lt;=35;VLOOKUP([.A90];[.$A$7:.$M$22];12);[.$L$26])" table:style-name="ce311">
            <text:p>195,0</text:p>
          </table:table-cell>
          <table:table-cell office:value-type="float" office:value="120" table:formula="of:=IF([.A90]&lt;=35;VLOOKUP([.A90];[.$A$7:.$M$22];13);[.$M$26])" table:style-name="ce300">
            <text:p>120</text:p>
          </table:table-cell>
          <table:table-cell table:number-columns-repeated="3" table:style-name="ce300"/>
          <table:table-cell office:value-type="float" office:value="25" table:formula="of:=IF([.Q91]&lt;=10;INT([.Q91])+1;(INT([.Q91]/5)*5+5))" table:style-name="ce310">
            <text:p>25</text:p>
          </table:table-cell>
          <table:table-cell office:value-type="float" office:value="8.6" table:formula="of:=VLOOKUP([.Q90];[.$Q$7:.$AD$22];2)" table:style-name="ce300">
            <text:p>8,6</text:p>
          </table:table-cell>
          <table:table-cell office:value-type="float" office:value="8.6" table:formula="of:=VLOOKUP([.Q90];[.$Q$7:.$AD$22];3)" table:style-name="ce300">
            <text:p>8,6</text:p>
          </table:table-cell>
          <table:table-cell office:value-type="float" office:value="6.1" table:formula="of:=VLOOKUP([.Q90];[.$Q$7:.$AD$22];4)" table:style-name="ce311">
            <text:p>6,1</text:p>
          </table:table-cell>
          <table:table-cell office:value-type="float" office:value="4.4000000000000004" table:formula="of:=VLOOKUP([.Q90];[.$Q$7:.$AD$22];5)" table:style-name="ce300">
            <text:p>4,4</text:p>
          </table:table-cell>
          <table:table-cell office:value-type="float" office:value="4.4000000000000004" table:formula="of:=VLOOKUP([.Q90];[.$Q$7:.$AD$22];5)" table:style-name="ce300">
            <text:p>4,4</text:p>
          </table:table-cell>
          <table:table-cell office:value-type="float" office:value="2" table:formula="of:=VLOOKUP([.Q90];[.$Q$7:.$AD$22];7)" table:style-name="ce300">
            <text:p>2</text:p>
          </table:table-cell>
          <table:table-cell table:style-name="ce300"/>
          <table:table-cell office:value-type="float" office:value="0" table:formula="of:=VLOOKUP([.Q90];[.$Q$7:.$AD$22];8)" table:style-name="ce300">
            <text:p>0</text:p>
          </table:table-cell>
          <table:table-cell table:style-name="ce300"/>
          <table:table-cell office:value-type="float" office:value="1.2" table:formula="of:=VLOOKUP([.Q90];[.$Q$7:.$AD$22];9)" table:style-name="ce300">
            <text:p>1,2</text:p>
          </table:table-cell>
          <table:table-cell table:style-name="ce300"/>
          <table:table-cell office:value-type="float" office:value="0" table:formula="of:=VLOOKUP([.Q90];[.$Q$7:.$AD$22];10)" table:style-name="ce300">
            <text:p>0</text:p>
          </table:table-cell>
          <table:table-cell office:value-type="float" office:value="0.8" table:formula="of:=VLOOKUP([.Q90];[.$Q$7:.$AD$22];11)" table:style-name="ce300">
            <text:p>0,8</text:p>
          </table:table-cell>
          <table:table-cell table:number-columns-repeated="3" table:style-name="ce281"/>
          <table:table-cell table:number-columns-repeated="3" table:style-name="ce300"/>
          <table:table-cell table:number-columns-repeated="10" table:style-name="ce281"/>
          <table:table-cell table:style-name="ce317"/>
          <table:table-cell office:value-type="float" office:value="1" table:style-name="ce318">
            <text:p>1</text:p>
          </table:table-cell>
          <table:table-cell office:value-type="float" office:value="1.2" table:style-name="ce318">
            <text:p>1,2</text:p>
          </table:table-cell>
          <table:table-cell office:value-type="float" office:value="1.4" table:style-name="ce318">
            <text:p>1,4</text:p>
          </table:table-cell>
          <table:table-cell office:value-type="float" office:value="1.6" table:style-name="ce318">
            <text:p>1,6</text:p>
          </table:table-cell>
          <table:table-cell office:value-type="float" office:value="1.8" table:style-name="ce318">
            <text:p>1,8</text:p>
          </table:table-cell>
          <table:table-cell office:value-type="float" office:value="2" table:style-name="ce318">
            <text:p>2</text:p>
          </table:table-cell>
          <table:table-cell office:value-type="float" office:value="2.2000000000000002" table:style-name="ce318">
            <text:p>2,2</text:p>
          </table:table-cell>
          <table:table-cell office:value-type="float" office:value="2.4" table:style-name="ce318">
            <text:p>2,4</text:p>
          </table:table-cell>
          <table:table-cell office:value-type="float" office:value="2.6" table:style-name="ce318">
            <text:p>2,6</text:p>
          </table:table-cell>
          <table:table-cell office:value-type="float" office:value="2.8" table:style-name="ce318">
            <text:p>2,8</text:p>
          </table:table-cell>
          <table:table-cell office:value-type="float" office:value="3" table:style-name="ce318">
            <text:p>3</text:p>
          </table:table-cell>
          <table:table-cell office:value-type="float" office:value="3.2" table:style-name="ce318">
            <text:p>3,2</text:p>
          </table:table-cell>
          <table:table-cell office:value-type="float" office:value="0" table:formula="of:=#REF!" table:style-name="ce319">
            <text:p>#REF!</text:p>
          </table:table-cell>
          <table:table-cell office:value-type="float" office:value="0" table:formula="of:=INT([.BH90]/0.2)*0.2" table:style-name="ce318">
            <text:p>#REF!</text:p>
          </table:table-cell>
          <table:table-cell office:value-type="float" office:value="0" table:formula="of:=[.BI90]+0.2" table:style-name="ce320">
            <text:p>#REF!</text:p>
          </table:table-cell>
          <table:table-cell office:value-type="float" office:value="0" table:formula="of:=([.BJ91]-[.BI91])/0.2*([.BH90]-[.BI90])+[.BI91]" table:style-name="ce321">
            <text:p>#REF!</text:p>
          </table:table-cell>
          <table:table-cell table:style-name="ce281"/>
          <table:table-cell table:number-columns-repeated="16320"/>
        </table:table-row>
        <table:table-row table:style-name="ro7">
          <table:table-cell office:value-type="float" office:value="24.2" table:formula="of:=[SCTcuacoc.G136]" table:style-name="ce322">
            <text:p>24,2</text:p>
          </table:table-cell>
          <table:table-cell office:value-type="float" office:value="1327.2" table:formula="of:=[.B89]+([.B90]-[.B89])/([.A90]-[.A89])*([.A91]-[.A89])" table:style-name="ce323">
            <text:p>1327,2</text:p>
          </table:table-cell>
          <table:table-cell office:value-type="float" office:value="892" table:formula="of:=[.C89]+([.C90]-[.C89])/([.A90]-[.A89])*([.A91]-[.A89])" table:style-name="ce323">
            <text:p>892</text:p>
          </table:table-cell>
          <table:table-cell office:value-type="float" office:value="513.6" table:formula="of:=[.D89]+([.D90]-[.D89])/([.A90]-[.A89])*([.A91]-[.A89])" table:style-name="ce324">
            <text:p>513,6</text:p>
          </table:table-cell>
          <table:table-cell office:value-type="float" office:value="345.2" table:formula="of:=[.E89]+([.E90]-[.E89])/([.A90]-[.A89])*([.A91]-[.A89])" table:style-name="ce324">
            <text:p>345,2</text:p>
          </table:table-cell>
          <table:table-cell office:value-type="float" office:value="192.6" table:formula="of:=[.F89]+([.F90]-[.F89])/([.A90]-[.A89])*([.A91]-[.A89])" table:style-name="ce324">
            <text:p>192,6</text:p>
          </table:table-cell>
          <table:table-cell office:value-type="float" office:value="1327.2" table:formula="of:=[.G89]+([.G90]-[.G89])/([.A90]-[.A89])*([.A91]-[.A89])" table:style-name="ce323">
            <text:p>1327,2</text:p>
          </table:table-cell>
          <table:table-cell office:value-type="float" office:value="892" table:formula="of:=[.H89]+([.H90]-[.H89])/([.A90]-[.A89])*([.A91]-[.A89])" table:style-name="ce324">
            <text:p>892,0</text:p>
          </table:table-cell>
          <table:table-cell office:value-type="float" office:value="670.4" table:formula="of:=[.I89]+([.I90]-[.I89])/([.A90]-[.A89])*([.A91]-[.A89])" table:style-name="ce323">
            <text:p>670,4</text:p>
          </table:table-cell>
          <table:table-cell office:value-type="float" office:value="508.8" table:formula="of:=[.J89]+([.J90]-[.J89])/([.A90]-[.A89])*([.A91]-[.A89])" table:style-name="ce324">
            <text:p>508,8</text:p>
          </table:table-cell>
          <table:table-cell office:value-type="float" office:value="345.2" table:formula="of:=[.K89]+([.K90]-[.K89])/([.A90]-[.A89])*([.A91]-[.A89])" table:style-name="ce323">
            <text:p>345,2</text:p>
          </table:table-cell>
          <table:table-cell office:value-type="float" office:value="192.6" table:formula="of:=[.L89]+([.L90]-[.L89])/([.A90]-[.A89])*([.A91]-[.A89])" table:style-name="ce324">
            <text:p>192,6</text:p>
          </table:table-cell>
          <table:table-cell office:value-type="float" office:value="118.4" table:formula="of:=[.M89]+([.M90]-[.M89])/([.A90]-[.A89])*([.A91]-[.A89])" table:style-name="ce323">
            <text:p>118,4</text:p>
          </table:table-cell>
          <table:table-cell office:value-type="float" office:value="118.4" table:formula="of:=HLOOKUP([.N88];[.G88:.M91];4)" table:style-name="ce323">
            <text:p>118,4</text:p>
          </table:table-cell>
          <table:table-cell office:value-type="float" office:value="118.4" table:formula="of:=HLOOKUP([.O88];[.G88:.M91];4)" table:style-name="ce323">
            <text:p>118,4</text:p>
          </table:table-cell>
          <table:table-cell office:value-type="float" office:value="118.4" table:formula="of:=[.N91]+([.O91]-[.N91])*([.P88]-[.N88])/([.O88]-[.N88])" table:style-name="ce323">
            <text:p>118,4</text:p>
          </table:table-cell>
          <table:table-cell office:value-type="float" office:value="24.2" table:formula="of:=[.A91]" table:style-name="ce322">
            <text:p>24,2</text:p>
          </table:table-cell>
          <table:table-cell office:value-type="float" office:value="8.4879999999999995" table:formula="of:=[.R89]+([.R90]-[.R89])*([.Q91]-[.Q89])/([.Q90]-[.Q89])" table:style-name="ce323">
            <text:p>8,488</text:p>
          </table:table-cell>
          <table:table-cell office:value-type="float" office:value="8.4879999999999995" table:formula="of:=[.S89]+([.S90]-[.S89])*([.Q91]-[.Q89])/([.Q90]-[.Q89])" table:style-name="ce323">
            <text:p>8,488</text:p>
          </table:table-cell>
          <table:table-cell office:value-type="float" office:value="6.02" table:formula="of:=[.T89]+([.T90]-[.T89])*([.Q91]-[.Q89])/([.Q90]-[.Q89])" table:style-name="ce324">
            <text:p>6,0</text:p>
          </table:table-cell>
          <table:table-cell office:value-type="float" office:value="4.3520000000000003" table:formula="of:=[.U89]+([.U90]-[.U89])*([.Q91]-[.Q89])/([.Q90]-[.Q89])" table:style-name="ce323">
            <text:p>4,352</text:p>
          </table:table-cell>
          <table:table-cell office:value-type="float" office:value="4.3520000000000003" table:formula="of:=[.V89]+([.V90]-[.V89])*([.Q91]-[.Q89])/([.Q90]-[.Q89])" table:style-name="ce323">
            <text:p>4,352</text:p>
          </table:table-cell>
          <table:table-cell office:value-type="float" office:value="2" table:formula="of:=[.W89]+([.W90]-[.W89])*([.Q91]-[.Q89])/([.Q90]-[.Q89])" table:style-name="ce323">
            <text:p>2</text:p>
          </table:table-cell>
          <table:table-cell table:style-name="ce323"/>
          <table:table-cell office:value-type="float" office:value="0" table:formula="of:=[.Y89]+([.Y90]-[.Y89])*([.Q91]-[.Q89])/([.Q90]-[.Q89])" table:style-name="ce323">
            <text:p>0</text:p>
          </table:table-cell>
          <table:table-cell table:style-name="ce323"/>
          <table:table-cell office:value-type="float" office:value="1.2" table:formula="of:=[.AA89]+([.AA90]-[.AA89])*([.Q91]-[.Q89])/([.Q90]-[.Q89])" table:style-name="ce323">
            <text:p>1,2</text:p>
          </table:table-cell>
          <table:table-cell table:style-name="ce323"/>
          <table:table-cell office:value-type="float" office:value="0" table:formula="of:=[.AC89]+([.AC90]-[.AC89])*([.Q91]-[.Q89])/([.Q90]-[.Q89])" table:style-name="ce323">
            <text:p>0</text:p>
          </table:table-cell>
          <table:table-cell office:value-type="float" office:value="0.8" table:formula="of:=[.AD89]+([.AD90]-[.AD89])*([.Q91]-[.Q89])/([.Q90]-[.Q89])" table:style-name="ce323">
            <text:p>0,8</text:p>
          </table:table-cell>
          <table:table-cell table:number-columns-repeated="2" table:style-name="ce323"/>
          <table:table-cell office:value-type="float" office:value="0.8" table:formula="of:=IF(OR([SCTcuacoc.E152]=&quot;c¸t sái&quot;;[SCTcuacoc.E152]=&quot;c¸t th«&quot;;[SCTcuacoc.E152]=&quot;c¸t th« võa&quot;);[.S91];IF([SCTcuacoc.E152]=&quot;c¸t mÞn&quot;;[.T91];IF([SCTcuacoc.E152]=&quot;c¸t bôi&quot;;[.U91];[.AG89])))" table:style-name="ce337">
            <text:p>0,8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#REF!" table:style-name="ce327">
            <text:p>#REF!</text:p>
          </table:table-cell>
          <table:table-cell office:value-type="float" office:value="0" table:formula="of:=VLOOKUP([.AU92];[.$AU$3:.$BG$29];2)" table:style-name="ce300">
            <text:p>#REF!</text:p>
          </table:table-cell>
          <table:table-cell office:value-type="float" office:value="0" table:formula="of:=VLOOKUP([.AU92];[.$AU$3:.$BG$29];3)" table:style-name="ce300">
            <text:p>#REF!</text:p>
          </table:table-cell>
          <table:table-cell office:value-type="float" office:value="0" table:formula="of:=VLOOKUP([.AU92];[.$AU$3:.$BG$29];4)" table:style-name="ce300">
            <text:p>#REF!</text:p>
          </table:table-cell>
          <table:table-cell office:value-type="float" office:value="0" table:formula="of:=VLOOKUP([.AU92];[.$AU$3:.$BG$29];5)" table:style-name="ce300">
            <text:p>#REF!</text:p>
          </table:table-cell>
          <table:table-cell office:value-type="float" office:value="0" table:formula="of:=VLOOKUP([.AU92];[.$AU$3:.$BG$29];6)" table:style-name="ce300">
            <text:p>#REF!</text:p>
          </table:table-cell>
          <table:table-cell office:value-type="float" office:value="0" table:formula="of:=VLOOKUP([.AU92];[.$AU$3:.$BG$29];7)" table:style-name="ce300">
            <text:p>#REF!</text:p>
          </table:table-cell>
          <table:table-cell office:value-type="float" office:value="0" table:formula="of:=VLOOKUP([.AU92];[.$AU$3:.$BG$29];8)" table:style-name="ce300">
            <text:p>#REF!</text:p>
          </table:table-cell>
          <table:table-cell office:value-type="float" office:value="0" table:formula="of:=VLOOKUP([.AU92];[.$AU$3:.$BG$29];9)" table:style-name="ce300">
            <text:p>#REF!</text:p>
          </table:table-cell>
          <table:table-cell office:value-type="float" office:value="0" table:formula="of:=VLOOKUP([.AU92];[.$AU$3:.$BG$29];10)" table:style-name="ce300">
            <text:p>#REF!</text:p>
          </table:table-cell>
          <table:table-cell office:value-type="float" office:value="0" table:formula="of:=VLOOKUP([.AU92];[.$AU$3:.$BG$29];11)" table:style-name="ce300">
            <text:p>#REF!</text:p>
          </table:table-cell>
          <table:table-cell office:value-type="float" office:value="0" table:formula="of:=VLOOKUP([.AU92];[.$AU$3:.$BG$29];12)" table:style-name="ce300">
            <text:p>#REF!</text:p>
          </table:table-cell>
          <table:table-cell office:value-type="float" office:value="0" table:formula="of:=VLOOKUP([.AU92];[.$AU$3:.$BG$29];13)" table:style-name="ce300">
            <text:p>#REF!</text:p>
          </table:table-cell>
          <table:table-cell table:style-name="ce300"/>
          <table:table-cell office:value-type="float" office:value="0" table:formula="of:=HLOOKUP([.BI90];[.AV90:.BG93];4)" table:style-name="ce300">
            <text:p>#REF!</text:p>
          </table:table-cell>
          <table:table-cell office:value-type="float" office:value="0" table:formula="of:=HLOOKUP([.BJ90];[.$AV$30:.$BG$33];4)" table:style-name="ce300">
            <text:p>#REF!</text:p>
          </table:table-cell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10" table:style-name="ce281"/>
          <table:table-cell office:value-type="float" office:value="0" table:formula="of:=INT([.AU91]/0.4)*0.4" table:style-name="ce331">
            <text:p>#REF!</text:p>
          </table:table-cell>
          <table:table-cell office:value-type="float" office:value="0" table:formula="of:=VLOOKUP([.AU93];[.$AU$3:.$BG$29];2)" table:style-name="ce300">
            <text:p>#REF!</text:p>
          </table:table-cell>
          <table:table-cell office:value-type="float" office:value="0" table:formula="of:=VLOOKUP([.AU93];[.$AU$3:.$BG$29];3)" table:style-name="ce300">
            <text:p>#REF!</text:p>
          </table:table-cell>
          <table:table-cell office:value-type="float" office:value="0" table:formula="of:=VLOOKUP([.AU93];[.$AU$3:.$BG$29];4)" table:style-name="ce300">
            <text:p>#REF!</text:p>
          </table:table-cell>
          <table:table-cell office:value-type="float" office:value="0" table:formula="of:=VLOOKUP([.AU93];[.$AU$3:.$BG$29];5)" table:style-name="ce300">
            <text:p>#REF!</text:p>
          </table:table-cell>
          <table:table-cell office:value-type="float" office:value="0" table:formula="of:=VLOOKUP([.AU93];[.$AU$3:.$BG$29];6)" table:style-name="ce300">
            <text:p>#REF!</text:p>
          </table:table-cell>
          <table:table-cell office:value-type="float" office:value="0" table:formula="of:=VLOOKUP([.AU93];[.$AU$3:.$BG$29];7)" table:style-name="ce300">
            <text:p>#REF!</text:p>
          </table:table-cell>
          <table:table-cell office:value-type="float" office:value="0" table:formula="of:=VLOOKUP([.AU93];[.$AU$3:.$BG$29];8)" table:style-name="ce300">
            <text:p>#REF!</text:p>
          </table:table-cell>
          <table:table-cell office:value-type="float" office:value="0" table:formula="of:=VLOOKUP([.AU93];[.$AU$3:.$BG$29];9)" table:style-name="ce300">
            <text:p>#REF!</text:p>
          </table:table-cell>
          <table:table-cell office:value-type="float" office:value="0" table:formula="of:=VLOOKUP([.AU93];[.$AU$3:.$BG$29];10)" table:style-name="ce300">
            <text:p>#REF!</text:p>
          </table:table-cell>
          <table:table-cell office:value-type="float" office:value="0" table:formula="of:=VLOOKUP([.AU93];[.$AU$3:.$BG$29];11)" table:style-name="ce300">
            <text:p>#REF!</text:p>
          </table:table-cell>
          <table:table-cell office:value-type="float" office:value="0" table:formula="of:=VLOOKUP([.AU93];[.$AU$3:.$BG$29];12)" table:style-name="ce300">
            <text:p>#REF!</text:p>
          </table:table-cell>
          <table:table-cell office:value-type="float" office:value="0" table:formula="of:=VLOOKUP([.AU93];[.$AU$3:.$BG$29];13)" table:style-name="ce300">
            <text:p>#REF!</text:p>
          </table:table-cell>
          <table:table-cell table:number-columns-repeated="3" table:style-name="ce300"/>
          <table:table-cell table:style-name="ce328"/>
          <table:table-cell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93]*10)/10" table:style-name="ce305">
            <text:p>1</text:p>
          </table:table-cell>
          <table:table-cell office:value-type="float" office:value="1.1000000000000001" table:formula="of:=INT([.P93]*10)/10+0.1" table:style-name="ce305">
            <text:p>1,1</text:p>
          </table:table-cell>
          <table:table-cell office:value-type="float" office:value="1" table:formula="of:=IF(OR([SCTcuacoc.$D$137]=&quot;c¸t sái&quot;;[SCTcuacoc.$D$137]=&quot;c¸t th«&quot;;[SCTcuacoc.$D$137]=&quot;c¸t th« võa&quot;;[SCTcuacoc.$D$137]=&quot;c¸t mÞn&quot;;[SCTcuacoc.$D$137]=&quot;c¸t bôi&quot;);1;[SCTcuacoc.$D$137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93]/0.1)/10" table:style-name="ce305">
            <text:p>1</text:p>
          </table:table-cell>
          <table:table-cell office:value-type="float" office:value="1.1000000000000001" table:formula="of:=INT([.AG93]*10)/10+0.1" table:style-name="ce305">
            <text:p>1,1</text:p>
          </table:table-cell>
          <table:table-cell office:value-type="float" office:value="1" table:formula="of:=[.P93]" table:style-name="ce332">
            <text:p>1,00</text:p>
          </table:table-cell>
          <table:table-cell table:number-columns-repeated="3" table:style-name="ce300"/>
          <table:table-cell table:number-columns-repeated="10" table:style-name="ce281"/>
          <table:table-cell office:value-type="float" office:value="0" table:formula="of:=INT([.AU91]/0.4)*0.4+0.4" table:style-name="ce334">
            <text:p>#REF!</text:p>
          </table:table-cell>
          <table:table-cell office:value-type="float" office:value="0" table:formula="of:=([.AV92]-[.AV91])/0.4*([.AU91]-[.AU92])+[.AV91]" table:style-name="ce323">
            <text:p>#REF!</text:p>
          </table:table-cell>
          <table:table-cell office:value-type="float" office:value="0" table:formula="of:=([.AW92]-[.AW91])/0.4*([.AU91]-[.AU92])+[.AW91]" table:style-name="ce323">
            <text:p>#REF!</text:p>
          </table:table-cell>
          <table:table-cell office:value-type="float" office:value="0" table:formula="of:=([.AX92]-[.AX91])/0.4*([.AU91]-[.AU92])+[.AX91]" table:style-name="ce323">
            <text:p>#REF!</text:p>
          </table:table-cell>
          <table:table-cell office:value-type="float" office:value="0" table:formula="of:=([.AY92]-[.AY91])/0.4*([.AU91]-[.AU92])+[.AY91]" table:style-name="ce323">
            <text:p>#REF!</text:p>
          </table:table-cell>
          <table:table-cell office:value-type="float" office:value="0" table:formula="of:=([.AZ92]-[.AZ91])/0.4*([.AU91]-[.AU92])+[.AZ91]" table:style-name="ce323">
            <text:p>#REF!</text:p>
          </table:table-cell>
          <table:table-cell office:value-type="float" office:value="0" table:formula="of:=([.BA92]-[.BA91])/0.4*([.AU91]-[.AU92])+[.BA91]" table:style-name="ce323">
            <text:p>#REF!</text:p>
          </table:table-cell>
          <table:table-cell office:value-type="float" office:value="0" table:formula="of:=([.BB92]-[.BB91])/0.4*([.AU91]-[.AU92])+[.BB91]" table:style-name="ce323">
            <text:p>#REF!</text:p>
          </table:table-cell>
          <table:table-cell office:value-type="float" office:value="0" table:formula="of:=([.BC92]-[.BC91])/0.4*([.AU91]-[.AU92])+[.BC91]" table:style-name="ce323">
            <text:p>#REF!</text:p>
          </table:table-cell>
          <table:table-cell office:value-type="float" office:value="0" table:formula="of:=([.BD92]-[.BD91])/0.4*([.AU91]-[.AU92])+[.BD91]" table:style-name="ce323">
            <text:p>#REF!</text:p>
          </table:table-cell>
          <table:table-cell office:value-type="float" office:value="0" table:formula="of:=([.BE92]-[.BE91])/0.4*([.AU91]-[.AU92])+[.BE91]" table:style-name="ce323">
            <text:p>#REF!</text:p>
          </table:table-cell>
          <table:table-cell office:value-type="float" office:value="0" table:formula="of:=([.BF92]-[.BF91])/0.4*([.AU91]-[.AU92])+[.BF91]" table:style-name="ce323">
            <text:p>#REF!</text:p>
          </table:table-cell>
          <table:table-cell office:value-type="float" office:value="0" table:formula="of:=([.BG92]-[.BG91])/0.4*([.AU91]-[.AU92])+[.BG91]" table:style-name="ce323">
            <text:p>#REF!</text:p>
          </table:table-cell>
          <table:table-cell table:number-columns-repeated="3" table:style-name="ce323"/>
          <table:table-cell table:style-name="ce335"/>
          <table:table-cell table:style-name="ce281"/>
          <table:table-cell table:number-columns-repeated="16320"/>
        </table:table-row>
        <table:table-row table:style-name="ro7">
          <table:table-cell office:value-type="float" office:value="25" table:formula="of:=IF([.A96]&gt;10;INT([.A96]/5)*5;INT([.A96]))" table:style-name="ce310">
            <text:p>25</text:p>
          </table:table-cell>
          <table:table-cell office:value-type="float" office:value="1340" table:formula="of:=IF([.A94]&lt;=35;VLOOKUP([.A94];[.$A$7:.$M$26];2);[.$B$26])" table:style-name="ce300">
            <text:p>1340</text:p>
          </table:table-cell>
          <table:table-cell office:value-type="float" office:value="900" table:formula="of:=IF([.A94]&lt;=35;VLOOKUP([.A94];[.$A$7:.$M$26];3);[.$C$26])" table:style-name="ce300">
            <text:p>900</text:p>
          </table:table-cell>
          <table:table-cell office:value-type="float" office:value="520" table:formula="of:=IF([.A94]&lt;=35;VLOOKUP([.A94];[.$A$7:.$M$26];4);[.$D$26])" table:style-name="ce311">
            <text:p>520,0</text:p>
          </table:table-cell>
          <table:table-cell office:value-type="float" office:value="350" table:formula="of:=IF([.A94]&lt;=35;VLOOKUP([.A94];[.$A$7:.$M$26];5);[.$E$26])" table:style-name="ce311">
            <text:p>350,0</text:p>
          </table:table-cell>
          <table:table-cell office:value-type="float" office:value="195" table:formula="of:=IF([.A94]&lt;=35;VLOOKUP([.A94];[.$A$7:.$M$26];6);[.$F$26])" table:style-name="ce311">
            <text:p>195,0</text:p>
          </table:table-cell>
          <table:table-cell office:value-type="float" office:value="1340" table:formula="of:=IF([.A94]&lt;=35;VLOOKUP([.A94];[.$A$7:.$M$26];7);[.$G$26])" table:style-name="ce300">
            <text:p>1340</text:p>
          </table:table-cell>
          <table:table-cell office:value-type="float" office:value="900" table:formula="of:=IF([.A94]&lt;=35;VLOOKUP([.A94];[.$A$7:.$M$26];8);[.$H$26])" table:style-name="ce311">
            <text:p>900,0</text:p>
          </table:table-cell>
          <table:table-cell office:value-type="float" office:value="680" table:formula="of:=IF([.A94]&lt;=35;VLOOKUP([.A94];[.$A$7:.$M$26];9);[.$I$26])" table:style-name="ce300">
            <text:p>680</text:p>
          </table:table-cell>
          <table:table-cell office:value-type="float" office:value="520" table:formula="of:=IF([.A94]&lt;=35;VLOOKUP([.A94];[.$A$7:.$M$26];10);[.$J$26])" table:style-name="ce311">
            <text:p>520,0</text:p>
          </table:table-cell>
          <table:table-cell office:value-type="float" office:value="350" table:formula="of:=IF([.A94]&lt;=35;VLOOKUP([.A94];[.$A$7:.$M$26];11);[.$K$26])" table:style-name="ce300">
            <text:p>350</text:p>
          </table:table-cell>
          <table:table-cell office:value-type="float" office:value="195" table:formula="of:=IF([.A94]&lt;=35;VLOOKUP([.A94];[.$A$7:.$M$26];12);[.$L$26])" table:style-name="ce311">
            <text:p>195,0</text:p>
          </table:table-cell>
          <table:table-cell office:value-type="float" office:value="120" table:formula="of:=IF([.A94]&lt;=35;VLOOKUP([.A94];[.$A$7:.$M$26];13);[.$M$26])" table:style-name="ce300">
            <text:p>120</text:p>
          </table:table-cell>
          <table:table-cell table:number-columns-repeated="2" table:style-name="ce300"/>
          <table:table-cell office:value-type="float" office:value="551.19999999999993" table:formula="of:=IF([SCTcuacoc.$D$137]=&quot;c¸t sái&quot;;[.B96];IF([SCTcuacoc.$D$137]=&quot;c¸t th«&quot;;[.C96];IF([SCTcuacoc.$D$137]=&quot;c¸t th« võa&quot;;[.D96];IF([SCTcuacoc.$D$137]=&quot;c¸t mÞn&quot;;[.E96];IF([SCTcuacoc.$D$137]=&quot;c¸t bôi&quot;;[.F96];[.P96])))))" table:style-name="ce313">
            <text:p>551,20</text:p>
          </table:table-cell>
          <table:table-cell office:value-type="float" office:value="25" table:formula="of:=IF([.Q96]&lt;=10;INT([.Q96]);(INT([.Q96]/5)*5))" table:style-name="ce310">
            <text:p>25</text:p>
          </table:table-cell>
          <table:table-cell office:value-type="float" office:value="8.6" table:formula="of:=VLOOKUP([.Q94];[.$Q$7:.$AD$22];2)" table:style-name="ce300">
            <text:p>8,6</text:p>
          </table:table-cell>
          <table:table-cell office:value-type="float" office:value="8.6" table:formula="of:=VLOOKUP([.Q94];[.$Q$7:.$AD$22];3)" table:style-name="ce300">
            <text:p>8,6</text:p>
          </table:table-cell>
          <table:table-cell office:value-type="float" office:value="6.1" table:formula="of:=VLOOKUP([.Q94];[.$Q$7:.$AD$22];4)" table:style-name="ce311">
            <text:p>6,1</text:p>
          </table:table-cell>
          <table:table-cell office:value-type="float" office:value="4.4000000000000004" table:formula="of:=VLOOKUP([.Q94];[.$Q$7:.$AD$22];5)" table:style-name="ce300">
            <text:p>4,4</text:p>
          </table:table-cell>
          <table:table-cell office:value-type="float" office:value="4.4000000000000004" table:formula="of:=VLOOKUP([.Q94];[.$Q$7:.$AD$22];5)" table:style-name="ce300">
            <text:p>4,4</text:p>
          </table:table-cell>
          <table:table-cell office:value-type="float" office:value="2" table:formula="of:=VLOOKUP([.Q94];[.$Q$7:.$AD$22];7)" table:style-name="ce300">
            <text:p>2</text:p>
          </table:table-cell>
          <table:table-cell table:style-name="ce300"/>
          <table:table-cell office:value-type="float" office:value="0" table:formula="of:=VLOOKUP([.Q94];[.$Q$7:.$AD$22];8)" table:style-name="ce300">
            <text:p>0</text:p>
          </table:table-cell>
          <table:table-cell table:style-name="ce300"/>
          <table:table-cell office:value-type="float" office:value="1.2" table:formula="of:=VLOOKUP([.Q94];[.$Q$7:.$AD$22];9)" table:style-name="ce300">
            <text:p>1,2</text:p>
          </table:table-cell>
          <table:table-cell table:style-name="ce300"/>
          <table:table-cell office:value-type="float" office:value="0" table:formula="of:=VLOOKUP([.Q94];[.$Q$7:.$AD$22];10)" table:style-name="ce300">
            <text:p>0</text:p>
          </table:table-cell>
          <table:table-cell office:value-type="float" office:value="0.8" table:formula="of:=VLOOKUP([.Q94];[.$Q$7:.$AD$22];11)" table:style-name="ce300">
            <text:p>0,8</text:p>
          </table:table-cell>
          <table:table-cell office:value-type="float" office:value="0.82400000000000007" table:formula="of:=HLOOKUP([.AE93];[.R93:.AD96];4)" table:style-name="ce300">
            <text:p>0,824</text:p>
          </table:table-cell>
          <table:table-cell office:value-type="float" office:value="0.82400000000000007" table:formula="of:=HLOOKUP([.AF93];[.R93:.AD96];4)" table:style-name="ce300">
            <text:p>0,824</text:p>
          </table:table-cell>
          <table:table-cell office:value-type="float" office:value="0.82400000000000007" table:formula="of:=[.AE94]+([.AF94]-[.AE94])*([.AG93]-[.AE93])/([.AF93]-[.AE93])" table:style-name="ce336">
            <text:p>0,824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0" table:formula="of:=IF([.A96]&gt;10;INT([.A96]/5)*5+5;INT([.A96])+1)" table:style-name="ce310">
            <text:p>30</text:p>
          </table:table-cell>
          <table:table-cell office:value-type="float" office:value="1420" table:formula="of:=IF([.A95]&lt;=35;VLOOKUP([.A95];[.$A$7:.$M$22];2);[.$B$26])" table:style-name="ce300">
            <text:p>1420</text:p>
          </table:table-cell>
          <table:table-cell office:value-type="float" office:value="950" table:formula="of:=IF([.A95]&lt;=35;VLOOKUP([.A95];[.$A$7:.$M$22];3);[.$C$26])" table:style-name="ce300">
            <text:p>950</text:p>
          </table:table-cell>
          <table:table-cell office:value-type="float" office:value="650" table:formula="of:=IF([.A95]&lt;=35;VLOOKUP([.A95];[.$A$7:.$M$22];4);[.$D$26])" table:style-name="ce311">
            <text:p>650,0</text:p>
          </table:table-cell>
          <table:table-cell office:value-type="float" office:value="380" table:formula="of:=IF([.A95]&lt;=35;VLOOKUP([.A95];[.$A$7:.$M$26];5);[.$E$26])" table:style-name="ce311">
            <text:p>380,0</text:p>
          </table:table-cell>
          <table:table-cell office:value-type="float" office:value="210" table:formula="of:=IF([.A95]&lt;=35;VLOOKUP([.A95];[.$A$7:.$M$22];6);[.$F$26])" table:style-name="ce311">
            <text:p>210,0</text:p>
          </table:table-cell>
          <table:table-cell office:value-type="float" office:value="1420" table:formula="of:=IF([.A95]&lt;=35;VLOOKUP([.A95];[.$A$7:.$M$22];7);[.$G$26])" table:style-name="ce300">
            <text:p>1420</text:p>
          </table:table-cell>
          <table:table-cell office:value-type="float" office:value="950" table:formula="of:=IF([.A95]&lt;=35;VLOOKUP([.A95];[.$A$7:.$M$22];8);[.$H$26])" table:style-name="ce311">
            <text:p>950,0</text:p>
          </table:table-cell>
          <table:table-cell office:value-type="float" office:value="740" table:formula="of:=IF([.A95]&lt;=35;VLOOKUP([.A95];[.$A$7:.$M$22];9);[.$I$26])" table:style-name="ce300">
            <text:p>740</text:p>
          </table:table-cell>
          <table:table-cell office:value-type="float" office:value="650" table:formula="of:=IF([.A95]&lt;=35;VLOOKUP([.A95];[.$A$7:.$M$22];10);[.$J$26])" table:style-name="ce311">
            <text:p>650,0</text:p>
          </table:table-cell>
          <table:table-cell office:value-type="float" office:value="380" table:formula="of:=IF([.A95]&lt;=35;VLOOKUP([.A95];[.$A$7:.$M$22];11);[.$K$26])" table:style-name="ce300">
            <text:p>380</text:p>
          </table:table-cell>
          <table:table-cell office:value-type="float" office:value="210" table:formula="of:=IF([.A95]&lt;=35;VLOOKUP([.A95];[.$A$7:.$M$22];12);[.$L$26])" table:style-name="ce311">
            <text:p>210,0</text:p>
          </table:table-cell>
          <table:table-cell office:value-type="float" office:value="130" table:formula="of:=IF([.A95]&lt;=35;VLOOKUP([.A95];[.$A$7:.$M$22];13);[.$M$26])" table:style-name="ce300">
            <text:p>130</text:p>
          </table:table-cell>
          <table:table-cell table:number-columns-repeated="3" table:style-name="ce300"/>
          <table:table-cell office:value-type="float" office:value="30" table:formula="of:=IF([.Q96]&lt;=10;INT([.Q96])+1;(INT([.Q96]/5)*5+5))" table:style-name="ce310">
            <text:p>30</text:p>
          </table:table-cell>
          <table:table-cell office:value-type="float" office:value="9.3000000000000007" table:formula="of:=VLOOKUP([.Q95];[.$Q$7:.$AD$22];2)" table:style-name="ce300">
            <text:p>9,3</text:p>
          </table:table-cell>
          <table:table-cell office:value-type="float" office:value="9.3000000000000007" table:formula="of:=VLOOKUP([.Q95];[.$Q$7:.$AD$22];3)" table:style-name="ce300">
            <text:p>9,3</text:p>
          </table:table-cell>
          <table:table-cell office:value-type="float" office:value="6.6" table:formula="of:=VLOOKUP([.Q95];[.$Q$7:.$AD$22];4)" table:style-name="ce311">
            <text:p>6,6</text:p>
          </table:table-cell>
          <table:table-cell office:value-type="float" office:value="4.7" table:formula="of:=VLOOKUP([.Q95];[.$Q$7:.$AD$22];5)" table:style-name="ce300">
            <text:p>4,7</text:p>
          </table:table-cell>
          <table:table-cell office:value-type="float" office:value="4.7" table:formula="of:=VLOOKUP([.Q95];[.$Q$7:.$AD$22];5)" table:style-name="ce300">
            <text:p>4,7</text:p>
          </table:table-cell>
          <table:table-cell office:value-type="float" office:value="2.1" table:formula="of:=VLOOKUP([.Q95];[.$Q$7:.$AD$22];7)" table:style-name="ce300">
            <text:p>2,1</text:p>
          </table:table-cell>
          <table:table-cell table:style-name="ce300"/>
          <table:table-cell office:value-type="float" office:value="0" table:formula="of:=VLOOKUP([.Q95];[.$Q$7:.$AD$22];8)" table:style-name="ce300">
            <text:p>0</text:p>
          </table:table-cell>
          <table:table-cell table:style-name="ce300"/>
          <table:table-cell office:value-type="float" office:value="1.2" table:formula="of:=VLOOKUP([.Q95];[.$Q$7:.$AD$22];9)" table:style-name="ce300">
            <text:p>1,2</text:p>
          </table:table-cell>
          <table:table-cell table:style-name="ce300"/>
          <table:table-cell office:value-type="float" office:value="0" table:formula="of:=VLOOKUP([.Q95];[.$Q$7:.$AD$22];10)" table:style-name="ce300">
            <text:p>0</text:p>
          </table:table-cell>
          <table:table-cell office:value-type="float" office:value="0.9" table:formula="of:=VLOOKUP([.Q95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26.2" table:formula="of:=[SCTcuacoc.G137]" table:style-name="ce322">
            <text:p>26,2</text:p>
          </table:table-cell>
          <table:table-cell office:value-type="float" office:value="1359.2" table:formula="of:=[.B94]+([.B95]-[.B94])/([.A95]-[.A94])*([.A96]-[.A94])" table:style-name="ce323">
            <text:p>1359,2</text:p>
          </table:table-cell>
          <table:table-cell office:value-type="float" office:value="912" table:formula="of:=[.C94]+([.C95]-[.C94])/([.A95]-[.A94])*([.A96]-[.A94])" table:style-name="ce323">
            <text:p>912</text:p>
          </table:table-cell>
          <table:table-cell office:value-type="float" office:value="551.19999999999993" table:formula="of:=[.D94]+([.D95]-[.D94])/([.A95]-[.A94])*([.A96]-[.A94])" table:style-name="ce324">
            <text:p>551,2</text:p>
          </table:table-cell>
          <table:table-cell office:value-type="float" office:value="357.2" table:formula="of:=[.E94]+([.E95]-[.E94])/([.A95]-[.A94])*([.A96]-[.A94])" table:style-name="ce324">
            <text:p>357,2</text:p>
          </table:table-cell>
          <table:table-cell office:value-type="float" office:value="198.6" table:formula="of:=[.F94]+([.F95]-[.F94])/([.A95]-[.A94])*([.A96]-[.A94])" table:style-name="ce324">
            <text:p>198,6</text:p>
          </table:table-cell>
          <table:table-cell office:value-type="float" office:value="1359.2" table:formula="of:=[.G94]+([.G95]-[.G94])/([.A95]-[.A94])*([.A96]-[.A94])" table:style-name="ce323">
            <text:p>1359,2</text:p>
          </table:table-cell>
          <table:table-cell office:value-type="float" office:value="912" table:formula="of:=[.H94]+([.H95]-[.H94])/([.A95]-[.A94])*([.A96]-[.A94])" table:style-name="ce324">
            <text:p>912,0</text:p>
          </table:table-cell>
          <table:table-cell office:value-type="float" office:value="694.4" table:formula="of:=[.I94]+([.I95]-[.I94])/([.A95]-[.A94])*([.A96]-[.A94])" table:style-name="ce323">
            <text:p>694,4</text:p>
          </table:table-cell>
          <table:table-cell office:value-type="float" office:value="551.19999999999993" table:formula="of:=[.J94]+([.J95]-[.J94])/([.A95]-[.A94])*([.A96]-[.A94])" table:style-name="ce324">
            <text:p>551,2</text:p>
          </table:table-cell>
          <table:table-cell office:value-type="float" office:value="357.2" table:formula="of:=[.K94]+([.K95]-[.K94])/([.A95]-[.A94])*([.A96]-[.A94])" table:style-name="ce323">
            <text:p>357,2</text:p>
          </table:table-cell>
          <table:table-cell office:value-type="float" office:value="198.6" table:formula="of:=[.L94]+([.L95]-[.L94])/([.A95]-[.A94])*([.A96]-[.A94])" table:style-name="ce324">
            <text:p>198,6</text:p>
          </table:table-cell>
          <table:table-cell office:value-type="float" office:value="122.4" table:formula="of:=[.M94]+([.M95]-[.M94])/([.A95]-[.A94])*([.A96]-[.A94])" table:style-name="ce323">
            <text:p>122,4</text:p>
          </table:table-cell>
          <table:table-cell office:value-type="float" office:value="122.4" table:formula="of:=HLOOKUP([.N93];[.G93:.M96];4)" table:style-name="ce323">
            <text:p>122,4</text:p>
          </table:table-cell>
          <table:table-cell office:value-type="float" office:value="122.4" table:formula="of:=HLOOKUP([.O93];[.G93:.M96];4)" table:style-name="ce323">
            <text:p>122,4</text:p>
          </table:table-cell>
          <table:table-cell office:value-type="float" office:value="122.4" table:formula="of:=[.N96]+([.O96]-[.N96])*([.P93]-[.N93])/([.O93]-[.N93])" table:style-name="ce323">
            <text:p>122,4</text:p>
          </table:table-cell>
          <table:table-cell office:value-type="float" office:value="26.2" table:formula="of:=[.A96]" table:style-name="ce322">
            <text:p>26,2</text:p>
          </table:table-cell>
          <table:table-cell office:value-type="float" office:value="8.7680000000000007" table:formula="of:=[.R94]+([.R95]-[.R94])*([.Q96]-[.Q94])/([.Q95]-[.Q94])" table:style-name="ce323">
            <text:p>8,768</text:p>
          </table:table-cell>
          <table:table-cell office:value-type="float" office:value="8.7680000000000007" table:formula="of:=[.S94]+([.S95]-[.S94])*([.Q96]-[.Q94])/([.Q95]-[.Q94])" table:style-name="ce323">
            <text:p>8,768</text:p>
          </table:table-cell>
          <table:table-cell office:value-type="float" office:value="6.22" table:formula="of:=[.T94]+([.T95]-[.T94])*([.Q96]-[.Q94])/([.Q95]-[.Q94])" table:style-name="ce324">
            <text:p>6,2</text:p>
          </table:table-cell>
          <table:table-cell office:value-type="float" office:value="4.4720000000000004" table:formula="of:=[.U94]+([.U95]-[.U94])*([.Q96]-[.Q94])/([.Q95]-[.Q94])" table:style-name="ce323">
            <text:p>4,472</text:p>
          </table:table-cell>
          <table:table-cell office:value-type="float" office:value="4.4720000000000004" table:formula="of:=[.V94]+([.V95]-[.V94])*([.Q96]-[.Q94])/([.Q95]-[.Q94])" table:style-name="ce323">
            <text:p>4,472</text:p>
          </table:table-cell>
          <table:table-cell office:value-type="float" office:value="2.024" table:formula="of:=[.W94]+([.W95]-[.W94])*([.Q96]-[.Q94])/([.Q95]-[.Q94])" table:style-name="ce323">
            <text:p>2,024</text:p>
          </table:table-cell>
          <table:table-cell table:style-name="ce323"/>
          <table:table-cell office:value-type="float" office:value="0" table:formula="of:=[.Y94]+([.Y95]-[.Y94])*([.Q96]-[.Q94])/([.Q95]-[.Q94])" table:style-name="ce323">
            <text:p>0</text:p>
          </table:table-cell>
          <table:table-cell table:style-name="ce323"/>
          <table:table-cell office:value-type="float" office:value="1.2" table:formula="of:=[.AA94]+([.AA95]-[.AA94])*([.Q96]-[.Q94])/([.Q95]-[.Q94])" table:style-name="ce323">
            <text:p>1,2</text:p>
          </table:table-cell>
          <table:table-cell table:style-name="ce323"/>
          <table:table-cell office:value-type="float" office:value="0" table:formula="of:=[.AC94]+([.AC95]-[.AC94])*([.Q96]-[.Q94])/([.Q95]-[.Q94])" table:style-name="ce323">
            <text:p>0</text:p>
          </table:table-cell>
          <table:table-cell office:value-type="float" office:value="0.82400000000000007" table:formula="of:=[.AD94]+([.AD95]-[.AD94])*([.Q96]-[.Q94])/([.Q95]-[.Q94])" table:style-name="ce323">
            <text:p>0,824</text:p>
          </table:table-cell>
          <table:table-cell table:number-columns-repeated="2" table:style-name="ce323"/>
          <table:table-cell office:value-type="float" office:value="0.82400000000000007" table:formula="of:=IF(OR([SCTcuacoc.E153]=&quot;c¸t sái&quot;;[SCTcuacoc.E153]=&quot;c¸t th«&quot;;[SCTcuacoc.E153]=&quot;c¸t th« võa&quot;);[.S96];IF([SCTcuacoc.E153]=&quot;c¸t mÞn&quot;;[.T96];IF([SCTcuacoc.E153]=&quot;c¸t bôi&quot;;[.U96];[.AG94])))" table:style-name="ce337">
            <text:p>0,824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98]*10)/10" table:style-name="ce305">
            <text:p>1</text:p>
          </table:table-cell>
          <table:table-cell office:value-type="float" office:value="1.1000000000000001" table:formula="of:=INT([.P98]*10)/10+0.1" table:style-name="ce305">
            <text:p>1,1</text:p>
          </table:table-cell>
          <table:table-cell office:value-type="float" office:value="1" table:formula="of:=IF(OR([SCTcuacoc.$D$138]=&quot;c¸t sái&quot;;[SCTcuacoc.$D$138]=&quot;c¸t th«&quot;;[SCTcuacoc.$D$138]=&quot;c¸t th« võa&quot;;[SCTcuacoc.$D$138]=&quot;c¸t mÞn&quot;;[SCTcuacoc.$D$138]=&quot;c¸t bôi&quot;);1;[SCTcuacoc.$D$138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98]/0.1)/10" table:style-name="ce305">
            <text:p>1</text:p>
          </table:table-cell>
          <table:table-cell office:value-type="float" office:value="1.1000000000000001" table:formula="of:=INT([.AG98]*10)/10+0.1" table:style-name="ce305">
            <text:p>1,1</text:p>
          </table:table-cell>
          <table:table-cell office:value-type="float" office:value="1" table:formula="of:=[.P98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25" table:formula="of:=IF([.A101]&gt;10;INT([.A101]/5)*5;INT([.A101]))" table:style-name="ce310">
            <text:p>25</text:p>
          </table:table-cell>
          <table:table-cell office:value-type="float" office:value="1340" table:formula="of:=IF([.A99]&lt;=35;VLOOKUP([.A99];[.$A$7:.$M$26];2);[.$B$26])" table:style-name="ce300">
            <text:p>1340</text:p>
          </table:table-cell>
          <table:table-cell office:value-type="float" office:value="900" table:formula="of:=IF([.A99]&lt;=35;VLOOKUP([.A99];[.$A$7:.$M$26];3);[.$C$26])" table:style-name="ce300">
            <text:p>900</text:p>
          </table:table-cell>
          <table:table-cell office:value-type="float" office:value="520" table:formula="of:=IF([.A99]&lt;=35;VLOOKUP([.A99];[.$A$7:.$M$26];4);[.$D$26])" table:style-name="ce311">
            <text:p>520,0</text:p>
          </table:table-cell>
          <table:table-cell office:value-type="float" office:value="350" table:formula="of:=IF([.A99]&lt;=35;VLOOKUP([.A99];[.$A$7:.$M$26];5);[.$E$26])" table:style-name="ce311">
            <text:p>350,0</text:p>
          </table:table-cell>
          <table:table-cell office:value-type="float" office:value="195" table:formula="of:=IF([.A99]&lt;=35;VLOOKUP([.A99];[.$A$7:.$M$26];6);[.$F$26])" table:style-name="ce311">
            <text:p>195,0</text:p>
          </table:table-cell>
          <table:table-cell office:value-type="float" office:value="1340" table:formula="of:=IF([.A99]&lt;=35;VLOOKUP([.A99];[.$A$7:.$M$26];7);[.$G$26])" table:style-name="ce300">
            <text:p>1340</text:p>
          </table:table-cell>
          <table:table-cell office:value-type="float" office:value="900" table:formula="of:=IF([.A99]&lt;=35;VLOOKUP([.A99];[.$A$7:.$M$26];8);[.$H$26])" table:style-name="ce311">
            <text:p>900,0</text:p>
          </table:table-cell>
          <table:table-cell office:value-type="float" office:value="680" table:formula="of:=IF([.A99]&lt;=35;VLOOKUP([.A99];[.$A$7:.$M$26];9);[.$I$26])" table:style-name="ce300">
            <text:p>680</text:p>
          </table:table-cell>
          <table:table-cell office:value-type="float" office:value="520" table:formula="of:=IF([.A99]&lt;=35;VLOOKUP([.A99];[.$A$7:.$M$26];10);[.$J$26])" table:style-name="ce311">
            <text:p>520,0</text:p>
          </table:table-cell>
          <table:table-cell office:value-type="float" office:value="350" table:formula="of:=IF([.A99]&lt;=35;VLOOKUP([.A99];[.$A$7:.$M$26];11);[.$K$26])" table:style-name="ce300">
            <text:p>350</text:p>
          </table:table-cell>
          <table:table-cell office:value-type="float" office:value="195" table:formula="of:=IF([.A99]&lt;=35;VLOOKUP([.A99];[.$A$7:.$M$26];12);[.$L$26])" table:style-name="ce311">
            <text:p>195,0</text:p>
          </table:table-cell>
          <table:table-cell office:value-type="float" office:value="120" table:formula="of:=IF([.A99]&lt;=35;VLOOKUP([.A99];[.$A$7:.$M$26];13);[.$M$26])" table:style-name="ce300">
            <text:p>120</text:p>
          </table:table-cell>
          <table:table-cell table:number-columns-repeated="2" table:style-name="ce300"/>
          <table:table-cell office:value-type="float" office:value="603.20000000000005" table:formula="of:=IF([SCTcuacoc.$D$138]=&quot;c¸t sái&quot;;[.B101];IF([SCTcuacoc.$D$138]=&quot;c¸t th«&quot;;[.C101];IF([SCTcuacoc.$D$138]=&quot;c¸t th« võa&quot;;[.D101];IF([SCTcuacoc.$D$138]=&quot;c¸t mÞn&quot;;[.E101];IF([SCTcuacoc.$D$138]=&quot;c¸t bôi&quot;;[.F101];[.P101])))))" table:style-name="ce313">
            <text:p>603,20</text:p>
          </table:table-cell>
          <table:table-cell office:value-type="float" office:value="25" table:formula="of:=IF([.Q101]&lt;=10;INT([.Q101]);(INT([.Q101]/5)*5))" table:style-name="ce310">
            <text:p>25</text:p>
          </table:table-cell>
          <table:table-cell office:value-type="float" office:value="8.6" table:formula="of:=VLOOKUP([.Q99];[.$Q$7:.$AD$22];2)" table:style-name="ce300">
            <text:p>8,6</text:p>
          </table:table-cell>
          <table:table-cell office:value-type="float" office:value="8.6" table:formula="of:=VLOOKUP([.Q99];[.$Q$7:.$AD$22];3)" table:style-name="ce300">
            <text:p>8,6</text:p>
          </table:table-cell>
          <table:table-cell office:value-type="float" office:value="6.1" table:formula="of:=VLOOKUP([.Q99];[.$Q$7:.$AD$22];4)" table:style-name="ce311">
            <text:p>6,1</text:p>
          </table:table-cell>
          <table:table-cell office:value-type="float" office:value="4.4000000000000004" table:formula="of:=VLOOKUP([.Q99];[.$Q$7:.$AD$22];5)" table:style-name="ce300">
            <text:p>4,4</text:p>
          </table:table-cell>
          <table:table-cell office:value-type="float" office:value="4.4000000000000004" table:formula="of:=VLOOKUP([.Q99];[.$Q$7:.$AD$22];5)" table:style-name="ce300">
            <text:p>4,4</text:p>
          </table:table-cell>
          <table:table-cell office:value-type="float" office:value="2" table:formula="of:=VLOOKUP([.Q99];[.$Q$7:.$AD$22];7)" table:style-name="ce300">
            <text:p>2</text:p>
          </table:table-cell>
          <table:table-cell table:style-name="ce300"/>
          <table:table-cell office:value-type="float" office:value="0" table:formula="of:=VLOOKUP([.Q99];[.$Q$7:.$AD$22];8)" table:style-name="ce300">
            <text:p>0</text:p>
          </table:table-cell>
          <table:table-cell table:style-name="ce300"/>
          <table:table-cell office:value-type="float" office:value="1.2" table:formula="of:=VLOOKUP([.Q99];[.$Q$7:.$AD$22];9)" table:style-name="ce300">
            <text:p>1,2</text:p>
          </table:table-cell>
          <table:table-cell table:style-name="ce300"/>
          <table:table-cell office:value-type="float" office:value="0" table:formula="of:=VLOOKUP([.Q99];[.$Q$7:.$AD$22];10)" table:style-name="ce300">
            <text:p>0</text:p>
          </table:table-cell>
          <table:table-cell office:value-type="float" office:value="0.8" table:formula="of:=VLOOKUP([.Q99];[.$Q$7:.$AD$22];11)" table:style-name="ce300">
            <text:p>0,8</text:p>
          </table:table-cell>
          <table:table-cell office:value-type="float" office:value="0.86399999999999999" table:formula="of:=HLOOKUP([.AE98];[.R98:.AD101];4)" table:style-name="ce300">
            <text:p>0,864</text:p>
          </table:table-cell>
          <table:table-cell office:value-type="float" office:value="0.86399999999999999" table:formula="of:=HLOOKUP([.AF98];[.R98:.AD101];4)" table:style-name="ce300">
            <text:p>0,864</text:p>
          </table:table-cell>
          <table:table-cell office:value-type="float" office:value="0.86399999999999999" table:formula="of:=[.AE99]+([.AF99]-[.AE99])*([.AG98]-[.AE98])/([.AF98]-[.AE98])" table:style-name="ce336">
            <text:p>0,864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0" table:formula="of:=IF([.A101]&gt;10;INT([.A101]/5)*5+5;INT([.A101])+1)" table:style-name="ce310">
            <text:p>30</text:p>
          </table:table-cell>
          <table:table-cell office:value-type="float" office:value="1420" table:formula="of:=IF([.A100]&lt;=35;VLOOKUP([.A100];[.$A$7:.$M$22];2);[.$B$26])" table:style-name="ce300">
            <text:p>1420</text:p>
          </table:table-cell>
          <table:table-cell office:value-type="float" office:value="950" table:formula="of:=IF([.A100]&lt;=35;VLOOKUP([.A100];[.$A$7:.$M$22];3);[.$C$26])" table:style-name="ce300">
            <text:p>950</text:p>
          </table:table-cell>
          <table:table-cell office:value-type="float" office:value="650" table:formula="of:=IF([.A100]&lt;=35;VLOOKUP([.A100];[.$A$7:.$M$22];4);[.$D$26])" table:style-name="ce311">
            <text:p>650,0</text:p>
          </table:table-cell>
          <table:table-cell office:value-type="float" office:value="380" table:formula="of:=IF([.A100]&lt;=35;VLOOKUP([.A100];[.$A$7:.$M$26];5);[.$E$26])" table:style-name="ce311">
            <text:p>380,0</text:p>
          </table:table-cell>
          <table:table-cell office:value-type="float" office:value="210" table:formula="of:=IF([.A100]&lt;=35;VLOOKUP([.A100];[.$A$7:.$M$22];6);[.$F$26])" table:style-name="ce311">
            <text:p>210,0</text:p>
          </table:table-cell>
          <table:table-cell office:value-type="float" office:value="1420" table:formula="of:=IF([.A100]&lt;=35;VLOOKUP([.A100];[.$A$7:.$M$22];7);[.$G$26])" table:style-name="ce300">
            <text:p>1420</text:p>
          </table:table-cell>
          <table:table-cell office:value-type="float" office:value="950" table:formula="of:=IF([.A100]&lt;=35;VLOOKUP([.A100];[.$A$7:.$M$22];8);[.$H$26])" table:style-name="ce311">
            <text:p>950,0</text:p>
          </table:table-cell>
          <table:table-cell office:value-type="float" office:value="740" table:formula="of:=IF([.A100]&lt;=35;VLOOKUP([.A100];[.$A$7:.$M$22];9);[.$I$26])" table:style-name="ce300">
            <text:p>740</text:p>
          </table:table-cell>
          <table:table-cell office:value-type="float" office:value="650" table:formula="of:=IF([.A100]&lt;=35;VLOOKUP([.A100];[.$A$7:.$M$22];10);[.$J$26])" table:style-name="ce311">
            <text:p>650,0</text:p>
          </table:table-cell>
          <table:table-cell office:value-type="float" office:value="380" table:formula="of:=IF([.A100]&lt;=35;VLOOKUP([.A100];[.$A$7:.$M$22];11);[.$K$26])" table:style-name="ce300">
            <text:p>380</text:p>
          </table:table-cell>
          <table:table-cell office:value-type="float" office:value="210" table:formula="of:=IF([.A100]&lt;=35;VLOOKUP([.A100];[.$A$7:.$M$22];12);[.$L$26])" table:style-name="ce311">
            <text:p>210,0</text:p>
          </table:table-cell>
          <table:table-cell office:value-type="float" office:value="130" table:formula="of:=IF([.A100]&lt;=35;VLOOKUP([.A100];[.$A$7:.$M$22];13);[.$M$26])" table:style-name="ce300">
            <text:p>130</text:p>
          </table:table-cell>
          <table:table-cell table:number-columns-repeated="3" table:style-name="ce300"/>
          <table:table-cell office:value-type="float" office:value="30" table:formula="of:=IF([.Q101]&lt;=10;INT([.Q101])+1;(INT([.Q101]/5)*5+5))" table:style-name="ce310">
            <text:p>30</text:p>
          </table:table-cell>
          <table:table-cell office:value-type="float" office:value="9.3000000000000007" table:formula="of:=VLOOKUP([.Q100];[.$Q$7:.$AD$22];2)" table:style-name="ce300">
            <text:p>9,3</text:p>
          </table:table-cell>
          <table:table-cell office:value-type="float" office:value="9.3000000000000007" table:formula="of:=VLOOKUP([.Q100];[.$Q$7:.$AD$22];3)" table:style-name="ce300">
            <text:p>9,3</text:p>
          </table:table-cell>
          <table:table-cell office:value-type="float" office:value="6.6" table:formula="of:=VLOOKUP([.Q100];[.$Q$7:.$AD$22];4)" table:style-name="ce311">
            <text:p>6,6</text:p>
          </table:table-cell>
          <table:table-cell office:value-type="float" office:value="4.7" table:formula="of:=VLOOKUP([.Q100];[.$Q$7:.$AD$22];5)" table:style-name="ce300">
            <text:p>4,7</text:p>
          </table:table-cell>
          <table:table-cell office:value-type="float" office:value="4.7" table:formula="of:=VLOOKUP([.Q100];[.$Q$7:.$AD$22];5)" table:style-name="ce300">
            <text:p>4,7</text:p>
          </table:table-cell>
          <table:table-cell office:value-type="float" office:value="2.1" table:formula="of:=VLOOKUP([.Q100];[.$Q$7:.$AD$22];7)" table:style-name="ce300">
            <text:p>2,1</text:p>
          </table:table-cell>
          <table:table-cell table:style-name="ce300"/>
          <table:table-cell office:value-type="float" office:value="0" table:formula="of:=VLOOKUP([.Q100];[.$Q$7:.$AD$22];8)" table:style-name="ce300">
            <text:p>0</text:p>
          </table:table-cell>
          <table:table-cell table:style-name="ce300"/>
          <table:table-cell office:value-type="float" office:value="1.2" table:formula="of:=VLOOKUP([.Q100];[.$Q$7:.$AD$22];9)" table:style-name="ce300">
            <text:p>1,2</text:p>
          </table:table-cell>
          <table:table-cell table:style-name="ce300"/>
          <table:table-cell office:value-type="float" office:value="0" table:formula="of:=VLOOKUP([.Q100];[.$Q$7:.$AD$22];10)" table:style-name="ce300">
            <text:p>0</text:p>
          </table:table-cell>
          <table:table-cell office:value-type="float" office:value="0.9" table:formula="of:=VLOOKUP([.Q100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28.2" table:formula="of:=[SCTcuacoc.G138]" table:style-name="ce322">
            <text:p>28,2</text:p>
          </table:table-cell>
          <table:table-cell office:value-type="float" office:value="1391.2" table:formula="of:=[.B99]+([.B100]-[.B99])/([.A100]-[.A99])*([.A101]-[.A99])" table:style-name="ce323">
            <text:p>1391,2</text:p>
          </table:table-cell>
          <table:table-cell office:value-type="float" office:value="932" table:formula="of:=[.C99]+([.C100]-[.C99])/([.A100]-[.A99])*([.A101]-[.A99])" table:style-name="ce323">
            <text:p>932</text:p>
          </table:table-cell>
          <table:table-cell office:value-type="float" office:value="603.20000000000005" table:formula="of:=[.D99]+([.D100]-[.D99])/([.A100]-[.A99])*([.A101]-[.A99])" table:style-name="ce324">
            <text:p>603,2</text:p>
          </table:table-cell>
          <table:table-cell office:value-type="float" office:value="369.2" table:formula="of:=[.E99]+([.E100]-[.E99])/([.A100]-[.A99])*([.A101]-[.A99])" table:style-name="ce324">
            <text:p>369,2</text:p>
          </table:table-cell>
          <table:table-cell office:value-type="float" office:value="204.6" table:formula="of:=[.F99]+([.F100]-[.F99])/([.A100]-[.A99])*([.A101]-[.A99])" table:style-name="ce324">
            <text:p>204,6</text:p>
          </table:table-cell>
          <table:table-cell office:value-type="float" office:value="1391.2" table:formula="of:=[.G99]+([.G100]-[.G99])/([.A100]-[.A99])*([.A101]-[.A99])" table:style-name="ce323">
            <text:p>1391,2</text:p>
          </table:table-cell>
          <table:table-cell office:value-type="float" office:value="932" table:formula="of:=[.H99]+([.H100]-[.H99])/([.A100]-[.A99])*([.A101]-[.A99])" table:style-name="ce324">
            <text:p>932,0</text:p>
          </table:table-cell>
          <table:table-cell office:value-type="float" office:value="718.4" table:formula="of:=[.I99]+([.I100]-[.I99])/([.A100]-[.A99])*([.A101]-[.A99])" table:style-name="ce323">
            <text:p>718,4</text:p>
          </table:table-cell>
          <table:table-cell office:value-type="float" office:value="603.20000000000005" table:formula="of:=[.J99]+([.J100]-[.J99])/([.A100]-[.A99])*([.A101]-[.A99])" table:style-name="ce324">
            <text:p>603,2</text:p>
          </table:table-cell>
          <table:table-cell office:value-type="float" office:value="369.2" table:formula="of:=[.K99]+([.K100]-[.K99])/([.A100]-[.A99])*([.A101]-[.A99])" table:style-name="ce323">
            <text:p>369,2</text:p>
          </table:table-cell>
          <table:table-cell office:value-type="float" office:value="204.6" table:formula="of:=[.L99]+([.L100]-[.L99])/([.A100]-[.A99])*([.A101]-[.A99])" table:style-name="ce324">
            <text:p>204,6</text:p>
          </table:table-cell>
          <table:table-cell office:value-type="float" office:value="126.4" table:formula="of:=[.M99]+([.M100]-[.M99])/([.A100]-[.A99])*([.A101]-[.A99])" table:style-name="ce323">
            <text:p>126,4</text:p>
          </table:table-cell>
          <table:table-cell office:value-type="float" office:value="126.4" table:formula="of:=HLOOKUP([.N98];[.G98:.M101];4)" table:style-name="ce323">
            <text:p>126,4</text:p>
          </table:table-cell>
          <table:table-cell office:value-type="float" office:value="126.4" table:formula="of:=HLOOKUP([.O98];[.G98:.M101];4)" table:style-name="ce323">
            <text:p>126,4</text:p>
          </table:table-cell>
          <table:table-cell office:value-type="float" office:value="126.4" table:formula="of:=[.N101]+([.O101]-[.N101])*([.P98]-[.N98])/([.O98]-[.N98])" table:style-name="ce323">
            <text:p>126,4</text:p>
          </table:table-cell>
          <table:table-cell office:value-type="float" office:value="28.2" table:formula="of:=[.A101]" table:style-name="ce322">
            <text:p>28,2</text:p>
          </table:table-cell>
          <table:table-cell office:value-type="float" office:value="9.048" table:formula="of:=[.R99]+([.R100]-[.R99])*([.Q101]-[.Q99])/([.Q100]-[.Q99])" table:style-name="ce323">
            <text:p>9,048</text:p>
          </table:table-cell>
          <table:table-cell office:value-type="float" office:value="9.048" table:formula="of:=[.S99]+([.S100]-[.S99])*([.Q101]-[.Q99])/([.Q100]-[.Q99])" table:style-name="ce323">
            <text:p>9,048</text:p>
          </table:table-cell>
          <table:table-cell office:value-type="float" office:value="6.42" table:formula="of:=[.T99]+([.T100]-[.T99])*([.Q101]-[.Q99])/([.Q100]-[.Q99])" table:style-name="ce324">
            <text:p>6,4</text:p>
          </table:table-cell>
          <table:table-cell office:value-type="float" office:value="4.5920000000000005" table:formula="of:=[.U99]+([.U100]-[.U99])*([.Q101]-[.Q99])/([.Q100]-[.Q99])" table:style-name="ce323">
            <text:p>4,592</text:p>
          </table:table-cell>
          <table:table-cell office:value-type="float" office:value="4.5920000000000005" table:formula="of:=[.V99]+([.V100]-[.V99])*([.Q101]-[.Q99])/([.Q100]-[.Q99])" table:style-name="ce323">
            <text:p>4,592</text:p>
          </table:table-cell>
          <table:table-cell office:value-type="float" office:value="2.0640000000000001" table:formula="of:=[.W99]+([.W100]-[.W99])*([.Q101]-[.Q99])/([.Q100]-[.Q99])" table:style-name="ce323">
            <text:p>2,064</text:p>
          </table:table-cell>
          <table:table-cell table:style-name="ce323"/>
          <table:table-cell office:value-type="float" office:value="0" table:formula="of:=[.Y99]+([.Y100]-[.Y99])*([.Q101]-[.Q99])/([.Q100]-[.Q99])" table:style-name="ce323">
            <text:p>0</text:p>
          </table:table-cell>
          <table:table-cell table:style-name="ce323"/>
          <table:table-cell office:value-type="float" office:value="1.2" table:formula="of:=[.AA99]+([.AA100]-[.AA99])*([.Q101]-[.Q99])/([.Q100]-[.Q99])" table:style-name="ce323">
            <text:p>1,2</text:p>
          </table:table-cell>
          <table:table-cell table:style-name="ce323"/>
          <table:table-cell office:value-type="float" office:value="0" table:formula="of:=[.AC99]+([.AC100]-[.AC99])*([.Q101]-[.Q99])/([.Q100]-[.Q99])" table:style-name="ce323">
            <text:p>0</text:p>
          </table:table-cell>
          <table:table-cell office:value-type="float" office:value="0.86399999999999999" table:formula="of:=[.AD99]+([.AD100]-[.AD99])*([.Q101]-[.Q99])/([.Q100]-[.Q99])" table:style-name="ce323">
            <text:p>0,864</text:p>
          </table:table-cell>
          <table:table-cell table:number-columns-repeated="2" table:style-name="ce323"/>
          <table:table-cell office:value-type="float" office:value="0.86399999999999999" table:formula="of:=IF(OR([SCTcuacoc.E154]=&quot;c¸t sái&quot;;[SCTcuacoc.E154]=&quot;c¸t th«&quot;;[SCTcuacoc.E154]=&quot;c¸t th« võa&quot;);[.S101];IF([SCTcuacoc.E154]=&quot;c¸t mÞn&quot;;[.T101];IF([SCTcuacoc.E154]=&quot;c¸t bôi&quot;;[.U101];[.AG99])))" table:style-name="ce337">
            <text:p>0,864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03]*10)/10" table:style-name="ce305">
            <text:p>1</text:p>
          </table:table-cell>
          <table:table-cell office:value-type="float" office:value="1.1000000000000001" table:formula="of:=INT([.P103]*10)/10+0.1" table:style-name="ce305">
            <text:p>1,1</text:p>
          </table:table-cell>
          <table:table-cell office:value-type="float" office:value="1" table:formula="of:=IF(OR([SCTcuacoc.$D$139]=&quot;c¸t sái&quot;;[SCTcuacoc.$D$139]=&quot;c¸t th«&quot;;[SCTcuacoc.$D$139]=&quot;c¸t th« võa&quot;;[SCTcuacoc.$D$139]=&quot;c¸t mÞn&quot;;[SCTcuacoc.$D$139]=&quot;c¸t bôi&quot;);1;[SCTcuacoc.$D$139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03]/0.1)/10" table:style-name="ce305">
            <text:p>1</text:p>
          </table:table-cell>
          <table:table-cell office:value-type="float" office:value="1.1000000000000001" table:formula="of:=INT([.AG103]*10)/10+0.1" table:style-name="ce305">
            <text:p>1,1</text:p>
          </table:table-cell>
          <table:table-cell office:value-type="float" office:value="1" table:formula="of:=[.P103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0" table:formula="of:=IF([.A106]&gt;10;INT([.A106]/5)*5;INT([.A106]))" table:style-name="ce310">
            <text:p>30</text:p>
          </table:table-cell>
          <table:table-cell office:value-type="float" office:value="1420" table:formula="of:=IF([.A104]&lt;=35;VLOOKUP([.A104];[.$A$7:.$M$26];2);[.$B$26])" table:style-name="ce300">
            <text:p>1420</text:p>
          </table:table-cell>
          <table:table-cell office:value-type="float" office:value="950" table:formula="of:=IF([.A104]&lt;=35;VLOOKUP([.A104];[.$A$7:.$M$26];3);[.$C$26])" table:style-name="ce300">
            <text:p>950</text:p>
          </table:table-cell>
          <table:table-cell office:value-type="float" office:value="650" table:formula="of:=IF([.A104]&lt;=35;VLOOKUP([.A104];[.$A$7:.$M$26];4);[.$D$26])" table:style-name="ce311">
            <text:p>650,0</text:p>
          </table:table-cell>
          <table:table-cell office:value-type="float" office:value="380" table:formula="of:=IF([.A104]&lt;=35;VLOOKUP([.A104];[.$A$7:.$M$26];5);[.$E$26])" table:style-name="ce311">
            <text:p>380,0</text:p>
          </table:table-cell>
          <table:table-cell office:value-type="float" office:value="210" table:formula="of:=IF([.A104]&lt;=35;VLOOKUP([.A104];[.$A$7:.$M$26];6);[.$F$26])" table:style-name="ce311">
            <text:p>210,0</text:p>
          </table:table-cell>
          <table:table-cell office:value-type="float" office:value="1420" table:formula="of:=IF([.A104]&lt;=35;VLOOKUP([.A104];[.$A$7:.$M$26];7);[.$G$26])" table:style-name="ce300">
            <text:p>1420</text:p>
          </table:table-cell>
          <table:table-cell office:value-type="float" office:value="950" table:formula="of:=IF([.A104]&lt;=35;VLOOKUP([.A104];[.$A$7:.$M$26];8);[.$H$26])" table:style-name="ce311">
            <text:p>950,0</text:p>
          </table:table-cell>
          <table:table-cell office:value-type="float" office:value="740" table:formula="of:=IF([.A104]&lt;=35;VLOOKUP([.A104];[.$A$7:.$M$26];9);[.$I$26])" table:style-name="ce300">
            <text:p>740</text:p>
          </table:table-cell>
          <table:table-cell office:value-type="float" office:value="650" table:formula="of:=IF([.A104]&lt;=35;VLOOKUP([.A104];[.$A$7:.$M$26];10);[.$J$26])" table:style-name="ce311">
            <text:p>650,0</text:p>
          </table:table-cell>
          <table:table-cell office:value-type="float" office:value="380" table:formula="of:=IF([.A104]&lt;=35;VLOOKUP([.A104];[.$A$7:.$M$26];11);[.$K$26])" table:style-name="ce300">
            <text:p>380</text:p>
          </table:table-cell>
          <table:table-cell office:value-type="float" office:value="210" table:formula="of:=IF([.A104]&lt;=35;VLOOKUP([.A104];[.$A$7:.$M$26];12);[.$L$26])" table:style-name="ce311">
            <text:p>210,0</text:p>
          </table:table-cell>
          <table:table-cell office:value-type="float" office:value="130" table:formula="of:=IF([.A104]&lt;=35;VLOOKUP([.A104];[.$A$7:.$M$26];13);[.$M$26])" table:style-name="ce300">
            <text:p>130</text:p>
          </table:table-cell>
          <table:table-cell table:number-columns-repeated="2" table:style-name="ce300"/>
          <table:table-cell office:value-type="float" office:value="648" table:formula="of:=IF([SCTcuacoc.$D$139]=&quot;c¸t sái&quot;;[.B106];IF([SCTcuacoc.$D$139]=&quot;c¸t th«&quot;;[.C106];IF([SCTcuacoc.$D$139]=&quot;c¸t th« võa&quot;;[.D106];IF([SCTcuacoc.$D$139]=&quot;c¸t mÞn&quot;;[.E106];IF([SCTcuacoc.$D$139]=&quot;c¸t bôi&quot;;[.F106];[.P106])))))" table:style-name="ce313">
            <text:p>648,00</text:p>
          </table:table-cell>
          <table:table-cell office:value-type="float" office:value="30" table:formula="of:=IF([.Q106]&lt;=10;INT([.Q106]);(INT([.Q106]/5)*5))" table:style-name="ce310">
            <text:p>30</text:p>
          </table:table-cell>
          <table:table-cell office:value-type="float" office:value="9.3000000000000007" table:formula="of:=VLOOKUP([.Q104];[.$Q$7:.$AD$22];2)" table:style-name="ce300">
            <text:p>9,3</text:p>
          </table:table-cell>
          <table:table-cell office:value-type="float" office:value="9.3000000000000007" table:formula="of:=VLOOKUP([.Q104];[.$Q$7:.$AD$22];3)" table:style-name="ce300">
            <text:p>9,3</text:p>
          </table:table-cell>
          <table:table-cell office:value-type="float" office:value="6.6" table:formula="of:=VLOOKUP([.Q104];[.$Q$7:.$AD$22];4)" table:style-name="ce311">
            <text:p>6,6</text:p>
          </table:table-cell>
          <table:table-cell office:value-type="float" office:value="4.7" table:formula="of:=VLOOKUP([.Q104];[.$Q$7:.$AD$22];5)" table:style-name="ce300">
            <text:p>4,7</text:p>
          </table:table-cell>
          <table:table-cell office:value-type="float" office:value="4.7" table:formula="of:=VLOOKUP([.Q104];[.$Q$7:.$AD$22];5)" table:style-name="ce300">
            <text:p>4,7</text:p>
          </table:table-cell>
          <table:table-cell office:value-type="float" office:value="2.1" table:formula="of:=VLOOKUP([.Q104];[.$Q$7:.$AD$22];7)" table:style-name="ce300">
            <text:p>2,1</text:p>
          </table:table-cell>
          <table:table-cell table:style-name="ce300"/>
          <table:table-cell office:value-type="float" office:value="0" table:formula="of:=VLOOKUP([.Q104];[.$Q$7:.$AD$22];8)" table:style-name="ce300">
            <text:p>0</text:p>
          </table:table-cell>
          <table:table-cell table:style-name="ce300"/>
          <table:table-cell office:value-type="float" office:value="1.2" table:formula="of:=VLOOKUP([.Q104];[.$Q$7:.$AD$22];9)" table:style-name="ce300">
            <text:p>1,2</text:p>
          </table:table-cell>
          <table:table-cell table:style-name="ce300"/>
          <table:table-cell office:value-type="float" office:value="0" table:formula="of:=VLOOKUP([.Q104];[.$Q$7:.$AD$22];10)" table:style-name="ce300">
            <text:p>0</text:p>
          </table:table-cell>
          <table:table-cell office:value-type="float" office:value="0.9" table:formula="of:=VLOOKUP([.Q104];[.$Q$7:.$AD$22];11)" table:style-name="ce300">
            <text:p>0,9</text:p>
          </table:table-cell>
          <table:table-cell office:value-type="float" office:value="0.9" table:formula="of:=HLOOKUP([.AE103];[.R103:.AD106];4)" table:style-name="ce300">
            <text:p>0,9</text:p>
          </table:table-cell>
          <table:table-cell office:value-type="float" office:value="0.9" table:formula="of:=HLOOKUP([.AF103];[.R103:.AD106];4)" table:style-name="ce300">
            <text:p>0,9</text:p>
          </table:table-cell>
          <table:table-cell office:value-type="float" office:value="0.9" table:formula="of:=[.AE104]+([.AF104]-[.AE104])*([.AG103]-[.AE103])/([.AF103]-[.AE103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5" table:formula="of:=IF([.A106]&gt;10;INT([.A106]/5)*5+5;INT([.A106])+1)" table:style-name="ce310">
            <text:p>35</text:p>
          </table:table-cell>
          <table:table-cell office:value-type="float" office:value="1500" table:formula="of:=IF([.A105]&lt;=35;VLOOKUP([.A105];[.$A$7:.$M$22];2);[.$B$26])" table:style-name="ce300">
            <text:p>1500</text:p>
          </table:table-cell>
          <table:table-cell office:value-type="float" office:value="1000" table:formula="of:=IF([.A105]&lt;=35;VLOOKUP([.A105];[.$A$7:.$M$22];3);[.$C$26])" table:style-name="ce300">
            <text:p>1000</text:p>
          </table:table-cell>
          <table:table-cell office:value-type="float" office:value="600" table:formula="of:=IF([.A105]&lt;=35;VLOOKUP([.A105];[.$A$7:.$M$22];4);[.$D$26])" table:style-name="ce311">
            <text:p>600,0</text:p>
          </table:table-cell>
          <table:table-cell office:value-type="float" office:value="410" table:formula="of:=IF([.A105]&lt;=35;VLOOKUP([.A105];[.$A$7:.$M$26];5);[.$E$26])" table:style-name="ce311">
            <text:p>410,0</text:p>
          </table:table-cell>
          <table:table-cell office:value-type="float" office:value="225" table:formula="of:=IF([.A105]&lt;=35;VLOOKUP([.A105];[.$A$7:.$M$22];6);[.$F$26])" table:style-name="ce311">
            <text:p>225,0</text:p>
          </table:table-cell>
          <table:table-cell office:value-type="float" office:value="1500" table:formula="of:=IF([.A105]&lt;=35;VLOOKUP([.A105];[.$A$7:.$M$22];7);[.$G$26])" table:style-name="ce300">
            <text:p>1500</text:p>
          </table:table-cell>
          <table:table-cell office:value-type="float" office:value="1000" table:formula="of:=IF([.A105]&lt;=35;VLOOKUP([.A105];[.$A$7:.$M$22];8);[.$H$26])" table:style-name="ce311">
            <text:p>1000,0</text:p>
          </table:table-cell>
          <table:table-cell office:value-type="float" office:value="800" table:formula="of:=IF([.A105]&lt;=35;VLOOKUP([.A105];[.$A$7:.$M$22];9);[.$I$26])" table:style-name="ce300">
            <text:p>800</text:p>
          </table:table-cell>
          <table:table-cell office:value-type="float" office:value="600" table:formula="of:=IF([.A105]&lt;=35;VLOOKUP([.A105];[.$A$7:.$M$22];10);[.$J$26])" table:style-name="ce311">
            <text:p>600,0</text:p>
          </table:table-cell>
          <table:table-cell office:value-type="float" office:value="410" table:formula="of:=IF([.A105]&lt;=35;VLOOKUP([.A105];[.$A$7:.$M$22];11);[.$K$26])" table:style-name="ce300">
            <text:p>410</text:p>
          </table:table-cell>
          <table:table-cell office:value-type="float" office:value="225" table:formula="of:=IF([.A105]&lt;=35;VLOOKUP([.A105];[.$A$7:.$M$22];12);[.$L$26])" table:style-name="ce311">
            <text:p>225,0</text:p>
          </table:table-cell>
          <table:table-cell office:value-type="float" office:value="140" table:formula="of:=IF([.A105]&lt;=35;VLOOKUP([.A105];[.$A$7:.$M$22];13);[.$M$26])" table:style-name="ce300">
            <text:p>140</text:p>
          </table:table-cell>
          <table:table-cell table:number-columns-repeated="3" table:style-name="ce300"/>
          <table:table-cell office:value-type="float" office:value="35" table:formula="of:=IF([.Q106]&lt;=10;INT([.Q106])+1;(INT([.Q106]/5)*5+5))" table:style-name="ce310">
            <text:p>35</text:p>
          </table:table-cell>
          <table:table-cell office:value-type="float" office:value="10" table:formula="of:=VLOOKUP([.Q105];[.$Q$7:.$AD$22];2)" table:style-name="ce300">
            <text:p>10</text:p>
          </table:table-cell>
          <table:table-cell office:value-type="float" office:value="10" table:formula="of:=VLOOKUP([.Q105];[.$Q$7:.$AD$22];3)" table:style-name="ce300">
            <text:p>10</text:p>
          </table:table-cell>
          <table:table-cell office:value-type="float" office:value="7" table:formula="of:=VLOOKUP([.Q105];[.$Q$7:.$AD$22];4)" table:style-name="ce311">
            <text:p>7,0</text:p>
          </table:table-cell>
          <table:table-cell office:value-type="float" office:value="5" table:formula="of:=VLOOKUP([.Q105];[.$Q$7:.$AD$22];5)" table:style-name="ce300">
            <text:p>5</text:p>
          </table:table-cell>
          <table:table-cell office:value-type="float" office:value="5" table:formula="of:=VLOOKUP([.Q105];[.$Q$7:.$AD$22];5)" table:style-name="ce300">
            <text:p>5</text:p>
          </table:table-cell>
          <table:table-cell office:value-type="float" office:value="2.2000000000000002" table:formula="of:=VLOOKUP([.Q105];[.$Q$7:.$AD$22];7)" table:style-name="ce300">
            <text:p>2,2</text:p>
          </table:table-cell>
          <table:table-cell table:style-name="ce300"/>
          <table:table-cell office:value-type="float" office:value="0" table:formula="of:=VLOOKUP([.Q105];[.$Q$7:.$AD$22];8)" table:style-name="ce300">
            <text:p>0</text:p>
          </table:table-cell>
          <table:table-cell table:style-name="ce300"/>
          <table:table-cell office:value-type="float" office:value="1.3" table:formula="of:=VLOOKUP([.Q105];[.$Q$7:.$AD$22];9)" table:style-name="ce300">
            <text:p>1,3</text:p>
          </table:table-cell>
          <table:table-cell table:style-name="ce300"/>
          <table:table-cell office:value-type="float" office:value="0" table:formula="of:=VLOOKUP([.Q105];[.$Q$7:.$AD$22];10)" table:style-name="ce300">
            <text:p>0</text:p>
          </table:table-cell>
          <table:table-cell office:value-type="float" office:value="0.9" table:formula="of:=VLOOKUP([.Q105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0.2" table:formula="of:=[SCTcuacoc.G139]" table:style-name="ce322">
            <text:p>30,2</text:p>
          </table:table-cell>
          <table:table-cell office:value-type="float" office:value="1423.2" table:formula="of:=[.B104]+([.B105]-[.B104])/([.A105]-[.A104])*([.A106]-[.A104])" table:style-name="ce323">
            <text:p>1423,2</text:p>
          </table:table-cell>
          <table:table-cell office:value-type="float" office:value="952" table:formula="of:=[.C104]+([.C105]-[.C104])/([.A105]-[.A104])*([.A106]-[.A104])" table:style-name="ce323">
            <text:p>952</text:p>
          </table:table-cell>
          <table:table-cell office:value-type="float" office:value="648" table:formula="of:=[.D104]+([.D105]-[.D104])/([.A105]-[.A104])*([.A106]-[.A104])" table:style-name="ce324">
            <text:p>648,0</text:p>
          </table:table-cell>
          <table:table-cell office:value-type="float" office:value="381.2" table:formula="of:=[.E104]+([.E105]-[.E104])/([.A105]-[.A104])*([.A106]-[.A104])" table:style-name="ce324">
            <text:p>381,2</text:p>
          </table:table-cell>
          <table:table-cell office:value-type="float" office:value="210.6" table:formula="of:=[.F104]+([.F105]-[.F104])/([.A105]-[.A104])*([.A106]-[.A104])" table:style-name="ce324">
            <text:p>210,6</text:p>
          </table:table-cell>
          <table:table-cell office:value-type="float" office:value="1423.2" table:formula="of:=[.G104]+([.G105]-[.G104])/([.A105]-[.A104])*([.A106]-[.A104])" table:style-name="ce323">
            <text:p>1423,2</text:p>
          </table:table-cell>
          <table:table-cell office:value-type="float" office:value="952" table:formula="of:=[.H104]+([.H105]-[.H104])/([.A105]-[.A104])*([.A106]-[.A104])" table:style-name="ce324">
            <text:p>952,0</text:p>
          </table:table-cell>
          <table:table-cell office:value-type="float" office:value="742.4" table:formula="of:=[.I104]+([.I105]-[.I104])/([.A105]-[.A104])*([.A106]-[.A104])" table:style-name="ce323">
            <text:p>742,4</text:p>
          </table:table-cell>
          <table:table-cell office:value-type="float" office:value="648" table:formula="of:=[.J104]+([.J105]-[.J104])/([.A105]-[.A104])*([.A106]-[.A104])" table:style-name="ce324">
            <text:p>648,0</text:p>
          </table:table-cell>
          <table:table-cell office:value-type="float" office:value="381.2" table:formula="of:=[.K104]+([.K105]-[.K104])/([.A105]-[.A104])*([.A106]-[.A104])" table:style-name="ce323">
            <text:p>381,2</text:p>
          </table:table-cell>
          <table:table-cell office:value-type="float" office:value="210.6" table:formula="of:=[.L104]+([.L105]-[.L104])/([.A105]-[.A104])*([.A106]-[.A104])" table:style-name="ce324">
            <text:p>210,6</text:p>
          </table:table-cell>
          <table:table-cell office:value-type="float" office:value="130.4" table:formula="of:=[.M104]+([.M105]-[.M104])/([.A105]-[.A104])*([.A106]-[.A104])" table:style-name="ce323">
            <text:p>130,4</text:p>
          </table:table-cell>
          <table:table-cell office:value-type="float" office:value="130.4" table:formula="of:=HLOOKUP([.N103];[.G103:.M106];4)" table:style-name="ce323">
            <text:p>130,4</text:p>
          </table:table-cell>
          <table:table-cell office:value-type="float" office:value="130.4" table:formula="of:=HLOOKUP([.O103];[.G103:.M106];4)" table:style-name="ce323">
            <text:p>130,4</text:p>
          </table:table-cell>
          <table:table-cell office:value-type="float" office:value="130.4" table:formula="of:=[.N106]+([.O106]-[.N106])*([.P103]-[.N103])/([.O103]-[.N103])" table:style-name="ce323">
            <text:p>130,4</text:p>
          </table:table-cell>
          <table:table-cell office:value-type="float" office:value="30.2" table:formula="of:=[.A106]" table:style-name="ce322">
            <text:p>30,2</text:p>
          </table:table-cell>
          <table:table-cell office:value-type="float" office:value="9.3280000000000012" table:formula="of:=[.R104]+([.R105]-[.R104])*([.Q106]-[.Q104])/([.Q105]-[.Q104])" table:style-name="ce323">
            <text:p>9,328</text:p>
          </table:table-cell>
          <table:table-cell office:value-type="float" office:value="9.3280000000000012" table:formula="of:=[.S104]+([.S105]-[.S104])*([.Q106]-[.Q104])/([.Q105]-[.Q104])" table:style-name="ce323">
            <text:p>9,328</text:p>
          </table:table-cell>
          <table:table-cell office:value-type="float" office:value="6.6159999999999997" table:formula="of:=[.T104]+([.T105]-[.T104])*([.Q106]-[.Q104])/([.Q105]-[.Q104])" table:style-name="ce324">
            <text:p>6,6</text:p>
          </table:table-cell>
          <table:table-cell office:value-type="float" office:value="4.7119999999999997" table:formula="of:=[.U104]+([.U105]-[.U104])*([.Q106]-[.Q104])/([.Q105]-[.Q104])" table:style-name="ce323">
            <text:p>4,712</text:p>
          </table:table-cell>
          <table:table-cell office:value-type="float" office:value="4.7119999999999997" table:formula="of:=[.V104]+([.V105]-[.V104])*([.Q106]-[.Q104])/([.Q105]-[.Q104])" table:style-name="ce323">
            <text:p>4,712</text:p>
          </table:table-cell>
          <table:table-cell office:value-type="float" office:value="2.1040000000000001" table:formula="of:=[.W104]+([.W105]-[.W104])*([.Q106]-[.Q104])/([.Q105]-[.Q104])" table:style-name="ce323">
            <text:p>2,104</text:p>
          </table:table-cell>
          <table:table-cell table:style-name="ce323"/>
          <table:table-cell office:value-type="float" office:value="0" table:formula="of:=[.Y104]+([.Y105]-[.Y104])*([.Q106]-[.Q104])/([.Q105]-[.Q104])" table:style-name="ce323">
            <text:p>0</text:p>
          </table:table-cell>
          <table:table-cell table:style-name="ce323"/>
          <table:table-cell office:value-type="float" office:value="1.204" table:formula="of:=[.AA104]+([.AA105]-[.AA104])*([.Q106]-[.Q104])/([.Q105]-[.Q104])" table:style-name="ce323">
            <text:p>1,204</text:p>
          </table:table-cell>
          <table:table-cell table:style-name="ce323"/>
          <table:table-cell office:value-type="float" office:value="0" table:formula="of:=[.AC104]+([.AC105]-[.AC104])*([.Q106]-[.Q104])/([.Q105]-[.Q104])" table:style-name="ce323">
            <text:p>0</text:p>
          </table:table-cell>
          <table:table-cell office:value-type="float" office:value="0.9" table:formula="of:=[.AD104]+([.AD105]-[.AD104])*([.Q106]-[.Q104])/([.Q105]-[.Q104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E155]=&quot;c¸t sái&quot;;[SCTcuacoc.E155]=&quot;c¸t th«&quot;;[SCTcuacoc.E155]=&quot;c¸t th« võa&quot;);[.S106];IF([SCTcuacoc.E155]=&quot;c¸t mÞn&quot;;[.T106];IF([SCTcuacoc.E155]=&quot;c¸t bôi&quot;;[.U106];[.AG104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08]*10)/10" table:style-name="ce305">
            <text:p>1</text:p>
          </table:table-cell>
          <table:table-cell office:value-type="float" office:value="1.1000000000000001" table:formula="of:=INT([.P108]*10)/10+0.1" table:style-name="ce305">
            <text:p>1,1</text:p>
          </table:table-cell>
          <table:table-cell office:value-type="float" office:value="1" table:formula="of:=IF(OR([SCTcuacoc.$D$140]=&quot;c¸t sái&quot;;[SCTcuacoc.$D$140]=&quot;c¸t th«&quot;;[SCTcuacoc.$D$140]=&quot;c¸t th« võa&quot;;[SCTcuacoc.$D$140]=&quot;c¸t mÞn&quot;;[SCTcuacoc.$D$140]=&quot;c¸t bôi&quot;);1;[SCTcuacoc.$D$140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08]/0.1)/10" table:style-name="ce305">
            <text:p>1</text:p>
          </table:table-cell>
          <table:table-cell office:value-type="float" office:value="1.1000000000000001" table:formula="of:=INT([.AG108]*10)/10+0.1" table:style-name="ce305">
            <text:p>1,1</text:p>
          </table:table-cell>
          <table:table-cell office:value-type="float" office:value="1" table:formula="of:=[.P108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0" table:formula="of:=IF([.A111]&gt;10;INT([.A111]/5)*5;INT([.A111]))" table:style-name="ce310">
            <text:p>30</text:p>
          </table:table-cell>
          <table:table-cell office:value-type="float" office:value="1420" table:formula="of:=IF([.A109]&lt;=35;VLOOKUP([.A109];[.$A$7:.$M$26];2);[.$B$26])" table:style-name="ce300">
            <text:p>1420</text:p>
          </table:table-cell>
          <table:table-cell office:value-type="float" office:value="950" table:formula="of:=IF([.A109]&lt;=35;VLOOKUP([.A109];[.$A$7:.$M$26];3);[.$C$26])" table:style-name="ce300">
            <text:p>950</text:p>
          </table:table-cell>
          <table:table-cell office:value-type="float" office:value="650" table:formula="of:=IF([.A109]&lt;=35;VLOOKUP([.A109];[.$A$7:.$M$26];4);[.$D$26])" table:style-name="ce311">
            <text:p>650,0</text:p>
          </table:table-cell>
          <table:table-cell office:value-type="float" office:value="380" table:formula="of:=IF([.A109]&lt;=35;VLOOKUP([.A109];[.$A$7:.$M$26];5);[.$E$26])" table:style-name="ce311">
            <text:p>380,0</text:p>
          </table:table-cell>
          <table:table-cell office:value-type="float" office:value="210" table:formula="of:=IF([.A109]&lt;=35;VLOOKUP([.A109];[.$A$7:.$M$26];6);[.$F$26])" table:style-name="ce311">
            <text:p>210,0</text:p>
          </table:table-cell>
          <table:table-cell office:value-type="float" office:value="1420" table:formula="of:=IF([.A109]&lt;=35;VLOOKUP([.A109];[.$A$7:.$M$26];7);[.$G$26])" table:style-name="ce300">
            <text:p>1420</text:p>
          </table:table-cell>
          <table:table-cell office:value-type="float" office:value="950" table:formula="of:=IF([.A109]&lt;=35;VLOOKUP([.A109];[.$A$7:.$M$26];8);[.$H$26])" table:style-name="ce311">
            <text:p>950,0</text:p>
          </table:table-cell>
          <table:table-cell office:value-type="float" office:value="740" table:formula="of:=IF([.A109]&lt;=35;VLOOKUP([.A109];[.$A$7:.$M$26];9);[.$I$26])" table:style-name="ce300">
            <text:p>740</text:p>
          </table:table-cell>
          <table:table-cell office:value-type="float" office:value="650" table:formula="of:=IF([.A109]&lt;=35;VLOOKUP([.A109];[.$A$7:.$M$26];10);[.$J$26])" table:style-name="ce311">
            <text:p>650,0</text:p>
          </table:table-cell>
          <table:table-cell office:value-type="float" office:value="380" table:formula="of:=IF([.A109]&lt;=35;VLOOKUP([.A109];[.$A$7:.$M$26];11);[.$K$26])" table:style-name="ce300">
            <text:p>380</text:p>
          </table:table-cell>
          <table:table-cell office:value-type="float" office:value="210" table:formula="of:=IF([.A109]&lt;=35;VLOOKUP([.A109];[.$A$7:.$M$26];12);[.$L$26])" table:style-name="ce311">
            <text:p>210,0</text:p>
          </table:table-cell>
          <table:table-cell office:value-type="float" office:value="130" table:formula="of:=IF([.A109]&lt;=35;VLOOKUP([.A109];[.$A$7:.$M$26];13);[.$M$26])" table:style-name="ce300">
            <text:p>130</text:p>
          </table:table-cell>
          <table:table-cell table:number-columns-repeated="2" table:style-name="ce300"/>
          <table:table-cell office:value-type="float" office:value="628" table:formula="of:=IF([SCTcuacoc.$D$140]=&quot;c¸t sái&quot;;[.B111];IF([SCTcuacoc.$D$140]=&quot;c¸t th«&quot;;[.C111];IF([SCTcuacoc.$D$140]=&quot;c¸t th« võa&quot;;[.D111];IF([SCTcuacoc.$D$140]=&quot;c¸t mÞn&quot;;[.E111];IF([SCTcuacoc.$D$140]=&quot;c¸t bôi&quot;;[.F111];[.P111])))))" table:style-name="ce313">
            <text:p>628,00</text:p>
          </table:table-cell>
          <table:table-cell office:value-type="float" office:value="30" table:formula="of:=IF([.Q111]&lt;=10;INT([.Q111]);(INT([.Q111]/5)*5))" table:style-name="ce310">
            <text:p>30</text:p>
          </table:table-cell>
          <table:table-cell office:value-type="float" office:value="9.3000000000000007" table:formula="of:=VLOOKUP([.Q109];[.$Q$7:.$AD$22];2)" table:style-name="ce300">
            <text:p>9,3</text:p>
          </table:table-cell>
          <table:table-cell office:value-type="float" office:value="9.3000000000000007" table:formula="of:=VLOOKUP([.Q109];[.$Q$7:.$AD$22];3)" table:style-name="ce300">
            <text:p>9,3</text:p>
          </table:table-cell>
          <table:table-cell office:value-type="float" office:value="6.6" table:formula="of:=VLOOKUP([.Q109];[.$Q$7:.$AD$22];4)" table:style-name="ce311">
            <text:p>6,6</text:p>
          </table:table-cell>
          <table:table-cell office:value-type="float" office:value="4.7" table:formula="of:=VLOOKUP([.Q109];[.$Q$7:.$AD$22];5)" table:style-name="ce300">
            <text:p>4,7</text:p>
          </table:table-cell>
          <table:table-cell office:value-type="float" office:value="4.7" table:formula="of:=VLOOKUP([.Q109];[.$Q$7:.$AD$22];5)" table:style-name="ce300">
            <text:p>4,7</text:p>
          </table:table-cell>
          <table:table-cell office:value-type="float" office:value="2.1" table:formula="of:=VLOOKUP([.Q109];[.$Q$7:.$AD$22];7)" table:style-name="ce300">
            <text:p>2,1</text:p>
          </table:table-cell>
          <table:table-cell table:style-name="ce300"/>
          <table:table-cell office:value-type="float" office:value="0" table:formula="of:=VLOOKUP([.Q109];[.$Q$7:.$AD$22];8)" table:style-name="ce300">
            <text:p>0</text:p>
          </table:table-cell>
          <table:table-cell table:style-name="ce300"/>
          <table:table-cell office:value-type="float" office:value="1.2" table:formula="of:=VLOOKUP([.Q109];[.$Q$7:.$AD$22];9)" table:style-name="ce300">
            <text:p>1,2</text:p>
          </table:table-cell>
          <table:table-cell table:style-name="ce300"/>
          <table:table-cell office:value-type="float" office:value="0" table:formula="of:=VLOOKUP([.Q109];[.$Q$7:.$AD$22];10)" table:style-name="ce300">
            <text:p>0</text:p>
          </table:table-cell>
          <table:table-cell office:value-type="float" office:value="0.9" table:formula="of:=VLOOKUP([.Q109];[.$Q$7:.$AD$22];11)" table:style-name="ce300">
            <text:p>0,9</text:p>
          </table:table-cell>
          <table:table-cell office:value-type="float" office:value="0.9" table:formula="of:=HLOOKUP([.AE108];[.R108:.AD111];4)" table:style-name="ce300">
            <text:p>0,9</text:p>
          </table:table-cell>
          <table:table-cell office:value-type="float" office:value="0.9" table:formula="of:=HLOOKUP([.AF108];[.R108:.AD111];4)" table:style-name="ce300">
            <text:p>0,9</text:p>
          </table:table-cell>
          <table:table-cell office:value-type="float" office:value="0.9" table:formula="of:=[.AE109]+([.AF109]-[.AE109])*([.AG108]-[.AE108])/([.AF108]-[.AE108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5" table:formula="of:=IF([.A111]&gt;10;INT([.A111]/5)*5+5;INT([.A111])+1)" table:style-name="ce310">
            <text:p>35</text:p>
          </table:table-cell>
          <table:table-cell office:value-type="float" office:value="1500" table:formula="of:=IF([.A110]&lt;=35;VLOOKUP([.A110];[.$A$7:.$M$22];2);[.$B$26])" table:style-name="ce300">
            <text:p>1500</text:p>
          </table:table-cell>
          <table:table-cell office:value-type="float" office:value="1000" table:formula="of:=IF([.A110]&lt;=35;VLOOKUP([.A110];[.$A$7:.$M$22];3);[.$C$26])" table:style-name="ce300">
            <text:p>1000</text:p>
          </table:table-cell>
          <table:table-cell office:value-type="float" office:value="600" table:formula="of:=IF([.A110]&lt;=35;VLOOKUP([.A110];[.$A$7:.$M$22];4);[.$D$26])" table:style-name="ce311">
            <text:p>600,0</text:p>
          </table:table-cell>
          <table:table-cell office:value-type="float" office:value="410" table:formula="of:=IF([.A110]&lt;=35;VLOOKUP([.A110];[.$A$7:.$M$26];5);[.$E$26])" table:style-name="ce311">
            <text:p>410,0</text:p>
          </table:table-cell>
          <table:table-cell office:value-type="float" office:value="225" table:formula="of:=IF([.A110]&lt;=35;VLOOKUP([.A110];[.$A$7:.$M$22];6);[.$F$26])" table:style-name="ce311">
            <text:p>225,0</text:p>
          </table:table-cell>
          <table:table-cell office:value-type="float" office:value="1500" table:formula="of:=IF([.A110]&lt;=35;VLOOKUP([.A110];[.$A$7:.$M$22];7);[.$G$26])" table:style-name="ce300">
            <text:p>1500</text:p>
          </table:table-cell>
          <table:table-cell office:value-type="float" office:value="1000" table:formula="of:=IF([.A110]&lt;=35;VLOOKUP([.A110];[.$A$7:.$M$22];8);[.$H$26])" table:style-name="ce311">
            <text:p>1000,0</text:p>
          </table:table-cell>
          <table:table-cell office:value-type="float" office:value="800" table:formula="of:=IF([.A110]&lt;=35;VLOOKUP([.A110];[.$A$7:.$M$22];9);[.$I$26])" table:style-name="ce300">
            <text:p>800</text:p>
          </table:table-cell>
          <table:table-cell office:value-type="float" office:value="600" table:formula="of:=IF([.A110]&lt;=35;VLOOKUP([.A110];[.$A$7:.$M$22];10);[.$J$26])" table:style-name="ce311">
            <text:p>600,0</text:p>
          </table:table-cell>
          <table:table-cell office:value-type="float" office:value="410" table:formula="of:=IF([.A110]&lt;=35;VLOOKUP([.A110];[.$A$7:.$M$22];11);[.$K$26])" table:style-name="ce300">
            <text:p>410</text:p>
          </table:table-cell>
          <table:table-cell office:value-type="float" office:value="225" table:formula="of:=IF([.A110]&lt;=35;VLOOKUP([.A110];[.$A$7:.$M$22];12);[.$L$26])" table:style-name="ce311">
            <text:p>225,0</text:p>
          </table:table-cell>
          <table:table-cell office:value-type="float" office:value="140" table:formula="of:=IF([.A110]&lt;=35;VLOOKUP([.A110];[.$A$7:.$M$22];13);[.$M$26])" table:style-name="ce300">
            <text:p>140</text:p>
          </table:table-cell>
          <table:table-cell table:number-columns-repeated="3" table:style-name="ce300"/>
          <table:table-cell office:value-type="float" office:value="35" table:formula="of:=IF([.Q111]&lt;=10;INT([.Q111])+1;(INT([.Q111]/5)*5+5))" table:style-name="ce310">
            <text:p>35</text:p>
          </table:table-cell>
          <table:table-cell office:value-type="float" office:value="10" table:formula="of:=VLOOKUP([.Q110];[.$Q$7:.$AD$22];2)" table:style-name="ce300">
            <text:p>10</text:p>
          </table:table-cell>
          <table:table-cell office:value-type="float" office:value="10" table:formula="of:=VLOOKUP([.Q110];[.$Q$7:.$AD$22];3)" table:style-name="ce300">
            <text:p>10</text:p>
          </table:table-cell>
          <table:table-cell office:value-type="float" office:value="7" table:formula="of:=VLOOKUP([.Q110];[.$Q$7:.$AD$22];4)" table:style-name="ce311">
            <text:p>7,0</text:p>
          </table:table-cell>
          <table:table-cell office:value-type="float" office:value="5" table:formula="of:=VLOOKUP([.Q110];[.$Q$7:.$AD$22];5)" table:style-name="ce300">
            <text:p>5</text:p>
          </table:table-cell>
          <table:table-cell office:value-type="float" office:value="5" table:formula="of:=VLOOKUP([.Q110];[.$Q$7:.$AD$22];5)" table:style-name="ce300">
            <text:p>5</text:p>
          </table:table-cell>
          <table:table-cell office:value-type="float" office:value="2.2000000000000002" table:formula="of:=VLOOKUP([.Q110];[.$Q$7:.$AD$22];7)" table:style-name="ce300">
            <text:p>2,2</text:p>
          </table:table-cell>
          <table:table-cell table:style-name="ce300"/>
          <table:table-cell office:value-type="float" office:value="0" table:formula="of:=VLOOKUP([.Q110];[.$Q$7:.$AD$22];8)" table:style-name="ce300">
            <text:p>0</text:p>
          </table:table-cell>
          <table:table-cell table:style-name="ce300"/>
          <table:table-cell office:value-type="float" office:value="1.3" table:formula="of:=VLOOKUP([.Q110];[.$Q$7:.$AD$22];9)" table:style-name="ce300">
            <text:p>1,3</text:p>
          </table:table-cell>
          <table:table-cell table:style-name="ce300"/>
          <table:table-cell office:value-type="float" office:value="0" table:formula="of:=VLOOKUP([.Q110];[.$Q$7:.$AD$22];10)" table:style-name="ce300">
            <text:p>0</text:p>
          </table:table-cell>
          <table:table-cell office:value-type="float" office:value="0.9" table:formula="of:=VLOOKUP([.Q110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2.200000000000003" table:formula="of:=[SCTcuacoc.G140]" table:style-name="ce322">
            <text:p>32,2</text:p>
          </table:table-cell>
          <table:table-cell office:value-type="float" office:value="1455.2" table:formula="of:=[.B109]+([.B110]-[.B109])/([.A110]-[.A109])*([.A111]-[.A109])" table:style-name="ce323">
            <text:p>1455,2</text:p>
          </table:table-cell>
          <table:table-cell office:value-type="float" office:value="972" table:formula="of:=[.C109]+([.C110]-[.C109])/([.A110]-[.A109])*([.A111]-[.A109])" table:style-name="ce323">
            <text:p>972</text:p>
          </table:table-cell>
          <table:table-cell office:value-type="float" office:value="628" table:formula="of:=[.D109]+([.D110]-[.D109])/([.A110]-[.A109])*([.A111]-[.A109])" table:style-name="ce324">
            <text:p>628,0</text:p>
          </table:table-cell>
          <table:table-cell office:value-type="float" office:value="393.20000000000005" table:formula="of:=[.E109]+([.E110]-[.E109])/([.A110]-[.A109])*([.A111]-[.A109])" table:style-name="ce324">
            <text:p>393,2</text:p>
          </table:table-cell>
          <table:table-cell office:value-type="float" office:value="216.60000000000002" table:formula="of:=[.F109]+([.F110]-[.F109])/([.A110]-[.A109])*([.A111]-[.A109])" table:style-name="ce324">
            <text:p>216,6</text:p>
          </table:table-cell>
          <table:table-cell office:value-type="float" office:value="1455.2" table:formula="of:=[.G109]+([.G110]-[.G109])/([.A110]-[.A109])*([.A111]-[.A109])" table:style-name="ce323">
            <text:p>1455,2</text:p>
          </table:table-cell>
          <table:table-cell office:value-type="float" office:value="972" table:formula="of:=[.H109]+([.H110]-[.H109])/([.A110]-[.A109])*([.A111]-[.A109])" table:style-name="ce324">
            <text:p>972,0</text:p>
          </table:table-cell>
          <table:table-cell office:value-type="float" office:value="766.40000000000009" table:formula="of:=[.I109]+([.I110]-[.I109])/([.A110]-[.A109])*([.A111]-[.A109])" table:style-name="ce323">
            <text:p>766,4</text:p>
          </table:table-cell>
          <table:table-cell office:value-type="float" office:value="628" table:formula="of:=[.J109]+([.J110]-[.J109])/([.A110]-[.A109])*([.A111]-[.A109])" table:style-name="ce324">
            <text:p>628,0</text:p>
          </table:table-cell>
          <table:table-cell office:value-type="float" office:value="393.20000000000005" table:formula="of:=[.K109]+([.K110]-[.K109])/([.A110]-[.A109])*([.A111]-[.A109])" table:style-name="ce323">
            <text:p>393,2</text:p>
          </table:table-cell>
          <table:table-cell office:value-type="float" office:value="216.60000000000002" table:formula="of:=[.L109]+([.L110]-[.L109])/([.A110]-[.A109])*([.A111]-[.A109])" table:style-name="ce324">
            <text:p>216,6</text:p>
          </table:table-cell>
          <table:table-cell office:value-type="float" office:value="134.4" table:formula="of:=[.M109]+([.M110]-[.M109])/([.A110]-[.A109])*([.A111]-[.A109])" table:style-name="ce323">
            <text:p>134,4</text:p>
          </table:table-cell>
          <table:table-cell office:value-type="float" office:value="134.4" table:formula="of:=HLOOKUP([.N108];[.G108:.M111];4)" table:style-name="ce323">
            <text:p>134,4</text:p>
          </table:table-cell>
          <table:table-cell office:value-type="float" office:value="134.4" table:formula="of:=HLOOKUP([.O108];[.G108:.M111];4)" table:style-name="ce323">
            <text:p>134,4</text:p>
          </table:table-cell>
          <table:table-cell office:value-type="float" office:value="134.4" table:formula="of:=[.N111]+([.O111]-[.N111])*([.P108]-[.N108])/([.O108]-[.N108])" table:style-name="ce323">
            <text:p>134,4</text:p>
          </table:table-cell>
          <table:table-cell office:value-type="float" office:value="32.200000000000003" table:formula="of:=[.A111]" table:style-name="ce322">
            <text:p>32,2</text:p>
          </table:table-cell>
          <table:table-cell office:value-type="float" office:value="9.6080000000000005" table:formula="of:=[.R109]+([.R110]-[.R109])*([.Q111]-[.Q109])/([.Q110]-[.Q109])" table:style-name="ce323">
            <text:p>9,608</text:p>
          </table:table-cell>
          <table:table-cell office:value-type="float" office:value="9.6080000000000005" table:formula="of:=[.S109]+([.S110]-[.S109])*([.Q111]-[.Q109])/([.Q110]-[.Q109])" table:style-name="ce323">
            <text:p>9,608</text:p>
          </table:table-cell>
          <table:table-cell office:value-type="float" office:value="6.7759999999999998" table:formula="of:=[.T109]+([.T110]-[.T109])*([.Q111]-[.Q109])/([.Q110]-[.Q109])" table:style-name="ce324">
            <text:p>6,8</text:p>
          </table:table-cell>
          <table:table-cell office:value-type="float" office:value="4.8319999999999999" table:formula="of:=[.U109]+([.U110]-[.U109])*([.Q111]-[.Q109])/([.Q110]-[.Q109])" table:style-name="ce323">
            <text:p>4,832</text:p>
          </table:table-cell>
          <table:table-cell office:value-type="float" office:value="4.8319999999999999" table:formula="of:=[.V109]+([.V110]-[.V109])*([.Q111]-[.Q109])/([.Q110]-[.Q109])" table:style-name="ce323">
            <text:p>4,832</text:p>
          </table:table-cell>
          <table:table-cell office:value-type="float" office:value="2.1440000000000001" table:formula="of:=[.W109]+([.W110]-[.W109])*([.Q111]-[.Q109])/([.Q110]-[.Q109])" table:style-name="ce323">
            <text:p>2,144</text:p>
          </table:table-cell>
          <table:table-cell table:style-name="ce323"/>
          <table:table-cell office:value-type="float" office:value="0" table:formula="of:=[.Y109]+([.Y110]-[.Y109])*([.Q111]-[.Q109])/([.Q110]-[.Q109])" table:style-name="ce323">
            <text:p>0</text:p>
          </table:table-cell>
          <table:table-cell table:style-name="ce323"/>
          <table:table-cell office:value-type="float" office:value="1.244" table:formula="of:=[.AA109]+([.AA110]-[.AA109])*([.Q111]-[.Q109])/([.Q110]-[.Q109])" table:style-name="ce323">
            <text:p>1,244</text:p>
          </table:table-cell>
          <table:table-cell table:style-name="ce323"/>
          <table:table-cell office:value-type="float" office:value="0" table:formula="of:=[.AC109]+([.AC110]-[.AC109])*([.Q111]-[.Q109])/([.Q110]-[.Q109])" table:style-name="ce323">
            <text:p>0</text:p>
          </table:table-cell>
          <table:table-cell office:value-type="float" office:value="0.9" table:formula="of:=[.AD109]+([.AD110]-[.AD109])*([.Q111]-[.Q109])/([.Q110]-[.Q109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D156]=&quot;c¸t sái&quot;;[SCTcuacoc.D156]=&quot;c¸t th«&quot;;[SCTcuacoc.D156]=&quot;c¸t th« võa&quot;);[.S111];IF([SCTcuacoc.D156]=&quot;c¸t mÞn&quot;;[.T111];IF([SCTcuacoc.D156]=&quot;c¸t bôi&quot;;[.U111];[.AG109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13]*10)/10" table:style-name="ce305">
            <text:p>1</text:p>
          </table:table-cell>
          <table:table-cell office:value-type="float" office:value="1.1000000000000001" table:formula="of:=INT([.P113]*10)/10+0.1" table:style-name="ce305">
            <text:p>1,1</text:p>
          </table:table-cell>
          <table:table-cell office:value-type="float" office:value="1" table:formula="of:=IF(OR([SCTcuacoc.$D$141]=&quot;c¸t sái&quot;;[SCTcuacoc.$D$141]=&quot;c¸t th«&quot;;[SCTcuacoc.$D$141]=&quot;c¸t th« võa&quot;;[SCTcuacoc.$D$141]=&quot;c¸t mÞn&quot;;[SCTcuacoc.$D$141]=&quot;c¸t bôi&quot;);1;[SCTcuacoc.$D$141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13]/0.1)/10" table:style-name="ce305">
            <text:p>1</text:p>
          </table:table-cell>
          <table:table-cell office:value-type="float" office:value="1.1000000000000001" table:formula="of:=INT([.AG113]*10)/10+0.1" table:style-name="ce305">
            <text:p>1,1</text:p>
          </table:table-cell>
          <table:table-cell office:value-type="float" office:value="1" table:formula="of:=[.P113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0" table:formula="of:=IF([.A116]&gt;10;INT([.A116]/5)*5;INT([.A116]))" table:style-name="ce310">
            <text:p>30</text:p>
          </table:table-cell>
          <table:table-cell office:value-type="float" office:value="1420" table:formula="of:=IF([.A114]&lt;=35;VLOOKUP([.A114];[.$A$7:.$M$26];2);[.$B$26])" table:style-name="ce300">
            <text:p>1420</text:p>
          </table:table-cell>
          <table:table-cell office:value-type="float" office:value="950" table:formula="of:=IF([.A114]&lt;=35;VLOOKUP([.A114];[.$A$7:.$M$26];3);[.$C$26])" table:style-name="ce300">
            <text:p>950</text:p>
          </table:table-cell>
          <table:table-cell office:value-type="float" office:value="650" table:formula="of:=IF([.A114]&lt;=35;VLOOKUP([.A114];[.$A$7:.$M$26];4);[.$D$26])" table:style-name="ce311">
            <text:p>650,0</text:p>
          </table:table-cell>
          <table:table-cell office:value-type="float" office:value="380" table:formula="of:=IF([.A114]&lt;=35;VLOOKUP([.A114];[.$A$7:.$M$26];5);[.$E$26])" table:style-name="ce311">
            <text:p>380,0</text:p>
          </table:table-cell>
          <table:table-cell office:value-type="float" office:value="210" table:formula="of:=IF([.A114]&lt;=35;VLOOKUP([.A114];[.$A$7:.$M$26];6);[.$F$26])" table:style-name="ce311">
            <text:p>210,0</text:p>
          </table:table-cell>
          <table:table-cell office:value-type="float" office:value="1420" table:formula="of:=IF([.A114]&lt;=35;VLOOKUP([.A114];[.$A$7:.$M$26];7);[.$G$26])" table:style-name="ce300">
            <text:p>1420</text:p>
          </table:table-cell>
          <table:table-cell office:value-type="float" office:value="950" table:formula="of:=IF([.A114]&lt;=35;VLOOKUP([.A114];[.$A$7:.$M$26];8);[.$H$26])" table:style-name="ce311">
            <text:p>950,0</text:p>
          </table:table-cell>
          <table:table-cell office:value-type="float" office:value="740" table:formula="of:=IF([.A114]&lt;=35;VLOOKUP([.A114];[.$A$7:.$M$26];9);[.$I$26])" table:style-name="ce300">
            <text:p>740</text:p>
          </table:table-cell>
          <table:table-cell office:value-type="float" office:value="650" table:formula="of:=IF([.A114]&lt;=35;VLOOKUP([.A114];[.$A$7:.$M$26];10);[.$J$26])" table:style-name="ce311">
            <text:p>650,0</text:p>
          </table:table-cell>
          <table:table-cell office:value-type="float" office:value="380" table:formula="of:=IF([.A114]&lt;=35;VLOOKUP([.A114];[.$A$7:.$M$26];11);[.$K$26])" table:style-name="ce300">
            <text:p>380</text:p>
          </table:table-cell>
          <table:table-cell office:value-type="float" office:value="210" table:formula="of:=IF([.A114]&lt;=35;VLOOKUP([.A114];[.$A$7:.$M$26];12);[.$L$26])" table:style-name="ce311">
            <text:p>210,0</text:p>
          </table:table-cell>
          <table:table-cell office:value-type="float" office:value="130" table:formula="of:=IF([.A114]&lt;=35;VLOOKUP([.A114];[.$A$7:.$M$26];13);[.$M$26])" table:style-name="ce300">
            <text:p>130</text:p>
          </table:table-cell>
          <table:table-cell table:number-columns-repeated="2" table:style-name="ce300"/>
          <table:table-cell office:value-type="float" office:value="608" table:formula="of:=IF([SCTcuacoc.$D$141]=&quot;c¸t sái&quot;;[.B116];IF([SCTcuacoc.$D$141]=&quot;c¸t th«&quot;;[.C116];IF([SCTcuacoc.$D$141]=&quot;c¸t th« võa&quot;;[.D116];IF([SCTcuacoc.$D$141]=&quot;c¸t mÞn&quot;;[.E116];IF([SCTcuacoc.$D$141]=&quot;c¸t bôi&quot;;[.F116];[.P116])))))" table:style-name="ce313">
            <text:p>608,00</text:p>
          </table:table-cell>
          <table:table-cell office:value-type="float" office:value="30" table:formula="of:=IF([.Q116]&lt;=10;INT([.Q116]);(INT([.Q116]/5)*5))" table:style-name="ce310">
            <text:p>30</text:p>
          </table:table-cell>
          <table:table-cell office:value-type="float" office:value="9.3000000000000007" table:formula="of:=VLOOKUP([.Q114];[.$Q$7:.$AD$22];2)" table:style-name="ce300">
            <text:p>9,3</text:p>
          </table:table-cell>
          <table:table-cell office:value-type="float" office:value="9.3000000000000007" table:formula="of:=VLOOKUP([.Q114];[.$Q$7:.$AD$22];3)" table:style-name="ce300">
            <text:p>9,3</text:p>
          </table:table-cell>
          <table:table-cell office:value-type="float" office:value="6.6" table:formula="of:=VLOOKUP([.Q114];[.$Q$7:.$AD$22];4)" table:style-name="ce311">
            <text:p>6,6</text:p>
          </table:table-cell>
          <table:table-cell office:value-type="float" office:value="4.7" table:formula="of:=VLOOKUP([.Q114];[.$Q$7:.$AD$22];5)" table:style-name="ce300">
            <text:p>4,7</text:p>
          </table:table-cell>
          <table:table-cell office:value-type="float" office:value="4.7" table:formula="of:=VLOOKUP([.Q114];[.$Q$7:.$AD$22];5)" table:style-name="ce300">
            <text:p>4,7</text:p>
          </table:table-cell>
          <table:table-cell office:value-type="float" office:value="2.1" table:formula="of:=VLOOKUP([.Q114];[.$Q$7:.$AD$22];7)" table:style-name="ce300">
            <text:p>2,1</text:p>
          </table:table-cell>
          <table:table-cell table:style-name="ce300"/>
          <table:table-cell office:value-type="float" office:value="0" table:formula="of:=VLOOKUP([.Q114];[.$Q$7:.$AD$22];8)" table:style-name="ce300">
            <text:p>0</text:p>
          </table:table-cell>
          <table:table-cell table:style-name="ce300"/>
          <table:table-cell office:value-type="float" office:value="1.2" table:formula="of:=VLOOKUP([.Q114];[.$Q$7:.$AD$22];9)" table:style-name="ce300">
            <text:p>1,2</text:p>
          </table:table-cell>
          <table:table-cell table:style-name="ce300"/>
          <table:table-cell office:value-type="float" office:value="0" table:formula="of:=VLOOKUP([.Q114];[.$Q$7:.$AD$22];10)" table:style-name="ce300">
            <text:p>0</text:p>
          </table:table-cell>
          <table:table-cell office:value-type="float" office:value="0.9" table:formula="of:=VLOOKUP([.Q114];[.$Q$7:.$AD$22];11)" table:style-name="ce300">
            <text:p>0,9</text:p>
          </table:table-cell>
          <table:table-cell office:value-type="float" office:value="0.9" table:formula="of:=HLOOKUP([.AE113];[.R113:.AD116];4)" table:style-name="ce300">
            <text:p>0,9</text:p>
          </table:table-cell>
          <table:table-cell office:value-type="float" office:value="0.9" table:formula="of:=HLOOKUP([.AF113];[.R113:.AD116];4)" table:style-name="ce300">
            <text:p>0,9</text:p>
          </table:table-cell>
          <table:table-cell office:value-type="float" office:value="0.9" table:formula="of:=[.AE114]+([.AF114]-[.AE114])*([.AG113]-[.AE113])/([.AF113]-[.AE113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5" table:formula="of:=IF([.A116]&gt;10;INT([.A116]/5)*5+5;INT([.A116])+1)" table:style-name="ce310">
            <text:p>35</text:p>
          </table:table-cell>
          <table:table-cell office:value-type="float" office:value="1500" table:formula="of:=IF([.A115]&lt;=35;VLOOKUP([.A115];[.$A$7:.$M$22];2);[.$B$26])" table:style-name="ce300">
            <text:p>1500</text:p>
          </table:table-cell>
          <table:table-cell office:value-type="float" office:value="1000" table:formula="of:=IF([.A115]&lt;=35;VLOOKUP([.A115];[.$A$7:.$M$22];3);[.$C$26])" table:style-name="ce300">
            <text:p>1000</text:p>
          </table:table-cell>
          <table:table-cell office:value-type="float" office:value="600" table:formula="of:=IF([.A115]&lt;=35;VLOOKUP([.A115];[.$A$7:.$M$22];4);[.$D$26])" table:style-name="ce311">
            <text:p>600,0</text:p>
          </table:table-cell>
          <table:table-cell office:value-type="float" office:value="410" table:formula="of:=IF([.A115]&lt;=35;VLOOKUP([.A115];[.$A$7:.$M$26];5);[.$E$26])" table:style-name="ce311">
            <text:p>410,0</text:p>
          </table:table-cell>
          <table:table-cell office:value-type="float" office:value="225" table:formula="of:=IF([.A115]&lt;=35;VLOOKUP([.A115];[.$A$7:.$M$22];6);[.$F$26])" table:style-name="ce311">
            <text:p>225,0</text:p>
          </table:table-cell>
          <table:table-cell office:value-type="float" office:value="1500" table:formula="of:=IF([.A115]&lt;=35;VLOOKUP([.A115];[.$A$7:.$M$22];7);[.$G$26])" table:style-name="ce300">
            <text:p>1500</text:p>
          </table:table-cell>
          <table:table-cell office:value-type="float" office:value="1000" table:formula="of:=IF([.A115]&lt;=35;VLOOKUP([.A115];[.$A$7:.$M$22];8);[.$H$26])" table:style-name="ce311">
            <text:p>1000,0</text:p>
          </table:table-cell>
          <table:table-cell office:value-type="float" office:value="800" table:formula="of:=IF([.A115]&lt;=35;VLOOKUP([.A115];[.$A$7:.$M$22];9);[.$I$26])" table:style-name="ce300">
            <text:p>800</text:p>
          </table:table-cell>
          <table:table-cell office:value-type="float" office:value="600" table:formula="of:=IF([.A115]&lt;=35;VLOOKUP([.A115];[.$A$7:.$M$22];10);[.$J$26])" table:style-name="ce311">
            <text:p>600,0</text:p>
          </table:table-cell>
          <table:table-cell office:value-type="float" office:value="410" table:formula="of:=IF([.A115]&lt;=35;VLOOKUP([.A115];[.$A$7:.$M$22];11);[.$K$26])" table:style-name="ce300">
            <text:p>410</text:p>
          </table:table-cell>
          <table:table-cell office:value-type="float" office:value="225" table:formula="of:=IF([.A115]&lt;=35;VLOOKUP([.A115];[.$A$7:.$M$22];12);[.$L$26])" table:style-name="ce311">
            <text:p>225,0</text:p>
          </table:table-cell>
          <table:table-cell office:value-type="float" office:value="140" table:formula="of:=IF([.A115]&lt;=35;VLOOKUP([.A115];[.$A$7:.$M$22];13);[.$M$26])" table:style-name="ce300">
            <text:p>140</text:p>
          </table:table-cell>
          <table:table-cell table:number-columns-repeated="3" table:style-name="ce300"/>
          <table:table-cell office:value-type="float" office:value="35" table:formula="of:=IF([.Q116]&lt;=10;INT([.Q116])+1;(INT([.Q116]/5)*5+5))" table:style-name="ce310">
            <text:p>35</text:p>
          </table:table-cell>
          <table:table-cell office:value-type="float" office:value="10" table:formula="of:=VLOOKUP([.Q115];[.$Q$7:.$AD$22];2)" table:style-name="ce300">
            <text:p>10</text:p>
          </table:table-cell>
          <table:table-cell office:value-type="float" office:value="10" table:formula="of:=VLOOKUP([.Q115];[.$Q$7:.$AD$22];3)" table:style-name="ce300">
            <text:p>10</text:p>
          </table:table-cell>
          <table:table-cell office:value-type="float" office:value="7" table:formula="of:=VLOOKUP([.Q115];[.$Q$7:.$AD$22];4)" table:style-name="ce311">
            <text:p>7,0</text:p>
          </table:table-cell>
          <table:table-cell office:value-type="float" office:value="5" table:formula="of:=VLOOKUP([.Q115];[.$Q$7:.$AD$22];5)" table:style-name="ce300">
            <text:p>5</text:p>
          </table:table-cell>
          <table:table-cell office:value-type="float" office:value="5" table:formula="of:=VLOOKUP([.Q115];[.$Q$7:.$AD$22];5)" table:style-name="ce300">
            <text:p>5</text:p>
          </table:table-cell>
          <table:table-cell office:value-type="float" office:value="2.2000000000000002" table:formula="of:=VLOOKUP([.Q115];[.$Q$7:.$AD$22];7)" table:style-name="ce300">
            <text:p>2,2</text:p>
          </table:table-cell>
          <table:table-cell table:style-name="ce300"/>
          <table:table-cell office:value-type="float" office:value="0" table:formula="of:=VLOOKUP([.Q115];[.$Q$7:.$AD$22];8)" table:style-name="ce300">
            <text:p>0</text:p>
          </table:table-cell>
          <table:table-cell table:style-name="ce300"/>
          <table:table-cell office:value-type="float" office:value="1.3" table:formula="of:=VLOOKUP([.Q115];[.$Q$7:.$AD$22];9)" table:style-name="ce300">
            <text:p>1,3</text:p>
          </table:table-cell>
          <table:table-cell table:style-name="ce300"/>
          <table:table-cell office:value-type="float" office:value="0" table:formula="of:=VLOOKUP([.Q115];[.$Q$7:.$AD$22];10)" table:style-name="ce300">
            <text:p>0</text:p>
          </table:table-cell>
          <table:table-cell office:value-type="float" office:value="0.9" table:formula="of:=VLOOKUP([.Q115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4.200000000000003" table:formula="of:=[SCTcuacoc.G141]" table:style-name="ce322">
            <text:p>34,2</text:p>
          </table:table-cell>
          <table:table-cell office:value-type="float" office:value="1487.2" table:formula="of:=[.B114]+([.B115]-[.B114])/([.A115]-[.A114])*([.A116]-[.A114])" table:style-name="ce323">
            <text:p>1487,2</text:p>
          </table:table-cell>
          <table:table-cell office:value-type="float" office:value="992" table:formula="of:=[.C114]+([.C115]-[.C114])/([.A115]-[.A114])*([.A116]-[.A114])" table:style-name="ce323">
            <text:p>992</text:p>
          </table:table-cell>
          <table:table-cell office:value-type="float" office:value="608" table:formula="of:=[.D114]+([.D115]-[.D114])/([.A115]-[.A114])*([.A116]-[.A114])" table:style-name="ce324">
            <text:p>608,0</text:p>
          </table:table-cell>
          <table:table-cell office:value-type="float" office:value="405.20000000000005" table:formula="of:=[.E114]+([.E115]-[.E114])/([.A115]-[.A114])*([.A116]-[.A114])" table:style-name="ce324">
            <text:p>405,2</text:p>
          </table:table-cell>
          <table:table-cell office:value-type="float" office:value="222.60000000000002" table:formula="of:=[.F114]+([.F115]-[.F114])/([.A115]-[.A114])*([.A116]-[.A114])" table:style-name="ce324">
            <text:p>222,6</text:p>
          </table:table-cell>
          <table:table-cell office:value-type="float" office:value="1487.2" table:formula="of:=[.G114]+([.G115]-[.G114])/([.A115]-[.A114])*([.A116]-[.A114])" table:style-name="ce323">
            <text:p>1487,2</text:p>
          </table:table-cell>
          <table:table-cell office:value-type="float" office:value="992" table:formula="of:=[.H114]+([.H115]-[.H114])/([.A115]-[.A114])*([.A116]-[.A114])" table:style-name="ce324">
            <text:p>992,0</text:p>
          </table:table-cell>
          <table:table-cell office:value-type="float" office:value="790.40000000000009" table:formula="of:=[.I114]+([.I115]-[.I114])/([.A115]-[.A114])*([.A116]-[.A114])" table:style-name="ce323">
            <text:p>790,4</text:p>
          </table:table-cell>
          <table:table-cell office:value-type="float" office:value="608" table:formula="of:=[.J114]+([.J115]-[.J114])/([.A115]-[.A114])*([.A116]-[.A114])" table:style-name="ce324">
            <text:p>608,0</text:p>
          </table:table-cell>
          <table:table-cell office:value-type="float" office:value="405.20000000000005" table:formula="of:=[.K114]+([.K115]-[.K114])/([.A115]-[.A114])*([.A116]-[.A114])" table:style-name="ce323">
            <text:p>405,2</text:p>
          </table:table-cell>
          <table:table-cell office:value-type="float" office:value="222.60000000000002" table:formula="of:=[.L114]+([.L115]-[.L114])/([.A115]-[.A114])*([.A116]-[.A114])" table:style-name="ce324">
            <text:p>222,6</text:p>
          </table:table-cell>
          <table:table-cell office:value-type="float" office:value="138.4" table:formula="of:=[.M114]+([.M115]-[.M114])/([.A115]-[.A114])*([.A116]-[.A114])" table:style-name="ce323">
            <text:p>138,4</text:p>
          </table:table-cell>
          <table:table-cell office:value-type="float" office:value="138.4" table:formula="of:=HLOOKUP([.N113];[.G113:.M116];4)" table:style-name="ce323">
            <text:p>138,4</text:p>
          </table:table-cell>
          <table:table-cell office:value-type="float" office:value="138.4" table:formula="of:=HLOOKUP([.O113];[.G113:.M116];4)" table:style-name="ce323">
            <text:p>138,4</text:p>
          </table:table-cell>
          <table:table-cell office:value-type="float" office:value="138.4" table:formula="of:=[.N116]+([.O116]-[.N116])*([.P113]-[.N113])/([.O113]-[.N113])" table:style-name="ce323">
            <text:p>138,4</text:p>
          </table:table-cell>
          <table:table-cell office:value-type="float" office:value="34.200000000000003" table:formula="of:=[.A116]" table:style-name="ce322">
            <text:p>34,2</text:p>
          </table:table-cell>
          <table:table-cell office:value-type="float" office:value="9.8879999999999999" table:formula="of:=[.R114]+([.R115]-[.R114])*([.Q116]-[.Q114])/([.Q115]-[.Q114])" table:style-name="ce323">
            <text:p>9,888</text:p>
          </table:table-cell>
          <table:table-cell office:value-type="float" office:value="9.8879999999999999" table:formula="of:=[.S114]+([.S115]-[.S114])*([.Q116]-[.Q114])/([.Q115]-[.Q114])" table:style-name="ce323">
            <text:p>9,888</text:p>
          </table:table-cell>
          <table:table-cell office:value-type="float" office:value="6.9359999999999999" table:formula="of:=[.T114]+([.T115]-[.T114])*([.Q116]-[.Q114])/([.Q115]-[.Q114])" table:style-name="ce324">
            <text:p>6,9</text:p>
          </table:table-cell>
          <table:table-cell office:value-type="float" office:value="4.952" table:formula="of:=[.U114]+([.U115]-[.U114])*([.Q116]-[.Q114])/([.Q115]-[.Q114])" table:style-name="ce323">
            <text:p>4,952</text:p>
          </table:table-cell>
          <table:table-cell office:value-type="float" office:value="4.952" table:formula="of:=[.V114]+([.V115]-[.V114])*([.Q116]-[.Q114])/([.Q115]-[.Q114])" table:style-name="ce323">
            <text:p>4,952</text:p>
          </table:table-cell>
          <table:table-cell office:value-type="float" office:value="2.1840000000000002" table:formula="of:=[.W114]+([.W115]-[.W114])*([.Q116]-[.Q114])/([.Q115]-[.Q114])" table:style-name="ce323">
            <text:p>2,184</text:p>
          </table:table-cell>
          <table:table-cell table:style-name="ce323"/>
          <table:table-cell office:value-type="float" office:value="0" table:formula="of:=[.Y114]+([.Y115]-[.Y114])*([.Q116]-[.Q114])/([.Q115]-[.Q114])" table:style-name="ce323">
            <text:p>0</text:p>
          </table:table-cell>
          <table:table-cell table:style-name="ce323"/>
          <table:table-cell office:value-type="float" office:value="1.284" table:formula="of:=[.AA114]+([.AA115]-[.AA114])*([.Q116]-[.Q114])/([.Q115]-[.Q114])" table:style-name="ce323">
            <text:p>1,284</text:p>
          </table:table-cell>
          <table:table-cell table:style-name="ce323"/>
          <table:table-cell office:value-type="float" office:value="0" table:formula="of:=[.AC114]+([.AC115]-[.AC114])*([.Q116]-[.Q114])/([.Q115]-[.Q114])" table:style-name="ce323">
            <text:p>0</text:p>
          </table:table-cell>
          <table:table-cell office:value-type="float" office:value="0.9" table:formula="of:=[.AD114]+([.AD115]-[.AD114])*([.Q116]-[.Q114])/([.Q115]-[.Q114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F157]=&quot;c¸t sái&quot;;[SCTcuacoc.F157]=&quot;c¸t th«&quot;;[SCTcuacoc.F157]=&quot;c¸t th« võa&quot;);[.S116];IF([SCTcuacoc.F157]=&quot;c¸t mÞn&quot;;[.T116];IF([SCTcuacoc.F225]=&quot;c¸t bôi&quot;;[.U116];[.AG114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18]*10)/10" table:style-name="ce305">
            <text:p>1</text:p>
          </table:table-cell>
          <table:table-cell office:value-type="float" office:value="1.1000000000000001" table:formula="of:=INT([.P118]*10)/10+0.1" table:style-name="ce305">
            <text:p>1,1</text:p>
          </table:table-cell>
          <table:table-cell office:value-type="float" office:value="1" table:formula="of:=IF(OR([SCTcuacoc.$D$142]=&quot;c¸t sái&quot;;[SCTcuacoc.$D$142]=&quot;c¸t th«&quot;;[SCTcuacoc.$D$142]=&quot;c¸t th« võa&quot;;[SCTcuacoc.$D$142]=&quot;c¸t mÞn&quot;;[SCTcuacoc.$D$142]=&quot;c¸t bôi&quot;);1;[SCTcuacoc.$D$142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18]/0.1)/10" table:style-name="ce305">
            <text:p>1</text:p>
          </table:table-cell>
          <table:table-cell office:value-type="float" office:value="1.1000000000000001" table:formula="of:=INT([.AG118]*10)/10+0.1" table:style-name="ce305">
            <text:p>1,1</text:p>
          </table:table-cell>
          <table:table-cell office:value-type="float" office:value="1" table:formula="of:=[.P118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5" table:formula="of:=IF([.A121]&gt;10;INT([.A121]/5)*5;INT([.A121]))" table:style-name="ce310">
            <text:p>35</text:p>
          </table:table-cell>
          <table:table-cell office:value-type="float" office:value="1500" table:formula="of:=IF([.A119]&lt;=35;VLOOKUP([.A119];[.$A$7:.$M$26];2);[.$B$26])" table:style-name="ce300">
            <text:p>1500</text:p>
          </table:table-cell>
          <table:table-cell office:value-type="float" office:value="1000" table:formula="of:=IF([.A119]&lt;=35;VLOOKUP([.A119];[.$A$7:.$M$26];3);[.$C$26])" table:style-name="ce300">
            <text:p>1000</text:p>
          </table:table-cell>
          <table:table-cell office:value-type="float" office:value="600" table:formula="of:=IF([.A119]&lt;=35;VLOOKUP([.A119];[.$A$7:.$M$26];4);[.$D$26])" table:style-name="ce311">
            <text:p>600,0</text:p>
          </table:table-cell>
          <table:table-cell office:value-type="float" office:value="410" table:formula="of:=IF([.A119]&lt;=35;VLOOKUP([.A119];[.$A$7:.$M$26];5);[.$E$26])" table:style-name="ce311">
            <text:p>410,0</text:p>
          </table:table-cell>
          <table:table-cell office:value-type="float" office:value="225" table:formula="of:=IF([.A119]&lt;=35;VLOOKUP([.A119];[.$A$7:.$M$26];6);[.$F$26])" table:style-name="ce311">
            <text:p>225,0</text:p>
          </table:table-cell>
          <table:table-cell office:value-type="float" office:value="1500" table:formula="of:=IF([.A119]&lt;=35;VLOOKUP([.A119];[.$A$7:.$M$26];7);[.$G$26])" table:style-name="ce300">
            <text:p>1500</text:p>
          </table:table-cell>
          <table:table-cell office:value-type="float" office:value="1000" table:formula="of:=IF([.A119]&lt;=35;VLOOKUP([.A119];[.$A$7:.$M$26];8);[.$H$26])" table:style-name="ce311">
            <text:p>1000,0</text:p>
          </table:table-cell>
          <table:table-cell office:value-type="float" office:value="800" table:formula="of:=IF([.A119]&lt;=35;VLOOKUP([.A119];[.$A$7:.$M$26];9);[.$I$26])" table:style-name="ce300">
            <text:p>800</text:p>
          </table:table-cell>
          <table:table-cell office:value-type="float" office:value="600" table:formula="of:=IF([.A119]&lt;=35;VLOOKUP([.A119];[.$A$7:.$M$26];10);[.$J$26])" table:style-name="ce311">
            <text:p>600,0</text:p>
          </table:table-cell>
          <table:table-cell office:value-type="float" office:value="410" table:formula="of:=IF([.A119]&lt;=35;VLOOKUP([.A119];[.$A$7:.$M$26];11);[.$K$26])" table:style-name="ce300">
            <text:p>410</text:p>
          </table:table-cell>
          <table:table-cell office:value-type="float" office:value="225" table:formula="of:=IF([.A119]&lt;=35;VLOOKUP([.A119];[.$A$7:.$M$26];12);[.$L$26])" table:style-name="ce311">
            <text:p>225,0</text:p>
          </table:table-cell>
          <table:table-cell office:value-type="float" office:value="140" table:formula="of:=IF([.A119]&lt;=35;VLOOKUP([.A119];[.$A$7:.$M$26];13);[.$M$26])" table:style-name="ce300">
            <text:p>140</text:p>
          </table:table-cell>
          <table:table-cell table:number-columns-repeated="2" table:style-name="ce300"/>
          <table:table-cell office:value-type="float" office:value="676.80000000000018" table:formula="of:=IF([SCTcuacoc.$D$142]=&quot;c¸t sái&quot;;[.B121];IF([SCTcuacoc.$D$142]=&quot;c¸t th«&quot;;[.C121];IF([SCTcuacoc.$D$142]=&quot;c¸t th« võa&quot;;[.D121];IF([SCTcuacoc.$D$142]=&quot;c¸t mÞn&quot;;[.E121];IF([SCTcuacoc.$D$142]=&quot;c¸t bôi&quot;;[.F121];[.P121])))))" table:style-name="ce313">
            <text:p>676,80</text:p>
          </table:table-cell>
          <table:table-cell office:value-type="float" office:value="35" table:formula="of:=IF([.Q121]&lt;=10;INT([.Q121]);(INT([.Q121]/5)*5))" table:style-name="ce310">
            <text:p>35</text:p>
          </table:table-cell>
          <table:table-cell office:value-type="float" office:value="10" table:formula="of:=VLOOKUP([.Q119];[.$Q$7:.$AD$22];2)" table:style-name="ce300">
            <text:p>10</text:p>
          </table:table-cell>
          <table:table-cell office:value-type="float" office:value="10" table:formula="of:=VLOOKUP([.Q119];[.$Q$7:.$AD$22];3)" table:style-name="ce300">
            <text:p>10</text:p>
          </table:table-cell>
          <table:table-cell office:value-type="float" office:value="7" table:formula="of:=VLOOKUP([.Q119];[.$Q$7:.$AD$22];4)" table:style-name="ce311">
            <text:p>7,0</text:p>
          </table:table-cell>
          <table:table-cell office:value-type="float" office:value="5" table:formula="of:=VLOOKUP([.Q119];[.$Q$7:.$AD$22];5)" table:style-name="ce300">
            <text:p>5</text:p>
          </table:table-cell>
          <table:table-cell office:value-type="float" office:value="5" table:formula="of:=VLOOKUP([.Q119];[.$Q$7:.$AD$22];5)" table:style-name="ce300">
            <text:p>5</text:p>
          </table:table-cell>
          <table:table-cell office:value-type="float" office:value="2.2000000000000002" table:formula="of:=VLOOKUP([.Q119];[.$Q$7:.$AD$22];7)" table:style-name="ce300">
            <text:p>2,2</text:p>
          </table:table-cell>
          <table:table-cell table:style-name="ce300"/>
          <table:table-cell office:value-type="float" office:value="0" table:formula="of:=VLOOKUP([.Q119];[.$Q$7:.$AD$22];8)" table:style-name="ce300">
            <text:p>0</text:p>
          </table:table-cell>
          <table:table-cell table:style-name="ce300"/>
          <table:table-cell office:value-type="float" office:value="1.3" table:formula="of:=VLOOKUP([.Q119];[.$Q$7:.$AD$22];9)" table:style-name="ce300">
            <text:p>1,3</text:p>
          </table:table-cell>
          <table:table-cell table:style-name="ce300"/>
          <table:table-cell office:value-type="float" office:value="0" table:formula="of:=VLOOKUP([.Q119];[.$Q$7:.$AD$22];10)" table:style-name="ce300">
            <text:p>0</text:p>
          </table:table-cell>
          <table:table-cell office:value-type="float" office:value="0.9" table:formula="of:=VLOOKUP([.Q119];[.$Q$7:.$AD$22];11)" table:style-name="ce300">
            <text:p>0,9</text:p>
          </table:table-cell>
          <table:table-cell office:value-type="float" office:value="0.9" table:formula="of:=HLOOKUP([.AE118];[.R118:.AD121];4)" table:style-name="ce300">
            <text:p>0,9</text:p>
          </table:table-cell>
          <table:table-cell office:value-type="float" office:value="0.9" table:formula="of:=HLOOKUP([.AF118];[.R118:.AD121];4)" table:style-name="ce300">
            <text:p>0,9</text:p>
          </table:table-cell>
          <table:table-cell office:value-type="float" office:value="0.9" table:formula="of:=[.AE119]+([.AF119]-[.AE119])*([.AG118]-[.AE118])/([.AF118]-[.AE118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0" table:formula="of:=IF([.A121]&gt;10;INT([.A121]/5)*5+5;INT([.A121])+1)" table:style-name="ce310">
            <text:p>40</text:p>
          </table:table-cell>
          <table:table-cell office:value-type="float" office:value="1820" table:formula="of:=IF([.A120]&lt;=35;VLOOKUP([.A120];[.$A$7:.$M$22];2);[.$B$26])" table:style-name="ce300">
            <text:p>1820</text:p>
          </table:table-cell>
          <table:table-cell office:value-type="float" office:value="1320" table:formula="of:=IF([.A120]&lt;=35;VLOOKUP([.A120];[.$A$7:.$M$22];3);[.$C$26])" table:style-name="ce300">
            <text:p>1320</text:p>
          </table:table-cell>
          <table:table-cell office:value-type="float" office:value="920" table:formula="of:=IF([.A120]&lt;=35;VLOOKUP([.A120];[.$A$7:.$M$22];4);[.$D$26])" table:style-name="ce311">
            <text:p>920,0</text:p>
          </table:table-cell>
          <table:table-cell office:value-type="float" office:value="730" table:formula="of:=IF([.A120]&lt;=35;VLOOKUP([.A120];[.$A$7:.$M$26];5);[.$E$26])" table:style-name="ce311">
            <text:p>730,0</text:p>
          </table:table-cell>
          <table:table-cell office:value-type="float" office:value="545" table:formula="of:=IF([.A120]&lt;=35;VLOOKUP([.A120];[.$A$7:.$M$22];6);[.$F$26])" table:style-name="ce311">
            <text:p>545,0</text:p>
          </table:table-cell>
          <table:table-cell office:value-type="float" office:value="1820" table:formula="of:=IF([.A120]&lt;=35;VLOOKUP([.A120];[.$A$7:.$M$22];7);[.$G$26])" table:style-name="ce300">
            <text:p>1820</text:p>
          </table:table-cell>
          <table:table-cell office:value-type="float" office:value="1320" table:formula="of:=IF([.A120]&lt;=35;VLOOKUP([.A120];[.$A$7:.$M$22];8);[.$H$26])" table:style-name="ce311">
            <text:p>1320,0</text:p>
          </table:table-cell>
          <table:table-cell office:value-type="float" office:value="1120" table:formula="of:=IF([.A120]&lt;=35;VLOOKUP([.A120];[.$A$7:.$M$22];9);[.$I$26])" table:style-name="ce300">
            <text:p>1120</text:p>
          </table:table-cell>
          <table:table-cell office:value-type="float" office:value="920" table:formula="of:=IF([.A120]&lt;=35;VLOOKUP([.A120];[.$A$7:.$M$22];10);[.$J$26])" table:style-name="ce311">
            <text:p>920,0</text:p>
          </table:table-cell>
          <table:table-cell office:value-type="float" office:value="730" table:formula="of:=IF([.A120]&lt;=35;VLOOKUP([.A120];[.$A$7:.$M$22];11);[.$K$26])" table:style-name="ce300">
            <text:p>730</text:p>
          </table:table-cell>
          <table:table-cell office:value-type="float" office:value="545" table:formula="of:=IF([.A120]&lt;=35;VLOOKUP([.A120];[.$A$7:.$M$22];12);[.$L$26])" table:style-name="ce311">
            <text:p>545,0</text:p>
          </table:table-cell>
          <table:table-cell office:value-type="float" office:value="460" table:formula="of:=IF([.A120]&lt;=35;VLOOKUP([.A120];[.$A$7:.$M$22];13);[.$M$26])" table:style-name="ce300">
            <text:p>460</text:p>
          </table:table-cell>
          <table:table-cell table:number-columns-repeated="3" table:style-name="ce300"/>
          <table:table-cell office:value-type="float" office:value="40" table:formula="of:=IF([.Q121]&lt;=10;INT([.Q121])+1;(INT([.Q121]/5)*5+5))" table:style-name="ce310">
            <text:p>40</text:p>
          </table:table-cell>
          <table:table-cell office:value-type="float" office:value="10" table:formula="of:=VLOOKUP([.Q120];[.$Q$7:.$AD$22];2)" table:style-name="ce300">
            <text:p>10</text:p>
          </table:table-cell>
          <table:table-cell office:value-type="float" office:value="10" table:formula="of:=VLOOKUP([.Q120];[.$Q$7:.$AD$22];3)" table:style-name="ce300">
            <text:p>10</text:p>
          </table:table-cell>
          <table:table-cell office:value-type="float" office:value="7" table:formula="of:=VLOOKUP([.Q120];[.$Q$7:.$AD$22];4)" table:style-name="ce311">
            <text:p>7,0</text:p>
          </table:table-cell>
          <table:table-cell office:value-type="float" office:value="5" table:formula="of:=VLOOKUP([.Q120];[.$Q$7:.$AD$22];5)" table:style-name="ce300">
            <text:p>5</text:p>
          </table:table-cell>
          <table:table-cell office:value-type="float" office:value="5" table:formula="of:=VLOOKUP([.Q120];[.$Q$7:.$AD$22];5)" table:style-name="ce300">
            <text:p>5</text:p>
          </table:table-cell>
          <table:table-cell office:value-type="float" office:value="2.2000000000000002" table:formula="of:=VLOOKUP([.Q120];[.$Q$7:.$AD$22];7)" table:style-name="ce300">
            <text:p>2,2</text:p>
          </table:table-cell>
          <table:table-cell table:style-name="ce300"/>
          <table:table-cell office:value-type="float" office:value="0" table:formula="of:=VLOOKUP([.Q120];[.$Q$7:.$AD$22];8)" table:style-name="ce300">
            <text:p>0</text:p>
          </table:table-cell>
          <table:table-cell table:style-name="ce300"/>
          <table:table-cell office:value-type="float" office:value="1.3" table:formula="of:=VLOOKUP([.Q120];[.$Q$7:.$AD$22];9)" table:style-name="ce300">
            <text:p>1,3</text:p>
          </table:table-cell>
          <table:table-cell table:style-name="ce300"/>
          <table:table-cell office:value-type="float" office:value="0" table:formula="of:=VLOOKUP([.Q120];[.$Q$7:.$AD$22];10)" table:style-name="ce300">
            <text:p>0</text:p>
          </table:table-cell>
          <table:table-cell office:value-type="float" office:value="0.9" table:formula="of:=VLOOKUP([.Q120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6.200000000000003" table:formula="of:=[SCTcuacoc.G142]" table:style-name="ce322">
            <text:p>36,2</text:p>
          </table:table-cell>
          <table:table-cell office:value-type="float" office:value="1576.8000000000002" table:formula="of:=[.B119]+([.B120]-[.B119])/([.A120]-[.A119])*([.A121]-[.A119])" table:style-name="ce323">
            <text:p>1576,8</text:p>
          </table:table-cell>
          <table:table-cell office:value-type="float" office:value="1076.8000000000002" table:formula="of:=[.C119]+([.C120]-[.C119])/([.A120]-[.A119])*([.A121]-[.A119])" table:style-name="ce323">
            <text:p>1076,8</text:p>
          </table:table-cell>
          <table:table-cell office:value-type="float" office:value="676.80000000000018" table:formula="of:=[.D119]+([.D120]-[.D119])/([.A120]-[.A119])*([.A121]-[.A119])" table:style-name="ce324">
            <text:p>676,8</text:p>
          </table:table-cell>
          <table:table-cell office:value-type="float" office:value="486.80000000000018" table:formula="of:=[.E119]+([.E120]-[.E119])/([.A120]-[.A119])*([.A121]-[.A119])" table:style-name="ce324">
            <text:p>486,8</text:p>
          </table:table-cell>
          <table:table-cell office:value-type="float" office:value="301.80000000000018" table:formula="of:=[.F119]+([.F120]-[.F119])/([.A120]-[.A119])*([.A121]-[.A119])" table:style-name="ce324">
            <text:p>301,8</text:p>
          </table:table-cell>
          <table:table-cell office:value-type="float" office:value="1576.8000000000002" table:formula="of:=[.G119]+([.G120]-[.G119])/([.A120]-[.A119])*([.A121]-[.A119])" table:style-name="ce323">
            <text:p>1576,8</text:p>
          </table:table-cell>
          <table:table-cell office:value-type="float" office:value="1076.8000000000002" table:formula="of:=[.H119]+([.H120]-[.H119])/([.A120]-[.A119])*([.A121]-[.A119])" table:style-name="ce324">
            <text:p>1076,8</text:p>
          </table:table-cell>
          <table:table-cell office:value-type="float" office:value="876.80000000000018" table:formula="of:=[.I119]+([.I120]-[.I119])/([.A120]-[.A119])*([.A121]-[.A119])" table:style-name="ce323">
            <text:p>876,8</text:p>
          </table:table-cell>
          <table:table-cell office:value-type="float" office:value="676.80000000000018" table:formula="of:=[.J119]+([.J120]-[.J119])/([.A120]-[.A119])*([.A121]-[.A119])" table:style-name="ce324">
            <text:p>676,8</text:p>
          </table:table-cell>
          <table:table-cell office:value-type="float" office:value="486.80000000000018" table:formula="of:=[.K119]+([.K120]-[.K119])/([.A120]-[.A119])*([.A121]-[.A119])" table:style-name="ce323">
            <text:p>486,8</text:p>
          </table:table-cell>
          <table:table-cell office:value-type="float" office:value="301.80000000000018" table:formula="of:=[.L119]+([.L120]-[.L119])/([.A120]-[.A119])*([.A121]-[.A119])" table:style-name="ce324">
            <text:p>301,8</text:p>
          </table:table-cell>
          <table:table-cell office:value-type="float" office:value="216.80000000000018" table:formula="of:=[.M119]+([.M120]-[.M119])/([.A120]-[.A119])*([.A121]-[.A119])" table:style-name="ce323">
            <text:p>216,8</text:p>
          </table:table-cell>
          <table:table-cell office:value-type="float" office:value="216.80000000000018" table:formula="of:=HLOOKUP([.N118];[.G118:.M121];4)" table:style-name="ce323">
            <text:p>216,8</text:p>
          </table:table-cell>
          <table:table-cell office:value-type="float" office:value="216.80000000000018" table:formula="of:=HLOOKUP([.O118];[.G118:.M121];4)" table:style-name="ce323">
            <text:p>216,8</text:p>
          </table:table-cell>
          <table:table-cell office:value-type="float" office:value="216.80000000000018" table:formula="of:=[.N121]+([.O121]-[.N121])*([.P118]-[.N118])/([.O118]-[.N118])" table:style-name="ce323">
            <text:p>216,8</text:p>
          </table:table-cell>
          <table:table-cell office:value-type="float" office:value="36.200000000000003" table:formula="of:=[.A121]" table:style-name="ce322">
            <text:p>36,2</text:p>
          </table:table-cell>
          <table:table-cell office:value-type="float" office:value="10" table:formula="of:=[.R119]+([.R120]-[.R119])*([.Q121]-[.Q119])/([.Q120]-[.Q119])" table:style-name="ce323">
            <text:p>10</text:p>
          </table:table-cell>
          <table:table-cell office:value-type="float" office:value="10" table:formula="of:=[.S119]+([.S120]-[.S119])*([.Q121]-[.Q119])/([.Q120]-[.Q119])" table:style-name="ce323">
            <text:p>10</text:p>
          </table:table-cell>
          <table:table-cell office:value-type="float" office:value="7" table:formula="of:=[.T119]+([.T120]-[.T119])*([.Q121]-[.Q119])/([.Q120]-[.Q119])" table:style-name="ce324">
            <text:p>7,0</text:p>
          </table:table-cell>
          <table:table-cell office:value-type="float" office:value="5" table:formula="of:=[.U119]+([.U120]-[.U119])*([.Q121]-[.Q119])/([.Q120]-[.Q119])" table:style-name="ce323">
            <text:p>5</text:p>
          </table:table-cell>
          <table:table-cell office:value-type="float" office:value="5" table:formula="of:=[.V119]+([.V120]-[.V119])*([.Q121]-[.Q119])/([.Q120]-[.Q119])" table:style-name="ce323">
            <text:p>5</text:p>
          </table:table-cell>
          <table:table-cell office:value-type="float" office:value="2.2000000000000002" table:formula="of:=[.W119]+([.W120]-[.W119])*([.Q121]-[.Q119])/([.Q120]-[.Q119])" table:style-name="ce323">
            <text:p>2,2</text:p>
          </table:table-cell>
          <table:table-cell table:style-name="ce323"/>
          <table:table-cell office:value-type="float" office:value="0" table:formula="of:=[.Y119]+([.Y120]-[.Y119])*([.Q121]-[.Q119])/([.Q120]-[.Q119])" table:style-name="ce323">
            <text:p>0</text:p>
          </table:table-cell>
          <table:table-cell table:style-name="ce323"/>
          <table:table-cell office:value-type="float" office:value="1.3" table:formula="of:=[.AA119]+([.AA120]-[.AA119])*([.Q121]-[.Q119])/([.Q120]-[.Q119])" table:style-name="ce323">
            <text:p>1,3</text:p>
          </table:table-cell>
          <table:table-cell table:style-name="ce323"/>
          <table:table-cell office:value-type="float" office:value="0" table:formula="of:=[.AC119]+([.AC120]-[.AC119])*([.Q121]-[.Q119])/([.Q120]-[.Q119])" table:style-name="ce323">
            <text:p>0</text:p>
          </table:table-cell>
          <table:table-cell office:value-type="float" office:value="0.9" table:formula="of:=[.AD119]+([.AD120]-[.AD119])*([.Q121]-[.Q119])/([.Q120]-[.Q119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F158]=&quot;c¸t sái&quot;;[SCTcuacoc.F158]=&quot;c¸t th«&quot;;[SCTcuacoc.F158]=&quot;c¸t th« võa&quot;);[.S121];IF([SCTcuacoc.F158]=&quot;c¸t mÞn&quot;;[.T121];IF([SCTcuacoc.F158]=&quot;c¸t bôi&quot;;[.U121];[.AG119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23]*10)/10" table:style-name="ce305">
            <text:p>1</text:p>
          </table:table-cell>
          <table:table-cell office:value-type="float" office:value="1.1000000000000001" table:formula="of:=INT([.P123]*10)/10+0.1" table:style-name="ce305">
            <text:p>1,1</text:p>
          </table:table-cell>
          <table:table-cell office:value-type="float" office:value="1" table:formula="of:=IF(OR([SCTcuacoc.$D$143]=&quot;c¸t sái&quot;;[SCTcuacoc.$D$143]=&quot;c¸t th«&quot;;[SCTcuacoc.$D$143]=&quot;c¸t th« võa&quot;;[SCTcuacoc.$D$143]=&quot;c¸t mÞn&quot;;[SCTcuacoc.$D$143]=&quot;c¸t bôi&quot;);1;[SCTcuacoc.$D$143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23]/0.1)/10" table:style-name="ce305">
            <text:p>1</text:p>
          </table:table-cell>
          <table:table-cell office:value-type="float" office:value="1.1000000000000001" table:formula="of:=INT([.AG123]*10)/10+0.1" table:style-name="ce305">
            <text:p>1,1</text:p>
          </table:table-cell>
          <table:table-cell office:value-type="float" office:value="1" table:formula="of:=[.P123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5" table:formula="of:=IF([.A126]&gt;10;INT([.A126]/5)*5;INT([.A126]))" table:style-name="ce310">
            <text:p>35</text:p>
          </table:table-cell>
          <table:table-cell office:value-type="float" office:value="1500" table:formula="of:=IF([.A124]&lt;=35;VLOOKUP([.A124];[.$A$7:.$M$26];2);[.$B$26])" table:style-name="ce300">
            <text:p>1500</text:p>
          </table:table-cell>
          <table:table-cell office:value-type="float" office:value="1000" table:formula="of:=IF([.A124]&lt;=35;VLOOKUP([.A124];[.$A$7:.$M$26];3);[.$C$26])" table:style-name="ce300">
            <text:p>1000</text:p>
          </table:table-cell>
          <table:table-cell office:value-type="float" office:value="600" table:formula="of:=IF([.A124]&lt;=35;VLOOKUP([.A124];[.$A$7:.$M$26];4);[.$D$26])" table:style-name="ce311">
            <text:p>600,0</text:p>
          </table:table-cell>
          <table:table-cell office:value-type="float" office:value="410" table:formula="of:=IF([.A124]&lt;=35;VLOOKUP([.A124];[.$A$7:.$M$26];5);[.$E$26])" table:style-name="ce311">
            <text:p>410,0</text:p>
          </table:table-cell>
          <table:table-cell office:value-type="float" office:value="225" table:formula="of:=IF([.A124]&lt;=35;VLOOKUP([.A124];[.$A$7:.$M$26];6);[.$F$26])" table:style-name="ce311">
            <text:p>225,0</text:p>
          </table:table-cell>
          <table:table-cell office:value-type="float" office:value="1500" table:formula="of:=IF([.A124]&lt;=35;VLOOKUP([.A124];[.$A$7:.$M$26];7);[.$G$26])" table:style-name="ce300">
            <text:p>1500</text:p>
          </table:table-cell>
          <table:table-cell office:value-type="float" office:value="1000" table:formula="of:=IF([.A124]&lt;=35;VLOOKUP([.A124];[.$A$7:.$M$26];8);[.$H$26])" table:style-name="ce311">
            <text:p>1000,0</text:p>
          </table:table-cell>
          <table:table-cell office:value-type="float" office:value="800" table:formula="of:=IF([.A124]&lt;=35;VLOOKUP([.A124];[.$A$7:.$M$26];9);[.$I$26])" table:style-name="ce300">
            <text:p>800</text:p>
          </table:table-cell>
          <table:table-cell office:value-type="float" office:value="600" table:formula="of:=IF([.A124]&lt;=35;VLOOKUP([.A124];[.$A$7:.$M$26];10);[.$J$26])" table:style-name="ce311">
            <text:p>600,0</text:p>
          </table:table-cell>
          <table:table-cell office:value-type="float" office:value="410" table:formula="of:=IF([.A124]&lt;=35;VLOOKUP([.A124];[.$A$7:.$M$26];11);[.$K$26])" table:style-name="ce300">
            <text:p>410</text:p>
          </table:table-cell>
          <table:table-cell office:value-type="float" office:value="225" table:formula="of:=IF([.A124]&lt;=35;VLOOKUP([.A124];[.$A$7:.$M$26];12);[.$L$26])" table:style-name="ce311">
            <text:p>225,0</text:p>
          </table:table-cell>
          <table:table-cell office:value-type="float" office:value="140" table:formula="of:=IF([.A124]&lt;=35;VLOOKUP([.A124];[.$A$7:.$M$26];13);[.$M$26])" table:style-name="ce300">
            <text:p>140</text:p>
          </table:table-cell>
          <table:table-cell table:number-columns-repeated="2" table:style-name="ce300"/>
          <table:table-cell office:value-type="float" office:value="804.80000000000018" table:formula="of:=IF([SCTcuacoc.$D$143]=&quot;c¸t sái&quot;;[.B126];IF([SCTcuacoc.$D$143]=&quot;c¸t th«&quot;;[.C126];IF([SCTcuacoc.$D$143]=&quot;c¸t th« võa&quot;;[.D126];IF([SCTcuacoc.$D$143]=&quot;c¸t mÞn&quot;;[.E126];IF([SCTcuacoc.$D$143]=&quot;c¸t bôi&quot;;[.F126];[.P126])))))" table:style-name="ce313">
            <text:p>804,80</text:p>
          </table:table-cell>
          <table:table-cell office:value-type="float" office:value="35" table:formula="of:=IF([.Q126]&lt;=10;INT([.Q126]);(INT([.Q126]/5)*5))" table:style-name="ce310">
            <text:p>35</text:p>
          </table:table-cell>
          <table:table-cell office:value-type="float" office:value="10" table:formula="of:=VLOOKUP([.Q124];[.$Q$7:.$AD$22];2)" table:style-name="ce300">
            <text:p>10</text:p>
          </table:table-cell>
          <table:table-cell office:value-type="float" office:value="10" table:formula="of:=VLOOKUP([.Q124];[.$Q$7:.$AD$22];3)" table:style-name="ce300">
            <text:p>10</text:p>
          </table:table-cell>
          <table:table-cell office:value-type="float" office:value="7" table:formula="of:=VLOOKUP([.Q124];[.$Q$7:.$AD$22];4)" table:style-name="ce311">
            <text:p>7,0</text:p>
          </table:table-cell>
          <table:table-cell office:value-type="float" office:value="5" table:formula="of:=VLOOKUP([.Q124];[.$Q$7:.$AD$22];5)" table:style-name="ce300">
            <text:p>5</text:p>
          </table:table-cell>
          <table:table-cell office:value-type="float" office:value="5" table:formula="of:=VLOOKUP([.Q124];[.$Q$7:.$AD$22];5)" table:style-name="ce300">
            <text:p>5</text:p>
          </table:table-cell>
          <table:table-cell office:value-type="float" office:value="2.2000000000000002" table:formula="of:=VLOOKUP([.Q124];[.$Q$7:.$AD$22];7)" table:style-name="ce300">
            <text:p>2,2</text:p>
          </table:table-cell>
          <table:table-cell table:style-name="ce300"/>
          <table:table-cell office:value-type="float" office:value="0" table:formula="of:=VLOOKUP([.Q124];[.$Q$7:.$AD$22];8)" table:style-name="ce300">
            <text:p>0</text:p>
          </table:table-cell>
          <table:table-cell table:style-name="ce300"/>
          <table:table-cell office:value-type="float" office:value="1.3" table:formula="of:=VLOOKUP([.Q124];[.$Q$7:.$AD$22];9)" table:style-name="ce300">
            <text:p>1,3</text:p>
          </table:table-cell>
          <table:table-cell table:style-name="ce300"/>
          <table:table-cell office:value-type="float" office:value="0" table:formula="of:=VLOOKUP([.Q124];[.$Q$7:.$AD$22];10)" table:style-name="ce300">
            <text:p>0</text:p>
          </table:table-cell>
          <table:table-cell office:value-type="float" office:value="0.9" table:formula="of:=VLOOKUP([.Q124];[.$Q$7:.$AD$22];11)" table:style-name="ce300">
            <text:p>0,9</text:p>
          </table:table-cell>
          <table:table-cell office:value-type="float" office:value="0.9" table:formula="of:=HLOOKUP([.AE123];[.R123:.AD126];4)" table:style-name="ce300">
            <text:p>0,9</text:p>
          </table:table-cell>
          <table:table-cell office:value-type="float" office:value="0.9" table:formula="of:=HLOOKUP([.AF123];[.R123:.AD126];4)" table:style-name="ce300">
            <text:p>0,9</text:p>
          </table:table-cell>
          <table:table-cell office:value-type="float" office:value="0.9" table:formula="of:=[.AE124]+([.AF124]-[.AE124])*([.AG123]-[.AE123])/([.AF123]-[.AE123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0" table:formula="of:=IF([.A126]&gt;10;INT([.A126]/5)*5+5;INT([.A126])+1)" table:style-name="ce310">
            <text:p>40</text:p>
          </table:table-cell>
          <table:table-cell office:value-type="float" office:value="1820" table:formula="of:=IF([.A125]&lt;=35;VLOOKUP([.A125];[.$A$7:.$M$22];2);[.$B$26])" table:style-name="ce300">
            <text:p>1820</text:p>
          </table:table-cell>
          <table:table-cell office:value-type="float" office:value="1320" table:formula="of:=IF([.A125]&lt;=35;VLOOKUP([.A125];[.$A$7:.$M$22];3);[.$C$26])" table:style-name="ce300">
            <text:p>1320</text:p>
          </table:table-cell>
          <table:table-cell office:value-type="float" office:value="920" table:formula="of:=IF([.A125]&lt;=35;VLOOKUP([.A125];[.$A$7:.$M$22];4);[.$D$26])" table:style-name="ce311">
            <text:p>920,0</text:p>
          </table:table-cell>
          <table:table-cell office:value-type="float" office:value="730" table:formula="of:=IF([.A125]&lt;=35;VLOOKUP([.A125];[.$A$7:.$M$26];5);[.$E$26])" table:style-name="ce311">
            <text:p>730,0</text:p>
          </table:table-cell>
          <table:table-cell office:value-type="float" office:value="545" table:formula="of:=IF([.A125]&lt;=35;VLOOKUP([.A125];[.$A$7:.$M$22];6);[.$F$26])" table:style-name="ce311">
            <text:p>545,0</text:p>
          </table:table-cell>
          <table:table-cell office:value-type="float" office:value="1820" table:formula="of:=IF([.A125]&lt;=35;VLOOKUP([.A125];[.$A$7:.$M$22];7);[.$G$26])" table:style-name="ce300">
            <text:p>1820</text:p>
          </table:table-cell>
          <table:table-cell office:value-type="float" office:value="1320" table:formula="of:=IF([.A125]&lt;=35;VLOOKUP([.A125];[.$A$7:.$M$22];8);[.$H$26])" table:style-name="ce311">
            <text:p>1320,0</text:p>
          </table:table-cell>
          <table:table-cell office:value-type="float" office:value="1120" table:formula="of:=IF([.A125]&lt;=35;VLOOKUP([.A125];[.$A$7:.$M$22];9);[.$I$26])" table:style-name="ce300">
            <text:p>1120</text:p>
          </table:table-cell>
          <table:table-cell office:value-type="float" office:value="920" table:formula="of:=IF([.A125]&lt;=35;VLOOKUP([.A125];[.$A$7:.$M$22];10);[.$J$26])" table:style-name="ce311">
            <text:p>920,0</text:p>
          </table:table-cell>
          <table:table-cell office:value-type="float" office:value="730" table:formula="of:=IF([.A125]&lt;=35;VLOOKUP([.A125];[.$A$7:.$M$22];11);[.$K$26])" table:style-name="ce300">
            <text:p>730</text:p>
          </table:table-cell>
          <table:table-cell office:value-type="float" office:value="545" table:formula="of:=IF([.A125]&lt;=35;VLOOKUP([.A125];[.$A$7:.$M$22];12);[.$L$26])" table:style-name="ce311">
            <text:p>545,0</text:p>
          </table:table-cell>
          <table:table-cell office:value-type="float" office:value="460" table:formula="of:=IF([.A125]&lt;=35;VLOOKUP([.A125];[.$A$7:.$M$22];13);[.$M$26])" table:style-name="ce300">
            <text:p>460</text:p>
          </table:table-cell>
          <table:table-cell table:number-columns-repeated="3" table:style-name="ce300"/>
          <table:table-cell office:value-type="float" office:value="40" table:formula="of:=IF([.Q126]&lt;=10;INT([.Q126])+1;(INT([.Q126]/5)*5+5))" table:style-name="ce310">
            <text:p>40</text:p>
          </table:table-cell>
          <table:table-cell office:value-type="float" office:value="10" table:formula="of:=VLOOKUP([.Q125];[.$Q$7:.$AD$22];2)" table:style-name="ce300">
            <text:p>10</text:p>
          </table:table-cell>
          <table:table-cell office:value-type="float" office:value="10" table:formula="of:=VLOOKUP([.Q125];[.$Q$7:.$AD$22];3)" table:style-name="ce300">
            <text:p>10</text:p>
          </table:table-cell>
          <table:table-cell office:value-type="float" office:value="7" table:formula="of:=VLOOKUP([.Q125];[.$Q$7:.$AD$22];4)" table:style-name="ce311">
            <text:p>7,0</text:p>
          </table:table-cell>
          <table:table-cell office:value-type="float" office:value="5" table:formula="of:=VLOOKUP([.Q125];[.$Q$7:.$AD$22];5)" table:style-name="ce300">
            <text:p>5</text:p>
          </table:table-cell>
          <table:table-cell office:value-type="float" office:value="5" table:formula="of:=VLOOKUP([.Q125];[.$Q$7:.$AD$22];5)" table:style-name="ce300">
            <text:p>5</text:p>
          </table:table-cell>
          <table:table-cell office:value-type="float" office:value="2.2000000000000002" table:formula="of:=VLOOKUP([.Q125];[.$Q$7:.$AD$22];7)" table:style-name="ce300">
            <text:p>2,2</text:p>
          </table:table-cell>
          <table:table-cell table:style-name="ce300"/>
          <table:table-cell office:value-type="float" office:value="0" table:formula="of:=VLOOKUP([.Q125];[.$Q$7:.$AD$22];8)" table:style-name="ce300">
            <text:p>0</text:p>
          </table:table-cell>
          <table:table-cell table:style-name="ce300"/>
          <table:table-cell office:value-type="float" office:value="1.3" table:formula="of:=VLOOKUP([.Q125];[.$Q$7:.$AD$22];9)" table:style-name="ce300">
            <text:p>1,3</text:p>
          </table:table-cell>
          <table:table-cell table:style-name="ce300"/>
          <table:table-cell office:value-type="float" office:value="0" table:formula="of:=VLOOKUP([.Q125];[.$Q$7:.$AD$22];10)" table:style-name="ce300">
            <text:p>0</text:p>
          </table:table-cell>
          <table:table-cell office:value-type="float" office:value="0.9" table:formula="of:=VLOOKUP([.Q125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38.200000000000003" table:formula="of:=[SCTcuacoc.G143]" table:style-name="ce322">
            <text:p>38,2</text:p>
          </table:table-cell>
          <table:table-cell office:value-type="float" office:value="1704.8000000000002" table:formula="of:=[.B124]+([.B125]-[.B124])/([.A125]-[.A124])*([.A126]-[.A124])" table:style-name="ce323">
            <text:p>1704,8</text:p>
          </table:table-cell>
          <table:table-cell office:value-type="float" office:value="1204.8000000000002" table:formula="of:=[.C124]+([.C125]-[.C124])/([.A125]-[.A124])*([.A126]-[.A124])" table:style-name="ce323">
            <text:p>1204,8</text:p>
          </table:table-cell>
          <table:table-cell office:value-type="float" office:value="804.80000000000018" table:formula="of:=[.D124]+([.D125]-[.D124])/([.A125]-[.A124])*([.A126]-[.A124])" table:style-name="ce324">
            <text:p>804,8</text:p>
          </table:table-cell>
          <table:table-cell office:value-type="float" office:value="614.80000000000018" table:formula="of:=[.E124]+([.E125]-[.E124])/([.A125]-[.A124])*([.A126]-[.A124])" table:style-name="ce324">
            <text:p>614,8</text:p>
          </table:table-cell>
          <table:table-cell office:value-type="float" office:value="429.80000000000018" table:formula="of:=[.F124]+([.F125]-[.F124])/([.A125]-[.A124])*([.A126]-[.A124])" table:style-name="ce324">
            <text:p>429,8</text:p>
          </table:table-cell>
          <table:table-cell office:value-type="float" office:value="1704.8000000000002" table:formula="of:=[.G124]+([.G125]-[.G124])/([.A125]-[.A124])*([.A126]-[.A124])" table:style-name="ce323">
            <text:p>1704,8</text:p>
          </table:table-cell>
          <table:table-cell office:value-type="float" office:value="1204.8000000000002" table:formula="of:=[.H124]+([.H125]-[.H124])/([.A125]-[.A124])*([.A126]-[.A124])" table:style-name="ce324">
            <text:p>1204,8</text:p>
          </table:table-cell>
          <table:table-cell office:value-type="float" office:value="1004.8000000000002" table:formula="of:=[.I124]+([.I125]-[.I124])/([.A125]-[.A124])*([.A126]-[.A124])" table:style-name="ce323">
            <text:p>1004,8</text:p>
          </table:table-cell>
          <table:table-cell office:value-type="float" office:value="804.80000000000018" table:formula="of:=[.J124]+([.J125]-[.J124])/([.A125]-[.A124])*([.A126]-[.A124])" table:style-name="ce324">
            <text:p>804,8</text:p>
          </table:table-cell>
          <table:table-cell office:value-type="float" office:value="614.80000000000018" table:formula="of:=[.K124]+([.K125]-[.K124])/([.A125]-[.A124])*([.A126]-[.A124])" table:style-name="ce323">
            <text:p>614,8</text:p>
          </table:table-cell>
          <table:table-cell office:value-type="float" office:value="429.80000000000018" table:formula="of:=[.L124]+([.L125]-[.L124])/([.A125]-[.A124])*([.A126]-[.A124])" table:style-name="ce324">
            <text:p>429,8</text:p>
          </table:table-cell>
          <table:table-cell office:value-type="float" office:value="344.80000000000018" table:formula="of:=[.M124]+([.M125]-[.M124])/([.A125]-[.A124])*([.A126]-[.A124])" table:style-name="ce323">
            <text:p>344,8</text:p>
          </table:table-cell>
          <table:table-cell office:value-type="float" office:value="344.80000000000018" table:formula="of:=HLOOKUP([.N123];[.G123:.M126];4)" table:style-name="ce323">
            <text:p>344,8</text:p>
          </table:table-cell>
          <table:table-cell office:value-type="float" office:value="344.80000000000018" table:formula="of:=HLOOKUP([.O123];[.G123:.M126];4)" table:style-name="ce323">
            <text:p>344,8</text:p>
          </table:table-cell>
          <table:table-cell office:value-type="float" office:value="344.80000000000018" table:formula="of:=[.N126]+([.O126]-[.N126])*([.P123]-[.N123])/([.O123]-[.N123])" table:style-name="ce323">
            <text:p>344,8</text:p>
          </table:table-cell>
          <table:table-cell office:value-type="float" office:value="38.200000000000003" table:formula="of:=[.A126]" table:style-name="ce322">
            <text:p>38,2</text:p>
          </table:table-cell>
          <table:table-cell office:value-type="float" office:value="10" table:formula="of:=[.R124]+([.R125]-[.R124])*([.Q126]-[.Q124])/([.Q125]-[.Q124])" table:style-name="ce323">
            <text:p>10</text:p>
          </table:table-cell>
          <table:table-cell office:value-type="float" office:value="10" table:formula="of:=[.S124]+([.S125]-[.S124])*([.Q126]-[.Q124])/([.Q125]-[.Q124])" table:style-name="ce323">
            <text:p>10</text:p>
          </table:table-cell>
          <table:table-cell office:value-type="float" office:value="7" table:formula="of:=[.T124]+([.T125]-[.T124])*([.Q126]-[.Q124])/([.Q125]-[.Q124])" table:style-name="ce324">
            <text:p>7,0</text:p>
          </table:table-cell>
          <table:table-cell office:value-type="float" office:value="5" table:formula="of:=[.U124]+([.U125]-[.U124])*([.Q126]-[.Q124])/([.Q125]-[.Q124])" table:style-name="ce323">
            <text:p>5</text:p>
          </table:table-cell>
          <table:table-cell office:value-type="float" office:value="5" table:formula="of:=[.V124]+([.V125]-[.V124])*([.Q126]-[.Q124])/([.Q125]-[.Q124])" table:style-name="ce323">
            <text:p>5</text:p>
          </table:table-cell>
          <table:table-cell office:value-type="float" office:value="2.2000000000000002" table:formula="of:=[.W124]+([.W125]-[.W124])*([.Q126]-[.Q124])/([.Q125]-[.Q124])" table:style-name="ce323">
            <text:p>2,2</text:p>
          </table:table-cell>
          <table:table-cell table:style-name="ce323"/>
          <table:table-cell office:value-type="float" office:value="0" table:formula="of:=[.Y124]+([.Y125]-[.Y124])*([.Q126]-[.Q124])/([.Q125]-[.Q124])" table:style-name="ce323">
            <text:p>0</text:p>
          </table:table-cell>
          <table:table-cell table:style-name="ce323"/>
          <table:table-cell office:value-type="float" office:value="1.3" table:formula="of:=[.AA124]+([.AA125]-[.AA124])*([.Q126]-[.Q124])/([.Q125]-[.Q124])" table:style-name="ce323">
            <text:p>1,3</text:p>
          </table:table-cell>
          <table:table-cell table:style-name="ce323"/>
          <table:table-cell office:value-type="float" office:value="0" table:formula="of:=[.AC124]+([.AC125]-[.AC124])*([.Q126]-[.Q124])/([.Q125]-[.Q124])" table:style-name="ce323">
            <text:p>0</text:p>
          </table:table-cell>
          <table:table-cell office:value-type="float" office:value="0.9" table:formula="of:=[.AD124]+([.AD125]-[.AD124])*([.Q126]-[.Q124])/([.Q125]-[.Q124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F259]=&quot;c¸t sái&quot;;[SCTcuacoc.F259]=&quot;c¸t th«&quot;;[SCTcuacoc.F259]=&quot;c¸t th« võa&quot;);[.S126];IF([SCTcuacoc.F259]=&quot;c¸t mÞn&quot;;[.T126];IF([SCTcuacoc.F259]=&quot;c¸t bôi&quot;;[.U126];[.AG124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28]*10)/10" table:style-name="ce305">
            <text:p>1</text:p>
          </table:table-cell>
          <table:table-cell office:value-type="float" office:value="1.1000000000000001" table:formula="of:=INT([.P128]*10)/10+0.1" table:style-name="ce305">
            <text:p>1,1</text:p>
          </table:table-cell>
          <table:table-cell office:value-type="float" office:value="1" table:formula="of:=IF(OR([SCTcuacoc.$D$144]=&quot;c¸t sái&quot;;[SCTcuacoc.$D$144]=&quot;c¸t th«&quot;;[SCTcuacoc.$D$144]=&quot;c¸t th« võa&quot;;[SCTcuacoc.$D$144]=&quot;c¸t mÞn&quot;;[SCTcuacoc.$D$144]=&quot;c¸t bôi&quot;);1;[SCTcuacoc.$D$144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28]/0.1)/10" table:style-name="ce305">
            <text:p>1</text:p>
          </table:table-cell>
          <table:table-cell office:value-type="float" office:value="1.1000000000000001" table:formula="of:=INT([.AG128]*10)/10+0.1" table:style-name="ce305">
            <text:p>1,1</text:p>
          </table:table-cell>
          <table:table-cell office:value-type="float" office:value="1" table:formula="of:=[.P128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0" table:formula="of:=IF([.A131]&gt;10;INT([.A131]/5)*5;INT([.A131]))" table:style-name="ce310">
            <text:p>40</text:p>
          </table:table-cell>
          <table:table-cell office:value-type="float" office:value="1820" table:formula="of:=IF([.A129]&lt;=35;VLOOKUP([.A129];[.$A$7:.$M$26];2);[.$B$26])" table:style-name="ce300">
            <text:p>1820</text:p>
          </table:table-cell>
          <table:table-cell office:value-type="float" office:value="1320" table:formula="of:=IF([.A129]&lt;=35;VLOOKUP([.A129];[.$A$7:.$M$26];3);[.$C$26])" table:style-name="ce300">
            <text:p>1320</text:p>
          </table:table-cell>
          <table:table-cell office:value-type="float" office:value="920" table:formula="of:=IF([.A129]&lt;=35;VLOOKUP([.A129];[.$A$7:.$M$26];4);[.$D$26])" table:style-name="ce311">
            <text:p>920,0</text:p>
          </table:table-cell>
          <table:table-cell office:value-type="float" office:value="730" table:formula="of:=IF([.A129]&lt;=35;VLOOKUP([.A129];[.$A$7:.$M$26];5);[.$E$26])" table:style-name="ce311">
            <text:p>730,0</text:p>
          </table:table-cell>
          <table:table-cell office:value-type="float" office:value="545" table:formula="of:=IF([.A129]&lt;=35;VLOOKUP([.A129];[.$A$7:.$M$26];6);[.$F$26])" table:style-name="ce311">
            <text:p>545,0</text:p>
          </table:table-cell>
          <table:table-cell office:value-type="float" office:value="1820" table:formula="of:=IF([.A129]&lt;=35;VLOOKUP([.A129];[.$A$7:.$M$26];7);[.$G$26])" table:style-name="ce300">
            <text:p>1820</text:p>
          </table:table-cell>
          <table:table-cell office:value-type="float" office:value="1320" table:formula="of:=IF([.A129]&lt;=35;VLOOKUP([.A129];[.$A$7:.$M$26];8);[.$H$26])" table:style-name="ce311">
            <text:p>1320,0</text:p>
          </table:table-cell>
          <table:table-cell office:value-type="float" office:value="1120" table:formula="of:=IF([.A129]&lt;=35;VLOOKUP([.A129];[.$A$7:.$M$26];9);[.$I$26])" table:style-name="ce300">
            <text:p>1120</text:p>
          </table:table-cell>
          <table:table-cell office:value-type="float" office:value="920" table:formula="of:=IF([.A129]&lt;=35;VLOOKUP([.A129];[.$A$7:.$M$26];10);[.$J$26])" table:style-name="ce311">
            <text:p>920,0</text:p>
          </table:table-cell>
          <table:table-cell office:value-type="float" office:value="730" table:formula="of:=IF([.A129]&lt;=35;VLOOKUP([.A129];[.$A$7:.$M$26];11);[.$K$26])" table:style-name="ce300">
            <text:p>730</text:p>
          </table:table-cell>
          <table:table-cell office:value-type="float" office:value="545" table:formula="of:=IF([.A129]&lt;=35;VLOOKUP([.A129];[.$A$7:.$M$26];12);[.$L$26])" table:style-name="ce311">
            <text:p>545,0</text:p>
          </table:table-cell>
          <table:table-cell office:value-type="float" office:value="460" table:formula="of:=IF([.A129]&lt;=35;VLOOKUP([.A129];[.$A$7:.$M$26];13);[.$M$26])" table:style-name="ce300">
            <text:p>460</text:p>
          </table:table-cell>
          <table:table-cell table:number-columns-repeated="2" table:style-name="ce300"/>
          <table:table-cell office:value-type="float" office:value="920" table:formula="of:=IF([SCTcuacoc.$D$144]=&quot;c¸t sái&quot;;[.B131];IF([SCTcuacoc.$D$144]=&quot;c¸t th«&quot;;[.C131];IF([SCTcuacoc.$D$144]=&quot;c¸t th« võa&quot;;[.D131];IF([SCTcuacoc.$D$144]=&quot;c¸t mÞn&quot;;[.E131];IF([SCTcuacoc.$D$144]=&quot;c¸t bôi&quot;;[.F131];[.P131])))))" table:style-name="ce313">
            <text:p>920,00</text:p>
          </table:table-cell>
          <table:table-cell office:value-type="float" office:value="40" table:formula="of:=IF([.Q131]&lt;=10;INT([.Q131]);(INT([.Q131]/5)*5))" table:style-name="ce310">
            <text:p>40</text:p>
          </table:table-cell>
          <table:table-cell office:value-type="float" office:value="10" table:formula="of:=VLOOKUP([.Q129];[.$Q$7:.$AD$22];2)" table:style-name="ce300">
            <text:p>10</text:p>
          </table:table-cell>
          <table:table-cell office:value-type="float" office:value="10" table:formula="of:=VLOOKUP([.Q129];[.$Q$7:.$AD$22];3)" table:style-name="ce300">
            <text:p>10</text:p>
          </table:table-cell>
          <table:table-cell office:value-type="float" office:value="7" table:formula="of:=VLOOKUP([.Q129];[.$Q$7:.$AD$22];4)" table:style-name="ce311">
            <text:p>7,0</text:p>
          </table:table-cell>
          <table:table-cell office:value-type="float" office:value="5" table:formula="of:=VLOOKUP([.Q129];[.$Q$7:.$AD$22];5)" table:style-name="ce300">
            <text:p>5</text:p>
          </table:table-cell>
          <table:table-cell office:value-type="float" office:value="5" table:formula="of:=VLOOKUP([.Q129];[.$Q$7:.$AD$22];5)" table:style-name="ce300">
            <text:p>5</text:p>
          </table:table-cell>
          <table:table-cell office:value-type="float" office:value="2.2000000000000002" table:formula="of:=VLOOKUP([.Q129];[.$Q$7:.$AD$22];7)" table:style-name="ce300">
            <text:p>2,2</text:p>
          </table:table-cell>
          <table:table-cell table:style-name="ce300"/>
          <table:table-cell office:value-type="float" office:value="0" table:formula="of:=VLOOKUP([.Q129];[.$Q$7:.$AD$22];8)" table:style-name="ce300">
            <text:p>0</text:p>
          </table:table-cell>
          <table:table-cell table:style-name="ce300"/>
          <table:table-cell office:value-type="float" office:value="1.3" table:formula="of:=VLOOKUP([.Q129];[.$Q$7:.$AD$22];9)" table:style-name="ce300">
            <text:p>1,3</text:p>
          </table:table-cell>
          <table:table-cell table:style-name="ce300"/>
          <table:table-cell office:value-type="float" office:value="0" table:formula="of:=VLOOKUP([.Q129];[.$Q$7:.$AD$22];10)" table:style-name="ce300">
            <text:p>0</text:p>
          </table:table-cell>
          <table:table-cell office:value-type="float" office:value="0.9" table:formula="of:=VLOOKUP([.Q129];[.$Q$7:.$AD$22];11)" table:style-name="ce300">
            <text:p>0,9</text:p>
          </table:table-cell>
          <table:table-cell office:value-type="float" office:value="0.9" table:formula="of:=HLOOKUP([.AE128];[.R128:.AD131];4)" table:style-name="ce300">
            <text:p>0,9</text:p>
          </table:table-cell>
          <table:table-cell office:value-type="float" office:value="0.9" table:formula="of:=HLOOKUP([.AF128];[.R128:.AD131];4)" table:style-name="ce300">
            <text:p>0,9</text:p>
          </table:table-cell>
          <table:table-cell office:value-type="float" office:value="0.9" table:formula="of:=[.AE129]+([.AF129]-[.AE129])*([.AG128]-[.AE128])/([.AF128]-[.AE128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5" table:formula="of:=IF([.A131]&gt;10;INT([.A131]/5)*5+5;INT([.A131])+1)" table:style-name="ce310">
            <text:p>45</text:p>
          </table:table-cell>
          <table:table-cell office:value-type="float" office:value="1820" table:formula="of:=IF([.A130]&lt;=35;VLOOKUP([.A130];[.$A$7:.$M$22];2);[.$B$26])" table:style-name="ce300">
            <text:p>1820</text:p>
          </table:table-cell>
          <table:table-cell office:value-type="float" office:value="1320" table:formula="of:=IF([.A130]&lt;=35;VLOOKUP([.A130];[.$A$7:.$M$22];3);[.$C$26])" table:style-name="ce300">
            <text:p>1320</text:p>
          </table:table-cell>
          <table:table-cell office:value-type="float" office:value="920" table:formula="of:=IF([.A130]&lt;=35;VLOOKUP([.A130];[.$A$7:.$M$22];4);[.$D$26])" table:style-name="ce311">
            <text:p>920,0</text:p>
          </table:table-cell>
          <table:table-cell office:value-type="float" office:value="730" table:formula="of:=IF([.A130]&lt;=35;VLOOKUP([.A130];[.$A$7:.$M$26];5);[.$E$26])" table:style-name="ce311">
            <text:p>730,0</text:p>
          </table:table-cell>
          <table:table-cell office:value-type="float" office:value="545" table:formula="of:=IF([.A130]&lt;=35;VLOOKUP([.A130];[.$A$7:.$M$22];6);[.$F$26])" table:style-name="ce311">
            <text:p>545,0</text:p>
          </table:table-cell>
          <table:table-cell office:value-type="float" office:value="1820" table:formula="of:=IF([.A130]&lt;=35;VLOOKUP([.A130];[.$A$7:.$M$22];7);[.$G$26])" table:style-name="ce300">
            <text:p>1820</text:p>
          </table:table-cell>
          <table:table-cell office:value-type="float" office:value="1320" table:formula="of:=IF([.A130]&lt;=35;VLOOKUP([.A130];[.$A$7:.$M$22];8);[.$H$26])" table:style-name="ce311">
            <text:p>1320,0</text:p>
          </table:table-cell>
          <table:table-cell office:value-type="float" office:value="1120" table:formula="of:=IF([.A130]&lt;=35;VLOOKUP([.A130];[.$A$7:.$M$22];9);[.$I$26])" table:style-name="ce300">
            <text:p>1120</text:p>
          </table:table-cell>
          <table:table-cell office:value-type="float" office:value="920" table:formula="of:=IF([.A130]&lt;=35;VLOOKUP([.A130];[.$A$7:.$M$22];10);[.$J$26])" table:style-name="ce311">
            <text:p>920,0</text:p>
          </table:table-cell>
          <table:table-cell office:value-type="float" office:value="730" table:formula="of:=IF([.A130]&lt;=35;VLOOKUP([.A130];[.$A$7:.$M$22];11);[.$K$26])" table:style-name="ce300">
            <text:p>730</text:p>
          </table:table-cell>
          <table:table-cell office:value-type="float" office:value="545" table:formula="of:=IF([.A130]&lt;=35;VLOOKUP([.A130];[.$A$7:.$M$22];12);[.$L$26])" table:style-name="ce311">
            <text:p>545,0</text:p>
          </table:table-cell>
          <table:table-cell office:value-type="float" office:value="460" table:formula="of:=IF([.A130]&lt;=35;VLOOKUP([.A130];[.$A$7:.$M$22];13);[.$M$26])" table:style-name="ce300">
            <text:p>460</text:p>
          </table:table-cell>
          <table:table-cell table:number-columns-repeated="3" table:style-name="ce300"/>
          <table:table-cell office:value-type="float" office:value="45" table:formula="of:=IF([.Q131]&lt;=10;INT([.Q131])+1;(INT([.Q131]/5)*5+5))" table:style-name="ce310">
            <text:p>45</text:p>
          </table:table-cell>
          <table:table-cell office:value-type="float" office:value="10" table:formula="of:=VLOOKUP([.Q130];[.$Q$7:.$AD$22];2)" table:style-name="ce300">
            <text:p>10</text:p>
          </table:table-cell>
          <table:table-cell office:value-type="float" office:value="10" table:formula="of:=VLOOKUP([.Q130];[.$Q$7:.$AD$22];3)" table:style-name="ce300">
            <text:p>10</text:p>
          </table:table-cell>
          <table:table-cell office:value-type="float" office:value="7" table:formula="of:=VLOOKUP([.Q130];[.$Q$7:.$AD$22];4)" table:style-name="ce311">
            <text:p>7,0</text:p>
          </table:table-cell>
          <table:table-cell office:value-type="float" office:value="5" table:formula="of:=VLOOKUP([.Q130];[.$Q$7:.$AD$22];5)" table:style-name="ce300">
            <text:p>5</text:p>
          </table:table-cell>
          <table:table-cell office:value-type="float" office:value="5" table:formula="of:=VLOOKUP([.Q130];[.$Q$7:.$AD$22];5)" table:style-name="ce300">
            <text:p>5</text:p>
          </table:table-cell>
          <table:table-cell office:value-type="float" office:value="2.2000000000000002" table:formula="of:=VLOOKUP([.Q130];[.$Q$7:.$AD$22];7)" table:style-name="ce300">
            <text:p>2,2</text:p>
          </table:table-cell>
          <table:table-cell table:style-name="ce300"/>
          <table:table-cell office:value-type="float" office:value="0" table:formula="of:=VLOOKUP([.Q130];[.$Q$7:.$AD$22];8)" table:style-name="ce300">
            <text:p>0</text:p>
          </table:table-cell>
          <table:table-cell table:style-name="ce300"/>
          <table:table-cell office:value-type="float" office:value="1.3" table:formula="of:=VLOOKUP([.Q130];[.$Q$7:.$AD$22];9)" table:style-name="ce300">
            <text:p>1,3</text:p>
          </table:table-cell>
          <table:table-cell table:style-name="ce300"/>
          <table:table-cell office:value-type="float" office:value="0" table:formula="of:=VLOOKUP([.Q130];[.$Q$7:.$AD$22];10)" table:style-name="ce300">
            <text:p>0</text:p>
          </table:table-cell>
          <table:table-cell office:value-type="float" office:value="0.9" table:formula="of:=VLOOKUP([.Q130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0.200000000000003" table:formula="of:=[SCTcuacoc.G144]" table:style-name="ce322">
            <text:p>40,2</text:p>
          </table:table-cell>
          <table:table-cell office:value-type="float" office:value="1820" table:formula="of:=[.B129]+([.B130]-[.B129])/([.A130]-[.A129])*([.A131]-[.A129])" table:style-name="ce323">
            <text:p>1820</text:p>
          </table:table-cell>
          <table:table-cell office:value-type="float" office:value="1320" table:formula="of:=[.C129]+([.C130]-[.C129])/([.A130]-[.A129])*([.A131]-[.A129])" table:style-name="ce323">
            <text:p>1320</text:p>
          </table:table-cell>
          <table:table-cell office:value-type="float" office:value="920" table:formula="of:=[.D129]+([.D130]-[.D129])/([.A130]-[.A129])*([.A131]-[.A129])" table:style-name="ce324">
            <text:p>920,0</text:p>
          </table:table-cell>
          <table:table-cell office:value-type="float" office:value="730" table:formula="of:=[.E129]+([.E130]-[.E129])/([.A130]-[.A129])*([.A131]-[.A129])" table:style-name="ce324">
            <text:p>730,0</text:p>
          </table:table-cell>
          <table:table-cell office:value-type="float" office:value="545" table:formula="of:=[.F129]+([.F130]-[.F129])/([.A130]-[.A129])*([.A131]-[.A129])" table:style-name="ce324">
            <text:p>545,0</text:p>
          </table:table-cell>
          <table:table-cell office:value-type="float" office:value="1820" table:formula="of:=[.G129]+([.G130]-[.G129])/([.A130]-[.A129])*([.A131]-[.A129])" table:style-name="ce323">
            <text:p>1820</text:p>
          </table:table-cell>
          <table:table-cell office:value-type="float" office:value="1320" table:formula="of:=[.H129]+([.H130]-[.H129])/([.A130]-[.A129])*([.A131]-[.A129])" table:style-name="ce324">
            <text:p>1320,0</text:p>
          </table:table-cell>
          <table:table-cell office:value-type="float" office:value="1120" table:formula="of:=[.I129]+([.I130]-[.I129])/([.A130]-[.A129])*([.A131]-[.A129])" table:style-name="ce323">
            <text:p>1120</text:p>
          </table:table-cell>
          <table:table-cell office:value-type="float" office:value="920" table:formula="of:=[.J129]+([.J130]-[.J129])/([.A130]-[.A129])*([.A131]-[.A129])" table:style-name="ce324">
            <text:p>920,0</text:p>
          </table:table-cell>
          <table:table-cell office:value-type="float" office:value="730" table:formula="of:=[.K129]+([.K130]-[.K129])/([.A130]-[.A129])*([.A131]-[.A129])" table:style-name="ce323">
            <text:p>730</text:p>
          </table:table-cell>
          <table:table-cell office:value-type="float" office:value="545" table:formula="of:=[.L129]+([.L130]-[.L129])/([.A130]-[.A129])*([.A131]-[.A129])" table:style-name="ce324">
            <text:p>545,0</text:p>
          </table:table-cell>
          <table:table-cell office:value-type="float" office:value="460" table:formula="of:=[.M129]+([.M130]-[.M129])/([.A130]-[.A129])*([.A131]-[.A129])" table:style-name="ce323">
            <text:p>460</text:p>
          </table:table-cell>
          <table:table-cell office:value-type="float" office:value="460" table:formula="of:=HLOOKUP([.N128];[.G128:.M131];4)" table:style-name="ce323">
            <text:p>460</text:p>
          </table:table-cell>
          <table:table-cell office:value-type="float" office:value="460" table:formula="of:=HLOOKUP([.O128];[.G128:.M131];4)" table:style-name="ce323">
            <text:p>460</text:p>
          </table:table-cell>
          <table:table-cell office:value-type="float" office:value="460" table:formula="of:=[.N131]+([.O131]-[.N131])*([.P128]-[.N128])/([.O128]-[.N128])" table:style-name="ce323">
            <text:p>460</text:p>
          </table:table-cell>
          <table:table-cell office:value-type="float" office:value="40.200000000000003" table:formula="of:=[.A131]" table:style-name="ce322">
            <text:p>40,2</text:p>
          </table:table-cell>
          <table:table-cell office:value-type="float" office:value="10" table:formula="of:=[.R129]+([.R130]-[.R129])*([.Q131]-[.Q129])/([.Q130]-[.Q129])" table:style-name="ce323">
            <text:p>10</text:p>
          </table:table-cell>
          <table:table-cell office:value-type="float" office:value="10" table:formula="of:=[.S129]+([.S130]-[.S129])*([.Q131]-[.Q129])/([.Q130]-[.Q129])" table:style-name="ce323">
            <text:p>10</text:p>
          </table:table-cell>
          <table:table-cell office:value-type="float" office:value="7" table:formula="of:=[.T129]+([.T130]-[.T129])*([.Q131]-[.Q129])/([.Q130]-[.Q129])" table:style-name="ce324">
            <text:p>7,0</text:p>
          </table:table-cell>
          <table:table-cell office:value-type="float" office:value="5" table:formula="of:=[.U129]+([.U130]-[.U129])*([.Q131]-[.Q129])/([.Q130]-[.Q129])" table:style-name="ce323">
            <text:p>5</text:p>
          </table:table-cell>
          <table:table-cell office:value-type="float" office:value="5" table:formula="of:=[.V129]+([.V130]-[.V129])*([.Q131]-[.Q129])/([.Q130]-[.Q129])" table:style-name="ce323">
            <text:p>5</text:p>
          </table:table-cell>
          <table:table-cell office:value-type="float" office:value="2.2000000000000002" table:formula="of:=[.W129]+([.W130]-[.W129])*([.Q131]-[.Q129])/([.Q130]-[.Q129])" table:style-name="ce323">
            <text:p>2,2</text:p>
          </table:table-cell>
          <table:table-cell table:style-name="ce323"/>
          <table:table-cell office:value-type="float" office:value="0" table:formula="of:=[.Y129]+([.Y130]-[.Y129])*([.Q131]-[.Q129])/([.Q130]-[.Q129])" table:style-name="ce323">
            <text:p>0</text:p>
          </table:table-cell>
          <table:table-cell table:style-name="ce323"/>
          <table:table-cell office:value-type="float" office:value="1.3" table:formula="of:=[.AA129]+([.AA130]-[.AA129])*([.Q131]-[.Q129])/([.Q130]-[.Q129])" table:style-name="ce323">
            <text:p>1,3</text:p>
          </table:table-cell>
          <table:table-cell table:style-name="ce323"/>
          <table:table-cell office:value-type="float" office:value="0" table:formula="of:=[.AC129]+([.AC130]-[.AC129])*([.Q131]-[.Q129])/([.Q130]-[.Q129])" table:style-name="ce323">
            <text:p>0</text:p>
          </table:table-cell>
          <table:table-cell office:value-type="float" office:value="0.9" table:formula="of:=[.AD129]+([.AD130]-[.AD129])*([.Q131]-[.Q129])/([.Q130]-[.Q129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F260]=&quot;c¸t sái&quot;;[SCTcuacoc.F260]=&quot;c¸t th«&quot;;[SCTcuacoc.F260]=&quot;c¸t th« võa&quot;);[.S131];IF([SCTcuacoc.F260]=&quot;c¸t mÞn&quot;;[.T131];IF([SCTcuacoc.F260]=&quot;c¸t bôi&quot;;[.U131];[.AG129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33]*10)/10" table:style-name="ce305">
            <text:p>1</text:p>
          </table:table-cell>
          <table:table-cell office:value-type="float" office:value="1.1000000000000001" table:formula="of:=INT([.P133]*10)/10+0.1" table:style-name="ce305">
            <text:p>1,1</text:p>
          </table:table-cell>
          <table:table-cell office:value-type="float" office:value="1" table:formula="of:=IF(OR([SCTcuacoc.$D$145]=&quot;c¸t sái&quot;;[SCTcuacoc.$D$145]=&quot;c¸t th«&quot;;[SCTcuacoc.$D$145]=&quot;c¸t th« võa&quot;;[SCTcuacoc.$D$145]=&quot;c¸t mÞn&quot;;[SCTcuacoc.$D$145]=&quot;c¸t bôi&quot;);1;[SCTcuacoc.$D$145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33]/0.1)/10" table:style-name="ce305">
            <text:p>1</text:p>
          </table:table-cell>
          <table:table-cell office:value-type="float" office:value="1.1000000000000001" table:formula="of:=INT([.AG133]*10)/10+0.1" table:style-name="ce305">
            <text:p>1,1</text:p>
          </table:table-cell>
          <table:table-cell office:value-type="float" office:value="1" table:formula="of:=[.P133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0" table:formula="of:=IF([.A136]&gt;10;INT([.A136]/5)*5;INT([.A136]))" table:style-name="ce310">
            <text:p>40</text:p>
          </table:table-cell>
          <table:table-cell office:value-type="float" office:value="1820" table:formula="of:=IF([.A134]&lt;=35;VLOOKUP([.A134];[.$A$7:.$M$26];2);[.$B$26])" table:style-name="ce300">
            <text:p>1820</text:p>
          </table:table-cell>
          <table:table-cell office:value-type="float" office:value="1320" table:formula="of:=IF([.A134]&lt;=35;VLOOKUP([.A134];[.$A$7:.$M$26];3);[.$C$26])" table:style-name="ce300">
            <text:p>1320</text:p>
          </table:table-cell>
          <table:table-cell office:value-type="float" office:value="920" table:formula="of:=IF([.A134]&lt;=35;VLOOKUP([.A134];[.$A$7:.$M$26];4);[.$D$26])" table:style-name="ce311">
            <text:p>920,0</text:p>
          </table:table-cell>
          <table:table-cell office:value-type="float" office:value="730" table:formula="of:=IF([.A134]&lt;=35;VLOOKUP([.A134];[.$A$7:.$M$26];5);[.$E$26])" table:style-name="ce311">
            <text:p>730,0</text:p>
          </table:table-cell>
          <table:table-cell office:value-type="float" office:value="545" table:formula="of:=IF([.A134]&lt;=35;VLOOKUP([.A134];[.$A$7:.$M$26];6);[.$F$26])" table:style-name="ce311">
            <text:p>545,0</text:p>
          </table:table-cell>
          <table:table-cell office:value-type="float" office:value="1820" table:formula="of:=IF([.A134]&lt;=35;VLOOKUP([.A134];[.$A$7:.$M$26];7);[.$G$26])" table:style-name="ce300">
            <text:p>1820</text:p>
          </table:table-cell>
          <table:table-cell office:value-type="float" office:value="1320" table:formula="of:=IF([.A134]&lt;=35;VLOOKUP([.A134];[.$A$7:.$M$26];8);[.$H$26])" table:style-name="ce311">
            <text:p>1320,0</text:p>
          </table:table-cell>
          <table:table-cell office:value-type="float" office:value="1120" table:formula="of:=IF([.A134]&lt;=35;VLOOKUP([.A134];[.$A$7:.$M$26];9);[.$I$26])" table:style-name="ce300">
            <text:p>1120</text:p>
          </table:table-cell>
          <table:table-cell office:value-type="float" office:value="920" table:formula="of:=IF([.A134]&lt;=35;VLOOKUP([.A134];[.$A$7:.$M$26];10);[.$J$26])" table:style-name="ce311">
            <text:p>920,0</text:p>
          </table:table-cell>
          <table:table-cell office:value-type="float" office:value="730" table:formula="of:=IF([.A134]&lt;=35;VLOOKUP([.A134];[.$A$7:.$M$26];11);[.$K$26])" table:style-name="ce300">
            <text:p>730</text:p>
          </table:table-cell>
          <table:table-cell office:value-type="float" office:value="545" table:formula="of:=IF([.A134]&lt;=35;VLOOKUP([.A134];[.$A$7:.$M$26];12);[.$L$26])" table:style-name="ce311">
            <text:p>545,0</text:p>
          </table:table-cell>
          <table:table-cell office:value-type="float" office:value="460" table:formula="of:=IF([.A134]&lt;=35;VLOOKUP([.A134];[.$A$7:.$M$26];13);[.$M$26])" table:style-name="ce300">
            <text:p>460</text:p>
          </table:table-cell>
          <table:table-cell table:number-columns-repeated="2" table:style-name="ce300"/>
          <table:table-cell office:value-type="float" office:value="920" table:formula="of:=IF([SCTcuacoc.$D$145]=&quot;c¸t sái&quot;;[.B136];IF([SCTcuacoc.$D$145]=&quot;c¸t th«&quot;;[.C136];IF([SCTcuacoc.$D$145]=&quot;c¸t th« võa&quot;;[.D136];IF([SCTcuacoc.$D$145]=&quot;c¸t mÞn&quot;;[.E136];IF([SCTcuacoc.$D$145]=&quot;c¸t bôi&quot;;[.F136];[.P136])))))" table:style-name="ce313">
            <text:p>920,00</text:p>
          </table:table-cell>
          <table:table-cell office:value-type="float" office:value="40" table:formula="of:=IF([.Q136]&lt;=10;INT([.Q136]);(INT([.Q136]/5)*5))" table:style-name="ce310">
            <text:p>40</text:p>
          </table:table-cell>
          <table:table-cell office:value-type="float" office:value="10" table:formula="of:=VLOOKUP([.Q134];[.$Q$7:.$AD$22];2)" table:style-name="ce300">
            <text:p>10</text:p>
          </table:table-cell>
          <table:table-cell office:value-type="float" office:value="10" table:formula="of:=VLOOKUP([.Q134];[.$Q$7:.$AD$22];3)" table:style-name="ce300">
            <text:p>10</text:p>
          </table:table-cell>
          <table:table-cell office:value-type="float" office:value="7" table:formula="of:=VLOOKUP([.Q134];[.$Q$7:.$AD$22];4)" table:style-name="ce311">
            <text:p>7,0</text:p>
          </table:table-cell>
          <table:table-cell office:value-type="float" office:value="5" table:formula="of:=VLOOKUP([.Q134];[.$Q$7:.$AD$22];5)" table:style-name="ce300">
            <text:p>5</text:p>
          </table:table-cell>
          <table:table-cell office:value-type="float" office:value="5" table:formula="of:=VLOOKUP([.Q134];[.$Q$7:.$AD$22];5)" table:style-name="ce300">
            <text:p>5</text:p>
          </table:table-cell>
          <table:table-cell office:value-type="float" office:value="2.2000000000000002" table:formula="of:=VLOOKUP([.Q134];[.$Q$7:.$AD$22];7)" table:style-name="ce300">
            <text:p>2,2</text:p>
          </table:table-cell>
          <table:table-cell table:style-name="ce300"/>
          <table:table-cell office:value-type="float" office:value="0" table:formula="of:=VLOOKUP([.Q134];[.$Q$7:.$AD$22];8)" table:style-name="ce300">
            <text:p>0</text:p>
          </table:table-cell>
          <table:table-cell table:style-name="ce300"/>
          <table:table-cell office:value-type="float" office:value="1.3" table:formula="of:=VLOOKUP([.Q134];[.$Q$7:.$AD$22];9)" table:style-name="ce300">
            <text:p>1,3</text:p>
          </table:table-cell>
          <table:table-cell table:style-name="ce300"/>
          <table:table-cell office:value-type="float" office:value="0" table:formula="of:=VLOOKUP([.Q134];[.$Q$7:.$AD$22];10)" table:style-name="ce300">
            <text:p>0</text:p>
          </table:table-cell>
          <table:table-cell office:value-type="float" office:value="0.9" table:formula="of:=VLOOKUP([.Q134];[.$Q$7:.$AD$22];11)" table:style-name="ce300">
            <text:p>0,9</text:p>
          </table:table-cell>
          <table:table-cell office:value-type="float" office:value="0.9" table:formula="of:=HLOOKUP([.AE133];[.R133:.AD136];4)" table:style-name="ce300">
            <text:p>0,9</text:p>
          </table:table-cell>
          <table:table-cell office:value-type="float" office:value="0.9" table:formula="of:=HLOOKUP([.AF133];[.R133:.AD136];4)" table:style-name="ce300">
            <text:p>0,9</text:p>
          </table:table-cell>
          <table:table-cell office:value-type="float" office:value="0.9" table:formula="of:=[.AE134]+([.AF134]-[.AE134])*([.AG133]-[.AE133])/([.AF133]-[.AE133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5" table:formula="of:=IF([.A136]&gt;10;INT([.A136]/5)*5+5;INT([.A136])+1)" table:style-name="ce310">
            <text:p>45</text:p>
          </table:table-cell>
          <table:table-cell office:value-type="float" office:value="1820" table:formula="of:=IF([.A135]&lt;=35;VLOOKUP([.A135];[.$A$7:.$M$22];2);[.$B$26])" table:style-name="ce300">
            <text:p>1820</text:p>
          </table:table-cell>
          <table:table-cell office:value-type="float" office:value="1320" table:formula="of:=IF([.A135]&lt;=35;VLOOKUP([.A135];[.$A$7:.$M$22];3);[.$C$26])" table:style-name="ce300">
            <text:p>1320</text:p>
          </table:table-cell>
          <table:table-cell office:value-type="float" office:value="920" table:formula="of:=IF([.A135]&lt;=35;VLOOKUP([.A135];[.$A$7:.$M$22];4);[.$D$26])" table:style-name="ce311">
            <text:p>920,0</text:p>
          </table:table-cell>
          <table:table-cell office:value-type="float" office:value="730" table:formula="of:=IF([.A135]&lt;=35;VLOOKUP([.A135];[.$A$7:.$M$26];5);[.$E$26])" table:style-name="ce311">
            <text:p>730,0</text:p>
          </table:table-cell>
          <table:table-cell office:value-type="float" office:value="545" table:formula="of:=IF([.A135]&lt;=35;VLOOKUP([.A135];[.$A$7:.$M$22];6);[.$F$26])" table:style-name="ce311">
            <text:p>545,0</text:p>
          </table:table-cell>
          <table:table-cell office:value-type="float" office:value="1820" table:formula="of:=IF([.A135]&lt;=35;VLOOKUP([.A135];[.$A$7:.$M$22];7);[.$G$26])" table:style-name="ce300">
            <text:p>1820</text:p>
          </table:table-cell>
          <table:table-cell office:value-type="float" office:value="1320" table:formula="of:=IF([.A135]&lt;=35;VLOOKUP([.A135];[.$A$7:.$M$22];8);[.$H$26])" table:style-name="ce311">
            <text:p>1320,0</text:p>
          </table:table-cell>
          <table:table-cell office:value-type="float" office:value="1120" table:formula="of:=IF([.A135]&lt;=35;VLOOKUP([.A135];[.$A$7:.$M$22];9);[.$I$26])" table:style-name="ce300">
            <text:p>1120</text:p>
          </table:table-cell>
          <table:table-cell office:value-type="float" office:value="920" table:formula="of:=IF([.A135]&lt;=35;VLOOKUP([.A135];[.$A$7:.$M$22];10);[.$J$26])" table:style-name="ce311">
            <text:p>920,0</text:p>
          </table:table-cell>
          <table:table-cell office:value-type="float" office:value="730" table:formula="of:=IF([.A135]&lt;=35;VLOOKUP([.A135];[.$A$7:.$M$22];11);[.$K$26])" table:style-name="ce300">
            <text:p>730</text:p>
          </table:table-cell>
          <table:table-cell office:value-type="float" office:value="545" table:formula="of:=IF([.A135]&lt;=35;VLOOKUP([.A135];[.$A$7:.$M$22];12);[.$L$26])" table:style-name="ce311">
            <text:p>545,0</text:p>
          </table:table-cell>
          <table:table-cell office:value-type="float" office:value="460" table:formula="of:=IF([.A135]&lt;=35;VLOOKUP([.A135];[.$A$7:.$M$22];13);[.$M$26])" table:style-name="ce300">
            <text:p>460</text:p>
          </table:table-cell>
          <table:table-cell table:number-columns-repeated="3" table:style-name="ce300"/>
          <table:table-cell office:value-type="float" office:value="45" table:formula="of:=IF([.Q136]&lt;=10;INT([.Q136])+1;(INT([.Q136]/5)*5+5))" table:style-name="ce310">
            <text:p>45</text:p>
          </table:table-cell>
          <table:table-cell office:value-type="float" office:value="10" table:formula="of:=VLOOKUP([.Q135];[.$Q$7:.$AD$22];2)" table:style-name="ce300">
            <text:p>10</text:p>
          </table:table-cell>
          <table:table-cell office:value-type="float" office:value="10" table:formula="of:=VLOOKUP([.Q135];[.$Q$7:.$AD$22];3)" table:style-name="ce300">
            <text:p>10</text:p>
          </table:table-cell>
          <table:table-cell office:value-type="float" office:value="7" table:formula="of:=VLOOKUP([.Q135];[.$Q$7:.$AD$22];4)" table:style-name="ce311">
            <text:p>7,0</text:p>
          </table:table-cell>
          <table:table-cell office:value-type="float" office:value="5" table:formula="of:=VLOOKUP([.Q135];[.$Q$7:.$AD$22];5)" table:style-name="ce300">
            <text:p>5</text:p>
          </table:table-cell>
          <table:table-cell office:value-type="float" office:value="5" table:formula="of:=VLOOKUP([.Q135];[.$Q$7:.$AD$22];5)" table:style-name="ce300">
            <text:p>5</text:p>
          </table:table-cell>
          <table:table-cell office:value-type="float" office:value="2.2000000000000002" table:formula="of:=VLOOKUP([.Q135];[.$Q$7:.$AD$22];7)" table:style-name="ce300">
            <text:p>2,2</text:p>
          </table:table-cell>
          <table:table-cell table:style-name="ce300"/>
          <table:table-cell office:value-type="float" office:value="0" table:formula="of:=VLOOKUP([.Q135];[.$Q$7:.$AD$22];8)" table:style-name="ce300">
            <text:p>0</text:p>
          </table:table-cell>
          <table:table-cell table:style-name="ce300"/>
          <table:table-cell office:value-type="float" office:value="1.3" table:formula="of:=VLOOKUP([.Q135];[.$Q$7:.$AD$22];9)" table:style-name="ce300">
            <text:p>1,3</text:p>
          </table:table-cell>
          <table:table-cell table:style-name="ce300"/>
          <table:table-cell office:value-type="float" office:value="0" table:formula="of:=VLOOKUP([.Q135];[.$Q$7:.$AD$22];10)" table:style-name="ce300">
            <text:p>0</text:p>
          </table:table-cell>
          <table:table-cell office:value-type="float" office:value="0.9" table:formula="of:=VLOOKUP([.Q135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2.2" table:formula="of:=[SCTcuacoc.G145]" table:style-name="ce322">
            <text:p>42,2</text:p>
          </table:table-cell>
          <table:table-cell office:value-type="float" office:value="1820" table:formula="of:=[.B134]+([.B135]-[.B134])/([.A135]-[.A134])*([.A136]-[.A134])" table:style-name="ce323">
            <text:p>1820</text:p>
          </table:table-cell>
          <table:table-cell office:value-type="float" office:value="1320" table:formula="of:=[.C134]+([.C135]-[.C134])/([.A135]-[.A134])*([.A136]-[.A134])" table:style-name="ce323">
            <text:p>1320</text:p>
          </table:table-cell>
          <table:table-cell office:value-type="float" office:value="920" table:formula="of:=[.D134]+([.D135]-[.D134])/([.A135]-[.A134])*([.A136]-[.A134])" table:style-name="ce324">
            <text:p>920,0</text:p>
          </table:table-cell>
          <table:table-cell office:value-type="float" office:value="730" table:formula="of:=[.E134]+([.E135]-[.E134])/([.A135]-[.A134])*([.A136]-[.A134])" table:style-name="ce324">
            <text:p>730,0</text:p>
          </table:table-cell>
          <table:table-cell office:value-type="float" office:value="545" table:formula="of:=[.F134]+([.F135]-[.F134])/([.A135]-[.A134])*([.A136]-[.A134])" table:style-name="ce324">
            <text:p>545,0</text:p>
          </table:table-cell>
          <table:table-cell office:value-type="float" office:value="1820" table:formula="of:=[.G134]+([.G135]-[.G134])/([.A135]-[.A134])*([.A136]-[.A134])" table:style-name="ce323">
            <text:p>1820</text:p>
          </table:table-cell>
          <table:table-cell office:value-type="float" office:value="1320" table:formula="of:=[.H134]+([.H135]-[.H134])/([.A135]-[.A134])*([.A136]-[.A134])" table:style-name="ce324">
            <text:p>1320,0</text:p>
          </table:table-cell>
          <table:table-cell office:value-type="float" office:value="1120" table:formula="of:=[.I134]+([.I135]-[.I134])/([.A135]-[.A134])*([.A136]-[.A134])" table:style-name="ce323">
            <text:p>1120</text:p>
          </table:table-cell>
          <table:table-cell office:value-type="float" office:value="920" table:formula="of:=[.J134]+([.J135]-[.J134])/([.A135]-[.A134])*([.A136]-[.A134])" table:style-name="ce324">
            <text:p>920,0</text:p>
          </table:table-cell>
          <table:table-cell office:value-type="float" office:value="730" table:formula="of:=[.K134]+([.K135]-[.K134])/([.A135]-[.A134])*([.A136]-[.A134])" table:style-name="ce323">
            <text:p>730</text:p>
          </table:table-cell>
          <table:table-cell office:value-type="float" office:value="545" table:formula="of:=[.L134]+([.L135]-[.L134])/([.A135]-[.A134])*([.A136]-[.A134])" table:style-name="ce324">
            <text:p>545,0</text:p>
          </table:table-cell>
          <table:table-cell office:value-type="float" office:value="460" table:formula="of:=[.M134]+([.M135]-[.M134])/([.A135]-[.A134])*([.A136]-[.A134])" table:style-name="ce323">
            <text:p>460</text:p>
          </table:table-cell>
          <table:table-cell office:value-type="float" office:value="460" table:formula="of:=HLOOKUP([.N133];[.G133:.M136];4)" table:style-name="ce323">
            <text:p>460</text:p>
          </table:table-cell>
          <table:table-cell office:value-type="float" office:value="460" table:formula="of:=HLOOKUP([.O133];[.G133:.M136];4)" table:style-name="ce323">
            <text:p>460</text:p>
          </table:table-cell>
          <table:table-cell office:value-type="float" office:value="460" table:formula="of:=[.N136]+([.O136]-[.N136])*([.P133]-[.N133])/([.O133]-[.N133])" table:style-name="ce323">
            <text:p>460</text:p>
          </table:table-cell>
          <table:table-cell office:value-type="float" office:value="42.2" table:formula="of:=[.A136]" table:style-name="ce322">
            <text:p>42,2</text:p>
          </table:table-cell>
          <table:table-cell office:value-type="float" office:value="10" table:formula="of:=[.R134]+([.R135]-[.R134])*([.Q136]-[.Q134])/([.Q135]-[.Q134])" table:style-name="ce323">
            <text:p>10</text:p>
          </table:table-cell>
          <table:table-cell office:value-type="float" office:value="10" table:formula="of:=[.S134]+([.S135]-[.S134])*([.Q136]-[.Q134])/([.Q135]-[.Q134])" table:style-name="ce323">
            <text:p>10</text:p>
          </table:table-cell>
          <table:table-cell office:value-type="float" office:value="7" table:formula="of:=[.T134]+([.T135]-[.T134])*([.Q136]-[.Q134])/([.Q135]-[.Q134])" table:style-name="ce324">
            <text:p>7,0</text:p>
          </table:table-cell>
          <table:table-cell office:value-type="float" office:value="5" table:formula="of:=[.U134]+([.U135]-[.U134])*([.Q136]-[.Q134])/([.Q135]-[.Q134])" table:style-name="ce323">
            <text:p>5</text:p>
          </table:table-cell>
          <table:table-cell office:value-type="float" office:value="5" table:formula="of:=[.V134]+([.V135]-[.V134])*([.Q136]-[.Q134])/([.Q135]-[.Q134])" table:style-name="ce323">
            <text:p>5</text:p>
          </table:table-cell>
          <table:table-cell office:value-type="float" office:value="2.2000000000000002" table:formula="of:=[.W134]+([.W135]-[.W134])*([.Q136]-[.Q134])/([.Q135]-[.Q134])" table:style-name="ce323">
            <text:p>2,2</text:p>
          </table:table-cell>
          <table:table-cell table:style-name="ce323"/>
          <table:table-cell office:value-type="float" office:value="0" table:formula="of:=[.Y134]+([.Y135]-[.Y134])*([.Q136]-[.Q134])/([.Q135]-[.Q134])" table:style-name="ce323">
            <text:p>0</text:p>
          </table:table-cell>
          <table:table-cell table:style-name="ce323"/>
          <table:table-cell office:value-type="float" office:value="1.3" table:formula="of:=[.AA134]+([.AA135]-[.AA134])*([.Q136]-[.Q134])/([.Q135]-[.Q134])" table:style-name="ce323">
            <text:p>1,3</text:p>
          </table:table-cell>
          <table:table-cell table:style-name="ce323"/>
          <table:table-cell office:value-type="float" office:value="0" table:formula="of:=[.AC134]+([.AC135]-[.AC134])*([.Q136]-[.Q134])/([.Q135]-[.Q134])" table:style-name="ce323">
            <text:p>0</text:p>
          </table:table-cell>
          <table:table-cell office:value-type="float" office:value="0.9" table:formula="of:=[.AD134]+([.AD135]-[.AD134])*([.Q136]-[.Q134])/([.Q135]-[.Q134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F261]=&quot;c¸t sái&quot;;[SCTcuacoc.F261]=&quot;c¸t th«&quot;;[SCTcuacoc.F261]=&quot;c¸t th« võa&quot;);[.S136];IF([SCTcuacoc.F261]=&quot;c¸t mÞn&quot;;[.T136];IF([SCTcuacoc.F261]=&quot;c¸t bôi&quot;;[.U136];[.AG134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38]*10)/10" table:style-name="ce305">
            <text:p>1</text:p>
          </table:table-cell>
          <table:table-cell office:value-type="float" office:value="1.1000000000000001" table:formula="of:=INT([.P138]*10)/10+0.1" table:style-name="ce305">
            <text:p>1,1</text:p>
          </table:table-cell>
          <table:table-cell office:value-type="float" office:value="1" table:formula="of:=IF(OR([SCTcuacoc.$D$146]=&quot;c¸t sái&quot;;[SCTcuacoc.$D$146]=&quot;c¸t th«&quot;;[SCTcuacoc.$D$146]=&quot;c¸t th« võa&quot;;[SCTcuacoc.$D$146]=&quot;c¸t mÞn&quot;;[SCTcuacoc.$D$146]=&quot;c¸t bôi&quot;);1;[SCTcuacoc.$D$146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38]/0.1)/10" table:style-name="ce305">
            <text:p>1</text:p>
          </table:table-cell>
          <table:table-cell office:value-type="float" office:value="1.1000000000000001" table:formula="of:=INT([.AG138]*10)/10+0.1" table:style-name="ce305">
            <text:p>1,1</text:p>
          </table:table-cell>
          <table:table-cell office:value-type="float" office:value="1" table:formula="of:=[.P138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0" table:formula="of:=IF([.A141]&gt;10;INT([.A141]/5)*5;INT([.A141]))" table:style-name="ce310">
            <text:p>40</text:p>
          </table:table-cell>
          <table:table-cell office:value-type="float" office:value="1820" table:formula="of:=IF([.A139]&lt;=35;VLOOKUP([.A139];[.$A$7:.$M$26];2);[.$B$26])" table:style-name="ce300">
            <text:p>1820</text:p>
          </table:table-cell>
          <table:table-cell office:value-type="float" office:value="1320" table:formula="of:=IF([.A139]&lt;=35;VLOOKUP([.A139];[.$A$7:.$M$26];3);[.$C$26])" table:style-name="ce300">
            <text:p>1320</text:p>
          </table:table-cell>
          <table:table-cell office:value-type="float" office:value="920" table:formula="of:=IF([.A139]&lt;=35;VLOOKUP([.A139];[.$A$7:.$M$26];4);[.$D$26])" table:style-name="ce311">
            <text:p>920,0</text:p>
          </table:table-cell>
          <table:table-cell office:value-type="float" office:value="730" table:formula="of:=IF([.A139]&lt;=35;VLOOKUP([.A139];[.$A$7:.$M$26];5);[.$E$26])" table:style-name="ce311">
            <text:p>730,0</text:p>
          </table:table-cell>
          <table:table-cell office:value-type="float" office:value="545" table:formula="of:=IF([.A139]&lt;=35;VLOOKUP([.A139];[.$A$7:.$M$26];6);[.$F$26])" table:style-name="ce311">
            <text:p>545,0</text:p>
          </table:table-cell>
          <table:table-cell office:value-type="float" office:value="1820" table:formula="of:=IF([.A139]&lt;=35;VLOOKUP([.A139];[.$A$7:.$M$26];7);[.$G$26])" table:style-name="ce300">
            <text:p>1820</text:p>
          </table:table-cell>
          <table:table-cell office:value-type="float" office:value="1320" table:formula="of:=IF([.A139]&lt;=35;VLOOKUP([.A139];[.$A$7:.$M$26];8);[.$H$26])" table:style-name="ce311">
            <text:p>1320,0</text:p>
          </table:table-cell>
          <table:table-cell office:value-type="float" office:value="1120" table:formula="of:=IF([.A139]&lt;=35;VLOOKUP([.A139];[.$A$7:.$M$26];9);[.$I$26])" table:style-name="ce300">
            <text:p>1120</text:p>
          </table:table-cell>
          <table:table-cell office:value-type="float" office:value="920" table:formula="of:=IF([.A139]&lt;=35;VLOOKUP([.A139];[.$A$7:.$M$26];10);[.$J$26])" table:style-name="ce311">
            <text:p>920,0</text:p>
          </table:table-cell>
          <table:table-cell office:value-type="float" office:value="730" table:formula="of:=IF([.A139]&lt;=35;VLOOKUP([.A139];[.$A$7:.$M$26];11);[.$K$26])" table:style-name="ce300">
            <text:p>730</text:p>
          </table:table-cell>
          <table:table-cell office:value-type="float" office:value="545" table:formula="of:=IF([.A139]&lt;=35;VLOOKUP([.A139];[.$A$7:.$M$26];12);[.$L$26])" table:style-name="ce311">
            <text:p>545,0</text:p>
          </table:table-cell>
          <table:table-cell office:value-type="float" office:value="460" table:formula="of:=IF([.A139]&lt;=35;VLOOKUP([.A139];[.$A$7:.$M$26];13);[.$M$26])" table:style-name="ce300">
            <text:p>460</text:p>
          </table:table-cell>
          <table:table-cell table:number-columns-repeated="2" table:style-name="ce300"/>
          <table:table-cell office:value-type="float" office:value="920" table:formula="of:=IF([SCTcuacoc.$D$146]=&quot;c¸t sái&quot;;[.B141];IF([SCTcuacoc.$D$146]=&quot;c¸t th«&quot;;[.C141];IF([SCTcuacoc.$D$146]=&quot;c¸t th« võa&quot;;[.D141];IF([SCTcuacoc.$D$146]=&quot;c¸t mÞn&quot;;[.E141];IF([SCTcuacoc.$D$146]=&quot;c¸t bôi&quot;;[.F141];[.P141])))))" table:style-name="ce313">
            <text:p>920,00</text:p>
          </table:table-cell>
          <table:table-cell office:value-type="float" office:value="40" table:formula="of:=IF([.Q141]&lt;=10;INT([.Q141]);(INT([.Q141]/5)*5))" table:style-name="ce310">
            <text:p>40</text:p>
          </table:table-cell>
          <table:table-cell office:value-type="float" office:value="10" table:formula="of:=VLOOKUP([.Q139];[.$Q$7:.$AD$22];2)" table:style-name="ce300">
            <text:p>10</text:p>
          </table:table-cell>
          <table:table-cell office:value-type="float" office:value="10" table:formula="of:=VLOOKUP([.Q139];[.$Q$7:.$AD$22];3)" table:style-name="ce300">
            <text:p>10</text:p>
          </table:table-cell>
          <table:table-cell office:value-type="float" office:value="7" table:formula="of:=VLOOKUP([.Q139];[.$Q$7:.$AD$22];4)" table:style-name="ce311">
            <text:p>7,0</text:p>
          </table:table-cell>
          <table:table-cell office:value-type="float" office:value="5" table:formula="of:=VLOOKUP([.Q139];[.$Q$7:.$AD$22];5)" table:style-name="ce300">
            <text:p>5</text:p>
          </table:table-cell>
          <table:table-cell office:value-type="float" office:value="5" table:formula="of:=VLOOKUP([.Q139];[.$Q$7:.$AD$22];5)" table:style-name="ce300">
            <text:p>5</text:p>
          </table:table-cell>
          <table:table-cell office:value-type="float" office:value="2.2000000000000002" table:formula="of:=VLOOKUP([.Q139];[.$Q$7:.$AD$22];7)" table:style-name="ce300">
            <text:p>2,2</text:p>
          </table:table-cell>
          <table:table-cell table:style-name="ce300"/>
          <table:table-cell office:value-type="float" office:value="0" table:formula="of:=VLOOKUP([.Q139];[.$Q$7:.$AD$22];8)" table:style-name="ce300">
            <text:p>0</text:p>
          </table:table-cell>
          <table:table-cell table:style-name="ce300"/>
          <table:table-cell office:value-type="float" office:value="1.3" table:formula="of:=VLOOKUP([.Q139];[.$Q$7:.$AD$22];9)" table:style-name="ce300">
            <text:p>1,3</text:p>
          </table:table-cell>
          <table:table-cell table:style-name="ce300"/>
          <table:table-cell office:value-type="float" office:value="0" table:formula="of:=VLOOKUP([.Q139];[.$Q$7:.$AD$22];10)" table:style-name="ce300">
            <text:p>0</text:p>
          </table:table-cell>
          <table:table-cell office:value-type="float" office:value="0.9" table:formula="of:=VLOOKUP([.Q139];[.$Q$7:.$AD$22];11)" table:style-name="ce300">
            <text:p>0,9</text:p>
          </table:table-cell>
          <table:table-cell office:value-type="float" office:value="0.9" table:formula="of:=HLOOKUP([.AE138];[.R138:.AD141];4)" table:style-name="ce300">
            <text:p>0,9</text:p>
          </table:table-cell>
          <table:table-cell office:value-type="float" office:value="0.9" table:formula="of:=HLOOKUP([.AF138];[.R138:.AD141];4)" table:style-name="ce300">
            <text:p>0,9</text:p>
          </table:table-cell>
          <table:table-cell office:value-type="float" office:value="0.9" table:formula="of:=[.AE139]+([.AF139]-[.AE139])*([.AG138]-[.AE138])/([.AF138]-[.AE138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5" table:formula="of:=IF([.A141]&gt;10;INT([.A141]/5)*5+5;INT([.A141])+1)" table:style-name="ce310">
            <text:p>45</text:p>
          </table:table-cell>
          <table:table-cell office:value-type="float" office:value="1820" table:formula="of:=IF([.A140]&lt;=35;VLOOKUP([.A140];[.$A$7:.$M$22];2);[.$B$26])" table:style-name="ce300">
            <text:p>1820</text:p>
          </table:table-cell>
          <table:table-cell office:value-type="float" office:value="1320" table:formula="of:=IF([.A140]&lt;=35;VLOOKUP([.A140];[.$A$7:.$M$22];3);[.$C$26])" table:style-name="ce300">
            <text:p>1320</text:p>
          </table:table-cell>
          <table:table-cell office:value-type="float" office:value="920" table:formula="of:=IF([.A140]&lt;=35;VLOOKUP([.A140];[.$A$7:.$M$22];4);[.$D$26])" table:style-name="ce311">
            <text:p>920,0</text:p>
          </table:table-cell>
          <table:table-cell office:value-type="float" office:value="730" table:formula="of:=IF([.A140]&lt;=35;VLOOKUP([.A140];[.$A$7:.$M$26];5);[.$E$26])" table:style-name="ce311">
            <text:p>730,0</text:p>
          </table:table-cell>
          <table:table-cell office:value-type="float" office:value="545" table:formula="of:=IF([.A140]&lt;=35;VLOOKUP([.A140];[.$A$7:.$M$22];6);[.$F$26])" table:style-name="ce311">
            <text:p>545,0</text:p>
          </table:table-cell>
          <table:table-cell office:value-type="float" office:value="1820" table:formula="of:=IF([.A140]&lt;=35;VLOOKUP([.A140];[.$A$7:.$M$22];7);[.$G$26])" table:style-name="ce300">
            <text:p>1820</text:p>
          </table:table-cell>
          <table:table-cell office:value-type="float" office:value="1320" table:formula="of:=IF([.A140]&lt;=35;VLOOKUP([.A140];[.$A$7:.$M$22];8);[.$H$26])" table:style-name="ce311">
            <text:p>1320,0</text:p>
          </table:table-cell>
          <table:table-cell office:value-type="float" office:value="1120" table:formula="of:=IF([.A140]&lt;=35;VLOOKUP([.A140];[.$A$7:.$M$22];9);[.$I$26])" table:style-name="ce300">
            <text:p>1120</text:p>
          </table:table-cell>
          <table:table-cell office:value-type="float" office:value="920" table:formula="of:=IF([.A140]&lt;=35;VLOOKUP([.A140];[.$A$7:.$M$22];10);[.$J$26])" table:style-name="ce311">
            <text:p>920,0</text:p>
          </table:table-cell>
          <table:table-cell office:value-type="float" office:value="730" table:formula="of:=IF([.A140]&lt;=35;VLOOKUP([.A140];[.$A$7:.$M$22];11);[.$K$26])" table:style-name="ce300">
            <text:p>730</text:p>
          </table:table-cell>
          <table:table-cell office:value-type="float" office:value="545" table:formula="of:=IF([.A140]&lt;=35;VLOOKUP([.A140];[.$A$7:.$M$22];12);[.$L$26])" table:style-name="ce311">
            <text:p>545,0</text:p>
          </table:table-cell>
          <table:table-cell office:value-type="float" office:value="460" table:formula="of:=IF([.A140]&lt;=35;VLOOKUP([.A140];[.$A$7:.$M$22];13);[.$M$26])" table:style-name="ce300">
            <text:p>460</text:p>
          </table:table-cell>
          <table:table-cell table:number-columns-repeated="3" table:style-name="ce300"/>
          <table:table-cell office:value-type="float" office:value="45" table:formula="of:=IF([.Q141]&lt;=10;INT([.Q141])+1;(INT([.Q141]/5)*5+5))" table:style-name="ce310">
            <text:p>45</text:p>
          </table:table-cell>
          <table:table-cell office:value-type="float" office:value="10" table:formula="of:=VLOOKUP([.Q140];[.$Q$7:.$AD$22];2)" table:style-name="ce300">
            <text:p>10</text:p>
          </table:table-cell>
          <table:table-cell office:value-type="float" office:value="10" table:formula="of:=VLOOKUP([.Q140];[.$Q$7:.$AD$22];3)" table:style-name="ce300">
            <text:p>10</text:p>
          </table:table-cell>
          <table:table-cell office:value-type="float" office:value="7" table:formula="of:=VLOOKUP([.Q140];[.$Q$7:.$AD$22];4)" table:style-name="ce311">
            <text:p>7,0</text:p>
          </table:table-cell>
          <table:table-cell office:value-type="float" office:value="5" table:formula="of:=VLOOKUP([.Q140];[.$Q$7:.$AD$22];5)" table:style-name="ce300">
            <text:p>5</text:p>
          </table:table-cell>
          <table:table-cell office:value-type="float" office:value="5" table:formula="of:=VLOOKUP([.Q140];[.$Q$7:.$AD$22];5)" table:style-name="ce300">
            <text:p>5</text:p>
          </table:table-cell>
          <table:table-cell office:value-type="float" office:value="2.2000000000000002" table:formula="of:=VLOOKUP([.Q140];[.$Q$7:.$AD$22];7)" table:style-name="ce300">
            <text:p>2,2</text:p>
          </table:table-cell>
          <table:table-cell table:style-name="ce300"/>
          <table:table-cell office:value-type="float" office:value="0" table:formula="of:=VLOOKUP([.Q140];[.$Q$7:.$AD$22];8)" table:style-name="ce300">
            <text:p>0</text:p>
          </table:table-cell>
          <table:table-cell table:style-name="ce300"/>
          <table:table-cell office:value-type="float" office:value="1.3" table:formula="of:=VLOOKUP([.Q140];[.$Q$7:.$AD$22];9)" table:style-name="ce300">
            <text:p>1,3</text:p>
          </table:table-cell>
          <table:table-cell table:style-name="ce300"/>
          <table:table-cell office:value-type="float" office:value="0" table:formula="of:=VLOOKUP([.Q140];[.$Q$7:.$AD$22];10)" table:style-name="ce300">
            <text:p>0</text:p>
          </table:table-cell>
          <table:table-cell office:value-type="float" office:value="0.9" table:formula="of:=VLOOKUP([.Q140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4.2" table:formula="of:=[SCTcuacoc.G146]" table:style-name="ce322">
            <text:p>44,2</text:p>
          </table:table-cell>
          <table:table-cell office:value-type="float" office:value="1820" table:formula="of:=[.B139]+([.B140]-[.B139])/([.A140]-[.A139])*([.A141]-[.A139])" table:style-name="ce323">
            <text:p>1820</text:p>
          </table:table-cell>
          <table:table-cell office:value-type="float" office:value="1320" table:formula="of:=[.C139]+([.C140]-[.C139])/([.A140]-[.A139])*([.A141]-[.A139])" table:style-name="ce323">
            <text:p>1320</text:p>
          </table:table-cell>
          <table:table-cell office:value-type="float" office:value="920" table:formula="of:=[.D139]+([.D140]-[.D139])/([.A140]-[.A139])*([.A141]-[.A139])" table:style-name="ce324">
            <text:p>920,0</text:p>
          </table:table-cell>
          <table:table-cell office:value-type="float" office:value="730" table:formula="of:=[.E139]+([.E140]-[.E139])/([.A140]-[.A139])*([.A141]-[.A139])" table:style-name="ce324">
            <text:p>730,0</text:p>
          </table:table-cell>
          <table:table-cell office:value-type="float" office:value="545" table:formula="of:=[.F139]+([.F140]-[.F139])/([.A140]-[.A139])*([.A141]-[.A139])" table:style-name="ce324">
            <text:p>545,0</text:p>
          </table:table-cell>
          <table:table-cell office:value-type="float" office:value="1820" table:formula="of:=[.G139]+([.G140]-[.G139])/([.A140]-[.A139])*([.A141]-[.A139])" table:style-name="ce323">
            <text:p>1820</text:p>
          </table:table-cell>
          <table:table-cell office:value-type="float" office:value="1320" table:formula="of:=[.H139]+([.H140]-[.H139])/([.A140]-[.A139])*([.A141]-[.A139])" table:style-name="ce324">
            <text:p>1320,0</text:p>
          </table:table-cell>
          <table:table-cell office:value-type="float" office:value="1120" table:formula="of:=[.I139]+([.I140]-[.I139])/([.A140]-[.A139])*([.A141]-[.A139])" table:style-name="ce323">
            <text:p>1120</text:p>
          </table:table-cell>
          <table:table-cell office:value-type="float" office:value="920" table:formula="of:=[.J139]+([.J140]-[.J139])/([.A140]-[.A139])*([.A141]-[.A139])" table:style-name="ce324">
            <text:p>920,0</text:p>
          </table:table-cell>
          <table:table-cell office:value-type="float" office:value="730" table:formula="of:=[.K139]+([.K140]-[.K139])/([.A140]-[.A139])*([.A141]-[.A139])" table:style-name="ce323">
            <text:p>730</text:p>
          </table:table-cell>
          <table:table-cell office:value-type="float" office:value="545" table:formula="of:=[.L139]+([.L140]-[.L139])/([.A140]-[.A139])*([.A141]-[.A139])" table:style-name="ce324">
            <text:p>545,0</text:p>
          </table:table-cell>
          <table:table-cell office:value-type="float" office:value="460" table:formula="of:=[.M139]+([.M140]-[.M139])/([.A140]-[.A139])*([.A141]-[.A139])" table:style-name="ce323">
            <text:p>460</text:p>
          </table:table-cell>
          <table:table-cell office:value-type="float" office:value="460" table:formula="of:=HLOOKUP([.N138];[.G138:.M141];4)" table:style-name="ce323">
            <text:p>460</text:p>
          </table:table-cell>
          <table:table-cell office:value-type="float" office:value="460" table:formula="of:=HLOOKUP([.O138];[.G138:.M141];4)" table:style-name="ce323">
            <text:p>460</text:p>
          </table:table-cell>
          <table:table-cell office:value-type="float" office:value="460" table:formula="of:=[.N141]+([.O141]-[.N141])*([.P138]-[.N138])/([.O138]-[.N138])" table:style-name="ce323">
            <text:p>460</text:p>
          </table:table-cell>
          <table:table-cell office:value-type="float" office:value="44.2" table:formula="of:=[.A141]" table:style-name="ce322">
            <text:p>44,2</text:p>
          </table:table-cell>
          <table:table-cell office:value-type="float" office:value="10" table:formula="of:=[.R139]+([.R140]-[.R139])*([.Q141]-[.Q139])/([.Q140]-[.Q139])" table:style-name="ce323">
            <text:p>10</text:p>
          </table:table-cell>
          <table:table-cell office:value-type="float" office:value="10" table:formula="of:=[.S139]+([.S140]-[.S139])*([.Q141]-[.Q139])/([.Q140]-[.Q139])" table:style-name="ce323">
            <text:p>10</text:p>
          </table:table-cell>
          <table:table-cell office:value-type="float" office:value="7" table:formula="of:=[.T139]+([.T140]-[.T139])*([.Q141]-[.Q139])/([.Q140]-[.Q139])" table:style-name="ce324">
            <text:p>7,0</text:p>
          </table:table-cell>
          <table:table-cell office:value-type="float" office:value="5" table:formula="of:=[.U139]+([.U140]-[.U139])*([.Q141]-[.Q139])/([.Q140]-[.Q139])" table:style-name="ce323">
            <text:p>5</text:p>
          </table:table-cell>
          <table:table-cell office:value-type="float" office:value="5" table:formula="of:=[.V139]+([.V140]-[.V139])*([.Q141]-[.Q139])/([.Q140]-[.Q139])" table:style-name="ce323">
            <text:p>5</text:p>
          </table:table-cell>
          <table:table-cell office:value-type="float" office:value="2.2000000000000002" table:formula="of:=[.W139]+([.W140]-[.W139])*([.Q141]-[.Q139])/([.Q140]-[.Q139])" table:style-name="ce323">
            <text:p>2,2</text:p>
          </table:table-cell>
          <table:table-cell table:style-name="ce323"/>
          <table:table-cell office:value-type="float" office:value="0" table:formula="of:=[.Y139]+([.Y140]-[.Y139])*([.Q141]-[.Q139])/([.Q140]-[.Q139])" table:style-name="ce323">
            <text:p>0</text:p>
          </table:table-cell>
          <table:table-cell table:style-name="ce323"/>
          <table:table-cell office:value-type="float" office:value="1.3" table:formula="of:=[.AA139]+([.AA140]-[.AA139])*([.Q141]-[.Q139])/([.Q140]-[.Q139])" table:style-name="ce323">
            <text:p>1,3</text:p>
          </table:table-cell>
          <table:table-cell table:style-name="ce323"/>
          <table:table-cell office:value-type="float" office:value="0" table:formula="of:=[.AC139]+([.AC140]-[.AC139])*([.Q141]-[.Q139])/([.Q140]-[.Q139])" table:style-name="ce323">
            <text:p>0</text:p>
          </table:table-cell>
          <table:table-cell office:value-type="float" office:value="0.9" table:formula="of:=[.AD139]+([.AD140]-[.AD139])*([.Q141]-[.Q139])/([.Q140]-[.Q139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F262]=&quot;c¸t sái&quot;;[SCTcuacoc.F262]=&quot;c¸t th«&quot;;[SCTcuacoc.F262]=&quot;c¸t th« võa&quot;);[.S141];IF([SCTcuacoc.F262]=&quot;c¸t mÞn&quot;;[.T141];IF([SCTcuacoc.F262]=&quot;c¸t bôi&quot;;[.U141];[.AG139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43]*10)/10" table:style-name="ce305">
            <text:p>1</text:p>
          </table:table-cell>
          <table:table-cell office:value-type="float" office:value="1.1000000000000001" table:formula="of:=INT([.P143]*10)/10+0.1" table:style-name="ce305">
            <text:p>1,1</text:p>
          </table:table-cell>
          <table:table-cell office:value-type="float" office:value="1" table:formula="of:=IF(OR([SCTcuacoc.$D$147]=&quot;c¸t sái&quot;;[SCTcuacoc.$D$147]=&quot;c¸t th«&quot;;[SCTcuacoc.$D$147]=&quot;c¸t th« võa&quot;;[SCTcuacoc.$D$147]=&quot;c¸t mÞn&quot;;[SCTcuacoc.$D$147]=&quot;c¸t bôi&quot;);1;[SCTcuacoc.$D$147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43]/0.1)/10" table:style-name="ce305">
            <text:p>1</text:p>
          </table:table-cell>
          <table:table-cell office:value-type="float" office:value="1.1000000000000001" table:formula="of:=INT([.AG143]*10)/10+0.1" table:style-name="ce305">
            <text:p>1,1</text:p>
          </table:table-cell>
          <table:table-cell office:value-type="float" office:value="1" table:formula="of:=[.P143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5" table:formula="of:=IF([.A146]&gt;10;INT([.A146]/5)*5;INT([.A146]))" table:style-name="ce310">
            <text:p>45</text:p>
          </table:table-cell>
          <table:table-cell office:value-type="float" office:value="1820" table:formula="of:=IF([.A144]&lt;=35;VLOOKUP([.A144];[.$A$7:.$M$26];2);[.$B$26])" table:style-name="ce300">
            <text:p>1820</text:p>
          </table:table-cell>
          <table:table-cell office:value-type="float" office:value="1320" table:formula="of:=IF([.A144]&lt;=35;VLOOKUP([.A144];[.$A$7:.$M$26];3);[.$C$26])" table:style-name="ce300">
            <text:p>1320</text:p>
          </table:table-cell>
          <table:table-cell office:value-type="float" office:value="920" table:formula="of:=IF([.A144]&lt;=35;VLOOKUP([.A144];[.$A$7:.$M$26];4);[.$D$26])" table:style-name="ce311">
            <text:p>920,0</text:p>
          </table:table-cell>
          <table:table-cell office:value-type="float" office:value="730" table:formula="of:=IF([.A144]&lt;=35;VLOOKUP([.A144];[.$A$7:.$M$26];5);[.$E$26])" table:style-name="ce311">
            <text:p>730,0</text:p>
          </table:table-cell>
          <table:table-cell office:value-type="float" office:value="545" table:formula="of:=IF([.A144]&lt;=35;VLOOKUP([.A144];[.$A$7:.$M$26];6);[.$F$26])" table:style-name="ce311">
            <text:p>545,0</text:p>
          </table:table-cell>
          <table:table-cell office:value-type="float" office:value="1820" table:formula="of:=IF([.A144]&lt;=35;VLOOKUP([.A144];[.$A$7:.$M$26];7);[.$G$26])" table:style-name="ce300">
            <text:p>1820</text:p>
          </table:table-cell>
          <table:table-cell office:value-type="float" office:value="1320" table:formula="of:=IF([.A144]&lt;=35;VLOOKUP([.A144];[.$A$7:.$M$26];8);[.$H$26])" table:style-name="ce311">
            <text:p>1320,0</text:p>
          </table:table-cell>
          <table:table-cell office:value-type="float" office:value="1120" table:formula="of:=IF([.A144]&lt;=35;VLOOKUP([.A144];[.$A$7:.$M$26];9);[.$I$26])" table:style-name="ce300">
            <text:p>1120</text:p>
          </table:table-cell>
          <table:table-cell office:value-type="float" office:value="920" table:formula="of:=IF([.A144]&lt;=35;VLOOKUP([.A144];[.$A$7:.$M$26];10);[.$J$26])" table:style-name="ce311">
            <text:p>920,0</text:p>
          </table:table-cell>
          <table:table-cell office:value-type="float" office:value="730" table:formula="of:=IF([.A144]&lt;=35;VLOOKUP([.A144];[.$A$7:.$M$26];11);[.$K$26])" table:style-name="ce300">
            <text:p>730</text:p>
          </table:table-cell>
          <table:table-cell office:value-type="float" office:value="545" table:formula="of:=IF([.A144]&lt;=35;VLOOKUP([.A144];[.$A$7:.$M$26];12);[.$L$26])" table:style-name="ce311">
            <text:p>545,0</text:p>
          </table:table-cell>
          <table:table-cell office:value-type="float" office:value="460" table:formula="of:=IF([.A144]&lt;=35;VLOOKUP([.A144];[.$A$7:.$M$26];13);[.$M$26])" table:style-name="ce300">
            <text:p>460</text:p>
          </table:table-cell>
          <table:table-cell table:number-columns-repeated="2" table:style-name="ce300"/>
          <table:table-cell office:value-type="float" office:value="920" table:formula="of:=IF([SCTcuacoc.$D$147]=&quot;c¸t sái&quot;;[.B146];IF([SCTcuacoc.$D$147]=&quot;c¸t th«&quot;;[.C146];IF([SCTcuacoc.$D$147]=&quot;c¸t th« võa&quot;;[.D146];IF([SCTcuacoc.$D$147]=&quot;c¸t mÞn&quot;;[.E146];IF([SCTcuacoc.$D$147]=&quot;c¸t bôi&quot;;[.F146];[.P146])))))" table:style-name="ce313">
            <text:p>920,00</text:p>
          </table:table-cell>
          <table:table-cell office:value-type="float" office:value="45" table:formula="of:=IF([.Q146]&lt;=10;INT([.Q146]);(INT([.Q146]/5)*5))" table:style-name="ce310">
            <text:p>45</text:p>
          </table:table-cell>
          <table:table-cell office:value-type="float" office:value="10" table:formula="of:=VLOOKUP([.Q144];[.$Q$7:.$AD$22];2)" table:style-name="ce300">
            <text:p>10</text:p>
          </table:table-cell>
          <table:table-cell office:value-type="float" office:value="10" table:formula="of:=VLOOKUP([.Q144];[.$Q$7:.$AD$22];3)" table:style-name="ce300">
            <text:p>10</text:p>
          </table:table-cell>
          <table:table-cell office:value-type="float" office:value="7" table:formula="of:=VLOOKUP([.Q144];[.$Q$7:.$AD$22];4)" table:style-name="ce311">
            <text:p>7,0</text:p>
          </table:table-cell>
          <table:table-cell office:value-type="float" office:value="5" table:formula="of:=VLOOKUP([.Q144];[.$Q$7:.$AD$22];5)" table:style-name="ce300">
            <text:p>5</text:p>
          </table:table-cell>
          <table:table-cell office:value-type="float" office:value="5" table:formula="of:=VLOOKUP([.Q144];[.$Q$7:.$AD$22];5)" table:style-name="ce300">
            <text:p>5</text:p>
          </table:table-cell>
          <table:table-cell office:value-type="float" office:value="2.2000000000000002" table:formula="of:=VLOOKUP([.Q144];[.$Q$7:.$AD$22];7)" table:style-name="ce300">
            <text:p>2,2</text:p>
          </table:table-cell>
          <table:table-cell table:style-name="ce300"/>
          <table:table-cell office:value-type="float" office:value="0" table:formula="of:=VLOOKUP([.Q144];[.$Q$7:.$AD$22];8)" table:style-name="ce300">
            <text:p>0</text:p>
          </table:table-cell>
          <table:table-cell table:style-name="ce300"/>
          <table:table-cell office:value-type="float" office:value="1.3" table:formula="of:=VLOOKUP([.Q144];[.$Q$7:.$AD$22];9)" table:style-name="ce300">
            <text:p>1,3</text:p>
          </table:table-cell>
          <table:table-cell table:style-name="ce300"/>
          <table:table-cell office:value-type="float" office:value="0" table:formula="of:=VLOOKUP([.Q144];[.$Q$7:.$AD$22];10)" table:style-name="ce300">
            <text:p>0</text:p>
          </table:table-cell>
          <table:table-cell office:value-type="float" office:value="0.9" table:formula="of:=VLOOKUP([.Q144];[.$Q$7:.$AD$22];11)" table:style-name="ce300">
            <text:p>0,9</text:p>
          </table:table-cell>
          <table:table-cell office:value-type="float" office:value="0.9" table:formula="of:=HLOOKUP([.AE143];[.R143:.AD146];4)" table:style-name="ce300">
            <text:p>0,9</text:p>
          </table:table-cell>
          <table:table-cell office:value-type="float" office:value="0.9" table:formula="of:=HLOOKUP([.AF143];[.R143:.AD146];4)" table:style-name="ce300">
            <text:p>0,9</text:p>
          </table:table-cell>
          <table:table-cell office:value-type="float" office:value="0.9" table:formula="of:=[.AE144]+([.AF144]-[.AE144])*([.AG143]-[.AE143])/([.AF143]-[.AE143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50" table:formula="of:=IF([.A146]&gt;10;INT([.A146]/5)*5+5;INT([.A146])+1)" table:style-name="ce310">
            <text:p>50</text:p>
          </table:table-cell>
          <table:table-cell office:value-type="float" office:value="1820" table:formula="of:=IF([.A145]&lt;=35;VLOOKUP([.A145];[.$A$7:.$M$22];2);[.$B$26])" table:style-name="ce300">
            <text:p>1820</text:p>
          </table:table-cell>
          <table:table-cell office:value-type="float" office:value="1320" table:formula="of:=IF([.A145]&lt;=35;VLOOKUP([.A145];[.$A$7:.$M$22];3);[.$C$26])" table:style-name="ce300">
            <text:p>1320</text:p>
          </table:table-cell>
          <table:table-cell office:value-type="float" office:value="920" table:formula="of:=IF([.A145]&lt;=35;VLOOKUP([.A145];[.$A$7:.$M$22];4);[.$D$26])" table:style-name="ce311">
            <text:p>920,0</text:p>
          </table:table-cell>
          <table:table-cell office:value-type="float" office:value="730" table:formula="of:=IF([.A145]&lt;=35;VLOOKUP([.A145];[.$A$7:.$M$26];5);[.$E$26])" table:style-name="ce311">
            <text:p>730,0</text:p>
          </table:table-cell>
          <table:table-cell office:value-type="float" office:value="545" table:formula="of:=IF([.A145]&lt;=35;VLOOKUP([.A145];[.$A$7:.$M$22];6);[.$F$26])" table:style-name="ce311">
            <text:p>545,0</text:p>
          </table:table-cell>
          <table:table-cell office:value-type="float" office:value="1820" table:formula="of:=IF([.A145]&lt;=35;VLOOKUP([.A145];[.$A$7:.$M$22];7);[.$G$26])" table:style-name="ce300">
            <text:p>1820</text:p>
          </table:table-cell>
          <table:table-cell office:value-type="float" office:value="1320" table:formula="of:=IF([.A145]&lt;=35;VLOOKUP([.A145];[.$A$7:.$M$22];8);[.$H$26])" table:style-name="ce311">
            <text:p>1320,0</text:p>
          </table:table-cell>
          <table:table-cell office:value-type="float" office:value="1120" table:formula="of:=IF([.A145]&lt;=35;VLOOKUP([.A145];[.$A$7:.$M$22];9);[.$I$26])" table:style-name="ce300">
            <text:p>1120</text:p>
          </table:table-cell>
          <table:table-cell office:value-type="float" office:value="920" table:formula="of:=IF([.A145]&lt;=35;VLOOKUP([.A145];[.$A$7:.$M$22];10);[.$J$26])" table:style-name="ce311">
            <text:p>920,0</text:p>
          </table:table-cell>
          <table:table-cell office:value-type="float" office:value="730" table:formula="of:=IF([.A145]&lt;=35;VLOOKUP([.A145];[.$A$7:.$M$22];11);[.$K$26])" table:style-name="ce300">
            <text:p>730</text:p>
          </table:table-cell>
          <table:table-cell office:value-type="float" office:value="545" table:formula="of:=IF([.A145]&lt;=35;VLOOKUP([.A145];[.$A$7:.$M$22];12);[.$L$26])" table:style-name="ce311">
            <text:p>545,0</text:p>
          </table:table-cell>
          <table:table-cell office:value-type="float" office:value="460" table:formula="of:=IF([.A145]&lt;=35;VLOOKUP([.A145];[.$A$7:.$M$22];13);[.$M$26])" table:style-name="ce300">
            <text:p>460</text:p>
          </table:table-cell>
          <table:table-cell table:number-columns-repeated="3" table:style-name="ce300"/>
          <table:table-cell office:value-type="float" office:value="50" table:formula="of:=IF([.Q146]&lt;=10;INT([.Q146])+1;(INT([.Q146]/5)*5+5))" table:style-name="ce310">
            <text:p>50</text:p>
          </table:table-cell>
          <table:table-cell office:value-type="float" office:value="10" table:formula="of:=VLOOKUP([.Q145];[.$Q$7:.$AD$22];2)" table:style-name="ce300">
            <text:p>10</text:p>
          </table:table-cell>
          <table:table-cell office:value-type="float" office:value="10" table:formula="of:=VLOOKUP([.Q145];[.$Q$7:.$AD$22];3)" table:style-name="ce300">
            <text:p>10</text:p>
          </table:table-cell>
          <table:table-cell office:value-type="float" office:value="7" table:formula="of:=VLOOKUP([.Q145];[.$Q$7:.$AD$22];4)" table:style-name="ce311">
            <text:p>7,0</text:p>
          </table:table-cell>
          <table:table-cell office:value-type="float" office:value="5" table:formula="of:=VLOOKUP([.Q145];[.$Q$7:.$AD$22];5)" table:style-name="ce300">
            <text:p>5</text:p>
          </table:table-cell>
          <table:table-cell office:value-type="float" office:value="5" table:formula="of:=VLOOKUP([.Q145];[.$Q$7:.$AD$22];5)" table:style-name="ce300">
            <text:p>5</text:p>
          </table:table-cell>
          <table:table-cell office:value-type="float" office:value="2.2000000000000002" table:formula="of:=VLOOKUP([.Q145];[.$Q$7:.$AD$22];7)" table:style-name="ce300">
            <text:p>2,2</text:p>
          </table:table-cell>
          <table:table-cell table:style-name="ce300"/>
          <table:table-cell office:value-type="float" office:value="0" table:formula="of:=VLOOKUP([.Q145];[.$Q$7:.$AD$22];8)" table:style-name="ce300">
            <text:p>0</text:p>
          </table:table-cell>
          <table:table-cell table:style-name="ce300"/>
          <table:table-cell office:value-type="float" office:value="1.3" table:formula="of:=VLOOKUP([.Q145];[.$Q$7:.$AD$22];9)" table:style-name="ce300">
            <text:p>1,3</text:p>
          </table:table-cell>
          <table:table-cell table:style-name="ce300"/>
          <table:table-cell office:value-type="float" office:value="0" table:formula="of:=VLOOKUP([.Q145];[.$Q$7:.$AD$22];10)" table:style-name="ce300">
            <text:p>0</text:p>
          </table:table-cell>
          <table:table-cell office:value-type="float" office:value="0.9" table:formula="of:=VLOOKUP([.Q145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6.2" table:formula="of:=[SCTcuacoc.G147]" table:style-name="ce322">
            <text:p>46,2</text:p>
          </table:table-cell>
          <table:table-cell office:value-type="float" office:value="1820" table:formula="of:=[.B144]+([.B145]-[.B144])/([.A145]-[.A144])*([.A146]-[.A144])" table:style-name="ce323">
            <text:p>1820</text:p>
          </table:table-cell>
          <table:table-cell office:value-type="float" office:value="1320" table:formula="of:=[.C144]+([.C145]-[.C144])/([.A145]-[.A144])*([.A146]-[.A144])" table:style-name="ce323">
            <text:p>1320</text:p>
          </table:table-cell>
          <table:table-cell office:value-type="float" office:value="920" table:formula="of:=[.D144]+([.D145]-[.D144])/([.A145]-[.A144])*([.A146]-[.A144])" table:style-name="ce324">
            <text:p>920,0</text:p>
          </table:table-cell>
          <table:table-cell office:value-type="float" office:value="730" table:formula="of:=[.E144]+([.E145]-[.E144])/([.A145]-[.A144])*([.A146]-[.A144])" table:style-name="ce324">
            <text:p>730,0</text:p>
          </table:table-cell>
          <table:table-cell office:value-type="float" office:value="545" table:formula="of:=[.F144]+([.F145]-[.F144])/([.A145]-[.A144])*([.A146]-[.A144])" table:style-name="ce324">
            <text:p>545,0</text:p>
          </table:table-cell>
          <table:table-cell office:value-type="float" office:value="1820" table:formula="of:=[.G144]+([.G145]-[.G144])/([.A145]-[.A144])*([.A146]-[.A144])" table:style-name="ce323">
            <text:p>1820</text:p>
          </table:table-cell>
          <table:table-cell office:value-type="float" office:value="1320" table:formula="of:=[.H144]+([.H145]-[.H144])/([.A145]-[.A144])*([.A146]-[.A144])" table:style-name="ce324">
            <text:p>1320,0</text:p>
          </table:table-cell>
          <table:table-cell office:value-type="float" office:value="1120" table:formula="of:=[.I144]+([.I145]-[.I144])/([.A145]-[.A144])*([.A146]-[.A144])" table:style-name="ce323">
            <text:p>1120</text:p>
          </table:table-cell>
          <table:table-cell office:value-type="float" office:value="920" table:formula="of:=[.J144]+([.J145]-[.J144])/([.A145]-[.A144])*([.A146]-[.A144])" table:style-name="ce324">
            <text:p>920,0</text:p>
          </table:table-cell>
          <table:table-cell office:value-type="float" office:value="730" table:formula="of:=[.K144]+([.K145]-[.K144])/([.A145]-[.A144])*([.A146]-[.A144])" table:style-name="ce323">
            <text:p>730</text:p>
          </table:table-cell>
          <table:table-cell office:value-type="float" office:value="545" table:formula="of:=[.L144]+([.L145]-[.L144])/([.A145]-[.A144])*([.A146]-[.A144])" table:style-name="ce324">
            <text:p>545,0</text:p>
          </table:table-cell>
          <table:table-cell office:value-type="float" office:value="460" table:formula="of:=[.M144]+([.M145]-[.M144])/([.A145]-[.A144])*([.A146]-[.A144])" table:style-name="ce323">
            <text:p>460</text:p>
          </table:table-cell>
          <table:table-cell office:value-type="float" office:value="460" table:formula="of:=HLOOKUP([.N143];[.G143:.M146];4)" table:style-name="ce323">
            <text:p>460</text:p>
          </table:table-cell>
          <table:table-cell office:value-type="float" office:value="460" table:formula="of:=HLOOKUP([.O143];[.G143:.M146];4)" table:style-name="ce323">
            <text:p>460</text:p>
          </table:table-cell>
          <table:table-cell office:value-type="float" office:value="460" table:formula="of:=[.N146]+([.O146]-[.N146])*([.P143]-[.N143])/([.O143]-[.N143])" table:style-name="ce323">
            <text:p>460</text:p>
          </table:table-cell>
          <table:table-cell office:value-type="float" office:value="46.2" table:formula="of:=[.A146]" table:style-name="ce322">
            <text:p>46,2</text:p>
          </table:table-cell>
          <table:table-cell office:value-type="float" office:value="10" table:formula="of:=[.R144]+([.R145]-[.R144])*([.Q146]-[.Q144])/([.Q145]-[.Q144])" table:style-name="ce323">
            <text:p>10</text:p>
          </table:table-cell>
          <table:table-cell office:value-type="float" office:value="10" table:formula="of:=[.S144]+([.S145]-[.S144])*([.Q146]-[.Q144])/([.Q145]-[.Q144])" table:style-name="ce323">
            <text:p>10</text:p>
          </table:table-cell>
          <table:table-cell office:value-type="float" office:value="7" table:formula="of:=[.T144]+([.T145]-[.T144])*([.Q146]-[.Q144])/([.Q145]-[.Q144])" table:style-name="ce324">
            <text:p>7,0</text:p>
          </table:table-cell>
          <table:table-cell office:value-type="float" office:value="5" table:formula="of:=[.U144]+([.U145]-[.U144])*([.Q146]-[.Q144])/([.Q145]-[.Q144])" table:style-name="ce323">
            <text:p>5</text:p>
          </table:table-cell>
          <table:table-cell office:value-type="float" office:value="5" table:formula="of:=[.V144]+([.V145]-[.V144])*([.Q146]-[.Q144])/([.Q145]-[.Q144])" table:style-name="ce323">
            <text:p>5</text:p>
          </table:table-cell>
          <table:table-cell office:value-type="float" office:value="2.2000000000000002" table:formula="of:=[.W144]+([.W145]-[.W144])*([.Q146]-[.Q144])/([.Q145]-[.Q144])" table:style-name="ce323">
            <text:p>2,2</text:p>
          </table:table-cell>
          <table:table-cell table:style-name="ce323"/>
          <table:table-cell office:value-type="float" office:value="0" table:formula="of:=[.Y144]+([.Y145]-[.Y144])*([.Q146]-[.Q144])/([.Q145]-[.Q144])" table:style-name="ce323">
            <text:p>0</text:p>
          </table:table-cell>
          <table:table-cell table:style-name="ce323"/>
          <table:table-cell office:value-type="float" office:value="1.3" table:formula="of:=[.AA144]+([.AA145]-[.AA144])*([.Q146]-[.Q144])/([.Q145]-[.Q144])" table:style-name="ce323">
            <text:p>1,3</text:p>
          </table:table-cell>
          <table:table-cell table:style-name="ce323"/>
          <table:table-cell office:value-type="float" office:value="0" table:formula="of:=[.AC144]+([.AC145]-[.AC144])*([.Q146]-[.Q144])/([.Q145]-[.Q144])" table:style-name="ce323">
            <text:p>0</text:p>
          </table:table-cell>
          <table:table-cell office:value-type="float" office:value="0.9" table:formula="of:=[.AD144]+([.AD145]-[.AD144])*([.Q146]-[.Q144])/([.Q145]-[.Q144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F263]=&quot;c¸t sái&quot;;[SCTcuacoc.F263]=&quot;c¸t th«&quot;;[SCTcuacoc.F263]=&quot;c¸t th« võa&quot;);[.S146];IF([SCTcuacoc.F263]=&quot;c¸t mÞn&quot;;[.T146];IF([SCTcuacoc.F263]=&quot;c¸t bôi&quot;;[.U146];[.AG144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48]*10)/10" table:style-name="ce305">
            <text:p>1</text:p>
          </table:table-cell>
          <table:table-cell office:value-type="float" office:value="1.1000000000000001" table:formula="of:=INT([.P148]*10)/10+0.1" table:style-name="ce305">
            <text:p>1,1</text:p>
          </table:table-cell>
          <table:table-cell office:value-type="float" office:value="1" table:formula="of:=IF(OR([SCTcuacoc.$D$148]=&quot;c¸t sái&quot;;[SCTcuacoc.$D$148]=&quot;c¸t th«&quot;;[SCTcuacoc.$D$148]=&quot;c¸t th« võa&quot;;[SCTcuacoc.$D$148]=&quot;c¸t mÞn&quot;;[SCTcuacoc.$D$148]=&quot;c¸t bôi&quot;);1;[SCTcuacoc.$D$148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48]/0.1)/10" table:style-name="ce305">
            <text:p>1</text:p>
          </table:table-cell>
          <table:table-cell office:value-type="float" office:value="1.1000000000000001" table:formula="of:=INT([.AG148]*10)/10+0.1" table:style-name="ce305">
            <text:p>1,1</text:p>
          </table:table-cell>
          <table:table-cell office:value-type="float" office:value="1" table:formula="of:=[.P148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5" table:formula="of:=IF([.A151]&gt;10;INT([.A151]/5)*5;INT([.A151]))" table:style-name="ce310">
            <text:p>45</text:p>
          </table:table-cell>
          <table:table-cell office:value-type="float" office:value="1820" table:formula="of:=IF([.A149]&lt;=35;VLOOKUP([.A149];[.$A$7:.$M$26];2);[.$B$26])" table:style-name="ce300">
            <text:p>1820</text:p>
          </table:table-cell>
          <table:table-cell office:value-type="float" office:value="1320" table:formula="of:=IF([.A149]&lt;=35;VLOOKUP([.A149];[.$A$7:.$M$26];3);[.$C$26])" table:style-name="ce300">
            <text:p>1320</text:p>
          </table:table-cell>
          <table:table-cell office:value-type="float" office:value="920" table:formula="of:=IF([.A149]&lt;=35;VLOOKUP([.A149];[.$A$7:.$M$26];4);[.$D$26])" table:style-name="ce311">
            <text:p>920,0</text:p>
          </table:table-cell>
          <table:table-cell office:value-type="float" office:value="730" table:formula="of:=IF([.A149]&lt;=35;VLOOKUP([.A149];[.$A$7:.$M$26];5);[.$E$26])" table:style-name="ce311">
            <text:p>730,0</text:p>
          </table:table-cell>
          <table:table-cell office:value-type="float" office:value="545" table:formula="of:=IF([.A149]&lt;=35;VLOOKUP([.A149];[.$A$7:.$M$26];6);[.$F$26])" table:style-name="ce311">
            <text:p>545,0</text:p>
          </table:table-cell>
          <table:table-cell office:value-type="float" office:value="1820" table:formula="of:=IF([.A149]&lt;=35;VLOOKUP([.A149];[.$A$7:.$M$26];7);[.$G$26])" table:style-name="ce300">
            <text:p>1820</text:p>
          </table:table-cell>
          <table:table-cell office:value-type="float" office:value="1320" table:formula="of:=IF([.A149]&lt;=35;VLOOKUP([.A149];[.$A$7:.$M$26];8);[.$H$26])" table:style-name="ce311">
            <text:p>1320,0</text:p>
          </table:table-cell>
          <table:table-cell office:value-type="float" office:value="1120" table:formula="of:=IF([.A149]&lt;=35;VLOOKUP([.A149];[.$A$7:.$M$26];9);[.$I$26])" table:style-name="ce300">
            <text:p>1120</text:p>
          </table:table-cell>
          <table:table-cell office:value-type="float" office:value="920" table:formula="of:=IF([.A149]&lt;=35;VLOOKUP([.A149];[.$A$7:.$M$26];10);[.$J$26])" table:style-name="ce311">
            <text:p>920,0</text:p>
          </table:table-cell>
          <table:table-cell office:value-type="float" office:value="730" table:formula="of:=IF([.A149]&lt;=35;VLOOKUP([.A149];[.$A$7:.$M$26];11);[.$K$26])" table:style-name="ce300">
            <text:p>730</text:p>
          </table:table-cell>
          <table:table-cell office:value-type="float" office:value="545" table:formula="of:=IF([.A149]&lt;=35;VLOOKUP([.A149];[.$A$7:.$M$26];12);[.$L$26])" table:style-name="ce311">
            <text:p>545,0</text:p>
          </table:table-cell>
          <table:table-cell office:value-type="float" office:value="460" table:formula="of:=IF([.A149]&lt;=35;VLOOKUP([.A149];[.$A$7:.$M$26];13);[.$M$26])" table:style-name="ce300">
            <text:p>460</text:p>
          </table:table-cell>
          <table:table-cell table:number-columns-repeated="2" table:style-name="ce300"/>
          <table:table-cell office:value-type="float" office:value="920" table:formula="of:=IF([SCTcuacoc.$D$148]=&quot;c¸t sái&quot;;[.B151];IF([SCTcuacoc.$D$148]=&quot;c¸t th«&quot;;[.C151];IF([SCTcuacoc.$D$148]=&quot;c¸t th« võa&quot;;[.D151];IF([SCTcuacoc.$D$148]=&quot;c¸t mÞn&quot;;[.E151];IF([SCTcuacoc.$D$148]=&quot;c¸t bôi&quot;;[.F151];[.P151])))))" table:style-name="ce313">
            <text:p>920,00</text:p>
          </table:table-cell>
          <table:table-cell office:value-type="float" office:value="45" table:formula="of:=IF([.Q151]&lt;=10;INT([.Q151]);(INT([.Q151]/5)*5))" table:style-name="ce310">
            <text:p>45</text:p>
          </table:table-cell>
          <table:table-cell office:value-type="float" office:value="10" table:formula="of:=VLOOKUP([.Q149];[.$Q$7:.$AD$22];2)" table:style-name="ce300">
            <text:p>10</text:p>
          </table:table-cell>
          <table:table-cell office:value-type="float" office:value="10" table:formula="of:=VLOOKUP([.Q149];[.$Q$7:.$AD$22];3)" table:style-name="ce300">
            <text:p>10</text:p>
          </table:table-cell>
          <table:table-cell office:value-type="float" office:value="7" table:formula="of:=VLOOKUP([.Q149];[.$Q$7:.$AD$22];4)" table:style-name="ce311">
            <text:p>7,0</text:p>
          </table:table-cell>
          <table:table-cell office:value-type="float" office:value="5" table:formula="of:=VLOOKUP([.Q149];[.$Q$7:.$AD$22];5)" table:style-name="ce300">
            <text:p>5</text:p>
          </table:table-cell>
          <table:table-cell office:value-type="float" office:value="5" table:formula="of:=VLOOKUP([.Q149];[.$Q$7:.$AD$22];5)" table:style-name="ce300">
            <text:p>5</text:p>
          </table:table-cell>
          <table:table-cell office:value-type="float" office:value="2.2000000000000002" table:formula="of:=VLOOKUP([.Q149];[.$Q$7:.$AD$22];7)" table:style-name="ce300">
            <text:p>2,2</text:p>
          </table:table-cell>
          <table:table-cell table:style-name="ce300"/>
          <table:table-cell office:value-type="float" office:value="0" table:formula="of:=VLOOKUP([.Q149];[.$Q$7:.$AD$22];8)" table:style-name="ce300">
            <text:p>0</text:p>
          </table:table-cell>
          <table:table-cell table:style-name="ce300"/>
          <table:table-cell office:value-type="float" office:value="1.3" table:formula="of:=VLOOKUP([.Q149];[.$Q$7:.$AD$22];9)" table:style-name="ce300">
            <text:p>1,3</text:p>
          </table:table-cell>
          <table:table-cell table:style-name="ce300"/>
          <table:table-cell office:value-type="float" office:value="0" table:formula="of:=VLOOKUP([.Q149];[.$Q$7:.$AD$22];10)" table:style-name="ce300">
            <text:p>0</text:p>
          </table:table-cell>
          <table:table-cell office:value-type="float" office:value="0.9" table:formula="of:=VLOOKUP([.Q149];[.$Q$7:.$AD$22];11)" table:style-name="ce300">
            <text:p>0,9</text:p>
          </table:table-cell>
          <table:table-cell office:value-type="float" office:value="0.9" table:formula="of:=HLOOKUP([.AE148];[.R148:.AD151];4)" table:style-name="ce300">
            <text:p>0,9</text:p>
          </table:table-cell>
          <table:table-cell office:value-type="float" office:value="0.9" table:formula="of:=HLOOKUP([.AF148];[.R148:.AD151];4)" table:style-name="ce300">
            <text:p>0,9</text:p>
          </table:table-cell>
          <table:table-cell office:value-type="float" office:value="0.9" table:formula="of:=[.AE149]+([.AF149]-[.AE149])*([.AG148]-[.AE148])/([.AF148]-[.AE148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50" table:formula="of:=IF([.A151]&gt;10;INT([.A151]/5)*5+5;INT([.A151])+1)" table:style-name="ce310">
            <text:p>50</text:p>
          </table:table-cell>
          <table:table-cell office:value-type="float" office:value="1820" table:formula="of:=IF([.A150]&lt;=35;VLOOKUP([.A150];[.$A$7:.$M$22];2);[.$B$26])" table:style-name="ce300">
            <text:p>1820</text:p>
          </table:table-cell>
          <table:table-cell office:value-type="float" office:value="1320" table:formula="of:=IF([.A150]&lt;=35;VLOOKUP([.A150];[.$A$7:.$M$22];3);[.$C$26])" table:style-name="ce300">
            <text:p>1320</text:p>
          </table:table-cell>
          <table:table-cell office:value-type="float" office:value="920" table:formula="of:=IF([.A150]&lt;=35;VLOOKUP([.A150];[.$A$7:.$M$22];4);[.$D$26])" table:style-name="ce311">
            <text:p>920,0</text:p>
          </table:table-cell>
          <table:table-cell office:value-type="float" office:value="730" table:formula="of:=IF([.A150]&lt;=35;VLOOKUP([.A150];[.$A$7:.$M$26];5);[.$E$26])" table:style-name="ce311">
            <text:p>730,0</text:p>
          </table:table-cell>
          <table:table-cell office:value-type="float" office:value="545" table:formula="of:=IF([.A150]&lt;=35;VLOOKUP([.A150];[.$A$7:.$M$22];6);[.$F$26])" table:style-name="ce311">
            <text:p>545,0</text:p>
          </table:table-cell>
          <table:table-cell office:value-type="float" office:value="1820" table:formula="of:=IF([.A150]&lt;=35;VLOOKUP([.A150];[.$A$7:.$M$22];7);[.$G$26])" table:style-name="ce300">
            <text:p>1820</text:p>
          </table:table-cell>
          <table:table-cell office:value-type="float" office:value="1320" table:formula="of:=IF([.A150]&lt;=35;VLOOKUP([.A150];[.$A$7:.$M$22];8);[.$H$26])" table:style-name="ce311">
            <text:p>1320,0</text:p>
          </table:table-cell>
          <table:table-cell office:value-type="float" office:value="1120" table:formula="of:=IF([.A150]&lt;=35;VLOOKUP([.A150];[.$A$7:.$M$22];9);[.$I$26])" table:style-name="ce300">
            <text:p>1120</text:p>
          </table:table-cell>
          <table:table-cell office:value-type="float" office:value="920" table:formula="of:=IF([.A150]&lt;=35;VLOOKUP([.A150];[.$A$7:.$M$22];10);[.$J$26])" table:style-name="ce311">
            <text:p>920,0</text:p>
          </table:table-cell>
          <table:table-cell office:value-type="float" office:value="730" table:formula="of:=IF([.A150]&lt;=35;VLOOKUP([.A150];[.$A$7:.$M$22];11);[.$K$26])" table:style-name="ce300">
            <text:p>730</text:p>
          </table:table-cell>
          <table:table-cell office:value-type="float" office:value="545" table:formula="of:=IF([.A150]&lt;=35;VLOOKUP([.A150];[.$A$7:.$M$22];12);[.$L$26])" table:style-name="ce311">
            <text:p>545,0</text:p>
          </table:table-cell>
          <table:table-cell office:value-type="float" office:value="460" table:formula="of:=IF([.A150]&lt;=35;VLOOKUP([.A150];[.$A$7:.$M$22];13);[.$M$26])" table:style-name="ce300">
            <text:p>460</text:p>
          </table:table-cell>
          <table:table-cell table:number-columns-repeated="3" table:style-name="ce300"/>
          <table:table-cell office:value-type="float" office:value="50" table:formula="of:=IF([.Q151]&lt;=10;INT([.Q151])+1;(INT([.Q151]/5)*5+5))" table:style-name="ce310">
            <text:p>50</text:p>
          </table:table-cell>
          <table:table-cell office:value-type="float" office:value="10" table:formula="of:=VLOOKUP([.Q150];[.$Q$7:.$AD$22];2)" table:style-name="ce300">
            <text:p>10</text:p>
          </table:table-cell>
          <table:table-cell office:value-type="float" office:value="10" table:formula="of:=VLOOKUP([.Q150];[.$Q$7:.$AD$22];3)" table:style-name="ce300">
            <text:p>10</text:p>
          </table:table-cell>
          <table:table-cell office:value-type="float" office:value="7" table:formula="of:=VLOOKUP([.Q150];[.$Q$7:.$AD$22];4)" table:style-name="ce311">
            <text:p>7,0</text:p>
          </table:table-cell>
          <table:table-cell office:value-type="float" office:value="5" table:formula="of:=VLOOKUP([.Q150];[.$Q$7:.$AD$22];5)" table:style-name="ce300">
            <text:p>5</text:p>
          </table:table-cell>
          <table:table-cell office:value-type="float" office:value="5" table:formula="of:=VLOOKUP([.Q150];[.$Q$7:.$AD$22];5)" table:style-name="ce300">
            <text:p>5</text:p>
          </table:table-cell>
          <table:table-cell office:value-type="float" office:value="2.2000000000000002" table:formula="of:=VLOOKUP([.Q150];[.$Q$7:.$AD$22];7)" table:style-name="ce300">
            <text:p>2,2</text:p>
          </table:table-cell>
          <table:table-cell table:style-name="ce300"/>
          <table:table-cell office:value-type="float" office:value="0" table:formula="of:=VLOOKUP([.Q150];[.$Q$7:.$AD$22];8)" table:style-name="ce300">
            <text:p>0</text:p>
          </table:table-cell>
          <table:table-cell table:style-name="ce300"/>
          <table:table-cell office:value-type="float" office:value="1.3" table:formula="of:=VLOOKUP([.Q150];[.$Q$7:.$AD$22];9)" table:style-name="ce300">
            <text:p>1,3</text:p>
          </table:table-cell>
          <table:table-cell table:style-name="ce300"/>
          <table:table-cell office:value-type="float" office:value="0" table:formula="of:=VLOOKUP([.Q150];[.$Q$7:.$AD$22];10)" table:style-name="ce300">
            <text:p>0</text:p>
          </table:table-cell>
          <table:table-cell office:value-type="float" office:value="0.9" table:formula="of:=VLOOKUP([.Q150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48.2" table:formula="of:=[SCTcuacoc.G148]" table:style-name="ce322">
            <text:p>48,2</text:p>
          </table:table-cell>
          <table:table-cell office:value-type="float" office:value="1820" table:formula="of:=[.B149]+([.B150]-[.B149])/([.A150]-[.A149])*([.A151]-[.A149])" table:style-name="ce323">
            <text:p>1820</text:p>
          </table:table-cell>
          <table:table-cell office:value-type="float" office:value="1320" table:formula="of:=[.C149]+([.C150]-[.C149])/([.A150]-[.A149])*([.A151]-[.A149])" table:style-name="ce323">
            <text:p>1320</text:p>
          </table:table-cell>
          <table:table-cell office:value-type="float" office:value="920" table:formula="of:=[.D149]+([.D150]-[.D149])/([.A150]-[.A149])*([.A151]-[.A149])" table:style-name="ce324">
            <text:p>920,0</text:p>
          </table:table-cell>
          <table:table-cell office:value-type="float" office:value="730" table:formula="of:=[.E149]+([.E150]-[.E149])/([.A150]-[.A149])*([.A151]-[.A149])" table:style-name="ce324">
            <text:p>730,0</text:p>
          </table:table-cell>
          <table:table-cell office:value-type="float" office:value="545" table:formula="of:=[.F149]+([.F150]-[.F149])/([.A150]-[.A149])*([.A151]-[.A149])" table:style-name="ce324">
            <text:p>545,0</text:p>
          </table:table-cell>
          <table:table-cell office:value-type="float" office:value="1820" table:formula="of:=[.G149]+([.G150]-[.G149])/([.A150]-[.A149])*([.A151]-[.A149])" table:style-name="ce323">
            <text:p>1820</text:p>
          </table:table-cell>
          <table:table-cell office:value-type="float" office:value="1320" table:formula="of:=[.H149]+([.H150]-[.H149])/([.A150]-[.A149])*([.A151]-[.A149])" table:style-name="ce324">
            <text:p>1320,0</text:p>
          </table:table-cell>
          <table:table-cell office:value-type="float" office:value="1120" table:formula="of:=[.I149]+([.I150]-[.I149])/([.A150]-[.A149])*([.A151]-[.A149])" table:style-name="ce323">
            <text:p>1120</text:p>
          </table:table-cell>
          <table:table-cell office:value-type="float" office:value="920" table:formula="of:=[.J149]+([.J150]-[.J149])/([.A150]-[.A149])*([.A151]-[.A149])" table:style-name="ce324">
            <text:p>920,0</text:p>
          </table:table-cell>
          <table:table-cell office:value-type="float" office:value="730" table:formula="of:=[.K149]+([.K150]-[.K149])/([.A150]-[.A149])*([.A151]-[.A149])" table:style-name="ce323">
            <text:p>730</text:p>
          </table:table-cell>
          <table:table-cell office:value-type="float" office:value="545" table:formula="of:=[.L149]+([.L150]-[.L149])/([.A150]-[.A149])*([.A151]-[.A149])" table:style-name="ce324">
            <text:p>545,0</text:p>
          </table:table-cell>
          <table:table-cell office:value-type="float" office:value="460" table:formula="of:=[.M149]+([.M150]-[.M149])/([.A150]-[.A149])*([.A151]-[.A149])" table:style-name="ce323">
            <text:p>460</text:p>
          </table:table-cell>
          <table:table-cell office:value-type="float" office:value="460" table:formula="of:=HLOOKUP([.N148];[.G148:.M151];4)" table:style-name="ce323">
            <text:p>460</text:p>
          </table:table-cell>
          <table:table-cell office:value-type="float" office:value="460" table:formula="of:=HLOOKUP([.O148];[.G148:.M151];4)" table:style-name="ce323">
            <text:p>460</text:p>
          </table:table-cell>
          <table:table-cell office:value-type="float" office:value="460" table:formula="of:=[.N151]+([.O151]-[.N151])*([.P148]-[.N148])/([.O148]-[.N148])" table:style-name="ce323">
            <text:p>460</text:p>
          </table:table-cell>
          <table:table-cell office:value-type="float" office:value="48.2" table:formula="of:=[.A151]" table:style-name="ce322">
            <text:p>48,2</text:p>
          </table:table-cell>
          <table:table-cell office:value-type="float" office:value="10" table:formula="of:=[.R149]+([.R150]-[.R149])*([.Q151]-[.Q149])/([.Q150]-[.Q149])" table:style-name="ce323">
            <text:p>10</text:p>
          </table:table-cell>
          <table:table-cell office:value-type="float" office:value="10" table:formula="of:=[.S149]+([.S150]-[.S149])*([.Q151]-[.Q149])/([.Q150]-[.Q149])" table:style-name="ce323">
            <text:p>10</text:p>
          </table:table-cell>
          <table:table-cell office:value-type="float" office:value="7" table:formula="of:=[.T149]+([.T150]-[.T149])*([.Q151]-[.Q149])/([.Q150]-[.Q149])" table:style-name="ce324">
            <text:p>7,0</text:p>
          </table:table-cell>
          <table:table-cell office:value-type="float" office:value="5" table:formula="of:=[.U149]+([.U150]-[.U149])*([.Q151]-[.Q149])/([.Q150]-[.Q149])" table:style-name="ce323">
            <text:p>5</text:p>
          </table:table-cell>
          <table:table-cell office:value-type="float" office:value="5" table:formula="of:=[.V149]+([.V150]-[.V149])*([.Q151]-[.Q149])/([.Q150]-[.Q149])" table:style-name="ce323">
            <text:p>5</text:p>
          </table:table-cell>
          <table:table-cell office:value-type="float" office:value="2.2000000000000002" table:formula="of:=[.W149]+([.W150]-[.W149])*([.Q151]-[.Q149])/([.Q150]-[.Q149])" table:style-name="ce323">
            <text:p>2,2</text:p>
          </table:table-cell>
          <table:table-cell table:style-name="ce323"/>
          <table:table-cell office:value-type="float" office:value="0" table:formula="of:=[.Y149]+([.Y150]-[.Y149])*([.Q151]-[.Q149])/([.Q150]-[.Q149])" table:style-name="ce323">
            <text:p>0</text:p>
          </table:table-cell>
          <table:table-cell table:style-name="ce323"/>
          <table:table-cell office:value-type="float" office:value="1.3" table:formula="of:=[.AA149]+([.AA150]-[.AA149])*([.Q151]-[.Q149])/([.Q150]-[.Q149])" table:style-name="ce323">
            <text:p>1,3</text:p>
          </table:table-cell>
          <table:table-cell table:style-name="ce323"/>
          <table:table-cell office:value-type="float" office:value="0" table:formula="of:=[.AC149]+([.AC150]-[.AC149])*([.Q151]-[.Q149])/([.Q150]-[.Q149])" table:style-name="ce323">
            <text:p>0</text:p>
          </table:table-cell>
          <table:table-cell office:value-type="float" office:value="0.9" table:formula="of:=[.AD149]+([.AD150]-[.AD149])*([.Q151]-[.Q149])/([.Q150]-[.Q149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F264]=&quot;c¸t sái&quot;;[SCTcuacoc.F264]=&quot;c¸t th«&quot;;[SCTcuacoc.F264]=&quot;c¸t th« võa&quot;);[.S151];IF([SCTcuacoc.F264]=&quot;c¸t mÞn&quot;;[.T151];IF([SCTcuacoc.F264]=&quot;c¸t bôi&quot;;[.U151];[.AG149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53]*10)/10" table:style-name="ce305">
            <text:p>1</text:p>
          </table:table-cell>
          <table:table-cell office:value-type="float" office:value="1.1000000000000001" table:formula="of:=INT([.P153]*10)/10+0.1" table:style-name="ce305">
            <text:p>1,1</text:p>
          </table:table-cell>
          <table:table-cell office:value-type="float" office:value="1" table:formula="of:=IF(OR([SCTcuacoc.$D$149]=&quot;c¸t sái&quot;;[SCTcuacoc.$D$149]=&quot;c¸t th«&quot;;[SCTcuacoc.$D$149]=&quot;c¸t th« võa&quot;;[SCTcuacoc.$D$149]=&quot;c¸t mÞn&quot;;[SCTcuacoc.$D$149]=&quot;c¸t bôi&quot;);1;[SCTcuacoc.$D$149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53]/0.1)/10" table:style-name="ce305">
            <text:p>1</text:p>
          </table:table-cell>
          <table:table-cell office:value-type="float" office:value="1.1000000000000001" table:formula="of:=INT([.AG153]*10)/10+0.1" table:style-name="ce305">
            <text:p>1,1</text:p>
          </table:table-cell>
          <table:table-cell office:value-type="float" office:value="1" table:formula="of:=[.P153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50" table:formula="of:=IF([.A156]&gt;10;INT([.A156]/5)*5;INT([.A156]))" table:style-name="ce310">
            <text:p>50</text:p>
          </table:table-cell>
          <table:table-cell office:value-type="float" office:value="1820" table:formula="of:=IF([.A154]&lt;=35;VLOOKUP([.A154];[.$A$7:.$M$26];2);[.$B$26])" table:style-name="ce300">
            <text:p>1820</text:p>
          </table:table-cell>
          <table:table-cell office:value-type="float" office:value="1320" table:formula="of:=IF([.A154]&lt;=35;VLOOKUP([.A154];[.$A$7:.$M$26];3);[.$C$26])" table:style-name="ce300">
            <text:p>1320</text:p>
          </table:table-cell>
          <table:table-cell office:value-type="float" office:value="920" table:formula="of:=IF([.A154]&lt;=35;VLOOKUP([.A154];[.$A$7:.$M$26];4);[.$D$26])" table:style-name="ce311">
            <text:p>920,0</text:p>
          </table:table-cell>
          <table:table-cell office:value-type="float" office:value="730" table:formula="of:=IF([.A154]&lt;=35;VLOOKUP([.A154];[.$A$7:.$M$26];5);[.$E$26])" table:style-name="ce311">
            <text:p>730,0</text:p>
          </table:table-cell>
          <table:table-cell office:value-type="float" office:value="545" table:formula="of:=IF([.A154]&lt;=35;VLOOKUP([.A154];[.$A$7:.$M$26];6);[.$F$26])" table:style-name="ce311">
            <text:p>545,0</text:p>
          </table:table-cell>
          <table:table-cell office:value-type="float" office:value="1820" table:formula="of:=IF([.A154]&lt;=35;VLOOKUP([.A154];[.$A$7:.$M$26];7);[.$G$26])" table:style-name="ce300">
            <text:p>1820</text:p>
          </table:table-cell>
          <table:table-cell office:value-type="float" office:value="1320" table:formula="of:=IF([.A154]&lt;=35;VLOOKUP([.A154];[.$A$7:.$M$26];8);[.$H$26])" table:style-name="ce311">
            <text:p>1320,0</text:p>
          </table:table-cell>
          <table:table-cell office:value-type="float" office:value="1120" table:formula="of:=IF([.A154]&lt;=35;VLOOKUP([.A154];[.$A$7:.$M$26];9);[.$I$26])" table:style-name="ce300">
            <text:p>1120</text:p>
          </table:table-cell>
          <table:table-cell office:value-type="float" office:value="920" table:formula="of:=IF([.A154]&lt;=35;VLOOKUP([.A154];[.$A$7:.$M$26];10);[.$J$26])" table:style-name="ce311">
            <text:p>920,0</text:p>
          </table:table-cell>
          <table:table-cell office:value-type="float" office:value="730" table:formula="of:=IF([.A154]&lt;=35;VLOOKUP([.A154];[.$A$7:.$M$26];11);[.$K$26])" table:style-name="ce300">
            <text:p>730</text:p>
          </table:table-cell>
          <table:table-cell office:value-type="float" office:value="545" table:formula="of:=IF([.A154]&lt;=35;VLOOKUP([.A154];[.$A$7:.$M$26];12);[.$L$26])" table:style-name="ce311">
            <text:p>545,0</text:p>
          </table:table-cell>
          <table:table-cell office:value-type="float" office:value="460" table:formula="of:=IF([.A154]&lt;=35;VLOOKUP([.A154];[.$A$7:.$M$26];13);[.$M$26])" table:style-name="ce300">
            <text:p>460</text:p>
          </table:table-cell>
          <table:table-cell table:number-columns-repeated="2" table:style-name="ce300"/>
          <table:table-cell office:value-type="float" office:value="920" table:formula="of:=IF([SCTcuacoc.$D$149]=&quot;c¸t sái&quot;;[.B156];IF([SCTcuacoc.$D$149]=&quot;c¸t th«&quot;;[.C156];IF([SCTcuacoc.$D$149]=&quot;c¸t th« võa&quot;;[.D156];IF([SCTcuacoc.$D$149]=&quot;c¸t mÞn&quot;;[.E156];IF([SCTcuacoc.$D$149]=&quot;c¸t bôi&quot;;[.F156];[.P156])))))" table:style-name="ce313">
            <text:p>920,00</text:p>
          </table:table-cell>
          <table:table-cell office:value-type="float" office:value="50" table:formula="of:=IF([.Q156]&lt;=10;INT([.Q156]);(INT([.Q156]/5)*5))" table:style-name="ce310">
            <text:p>50</text:p>
          </table:table-cell>
          <table:table-cell office:value-type="float" office:value="10" table:formula="of:=VLOOKUP([.Q154];[.$Q$7:.$AD$22];2)" table:style-name="ce300">
            <text:p>10</text:p>
          </table:table-cell>
          <table:table-cell office:value-type="float" office:value="10" table:formula="of:=VLOOKUP([.Q154];[.$Q$7:.$AD$22];3)" table:style-name="ce300">
            <text:p>10</text:p>
          </table:table-cell>
          <table:table-cell office:value-type="float" office:value="7" table:formula="of:=VLOOKUP([.Q154];[.$Q$7:.$AD$22];4)" table:style-name="ce311">
            <text:p>7,0</text:p>
          </table:table-cell>
          <table:table-cell office:value-type="float" office:value="5" table:formula="of:=VLOOKUP([.Q154];[.$Q$7:.$AD$22];5)" table:style-name="ce300">
            <text:p>5</text:p>
          </table:table-cell>
          <table:table-cell office:value-type="float" office:value="5" table:formula="of:=VLOOKUP([.Q154];[.$Q$7:.$AD$22];5)" table:style-name="ce300">
            <text:p>5</text:p>
          </table:table-cell>
          <table:table-cell office:value-type="float" office:value="2.2000000000000002" table:formula="of:=VLOOKUP([.Q154];[.$Q$7:.$AD$22];7)" table:style-name="ce300">
            <text:p>2,2</text:p>
          </table:table-cell>
          <table:table-cell table:style-name="ce300"/>
          <table:table-cell office:value-type="float" office:value="0" table:formula="of:=VLOOKUP([.Q154];[.$Q$7:.$AD$22];8)" table:style-name="ce300">
            <text:p>0</text:p>
          </table:table-cell>
          <table:table-cell table:style-name="ce300"/>
          <table:table-cell office:value-type="float" office:value="1.3" table:formula="of:=VLOOKUP([.Q154];[.$Q$7:.$AD$22];9)" table:style-name="ce300">
            <text:p>1,3</text:p>
          </table:table-cell>
          <table:table-cell table:style-name="ce300"/>
          <table:table-cell office:value-type="float" office:value="0" table:formula="of:=VLOOKUP([.Q154];[.$Q$7:.$AD$22];10)" table:style-name="ce300">
            <text:p>0</text:p>
          </table:table-cell>
          <table:table-cell office:value-type="float" office:value="0.9" table:formula="of:=VLOOKUP([.Q154];[.$Q$7:.$AD$22];11)" table:style-name="ce300">
            <text:p>0,9</text:p>
          </table:table-cell>
          <table:table-cell office:value-type="float" office:value="0.9" table:formula="of:=HLOOKUP([.AE153];[.R153:.AD156];4)" table:style-name="ce300">
            <text:p>0,9</text:p>
          </table:table-cell>
          <table:table-cell office:value-type="float" office:value="0.9" table:formula="of:=HLOOKUP([.AF153];[.R153:.AD156];4)" table:style-name="ce300">
            <text:p>0,9</text:p>
          </table:table-cell>
          <table:table-cell office:value-type="float" office:value="0.9" table:formula="of:=[.AE154]+([.AF154]-[.AE154])*([.AG153]-[.AE153])/([.AF153]-[.AE153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55" table:formula="of:=IF([.A156]&gt;10;INT([.A156]/5)*5+5;INT([.A156])+1)" table:style-name="ce310">
            <text:p>55</text:p>
          </table:table-cell>
          <table:table-cell office:value-type="float" office:value="1820" table:formula="of:=IF([.A155]&lt;=35;VLOOKUP([.A155];[.$A$7:.$M$22];2);[.$B$26])" table:style-name="ce300">
            <text:p>1820</text:p>
          </table:table-cell>
          <table:table-cell office:value-type="float" office:value="1320" table:formula="of:=IF([.A155]&lt;=35;VLOOKUP([.A155];[.$A$7:.$M$22];3);[.$C$26])" table:style-name="ce300">
            <text:p>1320</text:p>
          </table:table-cell>
          <table:table-cell office:value-type="float" office:value="920" table:formula="of:=IF([.A155]&lt;=35;VLOOKUP([.A155];[.$A$7:.$M$22];4);[.$D$26])" table:style-name="ce311">
            <text:p>920,0</text:p>
          </table:table-cell>
          <table:table-cell office:value-type="float" office:value="730" table:formula="of:=IF([.A155]&lt;=35;VLOOKUP([.A155];[.$A$7:.$M$26];5);[.$E$26])" table:style-name="ce311">
            <text:p>730,0</text:p>
          </table:table-cell>
          <table:table-cell office:value-type="float" office:value="545" table:formula="of:=IF([.A155]&lt;=35;VLOOKUP([.A155];[.$A$7:.$M$22];6);[.$F$26])" table:style-name="ce311">
            <text:p>545,0</text:p>
          </table:table-cell>
          <table:table-cell office:value-type="float" office:value="1820" table:formula="of:=IF([.A155]&lt;=35;VLOOKUP([.A155];[.$A$7:.$M$22];7);[.$G$26])" table:style-name="ce300">
            <text:p>1820</text:p>
          </table:table-cell>
          <table:table-cell office:value-type="float" office:value="1320" table:formula="of:=IF([.A155]&lt;=35;VLOOKUP([.A155];[.$A$7:.$M$22];8);[.$H$26])" table:style-name="ce311">
            <text:p>1320,0</text:p>
          </table:table-cell>
          <table:table-cell office:value-type="float" office:value="1120" table:formula="of:=IF([.A155]&lt;=35;VLOOKUP([.A155];[.$A$7:.$M$22];9);[.$I$26])" table:style-name="ce300">
            <text:p>1120</text:p>
          </table:table-cell>
          <table:table-cell office:value-type="float" office:value="920" table:formula="of:=IF([.A155]&lt;=35;VLOOKUP([.A155];[.$A$7:.$M$22];10);[.$J$26])" table:style-name="ce311">
            <text:p>920,0</text:p>
          </table:table-cell>
          <table:table-cell office:value-type="float" office:value="730" table:formula="of:=IF([.A155]&lt;=35;VLOOKUP([.A155];[.$A$7:.$M$22];11);[.$K$26])" table:style-name="ce300">
            <text:p>730</text:p>
          </table:table-cell>
          <table:table-cell office:value-type="float" office:value="545" table:formula="of:=IF([.A155]&lt;=35;VLOOKUP([.A155];[.$A$7:.$M$22];12);[.$L$26])" table:style-name="ce311">
            <text:p>545,0</text:p>
          </table:table-cell>
          <table:table-cell office:value-type="float" office:value="460" table:formula="of:=IF([.A155]&lt;=35;VLOOKUP([.A155];[.$A$7:.$M$22];13);[.$M$26])" table:style-name="ce300">
            <text:p>460</text:p>
          </table:table-cell>
          <table:table-cell table:number-columns-repeated="3" table:style-name="ce300"/>
          <table:table-cell office:value-type="float" office:value="55" table:formula="of:=IF([.Q156]&lt;=10;INT([.Q156])+1;(INT([.Q156]/5)*5+5))" table:style-name="ce310">
            <text:p>55</text:p>
          </table:table-cell>
          <table:table-cell office:value-type="float" office:value="10" table:formula="of:=VLOOKUP([.Q155];[.$Q$7:.$AD$22];2)" table:style-name="ce300">
            <text:p>10</text:p>
          </table:table-cell>
          <table:table-cell office:value-type="float" office:value="10" table:formula="of:=VLOOKUP([.Q155];[.$Q$7:.$AD$22];3)" table:style-name="ce300">
            <text:p>10</text:p>
          </table:table-cell>
          <table:table-cell office:value-type="float" office:value="7" table:formula="of:=VLOOKUP([.Q155];[.$Q$7:.$AD$22];4)" table:style-name="ce311">
            <text:p>7,0</text:p>
          </table:table-cell>
          <table:table-cell office:value-type="float" office:value="5" table:formula="of:=VLOOKUP([.Q155];[.$Q$7:.$AD$22];5)" table:style-name="ce300">
            <text:p>5</text:p>
          </table:table-cell>
          <table:table-cell office:value-type="float" office:value="5" table:formula="of:=VLOOKUP([.Q155];[.$Q$7:.$AD$22];5)" table:style-name="ce300">
            <text:p>5</text:p>
          </table:table-cell>
          <table:table-cell office:value-type="float" office:value="2.2000000000000002" table:formula="of:=VLOOKUP([.Q155];[.$Q$7:.$AD$22];7)" table:style-name="ce300">
            <text:p>2,2</text:p>
          </table:table-cell>
          <table:table-cell table:style-name="ce300"/>
          <table:table-cell office:value-type="float" office:value="0" table:formula="of:=VLOOKUP([.Q155];[.$Q$7:.$AD$22];8)" table:style-name="ce300">
            <text:p>0</text:p>
          </table:table-cell>
          <table:table-cell table:style-name="ce300"/>
          <table:table-cell office:value-type="float" office:value="1.3" table:formula="of:=VLOOKUP([.Q155];[.$Q$7:.$AD$22];9)" table:style-name="ce300">
            <text:p>1,3</text:p>
          </table:table-cell>
          <table:table-cell table:style-name="ce300"/>
          <table:table-cell office:value-type="float" office:value="0" table:formula="of:=VLOOKUP([.Q155];[.$Q$7:.$AD$22];10)" table:style-name="ce300">
            <text:p>0</text:p>
          </table:table-cell>
          <table:table-cell office:value-type="float" office:value="0.9" table:formula="of:=VLOOKUP([.Q155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50.2" table:formula="of:=[SCTcuacoc.G149]" table:style-name="ce322">
            <text:p>50,2</text:p>
          </table:table-cell>
          <table:table-cell office:value-type="float" office:value="1820" table:formula="of:=[.B154]+([.B155]-[.B154])/([.A155]-[.A154])*([.A156]-[.A154])" table:style-name="ce323">
            <text:p>1820</text:p>
          </table:table-cell>
          <table:table-cell office:value-type="float" office:value="1320" table:formula="of:=[.C154]+([.C155]-[.C154])/([.A155]-[.A154])*([.A156]-[.A154])" table:style-name="ce323">
            <text:p>1320</text:p>
          </table:table-cell>
          <table:table-cell office:value-type="float" office:value="920" table:formula="of:=[.D154]+([.D155]-[.D154])/([.A155]-[.A154])*([.A156]-[.A154])" table:style-name="ce324">
            <text:p>920,0</text:p>
          </table:table-cell>
          <table:table-cell office:value-type="float" office:value="730" table:formula="of:=[.E154]+([.E155]-[.E154])/([.A155]-[.A154])*([.A156]-[.A154])" table:style-name="ce324">
            <text:p>730,0</text:p>
          </table:table-cell>
          <table:table-cell office:value-type="float" office:value="545" table:formula="of:=[.F154]+([.F155]-[.F154])/([.A155]-[.A154])*([.A156]-[.A154])" table:style-name="ce324">
            <text:p>545,0</text:p>
          </table:table-cell>
          <table:table-cell office:value-type="float" office:value="1820" table:formula="of:=[.G154]+([.G155]-[.G154])/([.A155]-[.A154])*([.A156]-[.A154])" table:style-name="ce323">
            <text:p>1820</text:p>
          </table:table-cell>
          <table:table-cell office:value-type="float" office:value="1320" table:formula="of:=[.H154]+([.H155]-[.H154])/([.A155]-[.A154])*([.A156]-[.A154])" table:style-name="ce324">
            <text:p>1320,0</text:p>
          </table:table-cell>
          <table:table-cell office:value-type="float" office:value="1120" table:formula="of:=[.I154]+([.I155]-[.I154])/([.A155]-[.A154])*([.A156]-[.A154])" table:style-name="ce323">
            <text:p>1120</text:p>
          </table:table-cell>
          <table:table-cell office:value-type="float" office:value="920" table:formula="of:=[.J154]+([.J155]-[.J154])/([.A155]-[.A154])*([.A156]-[.A154])" table:style-name="ce324">
            <text:p>920,0</text:p>
          </table:table-cell>
          <table:table-cell office:value-type="float" office:value="730" table:formula="of:=[.K154]+([.K155]-[.K154])/([.A155]-[.A154])*([.A156]-[.A154])" table:style-name="ce323">
            <text:p>730</text:p>
          </table:table-cell>
          <table:table-cell office:value-type="float" office:value="545" table:formula="of:=[.L154]+([.L155]-[.L154])/([.A155]-[.A154])*([.A156]-[.A154])" table:style-name="ce324">
            <text:p>545,0</text:p>
          </table:table-cell>
          <table:table-cell office:value-type="float" office:value="460" table:formula="of:=[.M154]+([.M155]-[.M154])/([.A155]-[.A154])*([.A156]-[.A154])" table:style-name="ce323">
            <text:p>460</text:p>
          </table:table-cell>
          <table:table-cell office:value-type="float" office:value="460" table:formula="of:=HLOOKUP([.N153];[.G153:.M156];4)" table:style-name="ce323">
            <text:p>460</text:p>
          </table:table-cell>
          <table:table-cell office:value-type="float" office:value="460" table:formula="of:=HLOOKUP([.O153];[.G153:.M156];4)" table:style-name="ce323">
            <text:p>460</text:p>
          </table:table-cell>
          <table:table-cell office:value-type="float" office:value="460" table:formula="of:=[.N156]+([.O156]-[.N156])*([.P153]-[.N153])/([.O153]-[.N153])" table:style-name="ce323">
            <text:p>460</text:p>
          </table:table-cell>
          <table:table-cell office:value-type="float" office:value="50.2" table:formula="of:=[.A156]" table:style-name="ce322">
            <text:p>50,2</text:p>
          </table:table-cell>
          <table:table-cell office:value-type="float" office:value="10" table:formula="of:=[.R154]+([.R155]-[.R154])*([.Q156]-[.Q154])/([.Q155]-[.Q154])" table:style-name="ce323">
            <text:p>10</text:p>
          </table:table-cell>
          <table:table-cell office:value-type="float" office:value="10" table:formula="of:=[.S154]+([.S155]-[.S154])*([.Q156]-[.Q154])/([.Q155]-[.Q154])" table:style-name="ce323">
            <text:p>10</text:p>
          </table:table-cell>
          <table:table-cell office:value-type="float" office:value="7" table:formula="of:=[.T154]+([.T155]-[.T154])*([.Q156]-[.Q154])/([.Q155]-[.Q154])" table:style-name="ce324">
            <text:p>7,0</text:p>
          </table:table-cell>
          <table:table-cell office:value-type="float" office:value="5" table:formula="of:=[.U154]+([.U155]-[.U154])*([.Q156]-[.Q154])/([.Q155]-[.Q154])" table:style-name="ce323">
            <text:p>5</text:p>
          </table:table-cell>
          <table:table-cell office:value-type="float" office:value="5" table:formula="of:=[.V154]+([.V155]-[.V154])*([.Q156]-[.Q154])/([.Q155]-[.Q154])" table:style-name="ce323">
            <text:p>5</text:p>
          </table:table-cell>
          <table:table-cell office:value-type="float" office:value="2.2000000000000002" table:formula="of:=[.W154]+([.W155]-[.W154])*([.Q156]-[.Q154])/([.Q155]-[.Q154])" table:style-name="ce323">
            <text:p>2,2</text:p>
          </table:table-cell>
          <table:table-cell table:style-name="ce323"/>
          <table:table-cell office:value-type="float" office:value="0" table:formula="of:=[.Y154]+([.Y155]-[.Y154])*([.Q156]-[.Q154])/([.Q155]-[.Q154])" table:style-name="ce323">
            <text:p>0</text:p>
          </table:table-cell>
          <table:table-cell table:style-name="ce323"/>
          <table:table-cell office:value-type="float" office:value="1.3" table:formula="of:=[.AA154]+([.AA155]-[.AA154])*([.Q156]-[.Q154])/([.Q155]-[.Q154])" table:style-name="ce323">
            <text:p>1,3</text:p>
          </table:table-cell>
          <table:table-cell table:style-name="ce323"/>
          <table:table-cell office:value-type="float" office:value="0" table:formula="of:=[.AC154]+([.AC155]-[.AC154])*([.Q156]-[.Q154])/([.Q155]-[.Q154])" table:style-name="ce323">
            <text:p>0</text:p>
          </table:table-cell>
          <table:table-cell office:value-type="float" office:value="0.9" table:formula="of:=[.AD154]+([.AD155]-[.AD154])*([.Q156]-[.Q154])/([.Q155]-[.Q154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F265]=&quot;c¸t sái&quot;;[SCTcuacoc.F265]=&quot;c¸t th«&quot;;[SCTcuacoc.F265]=&quot;c¸t th« võa&quot;);[.S156];IF([SCTcuacoc.F265]=&quot;c¸t mÞn&quot;;[.T156];IF([SCTcuacoc.F265]=&quot;c¸t bôi&quot;;[.U156];[.AG154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29"/>
          <table:table-cell table:number-columns-repeated="15" table:style-name="ce281"/>
          <table:table-cell table:style-name="ce330"/>
          <table:table-cell table:number-columns-repeated="19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table:style-name="ce303"/>
          <table:table-cell table:number-columns-repeated="5" table:style-name="ce304"/>
          <table:table-cell office:value-type="float" office:value="0" table:style-name="ce338">
            <text:p>0,0</text:p>
          </table:table-cell>
          <table:table-cell office:value-type="float" office:value="0.1" table:style-name="ce338">
            <text:p>0,1</text:p>
          </table:table-cell>
          <table:table-cell office:value-type="float" office:value="0.2" table:style-name="ce338">
            <text:p>0,2</text:p>
          </table:table-cell>
          <table:table-cell office:value-type="float" office:value="0.3" table:style-name="ce338">
            <text:p>0,3</text:p>
          </table:table-cell>
          <table:table-cell office:value-type="float" office:value="0.4" table:style-name="ce338">
            <text:p>0,4</text:p>
          </table:table-cell>
          <table:table-cell office:value-type="float" office:value="0.5" table:style-name="ce338">
            <text:p>0,5</text:p>
          </table:table-cell>
          <table:table-cell office:value-type="float" office:value="0.6" table:style-name="ce338">
            <text:p>0,6</text:p>
          </table:table-cell>
          <table:table-cell office:value-type="float" office:value="1" table:formula="of:=INT([.P158]*10)/10" table:style-name="ce305">
            <text:p>1</text:p>
          </table:table-cell>
          <table:table-cell office:value-type="float" office:value="1.1000000000000001" table:formula="of:=INT([.P158]*10)/10+0.1" table:style-name="ce305">
            <text:p>1,1</text:p>
          </table:table-cell>
          <table:table-cell office:value-type="float" office:value="1" table:formula="of:=IF(OR([SCTcuacoc.$D$150]=&quot;c¸t sái&quot;;[SCTcuacoc.$D$150]=&quot;c¸t th«&quot;;[SCTcuacoc.$D$150]=&quot;c¸t th« võa&quot;;[SCTcuacoc.$D$150]=&quot;c¸t mÞn&quot;;[SCTcuacoc.$D$150]=&quot;c¸t bôi&quot;);1;[SCTcuacoc.$D$150])" table:style-name="ce307">
            <text:p>1,00</text:p>
          </table:table-cell>
          <table:table-cell table:style-name="ce308"/>
          <table:table-cell office:value-type="float" office:value="0" table:style-name="ce305">
            <text:p>0</text:p>
          </table:table-cell>
          <table:table-cell office:value-type="float" office:value="0.2" table:style-name="ce305">
            <text:p>0,2</text:p>
          </table:table-cell>
          <table:table-cell office:value-type="float" office:value="0.3" table:style-name="ce305">
            <text:p>0,3</text:p>
          </table:table-cell>
          <table:table-cell office:value-type="float" office:value="0.4" table:style-name="ce305">
            <text:p>0,4</text:p>
          </table:table-cell>
          <table:table-cell office:value-type="float" office:value="0.5" table:style-name="ce305">
            <text:p>0,5</text:p>
          </table:table-cell>
          <table:table-cell office:value-type="float" office:value="0.6" table:style-name="ce305">
            <text:p>0,6</text:p>
          </table:table-cell>
          <table:table-cell table:style-name="ce305"/>
          <table:table-cell office:value-type="float" office:value="0.7" table:style-name="ce305">
            <text:p>0,7</text:p>
          </table:table-cell>
          <table:table-cell table:style-name="ce305"/>
          <table:table-cell office:value-type="float" office:value="0.8" table:style-name="ce305">
            <text:p>0,8</text:p>
          </table:table-cell>
          <table:table-cell table:style-name="ce305"/>
          <table:table-cell office:value-type="float" office:value="0.9" table:style-name="ce305">
            <text:p>0,9</text:p>
          </table:table-cell>
          <table:table-cell office:value-type="float" office:value="1" table:style-name="ce305">
            <text:p>1</text:p>
          </table:table-cell>
          <table:table-cell office:value-type="float" office:value="1" table:formula="of:=INT([.AG158]/0.1)/10" table:style-name="ce305">
            <text:p>1</text:p>
          </table:table-cell>
          <table:table-cell office:value-type="float" office:value="1.1000000000000001" table:formula="of:=INT([.AG158]*10)/10+0.1" table:style-name="ce305">
            <text:p>1,1</text:p>
          </table:table-cell>
          <table:table-cell office:value-type="float" office:value="1" table:formula="of:=[.P158]" table:style-name="ce332">
            <text:p>1,00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50" table:formula="of:=IF([.A161]&gt;10;INT([.A161]/5)*5;INT([.A161]))" table:style-name="ce310">
            <text:p>50</text:p>
          </table:table-cell>
          <table:table-cell office:value-type="float" office:value="1820" table:formula="of:=IF([.A159]&lt;=35;VLOOKUP([.A159];[.$A$7:.$M$26];2);[.$B$26])" table:style-name="ce300">
            <text:p>1820</text:p>
          </table:table-cell>
          <table:table-cell office:value-type="float" office:value="1320" table:formula="of:=IF([.A159]&lt;=35;VLOOKUP([.A159];[.$A$7:.$M$26];3);[.$C$26])" table:style-name="ce300">
            <text:p>1320</text:p>
          </table:table-cell>
          <table:table-cell office:value-type="float" office:value="920" table:formula="of:=IF([.A159]&lt;=35;VLOOKUP([.A159];[.$A$7:.$M$26];4);[.$D$26])" table:style-name="ce311">
            <text:p>920,0</text:p>
          </table:table-cell>
          <table:table-cell office:value-type="float" office:value="730" table:formula="of:=IF([.A159]&lt;=35;VLOOKUP([.A159];[.$A$7:.$M$26];5);[.$E$26])" table:style-name="ce311">
            <text:p>730,0</text:p>
          </table:table-cell>
          <table:table-cell office:value-type="float" office:value="545" table:formula="of:=IF([.A159]&lt;=35;VLOOKUP([.A159];[.$A$7:.$M$26];6);[.$F$26])" table:style-name="ce311">
            <text:p>545,0</text:p>
          </table:table-cell>
          <table:table-cell office:value-type="float" office:value="1820" table:formula="of:=IF([.A159]&lt;=35;VLOOKUP([.A159];[.$A$7:.$M$26];7);[.$G$26])" table:style-name="ce300">
            <text:p>1820</text:p>
          </table:table-cell>
          <table:table-cell office:value-type="float" office:value="1320" table:formula="of:=IF([.A159]&lt;=35;VLOOKUP([.A159];[.$A$7:.$M$26];8);[.$H$26])" table:style-name="ce311">
            <text:p>1320,0</text:p>
          </table:table-cell>
          <table:table-cell office:value-type="float" office:value="1120" table:formula="of:=IF([.A159]&lt;=35;VLOOKUP([.A159];[.$A$7:.$M$26];9);[.$I$26])" table:style-name="ce300">
            <text:p>1120</text:p>
          </table:table-cell>
          <table:table-cell office:value-type="float" office:value="920" table:formula="of:=IF([.A159]&lt;=35;VLOOKUP([.A159];[.$A$7:.$M$26];10);[.$J$26])" table:style-name="ce311">
            <text:p>920,0</text:p>
          </table:table-cell>
          <table:table-cell office:value-type="float" office:value="730" table:formula="of:=IF([.A159]&lt;=35;VLOOKUP([.A159];[.$A$7:.$M$26];11);[.$K$26])" table:style-name="ce300">
            <text:p>730</text:p>
          </table:table-cell>
          <table:table-cell office:value-type="float" office:value="545" table:formula="of:=IF([.A159]&lt;=35;VLOOKUP([.A159];[.$A$7:.$M$26];12);[.$L$26])" table:style-name="ce311">
            <text:p>545,0</text:p>
          </table:table-cell>
          <table:table-cell office:value-type="float" office:value="460" table:formula="of:=IF([.A159]&lt;=35;VLOOKUP([.A159];[.$A$7:.$M$26];13);[.$M$26])" table:style-name="ce300">
            <text:p>460</text:p>
          </table:table-cell>
          <table:table-cell table:number-columns-repeated="2" table:style-name="ce300"/>
          <table:table-cell office:value-type="float" office:value="920" table:formula="of:=IF([SCTcuacoc.$D$150]=&quot;c¸t sái&quot;;[.B161];IF([SCTcuacoc.$D$150]=&quot;c¸t th«&quot;;[.C161];IF([SCTcuacoc.$D$150]=&quot;c¸t th« võa&quot;;[.D161];IF([SCTcuacoc.$D$150]=&quot;c¸t mÞn&quot;;[.E161];IF([SCTcuacoc.$D$150]=&quot;c¸t bôi&quot;;[.F161];[.P161])))))" table:style-name="ce313">
            <text:p>920,00</text:p>
          </table:table-cell>
          <table:table-cell office:value-type="float" office:value="50" table:formula="of:=IF([.Q161]&lt;=10;INT([.Q161]);(INT([.Q161]/5)*5))" table:style-name="ce310">
            <text:p>50</text:p>
          </table:table-cell>
          <table:table-cell office:value-type="float" office:value="10" table:formula="of:=VLOOKUP([.Q159];[.$Q$7:.$AD$22];2)" table:style-name="ce300">
            <text:p>10</text:p>
          </table:table-cell>
          <table:table-cell office:value-type="float" office:value="10" table:formula="of:=VLOOKUP([.Q159];[.$Q$7:.$AD$22];3)" table:style-name="ce300">
            <text:p>10</text:p>
          </table:table-cell>
          <table:table-cell office:value-type="float" office:value="7" table:formula="of:=VLOOKUP([.Q159];[.$Q$7:.$AD$22];4)" table:style-name="ce311">
            <text:p>7,0</text:p>
          </table:table-cell>
          <table:table-cell office:value-type="float" office:value="5" table:formula="of:=VLOOKUP([.Q159];[.$Q$7:.$AD$22];5)" table:style-name="ce300">
            <text:p>5</text:p>
          </table:table-cell>
          <table:table-cell office:value-type="float" office:value="5" table:formula="of:=VLOOKUP([.Q159];[.$Q$7:.$AD$22];5)" table:style-name="ce300">
            <text:p>5</text:p>
          </table:table-cell>
          <table:table-cell office:value-type="float" office:value="2.2000000000000002" table:formula="of:=VLOOKUP([.Q159];[.$Q$7:.$AD$22];7)" table:style-name="ce300">
            <text:p>2,2</text:p>
          </table:table-cell>
          <table:table-cell table:style-name="ce300"/>
          <table:table-cell office:value-type="float" office:value="0" table:formula="of:=VLOOKUP([.Q159];[.$Q$7:.$AD$22];8)" table:style-name="ce300">
            <text:p>0</text:p>
          </table:table-cell>
          <table:table-cell table:style-name="ce300"/>
          <table:table-cell office:value-type="float" office:value="1.3" table:formula="of:=VLOOKUP([.Q159];[.$Q$7:.$AD$22];9)" table:style-name="ce300">
            <text:p>1,3</text:p>
          </table:table-cell>
          <table:table-cell table:style-name="ce300"/>
          <table:table-cell office:value-type="float" office:value="0" table:formula="of:=VLOOKUP([.Q159];[.$Q$7:.$AD$22];10)" table:style-name="ce300">
            <text:p>0</text:p>
          </table:table-cell>
          <table:table-cell office:value-type="float" office:value="0.9" table:formula="of:=VLOOKUP([.Q159];[.$Q$7:.$AD$22];11)" table:style-name="ce300">
            <text:p>0,9</text:p>
          </table:table-cell>
          <table:table-cell office:value-type="float" office:value="0.9" table:formula="of:=HLOOKUP([.AE158];[.R158:.AD161];4)" table:style-name="ce300">
            <text:p>0,9</text:p>
          </table:table-cell>
          <table:table-cell office:value-type="float" office:value="0.9" table:formula="of:=HLOOKUP([.AF158];[.R158:.AD161];4)" table:style-name="ce300">
            <text:p>0,9</text:p>
          </table:table-cell>
          <table:table-cell office:value-type="float" office:value="0.9" table:formula="of:=[.AE159]+([.AF159]-[.AE159])*([.AG158]-[.AE158])/([.AF158]-[.AE158])" table:style-name="ce336">
            <text:p>0,9</text:p>
          </table:table-cell>
          <table:table-cell table:number-columns-repeated="3" table:style-name="ce312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55" table:formula="of:=IF([.A161]&gt;10;INT([.A161]/5)*5+5;INT([.A161])+1)" table:style-name="ce310">
            <text:p>55</text:p>
          </table:table-cell>
          <table:table-cell office:value-type="float" office:value="1820" table:formula="of:=IF([.A160]&lt;=35;VLOOKUP([.A160];[.$A$7:.$M$22];2);[.$B$26])" table:style-name="ce300">
            <text:p>1820</text:p>
          </table:table-cell>
          <table:table-cell office:value-type="float" office:value="1320" table:formula="of:=IF([.A160]&lt;=35;VLOOKUP([.A160];[.$A$7:.$M$22];3);[.$C$26])" table:style-name="ce300">
            <text:p>1320</text:p>
          </table:table-cell>
          <table:table-cell office:value-type="float" office:value="920" table:formula="of:=IF([.A160]&lt;=35;VLOOKUP([.A160];[.$A$7:.$M$22];4);[.$D$26])" table:style-name="ce311">
            <text:p>920,0</text:p>
          </table:table-cell>
          <table:table-cell office:value-type="float" office:value="730" table:formula="of:=IF([.A160]&lt;=35;VLOOKUP([.A160];[.$A$7:.$M$26];5);[.$E$26])" table:style-name="ce311">
            <text:p>730,0</text:p>
          </table:table-cell>
          <table:table-cell office:value-type="float" office:value="545" table:formula="of:=IF([.A160]&lt;=35;VLOOKUP([.A160];[.$A$7:.$M$22];6);[.$F$26])" table:style-name="ce311">
            <text:p>545,0</text:p>
          </table:table-cell>
          <table:table-cell office:value-type="float" office:value="1820" table:formula="of:=IF([.A160]&lt;=35;VLOOKUP([.A160];[.$A$7:.$M$22];7);[.$G$26])" table:style-name="ce300">
            <text:p>1820</text:p>
          </table:table-cell>
          <table:table-cell office:value-type="float" office:value="1320" table:formula="of:=IF([.A160]&lt;=35;VLOOKUP([.A160];[.$A$7:.$M$22];8);[.$H$26])" table:style-name="ce311">
            <text:p>1320,0</text:p>
          </table:table-cell>
          <table:table-cell office:value-type="float" office:value="1120" table:formula="of:=IF([.A160]&lt;=35;VLOOKUP([.A160];[.$A$7:.$M$22];9);[.$I$26])" table:style-name="ce300">
            <text:p>1120</text:p>
          </table:table-cell>
          <table:table-cell office:value-type="float" office:value="920" table:formula="of:=IF([.A160]&lt;=35;VLOOKUP([.A160];[.$A$7:.$M$22];10);[.$J$26])" table:style-name="ce311">
            <text:p>920,0</text:p>
          </table:table-cell>
          <table:table-cell office:value-type="float" office:value="730" table:formula="of:=IF([.A160]&lt;=35;VLOOKUP([.A160];[.$A$7:.$M$22];11);[.$K$26])" table:style-name="ce300">
            <text:p>730</text:p>
          </table:table-cell>
          <table:table-cell office:value-type="float" office:value="545" table:formula="of:=IF([.A160]&lt;=35;VLOOKUP([.A160];[.$A$7:.$M$22];12);[.$L$26])" table:style-name="ce311">
            <text:p>545,0</text:p>
          </table:table-cell>
          <table:table-cell office:value-type="float" office:value="460" table:formula="of:=IF([.A160]&lt;=35;VLOOKUP([.A160];[.$A$7:.$M$22];13);[.$M$26])" table:style-name="ce300">
            <text:p>460</text:p>
          </table:table-cell>
          <table:table-cell table:number-columns-repeated="2" table:style-name="ce300"/>
          <table:table-cell table:style-name="ce336"/>
          <table:table-cell office:value-type="float" office:value="55" table:formula="of:=IF([.Q161]&lt;=10;INT([.Q161])+1;(INT([.Q161]/5)*5+5))" table:style-name="ce310">
            <text:p>55</text:p>
          </table:table-cell>
          <table:table-cell office:value-type="float" office:value="10" table:formula="of:=VLOOKUP([.Q160];[.$Q$7:.$AD$22];2)" table:style-name="ce300">
            <text:p>10</text:p>
          </table:table-cell>
          <table:table-cell office:value-type="float" office:value="10" table:formula="of:=VLOOKUP([.Q160];[.$Q$7:.$AD$22];3)" table:style-name="ce300">
            <text:p>10</text:p>
          </table:table-cell>
          <table:table-cell office:value-type="float" office:value="7" table:formula="of:=VLOOKUP([.Q160];[.$Q$7:.$AD$22];4)" table:style-name="ce311">
            <text:p>7,0</text:p>
          </table:table-cell>
          <table:table-cell office:value-type="float" office:value="5" table:formula="of:=VLOOKUP([.Q160];[.$Q$7:.$AD$22];5)" table:style-name="ce300">
            <text:p>5</text:p>
          </table:table-cell>
          <table:table-cell office:value-type="float" office:value="5" table:formula="of:=VLOOKUP([.Q160];[.$Q$7:.$AD$22];5)" table:style-name="ce300">
            <text:p>5</text:p>
          </table:table-cell>
          <table:table-cell office:value-type="float" office:value="2.2000000000000002" table:formula="of:=VLOOKUP([.Q160];[.$Q$7:.$AD$22];7)" table:style-name="ce300">
            <text:p>2,2</text:p>
          </table:table-cell>
          <table:table-cell table:style-name="ce300"/>
          <table:table-cell office:value-type="float" office:value="0" table:formula="of:=VLOOKUP([.Q160];[.$Q$7:.$AD$22];8)" table:style-name="ce300">
            <text:p>0</text:p>
          </table:table-cell>
          <table:table-cell table:style-name="ce300"/>
          <table:table-cell office:value-type="float" office:value="1.3" table:formula="of:=VLOOKUP([.Q160];[.$Q$7:.$AD$22];9)" table:style-name="ce300">
            <text:p>1,3</text:p>
          </table:table-cell>
          <table:table-cell table:style-name="ce300"/>
          <table:table-cell office:value-type="float" office:value="0" table:formula="of:=VLOOKUP([.Q160];[.$Q$7:.$AD$22];10)" table:style-name="ce300">
            <text:p>0</text:p>
          </table:table-cell>
          <table:table-cell office:value-type="float" office:value="0.9" table:formula="of:=VLOOKUP([.Q160];[.$Q$7:.$AD$22];11)" table:style-name="ce300">
            <text:p>0,9</text:p>
          </table:table-cell>
          <table:table-cell table:number-columns-repeated="3" table:style-name="ce281"/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7">
          <table:table-cell office:value-type="float" office:value="52.2" table:formula="of:=[SCTcuacoc.G150]" table:style-name="ce322">
            <text:p>52,2</text:p>
          </table:table-cell>
          <table:table-cell office:value-type="float" office:value="1820" table:formula="of:=[.B159]+([.B160]-[.B159])/([.A160]-[.A159])*([.A161]-[.A159])" table:style-name="ce323">
            <text:p>1820</text:p>
          </table:table-cell>
          <table:table-cell office:value-type="float" office:value="1320" table:formula="of:=[.C159]+([.C160]-[.C159])/([.A160]-[.A159])*([.A161]-[.A159])" table:style-name="ce323">
            <text:p>1320</text:p>
          </table:table-cell>
          <table:table-cell office:value-type="float" office:value="920" table:formula="of:=[.D159]+([.D160]-[.D159])/([.A160]-[.A159])*([.A161]-[.A159])" table:style-name="ce324">
            <text:p>920,0</text:p>
          </table:table-cell>
          <table:table-cell office:value-type="float" office:value="730" table:formula="of:=[.E159]+([.E160]-[.E159])/([.A160]-[.A159])*([.A161]-[.A159])" table:style-name="ce324">
            <text:p>730,0</text:p>
          </table:table-cell>
          <table:table-cell office:value-type="float" office:value="545" table:formula="of:=[.F159]+([.F160]-[.F159])/([.A160]-[.A159])*([.A161]-[.A159])" table:style-name="ce324">
            <text:p>545,0</text:p>
          </table:table-cell>
          <table:table-cell office:value-type="float" office:value="1820" table:formula="of:=[.G159]+([.G160]-[.G159])/([.A160]-[.A159])*([.A161]-[.A159])" table:style-name="ce323">
            <text:p>1820</text:p>
          </table:table-cell>
          <table:table-cell office:value-type="float" office:value="1320" table:formula="of:=[.H159]+([.H160]-[.H159])/([.A160]-[.A159])*([.A161]-[.A159])" table:style-name="ce324">
            <text:p>1320,0</text:p>
          </table:table-cell>
          <table:table-cell office:value-type="float" office:value="1120" table:formula="of:=[.I159]+([.I160]-[.I159])/([.A160]-[.A159])*([.A161]-[.A159])" table:style-name="ce323">
            <text:p>1120</text:p>
          </table:table-cell>
          <table:table-cell office:value-type="float" office:value="920" table:formula="of:=[.J159]+([.J160]-[.J159])/([.A160]-[.A159])*([.A161]-[.A159])" table:style-name="ce324">
            <text:p>920,0</text:p>
          </table:table-cell>
          <table:table-cell office:value-type="float" office:value="730" table:formula="of:=[.K159]+([.K160]-[.K159])/([.A160]-[.A159])*([.A161]-[.A159])" table:style-name="ce323">
            <text:p>730</text:p>
          </table:table-cell>
          <table:table-cell office:value-type="float" office:value="545" table:formula="of:=[.L159]+([.L160]-[.L159])/([.A160]-[.A159])*([.A161]-[.A159])" table:style-name="ce324">
            <text:p>545,0</text:p>
          </table:table-cell>
          <table:table-cell office:value-type="float" office:value="460" table:formula="of:=[.M159]+([.M160]-[.M159])/([.A160]-[.A159])*([.A161]-[.A159])" table:style-name="ce323">
            <text:p>460</text:p>
          </table:table-cell>
          <table:table-cell office:value-type="float" office:value="460" table:formula="of:=HLOOKUP([.N158];[.G158:.M161];4)" table:style-name="ce323">
            <text:p>460</text:p>
          </table:table-cell>
          <table:table-cell office:value-type="float" office:value="460" table:formula="of:=HLOOKUP([.O158];[.G158:.M161];4)" table:style-name="ce323">
            <text:p>460</text:p>
          </table:table-cell>
          <table:table-cell office:value-type="float" office:value="460" table:formula="of:=[.N161]+([.O161]-[.N161])*([.P158]-[.N158])/([.O158]-[.N158])" table:style-name="ce343">
            <text:p>460</text:p>
          </table:table-cell>
          <table:table-cell office:value-type="float" office:value="52.2" table:formula="of:=[.A161]" table:style-name="ce322">
            <text:p>52,2</text:p>
          </table:table-cell>
          <table:table-cell office:value-type="float" office:value="10" table:formula="of:=[.R159]+([.R160]-[.R159])*([.Q161]-[.Q159])/([.Q160]-[.Q159])" table:style-name="ce323">
            <text:p>10</text:p>
          </table:table-cell>
          <table:table-cell office:value-type="float" office:value="10" table:formula="of:=[.S159]+([.S160]-[.S159])*([.Q161]-[.Q159])/([.Q160]-[.Q159])" table:style-name="ce323">
            <text:p>10</text:p>
          </table:table-cell>
          <table:table-cell office:value-type="float" office:value="7" table:formula="of:=[.T159]+([.T160]-[.T159])*([.Q161]-[.Q159])/([.Q160]-[.Q159])" table:style-name="ce324">
            <text:p>7,0</text:p>
          </table:table-cell>
          <table:table-cell office:value-type="float" office:value="5" table:formula="of:=[.U159]+([.U160]-[.U159])*([.Q161]-[.Q159])/([.Q160]-[.Q159])" table:style-name="ce323">
            <text:p>5</text:p>
          </table:table-cell>
          <table:table-cell office:value-type="float" office:value="5" table:formula="of:=[.V159]+([.V160]-[.V159])*([.Q161]-[.Q159])/([.Q160]-[.Q159])" table:style-name="ce323">
            <text:p>5</text:p>
          </table:table-cell>
          <table:table-cell office:value-type="float" office:value="2.2000000000000002" table:formula="of:=[.W159]+([.W160]-[.W159])*([.Q161]-[.Q159])/([.Q160]-[.Q159])" table:style-name="ce323">
            <text:p>2,2</text:p>
          </table:table-cell>
          <table:table-cell table:style-name="ce323"/>
          <table:table-cell office:value-type="float" office:value="0" table:formula="of:=[.Y159]+([.Y160]-[.Y159])*([.Q161]-[.Q159])/([.Q160]-[.Q159])" table:style-name="ce323">
            <text:p>0</text:p>
          </table:table-cell>
          <table:table-cell table:style-name="ce323"/>
          <table:table-cell office:value-type="float" office:value="1.3" table:formula="of:=[.AA159]+([.AA160]-[.AA159])*([.Q161]-[.Q159])/([.Q160]-[.Q159])" table:style-name="ce323">
            <text:p>1,3</text:p>
          </table:table-cell>
          <table:table-cell table:style-name="ce323"/>
          <table:table-cell office:value-type="float" office:value="0" table:formula="of:=[.AC159]+([.AC160]-[.AC159])*([.Q161]-[.Q159])/([.Q160]-[.Q159])" table:style-name="ce323">
            <text:p>0</text:p>
          </table:table-cell>
          <table:table-cell office:value-type="float" office:value="0.9" table:formula="of:=[.AD159]+([.AD160]-[.AD159])*([.Q161]-[.Q159])/([.Q160]-[.Q159])" table:style-name="ce323">
            <text:p>0,9</text:p>
          </table:table-cell>
          <table:table-cell table:number-columns-repeated="2" table:style-name="ce323"/>
          <table:table-cell office:value-type="float" office:value="0.9" table:formula="of:=IF(OR([SCTcuacoc.F266]=&quot;c¸t sái&quot;;[SCTcuacoc.F266]=&quot;c¸t th«&quot;;[SCTcuacoc.F266]=&quot;c¸t th« võa&quot;);[.S161];IF([SCTcuacoc.F266]=&quot;c¸t mÞn&quot;;[.T161];IF([SCTcuacoc.F266]=&quot;c¸t bôi&quot;;[.U161];[.AG159])))" table:style-name="ce337">
            <text:p>0,9</text:p>
          </table:table-cell>
          <table:table-cell table:number-columns-repeated="3" table:style-name="ce300"/>
          <table:table-cell table:number-columns-repeated="28" table:style-name="ce281"/>
          <table:table-cell table:number-columns-repeated="16320"/>
        </table:table-row>
        <table:table-row table:style-name="ro34">
          <table:table-cell table:number-columns-repeated="6" table:style-name="ce281"/>
          <table:table-cell table:number-columns-repeated="9" table:style-name="ce300"/>
          <table:table-cell table:style-name="ce312"/>
          <table:table-cell table:number-columns-repeated="8" table:style-name="ce281"/>
          <table:table-cell office:value-type="string" table:number-columns-spanned="3" table:number-rows-spanned="1" table:style-name="ce374">
            <text:p>BẢng C1</text:p>
          </table:table-cell>
          <table:covered-table-cell table:number-columns-repeated="2"/>
          <table:table-cell table:number-columns-repeated="37" table:style-name="ce281"/>
          <table:table-cell table:number-columns-repeated="16320"/>
        </table:table-row>
        <table:table-row table:style-name="ro7">
          <table:table-cell office:value-type="string" table:style-name="ce344">
            <text:p>Ph­¬ng ph¸p h¹ cäc</text:p>
          </table:table-cell>
          <table:table-cell table:style-name="ce281"/>
          <table:table-cell office:value-type="float" office:value="17" table:style-name="ce345">
            <text:p>17</text:p>
          </table:table-cell>
          <table:table-cell office:value-type="string" office:string-value="Tèt" table:formula="of:=IF(OR([.C163]=1;[.C163]=2;[.C163]=3;[.C163]=4;[.C163]=5;[.C163]=6;[.C163]=7;[.C163]=8;[.C163]=9;[.C163]=10;[.C163]=11;[.C163]=12;[.C163]=13;[.C163]=14;[.C163]=15;[.C163]=16;[.C163]=17);&quot;Tèt&quot;;&quot;Khai b¸o lai!!!&quot;)" table:style-name="ce282">
            <text:p>Tèt</text:p>
          </table:table-cell>
          <table:table-cell table:number-columns-repeated="8" table:style-name="ce281"/>
          <table:table-cell office:value-type="string" table:style-name="ce346">
            <text:p>m<text:span text:style-name="T24">R</text:span></text:p>
          </table:table-cell>
          <table:table-cell office:value-type="string" table:style-name="ce346">
            <text:p>m<text:span text:style-name="T24">f</text:span></text:p>
          </table:table-cell>
          <table:table-cell table:style-name="ce281"/>
          <table:table-cell table:style-name="ce347"/>
          <table:table-cell table:number-columns-repeated="7" table:style-name="ce291"/>
          <table:table-cell table:style-name="ce281"/>
          <table:table-cell office:value-type="string" table:number-columns-spanned="3" table:number-rows-spanned="1" table:style-name="ce375">
            <text:p>TrÞ sè hÖ sè a<text:span text:style-name="T26">i</text:span><text:s/>vµ K<text:span text:style-name="T26">c</text:span></text:p>
          </table:table-cell>
          <table:covered-table-cell table:number-columns-repeated="2"/>
          <table:table-cell office:value-type="string" table:number-columns-spanned="2" table:number-rows-spanned="1" table:style-name="ce376">
            <text:p>HÖ sè Kc</text:p>
          </table:table-cell>
          <table:covered-table-cell/>
          <table:table-cell office:value-type="string" table:number-columns-spanned="4" table:number-rows-spanned="1" table:style-name="ce376">
            <text:p>HÖ sè a</text:p>
          </table:table-cell>
          <table:covered-table-cell table:number-columns-repeated="3"/>
          <table:table-cell table:number-columns-repeated="31" table:style-name="ce281"/>
          <table:table-cell table:number-columns-repeated="16320"/>
        </table:table-row>
        <table:table-row table:style-name="ro7">
          <table:table-cell office:value-type="string" table:style-name="ce348">
            <text:p>1 - H¹ cäc ®Æc vµ cäc rçng cã bÞt mòi cäc b»ng bóa h¬i(treo), bóa m¸y vµ bóa diezel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1" table:style-name="ce291">
            <text:p>1</text:p>
          </table:table-cell>
          <table:table-cell office:value-type="float" office:value="1" table:style-name="ce291">
            <text:p>1</text:p>
          </table:table-cell>
          <table:table-cell table:style-name="ce281"/>
          <table:table-cell table:number-columns-repeated="8" table:style-name="ce349"/>
          <table:table-cell table:style-name="ce281"/>
          <table:table-cell office:value-type="string" table:number-columns-spanned="3" table:number-rows-spanned="3" table:style-name="ce376">
            <text:p>Lo¹i ®Êt</text:p>
          </table:table-cell>
          <table:covered-table-cell table:number-columns-repeated="2"/>
          <table:table-cell office:value-type="string" table:number-columns-spanned="1" table:number-rows-spanned="3" table:style-name="ce377">
            <text:p>Cäc nhåi</text:p>
          </table:table-cell>
          <table:table-cell office:value-type="string" table:number-columns-spanned="1" table:number-rows-spanned="3" table:style-name="ce377">
            <text:p>Cäc ®ãng</text:p>
          </table:table-cell>
          <table:table-cell office:value-type="string" table:number-columns-spanned="2" table:number-rows-spanned="1" table:style-name="ce376">
            <text:p>Cäc nhåi</text:p>
          </table:table-cell>
          <table:covered-table-cell/>
          <table:table-cell office:value-type="string" table:number-columns-spanned="2" table:number-rows-spanned="1" table:style-name="ce376">
            <text:p>Cäc ®ãng</text:p>
          </table:table-cell>
          <table:covered-table-cell/>
          <table:table-cell table:number-columns-repeated="31" table:style-name="ce281"/>
          <table:table-cell table:number-columns-repeated="16320"/>
        </table:table-row>
        <table:table-row table:style-name="ro7">
          <table:table-cell office:value-type="string" table:style-name="ce348">
            <text:p>2 - H¹ cäc b»ng c¸ch ®ãng vµo lç khoan måi víi ®é s©u mòi cäc kh«ng nhá h¬n 1m d­íi ®¸y hè khoan, khi ®­êng kÝnh lç khoan måi b»ng c¹nh cäc vu«ng.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1" table:style-name="ce291">
            <text:p>1</text:p>
          </table:table-cell>
          <table:table-cell office:value-type="float" office:value="0.5" table:style-name="ce291">
            <text:p>0,5</text:p>
          </table:table-cell>
          <table:table-cell table:style-name="ce281"/>
          <table:table-cell table:number-columns-repeated="8" table:style-name="ce349"/>
          <table:table-cell table:style-name="ce281"/>
          <table:covered-table-cell/>
          <table:covered-table-cell table:number-columns-repeated="2"/>
          <table:covered-table-cell/>
          <table:covered-table-cell/>
          <table:table-cell office:value-type="string" table:style-name="ce291">
            <text:p>Thµnh</text:p>
          </table:table-cell>
          <table:table-cell office:value-type="string" table:style-name="ce291">
            <text:p>Thµnh</text:p>
          </table:table-cell>
          <table:table-cell office:value-type="string" table:style-name="ce291">
            <text:p>Thµnh</text:p>
          </table:table-cell>
          <table:table-cell office:value-type="string" table:style-name="ce291">
            <text:p>Thµnh</text:p>
          </table:table-cell>
          <table:table-cell table:number-columns-repeated="31" table:style-name="ce281"/>
          <table:table-cell table:number-columns-repeated="16320"/>
        </table:table-row>
        <table:table-row table:style-name="ro7">
          <table:table-cell office:value-type="string" table:style-name="ce348">
            <text:p>3 - H¹ cäc b»ng c¸ch ®ãng vµo lç khoan måi víi ®é s©u mòi cäc kh«ng nhá h¬n 1m d­íi ®¸y hè khoan, khi ®­êng kÝnh lç khoan måi nhá h¬n c¹nh cäc vu«ng 5cm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1" table:style-name="ce291">
            <text:p>1</text:p>
          </table:table-cell>
          <table:table-cell office:value-type="float" office:value="0.6" table:style-name="ce291">
            <text:p>0,6</text:p>
          </table:table-cell>
          <table:table-cell table:style-name="ce281"/>
          <table:table-cell table:style-name="ce349"/>
          <table:table-cell table:number-columns-repeated="3" table:style-name="ce347"/>
          <table:table-cell table:number-columns-repeated="4" table:style-name="ce349"/>
          <table:table-cell table:style-name="ce281"/>
          <table:covered-table-cell/>
          <table:covered-table-cell table:number-columns-repeated="2"/>
          <table:covered-table-cell/>
          <table:covered-table-cell/>
          <table:table-cell office:value-type="string" table:style-name="ce291">
            <text:p>bª t«ng</text:p>
          </table:table-cell>
          <table:table-cell office:value-type="string" table:style-name="ce291">
            <text:p>èng thÐp</text:p>
          </table:table-cell>
          <table:table-cell office:value-type="string" table:style-name="ce291">
            <text:p>bª t«ng</text:p>
          </table:table-cell>
          <table:table-cell office:value-type="string" table:style-name="ce291">
            <text:p>èng thÐp</text:p>
          </table:table-cell>
          <table:table-cell table:number-columns-repeated="31" table:style-name="ce281"/>
          <table:table-cell table:number-columns-repeated="16320"/>
        </table:table-row>
        <table:table-row table:style-name="ro3">
          <table:table-cell office:value-type="string" table:style-name="ce348">
            <text:p>4 - H¹ cäc b»ng c¸ch ®ãng vµo lç khoan måi víi ®é s©u mòi cäc kh«ng nhá h¬n 1m d­íi ®¸y hè khoan, khi ®­êng kÝnh lç khoan måi nhá h¬n c¹nh cäc vu«ng hoÆc ®­êng kÝnh cäc trßn (®èi víi trô ®­êng d©y t¶i ®iÖn) 15cm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1" table:style-name="ce291">
            <text:p>1</text:p>
          </table:table-cell>
          <table:table-cell office:value-type="float" office:value="1" table:style-name="ce291">
            <text:p>1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style-name="ce281"/>
          <table:table-cell office:value-type="string" table:number-columns-spanned="2" table:number-rows-spanned="1" table:style-name="ce377">
            <text:p>§Êt lo¹i sÐt ch¶y, bïn</text:p>
          </table:table-cell>
          <table:covered-table-cell/>
          <table:table-cell office:value-type="float" office:value="1" table:style-name="ce350">
            <text:p>1</text:p>
          </table:table-cell>
          <table:table-cell office:value-type="float" office:value="0.4" table:style-name="ce349">
            <text:p>0,4</text:p>
          </table:table-cell>
          <table:table-cell office:value-type="float" office:value="0.5" table:style-name="ce349">
            <text:p>0,5</text:p>
          </table:table-cell>
          <table:table-cell office:value-type="float" office:value="30" table:style-name="ce349">
            <text:p>30</text:p>
          </table:table-cell>
          <table:table-cell office:value-type="float" office:value="30" table:style-name="ce349">
            <text:p>30</text:p>
          </table:table-cell>
          <table:table-cell office:value-type="float" office:value="30" table:style-name="ce349">
            <text:p>30</text:p>
          </table:table-cell>
          <table:table-cell office:value-type="float" office:value="30" table:style-name="ce349">
            <text:p>30</text:p>
          </table:table-cell>
          <table:table-cell table:number-columns-repeated="31" table:style-name="ce281"/>
          <table:table-cell table:number-columns-repeated="16320"/>
        </table:table-row>
        <table:table-row table:style-name="ro10">
          <table:table-cell office:value-type="string" table:style-name="ce348">
            <text:p>5 - H¹ cäc cã xãi n­íc trong ®Êt c¸t víi ®iÒu kiÖn ®ãng tiÕp cäc ë mÐt cuèi cïng kh«ng xãi n­íc.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1" table:style-name="ce291">
            <text:p>1</text:p>
          </table:table-cell>
          <table:table-cell office:value-type="float" office:value="0.9" table:style-name="ce291">
            <text:p>0,9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style-name="ce281"/>
          <table:table-cell office:value-type="string" table:number-columns-spanned="2" table:number-rows-spanned="1" table:style-name="ce377">
            <text:p>SÐt cøng võa</text:p>
          </table:table-cell>
          <table:covered-table-cell/>
          <table:table-cell office:value-type="float" office:value="2" table:style-name="ce350">
            <text:p>2</text:p>
          </table:table-cell>
          <table:table-cell office:value-type="float" office:value="0.35" table:style-name="ce349">
            <text:p>0,35</text:p>
          </table:table-cell>
          <table:table-cell office:value-type="float" office:value="0.45" table:style-name="ce349">
            <text:p>0,45</text:p>
          </table:table-cell>
          <table:table-cell office:value-type="float" office:value="40" table:style-name="ce349">
            <text:p>40</text:p>
          </table:table-cell>
          <table:table-cell office:value-type="float" office:value="80" table:style-name="ce349">
            <text:p>80</text:p>
          </table:table-cell>
          <table:table-cell office:value-type="float" office:value="40" table:style-name="ce349">
            <text:p>40</text:p>
          </table:table-cell>
          <table:table-cell office:value-type="float" office:value="80" table:style-name="ce349">
            <text:p>80</text:p>
          </table:table-cell>
          <table:table-cell table:number-columns-repeated="31" table:style-name="ce281"/>
          <table:table-cell table:number-columns-repeated="16320"/>
        </table:table-row>
        <table:table-row table:style-name="ro35">
          <table:table-cell office:value-type="string" table:style-name="ce348">
            <text:p>6 - Rung vµ Ðp cäc vµo ®Êt c¸t chÆt võa - c¸t th« vµ c¸t võa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1.2" table:style-name="ce291">
            <text:p>1,2</text:p>
          </table:table-cell>
          <table:table-cell office:value-type="float" office:value="1" table:style-name="ce291">
            <text:p>1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style-name="ce281"/>
          <table:table-cell office:value-type="string" table:number-columns-spanned="2" table:number-rows-spanned="1" table:style-name="ce377">
            <text:p>SÐt cøng</text:p>
          </table:table-cell>
          <table:covered-table-cell/>
          <table:table-cell office:value-type="float" office:value="3" table:style-name="ce350">
            <text:p>3</text:p>
          </table:table-cell>
          <table:table-cell office:value-type="float" office:value="0.45" table:style-name="ce349">
            <text:p>0,45</text:p>
          </table:table-cell>
          <table:table-cell office:value-type="float" office:value="0.55000000000000004" table:style-name="ce349">
            <text:p>0,55</text:p>
          </table:table-cell>
          <table:table-cell office:value-type="float" office:value="60" table:style-name="ce349">
            <text:p>60</text:p>
          </table:table-cell>
          <table:table-cell office:value-type="float" office:value="120" table:style-name="ce349">
            <text:p>120</text:p>
          </table:table-cell>
          <table:table-cell office:value-type="float" office:value="60" table:style-name="ce349">
            <text:p>60</text:p>
          </table:table-cell>
          <table:table-cell office:value-type="float" office:value="120" table:style-name="ce349">
            <text:p>120</text:p>
          </table:table-cell>
          <table:table-cell table:number-columns-repeated="31" table:style-name="ce281"/>
          <table:table-cell table:number-columns-repeated="16320"/>
        </table:table-row>
        <table:table-row table:style-name="ro7">
          <table:table-cell office:value-type="string" table:style-name="ce348">
            <text:p>7 - Rung vµ Ðp cäc vµo ®Êt c¸t chÆt võa - c¸t mÞn</text:p>
          </table:table-cell>
          <table:table-cell table:style-name="ce281"/>
          <table:table-cell table:number-columns-repeated="2" table:style-name="ce299"/>
          <table:table-cell table:number-columns-repeated="4" table:style-name="ce281"/>
          <table:table-cell office:value-type="string" table:style-name="ce346">
            <text:p>m<text:span text:style-name="T24">R</text:span></text:p>
          </table:table-cell>
          <table:table-cell office:value-type="string" table:style-name="ce346">
            <text:p>m<text:span text:style-name="T24">f</text:span></text:p>
          </table:table-cell>
          <table:table-cell table:number-columns-repeated="2" table:style-name="ce281"/>
          <table:table-cell office:value-type="float" office:value="1.1000000000000001" table:style-name="ce291">
            <text:p>1,1</text:p>
          </table:table-cell>
          <table:table-cell office:value-type="float" office:value="1" table:style-name="ce291">
            <text:p>1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style-name="ce281"/>
          <table:table-cell office:value-type="string" table:number-columns-spanned="2" table:number-rows-spanned="1" table:style-name="ce377">
            <text:p>SÐt rÊt cøng</text:p>
          </table:table-cell>
          <table:covered-table-cell/>
          <table:table-cell office:value-type="float" office:value="4" table:style-name="ce350">
            <text:p>4</text:p>
          </table:table-cell>
          <table:table-cell office:value-type="float" office:value="0.45" table:style-name="ce349">
            <text:p>0,45</text:p>
          </table:table-cell>
          <table:table-cell office:value-type="float" office:value="0.55000000000000004" table:style-name="ce349">
            <text:p>0,55</text:p>
          </table:table-cell>
          <table:table-cell office:value-type="float" office:value="60" table:style-name="ce349">
            <text:p>60</text:p>
          </table:table-cell>
          <table:table-cell office:value-type="float" office:value="120" table:style-name="ce349">
            <text:p>120</text:p>
          </table:table-cell>
          <table:table-cell office:value-type="float" office:value="60" table:style-name="ce349">
            <text:p>60</text:p>
          </table:table-cell>
          <table:table-cell office:value-type="float" office:value="120" table:style-name="ce349">
            <text:p>120</text:p>
          </table:table-cell>
          <table:table-cell table:number-columns-repeated="31" table:style-name="ce281"/>
          <table:table-cell table:number-columns-repeated="16320"/>
        </table:table-row>
        <table:table-row table:style-name="ro7">
          <table:table-cell office:value-type="string" table:style-name="ce348">
            <text:p>8 - Rung vµ Ðp cäc vµo ®Êt c¸t chÆt võa - c¸t bôi</text:p>
          </table:table-cell>
          <table:table-cell table:style-name="ce281"/>
          <table:table-cell table:number-columns-repeated="2" table:style-name="ce299"/>
          <table:table-cell table:number-columns-repeated="4" table:style-name="ce281"/>
          <table:table-cell office:value-type="float" office:value="0.7" table:formula="of:=IF(OR([.C163]=1;[.C163]=2;[.C163]=3;[.C163]=4;[.C163]=5;[.C163]=8;[.C163]=12;[.C163]=13);1;(IF([.C163]=6;1.2;(IF([.C163]=7;1.1;(IF(OR([.C163]=9;[.C163]=15);0.9;(IF(OR([.C163]=10;[.C163]=16);0.8;0.7)))))))))" table:style-name="ce346">
            <text:p>0,7</text:p>
          </table:table-cell>
          <table:table-cell office:value-type="float" office:value="1" table:formula="of:=IF(OR([.C163]=1;[.C163]=4;[.C163]=6;[.C163]=7;[.C163]=8;[.C163]=12;[.C163]=13;[.C163]=14;[.C163]=15;[.C163]=16;[.C163]=17);1;(IF([.C163]=2;0.5;(IF([.C163]=3;0.6;0.9)))))" table:style-name="ce346">
            <text:p>1</text:p>
          </table:table-cell>
          <table:table-cell table:number-columns-repeated="2" table:style-name="ce281"/>
          <table:table-cell office:value-type="float" office:value="1" table:style-name="ce291">
            <text:p>1</text:p>
          </table:table-cell>
          <table:table-cell office:value-type="float" office:value="1" table:style-name="ce291">
            <text:p>1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style-name="ce281"/>
          <table:table-cell office:value-type="string" table:number-columns-spanned="2" table:number-rows-spanned="1" table:style-name="ce377">
            <text:p>C¸t ch¶y</text:p>
          </table:table-cell>
          <table:covered-table-cell/>
          <table:table-cell office:value-type="float" office:value="5" table:style-name="ce350">
            <text:p>5</text:p>
          </table:table-cell>
          <table:table-cell office:value-type="float" office:value="0.4" table:style-name="ce349">
            <text:p>0,4</text:p>
          </table:table-cell>
          <table:table-cell office:value-type="float" office:value="0.5" table:style-name="ce349">
            <text:p>0,5</text:p>
          </table:table-cell>
          <table:table-cell office:value-type="float" office:value="60" table:style-name="ce349">
            <text:p>60</text:p>
          </table:table-cell>
          <table:table-cell office:value-type="float" office:value="150" table:style-name="ce349">
            <text:p>150</text:p>
          </table:table-cell>
          <table:table-cell office:value-type="float" office:value="60" table:style-name="ce349">
            <text:p>60</text:p>
          </table:table-cell>
          <table:table-cell office:value-type="float" office:value="120" table:style-name="ce349">
            <text:p>120</text:p>
          </table:table-cell>
          <table:table-cell table:number-columns-repeated="31" table:style-name="ce281"/>
          <table:table-cell table:number-columns-repeated="16320"/>
        </table:table-row>
        <table:table-row table:style-name="ro7">
          <table:table-cell office:value-type="string" table:style-name="ce348">
            <text:p>9 - Rung vµ Ðp cäc vµo ®Êt sÐt cã ®é sÖt B = 0.5 - ¸ c¸t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0.9" table:style-name="ce291">
            <text:p>0,9</text:p>
          </table:table-cell>
          <table:table-cell office:value-type="float" office:value="0.9" table:style-name="ce291">
            <text:p>0,9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style-name="ce281"/>
          <table:table-cell office:value-type="string" table:number-columns-spanned="2" table:number-rows-spanned="1" table:style-name="ce377">
            <text:p>C¸t chÆt võa</text:p>
          </table:table-cell>
          <table:covered-table-cell/>
          <table:table-cell office:value-type="float" office:value="6" table:style-name="ce350">
            <text:p>6</text:p>
          </table:table-cell>
          <table:table-cell office:value-type="float" office:value="0.4" table:style-name="ce349">
            <text:p>0,4</text:p>
          </table:table-cell>
          <table:table-cell office:value-type="float" office:value="0.5" table:style-name="ce349">
            <text:p>0,5</text:p>
          </table:table-cell>
          <table:table-cell office:value-type="float" office:value="100" table:style-name="ce349">
            <text:p>100</text:p>
          </table:table-cell>
          <table:table-cell office:value-type="float" office:value="200" table:style-name="ce349">
            <text:p>200</text:p>
          </table:table-cell>
          <table:table-cell office:value-type="float" office:value="100" table:style-name="ce349">
            <text:p>100</text:p>
          </table:table-cell>
          <table:table-cell office:value-type="float" office:value="200" table:style-name="ce349">
            <text:p>200</text:p>
          </table:table-cell>
          <table:table-cell table:number-columns-repeated="31" table:style-name="ce281"/>
          <table:table-cell table:number-columns-repeated="16320"/>
        </table:table-row>
        <table:table-row table:style-name="ro7">
          <table:table-cell office:value-type="string" table:style-name="ce348">
            <text:p>10 - Rung vµ Ðp cäc vµo ®Êt sÐt cã ®é sÖt B = 0.5 - ¸ sÐt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0.8" table:style-name="ce291">
            <text:p>0,8</text:p>
          </table:table-cell>
          <table:table-cell office:value-type="float" office:value="0.9" table:style-name="ce291">
            <text:p>0,9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style-name="ce281"/>
          <table:table-cell office:value-type="string" table:number-columns-spanned="2" table:number-rows-spanned="1" table:style-name="ce377">
            <text:p>C¸t chÆt</text:p>
          </table:table-cell>
          <table:covered-table-cell/>
          <table:table-cell office:value-type="float" office:value="7" table:style-name="ce350">
            <text:p>7</text:p>
          </table:table-cell>
          <table:table-cell office:value-type="float" office:value="0.3" table:formula="of:=[.AB174]" table:style-name="ce349">
            <text:p>0,3</text:p>
          </table:table-cell>
          <table:table-cell office:value-type="float" office:value="0.4" table:formula="of:=[.AC174]" table:style-name="ce349">
            <text:p>0,4</text:p>
          </table:table-cell>
          <table:table-cell office:value-type="float" office:value="150" table:formula="of:=[.AD174]" table:style-name="ce349">
            <text:p>150</text:p>
          </table:table-cell>
          <table:table-cell office:value-type="float" office:value="300" table:formula="of:=[.AE174]" table:style-name="ce349">
            <text:p>300</text:p>
          </table:table-cell>
          <table:table-cell office:value-type="float" office:value="150" table:formula="of:=[.AF174]" table:style-name="ce349">
            <text:p>150</text:p>
          </table:table-cell>
          <table:table-cell office:value-type="float" office:value="300" table:formula="of:=[.AG174]" table:style-name="ce349">
            <text:p>300</text:p>
          </table:table-cell>
          <table:table-cell table:number-columns-repeated="31" table:style-name="ce281"/>
          <table:table-cell table:number-columns-repeated="16320"/>
        </table:table-row>
        <table:table-row table:style-name="ro7">
          <table:table-cell office:value-type="string" table:style-name="ce348">
            <text:p>11 - Rung vµ Ðp cäc vµo ®Êt sÐt cã ®é sÖt B = 0.5 - sÐt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0.7" table:style-name="ce291">
            <text:p>0,7</text:p>
          </table:table-cell>
          <table:table-cell office:value-type="float" office:value="0.9" table:style-name="ce291">
            <text:p>0,9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style-name="ce281"/>
          <table:table-cell office:value-type="string" table:number-columns-spanned="2" table:number-rows-spanned="1" table:style-name="ce377">
            <text:p>C¸t rÊt chÆt</text:p>
          </table:table-cell>
          <table:covered-table-cell/>
          <table:table-cell office:value-type="float" office:value="8" table:style-name="ce350">
            <text:p>8</text:p>
          </table:table-cell>
          <table:table-cell office:value-type="float" office:value="0.3" table:style-name="ce349">
            <text:p>0,3</text:p>
          </table:table-cell>
          <table:table-cell office:value-type="float" office:value="0.4" table:style-name="ce349">
            <text:p>0,4</text:p>
          </table:table-cell>
          <table:table-cell office:value-type="float" office:value="150" table:style-name="ce349">
            <text:p>150</text:p>
          </table:table-cell>
          <table:table-cell office:value-type="float" office:value="300" table:style-name="ce349">
            <text:p>300</text:p>
          </table:table-cell>
          <table:table-cell office:value-type="float" office:value="150" table:style-name="ce349">
            <text:p>150</text:p>
          </table:table-cell>
          <table:table-cell office:value-type="float" office:value="300" table:style-name="ce349">
            <text:p>300</text:p>
          </table:table-cell>
          <table:table-cell table:number-columns-repeated="31" table:style-name="ce281"/>
          <table:table-cell table:number-columns-repeated="16320"/>
        </table:table-row>
        <table:table-row table:style-name="ro7">
          <table:table-cell office:value-type="string" table:style-name="ce348">
            <text:p>12 - Rung vµ Ðp cäc vµo ®Êt sÐt cã ®é sÖt B &lt;0.5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1" table:style-name="ce291">
            <text:p>1</text:p>
          </table:table-cell>
          <table:table-cell office:value-type="float" office:value="1" table:style-name="ce291">
            <text:p>1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style-name="ce281"/>
          <table:table-cell office:value-type="string" table:number-columns-spanned="2" table:number-rows-spanned="1" table:style-name="ce377">
            <text:p>§¸ phÊn (mÒm)</text:p>
          </table:table-cell>
          <table:covered-table-cell/>
          <table:table-cell office:value-type="float" office:value="9" table:style-name="ce350">
            <text:p>9</text:p>
          </table:table-cell>
          <table:table-cell office:value-type="float" office:value="0.2" table:style-name="ce349">
            <text:p>0,2</text:p>
          </table:table-cell>
          <table:table-cell office:value-type="float" office:value="0.3" table:style-name="ce349">
            <text:p>0,3</text:p>
          </table:table-cell>
          <table:table-cell office:value-type="float" office:value="100" table:style-name="ce349">
            <text:p>100</text:p>
          </table:table-cell>
          <table:table-cell office:value-type="float" office:value="120" table:style-name="ce349">
            <text:p>120</text:p>
          </table:table-cell>
          <table:table-cell office:value-type="float" office:value="100" table:style-name="ce349">
            <text:p>100</text:p>
          </table:table-cell>
          <table:table-cell office:value-type="float" office:value="120" table:style-name="ce349">
            <text:p>120</text:p>
          </table:table-cell>
          <table:table-cell table:number-columns-repeated="31" table:style-name="ce281"/>
          <table:table-cell table:number-columns-repeated="16320"/>
        </table:table-row>
        <table:table-row table:style-name="ro36">
          <table:table-cell office:value-type="string" table:style-name="ce348">
            <text:p>13 - Cäc rçng hë mòi, h¹ b»ng bóa cã kÕt cÊu bÊt k× - khi ®­êng kÝnh lç rçng cña cäc &lt;40cm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1" table:style-name="ce291">
            <text:p>1</text:p>
          </table:table-cell>
          <table:table-cell office:value-type="float" office:value="1" table:style-name="ce291">
            <text:p>1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style-name="ce281"/>
          <table:table-cell office:value-type="string" table:number-columns-spanned="2" table:number-rows-spanned="1" table:style-name="ce377">
            <text:p>§¸ phÊn phong ho¸, m¶nh vôn</text:p>
          </table:table-cell>
          <table:covered-table-cell/>
          <table:table-cell office:value-type="float" office:value="10" table:style-name="ce350">
            <text:p>10</text:p>
          </table:table-cell>
          <table:table-cell office:value-type="float" office:value="0.2" table:style-name="ce349">
            <text:p>0,2</text:p>
          </table:table-cell>
          <table:table-cell office:value-type="float" office:value="0.4" table:style-name="ce349">
            <text:p>0,4</text:p>
          </table:table-cell>
          <table:table-cell office:value-type="float" office:value="60" table:style-name="ce349">
            <text:p>60</text:p>
          </table:table-cell>
          <table:table-cell office:value-type="float" office:value="80" table:style-name="ce349">
            <text:p>80</text:p>
          </table:table-cell>
          <table:table-cell office:value-type="float" office:value="60" table:style-name="ce349">
            <text:p>60</text:p>
          </table:table-cell>
          <table:table-cell office:value-type="float" office:value="60" table:style-name="ce349">
            <text:p>60</text:p>
          </table:table-cell>
          <table:table-cell table:number-columns-repeated="31" table:style-name="ce281"/>
          <table:table-cell table:number-columns-repeated="16320"/>
        </table:table-row>
        <table:table-row table:style-name="ro7">
          <table:table-cell office:value-type="string" table:style-name="ce348">
            <text:p>14 - Cäc rçng hë mòi, h¹ b»ng bóa cã kÕt cÊu bÊt k× - khi ®­êng kÝnh lç rçng cña cäc &gt;40cm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0.7" table:style-name="ce291">
            <text:p>0,7</text:p>
          </table:table-cell>
          <table:table-cell office:value-type="float" office:value="1" table:style-name="ce291">
            <text:p>1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number-columns-repeated="41" table:style-name="ce281"/>
          <table:table-cell table:number-columns-repeated="16320"/>
        </table:table-row>
        <table:table-row table:style-name="ro7">
          <table:table-cell office:value-type="string" table:style-name="ce348">
            <text:p>15 - Cäc trßn rçng, bÞt mòi , h¹ b»ng ph­¬ng ph¸p bÊt k×, tíi ®é s©u &gt;10m, sau ®ã cã më réng mòi cäc b»ng c¸ch næ m×n trong ®Êt c¸t chÆt võa vµ trong ®Êt sÐt cã ®é sÖt B&lt;0.5, khi ®­êng kÝnh më réng b»ng 1m kh«ng phô thuéc vµo lo¹i ®Êt nãi trªn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0.9" table:style-name="ce291">
            <text:p>0,9</text:p>
          </table:table-cell>
          <table:table-cell office:value-type="float" office:value="1" table:style-name="ce291">
            <text:p>1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number-columns-repeated="41" table:style-name="ce281"/>
          <table:table-cell table:number-columns-repeated="16320"/>
        </table:table-row>
        <table:table-row table:style-name="ro7">
          <table:table-cell office:value-type="string" table:style-name="ce348">
            <text:p>16 - Cäc trßn rçng, bÞt mòi , h¹ b»ng ph­¬ng ph¸p bÊt k×, tíi ®é s©u &gt;10m, sau ®ã cã më réng mòi cäc b»ng c¸ch næ m×n trong ®Êt c¸t chÆt võa vµ trong ®Êt sÐt cã ®é sÖt B&lt;0.5, khi ®­êng kÝnh më réng b»ng 1.5m trong ®Êt c¸t vµ ¸ c¸t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0.8" table:style-name="ce291">
            <text:p>0,8</text:p>
          </table:table-cell>
          <table:table-cell office:value-type="float" office:value="1" table:style-name="ce291">
            <text:p>1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number-columns-repeated="41" table:style-name="ce281"/>
          <table:table-cell table:number-columns-repeated="16320"/>
        </table:table-row>
        <table:table-row table:style-name="ro7">
          <table:table-cell office:value-type="string" table:style-name="ce348">
            <text:p>17 - Cäc trßn rçng, bÞt mòi , h¹ b»ng ph­¬ng ph¸p bÊt k×, tíi ®é s©u &gt;10m, sau ®ã cã më réng mòi cäc b»ng c¸ch næ m×n trong ®Êt c¸t chÆt võa vµ trong ®Êt sÐt cã ®é sÖt B&lt;0.5, khi ®­êng kÝnh më réng b»ng 1.5m trong ¸ sÐt vµ sÐt</text:p>
          </table:table-cell>
          <table:table-cell table:style-name="ce281"/>
          <table:table-cell table:number-columns-repeated="2" table:style-name="ce299"/>
          <table:table-cell table:number-columns-repeated="8" table:style-name="ce281"/>
          <table:table-cell office:value-type="float" office:value="0.7" table:style-name="ce291">
            <text:p>0,7</text:p>
          </table:table-cell>
          <table:table-cell office:value-type="float" office:value="1" table:style-name="ce291">
            <text:p>1</text:p>
          </table:table-cell>
          <table:table-cell table:style-name="ce281"/>
          <table:table-cell table:number-columns-repeated="4" table:style-name="ce282"/>
          <table:table-cell table:number-columns-repeated="4" table:style-name="ce349"/>
          <table:table-cell table:number-columns-repeated="41" table:style-name="ce281"/>
          <table:table-cell table:number-columns-repeated="16320"/>
        </table:table-row>
        <table:table-row table:style-name="ro7">
          <table:table-cell table:style-name="ce348"/>
          <table:table-cell table:style-name="ce281"/>
          <table:table-cell table:number-columns-repeated="2" table:style-name="ce299"/>
          <table:table-cell table:number-columns-repeated="11" table:style-name="ce281"/>
          <table:table-cell table:number-columns-repeated="4" table:style-name="ce282"/>
          <table:table-cell table:number-columns-repeated="4" table:style-name="ce349"/>
          <table:table-cell table:number-columns-repeated="41" table:style-name="ce281"/>
          <table:table-cell table:number-columns-repeated="16320"/>
        </table:table-row>
        <table:table-row table:style-name="ro10">
          <table:table-cell office:value-type="string" table:number-columns-spanned="14" table:number-rows-spanned="1" table:style-name="ce378">
            <text:p>B¶ng tra hÖ sè K<text:span text:style-name="T26">0</text:span></text:p>
          </table:table-cell>
          <table:covered-table-cell table:number-columns-repeated="13"/>
          <table:table-cell table:style-name="ce281"/>
          <table:table-cell table:number-columns-repeated="4" table:style-name="ce282"/>
          <table:table-cell table:number-columns-repeated="4" table:style-name="ce349"/>
          <table:table-cell table:number-columns-repeated="41" table:style-name="ce281"/>
          <table:table-cell table:number-columns-repeated="16320"/>
        </table:table-row>
        <table:table-row table:style-name="ro7">
          <table:table-cell table:style-name="ce281"/>
          <table:table-cell office:value-type="float" office:value="2" table:style-name="ce281">
            <text:p>2</text:p>
          </table:table-cell>
          <table:table-cell office:value-type="float" office:value="3" table:style-name="ce281">
            <text:p>3</text:p>
          </table:table-cell>
          <table:table-cell office:value-type="float" office:value="4" table:style-name="ce281">
            <text:p>4</text:p>
          </table:table-cell>
          <table:table-cell office:value-type="float" office:value="5" table:style-name="ce281">
            <text:p>5</text:p>
          </table:table-cell>
          <table:table-cell office:value-type="float" office:value="6" table:style-name="ce281">
            <text:p>6</text:p>
          </table:table-cell>
          <table:table-cell office:value-type="float" office:value="7" table:style-name="ce281">
            <text:p>7</text:p>
          </table:table-cell>
          <table:table-cell office:value-type="float" office:value="8" table:style-name="ce281">
            <text:p>8</text:p>
          </table:table-cell>
          <table:table-cell office:value-type="float" office:value="9" table:style-name="ce281">
            <text:p>9</text:p>
          </table:table-cell>
          <table:table-cell office:value-type="float" office:value="10" table:style-name="ce281">
            <text:p>10</text:p>
          </table:table-cell>
          <table:table-cell office:value-type="float" office:value="11" table:style-name="ce281">
            <text:p>11</text:p>
          </table:table-cell>
          <table:table-cell office:value-type="float" office:value="12" table:style-name="ce281">
            <text:p>12</text:p>
          </table:table-cell>
          <table:table-cell office:value-type="float" office:value="13" table:style-name="ce281">
            <text:p>13</text:p>
          </table:table-cell>
          <table:table-cell office:value-type="float" office:value="14" table:style-name="ce281">
            <text:p>14</text:p>
          </table:table-cell>
          <table:table-cell table:number-columns-repeated="50" table:style-name="ce281"/>
          <table:table-cell table:number-columns-repeated="16320"/>
        </table:table-row>
        <table:table-row table:style-name="ro7">
          <table:table-cell office:value-type="string" table:number-columns-spanned="1" table:number-rows-spanned="2" table:style-name="ce376">
            <text:p>z/b</text:p>
          </table:table-cell>
          <table:table-cell office:value-type="string" table:number-columns-spanned="13" table:number-rows-spanned="1" table:style-name="ce376">
            <text:p>l/b</text:p>
          </table:table-cell>
          <table:covered-table-cell table:number-columns-repeated="12"/>
          <table:table-cell table:number-columns-repeated="50" table:style-name="ce281"/>
          <table:table-cell table:number-columns-repeated="16320"/>
        </table:table-row>
        <table:table-row table:style-name="ro7">
          <table:covered-table-cell/>
          <table:table-cell office:value-type="float" office:value="1" table:style-name="ce349">
            <text:p>1</text:p>
          </table:table-cell>
          <table:table-cell office:value-type="float" office:value="1.5" table:style-name="ce349">
            <text:p>1,5</text:p>
          </table:table-cell>
          <table:table-cell office:value-type="float" office:value="2" table:style-name="ce349">
            <text:p>2</text:p>
          </table:table-cell>
          <table:table-cell office:value-type="float" office:value="2.5" table:style-name="ce351">
            <text:p>2,5</text:p>
          </table:table-cell>
          <table:table-cell office:value-type="float" office:value="3" table:style-name="ce349">
            <text:p>3</text:p>
          </table:table-cell>
          <table:table-cell office:value-type="float" office:value="3.5" table:style-name="ce349">
            <text:p>3,5</text:p>
          </table:table-cell>
          <table:table-cell office:value-type="float" office:value="4" table:style-name="ce349">
            <text:p>4</text:p>
          </table:table-cell>
          <table:table-cell office:value-type="float" office:value="4.5" table:style-name="ce349">
            <text:p>4,5</text:p>
          </table:table-cell>
          <table:table-cell office:value-type="float" office:value="5" table:style-name="ce349">
            <text:p>5</text:p>
          </table:table-cell>
          <table:table-cell office:value-type="float" office:value="5.5" table:style-name="ce349">
            <text:p>5,5</text:p>
          </table:table-cell>
          <table:table-cell office:value-type="float" office:value="6" table:style-name="ce349">
            <text:p>6</text:p>
          </table:table-cell>
          <table:table-cell office:value-type="float" office:value="10" table:style-name="ce349">
            <text:p>10</text:p>
          </table:table-cell>
          <table:table-cell office:value-type="float" office:value="20" table:style-name="ce349">
            <text:p>20</text:p>
          </table:table-cell>
          <table:table-cell table:number-columns-repeated="4" table:style-name="ce281"/>
          <table:table-cell table:style-name="ce302"/>
          <table:table-cell table:number-columns-repeated="45" table:style-name="ce281"/>
          <table:table-cell table:number-columns-repeated="16320"/>
        </table:table-row>
        <table:table-row table:style-name="ro7">
          <table:table-cell office:value-type="float" office:value="0" table:style-name="ce352">
            <text:p>0</text:p>
          </table:table-cell>
          <table:table-cell office:value-type="float" office:value="1" table:style-name="ce353">
            <text:p>1,000</text:p>
          </table:table-cell>
          <table:table-cell office:value-type="float" office:value="1" table:style-name="ce353">
            <text:p>1,000</text:p>
          </table:table-cell>
          <table:table-cell office:value-type="float" office:value="1" table:style-name="ce353">
            <text:p>1,000</text:p>
          </table:table-cell>
          <table:table-cell office:value-type="float" office:value="1" table:style-name="ce354">
            <text:p>1,000</text:p>
          </table:table-cell>
          <table:table-cell office:value-type="float" office:value="1" table:style-name="ce353">
            <text:p>1,000</text:p>
          </table:table-cell>
          <table:table-cell office:value-type="float" office:value="1" table:style-name="ce353">
            <text:p>1,000</text:p>
          </table:table-cell>
          <table:table-cell office:value-type="float" office:value="1" table:style-name="ce353">
            <text:p>1,000</text:p>
          </table:table-cell>
          <table:table-cell office:value-type="float" office:value="1" table:style-name="ce353">
            <text:p>1,000</text:p>
          </table:table-cell>
          <table:table-cell office:value-type="float" office:value="1" table:style-name="ce353">
            <text:p>1,000</text:p>
          </table:table-cell>
          <table:table-cell office:value-type="float" office:value="1" table:style-name="ce354">
            <text:p>1,000</text:p>
          </table:table-cell>
          <table:table-cell office:value-type="float" office:value="1" table:style-name="ce353">
            <text:p>1,000</text:p>
          </table:table-cell>
          <table:table-cell office:value-type="float" office:value="1" table:style-name="ce353">
            <text:p>1,000</text:p>
          </table:table-cell>
          <table:table-cell office:value-type="float" office:value="1" table:style-name="ce353">
            <text:p>1,000</text:p>
          </table:table-cell>
          <table:table-cell table:number-columns-repeated="50" table:style-name="ce281"/>
          <table:table-cell table:number-columns-repeated="16320"/>
        </table:table-row>
        <table:table-row table:style-name="ro7">
          <table:table-cell office:value-type="float" office:value="0.25" table:style-name="ce352">
            <text:p>0,25</text:p>
          </table:table-cell>
          <table:table-cell office:value-type="float" office:value="0.80800000000000005" table:style-name="ce353">
            <text:p>0,808</text:p>
          </table:table-cell>
          <table:table-cell office:value-type="float" office:value="0.90400000000000003" table:style-name="ce353">
            <text:p>0,904</text:p>
          </table:table-cell>
          <table:table-cell office:value-type="float" office:value="0.90800000000000003" table:style-name="ce353">
            <text:p>0,908</text:p>
          </table:table-cell>
          <table:table-cell office:value-type="float" office:value="0.91" table:formula="of:=([.D187]+[.F187])/2" table:style-name="ce354">
            <text:p>0,910</text:p>
          </table:table-cell>
          <table:table-cell office:value-type="float" office:value="0.91200000000000003" table:style-name="ce353">
            <text:p>0,912</text:p>
          </table:table-cell>
          <table:table-cell office:value-type="float" office:value="0.91566666666666663" table:formula="of:=([.F187]+[.H187])/2" table:style-name="ce353">
            <text:p>0,916</text:p>
          </table:table-cell>
          <table:table-cell office:value-type="float" office:value="0.91933333333333334" table:formula="of:=[.F187]+([.L187]-[.F187])*([.$H$185]-[.$F$185])/([.$L$185]-[.$F$185])" table:style-name="ce353">
            <text:p>0,919</text:p>
          </table:table-cell>
          <table:table-cell office:value-type="float" office:value="0.92300000000000004" table:formula="of:=([.H187]+[.J187])/2" table:style-name="ce353">
            <text:p>0,923</text:p>
          </table:table-cell>
          <table:table-cell office:value-type="float" office:value="0.92666666666666675" table:formula="of:=[.F187]+([.L187]-[.F187])*([.$J$185]-[.$F$185])/([.$L$185]-[.$F$185])" table:style-name="ce353">
            <text:p>0,927</text:p>
          </table:table-cell>
          <table:table-cell office:value-type="float" office:value="0.93033333333333346" table:formula="of:=([.J187]+[.L187])/2" table:style-name="ce354">
            <text:p>0,930</text:p>
          </table:table-cell>
          <table:table-cell office:value-type="float" office:value="0.93400000000000005" table:style-name="ce353">
            <text:p>0,934</text:p>
          </table:table-cell>
          <table:table-cell office:value-type="float" office:value="0.94" table:style-name="ce353">
            <text:p>0,940</text:p>
          </table:table-cell>
          <table:table-cell office:value-type="float" office:value="0.98" table:style-name="ce353">
            <text:p>0,980</text:p>
          </table:table-cell>
          <table:table-cell table:number-columns-repeated="50" table:style-name="ce281"/>
          <table:table-cell table:number-columns-repeated="16320"/>
        </table:table-row>
        <table:table-row table:style-name="ro7">
          <table:table-cell office:value-type="float" office:value="0.5" table:style-name="ce352">
            <text:p>0,5</text:p>
          </table:table-cell>
          <table:table-cell office:value-type="float" office:value="0.60599999999999998" table:style-name="ce353">
            <text:p>0,606</text:p>
          </table:table-cell>
          <table:table-cell office:value-type="float" office:value="0.71599999999999997" table:style-name="ce353">
            <text:p>0,716</text:p>
          </table:table-cell>
          <table:table-cell office:value-type="float" office:value="0.73399999999999999" table:style-name="ce353">
            <text:p>0,734</text:p>
          </table:table-cell>
          <table:table-cell office:value-type="float" office:value="0.748" table:formula="of:=([.D188]+[.F188])/2" table:style-name="ce354">
            <text:p>0,748</text:p>
          </table:table-cell>
          <table:table-cell office:value-type="float" office:value="0.76200000000000001" table:style-name="ce353">
            <text:p>0,762</text:p>
          </table:table-cell>
          <table:table-cell office:value-type="float" office:value="0.76649999999999996" table:formula="of:=([.F188]+[.H188])/2" table:style-name="ce353">
            <text:p>0,767</text:p>
          </table:table-cell>
          <table:table-cell office:value-type="float" office:value="0.77100000000000002" table:formula="of:=[.F188]+([.L188]-[.F188])*([.$H$185]-[.$F$185])/([.$L$185]-[.$F$185])" table:style-name="ce353">
            <text:p>0,771</text:p>
          </table:table-cell>
          <table:table-cell office:value-type="float" office:value="0.77550000000000008" table:formula="of:=([.H188]+[.J188])/2" table:style-name="ce353">
            <text:p>0,776</text:p>
          </table:table-cell>
          <table:table-cell office:value-type="float" office:value="0.78" table:formula="of:=[.F188]+([.L188]-[.F188])*([.$J$185]-[.$F$185])/([.$L$185]-[.$F$185])" table:style-name="ce353">
            <text:p>0,780</text:p>
          </table:table-cell>
          <table:table-cell office:value-type="float" office:value="0.78449999999999998" table:formula="of:=([.J188]+[.L188])/2" table:style-name="ce354">
            <text:p>0,785</text:p>
          </table:table-cell>
          <table:table-cell office:value-type="float" office:value="0.78900000000000003" table:style-name="ce353">
            <text:p>0,789</text:p>
          </table:table-cell>
          <table:table-cell office:value-type="float" office:value="0.79200000000000004" table:style-name="ce353">
            <text:p>0,792</text:p>
          </table:table-cell>
          <table:table-cell table:style-name="ce353"/>
          <table:table-cell table:number-columns-repeated="50" table:style-name="ce281"/>
          <table:table-cell table:number-columns-repeated="16320"/>
        </table:table-row>
        <table:table-row table:style-name="ro7">
          <table:table-cell office:value-type="float" office:value="0.75" table:style-name="ce355">
            <text:p>0,75</text:p>
          </table:table-cell>
          <table:table-cell office:value-type="float" office:value="0.496" table:formula="of:=([.B188]+[.B190])/2" table:style-name="ce351">
            <text:p>0,496</text:p>
          </table:table-cell>
          <table:table-cell office:value-type="float" office:value="0.57199999999999995" table:formula="of:=([.C188]+[.C190])/2" table:style-name="ce351">
            <text:p>0,572</text:p>
          </table:table-cell>
          <table:table-cell office:value-type="float" office:value="0.60199999999999998" table:formula="of:=([.D188]+[.D190])/2" table:style-name="ce351">
            <text:p>0,602</text:p>
          </table:table-cell>
          <table:table-cell office:value-type="float" office:value="0.61650000000000005" table:formula="of:=([.E188]+[.E190])/2" table:style-name="ce351">
            <text:p>0,6165</text:p>
          </table:table-cell>
          <table:table-cell office:value-type="float" office:value="0.63100000000000001" table:formula="of:=([.F188]+[.F190])/2" table:style-name="ce351">
            <text:p>0,631</text:p>
          </table:table-cell>
          <table:table-cell office:value-type="float" office:value="0.63474999999999993" table:formula="of:=([.G188]+[.G190])/2" table:style-name="ce351">
            <text:p>0,63475</text:p>
          </table:table-cell>
          <table:table-cell office:value-type="float" office:value="0.63850000000000007" table:formula="of:=([.H188]+[.H190])/2" table:style-name="ce351">
            <text:p>0,6385</text:p>
          </table:table-cell>
          <table:table-cell office:value-type="float" office:value="0.64224999999999999" table:formula="of:=([.I188]+[.I190])/2" table:style-name="ce351">
            <text:p>0,64225</text:p>
          </table:table-cell>
          <table:table-cell office:value-type="float" office:value="0.64600000000000002" table:formula="of:=([.J188]+[.J190])/2" table:style-name="ce351">
            <text:p>0,646</text:p>
          </table:table-cell>
          <table:table-cell office:value-type="float" office:value="0.64975000000000005" table:formula="of:=([.K188]+[.K190])/2" table:style-name="ce351">
            <text:p>0,64975</text:p>
          </table:table-cell>
          <table:table-cell office:value-type="float" office:value="0.65349999999999997" table:formula="of:=([.L188]+[.L190])/2" table:style-name="ce351">
            <text:p>0,6535</text:p>
          </table:table-cell>
          <table:table-cell office:value-type="float" office:value="0.65700000000000003" table:formula="of:=([.M188]+[.M190])/2" table:style-name="ce351">
            <text:p>0,657</text:p>
          </table:table-cell>
          <table:table-cell office:value-type="float" office:value="0" table:formula="of:=([.N188]+[.N190])/2" table:style-name="ce351">
            <text:p>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1" table:style-name="ce352">
            <text:p>1</text:p>
          </table:table-cell>
          <table:table-cell office:value-type="float" office:value="0.38600000000000001" table:style-name="ce353">
            <text:p>0,386</text:p>
          </table:table-cell>
          <table:table-cell office:value-type="float" office:value="0.42799999999999999" table:style-name="ce353">
            <text:p>0,428</text:p>
          </table:table-cell>
          <table:table-cell office:value-type="float" office:value="0.47" table:style-name="ce353">
            <text:p>0,470</text:p>
          </table:table-cell>
          <table:table-cell office:value-type="float" office:value="0.48499999999999999" table:formula="of:=([.D190]+[.F190])/2" table:style-name="ce354">
            <text:p>0,485</text:p>
          </table:table-cell>
          <table:table-cell office:value-type="float" office:value="0.5" table:style-name="ce353">
            <text:p>0,500</text:p>
          </table:table-cell>
          <table:table-cell office:value-type="float" office:value="0.503" table:formula="of:=([.F190]+[.H190])/2" table:style-name="ce353">
            <text:p>0,503</text:p>
          </table:table-cell>
          <table:table-cell office:value-type="float" office:value="0.50600000000000001" table:formula="of:=[.F190]+([.L190]-[.F190])*([.$H$185]-[.$F$185])/([.$L$185]-[.$F$185])" table:style-name="ce353">
            <text:p>0,506</text:p>
          </table:table-cell>
          <table:table-cell office:value-type="float" office:value="0.50900000000000001" table:formula="of:=([.H190]+[.J190])/2" table:style-name="ce353">
            <text:p>0,509</text:p>
          </table:table-cell>
          <table:table-cell office:value-type="float" office:value="0.51200000000000001" table:formula="of:=[.F190]+([.L190]-[.F190])*([.$J$185]-[.$F$185])/([.$L$185]-[.$F$185])" table:style-name="ce353">
            <text:p>0,512</text:p>
          </table:table-cell>
          <table:table-cell office:value-type="float" office:value="0.51500000000000001" table:formula="of:=([.J190]+[.L190])/2" table:style-name="ce354">
            <text:p>0,515</text:p>
          </table:table-cell>
          <table:table-cell office:value-type="float" office:value="0.51800000000000002" table:style-name="ce353">
            <text:p>0,518</text:p>
          </table:table-cell>
          <table:table-cell office:value-type="float" office:value="0.52200000000000002" table:style-name="ce353">
            <text:p>0,522</text:p>
          </table:table-cell>
          <table:table-cell table:style-name="ce353"/>
          <table:table-cell table:number-columns-repeated="50" table:style-name="ce281"/>
          <table:table-cell table:number-columns-repeated="16320"/>
        </table:table-row>
        <table:table-row table:style-name="ro7">
          <table:table-cell office:value-type="float" office:value="1.25" table:style-name="ce355">
            <text:p>1,25</text:p>
          </table:table-cell>
          <table:table-cell office:value-type="float" office:value="0.29000000000000004" table:formula="of:=([.B190]+[.B192])/2" table:style-name="ce355">
            <text:p>0,29</text:p>
          </table:table-cell>
          <table:table-cell office:value-type="float" office:value="0.34250000000000003" table:formula="of:=([.C190]+[.C192])/2" table:style-name="ce355">
            <text:p>0,3425</text:p>
          </table:table-cell>
          <table:table-cell office:value-type="float" office:value="0.379" table:formula="of:=([.D190]+[.D192])/2" table:style-name="ce355">
            <text:p>0,379</text:p>
          </table:table-cell>
          <table:table-cell office:value-type="float" office:value="0.40149999999999997" table:formula="of:=([.E190]+[.E192])/2" table:style-name="ce355">
            <text:p>0,4015</text:p>
          </table:table-cell>
          <table:table-cell office:value-type="float" office:value="0.42399999999999999" table:formula="of:=([.F190]+[.F192])/2" table:style-name="ce355">
            <text:p>0,424</text:p>
          </table:table-cell>
          <table:table-cell office:value-type="float" office:value="0.42649999999999999" table:formula="of:=([.G190]+[.G192])/2" table:style-name="ce355">
            <text:p>0,4265</text:p>
          </table:table-cell>
          <table:table-cell office:value-type="float" office:value="0.42899999999999999" table:formula="of:=([.H190]+[.H192])/2" table:style-name="ce355">
            <text:p>0,429</text:p>
          </table:table-cell>
          <table:table-cell office:value-type="float" office:value="0.43149999999999999" table:formula="of:=([.I190]+[.I192])/2" table:style-name="ce355">
            <text:p>0,4315</text:p>
          </table:table-cell>
          <table:table-cell office:value-type="float" office:value="0.434" table:formula="of:=([.J190]+[.J192])/2" table:style-name="ce355">
            <text:p>0,434</text:p>
          </table:table-cell>
          <table:table-cell office:value-type="float" office:value="0.4365" table:formula="of:=([.K190]+[.K192])/2" table:style-name="ce355">
            <text:p>0,4365</text:p>
          </table:table-cell>
          <table:table-cell office:value-type="float" office:value="0.439" table:formula="of:=([.L190]+[.L192])/2" table:style-name="ce355">
            <text:p>0,439</text:p>
          </table:table-cell>
          <table:table-cell office:value-type="float" office:value="0.44750000000000001" table:formula="of:=([.M190]+[.M192])/2" table:style-name="ce355">
            <text:p>0,4475</text:p>
          </table:table-cell>
          <table:table-cell office:value-type="float" office:value="0" table:formula="of:=([.N190]+[.N192])/2" table:style-name="ce355">
            <text:p>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1.5" table:style-name="ce357">
            <text:p>1,5</text:p>
          </table:table-cell>
          <table:table-cell office:value-type="float" office:value="0.19400000000000001" table:style-name="ce358">
            <text:p>0,194</text:p>
          </table:table-cell>
          <table:table-cell office:value-type="float" office:value="0.25700000000000001" table:style-name="ce358">
            <text:p>0,257</text:p>
          </table:table-cell>
          <table:table-cell office:value-type="float" office:value="0.28799999999999998" table:style-name="ce358">
            <text:p>0,288</text:p>
          </table:table-cell>
          <table:table-cell office:value-type="float" office:value="0.31799999999999995" table:formula="of:=([.D192]+[.F192])/2" table:style-name="ce359">
            <text:p>0,318</text:p>
          </table:table-cell>
          <table:table-cell office:value-type="float" office:value="0.34799999999999998" table:style-name="ce358">
            <text:p>0,348</text:p>
          </table:table-cell>
          <table:table-cell office:value-type="float" office:value="0.35" table:formula="of:=([.F192]+[.H192])/2" table:style-name="ce358">
            <text:p>0,350</text:p>
          </table:table-cell>
          <table:table-cell office:value-type="float" office:value="0.35199999999999998" table:formula="of:=[.F192]+([.L192]-[.F192])*([.$H$185]-[.$F$185])/([.$L$185]-[.$F$185])" table:style-name="ce358">
            <text:p>0,352</text:p>
          </table:table-cell>
          <table:table-cell office:value-type="float" office:value="0.35399999999999998" table:formula="of:=([.H192]+[.J192])/2" table:style-name="ce358">
            <text:p>0,354</text:p>
          </table:table-cell>
          <table:table-cell office:value-type="float" office:value="0.35599999999999998" table:formula="of:=[.F192]+([.L192]-[.F192])*([.$J$185]-[.$F$185])/([.$L$185]-[.$F$185])" table:style-name="ce358">
            <text:p>0,356</text:p>
          </table:table-cell>
          <table:table-cell office:value-type="float" office:value="0.35799999999999998" table:formula="of:=([.J192]+[.L192])/2" table:style-name="ce359">
            <text:p>0,358</text:p>
          </table:table-cell>
          <table:table-cell office:value-type="float" office:value="0.36" table:style-name="ce358">
            <text:p>0,360</text:p>
          </table:table-cell>
          <table:table-cell office:value-type="float" office:value="0.373" table:style-name="ce358">
            <text:p>0,373</text:p>
          </table:table-cell>
          <table:table-cell table:style-name="ce358"/>
          <table:table-cell table:number-columns-repeated="50" table:style-name="ce281"/>
          <table:table-cell table:number-columns-repeated="16320"/>
        </table:table-row>
        <table:table-row table:style-name="ro7">
          <table:table-cell office:value-type="float" office:value="1.75" table:formula="of:=([.A192]+[.A194])/2" table:style-name="ce355">
            <text:p>1,75</text:p>
          </table:table-cell>
          <table:table-cell office:value-type="float" office:value="0.154" table:formula="of:=([.B192]+[.B194])/2" table:style-name="ce360">
            <text:p>0,154</text:p>
          </table:table-cell>
          <table:table-cell office:value-type="float" office:value="0.20700000000000002" table:formula="of:=([.C192]+[.C194])/2" table:style-name="ce360">
            <text:p>0,207</text:p>
          </table:table-cell>
          <table:table-cell office:value-type="float" office:value="0.20299999999999999" table:formula="of:=([.D192]+[.D194])/2" table:style-name="ce360">
            <text:p>0,203</text:p>
          </table:table-cell>
          <table:table-cell office:value-type="float" office:value="0.24849999999999997" table:formula="of:=([.E192]+[.E194])/2" table:style-name="ce360">
            <text:p>0,249</text:p>
          </table:table-cell>
          <table:table-cell office:value-type="float" office:value="0.29399999999999998" table:formula="of:=([.F192]+[.F194])/2" table:style-name="ce360">
            <text:p>0,294</text:p>
          </table:table-cell>
          <table:table-cell office:value-type="float" office:value="0.29733333333333334" table:formula="of:=([.G192]+[.G194])/2" table:style-name="ce360">
            <text:p>0,297</text:p>
          </table:table-cell>
          <table:table-cell office:value-type="float" office:value="0.30066666666666664" table:formula="of:=([.H192]+[.H194])/2" table:style-name="ce360">
            <text:p>0,301</text:p>
          </table:table-cell>
          <table:table-cell office:value-type="float" office:value="0.30399999999999999" table:formula="of:=([.I192]+[.I194])/2" table:style-name="ce360">
            <text:p>0,304</text:p>
          </table:table-cell>
          <table:table-cell office:value-type="float" office:value="0.30733333333333335" table:formula="of:=([.J192]+[.J194])/2" table:style-name="ce360">
            <text:p>0,307</text:p>
          </table:table-cell>
          <table:table-cell office:value-type="float" office:value="0.31066666666666665" table:formula="of:=([.K192]+[.K194])/2" table:style-name="ce360">
            <text:p>0,311</text:p>
          </table:table-cell>
          <table:table-cell office:value-type="float" office:value="0.314" table:formula="of:=([.L192]+[.L194])/2" table:style-name="ce360">
            <text:p>0,314</text:p>
          </table:table-cell>
          <table:table-cell office:value-type="float" office:value="0.32600000000000001" table:formula="of:=([.M192]+[.M194])/2" table:style-name="ce360">
            <text:p>0,326</text:p>
          </table:table-cell>
          <table:table-cell office:value-type="float" office:value="0" table:formula="of:=([.N192]+[.N194])/2" table:style-name="ce360">
            <text:p>0,00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2" table:style-name="ce361">
            <text:p>2</text:p>
          </table:table-cell>
          <table:table-cell office:value-type="float" office:value="0.114" table:style-name="ce362">
            <text:p>0,114</text:p>
          </table:table-cell>
          <table:table-cell office:value-type="float" office:value="0.157" table:style-name="ce362">
            <text:p>0,157</text:p>
          </table:table-cell>
          <table:table-cell office:value-type="float" office:value="0.11799999999999999" table:style-name="ce362">
            <text:p>0,118</text:p>
          </table:table-cell>
          <table:table-cell office:value-type="float" office:value="0.17899999999999999" table:formula="of:=([.D194]+[.F194])/2" table:style-name="ce363">
            <text:p>0,179</text:p>
          </table:table-cell>
          <table:table-cell office:value-type="float" office:value="0.24" table:style-name="ce362">
            <text:p>0,240</text:p>
          </table:table-cell>
          <table:table-cell office:value-type="float" office:value="0.24466666666666664" table:formula="of:=([.F194]+[.H194])/2" table:style-name="ce362">
            <text:p>0,245</text:p>
          </table:table-cell>
          <table:table-cell office:value-type="float" office:value="0.24933333333333332" table:formula="of:=[.F194]+([.L194]-[.F194])*([.$H$185]-[.$F$185])/([.$L$185]-[.$F$185])" table:style-name="ce362">
            <text:p>0,249</text:p>
          </table:table-cell>
          <table:table-cell office:value-type="float" office:value="0.254" table:formula="of:=([.H194]+[.J194])/2" table:style-name="ce362">
            <text:p>0,254</text:p>
          </table:table-cell>
          <table:table-cell office:value-type="float" office:value="0.25866666666666666" table:formula="of:=[.F194]+([.L194]-[.F194])*([.$J$185]-[.$F$185])/([.$L$185]-[.$F$185])" table:style-name="ce362">
            <text:p>0,259</text:p>
          </table:table-cell>
          <table:table-cell office:value-type="float" office:value="0.26333333333333331" table:formula="of:=([.J194]+[.L194])/2" table:style-name="ce363">
            <text:p>0,263</text:p>
          </table:table-cell>
          <table:table-cell office:value-type="float" office:value="0.26800000000000002" table:style-name="ce362">
            <text:p>0,268</text:p>
          </table:table-cell>
          <table:table-cell office:value-type="float" office:value="0.27900000000000003" table:style-name="ce362">
            <text:p>0,279</text:p>
          </table:table-cell>
          <table:table-cell table:style-name="ce362"/>
          <table:table-cell table:number-columns-repeated="50" table:style-name="ce281"/>
          <table:table-cell table:number-columns-repeated="16320"/>
        </table:table-row>
        <table:table-row table:style-name="ro7">
          <table:table-cell office:value-type="float" office:value="2.25" table:formula="of:=([.A194]+[.A196])/2" table:style-name="ce355">
            <text:p>2,25</text:p>
          </table:table-cell>
          <table:table-cell office:value-type="float" office:value="0.1" table:formula="of:=([.B194]+[.B196])/2" table:style-name="ce360">
            <text:p>0,100</text:p>
          </table:table-cell>
          <table:table-cell office:value-type="float" office:value="0.13674999999999998" table:formula="of:=([.C194]+[.C196])/2" table:style-name="ce360">
            <text:p>0,137</text:p>
          </table:table-cell>
          <table:table-cell office:value-type="float" office:value="0.11549999999999999" table:formula="of:=([.D194]+[.D196])/2" table:style-name="ce360">
            <text:p>0,116</text:p>
          </table:table-cell>
          <table:table-cell office:value-type="float" office:value="0.16612499999999999" table:formula="of:=([.E194]+[.E196])/2" table:style-name="ce360">
            <text:p>0,166</text:p>
          </table:table-cell>
          <table:table-cell office:value-type="float" office:value="0.21675" table:formula="of:=([.F194]+[.F196])/2" table:style-name="ce360">
            <text:p>0,217</text:p>
          </table:table-cell>
          <table:table-cell office:value-type="float" office:value="0.22162499999999999" table:formula="of:=([.G194]+[.G196])/2" table:style-name="ce360">
            <text:p>0,222</text:p>
          </table:table-cell>
          <table:table-cell office:value-type="float" office:value="0.22649999999999998" table:formula="of:=([.H194]+[.H196])/2" table:style-name="ce360">
            <text:p>0,227</text:p>
          </table:table-cell>
          <table:table-cell office:value-type="float" office:value="0.231375" table:formula="of:=([.I194]+[.I196])/2" table:style-name="ce360">
            <text:p>0,231</text:p>
          </table:table-cell>
          <table:table-cell office:value-type="float" office:value="0.23624999999999999" table:formula="of:=([.J194]+[.J196])/2" table:style-name="ce360">
            <text:p>0,236</text:p>
          </table:table-cell>
          <table:table-cell office:value-type="float" office:value="0.24112499999999998" table:formula="of:=([.K194]+[.K196])/2" table:style-name="ce360">
            <text:p>0,241</text:p>
          </table:table-cell>
          <table:table-cell office:value-type="float" office:value="0.246" table:formula="of:=([.L194]+[.L196])/2" table:style-name="ce360">
            <text:p>0,246</text:p>
          </table:table-cell>
          <table:table-cell office:value-type="float" office:value="0.25625000000000003" table:formula="of:=([.M194]+[.M196])/2" table:style-name="ce360">
            <text:p>0,256</text:p>
          </table:table-cell>
          <table:table-cell office:value-type="float" office:value="0" table:formula="of:=([.N194]+[.N196])/2" table:style-name="ce360">
            <text:p>0,00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2.5" table:style-name="ce355">
            <text:p>2,5</text:p>
          </table:table-cell>
          <table:table-cell office:value-type="float" office:value="8.6000000000000007E-2" table:formula="of:=([.B194]+[.B198])/2" table:style-name="ce360">
            <text:p>0,086</text:p>
          </table:table-cell>
          <table:table-cell office:value-type="float" office:value="0.11649999999999999" table:formula="of:=([.C194]+[.C198])/2" table:style-name="ce360">
            <text:p>0,117</text:p>
          </table:table-cell>
          <table:table-cell office:value-type="float" office:value="0.11299999999999999" table:formula="of:=([.D194]+[.D198])/2" table:style-name="ce360">
            <text:p>0,113</text:p>
          </table:table-cell>
          <table:table-cell office:value-type="float" office:value="0.15325" table:formula="of:=([.E194]+[.E198])/2" table:style-name="ce360">
            <text:p>0,153</text:p>
          </table:table-cell>
          <table:table-cell office:value-type="float" office:value="0.19350000000000001" table:formula="of:=([.F194]+[.F198])/2" table:style-name="ce360">
            <text:p>0,194</text:p>
          </table:table-cell>
          <table:table-cell office:value-type="float" office:value="0.19858333333333333" table:formula="of:=([.G194]+[.G198])/2" table:style-name="ce360">
            <text:p>0,199</text:p>
          </table:table-cell>
          <table:table-cell office:value-type="float" office:value="0.20366666666666666" table:formula="of:=([.H194]+[.H198])/2" table:style-name="ce360">
            <text:p>0,204</text:p>
          </table:table-cell>
          <table:table-cell office:value-type="float" office:value="0.20874999999999999" table:formula="of:=([.I194]+[.I198])/2" table:style-name="ce360">
            <text:p>0,209</text:p>
          </table:table-cell>
          <table:table-cell office:value-type="float" office:value="0.21383333333333332" table:formula="of:=([.J194]+[.J198])/2" table:style-name="ce360">
            <text:p>0,214</text:p>
          </table:table-cell>
          <table:table-cell office:value-type="float" office:value="0.21891666666666665" table:formula="of:=([.K194]+[.K198])/2" table:style-name="ce360">
            <text:p>0,219</text:p>
          </table:table-cell>
          <table:table-cell office:value-type="float" office:value="0.224" table:formula="of:=([.L194]+[.L198])/2" table:style-name="ce360">
            <text:p>0,224</text:p>
          </table:table-cell>
          <table:table-cell office:value-type="float" office:value="0.23350000000000001" table:formula="of:=([.M194]+[.M198])/2" table:style-name="ce360">
            <text:p>0,234</text:p>
          </table:table-cell>
          <table:table-cell office:value-type="float" office:value="0" table:formula="of:=([.N194]+[.N198])/2" table:style-name="ce360">
            <text:p>0,00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2.75" table:formula="of:=([.A196]+[.A198])/2" table:style-name="ce355">
            <text:p>2,75</text:p>
          </table:table-cell>
          <table:table-cell office:value-type="float" office:value="7.2000000000000008E-2" table:formula="of:=([.B196]+[.B198])/2" table:style-name="ce360">
            <text:p>0,072</text:p>
          </table:table-cell>
          <table:table-cell office:value-type="float" office:value="9.6250000000000002E-2" table:formula="of:=([.C196]+[.C198])/2" table:style-name="ce360">
            <text:p>0,096</text:p>
          </table:table-cell>
          <table:table-cell office:value-type="float" office:value="0.11049999999999999" table:formula="of:=([.D196]+[.D198])/2" table:style-name="ce360">
            <text:p>0,111</text:p>
          </table:table-cell>
          <table:table-cell office:value-type="float" office:value="0.140375" table:formula="of:=([.E196]+[.E198])/2" table:style-name="ce360">
            <text:p>0,140</text:p>
          </table:table-cell>
          <table:table-cell office:value-type="float" office:value="0.17025000000000001" table:formula="of:=([.F196]+[.F198])/2" table:style-name="ce360">
            <text:p>0,170</text:p>
          </table:table-cell>
          <table:table-cell office:value-type="float" office:value="0.17554166666666665" table:formula="of:=([.G196]+[.G198])/2" table:style-name="ce360">
            <text:p>0,176</text:p>
          </table:table-cell>
          <table:table-cell office:value-type="float" office:value="0.18083333333333335" table:formula="of:=([.H196]+[.H198])/2" table:style-name="ce360">
            <text:p>0,181</text:p>
          </table:table-cell>
          <table:table-cell office:value-type="float" office:value="0.18612499999999998" table:formula="of:=([.I196]+[.I198])/2" table:style-name="ce360">
            <text:p>0,186</text:p>
          </table:table-cell>
          <table:table-cell office:value-type="float" office:value="0.19141666666666665" table:formula="of:=([.J196]+[.J198])/2" table:style-name="ce360">
            <text:p>0,191</text:p>
          </table:table-cell>
          <table:table-cell office:value-type="float" office:value="0.19670833333333332" table:formula="of:=([.K196]+[.K198])/2" table:style-name="ce360">
            <text:p>0,197</text:p>
          </table:table-cell>
          <table:table-cell office:value-type="float" office:value="0.20200000000000001" table:formula="of:=([.L196]+[.L198])/2" table:style-name="ce360">
            <text:p>0,202</text:p>
          </table:table-cell>
          <table:table-cell office:value-type="float" office:value="0.21074999999999999" table:formula="of:=([.M196]+[.M198])/2" table:style-name="ce360">
            <text:p>0,211</text:p>
          </table:table-cell>
          <table:table-cell office:value-type="float" office:value="0" table:formula="of:=([.N196]+[.N198])/2" table:style-name="ce360">
            <text:p>0,00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3" table:style-name="ce352">
            <text:p>3</text:p>
          </table:table-cell>
          <table:table-cell office:value-type="float" office:value="5.8000000000000003E-2" table:style-name="ce353">
            <text:p>0,058</text:p>
          </table:table-cell>
          <table:table-cell office:value-type="float" office:value="7.5999999999999998E-2" table:style-name="ce353">
            <text:p>0,076</text:p>
          </table:table-cell>
          <table:table-cell office:value-type="float" office:value="0.108" table:style-name="ce353">
            <text:p>0,108</text:p>
          </table:table-cell>
          <table:table-cell office:value-type="float" office:value="0.1275" table:formula="of:=([.D198]+[.F198])/2" table:style-name="ce354">
            <text:p>0,128</text:p>
          </table:table-cell>
          <table:table-cell office:value-type="float" office:value="0.14699999999999999" table:style-name="ce353">
            <text:p>0,147</text:p>
          </table:table-cell>
          <table:table-cell office:value-type="float" office:value="0.1525" table:formula="of:=([.F198]+[.H198])/2" table:style-name="ce353">
            <text:p>0,153</text:p>
          </table:table-cell>
          <table:table-cell office:value-type="float" office:value="0.158" table:formula="of:=[.F198]+([.L198]-[.F198])*([.$H$185]-[.$F$185])/([.$L$185]-[.$F$185])" table:style-name="ce353">
            <text:p>0,158</text:p>
          </table:table-cell>
          <table:table-cell office:value-type="float" office:value="0.16349999999999998" table:formula="of:=([.H198]+[.J198])/2" table:style-name="ce353">
            <text:p>0,164</text:p>
          </table:table-cell>
          <table:table-cell office:value-type="float" office:value="0.16899999999999998" table:formula="of:=[.F198]+([.L198]-[.F198])*([.$J$185]-[.$F$185])/([.$L$185]-[.$F$185])" table:style-name="ce353">
            <text:p>0,169</text:p>
          </table:table-cell>
          <table:table-cell office:value-type="float" office:value="0.17449999999999999" table:formula="of:=([.J198]+[.L198])/2" table:style-name="ce354">
            <text:p>0,175</text:p>
          </table:table-cell>
          <table:table-cell office:value-type="float" office:value="0.18" table:style-name="ce353">
            <text:p>0,180</text:p>
          </table:table-cell>
          <table:table-cell office:value-type="float" office:value="0.188" table:style-name="ce353">
            <text:p>0,188</text:p>
          </table:table-cell>
          <table:table-cell table:style-name="ce353"/>
          <table:table-cell table:number-columns-repeated="50" table:style-name="ce281"/>
          <table:table-cell table:number-columns-repeated="16320"/>
        </table:table-row>
        <table:table-row table:style-name="ro7">
          <table:table-cell office:value-type="float" office:value="3.25" table:formula="of:=([.A198]+[.A200])/2" table:style-name="ce355">
            <text:p>3,25</text:p>
          </table:table-cell>
          <table:table-cell office:value-type="float" office:value="5.1750000000000004E-2" table:formula="of:=([.B198]+[.B200])/2" table:style-name="ce360">
            <text:p>0,052</text:p>
          </table:table-cell>
          <table:table-cell office:value-type="float" office:value="6.9624999999999992E-2" table:formula="of:=([.C198]+[.C200])/2" table:style-name="ce360">
            <text:p>0,070</text:p>
          </table:table-cell>
          <table:table-cell office:value-type="float" office:value="9.9500000000000005E-2" table:formula="of:=([.D198]+[.D200])/2" table:style-name="ce360">
            <text:p>0,100</text:p>
          </table:table-cell>
          <table:table-cell office:value-type="float" office:value="0.1188125" table:formula="of:=([.E198]+[.E200])/2" table:style-name="ce360">
            <text:p>0,119</text:p>
          </table:table-cell>
          <table:table-cell office:value-type="float" office:value="0.138125" table:formula="of:=([.F198]+[.F200])/2" table:style-name="ce360">
            <text:p>0,138</text:p>
          </table:table-cell>
          <table:table-cell office:value-type="float" office:value="0.14335416666666667" table:formula="of:=([.G198]+[.G200])/2" table:style-name="ce360">
            <text:p>0,143</text:p>
          </table:table-cell>
          <table:table-cell office:value-type="float" office:value="0.14858333333333335" table:formula="of:=([.H198]+[.H200])/2" table:style-name="ce360">
            <text:p>0,149</text:p>
          </table:table-cell>
          <table:table-cell office:value-type="float" office:value="0.15381249999999996" table:formula="of:=([.I198]+[.I200])/2" table:style-name="ce360">
            <text:p>0,154</text:p>
          </table:table-cell>
          <table:table-cell office:value-type="float" office:value="0.15904166666666664" table:formula="of:=([.J198]+[.J200])/2" table:style-name="ce360">
            <text:p>0,159</text:p>
          </table:table-cell>
          <table:table-cell office:value-type="float" office:value="0.16427083333333331" table:formula="of:=([.K198]+[.K200])/2" table:style-name="ce360">
            <text:p>0,164</text:p>
          </table:table-cell>
          <table:table-cell office:value-type="float" office:value="0.16949999999999998" table:formula="of:=([.L198]+[.L200])/2" table:style-name="ce360">
            <text:p>0,170</text:p>
          </table:table-cell>
          <table:table-cell office:value-type="float" office:value="0.17774999999999999" table:formula="of:=([.M198]+[.M200])/2" table:style-name="ce360">
            <text:p>0,178</text:p>
          </table:table-cell>
          <table:table-cell office:value-type="float" office:value="0" table:formula="of:=([.N198]+[.N200])/2" table:style-name="ce360">
            <text:p>0,00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3.5" table:style-name="ce355">
            <text:p>3,5</text:p>
          </table:table-cell>
          <table:table-cell office:value-type="float" office:value="4.5499999999999999E-2" table:formula="of:=([.B198]+[.B202])/2" table:style-name="ce360">
            <text:p>0,046</text:p>
          </table:table-cell>
          <table:table-cell office:value-type="float" office:value="6.3250000000000001E-2" table:formula="of:=([.C198]+[.C202])/2" table:style-name="ce360">
            <text:p>0,063</text:p>
          </table:table-cell>
          <table:table-cell office:value-type="float" office:value="9.0999999999999998E-2" table:formula="of:=([.D198]+[.D202])/2" table:style-name="ce360">
            <text:p>0,091</text:p>
          </table:table-cell>
          <table:table-cell office:value-type="float" office:value="0.110125" table:formula="of:=([.E198]+[.E202])/2" table:style-name="ce360">
            <text:p>0,110</text:p>
          </table:table-cell>
          <table:table-cell office:value-type="float" office:value="0.12924999999999998" table:formula="of:=([.F198]+[.F202])/2" table:style-name="ce360">
            <text:p>0,129</text:p>
          </table:table-cell>
          <table:table-cell office:value-type="float" office:value="0.13420833333333332" table:formula="of:=([.G198]+[.G202])/2" table:style-name="ce360">
            <text:p>0,134</text:p>
          </table:table-cell>
          <table:table-cell office:value-type="float" office:value="0.13916666666666666" table:formula="of:=([.H198]+[.H202])/2" table:style-name="ce360">
            <text:p>0,139</text:p>
          </table:table-cell>
          <table:table-cell office:value-type="float" office:value="0.14412499999999998" table:formula="of:=([.I198]+[.I202])/2" table:style-name="ce360">
            <text:p>0,144</text:p>
          </table:table-cell>
          <table:table-cell office:value-type="float" office:value="0.14908333333333332" table:formula="of:=([.J198]+[.J202])/2" table:style-name="ce360">
            <text:p>0,149</text:p>
          </table:table-cell>
          <table:table-cell office:value-type="float" office:value="0.15404166666666666" table:formula="of:=([.K198]+[.K202])/2" table:style-name="ce360">
            <text:p>0,154</text:p>
          </table:table-cell>
          <table:table-cell office:value-type="float" office:value="0.159" table:formula="of:=([.L198]+[.L202])/2" table:style-name="ce360">
            <text:p>0,159</text:p>
          </table:table-cell>
          <table:table-cell office:value-type="float" office:value="0.16749999999999998" table:formula="of:=([.M198]+[.M202])/2" table:style-name="ce360">
            <text:p>0,168</text:p>
          </table:table-cell>
          <table:table-cell office:value-type="float" office:value="0" table:formula="of:=([.N198]+[.N202])/2" table:style-name="ce360">
            <text:p>0,00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3.75" table:formula="of:=([.A200]+[.A202])/2" table:style-name="ce355">
            <text:p>3,75</text:p>
          </table:table-cell>
          <table:table-cell office:value-type="float" office:value="3.925E-2" table:formula="of:=([.B200]+[.B202])/2" table:style-name="ce360">
            <text:p>0,039</text:p>
          </table:table-cell>
          <table:table-cell office:value-type="float" office:value="5.6875000000000002E-2" table:formula="of:=([.C200]+[.C202])/2" table:style-name="ce360">
            <text:p>0,057</text:p>
          </table:table-cell>
          <table:table-cell office:value-type="float" office:value="8.249999999999999E-2" table:formula="of:=([.D200]+[.D202])/2" table:style-name="ce360">
            <text:p>0,083</text:p>
          </table:table-cell>
          <table:table-cell office:value-type="float" office:value="0.1014375" table:formula="of:=([.E200]+[.E202])/2" table:style-name="ce360">
            <text:p>0,101</text:p>
          </table:table-cell>
          <table:table-cell office:value-type="float" office:value="0.12037499999999998" table:formula="of:=([.F200]+[.F202])/2" table:style-name="ce360">
            <text:p>0,120</text:p>
          </table:table-cell>
          <table:table-cell office:value-type="float" office:value="0.12506249999999999" table:formula="of:=([.G200]+[.G202])/2" table:style-name="ce360">
            <text:p>0,125</text:p>
          </table:table-cell>
          <table:table-cell office:value-type="float" office:value="0.12975" table:formula="of:=([.H200]+[.H202])/2" table:style-name="ce360">
            <text:p>0,130</text:p>
          </table:table-cell>
          <table:table-cell office:value-type="float" office:value="0.13443749999999999" table:formula="of:=([.I200]+[.I202])/2" table:style-name="ce360">
            <text:p>0,134</text:p>
          </table:table-cell>
          <table:table-cell office:value-type="float" office:value="0.139125" table:formula="of:=([.J200]+[.J202])/2" table:style-name="ce360">
            <text:p>0,139</text:p>
          </table:table-cell>
          <table:table-cell office:value-type="float" office:value="0.14381250000000001" table:formula="of:=([.K200]+[.K202])/2" table:style-name="ce360">
            <text:p>0,144</text:p>
          </table:table-cell>
          <table:table-cell office:value-type="float" office:value="0.14850000000000002" table:formula="of:=([.L200]+[.L202])/2" table:style-name="ce360">
            <text:p>0,149</text:p>
          </table:table-cell>
          <table:table-cell office:value-type="float" office:value="0.15725" table:formula="of:=([.M200]+[.M202])/2" table:style-name="ce360">
            <text:p>0,157</text:p>
          </table:table-cell>
          <table:table-cell office:value-type="float" office:value="0" table:formula="of:=([.N200]+[.N202])/2" table:style-name="ce360">
            <text:p>0,00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4" table:style-name="ce355">
            <text:p>4</text:p>
          </table:table-cell>
          <table:table-cell office:value-type="float" office:value="3.3000000000000002E-2" table:formula="of:=([.B198]+[.B206])/2" table:style-name="ce360">
            <text:p>0,033</text:p>
          </table:table-cell>
          <table:table-cell office:value-type="float" office:value="5.0500000000000003E-2" table:formula="of:=([.C198]+[.C206])/2" table:style-name="ce360">
            <text:p>0,051</text:p>
          </table:table-cell>
          <table:table-cell office:value-type="float" office:value="7.3999999999999996E-2" table:formula="of:=([.D198]+[.D206])/2" table:style-name="ce360">
            <text:p>0,074</text:p>
          </table:table-cell>
          <table:table-cell office:value-type="float" office:value="9.2749999999999999E-2" table:formula="of:=([.E198]+[.E206])/2" table:style-name="ce360">
            <text:p>0,093</text:p>
          </table:table-cell>
          <table:table-cell office:value-type="float" office:value="0.11149999999999999" table:formula="of:=([.F198]+[.F206])/2" table:style-name="ce360">
            <text:p>0,112</text:p>
          </table:table-cell>
          <table:table-cell office:value-type="float" office:value="0.11591666666666667" table:formula="of:=([.G198]+[.G206])/2" table:style-name="ce360">
            <text:p>0,116</text:p>
          </table:table-cell>
          <table:table-cell office:value-type="float" office:value="0.12033333333333333" table:formula="of:=([.H198]+[.H206])/2" table:style-name="ce360">
            <text:p>0,120</text:p>
          </table:table-cell>
          <table:table-cell office:value-type="float" office:value="0.12474999999999999" table:formula="of:=([.I198]+[.I206])/2" table:style-name="ce360">
            <text:p>0,125</text:p>
          </table:table-cell>
          <table:table-cell office:value-type="float" office:value="0.12916666666666665" table:formula="of:=([.J198]+[.J206])/2" table:style-name="ce360">
            <text:p>0,129</text:p>
          </table:table-cell>
          <table:table-cell office:value-type="float" office:value="0.13358333333333333" table:formula="of:=([.K198]+[.K206])/2" table:style-name="ce360">
            <text:p>0,134</text:p>
          </table:table-cell>
          <table:table-cell office:value-type="float" office:value="0.13800000000000001" table:formula="of:=([.L198]+[.L206])/2" table:style-name="ce360">
            <text:p>0,138</text:p>
          </table:table-cell>
          <table:table-cell office:value-type="float" office:value="0.14699999999999999" table:formula="of:=([.M198]+[.M206])/2" table:style-name="ce360">
            <text:p>0,147</text:p>
          </table:table-cell>
          <table:table-cell office:value-type="float" office:value="0" table:formula="of:=([.N198]+[.N206])/2" table:style-name="ce360">
            <text:p>0,00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4.25" table:formula="of:=([.A202]+[.A204])/2" table:style-name="ce355">
            <text:p>4,25</text:p>
          </table:table-cell>
          <table:table-cell office:value-type="float" office:value="2.6750000000000003E-2" table:formula="of:=([.B202]+[.B204])/2" table:style-name="ce360">
            <text:p>0,027</text:p>
          </table:table-cell>
          <table:table-cell office:value-type="float" office:value="4.4125000000000004E-2" table:formula="of:=([.C202]+[.C204])/2" table:style-name="ce360">
            <text:p>0,044</text:p>
          </table:table-cell>
          <table:table-cell office:value-type="float" office:value="6.5500000000000003E-2" table:formula="of:=([.D202]+[.D204])/2" table:style-name="ce360">
            <text:p>0,066</text:p>
          </table:table-cell>
          <table:table-cell office:value-type="float" office:value="8.4062499999999998E-2" table:formula="of:=([.E202]+[.E204])/2" table:style-name="ce360">
            <text:p>0,084</text:p>
          </table:table-cell>
          <table:table-cell office:value-type="float" office:value="0.10262499999999999" table:formula="of:=([.F202]+[.F204])/2" table:style-name="ce360">
            <text:p>0,103</text:p>
          </table:table-cell>
          <table:table-cell office:value-type="float" office:value="0.10677083333333334" table:formula="of:=([.G202]+[.G204])/2" table:style-name="ce360">
            <text:p>0,107</text:p>
          </table:table-cell>
          <table:table-cell office:value-type="float" office:value="0.11091666666666666" table:formula="of:=([.H202]+[.H204])/2" table:style-name="ce360">
            <text:p>0,111</text:p>
          </table:table-cell>
          <table:table-cell office:value-type="float" office:value="0.11506249999999998" table:formula="of:=([.I202]+[.I204])/2" table:style-name="ce360">
            <text:p>0,115</text:p>
          </table:table-cell>
          <table:table-cell office:value-type="float" office:value="0.11920833333333332" table:formula="of:=([.J202]+[.J204])/2" table:style-name="ce360">
            <text:p>0,119</text:p>
          </table:table-cell>
          <table:table-cell office:value-type="float" office:value="0.12335416666666667" table:formula="of:=([.K202]+[.K204])/2" table:style-name="ce360">
            <text:p>0,123</text:p>
          </table:table-cell>
          <table:table-cell office:value-type="float" office:value="0.1275" table:formula="of:=([.L202]+[.L204])/2" table:style-name="ce360">
            <text:p>0,128</text:p>
          </table:table-cell>
          <table:table-cell office:value-type="float" office:value="0.13674999999999998" table:formula="of:=([.M202]+[.M204])/2" table:style-name="ce360">
            <text:p>0,137</text:p>
          </table:table-cell>
          <table:table-cell office:value-type="float" office:value="0" table:formula="of:=([.N202]+[.N204])/2" table:style-name="ce360">
            <text:p>0,00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4.5" table:style-name="ce355">
            <text:p>4,5</text:p>
          </table:table-cell>
          <table:table-cell office:value-type="float" office:value="2.0500000000000001E-2" table:formula="of:=([.B202]+[.B206])/2" table:style-name="ce360">
            <text:p>0,021</text:p>
          </table:table-cell>
          <table:table-cell office:value-type="float" office:value="3.7750000000000006E-2" table:formula="of:=([.C202]+[.C206])/2" table:style-name="ce360">
            <text:p>0,038</text:p>
          </table:table-cell>
          <table:table-cell office:value-type="float" office:value="5.6999999999999995E-2" table:formula="of:=([.D202]+[.D206])/2" table:style-name="ce360">
            <text:p>0,057</text:p>
          </table:table-cell>
          <table:table-cell office:value-type="float" office:value="7.5374999999999998E-2" table:formula="of:=([.E202]+[.E206])/2" table:style-name="ce360">
            <text:p>0,075</text:p>
          </table:table-cell>
          <table:table-cell office:value-type="float" office:value="9.375E-2" table:formula="of:=([.F202]+[.F206])/2" table:style-name="ce360">
            <text:p>0,094</text:p>
          </table:table-cell>
          <table:table-cell office:value-type="float" office:value="9.7625000000000003E-2" table:formula="of:=([.G202]+[.G206])/2" table:style-name="ce360">
            <text:p>0,098</text:p>
          </table:table-cell>
          <table:table-cell office:value-type="float" office:value="0.10150000000000001" table:formula="of:=([.H202]+[.H206])/2" table:style-name="ce360">
            <text:p>0,102</text:p>
          </table:table-cell>
          <table:table-cell office:value-type="float" office:value="0.105375" table:formula="of:=([.I202]+[.I206])/2" table:style-name="ce360">
            <text:p>0,105</text:p>
          </table:table-cell>
          <table:table-cell office:value-type="float" office:value="0.10924999999999999" table:formula="of:=([.J202]+[.J206])/2" table:style-name="ce360">
            <text:p>0,109</text:p>
          </table:table-cell>
          <table:table-cell office:value-type="float" office:value="0.113125" table:formula="of:=([.K202]+[.K206])/2" table:style-name="ce360">
            <text:p>0,113</text:p>
          </table:table-cell>
          <table:table-cell office:value-type="float" office:value="0.11700000000000001" table:formula="of:=([.L202]+[.L206])/2" table:style-name="ce360">
            <text:p>0,117</text:p>
          </table:table-cell>
          <table:table-cell office:value-type="float" office:value="0.1265" table:formula="of:=([.M202]+[.M206])/2" table:style-name="ce360">
            <text:p>0,127</text:p>
          </table:table-cell>
          <table:table-cell office:value-type="float" office:value="0" table:formula="of:=([.N202]+[.N206])/2" table:style-name="ce360">
            <text:p>0,000</text:p>
          </table:table-cell>
          <table:table-cell table:number-columns-repeated="50" table:style-name="ce356"/>
          <table:table-cell table:number-columns-repeated="16320"/>
        </table:table-row>
        <table:table-row table:style-name="ro7">
          <table:table-cell office:value-type="float" office:value="4.75" table:formula="of:=([.A204]+[.A206])/2" table:style-name="ce355">
            <text:p>4,75</text:p>
          </table:table-cell>
          <table:table-cell office:value-type="float" office:value="1.4250000000000001E-2" table:formula="of:=([.B204]+[.B206])/2" table:style-name="ce360">
            <text:p>0,014</text:p>
          </table:table-cell>
          <table:table-cell office:value-type="float" office:value="3.1375E-2" table:formula="of:=([.C204]+[.C206])/2" table:style-name="ce360">
            <text:p>0,031</text:p>
          </table:table-cell>
          <table:table-cell office:value-type="float" office:value="4.8500000000000001E-2" table:formula="of:=([.D204]+[.D206])/2" table:style-name="ce360">
            <text:p>0,049</text:p>
          </table:table-cell>
          <table:table-cell office:value-type="float" office:value="6.6687499999999997E-2" table:formula="of:=([.E204]+[.E206])/2" table:style-name="ce360">
            <text:p>0,067</text:p>
          </table:table-cell>
          <table:table-cell office:value-type="float" office:value="8.4875000000000006E-2" table:formula="of:=([.F204]+[.F206])/2" table:style-name="ce360">
            <text:p>0,085</text:p>
          </table:table-cell>
          <table:table-cell office:value-type="float" office:value="8.8479166666666664E-2" table:formula="of:=([.G204]+[.G206])/2" table:style-name="ce360">
            <text:p>0,088</text:p>
          </table:table-cell>
          <table:table-cell office:value-type="float" office:value="9.2083333333333336E-2" table:formula="of:=([.H204]+[.H206])/2" table:style-name="ce360">
            <text:p>0,092</text:p>
          </table:table-cell>
          <table:table-cell office:value-type="float" office:value="9.5687499999999995E-2" table:formula="of:=([.I204]+[.I206])/2" table:style-name="ce360">
            <text:p>0,096</text:p>
          </table:table-cell>
          <table:table-cell office:value-type="float" office:value="9.9291666666666667E-2" table:formula="of:=([.J204]+[.J206])/2" table:style-name="ce360">
            <text:p>0,099</text:p>
          </table:table-cell>
          <table:table-cell office:value-type="float" office:value="0.10289583333333334" table:formula="of:=([.K204]+[.K206])/2" table:style-name="ce360">
            <text:p>0,103</text:p>
          </table:table-cell>
          <table:table-cell office:value-type="float" office:value="0.10650000000000001" table:formula="of:=([.L204]+[.L206])/2" table:style-name="ce360">
            <text:p>0,107</text:p>
          </table:table-cell>
          <table:table-cell office:value-type="float" office:value="0.11624999999999999" table:formula="of:=([.M204]+[.M206])/2" table:style-name="ce360">
            <text:p>0,116</text:p>
          </table:table-cell>
          <table:table-cell office:value-type="float" office:value="0" table:formula="of:=([.N204]+[.N206])/2" table:style-name="ce360">
            <text:p>0,000</text:p>
          </table:table-cell>
          <table:table-cell table:number-columns-repeated="2" table:style-name="ce356"/>
          <table:table-cell table:style-name="ce364"/>
          <table:table-cell table:number-columns-repeated="47" table:style-name="ce356"/>
          <table:table-cell table:number-columns-repeated="16320"/>
        </table:table-row>
        <table:table-row table:style-name="ro7">
          <table:table-cell office:value-type="float" office:value="5" table:style-name="ce357">
            <text:p>5</text:p>
          </table:table-cell>
          <table:table-cell office:value-type="float" office:value="8.0000000000000002E-3" table:style-name="ce353">
            <text:p>0,008</text:p>
          </table:table-cell>
          <table:table-cell office:value-type="float" office:value="2.5000000000000001E-2" table:style-name="ce353">
            <text:p>0,025</text:p>
          </table:table-cell>
          <table:table-cell office:value-type="float" office:value="0.04" table:style-name="ce353">
            <text:p>0,040</text:p>
          </table:table-cell>
          <table:table-cell office:value-type="float" office:value="5.7999999999999996E-2" table:formula="of:=([.D206]+[.F206])/2" table:style-name="ce354">
            <text:p>0,058</text:p>
          </table:table-cell>
          <table:table-cell office:value-type="float" office:value="7.5999999999999998E-2" table:style-name="ce353">
            <text:p>0,076</text:p>
          </table:table-cell>
          <table:table-cell office:value-type="float" office:value="7.9333333333333339E-2" table:formula="of:=([.F206]+[.H206])/2" table:style-name="ce353">
            <text:p>0,079</text:p>
          </table:table-cell>
          <table:table-cell office:value-type="float" office:value="8.2666666666666666E-2" table:formula="of:=[.F206]+([.L206]-[.F206])*([.$H$185]-[.$F$185])/([.$L$185]-[.$F$185])" table:style-name="ce353">
            <text:p>0,083</text:p>
          </table:table-cell>
          <table:table-cell office:value-type="float" office:value="8.5999999999999993E-2" table:formula="of:=([.H206]+[.J206])/2" table:style-name="ce353">
            <text:p>0,086</text:p>
          </table:table-cell>
          <table:table-cell office:value-type="float" office:value="8.9333333333333334E-2" table:formula="of:=[.F206]+([.L206]-[.F206])*([.$J$185]-[.$F$185])/([.$L$185]-[.$F$185])" table:style-name="ce353">
            <text:p>0,089</text:p>
          </table:table-cell>
          <table:table-cell office:value-type="float" office:value="9.2666666666666675E-2" table:formula="of:=([.J206]+[.L206])/2" table:style-name="ce354">
            <text:p>0,093</text:p>
          </table:table-cell>
          <table:table-cell office:value-type="float" office:value="9.6000000000000002E-2" table:style-name="ce353">
            <text:p>0,096</text:p>
          </table:table-cell>
          <table:table-cell office:value-type="float" office:value="0.106" table:style-name="ce353">
            <text:p>0,106</text:p>
          </table:table-cell>
          <table:table-cell table:style-name="ce353"/>
          <table:table-cell table:number-columns-repeated="50" table:style-name="ce281"/>
          <table:table-cell table:number-columns-repeated="16320"/>
        </table:table-row>
        <table:table-row table:number-rows-repeated="200" table:style-name="ro7">
          <table:table-cell table:style-name="ce302"/>
          <table:table-cell table:number-columns-repeated="15" table:style-name="ce365"/>
          <table:table-cell table:number-columns-repeated="48" table:style-name="ce281"/>
          <table:table-cell table:number-columns-repeated="16320"/>
        </table:table-row>
        <table:table-row table:number-rows-repeated="594" table:style-name="ro7">
          <table:table-cell table:number-columns-repeated="64" table:style-name="ce281"/>
          <table:table-cell table:number-columns-repeated="16320"/>
        </table:table-row>
        <table:table-row table:number-rows-repeated="1047576" table:style-name="ro9">
          <table:table-cell table:number-columns-repeated="16384"/>
        </table:table-row>
      </table:table>
      <table:table table:name="Data" table:style-name="ta1"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2" table:default-cell-style-name="ce1"/>
        <table:table-column table:style-name="co26" table:default-cell-style-name="ce1"/>
        <table:table-column table:style-name="co6" table:default-cell-style-name="ce1"/>
        <table:table-column table:style-name="co51" table:default-cell-style-name="ce1"/>
        <table:table-column table:style-name="co52" table:default-cell-style-name="ce1"/>
        <table:table-column table:style-name="co15" table:default-cell-style-name="ce1"/>
        <table:table-column table:style-name="co5" table:default-cell-style-name="ce1"/>
        <table:table-column table:style-name="co12" table:default-cell-style-name="ce1"/>
        <table:table-column table:style-name="co23" table:number-columns-repeated="14" table:default-cell-style-name="ce1"/>
        <table:table-column table:style-name="co13" table:number-columns-repeated="998" table:default-cell-style-name="ce1"/>
        <table:table-column table:style-name="co14" table:number-columns-repeated="15360" table:default-cell-style-name="ce1"/>
        <table:table-row table:style-name="ro37">
          <table:table-cell table:style-name="ce379"/>
          <table:table-cell table:number-columns-repeated="25" table:style-name="ce379"/>
          <table:table-cell table:number-columns-repeated="16358"/>
        </table:table-row>
        <table:table-row table:style-name="ro14">
          <table:table-cell office:value-type="string" table:number-columns-spanned="5" table:number-rows-spanned="1" table:style-name="ce392">
            <text:p>B¶ng quy ®Þnh m¸c thÐp</text:p>
          </table:table-cell>
          <table:covered-table-cell table:number-columns-repeated="4"/>
          <table:table-cell table:style-name="ce380"/>
          <table:table-cell office:value-type="string" table:number-columns-spanned="4" table:number-rows-spanned="1" table:style-name="ce392">
            <text:p>B¶ng quy ®Þnh m¸c bª t«ng</text:p>
          </table:table-cell>
          <table:covered-table-cell table:number-columns-repeated="3"/>
          <table:table-cell table:style-name="ce379"/>
          <table:table-cell table:style-name="ce381"/>
          <table:table-cell table:number-columns-repeated="14" table:style-name="ce379"/>
          <table:table-cell table:number-columns-repeated="16358"/>
        </table:table-row>
        <table:table-row table:style-name="ro34">
          <table:table-cell office:value-type="string" table:style-name="ce382">
            <text:p>Nhãm</text:p>
          </table:table-cell>
          <table:table-cell office:value-type="string" table:style-name="ce383">
            <text:p>R<text:span text:style-name="T28">s</text:span>(kÐo)</text:p>
            <text:p>(kG/cm<text:span text:style-name="T29">2</text:span>)</text:p>
          </table:table-cell>
          <table:table-cell office:value-type="string" table:style-name="ce383">
            <text:p>R<text:span text:style-name="T28">sc</text:span>(nÐn)</text:p>
            <text:p>(kG/cm<text:span text:style-name="T29">2</text:span>)</text:p>
          </table:table-cell>
          <table:table-cell office:value-type="string" table:style-name="ce383">
            <text:p>R<text:span text:style-name="T28">sw<text:s/></text:span>(®ai)</text:p>
            <text:p>(kG/cm<text:span text:style-name="T29">2</text:span>)</text:p>
          </table:table-cell>
          <table:table-cell office:value-type="string" table:style-name="ce384">
            <text:p>E<text:span text:style-name="T28">t</text:span><text:span text:style-name="T28"/></text:p>
            <text:p>(kG/cm<text:span text:style-name="T29">2</text:span>)</text:p>
          </table:table-cell>
          <table:table-cell office:value-type="string" table:style-name="ce385">
            <text:p>m¸c</text:p>
          </table:table-cell>
          <table:table-cell office:value-type="string" table:style-name="ce383">
            <text:p>cÊp ®é</text:p>
            <text:p>bÒn</text:p>
          </table:table-cell>
          <table:table-cell office:value-type="string" table:style-name="ce383">
            <text:p>R<text:span text:style-name="T28">bt</text:span>(kÐo)</text:p>
            <text:p>(kG/cm<text:span text:style-name="T29">2</text:span>)</text:p>
          </table:table-cell>
          <table:table-cell office:value-type="string" table:style-name="ce383">
            <text:p>R<text:span text:style-name="T28">b</text:span>(nÐn) (kG/cm<text:span text:style-name="T29">2</text:span>)</text:p>
          </table:table-cell>
          <table:table-cell office:value-type="string" table:style-name="ce385">
            <text:p>E<text:span text:style-name="T28">b</text:span></text:p>
          </table:table-cell>
          <table:table-cell table:style-name="ce379"/>
          <table:table-cell table:style-name="ce381"/>
          <table:table-cell table:number-columns-repeated="14" table:style-name="ce379"/>
          <table:table-cell table:number-columns-repeated="16358"/>
        </table:table-row>
        <table:table-row table:style-name="ro37">
          <table:table-cell office:value-type="string" table:style-name="ce386">
            <text:p>AI</text:p>
          </table:table-cell>
          <table:table-cell office:value-type="float" office:value="2250" table:style-name="ce386">
            <text:p>2250</text:p>
          </table:table-cell>
          <table:table-cell office:value-type="float" office:value="2250" table:style-name="ce386">
            <text:p>2250</text:p>
          </table:table-cell>
          <table:table-cell office:value-type="float" office:value="1750" table:style-name="ce386">
            <text:p>1750</text:p>
          </table:table-cell>
          <table:table-cell office:value-type="float" office:value="2100000" table:style-name="ce386">
            <text:p>2100000</text:p>
          </table:table-cell>
          <table:table-cell office:value-type="float" office:value="150" table:style-name="ce387">
            <text:p>150</text:p>
          </table:table-cell>
          <table:table-cell office:value-type="string" table:style-name="ce386">
            <text:p>B12.5</text:p>
          </table:table-cell>
          <table:table-cell office:value-type="float" office:value="6.6" table:style-name="ce386">
            <text:p>6,6</text:p>
          </table:table-cell>
          <table:table-cell office:value-type="float" office:value="75" table:style-name="ce386">
            <text:p>75</text:p>
          </table:table-cell>
          <table:table-cell office:value-type="float" office:value="210000" table:style-name="ce386">
            <text:p>210000</text:p>
          </table:table-cell>
          <table:table-cell table:style-name="ce379"/>
          <table:table-cell table:style-name="ce388"/>
          <table:table-cell table:number-columns-repeated="14" table:style-name="ce379"/>
          <table:table-cell table:number-columns-repeated="16358"/>
        </table:table-row>
        <table:table-row table:style-name="ro37">
          <table:table-cell office:value-type="string" table:style-name="ce386">
            <text:p>AII</text:p>
          </table:table-cell>
          <table:table-cell office:value-type="float" office:value="2800" table:style-name="ce386">
            <text:p>2800</text:p>
          </table:table-cell>
          <table:table-cell office:value-type="float" office:value="2800" table:style-name="ce386">
            <text:p>2800</text:p>
          </table:table-cell>
          <table:table-cell office:value-type="float" office:value="2250" table:style-name="ce386">
            <text:p>2250</text:p>
          </table:table-cell>
          <table:table-cell office:value-type="float" office:value="2100000" table:style-name="ce386">
            <text:p>2100000</text:p>
          </table:table-cell>
          <table:table-cell office:value-type="float" office:value="200" table:style-name="ce389">
            <text:p>200</text:p>
          </table:table-cell>
          <table:table-cell office:value-type="string" table:style-name="ce386">
            <text:p>B15</text:p>
          </table:table-cell>
          <table:table-cell office:value-type="float" office:value="7.5" table:style-name="ce386">
            <text:p>7,5</text:p>
          </table:table-cell>
          <table:table-cell office:value-type="float" office:value="85" table:style-name="ce386">
            <text:p>85</text:p>
          </table:table-cell>
          <table:table-cell office:value-type="float" office:value="230000" table:style-name="ce386">
            <text:p>230000</text:p>
          </table:table-cell>
          <table:table-cell table:style-name="ce379"/>
          <table:table-cell table:style-name="ce388"/>
          <table:table-cell table:number-columns-repeated="14" table:style-name="ce379"/>
          <table:table-cell table:number-columns-repeated="16358"/>
        </table:table-row>
        <table:table-row table:style-name="ro37">
          <table:table-cell office:value-type="string" table:style-name="ce386">
            <text:p>AIII</text:p>
          </table:table-cell>
          <table:table-cell office:value-type="float" office:value="3650" table:style-name="ce386">
            <text:p>3650</text:p>
          </table:table-cell>
          <table:table-cell office:value-type="float" office:value="3650" table:style-name="ce386">
            <text:p>3650</text:p>
          </table:table-cell>
          <table:table-cell office:value-type="float" office:value="2850" table:style-name="ce390">
            <text:p>2850</text:p>
          </table:table-cell>
          <table:table-cell office:value-type="float" office:value="2000000" table:style-name="ce386">
            <text:p>2000000</text:p>
          </table:table-cell>
          <table:table-cell office:value-type="float" office:value="250" table:style-name="ce389">
            <text:p>250</text:p>
          </table:table-cell>
          <table:table-cell office:value-type="string" table:style-name="ce386">
            <text:p>B20</text:p>
          </table:table-cell>
          <table:table-cell office:value-type="float" office:value="9" table:style-name="ce386">
            <text:p>9</text:p>
          </table:table-cell>
          <table:table-cell office:value-type="float" office:value="115" table:style-name="ce386">
            <text:p>115</text:p>
          </table:table-cell>
          <table:table-cell office:value-type="float" office:value="270000" table:style-name="ce386">
            <text:p>270000</text:p>
          </table:table-cell>
          <table:table-cell table:number-columns-repeated="16" table:style-name="ce379"/>
          <table:table-cell table:number-columns-repeated="16358"/>
        </table:table-row>
        <table:table-row table:style-name="ro37">
          <table:table-cell office:value-type="string" table:style-name="ce386">
            <text:p>AIV</text:p>
          </table:table-cell>
          <table:table-cell office:value-type="float" office:value="5100" table:style-name="ce386">
            <text:p>5100</text:p>
          </table:table-cell>
          <table:table-cell office:value-type="float" office:value="4500" table:style-name="ce386">
            <text:p>4500</text:p>
          </table:table-cell>
          <table:table-cell office:value-type="float" office:value="4050" table:style-name="ce386">
            <text:p>4050</text:p>
          </table:table-cell>
          <table:table-cell office:value-type="float" office:value="1900000" table:style-name="ce386">
            <text:p>1900000</text:p>
          </table:table-cell>
          <table:table-cell office:value-type="float" office:value="300" table:style-name="ce389">
            <text:p>300</text:p>
          </table:table-cell>
          <table:table-cell office:value-type="string" table:style-name="ce390">
            <text:p>B22.5</text:p>
          </table:table-cell>
          <table:table-cell office:value-type="float" office:value="10" table:style-name="ce390">
            <text:p>10</text:p>
          </table:table-cell>
          <table:table-cell office:value-type="float" office:value="130" table:style-name="ce390">
            <text:p>130</text:p>
          </table:table-cell>
          <table:table-cell office:value-type="float" office:value="290000" table:style-name="ce390">
            <text:p>290000</text:p>
          </table:table-cell>
          <table:table-cell table:number-columns-repeated="16" table:style-name="ce379"/>
          <table:table-cell table:number-columns-repeated="16358"/>
        </table:table-row>
        <table:table-row table:style-name="ro37">
          <table:table-cell office:value-type="string" table:style-name="ce386">
            <text:p>AV</text:p>
          </table:table-cell>
          <table:table-cell office:value-type="float" office:value="6800" table:style-name="ce386">
            <text:p>6800</text:p>
          </table:table-cell>
          <table:table-cell office:value-type="float" office:value="5000" table:style-name="ce386">
            <text:p>5000</text:p>
          </table:table-cell>
          <table:table-cell office:value-type="float" office:value="5450" table:style-name="ce386">
            <text:p>5450</text:p>
          </table:table-cell>
          <table:table-cell office:value-type="float" office:value="1900000" table:style-name="ce386">
            <text:p>1900000</text:p>
          </table:table-cell>
          <table:table-cell office:value-type="float" office:value="350" table:style-name="ce389">
            <text:p>350</text:p>
          </table:table-cell>
          <table:table-cell office:value-type="string" table:style-name="ce386">
            <text:p>B25</text:p>
          </table:table-cell>
          <table:table-cell office:value-type="float" office:value="10.5" table:style-name="ce386">
            <text:p>10,5</text:p>
          </table:table-cell>
          <table:table-cell office:value-type="float" office:value="145" table:style-name="ce386">
            <text:p>145</text:p>
          </table:table-cell>
          <table:table-cell office:value-type="float" office:value="300000" table:style-name="ce386">
            <text:p>300000</text:p>
          </table:table-cell>
          <table:table-cell table:number-columns-repeated="16" table:style-name="ce379"/>
          <table:table-cell table:number-columns-repeated="16358"/>
        </table:table-row>
        <table:table-row table:style-name="ro37">
          <table:table-cell office:value-type="string" table:style-name="ce390">
            <text:p>CI</text:p>
          </table:table-cell>
          <table:table-cell office:value-type="float" office:value="2000" table:style-name="ce390">
            <text:p>2000</text:p>
          </table:table-cell>
          <table:table-cell office:value-type="float" office:value="2000" table:style-name="ce390">
            <text:p>2000</text:p>
          </table:table-cell>
          <table:table-cell office:value-type="float" office:value="1600" table:style-name="ce390">
            <text:p>1600</text:p>
          </table:table-cell>
          <table:table-cell office:value-type="float" office:value="2100000" table:style-name="ce390">
            <text:p>2100000</text:p>
          </table:table-cell>
          <table:table-cell office:value-type="float" office:value="400" table:style-name="ce389">
            <text:p>400</text:p>
          </table:table-cell>
          <table:table-cell office:value-type="string" table:style-name="ce386">
            <text:p>B30</text:p>
          </table:table-cell>
          <table:table-cell office:value-type="float" office:value="12" table:style-name="ce386">
            <text:p>12</text:p>
          </table:table-cell>
          <table:table-cell office:value-type="float" office:value="170" table:style-name="ce386">
            <text:p>170</text:p>
          </table:table-cell>
          <table:table-cell office:value-type="float" office:value="325000" table:style-name="ce386">
            <text:p>325000</text:p>
          </table:table-cell>
          <table:table-cell table:number-columns-repeated="16" table:style-name="ce379"/>
          <table:table-cell table:number-columns-repeated="16358"/>
        </table:table-row>
        <table:table-row table:style-name="ro37">
          <table:table-cell office:value-type="string" table:style-name="ce390">
            <text:p>CII</text:p>
          </table:table-cell>
          <table:table-cell office:value-type="float" office:value="2600" table:style-name="ce390">
            <text:p>2600</text:p>
          </table:table-cell>
          <table:table-cell office:value-type="float" office:value="2600" table:style-name="ce390">
            <text:p>2600</text:p>
          </table:table-cell>
          <table:table-cell office:value-type="float" office:value="2100" table:style-name="ce390">
            <text:p>2100</text:p>
          </table:table-cell>
          <table:table-cell office:value-type="float" office:value="2100000" table:style-name="ce390">
            <text:p>2100000</text:p>
          </table:table-cell>
          <table:table-cell office:value-type="float" office:value="450" table:style-name="ce389">
            <text:p>450</text:p>
          </table:table-cell>
          <table:table-cell office:value-type="string" table:style-name="ce386">
            <text:p>B35</text:p>
          </table:table-cell>
          <table:table-cell office:value-type="float" office:value="13" table:style-name="ce386">
            <text:p>13</text:p>
          </table:table-cell>
          <table:table-cell office:value-type="float" office:value="19.5" table:style-name="ce386">
            <text:p>19,5</text:p>
          </table:table-cell>
          <table:table-cell office:value-type="float" office:value="345000" table:style-name="ce386">
            <text:p>345000</text:p>
          </table:table-cell>
          <table:table-cell table:number-columns-repeated="16" table:style-name="ce379"/>
          <table:table-cell table:number-columns-repeated="16358"/>
        </table:table-row>
        <table:table-row table:style-name="ro37">
          <table:table-cell office:value-type="string" table:style-name="ce390">
            <text:p>CIII</text:p>
          </table:table-cell>
          <table:table-cell office:value-type="float" office:value="3400" table:style-name="ce390">
            <text:p>3400</text:p>
          </table:table-cell>
          <table:table-cell office:value-type="float" office:value="3400" table:style-name="ce390">
            <text:p>3400</text:p>
          </table:table-cell>
          <table:table-cell office:value-type="float" office:value="2700" table:style-name="ce390">
            <text:p>2700</text:p>
          </table:table-cell>
          <table:table-cell office:value-type="float" office:value="2000000" table:style-name="ce390">
            <text:p>2000000</text:p>
          </table:table-cell>
          <table:table-cell office:value-type="float" office:value="500" table:style-name="ce389">
            <text:p>500</text:p>
          </table:table-cell>
          <table:table-cell office:value-type="string" table:style-name="ce386">
            <text:p>B40</text:p>
          </table:table-cell>
          <table:table-cell office:value-type="float" office:value="14" table:style-name="ce386">
            <text:p>14</text:p>
          </table:table-cell>
          <table:table-cell office:value-type="float" office:value="22" table:style-name="ce386">
            <text:p>22</text:p>
          </table:table-cell>
          <table:table-cell office:value-type="float" office:value="360000" table:style-name="ce386">
            <text:p>360000</text:p>
          </table:table-cell>
          <table:table-cell table:number-columns-repeated="16" table:style-name="ce379"/>
          <table:table-cell table:number-columns-repeated="16358"/>
        </table:table-row>
        <table:table-row table:style-name="ro37">
          <table:table-cell office:value-type="string" table:style-name="ce390">
            <text:p>CIV</text:p>
          </table:table-cell>
          <table:table-cell office:value-type="float" office:value="5000" table:style-name="ce390">
            <text:p>5000</text:p>
          </table:table-cell>
          <table:table-cell office:value-type="float" office:value="3600" table:style-name="ce390">
            <text:p>3600</text:p>
          </table:table-cell>
          <table:table-cell office:value-type="float" office:value="4000" table:style-name="ce390">
            <text:p>4000</text:p>
          </table:table-cell>
          <table:table-cell office:value-type="float" office:value="2000000" table:style-name="ce390">
            <text:p>2000000</text:p>
          </table:table-cell>
          <table:table-cell office:value-type="float" office:value="600" table:style-name="ce391">
            <text:p>600</text:p>
          </table:table-cell>
          <table:table-cell office:value-type="string" table:style-name="ce386">
            <text:p>B45</text:p>
          </table:table-cell>
          <table:table-cell office:value-type="float" office:value="14.5" table:style-name="ce386">
            <text:p>14,5</text:p>
          </table:table-cell>
          <table:table-cell office:value-type="float" office:value="25" table:style-name="ce386">
            <text:p>25</text:p>
          </table:table-cell>
          <table:table-cell office:value-type="float" office:value="375000" table:style-name="ce386">
            <text:p>375000</text:p>
          </table:table-cell>
          <table:table-cell table:number-columns-repeated="16" table:style-name="ce379"/>
          <table:table-cell table:number-columns-repeated="16358"/>
        </table:table-row>
        <table:table-row table:number-rows-repeated="5" table:style-name="ro37">
          <table:table-cell table:number-columns-repeated="26" table:style-name="ce379"/>
          <table:table-cell table:number-columns-repeated="16358"/>
        </table:table-row>
        <table:table-row table:style-name="ro9">
          <table:table-cell table:number-columns-repeated="26" table:style-name="ce379"/>
          <table:table-cell table:number-columns-repeated="16358"/>
        </table:table-row>
        <table:table-row table:number-rows-repeated="982" table:style-name="ro37">
          <table:table-cell table:number-columns-repeated="26" table:style-name="ce379"/>
          <table:table-cell table:number-columns-repeated="16358"/>
        </table:table-row>
        <table:table-row table:number-rows-repeated="1047576" table:style-name="ro9">
          <table:table-cell table:number-columns-repeated="16384"/>
        </table:table-row>
      </table:table>
      <table:named-expressions>
        <table:named-expression table:name="A" table:expression="of:=[.#REF!]" table:base-cell-address="solieuDC.$A$1"/>
        <table:named-expression table:name="AAA" table:expression="of:=[.#REF!]" table:base-cell-address="solieuDC.$A$1"/>
        <table:named-expression table:name="B" table:expression="of:=[.#REF!]" table:base-cell-address="solieuDC.$A$1"/>
        <table:named-expression table:name="COAT" table:expression="of:=[.#REF!]" table:base-cell-address="solieuDC.$A$1"/>
        <table:named-expression table:name="CS_10" table:expression="of:=[.#REF!]" table:base-cell-address="solieuDC.$A$1"/>
        <table:named-expression table:name="CS_100" table:expression="of:=[.#REF!]" table:base-cell-address="solieuDC.$A$1"/>
        <table:named-expression table:name="CS_10S" table:expression="of:=[.#REF!]" table:base-cell-address="solieuDC.$A$1"/>
        <table:named-expression table:name="CS_120" table:expression="of:=[.#REF!]" table:base-cell-address="solieuDC.$A$1"/>
        <table:named-expression table:name="CS_140" table:expression="of:=[.#REF!]" table:base-cell-address="solieuDC.$A$1"/>
        <table:named-expression table:name="CS_160" table:expression="of:=[.#REF!]" table:base-cell-address="solieuDC.$A$1"/>
        <table:named-expression table:name="CS_20" table:expression="of:=[.#REF!]" table:base-cell-address="solieuDC.$A$1"/>
        <table:named-expression table:name="CS_30" table:expression="of:=[.#REF!]" table:base-cell-address="solieuDC.$A$1"/>
        <table:named-expression table:name="CS_40" table:expression="of:=[.#REF!]" table:base-cell-address="solieuDC.$A$1"/>
        <table:named-expression table:name="CS_40S" table:expression="of:=[.#REF!]" table:base-cell-address="solieuDC.$A$1"/>
        <table:named-expression table:name="CS_5S" table:expression="of:=[.#REF!]" table:base-cell-address="solieuDC.$A$1"/>
        <table:named-expression table:name="CS_60" table:expression="of:=[.#REF!]" table:base-cell-address="solieuDC.$A$1"/>
        <table:named-expression table:name="CS_80" table:expression="of:=[.#REF!]" table:base-cell-address="solieuDC.$A$1"/>
        <table:named-expression table:name="CS_80S" table:expression="of:=[.#REF!]" table:base-cell-address="solieuDC.$A$1"/>
        <table:named-expression table:name="CS_STD" table:expression="of:=[.#REF!]" table:base-cell-address="solieuDC.$A$1"/>
        <table:named-expression table:name="CS_XS" table:expression="of:=[.#REF!]" table:base-cell-address="solieuDC.$A$1"/>
        <table:named-expression table:name="CS_XXS" table:expression="of:=[.#REF!]" table:base-cell-address="solieuDC.$A$1"/>
        <table:named-expression table:name="Dinhmuc" table:expression="of:=[.#REF!]" table:base-cell-address="solieuDC.$A$1"/>
        <table:named-expression table:name="Dongia" table:expression="of:=[.#REF!]" table:base-cell-address="solieuDC.$A$1"/>
        <table:named-expression table:name="FP" table:expression="of:=[.#REF!]" table:base-cell-address="solieuDC.$A$1"/>
        <table:named-expression table:name="IO" table:expression="of:=[.#REF!]" table:base-cell-address="solieuDC.$A$1"/>
        <table:named-expression table:name="MAT" table:expression="of:=[.#REF!]" table:base-cell-address="solieuDC.$A$1"/>
        <table:named-expression table:name="MF" table:expression="of:=[.#REF!]" table:base-cell-address="solieuDC.$A$1"/>
        <table:named-expression table:name="P" table:expression="of:=[.#REF!]" table:base-cell-address="solieuDC.$A$1"/>
        <table:named-expression table:name="PEJM" table:expression="of:=[.#REF!]" table:base-cell-address="solieuDC.$A$1"/>
        <table:named-expression table:name="PF" table:expression="of:=[.#REF!]" table:base-cell-address="solieuDC.$A$1"/>
        <table:named-expression table:name="RT" table:expression="of:=[.#REF!]" table:base-cell-address="solieuDC.$A$1"/>
        <table:named-expression table:name="SORT" table:expression="of:=[.#REF!]" table:base-cell-address="solieuDC.$A$1"/>
        <table:named-expression table:name="Sothutu" table:expression="of:=[.#REF!]" table:base-cell-address="solieuDC.$A$1"/>
        <table:named-expression table:name="SP" table:expression="of:=[.#REF!]" table:base-cell-address="solieuDC.$A$1"/>
        <table:named-expression table:name="Stt" table:expression="of:=[.#REF!]" table:base-cell-address="solieuDC.$A$1"/>
        <table:named-expression table:name="Tengoi" table:expression="of:=[.#REF!]" table:base-cell-address="solieuDC.$A$1"/>
        <table:named-expression table:name="thanh" table:expression="of:=[.#REF!]" table:base-cell-address="solieuDC.$A$1"/>
        <table:named-expression table:name="THK" table:expression="of:=[.#REF!]" table:base-cell-address="solieuDC.$A$1"/>
        <table:named-expression table:name="ZYX" table:expression="of:=[.#REF!]" table:base-cell-address="solieuDC.$A$1"/>
        <table:named-expression table:name="ZZZ" table:expression="of:=[.#REF!]" table:base-cell-address="solieuDC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.VnArial" svg:font-family=".VnArial"/>
    <style:font-face style:name="Noto Sans Symbols" svg:font-family="&quot;Noto Sans Symbols&quot;"/>
    <style:font-face style:name="Symbol" svg:font-family="Symbol"/>
    <style:font-face style:name=".VnArialH" svg:font-family=".VnArialH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1" number:min-integer-digits="1" number:grouping="true"/>
      <number:text> </number:text>
    </number:number-style>
    <number:number-style style:name="N36P1">
      <number:text>(</number:text>
      <number:number number:decimal-places="1" number:min-integer-digits="1" number:grouping="true"/>
      <number:text>)</number:text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number:date-style style:name="N38" number:language="en" number:country="US">
      <number:day/>
      <number:text>-</number:text>
      <number:month number:textual="true"/>
    </number:date-style>
    <number:number-style style:name="N39">
      <number:number number:decimal-places="3" number:min-integer-digits="1"/>
    </number:number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">
      <number:text>$</number:text>
      <number:number number:decimal-places="2" number:min-integer-digits="1" number:grouping="true"/>
    </number:number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3" number:min-integer-digits="1" number:grouping="true"/>
      <number:text> </number:text>
    </number:number-style>
    <number:number-style style:name="N43P1">
      <number:text>(</number:text>
      <number:number number:decimal-places="3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Cao Minh Thành</meta:initial-creator>
    <dc:creator>Cao Minh Thành</dc:creator>
    <meta:creation-date>2005-09-16T01:55:09Z</meta:creation-date>
    <dc:date>2020-07-18T16:12:10Z</dc:date>
  </office:meta>
</office:document-meta>
</file>